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 table:style-name="ce1"/>
          <table:table-cell/>
          <table:table-cell office:value-type="string" calcext:value-type="string">
            <text:p>Old Temp</text:p>
          </table:table-cell>
          <table:table-cell office:value-type="string" calcext:value-type="string">
            <text:p>New Temp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0.684027" calcext:value-type="float">
            <text:p>0.684027</text:p>
          </table:table-cell>
          <table:table-cell office:value-type="float" office:value="0.755088" calcext:value-type="float">
            <text:p>0.755088</text:p>
          </table:table-cell>
          <table:table-cell table:style-name="ce1" table:formula="of:=IF([.A2]&gt;[.B2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67.4015" calcext:value-type="float">
            <text:p>1167.4015</text:p>
          </table:table-cell>
          <table:table-cell office:value-type="float" office:value="1177.2849" calcext:value-type="float">
            <text:p>1177.2849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0.683963" calcext:value-type="float">
            <text:p>0.683963</text:p>
          </table:table-cell>
          <table:table-cell office:value-type="float" office:value="0.755088" calcext:value-type="float">
            <text:p>0.755088</text:p>
          </table:table-cell>
          <table:table-cell table:style-name="ce1" table:formula="of:=IF([.A3]&gt;[.B3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59.5033" calcext:value-type="float">
            <text:p>1159.5033</text:p>
          </table:table-cell>
          <table:table-cell office:value-type="float" office:value="1165.6716" calcext:value-type="float">
            <text:p>1165.6716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0.683557" calcext:value-type="float">
            <text:p>0.683557</text:p>
          </table:table-cell>
          <table:table-cell office:value-type="float" office:value="0.616927" calcext:value-type="float">
            <text:p>0.616927</text:p>
          </table:table-cell>
          <table:table-cell table:style-name="ce1" table:formula="of:=IF([.A4]&gt;[.B4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3.269" calcext:value-type="float">
            <text:p>1163.269</text:p>
          </table:table-cell>
          <table:table-cell office:value-type="float" office:value="1168.8952" calcext:value-type="float">
            <text:p>1168.8952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0.682547" calcext:value-type="float">
            <text:p>0.682547</text:p>
          </table:table-cell>
          <table:table-cell office:value-type="float" office:value="0.616927" calcext:value-type="float">
            <text:p>0.616927</text:p>
          </table:table-cell>
          <table:table-cell table:style-name="ce1" table:formula="of:=IF([.A5]&gt;[.B5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4.6478" calcext:value-type="float">
            <text:p>1164.6478</text:p>
          </table:table-cell>
          <table:table-cell office:value-type="float" office:value="1170.2299" calcext:value-type="float">
            <text:p>1170.2299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0.682635" calcext:value-type="float">
            <text:p>0.682635</text:p>
          </table:table-cell>
          <table:table-cell office:value-type="float" office:value="0.64011" calcext:value-type="float">
            <text:p>0.64011</text:p>
          </table:table-cell>
          <table:table-cell table:style-name="ce1" table:formula="of:=IF([.A6]&gt;[.B6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6.1745" calcext:value-type="float">
            <text:p>1166.1745</text:p>
          </table:table-cell>
          <table:table-cell office:value-type="float" office:value="1168.5296" calcext:value-type="float">
            <text:p>1168.5296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0.682065" calcext:value-type="float">
            <text:p>0.682065</text:p>
          </table:table-cell>
          <table:table-cell office:value-type="float" office:value="0.64011" calcext:value-type="float">
            <text:p>0.64011</text:p>
          </table:table-cell>
          <table:table-cell table:style-name="ce1" table:formula="of:=IF([.A7]&gt;[.B7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4.6271" calcext:value-type="float">
            <text:p>1164.6271</text:p>
          </table:table-cell>
          <table:table-cell office:value-type="float" office:value="1164.2338" calcext:value-type="float">
            <text:p>1164.2338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0.68176" calcext:value-type="float">
            <text:p>0.68176</text:p>
          </table:table-cell>
          <table:table-cell office:value-type="float" office:value="0.674705" calcext:value-type="float">
            <text:p>0.674705</text:p>
          </table:table-cell>
          <table:table-cell table:style-name="ce1" table:formula="of:=IF([.A8]&gt;[.B8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5.9653" calcext:value-type="float">
            <text:p>1165.9653</text:p>
          </table:table-cell>
          <table:table-cell office:value-type="float" office:value="1165.4852" calcext:value-type="float">
            <text:p>1165.4852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0.681114" calcext:value-type="float">
            <text:p>0.681114</text:p>
          </table:table-cell>
          <table:table-cell office:value-type="float" office:value="0.674705" calcext:value-type="float">
            <text:p>0.674705</text:p>
          </table:table-cell>
          <table:table-cell table:style-name="ce1" table:formula="of:=IF([.A9]&gt;[.B9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9.9492" calcext:value-type="float">
            <text:p>1169.9492</text:p>
          </table:table-cell>
          <table:table-cell office:value-type="float" office:value="1165.9964" calcext:value-type="float">
            <text:p>1165.9964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0.679974" calcext:value-type="float">
            <text:p>0.679974</text:p>
          </table:table-cell>
          <table:table-cell office:value-type="float" office:value="0.666308" calcext:value-type="float">
            <text:p>0.666308</text:p>
          </table:table-cell>
          <table:table-cell table:style-name="ce1" table:formula="of:=IF([.A10]&gt;[.B10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9.1786" calcext:value-type="float">
            <text:p>1169.1786</text:p>
          </table:table-cell>
          <table:table-cell office:value-type="float" office:value="1161.5338" calcext:value-type="float">
            <text:p>1161.5338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0.679352" calcext:value-type="float">
            <text:p>0.679352</text:p>
          </table:table-cell>
          <table:table-cell office:value-type="float" office:value="0.666308" calcext:value-type="float">
            <text:p>0.666308</text:p>
          </table:table-cell>
          <table:table-cell table:style-name="ce1" table:formula="of:=IF([.A11]&gt;[.B11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7.6" calcext:value-type="float">
            <text:p>1167.6</text:p>
          </table:table-cell>
          <table:table-cell office:value-type="float" office:value="1156.8281" calcext:value-type="float">
            <text:p>1156.8281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0.67843" calcext:value-type="float">
            <text:p>0.67843</text:p>
          </table:table-cell>
          <table:table-cell office:value-type="float" office:value="0.653186" calcext:value-type="float">
            <text:p>0.653186</text:p>
          </table:table-cell>
          <table:table-cell table:style-name="ce1" table:formula="of:=IF([.A12]&gt;[.B12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9.4897" calcext:value-type="float">
            <text:p>1169.4897</text:p>
          </table:table-cell>
          <table:table-cell office:value-type="float" office:value="1158.7889" calcext:value-type="float">
            <text:p>1158.7889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0.678336" calcext:value-type="float">
            <text:p>0.678336</text:p>
          </table:table-cell>
          <table:table-cell office:value-type="float" office:value="0.653186" calcext:value-type="float">
            <text:p>0.653186</text:p>
          </table:table-cell>
          <table:table-cell table:style-name="ce1" table:formula="of:=IF([.A13]&gt;[.B13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71.3352" calcext:value-type="float">
            <text:p>1171.3352</text:p>
          </table:table-cell>
          <table:table-cell office:value-type="float" office:value="1158.4064" calcext:value-type="float">
            <text:p>1158.4064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04388" calcext:value-type="float">
            <text:p>1.04388</text:p>
          </table:table-cell>
          <table:table-cell table:style-name="ce1" table:formula="of:=IF([.A14]&gt;[.B14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7.1469" calcext:value-type="float">
            <text:p>1167.1469</text:p>
          </table:table-cell>
          <table:table-cell office:value-type="float" office:value="1152.7642" calcext:value-type="float">
            <text:p>1152.7642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04388" calcext:value-type="float">
            <text:p>1.04388</text:p>
          </table:table-cell>
          <table:table-cell table:style-name="ce1" table:formula="of:=IF([.A15]&gt;[.B15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8.5636" calcext:value-type="float">
            <text:p>1168.5636</text:p>
          </table:table-cell>
          <table:table-cell office:value-type="float" office:value="1154.6349" calcext:value-type="float">
            <text:p>1154.6349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16625" calcext:value-type="float">
            <text:p>1.16625</text:p>
          </table:table-cell>
          <table:table-cell table:style-name="ce1" table:formula="of:=IF([.A16]&gt;[.B16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68.7488" calcext:value-type="float">
            <text:p>1168.7488</text:p>
          </table:table-cell>
          <table:table-cell office:value-type="float" office:value="1157.0574" calcext:value-type="float">
            <text:p>1157.0574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16625" calcext:value-type="float">
            <text:p>1.16625</text:p>
          </table:table-cell>
          <table:table-cell table:style-name="ce1" table:formula="of:=IF([.A17]&gt;[.B17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76.1611" calcext:value-type="float">
            <text:p>1176.1611</text:p>
          </table:table-cell>
          <table:table-cell office:value-type="float" office:value="1166.9753" calcext:value-type="float">
            <text:p>1166.9753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18084" calcext:value-type="float">
            <text:p>1.18084</text:p>
          </table:table-cell>
          <table:table-cell table:style-name="ce1" table:formula="of:=IF([.A18]&gt;[.B18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77.3297" calcext:value-type="float">
            <text:p>1177.3297</text:p>
          </table:table-cell>
          <table:table-cell office:value-type="float" office:value="1169.653" calcext:value-type="float">
            <text:p>1169.653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18084" calcext:value-type="float">
            <text:p>1.18084</text:p>
          </table:table-cell>
          <table:table-cell table:style-name="ce1" table:formula="of:=IF([.A19]&gt;[.B19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67.2552" calcext:value-type="float">
            <text:p>1167.2552</text:p>
          </table:table-cell>
          <table:table-cell office:value-type="float" office:value="1161.4895" calcext:value-type="float">
            <text:p>1161.4895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15805" calcext:value-type="float">
            <text:p>1.15805</text:p>
          </table:table-cell>
          <table:table-cell table:style-name="ce1" table:formula="of:=IF([.A20]&gt;[.B20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67.4671" calcext:value-type="float">
            <text:p>1167.4671</text:p>
          </table:table-cell>
          <table:table-cell office:value-type="float" office:value="1162.1726" calcext:value-type="float">
            <text:p>1162.1726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15805" calcext:value-type="float">
            <text:p>1.15805</text:p>
          </table:table-cell>
          <table:table-cell table:style-name="ce1" table:formula="of:=IF([.A21]&gt;[.B21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65.9594" calcext:value-type="float">
            <text:p>1165.9594</text:p>
          </table:table-cell>
          <table:table-cell office:value-type="float" office:value="1162.4218" calcext:value-type="float">
            <text:p>1162.4218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07285" calcext:value-type="float">
            <text:p>1.07285</text:p>
          </table:table-cell>
          <table:table-cell table:style-name="ce1" table:formula="of:=IF([.A22]&gt;[.B22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7.2532" calcext:value-type="float">
            <text:p>1167.2532</text:p>
          </table:table-cell>
          <table:table-cell office:value-type="float" office:value="1165.878" calcext:value-type="float">
            <text:p>1165.878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07285" calcext:value-type="float">
            <text:p>1.07285</text:p>
          </table:table-cell>
          <table:table-cell table:style-name="ce1" table:formula="of:=IF([.A23]&gt;[.B23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4.2944" calcext:value-type="float">
            <text:p>1164.2944</text:p>
          </table:table-cell>
          <table:table-cell office:value-type="float" office:value="1163.0501" calcext:value-type="float">
            <text:p>1163.0501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22907" calcext:value-type="float">
            <text:p>1.22907</text:p>
          </table:table-cell>
          <table:table-cell table:style-name="ce1" table:formula="of:=IF([.A24]&gt;[.B24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63.1515" calcext:value-type="float">
            <text:p>1163.1515</text:p>
          </table:table-cell>
          <table:table-cell office:value-type="float" office:value="1161.8455" calcext:value-type="float">
            <text:p>1161.8455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22907" calcext:value-type="float">
            <text:p>1.22907</text:p>
          </table:table-cell>
          <table:table-cell table:style-name="ce1" table:formula="of:=IF([.A25]&gt;[.B25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65.302" calcext:value-type="float">
            <text:p>1165.302</text:p>
          </table:table-cell>
          <table:table-cell office:value-type="float" office:value="1164.4696" calcext:value-type="float">
            <text:p>1164.4696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19859" calcext:value-type="float">
            <text:p>1.19859</text:p>
          </table:table-cell>
          <table:table-cell table:style-name="ce1" table:formula="of:=IF([.A26]&gt;[.B26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65.525" calcext:value-type="float">
            <text:p>1165.525</text:p>
          </table:table-cell>
          <table:table-cell office:value-type="float" office:value="1164.7865" calcext:value-type="float">
            <text:p>1164.7865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19859" calcext:value-type="float">
            <text:p>1.19859</text:p>
          </table:table-cell>
          <table:table-cell table:style-name="ce1" table:formula="of:=IF([.A27]&gt;[.B27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62.7158" calcext:value-type="float">
            <text:p>1162.7158</text:p>
          </table:table-cell>
          <table:table-cell office:value-type="float" office:value="1162.3802" calcext:value-type="float">
            <text:p>1162.3802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021" calcext:value-type="float">
            <text:p>1.021</text:p>
          </table:table-cell>
          <table:table-cell table:style-name="ce1" table:formula="of:=IF([.A28]&gt;[.B28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3.2826" calcext:value-type="float">
            <text:p>1163.2826</text:p>
          </table:table-cell>
          <table:table-cell office:value-type="float" office:value="1163.5225" calcext:value-type="float">
            <text:p>1163.5225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021" calcext:value-type="float">
            <text:p>1.021</text:p>
          </table:table-cell>
          <table:table-cell table:style-name="ce1" table:formula="of:=IF([.A29]&gt;[.B29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6.2759" calcext:value-type="float">
            <text:p>1166.2759</text:p>
          </table:table-cell>
          <table:table-cell office:value-type="float" office:value="1166.5694" calcext:value-type="float">
            <text:p>1166.5694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08286" calcext:value-type="float">
            <text:p>1.08286</text:p>
          </table:table-cell>
          <table:table-cell table:style-name="ce1" table:formula="of:=IF([.A30]&gt;[.B30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2.7824" calcext:value-type="float">
            <text:p>1162.7824</text:p>
          </table:table-cell>
          <table:table-cell office:value-type="float" office:value="1162.9001" calcext:value-type="float">
            <text:p>1162.9001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08286" calcext:value-type="float">
            <text:p>1.08286</text:p>
          </table:table-cell>
          <table:table-cell table:style-name="ce1" table:formula="of:=IF([.A31]&gt;[.B31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3.048" calcext:value-type="float">
            <text:p>1163.048</text:p>
          </table:table-cell>
          <table:table-cell office:value-type="float" office:value="1162.633" calcext:value-type="float">
            <text:p>1162.633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09824" calcext:value-type="float">
            <text:p>1.09824</text:p>
          </table:table-cell>
          <table:table-cell table:style-name="ce1" table:formula="of:=IF([.A32]&gt;[.B32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3.5111" calcext:value-type="float">
            <text:p>1163.5111</text:p>
          </table:table-cell>
          <table:table-cell office:value-type="float" office:value="1162.7008" calcext:value-type="float">
            <text:p>1162.7008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09824" calcext:value-type="float">
            <text:p>1.09824</text:p>
          </table:table-cell>
          <table:table-cell table:style-name="ce1" table:formula="of:=IF([.A33]&gt;[.B33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72.0102" calcext:value-type="float">
            <text:p>1172.0102</text:p>
          </table:table-cell>
          <table:table-cell office:value-type="float" office:value="1170.8647" calcext:value-type="float">
            <text:p>1170.8647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13443" calcext:value-type="float">
            <text:p>1.13443</text:p>
          </table:table-cell>
          <table:table-cell table:style-name="ce1" table:formula="of:=IF([.A34]&gt;[.B34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72.002" calcext:value-type="float">
            <text:p>1172.002</text:p>
          </table:table-cell>
          <table:table-cell office:value-type="float" office:value="1171.2388" calcext:value-type="float">
            <text:p>1171.2388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13443" calcext:value-type="float">
            <text:p>1.13443</text:p>
          </table:table-cell>
          <table:table-cell table:style-name="ce1" table:formula="of:=IF([.A35]&gt;[.B35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4.4661" calcext:value-type="float">
            <text:p>1164.4661</text:p>
          </table:table-cell>
          <table:table-cell office:value-type="float" office:value="1163.6871" calcext:value-type="float">
            <text:p>1163.6871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0439" calcext:value-type="float">
            <text:p>1.0439</text:p>
          </table:table-cell>
          <table:table-cell table:style-name="ce1" table:formula="of:=IF([.A36]&gt;[.B36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4.3347" calcext:value-type="float">
            <text:p>1164.3347</text:p>
          </table:table-cell>
          <table:table-cell office:value-type="float" office:value="1162.9214" calcext:value-type="float">
            <text:p>1162.9214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0439" calcext:value-type="float">
            <text:p>1.0439</text:p>
          </table:table-cell>
          <table:table-cell table:style-name="ce1" table:formula="of:=IF([.A37]&gt;[.B37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3.5743" calcext:value-type="float">
            <text:p>1163.5743</text:p>
          </table:table-cell>
          <table:table-cell office:value-type="float" office:value="1162.2203" calcext:value-type="float">
            <text:p>1162.2203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29455" calcext:value-type="float">
            <text:p>1.29455</text:p>
          </table:table-cell>
          <table:table-cell table:style-name="ce1" table:formula="of:=IF([.A38]&gt;[.B38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66.2886" calcext:value-type="float">
            <text:p>1166.2886</text:p>
          </table:table-cell>
          <table:table-cell office:value-type="float" office:value="1165.3569" calcext:value-type="float">
            <text:p>1165.3569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29455" calcext:value-type="float">
            <text:p>1.29455</text:p>
          </table:table-cell>
          <table:table-cell table:style-name="ce1" table:formula="of:=IF([.A39]&gt;[.B39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65.4984" calcext:value-type="float">
            <text:p>1165.4984</text:p>
          </table:table-cell>
          <table:table-cell office:value-type="float" office:value="1164.788" calcext:value-type="float">
            <text:p>1164.788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18448" calcext:value-type="float">
            <text:p>1.18448</text:p>
          </table:table-cell>
          <table:table-cell table:style-name="ce1" table:formula="of:=IF([.A40]&gt;[.B40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64.8891" calcext:value-type="float">
            <text:p>1164.8891</text:p>
          </table:table-cell>
          <table:table-cell office:value-type="float" office:value="1163.5658" calcext:value-type="float">
            <text:p>1163.5658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18448" calcext:value-type="float">
            <text:p>1.18448</text:p>
          </table:table-cell>
          <table:table-cell table:style-name="ce1" table:formula="of:=IF([.A41]&gt;[.B41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66.4838" calcext:value-type="float">
            <text:p>1166.4838</text:p>
          </table:table-cell>
          <table:table-cell office:value-type="float" office:value="1165.0743" calcext:value-type="float">
            <text:p>1165.0743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17668" calcext:value-type="float">
            <text:p>1.17668</text:p>
          </table:table-cell>
          <table:table-cell table:style-name="ce1" table:formula="of:=IF([.A42]&gt;[.B42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66.2187" calcext:value-type="float">
            <text:p>1166.2187</text:p>
          </table:table-cell>
          <table:table-cell office:value-type="float" office:value="1166.1452" calcext:value-type="float">
            <text:p>1166.1452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17668" calcext:value-type="float">
            <text:p>1.17668</text:p>
          </table:table-cell>
          <table:table-cell table:style-name="ce1" table:formula="of:=IF([.A43]&gt;[.B43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61.8961" calcext:value-type="float">
            <text:p>1161.8961</text:p>
          </table:table-cell>
          <table:table-cell office:value-type="float" office:value="1162.4199" calcext:value-type="float">
            <text:p>1162.4199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19841" calcext:value-type="float">
            <text:p>1.19841</text:p>
          </table:table-cell>
          <table:table-cell table:style-name="ce1" table:formula="of:=IF([.A44]&gt;[.B44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59.0615" calcext:value-type="float">
            <text:p>1159.0615</text:p>
          </table:table-cell>
          <table:table-cell office:value-type="float" office:value="1159.3355" calcext:value-type="float">
            <text:p>1159.3355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19841" calcext:value-type="float">
            <text:p>1.19841</text:p>
          </table:table-cell>
          <table:table-cell table:style-name="ce1" table:formula="of:=IF([.A45]&gt;[.B45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59.0399" calcext:value-type="float">
            <text:p>1159.0399</text:p>
          </table:table-cell>
          <table:table-cell office:value-type="float" office:value="1159.8744" calcext:value-type="float">
            <text:p>1159.8744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09002" calcext:value-type="float">
            <text:p>1.09002</text:p>
          </table:table-cell>
          <table:table-cell table:style-name="ce1" table:formula="of:=IF([.A46]&gt;[.B46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56.75" calcext:value-type="float">
            <text:p>1156.75</text:p>
          </table:table-cell>
          <table:table-cell office:value-type="float" office:value="1156.9076" calcext:value-type="float">
            <text:p>1156.9076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09002" calcext:value-type="float">
            <text:p>1.09002</text:p>
          </table:table-cell>
          <table:table-cell table:style-name="ce1" table:formula="of:=IF([.A47]&gt;[.B47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54.245" calcext:value-type="float">
            <text:p>1154.245</text:p>
          </table:table-cell>
          <table:table-cell office:value-type="float" office:value="1154.7178" calcext:value-type="float">
            <text:p>1154.7178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29455" calcext:value-type="float">
            <text:p>1.29455</text:p>
          </table:table-cell>
          <table:table-cell table:style-name="ce1" table:formula="of:=IF([.A48]&gt;[.B48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49.4299" calcext:value-type="float">
            <text:p>1149.4299</text:p>
          </table:table-cell>
          <table:table-cell office:value-type="float" office:value="1151.8487" calcext:value-type="float">
            <text:p>1151.8487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29455" calcext:value-type="float">
            <text:p>1.29455</text:p>
          </table:table-cell>
          <table:table-cell table:style-name="ce1" table:formula="of:=IF([.A49]&gt;[.B49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56.4613" calcext:value-type="float">
            <text:p>1156.4613</text:p>
          </table:table-cell>
          <table:table-cell office:value-type="float" office:value="1158.377" calcext:value-type="float">
            <text:p>1158.377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05824" calcext:value-type="float">
            <text:p>1.05824</text:p>
          </table:table-cell>
          <table:table-cell table:style-name="ce1" table:formula="of:=IF([.A50]&gt;[.B50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8.6061" calcext:value-type="float">
            <text:p>1168.6061</text:p>
          </table:table-cell>
          <table:table-cell office:value-type="float" office:value="1165.7956" calcext:value-type="float">
            <text:p>1165.7956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05824" calcext:value-type="float">
            <text:p>1.05824</text:p>
          </table:table-cell>
          <table:table-cell table:style-name="ce1" table:formula="of:=IF([.A51]&gt;[.B51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4.8925" calcext:value-type="float">
            <text:p>1164.8925</text:p>
          </table:table-cell>
          <table:table-cell office:value-type="float" office:value="1156.6457" calcext:value-type="float">
            <text:p>1156.6457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00844" calcext:value-type="float">
            <text:p>1.00844</text:p>
          </table:table-cell>
          <table:table-cell table:style-name="ce1" table:formula="of:=IF([.A52]&gt;[.B52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8.8092" calcext:value-type="float">
            <text:p>1168.8092</text:p>
          </table:table-cell>
          <table:table-cell office:value-type="float" office:value="1160.1686" calcext:value-type="float">
            <text:p>1160.1686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00844" calcext:value-type="float">
            <text:p>1.00844</text:p>
          </table:table-cell>
          <table:table-cell table:style-name="ce1" table:formula="of:=IF([.A53]&gt;[.B53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1.4797" calcext:value-type="float">
            <text:p>1161.4797</text:p>
          </table:table-cell>
          <table:table-cell office:value-type="float" office:value="1157.3675" calcext:value-type="float">
            <text:p>1157.3675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13154" calcext:value-type="float">
            <text:p>1.13154</text:p>
          </table:table-cell>
          <table:table-cell table:style-name="ce1" table:formula="of:=IF([.A54]&gt;[.B54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0.8853" calcext:value-type="float">
            <text:p>1160.8853</text:p>
          </table:table-cell>
          <table:table-cell office:value-type="float" office:value="1157.2859" calcext:value-type="float">
            <text:p>1157.2859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13154" calcext:value-type="float">
            <text:p>1.13154</text:p>
          </table:table-cell>
          <table:table-cell table:style-name="ce1" table:formula="of:=IF([.A55]&gt;[.B55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1.4594" calcext:value-type="float">
            <text:p>1161.4594</text:p>
          </table:table-cell>
          <table:table-cell office:value-type="float" office:value="1153.0866" calcext:value-type="float">
            <text:p>1153.0866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02071" calcext:value-type="float">
            <text:p>1.02071</text:p>
          </table:table-cell>
          <table:table-cell table:style-name="ce1" table:formula="of:=IF([.A56]&gt;[.B56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1.9613" calcext:value-type="float">
            <text:p>1161.9613</text:p>
          </table:table-cell>
          <table:table-cell office:value-type="float" office:value="1157.2907" calcext:value-type="float">
            <text:p>1157.2907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02071" calcext:value-type="float">
            <text:p>1.02071</text:p>
          </table:table-cell>
          <table:table-cell table:style-name="ce1" table:formula="of:=IF([.A57]&gt;[.B57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5.3208" calcext:value-type="float">
            <text:p>1165.3208</text:p>
          </table:table-cell>
          <table:table-cell office:value-type="float" office:value="1162.5784" calcext:value-type="float">
            <text:p>1162.5784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15374" calcext:value-type="float">
            <text:p>1.15374</text:p>
          </table:table-cell>
          <table:table-cell table:style-name="ce1" table:formula="of:=IF([.A58]&gt;[.B58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65.7335" calcext:value-type="float">
            <text:p>1165.7335</text:p>
          </table:table-cell>
          <table:table-cell office:value-type="float" office:value="1161.0836" calcext:value-type="float">
            <text:p>1161.0836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15374" calcext:value-type="float">
            <text:p>1.15374</text:p>
          </table:table-cell>
          <table:table-cell table:style-name="ce1" table:formula="of:=IF([.A59]&gt;[.B59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62.1371" calcext:value-type="float">
            <text:p>1162.1371</text:p>
          </table:table-cell>
          <table:table-cell office:value-type="float" office:value="1157.6263" calcext:value-type="float">
            <text:p>1157.6263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29455" calcext:value-type="float">
            <text:p>1.29455</text:p>
          </table:table-cell>
          <table:table-cell table:style-name="ce1" table:formula="of:=IF([.A60]&gt;[.B60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65.3588" calcext:value-type="float">
            <text:p>1165.3588</text:p>
          </table:table-cell>
          <table:table-cell office:value-type="float" office:value="1162.0594" calcext:value-type="float">
            <text:p>1162.0594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29455" calcext:value-type="float">
            <text:p>1.29455</text:p>
          </table:table-cell>
          <table:table-cell table:style-name="ce1" table:formula="of:=IF([.A61]&gt;[.B61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68.1846" calcext:value-type="float">
            <text:p>1168.1846</text:p>
          </table:table-cell>
          <table:table-cell office:value-type="float" office:value="1163.5588" calcext:value-type="float">
            <text:p>1163.5588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25897" calcext:value-type="float">
            <text:p>1.25897</text:p>
          </table:table-cell>
          <table:table-cell table:style-name="ce1" table:formula="of:=IF([.A62]&gt;[.B62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66.7962" calcext:value-type="float">
            <text:p>1166.7962</text:p>
          </table:table-cell>
          <table:table-cell office:value-type="float" office:value="1161.9276" calcext:value-type="float">
            <text:p>1161.9276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25897" calcext:value-type="float">
            <text:p>1.25897</text:p>
          </table:table-cell>
          <table:table-cell table:style-name="ce1" table:formula="of:=IF([.A63]&gt;[.B63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72.8197" calcext:value-type="float">
            <text:p>1172.8197</text:p>
          </table:table-cell>
          <table:table-cell office:value-type="float" office:value="1169.8286" calcext:value-type="float">
            <text:p>1169.8286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22072" calcext:value-type="float">
            <text:p>1.22072</text:p>
          </table:table-cell>
          <table:table-cell table:style-name="ce1" table:formula="of:=IF([.A64]&gt;[.B64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74.3268" calcext:value-type="float">
            <text:p>1174.3268</text:p>
          </table:table-cell>
          <table:table-cell office:value-type="float" office:value="1172.335" calcext:value-type="float">
            <text:p>1172.335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22072" calcext:value-type="float">
            <text:p>1.22072</text:p>
          </table:table-cell>
          <table:table-cell table:style-name="ce1" table:formula="of:=IF([.A65]&gt;[.B65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79.8498" calcext:value-type="float">
            <text:p>1179.8498</text:p>
          </table:table-cell>
          <table:table-cell office:value-type="float" office:value="1177.5251" calcext:value-type="float">
            <text:p>1177.5251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1629" calcext:value-type="float">
            <text:p>1.1629</text:p>
          </table:table-cell>
          <table:table-cell table:style-name="ce1" table:formula="of:=IF([.A66]&gt;[.B66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76.5823" calcext:value-type="float">
            <text:p>1176.5823</text:p>
          </table:table-cell>
          <table:table-cell office:value-type="float" office:value="1174.2771" calcext:value-type="float">
            <text:p>1174.2771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1629" calcext:value-type="float">
            <text:p>1.1629</text:p>
          </table:table-cell>
          <table:table-cell table:style-name="ce1" table:formula="of:=IF([.A67]&gt;[.B67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69.2981" calcext:value-type="float">
            <text:p>1169.2981</text:p>
          </table:table-cell>
          <table:table-cell office:value-type="float" office:value="1166.9589" calcext:value-type="float">
            <text:p>1166.9589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25748" calcext:value-type="float">
            <text:p>1.25748</text:p>
          </table:table-cell>
          <table:table-cell table:style-name="ce1" table:formula="of:=IF([.A68]&gt;[.B68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68.2453" calcext:value-type="float">
            <text:p>1168.2453</text:p>
          </table:table-cell>
          <table:table-cell office:value-type="float" office:value="1165.2124" calcext:value-type="float">
            <text:p>1165.2124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25748" calcext:value-type="float">
            <text:p>1.25748</text:p>
          </table:table-cell>
          <table:table-cell table:style-name="ce1" table:formula="of:=IF([.A69]&gt;[.B69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61.8796" calcext:value-type="float">
            <text:p>1161.8796</text:p>
          </table:table-cell>
          <table:table-cell office:value-type="float" office:value="1159.4239" calcext:value-type="float">
            <text:p>1159.4239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0663" calcext:value-type="float">
            <text:p>1.0663</text:p>
          </table:table-cell>
          <table:table-cell table:style-name="ce1" table:formula="of:=IF([.A70]&gt;[.B70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2.2969" calcext:value-type="float">
            <text:p>1162.2969</text:p>
          </table:table-cell>
          <table:table-cell office:value-type="float" office:value="1160.8575" calcext:value-type="float">
            <text:p>1160.8575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0663" calcext:value-type="float">
            <text:p>1.0663</text:p>
          </table:table-cell>
          <table:table-cell table:style-name="ce1" table:formula="of:=IF([.A71]&gt;[.B71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57.2148" calcext:value-type="float">
            <text:p>1157.2148</text:p>
          </table:table-cell>
          <table:table-cell office:value-type="float" office:value="1155.6135" calcext:value-type="float">
            <text:p>1155.6135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04519" calcext:value-type="float">
            <text:p>1.04519</text:p>
          </table:table-cell>
          <table:table-cell table:style-name="ce1" table:formula="of:=IF([.A72]&gt;[.B72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55.2998" calcext:value-type="float">
            <text:p>1155.2998</text:p>
          </table:table-cell>
          <table:table-cell office:value-type="float" office:value="1153.2128" calcext:value-type="float">
            <text:p>1153.2128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04519" calcext:value-type="float">
            <text:p>1.04519</text:p>
          </table:table-cell>
          <table:table-cell table:style-name="ce1" table:formula="of:=IF([.A73]&gt;[.B73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58.9955" calcext:value-type="float">
            <text:p>1158.9955</text:p>
          </table:table-cell>
          <table:table-cell office:value-type="float" office:value="1158.2748" calcext:value-type="float">
            <text:p>1158.2748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02815" calcext:value-type="float">
            <text:p>1.02815</text:p>
          </table:table-cell>
          <table:table-cell table:style-name="ce1" table:formula="of:=IF([.A74]&gt;[.B74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59.7932" calcext:value-type="float">
            <text:p>1159.7932</text:p>
          </table:table-cell>
          <table:table-cell office:value-type="float" office:value="1158.2446" calcext:value-type="float">
            <text:p>1158.2446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02815" calcext:value-type="float">
            <text:p>1.02815</text:p>
          </table:table-cell>
          <table:table-cell table:style-name="ce1" table:formula="of:=IF([.A75]&gt;[.B75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54.764" calcext:value-type="float">
            <text:p>1154.764</text:p>
          </table:table-cell>
          <table:table-cell office:value-type="float" office:value="1152.2943" calcext:value-type="float">
            <text:p>1152.2943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0.961524" calcext:value-type="float">
            <text:p>0.961524</text:p>
          </table:table-cell>
          <table:table-cell table:style-name="ce1" table:formula="of:=IF([.A76]&gt;[.B76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57.8132" calcext:value-type="float">
            <text:p>1157.8132</text:p>
          </table:table-cell>
          <table:table-cell office:value-type="float" office:value="1155.5046" calcext:value-type="float">
            <text:p>1155.5046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0.961524" calcext:value-type="float">
            <text:p>0.961524</text:p>
          </table:table-cell>
          <table:table-cell table:style-name="ce1" table:formula="of:=IF([.A77]&gt;[.B77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2.1301" calcext:value-type="float">
            <text:p>1162.1301</text:p>
          </table:table-cell>
          <table:table-cell office:value-type="float" office:value="1160.2698" calcext:value-type="float">
            <text:p>1160.2698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10049" calcext:value-type="float">
            <text:p>1.10049</text:p>
          </table:table-cell>
          <table:table-cell table:style-name="ce1" table:formula="of:=IF([.A78]&gt;[.B78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59.5469" calcext:value-type="float">
            <text:p>1159.5469</text:p>
          </table:table-cell>
          <table:table-cell office:value-type="float" office:value="1158.1295" calcext:value-type="float">
            <text:p>1158.1295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10049" calcext:value-type="float">
            <text:p>1.10049</text:p>
          </table:table-cell>
          <table:table-cell table:style-name="ce1" table:formula="of:=IF([.A79]&gt;[.B79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5.5651" calcext:value-type="float">
            <text:p>1165.5651</text:p>
          </table:table-cell>
          <table:table-cell office:value-type="float" office:value="1164.539" calcext:value-type="float">
            <text:p>1164.539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0.991784" calcext:value-type="float">
            <text:p>0.991784</text:p>
          </table:table-cell>
          <table:table-cell table:style-name="ce1" table:formula="of:=IF([.A80]&gt;[.B80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7.4984" calcext:value-type="float">
            <text:p>1167.4984</text:p>
          </table:table-cell>
          <table:table-cell office:value-type="float" office:value="1167.058" calcext:value-type="float">
            <text:p>1167.058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0.991784" calcext:value-type="float">
            <text:p>0.991784</text:p>
          </table:table-cell>
          <table:table-cell table:style-name="ce1" table:formula="of:=IF([.A81]&gt;[.B81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73.8622" calcext:value-type="float">
            <text:p>1173.8622</text:p>
          </table:table-cell>
          <table:table-cell office:value-type="float" office:value="1174.6287" calcext:value-type="float">
            <text:p>1174.6287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13549" calcext:value-type="float">
            <text:p>1.13549</text:p>
          </table:table-cell>
          <table:table-cell table:style-name="ce1" table:formula="of:=IF([.A82]&gt;[.B82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76.571" calcext:value-type="float">
            <text:p>1176.571</text:p>
          </table:table-cell>
          <table:table-cell office:value-type="float" office:value="1175.1202" calcext:value-type="float">
            <text:p>1175.1202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13549" calcext:value-type="float">
            <text:p>1.13549</text:p>
          </table:table-cell>
          <table:table-cell table:style-name="ce1" table:formula="of:=IF([.A83]&gt;[.B83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71.3935" calcext:value-type="float">
            <text:p>1171.3935</text:p>
          </table:table-cell>
          <table:table-cell office:value-type="float" office:value="1169.6797" calcext:value-type="float">
            <text:p>1169.6797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21873" calcext:value-type="float">
            <text:p>1.21873</text:p>
          </table:table-cell>
          <table:table-cell table:style-name="ce1" table:formula="of:=IF([.A84]&gt;[.B84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70.2966" calcext:value-type="float">
            <text:p>1170.2966</text:p>
          </table:table-cell>
          <table:table-cell office:value-type="float" office:value="1167.5043" calcext:value-type="float">
            <text:p>1167.5043</text:p>
          </table:table-cell>
          <table:table-cell table:number-columns-repeated="5"/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1.21873" calcext:value-type="float">
            <text:p>1.21873</text:p>
          </table:table-cell>
          <table:table-cell table:style-name="ce1" table:formula="of:=IF([.A85]&gt;[.B85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64.9014" calcext:value-type="float">
            <text:p>1164.9014</text:p>
          </table:table-cell>
          <table:table-cell office:value-type="float" office:value="1160.5547" calcext:value-type="float">
            <text:p>1160.5547</text:p>
          </table:table-cell>
          <table:table-cell table:number-columns-repeated="5"/>
        </table:table-row>
        <table:table-row table:style-name="ro1">
          <table:table-cell office:value-type="float" office:value="0.684428" calcext:value-type="float">
            <text:p>0.684428</text:p>
          </table:table-cell>
          <table:table-cell office:value-type="float" office:value="0.766522" calcext:value-type="float">
            <text:p>0.766522</text:p>
          </table:table-cell>
          <table:table-cell table:style-name="ce1" table:formula="of:=IF([.A86]&gt;[.B86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63.9082" calcext:value-type="float">
            <text:p>1163.9082</text:p>
          </table:table-cell>
          <table:table-cell office:value-type="float" office:value="1160.4908" calcext:value-type="float">
            <text:p>1160.4908</text:p>
          </table:table-cell>
          <table:table-cell table:number-columns-repeated="5"/>
        </table:table-row>
        <table:table-row table:style-name="ro1">
          <table:table-cell office:value-type="float" office:value="0.684094" calcext:value-type="float">
            <text:p>0.684094</text:p>
          </table:table-cell>
          <table:table-cell office:value-type="float" office:value="0.766522" calcext:value-type="float">
            <text:p>0.766522</text:p>
          </table:table-cell>
          <table:table-cell table:style-name="ce1" table:formula="of:=IF([.A87]&gt;[.B87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60.8067" calcext:value-type="float">
            <text:p>1160.8067</text:p>
          </table:table-cell>
          <table:table-cell office:value-type="float" office:value="1155.6337" calcext:value-type="float">
            <text:p>1155.6337</text:p>
          </table:table-cell>
          <table:table-cell table:number-columns-repeated="5"/>
        </table:table-row>
        <table:table-row table:style-name="ro1">
          <table:table-cell office:value-type="float" office:value="0.683344" calcext:value-type="float">
            <text:p>0.683344</text:p>
          </table:table-cell>
          <table:table-cell office:value-type="float" office:value="0.748795" calcext:value-type="float">
            <text:p>0.748795</text:p>
          </table:table-cell>
          <table:table-cell table:style-name="ce1" table:formula="of:=IF([.A88]&gt;[.B88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57.9671" calcext:value-type="float">
            <text:p>1157.9671</text:p>
          </table:table-cell>
          <table:table-cell office:value-type="float" office:value="1139.9673" calcext:value-type="float">
            <text:p>1139.9673</text:p>
          </table:table-cell>
          <table:table-cell table:number-columns-repeated="5"/>
        </table:table-row>
        <table:table-row table:style-name="ro1">
          <table:table-cell office:value-type="float" office:value="0.682347" calcext:value-type="float">
            <text:p>0.682347</text:p>
          </table:table-cell>
          <table:table-cell office:value-type="float" office:value="0.748795" calcext:value-type="float">
            <text:p>0.748795</text:p>
          </table:table-cell>
          <table:table-cell table:style-name="ce1" table:formula="of:=IF([.A89]&gt;[.B89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64.5037" calcext:value-type="float">
            <text:p>1164.5037</text:p>
          </table:table-cell>
          <table:table-cell office:value-type="float" office:value="1146.4742" calcext:value-type="float">
            <text:p>1146.4742</text:p>
          </table:table-cell>
          <table:table-cell table:number-columns-repeated="5"/>
        </table:table-row>
        <table:table-row table:style-name="ro1">
          <table:table-cell office:value-type="float" office:value="0.682048" calcext:value-type="float">
            <text:p>0.682048</text:p>
          </table:table-cell>
          <table:table-cell office:value-type="float" office:value="0.704329" calcext:value-type="float">
            <text:p>0.704329</text:p>
          </table:table-cell>
          <table:table-cell table:style-name="ce1" table:formula="of:=IF([.A90]&gt;[.B90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60.9555" calcext:value-type="float">
            <text:p>1160.9555</text:p>
          </table:table-cell>
          <table:table-cell office:value-type="float" office:value="1151.5337" calcext:value-type="float">
            <text:p>1151.5337</text:p>
          </table:table-cell>
          <table:table-cell table:number-columns-repeated="5"/>
        </table:table-row>
        <table:table-row table:style-name="ro1">
          <table:table-cell office:value-type="float" office:value="0.681837" calcext:value-type="float">
            <text:p>0.681837</text:p>
          </table:table-cell>
          <table:table-cell office:value-type="float" office:value="0.704329" calcext:value-type="float">
            <text:p>0.704329</text:p>
          </table:table-cell>
          <table:table-cell table:style-name="ce1" table:formula="of:=IF([.A91]&gt;[.B91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61.8691" calcext:value-type="float">
            <text:p>1161.8691</text:p>
          </table:table-cell>
          <table:table-cell office:value-type="float" office:value="1153.3958" calcext:value-type="float">
            <text:p>1153.3958</text:p>
          </table:table-cell>
          <table:table-cell table:number-columns-repeated="5"/>
        </table:table-row>
        <table:table-row table:style-name="ro1">
          <table:table-cell office:value-type="float" office:value="0.681673" calcext:value-type="float">
            <text:p>0.681673</text:p>
          </table:table-cell>
          <table:table-cell office:value-type="float" office:value="0.77673" calcext:value-type="float">
            <text:p>0.77673</text:p>
          </table:table-cell>
          <table:table-cell table:style-name="ce1" table:formula="of:=IF([.A92]&gt;[.B92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61.2243" calcext:value-type="float">
            <text:p>1161.2243</text:p>
          </table:table-cell>
          <table:table-cell office:value-type="float" office:value="1152.6664" calcext:value-type="float">
            <text:p>1152.6664</text:p>
          </table:table-cell>
          <table:table-cell table:number-columns-repeated="5"/>
        </table:table-row>
        <table:table-row table:style-name="ro1">
          <table:table-cell office:value-type="float" office:value="0.68104" calcext:value-type="float">
            <text:p>0.68104</text:p>
          </table:table-cell>
          <table:table-cell office:value-type="float" office:value="0.77673" calcext:value-type="float">
            <text:p>0.77673</text:p>
          </table:table-cell>
          <table:table-cell table:style-name="ce1" table:formula="of:=IF([.A93]&gt;[.B93];&quot;Decrease&quot;;&quot;Increase&quot;)" office:value-type="string" office:string-value="Increase" calcext:value-type="string">
            <text:p>Increase</text:p>
          </table:table-cell>
          <table:table-cell/>
          <table:table-cell office:value-type="float" office:value="1158.9162" calcext:value-type="float">
            <text:p>1158.9162</text:p>
          </table:table-cell>
          <table:table-cell office:value-type="float" office:value="1146.8254" calcext:value-type="float">
            <text:p>1146.8254</text:p>
          </table:table-cell>
          <table:table-cell table:number-columns-repeated="5"/>
        </table:table-row>
        <table:table-row table:style-name="ro1">
          <table:table-cell office:value-type="float" office:value="0.680395" calcext:value-type="float">
            <text:p>0.680395</text:p>
          </table:table-cell>
          <table:table-cell office:value-type="float" office:value="0.616026" calcext:value-type="float">
            <text:p>0.616026</text:p>
          </table:table-cell>
          <table:table-cell table:style-name="ce1" table:formula="of:=IF([.A94]&gt;[.B94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58.6787" calcext:value-type="float">
            <text:p>1158.6787</text:p>
          </table:table-cell>
          <table:table-cell office:value-type="float" office:value="1144.899" calcext:value-type="float">
            <text:p>1144.899</text:p>
          </table:table-cell>
          <table:table-cell table:number-columns-repeated="5"/>
        </table:table-row>
        <table:table-row table:style-name="ro1">
          <table:table-cell office:value-type="float" office:value="0.679973" calcext:value-type="float">
            <text:p>0.679973</text:p>
          </table:table-cell>
          <table:table-cell office:value-type="float" office:value="0.616026" calcext:value-type="float">
            <text:p>0.616026</text:p>
          </table:table-cell>
          <table:table-cell table:style-name="ce1" table:formula="of:=IF([.A95]&gt;[.B95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58.393" calcext:value-type="float">
            <text:p>1158.393</text:p>
          </table:table-cell>
          <table:table-cell office:value-type="float" office:value="1144.2038" calcext:value-type="float">
            <text:p>1144.2038</text:p>
          </table:table-cell>
          <table:table-cell table:number-columns-repeated="5"/>
        </table:table-row>
        <table:table-row table:style-name="ro1">
          <table:table-cell office:value-type="float" office:value="0.679064" calcext:value-type="float">
            <text:p>0.679064</text:p>
          </table:table-cell>
          <table:table-cell office:value-type="float" office:value="0.664227" calcext:value-type="float">
            <text:p>0.664227</text:p>
          </table:table-cell>
          <table:table-cell table:style-name="ce1" table:formula="of:=IF([.A96]&gt;[.B96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57.6346" calcext:value-type="float">
            <text:p>1157.6346</text:p>
          </table:table-cell>
          <table:table-cell office:value-type="float" office:value="1140.1123" calcext:value-type="float">
            <text:p>1140.1123</text:p>
          </table:table-cell>
          <table:table-cell table:number-columns-repeated="5"/>
        </table:table-row>
        <table:table-row table:style-name="ro1">
          <table:table-cell office:value-type="float" office:value="0.677517" calcext:value-type="float">
            <text:p>0.677517</text:p>
          </table:table-cell>
          <table:table-cell office:value-type="float" office:value="0.664227" calcext:value-type="float">
            <text:p>0.664227</text:p>
          </table:table-cell>
          <table:table-cell table:style-name="ce1" table:formula="of:=IF([.A97]&gt;[.B97];&quot;Decrease&quot;;&quot;Increase&quot;)" office:value-type="string" office:string-value="Decrease" calcext:value-type="string">
            <text:p>Decrease</text:p>
          </table:table-cell>
          <table:table-cell/>
          <table:table-cell office:value-type="float" office:value="1161.5107" calcext:value-type="float">
            <text:p>1161.5107</text:p>
          </table:table-cell>
          <table:table-cell office:value-type="float" office:value="1143.7954" calcext:value-type="float">
            <text:p>1143.795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34.3142" calcext:value-type="float">
            <text:p>1134.3142</text:p>
          </table:table-cell>
          <table:table-cell office:value-type="float" office:value="1161.7462" calcext:value-type="float">
            <text:p>1161.74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28.3985" calcext:value-type="float">
            <text:p>1128.3985</text:p>
          </table:table-cell>
          <table:table-cell office:value-type="float" office:value="1152.4139" calcext:value-type="float">
            <text:p>1152.41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33.2134" calcext:value-type="float">
            <text:p>1133.2134</text:p>
          </table:table-cell>
          <table:table-cell office:value-type="float" office:value="1155.0585" calcext:value-type="float">
            <text:p>1155.05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31.2165" calcext:value-type="float">
            <text:p>1131.2165</text:p>
          </table:table-cell>
          <table:table-cell office:value-type="float" office:value="1152.4464" calcext:value-type="float">
            <text:p>1152.446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38.5388" calcext:value-type="float">
            <text:p>1138.5388</text:p>
          </table:table-cell>
          <table:table-cell office:value-type="float" office:value="1153.7374" calcext:value-type="float">
            <text:p>1153.737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40.8076" calcext:value-type="float">
            <text:p>1140.8076</text:p>
          </table:table-cell>
          <table:table-cell office:value-type="float" office:value="1149.755" calcext:value-type="float">
            <text:p>1149.75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41.4265" calcext:value-type="float">
            <text:p>1141.4265</text:p>
          </table:table-cell>
          <table:table-cell office:value-type="float" office:value="1154.3395" calcext:value-type="float">
            <text:p>1154.339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46.8367" calcext:value-type="float">
            <text:p>1146.8367</text:p>
          </table:table-cell>
          <table:table-cell office:value-type="float" office:value="1158.5211" calcext:value-type="float">
            <text:p>1158.521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1.6617" calcext:value-type="float">
            <text:p>1151.6617</text:p>
          </table:table-cell>
          <table:table-cell office:value-type="float" office:value="1155.0977" calcext:value-type="float">
            <text:p>1155.097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0.4204" calcext:value-type="float">
            <text:p>1150.4204</text:p>
          </table:table-cell>
          <table:table-cell office:value-type="float" office:value="1151.9515" calcext:value-type="float">
            <text:p>1151.951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4.294" calcext:value-type="float">
            <text:p>1154.294</text:p>
          </table:table-cell>
          <table:table-cell office:value-type="float" office:value="1159.1819" calcext:value-type="float">
            <text:p>1159.181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0.9026" calcext:value-type="float">
            <text:p>1160.9026</text:p>
          </table:table-cell>
          <table:table-cell office:value-type="float" office:value="1162.6334" calcext:value-type="float">
            <text:p>1162.63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9.8409" calcext:value-type="float">
            <text:p>1159.8409</text:p>
          </table:table-cell>
          <table:table-cell office:value-type="float" office:value="1159.2674" calcext:value-type="float">
            <text:p>1159.267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7.9664" calcext:value-type="float">
            <text:p>1167.9664</text:p>
          </table:table-cell>
          <table:table-cell office:value-type="float" office:value="1165.7414" calcext:value-type="float">
            <text:p>1165.741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72.4469" calcext:value-type="float">
            <text:p>1172.4469</text:p>
          </table:table-cell>
          <table:table-cell office:value-type="float" office:value="1168.3644" calcext:value-type="float">
            <text:p>1168.364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79.8568" calcext:value-type="float">
            <text:p>1179.8568</text:p>
          </table:table-cell>
          <table:table-cell office:value-type="float" office:value="1174.7167" calcext:value-type="float">
            <text:p>1174.716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80.6132" calcext:value-type="float">
            <text:p>1180.6132</text:p>
          </table:table-cell>
          <table:table-cell office:value-type="float" office:value="1173.166" calcext:value-type="float">
            <text:p>1173.16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9.6321" calcext:value-type="float">
            <text:p>1169.6321</text:p>
          </table:table-cell>
          <table:table-cell office:value-type="float" office:value="1164.5321" calcext:value-type="float">
            <text:p>1164.532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6.6081" calcext:value-type="float">
            <text:p>1166.6081</text:p>
          </table:table-cell>
          <table:table-cell office:value-type="float" office:value="1162.2964" calcext:value-type="float">
            <text:p>1162.296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0.3193" calcext:value-type="float">
            <text:p>1160.3193</text:p>
          </table:table-cell>
          <table:table-cell office:value-type="float" office:value="1157.2456" calcext:value-type="float">
            <text:p>1157.245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1.3977" calcext:value-type="float">
            <text:p>1161.3977</text:p>
          </table:table-cell>
          <table:table-cell office:value-type="float" office:value="1159.571" calcext:value-type="float">
            <text:p>1159.57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5.6029" calcext:value-type="float">
            <text:p>1155.6029</text:p>
          </table:table-cell>
          <table:table-cell office:value-type="float" office:value="1153.4277" calcext:value-type="float">
            <text:p>1153.427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2.9419" calcext:value-type="float">
            <text:p>1152.9419</text:p>
          </table:table-cell>
          <table:table-cell office:value-type="float" office:value="1150.8694" calcext:value-type="float">
            <text:p>1150.869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7.0357" calcext:value-type="float">
            <text:p>1157.0357</text:p>
          </table:table-cell>
          <table:table-cell office:value-type="float" office:value="1156.2904" calcext:value-type="float">
            <text:p>1156.290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6.1907" calcext:value-type="float">
            <text:p>1156.1907</text:p>
          </table:table-cell>
          <table:table-cell office:value-type="float" office:value="1155.4948" calcext:value-type="float">
            <text:p>1155.49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1.4139" calcext:value-type="float">
            <text:p>1151.4139</text:p>
          </table:table-cell>
          <table:table-cell office:value-type="float" office:value="1150.1991" calcext:value-type="float">
            <text:p>1150.199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5.6168" calcext:value-type="float">
            <text:p>1155.6168</text:p>
          </table:table-cell>
          <table:table-cell office:value-type="float" office:value="1154.7587" calcext:value-type="float">
            <text:p>1154.758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0.5355" calcext:value-type="float">
            <text:p>1160.5355</text:p>
          </table:table-cell>
          <table:table-cell office:value-type="float" office:value="1160.1439" calcext:value-type="float">
            <text:p>1160.14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5.8276" calcext:value-type="float">
            <text:p>1155.8276</text:p>
          </table:table-cell>
          <table:table-cell office:value-type="float" office:value="1155.9869" calcext:value-type="float">
            <text:p>1155.986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0.4462" calcext:value-type="float">
            <text:p>1160.4462</text:p>
          </table:table-cell>
          <table:table-cell office:value-type="float" office:value="1160.7821" calcext:value-type="float">
            <text:p>1160.782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3.1291" calcext:value-type="float">
            <text:p>1163.1291</text:p>
          </table:table-cell>
          <table:table-cell office:value-type="float" office:value="1163.2195" calcext:value-type="float">
            <text:p>1163.219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71.1011" calcext:value-type="float">
            <text:p>1171.1011</text:p>
          </table:table-cell>
          <table:table-cell office:value-type="float" office:value="1170.4393" calcext:value-type="float">
            <text:p>1170.439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73.0272" calcext:value-type="float">
            <text:p>1173.0272</text:p>
          </table:table-cell>
          <table:table-cell office:value-type="float" office:value="1171.9477" calcext:value-type="float">
            <text:p>1171.947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6.3304" calcext:value-type="float">
            <text:p>1166.3304</text:p>
          </table:table-cell>
          <table:table-cell office:value-type="float" office:value="1165.8418" calcext:value-type="float">
            <text:p>1165.841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4.4477" calcext:value-type="float">
            <text:p>1164.4477</text:p>
          </table:table-cell>
          <table:table-cell office:value-type="float" office:value="1163.1963" calcext:value-type="float">
            <text:p>1163.19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8.938" calcext:value-type="float">
            <text:p>1158.938</text:p>
          </table:table-cell>
          <table:table-cell office:value-type="float" office:value="1157.6804" calcext:value-type="float">
            <text:p>1157.680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8.8347" calcext:value-type="float">
            <text:p>1158.8347</text:p>
          </table:table-cell>
          <table:table-cell office:value-type="float" office:value="1159.9263" calcext:value-type="float">
            <text:p>1159.92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5.2097" calcext:value-type="float">
            <text:p>1155.2097</text:p>
          </table:table-cell>
          <table:table-cell office:value-type="float" office:value="1156.8939" calcext:value-type="float">
            <text:p>1156.89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6.0631" calcext:value-type="float">
            <text:p>1156.0631</text:p>
          </table:table-cell>
          <table:table-cell office:value-type="float" office:value="1154.7969" calcext:value-type="float">
            <text:p>1154.796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5.0491" calcext:value-type="float">
            <text:p>1155.0491</text:p>
          </table:table-cell>
          <table:table-cell office:value-type="float" office:value="1157.9708" calcext:value-type="float">
            <text:p>1157.970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3.2291" calcext:value-type="float">
            <text:p>1153.2291</text:p>
          </table:table-cell>
          <table:table-cell office:value-type="float" office:value="1157.3585" calcext:value-type="float">
            <text:p>1157.35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3.3971" calcext:value-type="float">
            <text:p>1153.3971</text:p>
          </table:table-cell>
          <table:table-cell office:value-type="float" office:value="1152.5475" calcext:value-type="float">
            <text:p>1152.547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2.7031" calcext:value-type="float">
            <text:p>1152.7031</text:p>
          </table:table-cell>
          <table:table-cell office:value-type="float" office:value="1151.1589" calcext:value-type="float">
            <text:p>1151.158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49.5809" calcext:value-type="float">
            <text:p>1149.5809</text:p>
          </table:table-cell>
          <table:table-cell office:value-type="float" office:value="1149.8821" calcext:value-type="float">
            <text:p>1149.882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45.9045" calcext:value-type="float">
            <text:p>1145.9045</text:p>
          </table:table-cell>
          <table:table-cell office:value-type="float" office:value="1145.6592" calcext:value-type="float">
            <text:p>1145.659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48.6198" calcext:value-type="float">
            <text:p>1148.6198</text:p>
          </table:table-cell>
          <table:table-cell office:value-type="float" office:value="1148.0056" calcext:value-type="float">
            <text:p>1148.005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41.622" calcext:value-type="float">
            <text:p>1141.622</text:p>
          </table:table-cell>
          <table:table-cell office:value-type="float" office:value="1143.7987" calcext:value-type="float">
            <text:p>1143.798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41.6815" calcext:value-type="float">
            <text:p>1141.6815</text:p>
          </table:table-cell>
          <table:table-cell office:value-type="float" office:value="1146.3851" calcext:value-type="float">
            <text:p>1146.385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45.4082" calcext:value-type="float">
            <text:p>1145.4082</text:p>
          </table:table-cell>
          <table:table-cell office:value-type="float" office:value="1158.2643" calcext:value-type="float">
            <text:p>1158.264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41.8866" calcext:value-type="float">
            <text:p>1141.8866</text:p>
          </table:table-cell>
          <table:table-cell office:value-type="float" office:value="1150.1127" calcext:value-type="float">
            <text:p>1150.112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46.7421" calcext:value-type="float">
            <text:p>1146.7421</text:p>
          </table:table-cell>
          <table:table-cell office:value-type="float" office:value="1152.481" calcext:value-type="float">
            <text:p>1152.48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44.9625" calcext:value-type="float">
            <text:p>1144.9625</text:p>
          </table:table-cell>
          <table:table-cell office:value-type="float" office:value="1150.3779" calcext:value-type="float">
            <text:p>1150.377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1.333" calcext:value-type="float">
            <text:p>1151.333</text:p>
          </table:table-cell>
          <table:table-cell office:value-type="float" office:value="1152.1795" calcext:value-type="float">
            <text:p>1152.179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5.4255" calcext:value-type="float">
            <text:p>1155.4255</text:p>
          </table:table-cell>
          <table:table-cell office:value-type="float" office:value="1148.8414" calcext:value-type="float">
            <text:p>1148.841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6.1821" calcext:value-type="float">
            <text:p>1156.1821</text:p>
          </table:table-cell>
          <table:table-cell office:value-type="float" office:value="1152.0927" calcext:value-type="float">
            <text:p>1152.092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9.3538" calcext:value-type="float">
            <text:p>1159.3538</text:p>
          </table:table-cell>
          <table:table-cell office:value-type="float" office:value="1158.0689" calcext:value-type="float">
            <text:p>1158.068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0.4038" calcext:value-type="float">
            <text:p>1160.4038</text:p>
          </table:table-cell>
          <table:table-cell office:value-type="float" office:value="1155.2155" calcext:value-type="float">
            <text:p>1155.215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5.1036" calcext:value-type="float">
            <text:p>1155.1036</text:p>
          </table:table-cell>
          <table:table-cell office:value-type="float" office:value="1151.24" calcext:value-type="float">
            <text:p>1151.2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6.4943" calcext:value-type="float">
            <text:p>1156.4943</text:p>
          </table:table-cell>
          <table:table-cell office:value-type="float" office:value="1157.2206" calcext:value-type="float">
            <text:p>1157.220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0.5793" calcext:value-type="float">
            <text:p>1160.5793</text:p>
          </table:table-cell>
          <table:table-cell office:value-type="float" office:value="1161.0214" calcext:value-type="float">
            <text:p>1161.021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9.1431" calcext:value-type="float">
            <text:p>1159.1431</text:p>
          </table:table-cell>
          <table:table-cell office:value-type="float" office:value="1157.9633" calcext:value-type="float">
            <text:p>1157.96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6.4787" calcext:value-type="float">
            <text:p>1166.4787</text:p>
          </table:table-cell>
          <table:table-cell office:value-type="float" office:value="1164.844" calcext:value-type="float">
            <text:p>1164.84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9.8039" calcext:value-type="float">
            <text:p>1169.8039</text:p>
          </table:table-cell>
          <table:table-cell office:value-type="float" office:value="1168.541" calcext:value-type="float">
            <text:p>1168.54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76.6447" calcext:value-type="float">
            <text:p>1176.6447</text:p>
          </table:table-cell>
          <table:table-cell office:value-type="float" office:value="1174.7759" calcext:value-type="float">
            <text:p>1174.77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73.8645" calcext:value-type="float">
            <text:p>1173.8645</text:p>
          </table:table-cell>
          <table:table-cell office:value-type="float" office:value="1172.1951" calcext:value-type="float">
            <text:p>1172.195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4.1207" calcext:value-type="float">
            <text:p>1164.1207</text:p>
          </table:table-cell>
          <table:table-cell office:value-type="float" office:value="1163.0579" calcext:value-type="float">
            <text:p>1163.057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2.9319" calcext:value-type="float">
            <text:p>1162.9319</text:p>
          </table:table-cell>
          <table:table-cell office:value-type="float" office:value="1160.7987" calcext:value-type="float">
            <text:p>1160.798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8.4215" calcext:value-type="float">
            <text:p>1158.4215</text:p>
          </table:table-cell>
          <table:table-cell office:value-type="float" office:value="1155.903" calcext:value-type="float">
            <text:p>1155.90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0.4051" calcext:value-type="float">
            <text:p>1160.4051</text:p>
          </table:table-cell>
          <table:table-cell office:value-type="float" office:value="1157.6935" calcext:value-type="float">
            <text:p>1157.693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3.3198" calcext:value-type="float">
            <text:p>1153.3198</text:p>
          </table:table-cell>
          <table:table-cell office:value-type="float" office:value="1150.8044" calcext:value-type="float">
            <text:p>1150.804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1.0003" calcext:value-type="float">
            <text:p>1151.0003</text:p>
          </table:table-cell>
          <table:table-cell office:value-type="float" office:value="1148.65" calcext:value-type="float">
            <text:p>1148.6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6.94" calcext:value-type="float">
            <text:p>1156.94</text:p>
          </table:table-cell>
          <table:table-cell office:value-type="float" office:value="1154.0584" calcext:value-type="float">
            <text:p>1154.058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7.0293" calcext:value-type="float">
            <text:p>1157.0293</text:p>
          </table:table-cell>
          <table:table-cell office:value-type="float" office:value="1153.3021" calcext:value-type="float">
            <text:p>1153.302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1.8268" calcext:value-type="float">
            <text:p>1151.8268</text:p>
          </table:table-cell>
          <table:table-cell office:value-type="float" office:value="1147.3587" calcext:value-type="float">
            <text:p>1147.358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6.2756" calcext:value-type="float">
            <text:p>1156.2756</text:p>
          </table:table-cell>
          <table:table-cell office:value-type="float" office:value="1151.8194" calcext:value-type="float">
            <text:p>1151.819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3.0676" calcext:value-type="float">
            <text:p>1163.0676</text:p>
          </table:table-cell>
          <table:table-cell office:value-type="float" office:value="1155.9487" calcext:value-type="float">
            <text:p>1155.948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0.8406" calcext:value-type="float">
            <text:p>1160.8406</text:p>
          </table:table-cell>
          <table:table-cell office:value-type="float" office:value="1151.6813" calcext:value-type="float">
            <text:p>1151.681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5.9253" calcext:value-type="float">
            <text:p>1165.9253</text:p>
          </table:table-cell>
          <table:table-cell office:value-type="float" office:value="1157.1824" calcext:value-type="float">
            <text:p>1157.182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7.4961" calcext:value-type="float">
            <text:p>1167.4961</text:p>
          </table:table-cell>
          <table:table-cell office:value-type="float" office:value="1159.8835" calcext:value-type="float">
            <text:p>1159.883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75.2254" calcext:value-type="float">
            <text:p>1175.2254</text:p>
          </table:table-cell>
          <table:table-cell office:value-type="float" office:value="1167.1462" calcext:value-type="float">
            <text:p>1167.14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73.2129" calcext:value-type="float">
            <text:p>1173.2129</text:p>
          </table:table-cell>
          <table:table-cell office:value-type="float" office:value="1168.5127" calcext:value-type="float">
            <text:p>1168.512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4.3784" calcext:value-type="float">
            <text:p>1164.3784</text:p>
          </table:table-cell>
          <table:table-cell office:value-type="float" office:value="1162.8499" calcext:value-type="float">
            <text:p>1162.849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0.7172" calcext:value-type="float">
            <text:p>1160.7172</text:p>
          </table:table-cell>
          <table:table-cell office:value-type="float" office:value="1161.1305" calcext:value-type="float">
            <text:p>1161.130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3.5436" calcext:value-type="float">
            <text:p>1153.5436</text:p>
          </table:table-cell>
          <table:table-cell office:value-type="float" office:value="1156.1139" calcext:value-type="float">
            <text:p>1156.11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2.123" calcext:value-type="float">
            <text:p>1152.123</text:p>
          </table:table-cell>
          <table:table-cell office:value-type="float" office:value="1158.5146" calcext:value-type="float">
            <text:p>1158.514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47.9171" calcext:value-type="float">
            <text:p>1147.9171</text:p>
          </table:table-cell>
          <table:table-cell office:value-type="float" office:value="1154.3245" calcext:value-type="float">
            <text:p>1154.324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45.3024" calcext:value-type="float">
            <text:p>1145.3024</text:p>
          </table:table-cell>
          <table:table-cell office:value-type="float" office:value="1151.2689" calcext:value-type="float">
            <text:p>1151.268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40.8203" calcext:value-type="float">
            <text:p>1140.8203</text:p>
          </table:table-cell>
          <table:table-cell office:value-type="float" office:value="1153.9151" calcext:value-type="float">
            <text:p>1153.915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34.9572" calcext:value-type="float">
            <text:p>1134.9572</text:p>
          </table:table-cell>
          <table:table-cell office:value-type="float" office:value="1153.9995" calcext:value-type="float">
            <text:p>1153.999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30.3667" calcext:value-type="float">
            <text:p>1130.3667</text:p>
          </table:table-cell>
          <table:table-cell office:value-type="float" office:value="1149.668" calcext:value-type="float">
            <text:p>1149.66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25.6215" calcext:value-type="float">
            <text:p>1125.6215</text:p>
          </table:table-cell>
          <table:table-cell office:value-type="float" office:value="1149.2507" calcext:value-type="float">
            <text:p>1149.25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18.8354" calcext:value-type="float">
            <text:p>1118.8354</text:p>
          </table:table-cell>
          <table:table-cell office:value-type="float" office:value="1153.215" calcext:value-type="float">
            <text:p>1153.21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10.7199" calcext:value-type="float">
            <text:p>1110.7199</text:p>
          </table:table-cell>
          <table:table-cell office:value-type="float" office:value="1150.9123" calcext:value-type="float">
            <text:p>1150.912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12.8478" calcext:value-type="float">
            <text:p>1112.8478</text:p>
          </table:table-cell>
          <table:table-cell office:value-type="float" office:value="1151.8204" calcext:value-type="float">
            <text:p>1151.820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07.5854" calcext:value-type="float">
            <text:p>1107.5854</text:p>
          </table:table-cell>
          <table:table-cell office:value-type="float" office:value="1149.6595" calcext:value-type="float">
            <text:p>1149.659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11.964" calcext:value-type="float">
            <text:p>1111.964</text:p>
          </table:table-cell>
          <table:table-cell office:value-type="float" office:value="1157.3578" calcext:value-type="float">
            <text:p>1157.357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2.7302" calcext:value-type="float">
            <text:p>1162.7302</text:p>
          </table:table-cell>
          <table:table-cell office:value-type="float" office:value="1160.5073" calcext:value-type="float">
            <text:p>1160.507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6.433" calcext:value-type="float">
            <text:p>1156.433</text:p>
          </table:table-cell>
          <table:table-cell office:value-type="float" office:value="1151.8548" calcext:value-type="float">
            <text:p>1151.85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8.0652" calcext:value-type="float">
            <text:p>1158.0652</text:p>
          </table:table-cell>
          <table:table-cell office:value-type="float" office:value="1153.7334" calcext:value-type="float">
            <text:p>1153.73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4.7161" calcext:value-type="float">
            <text:p>1154.7161</text:p>
          </table:table-cell>
          <table:table-cell office:value-type="float" office:value="1151.8735" calcext:value-type="float">
            <text:p>1151.873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6.4978" calcext:value-type="float">
            <text:p>1156.4978</text:p>
          </table:table-cell>
          <table:table-cell office:value-type="float" office:value="1153.861" calcext:value-type="float">
            <text:p>1153.86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5.1141" calcext:value-type="float">
            <text:p>1155.1141</text:p>
          </table:table-cell>
          <table:table-cell office:value-type="float" office:value="1150.3463" calcext:value-type="float">
            <text:p>1150.34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4.8404" calcext:value-type="float">
            <text:p>1154.8404</text:p>
          </table:table-cell>
          <table:table-cell office:value-type="float" office:value="1152.5721" calcext:value-type="float">
            <text:p>1152.572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8.7291" calcext:value-type="float">
            <text:p>1158.7291</text:p>
          </table:table-cell>
          <table:table-cell office:value-type="float" office:value="1158.594" calcext:value-type="float">
            <text:p>1158.59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0.2333" calcext:value-type="float">
            <text:p>1160.2333</text:p>
          </table:table-cell>
          <table:table-cell office:value-type="float" office:value="1156.1111" calcext:value-type="float">
            <text:p>1156.111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6.8975" calcext:value-type="float">
            <text:p>1156.8975</text:p>
          </table:table-cell>
          <table:table-cell office:value-type="float" office:value="1152.4494" calcext:value-type="float">
            <text:p>1152.449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9.9029" calcext:value-type="float">
            <text:p>1159.9029</text:p>
          </table:table-cell>
          <table:table-cell office:value-type="float" office:value="1158.1861" calcext:value-type="float">
            <text:p>1158.186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3.7423" calcext:value-type="float">
            <text:p>1163.7423</text:p>
          </table:table-cell>
          <table:table-cell office:value-type="float" office:value="1161.7509" calcext:value-type="float">
            <text:p>1161.750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0.0915" calcext:value-type="float">
            <text:p>1160.0915</text:p>
          </table:table-cell>
          <table:table-cell office:value-type="float" office:value="1158.8642" calcext:value-type="float">
            <text:p>1158.864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6.6128" calcext:value-type="float">
            <text:p>1166.6128</text:p>
          </table:table-cell>
          <table:table-cell office:value-type="float" office:value="1165.4416" calcext:value-type="float">
            <text:p>1165.44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70.0225" calcext:value-type="float">
            <text:p>1170.0225</text:p>
          </table:table-cell>
          <table:table-cell office:value-type="float" office:value="1169.0663" calcext:value-type="float">
            <text:p>1169.06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77.4081" calcext:value-type="float">
            <text:p>1177.4081</text:p>
          </table:table-cell>
          <table:table-cell office:value-type="float" office:value="1175.384" calcext:value-type="float">
            <text:p>1175.38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74.5823" calcext:value-type="float">
            <text:p>1174.5823</text:p>
          </table:table-cell>
          <table:table-cell office:value-type="float" office:value="1173.524" calcext:value-type="float">
            <text:p>1173.52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5.8383" calcext:value-type="float">
            <text:p>1165.8383</text:p>
          </table:table-cell>
          <table:table-cell office:value-type="float" office:value="1164.372" calcext:value-type="float">
            <text:p>1164.37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3.6736" calcext:value-type="float">
            <text:p>1163.6736</text:p>
          </table:table-cell>
          <table:table-cell office:value-type="float" office:value="1162.4114" calcext:value-type="float">
            <text:p>1162.411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8.1516" calcext:value-type="float">
            <text:p>1158.1516</text:p>
          </table:table-cell>
          <table:table-cell office:value-type="float" office:value="1157.3413" calcext:value-type="float">
            <text:p>1157.341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0.2522" calcext:value-type="float">
            <text:p>1160.2522</text:p>
          </table:table-cell>
          <table:table-cell office:value-type="float" office:value="1159.295" calcext:value-type="float">
            <text:p>1159.29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4.5964" calcext:value-type="float">
            <text:p>1154.5964</text:p>
          </table:table-cell>
          <table:table-cell office:value-type="float" office:value="1152.612" calcext:value-type="float">
            <text:p>1152.61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2.2519" calcext:value-type="float">
            <text:p>1152.2519</text:p>
          </table:table-cell>
          <table:table-cell office:value-type="float" office:value="1150.4657" calcext:value-type="float">
            <text:p>1150.46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7.2071" calcext:value-type="float">
            <text:p>1157.2071</text:p>
          </table:table-cell>
          <table:table-cell office:value-type="float" office:value="1155.9069" calcext:value-type="float">
            <text:p>1155.906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6.5508" calcext:value-type="float">
            <text:p>1156.5508</text:p>
          </table:table-cell>
          <table:table-cell office:value-type="float" office:value="1154.4027" calcext:value-type="float">
            <text:p>1154.402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1.8641" calcext:value-type="float">
            <text:p>1151.8641</text:p>
          </table:table-cell>
          <table:table-cell office:value-type="float" office:value="1149.3453" calcext:value-type="float">
            <text:p>1149.34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6.3881" calcext:value-type="float">
            <text:p>1156.3881</text:p>
          </table:table-cell>
          <table:table-cell office:value-type="float" office:value="1154.4503" calcext:value-type="float">
            <text:p>1154.450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1.4738" calcext:value-type="float">
            <text:p>1161.4738</text:p>
          </table:table-cell>
          <table:table-cell office:value-type="float" office:value="1158.5383" calcext:value-type="float">
            <text:p>1158.538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7.2641" calcext:value-type="float">
            <text:p>1157.2641</text:p>
          </table:table-cell>
          <table:table-cell office:value-type="float" office:value="1154.5779" calcext:value-type="float">
            <text:p>1154.577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2.0884" calcext:value-type="float">
            <text:p>1162.0884</text:p>
          </table:table-cell>
          <table:table-cell office:value-type="float" office:value="1159.8885" calcext:value-type="float">
            <text:p>1159.88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4.5961" calcext:value-type="float">
            <text:p>1164.5961</text:p>
          </table:table-cell>
          <table:table-cell office:value-type="float" office:value="1161.8806" calcext:value-type="float">
            <text:p>1161.880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72.2116" calcext:value-type="float">
            <text:p>1172.2116</text:p>
          </table:table-cell>
          <table:table-cell office:value-type="float" office:value="1168.218" calcext:value-type="float">
            <text:p>1168.21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73.9118" calcext:value-type="float">
            <text:p>1173.9118</text:p>
          </table:table-cell>
          <table:table-cell office:value-type="float" office:value="1169.9477" calcext:value-type="float">
            <text:p>1169.947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6.889" calcext:value-type="float">
            <text:p>1166.889</text:p>
          </table:table-cell>
          <table:table-cell office:value-type="float" office:value="1164.2341" calcext:value-type="float">
            <text:p>1164.234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4.9449" calcext:value-type="float">
            <text:p>1164.9449</text:p>
          </table:table-cell>
          <table:table-cell office:value-type="float" office:value="1161.7352" calcext:value-type="float">
            <text:p>1161.735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9.3062" calcext:value-type="float">
            <text:p>1159.3062</text:p>
          </table:table-cell>
          <table:table-cell office:value-type="float" office:value="1155.9971" calcext:value-type="float">
            <text:p>1155.997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9.2649" calcext:value-type="float">
            <text:p>1159.2649</text:p>
          </table:table-cell>
          <table:table-cell office:value-type="float" office:value="1159.6481" calcext:value-type="float">
            <text:p>1159.648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5.8485" calcext:value-type="float">
            <text:p>1155.8485</text:p>
          </table:table-cell>
          <table:table-cell office:value-type="float" office:value="1157.4205" calcext:value-type="float">
            <text:p>1157.420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6.9355" calcext:value-type="float">
            <text:p>1156.9355</text:p>
          </table:table-cell>
          <table:table-cell office:value-type="float" office:value="1153.971" calcext:value-type="float">
            <text:p>1153.97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5.975" calcext:value-type="float">
            <text:p>1155.975</text:p>
          </table:table-cell>
          <table:table-cell office:value-type="float" office:value="1159.226" calcext:value-type="float">
            <text:p>1159.22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4.3123" calcext:value-type="float">
            <text:p>1154.3123</text:p>
          </table:table-cell>
          <table:table-cell office:value-type="float" office:value="1159.9015" calcext:value-type="float">
            <text:p>1159.901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4.454" calcext:value-type="float">
            <text:p>1154.454</text:p>
          </table:table-cell>
          <table:table-cell office:value-type="float" office:value="1155.4313" calcext:value-type="float">
            <text:p>1155.431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3.4643" calcext:value-type="float">
            <text:p>1153.4643</text:p>
          </table:table-cell>
          <table:table-cell office:value-type="float" office:value="1154.1226" calcext:value-type="float">
            <text:p>1154.122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49.6982" calcext:value-type="float">
            <text:p>1149.6982</text:p>
          </table:table-cell>
          <table:table-cell office:value-type="float" office:value="1151.4113" calcext:value-type="float">
            <text:p>1151.411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45.4576" calcext:value-type="float">
            <text:p>1145.4576</text:p>
          </table:table-cell>
          <table:table-cell office:value-type="float" office:value="1147.2555" calcext:value-type="float">
            <text:p>1147.255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47.5955" calcext:value-type="float">
            <text:p>1147.5955</text:p>
          </table:table-cell>
          <table:table-cell office:value-type="float" office:value="1149.9221" calcext:value-type="float">
            <text:p>1149.922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40.224" calcext:value-type="float">
            <text:p>1140.224</text:p>
          </table:table-cell>
          <table:table-cell office:value-type="float" office:value="1145.9643" calcext:value-type="float">
            <text:p>1145.964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40.3788" calcext:value-type="float">
            <text:p>1140.3788</text:p>
          </table:table-cell>
          <table:table-cell office:value-type="float" office:value="1148.3395" calcext:value-type="float">
            <text:p>1148.339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9.6721" calcext:value-type="float">
            <text:p>1169.6721</text:p>
          </table:table-cell>
          <table:table-cell office:value-type="float" office:value="1164.9591" calcext:value-type="float">
            <text:p>1164.959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0.9771" calcext:value-type="float">
            <text:p>1160.9771</text:p>
          </table:table-cell>
          <table:table-cell office:value-type="float" office:value="1156.3892" calcext:value-type="float">
            <text:p>1156.389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2.5187" calcext:value-type="float">
            <text:p>1162.5187</text:p>
          </table:table-cell>
          <table:table-cell office:value-type="float" office:value="1159.8028" calcext:value-type="float">
            <text:p>1159.802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7.6093" calcext:value-type="float">
            <text:p>1157.6093</text:p>
          </table:table-cell>
          <table:table-cell office:value-type="float" office:value="1157.5543" calcext:value-type="float">
            <text:p>1157.554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9.1342" calcext:value-type="float">
            <text:p>1159.1342</text:p>
          </table:table-cell>
          <table:table-cell office:value-type="float" office:value="1158.8832" calcext:value-type="float">
            <text:p>1158.883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7.8429" calcext:value-type="float">
            <text:p>1157.8429</text:p>
          </table:table-cell>
          <table:table-cell office:value-type="float" office:value="1154.1436" calcext:value-type="float">
            <text:p>1154.143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8.5262" calcext:value-type="float">
            <text:p>1158.5262</text:p>
          </table:table-cell>
          <table:table-cell office:value-type="float" office:value="1157.4812" calcext:value-type="float">
            <text:p>1157.481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4.0121" calcext:value-type="float">
            <text:p>1164.0121</text:p>
          </table:table-cell>
          <table:table-cell office:value-type="float" office:value="1162.4241" calcext:value-type="float">
            <text:p>1162.424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4.0884" calcext:value-type="float">
            <text:p>1164.0884</text:p>
          </table:table-cell>
          <table:table-cell office:value-type="float" office:value="1161.3361" calcext:value-type="float">
            <text:p>1161.336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0.4895" calcext:value-type="float">
            <text:p>1160.4895</text:p>
          </table:table-cell>
          <table:table-cell office:value-type="float" office:value="1157.6914" calcext:value-type="float">
            <text:p>1157.691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3.4696" calcext:value-type="float">
            <text:p>1163.4696</text:p>
          </table:table-cell>
          <table:table-cell office:value-type="float" office:value="1161.7565" calcext:value-type="float">
            <text:p>1161.756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6.7826" calcext:value-type="float">
            <text:p>1166.7826</text:p>
          </table:table-cell>
          <table:table-cell office:value-type="float" office:value="1164.034" calcext:value-type="float">
            <text:p>1164.0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6.5112" calcext:value-type="float">
            <text:p>1166.5112</text:p>
          </table:table-cell>
          <table:table-cell office:value-type="float" office:value="1161.5325" calcext:value-type="float">
            <text:p>1161.532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73.3143" calcext:value-type="float">
            <text:p>1173.3143</text:p>
          </table:table-cell>
          <table:table-cell office:value-type="float" office:value="1168.6852" calcext:value-type="float">
            <text:p>1168.685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75.3459" calcext:value-type="float">
            <text:p>1175.3459</text:p>
          </table:table-cell>
          <table:table-cell office:value-type="float" office:value="1171.1853" calcext:value-type="float">
            <text:p>1171.18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80.2422" calcext:value-type="float">
            <text:p>1180.2422</text:p>
          </table:table-cell>
          <table:table-cell office:value-type="float" office:value="1176.5294" calcext:value-type="float">
            <text:p>1176.529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76.8069" calcext:value-type="float">
            <text:p>1176.8069</text:p>
          </table:table-cell>
          <table:table-cell office:value-type="float" office:value="1174.6964" calcext:value-type="float">
            <text:p>1174.696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9.0376" calcext:value-type="float">
            <text:p>1169.0376</text:p>
          </table:table-cell>
          <table:table-cell office:value-type="float" office:value="1166.9741" calcext:value-type="float">
            <text:p>1166.974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7.7359" calcext:value-type="float">
            <text:p>1167.7359</text:p>
          </table:table-cell>
          <table:table-cell office:value-type="float" office:value="1165.5225" calcext:value-type="float">
            <text:p>1165.522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1.3713" calcext:value-type="float">
            <text:p>1161.3713</text:p>
          </table:table-cell>
          <table:table-cell office:value-type="float" office:value="1158.9484" calcext:value-type="float">
            <text:p>1158.948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2.3742" calcext:value-type="float">
            <text:p>1162.3742</text:p>
          </table:table-cell>
          <table:table-cell office:value-type="float" office:value="1160.0729" calcext:value-type="float">
            <text:p>1160.072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6.8538" calcext:value-type="float">
            <text:p>1156.8538</text:p>
          </table:table-cell>
          <table:table-cell office:value-type="float" office:value="1155.2344" calcext:value-type="float">
            <text:p>1155.234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4.5098" calcext:value-type="float">
            <text:p>1154.5098</text:p>
          </table:table-cell>
          <table:table-cell office:value-type="float" office:value="1155.1842" calcext:value-type="float">
            <text:p>1155.184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8.5094" calcext:value-type="float">
            <text:p>1158.5094</text:p>
          </table:table-cell>
          <table:table-cell office:value-type="float" office:value="1161.1453" calcext:value-type="float">
            <text:p>1161.14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9.1846" calcext:value-type="float">
            <text:p>1159.1846</text:p>
          </table:table-cell>
          <table:table-cell office:value-type="float" office:value="1159.6786" calcext:value-type="float">
            <text:p>1159.678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4.4796" calcext:value-type="float">
            <text:p>1154.4796</text:p>
          </table:table-cell>
          <table:table-cell office:value-type="float" office:value="1153.9188" calcext:value-type="float">
            <text:p>1153.918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7.9467" calcext:value-type="float">
            <text:p>1157.9467</text:p>
          </table:table-cell>
          <table:table-cell office:value-type="float" office:value="1157.0886" calcext:value-type="float">
            <text:p>1157.088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2.5656" calcext:value-type="float">
            <text:p>1162.5656</text:p>
          </table:table-cell>
          <table:table-cell office:value-type="float" office:value="1159.0494" calcext:value-type="float">
            <text:p>1159.049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0.2678" calcext:value-type="float">
            <text:p>1160.2678</text:p>
          </table:table-cell>
          <table:table-cell office:value-type="float" office:value="1155.7883" calcext:value-type="float">
            <text:p>1155.788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6.5059" calcext:value-type="float">
            <text:p>1166.5059</text:p>
          </table:table-cell>
          <table:table-cell office:value-type="float" office:value="1162.5515" calcext:value-type="float">
            <text:p>1162.551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8.4401" calcext:value-type="float">
            <text:p>1168.4401</text:p>
          </table:table-cell>
          <table:table-cell office:value-type="float" office:value="1165.3685" calcext:value-type="float">
            <text:p>1165.36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74.9781" calcext:value-type="float">
            <text:p>1174.9781</text:p>
          </table:table-cell>
          <table:table-cell office:value-type="float" office:value="1173.3818" calcext:value-type="float">
            <text:p>1173.381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77.8869" calcext:value-type="float">
            <text:p>1177.8869</text:p>
          </table:table-cell>
          <table:table-cell office:value-type="float" office:value="1174.1764" calcext:value-type="float">
            <text:p>1174.176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72.696" calcext:value-type="float">
            <text:p>1172.696</text:p>
          </table:table-cell>
          <table:table-cell office:value-type="float" office:value="1168.7396" calcext:value-type="float">
            <text:p>1168.739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71.5128" calcext:value-type="float">
            <text:p>1171.5128</text:p>
          </table:table-cell>
          <table:table-cell office:value-type="float" office:value="1167.1135" calcext:value-type="float">
            <text:p>1167.113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5.7383" calcext:value-type="float">
            <text:p>1165.7383</text:p>
          </table:table-cell>
          <table:table-cell office:value-type="float" office:value="1159.9866" calcext:value-type="float">
            <text:p>1159.986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4.5579" calcext:value-type="float">
            <text:p>1164.5579</text:p>
          </table:table-cell>
          <table:table-cell office:value-type="float" office:value="1160.3856" calcext:value-type="float">
            <text:p>1160.385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1.438" calcext:value-type="float">
            <text:p>1161.438</text:p>
          </table:table-cell>
          <table:table-cell office:value-type="float" office:value="1155.9582" calcext:value-type="float">
            <text:p>1155.958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1.46" calcext:value-type="float">
            <text:p>1161.46</text:p>
          </table:table-cell>
          <table:table-cell office:value-type="float" office:value="1151.6732" calcext:value-type="float">
            <text:p>1151.673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2.2935" calcext:value-type="float">
            <text:p>1162.2935</text:p>
          </table:table-cell>
          <table:table-cell office:value-type="float" office:value="1154.2813" calcext:value-type="float">
            <text:p>1154.281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1.6082" calcext:value-type="float">
            <text:p>1161.6082</text:p>
          </table:table-cell>
          <table:table-cell office:value-type="float" office:value="1153.7696" calcext:value-type="float">
            <text:p>1153.769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9.4466" calcext:value-type="float">
            <text:p>1159.4466</text:p>
          </table:table-cell>
          <table:table-cell office:value-type="float" office:value="1147.8645" calcext:value-type="float">
            <text:p>1147.864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9.1863" calcext:value-type="float">
            <text:p>1159.1863</text:p>
          </table:table-cell>
          <table:table-cell office:value-type="float" office:value="1145.7714" calcext:value-type="float">
            <text:p>1145.771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8.951" calcext:value-type="float">
            <text:p>1158.951</text:p>
          </table:table-cell>
          <table:table-cell office:value-type="float" office:value="1144.6703" calcext:value-type="float">
            <text:p>1144.670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8.1853" calcext:value-type="float">
            <text:p>1158.1853</text:p>
          </table:table-cell>
          <table:table-cell office:value-type="float" office:value="1141.2184" calcext:value-type="float">
            <text:p>1141.218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1.8259" calcext:value-type="float">
            <text:p>1161.8259</text:p>
          </table:table-cell>
          <table:table-cell office:value-type="float" office:value="1145.3493" calcext:value-type="float">
            <text:p>1145.349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8.0578" calcext:value-type="float">
            <text:p>1158.0578</text:p>
          </table:table-cell>
          <table:table-cell office:value-type="float" office:value="1141.8867" calcext:value-type="float">
            <text:p>1141.886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4.4708" calcext:value-type="float">
            <text:p>1164.4708</text:p>
          </table:table-cell>
          <table:table-cell office:value-type="float" office:value="1149.2394" calcext:value-type="float">
            <text:p>1149.239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5.3233" calcext:value-type="float">
            <text:p>1165.3233</text:p>
          </table:table-cell>
          <table:table-cell office:value-type="float" office:value="1168.9493" calcext:value-type="float">
            <text:p>1168.949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7.3668" calcext:value-type="float">
            <text:p>1157.3668</text:p>
          </table:table-cell>
          <table:table-cell office:value-type="float" office:value="1160.0571" calcext:value-type="float">
            <text:p>1160.057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1.6988" calcext:value-type="float">
            <text:p>1161.6988</text:p>
          </table:table-cell>
          <table:table-cell office:value-type="float" office:value="1164.2799" calcext:value-type="float">
            <text:p>1164.279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3.9135" calcext:value-type="float">
            <text:p>1163.9135</text:p>
          </table:table-cell>
          <table:table-cell office:value-type="float" office:value="1166.213" calcext:value-type="float">
            <text:p>1166.21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5.2912" calcext:value-type="float">
            <text:p>1165.2912</text:p>
          </table:table-cell>
          <table:table-cell office:value-type="float" office:value="1166.2436" calcext:value-type="float">
            <text:p>1166.243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2.5992" calcext:value-type="float">
            <text:p>1162.5992</text:p>
          </table:table-cell>
          <table:table-cell office:value-type="float" office:value="1163.7217" calcext:value-type="float">
            <text:p>1163.721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5.5549" calcext:value-type="float">
            <text:p>1165.5549</text:p>
          </table:table-cell>
          <table:table-cell office:value-type="float" office:value="1167.2816" calcext:value-type="float">
            <text:p>1167.28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70.0231" calcext:value-type="float">
            <text:p>1170.0231</text:p>
          </table:table-cell>
          <table:table-cell office:value-type="float" office:value="1170.8913" calcext:value-type="float">
            <text:p>1170.891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9.4229" calcext:value-type="float">
            <text:p>1169.4229</text:p>
          </table:table-cell>
          <table:table-cell office:value-type="float" office:value="1168.2271" calcext:value-type="float">
            <text:p>1168.227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7.3992" calcext:value-type="float">
            <text:p>1167.3992</text:p>
          </table:table-cell>
          <table:table-cell office:value-type="float" office:value="1165.096" calcext:value-type="float">
            <text:p>1165.09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9.6421" calcext:value-type="float">
            <text:p>1169.6421</text:p>
          </table:table-cell>
          <table:table-cell office:value-type="float" office:value="1168.305" calcext:value-type="float">
            <text:p>1168.30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70.7255" calcext:value-type="float">
            <text:p>1170.7255</text:p>
          </table:table-cell>
          <table:table-cell office:value-type="float" office:value="1170.1433" calcext:value-type="float">
            <text:p>1170.14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6.1712" calcext:value-type="float">
            <text:p>1166.1712</text:p>
          </table:table-cell>
          <table:table-cell office:value-type="float" office:value="1165.2319" calcext:value-type="float">
            <text:p>1165.231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7.0893" calcext:value-type="float">
            <text:p>1167.0893</text:p>
          </table:table-cell>
          <table:table-cell office:value-type="float" office:value="1166.6569" calcext:value-type="float">
            <text:p>1166.656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7.475" calcext:value-type="float">
            <text:p>1167.475</text:p>
          </table:table-cell>
          <table:table-cell office:value-type="float" office:value="1168.3448" calcext:value-type="float">
            <text:p>1168.34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74.4262" calcext:value-type="float">
            <text:p>1174.4262</text:p>
          </table:table-cell>
          <table:table-cell office:value-type="float" office:value="1177.2284" calcext:value-type="float">
            <text:p>1177.228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74.4147" calcext:value-type="float">
            <text:p>1174.4147</text:p>
          </table:table-cell>
          <table:table-cell office:value-type="float" office:value="1176.9695" calcext:value-type="float">
            <text:p>1176.969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4.497" calcext:value-type="float">
            <text:p>1164.497</text:p>
          </table:table-cell>
          <table:table-cell office:value-type="float" office:value="1167.0458" calcext:value-type="float">
            <text:p>1167.04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4.8899" calcext:value-type="float">
            <text:p>1164.8899</text:p>
          </table:table-cell>
          <table:table-cell office:value-type="float" office:value="1166.9521" calcext:value-type="float">
            <text:p>1166.952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3.9403" calcext:value-type="float">
            <text:p>1163.9403</text:p>
          </table:table-cell>
          <table:table-cell office:value-type="float" office:value="1166.245" calcext:value-type="float">
            <text:p>1166.24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5.8321" calcext:value-type="float">
            <text:p>1165.8321</text:p>
          </table:table-cell>
          <table:table-cell office:value-type="float" office:value="1167.5985" calcext:value-type="float">
            <text:p>1167.59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3.3534" calcext:value-type="float">
            <text:p>1163.3534</text:p>
          </table:table-cell>
          <table:table-cell office:value-type="float" office:value="1163.643" calcext:value-type="float">
            <text:p>1163.64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2.5252" calcext:value-type="float">
            <text:p>1162.5252</text:p>
          </table:table-cell>
          <table:table-cell office:value-type="float" office:value="1162.5413" calcext:value-type="float">
            <text:p>1162.541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4.9965" calcext:value-type="float">
            <text:p>1164.9965</text:p>
          </table:table-cell>
          <table:table-cell office:value-type="float" office:value="1164.4676" calcext:value-type="float">
            <text:p>1164.467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5.3001" calcext:value-type="float">
            <text:p>1165.3001</text:p>
          </table:table-cell>
          <table:table-cell office:value-type="float" office:value="1163.8172" calcext:value-type="float">
            <text:p>1163.817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2.6117" calcext:value-type="float">
            <text:p>1162.6117</text:p>
          </table:table-cell>
          <table:table-cell office:value-type="float" office:value="1160.2585" calcext:value-type="float">
            <text:p>1160.25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3.3042" calcext:value-type="float">
            <text:p>1163.3042</text:p>
          </table:table-cell>
          <table:table-cell office:value-type="float" office:value="1161.9115" calcext:value-type="float">
            <text:p>1161.911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6.3148" calcext:value-type="float">
            <text:p>1166.3148</text:p>
          </table:table-cell>
          <table:table-cell office:value-type="float" office:value="1162.8992" calcext:value-type="float">
            <text:p>1162.899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3.1155" calcext:value-type="float">
            <text:p>1163.1155</text:p>
          </table:table-cell>
          <table:table-cell office:value-type="float" office:value="1157.2899" calcext:value-type="float">
            <text:p>1157.289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3.5632" calcext:value-type="float">
            <text:p>1163.5632</text:p>
          </table:table-cell>
          <table:table-cell office:value-type="float" office:value="1156.4172" calcext:value-type="float">
            <text:p>1156.417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4.2765" calcext:value-type="float">
            <text:p>1164.2765</text:p>
          </table:table-cell>
          <table:table-cell office:value-type="float" office:value="1154.7334" calcext:value-type="float">
            <text:p>1154.73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73.2264" calcext:value-type="float">
            <text:p>1173.2264</text:p>
          </table:table-cell>
          <table:table-cell office:value-type="float" office:value="1161.5212" calcext:value-type="float">
            <text:p>1161.521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73.179" calcext:value-type="float">
            <text:p>1173.179</text:p>
          </table:table-cell>
          <table:table-cell office:value-type="float" office:value="1159.7497" calcext:value-type="float">
            <text:p>1159.749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5.4987" calcext:value-type="float">
            <text:p>1165.4987</text:p>
          </table:table-cell>
          <table:table-cell office:value-type="float" office:value="1151.9344" calcext:value-type="float">
            <text:p>1151.934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5.2777" calcext:value-type="float">
            <text:p>1165.2777</text:p>
          </table:table-cell>
          <table:table-cell office:value-type="float" office:value="1151.1825" calcext:value-type="float">
            <text:p>1151.182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4.3522" calcext:value-type="float">
            <text:p>1164.3522</text:p>
          </table:table-cell>
          <table:table-cell office:value-type="float" office:value="1152.0037" calcext:value-type="float">
            <text:p>1152.003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6.9573" calcext:value-type="float">
            <text:p>1166.9573</text:p>
          </table:table-cell>
          <table:table-cell office:value-type="float" office:value="1156.9148" calcext:value-type="float">
            <text:p>1156.91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5.8101" calcext:value-type="float">
            <text:p>1165.8101</text:p>
          </table:table-cell>
          <table:table-cell office:value-type="float" office:value="1159.0777" calcext:value-type="float">
            <text:p>1159.077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5.0794" calcext:value-type="float">
            <text:p>1165.0794</text:p>
          </table:table-cell>
          <table:table-cell office:value-type="float" office:value="1159.7437" calcext:value-type="float">
            <text:p>1159.743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6.5964" calcext:value-type="float">
            <text:p>1166.5964</text:p>
          </table:table-cell>
          <table:table-cell office:value-type="float" office:value="1162.5345" calcext:value-type="float">
            <text:p>1162.534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6.2674" calcext:value-type="float">
            <text:p>1166.2674</text:p>
          </table:table-cell>
          <table:table-cell office:value-type="float" office:value="1164.3581" calcext:value-type="float">
            <text:p>1164.358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61.7895" calcext:value-type="float">
            <text:p>1161.7895</text:p>
          </table:table-cell>
          <table:table-cell office:value-type="float" office:value="1162.2726" calcext:value-type="float">
            <text:p>1162.272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8.8429" calcext:value-type="float">
            <text:p>1158.8429</text:p>
          </table:table-cell>
          <table:table-cell office:value-type="float" office:value="1161.1938" calcext:value-type="float">
            <text:p>1161.193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8.6078" calcext:value-type="float">
            <text:p>1158.6078</text:p>
          </table:table-cell>
          <table:table-cell office:value-type="float" office:value="1163.3886" calcext:value-type="float">
            <text:p>1163.388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6.1592" calcext:value-type="float">
            <text:p>1156.1592</text:p>
          </table:table-cell>
          <table:table-cell office:value-type="float" office:value="1161.7074" calcext:value-type="float">
            <text:p>1161.707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3.5394" calcext:value-type="float">
            <text:p>1153.5394</text:p>
          </table:table-cell>
          <table:table-cell office:value-type="float" office:value="1160.3893" calcext:value-type="float">
            <text:p>1160.389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48.6593" calcext:value-type="float">
            <text:p>1148.6593</text:p>
          </table:table-cell>
          <table:table-cell office:value-type="float" office:value="1157.7564" calcext:value-type="float">
            <text:p>1157.756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55.6751" calcext:value-type="float">
            <text:p>1155.6751</text:p>
          </table:table-cell>
          <table:table-cell office:value-type="float" office:value="1164.9771" calcext:value-type="float">
            <text:p>1164.977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dev</text:p>
          </table:table-cell>
          <table:table-cell table:formula="of:=STDEV([.E2:.E337])" office:value-type="float" office:value="10.6308955443548" calcext:value-type="float">
            <text:p>10.6308955444</text:p>
          </table:table-cell>
          <table:table-cell table:formula="of:=STDEV([.F2:.F337])" office:value-type="float" office:value="7.37738565777503" calcext:value-type="float">
            <text:p>7.377385657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ve Temp</text:p>
          </table:table-cell>
          <table:table-cell table:formula="of:=AVERAGE([.E2:.E337])" office:value-type="float" office:value="1160.50869880952" calcext:value-type="float">
            <text:p>1160.5086988095</text:p>
          </table:table-cell>
          <table:table-cell table:formula="of:=AVERAGE([.F2:.F337])" office:value-type="float" office:value="1159.4527625" calcext:value-type="float">
            <text:p>1159.4527625</text:p>
          </table:table-cell>
          <table:table-cell table:number-columns-repeated="5"/>
        </table:table-row>
      </table:table>
      <table:table table:name="Temperature Development" table:style-name="ta1">
        <table:shapes>
          <draw:frame draw:z-index="0" draw:style-name="gr1" draw:text-style-name="P1" svg:width="1043.49pt" svg:height="546.63pt" svg:x="504.96pt" svg:y="99.38pt">
            <loext:p draw:notify-on-update-of-ranges="'Temperature Development'.A1:'Temperature Development'.A1 'Temperature Development'.A2:'Temperature Development'.A613 'Temperature Development'.B1:'Temperature Development'.B1 'Temperature Development'.B2:'Temperature Development'.B613 'Temperature Development'.A1:'Temperature Development'.A1 'Temperature Development'.A2:'Temperature Development'.A613 'Temperature Development'.C1:'Temperature Development'.C1 'Temperature Development'.C2:'Temperature Development'.C613 'Temperature Development'.A1:'Temperature Development'.A1 'Temperature Development'.A2:'Temperature Development'.A613 'Temperature Development'.D1:'Temperature Development'.D1 'Temperature Development'.D2:'Temperature Development'.D613 'Temperature Development'.A1:'Temperature Development'.A1 'Temperature Development'.A2:'Temperature Development'.A613 'Temperature Development'.E1:'Temperature Development'.E1 'Temperature Development'.E2:'Temperature Development'.E613 'Temperature Development'.A1:'Temperature Development'.A1 'Temperature Development'.A2:'Temperature Development'.A613 'Temperature Development'.F1:'Temperature Development'.F1 'Temperature Development'.F2:'Temperature Development'.F613 'Temperature Development'.A1:'Temperature Development'.A1 'Temperature Development'.A2:'Temperature Development'.A613 'Temperature Development'.G1:'Temperature Development'.G1 'Temperature Development'.G2:'Temperature Development'.G613 'Temperature Development'.A1:'Temperature Development'.A1 'Temperature Development'.A2:'Temperature Development'.A613 'Temperature Development'.H1:'Temperature Development'.H1 'Temperature Development'.H2:'Temperature Development'.H6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043.49pt" svg:height="546.63pt" svg:x="511.99pt" svg:y="716.8pt">
            <loext:p draw:notify-on-update-of-ranges="'Temperature Development'.A2:'Temperature Development'.A613 'Temperature Development'.B1:'Temperature Development'.B1 'Temperature Development'.B2:'Temperature Development'.B613 'Temperature Development'.A2:'Temperature Development'.A613 'Temperature Development'.C1:'Temperature Development'.C1 'Temperature Development'.C2:'Temperature Development'.C613 'Temperature Development'.A2:'Temperature Development'.A613 'Temperature Development'.D1:'Temperature Development'.D1 'Temperature Development'.D2:'Temperature Development'.D613 'Temperature Development'.A2:'Temperature Development'.A613 'Temperature Development'.F1:'Temperature Development'.F1 'Temperature Development'.F2:'Temperature Development'.F613 'Temperature Development'.A2:'Temperature Development'.A613 'Temperature Development'.G1:'Temperature Development'.G1 'Temperature Development'.G2:'Temperature Development'.G613 'Temperature Development'.A2:'Temperature Development'.A613 'Temperature Development'.H1:'Temperature Development'.H1 'Temperature Development'.H2:'Temperature Development'.H6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  <table:table-cell office:value-type="float" office:value="448" calcext:value-type="float">
            <text:p>448</text:p>
          </table:table-cell>
          <table:table-cell office:value-type="float" office:value="532" calcext:value-type="float">
            <text:p>532</text:p>
          </table:table-cell>
          <table:table-cell office:value-type="float" office:value="616" calcext:value-type="float">
            <text:p>616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192" calcext:value-type="float">
            <text:p>7192</text:p>
          </table:table-cell>
          <table:table-cell office:value-type="float" office:value="1171.62901747415" calcext:value-type="float">
            <text:p>1171.6290174742</text:p>
          </table:table-cell>
          <table:table-cell office:value-type="float" office:value="1178.80273430587" calcext:value-type="float">
            <text:p>1178.8027343059</text:p>
          </table:table-cell>
          <table:table-cell office:value-type="float" office:value="1169.66796865142" calcext:value-type="float">
            <text:p>1169.6679686514</text:p>
          </table:table-cell>
          <table:table-cell office:value-type="float" office:value="1119.76343200328" calcext:value-type="float">
            <text:p>1119.7634320033</text:p>
          </table:table-cell>
          <table:table-cell office:value-type="float" office:value="1170.12764806976" calcext:value-type="float">
            <text:p>1170.1276480698</text:p>
          </table:table-cell>
          <table:table-cell office:value-type="float" office:value="1178.59189134835" calcext:value-type="float">
            <text:p>1178.5918913484</text:p>
          </table:table-cell>
          <table:table-cell office:value-type="float" office:value="1167.23987508378" calcext:value-type="float">
            <text:p>1167.2398750838</text:p>
          </table:table-cell>
        </table:table-row>
        <table:table-row table:style-name="ro1">
          <table:table-cell office:value-type="float" office:value="7192" calcext:value-type="float">
            <text:p>7192</text:p>
          </table:table-cell>
          <table:table-cell office:value-type="float" office:value="1171.62901747415" calcext:value-type="float">
            <text:p>1171.6290174742</text:p>
          </table:table-cell>
          <table:table-cell office:value-type="float" office:value="1178.80273430587" calcext:value-type="float">
            <text:p>1178.8027343059</text:p>
          </table:table-cell>
          <table:table-cell office:value-type="float" office:value="1169.66796865142" calcext:value-type="float">
            <text:p>1169.6679686514</text:p>
          </table:table-cell>
          <table:table-cell office:value-type="float" office:value="1119.76343200328" calcext:value-type="float">
            <text:p>1119.7634320033</text:p>
          </table:table-cell>
          <table:table-cell office:value-type="float" office:value="1170.12764806976" calcext:value-type="float">
            <text:p>1170.1276480698</text:p>
          </table:table-cell>
          <table:table-cell office:value-type="float" office:value="1178.59189134835" calcext:value-type="float">
            <text:p>1178.5918913484</text:p>
          </table:table-cell>
          <table:table-cell office:value-type="float" office:value="1167.23987508378" calcext:value-type="float">
            <text:p>1167.2398750838</text:p>
          </table:table-cell>
        </table:table-row>
        <table:table-row table:style-name="ro1">
          <table:table-cell office:value-type="float" office:value="7193" calcext:value-type="float">
            <text:p>7193</text:p>
          </table:table-cell>
          <table:table-cell office:value-type="float" office:value="1171.6354542395" calcext:value-type="float">
            <text:p>1171.6354542395</text:p>
          </table:table-cell>
          <table:table-cell office:value-type="float" office:value="1178.80078452683" calcext:value-type="float">
            <text:p>1178.8007845268</text:p>
          </table:table-cell>
          <table:table-cell office:value-type="float" office:value="1169.66742987712" calcext:value-type="float">
            <text:p>1169.6674298771</text:p>
          </table:table-cell>
          <table:table-cell office:value-type="float" office:value="1119.82353832531" calcext:value-type="float">
            <text:p>1119.8235383253</text:p>
          </table:table-cell>
          <table:table-cell office:value-type="float" office:value="1170.12727412159" calcext:value-type="float">
            <text:p>1170.1272741216</text:p>
          </table:table-cell>
          <table:table-cell office:value-type="float" office:value="1178.58693002289" calcext:value-type="float">
            <text:p>1178.5869300229</text:p>
          </table:table-cell>
          <table:table-cell office:value-type="float" office:value="1167.23996697585" calcext:value-type="float">
            <text:p>1167.2399669759</text:p>
          </table:table-cell>
        </table:table-row>
        <table:table-row table:style-name="ro1">
          <table:table-cell office:value-type="float" office:value="7194" calcext:value-type="float">
            <text:p>7194</text:p>
          </table:table-cell>
          <table:table-cell office:value-type="float" office:value="1171.63760925571" calcext:value-type="float">
            <text:p>1171.6376092557</text:p>
          </table:table-cell>
          <table:table-cell office:value-type="float" office:value="1178.80361141708" calcext:value-type="float">
            <text:p>1178.8036114171</text:p>
          </table:table-cell>
          <table:table-cell office:value-type="float" office:value="1169.66856128423" calcext:value-type="float">
            <text:p>1169.6685612842</text:p>
          </table:table-cell>
          <table:table-cell office:value-type="float" office:value="1119.85145350909" calcext:value-type="float">
            <text:p>1119.8514535091</text:p>
          </table:table-cell>
          <table:table-cell office:value-type="float" office:value="1170.13040718375" calcext:value-type="float">
            <text:p>1170.1304071838</text:p>
          </table:table-cell>
          <table:table-cell office:value-type="float" office:value="1178.58676953451" calcext:value-type="float">
            <text:p>1178.5867695345</text:p>
          </table:table-cell>
          <table:table-cell office:value-type="float" office:value="1167.24280341254" calcext:value-type="float">
            <text:p>1167.2428034125</text:p>
          </table:table-cell>
        </table:table-row>
        <table:table-row table:style-name="ro1">
          <table:table-cell office:value-type="float" office:value="7195" calcext:value-type="float">
            <text:p>7195</text:p>
          </table:table-cell>
          <table:table-cell office:value-type="float" office:value="1171.64232933764" calcext:value-type="float">
            <text:p>1171.6423293376</text:p>
          </table:table-cell>
          <table:table-cell office:value-type="float" office:value="1178.8035308148" calcext:value-type="float">
            <text:p>1178.8035308148</text:p>
          </table:table-cell>
          <table:table-cell office:value-type="float" office:value="1169.66869809081" calcext:value-type="float">
            <text:p>1169.6686980908</text:p>
          </table:table-cell>
          <table:table-cell office:value-type="float" office:value="1119.90707023444" calcext:value-type="float">
            <text:p>1119.9070702344</text:p>
          </table:table-cell>
          <table:table-cell office:value-type="float" office:value="1170.13132691242" calcext:value-type="float">
            <text:p>1170.1313269124</text:p>
          </table:table-cell>
          <table:table-cell office:value-type="float" office:value="1178.5836269434" calcext:value-type="float">
            <text:p>1178.5836269434</text:p>
          </table:table-cell>
          <table:table-cell office:value-type="float" office:value="1167.24326448301" calcext:value-type="float">
            <text:p>1167.243264483</text:p>
          </table:table-cell>
        </table:table-row>
        <table:table-row table:style-name="ro1">
          <table:table-cell office:value-type="float" office:value="7196" calcext:value-type="float">
            <text:p>7196</text:p>
          </table:table-cell>
          <table:table-cell office:value-type="float" office:value="1171.64493284208" calcext:value-type="float">
            <text:p>1171.6449328421</text:p>
          </table:table-cell>
          <table:table-cell office:value-type="float" office:value="1178.80589049279" calcext:value-type="float">
            <text:p>1178.8058904928</text:p>
          </table:table-cell>
          <table:table-cell office:value-type="float" office:value="1169.66991862217" calcext:value-type="float">
            <text:p>1169.6699186222</text:p>
          </table:table-cell>
          <table:table-cell office:value-type="float" office:value="1119.93775687539" calcext:value-type="float">
            <text:p>1119.9377568754</text:p>
          </table:table-cell>
          <table:table-cell office:value-type="float" office:value="1170.13424435964" calcext:value-type="float">
            <text:p>1170.1342443596</text:p>
          </table:table-cell>
          <table:table-cell office:value-type="float" office:value="1178.58293225176" calcext:value-type="float">
            <text:p>1178.5829322518</text:p>
          </table:table-cell>
          <table:table-cell office:value-type="float" office:value="1167.24578833467" calcext:value-type="float">
            <text:p>1167.2457883347</text:p>
          </table:table-cell>
        </table:table-row>
        <table:table-row table:style-name="ro1">
          <table:table-cell office:value-type="float" office:value="7197" calcext:value-type="float">
            <text:p>7197</text:p>
          </table:table-cell>
          <table:table-cell office:value-type="float" office:value="1171.64874231204" calcext:value-type="float">
            <text:p>1171.648742312</text:p>
          </table:table-cell>
          <table:table-cell office:value-type="float" office:value="1178.80680250901" calcext:value-type="float">
            <text:p>1178.806802509</text:p>
          </table:table-cell>
          <table:table-cell office:value-type="float" office:value="1169.67054255674" calcext:value-type="float">
            <text:p>1169.6705425568</text:p>
          </table:table-cell>
          <table:table-cell office:value-type="float" office:value="1119.98999769145" calcext:value-type="float">
            <text:p>1119.9899976915</text:p>
          </table:table-cell>
          <table:table-cell office:value-type="float" office:value="1170.1359819441" calcext:value-type="float">
            <text:p>1170.1359819441</text:p>
          </table:table-cell>
          <table:table-cell office:value-type="float" office:value="1178.58079941474" calcext:value-type="float">
            <text:p>1178.5807994148</text:p>
          </table:table-cell>
          <table:table-cell office:value-type="float" office:value="1167.24657985036" calcext:value-type="float">
            <text:p>1167.2465798504</text:p>
          </table:table-cell>
        </table:table-row>
        <table:table-row table:style-name="ro1">
          <table:table-cell office:value-type="float" office:value="7198" calcext:value-type="float">
            <text:p>7198</text:p>
          </table:table-cell>
          <table:table-cell office:value-type="float" office:value="1171.65143186649" calcext:value-type="float">
            <text:p>1171.6514318665</text:p>
          </table:table-cell>
          <table:table-cell office:value-type="float" office:value="1178.80907321389" calcext:value-type="float">
            <text:p>1178.8090732139</text:p>
          </table:table-cell>
          <table:table-cell office:value-type="float" office:value="1169.67190629191" calcext:value-type="float">
            <text:p>1169.6719062919</text:p>
          </table:table-cell>
          <table:table-cell office:value-type="float" office:value="1120.02278141739" calcext:value-type="float">
            <text:p>1120.0227814174</text:p>
          </table:table-cell>
          <table:table-cell office:value-type="float" office:value="1170.13893865827" calcext:value-type="float">
            <text:p>1170.1389386583</text:p>
          </table:table-cell>
          <table:table-cell office:value-type="float" office:value="1178.57995975898" calcext:value-type="float">
            <text:p>1178.579959759</text:p>
          </table:table-cell>
          <table:table-cell office:value-type="float" office:value="1167.24893259327" calcext:value-type="float">
            <text:p>1167.2489325933</text:p>
          </table:table-cell>
        </table:table-row>
        <table:table-row table:style-name="ro1">
          <table:table-cell office:value-type="float" office:value="7199" calcext:value-type="float">
            <text:p>7199</text:p>
          </table:table-cell>
          <table:table-cell office:value-type="float" office:value="1171.65467236537" calcext:value-type="float">
            <text:p>1171.6546723654</text:p>
          </table:table-cell>
          <table:table-cell office:value-type="float" office:value="1178.81059749075" calcext:value-type="float">
            <text:p>1178.8105974908</text:p>
          </table:table-cell>
          <table:table-cell office:value-type="float" office:value="1169.67289615632" calcext:value-type="float">
            <text:p>1169.6728961563</text:p>
          </table:table-cell>
          <table:table-cell office:value-type="float" office:value="1120.07197920885" calcext:value-type="float">
            <text:p>1120.0719792089</text:p>
          </table:table-cell>
          <table:table-cell office:value-type="float" office:value="1170.14123548136" calcext:value-type="float">
            <text:p>1170.1412354814</text:p>
          </table:table-cell>
          <table:table-cell office:value-type="float" office:value="1178.5784566571" calcext:value-type="float">
            <text:p>1178.5784566571</text:p>
          </table:table-cell>
          <table:table-cell office:value-type="float" office:value="1167.25005051649" calcext:value-type="float">
            <text:p>1167.2500505165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171.65730558134" calcext:value-type="float">
            <text:p>1171.6573055814</text:p>
          </table:table-cell>
          <table:table-cell office:value-type="float" office:value="1178.81289928086" calcext:value-type="float">
            <text:p>1178.8128992809</text:p>
          </table:table-cell>
          <table:table-cell office:value-type="float" office:value="1169.67442309324" calcext:value-type="float">
            <text:p>1169.6744230932</text:p>
          </table:table-cell>
          <table:table-cell office:value-type="float" office:value="1120.10634142139" calcext:value-type="float">
            <text:p>1120.1063414214</text:p>
          </table:table-cell>
          <table:table-cell office:value-type="float" office:value="1170.14431786307" calcext:value-type="float">
            <text:p>1170.1443178631</text:p>
          </table:table-cell>
          <table:table-cell office:value-type="float" office:value="1178.57764641696" calcext:value-type="float">
            <text:p>1178.577646417</text:p>
          </table:table-cell>
          <table:table-cell office:value-type="float" office:value="1167.25231356693" calcext:value-type="float">
            <text:p>1167.2523135669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float" office:value="1171.69971409258" calcext:value-type="float">
            <text:p>1171.6997140926</text:p>
          </table:table-cell>
          <table:table-cell office:value-type="float" office:value="1178.77203126284" calcext:value-type="float">
            <text:p>1178.7720312628</text:p>
          </table:table-cell>
          <table:table-cell office:value-type="float" office:value="1169.6699607664" calcext:value-type="float">
            <text:p>1169.6699607664</text:p>
          </table:table-cell>
          <table:table-cell office:value-type="float" office:value="1120.29741756473" calcext:value-type="float">
            <text:p>1120.2974175647</text:p>
          </table:table-cell>
          <table:table-cell office:value-type="float" office:value="1170.12166246245" calcext:value-type="float">
            <text:p>1170.1216624625</text:p>
          </table:table-cell>
          <table:table-cell office:value-type="float" office:value="1178.53294357627" calcext:value-type="float">
            <text:p>1178.5329435763</text:p>
          </table:table-cell>
          <table:table-cell office:value-type="float" office:value="1167.24824409361" calcext:value-type="float">
            <text:p>1167.2482440936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float" office:value="1171.69981859423" calcext:value-type="float">
            <text:p>1171.6998185942</text:p>
          </table:table-cell>
          <table:table-cell office:value-type="float" office:value="1178.77690802541" calcext:value-type="float">
            <text:p>1178.7769080254</text:p>
          </table:table-cell>
          <table:table-cell office:value-type="float" office:value="1169.67194005131" calcext:value-type="float">
            <text:p>1169.6719400513</text:p>
          </table:table-cell>
          <table:table-cell office:value-type="float" office:value="1120.319220646" calcext:value-type="float">
            <text:p>1120.319220646</text:p>
          </table:table-cell>
          <table:table-cell office:value-type="float" office:value="1170.12645921454" calcext:value-type="float">
            <text:p>1170.1264592145</text:p>
          </table:table-cell>
          <table:table-cell office:value-type="float" office:value="1178.53484685276" calcext:value-type="float">
            <text:p>1178.5348468528</text:p>
          </table:table-cell>
          <table:table-cell office:value-type="float" office:value="1167.25116056278" calcext:value-type="float">
            <text:p>1167.2511605628</text:p>
          </table:table-cell>
        </table:table-row>
        <table:table-row table:style-name="ro1">
          <table:table-cell office:value-type="float" office:value="7203" calcext:value-type="float">
            <text:p>7203</text:p>
          </table:table-cell>
          <table:table-cell office:value-type="float" office:value="1171.70601866194" calcext:value-type="float">
            <text:p>1171.706018662</text:p>
          </table:table-cell>
          <table:table-cell office:value-type="float" office:value="1178.77532496958" calcext:value-type="float">
            <text:p>1178.7753249696</text:p>
          </table:table-cell>
          <table:table-cell office:value-type="float" office:value="1169.67288004944" calcext:value-type="float">
            <text:p>1169.6728800494</text:p>
          </table:table-cell>
          <table:table-cell office:value-type="float" office:value="1120.38553375064" calcext:value-type="float">
            <text:p>1120.3855337506</text:p>
          </table:table-cell>
          <table:table-cell office:value-type="float" office:value="1170.12700761484" calcext:value-type="float">
            <text:p>1170.1270076148</text:p>
          </table:table-cell>
          <table:table-cell office:value-type="float" office:value="1178.53008244632" calcext:value-type="float">
            <text:p>1178.5300824463</text:p>
          </table:table-cell>
          <table:table-cell office:value-type="float" office:value="1167.25151907532" calcext:value-type="float">
            <text:p>1167.2515190753</text:p>
          </table:table-cell>
        </table:table-row>
        <table:table-row table:style-name="ro1">
          <table:table-cell office:value-type="float" office:value="7204" calcext:value-type="float">
            <text:p>7204</text:p>
          </table:table-cell>
          <table:table-cell office:value-type="float" office:value="1171.70771558882" calcext:value-type="float">
            <text:p>1171.7077155888</text:p>
          </table:table-cell>
          <table:table-cell office:value-type="float" office:value="1178.77849089647" calcext:value-type="float">
            <text:p>1178.7784908965</text:p>
          </table:table-cell>
          <table:table-cell office:value-type="float" office:value="1169.67475046699" calcext:value-type="float">
            <text:p>1169.674750467</text:p>
          </table:table-cell>
          <table:table-cell office:value-type="float" office:value="1120.41346969065" calcext:value-type="float">
            <text:p>1120.4134696907</text:p>
          </table:table-cell>
          <table:table-cell office:value-type="float" office:value="1170.13085879488" calcext:value-type="float">
            <text:p>1170.1308587949</text:p>
          </table:table-cell>
          <table:table-cell office:value-type="float" office:value="1178.53019322276" calcext:value-type="float">
            <text:p>1178.5301932228</text:p>
          </table:table-cell>
          <table:table-cell office:value-type="float" office:value="1167.25418353951" calcext:value-type="float">
            <text:p>1167.2541835395</text:p>
          </table:table-cell>
        </table:table-row>
        <table:table-row table:style-name="ro1">
          <table:table-cell office:value-type="float" office:value="7205" calcext:value-type="float">
            <text:p>7205</text:p>
          </table:table-cell>
          <table:table-cell office:value-type="float" office:value="1171.71216625565" calcext:value-type="float">
            <text:p>1171.7121662557</text:p>
          </table:table-cell>
          <table:table-cell office:value-type="float" office:value="1178.77872850823" calcext:value-type="float">
            <text:p>1178.7787285082</text:p>
          </table:table-cell>
          <table:table-cell office:value-type="float" office:value="1169.67599501246" calcext:value-type="float">
            <text:p>1169.6759950125</text:p>
          </table:table-cell>
          <table:table-cell office:value-type="float" office:value="1120.47362910027" calcext:value-type="float">
            <text:p>1120.4736291003</text:p>
          </table:table-cell>
          <table:table-cell office:value-type="float" office:value="1170.13247798487" calcext:value-type="float">
            <text:p>1170.1324779849</text:p>
          </table:table-cell>
          <table:table-cell office:value-type="float" office:value="1178.52731640569" calcext:value-type="float">
            <text:p>1178.5273164057</text:p>
          </table:table-cell>
          <table:table-cell office:value-type="float" office:value="1167.25490243774" calcext:value-type="float">
            <text:p>1167.2549024377</text:p>
          </table:table-cell>
        </table:table-row>
        <table:table-row table:style-name="ro1">
          <table:table-cell office:value-type="float" office:value="7206" calcext:value-type="float">
            <text:p>7206</text:p>
          </table:table-cell>
          <table:table-cell office:value-type="float" office:value="1171.7143126474" calcext:value-type="float">
            <text:p>1171.7143126474</text:p>
          </table:table-cell>
          <table:table-cell office:value-type="float" office:value="1178.78139964551" calcext:value-type="float">
            <text:p>1178.7813996455</text:p>
          </table:table-cell>
          <table:table-cell office:value-type="float" office:value="1169.67791176156" calcext:value-type="float">
            <text:p>1169.6779117616</text:p>
          </table:table-cell>
          <table:table-cell office:value-type="float" office:value="1120.50471350882" calcext:value-type="float">
            <text:p>1120.5047135088</text:p>
          </table:table-cell>
          <table:table-cell office:value-type="float" office:value="1170.13607017773" calcext:value-type="float">
            <text:p>1170.1360701777</text:p>
          </table:table-cell>
          <table:table-cell office:value-type="float" office:value="1178.52689712577" calcext:value-type="float">
            <text:p>1178.5268971258</text:p>
          </table:table-cell>
          <table:table-cell office:value-type="float" office:value="1167.25738147406" calcext:value-type="float">
            <text:p>1167.2573814741</text:p>
          </table:table-cell>
        </table:table-row>
        <table:table-row table:style-name="ro1">
          <table:table-cell office:value-type="float" office:value="7207" calcext:value-type="float">
            <text:p>7207</text:p>
          </table:table-cell>
          <table:table-cell office:value-type="float" office:value="1171.71780862338" calcext:value-type="float">
            <text:p>1171.7178086234</text:p>
          </table:table-cell>
          <table:table-cell office:value-type="float" office:value="1178.78259292394" calcext:value-type="float">
            <text:p>1178.7825929239</text:p>
          </table:table-cell>
          <table:table-cell office:value-type="float" office:value="1169.67931359098" calcext:value-type="float">
            <text:p>1169.679313591</text:p>
          </table:table-cell>
          <table:table-cell office:value-type="float" office:value="1120.56022811486" calcext:value-type="float">
            <text:p>1120.5602281149</text:p>
          </table:table-cell>
          <table:table-cell office:value-type="float" office:value="1170.13826138612" calcext:value-type="float">
            <text:p>1170.1382613861</text:p>
          </table:table-cell>
          <table:table-cell office:value-type="float" office:value="1178.52506706928" calcext:value-type="float">
            <text:p>1178.5250670693</text:p>
          </table:table-cell>
          <table:table-cell office:value-type="float" office:value="1167.25834847455" calcext:value-type="float">
            <text:p>1167.2583484746</text:p>
          </table:table-cell>
        </table:table-row>
        <table:table-row table:style-name="ro1">
          <table:table-cell office:value-type="float" office:value="7208" calcext:value-type="float">
            <text:p>7208</text:p>
          </table:table-cell>
          <table:table-cell office:value-type="float" office:value="1171.72004339016" calcext:value-type="float">
            <text:p>1171.7200433902</text:p>
          </table:table-cell>
          <table:table-cell office:value-type="float" office:value="1178.7851213032" calcext:value-type="float">
            <text:p>1178.7851213032</text:p>
          </table:table-cell>
          <table:table-cell office:value-type="float" office:value="1169.6812649275" calcext:value-type="float">
            <text:p>1169.6812649275</text:p>
          </table:table-cell>
          <table:table-cell office:value-type="float" office:value="1120.59340714465" calcext:value-type="float">
            <text:p>1120.5934071447</text:p>
          </table:table-cell>
          <table:table-cell office:value-type="float" office:value="1170.14173201587" calcext:value-type="float">
            <text:p>1170.1417320159</text:p>
          </table:table-cell>
          <table:table-cell office:value-type="float" office:value="1178.52453445049" calcext:value-type="float">
            <text:p>1178.5245344505</text:p>
          </table:table-cell>
          <table:table-cell office:value-type="float" office:value="1167.26068050057" calcext:value-type="float">
            <text:p>1167.2606805006</text:p>
          </table:table-cell>
        </table:table-row>
        <table:table-row table:style-name="ro1">
          <table:table-cell office:value-type="float" office:value="7209" calcext:value-type="float">
            <text:p>7209</text:p>
          </table:table-cell>
          <table:table-cell office:value-type="float" office:value="1171.72292416792" calcext:value-type="float">
            <text:p>1171.7229241679</text:p>
          </table:table-cell>
          <table:table-cell office:value-type="float" office:value="1178.78689936327" calcext:value-type="float">
            <text:p>1178.7868993633</text:p>
          </table:table-cell>
          <table:table-cell office:value-type="float" office:value="1169.68276602858" calcext:value-type="float">
            <text:p>1169.6827660286</text:p>
          </table:table-cell>
          <table:table-cell office:value-type="float" office:value="1120.6448572678" calcext:value-type="float">
            <text:p>1120.6448572678</text:p>
          </table:table-cell>
          <table:table-cell office:value-type="float" office:value="1170.14426664439" calcext:value-type="float">
            <text:p>1170.1442666444</text:p>
          </table:table-cell>
          <table:table-cell office:value-type="float" office:value="1178.52337196728" calcext:value-type="float">
            <text:p>1178.5233719673</text:p>
          </table:table-cell>
          <table:table-cell office:value-type="float" office:value="1167.26192673845" calcext:value-type="float">
            <text:p>1167.2619267385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float" office:value="1171.7251090184" calcext:value-type="float">
            <text:p>1171.7251090184</text:p>
          </table:table-cell>
          <table:table-cell office:value-type="float" office:value="1178.78943254826" calcext:value-type="float">
            <text:p>1178.7894325483</text:p>
          </table:table-cell>
          <table:table-cell office:value-type="float" office:value="1169.68471235973" calcext:value-type="float">
            <text:p>1169.6847123597</text:p>
          </table:table-cell>
          <table:table-cell office:value-type="float" office:value="1120.67947731799" calcext:value-type="float">
            <text:p>1120.679477318</text:p>
          </table:table-cell>
          <table:table-cell office:value-type="float" office:value="1170.14767955207" calcext:value-type="float">
            <text:p>1170.1476795521</text:p>
          </table:table-cell>
          <table:table-cell office:value-type="float" office:value="1178.52289177017" calcext:value-type="float">
            <text:p>1178.5228917702</text:p>
          </table:table-cell>
          <table:table-cell office:value-type="float" office:value="1167.26418853243" calcext:value-type="float">
            <text:p>1167.2641885324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float" office:value="1171.77413705254" calcext:value-type="float">
            <text:p>1171.7741370525</text:p>
          </table:table-cell>
          <table:table-cell office:value-type="float" office:value="1178.74403086791" calcext:value-type="float">
            <text:p>1178.7440308679</text:p>
          </table:table-cell>
          <table:table-cell office:value-type="float" office:value="1169.6862177257" calcext:value-type="float">
            <text:p>1169.6862177257</text:p>
          </table:table-cell>
          <table:table-cell office:value-type="float" office:value="1120.90142206617" calcext:value-type="float">
            <text:p>1120.9014220662</text:p>
          </table:table-cell>
          <table:table-cell office:value-type="float" office:value="1170.13190024536" calcext:value-type="float">
            <text:p>1170.1319002454</text:p>
          </table:table-cell>
          <table:table-cell office:value-type="float" office:value="1178.47713996617" calcext:value-type="float">
            <text:p>1178.4771399662</text:p>
          </table:table-cell>
          <table:table-cell office:value-type="float" office:value="1167.25972496836" calcext:value-type="float">
            <text:p>1167.2597249684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float" office:value="1171.7735642798" calcext:value-type="float">
            <text:p>1171.7735642798</text:p>
          </table:table-cell>
          <table:table-cell office:value-type="float" office:value="1178.74930663751" calcext:value-type="float">
            <text:p>1178.7493066375</text:p>
          </table:table-cell>
          <table:table-cell office:value-type="float" office:value="1169.68827877239" calcext:value-type="float">
            <text:p>1169.6882787724</text:p>
          </table:table-cell>
          <table:table-cell office:value-type="float" office:value="1120.92072360578" calcext:value-type="float">
            <text:p>1120.9207236058</text:p>
          </table:table-cell>
          <table:table-cell office:value-type="float" office:value="1170.13655333062" calcext:value-type="float">
            <text:p>1170.1365533306</text:p>
          </table:table-cell>
          <table:table-cell office:value-type="float" office:value="1178.47945666715" calcext:value-type="float">
            <text:p>1178.4794566672</text:p>
          </table:table-cell>
          <table:table-cell office:value-type="float" office:value="1167.2623660943" calcext:value-type="float">
            <text:p>1167.2623660943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float" office:value="1171.77963094593" calcext:value-type="float">
            <text:p>1171.7796309459</text:p>
          </table:table-cell>
          <table:table-cell office:value-type="float" office:value="1178.74767167898" calcext:value-type="float">
            <text:p>1178.747671679</text:p>
          </table:table-cell>
          <table:table-cell office:value-type="float" office:value="1169.68952426248" calcext:value-type="float">
            <text:p>1169.6895242625</text:p>
          </table:table-cell>
          <table:table-cell office:value-type="float" office:value="1120.99160013328" calcext:value-type="float">
            <text:p>1120.9916001333</text:p>
          </table:table-cell>
          <table:table-cell office:value-type="float" office:value="1170.1373404724" calcext:value-type="float">
            <text:p>1170.1373404724</text:p>
          </table:table-cell>
          <table:table-cell office:value-type="float" office:value="1178.47495508837" calcext:value-type="float">
            <text:p>1178.4749550884</text:p>
          </table:table-cell>
          <table:table-cell office:value-type="float" office:value="1167.26309125243" calcext:value-type="float">
            <text:p>1167.2630912524</text:p>
          </table:table-cell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float" office:value="1171.78081745109" calcext:value-type="float">
            <text:p>1171.7808174511</text:p>
          </table:table-cell>
          <table:table-cell office:value-type="float" office:value="1178.75110394905" calcext:value-type="float">
            <text:p>1178.7511039491</text:p>
          </table:table-cell>
          <table:table-cell office:value-type="float" office:value="1169.69158872612" calcext:value-type="float">
            <text:p>1169.6915887261</text:p>
          </table:table-cell>
          <table:table-cell office:value-type="float" office:value="1121.0180928494" calcext:value-type="float">
            <text:p>1121.0180928494</text:p>
          </table:table-cell>
          <table:table-cell office:value-type="float" office:value="1170.14115158546" calcext:value-type="float">
            <text:p>1170.1411515855</text:p>
          </table:table-cell>
          <table:table-cell office:value-type="float" office:value="1178.47543332046" calcext:value-type="float">
            <text:p>1178.4754333205</text:p>
          </table:table-cell>
          <table:table-cell office:value-type="float" office:value="1167.26556427907" calcext:value-type="float">
            <text:p>1167.2655642791</text:p>
          </table:table-cell>
        </table:table-row>
        <table:table-row table:style-name="ro1">
          <table:table-cell office:value-type="float" office:value="7215" calcext:value-type="float">
            <text:p>7215</text:p>
          </table:table-cell>
          <table:table-cell office:value-type="float" office:value="1171.78502484927" calcext:value-type="float">
            <text:p>1171.7850248493</text:p>
          </table:table-cell>
          <table:table-cell office:value-type="float" office:value="1178.75133557569" calcext:value-type="float">
            <text:p>1178.7513355757</text:p>
          </table:table-cell>
          <table:table-cell office:value-type="float" office:value="1169.69270945287" calcext:value-type="float">
            <text:p>1169.6927094529</text:p>
          </table:table-cell>
          <table:table-cell office:value-type="float" office:value="1121.08100656572" calcext:value-type="float">
            <text:p>1121.0810065657</text:p>
          </table:table-cell>
          <table:table-cell office:value-type="float" office:value="1170.14252568781" calcext:value-type="float">
            <text:p>1170.1425256878</text:p>
          </table:table-cell>
          <table:table-cell office:value-type="float" office:value="1178.47287817198" calcext:value-type="float">
            <text:p>1178.472878172</text:p>
          </table:table-cell>
          <table:table-cell office:value-type="float" office:value="1167.26650687612" calcext:value-type="float">
            <text:p>1167.2665068761</text:p>
          </table:table-cell>
        </table:table-row>
        <table:table-row table:style-name="ro1">
          <table:table-cell office:value-type="float" office:value="7216" calcext:value-type="float">
            <text:p>7216</text:p>
          </table:table-cell>
          <table:table-cell office:value-type="float" office:value="1171.78671605927" calcext:value-type="float">
            <text:p>1171.7867160593</text:p>
          </table:table-cell>
          <table:table-cell office:value-type="float" office:value="1178.75423001414" calcext:value-type="float">
            <text:p>1178.7542300142</text:p>
          </table:table-cell>
          <table:table-cell office:value-type="float" office:value="1169.69470576131" calcext:value-type="float">
            <text:p>1169.6947057613</text:p>
          </table:table-cell>
          <table:table-cell office:value-type="float" office:value="1121.11106250175" calcext:value-type="float">
            <text:p>1121.1110625018</text:p>
          </table:table-cell>
          <table:table-cell office:value-type="float" office:value="1170.14595539627" calcext:value-type="float">
            <text:p>1170.1459553963</text:p>
          </table:table-cell>
          <table:table-cell office:value-type="float" office:value="1178.47281785242" calcext:value-type="float">
            <text:p>1178.4728178524</text:p>
          </table:table-cell>
          <table:table-cell office:value-type="float" office:value="1167.26886567233" calcext:value-type="float">
            <text:p>1167.2688656723</text:p>
          </table:table-cell>
        </table:table-row>
        <table:table-row table:style-name="ro1">
          <table:table-cell office:value-type="float" office:value="7217" calcext:value-type="float">
            <text:p>7217</text:p>
          </table:table-cell>
          <table:table-cell office:value-type="float" office:value="1171.78992381335" calcext:value-type="float">
            <text:p>1171.7899238134</text:p>
          </table:table-cell>
          <table:table-cell office:value-type="float" office:value="1178.75544919625" calcext:value-type="float">
            <text:p>1178.7554491963</text:p>
          </table:table-cell>
          <table:table-cell office:value-type="float" office:value="1169.69572819471" calcext:value-type="float">
            <text:p>1169.6957281947</text:p>
          </table:table-cell>
          <table:table-cell office:value-type="float" office:value="1121.16828860685" calcext:value-type="float">
            <text:p>1121.1682886069</text:p>
          </table:table-cell>
          <table:table-cell office:value-type="float" office:value="1170.14759873828" calcext:value-type="float">
            <text:p>1170.1475987383</text:p>
          </table:table-cell>
          <table:table-cell office:value-type="float" office:value="1178.47133400336" calcext:value-type="float">
            <text:p>1178.4713340034</text:p>
          </table:table-cell>
          <table:table-cell office:value-type="float" office:value="1167.27000818688" calcext:value-type="float">
            <text:p>1167.2700081869</text:p>
          </table:table-cell>
        </table:table-row>
        <table:table-row table:style-name="ro1">
          <table:table-cell office:value-type="float" office:value="7218" calcext:value-type="float">
            <text:p>7218</text:p>
          </table:table-cell>
          <table:table-cell office:value-type="float" office:value="1171.79174065356" calcext:value-type="float">
            <text:p>1171.7917406536</text:p>
          </table:table-cell>
          <table:table-cell office:value-type="float" office:value="1178.7581685638" calcext:value-type="float">
            <text:p>1178.7581685638</text:p>
          </table:table-cell>
          <table:table-cell office:value-type="float" office:value="1169.69758842986" calcext:value-type="float">
            <text:p>1169.6975884299</text:p>
          </table:table-cell>
          <table:table-cell office:value-type="float" office:value="1121.20057538291" calcext:value-type="float">
            <text:p>1121.2005753829</text:p>
          </table:table-cell>
          <table:table-cell office:value-type="float" office:value="1170.15074353793" calcext:value-type="float">
            <text:p>1170.1507435379</text:p>
          </table:table-cell>
          <table:table-cell office:value-type="float" office:value="1178.47116061468" calcext:value-type="float">
            <text:p>1178.4711606147</text:p>
          </table:table-cell>
          <table:table-cell office:value-type="float" office:value="1167.27228082695" calcext:value-type="float">
            <text:p>1167.272280827</text:p>
          </table:table-cell>
        </table:table-row>
        <table:table-row table:style-name="ro1">
          <table:table-cell office:value-type="float" office:value="7219" calcext:value-type="float">
            <text:p>7219</text:p>
          </table:table-cell>
          <table:table-cell office:value-type="float" office:value="1171.79432310952" calcext:value-type="float">
            <text:p>1171.7943231095</text:p>
          </table:table-cell>
          <table:table-cell office:value-type="float" office:value="1178.75999036594" calcext:value-type="float">
            <text:p>1178.7599903659</text:p>
          </table:table-cell>
          <table:table-cell office:value-type="float" office:value="1169.69852840801" calcext:value-type="float">
            <text:p>1169.698528408</text:p>
          </table:table-cell>
          <table:table-cell office:value-type="float" office:value="1121.25296304772" calcext:value-type="float">
            <text:p>1121.2529630477</text:p>
          </table:table-cell>
          <table:table-cell office:value-type="float" office:value="1170.1524818263" calcext:value-type="float">
            <text:p>1170.1524818263</text:p>
          </table:table-cell>
          <table:table-cell office:value-type="float" office:value="1178.47034880907" calcext:value-type="float">
            <text:p>1178.4703488091</text:p>
          </table:table-cell>
          <table:table-cell office:value-type="float" office:value="1167.27365766175" calcext:value-type="float">
            <text:p>1167.2736576618</text:p>
          </table:table-cell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float" office:value="1171.79611710996" calcext:value-type="float">
            <text:p>1171.79611711</text:p>
          </table:table-cell>
          <table:table-cell office:value-type="float" office:value="1178.76267597615" calcext:value-type="float">
            <text:p>1178.7626759762</text:p>
          </table:table-cell>
          <table:table-cell office:value-type="float" office:value="1169.70018955047" calcext:value-type="float">
            <text:p>1169.7001895505</text:p>
          </table:table-cell>
          <table:table-cell office:value-type="float" office:value="1121.28659508416" calcext:value-type="float">
            <text:p>1121.2865950842</text:p>
          </table:table-cell>
          <table:table-cell office:value-type="float" office:value="1170.15532906773" calcext:value-type="float">
            <text:p>1170.1553290677</text:p>
          </table:table-cell>
          <table:table-cell office:value-type="float" office:value="1178.47022822807" calcext:value-type="float">
            <text:p>1178.4702282281</text:p>
          </table:table-cell>
          <table:table-cell office:value-type="float" office:value="1167.27584003438" calcext:value-type="float">
            <text:p>1167.2758400344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float" office:value="1171.84017594283" calcext:value-type="float">
            <text:p>1171.8401759428</text:p>
          </table:table-cell>
          <table:table-cell office:value-type="float" office:value="1178.71842768146" calcext:value-type="float">
            <text:p>1178.7184276815</text:p>
          </table:table-cell>
          <table:table-cell office:value-type="float" office:value="1169.69883786555" calcext:value-type="float">
            <text:p>1169.6988378656</text:p>
          </table:table-cell>
          <table:table-cell office:value-type="float" office:value="1121.54316519833" calcext:value-type="float">
            <text:p>1121.5431651983</text:p>
          </table:table-cell>
          <table:table-cell office:value-type="float" office:value="1170.14026973131" calcext:value-type="float">
            <text:p>1170.1402697313</text:p>
          </table:table-cell>
          <table:table-cell office:value-type="float" office:value="1178.42274889944" calcext:value-type="float">
            <text:p>1178.4227488994</text:p>
          </table:table-cell>
          <table:table-cell office:value-type="float" office:value="1167.27913628476" calcext:value-type="float">
            <text:p>1167.2791362848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float" office:value="1171.83924392596" calcext:value-type="float">
            <text:p>1171.839243926</text:p>
          </table:table-cell>
          <table:table-cell office:value-type="float" office:value="1178.72394065559" calcext:value-type="float">
            <text:p>1178.7239406556</text:p>
          </table:table-cell>
          <table:table-cell office:value-type="float" office:value="1169.70082205278" calcext:value-type="float">
            <text:p>1169.7008220528</text:p>
          </table:table-cell>
          <table:table-cell office:value-type="float" office:value="1121.55909853349" calcext:value-type="float">
            <text:p>1121.5590985335</text:p>
          </table:table-cell>
          <table:table-cell office:value-type="float" office:value="1170.14405838723" calcext:value-type="float">
            <text:p>1170.1440583872</text:p>
          </table:table-cell>
          <table:table-cell office:value-type="float" office:value="1178.42550252741" calcext:value-type="float">
            <text:p>1178.4255025274</text:p>
          </table:table-cell>
          <table:table-cell office:value-type="float" office:value="1167.28140158956" calcext:value-type="float">
            <text:p>1167.2814015896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office:value-type="float" office:value="1171.84513676082" calcext:value-type="float">
            <text:p>1171.8451367608</text:p>
          </table:table-cell>
          <table:table-cell office:value-type="float" office:value="1178.72218896177" calcext:value-type="float">
            <text:p>1178.7221889618</text:p>
          </table:table-cell>
          <table:table-cell office:value-type="float" office:value="1169.70069524701" calcext:value-type="float">
            <text:p>1169.700695247</text:p>
          </table:table-cell>
          <table:table-cell office:value-type="float" office:value="1121.63318160967" calcext:value-type="float">
            <text:p>1121.6331816097</text:p>
          </table:table-cell>
          <table:table-cell office:value-type="float" office:value="1170.14383546025" calcext:value-type="float">
            <text:p>1170.1438354603</text:p>
          </table:table-cell>
          <table:table-cell office:value-type="float" office:value="1178.42128242379" calcext:value-type="float">
            <text:p>1178.4212824238</text:p>
          </table:table-cell>
          <table:table-cell office:value-type="float" office:value="1167.28268800367" calcext:value-type="float">
            <text:p>1167.2826880037</text:p>
          </table:table-cell>
        </table:table-row>
        <table:table-row table:style-name="ro1">
          <table:table-cell office:value-type="float" office:value="7224" calcext:value-type="float">
            <text:p>7224</text:p>
          </table:table-cell>
          <table:table-cell office:value-type="float" office:value="1171.8459355221" calcext:value-type="float">
            <text:p>1171.8459355221</text:p>
          </table:table-cell>
          <table:table-cell office:value-type="float" office:value="1178.72581513673" calcext:value-type="float">
            <text:p>1178.7258151367</text:p>
          </table:table-cell>
          <table:table-cell office:value-type="float" office:value="1169.70249658304" calcext:value-type="float">
            <text:p>1169.702496583</text:p>
          </table:table-cell>
          <table:table-cell office:value-type="float" office:value="1121.65750903633" calcext:value-type="float">
            <text:p>1121.6575090363</text:p>
          </table:table-cell>
          <table:table-cell office:value-type="float" office:value="1170.14679685276" calcext:value-type="float">
            <text:p>1170.1467968528</text:p>
          </table:table-cell>
          <table:table-cell office:value-type="float" office:value="1178.42213802299" calcext:value-type="float">
            <text:p>1178.422138023</text:p>
          </table:table-cell>
          <table:table-cell office:value-type="float" office:value="1167.28503327004" calcext:value-type="float">
            <text:p>1167.28503327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1171.84997054404" calcext:value-type="float">
            <text:p>1171.849970544</text:p>
          </table:table-cell>
          <table:table-cell office:value-type="float" office:value="1178.72595803376" calcext:value-type="float">
            <text:p>1178.7259580338</text:p>
          </table:table-cell>
          <table:table-cell office:value-type="float" office:value="1169.70221656296" calcext:value-type="float">
            <text:p>1169.702216563</text:p>
          </table:table-cell>
          <table:table-cell office:value-type="float" office:value="1121.72226292796" calcext:value-type="float">
            <text:p>1121.722262928</text:p>
          </table:table-cell>
          <table:table-cell office:value-type="float" office:value="1170.14686370425" calcext:value-type="float">
            <text:p>1170.1468637043</text:p>
          </table:table-cell>
          <table:table-cell office:value-type="float" office:value="1178.41991202713" calcext:value-type="float">
            <text:p>1178.4199120271</text:p>
          </table:table-cell>
          <table:table-cell office:value-type="float" office:value="1167.28646398577" calcext:value-type="float">
            <text:p>1167.2864639858</text:p>
          </table:table-cell>
        </table:table-row>
        <table:table-row table:style-name="ro1">
          <table:table-cell office:value-type="float" office:value="7226" calcext:value-type="float">
            <text:p>7226</text:p>
          </table:table-cell>
          <table:table-cell office:value-type="float" office:value="1171.85129791915" calcext:value-type="float">
            <text:p>1171.8512979192</text:p>
          </table:table-cell>
          <table:table-cell office:value-type="float" office:value="1178.72899539494" calcext:value-type="float">
            <text:p>1178.7289953949</text:p>
          </table:table-cell>
          <table:table-cell office:value-type="float" office:value="1169.70373378493" calcext:value-type="float">
            <text:p>1169.7037337849</text:p>
          </table:table-cell>
          <table:table-cell office:value-type="float" office:value="1121.75045950789" calcext:value-type="float">
            <text:p>1121.7504595079</text:p>
          </table:table-cell>
          <table:table-cell office:value-type="float" office:value="1170.14933701713" calcext:value-type="float">
            <text:p>1170.1493370171</text:p>
          </table:table-cell>
          <table:table-cell office:value-type="float" office:value="1178.42021376315" calcext:value-type="float">
            <text:p>1178.4202137632</text:p>
          </table:table-cell>
          <table:table-cell office:value-type="float" office:value="1167.28886280963" calcext:value-type="float">
            <text:p>1167.2888628096</text:p>
          </table:table-cell>
        </table:table-row>
        <table:table-row table:style-name="ro1">
          <table:table-cell office:value-type="float" office:value="7227" calcext:value-type="float">
            <text:p>7227</text:p>
          </table:table-cell>
          <table:table-cell office:value-type="float" office:value="1171.85429605041" calcext:value-type="float">
            <text:p>1171.8542960504</text:p>
          </table:table-cell>
          <table:table-cell office:value-type="float" office:value="1178.73016439224" calcext:value-type="float">
            <text:p>1178.7301643923</text:p>
          </table:table-cell>
          <table:table-cell office:value-type="float" office:value="1169.70340474996" calcext:value-type="float">
            <text:p>1169.70340475</text:p>
          </table:table-cell>
          <table:table-cell office:value-type="float" office:value="1121.80865086065" calcext:value-type="float">
            <text:p>1121.8086508607</text:p>
          </table:table-cell>
          <table:table-cell office:value-type="float" office:value="1170.1494798627" calcext:value-type="float">
            <text:p>1170.1494798627</text:p>
          </table:table-cell>
          <table:table-cell office:value-type="float" office:value="1178.41906788928" calcext:value-type="float">
            <text:p>1178.4190678893</text:p>
          </table:table-cell>
          <table:table-cell office:value-type="float" office:value="1167.29039821032" calcext:value-type="float">
            <text:p>1167.2903982103</text:p>
          </table:table-cell>
        </table:table-row>
        <table:table-row table:style-name="ro1">
          <table:table-cell office:value-type="float" office:value="7228" calcext:value-type="float">
            <text:p>7228</text:p>
          </table:table-cell>
          <table:table-cell office:value-type="float" office:value="1171.85576707439" calcext:value-type="float">
            <text:p>1171.8557670744</text:p>
          </table:table-cell>
          <table:table-cell office:value-type="float" office:value="1178.73299505625" calcext:value-type="float">
            <text:p>1178.7329950563</text:p>
          </table:table-cell>
          <table:table-cell office:value-type="float" office:value="1169.70460201337" calcext:value-type="float">
            <text:p>1169.7046020134</text:p>
          </table:table-cell>
          <table:table-cell office:value-type="float" office:value="1121.8392360099" calcext:value-type="float">
            <text:p>1121.8392360099</text:p>
          </table:table-cell>
          <table:table-cell office:value-type="float" office:value="1170.15148710259" calcext:value-type="float">
            <text:p>1170.1514871026</text:p>
          </table:table-cell>
          <table:table-cell office:value-type="float" office:value="1178.4192434768" calcext:value-type="float">
            <text:p>1178.4192434768</text:p>
          </table:table-cell>
          <table:table-cell office:value-type="float" office:value="1167.29271678788" calcext:value-type="float">
            <text:p>1167.2927167879</text:p>
          </table:table-cell>
        </table:table-row>
        <table:table-row table:style-name="ro1">
          <table:table-cell office:value-type="float" office:value="7229" calcext:value-type="float">
            <text:p>7229</text:p>
          </table:table-cell>
          <table:table-cell office:value-type="float" office:value="1171.85809712342" calcext:value-type="float">
            <text:p>1171.8580971234</text:p>
          </table:table-cell>
          <table:table-cell office:value-type="float" office:value="1178.73479593086" calcext:value-type="float">
            <text:p>1178.7347959309</text:p>
          </table:table-cell>
          <table:table-cell office:value-type="float" office:value="1169.70429172606" calcext:value-type="float">
            <text:p>1169.7042917261</text:p>
          </table:table-cell>
          <table:table-cell office:value-type="float" office:value="1121.89214557975" calcext:value-type="float">
            <text:p>1121.8921455798</text:p>
          </table:table-cell>
          <table:table-cell office:value-type="float" office:value="1170.15161994807" calcext:value-type="float">
            <text:p>1170.1516199481</text:p>
          </table:table-cell>
          <table:table-cell office:value-type="float" office:value="1178.41877104813" calcext:value-type="float">
            <text:p>1178.4187710481</text:p>
          </table:table-cell>
          <table:table-cell office:value-type="float" office:value="1167.29436711619" calcext:value-type="float">
            <text:p>1167.2943671162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office:value-type="float" office:value="1171.85953498055" calcext:value-type="float">
            <text:p>1171.8595349806</text:p>
          </table:table-cell>
          <table:table-cell office:value-type="float" office:value="1178.73755924634" calcext:value-type="float">
            <text:p>1178.7375592463</text:p>
          </table:table-cell>
          <table:table-cell office:value-type="float" office:value="1169.70518640519" calcext:value-type="float">
            <text:p>1169.7051864052</text:p>
          </table:table-cell>
          <table:table-cell office:value-type="float" office:value="1121.92423512733" calcext:value-type="float">
            <text:p>1121.9242351273</text:p>
          </table:table-cell>
          <table:table-cell office:value-type="float" office:value="1170.15318304311" calcext:value-type="float">
            <text:p>1170.1531830431</text:p>
          </table:table-cell>
          <table:table-cell office:value-type="float" office:value="1178.41899433094" calcext:value-type="float">
            <text:p>1178.4189943309</text:p>
          </table:table-cell>
          <table:table-cell office:value-type="float" office:value="1167.29660133548" calcext:value-type="float">
            <text:p>1167.2966013355</text:p>
          </table:table-cell>
        </table:table-row>
        <table:table-row table:style-name="ro1">
          <table:table-cell office:value-type="float" office:value="7231" calcext:value-type="float">
            <text:p>7231</text:p>
          </table:table-cell>
          <table:table-cell office:value-type="float" office:value="1171.91183917647" calcext:value-type="float">
            <text:p>1171.9118391765</text:p>
          </table:table-cell>
          <table:table-cell office:value-type="float" office:value="1178.68870349879" calcext:value-type="float">
            <text:p>1178.6887034988</text:p>
          </table:table-cell>
          <table:table-cell office:value-type="float" office:value="1169.69563768194" calcext:value-type="float">
            <text:p>1169.6956376819</text:p>
          </table:table-cell>
          <table:table-cell office:value-type="float" office:value="1122.20202753835" calcext:value-type="float">
            <text:p>1122.2020275384</text:p>
          </table:table-cell>
          <table:table-cell office:value-type="float" office:value="1170.13936986475" calcext:value-type="float">
            <text:p>1170.1393698648</text:p>
          </table:table-cell>
          <table:table-cell office:value-type="float" office:value="1178.37265917984" calcext:value-type="float">
            <text:p>1178.3726591798</text:p>
          </table:table-cell>
          <table:table-cell office:value-type="float" office:value="1167.3001053926" calcext:value-type="float">
            <text:p>1167.3001053926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float" office:value="1171.91025988468" calcext:value-type="float">
            <text:p>1171.9102598847</text:p>
          </table:table-cell>
          <table:table-cell office:value-type="float" office:value="1178.69449411198" calcext:value-type="float">
            <text:p>1178.694494112</text:p>
          </table:table-cell>
          <table:table-cell office:value-type="float" office:value="1169.69749853398" calcext:value-type="float">
            <text:p>1169.697498534</text:p>
          </table:table-cell>
          <table:table-cell office:value-type="float" office:value="1122.21509662981" calcext:value-type="float">
            <text:p>1122.2150966298</text:p>
          </table:table-cell>
          <table:table-cell office:value-type="float" office:value="1170.14193550128" calcext:value-type="float">
            <text:p>1170.1419355013</text:p>
          </table:table-cell>
          <table:table-cell office:value-type="float" office:value="1178.37575685406" calcext:value-type="float">
            <text:p>1178.3757568541</text:p>
          </table:table-cell>
          <table:table-cell office:value-type="float" office:value="1167.30216007404" calcext:value-type="float">
            <text:p>1167.3021600741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float" office:value="1171.91614843846" calcext:value-type="float">
            <text:p>1171.9161484385</text:p>
          </table:table-cell>
          <table:table-cell office:value-type="float" office:value="1178.69248667073" calcext:value-type="float">
            <text:p>1178.6924866707</text:p>
          </table:table-cell>
          <table:table-cell office:value-type="float" office:value="1169.69505385577" calcext:value-type="float">
            <text:p>1169.6950538558</text:p>
          </table:table-cell>
          <table:table-cell office:value-type="float" office:value="1122.29141234242" calcext:value-type="float">
            <text:p>1122.2914123424</text:p>
          </table:table-cell>
          <table:table-cell office:value-type="float" office:value="1170.13962697986" calcext:value-type="float">
            <text:p>1170.1396269799</text:p>
          </table:table-cell>
          <table:table-cell office:value-type="float" office:value="1178.37187168826" calcext:value-type="float">
            <text:p>1178.3718716883</text:p>
          </table:table-cell>
          <table:table-cell office:value-type="float" office:value="1167.30406320069" calcext:value-type="float">
            <text:p>1167.3040632007</text:p>
          </table:table-cell>
        </table:table-row>
        <table:table-row table:style-name="ro1">
          <table:table-cell office:value-type="float" office:value="7234" calcext:value-type="float">
            <text:p>7234</text:p>
          </table:table-cell>
          <table:table-cell office:value-type="float" office:value="1171.91650580837" calcext:value-type="float">
            <text:p>1171.9165058084</text:p>
          </table:table-cell>
          <table:table-cell office:value-type="float" office:value="1178.69626437931" calcext:value-type="float">
            <text:p>1178.6962643793</text:p>
          </table:table-cell>
          <table:table-cell office:value-type="float" office:value="1169.69622694948" calcext:value-type="float">
            <text:p>1169.6962269495</text:p>
          </table:table-cell>
          <table:table-cell office:value-type="float" office:value="1122.31366772854" calcext:value-type="float">
            <text:p>1122.3136677286</text:p>
          </table:table-cell>
          <table:table-cell office:value-type="float" office:value="1170.14125679589" calcext:value-type="float">
            <text:p>1170.1412567959</text:p>
          </table:table-cell>
          <table:table-cell office:value-type="float" office:value="1178.37307816137" calcext:value-type="float">
            <text:p>1178.3730781614</text:p>
          </table:table-cell>
          <table:table-cell office:value-type="float" office:value="1167.30626917257" calcext:value-type="float">
            <text:p>1167.3062691726</text:p>
          </table:table-cell>
        </table:table-row>
        <table:table-row table:style-name="ro1">
          <table:table-cell office:value-type="float" office:value="7235" calcext:value-type="float">
            <text:p>7235</text:p>
          </table:table-cell>
          <table:table-cell office:value-type="float" office:value="1171.92039220496" calcext:value-type="float">
            <text:p>1171.920392205</text:p>
          </table:table-cell>
          <table:table-cell office:value-type="float" office:value="1178.69626204819" calcext:value-type="float">
            <text:p>1178.6962620482</text:p>
          </table:table-cell>
          <table:table-cell office:value-type="float" office:value="1169.69407096399" calcext:value-type="float">
            <text:p>1169.694070964</text:p>
          </table:table-cell>
          <table:table-cell office:value-type="float" office:value="1122.37981469021" calcext:value-type="float">
            <text:p>1122.3798146902</text:p>
          </table:table-cell>
          <table:table-cell office:value-type="float" office:value="1170.13920097294" calcext:value-type="float">
            <text:p>1170.139200973</text:p>
          </table:table-cell>
          <table:table-cell office:value-type="float" office:value="1178.37118356192" calcext:value-type="float">
            <text:p>1178.3711835619</text:p>
          </table:table-cell>
          <table:table-cell office:value-type="float" office:value="1167.30802822529" calcext:value-type="float">
            <text:p>1167.3080282253</text:p>
          </table:table-cell>
        </table:table-row>
        <table:table-row table:style-name="ro1">
          <table:table-cell office:value-type="float" office:value="7236" calcext:value-type="float">
            <text:p>7236</text:p>
          </table:table-cell>
          <table:table-cell office:value-type="float" office:value="1171.92134322077" calcext:value-type="float">
            <text:p>1171.9213432208</text:p>
          </table:table-cell>
          <table:table-cell office:value-type="float" office:value="1178.69938265239" calcext:value-type="float">
            <text:p>1178.6993826524</text:p>
          </table:table-cell>
          <table:table-cell office:value-type="float" office:value="1169.69468186681" calcext:value-type="float">
            <text:p>1169.6946818668</text:p>
          </table:table-cell>
          <table:table-cell office:value-type="float" office:value="1122.40631838149" calcext:value-type="float">
            <text:p>1122.4063183815</text:p>
          </table:table-cell>
          <table:table-cell office:value-type="float" office:value="1170.14010881853" calcext:value-type="float">
            <text:p>1170.1401088185</text:p>
          </table:table-cell>
          <table:table-cell office:value-type="float" office:value="1178.37182957046" calcext:value-type="float">
            <text:p>1178.3718295705</text:p>
          </table:table-cell>
          <table:table-cell office:value-type="float" office:value="1167.3102416598" calcext:value-type="float">
            <text:p>1167.3102416598</text:p>
          </table:table-cell>
        </table:table-row>
        <table:table-row table:style-name="ro1">
          <table:table-cell office:value-type="float" office:value="7237" calcext:value-type="float">
            <text:p>7237</text:p>
          </table:table-cell>
          <table:table-cell office:value-type="float" office:value="1171.92414082172" calcext:value-type="float">
            <text:p>1171.9241408217</text:p>
          </table:table-cell>
          <table:table-cell office:value-type="float" office:value="1178.70045941323" calcext:value-type="float">
            <text:p>1178.7004594132</text:p>
          </table:table-cell>
          <table:table-cell office:value-type="float" office:value="1169.69280971622" calcext:value-type="float">
            <text:p>1169.6928097162</text:p>
          </table:table-cell>
          <table:table-cell office:value-type="float" office:value="1122.46531637693" calcext:value-type="float">
            <text:p>1122.4653163769</text:p>
          </table:table-cell>
          <table:table-cell office:value-type="float" office:value="1170.13814095296" calcext:value-type="float">
            <text:p>1170.138140953</text:p>
          </table:table-cell>
          <table:table-cell office:value-type="float" office:value="1178.37101467688" calcext:value-type="float">
            <text:p>1178.3710146769</text:p>
          </table:table-cell>
          <table:table-cell office:value-type="float" office:value="1167.31195419497" calcext:value-type="float">
            <text:p>1167.311954195</text:p>
          </table:table-cell>
        </table:table-row>
        <table:table-row table:style-name="ro1">
          <table:table-cell office:value-type="float" office:value="7238" calcext:value-type="float">
            <text:p>7238</text:p>
          </table:table-cell>
          <table:table-cell office:value-type="float" office:value="1171.92526942035" calcext:value-type="float">
            <text:p>1171.9252694204</text:p>
          </table:table-cell>
          <table:table-cell office:value-type="float" office:value="1178.703339404" calcext:value-type="float">
            <text:p>1178.703339404</text:p>
          </table:table-cell>
          <table:table-cell office:value-type="float" office:value="1169.69298631429" calcext:value-type="float">
            <text:p>1169.6929863143</text:p>
          </table:table-cell>
          <table:table-cell office:value-type="float" office:value="1122.49445761707" calcext:value-type="float">
            <text:p>1122.4944576171</text:p>
          </table:table-cell>
          <table:table-cell office:value-type="float" office:value="1170.13843756979" calcext:value-type="float">
            <text:p>1170.1384375698</text:p>
          </table:table-cell>
          <table:table-cell office:value-type="float" office:value="1178.37153649396" calcext:value-type="float">
            <text:p>1178.371536494</text:p>
          </table:table-cell>
          <table:table-cell office:value-type="float" office:value="1167.31410984538" calcext:value-type="float">
            <text:p>1167.3141098454</text:p>
          </table:table-cell>
        </table:table-row>
        <table:table-row table:style-name="ro1">
          <table:table-cell office:value-type="float" office:value="7239" calcext:value-type="float">
            <text:p>7239</text:p>
          </table:table-cell>
          <table:table-cell office:value-type="float" office:value="1171.92736742672" calcext:value-type="float">
            <text:p>1171.9273674267</text:p>
          </table:table-cell>
          <table:table-cell office:value-type="float" office:value="1178.70508811497" calcext:value-type="float">
            <text:p>1178.705088115</text:p>
          </table:table-cell>
          <table:table-cell office:value-type="float" office:value="1169.6913911339" calcext:value-type="float">
            <text:p>1169.6913911339</text:p>
          </table:table-cell>
          <table:table-cell office:value-type="float" office:value="1122.5477691372" calcext:value-type="float">
            <text:p>1122.5477691372</text:p>
          </table:table-cell>
          <table:table-cell office:value-type="float" office:value="1170.13654611089" calcext:value-type="float">
            <text:p>1170.1365461109</text:p>
          </table:table-cell>
          <table:table-cell office:value-type="float" office:value="1178.37140153809" calcext:value-type="float">
            <text:p>1178.3714015381</text:p>
          </table:table-cell>
          <table:table-cell office:value-type="float" office:value="1167.31582544338" calcext:value-type="float">
            <text:p>1167.3158254434</text:p>
          </table:table-cell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float" office:value="1171.92848545577" calcext:value-type="float">
            <text:p>1171.9284854558</text:p>
          </table:table-cell>
          <table:table-cell office:value-type="float" office:value="1178.70790859451" calcext:value-type="float">
            <text:p>1178.7079085945</text:p>
          </table:table-cell>
          <table:table-cell office:value-type="float" office:value="1169.69123788568" calcext:value-type="float">
            <text:p>1169.6912378857</text:p>
          </table:table-cell>
          <table:table-cell office:value-type="float" office:value="1122.57868926883" calcext:value-type="float">
            <text:p>1122.5786892688</text:p>
          </table:table-cell>
          <table:table-cell office:value-type="float" office:value="1170.13631875704" calcext:value-type="float">
            <text:p>1170.1363187571</text:p>
          </table:table-cell>
          <table:table-cell office:value-type="float" office:value="1178.37195719752" calcext:value-type="float">
            <text:p>1178.3719571975</text:p>
          </table:table-cell>
          <table:table-cell office:value-type="float" office:value="1167.31784897729" calcext:value-type="float">
            <text:p>1167.3178489773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float" office:value="1171.97470913756" calcext:value-type="float">
            <text:p>1171.9747091376</text:p>
          </table:table-cell>
          <table:table-cell office:value-type="float" office:value="1178.66178330931" calcext:value-type="float">
            <text:p>1178.6617833093</text:p>
          </table:table-cell>
          <table:table-cell office:value-type="float" office:value="1169.66613723231" calcext:value-type="float">
            <text:p>1169.6661372323</text:p>
          </table:table-cell>
          <table:table-cell office:value-type="float" office:value="1122.87751616953" calcext:value-type="float">
            <text:p>1122.8775161695</text:p>
          </table:table-cell>
          <table:table-cell office:value-type="float" office:value="1170.10960998505" calcext:value-type="float">
            <text:p>1170.1096099851</text:p>
          </table:table-cell>
          <table:table-cell office:value-type="float" office:value="1178.32492206925" calcext:value-type="float">
            <text:p>1178.3249220693</text:p>
          </table:table-cell>
          <table:table-cell office:value-type="float" office:value="1167.33033458971" calcext:value-type="float">
            <text:p>1167.3303345897</text:p>
          </table:table-cell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float" office:value="1171.97285602741" calcext:value-type="float">
            <text:p>1171.9728560274</text:p>
          </table:table-cell>
          <table:table-cell office:value-type="float" office:value="1178.66763701758" calcext:value-type="float">
            <text:p>1178.6676370176</text:p>
          </table:table-cell>
          <table:table-cell office:value-type="float" office:value="1169.66774478726" calcext:value-type="float">
            <text:p>1169.6677447873</text:p>
          </table:table-cell>
          <table:table-cell office:value-type="float" office:value="1122.88793098999" calcext:value-type="float">
            <text:p>1122.88793099</text:p>
          </table:table-cell>
          <table:table-cell office:value-type="float" office:value="1170.11097326753" calcext:value-type="float">
            <text:p>1170.1109732675</text:p>
          </table:table-cell>
          <table:table-cell office:value-type="float" office:value="1178.32830975848" calcext:value-type="float">
            <text:p>1178.3283097585</text:p>
          </table:table-cell>
          <table:table-cell office:value-type="float" office:value="1167.33177858227" calcext:value-type="float">
            <text:p>1167.3317785823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float" office:value="1171.97859213915" calcext:value-type="float">
            <text:p>1171.9785921392</text:p>
          </table:table-cell>
          <table:table-cell office:value-type="float" office:value="1178.66561208651" calcext:value-type="float">
            <text:p>1178.6656120865</text:p>
          </table:table-cell>
          <table:table-cell office:value-type="float" office:value="1169.66319831383" calcext:value-type="float">
            <text:p>1169.6631983138</text:p>
          </table:table-cell>
          <table:table-cell office:value-type="float" office:value="1122.96595477843" calcext:value-type="float">
            <text:p>1122.9659547784</text:p>
          </table:table-cell>
          <table:table-cell office:value-type="float" office:value="1170.10581661348" calcext:value-type="float">
            <text:p>1170.1058166135</text:p>
          </table:table-cell>
          <table:table-cell office:value-type="float" office:value="1178.32476886432" calcext:value-type="float">
            <text:p>1178.3247688643</text:p>
          </table:table-cell>
          <table:table-cell office:value-type="float" office:value="1167.33411347565" calcext:value-type="float">
            <text:p>1167.3341134757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float" office:value="1171.9786206077" calcext:value-type="float">
            <text:p>1171.9786206077</text:p>
          </table:table-cell>
          <table:table-cell office:value-type="float" office:value="1178.66948884904" calcext:value-type="float">
            <text:p>1178.6694888491</text:p>
          </table:table-cell>
          <table:table-cell office:value-type="float" office:value="1169.66352196392" calcext:value-type="float">
            <text:p>1169.6635219639</text:p>
          </table:table-cell>
          <table:table-cell office:value-type="float" office:value="1122.9860216692" calcext:value-type="float">
            <text:p>1122.9860216692</text:p>
          </table:table-cell>
          <table:table-cell office:value-type="float" office:value="1170.10576460814" calcext:value-type="float">
            <text:p>1170.1057646082</text:p>
          </table:table-cell>
          <table:table-cell office:value-type="float" office:value="1178.3262429975" calcext:value-type="float">
            <text:p>1178.3262429975</text:p>
          </table:table-cell>
          <table:table-cell office:value-type="float" office:value="1167.3359890486" calcext:value-type="float">
            <text:p>1167.3359890486</text:p>
          </table:table-cell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float" office:value="1171.98235727903" calcext:value-type="float">
            <text:p>1171.982357279</text:p>
          </table:table-cell>
          <table:table-cell office:value-type="float" office:value="1178.66946394516" calcext:value-type="float">
            <text:p>1178.6694639452</text:p>
          </table:table-cell>
          <table:table-cell office:value-type="float" office:value="1169.65998579975" calcext:value-type="float">
            <text:p>1169.6599857998</text:p>
          </table:table-cell>
          <table:table-cell office:value-type="float" office:value="1123.05295084602" calcext:value-type="float">
            <text:p>1123.052950846</text:p>
          </table:table-cell>
          <table:table-cell office:value-type="float" office:value="1170.1013174761" calcext:value-type="float">
            <text:p>1170.1013174761</text:p>
          </table:table-cell>
          <table:table-cell office:value-type="float" office:value="1178.32465335418" calcext:value-type="float">
            <text:p>1178.3246533542</text:p>
          </table:table-cell>
          <table:table-cell office:value-type="float" office:value="1167.33799580155" calcext:value-type="float">
            <text:p>1167.3379958016</text:p>
          </table:table-cell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float" office:value="1171.98300673669" calcext:value-type="float">
            <text:p>1171.9830067367</text:p>
          </table:table-cell>
          <table:table-cell office:value-type="float" office:value="1178.67266990428" calcext:value-type="float">
            <text:p>1178.6726699043</text:p>
          </table:table-cell>
          <table:table-cell office:value-type="float" office:value="1169.65962876561" calcext:value-type="float">
            <text:p>1169.6596287656</text:p>
          </table:table-cell>
          <table:table-cell office:value-type="float" office:value="1123.07750184061" calcext:value-type="float">
            <text:p>1123.0775018406</text:p>
          </table:table-cell>
          <table:table-cell office:value-type="float" office:value="1170.1004251291" calcext:value-type="float">
            <text:p>1170.1004251291</text:p>
          </table:table-cell>
          <table:table-cell office:value-type="float" office:value="1178.32555805243" calcext:value-type="float">
            <text:p>1178.3255580524</text:p>
          </table:table-cell>
          <table:table-cell office:value-type="float" office:value="1167.3400196952" calcext:value-type="float">
            <text:p>1167.3400196952</text:p>
          </table:table-cell>
        </table:table-row>
        <table:table-row table:style-name="ro1">
          <table:table-cell office:value-type="float" office:value="7247" calcext:value-type="float">
            <text:p>7247</text:p>
          </table:table-cell>
          <table:table-cell office:value-type="float" office:value="1171.98562606945" calcext:value-type="float">
            <text:p>1171.9856260695</text:p>
          </table:table-cell>
          <table:table-cell office:value-type="float" office:value="1178.67375059812" calcext:value-type="float">
            <text:p>1178.6737505981</text:p>
          </table:table-cell>
          <table:table-cell office:value-type="float" office:value="1169.65680366714" calcext:value-type="float">
            <text:p>1169.6568036672</text:p>
          </table:table-cell>
          <table:table-cell office:value-type="float" office:value="1123.13693446419" calcext:value-type="float">
            <text:p>1123.1369344642</text:p>
          </table:table-cell>
          <table:table-cell office:value-type="float" office:value="1170.09644311881" calcext:value-type="float">
            <text:p>1170.0964431188</text:p>
          </table:table-cell>
          <table:table-cell office:value-type="float" office:value="1178.32501540812" calcext:value-type="float">
            <text:p>1178.3250154081</text:p>
          </table:table-cell>
          <table:table-cell office:value-type="float" office:value="1167.34193783205" calcext:value-type="float">
            <text:p>1167.3419378321</text:p>
          </table:table-cell>
        </table:table-row>
        <table:table-row table:style-name="ro1">
          <table:table-cell office:value-type="float" office:value="7248" calcext:value-type="float">
            <text:p>7248</text:p>
          </table:table-cell>
          <table:table-cell office:value-type="float" office:value="1171.98646971253" calcext:value-type="float">
            <text:p>1171.9864697125</text:p>
          </table:table-cell>
          <table:table-cell office:value-type="float" office:value="1178.67670057032" calcext:value-type="float">
            <text:p>1178.6767005703</text:p>
          </table:table-cell>
          <table:table-cell office:value-type="float" office:value="1169.65604700015" calcext:value-type="float">
            <text:p>1169.6560470002</text:p>
          </table:table-cell>
          <table:table-cell office:value-type="float" office:value="1123.16434236497" calcext:value-type="float">
            <text:p>1123.164342365</text:p>
          </table:table-cell>
          <table:table-cell office:value-type="float" office:value="1170.09495605773" calcext:value-type="float">
            <text:p>1170.0949560577</text:p>
          </table:table-cell>
          <table:table-cell office:value-type="float" office:value="1178.3257613491" calcext:value-type="float">
            <text:p>1178.3257613491</text:p>
          </table:table-cell>
          <table:table-cell office:value-type="float" office:value="1167.34401430103" calcext:value-type="float">
            <text:p>1167.344014301</text:p>
          </table:table-cell>
        </table:table-row>
        <table:table-row table:style-name="ro1">
          <table:table-cell office:value-type="float" office:value="7249" calcext:value-type="float">
            <text:p>7249</text:p>
          </table:table-cell>
          <table:table-cell office:value-type="float" office:value="1171.98837292482" calcext:value-type="float">
            <text:p>1171.9883729248</text:p>
          </table:table-cell>
          <table:table-cell office:value-type="float" office:value="1178.67847985727" calcext:value-type="float">
            <text:p>1178.6784798573</text:p>
          </table:table-cell>
          <table:table-cell office:value-type="float" office:value="1169.65374893388" calcext:value-type="float">
            <text:p>1169.6537489339</text:p>
          </table:table-cell>
          <table:table-cell office:value-type="float" office:value="1123.21765210325" calcext:value-type="float">
            <text:p>1123.2176521033</text:p>
          </table:table-cell>
          <table:table-cell office:value-type="float" office:value="1170.0913040714" calcext:value-type="float">
            <text:p>1170.0913040714</text:p>
          </table:table-cell>
          <table:table-cell office:value-type="float" office:value="1178.3258445664" calcext:value-type="float">
            <text:p>1178.3258445664</text:p>
          </table:table-cell>
          <table:table-cell office:value-type="float" office:value="1167.34594546874" calcext:value-type="float">
            <text:p>1167.3459454687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171.98922869105" calcext:value-type="float">
            <text:p>1171.9892286911</text:p>
          </table:table-cell>
          <table:table-cell office:value-type="float" office:value="1178.68135247341" calcext:value-type="float">
            <text:p>1178.6813524734</text:p>
          </table:table-cell>
          <table:table-cell office:value-type="float" office:value="1169.65277655097" calcext:value-type="float">
            <text:p>1169.652776551</text:p>
          </table:table-cell>
          <table:table-cell office:value-type="float" office:value="1123.24689700147" calcext:value-type="float">
            <text:p>1123.2468970015</text:p>
          </table:table-cell>
          <table:table-cell office:value-type="float" office:value="1170.08937274365" calcext:value-type="float">
            <text:p>1170.0893727437</text:p>
          </table:table-cell>
          <table:table-cell office:value-type="float" office:value="1178.32659284937" calcext:value-type="float">
            <text:p>1178.3265928494</text:p>
          </table:table-cell>
          <table:table-cell office:value-type="float" office:value="1167.34806528445" calcext:value-type="float">
            <text:p>1167.3480652845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float" office:value="1172.04495458529" calcext:value-type="float">
            <text:p>1172.0449545853</text:p>
          </table:table-cell>
          <table:table-cell office:value-type="float" office:value="1178.6326860014" calcext:value-type="float">
            <text:p>1178.6326860014</text:p>
          </table:table-cell>
          <table:table-cell office:value-type="float" office:value="1169.61798608346" calcext:value-type="float">
            <text:p>1169.6179860835</text:p>
          </table:table-cell>
          <table:table-cell office:value-type="float" office:value="1123.56099564427" calcext:value-type="float">
            <text:p>1123.5609956443</text:p>
          </table:table-cell>
          <table:table-cell office:value-type="float" office:value="1170.05286815803" calcext:value-type="float">
            <text:p>1170.052868158</text:p>
          </table:table-cell>
          <table:table-cell office:value-type="float" office:value="1178.28257028798" calcext:value-type="float">
            <text:p>1178.282570288</text:p>
          </table:table-cell>
          <table:table-cell office:value-type="float" office:value="1167.36076780011" calcext:value-type="float">
            <text:p>1167.3607678001</text:p>
          </table:table-cell>
        </table:table-row>
        <table:table-row table:style-name="ro1">
          <table:table-cell office:value-type="float" office:value="7252" calcext:value-type="float">
            <text:p>7252</text:p>
          </table:table-cell>
          <table:table-cell office:value-type="float" office:value="1172.04254753773" calcext:value-type="float">
            <text:p>1172.0425475377</text:p>
          </table:table-cell>
          <table:table-cell office:value-type="float" office:value="1178.63867075519" calcext:value-type="float">
            <text:p>1178.6386707552</text:p>
          </table:table-cell>
          <table:table-cell office:value-type="float" office:value="1169.61929629837" calcext:value-type="float">
            <text:p>1169.6192962984</text:p>
          </table:table-cell>
          <table:table-cell office:value-type="float" office:value="1123.56819643974" calcext:value-type="float">
            <text:p>1123.5681964398</text:p>
          </table:table-cell>
          <table:table-cell office:value-type="float" office:value="1170.05335323459" calcext:value-type="float">
            <text:p>1170.0533532346</text:p>
          </table:table-cell>
          <table:table-cell office:value-type="float" office:value="1178.28603273163" calcext:value-type="float">
            <text:p>1178.2860327316</text:p>
          </table:table-cell>
          <table:table-cell office:value-type="float" office:value="1167.36227702579" calcext:value-type="float">
            <text:p>1167.3622770258</text:p>
          </table:table-cell>
        </table:table-row>
        <table:table-row table:style-name="ro1">
          <table:table-cell office:value-type="float" office:value="7253" calcext:value-type="float">
            <text:p>7253</text:p>
          </table:table-cell>
          <table:table-cell office:value-type="float" office:value="1172.04837923107" calcext:value-type="float">
            <text:p>1172.0483792311</text:p>
          </table:table-cell>
          <table:table-cell office:value-type="float" office:value="1178.63658166015" calcext:value-type="float">
            <text:p>1178.6365816602</text:p>
          </table:table-cell>
          <table:table-cell office:value-type="float" office:value="1169.61386214785" calcext:value-type="float">
            <text:p>1169.6138621479</text:p>
          </table:table-cell>
          <table:table-cell office:value-type="float" office:value="1123.64796969269" calcext:value-type="float">
            <text:p>1123.6479696927</text:p>
          </table:table-cell>
          <table:table-cell office:value-type="float" office:value="1170.04574871242" calcext:value-type="float">
            <text:p>1170.0457487124</text:p>
          </table:table-cell>
          <table:table-cell office:value-type="float" office:value="1178.28279771357" calcext:value-type="float">
            <text:p>1178.2827977136</text:p>
          </table:table-cell>
          <table:table-cell office:value-type="float" office:value="1167.36554084207" calcext:value-type="float">
            <text:p>1167.3655408421</text:p>
          </table:table-cell>
        </table:table-row>
        <table:table-row table:style-name="ro1">
          <table:table-cell office:value-type="float" office:value="7254" calcext:value-type="float">
            <text:p>7254</text:p>
          </table:table-cell>
          <table:table-cell office:value-type="float" office:value="1172.04809252605" calcext:value-type="float">
            <text:p>1172.0480925261</text:p>
          </table:table-cell>
          <table:table-cell office:value-type="float" office:value="1178.64053218444" calcext:value-type="float">
            <text:p>1178.6405321845</text:p>
          </table:table-cell>
          <table:table-cell office:value-type="float" office:value="1169.61360427609" calcext:value-type="float">
            <text:p>1169.6136042761</text:p>
          </table:table-cell>
          <table:table-cell office:value-type="float" office:value="1123.665439808" calcext:value-type="float">
            <text:p>1123.665439808</text:p>
          </table:table-cell>
          <table:table-cell office:value-type="float" office:value="1170.04448868245" calcext:value-type="float">
            <text:p>1170.0444886825</text:p>
          </table:table-cell>
          <table:table-cell office:value-type="float" office:value="1178.28440733023" calcext:value-type="float">
            <text:p>1178.2844073302</text:p>
          </table:table-cell>
          <table:table-cell office:value-type="float" office:value="1167.36767779378" calcext:value-type="float">
            <text:p>1167.3676777938</text:p>
          </table:table-cell>
        </table:table-row>
        <table:table-row table:style-name="ro1">
          <table:table-cell office:value-type="float" office:value="7255" calcext:value-type="float">
            <text:p>7255</text:p>
          </table:table-cell>
          <table:table-cell office:value-type="float" office:value="1172.05177521954" calcext:value-type="float">
            <text:p>1172.0517752195</text:p>
          </table:table-cell>
          <table:table-cell office:value-type="float" office:value="1178.64049500922" calcext:value-type="float">
            <text:p>1178.6404950092</text:p>
          </table:table-cell>
          <table:table-cell office:value-type="float" office:value="1169.60975251091" calcext:value-type="float">
            <text:p>1169.6097525109</text:p>
          </table:table-cell>
          <table:table-cell office:value-type="float" office:value="1123.73369237011" calcext:value-type="float">
            <text:p>1123.7336923701</text:p>
          </table:table-cell>
          <table:table-cell office:value-type="float" office:value="1170.0382777402" calcext:value-type="float">
            <text:p>1170.0382777402</text:p>
          </table:table-cell>
          <table:table-cell office:value-type="float" office:value="1178.28303531671" calcext:value-type="float">
            <text:p>1178.2830353167</text:p>
          </table:table-cell>
          <table:table-cell office:value-type="float" office:value="1167.37048024726" calcext:value-type="float">
            <text:p>1167.3704802473</text:p>
          </table:table-cell>
        </table:table-row>
        <table:table-row table:style-name="ro1">
          <table:table-cell office:value-type="float" office:value="7256" calcext:value-type="float">
            <text:p>7256</text:p>
          </table:table-cell>
          <table:table-cell office:value-type="float" office:value="1172.05216789158" calcext:value-type="float">
            <text:p>1172.0521678916</text:p>
          </table:table-cell>
          <table:table-cell office:value-type="float" office:value="1178.64375076574" calcext:value-type="float">
            <text:p>1178.6437507657</text:p>
          </table:table-cell>
          <table:table-cell office:value-type="float" office:value="1169.60890111516" calcext:value-type="float">
            <text:p>1169.6089011152</text:p>
          </table:table-cell>
          <table:table-cell office:value-type="float" office:value="1123.75611907527" calcext:value-type="float">
            <text:p>1123.7561190753</text:p>
          </table:table-cell>
          <table:table-cell office:value-type="float" office:value="1170.03618102152" calcext:value-type="float">
            <text:p>1170.0361810215</text:p>
          </table:table-cell>
          <table:table-cell office:value-type="float" office:value="1178.28406673488" calcext:value-type="float">
            <text:p>1178.2840667349</text:p>
          </table:table-cell>
          <table:table-cell office:value-type="float" office:value="1167.37287013179" calcext:value-type="float">
            <text:p>1167.3728701318</text:p>
          </table:table-cell>
        </table:table-row>
        <table:table-row table:style-name="ro1">
          <table:table-cell office:value-type="float" office:value="7257" calcext:value-type="float">
            <text:p>7257</text:p>
          </table:table-cell>
          <table:table-cell office:value-type="float" office:value="1172.05468553398" calcext:value-type="float">
            <text:p>1172.054685534</text:p>
          </table:table-cell>
          <table:table-cell office:value-type="float" office:value="1178.64483737176" calcext:value-type="float">
            <text:p>1178.6448373718</text:p>
          </table:table-cell>
          <table:table-cell office:value-type="float" office:value="1169.60606080595" calcext:value-type="float">
            <text:p>1169.606060806</text:p>
          </table:table-cell>
          <table:table-cell office:value-type="float" office:value="1123.81618588281" calcext:value-type="float">
            <text:p>1123.8161858828</text:p>
          </table:table-cell>
          <table:table-cell office:value-type="float" office:value="1170.03089354226" calcext:value-type="float">
            <text:p>1170.0308935423</text:p>
          </table:table-cell>
          <table:table-cell office:value-type="float" office:value="1178.28369045578" calcext:value-type="float">
            <text:p>1178.2836904558</text:p>
          </table:table-cell>
          <table:table-cell office:value-type="float" office:value="1167.37547234191" calcext:value-type="float">
            <text:p>1167.3754723419</text:p>
          </table:table-cell>
        </table:table-row>
        <table:table-row table:style-name="ro1">
          <table:table-cell office:value-type="float" office:value="7258" calcext:value-type="float">
            <text:p>7258</text:p>
          </table:table-cell>
          <table:table-cell office:value-type="float" office:value="1172.05529955348" calcext:value-type="float">
            <text:p>1172.0552995535</text:p>
          </table:table-cell>
          <table:table-cell office:value-type="float" office:value="1178.64782335417" calcext:value-type="float">
            <text:p>1178.6478233542</text:p>
          </table:table-cell>
          <table:table-cell office:value-type="float" office:value="1169.60501256036" calcext:value-type="float">
            <text:p>1169.6050125604</text:p>
          </table:table-cell>
          <table:table-cell office:value-type="float" office:value="1123.84167793355" calcext:value-type="float">
            <text:p>1123.8416779336</text:p>
          </table:table-cell>
          <table:table-cell office:value-type="float" office:value="1170.02833926669" calcext:value-type="float">
            <text:p>1170.0283392667</text:p>
          </table:table-cell>
          <table:table-cell office:value-type="float" office:value="1178.28455635954" calcext:value-type="float">
            <text:p>1178.2845563595</text:p>
          </table:table-cell>
          <table:table-cell office:value-type="float" office:value="1167.37794015399" calcext:value-type="float">
            <text:p>1167.377940154</text:p>
          </table:table-cell>
        </table:table-row>
        <table:table-row table:style-name="ro1">
          <table:table-cell office:value-type="float" office:value="7259" calcext:value-type="float">
            <text:p>7259</text:p>
          </table:table-cell>
          <table:table-cell office:value-type="float" office:value="1172.05707733881" calcext:value-type="float">
            <text:p>1172.0570773388</text:p>
          </table:table-cell>
          <table:table-cell office:value-type="float" office:value="1178.64963097998" calcext:value-type="float">
            <text:p>1178.64963098</text:p>
          </table:table-cell>
          <table:table-cell office:value-type="float" office:value="1169.60290670522" calcext:value-type="float">
            <text:p>1169.6029067052</text:p>
          </table:table-cell>
          <table:table-cell office:value-type="float" office:value="1123.89491407203" calcext:value-type="float">
            <text:p>1123.894914072</text:p>
          </table:table-cell>
          <table:table-cell office:value-type="float" office:value="1170.02374880425" calcext:value-type="float">
            <text:p>1170.0237488043</text:p>
          </table:table-cell>
          <table:table-cell office:value-type="float" office:value="1178.28477708271" calcext:value-type="float">
            <text:p>1178.2847770827</text:p>
          </table:table-cell>
          <table:table-cell office:value-type="float" office:value="1167.38044699851" calcext:value-type="float">
            <text:p>1167.3804469985</text:p>
          </table:table-cell>
        </table:table-row>
        <table:table-row table:style-name="ro1">
          <table:table-cell office:value-type="float" office:value="7260" calcext:value-type="float">
            <text:p>7260</text:p>
          </table:table-cell>
          <table:table-cell office:value-type="float" office:value="1172.05771393284" calcext:value-type="float">
            <text:p>1172.0577139328</text:p>
          </table:table-cell>
          <table:table-cell office:value-type="float" office:value="1178.65253050946" calcext:value-type="float">
            <text:p>1178.6525305095</text:p>
          </table:table-cell>
          <table:table-cell office:value-type="float" office:value="1169.60186731016" calcext:value-type="float">
            <text:p>1169.6018673102</text:p>
          </table:table-cell>
          <table:table-cell office:value-type="float" office:value="1123.9226041337" calcext:value-type="float">
            <text:p>1123.9226041337</text:p>
          </table:table-cell>
          <table:table-cell office:value-type="float" office:value="1170.02098417176" calcext:value-type="float">
            <text:p>1170.0209841718</text:p>
          </table:table-cell>
          <table:table-cell office:value-type="float" office:value="1178.2856369557" calcext:value-type="float">
            <text:p>1178.2856369557</text:p>
          </table:table-cell>
          <table:table-cell office:value-type="float" office:value="1167.38293745569" calcext:value-type="float">
            <text:p>1167.3829374557</text:p>
          </table:table-cell>
        </table:table-row>
        <table:table-row table:style-name="ro1">
          <table:table-cell office:value-type="float" office:value="7261" calcext:value-type="float">
            <text:p>7261</text:p>
          </table:table-cell>
          <table:table-cell office:value-type="float" office:value="1172.10616598004" calcext:value-type="float">
            <text:p>1172.10616598</text:p>
          </table:table-cell>
          <table:table-cell office:value-type="float" office:value="1178.60640528793" calcext:value-type="float">
            <text:p>1178.6064052879</text:p>
          </table:table-cell>
          <table:table-cell office:value-type="float" office:value="1169.55984368529" calcext:value-type="float">
            <text:p>1169.5598436853</text:p>
          </table:table-cell>
          <table:table-cell office:value-type="float" office:value="1124.25431612162" calcext:value-type="float">
            <text:p>1124.2543161216</text:p>
          </table:table-cell>
          <table:table-cell office:value-type="float" office:value="1169.96834677554" calcext:value-type="float">
            <text:p>1169.9683467756</text:p>
          </table:table-cell>
          <table:table-cell office:value-type="float" office:value="1178.24270314152" calcext:value-type="float">
            <text:p>1178.2427031415</text:p>
          </table:table-cell>
          <table:table-cell office:value-type="float" office:value="1167.40586128765" calcext:value-type="float">
            <text:p>1167.4058612877</text:p>
          </table:table-cell>
        </table:table-row>
        <table:table-row table:style-name="ro1">
          <table:table-cell office:value-type="float" office:value="7262" calcext:value-type="float">
            <text:p>7262</text:p>
          </table:table-cell>
          <table:table-cell office:value-type="float" office:value="1172.10365109493" calcext:value-type="float">
            <text:p>1172.1036510949</text:p>
          </table:table-cell>
          <table:table-cell office:value-type="float" office:value="1178.61238123692" calcext:value-type="float">
            <text:p>1178.6123812369</text:p>
          </table:table-cell>
          <table:table-cell office:value-type="float" office:value="1169.56142436115" calcext:value-type="float">
            <text:p>1169.5614243612</text:p>
          </table:table-cell>
          <table:table-cell office:value-type="float" office:value="1124.25796483707" calcext:value-type="float">
            <text:p>1124.2579648371</text:p>
          </table:table-cell>
          <table:table-cell office:value-type="float" office:value="1169.96889406776" calcext:value-type="float">
            <text:p>1169.9688940678</text:p>
          </table:table-cell>
          <table:table-cell office:value-type="float" office:value="1178.24613048642" calcext:value-type="float">
            <text:p>1178.2461304864</text:p>
          </table:table-cell>
          <table:table-cell office:value-type="float" office:value="1167.40726569914" calcext:value-type="float">
            <text:p>1167.4072656992</text:p>
          </table:table-cell>
        </table:table-row>
        <table:table-row table:style-name="ro1">
          <table:table-cell office:value-type="float" office:value="7263" calcext:value-type="float">
            <text:p>7263</text:p>
          </table:table-cell>
          <table:table-cell office:value-type="float" office:value="1172.10936871737" calcext:value-type="float">
            <text:p>1172.1093687174</text:p>
          </table:table-cell>
          <table:table-cell office:value-type="float" office:value="1178.61035824254" calcext:value-type="float">
            <text:p>1178.6103582426</text:p>
          </table:table-cell>
          <table:table-cell office:value-type="float" office:value="1169.55637255286" calcext:value-type="float">
            <text:p>1169.5563725529</text:p>
          </table:table-cell>
          <table:table-cell office:value-type="float" office:value="1124.34022462118" calcext:value-type="float">
            <text:p>1124.3402246212</text:p>
          </table:table-cell>
          <table:table-cell office:value-type="float" office:value="1169.95990060591" calcext:value-type="float">
            <text:p>1169.9599006059</text:p>
          </table:table-cell>
          <table:table-cell office:value-type="float" office:value="1178.24321272705" calcext:value-type="float">
            <text:p>1178.2432127271</text:p>
          </table:table-cell>
          <table:table-cell office:value-type="float" office:value="1167.41151942796" calcext:value-type="float">
            <text:p>1167.411519428</text:p>
          </table:table-cell>
        </table:table-row>
        <table:table-row table:style-name="ro1">
          <table:table-cell office:value-type="float" office:value="7264" calcext:value-type="float">
            <text:p>7264</text:p>
          </table:table-cell>
          <table:table-cell office:value-type="float" office:value="1172.10889213754" calcext:value-type="float">
            <text:p>1172.1088921375</text:p>
          </table:table-cell>
          <table:table-cell office:value-type="float" office:value="1178.61432542193" calcext:value-type="float">
            <text:p>1178.6143254219</text:p>
          </table:table-cell>
          <table:table-cell office:value-type="float" office:value="1169.55634902575" calcext:value-type="float">
            <text:p>1169.5563490258</text:p>
          </table:table-cell>
          <table:table-cell office:value-type="float" office:value="1124.3547376889" calcext:value-type="float">
            <text:p>1124.3547376889</text:p>
          </table:table-cell>
          <table:table-cell office:value-type="float" office:value="1169.95839894065" calcext:value-type="float">
            <text:p>1169.9583989407</text:p>
          </table:table-cell>
          <table:table-cell office:value-type="float" office:value="1178.24486947491" calcext:value-type="float">
            <text:p>1178.2448694749</text:p>
          </table:table-cell>
          <table:table-cell office:value-type="float" office:value="1167.41388546587" calcext:value-type="float">
            <text:p>1167.4138854659</text:p>
          </table:table-cell>
        </table:table-row>
        <table:table-row table:style-name="ro1">
          <table:table-cell office:value-type="float" office:value="7265" calcext:value-type="float">
            <text:p>7265</text:p>
          </table:table-cell>
          <table:table-cell office:value-type="float" office:value="1172.11250303489" calcext:value-type="float">
            <text:p>1172.1125030349</text:p>
          </table:table-cell>
          <table:table-cell office:value-type="float" office:value="1178.61432031395" calcext:value-type="float">
            <text:p>1178.614320314</text:p>
          </table:table-cell>
          <table:table-cell office:value-type="float" office:value="1169.55320182012" calcext:value-type="float">
            <text:p>1169.5532018201</text:p>
          </table:table-cell>
          <table:table-cell office:value-type="float" office:value="1124.42456760381" calcext:value-type="float">
            <text:p>1124.4245676038</text:p>
          </table:table-cell>
          <table:table-cell office:value-type="float" office:value="1169.95152545351" calcext:value-type="float">
            <text:p>1169.9515254535</text:p>
          </table:table-cell>
          <table:table-cell office:value-type="float" office:value="1178.24374356508" calcext:value-type="float">
            <text:p>1178.2437435651</text:p>
          </table:table-cell>
          <table:table-cell office:value-type="float" office:value="1167.41745396056" calcext:value-type="float">
            <text:p>1167.4174539606</text:p>
          </table:table-cell>
        </table:table-row>
        <table:table-row table:style-name="ro1">
          <table:table-cell office:value-type="float" office:value="7266" calcext:value-type="float">
            <text:p>7266</text:p>
          </table:table-cell>
          <table:table-cell office:value-type="float" office:value="1172.11272369621" calcext:value-type="float">
            <text:p>1172.1127236962</text:p>
          </table:table-cell>
          <table:table-cell office:value-type="float" office:value="1178.61757460652" calcext:value-type="float">
            <text:p>1178.6175746065</text:p>
          </table:table-cell>
          <table:table-cell office:value-type="float" office:value="1169.55275300179" calcext:value-type="float">
            <text:p>1169.5527530018</text:p>
          </table:table-cell>
          <table:table-cell office:value-type="float" office:value="1124.44458301224" calcext:value-type="float">
            <text:p>1124.4445830123</text:p>
          </table:table-cell>
          <table:table-cell office:value-type="float" office:value="1169.94927378777" calcext:value-type="float">
            <text:p>1169.9492737878</text:p>
          </table:table-cell>
          <table:table-cell office:value-type="float" office:value="1178.24485838626" calcext:value-type="float">
            <text:p>1178.2448583863</text:p>
          </table:table-cell>
          <table:table-cell office:value-type="float" office:value="1167.42011782989" calcext:value-type="float">
            <text:p>1167.4201178299</text:p>
          </table:table-cell>
        </table:table-row>
        <table:table-row table:style-name="ro1">
          <table:table-cell office:value-type="float" office:value="7267" calcext:value-type="float">
            <text:p>7267</text:p>
          </table:table-cell>
          <table:table-cell office:value-type="float" office:value="1172.11516202597" calcext:value-type="float">
            <text:p>1172.115162026</text:p>
          </table:table-cell>
          <table:table-cell office:value-type="float" office:value="1178.61872337065" calcext:value-type="float">
            <text:p>1178.6187233707</text:p>
          </table:table-cell>
          <table:table-cell office:value-type="float" office:value="1169.55075241491" calcext:value-type="float">
            <text:p>1169.5507524149</text:p>
          </table:table-cell>
          <table:table-cell office:value-type="float" office:value="1124.50539963576" calcext:value-type="float">
            <text:p>1124.5053996358</text:p>
          </table:table-cell>
          <table:table-cell office:value-type="float" office:value="1169.94374550091" calcext:value-type="float">
            <text:p>1169.9437455009</text:p>
          </table:table-cell>
          <table:table-cell office:value-type="float" office:value="1178.24467275011" calcext:value-type="float">
            <text:p>1178.2446727501</text:p>
          </table:table-cell>
          <table:table-cell office:value-type="float" office:value="1167.42328526499" calcext:value-type="float">
            <text:p>1167.423285265</text:p>
          </table:table-cell>
        </table:table-row>
        <table:table-row table:style-name="ro1">
          <table:table-cell office:value-type="float" office:value="7268" calcext:value-type="float">
            <text:p>7268</text:p>
          </table:table-cell>
          <table:table-cell office:value-type="float" office:value="1172.11562230133" calcext:value-type="float">
            <text:p>1172.1156223013</text:p>
          </table:table-cell>
          <table:table-cell office:value-type="float" office:value="1178.62173280129" calcext:value-type="float">
            <text:p>1178.6217328013</text:p>
          </table:table-cell>
          <table:table-cell office:value-type="float" office:value="1169.55025863746" calcext:value-type="float">
            <text:p>1169.5502586375</text:p>
          </table:table-cell>
          <table:table-cell office:value-type="float" office:value="1124.529025621" calcext:value-type="float">
            <text:p>1124.529025621</text:p>
          </table:table-cell>
          <table:table-cell office:value-type="float" office:value="1169.94120940165" calcext:value-type="float">
            <text:p>1169.9412094017</text:p>
          </table:table-cell>
          <table:table-cell office:value-type="float" office:value="1178.24562319023" calcext:value-type="float">
            <text:p>1178.2456231902</text:p>
          </table:table-cell>
          <table:table-cell office:value-type="float" office:value="1167.42596805608" calcext:value-type="float">
            <text:p>1167.4259680561</text:p>
          </table:table-cell>
        </table:table-row>
        <table:table-row table:style-name="ro1">
          <table:table-cell office:value-type="float" office:value="7269" calcext:value-type="float">
            <text:p>7269</text:p>
          </table:table-cell>
          <table:table-cell office:value-type="float" office:value="1172.11730129082" calcext:value-type="float">
            <text:p>1172.1173012908</text:p>
          </table:table-cell>
          <table:table-cell office:value-type="float" office:value="1178.62360068212" calcext:value-type="float">
            <text:p>1178.6236006821</text:p>
          </table:table-cell>
          <table:table-cell office:value-type="float" office:value="1169.54903133998" calcext:value-type="float">
            <text:p>1169.54903134</text:p>
          </table:table-cell>
          <table:table-cell office:value-type="float" office:value="1124.58247413124" calcext:value-type="float">
            <text:p>1124.5824741312</text:p>
          </table:table-cell>
          <table:table-cell office:value-type="float" office:value="1169.93667401523" calcext:value-type="float">
            <text:p>1169.9366740152</text:p>
          </table:table-cell>
          <table:table-cell office:value-type="float" office:value="1178.24599517038" calcext:value-type="float">
            <text:p>1178.2459951704</text:p>
          </table:table-cell>
          <table:table-cell office:value-type="float" office:value="1167.42885329817" calcext:value-type="float">
            <text:p>1167.4288532982</text:p>
          </table:table-cell>
        </table:table-row>
        <table:table-row table:style-name="ro1">
          <table:table-cell office:value-type="float" office:value="7270" calcext:value-type="float">
            <text:p>7270</text:p>
          </table:table-cell>
          <table:table-cell office:value-type="float" office:value="1172.11779289246" calcext:value-type="float">
            <text:p>1172.1177928925</text:p>
          </table:table-cell>
          <table:table-cell office:value-type="float" office:value="1178.62653023962" calcext:value-type="float">
            <text:p>1178.6265302396</text:p>
          </table:table-cell>
          <table:table-cell office:value-type="float" office:value="1169.54864089508" calcext:value-type="float">
            <text:p>1169.5486408951</text:p>
          </table:table-cell>
          <table:table-cell office:value-type="float" office:value="1124.60848632467" calcext:value-type="float">
            <text:p>1124.6084863247</text:p>
          </table:table-cell>
          <table:table-cell office:value-type="float" office:value="1169.93409533777" calcext:value-type="float">
            <text:p>1169.9340953378</text:p>
          </table:table-cell>
          <table:table-cell office:value-type="float" office:value="1178.24693754009" calcext:value-type="float">
            <text:p>1178.2469375401</text:p>
          </table:table-cell>
          <table:table-cell office:value-type="float" office:value="1167.43147692735" calcext:value-type="float">
            <text:p>1167.4314769274</text:p>
          </table:table-cell>
        </table:table-row>
        <table:table-row table:style-name="ro1">
          <table:table-cell office:value-type="float" office:value="7271" calcext:value-type="float">
            <text:p>7271</text:p>
          </table:table-cell>
          <table:table-cell office:value-type="float" office:value="1172.17589897562" calcext:value-type="float">
            <text:p>1172.1758989756</text:p>
          </table:table-cell>
          <table:table-cell office:value-type="float" office:value="1178.57982374674" calcext:value-type="float">
            <text:p>1178.5798237468</text:p>
          </table:table-cell>
          <table:table-cell office:value-type="float" office:value="1169.50819591441" calcext:value-type="float">
            <text:p>1169.5081959144</text:p>
          </table:table-cell>
          <table:table-cell office:value-type="float" office:value="1124.96441415296" calcext:value-type="float">
            <text:p>1124.964414153</text:p>
          </table:table-cell>
          <table:table-cell office:value-type="float" office:value="1169.87677072065" calcext:value-type="float">
            <text:p>1169.8767707207</text:p>
          </table:table-cell>
          <table:table-cell office:value-type="float" office:value="1178.20621360486" calcext:value-type="float">
            <text:p>1178.2062136049</text:p>
          </table:table-cell>
          <table:table-cell office:value-type="float" office:value="1167.45422883577" calcext:value-type="float">
            <text:p>1167.4542288358</text:p>
          </table:table-cell>
        </table:table-row>
        <table:table-row table:style-name="ro1">
          <table:table-cell office:value-type="float" office:value="7272" calcext:value-type="float">
            <text:p>7272</text:p>
          </table:table-cell>
          <table:table-cell office:value-type="float" office:value="1172.17295197498" calcext:value-type="float">
            <text:p>1172.172951975</text:p>
          </table:table-cell>
          <table:table-cell office:value-type="float" office:value="1178.58583626724" calcext:value-type="float">
            <text:p>1178.5858362672</text:p>
          </table:table-cell>
          <table:table-cell office:value-type="float" office:value="1169.51036053571" calcext:value-type="float">
            <text:p>1169.5103605357</text:p>
          </table:table-cell>
          <table:table-cell office:value-type="float" office:value="1124.96393280518" calcext:value-type="float">
            <text:p>1124.9639328052</text:p>
          </table:table-cell>
          <table:table-cell office:value-type="float" office:value="1169.87805649767" calcext:value-type="float">
            <text:p>1169.8780564977</text:p>
          </table:table-cell>
          <table:table-cell office:value-type="float" office:value="1178.20963058231" calcext:value-type="float">
            <text:p>1178.2096305823</text:p>
          </table:table-cell>
          <table:table-cell office:value-type="float" office:value="1167.45536537761" calcext:value-type="float">
            <text:p>1167.4553653776</text:p>
          </table:table-cell>
        </table:table-row>
        <table:table-row table:style-name="ro1">
          <table:table-cell office:value-type="float" office:value="7273" calcext:value-type="float">
            <text:p>7273</text:p>
          </table:table-cell>
          <table:table-cell office:value-type="float" office:value="1172.17882629354" calcext:value-type="float">
            <text:p>1172.1788262935</text:p>
          </table:table-cell>
          <table:table-cell office:value-type="float" office:value="1178.58388333811" calcext:value-type="float">
            <text:p>1178.5838833381</text:p>
          </table:table-cell>
          <table:table-cell office:value-type="float" office:value="1169.50648722718" calcext:value-type="float">
            <text:p>1169.5064872272</text:p>
          </table:table-cell>
          <table:table-cell office:value-type="float" office:value="1125.04945064846" calcext:value-type="float">
            <text:p>1125.0494506485</text:p>
          </table:table-cell>
          <table:table-cell office:value-type="float" office:value="1169.86889214639" calcext:value-type="float">
            <text:p>1169.8688921464</text:p>
          </table:table-cell>
          <table:table-cell office:value-type="float" office:value="1178.20692159039" calcext:value-type="float">
            <text:p>1178.2069215904</text:p>
          </table:table-cell>
          <table:table-cell office:value-type="float" office:value="1167.46008640145" calcext:value-type="float">
            <text:p>1167.4600864015</text:p>
          </table:table-cell>
        </table:table-row>
        <table:table-row table:style-name="ro1">
          <table:table-cell office:value-type="float" office:value="7274" calcext:value-type="float">
            <text:p>7274</text:p>
          </table:table-cell>
          <table:table-cell office:value-type="float" office:value="1172.17815101433" calcext:value-type="float">
            <text:p>1172.1781510143</text:p>
          </table:table-cell>
          <table:table-cell office:value-type="float" office:value="1178.5878792957" calcext:value-type="float">
            <text:p>1178.5878792957</text:p>
          </table:table-cell>
          <table:table-cell office:value-type="float" office:value="1169.50714541623" calcext:value-type="float">
            <text:p>1169.5071454162</text:p>
          </table:table-cell>
          <table:table-cell office:value-type="float" office:value="1125.06103542505" calcext:value-type="float">
            <text:p>1125.0610354251</text:p>
          </table:table-cell>
          <table:table-cell office:value-type="float" office:value="1169.86793577445" calcext:value-type="float">
            <text:p>1169.8679357745</text:p>
          </table:table-cell>
          <table:table-cell office:value-type="float" office:value="1178.20859549874" calcext:value-type="float">
            <text:p>1178.2085954988</text:p>
          </table:table-cell>
          <table:table-cell office:value-type="float" office:value="1167.46220371377" calcext:value-type="float">
            <text:p>1167.4622037138</text:p>
          </table:table-cell>
        </table:table-row>
        <table:table-row table:style-name="ro1">
          <table:table-cell office:value-type="float" office:value="7275" calcext:value-type="float">
            <text:p>7275</text:p>
          </table:table-cell>
          <table:table-cell office:value-type="float" office:value="1172.18177205189" calcext:value-type="float">
            <text:p>1172.1817720519</text:p>
          </table:table-cell>
          <table:table-cell office:value-type="float" office:value="1178.58797411775" calcext:value-type="float">
            <text:p>1178.5879741178</text:p>
          </table:table-cell>
          <table:table-cell office:value-type="float" office:value="1169.50511160609" calcext:value-type="float">
            <text:p>1169.5051116061</text:p>
          </table:table-cell>
          <table:table-cell office:value-type="float" office:value="1125.1328393103" calcext:value-type="float">
            <text:p>1125.1328393103</text:p>
          </table:table-cell>
          <table:table-cell office:value-type="float" office:value="1169.86118575621" calcext:value-type="float">
            <text:p>1169.8611857562</text:p>
          </table:table-cell>
          <table:table-cell office:value-type="float" office:value="1178.2075876412" calcext:value-type="float">
            <text:p>1178.2075876412</text:p>
          </table:table-cell>
          <table:table-cell office:value-type="float" office:value="1167.46599564616" calcext:value-type="float">
            <text:p>1167.4659956462</text:p>
          </table:table-cell>
        </table:table-row>
        <table:table-row table:style-name="ro1">
          <table:table-cell office:value-type="float" office:value="7276" calcext:value-type="float">
            <text:p>7276</text:p>
          </table:table-cell>
          <table:table-cell office:value-type="float" office:value="1172.18185246033" calcext:value-type="float">
            <text:p>1172.1818524603</text:p>
          </table:table-cell>
          <table:table-cell office:value-type="float" office:value="1178.5912731731" calcext:value-type="float">
            <text:p>1178.5912731731</text:p>
          </table:table-cell>
          <table:table-cell office:value-type="float" office:value="1169.50538259044" calcext:value-type="float">
            <text:p>1169.5053825904</text:p>
          </table:table-cell>
          <table:table-cell office:value-type="float" office:value="1125.15066020829" calcext:value-type="float">
            <text:p>1125.1506602083</text:p>
          </table:table-cell>
          <table:table-cell office:value-type="float" office:value="1169.85939597582" calcext:value-type="float">
            <text:p>1169.8593959758</text:p>
          </table:table-cell>
          <table:table-cell office:value-type="float" office:value="1178.20871444363" calcext:value-type="float">
            <text:p>1178.2087144436</text:p>
          </table:table-cell>
          <table:table-cell office:value-type="float" office:value="1167.46844433455" calcext:value-type="float">
            <text:p>1167.4684443346</text:p>
          </table:table-cell>
        </table:table-row>
        <table:table-row table:style-name="ro1">
          <table:table-cell office:value-type="float" office:value="7277" calcext:value-type="float">
            <text:p>7277</text:p>
          </table:table-cell>
          <table:table-cell office:value-type="float" office:value="1172.18425200746" calcext:value-type="float">
            <text:p>1172.1842520075</text:p>
          </table:table-cell>
          <table:table-cell office:value-type="float" office:value="1178.59250625471" calcext:value-type="float">
            <text:p>1178.5925062547</text:p>
          </table:table-cell>
          <table:table-cell office:value-type="float" office:value="1169.50438516648" calcext:value-type="float">
            <text:p>1169.5043851665</text:p>
          </table:table-cell>
          <table:table-cell office:value-type="float" office:value="1125.2125223296" calcext:value-type="float">
            <text:p>1125.2125223296</text:p>
          </table:table-cell>
          <table:table-cell office:value-type="float" office:value="1169.85409985736" calcext:value-type="float">
            <text:p>1169.8540998574</text:p>
          </table:table-cell>
          <table:table-cell office:value-type="float" office:value="1178.20858708105" calcext:value-type="float">
            <text:p>1178.2085870811</text:p>
          </table:table-cell>
          <table:table-cell office:value-type="float" office:value="1167.47170864616" calcext:value-type="float">
            <text:p>1167.4717086462</text:p>
          </table:table-cell>
        </table:table-row>
        <table:table-row table:style-name="ro1">
          <table:table-cell office:value-type="float" office:value="7278" calcext:value-type="float">
            <text:p>7278</text:p>
          </table:table-cell>
          <table:table-cell office:value-type="float" office:value="1172.18459381166" calcext:value-type="float">
            <text:p>1172.1845938117</text:p>
          </table:table-cell>
          <table:table-cell office:value-type="float" office:value="1178.59554563261" calcext:value-type="float">
            <text:p>1178.5955456326</text:p>
          </table:table-cell>
          <table:table-cell office:value-type="float" office:value="1169.50462998493" calcext:value-type="float">
            <text:p>1169.5046299849</text:p>
          </table:table-cell>
          <table:table-cell office:value-type="float" office:value="1125.23445695849" calcext:value-type="float">
            <text:p>1125.2344569585</text:p>
          </table:table-cell>
          <table:table-cell office:value-type="float" office:value="1169.85196972854" calcext:value-type="float">
            <text:p>1169.8519697285</text:p>
          </table:table-cell>
          <table:table-cell office:value-type="float" office:value="1178.20952815232" calcext:value-type="float">
            <text:p>1178.2095281523</text:p>
          </table:table-cell>
          <table:table-cell office:value-type="float" office:value="1167.47423246571" calcext:value-type="float">
            <text:p>1167.4742324657</text:p>
          </table:table-cell>
        </table:table-row>
        <table:table-row table:style-name="ro1">
          <table:table-cell office:value-type="float" office:value="7279" calcext:value-type="float">
            <text:p>7279</text:p>
          </table:table-cell>
          <table:table-cell office:value-type="float" office:value="1172.18622300456" calcext:value-type="float">
            <text:p>1172.1862230046</text:p>
          </table:table-cell>
          <table:table-cell office:value-type="float" office:value="1178.59750409333" calcext:value-type="float">
            <text:p>1178.5975040933</text:p>
          </table:table-cell>
          <table:table-cell office:value-type="float" office:value="1169.50429294993" calcext:value-type="float">
            <text:p>1169.5042929499</text:p>
          </table:table-cell>
          <table:table-cell office:value-type="float" office:value="1125.2880813728" calcext:value-type="float">
            <text:p>1125.2880813728</text:p>
          </table:table-cell>
          <table:table-cell office:value-type="float" office:value="1169.8476556359" calcext:value-type="float">
            <text:p>1169.8476556359</text:p>
          </table:table-cell>
          <table:table-cell office:value-type="float" office:value="1178.20989585238" calcext:value-type="float">
            <text:p>1178.2098958524</text:p>
          </table:table-cell>
          <table:table-cell office:value-type="float" office:value="1167.47716619336" calcext:value-type="float">
            <text:p>1167.4771661934</text:p>
          </table:table-cell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float" office:value="1172.18662334254" calcext:value-type="float">
            <text:p>1172.1866233426</text:p>
          </table:table-cell>
          <table:table-cell office:value-type="float" office:value="1178.60048244372" calcext:value-type="float">
            <text:p>1178.6004824437</text:p>
          </table:table-cell>
          <table:table-cell office:value-type="float" office:value="1169.50463875885" calcext:value-type="float">
            <text:p>1169.5046387589</text:p>
          </table:table-cell>
          <table:table-cell office:value-type="float" office:value="1125.31274141044" calcext:value-type="float">
            <text:p>1125.3127414105</text:p>
          </table:table-cell>
          <table:table-cell office:value-type="float" office:value="1169.84538907167" calcext:value-type="float">
            <text:p>1169.8453890717</text:p>
          </table:table-cell>
          <table:table-cell office:value-type="float" office:value="1178.21079887147" calcext:value-type="float">
            <text:p>1178.2107988715</text:p>
          </table:table-cell>
          <table:table-cell office:value-type="float" office:value="1167.47967906147" calcext:value-type="float">
            <text:p>1167.4796790615</text:p>
          </table:table-cell>
        </table:table-row>
        <table:table-row table:style-name="ro1">
          <table:table-cell office:value-type="float" office:value="7281" calcext:value-type="float">
            <text:p>7281</text:p>
          </table:table-cell>
          <table:table-cell office:value-type="float" office:value="1172.23758179028" calcext:value-type="float">
            <text:p>1172.2375817903</text:p>
          </table:table-cell>
          <table:table-cell office:value-type="float" office:value="1178.55614174504" calcext:value-type="float">
            <text:p>1178.556141745</text:p>
          </table:table-cell>
          <table:table-cell office:value-type="float" office:value="1169.46412917417" calcext:value-type="float">
            <text:p>1169.4641291742</text:p>
          </table:table-cell>
          <table:table-cell office:value-type="float" office:value="1125.69276772196" calcext:value-type="float">
            <text:p>1125.692767722</text:p>
          </table:table-cell>
          <table:table-cell office:value-type="float" office:value="1169.78245814258" calcext:value-type="float">
            <text:p>1169.7824581426</text:p>
          </table:table-cell>
          <table:table-cell office:value-type="float" office:value="1178.17219028278" calcext:value-type="float">
            <text:p>1178.1721902828</text:p>
          </table:table-cell>
          <table:table-cell office:value-type="float" office:value="1167.51296968583" calcext:value-type="float">
            <text:p>1167.5129696858</text:p>
          </table:table-cell>
        </table:table-row>
        <table:table-row table:style-name="ro1">
          <table:table-cell office:value-type="float" office:value="7282" calcext:value-type="float">
            <text:p>7282</text:p>
          </table:table-cell>
          <table:table-cell office:value-type="float" office:value="1172.2346542302" calcext:value-type="float">
            <text:p>1172.2346542302</text:p>
          </table:table-cell>
          <table:table-cell office:value-type="float" office:value="1178.56210160301" calcext:value-type="float">
            <text:p>1178.562101603</text:p>
          </table:table-cell>
          <table:table-cell office:value-type="float" office:value="1169.46702685508" calcext:value-type="float">
            <text:p>1169.4670268551</text:p>
          </table:table-cell>
          <table:table-cell office:value-type="float" office:value="1125.68830086134" calcext:value-type="float">
            <text:p>1125.6883008613</text:p>
          </table:table-cell>
          <table:table-cell office:value-type="float" office:value="1169.78412377181" calcext:value-type="float">
            <text:p>1169.7841237718</text:p>
          </table:table-cell>
          <table:table-cell office:value-type="float" office:value="1178.17538790737" calcext:value-type="float">
            <text:p>1178.1753879074</text:p>
          </table:table-cell>
          <table:table-cell office:value-type="float" office:value="1167.51360327924" calcext:value-type="float">
            <text:p>1167.5136032792</text:p>
          </table:table-cell>
        </table:table-row>
        <table:table-row table:style-name="ro1">
          <table:table-cell office:value-type="float" office:value="7283" calcext:value-type="float">
            <text:p>7283</text:p>
          </table:table-cell>
          <table:table-cell office:value-type="float" office:value="1172.24051260165" calcext:value-type="float">
            <text:p>1172.2405126017</text:p>
          </table:table-cell>
          <table:table-cell office:value-type="float" office:value="1178.5604546792" calcext:value-type="float">
            <text:p>1178.5604546792</text:p>
          </table:table-cell>
          <table:table-cell office:value-type="float" office:value="1169.46394131609" calcext:value-type="float">
            <text:p>1169.4639413161</text:p>
          </table:table-cell>
          <table:table-cell office:value-type="float" office:value="1125.77696021386" calcext:value-type="float">
            <text:p>1125.7769602139</text:p>
          </table:table-cell>
          <table:table-cell office:value-type="float" office:value="1169.77486434907" calcext:value-type="float">
            <text:p>1169.7748643491</text:p>
          </table:table-cell>
          <table:table-cell office:value-type="float" office:value="1178.17284044997" calcext:value-type="float">
            <text:p>1178.17284045</text:p>
          </table:table-cell>
          <table:table-cell office:value-type="float" office:value="1167.51887807644" calcext:value-type="float">
            <text:p>1167.5188780765</text:p>
          </table:table-cell>
        </table:table-row>
        <table:table-row table:style-name="ro1">
          <table:table-cell office:value-type="float" office:value="7284" calcext:value-type="float">
            <text:p>7284</text:p>
          </table:table-cell>
          <table:table-cell office:value-type="float" office:value="1172.23977383381" calcext:value-type="float">
            <text:p>1172.2397738338</text:p>
          </table:table-cell>
          <table:table-cell office:value-type="float" office:value="1178.56446977006" calcext:value-type="float">
            <text:p>1178.5644697701</text:p>
          </table:table-cell>
          <table:table-cell office:value-type="float" office:value="1169.46530639575" calcext:value-type="float">
            <text:p>1169.4653063958</text:p>
          </table:table-cell>
          <table:table-cell office:value-type="float" office:value="1125.78586984556" calcext:value-type="float">
            <text:p>1125.7858698456</text:p>
          </table:table-cell>
          <table:table-cell office:value-type="float" office:value="1169.77407788221" calcext:value-type="float">
            <text:p>1169.7740778822</text:p>
          </table:table-cell>
          <table:table-cell office:value-type="float" office:value="1178.17439526452" calcext:value-type="float">
            <text:p>1178.1743952645</text:p>
          </table:table-cell>
          <table:table-cell office:value-type="float" office:value="1167.52076022981" calcext:value-type="float">
            <text:p>1167.5207602298</text:p>
          </table:table-cell>
        </table:table-row>
        <table:table-row table:style-name="ro1">
          <table:table-cell office:value-type="float" office:value="7285" calcext:value-type="float">
            <text:p>7285</text:p>
          </table:table-cell>
          <table:table-cell office:value-type="float" office:value="1172.24344662216" calcext:value-type="float">
            <text:p>1172.2434466222</text:p>
          </table:table-cell>
          <table:table-cell office:value-type="float" office:value="1178.56480718361" calcext:value-type="float">
            <text:p>1178.5648071836</text:p>
          </table:table-cell>
          <table:table-cell office:value-type="float" office:value="1169.46396967298" calcext:value-type="float">
            <text:p>1169.463969673</text:p>
          </table:table-cell>
          <table:table-cell office:value-type="float" office:value="1125.85936813834" calcext:value-type="float">
            <text:p>1125.8593681383</text:p>
          </table:table-cell>
          <table:table-cell office:value-type="float" office:value="1169.76726666345" calcext:value-type="float">
            <text:p>1169.7672666635</text:p>
          </table:table-cell>
          <table:table-cell office:value-type="float" office:value="1178.17343900525" calcext:value-type="float">
            <text:p>1178.1734390053</text:p>
          </table:table-cell>
          <table:table-cell office:value-type="float" office:value="1167.52483620198" calcext:value-type="float">
            <text:p>1167.524836202</text:p>
          </table:table-cell>
        </table:table-row>
        <table:table-row table:style-name="ro1">
          <table:table-cell office:value-type="float" office:value="7286" calcext:value-type="float">
            <text:p>7286</text:p>
          </table:table-cell>
          <table:table-cell office:value-type="float" office:value="1172.24348650582" calcext:value-type="float">
            <text:p>1172.2434865058</text:p>
          </table:table-cell>
          <table:table-cell office:value-type="float" office:value="1178.5681468337" calcext:value-type="float">
            <text:p>1178.5681468337</text:p>
          </table:table-cell>
          <table:table-cell office:value-type="float" office:value="1169.46490704491" calcext:value-type="float">
            <text:p>1169.4649070449</text:p>
          </table:table-cell>
          <table:table-cell office:value-type="float" office:value="1125.87523468999" calcext:value-type="float">
            <text:p>1125.87523469</text:p>
          </table:table-cell>
          <table:table-cell office:value-type="float" office:value="1169.76556490812" calcext:value-type="float">
            <text:p>1169.7655649081</text:p>
          </table:table-cell>
          <table:table-cell office:value-type="float" office:value="1178.17446768986" calcext:value-type="float">
            <text:p>1178.1744676899</text:p>
          </table:table-cell>
          <table:table-cell office:value-type="float" office:value="1167.52712752221" calcext:value-type="float">
            <text:p>1167.5271275222</text:p>
          </table:table-cell>
        </table:table-row>
        <table:table-row table:style-name="ro1">
          <table:table-cell office:value-type="float" office:value="7287" calcext:value-type="float">
            <text:p>7287</text:p>
          </table:table-cell>
          <table:table-cell office:value-type="float" office:value="1172.24594708367" calcext:value-type="float">
            <text:p>1172.2459470837</text:p>
          </table:table-cell>
          <table:table-cell office:value-type="float" office:value="1178.56959370571" calcext:value-type="float">
            <text:p>1178.5695937057</text:p>
          </table:table-cell>
          <table:table-cell office:value-type="float" office:value="1169.46452223017" calcext:value-type="float">
            <text:p>1169.4645222302</text:p>
          </table:table-cell>
          <table:table-cell office:value-type="float" office:value="1125.93746101412" calcext:value-type="float">
            <text:p>1125.9374610141</text:p>
          </table:table-cell>
          <table:table-cell office:value-type="float" office:value="1169.7602061208" calcext:value-type="float">
            <text:p>1169.7602061208</text:p>
          </table:table-cell>
          <table:table-cell office:value-type="float" office:value="1178.17432721659" calcext:value-type="float">
            <text:p>1178.1743272166</text:p>
          </table:table-cell>
          <table:table-cell office:value-type="float" office:value="1167.53053532567" calcext:value-type="float">
            <text:p>1167.5305353257</text:p>
          </table:table-cell>
        </table:table-row>
        <table:table-row table:style-name="ro1">
          <table:table-cell office:value-type="float" office:value="7288" calcext:value-type="float">
            <text:p>7288</text:p>
          </table:table-cell>
          <table:table-cell office:value-type="float" office:value="1172.24627564467" calcext:value-type="float">
            <text:p>1172.2462756447</text:p>
          </table:table-cell>
          <table:table-cell office:value-type="float" office:value="1178.57269145039" calcext:value-type="float">
            <text:p>1178.5726914504</text:p>
          </table:table-cell>
          <table:table-cell office:value-type="float" office:value="1169.46537080868" calcext:value-type="float">
            <text:p>1169.4653708087</text:p>
          </table:table-cell>
          <table:table-cell office:value-type="float" office:value="1125.9577631177" calcext:value-type="float">
            <text:p>1125.9577631177</text:p>
          </table:table-cell>
          <table:table-cell office:value-type="float" office:value="1169.7580890398" calcext:value-type="float">
            <text:p>1169.7580890398</text:p>
          </table:table-cell>
          <table:table-cell office:value-type="float" office:value="1178.17517421749" calcext:value-type="float">
            <text:p>1178.1751742175</text:p>
          </table:table-cell>
          <table:table-cell office:value-type="float" office:value="1167.53292554854" calcext:value-type="float">
            <text:p>1167.5329255485</text:p>
          </table:table-cell>
        </table:table-row>
        <table:table-row table:style-name="ro1">
          <table:table-cell office:value-type="float" office:value="7289" calcext:value-type="float">
            <text:p>7289</text:p>
          </table:table-cell>
          <table:table-cell office:value-type="float" office:value="1172.24796581869" calcext:value-type="float">
            <text:p>1172.2479658187</text:p>
          </table:table-cell>
          <table:table-cell office:value-type="float" office:value="1178.57481501697" calcext:value-type="float">
            <text:p>1178.574815017</text:p>
          </table:table-cell>
          <table:table-cell office:value-type="float" office:value="1169.46559086949" calcext:value-type="float">
            <text:p>1169.4655908695</text:p>
          </table:table-cell>
          <table:table-cell office:value-type="float" office:value="1126.01084708751" calcext:value-type="float">
            <text:p>1126.0108470875</text:p>
          </table:table-cell>
          <table:table-cell office:value-type="float" office:value="1169.7536920292" calcext:value-type="float">
            <text:p>1169.7536920292</text:p>
          </table:table-cell>
          <table:table-cell office:value-type="float" office:value="1178.17548478805" calcext:value-type="float">
            <text:p>1178.1754847881</text:p>
          </table:table-cell>
          <table:table-cell office:value-type="float" office:value="1167.53591631579" calcext:value-type="float">
            <text:p>1167.5359163158</text:p>
          </table:table-cell>
        </table:table-row>
        <table:table-row table:style-name="ro1">
          <table:table-cell office:value-type="float" office:value="7290" calcext:value-type="float">
            <text:p>7290</text:p>
          </table:table-cell>
          <table:table-cell office:value-type="float" office:value="1172.24837115011" calcext:value-type="float">
            <text:p>1172.2483711501</text:p>
          </table:table-cell>
          <table:table-cell office:value-type="float" office:value="1178.57787215676" calcext:value-type="float">
            <text:p>1178.5778721568</text:p>
          </table:table-cell>
          <table:table-cell office:value-type="float" office:value="1169.46648394008" calcext:value-type="float">
            <text:p>1169.4664839401</text:p>
          </table:table-cell>
          <table:table-cell office:value-type="float" office:value="1126.0338429335" calcext:value-type="float">
            <text:p>1126.0338429335</text:p>
          </table:table-cell>
          <table:table-cell office:value-type="float" office:value="1169.75138650947" calcext:value-type="float">
            <text:p>1169.7513865095</text:p>
          </table:table-cell>
          <table:table-cell office:value-type="float" office:value="1178.17628362471" calcext:value-type="float">
            <text:p>1178.1762836247</text:p>
          </table:table-cell>
          <table:table-cell office:value-type="float" office:value="1167.53829123344" calcext:value-type="float">
            <text:p>1167.5382912334</text:p>
          </table:table-cell>
        </table:table-row>
        <table:table-row table:style-name="ro1">
          <table:table-cell office:value-type="float" office:value="7291" calcext:value-type="float">
            <text:p>7291</text:p>
          </table:table-cell>
          <table:table-cell office:value-type="float" office:value="1172.30812093535" calcext:value-type="float">
            <text:p>1172.3081209354</text:p>
          </table:table-cell>
          <table:table-cell office:value-type="float" office:value="1178.5349978031" calcext:value-type="float">
            <text:p>1178.5349978031</text:p>
          </table:table-cell>
          <table:table-cell office:value-type="float" office:value="1169.42684160135" calcext:value-type="float">
            <text:p>1169.4268416014</text:p>
          </table:table-cell>
          <table:table-cell office:value-type="float" office:value="1126.44359558116" calcext:value-type="float">
            <text:p>1126.4435955812</text:p>
          </table:table-cell>
          <table:table-cell office:value-type="float" office:value="1169.69314601732" calcext:value-type="float">
            <text:p>1169.6931460173</text:p>
          </table:table-cell>
          <table:table-cell office:value-type="float" office:value="1178.13904927885" calcext:value-type="float">
            <text:p>1178.1390492789</text:p>
          </table:table-cell>
          <table:table-cell office:value-type="float" office:value="1167.57040668442" calcext:value-type="float">
            <text:p>1167.5704066844</text:p>
          </table:table-cell>
        </table:table-row>
        <table:table-row table:style-name="ro1">
          <table:table-cell office:value-type="float" office:value="7292" calcext:value-type="float">
            <text:p>7292</text:p>
          </table:table-cell>
          <table:table-cell office:value-type="float" office:value="1172.30500571156" calcext:value-type="float">
            <text:p>1172.3050057116</text:p>
          </table:table-cell>
          <table:table-cell office:value-type="float" office:value="1178.54097529944" calcext:value-type="float">
            <text:p>1178.5409752995</text:p>
          </table:table-cell>
          <table:table-cell office:value-type="float" office:value="1169.43030838868" calcext:value-type="float">
            <text:p>1169.4303083887</text:p>
          </table:table-cell>
          <table:table-cell office:value-type="float" office:value="1126.43487418349" calcext:value-type="float">
            <text:p>1126.4348741835</text:p>
          </table:table-cell>
          <table:table-cell office:value-type="float" office:value="1169.69457667809" calcext:value-type="float">
            <text:p>1169.6945766781</text:p>
          </table:table-cell>
          <table:table-cell office:value-type="float" office:value="1178.14204159268" calcext:value-type="float">
            <text:p>1178.1420415927</text:p>
          </table:table-cell>
          <table:table-cell office:value-type="float" office:value="1167.57069944696" calcext:value-type="float">
            <text:p>1167.570699447</text:p>
          </table:table-cell>
        </table:table-row>
        <table:table-row table:style-name="ro1">
          <table:table-cell office:value-type="float" office:value="7292" calcext:value-type="float">
            <text:p>7292</text:p>
          </table:table-cell>
          <table:table-cell office:value-type="float" office:value="1172.30500571156" calcext:value-type="float">
            <text:p>1172.3050057116</text:p>
          </table:table-cell>
          <table:table-cell office:value-type="float" office:value="1178.54097529944" calcext:value-type="float">
            <text:p>1178.5409752995</text:p>
          </table:table-cell>
          <table:table-cell office:value-type="float" office:value="1169.43030838868" calcext:value-type="float">
            <text:p>1169.4303083887</text:p>
          </table:table-cell>
          <table:table-cell office:value-type="float" office:value="1126.43487418349" calcext:value-type="float">
            <text:p>1126.4348741835</text:p>
          </table:table-cell>
          <table:table-cell office:value-type="float" office:value="1169.69457667809" calcext:value-type="float">
            <text:p>1169.6945766781</text:p>
          </table:table-cell>
          <table:table-cell office:value-type="float" office:value="1178.14204159268" calcext:value-type="float">
            <text:p>1178.1420415927</text:p>
          </table:table-cell>
          <table:table-cell office:value-type="float" office:value="1167.57069944696" calcext:value-type="float">
            <text:p>1167.570699447</text:p>
          </table:table-cell>
        </table:table-row>
        <table:table-row table:style-name="ro1">
          <table:table-cell office:value-type="float" office:value="7293" calcext:value-type="float">
            <text:p>7293</text:p>
          </table:table-cell>
          <table:table-cell office:value-type="float" office:value="1172.3111577524" calcext:value-type="float">
            <text:p>1172.3111577524</text:p>
          </table:table-cell>
          <table:table-cell office:value-type="float" office:value="1178.53956555497" calcext:value-type="float">
            <text:p>1178.539565555</text:p>
          </table:table-cell>
          <table:table-cell office:value-type="float" office:value="1169.42756429263" calcext:value-type="float">
            <text:p>1169.4275642926</text:p>
          </table:table-cell>
          <table:table-cell office:value-type="float" office:value="1126.52578897772" calcext:value-type="float">
            <text:p>1126.5257889777</text:p>
          </table:table-cell>
          <table:table-cell office:value-type="float" office:value="1169.68537172911" calcext:value-type="float">
            <text:p>1169.6853717291</text:p>
          </table:table-cell>
          <table:table-cell office:value-type="float" office:value="1178.13946913376" calcext:value-type="float">
            <text:p>1178.1394691338</text:p>
          </table:table-cell>
          <table:table-cell office:value-type="float" office:value="1167.5762863908" calcext:value-type="float">
            <text:p>1167.5762863908</text:p>
          </table:table-cell>
        </table:table-row>
        <table:table-row table:style-name="ro1">
          <table:table-cell office:value-type="float" office:value="7294" calcext:value-type="float">
            <text:p>7294</text:p>
          </table:table-cell>
          <table:table-cell office:value-type="float" office:value="1172.31043330646" calcext:value-type="float">
            <text:p>1172.3104333065</text:p>
          </table:table-cell>
          <table:table-cell office:value-type="float" office:value="1178.54363945268" calcext:value-type="float">
            <text:p>1178.5436394527</text:p>
          </table:table-cell>
          <table:table-cell office:value-type="float" office:value="1169.42942667844" calcext:value-type="float">
            <text:p>1169.4294266784</text:p>
          </table:table-cell>
          <table:table-cell office:value-type="float" office:value="1126.53183733149" calcext:value-type="float">
            <text:p>1126.5318373315</text:p>
          </table:table-cell>
          <table:table-cell office:value-type="float" office:value="1169.68442082741" calcext:value-type="float">
            <text:p>1169.6844208274</text:p>
          </table:table-cell>
          <table:table-cell office:value-type="float" office:value="1178.14084197964" calcext:value-type="float">
            <text:p>1178.1408419797</text:p>
          </table:table-cell>
          <table:table-cell office:value-type="float" office:value="1167.57792594792" calcext:value-type="float">
            <text:p>1167.5779259479</text:p>
          </table:table-cell>
        </table:table-row>
        <table:table-row table:style-name="ro1">
          <table:table-cell office:value-type="float" office:value="7295" calcext:value-type="float">
            <text:p>7295</text:p>
          </table:table-cell>
          <table:table-cell office:value-type="float" office:value="1172.3142856181" calcext:value-type="float">
            <text:p>1172.3142856181</text:p>
          </table:table-cell>
          <table:table-cell office:value-type="float" office:value="1178.54417419778" calcext:value-type="float">
            <text:p>1178.5441741978</text:p>
          </table:table-cell>
          <table:table-cell office:value-type="float" office:value="1169.42838832605" calcext:value-type="float">
            <text:p>1169.4283883261</text:p>
          </table:table-cell>
          <table:table-cell office:value-type="float" office:value="1126.6059480769" calcext:value-type="float">
            <text:p>1126.6059480769</text:p>
          </table:table-cell>
          <table:table-cell office:value-type="float" office:value="1169.67754614327" calcext:value-type="float">
            <text:p>1169.6775461433</text:p>
          </table:table-cell>
          <table:table-cell office:value-type="float" office:value="1178.13976703997" calcext:value-type="float">
            <text:p>1178.13976704</text:p>
          </table:table-cell>
          <table:table-cell office:value-type="float" office:value="1167.58214706921" calcext:value-type="float">
            <text:p>1167.5821470692</text:p>
          </table:table-cell>
        </table:table-row>
        <table:table-row table:style-name="ro1">
          <table:table-cell office:value-type="float" office:value="7296" calcext:value-type="float">
            <text:p>7296</text:p>
          </table:table-cell>
          <table:table-cell office:value-type="float" office:value="1172.31437414767" calcext:value-type="float">
            <text:p>1172.3143741477</text:p>
          </table:table-cell>
          <table:table-cell office:value-type="float" office:value="1178.54758341804" calcext:value-type="float">
            <text:p>1178.547583418</text:p>
          </table:table-cell>
          <table:table-cell office:value-type="float" office:value="1169.42974958381" calcext:value-type="float">
            <text:p>1169.4297495838</text:p>
          </table:table-cell>
          <table:table-cell office:value-type="float" office:value="1126.61959978104" calcext:value-type="float">
            <text:p>1126.619599781</text:p>
          </table:table-cell>
          <table:table-cell office:value-type="float" office:value="1169.67563045648" calcext:value-type="float">
            <text:p>1169.6756304565</text:p>
          </table:table-cell>
          <table:table-cell office:value-type="float" office:value="1178.14059375734" calcext:value-type="float">
            <text:p>1178.1405937573</text:p>
          </table:table-cell>
          <table:table-cell office:value-type="float" office:value="1167.58423456393" calcext:value-type="float">
            <text:p>1167.5842345639</text:p>
          </table:table-cell>
        </table:table-row>
        <table:table-row table:style-name="ro1">
          <table:table-cell office:value-type="float" office:value="7297" calcext:value-type="float">
            <text:p>7297</text:p>
          </table:table-cell>
          <table:table-cell office:value-type="float" office:value="1172.31699377064" calcext:value-type="float">
            <text:p>1172.3169937706</text:p>
          </table:table-cell>
          <table:table-cell office:value-type="float" office:value="1178.54921724148" calcext:value-type="float">
            <text:p>1178.5492172415</text:p>
          </table:table-cell>
          <table:table-cell office:value-type="float" office:value="1169.42965828291" calcext:value-type="float">
            <text:p>1169.4296582829</text:p>
          </table:table-cell>
          <table:table-cell office:value-type="float" office:value="1126.6814800843" calcext:value-type="float">
            <text:p>1126.6814800843</text:p>
          </table:table-cell>
          <table:table-cell office:value-type="float" office:value="1169.67010588988" calcext:value-type="float">
            <text:p>1169.6701058899</text:p>
          </table:table-cell>
          <table:table-cell office:value-type="float" office:value="1178.14026399575" calcext:value-type="float">
            <text:p>1178.1402639958</text:p>
          </table:table-cell>
          <table:table-cell office:value-type="float" office:value="1167.58767639325" calcext:value-type="float">
            <text:p>1167.5876763933</text:p>
          </table:table-cell>
        </table:table-row>
        <table:table-row table:style-name="ro1">
          <table:table-cell office:value-type="float" office:value="7298" calcext:value-type="float">
            <text:p>7298</text:p>
          </table:table-cell>
          <table:table-cell office:value-type="float" office:value="1172.31739964638" calcext:value-type="float">
            <text:p>1172.3173996464</text:p>
          </table:table-cell>
          <table:table-cell office:value-type="float" office:value="1178.55239103624" calcext:value-type="float">
            <text:p>1178.5523910363</text:p>
          </table:table-cell>
          <table:table-cell office:value-type="float" office:value="1169.43088413731" calcext:value-type="float">
            <text:p>1169.4308841373</text:p>
          </table:table-cell>
          <table:table-cell office:value-type="float" office:value="1126.69978654055" calcext:value-type="float">
            <text:p>1126.6997865406</text:p>
          </table:table-cell>
          <table:table-cell office:value-type="float" office:value="1169.66773459147" calcext:value-type="float">
            <text:p>1169.6677345915</text:p>
          </table:table-cell>
          <table:table-cell office:value-type="float" office:value="1178.14089446641" calcext:value-type="float">
            <text:p>1178.1408944664</text:p>
          </table:table-cell>
          <table:table-cell office:value-type="float" office:value="1167.58989704558" calcext:value-type="float">
            <text:p>1167.5898970456</text:p>
          </table:table-cell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float" office:value="1172.31923737402" calcext:value-type="float">
            <text:p>1172.319237374</text:p>
          </table:table-cell>
          <table:table-cell office:value-type="float" office:value="1178.55470740569" calcext:value-type="float">
            <text:p>1178.5547074057</text:p>
          </table:table-cell>
          <table:table-cell office:value-type="float" office:value="1169.43138511242" calcext:value-type="float">
            <text:p>1169.4313851124</text:p>
          </table:table-cell>
          <table:table-cell office:value-type="float" office:value="1126.75178861764" calcext:value-type="float">
            <text:p>1126.7517886176</text:p>
          </table:table-cell>
          <table:table-cell office:value-type="float" office:value="1169.66311479912" calcext:value-type="float">
            <text:p>1169.6631147991</text:p>
          </table:table-cell>
          <table:table-cell office:value-type="float" office:value="1178.14098390201" calcext:value-type="float">
            <text:p>1178.140983902</text:p>
          </table:table-cell>
          <table:table-cell office:value-type="float" office:value="1167.59279803433" calcext:value-type="float">
            <text:p>1167.5927980343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1172.3197370188" calcext:value-type="float">
            <text:p>1172.3197370188</text:p>
          </table:table-cell>
          <table:table-cell office:value-type="float" office:value="1178.55784508924" calcext:value-type="float">
            <text:p>1178.5578450893</text:p>
          </table:table-cell>
          <table:table-cell office:value-type="float" office:value="1169.43261483554" calcext:value-type="float">
            <text:p>1169.4326148356</text:p>
          </table:table-cell>
          <table:table-cell office:value-type="float" office:value="1126.77273341878" calcext:value-type="float">
            <text:p>1126.7727334188</text:p>
          </table:table-cell>
          <table:table-cell office:value-type="float" office:value="1169.66053673929" calcext:value-type="float">
            <text:p>1169.6605367393</text:p>
          </table:table-cell>
          <table:table-cell office:value-type="float" office:value="1178.14156408523" calcext:value-type="float">
            <text:p>1178.1415640852</text:p>
          </table:table-cell>
          <table:table-cell office:value-type="float" office:value="1167.5949751281" calcext:value-type="float">
            <text:p>1167.5949751281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float" office:value="1172.37320582646" calcext:value-type="float">
            <text:p>1172.3732058265</text:p>
          </table:table-cell>
          <table:table-cell office:value-type="float" office:value="1178.51404925171" calcext:value-type="float">
            <text:p>1178.5140492517</text:p>
          </table:table-cell>
          <table:table-cell office:value-type="float" office:value="1169.39090261013" calcext:value-type="float">
            <text:p>1169.3909026101</text:p>
          </table:table-cell>
          <table:table-cell office:value-type="float" office:value="1127.20688253427" calcext:value-type="float">
            <text:p>1127.2068825343</text:p>
          </table:table-cell>
          <table:table-cell office:value-type="float" office:value="1169.60202770209" calcext:value-type="float">
            <text:p>1169.6020277021</text:p>
          </table:table-cell>
          <table:table-cell office:value-type="float" office:value="1178.10567637195" calcext:value-type="float">
            <text:p>1178.105676372</text:p>
          </table:table-cell>
          <table:table-cell office:value-type="float" office:value="1167.63667089968" calcext:value-type="float">
            <text:p>1167.6366708997</text:p>
          </table:table-cell>
        </table:table-row>
        <table:table-row table:style-name="ro1">
          <table:table-cell office:value-type="float" office:value="7302" calcext:value-type="float">
            <text:p>7302</text:p>
          </table:table-cell>
          <table:table-cell office:value-type="float" office:value="1172.37026246587" calcext:value-type="float">
            <text:p>1172.3702624659</text:p>
          </table:table-cell>
          <table:table-cell office:value-type="float" office:value="1178.52009866089" calcext:value-type="float">
            <text:p>1178.5200986609</text:p>
          </table:table-cell>
          <table:table-cell office:value-type="float" office:value="1169.39490463591" calcext:value-type="float">
            <text:p>1169.3949046359</text:p>
          </table:table-cell>
          <table:table-cell office:value-type="float" office:value="1127.1937942257" calcext:value-type="float">
            <text:p>1127.1937942257</text:p>
          </table:table-cell>
          <table:table-cell office:value-type="float" office:value="1169.60303776318" calcext:value-type="float">
            <text:p>1169.6030377632</text:p>
          </table:table-cell>
          <table:table-cell office:value-type="float" office:value="1178.10842292751" calcext:value-type="float">
            <text:p>1178.1084229275</text:p>
          </table:table-cell>
          <table:table-cell office:value-type="float" office:value="1167.63640023418" calcext:value-type="float">
            <text:p>1167.6364002342</text:p>
          </table:table-cell>
        </table:table-row>
        <table:table-row table:style-name="ro1">
          <table:table-cell office:value-type="float" office:value="7303" calcext:value-type="float">
            <text:p>7303</text:p>
          </table:table-cell>
          <table:table-cell office:value-type="float" office:value="1172.37663561726" calcext:value-type="float">
            <text:p>1172.3766356173</text:p>
          </table:table-cell>
          <table:table-cell office:value-type="float" office:value="1178.51889242473" calcext:value-type="float">
            <text:p>1178.5188924247</text:p>
          </table:table-cell>
          <table:table-cell office:value-type="float" office:value="1169.39213207535" calcext:value-type="float">
            <text:p>1169.3921320754</text:p>
          </table:table-cell>
          <table:table-cell office:value-type="float" office:value="1127.28607042106" calcext:value-type="float">
            <text:p>1127.2860704211</text:p>
          </table:table-cell>
          <table:table-cell office:value-type="float" office:value="1169.59387653871" calcext:value-type="float">
            <text:p>1169.5938765387</text:p>
          </table:table-cell>
          <table:table-cell office:value-type="float" office:value="1178.10576807676" calcext:value-type="float">
            <text:p>1178.1057680768</text:p>
          </table:table-cell>
          <table:table-cell office:value-type="float" office:value="1167.64218836331" calcext:value-type="float">
            <text:p>1167.6421883633</text:p>
          </table:table-cell>
        </table:table-row>
        <table:table-row table:style-name="ro1">
          <table:table-cell office:value-type="float" office:value="7304" calcext:value-type="float">
            <text:p>7304</text:p>
          </table:table-cell>
          <table:table-cell office:value-type="float" office:value="1172.37602181514" calcext:value-type="float">
            <text:p>1172.3760218152</text:p>
          </table:table-cell>
          <table:table-cell office:value-type="float" office:value="1178.52299724417" calcext:value-type="float">
            <text:p>1178.5229972442</text:p>
          </table:table-cell>
          <table:table-cell office:value-type="float" office:value="1169.39444026026" calcext:value-type="float">
            <text:p>1169.3944402603</text:p>
          </table:table-cell>
          <table:table-cell office:value-type="float" office:value="1127.28894342537" calcext:value-type="float">
            <text:p>1127.2889434254</text:p>
          </table:table-cell>
          <table:table-cell office:value-type="float" office:value="1169.59259945954" calcext:value-type="float">
            <text:p>1169.5925994595</text:p>
          </table:table-cell>
          <table:table-cell office:value-type="float" office:value="1178.10696372641" calcext:value-type="float">
            <text:p>1178.1069637264</text:p>
          </table:table-cell>
          <table:table-cell office:value-type="float" office:value="1167.64347140831" calcext:value-type="float">
            <text:p>1167.6434714083</text:p>
          </table:table-cell>
        </table:table-row>
        <table:table-row table:style-name="ro1">
          <table:table-cell office:value-type="float" office:value="7305" calcext:value-type="float">
            <text:p>7305</text:p>
          </table:table-cell>
          <table:table-cell office:value-type="float" office:value="1172.38017763566" calcext:value-type="float">
            <text:p>1172.3801776357</text:p>
          </table:table-cell>
          <table:table-cell office:value-type="float" office:value="1178.52376028841" calcext:value-type="float">
            <text:p>1178.5237602884</text:p>
          </table:table-cell>
          <table:table-cell office:value-type="float" office:value="1169.39349842644" calcext:value-type="float">
            <text:p>1169.3934984264</text:p>
          </table:table-cell>
          <table:table-cell office:value-type="float" office:value="1127.36275734178" calcext:value-type="float">
            <text:p>1127.3627573418</text:p>
          </table:table-cell>
          <table:table-cell office:value-type="float" office:value="1169.58570481822" calcext:value-type="float">
            <text:p>1169.5857048182</text:p>
          </table:table-cell>
          <table:table-cell office:value-type="float" office:value="1178.10576966086" calcext:value-type="float">
            <text:p>1178.1057696609</text:p>
          </table:table-cell>
          <table:table-cell office:value-type="float" office:value="1167.64764515424" calcext:value-type="float">
            <text:p>1167.6476451542</text:p>
          </table:table-cell>
        </table:table-row>
        <table:table-row table:style-name="ro1">
          <table:table-cell office:value-type="float" office:value="7306" calcext:value-type="float">
            <text:p>7306</text:p>
          </table:table-cell>
          <table:table-cell office:value-type="float" office:value="1172.38042422358" calcext:value-type="float">
            <text:p>1172.3804242236</text:p>
          </table:table-cell>
          <table:table-cell office:value-type="float" office:value="1178.5272008047" calcext:value-type="float">
            <text:p>1178.5272008047</text:p>
          </table:table-cell>
          <table:table-cell office:value-type="float" office:value="1169.39526232606" calcext:value-type="float">
            <text:p>1169.3952623261</text:p>
          </table:table-cell>
          <table:table-cell office:value-type="float" office:value="1127.37376143792" calcext:value-type="float">
            <text:p>1127.3737614379</text:p>
          </table:table-cell>
          <table:table-cell office:value-type="float" office:value="1169.58354482198" calcext:value-type="float">
            <text:p>1169.583544822</text:p>
          </table:table-cell>
          <table:table-cell office:value-type="float" office:value="1178.10645456483" calcext:value-type="float">
            <text:p>1178.1064545648</text:p>
          </table:table-cell>
          <table:table-cell office:value-type="float" office:value="1167.64941312546" calcext:value-type="float">
            <text:p>1167.6494131255</text:p>
          </table:table-cell>
        </table:table-row>
        <table:table-row table:style-name="ro1">
          <table:table-cell office:value-type="float" office:value="7307" calcext:value-type="float">
            <text:p>7307</text:p>
          </table:table-cell>
          <table:table-cell office:value-type="float" office:value="1172.38335631362" calcext:value-type="float">
            <text:p>1172.3833563136</text:p>
          </table:table-cell>
          <table:table-cell office:value-type="float" office:value="1178.52903332909" calcext:value-type="float">
            <text:p>1178.5290333291</text:p>
          </table:table-cell>
          <table:table-cell office:value-type="float" office:value="1169.39533919816" calcext:value-type="float">
            <text:p>1169.3953391982</text:p>
          </table:table-cell>
          <table:table-cell office:value-type="float" office:value="1127.43432965272" calcext:value-type="float">
            <text:p>1127.4343296527</text:p>
          </table:table-cell>
          <table:table-cell office:value-type="float" office:value="1169.57802693452" calcext:value-type="float">
            <text:p>1169.5780269345</text:p>
          </table:table-cell>
          <table:table-cell office:value-type="float" office:value="1178.10599604597" calcext:value-type="float">
            <text:p>1178.105996046</text:p>
          </table:table-cell>
          <table:table-cell office:value-type="float" office:value="1167.65270473615" calcext:value-type="float">
            <text:p>1167.6527047362</text:p>
          </table:table-cell>
        </table:table-row>
        <table:table-row table:style-name="ro1">
          <table:table-cell office:value-type="float" office:value="7308" calcext:value-type="float">
            <text:p>7308</text:p>
          </table:table-cell>
          <table:table-cell office:value-type="float" office:value="1172.38395253157" calcext:value-type="float">
            <text:p>1172.3839525316</text:p>
          </table:table-cell>
          <table:table-cell office:value-type="float" office:value="1178.53223518752" calcext:value-type="float">
            <text:p>1178.5322351875</text:p>
          </table:table-cell>
          <table:table-cell office:value-type="float" office:value="1169.39693437617" calcext:value-type="float">
            <text:p>1169.3969343762</text:p>
          </table:table-cell>
          <table:table-cell office:value-type="float" office:value="1127.45019406498" calcext:value-type="float">
            <text:p>1127.450194065</text:p>
          </table:table-cell>
          <table:table-cell office:value-type="float" office:value="1169.57557696233" calcext:value-type="float">
            <text:p>1169.5755769623</text:p>
          </table:table-cell>
          <table:table-cell office:value-type="float" office:value="1178.10650445358" calcext:value-type="float">
            <text:p>1178.1065044536</text:p>
          </table:table-cell>
          <table:table-cell office:value-type="float" office:value="1167.65461194172" calcext:value-type="float">
            <text:p>1167.6546119417</text:p>
          </table:table-cell>
        </table:table-row>
        <table:table-row table:style-name="ro1">
          <table:table-cell office:value-type="float" office:value="7309" calcext:value-type="float">
            <text:p>7309</text:p>
          </table:table-cell>
          <table:table-cell office:value-type="float" office:value="1172.38612847313" calcext:value-type="float">
            <text:p>1172.3861284731</text:p>
          </table:table-cell>
          <table:table-cell office:value-type="float" office:value="1178.53470209933" calcext:value-type="float">
            <text:p>1178.5347020993</text:p>
          </table:table-cell>
          <table:table-cell office:value-type="float" office:value="1169.39764950105" calcext:value-type="float">
            <text:p>1169.3976495011</text:p>
          </table:table-cell>
          <table:table-cell office:value-type="float" office:value="1127.50024292264" calcext:value-type="float">
            <text:p>1127.5002429226</text:p>
          </table:table-cell>
          <table:table-cell office:value-type="float" office:value="1169.57102725594" calcext:value-type="float">
            <text:p>1169.571027256</text:p>
          </table:table-cell>
          <table:table-cell office:value-type="float" office:value="1178.10646136926" calcext:value-type="float">
            <text:p>1178.1064613693</text:p>
          </table:table-cell>
          <table:table-cell office:value-type="float" office:value="1167.65732074442" calcext:value-type="float">
            <text:p>1167.6573207444</text:p>
          </table:table-cell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float" office:value="1172.38684939773" calcext:value-type="float">
            <text:p>1172.3868493977</text:p>
          </table:table-cell>
          <table:table-cell office:value-type="float" office:value="1178.53786082093" calcext:value-type="float">
            <text:p>1178.5378608209</text:p>
          </table:table-cell>
          <table:table-cell office:value-type="float" office:value="1169.39923586879" calcext:value-type="float">
            <text:p>1169.3992358688</text:p>
          </table:table-cell>
          <table:table-cell office:value-type="float" office:value="1127.51881802526" calcext:value-type="float">
            <text:p>1127.5188180253</text:p>
          </table:table-cell>
          <table:table-cell office:value-type="float" office:value="1169.56839033312" calcext:value-type="float">
            <text:p>1169.5683903331</text:p>
          </table:table-cell>
          <table:table-cell office:value-type="float" office:value="1178.10691874787" calcext:value-type="float">
            <text:p>1178.1069187479</text:p>
          </table:table-cell>
          <table:table-cell office:value-type="float" office:value="1167.65920082812" calcext:value-type="float">
            <text:p>1167.6592008281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float" office:value="1172.44866948397" calcext:value-type="float">
            <text:p>1172.448669484</text:p>
          </table:table-cell>
          <table:table-cell office:value-type="float" office:value="1178.49661487211" calcext:value-type="float">
            <text:p>1178.4966148721</text:p>
          </table:table-cell>
          <table:table-cell office:value-type="float" office:value="1169.3570092861" calcext:value-type="float">
            <text:p>1169.3570092861</text:p>
          </table:table-cell>
          <table:table-cell office:value-type="float" office:value="1127.97968387834" calcext:value-type="float">
            <text:p>1127.9796838783</text:p>
          </table:table-cell>
          <table:table-cell office:value-type="float" office:value="1169.51563919805" calcext:value-type="float">
            <text:p>1169.5156391981</text:p>
          </table:table-cell>
          <table:table-cell office:value-type="float" office:value="1178.07136271544" calcext:value-type="float">
            <text:p>1178.0713627154</text:p>
          </table:table-cell>
          <table:table-cell office:value-type="float" office:value="1167.69769100879" calcext:value-type="float">
            <text:p>1167.6976910088</text:p>
          </table:table-cell>
        </table:table-row>
        <table:table-row table:style-name="ro1">
          <table:table-cell office:value-type="float" office:value="7312" calcext:value-type="float">
            <text:p>7312</text:p>
          </table:table-cell>
          <table:table-cell office:value-type="float" office:value="1172.44574759279" calcext:value-type="float">
            <text:p>1172.4457475928</text:p>
          </table:table-cell>
          <table:table-cell office:value-type="float" office:value="1178.50256688675" calcext:value-type="float">
            <text:p>1178.5025668868</text:p>
          </table:table-cell>
          <table:table-cell office:value-type="float" office:value="1169.3614668612" calcext:value-type="float">
            <text:p>1169.3614668612</text:p>
          </table:table-cell>
          <table:table-cell office:value-type="float" office:value="1127.96228728738" calcext:value-type="float">
            <text:p>1127.9622872874</text:p>
          </table:table-cell>
          <table:table-cell office:value-type="float" office:value="1169.51652155412" calcext:value-type="float">
            <text:p>1169.5165215541</text:p>
          </table:table-cell>
          <table:table-cell office:value-type="float" office:value="1178.07389837462" calcext:value-type="float">
            <text:p>1178.0738983746</text:p>
          </table:table-cell>
          <table:table-cell office:value-type="float" office:value="1167.69705123185" calcext:value-type="float">
            <text:p>1167.6970512319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float" office:value="1172.45275007202" calcext:value-type="float">
            <text:p>1172.452750072</text:p>
          </table:table-cell>
          <table:table-cell office:value-type="float" office:value="1178.50156928446" calcext:value-type="float">
            <text:p>1178.5015692845</text:p>
          </table:table-cell>
          <table:table-cell office:value-type="float" office:value="1169.35877759695" calcext:value-type="float">
            <text:p>1169.358777597</text:p>
          </table:table-cell>
          <table:table-cell office:value-type="float" office:value="1128.05503266981" calcext:value-type="float">
            <text:p>1128.0550326698</text:p>
          </table:table-cell>
          <table:table-cell office:value-type="float" office:value="1169.50765726966" calcext:value-type="float">
            <text:p>1169.5076572697</text:p>
          </table:table-cell>
          <table:table-cell office:value-type="float" office:value="1178.07111388841" calcext:value-type="float">
            <text:p>1178.0711138884</text:p>
          </table:table-cell>
          <table:table-cell office:value-type="float" office:value="1167.70274909845" calcext:value-type="float">
            <text:p>1167.7027490985</text:p>
          </table:table-cell>
        </table:table-row>
        <table:table-row table:style-name="ro1">
          <table:table-cell office:value-type="float" office:value="7314" calcext:value-type="float">
            <text:p>7314</text:p>
          </table:table-cell>
          <table:table-cell office:value-type="float" office:value="1172.45236978571" calcext:value-type="float">
            <text:p>1172.4523697857</text:p>
          </table:table-cell>
          <table:table-cell office:value-type="float" office:value="1178.50559866121" calcext:value-type="float">
            <text:p>1178.5055986612</text:p>
          </table:table-cell>
          <table:table-cell office:value-type="float" office:value="1169.36147753907" calcext:value-type="float">
            <text:p>1169.3614775391</text:p>
          </table:table-cell>
          <table:table-cell office:value-type="float" office:value="1128.05515561547" calcext:value-type="float">
            <text:p>1128.0551556155</text:p>
          </table:table-cell>
          <table:table-cell office:value-type="float" office:value="1169.50639509572" calcext:value-type="float">
            <text:p>1169.5063950957</text:p>
          </table:table-cell>
          <table:table-cell office:value-type="float" office:value="1178.07211932061" calcext:value-type="float">
            <text:p>1178.0721193206</text:p>
          </table:table-cell>
          <table:table-cell office:value-type="float" office:value="1167.70370141478" calcext:value-type="float">
            <text:p>1167.7037014148</text:p>
          </table:table-cell>
        </table:table-row>
        <table:table-row table:style-name="ro1">
          <table:table-cell office:value-type="float" office:value="7315" calcext:value-type="float">
            <text:p>7315</text:p>
          </table:table-cell>
          <table:table-cell office:value-type="float" office:value="1172.45702094319" calcext:value-type="float">
            <text:p>1172.4570209432</text:p>
          </table:table-cell>
          <table:table-cell office:value-type="float" office:value="1178.50651884344" calcext:value-type="float">
            <text:p>1178.5065188435</text:p>
          </table:table-cell>
          <table:table-cell office:value-type="float" office:value="1169.36065426623" calcext:value-type="float">
            <text:p>1169.3606542662</text:p>
          </table:table-cell>
          <table:table-cell office:value-type="float" office:value="1128.12804050768" calcext:value-type="float">
            <text:p>1128.1280405077</text:p>
          </table:table-cell>
          <table:table-cell office:value-type="float" office:value="1169.49983345162" calcext:value-type="float">
            <text:p>1169.4998334516</text:p>
          </table:table-cell>
          <table:table-cell office:value-type="float" office:value="1178.07075527188" calcext:value-type="float">
            <text:p>1178.0707552719</text:p>
          </table:table-cell>
          <table:table-cell office:value-type="float" office:value="1167.70770157028" calcext:value-type="float">
            <text:p>1167.7077015703</text:p>
          </table:table-cell>
        </table:table-row>
        <table:table-row table:style-name="ro1">
          <table:table-cell office:value-type="float" office:value="7316" calcext:value-type="float">
            <text:p>7316</text:p>
          </table:table-cell>
          <table:table-cell office:value-type="float" office:value="1172.45755340398" calcext:value-type="float">
            <text:p>1172.457553404</text:p>
          </table:table-cell>
          <table:table-cell office:value-type="float" office:value="1178.50990323265" calcext:value-type="float">
            <text:p>1178.5099032327</text:p>
          </table:table-cell>
          <table:table-cell office:value-type="float" office:value="1169.36275675393" calcext:value-type="float">
            <text:p>1169.3627567539</text:p>
          </table:table-cell>
          <table:table-cell office:value-type="float" office:value="1128.13705099551" calcext:value-type="float">
            <text:p>1128.1370509955</text:p>
          </table:table-cell>
          <table:table-cell office:value-type="float" office:value="1169.4977721811" calcext:value-type="float">
            <text:p>1169.4977721811</text:p>
          </table:table-cell>
          <table:table-cell office:value-type="float" office:value="1178.07125788946" calcext:value-type="float">
            <text:p>1178.0712578895</text:p>
          </table:table-cell>
          <table:table-cell office:value-type="float" office:value="1167.70918885551" calcext:value-type="float">
            <text:p>1167.7091888555</text:p>
          </table:table-cell>
        </table:table-row>
        <table:table-row table:style-name="ro1">
          <table:table-cell office:value-type="float" office:value="7317" calcext:value-type="float">
            <text:p>7317</text:p>
          </table:table-cell>
          <table:table-cell office:value-type="float" office:value="1172.46093575862" calcext:value-type="float">
            <text:p>1172.4609357586</text:p>
          </table:table-cell>
          <table:table-cell office:value-type="float" office:value="1178.5118787511" calcext:value-type="float">
            <text:p>1178.5118787511</text:p>
          </table:table-cell>
          <table:table-cell office:value-type="float" office:value="1169.36297242928" calcext:value-type="float">
            <text:p>1169.3629724293</text:p>
          </table:table-cell>
          <table:table-cell office:value-type="float" office:value="1128.19606581756" calcext:value-type="float">
            <text:p>1128.1960658176</text:p>
          </table:table-cell>
          <table:table-cell office:value-type="float" office:value="1169.49262478028" calcext:value-type="float">
            <text:p>1169.4926247803</text:p>
          </table:table-cell>
          <table:table-cell office:value-type="float" office:value="1178.07061054376" calcext:value-type="float">
            <text:p>1178.0706105438</text:p>
          </table:table-cell>
          <table:table-cell office:value-type="float" office:value="1167.71225776458" calcext:value-type="float">
            <text:p>1167.7122577646</text:p>
          </table:table-cell>
        </table:table-row>
        <table:table-row table:style-name="ro1">
          <table:table-cell office:value-type="float" office:value="7318" calcext:value-type="float">
            <text:p>7318</text:p>
          </table:table-cell>
          <table:table-cell office:value-type="float" office:value="1172.46186436321" calcext:value-type="float">
            <text:p>1172.4618643632</text:p>
          </table:table-cell>
          <table:table-cell office:value-type="float" office:value="1178.51505244587" calcext:value-type="float">
            <text:p>1178.5150524459</text:p>
          </table:table-cell>
          <table:table-cell office:value-type="float" office:value="1169.36487388884" calcext:value-type="float">
            <text:p>1169.3648738888</text:p>
          </table:table-cell>
          <table:table-cell office:value-type="float" office:value="1128.21026802698" calcext:value-type="float">
            <text:p>1128.210268027</text:p>
          </table:table-cell>
          <table:table-cell office:value-type="float" office:value="1169.49027042359" calcext:value-type="float">
            <text:p>1169.4902704236</text:p>
          </table:table-cell>
          <table:table-cell office:value-type="float" office:value="1178.0709331368" calcext:value-type="float">
            <text:p>1178.0709331368</text:p>
          </table:table-cell>
          <table:table-cell office:value-type="float" office:value="1167.71389843282" calcext:value-type="float">
            <text:p>1167.7138984328</text:p>
          </table:table-cell>
        </table:table-row>
        <table:table-row table:style-name="ro1">
          <table:table-cell office:value-type="float" office:value="7319" calcext:value-type="float">
            <text:p>7319</text:p>
          </table:table-cell>
          <table:table-cell office:value-type="float" office:value="1172.46448488387" calcext:value-type="float">
            <text:p>1172.4644848839</text:p>
          </table:table-cell>
          <table:table-cell office:value-type="float" office:value="1178.51763319825" calcext:value-type="float">
            <text:p>1178.5176331983</text:p>
          </table:table-cell>
          <table:table-cell office:value-type="float" office:value="1169.36574254871" calcext:value-type="float">
            <text:p>1169.3657425487</text:p>
          </table:table-cell>
          <table:table-cell office:value-type="float" office:value="1128.2584655801" calcext:value-type="float">
            <text:p>1128.2584655801</text:p>
          </table:table-cell>
          <table:table-cell office:value-type="float" office:value="1169.48610211312" calcext:value-type="float">
            <text:p>1169.4861021131</text:p>
          </table:table-cell>
          <table:table-cell office:value-type="float" office:value="1178.07069513615" calcext:value-type="float">
            <text:p>1178.0706951362</text:p>
          </table:table-cell>
          <table:table-cell office:value-type="float" office:value="1167.71638395569" calcext:value-type="float">
            <text:p>1167.7163839557</text:p>
          </table:table-cell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float" office:value="1172.46556592771" calcext:value-type="float">
            <text:p>1172.4655659277</text:p>
          </table:table-cell>
          <table:table-cell office:value-type="float" office:value="1178.52079118479" calcext:value-type="float">
            <text:p>1178.5207911848</text:p>
          </table:table-cell>
          <table:table-cell office:value-type="float" office:value="1169.36760832443" calcext:value-type="float">
            <text:p>1169.3676083244</text:p>
          </table:table-cell>
          <table:table-cell office:value-type="float" office:value="1128.27548834978" calcext:value-type="float">
            <text:p>1128.2754883498</text:p>
          </table:table-cell>
          <table:table-cell office:value-type="float" office:value="1169.4837088762" calcext:value-type="float">
            <text:p>1169.4837088762</text:p>
          </table:table-cell>
          <table:table-cell office:value-type="float" office:value="1178.07097937022" calcext:value-type="float">
            <text:p>1178.0709793702</text:p>
          </table:table-cell>
          <table:table-cell office:value-type="float" office:value="1167.71801097949" calcext:value-type="float">
            <text:p>1167.7180109795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float" office:value="1172.52328191568" calcext:value-type="float">
            <text:p>1172.5232819157</text:p>
          </table:table-cell>
          <table:table-cell office:value-type="float" office:value="1178.47777121999" calcext:value-type="float">
            <text:p>1178.47777122</text:p>
          </table:table-cell>
          <table:table-cell office:value-type="float" office:value="1169.32714990221" calcext:value-type="float">
            <text:p>1169.3271499022</text:p>
          </table:table-cell>
          <table:table-cell office:value-type="float" office:value="1128.75723111943" calcext:value-type="float">
            <text:p>1128.7572311194</text:p>
          </table:table-cell>
          <table:table-cell office:value-type="float" office:value="1169.42422840654" calcext:value-type="float">
            <text:p>1169.4242284065</text:p>
          </table:table-cell>
          <table:table-cell office:value-type="float" office:value="1178.03769894405" calcext:value-type="float">
            <text:p>1178.0376989441</text:p>
          </table:table-cell>
          <table:table-cell office:value-type="float" office:value="1167.76401339607" calcext:value-type="float">
            <text:p>1167.7640133961</text:p>
          </table:table-cell>
        </table:table-row>
        <table:table-row table:style-name="ro1">
          <table:table-cell office:value-type="float" office:value="7322" calcext:value-type="float">
            <text:p>7322</text:p>
          </table:table-cell>
          <table:table-cell office:value-type="float" office:value="1172.52075580835" calcext:value-type="float">
            <text:p>1172.5207558084</text:p>
          </table:table-cell>
          <table:table-cell office:value-type="float" office:value="1178.48366444097" calcext:value-type="float">
            <text:p>1178.483664441</text:p>
          </table:table-cell>
          <table:table-cell office:value-type="float" office:value="1169.33178492764" calcext:value-type="float">
            <text:p>1169.3317849276</text:p>
          </table:table-cell>
          <table:table-cell office:value-type="float" office:value="1128.73671687332" calcext:value-type="float">
            <text:p>1128.7367168733</text:p>
          </table:table-cell>
          <table:table-cell office:value-type="float" office:value="1169.42557311538" calcext:value-type="float">
            <text:p>1169.4255731154</text:p>
          </table:table-cell>
          <table:table-cell office:value-type="float" office:value="1178.03997517972" calcext:value-type="float">
            <text:p>1178.0399751797</text:p>
          </table:table-cell>
          <table:table-cell office:value-type="float" office:value="1167.76294179253" calcext:value-type="float">
            <text:p>1167.7629417925</text:p>
          </table:table-cell>
        </table:table-row>
        <table:table-row table:style-name="ro1">
          <table:table-cell office:value-type="float" office:value="7323" calcext:value-type="float">
            <text:p>7323</text:p>
          </table:table-cell>
          <table:table-cell office:value-type="float" office:value="1172.52828956952" calcext:value-type="float">
            <text:p>1172.5282895695</text:p>
          </table:table-cell>
          <table:table-cell office:value-type="float" office:value="1178.48289700505" calcext:value-type="float">
            <text:p>1178.4828970051</text:p>
          </table:table-cell>
          <table:table-cell office:value-type="float" office:value="1169.32929889696" calcext:value-type="float">
            <text:p>1169.329298897</text:p>
          </table:table-cell>
          <table:table-cell office:value-type="float" office:value="1128.83020998429" calcext:value-type="float">
            <text:p>1128.8302099843</text:p>
          </table:table-cell>
          <table:table-cell office:value-type="float" office:value="1169.41708057492" calcext:value-type="float">
            <text:p>1169.4170805749</text:p>
          </table:table-cell>
          <table:table-cell office:value-type="float" office:value="1178.03716308794" calcext:value-type="float">
            <text:p>1178.0371630879</text:p>
          </table:table-cell>
          <table:table-cell office:value-type="float" office:value="1167.76851455538" calcext:value-type="float">
            <text:p>1167.7685145554</text:p>
          </table:table-cell>
        </table:table-row>
        <table:table-row table:style-name="ro1">
          <table:table-cell office:value-type="float" office:value="7324" calcext:value-type="float">
            <text:p>7324</text:p>
          </table:table-cell>
          <table:table-cell office:value-type="float" office:value="1172.52829777391" calcext:value-type="float">
            <text:p>1172.5282977739</text:p>
          </table:table-cell>
          <table:table-cell office:value-type="float" office:value="1178.48686333405" calcext:value-type="float">
            <text:p>1178.4868633341</text:p>
          </table:table-cell>
          <table:table-cell office:value-type="float" office:value="1169.33218587963" calcext:value-type="float">
            <text:p>1169.3321858796</text:p>
          </table:table-cell>
          <table:table-cell office:value-type="float" office:value="1128.82876223102" calcext:value-type="float">
            <text:p>1128.828762231</text:p>
          </table:table-cell>
          <table:table-cell office:value-type="float" office:value="1169.41618366832" calcext:value-type="float">
            <text:p>1169.4161836683</text:p>
          </table:table-cell>
          <table:table-cell office:value-type="float" office:value="1178.0380136453" calcext:value-type="float">
            <text:p>1178.0380136453</text:p>
          </table:table-cell>
          <table:table-cell office:value-type="float" office:value="1167.76910749471" calcext:value-type="float">
            <text:p>1167.7691074947</text:p>
          </table:table-cell>
        </table:table-row>
        <table:table-row table:style-name="ro1">
          <table:table-cell office:value-type="float" office:value="7325" calcext:value-type="float">
            <text:p>7325</text:p>
          </table:table-cell>
          <table:table-cell office:value-type="float" office:value="1172.53353501232" calcext:value-type="float">
            <text:p>1172.5335350123</text:p>
          </table:table-cell>
          <table:table-cell office:value-type="float" office:value="1178.48798745203" calcext:value-type="float">
            <text:p>1178.487987452</text:p>
          </table:table-cell>
          <table:table-cell office:value-type="float" office:value="1169.33149581496" calcext:value-type="float">
            <text:p>1169.331495815</text:p>
          </table:table-cell>
          <table:table-cell office:value-type="float" office:value="1128.90146708252" calcext:value-type="float">
            <text:p>1128.9014670825</text:p>
          </table:table-cell>
          <table:table-cell office:value-type="float" office:value="1169.41019268926" calcext:value-type="float">
            <text:p>1169.4101926893</text:p>
          </table:table-cell>
          <table:table-cell office:value-type="float" office:value="1178.03657137261" calcext:value-type="float">
            <text:p>1178.0365713726</text:p>
          </table:table-cell>
          <table:table-cell office:value-type="float" office:value="1167.77285377158" calcext:value-type="float">
            <text:p>1167.7728537716</text:p>
          </table:table-cell>
        </table:table-row>
        <table:table-row table:style-name="ro1">
          <table:table-cell office:value-type="float" office:value="7326" calcext:value-type="float">
            <text:p>7326</text:p>
          </table:table-cell>
          <table:table-cell office:value-type="float" office:value="1172.53450259001" calcext:value-type="float">
            <text:p>1172.53450259</text:p>
          </table:table-cell>
          <table:table-cell office:value-type="float" office:value="1178.49132615615" calcext:value-type="float">
            <text:p>1178.4913261562</text:p>
          </table:table-cell>
          <table:table-cell office:value-type="float" office:value="1169.33375793543" calcext:value-type="float">
            <text:p>1169.3337579354</text:p>
          </table:table-cell>
          <table:table-cell office:value-type="float" office:value="1128.90956653994" calcext:value-type="float">
            <text:p>1128.9095665399</text:p>
          </table:table-cell>
          <table:table-cell office:value-type="float" office:value="1169.40857782261" calcext:value-type="float">
            <text:p>1169.4085778226</text:p>
          </table:table-cell>
          <table:table-cell office:value-type="float" office:value="1178.03695479634" calcext:value-type="float">
            <text:p>1178.0369547963</text:p>
          </table:table-cell>
          <table:table-cell office:value-type="float" office:value="1167.77395892001" calcext:value-type="float">
            <text:p>1167.77395892</text:p>
          </table:table-cell>
        </table:table-row>
        <table:table-row table:style-name="ro1">
          <table:table-cell office:value-type="float" office:value="7327" calcext:value-type="float">
            <text:p>7327</text:p>
          </table:table-cell>
          <table:table-cell office:value-type="float" office:value="1172.53849141334" calcext:value-type="float">
            <text:p>1172.5384914133</text:p>
          </table:table-cell>
          <table:table-cell office:value-type="float" office:value="1178.49345896384" calcext:value-type="float">
            <text:p>1178.4934589638</text:p>
          </table:table-cell>
          <table:table-cell office:value-type="float" office:value="1169.33406314758" calcext:value-type="float">
            <text:p>1169.3340631476</text:p>
          </table:table-cell>
          <table:table-cell office:value-type="float" office:value="1128.96793353457" calcext:value-type="float">
            <text:p>1128.9679335346</text:p>
          </table:table-cell>
          <table:table-cell office:value-type="float" office:value="1169.40416384732" calcext:value-type="float">
            <text:p>1169.4041638473</text:p>
          </table:table-cell>
          <table:table-cell office:value-type="float" office:value="1178.03623001127" calcext:value-type="float">
            <text:p>1178.0362300113</text:p>
          </table:table-cell>
          <table:table-cell office:value-type="float" office:value="1167.77669310844" calcext:value-type="float">
            <text:p>1167.7766931084</text:p>
          </table:table-cell>
        </table:table-row>
        <table:table-row table:style-name="ro1">
          <table:table-cell office:value-type="float" office:value="7328" calcext:value-type="float">
            <text:p>7328</text:p>
          </table:table-cell>
          <table:table-cell office:value-type="float" office:value="1172.53988758197" calcext:value-type="float">
            <text:p>1172.539887582</text:p>
          </table:table-cell>
          <table:table-cell office:value-type="float" office:value="1178.49656264022" calcext:value-type="float">
            <text:p>1178.4965626402</text:p>
          </table:table-cell>
          <table:table-cell office:value-type="float" office:value="1169.33607782384" calcext:value-type="float">
            <text:p>1169.3360778238</text:p>
          </table:table-cell>
          <table:table-cell office:value-type="float" office:value="1128.98159382316" calcext:value-type="float">
            <text:p>1128.9815938232</text:p>
          </table:table-cell>
          <table:table-cell office:value-type="float" office:value="1169.40242906641" calcext:value-type="float">
            <text:p>1169.4024290664</text:p>
          </table:table-cell>
          <table:table-cell office:value-type="float" office:value="1178.03646851154" calcext:value-type="float">
            <text:p>1178.0364685115</text:p>
          </table:table-cell>
          <table:table-cell office:value-type="float" office:value="1167.77794388491" calcext:value-type="float">
            <text:p>1167.7779438849</text:p>
          </table:table-cell>
        </table:table-row>
        <table:table-row table:style-name="ro1">
          <table:table-cell office:value-type="float" office:value="7329" calcext:value-type="float">
            <text:p>7329</text:p>
          </table:table-cell>
          <table:table-cell office:value-type="float" office:value="1172.54311504124" calcext:value-type="float">
            <text:p>1172.5431150412</text:p>
          </table:table-cell>
          <table:table-cell office:value-type="float" office:value="1178.49925579571" calcext:value-type="float">
            <text:p>1178.4992557957</text:p>
          </table:table-cell>
          <table:table-cell office:value-type="float" office:value="1169.33699997636" calcext:value-type="float">
            <text:p>1169.3369999764</text:p>
          </table:table-cell>
          <table:table-cell office:value-type="float" office:value="1129.02894422168" calcext:value-type="float">
            <text:p>1129.0289442217</text:p>
          </table:table-cell>
          <table:table-cell office:value-type="float" office:value="1169.39914124329" calcext:value-type="float">
            <text:p>1169.3991412433</text:p>
          </table:table-cell>
          <table:table-cell office:value-type="float" office:value="1178.0361648417" calcext:value-type="float">
            <text:p>1178.0361648417</text:p>
          </table:table-cell>
          <table:table-cell office:value-type="float" office:value="1167.78005892923" calcext:value-type="float">
            <text:p>1167.7800589292</text:p>
          </table:table-cell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1172.54470994548" calcext:value-type="float">
            <text:p>1172.5447099455</text:p>
          </table:table-cell>
          <table:table-cell office:value-type="float" office:value="1178.5023521209" calcext:value-type="float">
            <text:p>1178.5023521209</text:p>
          </table:table-cell>
          <table:table-cell office:value-type="float" office:value="1169.33892979376" calcext:value-type="float">
            <text:p>1169.3389297938</text:p>
          </table:table-cell>
          <table:table-cell office:value-type="float" office:value="1129.04554090468" calcext:value-type="float">
            <text:p>1129.0455409047</text:p>
          </table:table-cell>
          <table:table-cell office:value-type="float" office:value="1169.39746889172" calcext:value-type="float">
            <text:p>1169.3974688917</text:p>
          </table:table-cell>
          <table:table-cell office:value-type="float" office:value="1178.03637511636" calcext:value-type="float">
            <text:p>1178.0363751164</text:p>
          </table:table-cell>
          <table:table-cell office:value-type="float" office:value="1167.78127433002" calcext:value-type="float">
            <text:p>1167.78127433</text:p>
          </table:table-cell>
        </table:table-row>
        <table:table-row table:style-name="ro1">
          <table:table-cell office:value-type="float" office:value="7331" calcext:value-type="float">
            <text:p>7331</text:p>
          </table:table-cell>
          <table:table-cell office:value-type="float" office:value="1172.60963246114" calcext:value-type="float">
            <text:p>1172.6096324611</text:p>
          </table:table-cell>
          <table:table-cell office:value-type="float" office:value="1178.46349203266" calcext:value-type="float">
            <text:p>1178.4634920327</text:p>
          </table:table-cell>
          <table:table-cell office:value-type="float" office:value="1169.30104867251" calcext:value-type="float">
            <text:p>1169.3010486725</text:p>
          </table:table-cell>
          <table:table-cell office:value-type="float" office:value="1129.54823581933" calcext:value-type="float">
            <text:p>1129.5482358193</text:p>
          </table:table-cell>
          <table:table-cell office:value-type="float" office:value="1169.34194894636" calcext:value-type="float">
            <text:p>1169.3419489464</text:p>
          </table:table-cell>
          <table:table-cell office:value-type="float" office:value="1178.00317783484" calcext:value-type="float">
            <text:p>1178.0031778349</text:p>
          </table:table-cell>
          <table:table-cell office:value-type="float" office:value="1167.82239869216" calcext:value-type="float">
            <text:p>1167.8223986922</text:p>
          </table:table-cell>
        </table:table-row>
        <table:table-row table:style-name="ro1">
          <table:table-cell office:value-type="float" office:value="7332" calcext:value-type="float">
            <text:p>7332</text:p>
          </table:table-cell>
          <table:table-cell office:value-type="float" office:value="1172.6074636611" calcext:value-type="float">
            <text:p>1172.6074636611</text:p>
          </table:table-cell>
          <table:table-cell office:value-type="float" office:value="1178.4691455436" calcext:value-type="float">
            <text:p>1178.4691455436</text:p>
          </table:table-cell>
          <table:table-cell office:value-type="float" office:value="1169.30552569452" calcext:value-type="float">
            <text:p>1169.3055256945</text:p>
          </table:table-cell>
          <table:table-cell office:value-type="float" office:value="1129.52618402886" calcext:value-type="float">
            <text:p>1129.5261840289</text:p>
          </table:table-cell>
          <table:table-cell office:value-type="float" office:value="1169.34411275341" calcext:value-type="float">
            <text:p>1169.3441127534</text:p>
          </table:table-cell>
          <table:table-cell office:value-type="float" office:value="1178.00535247016" calcext:value-type="float">
            <text:p>1178.0053524702</text:p>
          </table:table-cell>
          <table:table-cell office:value-type="float" office:value="1167.82093279969" calcext:value-type="float">
            <text:p>1167.8209327997</text:p>
          </table:table-cell>
        </table:table-row>
        <table:table-row table:style-name="ro1">
          <table:table-cell office:value-type="float" office:value="7333" calcext:value-type="float">
            <text:p>7333</text:p>
          </table:table-cell>
          <table:table-cell office:value-type="float" office:value="1172.61588382144" calcext:value-type="float">
            <text:p>1172.6158838215</text:p>
          </table:table-cell>
          <table:table-cell office:value-type="float" office:value="1178.46868102884" calcext:value-type="float">
            <text:p>1178.4686810288</text:p>
          </table:table-cell>
          <table:table-cell office:value-type="float" office:value="1169.3033911504" calcext:value-type="float">
            <text:p>1169.3033911504</text:p>
          </table:table-cell>
          <table:table-cell office:value-type="float" office:value="1129.62055531766" calcext:value-type="float">
            <text:p>1129.6205553177</text:p>
          </table:table-cell>
          <table:table-cell office:value-type="float" office:value="1169.33660266978" calcext:value-type="float">
            <text:p>1169.3366026698</text:p>
          </table:table-cell>
          <table:table-cell office:value-type="float" office:value="1178.00258293367" calcext:value-type="float">
            <text:p>1178.0025829337</text:p>
          </table:table-cell>
          <table:table-cell office:value-type="float" office:value="1167.82623230317" calcext:value-type="float">
            <text:p>1167.8262323032</text:p>
          </table:table-cell>
        </table:table-row>
        <table:table-row table:style-name="ro1">
          <table:table-cell office:value-type="float" office:value="7334" calcext:value-type="float">
            <text:p>7334</text:p>
          </table:table-cell>
          <table:table-cell office:value-type="float" office:value="1172.61643535497" calcext:value-type="float">
            <text:p>1172.616435355</text:p>
          </table:table-cell>
          <table:table-cell office:value-type="float" office:value="1178.47250007492" calcext:value-type="float">
            <text:p>1178.4725000749</text:p>
          </table:table-cell>
          <table:table-cell office:value-type="float" office:value="1169.3062009485" calcext:value-type="float">
            <text:p>1169.3062009485</text:p>
          </table:table-cell>
          <table:table-cell office:value-type="float" office:value="1129.61880626119" calcext:value-type="float">
            <text:p>1129.6188062612</text:p>
          </table:table-cell>
          <table:table-cell office:value-type="float" office:value="1169.33655152209" calcext:value-type="float">
            <text:p>1169.3365515221</text:p>
          </table:table-cell>
          <table:table-cell office:value-type="float" office:value="1178.00336908353" calcext:value-type="float">
            <text:p>1178.0033690835</text:p>
          </table:table-cell>
          <table:table-cell office:value-type="float" office:value="1167.82652523526" calcext:value-type="float">
            <text:p>1167.8265252353</text:p>
          </table:table-cell>
        </table:table-row>
        <table:table-row table:style-name="ro1">
          <table:table-cell office:value-type="float" office:value="7335" calcext:value-type="float">
            <text:p>7335</text:p>
          </table:table-cell>
          <table:table-cell office:value-type="float" office:value="1172.62244385535" calcext:value-type="float">
            <text:p>1172.6224438554</text:p>
          </table:table-cell>
          <table:table-cell office:value-type="float" office:value="1178.47382874857" calcext:value-type="float">
            <text:p>1178.4738287486</text:p>
          </table:table-cell>
          <table:table-cell office:value-type="float" office:value="1169.30570372362" calcext:value-type="float">
            <text:p>1169.3057037236</text:p>
          </table:table-cell>
          <table:table-cell office:value-type="float" office:value="1129.69139163422" calcext:value-type="float">
            <text:p>1129.6913916342</text:p>
          </table:table-cell>
          <table:table-cell office:value-type="float" office:value="1169.33165524416" calcext:value-type="float">
            <text:p>1169.3316552442</text:p>
          </table:table-cell>
          <table:table-cell office:value-type="float" office:value="1178.00195611292" calcext:value-type="float">
            <text:p>1178.0019561129</text:p>
          </table:table-cell>
          <table:table-cell office:value-type="float" office:value="1167.8300406826" calcext:value-type="float">
            <text:p>1167.8300406826</text:p>
          </table:table-cell>
        </table:table-row>
        <table:table-row table:style-name="ro1">
          <table:table-cell office:value-type="float" office:value="7336" calcext:value-type="float">
            <text:p>7336</text:p>
          </table:table-cell>
          <table:table-cell office:value-type="float" office:value="1172.6240129363" calcext:value-type="float">
            <text:p>1172.6240129363</text:p>
          </table:table-cell>
          <table:table-cell office:value-type="float" office:value="1178.47702751649" calcext:value-type="float">
            <text:p>1178.4770275165</text:p>
          </table:table-cell>
          <table:table-cell office:value-type="float" office:value="1169.30789678424" calcext:value-type="float">
            <text:p>1169.3078967842</text:p>
          </table:table-cell>
          <table:table-cell office:value-type="float" office:value="1129.69970824399" calcext:value-type="float">
            <text:p>1129.699708244</text:p>
          </table:table-cell>
          <table:table-cell office:value-type="float" office:value="1169.33092012659" calcext:value-type="float">
            <text:p>1169.3309201266</text:p>
          </table:table-cell>
          <table:table-cell office:value-type="float" office:value="1178.00231443757" calcext:value-type="float">
            <text:p>1178.0023144376</text:p>
          </table:table-cell>
          <table:table-cell office:value-type="float" office:value="1167.83089603969" calcext:value-type="float">
            <text:p>1167.8308960397</text:p>
          </table:table-cell>
        </table:table-row>
        <table:table-row table:style-name="ro1">
          <table:table-cell office:value-type="float" office:value="7337" calcext:value-type="float">
            <text:p>7337</text:p>
          </table:table-cell>
          <table:table-cell office:value-type="float" office:value="1172.62874606693" calcext:value-type="float">
            <text:p>1172.6287460669</text:p>
          </table:table-cell>
          <table:table-cell office:value-type="float" office:value="1178.47923987629" calcext:value-type="float">
            <text:p>1178.4792398763</text:p>
          </table:table-cell>
          <table:table-cell office:value-type="float" office:value="1169.30827854206" calcext:value-type="float">
            <text:p>1169.3082785421</text:p>
          </table:table-cell>
          <table:table-cell office:value-type="float" office:value="1129.75739988876" calcext:value-type="float">
            <text:p>1129.7573998888</text:p>
          </table:table-cell>
          <table:table-cell office:value-type="float" office:value="1169.32761204985" calcext:value-type="float">
            <text:p>1169.3276120499</text:p>
          </table:table-cell>
          <table:table-cell office:value-type="float" office:value="1178.00161070519" calcext:value-type="float">
            <text:p>1178.0016107052</text:p>
          </table:table-cell>
          <table:table-cell office:value-type="float" office:value="1167.83344512552" calcext:value-type="float">
            <text:p>1167.8334451255</text:p>
          </table:table-cell>
        </table:table-row>
        <table:table-row table:style-name="ro1">
          <table:table-cell office:value-type="float" office:value="7338" calcext:value-type="float">
            <text:p>7338</text:p>
          </table:table-cell>
          <table:table-cell office:value-type="float" office:value="1172.63077680127" calcext:value-type="float">
            <text:p>1172.6307768013</text:p>
          </table:table-cell>
          <table:table-cell office:value-type="float" office:value="1178.48223185586" calcext:value-type="float">
            <text:p>1178.4822318559</text:p>
          </table:table-cell>
          <table:table-cell office:value-type="float" office:value="1169.31020890003" calcext:value-type="float">
            <text:p>1169.3102089</text:p>
          </table:table-cell>
          <table:table-cell office:value-type="float" office:value="1129.77126559805" calcext:value-type="float">
            <text:p>1129.7712655981</text:p>
          </table:table-cell>
          <table:table-cell office:value-type="float" office:value="1169.32674915888" calcext:value-type="float">
            <text:p>1169.3267491589</text:p>
          </table:table-cell>
          <table:table-cell office:value-type="float" office:value="1178.00183992705" calcext:value-type="float">
            <text:p>1178.0018399271</text:p>
          </table:table-cell>
          <table:table-cell office:value-type="float" office:value="1167.83447903085" calcext:value-type="float">
            <text:p>1167.8344790309</text:p>
          </table:table-cell>
        </table:table-row>
        <table:table-row table:style-name="ro1">
          <table:table-cell office:value-type="float" office:value="7339" calcext:value-type="float">
            <text:p>7339</text:p>
          </table:table-cell>
          <table:table-cell office:value-type="float" office:value="1172.63472699796" calcext:value-type="float">
            <text:p>1172.634726998</text:p>
          </table:table-cell>
          <table:table-cell office:value-type="float" office:value="1178.48493144857" calcext:value-type="float">
            <text:p>1178.4849314486</text:p>
          </table:table-cell>
          <table:table-cell office:value-type="float" office:value="1169.31112818376" calcext:value-type="float">
            <text:p>1169.3111281838</text:p>
          </table:table-cell>
          <table:table-cell office:value-type="float" office:value="1129.8177415686" calcext:value-type="float">
            <text:p>1129.8177415686</text:p>
          </table:table-cell>
          <table:table-cell office:value-type="float" office:value="1169.32452296933" calcext:value-type="float">
            <text:p>1169.3245229693</text:p>
          </table:table-cell>
          <table:table-cell office:value-type="float" office:value="1178.00155357531" calcext:value-type="float">
            <text:p>1178.0015535753</text:p>
          </table:table-cell>
          <table:table-cell office:value-type="float" office:value="1167.83641953872" calcext:value-type="float">
            <text:p>1167.8364195387</text:p>
          </table:table-cell>
        </table:table-row>
        <table:table-row table:style-name="ro1">
          <table:table-cell office:value-type="float" office:value="7340" calcext:value-type="float">
            <text:p>7340</text:p>
          </table:table-cell>
          <table:table-cell office:value-type="float" office:value="1172.63697951578" calcext:value-type="float">
            <text:p>1172.6369795158</text:p>
          </table:table-cell>
          <table:table-cell office:value-type="float" office:value="1178.48789801298" calcext:value-type="float">
            <text:p>1178.487898013</text:p>
          </table:table-cell>
          <table:table-cell office:value-type="float" office:value="1169.31295482931" calcext:value-type="float">
            <text:p>1169.3129548293</text:p>
          </table:table-cell>
          <table:table-cell office:value-type="float" office:value="1129.83453808294" calcext:value-type="float">
            <text:p>1129.8345380829</text:p>
          </table:table-cell>
          <table:table-cell office:value-type="float" office:value="1169.32377292636" calcext:value-type="float">
            <text:p>1169.3237729264</text:p>
          </table:table-cell>
          <table:table-cell office:value-type="float" office:value="1178.00176087977" calcext:value-type="float">
            <text:p>1178.0017608798</text:p>
          </table:table-cell>
          <table:table-cell office:value-type="float" office:value="1167.83746824462" calcext:value-type="float">
            <text:p>1167.8374682446</text:p>
          </table:table-cell>
        </table:table-row>
        <table:table-row table:style-name="ro1">
          <table:table-cell office:value-type="float" office:value="7341" calcext:value-type="float">
            <text:p>7341</text:p>
          </table:table-cell>
          <table:table-cell office:value-type="float" office:value="1172.69965001437" calcext:value-type="float">
            <text:p>1172.6996500144</text:p>
          </table:table-cell>
          <table:table-cell office:value-type="float" office:value="1178.44938918594" calcext:value-type="float">
            <text:p>1178.4493891859</text:p>
          </table:table-cell>
          <table:table-cell office:value-type="float" office:value="1169.28070369949" calcext:value-type="float">
            <text:p>1169.2807036995</text:p>
          </table:table-cell>
          <table:table-cell office:value-type="float" office:value="1130.35033467046" calcext:value-type="float">
            <text:p>1130.3503346705</text:p>
          </table:table-cell>
          <table:table-cell office:value-type="float" office:value="1169.26216309027" calcext:value-type="float">
            <text:p>1169.2621630903</text:p>
          </table:table-cell>
          <table:table-cell office:value-type="float" office:value="1177.97130366934" calcext:value-type="float">
            <text:p>1177.9713036694</text:p>
          </table:table-cell>
          <table:table-cell office:value-type="float" office:value="1167.88439297566" calcext:value-type="float">
            <text:p>1167.8843929757</text:p>
          </table:table-cell>
        </table:table-row>
        <table:table-row table:style-name="ro1">
          <table:table-cell office:value-type="float" office:value="7342" calcext:value-type="float">
            <text:p>7342</text:p>
          </table:table-cell>
          <table:table-cell office:value-type="float" office:value="1172.69814051099" calcext:value-type="float">
            <text:p>1172.698140511</text:p>
          </table:table-cell>
          <table:table-cell office:value-type="float" office:value="1178.45474205039" calcext:value-type="float">
            <text:p>1178.4547420504</text:p>
          </table:table-cell>
          <table:table-cell office:value-type="float" office:value="1169.28467163182" calcext:value-type="float">
            <text:p>1169.2846716318</text:p>
          </table:table-cell>
          <table:table-cell office:value-type="float" office:value="1130.32785803699" calcext:value-type="float">
            <text:p>1130.327858037</text:p>
          </table:table-cell>
          <table:table-cell office:value-type="float" office:value="1169.26533600021" calcext:value-type="float">
            <text:p>1169.2653360002</text:p>
          </table:table-cell>
          <table:table-cell office:value-type="float" office:value="1177.97337291561" calcext:value-type="float">
            <text:p>1177.9733729156</text:p>
          </table:table-cell>
          <table:table-cell office:value-type="float" office:value="1167.88272984794" calcext:value-type="float">
            <text:p>1167.882729848</text:p>
          </table:table-cell>
        </table:table-row>
        <table:table-row table:style-name="ro1">
          <table:table-cell office:value-type="float" office:value="7343" calcext:value-type="float">
            <text:p>7343</text:p>
          </table:table-cell>
          <table:table-cell office:value-type="float" office:value="1172.70733732112" calcext:value-type="float">
            <text:p>1172.7073373211</text:p>
          </table:table-cell>
          <table:table-cell office:value-type="float" office:value="1178.45443379461" calcext:value-type="float">
            <text:p>1178.4544337946</text:p>
          </table:table-cell>
          <table:table-cell office:value-type="float" office:value="1169.28290130325" calcext:value-type="float">
            <text:p>1169.2829013033</text:p>
          </table:table-cell>
          <table:table-cell office:value-type="float" office:value="1130.4222802911" calcext:value-type="float">
            <text:p>1130.4222802911</text:p>
          </table:table-cell>
          <table:table-cell office:value-type="float" office:value="1169.25890938957" calcext:value-type="float">
            <text:p>1169.2589093896</text:p>
          </table:table-cell>
          <table:table-cell office:value-type="float" office:value="1177.97074102822" calcext:value-type="float">
            <text:p>1177.9707410282</text:p>
          </table:table-cell>
          <table:table-cell office:value-type="float" office:value="1167.88793941012" calcext:value-type="float">
            <text:p>1167.8879394101</text:p>
          </table:table-cell>
        </table:table-row>
        <table:table-row table:style-name="ro1">
          <table:table-cell office:value-type="float" office:value="7344" calcext:value-type="float">
            <text:p>7344</text:p>
          </table:table-cell>
          <table:table-cell office:value-type="float" office:value="1172.70853574723" calcext:value-type="float">
            <text:p>1172.7085357472</text:p>
          </table:table-cell>
          <table:table-cell office:value-type="float" office:value="1178.45802386963" calcext:value-type="float">
            <text:p>1178.4580238696</text:p>
          </table:table-cell>
          <table:table-cell office:value-type="float" office:value="1169.28538339156" calcext:value-type="float">
            <text:p>1169.2853833916</text:p>
          </table:table-cell>
          <table:table-cell office:value-type="float" office:value="1130.42093806181" calcext:value-type="float">
            <text:p>1130.4209380618</text:p>
          </table:table-cell>
          <table:table-cell office:value-type="float" office:value="1169.25978070473" calcext:value-type="float">
            <text:p>1169.2597807047</text:p>
          </table:table-cell>
          <table:table-cell office:value-type="float" office:value="1177.971486184" calcext:value-type="float">
            <text:p>1177.971486184</text:p>
          </table:table-cell>
          <table:table-cell office:value-type="float" office:value="1167.88809187535" calcext:value-type="float">
            <text:p>1167.8880918754</text:p>
          </table:table-cell>
        </table:table-row>
        <table:table-row table:style-name="ro1">
          <table:table-cell office:value-type="float" office:value="7345" calcext:value-type="float">
            <text:p>7345</text:p>
          </table:table-cell>
          <table:table-cell office:value-type="float" office:value="1172.71532101399" calcext:value-type="float">
            <text:p>1172.715321014</text:p>
          </table:table-cell>
          <table:table-cell office:value-type="float" office:value="1178.45937843201" calcext:value-type="float">
            <text:p>1178.459378432</text:p>
          </table:table-cell>
          <table:table-cell office:value-type="float" office:value="1169.28507154379" calcext:value-type="float">
            <text:p>1169.2850715438</text:p>
          </table:table-cell>
          <table:table-cell office:value-type="float" office:value="1130.49279542858" calcext:value-type="float">
            <text:p>1130.4927954286</text:p>
          </table:table-cell>
          <table:table-cell office:value-type="float" office:value="1169.25602392756" calcext:value-type="float">
            <text:p>1169.2560239276</text:p>
          </table:table-cell>
          <table:table-cell office:value-type="float" office:value="1177.97013114523" calcext:value-type="float">
            <text:p>1177.9701311452</text:p>
          </table:table-cell>
          <table:table-cell office:value-type="float" office:value="1167.89151059825" calcext:value-type="float">
            <text:p>1167.8915105983</text:p>
          </table:table-cell>
        </table:table-row>
        <table:table-row table:style-name="ro1">
          <table:table-cell office:value-type="float" office:value="7346" calcext:value-type="float">
            <text:p>7346</text:p>
          </table:table-cell>
          <table:table-cell office:value-type="float" office:value="1172.71754779885" calcext:value-type="float">
            <text:p>1172.7175477989</text:p>
          </table:table-cell>
          <table:table-cell office:value-type="float" office:value="1178.46239121584" calcext:value-type="float">
            <text:p>1178.4623912158</text:p>
          </table:table-cell>
          <table:table-cell office:value-type="float" office:value="1169.28700475043" calcext:value-type="float">
            <text:p>1169.2870047504</text:p>
          </table:table-cell>
          <table:table-cell office:value-type="float" office:value="1130.50162953647" calcext:value-type="float">
            <text:p>1130.5016295365</text:p>
          </table:table-cell>
          <table:table-cell office:value-type="float" office:value="1169.25619994855" calcext:value-type="float">
            <text:p>1169.2561999486</text:p>
          </table:table-cell>
          <table:table-cell office:value-type="float" office:value="1177.9704460925" calcext:value-type="float">
            <text:p>1177.9704460925</text:p>
          </table:table-cell>
          <table:table-cell office:value-type="float" office:value="1167.89222443692" calcext:value-type="float">
            <text:p>1167.8922244369</text:p>
          </table:table-cell>
        </table:table-row>
        <table:table-row table:style-name="ro1">
          <table:table-cell office:value-type="float" office:value="7347" calcext:value-type="float">
            <text:p>7347</text:p>
          </table:table-cell>
          <table:table-cell office:value-type="float" office:value="1172.72303415305" calcext:value-type="float">
            <text:p>1172.7230341531</text:p>
          </table:table-cell>
          <table:table-cell office:value-type="float" office:value="1178.46456210791" calcext:value-type="float">
            <text:p>1178.4645621079</text:p>
          </table:table-cell>
          <table:table-cell office:value-type="float" office:value="1169.28748209595" calcext:value-type="float">
            <text:p>1169.287482096</text:p>
          </table:table-cell>
          <table:table-cell office:value-type="float" office:value="1130.55835507264" calcext:value-type="float">
            <text:p>1130.5583550727</text:p>
          </table:table-cell>
          <table:table-cell office:value-type="float" office:value="1169.25396731001" calcext:value-type="float">
            <text:p>1169.25396731</text:p>
          </table:table-cell>
          <table:table-cell office:value-type="float" office:value="1177.96977911814" calcext:value-type="float">
            <text:p>1177.9697791182</text:p>
          </table:table-cell>
          <table:table-cell office:value-type="float" office:value="1167.89466520933" calcext:value-type="float">
            <text:p>1167.8946652093</text:p>
          </table:table-cell>
        </table:table-row>
        <table:table-row table:style-name="ro1">
          <table:table-cell office:value-type="float" office:value="7348" calcext:value-type="float">
            <text:p>7348</text:p>
          </table:table-cell>
          <table:table-cell office:value-type="float" office:value="1172.72570954168" calcext:value-type="float">
            <text:p>1172.7257095417</text:p>
          </table:table-cell>
          <table:table-cell office:value-type="float" office:value="1178.46737889537" calcext:value-type="float">
            <text:p>1178.4673788954</text:p>
          </table:table-cell>
          <table:table-cell office:value-type="float" office:value="1169.28920287686" calcext:value-type="float">
            <text:p>1169.2892028769</text:p>
          </table:table-cell>
          <table:table-cell office:value-type="float" office:value="1130.57266433273" calcext:value-type="float">
            <text:p>1130.5726643327</text:p>
          </table:table-cell>
          <table:table-cell office:value-type="float" office:value="1169.25399323564" calcext:value-type="float">
            <text:p>1169.2539932357</text:p>
          </table:table-cell>
          <table:table-cell office:value-type="float" office:value="1177.96998924464" calcext:value-type="float">
            <text:p>1177.9699892446</text:p>
          </table:table-cell>
          <table:table-cell office:value-type="float" office:value="1167.89555326516" calcext:value-type="float">
            <text:p>1167.8955532652</text:p>
          </table:table-cell>
        </table:table-row>
        <table:table-row table:style-name="ro1">
          <table:table-cell office:value-type="float" office:value="7349" calcext:value-type="float">
            <text:p>7349</text:p>
          </table:table-cell>
          <table:table-cell office:value-type="float" office:value="1172.73038769095" calcext:value-type="float">
            <text:p>1172.730387691</text:p>
          </table:table-cell>
          <table:table-cell office:value-type="float" office:value="1178.46997268614" calcext:value-type="float">
            <text:p>1178.4699726862</text:p>
          </table:table-cell>
          <table:table-cell office:value-type="float" office:value="1169.29015621857" calcext:value-type="float">
            <text:p>1169.2901562186</text:p>
          </table:table-cell>
          <table:table-cell office:value-type="float" office:value="1130.61815698617" calcext:value-type="float">
            <text:p>1130.6181569862</text:p>
          </table:table-cell>
          <table:table-cell office:value-type="float" office:value="1169.2527556995" calcext:value-type="float">
            <text:p>1169.2527556995</text:p>
          </table:table-cell>
          <table:table-cell office:value-type="float" office:value="1177.96974690909" calcext:value-type="float">
            <text:p>1177.9697469091</text:p>
          </table:table-cell>
          <table:table-cell office:value-type="float" office:value="1167.89743899741" calcext:value-type="float">
            <text:p>1167.8974389974</text:p>
          </table:table-cell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1172.73328376261" calcext:value-type="float">
            <text:p>1172.7332837626</text:p>
          </table:table-cell>
          <table:table-cell office:value-type="float" office:value="1178.47273006427" calcext:value-type="float">
            <text:p>1178.4727300643</text:p>
          </table:table-cell>
          <table:table-cell office:value-type="float" office:value="1169.29179174885" calcext:value-type="float">
            <text:p>1169.2917917489</text:p>
          </table:table-cell>
          <table:table-cell office:value-type="float" office:value="1130.6351696068" calcext:value-type="float">
            <text:p>1130.6351696068</text:p>
          </table:table-cell>
          <table:table-cell office:value-type="float" office:value="1169.25285639556" calcext:value-type="float">
            <text:p>1169.2528563956</text:p>
          </table:table-cell>
          <table:table-cell office:value-type="float" office:value="1177.9699602887" calcext:value-type="float">
            <text:p>1177.9699602887</text:p>
          </table:table-cell>
          <table:table-cell office:value-type="float" office:value="1167.89841067622" calcext:value-type="float">
            <text:p>1167.8984106762</text:p>
          </table:table-cell>
        </table:table-row>
        <table:table-row table:style-name="ro1">
          <table:table-cell office:value-type="float" office:value="7351" calcext:value-type="float">
            <text:p>7351</text:p>
          </table:table-cell>
          <table:table-cell office:value-type="float" office:value="1172.80161552571" calcext:value-type="float">
            <text:p>1172.8016155257</text:p>
          </table:table-cell>
          <table:table-cell office:value-type="float" office:value="1178.43782160893" calcext:value-type="float">
            <text:p>1178.4378216089</text:p>
          </table:table-cell>
          <table:table-cell office:value-type="float" office:value="1169.26240052554" calcext:value-type="float">
            <text:p>1169.2624005256</text:p>
          </table:table-cell>
          <table:table-cell office:value-type="float" office:value="1131.16391380106" calcext:value-type="float">
            <text:p>1131.1639138011</text:p>
          </table:table-cell>
          <table:table-cell office:value-type="float" office:value="1169.19909019565" calcext:value-type="float">
            <text:p>1169.1990901957</text:p>
          </table:table-cell>
          <table:table-cell office:value-type="float" office:value="1177.94056133174" calcext:value-type="float">
            <text:p>1177.9405613318</text:p>
          </table:table-cell>
          <table:table-cell office:value-type="float" office:value="1167.93910550862" calcext:value-type="float">
            <text:p>1167.9391055086</text:p>
          </table:table-cell>
        </table:table-row>
        <table:table-row table:style-name="ro1">
          <table:table-cell office:value-type="float" office:value="7352" calcext:value-type="float">
            <text:p>7352</text:p>
          </table:table-cell>
          <table:table-cell office:value-type="float" office:value="1172.8006318451" calcext:value-type="float">
            <text:p>1172.8006318451</text:p>
          </table:table-cell>
          <table:table-cell office:value-type="float" office:value="1178.44274872751" calcext:value-type="float">
            <text:p>1178.4427487275</text:p>
          </table:table-cell>
          <table:table-cell office:value-type="float" office:value="1169.26583165469" calcext:value-type="float">
            <text:p>1169.2658316547</text:p>
          </table:table-cell>
          <table:table-cell office:value-type="float" office:value="1131.1413086295" calcext:value-type="float">
            <text:p>1131.1413086295</text:p>
          </table:table-cell>
          <table:table-cell office:value-type="float" office:value="1169.20280267156" calcext:value-type="float">
            <text:p>1169.2028026716</text:p>
          </table:table-cell>
          <table:table-cell office:value-type="float" office:value="1177.94248424291" calcext:value-type="float">
            <text:p>1177.9424842429</text:p>
          </table:table-cell>
          <table:table-cell office:value-type="float" office:value="1167.93755948868" calcext:value-type="float">
            <text:p>1167.9375594887</text:p>
          </table:table-cell>
        </table:table-row>
        <table:table-row table:style-name="ro1">
          <table:table-cell office:value-type="float" office:value="7353" calcext:value-type="float">
            <text:p>7353</text:p>
          </table:table-cell>
          <table:table-cell office:value-type="float" office:value="1172.81067293843" calcext:value-type="float">
            <text:p>1172.8106729384</text:p>
          </table:table-cell>
          <table:table-cell office:value-type="float" office:value="1178.44251166152" calcext:value-type="float">
            <text:p>1178.4425116615</text:p>
          </table:table-cell>
          <table:table-cell office:value-type="float" office:value="1169.26457630421" calcext:value-type="float">
            <text:p>1169.2645763042</text:p>
          </table:table-cell>
          <table:table-cell office:value-type="float" office:value="1131.23508752017" calcext:value-type="float">
            <text:p>1131.2350875202</text:p>
          </table:table-cell>
          <table:table-cell office:value-type="float" office:value="1169.19767657856" calcext:value-type="float">
            <text:p>1169.1976765786</text:p>
          </table:table-cell>
          <table:table-cell office:value-type="float" office:value="1177.94012298721" calcext:value-type="float">
            <text:p>1177.9401229872</text:p>
          </table:table-cell>
          <table:table-cell office:value-type="float" office:value="1167.94270680414" calcext:value-type="float">
            <text:p>1167.9427068041</text:p>
          </table:table-cell>
        </table:table-row>
        <table:table-row table:style-name="ro1">
          <table:table-cell office:value-type="float" office:value="7354" calcext:value-type="float">
            <text:p>7354</text:p>
          </table:table-cell>
          <table:table-cell office:value-type="float" office:value="1172.8125015793" calcext:value-type="float">
            <text:p>1172.8125015793</text:p>
          </table:table-cell>
          <table:table-cell office:value-type="float" office:value="1178.44578873665" calcext:value-type="float">
            <text:p>1178.4457887367</text:p>
          </table:table-cell>
          <table:table-cell office:value-type="float" office:value="1169.26667027882" calcext:value-type="float">
            <text:p>1169.2666702788</text:p>
          </table:table-cell>
          <table:table-cell office:value-type="float" office:value="1131.23418663599" calcext:value-type="float">
            <text:p>1131.234186636</text:p>
          </table:table-cell>
          <table:table-cell office:value-type="float" office:value="1169.19930471706" calcext:value-type="float">
            <text:p>1169.1993047171</text:p>
          </table:table-cell>
          <table:table-cell office:value-type="float" office:value="1177.94081556836" calcext:value-type="float">
            <text:p>1177.9408155684</text:p>
          </table:table-cell>
          <table:table-cell office:value-type="float" office:value="1167.94292295505" calcext:value-type="float">
            <text:p>1167.9429229551</text:p>
          </table:table-cell>
        </table:table-row>
        <table:table-row table:style-name="ro1">
          <table:table-cell office:value-type="float" office:value="7355" calcext:value-type="float">
            <text:p>7355</text:p>
          </table:table-cell>
          <table:table-cell office:value-type="float" office:value="1172.82003120619" calcext:value-type="float">
            <text:p>1172.8200312062</text:p>
          </table:table-cell>
          <table:table-cell office:value-type="float" office:value="1178.4470765034" calcext:value-type="float">
            <text:p>1178.4470765034</text:p>
          </table:table-cell>
          <table:table-cell office:value-type="float" office:value="1169.26670033405" calcext:value-type="float">
            <text:p>1169.2667003341</text:p>
          </table:table-cell>
          <table:table-cell office:value-type="float" office:value="1131.30489638614" calcext:value-type="float">
            <text:p>1131.3048963861</text:p>
          </table:table-cell>
          <table:table-cell office:value-type="float" office:value="1169.19674891218" calcext:value-type="float">
            <text:p>1169.1967489122</text:p>
          </table:table-cell>
          <table:table-cell office:value-type="float" office:value="1177.93964798164" calcext:value-type="float">
            <text:p>1177.9396479817</text:p>
          </table:table-cell>
          <table:table-cell office:value-type="float" office:value="1167.9463901561" calcext:value-type="float">
            <text:p>1167.9463901561</text:p>
          </table:table-cell>
        </table:table-row>
        <table:table-row table:style-name="ro1">
          <table:table-cell office:value-type="float" office:value="7356" calcext:value-type="float">
            <text:p>7356</text:p>
          </table:table-cell>
          <table:table-cell office:value-type="float" office:value="1172.8228894746" calcext:value-type="float">
            <text:p>1172.8228894746</text:p>
          </table:table-cell>
          <table:table-cell office:value-type="float" office:value="1178.44980963173" calcext:value-type="float">
            <text:p>1178.4498096317</text:p>
          </table:table-cell>
          <table:table-cell office:value-type="float" office:value="1169.26833890531" calcext:value-type="float">
            <text:p>1169.2683389053</text:p>
          </table:table-cell>
          <table:table-cell office:value-type="float" office:value="1131.31406289121" calcext:value-type="float">
            <text:p>1131.3140628912</text:p>
          </table:table-cell>
          <table:table-cell office:value-type="float" office:value="1169.19773498905" calcext:value-type="float">
            <text:p>1169.1977349891</text:p>
          </table:table-cell>
          <table:table-cell office:value-type="float" office:value="1177.93995306303" calcext:value-type="float">
            <text:p>1177.939953063</text:p>
          </table:table-cell>
          <table:table-cell office:value-type="float" office:value="1167.94721420803" calcext:value-type="float">
            <text:p>1167.947214208</text:p>
          </table:table-cell>
        </table:table-row>
        <table:table-row table:style-name="ro1">
          <table:table-cell office:value-type="float" office:value="7357" calcext:value-type="float">
            <text:p>7357</text:p>
          </table:table-cell>
          <table:table-cell office:value-type="float" office:value="1172.82907870653" calcext:value-type="float">
            <text:p>1172.8290787065</text:p>
          </table:table-cell>
          <table:table-cell office:value-type="float" office:value="1178.45183504742" calcext:value-type="float">
            <text:p>1178.4518350474</text:p>
          </table:table-cell>
          <table:table-cell office:value-type="float" office:value="1169.26904473184" calcext:value-type="float">
            <text:p>1169.2690447318</text:p>
          </table:table-cell>
          <table:table-cell office:value-type="float" office:value="1131.36952091516" calcext:value-type="float">
            <text:p>1131.3695209152</text:p>
          </table:table-cell>
          <table:table-cell office:value-type="float" office:value="1169.19650689269" calcext:value-type="float">
            <text:p>1169.1965068927</text:p>
          </table:table-cell>
          <table:table-cell office:value-type="float" office:value="1177.93942241661" calcext:value-type="float">
            <text:p>1177.9394224166</text:p>
          </table:table-cell>
          <table:table-cell office:value-type="float" office:value="1167.94982720313" calcext:value-type="float">
            <text:p>1167.9498272031</text:p>
          </table:table-cell>
        </table:table-row>
        <table:table-row table:style-name="ro1">
          <table:table-cell office:value-type="float" office:value="7358" calcext:value-type="float">
            <text:p>7358</text:p>
          </table:table-cell>
          <table:table-cell office:value-type="float" office:value="1172.83237718295" calcext:value-type="float">
            <text:p>1172.832377183</text:p>
          </table:table-cell>
          <table:table-cell office:value-type="float" office:value="1178.45439140069" calcext:value-type="float">
            <text:p>1178.4543914007</text:p>
          </table:table-cell>
          <table:table-cell office:value-type="float" office:value="1169.27052498283" calcext:value-type="float">
            <text:p>1169.2705249828</text:p>
          </table:table-cell>
          <table:table-cell office:value-type="float" office:value="1131.3840425611" calcext:value-type="float">
            <text:p>1131.3840425611</text:p>
          </table:table-cell>
          <table:table-cell office:value-type="float" office:value="1169.19727978365" calcext:value-type="float">
            <text:p>1169.1972797837</text:p>
          </table:table-cell>
          <table:table-cell office:value-type="float" office:value="1177.93968726618" calcext:value-type="float">
            <text:p>1177.9396872662</text:p>
          </table:table-cell>
          <table:table-cell office:value-type="float" office:value="1167.95089576687" calcext:value-type="float">
            <text:p>1167.9508957669</text:p>
          </table:table-cell>
        </table:table-row>
        <table:table-row table:style-name="ro1">
          <table:table-cell office:value-type="float" office:value="7359" calcext:value-type="float">
            <text:p>7359</text:p>
          </table:table-cell>
          <table:table-cell office:value-type="float" office:value="1172.83772673026" calcext:value-type="float">
            <text:p>1172.8377267303</text:p>
          </table:table-cell>
          <table:table-cell office:value-type="float" office:value="1178.45678395427" calcext:value-type="float">
            <text:p>1178.4567839543</text:p>
          </table:table-cell>
          <table:table-cell office:value-type="float" office:value="1169.27163736953" calcext:value-type="float">
            <text:p>1169.2716373695</text:p>
          </table:table-cell>
          <table:table-cell office:value-type="float" office:value="1131.42838071826" calcext:value-type="float">
            <text:p>1131.4283807183</text:p>
          </table:table-cell>
          <table:table-cell office:value-type="float" office:value="1169.19690301549" calcext:value-type="float">
            <text:p>1169.1969030155</text:p>
          </table:table-cell>
          <table:table-cell office:value-type="float" office:value="1177.93964400154" calcext:value-type="float">
            <text:p>1177.9396440016</text:p>
          </table:table-cell>
          <table:table-cell office:value-type="float" office:value="1167.95301437494" calcext:value-type="float">
            <text:p>1167.9530143749</text:p>
          </table:table-cell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float" office:value="1172.84123338794" calcext:value-type="float">
            <text:p>1172.841233388</text:p>
          </table:table-cell>
          <table:table-cell office:value-type="float" office:value="1178.45930980089" calcext:value-type="float">
            <text:p>1178.4593098009</text:p>
          </table:table-cell>
          <table:table-cell office:value-type="float" office:value="1169.27309508513" calcext:value-type="float">
            <text:p>1169.2730950851</text:p>
          </table:table-cell>
          <table:table-cell office:value-type="float" office:value="1131.44546663067" calcext:value-type="float">
            <text:p>1131.4454666307</text:p>
          </table:table-cell>
          <table:table-cell office:value-type="float" office:value="1169.19772614037" calcext:value-type="float">
            <text:p>1169.1977261404</text:p>
          </table:table-cell>
          <table:table-cell office:value-type="float" office:value="1177.94001165933" calcext:value-type="float">
            <text:p>1177.9400116593</text:p>
          </table:table-cell>
          <table:table-cell office:value-type="float" office:value="1167.95419355929" calcext:value-type="float">
            <text:p>1167.9541935593</text:p>
          </table:table-cell>
        </table:table-row>
        <table:table-row table:style-name="ro1">
          <table:table-cell office:value-type="float" office:value="7361" calcext:value-type="float">
            <text:p>7361</text:p>
          </table:table-cell>
          <table:table-cell office:value-type="float" office:value="1172.9075769142" calcext:value-type="float">
            <text:p>1172.9075769142</text:p>
          </table:table-cell>
          <table:table-cell office:value-type="float" office:value="1178.42486334154" calcext:value-type="float">
            <text:p>1178.4248633415</text:p>
          </table:table-cell>
          <table:table-cell office:value-type="float" office:value="1169.24783015133" calcext:value-type="float">
            <text:p>1169.2478301513</text:p>
          </table:table-cell>
          <table:table-cell office:value-type="float" office:value="1131.97610940488" calcext:value-type="float">
            <text:p>1131.9761094049</text:p>
          </table:table-cell>
          <table:table-cell office:value-type="float" office:value="1169.14218310203" calcext:value-type="float">
            <text:p>1169.142183102</text:p>
          </table:table-cell>
          <table:table-cell office:value-type="float" office:value="1177.91385618111" calcext:value-type="float">
            <text:p>1177.9138561811</text:p>
          </table:table-cell>
          <table:table-cell office:value-type="float" office:value="1167.99977326266" calcext:value-type="float">
            <text:p>1167.9997732627</text:p>
          </table:table-cell>
        </table:table-row>
        <table:table-row table:style-name="ro1">
          <table:table-cell office:value-type="float" office:value="7362" calcext:value-type="float">
            <text:p>7362</text:p>
          </table:table-cell>
          <table:table-cell office:value-type="float" office:value="1172.90719382915" calcext:value-type="float">
            <text:p>1172.9071938292</text:p>
          </table:table-cell>
          <table:table-cell office:value-type="float" office:value="1178.42945742087" calcext:value-type="float">
            <text:p>1178.4294574209</text:p>
          </table:table-cell>
          <table:table-cell office:value-type="float" office:value="1169.25083835748" calcext:value-type="float">
            <text:p>1169.2508383575</text:p>
          </table:table-cell>
          <table:table-cell office:value-type="float" office:value="1131.95384566554" calcext:value-type="float">
            <text:p>1131.9538456656</text:p>
          </table:table-cell>
          <table:table-cell office:value-type="float" office:value="1169.14640532723" calcext:value-type="float">
            <text:p>1169.1464053272</text:p>
          </table:table-cell>
          <table:table-cell office:value-type="float" office:value="1177.91592156709" calcext:value-type="float">
            <text:p>1177.9159215671</text:p>
          </table:table-cell>
          <table:table-cell office:value-type="float" office:value="1167.99846584515" calcext:value-type="float">
            <text:p>1167.9984658452</text:p>
          </table:table-cell>
        </table:table-row>
        <table:table-row table:style-name="ro1">
          <table:table-cell office:value-type="float" office:value="7363" calcext:value-type="float">
            <text:p>7363</text:p>
          </table:table-cell>
          <table:table-cell office:value-type="float" office:value="1172.91788503287" calcext:value-type="float">
            <text:p>1172.9178850329</text:p>
          </table:table-cell>
          <table:table-cell office:value-type="float" office:value="1178.42914314535" calcext:value-type="float">
            <text:p>1178.4291431454</text:p>
          </table:table-cell>
          <table:table-cell office:value-type="float" office:value="1169.25017102676" calcext:value-type="float">
            <text:p>1169.2501710268</text:p>
          </table:table-cell>
          <table:table-cell office:value-type="float" office:value="1132.04611678745" calcext:value-type="float">
            <text:p>1132.0461167875</text:p>
          </table:table-cell>
          <table:table-cell office:value-type="float" office:value="1169.14219939439" calcext:value-type="float">
            <text:p>1169.1421993944</text:p>
          </table:table-cell>
          <table:table-cell office:value-type="float" office:value="1177.91400506362" calcext:value-type="float">
            <text:p>1177.9140050636</text:p>
          </table:table-cell>
          <table:table-cell office:value-type="float" office:value="1168.00387381455" calcext:value-type="float">
            <text:p>1168.0038738146</text:p>
          </table:table-cell>
        </table:table-row>
        <table:table-row table:style-name="ro1">
          <table:table-cell office:value-type="float" office:value="7364" calcext:value-type="float">
            <text:p>7364</text:p>
          </table:table-cell>
          <table:table-cell office:value-type="float" office:value="1172.9202542479" calcext:value-type="float">
            <text:p>1172.9202542479</text:p>
          </table:table-cell>
          <table:table-cell office:value-type="float" office:value="1178.4321374662" calcext:value-type="float">
            <text:p>1178.4321374662</text:p>
          </table:table-cell>
          <table:table-cell office:value-type="float" office:value="1169.25205631033" calcext:value-type="float">
            <text:p>1169.2520563103</text:p>
          </table:table-cell>
          <table:table-cell office:value-type="float" office:value="1132.04590355981" calcext:value-type="float">
            <text:p>1132.0459035598</text:p>
          </table:table-cell>
          <table:table-cell office:value-type="float" office:value="1169.14426139194" calcext:value-type="float">
            <text:p>1169.1442613919</text:p>
          </table:table-cell>
          <table:table-cell office:value-type="float" office:value="1177.91496861574" calcext:value-type="float">
            <text:p>1177.9149686157</text:p>
          </table:table-cell>
          <table:table-cell office:value-type="float" office:value="1168.00438608025" calcext:value-type="float">
            <text:p>1168.0043860803</text:p>
          </table:table-cell>
        </table:table-row>
        <table:table-row table:style-name="ro1">
          <table:table-cell office:value-type="float" office:value="7365" calcext:value-type="float">
            <text:p>7365</text:p>
          </table:table-cell>
          <table:table-cell office:value-type="float" office:value="1172.92842291205" calcext:value-type="float">
            <text:p>1172.9284229121</text:p>
          </table:table-cell>
          <table:table-cell office:value-type="float" office:value="1178.43328326281" calcext:value-type="float">
            <text:p>1178.4332832628</text:p>
          </table:table-cell>
          <table:table-cell office:value-type="float" office:value="1169.25260440177" calcext:value-type="float">
            <text:p>1169.2526044018</text:p>
          </table:table-cell>
          <table:table-cell office:value-type="float" office:value="1132.11485056329" calcext:value-type="float">
            <text:p>1132.1148505633</text:p>
          </table:table-cell>
          <table:table-cell office:value-type="float" office:value="1169.14238946228" calcext:value-type="float">
            <text:p>1169.1423894623</text:p>
          </table:table-cell>
          <table:table-cell office:value-type="float" office:value="1177.9142211284" calcext:value-type="float">
            <text:p>1177.9142211284</text:p>
          </table:table-cell>
          <table:table-cell office:value-type="float" office:value="1168.00819747948" calcext:value-type="float">
            <text:p>1168.0081974795</text:p>
          </table:table-cell>
        </table:table-row>
        <table:table-row table:style-name="ro1">
          <table:table-cell office:value-type="float" office:value="7366" calcext:value-type="float">
            <text:p>7366</text:p>
          </table:table-cell>
          <table:table-cell office:value-type="float" office:value="1172.93181422548" calcext:value-type="float">
            <text:p>1172.9318142255</text:p>
          </table:table-cell>
          <table:table-cell office:value-type="float" office:value="1178.43576321605" calcext:value-type="float">
            <text:p>1178.4357632161</text:p>
          </table:table-cell>
          <table:table-cell office:value-type="float" office:value="1169.25417884197" calcext:value-type="float">
            <text:p>1169.254178842</text:p>
          </table:table-cell>
          <table:table-cell office:value-type="float" office:value="1132.12472970195" calcext:value-type="float">
            <text:p>1132.124729702</text:p>
          </table:table-cell>
          <table:table-cell office:value-type="float" office:value="1169.14380440761" calcext:value-type="float">
            <text:p>1169.1438044076</text:p>
          </table:table-cell>
          <table:table-cell office:value-type="float" office:value="1177.9148482529" calcext:value-type="float">
            <text:p>1177.9148482529</text:p>
          </table:table-cell>
          <table:table-cell office:value-type="float" office:value="1168.00935057825" calcext:value-type="float">
            <text:p>1168.0093505783</text:p>
          </table:table-cell>
        </table:table-row>
        <table:table-row table:style-name="ro1">
          <table:table-cell office:value-type="float" office:value="7367" calcext:value-type="float">
            <text:p>7367</text:p>
          </table:table-cell>
          <table:table-cell office:value-type="float" office:value="1172.93862483146" calcext:value-type="float">
            <text:p>1172.9386248315</text:p>
          </table:table-cell>
          <table:table-cell office:value-type="float" office:value="1178.437613794" calcext:value-type="float">
            <text:p>1178.437613794</text:p>
          </table:table-cell>
          <table:table-cell office:value-type="float" office:value="1169.25536181011" calcext:value-type="float">
            <text:p>1169.2553618101</text:p>
          </table:table-cell>
          <table:table-cell office:value-type="float" office:value="1132.17868634672" calcext:value-type="float">
            <text:p>1132.1786863467</text:p>
          </table:table-cell>
          <table:table-cell office:value-type="float" office:value="1169.14317386771" calcext:value-type="float">
            <text:p>1169.1431738677</text:p>
          </table:table-cell>
          <table:table-cell office:value-type="float" office:value="1177.91471183798" calcext:value-type="float">
            <text:p>1177.914711838</text:p>
          </table:table-cell>
          <table:table-cell office:value-type="float" office:value="1168.01239627621" calcext:value-type="float">
            <text:p>1168.0123962762</text:p>
          </table:table-cell>
        </table:table-row>
        <table:table-row table:style-name="ro1">
          <table:table-cell office:value-type="float" office:value="7368" calcext:value-type="float">
            <text:p>7368</text:p>
          </table:table-cell>
          <table:table-cell office:value-type="float" office:value="1172.94247068612" calcext:value-type="float">
            <text:p>1172.9424706861</text:p>
          </table:table-cell>
          <table:table-cell office:value-type="float" office:value="1178.43992335413" calcext:value-type="float">
            <text:p>1178.4399233541</text:p>
          </table:table-cell>
          <table:table-cell office:value-type="float" office:value="1169.25688669319" calcext:value-type="float">
            <text:p>1169.2568866932</text:p>
          </table:table-cell>
          <table:table-cell office:value-type="float" office:value="1132.19367137223" calcext:value-type="float">
            <text:p>1132.1936713722</text:p>
          </table:table-cell>
          <table:table-cell office:value-type="float" office:value="1169.14440878303" calcext:value-type="float">
            <text:p>1169.144408783</text:p>
          </table:table-cell>
          <table:table-cell office:value-type="float" office:value="1177.91525357068" calcext:value-type="float">
            <text:p>1177.9152535707</text:p>
          </table:table-cell>
          <table:table-cell office:value-type="float" office:value="1168.01386159921" calcext:value-type="float">
            <text:p>1168.0138615992</text:p>
          </table:table-cell>
        </table:table-row>
        <table:table-row table:style-name="ro1">
          <table:table-cell office:value-type="float" office:value="7369" calcext:value-type="float">
            <text:p>7369</text:p>
          </table:table-cell>
          <table:table-cell office:value-type="float" office:value="1172.94842250001" calcext:value-type="float">
            <text:p>1172.9484225</text:p>
          </table:table-cell>
          <table:table-cell office:value-type="float" office:value="1178.44213211517" calcext:value-type="float">
            <text:p>1178.4421321152</text:p>
          </table:table-cell>
          <table:table-cell office:value-type="float" office:value="1169.25843815929" calcext:value-type="float">
            <text:p>1169.2584381593</text:p>
          </table:table-cell>
          <table:table-cell office:value-type="float" office:value="1132.23681773392" calcext:value-type="float">
            <text:p>1132.2368177339</text:p>
          </table:table-cell>
          <table:table-cell office:value-type="float" office:value="1169.14454818452" calcext:value-type="float">
            <text:p>1169.1445481845</text:p>
          </table:table-cell>
          <table:table-cell office:value-type="float" office:value="1177.91549251063" calcext:value-type="float">
            <text:p>1177.9154925106</text:p>
          </table:table-cell>
          <table:table-cell office:value-type="float" office:value="1168.01648218969" calcext:value-type="float">
            <text:p>1168.0164821897</text:p>
          </table:table-cell>
        </table:table-row>
        <table:table-row table:style-name="ro1">
          <table:table-cell office:value-type="float" office:value="7370" calcext:value-type="float">
            <text:p>7370</text:p>
          </table:table-cell>
          <table:table-cell office:value-type="float" office:value="1172.95247357157" calcext:value-type="float">
            <text:p>1172.9524735716</text:p>
          </table:table-cell>
          <table:table-cell office:value-type="float" office:value="1178.44441172529" calcext:value-type="float">
            <text:p>1178.4444117253</text:p>
          </table:table-cell>
          <table:table-cell office:value-type="float" office:value="1169.26002122332" calcext:value-type="float">
            <text:p>1169.2600212233</text:p>
          </table:table-cell>
          <table:table-cell office:value-type="float" office:value="1132.2542215646" calcext:value-type="float">
            <text:p>1132.2542215646</text:p>
          </table:table-cell>
          <table:table-cell office:value-type="float" office:value="1169.14579347802" calcext:value-type="float">
            <text:p>1169.145793478</text:p>
          </table:table-cell>
          <table:table-cell office:value-type="float" office:value="1177.91605718927" calcext:value-type="float">
            <text:p>1177.9160571893</text:p>
          </table:table-cell>
          <table:table-cell office:value-type="float" office:value="1168.0181292586" calcext:value-type="float">
            <text:p>1168.0181292586</text:p>
          </table:table-cell>
        </table:table-row>
        <table:table-row table:style-name="ro1">
          <table:table-cell office:value-type="float" office:value="7371" calcext:value-type="float">
            <text:p>7371</text:p>
          </table:table-cell>
          <table:table-cell office:value-type="float" office:value="1173.02316034719" calcext:value-type="float">
            <text:p>1173.0231603472</text:p>
          </table:table-cell>
          <table:table-cell office:value-type="float" office:value="1178.41271325189" calcext:value-type="float">
            <text:p>1178.4127132519</text:p>
          </table:table-cell>
          <table:table-cell office:value-type="float" office:value="1169.23664569461" calcext:value-type="float">
            <text:p>1169.2366456946</text:p>
          </table:table-cell>
          <table:table-cell office:value-type="float" office:value="1132.79090513241" calcext:value-type="float">
            <text:p>1132.7909051324</text:p>
          </table:table-cell>
          <table:table-cell office:value-type="float" office:value="1169.09938647312" calcext:value-type="float">
            <text:p>1169.0993864731</text:p>
          </table:table-cell>
          <table:table-cell office:value-type="float" office:value="1177.89071381005" calcext:value-type="float">
            <text:p>1177.8907138101</text:p>
          </table:table-cell>
          <table:table-cell office:value-type="float" office:value="1168.05657673757" calcext:value-type="float">
            <text:p>1168.0565767376</text:p>
          </table:table-cell>
        </table:table-row>
        <table:table-row table:style-name="ro1">
          <table:table-cell office:value-type="float" office:value="7372" calcext:value-type="float">
            <text:p>7372</text:p>
          </table:table-cell>
          <table:table-cell office:value-type="float" office:value="1173.02323207534" calcext:value-type="float">
            <text:p>1173.0232320753</text:p>
          </table:table-cell>
          <table:table-cell office:value-type="float" office:value="1178.416931574" calcext:value-type="float">
            <text:p>1178.416931574</text:p>
          </table:table-cell>
          <table:table-cell office:value-type="float" office:value="1169.2395952814" calcext:value-type="float">
            <text:p>1169.2395952814</text:p>
          </table:table-cell>
          <table:table-cell office:value-type="float" office:value="1132.76965675835" calcext:value-type="float">
            <text:p>1132.7696567584</text:p>
          </table:table-cell>
          <table:table-cell office:value-type="float" office:value="1169.10364545859" calcext:value-type="float">
            <text:p>1169.1036454586</text:p>
          </table:table-cell>
          <table:table-cell office:value-type="float" office:value="1177.89280234786" calcext:value-type="float">
            <text:p>1177.8928023479</text:p>
          </table:table-cell>
          <table:table-cell office:value-type="float" office:value="1168.05600080799" calcext:value-type="float">
            <text:p>1168.056000808</text:p>
          </table:table-cell>
        </table:table-row>
        <table:table-row table:style-name="ro1">
          <table:table-cell office:value-type="float" office:value="7373" calcext:value-type="float">
            <text:p>7373</text:p>
          </table:table-cell>
          <table:table-cell office:value-type="float" office:value="1173.03459371788" calcext:value-type="float">
            <text:p>1173.0345937179</text:p>
          </table:table-cell>
          <table:table-cell office:value-type="float" office:value="1178.41662199691" calcext:value-type="float">
            <text:p>1178.4166219969</text:p>
          </table:table-cell>
          <table:table-cell office:value-type="float" office:value="1169.23983663197" calcext:value-type="float">
            <text:p>1169.239836632</text:p>
          </table:table-cell>
          <table:table-cell office:value-type="float" office:value="1132.86023749743" calcext:value-type="float">
            <text:p>1132.8602374974</text:p>
          </table:table-cell>
          <table:table-cell office:value-type="float" office:value="1169.10026872848" calcext:value-type="float">
            <text:p>1169.1002687285</text:p>
          </table:table-cell>
          <table:table-cell office:value-type="float" office:value="1177.89125027025" calcext:value-type="float">
            <text:p>1177.8912502703</text:p>
          </table:table-cell>
          <table:table-cell office:value-type="float" office:value="1168.06181590588" calcext:value-type="float">
            <text:p>1168.0618159059</text:p>
          </table:table-cell>
        </table:table-row>
        <table:table-row table:style-name="ro1">
          <table:table-cell office:value-type="float" office:value="7374" calcext:value-type="float">
            <text:p>7374</text:p>
          </table:table-cell>
          <table:table-cell office:value-type="float" office:value="1173.03747451086" calcext:value-type="float">
            <text:p>1173.0374745109</text:p>
          </table:table-cell>
          <table:table-cell office:value-type="float" office:value="1178.41937282815" calcext:value-type="float">
            <text:p>1178.4193728282</text:p>
          </table:table-cell>
          <table:table-cell office:value-type="float" office:value="1169.24183364881" calcext:value-type="float">
            <text:p>1169.2418336488</text:p>
          </table:table-cell>
          <table:table-cell office:value-type="float" office:value="1132.86124060241" calcext:value-type="float">
            <text:p>1132.8612406024</text:p>
          </table:table-cell>
          <table:table-cell office:value-type="float" office:value="1169.1025252317" calcext:value-type="float">
            <text:p>1169.1025252317</text:p>
          </table:table-cell>
          <table:table-cell office:value-type="float" office:value="1177.89230502459" calcext:value-type="float">
            <text:p>1177.8923050246</text:p>
          </table:table-cell>
          <table:table-cell office:value-type="float" office:value="1168.0629303886" calcext:value-type="float">
            <text:p>1168.0629303886</text:p>
          </table:table-cell>
        </table:table-row>
        <table:table-row table:style-name="ro1">
          <table:table-cell office:value-type="float" office:value="7375" calcext:value-type="float">
            <text:p>7375</text:p>
          </table:table-cell>
          <table:table-cell office:value-type="float" office:value="1173.04631042316" calcext:value-type="float">
            <text:p>1173.0463104232</text:p>
          </table:table-cell>
          <table:table-cell office:value-type="float" office:value="1178.42039316546" calcext:value-type="float">
            <text:p>1178.4203931655</text:p>
          </table:table-cell>
          <table:table-cell office:value-type="float" office:value="1169.24319608546" calcext:value-type="float">
            <text:p>1169.2431960855</text:p>
          </table:table-cell>
          <table:table-cell office:value-type="float" office:value="1132.92871927538" calcext:value-type="float">
            <text:p>1132.9287192754</text:p>
          </table:table-cell>
          <table:table-cell office:value-type="float" office:value="1169.10130781979" calcext:value-type="float">
            <text:p>1169.1013078198</text:p>
          </table:table-cell>
          <table:table-cell office:value-type="float" office:value="1177.89180017777" calcext:value-type="float">
            <text:p>1177.8918001778</text:p>
          </table:table-cell>
          <table:table-cell office:value-type="float" office:value="1168.06741502134" calcext:value-type="float">
            <text:p>1168.0674150214</text:p>
          </table:table-cell>
        </table:table-row>
        <table:table-row table:style-name="ro1">
          <table:table-cell office:value-type="float" office:value="7376" calcext:value-type="float">
            <text:p>7376</text:p>
          </table:table-cell>
          <table:table-cell office:value-type="float" office:value="1173.05020717071" calcext:value-type="float">
            <text:p>1173.0502071707</text:p>
          </table:table-cell>
          <table:table-cell office:value-type="float" office:value="1178.42269536726" calcext:value-type="float">
            <text:p>1178.4226953673</text:p>
          </table:table-cell>
          <table:table-cell office:value-type="float" office:value="1169.24499677633" calcext:value-type="float">
            <text:p>1169.2449967763</text:p>
          </table:table-cell>
          <table:table-cell office:value-type="float" office:value="1132.93973771327" calcext:value-type="float">
            <text:p>1132.9397377133</text:p>
          </table:table-cell>
          <table:table-cell office:value-type="float" office:value="1169.10295608046" calcext:value-type="float">
            <text:p>1169.1029560805</text:p>
          </table:table-cell>
          <table:table-cell office:value-type="float" office:value="1177.89256497667" calcext:value-type="float">
            <text:p>1177.8925649767</text:p>
          </table:table-cell>
          <table:table-cell office:value-type="float" office:value="1168.06913476168" calcext:value-type="float">
            <text:p>1168.0691347617</text:p>
          </table:table-cell>
        </table:table-row>
        <table:table-row table:style-name="ro1">
          <table:table-cell office:value-type="float" office:value="7377" calcext:value-type="float">
            <text:p>7377</text:p>
          </table:table-cell>
          <table:table-cell office:value-type="float" office:value="1173.05766595878" calcext:value-type="float">
            <text:p>1173.0576659588</text:p>
          </table:table-cell>
          <table:table-cell office:value-type="float" office:value="1178.42435554135" calcext:value-type="float">
            <text:p>1178.4243555414</text:p>
          </table:table-cell>
          <table:table-cell office:value-type="float" office:value="1169.2468975356" calcext:value-type="float">
            <text:p>1169.2468975356</text:p>
          </table:table-cell>
          <table:table-cell office:value-type="float" office:value="1132.99299696516" calcext:value-type="float">
            <text:p>1132.9929969652</text:p>
          </table:table-cell>
          <table:table-cell office:value-type="float" office:value="1169.10283732097" calcext:value-type="float">
            <text:p>1169.102837321</text:p>
          </table:table-cell>
          <table:table-cell office:value-type="float" office:value="1177.89262028754" calcext:value-type="float">
            <text:p>1177.8926202875</text:p>
          </table:table-cell>
          <table:table-cell office:value-type="float" office:value="1168.07295945249" calcext:value-type="float">
            <text:p>1168.0729594525</text:p>
          </table:table-cell>
        </table:table-row>
        <table:table-row table:style-name="ro1">
          <table:table-cell office:value-type="float" office:value="7378" calcext:value-type="float">
            <text:p>7378</text:p>
          </table:table-cell>
          <table:table-cell office:value-type="float" office:value="1173.06199036773" calcext:value-type="float">
            <text:p>1173.0619903677</text:p>
          </table:table-cell>
          <table:table-cell office:value-type="float" office:value="1178.42653017712" calcext:value-type="float">
            <text:p>1178.4265301771</text:p>
          </table:table-cell>
          <table:table-cell office:value-type="float" office:value="1169.24872975087" calcext:value-type="float">
            <text:p>1169.2487297509</text:p>
          </table:table-cell>
          <table:table-cell office:value-type="float" office:value="1133.00899791983" calcext:value-type="float">
            <text:p>1133.0089979198</text:p>
          </table:table-cell>
          <table:table-cell office:value-type="float" office:value="1169.10428054205" calcext:value-type="float">
            <text:p>1169.1042805421</text:p>
          </table:table-cell>
          <table:table-cell office:value-type="float" office:value="1177.89331971805" calcext:value-type="float">
            <text:p>1177.8933197181</text:p>
          </table:table-cell>
          <table:table-cell office:value-type="float" office:value="1168.07496081755" calcext:value-type="float">
            <text:p>1168.0749608176</text:p>
          </table:table-cell>
        </table:table-row>
        <table:table-row table:style-name="ro1">
          <table:table-cell office:value-type="float" office:value="7379" calcext:value-type="float">
            <text:p>7379</text:p>
          </table:table-cell>
          <table:table-cell office:value-type="float" office:value="1173.0685786112" calcext:value-type="float">
            <text:p>1173.0685786112</text:p>
          </table:table-cell>
          <table:table-cell office:value-type="float" office:value="1178.42852924593" calcext:value-type="float">
            <text:p>1178.4285292459</text:p>
          </table:table-cell>
          <table:table-cell office:value-type="float" office:value="1169.25091587292" calcext:value-type="float">
            <text:p>1169.2509158729</text:p>
          </table:table-cell>
          <table:table-cell office:value-type="float" office:value="1133.05159223395" calcext:value-type="float">
            <text:p>1133.051592234</text:p>
          </table:table-cell>
          <table:table-cell office:value-type="float" office:value="1169.10480786713" calcext:value-type="float">
            <text:p>1169.1048078671</text:p>
          </table:table-cell>
          <table:table-cell office:value-type="float" office:value="1177.89371305195" calcext:value-type="float">
            <text:p>1177.893713052</text:p>
          </table:table-cell>
          <table:table-cell office:value-type="float" office:value="1168.07843378398" calcext:value-type="float">
            <text:p>1168.078433784</text:p>
          </table:table-cell>
        </table:table-row>
        <table:table-row table:style-name="ro1">
          <table:table-cell office:value-type="float" office:value="7380" calcext:value-type="float">
            <text:p>7380</text:p>
          </table:table-cell>
          <table:table-cell office:value-type="float" office:value="1173.07309661546" calcext:value-type="float">
            <text:p>1173.0730966155</text:p>
          </table:table-cell>
          <table:table-cell office:value-type="float" office:value="1178.43070238236" calcext:value-type="float">
            <text:p>1178.4307023824</text:p>
          </table:table-cell>
          <table:table-cell office:value-type="float" office:value="1169.25285301259" calcext:value-type="float">
            <text:p>1169.2528530126</text:p>
          </table:table-cell>
          <table:table-cell office:value-type="float" office:value="1133.06978574451" calcext:value-type="float">
            <text:p>1133.0697857445</text:p>
          </table:table-cell>
          <table:table-cell office:value-type="float" office:value="1169.10621437957" calcext:value-type="float">
            <text:p>1169.1062143796</text:p>
          </table:table-cell>
          <table:table-cell office:value-type="float" office:value="1177.89443970396" calcext:value-type="float">
            <text:p>1177.894439704</text:p>
          </table:table-cell>
          <table:table-cell office:value-type="float" office:value="1168.08061871502" calcext:value-type="float">
            <text:p>1168.080618715</text:p>
          </table:table-cell>
        </table:table-row>
        <table:table-row table:style-name="ro1">
          <table:table-cell office:value-type="float" office:value="7381" calcext:value-type="float">
            <text:p>7381</text:p>
          </table:table-cell>
          <table:table-cell office:value-type="float" office:value="1173.14175464089" calcext:value-type="float">
            <text:p>1173.1417546409</text:p>
          </table:table-cell>
          <table:table-cell office:value-type="float" office:value="1178.40001439211" calcext:value-type="float">
            <text:p>1178.4000143921</text:p>
          </table:table-cell>
          <table:table-cell office:value-type="float" office:value="1169.23521244025" calcext:value-type="float">
            <text:p>1169.2352124403</text:p>
          </table:table-cell>
          <table:table-cell office:value-type="float" office:value="1133.6012506784" calcext:value-type="float">
            <text:p>1133.6012506784</text:p>
          </table:table-cell>
          <table:table-cell office:value-type="float" office:value="1169.05936582333" calcext:value-type="float">
            <text:p>1169.0593658233</text:p>
          </table:table-cell>
          <table:table-cell office:value-type="float" office:value="1177.87379196631" calcext:value-type="float">
            <text:p>1177.8737919663</text:p>
          </table:table-cell>
          <table:table-cell office:value-type="float" office:value="1168.12361660032" calcext:value-type="float">
            <text:p>1168.1236166003</text:p>
          </table:table-cell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float" office:value="1173.14229674342" calcext:value-type="float">
            <text:p>1173.1422967434</text:p>
          </table:table-cell>
          <table:table-cell office:value-type="float" office:value="1178.4040051621" calcext:value-type="float">
            <text:p>1178.4040051621</text:p>
          </table:table-cell>
          <table:table-cell office:value-type="float" office:value="1169.23818862152" calcext:value-type="float">
            <text:p>1169.2381886215</text:p>
          </table:table-cell>
          <table:table-cell office:value-type="float" office:value="1133.58136236309" calcext:value-type="float">
            <text:p>1133.5813623631</text:p>
          </table:table-cell>
          <table:table-cell office:value-type="float" office:value="1169.06353353498" calcext:value-type="float">
            <text:p>1169.063533535</text:p>
          </table:table-cell>
          <table:table-cell office:value-type="float" office:value="1177.87586979961" calcext:value-type="float">
            <text:p>1177.8758697996</text:p>
          </table:table-cell>
          <table:table-cell office:value-type="float" office:value="1168.12366001504" calcext:value-type="float">
            <text:p>1168.1236600151</text:p>
          </table:table-cell>
        </table:table-row>
        <table:table-row table:style-name="ro1">
          <table:table-cell office:value-type="float" office:value="7383" calcext:value-type="float">
            <text:p>7383</text:p>
          </table:table-cell>
          <table:table-cell office:value-type="float" office:value="1173.15428143418" calcext:value-type="float">
            <text:p>1173.1542814342</text:p>
          </table:table-cell>
          <table:table-cell office:value-type="float" office:value="1178.40366732636" calcext:value-type="float">
            <text:p>1178.4036673264</text:p>
          </table:table-cell>
          <table:table-cell office:value-type="float" office:value="1169.23944294531" calcext:value-type="float">
            <text:p>1169.2394429453</text:p>
          </table:table-cell>
          <table:table-cell office:value-type="float" office:value="1133.67006462468" calcext:value-type="float">
            <text:p>1133.6700646247</text:p>
          </table:table-cell>
          <table:table-cell office:value-type="float" office:value="1169.06076733264" calcext:value-type="float">
            <text:p>1169.0607673326</text:p>
          </table:table-cell>
          <table:table-cell office:value-type="float" office:value="1177.87469551879" calcext:value-type="float">
            <text:p>1177.8746955188</text:p>
          </table:table-cell>
          <table:table-cell office:value-type="float" office:value="1168.13026062761" calcext:value-type="float">
            <text:p>1168.1302606276</text:p>
          </table:table-cell>
        </table:table-row>
        <table:table-row table:style-name="ro1">
          <table:table-cell office:value-type="float" office:value="7384" calcext:value-type="float">
            <text:p>7384</text:p>
          </table:table-cell>
          <table:table-cell office:value-type="float" office:value="1173.1575812598" calcext:value-type="float">
            <text:p>1173.1575812598</text:p>
          </table:table-cell>
          <table:table-cell office:value-type="float" office:value="1178.40629244618" calcext:value-type="float">
            <text:p>1178.4062924462</text:p>
          </table:table-cell>
          <table:table-cell office:value-type="float" office:value="1169.24167375606" calcext:value-type="float">
            <text:p>1169.2416737561</text:p>
          </table:table-cell>
          <table:table-cell office:value-type="float" office:value="1133.67242184787" calcext:value-type="float">
            <text:p>1133.6724218479</text:p>
          </table:table-cell>
          <table:table-cell office:value-type="float" office:value="1169.06306507256" calcext:value-type="float">
            <text:p>1169.0630650726</text:p>
          </table:table-cell>
          <table:table-cell office:value-type="float" office:value="1177.87586537166" calcext:value-type="float">
            <text:p>1177.8758653717</text:p>
          </table:table-cell>
          <table:table-cell office:value-type="float" office:value="1168.13198308063" calcext:value-type="float">
            <text:p>1168.1319830806</text:p>
          </table:table-cell>
        </table:table-row>
        <table:table-row table:style-name="ro1">
          <table:table-cell office:value-type="float" office:value="7385" calcext:value-type="float">
            <text:p>7385</text:p>
          </table:table-cell>
          <table:table-cell office:value-type="float" office:value="1173.1669437829" calcext:value-type="float">
            <text:p>1173.1669437829</text:p>
          </table:table-cell>
          <table:table-cell office:value-type="float" office:value="1178.40725912322" calcext:value-type="float">
            <text:p>1178.4072591232</text:p>
          </table:table-cell>
          <table:table-cell office:value-type="float" office:value="1169.24380313585" calcext:value-type="float">
            <text:p>1169.2438031359</text:p>
          </table:table-cell>
          <table:table-cell office:value-type="float" office:value="1133.73792643636" calcext:value-type="float">
            <text:p>1133.7379264364</text:p>
          </table:table-cell>
          <table:table-cell office:value-type="float" office:value="1169.06224444388" calcext:value-type="float">
            <text:p>1169.0622444439</text:p>
          </table:table-cell>
          <table:table-cell office:value-type="float" office:value="1177.87562013139" calcext:value-type="float">
            <text:p>1177.8756201314</text:p>
          </table:table-cell>
          <table:table-cell office:value-type="float" office:value="1168.13723163954" calcext:value-type="float">
            <text:p>1168.1372316395</text:p>
          </table:table-cell>
        </table:table-row>
        <table:table-row table:style-name="ro1">
          <table:table-cell office:value-type="float" office:value="7386" calcext:value-type="float">
            <text:p>7386</text:p>
          </table:table-cell>
          <table:table-cell office:value-type="float" office:value="1173.17118311405" calcext:value-type="float">
            <text:p>1173.1711831141</text:p>
          </table:table-cell>
          <table:table-cell office:value-type="float" office:value="1178.40947547232" calcext:value-type="float">
            <text:p>1178.4094754723</text:p>
          </table:table-cell>
          <table:table-cell office:value-type="float" office:value="1169.24591746816" calcext:value-type="float">
            <text:p>1169.2459174682</text:p>
          </table:table-cell>
          <table:table-cell office:value-type="float" office:value="1133.75003149167" calcext:value-type="float">
            <text:p>1133.7500314917</text:p>
          </table:table-cell>
          <table:table-cell office:value-type="float" office:value="1169.06396896803" calcext:value-type="float">
            <text:p>1169.063968968</text:p>
          </table:table-cell>
          <table:table-cell office:value-type="float" office:value="1177.87651528605" calcext:value-type="float">
            <text:p>1177.8765152861</text:p>
          </table:table-cell>
          <table:table-cell office:value-type="float" office:value="1168.13958098744" calcext:value-type="float">
            <text:p>1168.1395809875</text:p>
          </table:table-cell>
        </table:table-row>
        <table:table-row table:style-name="ro1">
          <table:table-cell office:value-type="float" office:value="7387" calcext:value-type="float">
            <text:p>7387</text:p>
          </table:table-cell>
          <table:table-cell office:value-type="float" office:value="1173.17916361407" calcext:value-type="float">
            <text:p>1173.1791636141</text:p>
          </table:table-cell>
          <table:table-cell office:value-type="float" office:value="1178.41106805992" calcext:value-type="float">
            <text:p>1178.4110680599</text:p>
          </table:table-cell>
          <table:table-cell office:value-type="float" office:value="1169.2484379251" calcext:value-type="float">
            <text:p>1169.2484379251</text:p>
          </table:table-cell>
          <table:table-cell office:value-type="float" office:value="1133.80104035071" calcext:value-type="float">
            <text:p>1133.8010403507</text:p>
          </table:table-cell>
          <table:table-cell office:value-type="float" office:value="1169.06415267662" calcext:value-type="float">
            <text:p>1169.0641526766</text:p>
          </table:table-cell>
          <table:table-cell office:value-type="float" office:value="1177.87676565811" calcext:value-type="float">
            <text:p>1177.8767656581</text:p>
          </table:table-cell>
          <table:table-cell office:value-type="float" office:value="1168.14420784142" calcext:value-type="float">
            <text:p>1168.1442078414</text:p>
          </table:table-cell>
        </table:table-row>
        <table:table-row table:style-name="ro1">
          <table:table-cell office:value-type="float" office:value="7388" calcext:value-type="float">
            <text:p>7388</text:p>
          </table:table-cell>
          <table:table-cell office:value-type="float" office:value="1173.18387086575" calcext:value-type="float">
            <text:p>1173.1838708658</text:p>
          </table:table-cell>
          <table:table-cell office:value-type="float" office:value="1178.41317062069" calcext:value-type="float">
            <text:p>1178.4131706207</text:p>
          </table:table-cell>
          <table:table-cell office:value-type="float" office:value="1169.25060557976" calcext:value-type="float">
            <text:p>1169.2506055798</text:p>
          </table:table-cell>
          <table:table-cell office:value-type="float" office:value="1133.81804057496" calcext:value-type="float">
            <text:p>1133.818040575</text:p>
          </table:table-cell>
          <table:table-cell office:value-type="float" office:value="1169.06570812342" calcext:value-type="float">
            <text:p>1169.0657081234</text:p>
          </table:table-cell>
          <table:table-cell office:value-type="float" office:value="1177.87759020459" calcext:value-type="float">
            <text:p>1177.8775902046</text:p>
          </table:table-cell>
          <table:table-cell office:value-type="float" office:value="1168.14689937343" calcext:value-type="float">
            <text:p>1168.1468993734</text:p>
          </table:table-cell>
        </table:table-row>
        <table:table-row table:style-name="ro1">
          <table:table-cell office:value-type="float" office:value="7389" calcext:value-type="float">
            <text:p>7389</text:p>
          </table:table-cell>
          <table:table-cell office:value-type="float" office:value="1173.19097210952" calcext:value-type="float">
            <text:p>1173.1909721095</text:p>
          </table:table-cell>
          <table:table-cell office:value-type="float" office:value="1178.41509269588" calcext:value-type="float">
            <text:p>1178.4150926959</text:p>
          </table:table-cell>
          <table:table-cell office:value-type="float" office:value="1169.25329093209" calcext:value-type="float">
            <text:p>1169.2532909321</text:p>
          </table:table-cell>
          <table:table-cell office:value-type="float" office:value="1133.8591227044" calcext:value-type="float">
            <text:p>1133.8591227044</text:p>
          </table:table-cell>
          <table:table-cell office:value-type="float" office:value="1169.06648075464" calcext:value-type="float">
            <text:p>1169.0664807546</text:p>
          </table:table-cell>
          <table:table-cell office:value-type="float" office:value="1177.87814221573" calcext:value-type="float">
            <text:p>1177.8781422157</text:p>
          </table:table-cell>
          <table:table-cell office:value-type="float" office:value="1168.15119968906" calcext:value-type="float">
            <text:p>1168.1511996891</text:p>
          </table:table-cell>
        </table:table-row>
        <table:table-row table:style-name="ro1">
          <table:table-cell office:value-type="float" office:value="7390" calcext:value-type="float">
            <text:p>7390</text:p>
          </table:table-cell>
          <table:table-cell office:value-type="float" office:value="1173.19589305047" calcext:value-type="float">
            <text:p>1173.1958930505</text:p>
          </table:table-cell>
          <table:table-cell office:value-type="float" office:value="1178.41720949804" calcext:value-type="float">
            <text:p>1178.417209498</text:p>
          </table:table-cell>
          <table:table-cell office:value-type="float" office:value="1169.25555004554" calcext:value-type="float">
            <text:p>1169.2555500456</text:p>
          </table:table-cell>
          <table:table-cell office:value-type="float" office:value="1133.8783068297" calcext:value-type="float">
            <text:p>1133.8783068297</text:p>
          </table:table-cell>
          <table:table-cell office:value-type="float" office:value="1169.0680158569" calcext:value-type="float">
            <text:p>1169.0680158569</text:p>
          </table:table-cell>
          <table:table-cell office:value-type="float" office:value="1177.87898527358" calcext:value-type="float">
            <text:p>1177.8789852736</text:p>
          </table:table-cell>
          <table:table-cell office:value-type="float" office:value="1168.15410595824" calcext:value-type="float">
            <text:p>1168.1541059582</text:p>
          </table:table-cell>
        </table:table-row>
        <table:table-row table:style-name="ro1">
          <table:table-cell office:value-type="float" office:value="7391" calcext:value-type="float">
            <text:p>7391</text:p>
          </table:table-cell>
          <table:table-cell office:value-type="float" office:value="1173.26826513085" calcext:value-type="float">
            <text:p>1173.2682651309</text:p>
          </table:table-cell>
          <table:table-cell office:value-type="float" office:value="1178.38959616091" calcext:value-type="float">
            <text:p>1178.3895961609</text:p>
          </table:table-cell>
          <table:table-cell office:value-type="float" office:value="1169.24143168352" calcext:value-type="float">
            <text:p>1169.2414316835</text:p>
          </table:table-cell>
          <table:table-cell office:value-type="float" office:value="1134.40939746686" calcext:value-type="float">
            <text:p>1134.4093974669</text:p>
          </table:table-cell>
          <table:table-cell office:value-type="float" office:value="1169.02849826521" calcext:value-type="float">
            <text:p>1169.0284982652</text:p>
          </table:table-cell>
          <table:table-cell office:value-type="float" office:value="1177.85972158746" calcext:value-type="float">
            <text:p>1177.8597215875</text:p>
          </table:table-cell>
          <table:table-cell office:value-type="float" office:value="1168.18953142672" calcext:value-type="float">
            <text:p>1168.1895314267</text:p>
          </table:table-cell>
        </table:table-row>
        <table:table-row table:style-name="ro1">
          <table:table-cell office:value-type="float" office:value="7392" calcext:value-type="float">
            <text:p>7392</text:p>
          </table:table-cell>
          <table:table-cell office:value-type="float" office:value="1173.26912366097" calcext:value-type="float">
            <text:p>1173.269123661</text:p>
          </table:table-cell>
          <table:table-cell office:value-type="float" office:value="1178.39338938844" calcext:value-type="float">
            <text:p>1178.3933893885</text:p>
          </table:table-cell>
          <table:table-cell office:value-type="float" office:value="1169.24442670869" calcext:value-type="float">
            <text:p>1169.2444267087</text:p>
          </table:table-cell>
          <table:table-cell office:value-type="float" office:value="1134.39141384395" calcext:value-type="float">
            <text:p>1134.391413844</text:p>
          </table:table-cell>
          <table:table-cell office:value-type="float" office:value="1169.03254122388" calcext:value-type="float">
            <text:p>1169.0325412239</text:p>
          </table:table-cell>
          <table:table-cell office:value-type="float" office:value="1177.86174895942" calcext:value-type="float">
            <text:p>1177.8617489594</text:p>
          </table:table-cell>
          <table:table-cell office:value-type="float" office:value="1168.19058894058" calcext:value-type="float">
            <text:p>1168.1905889406</text:p>
          </table:table-cell>
        </table:table-row>
        <table:table-row table:style-name="ro1">
          <table:table-cell office:value-type="float" office:value="7393" calcext:value-type="float">
            <text:p>7393</text:p>
          </table:table-cell>
          <table:table-cell office:value-type="float" office:value="1173.28167212422" calcext:value-type="float">
            <text:p>1173.2816721242</text:p>
          </table:table-cell>
          <table:table-cell office:value-type="float" office:value="1178.39322174236" calcext:value-type="float">
            <text:p>1178.3932217424</text:p>
          </table:table-cell>
          <table:table-cell office:value-type="float" office:value="1169.2464464647" calcext:value-type="float">
            <text:p>1169.2464464647</text:p>
          </table:table-cell>
          <table:table-cell office:value-type="float" office:value="1134.47825471163" calcext:value-type="float">
            <text:p>1134.4782547116</text:p>
          </table:table-cell>
          <table:table-cell office:value-type="float" office:value="1169.03040814795" calcext:value-type="float">
            <text:p>1169.030408148</text:p>
          </table:table-cell>
          <table:table-cell office:value-type="float" office:value="1177.86088749644" calcext:value-type="float">
            <text:p>1177.8608874964</text:p>
          </table:table-cell>
          <table:table-cell office:value-type="float" office:value="1168.19782658989" calcext:value-type="float">
            <text:p>1168.1978265899</text:p>
          </table:table-cell>
        </table:table-row>
        <table:table-row table:style-name="ro1">
          <table:table-cell office:value-type="float" office:value="7394" calcext:value-type="float">
            <text:p>7394</text:p>
          </table:table-cell>
          <table:table-cell office:value-type="float" office:value="1173.28532859747" calcext:value-type="float">
            <text:p>1173.2853285975</text:p>
          </table:table-cell>
          <table:table-cell office:value-type="float" office:value="1178.39577174749" calcext:value-type="float">
            <text:p>1178.3957717475</text:p>
          </table:table-cell>
          <table:table-cell office:value-type="float" office:value="1169.24885028616" calcext:value-type="float">
            <text:p>1169.2488502862</text:p>
          </table:table-cell>
          <table:table-cell office:value-type="float" office:value="1134.48216609933" calcext:value-type="float">
            <text:p>1134.4821660993</text:p>
          </table:table-cell>
          <table:table-cell office:value-type="float" office:value="1169.03277355207" calcext:value-type="float">
            <text:p>1169.0327735521</text:p>
          </table:table-cell>
          <table:table-cell office:value-type="float" office:value="1177.8621118994" calcext:value-type="float">
            <text:p>1177.8621118994</text:p>
          </table:table-cell>
          <table:table-cell office:value-type="float" office:value="1168.20039048844" calcext:value-type="float">
            <text:p>1168.2003904885</text:p>
          </table:table-cell>
        </table:table-row>
        <table:table-row table:style-name="ro1">
          <table:table-cell office:value-type="float" office:value="7395" calcext:value-type="float">
            <text:p>7395</text:p>
          </table:table-cell>
          <table:table-cell office:value-type="float" office:value="1173.29526994467" calcext:value-type="float">
            <text:p>1173.2952699447</text:p>
          </table:table-cell>
          <table:table-cell office:value-type="float" office:value="1178.3967932043" calcext:value-type="float">
            <text:p>1178.3967932043</text:p>
          </table:table-cell>
          <table:table-cell office:value-type="float" office:value="1169.25150336155" calcext:value-type="float">
            <text:p>1169.2515033616</text:p>
          </table:table-cell>
          <table:table-cell office:value-type="float" office:value="1134.54634504994" calcext:value-type="float">
            <text:p>1134.5463450499</text:p>
          </table:table-cell>
          <table:table-cell office:value-type="float" office:value="1169.03237196274" calcext:value-type="float">
            <text:p>1169.0323719627</text:p>
          </table:table-cell>
          <table:table-cell office:value-type="float" office:value="1177.86208367516" calcext:value-type="float">
            <text:p>1177.8620836752</text:p>
          </table:table-cell>
          <table:table-cell office:value-type="float" office:value="1168.20641434851" calcext:value-type="float">
            <text:p>1168.2064143485</text:p>
          </table:table-cell>
        </table:table-row>
        <table:table-row table:style-name="ro1">
          <table:table-cell office:value-type="float" office:value="7396" calcext:value-type="float">
            <text:p>7396</text:p>
          </table:table-cell>
          <table:table-cell office:value-type="float" office:value="1173.29995074762" calcext:value-type="float">
            <text:p>1173.2999507476</text:p>
          </table:table-cell>
          <table:table-cell office:value-type="float" office:value="1178.3989808335" calcext:value-type="float">
            <text:p>1178.3989808335</text:p>
          </table:table-cell>
          <table:table-cell office:value-type="float" office:value="1169.25383039306" calcext:value-type="float">
            <text:p>1169.2538303931</text:p>
          </table:table-cell>
          <table:table-cell office:value-type="float" office:value="1134.55967404273" calcext:value-type="float">
            <text:p>1134.5596740427</text:p>
          </table:table-cell>
          <table:table-cell office:value-type="float" office:value="1169.03421868915" calcext:value-type="float">
            <text:p>1169.0342186892</text:p>
          </table:table-cell>
          <table:table-cell office:value-type="float" office:value="1177.86306463401" calcext:value-type="float">
            <text:p>1177.863064634</text:p>
          </table:table-cell>
          <table:table-cell office:value-type="float" office:value="1168.209565103" calcext:value-type="float">
            <text:p>1168.209565103</text:p>
          </table:table-cell>
        </table:table-row>
        <table:table-row table:style-name="ro1">
          <table:table-cell office:value-type="float" office:value="7397" calcext:value-type="float">
            <text:p>7397</text:p>
          </table:table-cell>
          <table:table-cell office:value-type="float" office:value="1173.30847865313" calcext:value-type="float">
            <text:p>1173.3084786531</text:p>
          </table:table-cell>
          <table:table-cell office:value-type="float" office:value="1178.40059362907" calcext:value-type="float">
            <text:p>1178.4005936291</text:p>
          </table:table-cell>
          <table:table-cell office:value-type="float" office:value="1169.25670389621" calcext:value-type="float">
            <text:p>1169.2567038962</text:p>
          </table:table-cell>
          <table:table-cell office:value-type="float" office:value="1134.60989769503" calcext:value-type="float">
            <text:p>1134.609897695</text:p>
          </table:table-cell>
          <table:table-cell office:value-type="float" office:value="1169.03467792849" calcext:value-type="float">
            <text:p>1169.0346779285</text:p>
          </table:table-cell>
          <table:table-cell office:value-type="float" office:value="1177.86347276177" calcext:value-type="float">
            <text:p>1177.8634727618</text:p>
          </table:table-cell>
          <table:table-cell office:value-type="float" office:value="1168.21500301488" calcext:value-type="float">
            <text:p>1168.2150030149</text:p>
          </table:table-cell>
        </table:table-row>
        <table:table-row table:style-name="ro1">
          <table:table-cell office:value-type="float" office:value="7398" calcext:value-type="float">
            <text:p>7398</text:p>
          </table:table-cell>
          <table:table-cell office:value-type="float" office:value="1173.31360380569" calcext:value-type="float">
            <text:p>1173.3136038057</text:p>
          </table:table-cell>
          <table:table-cell office:value-type="float" office:value="1178.4026908825" calcext:value-type="float">
            <text:p>1178.4026908825</text:p>
          </table:table-cell>
          <table:table-cell office:value-type="float" office:value="1169.25907973993" calcext:value-type="float">
            <text:p>1169.2590797399</text:p>
          </table:table-cell>
          <table:table-cell office:value-type="float" office:value="1134.62770772877" calcext:value-type="float">
            <text:p>1134.6277077288</text:p>
          </table:table-cell>
          <table:table-cell office:value-type="float" office:value="1169.03635483423" calcext:value-type="float">
            <text:p>1169.0363548342</text:p>
          </table:table-cell>
          <table:table-cell office:value-type="float" office:value="1177.86439100495" calcext:value-type="float">
            <text:p>1177.864391005</text:p>
          </table:table-cell>
          <table:table-cell office:value-type="float" office:value="1168.21847286049" calcext:value-type="float">
            <text:p>1168.2184728605</text:p>
          </table:table-cell>
        </table:table-row>
        <table:table-row table:style-name="ro1">
          <table:table-cell office:value-type="float" office:value="7399" calcext:value-type="float">
            <text:p>7399</text:p>
          </table:table-cell>
          <table:table-cell office:value-type="float" office:value="1173.32121813228" calcext:value-type="float">
            <text:p>1173.3212181323</text:p>
          </table:table-cell>
          <table:table-cell office:value-type="float" office:value="1178.40460616131" calcext:value-type="float">
            <text:p>1178.4046061613</text:p>
          </table:table-cell>
          <table:table-cell office:value-type="float" office:value="1169.26199511066" calcext:value-type="float">
            <text:p>1169.2619951107</text:p>
          </table:table-cell>
          <table:table-cell office:value-type="float" office:value="1134.6683767804" calcext:value-type="float">
            <text:p>1134.6683767804</text:p>
          </table:table-cell>
          <table:table-cell office:value-type="float" office:value="1169.03735637027" calcext:value-type="float">
            <text:p>1169.0373563703</text:p>
          </table:table-cell>
          <table:table-cell office:value-type="float" office:value="1177.86506115471" calcext:value-type="float">
            <text:p>1177.8650611547</text:p>
          </table:table-cell>
          <table:table-cell office:value-type="float" office:value="1168.22358481541" calcext:value-type="float">
            <text:p>1168.2235848154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1173.32653660768" calcext:value-type="float">
            <text:p>1173.3265366077</text:p>
          </table:table-cell>
          <table:table-cell office:value-type="float" office:value="1178.40671613019" calcext:value-type="float">
            <text:p>1178.4067161302</text:p>
          </table:table-cell>
          <table:table-cell office:value-type="float" office:value="1169.26442593268" calcext:value-type="float">
            <text:p>1169.2644259327</text:p>
          </table:table-cell>
          <table:table-cell office:value-type="float" office:value="1134.68820934952" calcext:value-type="float">
            <text:p>1134.6882093495</text:p>
          </table:table-cell>
          <table:table-cell office:value-type="float" office:value="1169.03902418478" calcext:value-type="float">
            <text:p>1169.0390241848</text:p>
          </table:table-cell>
          <table:table-cell office:value-type="float" office:value="1177.86598764439" calcext:value-type="float">
            <text:p>1177.8659876444</text:p>
          </table:table-cell>
          <table:table-cell office:value-type="float" office:value="1168.22725383728" calcext:value-type="float">
            <text:p>1168.2272538373</text:p>
          </table:table-cell>
        </table:table-row>
        <table:table-row table:style-name="ro1">
          <table:table-cell office:value-type="float" office:value="7401" calcext:value-type="float">
            <text:p>7401</text:p>
          </table:table-cell>
          <table:table-cell office:value-type="float" office:value="1173.39697886313" calcext:value-type="float">
            <text:p>1173.3969788631</text:p>
          </table:table-cell>
          <table:table-cell office:value-type="float" office:value="1178.38057110495" calcext:value-type="float">
            <text:p>1178.380571105</text:p>
          </table:table-cell>
          <table:table-cell office:value-type="float" office:value="1169.25580594081" calcext:value-type="float">
            <text:p>1169.2558059408</text:p>
          </table:table-cell>
          <table:table-cell office:value-type="float" office:value="1135.20856410525" calcext:value-type="float">
            <text:p>1135.2085641053</text:p>
          </table:table-cell>
          <table:table-cell office:value-type="float" office:value="1169.00125930021" calcext:value-type="float">
            <text:p>1169.0012593002</text:p>
          </table:table-cell>
          <table:table-cell office:value-type="float" office:value="1177.85131173121" calcext:value-type="float">
            <text:p>1177.8513117312</text:p>
          </table:table-cell>
          <table:table-cell office:value-type="float" office:value="1168.26754142182" calcext:value-type="float">
            <text:p>1168.2675414218</text:p>
          </table:table-cell>
        </table:table-row>
        <table:table-row table:style-name="ro1">
          <table:table-cell office:value-type="float" office:value="7402" calcext:value-type="float">
            <text:p>7402</text:p>
          </table:table-cell>
          <table:table-cell office:value-type="float" office:value="1173.398205447" calcext:value-type="float">
            <text:p>1173.398205447</text:p>
          </table:table-cell>
          <table:table-cell office:value-type="float" office:value="1178.38425251933" calcext:value-type="float">
            <text:p>1178.3842525193</text:p>
          </table:table-cell>
          <table:table-cell office:value-type="float" office:value="1169.25865739703" calcext:value-type="float">
            <text:p>1169.258657397</text:p>
          </table:table-cell>
          <table:table-cell office:value-type="float" office:value="1135.19217116141" calcext:value-type="float">
            <text:p>1135.1921711614</text:p>
          </table:table-cell>
          <table:table-cell office:value-type="float" office:value="1169.00519081195" calcext:value-type="float">
            <text:p>1169.005190812</text:p>
          </table:table-cell>
          <table:table-cell office:value-type="float" office:value="1177.85326862847" calcext:value-type="float">
            <text:p>1177.8532686285</text:p>
          </table:table-cell>
          <table:table-cell office:value-type="float" office:value="1168.2693515209" calcext:value-type="float">
            <text:p>1168.2693515209</text:p>
          </table:table-cell>
        </table:table-row>
        <table:table-row table:style-name="ro1">
          <table:table-cell office:value-type="float" office:value="7403" calcext:value-type="float">
            <text:p>7403</text:p>
          </table:table-cell>
          <table:table-cell office:value-type="float" office:value="1173.41122164892" calcext:value-type="float">
            <text:p>1173.4112216489</text:p>
          </table:table-cell>
          <table:table-cell office:value-type="float" office:value="1178.3842212684" calcext:value-type="float">
            <text:p>1178.3842212684</text:p>
          </table:table-cell>
          <table:table-cell office:value-type="float" office:value="1169.26114605253" calcext:value-type="float">
            <text:p>1169.2611460525</text:p>
          </table:table-cell>
          <table:table-cell office:value-type="float" office:value="1135.27737220655" calcext:value-type="float">
            <text:p>1135.2773722066</text:p>
          </table:table-cell>
          <table:table-cell office:value-type="float" office:value="1169.00356281366" calcext:value-type="float">
            <text:p>1169.0035628137</text:p>
          </table:table-cell>
          <table:table-cell office:value-type="float" office:value="1177.85272011641" calcext:value-type="float">
            <text:p>1177.8527201164</text:p>
          </table:table-cell>
          <table:table-cell office:value-type="float" office:value="1168.27721666799" calcext:value-type="float">
            <text:p>1168.277216668</text:p>
          </table:table-cell>
        </table:table-row>
        <table:table-row table:style-name="ro1">
          <table:table-cell office:value-type="float" office:value="7404" calcext:value-type="float">
            <text:p>7404</text:p>
          </table:table-cell>
          <table:table-cell office:value-type="float" office:value="1173.41516816521" calcext:value-type="float">
            <text:p>1173.4151681652</text:p>
          </table:table-cell>
          <table:table-cell office:value-type="float" office:value="1178.38674388921" calcext:value-type="float">
            <text:p>1178.3867438892</text:p>
          </table:table-cell>
          <table:table-cell office:value-type="float" office:value="1169.26356633641" calcext:value-type="float">
            <text:p>1169.2635663364</text:p>
          </table:table-cell>
          <table:table-cell office:value-type="float" office:value="1135.28237961022" calcext:value-type="float">
            <text:p>1135.2823796102</text:p>
          </table:table-cell>
          <table:table-cell office:value-type="float" office:value="1169.00596751336" calcext:value-type="float">
            <text:p>1169.0059675134</text:p>
          </table:table-cell>
          <table:table-cell office:value-type="float" office:value="1177.85399957515" calcext:value-type="float">
            <text:p>1177.8539995752</text:p>
          </table:table-cell>
          <table:table-cell office:value-type="float" office:value="1168.28051527956" calcext:value-type="float">
            <text:p>1168.2805152796</text:p>
          </table:table-cell>
        </table:table-row>
        <table:table-row table:style-name="ro1">
          <table:table-cell office:value-type="float" office:value="7405" calcext:value-type="float">
            <text:p>7405</text:p>
          </table:table-cell>
          <table:table-cell office:value-type="float" office:value="1173.42552838365" calcext:value-type="float">
            <text:p>1173.4255283837</text:p>
          </table:table-cell>
          <table:table-cell office:value-type="float" office:value="1178.38783241294" calcext:value-type="float">
            <text:p>1178.3878324129</text:p>
          </table:table-cell>
          <table:table-cell office:value-type="float" office:value="1169.26641693037" calcext:value-type="float">
            <text:p>1169.2664169304</text:p>
          </table:table-cell>
          <table:table-cell office:value-type="float" office:value="1135.34552130713" calcext:value-type="float">
            <text:p>1135.3455213071</text:p>
          </table:table-cell>
          <table:table-cell office:value-type="float" office:value="1169.00595675777" calcext:value-type="float">
            <text:p>1169.0059567578</text:p>
          </table:table-cell>
          <table:table-cell office:value-type="float" office:value="1177.85413209177" calcext:value-type="float">
            <text:p>1177.8541320918</text:p>
          </table:table-cell>
          <table:table-cell office:value-type="float" office:value="1168.28721046666" calcext:value-type="float">
            <text:p>1168.2872104667</text:p>
          </table:table-cell>
        </table:table-row>
        <table:table-row table:style-name="ro1">
          <table:table-cell office:value-type="float" office:value="7406" calcext:value-type="float">
            <text:p>7406</text:p>
          </table:table-cell>
          <table:table-cell office:value-type="float" office:value="1173.43043289078" calcext:value-type="float">
            <text:p>1173.4304328908</text:p>
          </table:table-cell>
          <table:table-cell office:value-type="float" office:value="1178.39002767673" calcext:value-type="float">
            <text:p>1178.3900276767</text:p>
          </table:table-cell>
          <table:table-cell office:value-type="float" office:value="1169.26878138593" calcext:value-type="float">
            <text:p>1169.2687813859</text:p>
          </table:table-cell>
          <table:table-cell office:value-type="float" office:value="1135.35935579844" calcext:value-type="float">
            <text:p>1135.3593557984</text:p>
          </table:table-cell>
          <table:table-cell office:value-type="float" office:value="1169.00793290985" calcext:value-type="float">
            <text:p>1169.0079329099</text:p>
          </table:table-cell>
          <table:table-cell office:value-type="float" office:value="1177.85517751968" calcext:value-type="float">
            <text:p>1177.8551775197</text:p>
          </table:table-cell>
          <table:table-cell office:value-type="float" office:value="1168.29105771732" calcext:value-type="float">
            <text:p>1168.2910577173</text:p>
          </table:table-cell>
        </table:table-row>
        <table:table-row table:style-name="ro1">
          <table:table-cell office:value-type="float" office:value="7407" calcext:value-type="float">
            <text:p>7407</text:p>
          </table:table-cell>
          <table:table-cell office:value-type="float" office:value="1173.43927258559" calcext:value-type="float">
            <text:p>1173.4392725856</text:p>
          </table:table-cell>
          <table:table-cell office:value-type="float" office:value="1178.39165282686" calcext:value-type="float">
            <text:p>1178.3916528269</text:p>
          </table:table-cell>
          <table:table-cell office:value-type="float" office:value="1169.27173810702" calcext:value-type="float">
            <text:p>1169.271738107</text:p>
          </table:table-cell>
          <table:table-cell office:value-type="float" office:value="1135.40901733241" calcext:value-type="float">
            <text:p>1135.4090173324</text:p>
          </table:table-cell>
          <table:table-cell office:value-type="float" office:value="1169.00877469183" calcext:value-type="float">
            <text:p>1169.0087746918</text:p>
          </table:table-cell>
          <table:table-cell office:value-type="float" office:value="1177.85568393993" calcext:value-type="float">
            <text:p>1177.8556839399</text:p>
          </table:table-cell>
          <table:table-cell office:value-type="float" office:value="1168.29717579592" calcext:value-type="float">
            <text:p>1168.2971757959</text:p>
          </table:table-cell>
        </table:table-row>
        <table:table-row table:style-name="ro1">
          <table:table-cell office:value-type="float" office:value="7408" calcext:value-type="float">
            <text:p>7408</text:p>
          </table:table-cell>
          <table:table-cell office:value-type="float" office:value="1173.44454878369" calcext:value-type="float">
            <text:p>1173.4445487837</text:p>
          </table:table-cell>
          <table:table-cell office:value-type="float" office:value="1178.39377496885" calcext:value-type="float">
            <text:p>1178.3937749689</text:p>
          </table:table-cell>
          <table:table-cell office:value-type="float" office:value="1169.27415361" calcext:value-type="float">
            <text:p>1169.27415361</text:p>
          </table:table-cell>
          <table:table-cell office:value-type="float" office:value="1135.42705107777" calcext:value-type="float">
            <text:p>1135.4270510778</text:p>
          </table:table-cell>
          <table:table-cell office:value-type="float" office:value="1169.01064409155" calcext:value-type="float">
            <text:p>1169.0106440916</text:p>
          </table:table-cell>
          <table:table-cell office:value-type="float" office:value="1177.85666285244" calcext:value-type="float">
            <text:p>1177.8566628524</text:p>
          </table:table-cell>
          <table:table-cell office:value-type="float" office:value="1168.30130200001" calcext:value-type="float">
            <text:p>1168.301302</text:p>
          </table:table-cell>
        </table:table-row>
        <table:table-row table:style-name="ro1">
          <table:table-cell office:value-type="float" office:value="7409" calcext:value-type="float">
            <text:p>7409</text:p>
          </table:table-cell>
          <table:table-cell office:value-type="float" office:value="1173.4523777687" calcext:value-type="float">
            <text:p>1173.4523777687</text:p>
          </table:table-cell>
          <table:table-cell office:value-type="float" office:value="1178.39570186903" calcext:value-type="float">
            <text:p>1178.395701869</text:p>
          </table:table-cell>
          <table:table-cell office:value-type="float" office:value="1169.27705069823" calcext:value-type="float">
            <text:p>1169.2770506982</text:p>
          </table:table-cell>
          <table:table-cell office:value-type="float" office:value="1135.46744112065" calcext:value-type="float">
            <text:p>1135.4674411207</text:p>
          </table:table-cell>
          <table:table-cell office:value-type="float" office:value="1169.01199074468" calcext:value-type="float">
            <text:p>1169.0119907447</text:p>
          </table:table-cell>
          <table:table-cell office:value-type="float" office:value="1177.85739390952" calcext:value-type="float">
            <text:p>1177.8573939095</text:p>
          </table:table-cell>
          <table:table-cell office:value-type="float" office:value="1168.30708146384" calcext:value-type="float">
            <text:p>1168.3070814638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1173.45777894614" calcext:value-type="float">
            <text:p>1173.4577789461</text:p>
          </table:table-cell>
          <table:table-cell office:value-type="float" office:value="1178.39783733262" calcext:value-type="float">
            <text:p>1178.3978373326</text:p>
          </table:table-cell>
          <table:table-cell office:value-type="float" office:value="1169.27949038315" calcext:value-type="float">
            <text:p>1169.2794903832</text:p>
          </table:table-cell>
          <table:table-cell office:value-type="float" office:value="1135.4872849986" calcext:value-type="float">
            <text:p>1135.4872849986</text:p>
          </table:table-cell>
          <table:table-cell office:value-type="float" office:value="1169.01388407782" calcext:value-type="float">
            <text:p>1169.0138840778</text:p>
          </table:table-cell>
          <table:table-cell office:value-type="float" office:value="1177.85837748864" calcext:value-type="float">
            <text:p>1177.8583774887</text:p>
          </table:table-cell>
          <table:table-cell office:value-type="float" office:value="1168.31138795604" calcext:value-type="float">
            <text:p>1168.3113879561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float" office:value="1173.5314349324" calcext:value-type="float">
            <text:p>1173.5314349324</text:p>
          </table:table-cell>
          <table:table-cell office:value-type="float" office:value="1178.37441711242" calcext:value-type="float">
            <text:p>1178.3744171124</text:p>
          </table:table-cell>
          <table:table-cell office:value-type="float" office:value="1169.27460311956" calcext:value-type="float">
            <text:p>1169.2746031196</text:p>
          </table:table-cell>
          <table:table-cell office:value-type="float" office:value="1136.0040825571" calcext:value-type="float">
            <text:p>1136.0040825571</text:p>
          </table:table-cell>
          <table:table-cell office:value-type="float" office:value="1168.98106449537" calcext:value-type="float">
            <text:p>1168.9810644954</text:p>
          </table:table-cell>
          <table:table-cell office:value-type="float" office:value="1177.84455772965" calcext:value-type="float">
            <text:p>1177.8445577297</text:p>
          </table:table-cell>
          <table:table-cell office:value-type="float" office:value="1168.34397958598" calcext:value-type="float">
            <text:p>1168.343979586</text:p>
          </table:table-cell>
        </table:table-row>
        <table:table-row table:style-name="ro1">
          <table:table-cell office:value-type="float" office:value="7412" calcext:value-type="float">
            <text:p>7412</text:p>
          </table:table-cell>
          <table:table-cell office:value-type="float" office:value="1173.53262548035" calcext:value-type="float">
            <text:p>1173.5326254804</text:p>
          </table:table-cell>
          <table:table-cell office:value-type="float" office:value="1178.37801502011" calcext:value-type="float">
            <text:p>1178.3780150201</text:p>
          </table:table-cell>
          <table:table-cell office:value-type="float" office:value="1169.2771872369" calcext:value-type="float">
            <text:p>1169.2771872369</text:p>
          </table:table-cell>
          <table:table-cell office:value-type="float" office:value="1135.98842579157" calcext:value-type="float">
            <text:p>1135.9884257916</text:p>
          </table:table-cell>
          <table:table-cell office:value-type="float" office:value="1168.98505418738" calcext:value-type="float">
            <text:p>1168.9850541874</text:p>
          </table:table-cell>
          <table:table-cell office:value-type="float" office:value="1177.84645739264" calcext:value-type="float">
            <text:p>1177.8464573926</text:p>
          </table:table-cell>
          <table:table-cell office:value-type="float" office:value="1168.34661923778" calcext:value-type="float">
            <text:p>1168.3466192378</text:p>
          </table:table-cell>
        </table:table-row>
        <table:table-row table:style-name="ro1">
          <table:table-cell office:value-type="float" office:value="7413" calcext:value-type="float">
            <text:p>7413</text:p>
          </table:table-cell>
          <table:table-cell office:value-type="float" office:value="1173.5458041504" calcext:value-type="float">
            <text:p>1173.5458041504</text:p>
          </table:table-cell>
          <table:table-cell office:value-type="float" office:value="1178.37815901067" calcext:value-type="float">
            <text:p>1178.3781590107</text:p>
          </table:table-cell>
          <table:table-cell office:value-type="float" office:value="1169.27992146816" calcext:value-type="float">
            <text:p>1169.2799214682</text:p>
          </table:table-cell>
          <table:table-cell office:value-type="float" office:value="1136.07206533423" calcext:value-type="float">
            <text:p>1136.0720653342</text:p>
          </table:table-cell>
          <table:table-cell office:value-type="float" office:value="1168.98414870151" calcext:value-type="float">
            <text:p>1168.9841487015</text:p>
          </table:table-cell>
          <table:table-cell office:value-type="float" office:value="1177.84603849221" calcext:value-type="float">
            <text:p>1177.8460384922</text:p>
          </table:table-cell>
          <table:table-cell office:value-type="float" office:value="1168.35488597934" calcext:value-type="float">
            <text:p>1168.3548859794</text:p>
          </table:table-cell>
        </table:table-row>
        <table:table-row table:style-name="ro1">
          <table:table-cell office:value-type="float" office:value="7414" calcext:value-type="float">
            <text:p>7414</text:p>
          </table:table-cell>
          <table:table-cell office:value-type="float" office:value="1173.54973602082" calcext:value-type="float">
            <text:p>1173.5497360208</text:p>
          </table:table-cell>
          <table:table-cell office:value-type="float" office:value="1178.38068387085" calcext:value-type="float">
            <text:p>1178.3806838709</text:p>
          </table:table-cell>
          <table:table-cell office:value-type="float" office:value="1169.28225980992" calcext:value-type="float">
            <text:p>1169.2822598099</text:p>
          </table:table-cell>
          <table:table-cell office:value-type="float" office:value="1136.07736234319" calcext:value-type="float">
            <text:p>1136.0773623432</text:p>
          </table:table-cell>
          <table:table-cell office:value-type="float" office:value="1168.9868028613" calcext:value-type="float">
            <text:p>1168.9868028613</text:p>
          </table:table-cell>
          <table:table-cell office:value-type="float" office:value="1177.84733627028" calcext:value-type="float">
            <text:p>1177.8473362703</text:p>
          </table:table-cell>
          <table:table-cell office:value-type="float" office:value="1168.35877340981" calcext:value-type="float">
            <text:p>1168.3587734098</text:p>
          </table:table-cell>
        </table:table-row>
        <table:table-row table:style-name="ro1">
          <table:table-cell office:value-type="float" office:value="7415" calcext:value-type="float">
            <text:p>7415</text:p>
          </table:table-cell>
          <table:table-cell office:value-type="float" office:value="1173.56022431108" calcext:value-type="float">
            <text:p>1173.5602243111</text:p>
          </table:table-cell>
          <table:table-cell office:value-type="float" office:value="1178.38187259285" calcext:value-type="float">
            <text:p>1178.3818725929</text:p>
          </table:table-cell>
          <table:table-cell office:value-type="float" office:value="1169.28517895387" calcext:value-type="float">
            <text:p>1169.2851789539</text:p>
          </table:table-cell>
          <table:table-cell office:value-type="float" office:value="1136.13943141568" calcext:value-type="float">
            <text:p>1136.1394314157</text:p>
          </table:table-cell>
          <table:table-cell office:value-type="float" office:value="1168.98736843177" calcext:value-type="float">
            <text:p>1168.9873684318</text:p>
          </table:table-cell>
          <table:table-cell office:value-type="float" office:value="1177.84752538417" calcext:value-type="float">
            <text:p>1177.8475253842</text:p>
          </table:table-cell>
          <table:table-cell office:value-type="float" office:value="1168.36592782779" calcext:value-type="float">
            <text:p>1168.3659278278</text:p>
          </table:table-cell>
        </table:table-row>
        <table:table-row table:style-name="ro1">
          <table:table-cell office:value-type="float" office:value="7416" calcext:value-type="float">
            <text:p>7416</text:p>
          </table:table-cell>
          <table:table-cell office:value-type="float" office:value="1173.56513790261" calcext:value-type="float">
            <text:p>1173.5651379026</text:p>
          </table:table-cell>
          <table:table-cell office:value-type="float" office:value="1178.38407856964" calcext:value-type="float">
            <text:p>1178.3840785697</text:p>
          </table:table-cell>
          <table:table-cell office:value-type="float" office:value="1169.28749444207" calcext:value-type="float">
            <text:p>1169.2874944421</text:p>
          </table:table-cell>
          <table:table-cell office:value-type="float" office:value="1136.15329898775" calcext:value-type="float">
            <text:p>1136.1532989878</text:p>
          </table:table-cell>
          <table:table-cell office:value-type="float" office:value="1168.98963888833" calcext:value-type="float">
            <text:p>1168.9896388883</text:p>
          </table:table-cell>
          <table:table-cell office:value-type="float" office:value="1177.84861842948" calcext:value-type="float">
            <text:p>1177.8486184295</text:p>
          </table:table-cell>
          <table:table-cell office:value-type="float" office:value="1168.37031274362" calcext:value-type="float">
            <text:p>1168.3703127436</text:p>
          </table:table-cell>
        </table:table-row>
        <table:table-row table:style-name="ro1">
          <table:table-cell office:value-type="float" office:value="7417" calcext:value-type="float">
            <text:p>7417</text:p>
          </table:table-cell>
          <table:table-cell office:value-type="float" office:value="1173.5741094981" calcext:value-type="float">
            <text:p>1173.5741094981</text:p>
          </table:table-cell>
          <table:table-cell office:value-type="float" office:value="1178.38574932398" calcext:value-type="float">
            <text:p>1178.385749324</text:p>
          </table:table-cell>
          <table:table-cell office:value-type="float" office:value="1169.2903703396" calcext:value-type="float">
            <text:p>1169.2903703396</text:p>
          </table:table-cell>
          <table:table-cell office:value-type="float" office:value="1136.20211660209" calcext:value-type="float">
            <text:p>1136.2021166021</text:p>
          </table:table-cell>
          <table:table-cell office:value-type="float" office:value="1168.99095699033" calcext:value-type="float">
            <text:p>1168.9909569903</text:p>
          </table:table-cell>
          <table:table-cell office:value-type="float" office:value="1177.84914464152" calcext:value-type="float">
            <text:p>1177.8491446415</text:p>
          </table:table-cell>
          <table:table-cell office:value-type="float" office:value="1168.37693741031" calcext:value-type="float">
            <text:p>1168.3769374103</text:p>
          </table:table-cell>
        </table:table-row>
        <table:table-row table:style-name="ro1">
          <table:table-cell office:value-type="float" office:value="7418" calcext:value-type="float">
            <text:p>7418</text:p>
          </table:table-cell>
          <table:table-cell office:value-type="float" office:value="1173.57943631653" calcext:value-type="float">
            <text:p>1173.5794363165</text:p>
          </table:table-cell>
          <table:table-cell office:value-type="float" office:value="1178.38786057731" calcext:value-type="float">
            <text:p>1178.3878605773</text:p>
          </table:table-cell>
          <table:table-cell office:value-type="float" office:value="1169.29269329372" calcext:value-type="float">
            <text:p>1169.2926932937</text:p>
          </table:table-cell>
          <table:table-cell office:value-type="float" office:value="1136.22007788814" calcext:value-type="float">
            <text:p>1136.2200778882</text:p>
          </table:table-cell>
          <table:table-cell office:value-type="float" office:value="1168.99313315372" calcext:value-type="float">
            <text:p>1168.9931331537</text:p>
          </table:table-cell>
          <table:table-cell office:value-type="float" office:value="1177.85016443379" calcext:value-type="float">
            <text:p>1177.8501644338</text:p>
          </table:table-cell>
          <table:table-cell office:value-type="float" office:value="1168.38156072805" calcext:value-type="float">
            <text:p>1168.3815607281</text:p>
          </table:table-cell>
        </table:table-row>
        <table:table-row table:style-name="ro1">
          <table:table-cell office:value-type="float" office:value="7419" calcext:value-type="float">
            <text:p>7419</text:p>
          </table:table-cell>
          <table:table-cell office:value-type="float" office:value="1173.58741646541" calcext:value-type="float">
            <text:p>1173.5874164654</text:p>
          </table:table-cell>
          <table:table-cell office:value-type="float" office:value="1178.38978781486" calcext:value-type="float">
            <text:p>1178.3897878149</text:p>
          </table:table-cell>
          <table:table-cell office:value-type="float" office:value="1169.29545288716" calcext:value-type="float">
            <text:p>1169.2954528872</text:p>
          </table:table-cell>
          <table:table-cell office:value-type="float" office:value="1136.25989121462" calcext:value-type="float">
            <text:p>1136.2598912146</text:p>
          </table:table-cell>
          <table:table-cell office:value-type="float" office:value="1168.99490101332" calcext:value-type="float">
            <text:p>1168.9949010133</text:p>
          </table:table-cell>
          <table:table-cell office:value-type="float" office:value="1177.85090974162" calcext:value-type="float">
            <text:p>1177.8509097416</text:p>
          </table:table-cell>
          <table:table-cell office:value-type="float" office:value="1168.38784380493" calcext:value-type="float">
            <text:p>1168.3878438049</text:p>
          </table:table-cell>
        </table:table-row>
        <table:table-row table:style-name="ro1">
          <table:table-cell office:value-type="float" office:value="7420" calcext:value-type="float">
            <text:p>7420</text:p>
          </table:table-cell>
          <table:table-cell office:value-type="float" office:value="1173.59290868985" calcext:value-type="float">
            <text:p>1173.5929086899</text:p>
          </table:table-cell>
          <table:table-cell office:value-type="float" office:value="1178.39192434077" calcext:value-type="float">
            <text:p>1178.3919243408</text:p>
          </table:table-cell>
          <table:table-cell office:value-type="float" office:value="1169.2977676209" calcext:value-type="float">
            <text:p>1169.2977676209</text:p>
          </table:table-cell>
          <table:table-cell office:value-type="float" office:value="1136.27967861119" calcext:value-type="float">
            <text:p>1136.2796786112</text:p>
          </table:table-cell>
          <table:table-cell office:value-type="float" office:value="1168.99710187171" calcext:value-type="float">
            <text:p>1168.9971018717</text:p>
          </table:table-cell>
          <table:table-cell office:value-type="float" office:value="1177.85192669993" calcext:value-type="float">
            <text:p>1177.8519266999</text:p>
          </table:table-cell>
          <table:table-cell office:value-type="float" office:value="1168.39260270412" calcext:value-type="float">
            <text:p>1168.3926027041</text:p>
          </table:table-cell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float" office:value="1173.66429098704" calcext:value-type="float">
            <text:p>1173.664290987</text:p>
          </table:table-cell>
          <table:table-cell office:value-type="float" office:value="1178.36973990225" calcext:value-type="float">
            <text:p>1178.3697399023</text:p>
          </table:table-cell>
          <table:table-cell office:value-type="float" office:value="1169.29598558103" calcext:value-type="float">
            <text:p>1169.295985581</text:p>
          </table:table-cell>
          <table:table-cell office:value-type="float" office:value="1136.78326162416" calcext:value-type="float">
            <text:p>1136.7832616242</text:p>
          </table:table-cell>
          <table:table-cell office:value-type="float" office:value="1168.96800079952" calcext:value-type="float">
            <text:p>1168.9680007995</text:p>
          </table:table-cell>
          <table:table-cell office:value-type="float" office:value="1177.8413743361" calcext:value-type="float">
            <text:p>1177.8413743361</text:p>
          </table:table-cell>
          <table:table-cell office:value-type="float" office:value="1168.43042984629" calcext:value-type="float">
            <text:p>1168.4304298463</text:p>
          </table:table-cell>
        </table:table-row>
        <table:table-row table:style-name="ro1">
          <table:table-cell office:value-type="float" office:value="7422" calcext:value-type="float">
            <text:p>7422</text:p>
          </table:table-cell>
          <table:table-cell office:value-type="float" office:value="1173.6655846054" calcext:value-type="float">
            <text:p>1173.6655846054</text:p>
          </table:table-cell>
          <table:table-cell office:value-type="float" office:value="1178.37325328403" calcext:value-type="float">
            <text:p>1178.373253284</text:p>
          </table:table-cell>
          <table:table-cell office:value-type="float" office:value="1169.29820298244" calcext:value-type="float">
            <text:p>1169.2982029824</text:p>
          </table:table-cell>
          <table:table-cell office:value-type="float" office:value="1136.7686845722" calcext:value-type="float">
            <text:p>1136.7686845722</text:p>
          </table:table-cell>
          <table:table-cell office:value-type="float" office:value="1168.97205057143" calcext:value-type="float">
            <text:p>1168.9720505714</text:p>
          </table:table-cell>
          <table:table-cell office:value-type="float" office:value="1177.84323804683" calcext:value-type="float">
            <text:p>1177.8432380468</text:p>
          </table:table-cell>
          <table:table-cell office:value-type="float" office:value="1168.43350501357" calcext:value-type="float">
            <text:p>1168.4335050136</text:p>
          </table:table-cell>
        </table:table-row>
        <table:table-row table:style-name="ro1">
          <table:table-cell office:value-type="float" office:value="7423" calcext:value-type="float">
            <text:p>7423</text:p>
          </table:table-cell>
          <table:table-cell office:value-type="float" office:value="1173.67894360195" calcext:value-type="float">
            <text:p>1173.678943602</text:p>
          </table:table-cell>
          <table:table-cell office:value-type="float" office:value="1178.37347910146" calcext:value-type="float">
            <text:p>1178.3734791015</text:p>
          </table:table-cell>
          <table:table-cell office:value-type="float" office:value="1169.30096212788" calcext:value-type="float">
            <text:p>1169.3009621279</text:p>
          </table:table-cell>
          <table:table-cell office:value-type="float" office:value="1136.85045923816" calcext:value-type="float">
            <text:p>1136.8504592382</text:p>
          </table:table-cell>
          <table:table-cell office:value-type="float" office:value="1168.97178665387" calcext:value-type="float">
            <text:p>1168.9717866539</text:p>
          </table:table-cell>
          <table:table-cell office:value-type="float" office:value="1177.84293249278" calcext:value-type="float">
            <text:p>1177.8429324928</text:p>
          </table:table-cell>
          <table:table-cell office:value-type="float" office:value="1168.44206799923" calcext:value-type="float">
            <text:p>1168.4420679992</text:p>
          </table:table-cell>
        </table:table-row>
        <table:table-row table:style-name="ro1">
          <table:table-cell office:value-type="float" office:value="7424" calcext:value-type="float">
            <text:p>7424</text:p>
          </table:table-cell>
          <table:table-cell office:value-type="float" office:value="1173.6829551" calcext:value-type="float">
            <text:p>1173.6829551</text:p>
          </table:table-cell>
          <table:table-cell office:value-type="float" office:value="1178.37598608633" calcext:value-type="float">
            <text:p>1178.3759860863</text:p>
          </table:table-cell>
          <table:table-cell office:value-type="float" office:value="1169.30303837902" calcext:value-type="float">
            <text:p>1169.303038379</text:p>
          </table:table-cell>
          <table:table-cell office:value-type="float" office:value="1136.85630177767" calcext:value-type="float">
            <text:p>1136.8563017777</text:p>
          </table:table-cell>
          <table:table-cell office:value-type="float" office:value="1168.97463307328" calcext:value-type="float">
            <text:p>1168.9746330733</text:p>
          </table:table-cell>
          <table:table-cell office:value-type="float" office:value="1177.84426261946" calcext:value-type="float">
            <text:p>1177.8442626195</text:p>
          </table:table-cell>
          <table:table-cell office:value-type="float" office:value="1168.44636496589" calcext:value-type="float">
            <text:p>1168.4463649659</text:p>
          </table:table-cell>
        </table:table-row>
        <table:table-row table:style-name="ro1">
          <table:table-cell office:value-type="float" office:value="7425" calcext:value-type="float">
            <text:p>7425</text:p>
          </table:table-cell>
          <table:table-cell office:value-type="float" office:value="1173.69362910618" calcext:value-type="float">
            <text:p>1173.6936291062</text:p>
          </table:table-cell>
          <table:table-cell office:value-type="float" office:value="1178.37719162045" calcext:value-type="float">
            <text:p>1178.3771916205</text:p>
          </table:table-cell>
          <table:table-cell office:value-type="float" office:value="1169.30582350243" calcext:value-type="float">
            <text:p>1169.3058235024</text:p>
          </table:table-cell>
          <table:table-cell office:value-type="float" office:value="1136.91700737883" calcext:value-type="float">
            <text:p>1136.9170073788</text:p>
          </table:table-cell>
          <table:table-cell office:value-type="float" office:value="1168.97569163221" calcext:value-type="float">
            <text:p>1168.9756916322</text:p>
          </table:table-cell>
          <table:table-cell office:value-type="float" office:value="1177.84446897574" calcext:value-type="float">
            <text:p>1177.8444689757</text:p>
          </table:table-cell>
          <table:table-cell office:value-type="float" office:value="1168.45377938632" calcext:value-type="float">
            <text:p>1168.4537793863</text:p>
          </table:table-cell>
        </table:table-row>
        <table:table-row table:style-name="ro1">
          <table:table-cell office:value-type="float" office:value="7426" calcext:value-type="float">
            <text:p>7426</text:p>
          </table:table-cell>
          <table:table-cell office:value-type="float" office:value="1173.69862466804" calcext:value-type="float">
            <text:p>1173.6986246681</text:p>
          </table:table-cell>
          <table:table-cell office:value-type="float" office:value="1178.37939396818" calcext:value-type="float">
            <text:p>1178.3793939682</text:p>
          </table:table-cell>
          <table:table-cell office:value-type="float" office:value="1169.30789820216" calcext:value-type="float">
            <text:p>1169.3078982022</text:p>
          </table:table-cell>
          <table:table-cell office:value-type="float" office:value="1136.93119416739" calcext:value-type="float">
            <text:p>1136.9311941674</text:p>
          </table:table-cell>
          <table:table-cell office:value-type="float" office:value="1168.97820314713" calcext:value-type="float">
            <text:p>1168.9782031471</text:p>
          </table:table-cell>
          <table:table-cell office:value-type="float" office:value="1177.84559152327" calcext:value-type="float">
            <text:p>1177.8455915233</text:p>
          </table:table-cell>
          <table:table-cell office:value-type="float" office:value="1168.45843960214" calcext:value-type="float">
            <text:p>1168.4584396022</text:p>
          </table:table-cell>
        </table:table-row>
        <table:table-row table:style-name="ro1">
          <table:table-cell office:value-type="float" office:value="7427" calcext:value-type="float">
            <text:p>7427</text:p>
          </table:table-cell>
          <table:table-cell office:value-type="float" office:value="1173.70774949848" calcext:value-type="float">
            <text:p>1173.7077494985</text:p>
          </table:table-cell>
          <table:table-cell office:value-type="float" office:value="1178.38107302538" calcext:value-type="float">
            <text:p>1178.3810730254</text:p>
          </table:table-cell>
          <table:table-cell office:value-type="float" office:value="1169.3105632748" calcext:value-type="float">
            <text:p>1169.3105632748</text:p>
          </table:table-cell>
          <table:table-cell office:value-type="float" office:value="1136.97895475664" calcext:value-type="float">
            <text:p>1136.9789547566</text:p>
          </table:table-cell>
          <table:table-cell office:value-type="float" office:value="1168.97993905888" calcext:value-type="float">
            <text:p>1168.9799390589</text:p>
          </table:table-cell>
          <table:table-cell office:value-type="float" office:value="1177.84609017159" calcext:value-type="float">
            <text:p>1177.8460901716</text:p>
          </table:table-cell>
          <table:table-cell office:value-type="float" office:value="1168.46523968383" calcext:value-type="float">
            <text:p>1168.4652396838</text:p>
          </table:table-cell>
        </table:table-row>
        <table:table-row table:style-name="ro1">
          <table:table-cell office:value-type="float" office:value="7428" calcext:value-type="float">
            <text:p>7428</text:p>
          </table:table-cell>
          <table:table-cell office:value-type="float" office:value="1173.71315142459" calcext:value-type="float">
            <text:p>1173.7131514246</text:p>
          </table:table-cell>
          <table:table-cell office:value-type="float" office:value="1178.38319796828" calcext:value-type="float">
            <text:p>1178.3831979683</text:p>
          </table:table-cell>
          <table:table-cell office:value-type="float" office:value="1169.31264591468" calcext:value-type="float">
            <text:p>1169.3126459147</text:p>
          </table:table-cell>
          <table:table-cell office:value-type="float" office:value="1136.99711171785" calcext:value-type="float">
            <text:p>1136.9971117179</text:p>
          </table:table-cell>
          <table:table-cell office:value-type="float" office:value="1168.98237757363" calcext:value-type="float">
            <text:p>1168.9823775736</text:p>
          </table:table-cell>
          <table:table-cell office:value-type="float" office:value="1177.84713014317" calcext:value-type="float">
            <text:p>1177.8471301432</text:p>
          </table:table-cell>
          <table:table-cell office:value-type="float" office:value="1168.47005643713" calcext:value-type="float">
            <text:p>1168.4700564371</text:p>
          </table:table-cell>
        </table:table-row>
        <table:table-row table:style-name="ro1">
          <table:table-cell office:value-type="float" office:value="7429" calcext:value-type="float">
            <text:p>7429</text:p>
          </table:table-cell>
          <table:table-cell office:value-type="float" office:value="1173.72120941685" calcext:value-type="float">
            <text:p>1173.7212094169</text:p>
          </table:table-cell>
          <table:table-cell office:value-type="float" office:value="1178.38516337685" calcext:value-type="float">
            <text:p>1178.3851633769</text:p>
          </table:table-cell>
          <table:table-cell office:value-type="float" office:value="1169.3151559535" calcext:value-type="float">
            <text:p>1169.3151559535</text:p>
          </table:table-cell>
          <table:table-cell office:value-type="float" office:value="1137.03610848984" calcext:value-type="float">
            <text:p>1137.0361084899</text:p>
          </table:table-cell>
          <table:table-cell office:value-type="float" office:value="1168.98448553432" calcext:value-type="float">
            <text:p>1168.9844855343</text:p>
          </table:table-cell>
          <table:table-cell office:value-type="float" office:value="1177.84782584819" calcext:value-type="float">
            <text:p>1177.8478258482</text:p>
          </table:table-cell>
          <table:table-cell office:value-type="float" office:value="1168.47643571831" calcext:value-type="float">
            <text:p>1168.4764357183</text:p>
          </table:table-cell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float" office:value="1173.72676429006" calcext:value-type="float">
            <text:p>1173.7267642901</text:p>
          </table:table-cell>
          <table:table-cell office:value-type="float" office:value="1178.3872968656" calcext:value-type="float">
            <text:p>1178.3872968656</text:p>
          </table:table-cell>
          <table:table-cell office:value-type="float" office:value="1169.31721424528" calcext:value-type="float">
            <text:p>1169.3172142453</text:p>
          </table:table-cell>
          <table:table-cell office:value-type="float" office:value="1137.05604708435" calcext:value-type="float">
            <text:p>1137.0560470844</text:p>
          </table:table-cell>
          <table:table-cell office:value-type="float" office:value="1168.98692180733" calcext:value-type="float">
            <text:p>1168.9869218073</text:p>
          </table:table-cell>
          <table:table-cell office:value-type="float" office:value="1177.84883698593" calcext:value-type="float">
            <text:p>1177.8488369859</text:p>
          </table:table-cell>
          <table:table-cell office:value-type="float" office:value="1168.48136567246" calcext:value-type="float">
            <text:p>1168.4813656725</text:p>
          </table:table-cell>
        </table:table-row>
        <table:table-row table:style-name="ro1">
          <table:table-cell office:value-type="float" office:value="7431" calcext:value-type="float">
            <text:p>7431</text:p>
          </table:table-cell>
          <table:table-cell office:value-type="float" office:value="1173.80133618851" calcext:value-type="float">
            <text:p>1173.8013361885</text:p>
          </table:table-cell>
          <table:table-cell office:value-type="float" office:value="1178.36650830612" calcext:value-type="float">
            <text:p>1178.3665083061</text:p>
          </table:table-cell>
          <table:table-cell office:value-type="float" office:value="1169.32014997934" calcext:value-type="float">
            <text:p>1169.3201499793</text:p>
          </table:table-cell>
          <table:table-cell office:value-type="float" office:value="1137.55186239633" calcext:value-type="float">
            <text:p>1137.5518623963</text:p>
          </table:table-cell>
          <table:table-cell office:value-type="float" office:value="1168.9616519922" calcext:value-type="float">
            <text:p>1168.9616519922</text:p>
          </table:table-cell>
          <table:table-cell office:value-type="float" office:value="1177.83821705736" calcext:value-type="float">
            <text:p>1177.8382170574</text:p>
          </table:table-cell>
          <table:table-cell office:value-type="float" office:value="1168.51098302718" calcext:value-type="float">
            <text:p>1168.5109830272</text:p>
          </table:table-cell>
        </table:table-row>
        <table:table-row table:style-name="ro1">
          <table:table-cell office:value-type="float" office:value="7432" calcext:value-type="float">
            <text:p>7432</text:p>
          </table:table-cell>
          <table:table-cell office:value-type="float" office:value="1173.80261362232" calcext:value-type="float">
            <text:p>1173.8026136223</text:p>
          </table:table-cell>
          <table:table-cell office:value-type="float" office:value="1178.3699603972" calcext:value-type="float">
            <text:p>1178.3699603972</text:p>
          </table:table-cell>
          <table:table-cell office:value-type="float" office:value="1169.32190824199" calcext:value-type="float">
            <text:p>1169.321908242</text:p>
          </table:table-cell>
          <table:table-cell office:value-type="float" office:value="1137.53843977131" calcext:value-type="float">
            <text:p>1137.5384397713</text:p>
          </table:table-cell>
          <table:table-cell office:value-type="float" office:value="1168.96569683541" calcext:value-type="float">
            <text:p>1168.9656968354</text:p>
          </table:table-cell>
          <table:table-cell office:value-type="float" office:value="1177.84003474861" calcext:value-type="float">
            <text:p>1177.8400347486</text:p>
          </table:table-cell>
          <table:table-cell office:value-type="float" office:value="1168.51444796422" calcext:value-type="float">
            <text:p>1168.5144479642</text:p>
          </table:table-cell>
        </table:table-row>
        <table:table-row table:style-name="ro1">
          <table:table-cell office:value-type="float" office:value="7433" calcext:value-type="float">
            <text:p>7433</text:p>
          </table:table-cell>
          <table:table-cell office:value-type="float" office:value="1173.8160698653" calcext:value-type="float">
            <text:p>1173.8160698653</text:p>
          </table:table-cell>
          <table:table-cell office:value-type="float" office:value="1178.3702591098" calcext:value-type="float">
            <text:p>1178.3702591098</text:p>
          </table:table-cell>
          <table:table-cell office:value-type="float" office:value="1169.32468614404" calcext:value-type="float">
            <text:p>1169.3246861441</text:p>
          </table:table-cell>
          <table:table-cell office:value-type="float" office:value="1137.61823552716" calcext:value-type="float">
            <text:p>1137.6182355272</text:p>
          </table:table-cell>
          <table:table-cell office:value-type="float" office:value="1168.96598426581" calcext:value-type="float">
            <text:p>1168.9659842658</text:p>
          </table:table-cell>
          <table:table-cell office:value-type="float" office:value="1177.83964095225" calcext:value-type="float">
            <text:p>1177.8396409523</text:p>
          </table:table-cell>
          <table:table-cell office:value-type="float" office:value="1168.52278162077" calcext:value-type="float">
            <text:p>1168.5227816208</text:p>
          </table:table-cell>
        </table:table-row>
        <table:table-row table:style-name="ro1">
          <table:table-cell office:value-type="float" office:value="7434" calcext:value-type="float">
            <text:p>7434</text:p>
          </table:table-cell>
          <table:table-cell office:value-type="float" office:value="1173.82010792842" calcext:value-type="float">
            <text:p>1173.8201079284</text:p>
          </table:table-cell>
          <table:table-cell office:value-type="float" office:value="1178.37273518581" calcext:value-type="float">
            <text:p>1178.3727351858</text:p>
          </table:table-cell>
          <table:table-cell office:value-type="float" office:value="1169.32644370151" calcext:value-type="float">
            <text:p>1169.3264437015</text:p>
          </table:table-cell>
          <table:table-cell office:value-type="float" office:value="1137.62489281912" calcext:value-type="float">
            <text:p>1137.6248928191</text:p>
          </table:table-cell>
          <table:table-cell office:value-type="float" office:value="1168.96892813166" calcext:value-type="float">
            <text:p>1168.9689281317</text:p>
          </table:table-cell>
          <table:table-cell office:value-type="float" office:value="1177.8409600102" calcext:value-type="float">
            <text:p>1177.8409600102</text:p>
          </table:table-cell>
          <table:table-cell office:value-type="float" office:value="1168.52727132143" calcext:value-type="float">
            <text:p>1168.5272713214</text:p>
          </table:table-cell>
        </table:table-row>
        <table:table-row table:style-name="ro1">
          <table:table-cell office:value-type="float" office:value="7435" calcext:value-type="float">
            <text:p>7435</text:p>
          </table:table-cell>
          <table:table-cell office:value-type="float" office:value="1173.83082449407" calcext:value-type="float">
            <text:p>1173.8308244941</text:p>
          </table:table-cell>
          <table:table-cell office:value-type="float" office:value="1178.37394926099" calcext:value-type="float">
            <text:p>1178.373949261</text:p>
          </table:table-cell>
          <table:table-cell office:value-type="float" office:value="1169.32909992291" calcext:value-type="float">
            <text:p>1169.3290999229</text:p>
          </table:table-cell>
          <table:table-cell office:value-type="float" office:value="1137.68407565979" calcext:value-type="float">
            <text:p>1137.6840756598</text:p>
          </table:table-cell>
          <table:table-cell office:value-type="float" office:value="1168.97033450506" calcext:value-type="float">
            <text:p>1168.9703345051</text:p>
          </table:table-cell>
          <table:table-cell office:value-type="float" office:value="1177.84104461518" calcext:value-type="float">
            <text:p>1177.8410446152</text:p>
          </table:table-cell>
          <table:table-cell office:value-type="float" office:value="1168.53454364726" calcext:value-type="float">
            <text:p>1168.5345436473</text:p>
          </table:table-cell>
        </table:table-row>
        <table:table-row table:style-name="ro1">
          <table:table-cell office:value-type="float" office:value="7436" calcext:value-type="float">
            <text:p>7436</text:p>
          </table:table-cell>
          <table:table-cell office:value-type="float" office:value="1173.83583194129" calcext:value-type="float">
            <text:p>1173.8358319413</text:p>
          </table:table-cell>
          <table:table-cell office:value-type="float" office:value="1178.37612227571" calcext:value-type="float">
            <text:p>1178.3761222757</text:p>
          </table:table-cell>
          <table:table-cell office:value-type="float" office:value="1169.33088261395" calcext:value-type="float">
            <text:p>1169.330882614</text:p>
          </table:table-cell>
          <table:table-cell office:value-type="float" office:value="1137.69902922471" calcext:value-type="float">
            <text:p>1137.6990292247</text:p>
          </table:table-cell>
          <table:table-cell office:value-type="float" office:value="1168.97293868443" calcext:value-type="float">
            <text:p>1168.9729386844</text:p>
          </table:table-cell>
          <table:table-cell office:value-type="float" office:value="1177.84214422755" calcext:value-type="float">
            <text:p>1177.8421442276</text:p>
          </table:table-cell>
          <table:table-cell office:value-type="float" office:value="1168.53933372318" calcext:value-type="float">
            <text:p>1168.5393337232</text:p>
          </table:table-cell>
        </table:table-row>
        <table:table-row table:style-name="ro1">
          <table:table-cell office:value-type="float" office:value="7437" calcext:value-type="float">
            <text:p>7437</text:p>
          </table:table-cell>
          <table:table-cell office:value-type="float" office:value="1173.84498888757" calcext:value-type="float">
            <text:p>1173.8449888876</text:p>
          </table:table-cell>
          <table:table-cell office:value-type="float" office:value="1178.37778752038" calcext:value-type="float">
            <text:p>1178.3777875204</text:p>
          </table:table-cell>
          <table:table-cell office:value-type="float" office:value="1169.3333715167" calcext:value-type="float">
            <text:p>1169.3333715167</text:p>
          </table:table-cell>
          <table:table-cell office:value-type="float" office:value="1137.7458719191" calcext:value-type="float">
            <text:p>1137.7458719191</text:p>
          </table:table-cell>
          <table:table-cell office:value-type="float" office:value="1168.97489343891" calcext:value-type="float">
            <text:p>1168.9748934389</text:p>
          </table:table-cell>
          <table:table-cell office:value-type="float" office:value="1177.84251837414" calcext:value-type="float">
            <text:p>1177.8425183742</text:p>
          </table:table-cell>
          <table:table-cell office:value-type="float" office:value="1168.54600037684" calcext:value-type="float">
            <text:p>1168.5460003769</text:p>
          </table:table-cell>
        </table:table-row>
        <table:table-row table:style-name="ro1">
          <table:table-cell office:value-type="float" office:value="7438" calcext:value-type="float">
            <text:p>7438</text:p>
          </table:table-cell>
          <table:table-cell office:value-type="float" office:value="1173.85040411736" calcext:value-type="float">
            <text:p>1173.8504041174</text:p>
          </table:table-cell>
          <table:table-cell office:value-type="float" office:value="1178.37987104293" calcext:value-type="float">
            <text:p>1178.3798710429</text:p>
          </table:table-cell>
          <table:table-cell office:value-type="float" office:value="1169.3351760295" calcext:value-type="float">
            <text:p>1169.3351760295</text:p>
          </table:table-cell>
          <table:table-cell office:value-type="float" office:value="1137.76475873117" calcext:value-type="float">
            <text:p>1137.7647587312</text:p>
          </table:table-cell>
          <table:table-cell office:value-type="float" office:value="1168.97738110284" calcext:value-type="float">
            <text:p>1168.9773811029</text:p>
          </table:table-cell>
          <table:table-cell office:value-type="float" office:value="1177.84351299364" calcext:value-type="float">
            <text:p>1177.8435129937</text:p>
          </table:table-cell>
          <table:table-cell office:value-type="float" office:value="1168.55086132968" calcext:value-type="float">
            <text:p>1168.5508613297</text:p>
          </table:table-cell>
        </table:table-row>
        <table:table-row table:style-name="ro1">
          <table:table-cell office:value-type="float" office:value="7439" calcext:value-type="float">
            <text:p>7439</text:p>
          </table:table-cell>
          <table:table-cell office:value-type="float" office:value="1173.85848631672" calcext:value-type="float">
            <text:p>1173.8584863167</text:p>
          </table:table-cell>
          <table:table-cell office:value-type="float" office:value="1178.38178019282" calcext:value-type="float">
            <text:p>1178.3817801928</text:p>
          </table:table-cell>
          <table:table-cell office:value-type="float" office:value="1169.33747675806" calcext:value-type="float">
            <text:p>1169.3374767581</text:p>
          </table:table-cell>
          <table:table-cell office:value-type="float" office:value="1137.8032927855" calcext:value-type="float">
            <text:p>1137.8032927855</text:p>
          </table:table-cell>
          <table:table-cell office:value-type="float" office:value="1168.97961888606" calcext:value-type="float">
            <text:p>1168.9796188861</text:p>
          </table:table-cell>
          <table:table-cell office:value-type="float" office:value="1177.84408069357" calcext:value-type="float">
            <text:p>1177.8440806936</text:p>
          </table:table-cell>
          <table:table-cell office:value-type="float" office:value="1168.55709354903" calcext:value-type="float">
            <text:p>1168.557093549</text:p>
          </table:table-cell>
        </table:table-row>
        <table:table-row table:style-name="ro1">
          <table:table-cell office:value-type="float" office:value="7440" calcext:value-type="float">
            <text:p>7440</text:p>
          </table:table-cell>
          <table:table-cell office:value-type="float" office:value="1173.86404379696" calcext:value-type="float">
            <text:p>1173.864043797</text:p>
          </table:table-cell>
          <table:table-cell office:value-type="float" office:value="1178.38386534059" calcext:value-type="float">
            <text:p>1178.3838653406</text:p>
          </table:table-cell>
          <table:table-cell office:value-type="float" office:value="1169.33927632509" calcext:value-type="float">
            <text:p>1169.3392763251</text:p>
          </table:table-cell>
          <table:table-cell office:value-type="float" office:value="1137.82396988172" calcext:value-type="float">
            <text:p>1137.8239698817</text:p>
          </table:table-cell>
          <table:table-cell office:value-type="float" office:value="1168.98206159881" calcext:value-type="float">
            <text:p>1168.9820615988</text:p>
          </table:table-cell>
          <table:table-cell office:value-type="float" office:value="1177.84503359832" calcext:value-type="float">
            <text:p>1177.8450335983</text:p>
          </table:table-cell>
          <table:table-cell office:value-type="float" office:value="1168.56197710566" calcext:value-type="float">
            <text:p>1168.5619771057</text:p>
          </table:table-cell>
        </table:table-row>
        <table:table-row table:style-name="ro1">
          <table:table-cell office:value-type="float" office:value="7441" calcext:value-type="float">
            <text:p>7441</text:p>
          </table:table-cell>
          <table:table-cell office:value-type="float" office:value="1173.93646291361" calcext:value-type="float">
            <text:p>1173.9364629136</text:p>
          </table:table-cell>
          <table:table-cell office:value-type="float" office:value="1178.36418462875" calcext:value-type="float">
            <text:p>1178.3641846288</text:p>
          </table:table-cell>
          <table:table-cell office:value-type="float" office:value="1169.34315731539" calcext:value-type="float">
            <text:p>1169.3431573154</text:p>
          </table:table-cell>
          <table:table-cell office:value-type="float" office:value="1138.3073181842" calcext:value-type="float">
            <text:p>1138.3073181842</text:p>
          </table:table-cell>
          <table:table-cell office:value-type="float" office:value="1168.96032183051" calcext:value-type="float">
            <text:p>1168.9603218305</text:p>
          </table:table-cell>
          <table:table-cell office:value-type="float" office:value="1177.83559771158" calcext:value-type="float">
            <text:p>1177.8355977116</text:p>
          </table:table-cell>
          <table:table-cell office:value-type="float" office:value="1168.5965521433" calcext:value-type="float">
            <text:p>1168.5965521433</text:p>
          </table:table-cell>
        </table:table-row>
        <table:table-row table:style-name="ro1">
          <table:table-cell office:value-type="float" office:value="7442" calcext:value-type="float">
            <text:p>7442</text:p>
          </table:table-cell>
          <table:table-cell office:value-type="float" office:value="1173.93770547268" calcext:value-type="float">
            <text:p>1173.9377054727</text:p>
          </table:table-cell>
          <table:table-cell office:value-type="float" office:value="1178.36753306532" calcext:value-type="float">
            <text:p>1178.3675330653</text:p>
          </table:table-cell>
          <table:table-cell office:value-type="float" office:value="1169.34453825876" calcext:value-type="float">
            <text:p>1169.3445382588</text:p>
          </table:table-cell>
          <table:table-cell office:value-type="float" office:value="1138.29561732362" calcext:value-type="float">
            <text:p>1138.2956173236</text:p>
          </table:table-cell>
          <table:table-cell office:value-type="float" office:value="1168.96411123732" calcext:value-type="float">
            <text:p>1168.9641112373</text:p>
          </table:table-cell>
          <table:table-cell office:value-type="float" office:value="1177.83737716097" calcext:value-type="float">
            <text:p>1177.837377161</text:p>
          </table:table-cell>
          <table:table-cell office:value-type="float" office:value="1168.5998930609" calcext:value-type="float">
            <text:p>1168.5998930609</text:p>
          </table:table-cell>
        </table:table-row>
        <table:table-row table:style-name="ro1">
          <table:table-cell office:value-type="float" office:value="7443" calcext:value-type="float">
            <text:p>7443</text:p>
          </table:table-cell>
          <table:table-cell office:value-type="float" office:value="1173.95120870846" calcext:value-type="float">
            <text:p>1173.9512087085</text:p>
          </table:table-cell>
          <table:table-cell office:value-type="float" office:value="1178.36779334101" calcext:value-type="float">
            <text:p>1178.367793341</text:p>
          </table:table-cell>
          <table:table-cell office:value-type="float" office:value="1169.34732567124" calcext:value-type="float">
            <text:p>1169.3473256713</text:p>
          </table:table-cell>
          <table:table-cell office:value-type="float" office:value="1138.37377601728" calcext:value-type="float">
            <text:p>1138.3737760173</text:p>
          </table:table-cell>
          <table:table-cell office:value-type="float" office:value="1168.96460988078" calcext:value-type="float">
            <text:p>1168.9646098808</text:p>
          </table:table-cell>
          <table:table-cell office:value-type="float" office:value="1177.83677422005" calcext:value-type="float">
            <text:p>1177.8367742201</text:p>
          </table:table-cell>
          <table:table-cell office:value-type="float" office:value="1168.60784683745" calcext:value-type="float">
            <text:p>1168.6078468375</text:p>
          </table:table-cell>
        </table:table-row>
        <table:table-row table:style-name="ro1">
          <table:table-cell office:value-type="float" office:value="7444" calcext:value-type="float">
            <text:p>7444</text:p>
          </table:table-cell>
          <table:table-cell office:value-type="float" office:value="1173.95516504018" calcext:value-type="float">
            <text:p>1173.9551650402</text:p>
          </table:table-cell>
          <table:table-cell office:value-type="float" office:value="1178.37021296615" calcext:value-type="float">
            <text:p>1178.3702129662</text:p>
          </table:table-cell>
          <table:table-cell office:value-type="float" office:value="1169.34881940875" calcext:value-type="float">
            <text:p>1169.3488194088</text:p>
          </table:table-cell>
          <table:table-cell office:value-type="float" office:value="1138.38145679038" calcext:value-type="float">
            <text:p>1138.3814567904</text:p>
          </table:table-cell>
          <table:table-cell office:value-type="float" office:value="1168.96735047269" calcext:value-type="float">
            <text:p>1168.9673504727</text:p>
          </table:table-cell>
          <table:table-cell office:value-type="float" office:value="1177.83803838201" calcext:value-type="float">
            <text:p>1177.838038382</text:p>
          </table:table-cell>
          <table:table-cell office:value-type="float" office:value="1168.61216134487" calcext:value-type="float">
            <text:p>1168.6121613449</text:p>
          </table:table-cell>
        </table:table-row>
        <table:table-row table:style-name="ro1">
          <table:table-cell office:value-type="float" office:value="7445" calcext:value-type="float">
            <text:p>7445</text:p>
          </table:table-cell>
          <table:table-cell office:value-type="float" office:value="1173.96588396681" calcext:value-type="float">
            <text:p>1173.9658839668</text:p>
          </table:table-cell>
          <table:table-cell office:value-type="float" office:value="1178.37135835017" calcext:value-type="float">
            <text:p>1178.3713583502</text:p>
          </table:table-cell>
          <table:table-cell office:value-type="float" office:value="1169.35138582351" calcext:value-type="float">
            <text:p>1169.3513858235</text:p>
          </table:table-cell>
          <table:table-cell office:value-type="float" office:value="1138.43956301327" calcext:value-type="float">
            <text:p>1138.4395630133</text:p>
          </table:table-cell>
          <table:table-cell office:value-type="float" office:value="1168.96877594644" calcext:value-type="float">
            <text:p>1168.9687759464</text:p>
          </table:table-cell>
          <table:table-cell office:value-type="float" office:value="1177.837861767" calcext:value-type="float">
            <text:p>1177.837861767</text:p>
          </table:table-cell>
          <table:table-cell office:value-type="float" office:value="1168.61898243666" calcext:value-type="float">
            <text:p>1168.6189824367</text:p>
          </table:table-cell>
        </table:table-row>
        <table:table-row table:style-name="ro1">
          <table:table-cell office:value-type="float" office:value="7446" calcext:value-type="float">
            <text:p>7446</text:p>
          </table:table-cell>
          <table:table-cell office:value-type="float" office:value="1173.97080138757" calcext:value-type="float">
            <text:p>1173.9708013876</text:p>
          </table:table-cell>
          <table:table-cell office:value-type="float" office:value="1178.37348395014" calcext:value-type="float">
            <text:p>1178.3734839501</text:p>
          </table:table-cell>
          <table:table-cell office:value-type="float" office:value="1169.35294910206" calcext:value-type="float">
            <text:p>1169.3529491021</text:p>
          </table:table-cell>
          <table:table-cell office:value-type="float" office:value="1138.45505168495" calcext:value-type="float">
            <text:p>1138.455051685</text:p>
          </table:table-cell>
          <table:table-cell office:value-type="float" office:value="1168.97114319142" calcext:value-type="float">
            <text:p>1168.9711431914</text:p>
          </table:table-cell>
          <table:table-cell office:value-type="float" office:value="1177.83887003354" calcext:value-type="float">
            <text:p>1177.8388700335</text:p>
          </table:table-cell>
          <table:table-cell office:value-type="float" office:value="1168.62349899871" calcext:value-type="float">
            <text:p>1168.6234989987</text:p>
          </table:table-cell>
        </table:table-row>
        <table:table-row table:style-name="ro1">
          <table:table-cell office:value-type="float" office:value="7447" calcext:value-type="float">
            <text:p>7447</text:p>
          </table:table-cell>
          <table:table-cell office:value-type="float" office:value="1173.97988758472" calcext:value-type="float">
            <text:p>1173.9798875847</text:p>
          </table:table-cell>
          <table:table-cell office:value-type="float" office:value="1178.3750607456" calcext:value-type="float">
            <text:p>1178.3750607456</text:p>
          </table:table-cell>
          <table:table-cell office:value-type="float" office:value="1169.35528516909" calcext:value-type="float">
            <text:p>1169.3552851691</text:p>
          </table:table-cell>
          <table:table-cell office:value-type="float" office:value="1138.50117284498" calcext:value-type="float">
            <text:p>1138.501172845</text:p>
          </table:table-cell>
          <table:table-cell office:value-type="float" office:value="1168.97298867392" calcext:value-type="float">
            <text:p>1168.9729886739</text:p>
          </table:table-cell>
          <table:table-cell office:value-type="float" office:value="1177.83896491649" calcext:value-type="float">
            <text:p>1177.8389649165</text:p>
          </table:table-cell>
          <table:table-cell office:value-type="float" office:value="1168.62967298805" calcext:value-type="float">
            <text:p>1168.6296729881</text:p>
          </table:table-cell>
        </table:table-row>
        <table:table-row table:style-name="ro1">
          <table:table-cell office:value-type="float" office:value="7448" calcext:value-type="float">
            <text:p>7448</text:p>
          </table:table-cell>
          <table:table-cell office:value-type="float" office:value="1173.9851762215" calcext:value-type="float">
            <text:p>1173.9851762215</text:p>
          </table:table-cell>
          <table:table-cell office:value-type="float" office:value="1178.37708799974" calcext:value-type="float">
            <text:p>1178.3770879998</text:p>
          </table:table-cell>
          <table:table-cell office:value-type="float" office:value="1169.35686693951" calcext:value-type="float">
            <text:p>1169.3568669395</text:p>
          </table:table-cell>
          <table:table-cell office:value-type="float" office:value="1138.52026629725" calcext:value-type="float">
            <text:p>1138.5202662973</text:p>
          </table:table-cell>
          <table:table-cell office:value-type="float" office:value="1168.97518971223" calcext:value-type="float">
            <text:p>1168.9751897122</text:p>
          </table:table-cell>
          <table:table-cell office:value-type="float" office:value="1177.83982802668" calcext:value-type="float">
            <text:p>1177.8398280267</text:p>
          </table:table-cell>
          <table:table-cell office:value-type="float" office:value="1168.6342028527" calcext:value-type="float">
            <text:p>1168.6342028527</text:p>
          </table:table-cell>
        </table:table-row>
        <table:table-row table:style-name="ro1">
          <table:table-cell office:value-type="float" office:value="7449" calcext:value-type="float">
            <text:p>7449</text:p>
          </table:table-cell>
          <table:table-cell office:value-type="float" office:value="1173.99314619126" calcext:value-type="float">
            <text:p>1173.9931461913</text:p>
          </table:table-cell>
          <table:table-cell office:value-type="float" office:value="1178.37889584407" calcext:value-type="float">
            <text:p>1178.3788958441</text:p>
          </table:table-cell>
          <table:table-cell office:value-type="float" office:value="1169.35898346884" calcext:value-type="float">
            <text:p>1169.3589834689</text:p>
          </table:table-cell>
          <table:table-cell office:value-type="float" office:value="1138.55830346598" calcext:value-type="float">
            <text:p>1138.558303466</text:p>
          </table:table-cell>
          <table:table-cell office:value-type="float" office:value="1168.97722709885" calcext:value-type="float">
            <text:p>1168.9772270989</text:p>
          </table:table-cell>
          <table:table-cell office:value-type="float" office:value="1177.84012375958" calcext:value-type="float">
            <text:p>1177.8401237596</text:p>
          </table:table-cell>
          <table:table-cell office:value-type="float" office:value="1168.63995678864" calcext:value-type="float">
            <text:p>1168.6399567887</text:p>
          </table:table-cell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float" office:value="1173.99855204758" calcext:value-type="float">
            <text:p>1173.9985520476</text:p>
          </table:table-cell>
          <table:table-cell office:value-type="float" office:value="1178.38091663027" calcext:value-type="float">
            <text:p>1178.3809166303</text:p>
          </table:table-cell>
          <table:table-cell office:value-type="float" office:value="1169.36055008819" calcext:value-type="float">
            <text:p>1169.3605500882</text:p>
          </table:table-cell>
          <table:table-cell office:value-type="float" office:value="1138.5790009764" calcext:value-type="float">
            <text:p>1138.5790009764</text:p>
          </table:table-cell>
          <table:table-cell office:value-type="float" office:value="1168.97933896353" calcext:value-type="float">
            <text:p>1168.9793389635</text:p>
          </table:table-cell>
          <table:table-cell office:value-type="float" office:value="1177.84091490488" calcext:value-type="float">
            <text:p>1177.8409149049</text:p>
          </table:table-cell>
          <table:table-cell office:value-type="float" office:value="1168.6444483656" calcext:value-type="float">
            <text:p>1168.6444483656</text:p>
          </table:table-cell>
        </table:table-row>
        <table:table-row table:style-name="ro1">
          <table:table-cell office:value-type="float" office:value="7451" calcext:value-type="float">
            <text:p>7451</text:p>
          </table:table-cell>
          <table:table-cell office:value-type="float" office:value="1174.07420335179" calcext:value-type="float">
            <text:p>1174.0742033518</text:p>
          </table:table-cell>
          <table:table-cell office:value-type="float" office:value="1178.36134323708" calcext:value-type="float">
            <text:p>1178.3613432371</text:p>
          </table:table-cell>
          <table:table-cell office:value-type="float" office:value="1169.36943646601" calcext:value-type="float">
            <text:p>1169.369436466</text:p>
          </table:table-cell>
          <table:table-cell office:value-type="float" office:value="1139.05124072394" calcext:value-type="float">
            <text:p>1139.051240724</text:p>
          </table:table-cell>
          <table:table-cell office:value-type="float" office:value="1168.95894401059" calcext:value-type="float">
            <text:p>1168.9589440106</text:p>
          </table:table-cell>
          <table:table-cell office:value-type="float" office:value="1177.82986313919" calcext:value-type="float">
            <text:p>1177.8298631392</text:p>
          </table:table-cell>
          <table:table-cell office:value-type="float" office:value="1168.67022171308" calcext:value-type="float">
            <text:p>1168.6702217131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1174.07516031192" calcext:value-type="float">
            <text:p>1174.0751603119</text:p>
          </table:table-cell>
          <table:table-cell office:value-type="float" office:value="1178.36455998242" calcext:value-type="float">
            <text:p>1178.3645599824</text:p>
          </table:table-cell>
          <table:table-cell office:value-type="float" office:value="1169.37037684109" calcext:value-type="float">
            <text:p>1169.3703768411</text:p>
          </table:table-cell>
          <table:table-cell office:value-type="float" office:value="1139.04047927299" calcext:value-type="float">
            <text:p>1139.040479273</text:p>
          </table:table-cell>
          <table:table-cell office:value-type="float" office:value="1168.96226147102" calcext:value-type="float">
            <text:p>1168.962261471</text:p>
          </table:table-cell>
          <table:table-cell office:value-type="float" office:value="1177.83154995211" calcext:value-type="float">
            <text:p>1177.8315499521</text:p>
          </table:table-cell>
          <table:table-cell office:value-type="float" office:value="1168.6735174149" calcext:value-type="float">
            <text:p>1168.6735174149</text:p>
          </table:table-cell>
        </table:table-row>
        <table:table-row table:style-name="ro1">
          <table:table-cell office:value-type="float" office:value="7453" calcext:value-type="float">
            <text:p>7453</text:p>
          </table:table-cell>
          <table:table-cell office:value-type="float" office:value="1174.08856578264" calcext:value-type="float">
            <text:p>1174.0885657826</text:p>
          </table:table-cell>
          <table:table-cell office:value-type="float" office:value="1178.36474704178" calcext:value-type="float">
            <text:p>1178.3647470418</text:p>
          </table:table-cell>
          <table:table-cell office:value-type="float" office:value="1169.37316285059" calcext:value-type="float">
            <text:p>1169.3731628506</text:p>
          </table:table-cell>
          <table:table-cell office:value-type="float" office:value="1139.11699645082" calcext:value-type="float">
            <text:p>1139.1169964508</text:p>
          </table:table-cell>
          <table:table-cell office:value-type="float" office:value="1168.96264176009" calcext:value-type="float">
            <text:p>1168.9626417601</text:p>
          </table:table-cell>
          <table:table-cell office:value-type="float" office:value="1177.83045109297" calcext:value-type="float">
            <text:p>1177.830451093</text:p>
          </table:table-cell>
          <table:table-cell office:value-type="float" office:value="1168.68059874578" calcext:value-type="float">
            <text:p>1168.6805987458</text:p>
          </table:table-cell>
        </table:table-row>
        <table:table-row table:style-name="ro1">
          <table:table-cell office:value-type="float" office:value="7454" calcext:value-type="float">
            <text:p>7454</text:p>
          </table:table-cell>
          <table:table-cell office:value-type="float" office:value="1174.09224405817" calcext:value-type="float">
            <text:p>1174.0922440582</text:p>
          </table:table-cell>
          <table:table-cell office:value-type="float" office:value="1178.36708091053" calcext:value-type="float">
            <text:p>1178.3670809105</text:p>
          </table:table-cell>
          <table:table-cell office:value-type="float" office:value="1169.37434845398" calcext:value-type="float">
            <text:p>1169.374348454</text:p>
          </table:table-cell>
          <table:table-cell office:value-type="float" office:value="1139.12508426959" calcext:value-type="float">
            <text:p>1139.1250842696</text:p>
          </table:table-cell>
          <table:table-cell office:value-type="float" office:value="1168.96495904736" calcext:value-type="float">
            <text:p>1168.9649590474</text:p>
          </table:table-cell>
          <table:table-cell office:value-type="float" office:value="1177.83155005106" calcext:value-type="float">
            <text:p>1177.8315500511</text:p>
          </table:table-cell>
          <table:table-cell office:value-type="float" office:value="1168.68465780887" calcext:value-type="float">
            <text:p>1168.6846578089</text:p>
          </table:table-cell>
        </table:table-row>
        <table:table-row table:style-name="ro1">
          <table:table-cell office:value-type="float" office:value="7455" calcext:value-type="float">
            <text:p>7455</text:p>
          </table:table-cell>
          <table:table-cell office:value-type="float" office:value="1174.10280254129" calcext:value-type="float">
            <text:p>1174.1028025413</text:p>
          </table:table-cell>
          <table:table-cell office:value-type="float" office:value="1178.36819199974" calcext:value-type="float">
            <text:p>1178.3681919997</text:p>
          </table:table-cell>
          <table:table-cell office:value-type="float" office:value="1169.37678959901" calcext:value-type="float">
            <text:p>1169.376789599</text:p>
          </table:table-cell>
          <table:table-cell office:value-type="float" office:value="1139.18218891887" calcext:value-type="float">
            <text:p>1139.1821889189</text:p>
          </table:table-cell>
          <table:table-cell office:value-type="float" office:value="1168.96614306866" calcext:value-type="float">
            <text:p>1168.9661430687</text:p>
          </table:table-cell>
          <table:table-cell office:value-type="float" office:value="1177.83092179688" calcext:value-type="float">
            <text:p>1177.8309217969</text:p>
          </table:table-cell>
          <table:table-cell office:value-type="float" office:value="1168.69067013055" calcext:value-type="float">
            <text:p>1168.6906701306</text:p>
          </table:table-cell>
        </table:table-row>
        <table:table-row table:style-name="ro1">
          <table:table-cell office:value-type="float" office:value="7456" calcext:value-type="float">
            <text:p>7456</text:p>
          </table:table-cell>
          <table:table-cell office:value-type="float" office:value="1174.10741171403" calcext:value-type="float">
            <text:p>1174.107411714</text:p>
          </table:table-cell>
          <table:table-cell office:value-type="float" office:value="1178.370286425" calcext:value-type="float">
            <text:p>1178.370286425</text:p>
          </table:table-cell>
          <table:table-cell office:value-type="float" office:value="1169.37807867679" calcext:value-type="float">
            <text:p>1169.3780786768</text:p>
          </table:table-cell>
          <table:table-cell office:value-type="float" office:value="1139.19784029124" calcext:value-type="float">
            <text:p>1139.1978402912</text:p>
          </table:table-cell>
          <table:table-cell office:value-type="float" office:value="1168.96809993005" calcext:value-type="float">
            <text:p>1168.9680999301</text:p>
          </table:table-cell>
          <table:table-cell office:value-type="float" office:value="1177.83171759665" calcext:value-type="float">
            <text:p>1177.8317175967</text:p>
          </table:table-cell>
          <table:table-cell office:value-type="float" office:value="1168.69479298153" calcext:value-type="float">
            <text:p>1168.6947929815</text:p>
          </table:table-cell>
        </table:table-row>
        <table:table-row table:style-name="ro1">
          <table:table-cell office:value-type="float" office:value="7457" calcext:value-type="float">
            <text:p>7457</text:p>
          </table:table-cell>
          <table:table-cell office:value-type="float" office:value="1174.11628964138" calcext:value-type="float">
            <text:p>1174.1162896414</text:p>
          </table:table-cell>
          <table:table-cell office:value-type="float" office:value="1178.37185192658" calcext:value-type="float">
            <text:p>1178.3718519266</text:p>
          </table:table-cell>
          <table:table-cell office:value-type="float" office:value="1169.38024549944" calcext:value-type="float">
            <text:p>1169.3802454994</text:p>
          </table:table-cell>
          <table:table-cell office:value-type="float" office:value="1139.24346276317" calcext:value-type="float">
            <text:p>1139.2434627632</text:p>
          </table:table-cell>
          <table:table-cell office:value-type="float" office:value="1168.96961992093" calcext:value-type="float">
            <text:p>1168.9696199209</text:p>
          </table:table-cell>
          <table:table-cell office:value-type="float" office:value="1177.83138986026" calcext:value-type="float">
            <text:p>1177.8313898603</text:p>
          </table:table-cell>
          <table:table-cell office:value-type="float" office:value="1168.70007438257" calcext:value-type="float">
            <text:p>1168.7000743826</text:p>
          </table:table-cell>
        </table:table-row>
        <table:table-row table:style-name="ro1">
          <table:table-cell office:value-type="float" office:value="7458" calcext:value-type="float">
            <text:p>7458</text:p>
          </table:table-cell>
          <table:table-cell office:value-type="float" office:value="1174.12126691088" calcext:value-type="float">
            <text:p>1174.1212669109</text:p>
          </table:table-cell>
          <table:table-cell office:value-type="float" office:value="1178.37384902784" calcext:value-type="float">
            <text:p>1178.3738490279</text:p>
          </table:table-cell>
          <table:table-cell office:value-type="float" office:value="1169.38158531458" calcext:value-type="float">
            <text:p>1169.3815853146</text:p>
          </table:table-cell>
          <table:table-cell office:value-type="float" office:value="1139.26258207904" calcext:value-type="float">
            <text:p>1139.2625820791</text:p>
          </table:table-cell>
          <table:table-cell office:value-type="float" office:value="1168.97141616254" calcext:value-type="float">
            <text:p>1168.9714161625</text:p>
          </table:table-cell>
          <table:table-cell office:value-type="float" office:value="1177.83200253723" calcext:value-type="float">
            <text:p>1177.8320025372</text:p>
          </table:table-cell>
          <table:table-cell office:value-type="float" office:value="1168.70409138374" calcext:value-type="float">
            <text:p>1168.7040913837</text:p>
          </table:table-cell>
        </table:table-row>
        <table:table-row table:style-name="ro1">
          <table:table-cell office:value-type="float" office:value="7459" calcext:value-type="float">
            <text:p>7459</text:p>
          </table:table-cell>
          <table:table-cell office:value-type="float" office:value="1174.1289892439" calcext:value-type="float">
            <text:p>1174.1289892439</text:p>
          </table:table-cell>
          <table:table-cell office:value-type="float" office:value="1178.37564353683" calcext:value-type="float">
            <text:p>1178.3756435368</text:p>
          </table:table-cell>
          <table:table-cell office:value-type="float" office:value="1169.38352125906" calcext:value-type="float">
            <text:p>1169.3835212591</text:p>
          </table:table-cell>
          <table:table-cell office:value-type="float" office:value="1139.30047876199" calcext:value-type="float">
            <text:p>1139.300478762</text:p>
          </table:table-cell>
          <table:table-cell office:value-type="float" office:value="1168.97307501996" calcext:value-type="float">
            <text:p>1168.97307502</text:p>
          </table:table-cell>
          <table:table-cell office:value-type="float" office:value="1177.83189081717" calcext:value-type="float">
            <text:p>1177.8318908172</text:p>
          </table:table-cell>
          <table:table-cell office:value-type="float" office:value="1168.70892992657" calcext:value-type="float">
            <text:p>1168.7089299266</text:p>
          </table:table-cell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float" office:value="1174.13405815238" calcext:value-type="float">
            <text:p>1174.1340581524</text:p>
          </table:table-cell>
          <table:table-cell office:value-type="float" office:value="1178.37760071568" calcext:value-type="float">
            <text:p>1178.3776007157</text:p>
          </table:table-cell>
          <table:table-cell office:value-type="float" office:value="1169.38486531629" calcext:value-type="float">
            <text:p>1169.3848653163</text:p>
          </table:table-cell>
          <table:table-cell office:value-type="float" office:value="1139.32110785412" calcext:value-type="float">
            <text:p>1139.3211078541</text:p>
          </table:table-cell>
          <table:table-cell office:value-type="float" office:value="1168.97478438448" calcext:value-type="float">
            <text:p>1168.9747843845</text:p>
          </table:table-cell>
          <table:table-cell office:value-type="float" office:value="1177.83238850581" calcext:value-type="float">
            <text:p>1177.8323885058</text:p>
          </table:table-cell>
          <table:table-cell office:value-type="float" office:value="1168.71287622172" calcext:value-type="float">
            <text:p>1168.7128762217</text:p>
          </table:table-cell>
        </table:table-row>
        <table:table-row table:style-name="ro1">
          <table:table-cell office:value-type="float" office:value="7461" calcext:value-type="float">
            <text:p>7461</text:p>
          </table:table-cell>
          <table:table-cell office:value-type="float" office:value="1174.20752308258" calcext:value-type="float">
            <text:p>1174.2075230826</text:p>
          </table:table-cell>
          <table:table-cell office:value-type="float" office:value="1178.35970202874" calcext:value-type="float">
            <text:p>1178.3597020287</text:p>
          </table:table-cell>
          <table:table-cell office:value-type="float" office:value="1169.39336191178" calcext:value-type="float">
            <text:p>1169.3933619118</text:p>
          </table:table-cell>
          <table:table-cell office:value-type="float" office:value="1139.78051019887" calcext:value-type="float">
            <text:p>1139.7805101989</text:p>
          </table:table-cell>
          <table:table-cell office:value-type="float" office:value="1168.95590513706" calcext:value-type="float">
            <text:p>1168.9559051371</text:p>
          </table:table-cell>
          <table:table-cell office:value-type="float" office:value="1177.8198278081" calcext:value-type="float">
            <text:p>1177.8198278081</text:p>
          </table:table-cell>
          <table:table-cell office:value-type="float" office:value="1168.74241197929" calcext:value-type="float">
            <text:p>1168.7424119793</text:p>
          </table:table-cell>
        </table:table-row>
        <table:table-row table:style-name="ro1">
          <table:table-cell office:value-type="float" office:value="7462" calcext:value-type="float">
            <text:p>7462</text:p>
          </table:table-cell>
          <table:table-cell office:value-type="float" office:value="1174.2081012356" calcext:value-type="float">
            <text:p>1174.2081012356</text:p>
          </table:table-cell>
          <table:table-cell office:value-type="float" office:value="1178.36284203373" calcext:value-type="float">
            <text:p>1178.3628420337</text:p>
          </table:table-cell>
          <table:table-cell office:value-type="float" office:value="1169.39401312719" calcext:value-type="float">
            <text:p>1169.3940131272</text:p>
          </table:table-cell>
          <table:table-cell office:value-type="float" office:value="1139.77066670879" calcext:value-type="float">
            <text:p>1139.7706667088</text:p>
          </table:table-cell>
          <table:table-cell office:value-type="float" office:value="1168.95867961253" calcext:value-type="float">
            <text:p>1168.9586796125</text:p>
          </table:table-cell>
          <table:table-cell office:value-type="float" office:value="1177.8213727266" calcext:value-type="float">
            <text:p>1177.8213727266</text:p>
          </table:table-cell>
          <table:table-cell office:value-type="float" office:value="1168.7452546555" calcext:value-type="float">
            <text:p>1168.7452546555</text:p>
          </table:table-cell>
        </table:table-row>
        <table:table-row table:style-name="ro1">
          <table:table-cell office:value-type="float" office:value="7463" calcext:value-type="float">
            <text:p>7463</text:p>
          </table:table-cell>
          <table:table-cell office:value-type="float" office:value="1174.22131284204" calcext:value-type="float">
            <text:p>1174.2213128421</text:p>
          </table:table-cell>
          <table:table-cell office:value-type="float" office:value="1178.36303154587" calcext:value-type="float">
            <text:p>1178.3630315459</text:p>
          </table:table-cell>
          <table:table-cell office:value-type="float" office:value="1169.39674872937" calcext:value-type="float">
            <text:p>1169.3967487294</text:p>
          </table:table-cell>
          <table:table-cell office:value-type="float" office:value="1139.84542395282" calcext:value-type="float">
            <text:p>1139.8454239528</text:p>
          </table:table-cell>
          <table:table-cell office:value-type="float" office:value="1168.95881063995" calcext:value-type="float">
            <text:p>1168.95881064</text:p>
          </table:table-cell>
          <table:table-cell office:value-type="float" office:value="1177.81959657879" calcext:value-type="float">
            <text:p>1177.8195965788</text:p>
          </table:table-cell>
          <table:table-cell office:value-type="float" office:value="1168.75142292753" calcext:value-type="float">
            <text:p>1168.7514229275</text:p>
          </table:table-cell>
        </table:table-row>
        <table:table-row table:style-name="ro1">
          <table:table-cell office:value-type="float" office:value="7464" calcext:value-type="float">
            <text:p>7464</text:p>
          </table:table-cell>
          <table:table-cell office:value-type="float" office:value="1174.22463659812" calcext:value-type="float">
            <text:p>1174.2246365981</text:p>
          </table:table-cell>
          <table:table-cell office:value-type="float" office:value="1178.36530585391" calcext:value-type="float">
            <text:p>1178.3653058539</text:p>
          </table:table-cell>
          <table:table-cell office:value-type="float" office:value="1169.39771363551" calcext:value-type="float">
            <text:p>1169.3977136355</text:p>
          </table:table-cell>
          <table:table-cell office:value-type="float" office:value="1139.85367883516" calcext:value-type="float">
            <text:p>1139.8536788352</text:p>
          </table:table-cell>
          <table:table-cell office:value-type="float" office:value="1168.9606651817" calcext:value-type="float">
            <text:p>1168.9606651817</text:p>
          </table:table-cell>
          <table:table-cell office:value-type="float" office:value="1177.82045669294" calcext:value-type="float">
            <text:p>1177.8204566929</text:p>
          </table:table-cell>
          <table:table-cell office:value-type="float" office:value="1168.75510387934" calcext:value-type="float">
            <text:p>1168.7551038793</text:p>
          </table:table-cell>
        </table:table-row>
        <table:table-row table:style-name="ro1">
          <table:table-cell office:value-type="float" office:value="7465" calcext:value-type="float">
            <text:p>7465</text:p>
          </table:table-cell>
          <table:table-cell office:value-type="float" office:value="1174.23498652349" calcext:value-type="float">
            <text:p>1174.2349865235</text:p>
          </table:table-cell>
          <table:table-cell office:value-type="float" office:value="1178.36634116081" calcext:value-type="float">
            <text:p>1178.3663411608</text:p>
          </table:table-cell>
          <table:table-cell office:value-type="float" office:value="1169.40004380575" calcext:value-type="float">
            <text:p>1169.4000438058</text:p>
          </table:table-cell>
          <table:table-cell office:value-type="float" office:value="1139.90941863302" calcext:value-type="float">
            <text:p>1139.909418633</text:p>
          </table:table-cell>
          <table:table-cell office:value-type="float" office:value="1168.9615727324" calcext:value-type="float">
            <text:p>1168.9615727324</text:p>
          </table:table-cell>
          <table:table-cell office:value-type="float" office:value="1177.81918873276" calcext:value-type="float">
            <text:p>1177.8191887328</text:p>
          </table:table-cell>
          <table:table-cell office:value-type="float" office:value="1168.76026587617" calcext:value-type="float">
            <text:p>1168.7602658762</text:p>
          </table:table-cell>
        </table:table-row>
        <table:table-row table:style-name="ro1">
          <table:table-cell office:value-type="float" office:value="7466" calcext:value-type="float">
            <text:p>7466</text:p>
          </table:table-cell>
          <table:table-cell office:value-type="float" office:value="1174.23926081899" calcext:value-type="float">
            <text:p>1174.239260819</text:p>
          </table:table-cell>
          <table:table-cell office:value-type="float" office:value="1178.36833339223" calcext:value-type="float">
            <text:p>1178.3683333922</text:p>
          </table:table-cell>
          <table:table-cell office:value-type="float" office:value="1169.4011438552" calcext:value-type="float">
            <text:p>1169.4011438552</text:p>
          </table:table-cell>
          <table:table-cell office:value-type="float" office:value="1139.92485328056" calcext:value-type="float">
            <text:p>1139.9248532806</text:p>
          </table:table-cell>
          <table:table-cell office:value-type="float" office:value="1168.96311792296" calcext:value-type="float">
            <text:p>1168.963117923</text:p>
          </table:table-cell>
          <table:table-cell office:value-type="float" office:value="1177.81966703483" calcext:value-type="float">
            <text:p>1177.8196670348</text:p>
          </table:table-cell>
          <table:table-cell office:value-type="float" office:value="1168.76393825282" calcext:value-type="float">
            <text:p>1168.7639382528</text:p>
          </table:table-cell>
        </table:table-row>
        <table:table-row table:style-name="ro1">
          <table:table-cell office:value-type="float" office:value="7467" calcext:value-type="float">
            <text:p>7467</text:p>
          </table:table-cell>
          <table:table-cell office:value-type="float" office:value="1174.2479330875" calcext:value-type="float">
            <text:p>1174.2479330875</text:p>
          </table:table-cell>
          <table:table-cell office:value-type="float" office:value="1178.36978513818" calcext:value-type="float">
            <text:p>1178.3697851382</text:p>
          </table:table-cell>
          <table:table-cell office:value-type="float" office:value="1169.4031730939" calcext:value-type="float">
            <text:p>1169.4031730939</text:p>
          </table:table-cell>
          <table:table-cell office:value-type="float" office:value="1139.96925672181" calcext:value-type="float">
            <text:p>1139.9692567218</text:p>
          </table:table-cell>
          <table:table-cell office:value-type="float" office:value="1168.96436028627" calcext:value-type="float">
            <text:p>1168.9643602863</text:p>
          </table:table-cell>
          <table:table-cell office:value-type="float" office:value="1177.81873563502" calcext:value-type="float">
            <text:p>1177.818735635</text:p>
          </table:table-cell>
          <table:table-cell office:value-type="float" office:value="1168.76846554122" calcext:value-type="float">
            <text:p>1168.7684655412</text:p>
          </table:table-cell>
        </table:table-row>
        <table:table-row table:style-name="ro1">
          <table:table-cell office:value-type="float" office:value="7468" calcext:value-type="float">
            <text:p>7468</text:p>
          </table:table-cell>
          <table:table-cell office:value-type="float" office:value="1174.25258824894" calcext:value-type="float">
            <text:p>1174.252588249</text:p>
          </table:table-cell>
          <table:table-cell office:value-type="float" office:value="1178.37169535873" calcext:value-type="float">
            <text:p>1178.3716953587</text:p>
          </table:table-cell>
          <table:table-cell office:value-type="float" office:value="1169.40433386899" calcext:value-type="float">
            <text:p>1169.404333869</text:p>
          </table:table-cell>
          <table:table-cell office:value-type="float" office:value="1139.98794036915" calcext:value-type="float">
            <text:p>1139.9879403692</text:p>
          </table:table-cell>
          <table:table-cell office:value-type="float" office:value="1168.9657958262" calcext:value-type="float">
            <text:p>1168.9657958262</text:p>
          </table:table-cell>
          <table:table-cell office:value-type="float" office:value="1177.818978214" calcext:value-type="float">
            <text:p>1177.818978214</text:p>
          </table:table-cell>
          <table:table-cell office:value-type="float" office:value="1168.77198351929" calcext:value-type="float">
            <text:p>1168.7719835193</text:p>
          </table:table-cell>
        </table:table-row>
        <table:table-row table:style-name="ro1">
          <table:table-cell office:value-type="float" office:value="7469" calcext:value-type="float">
            <text:p>7469</text:p>
          </table:table-cell>
          <table:table-cell office:value-type="float" office:value="1174.26008987259" calcext:value-type="float">
            <text:p>1174.2600898726</text:p>
          </table:table-cell>
          <table:table-cell office:value-type="float" office:value="1178.37338628869" calcext:value-type="float">
            <text:p>1178.3733862887</text:p>
          </table:table-cell>
          <table:table-cell office:value-type="float" office:value="1169.40611608029" calcext:value-type="float">
            <text:p>1169.4061160803</text:p>
          </table:table-cell>
          <table:table-cell office:value-type="float" office:value="1140.0247166216" calcext:value-type="float">
            <text:p>1140.0247166216</text:p>
          </table:table-cell>
          <table:table-cell office:value-type="float" office:value="1168.96718154655" calcext:value-type="float">
            <text:p>1168.9671815466</text:p>
          </table:table-cell>
          <table:table-cell office:value-type="float" office:value="1177.81829167818" calcext:value-type="float">
            <text:p>1177.8182916782</text:p>
          </table:table-cell>
          <table:table-cell office:value-type="float" office:value="1168.77608154941" calcext:value-type="float">
            <text:p>1168.7760815494</text:p>
          </table:table-cell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float" office:value="1174.2648745228" calcext:value-type="float">
            <text:p>1174.2648745228</text:p>
          </table:table-cell>
          <table:table-cell office:value-type="float" office:value="1178.37529274448" calcext:value-type="float">
            <text:p>1178.3752927445</text:p>
          </table:table-cell>
          <table:table-cell office:value-type="float" office:value="1169.40728817741" calcext:value-type="float">
            <text:p>1169.4072881774</text:p>
          </table:table-cell>
          <table:table-cell office:value-type="float" office:value="1140.04479066227" calcext:value-type="float">
            <text:p>1140.0447906623</text:p>
          </table:table-cell>
          <table:table-cell office:value-type="float" office:value="1168.96856867391" calcext:value-type="float">
            <text:p>1168.9685686739</text:p>
          </table:table-cell>
          <table:table-cell office:value-type="float" office:value="1177.81838747666" calcext:value-type="float">
            <text:p>1177.8183874767</text:p>
          </table:table-cell>
          <table:table-cell office:value-type="float" office:value="1168.77946587992" calcext:value-type="float">
            <text:p>1168.7794658799</text:p>
          </table:table-cell>
        </table:table-row>
        <table:table-row table:style-name="ro1">
          <table:table-cell office:value-type="float" office:value="7471" calcext:value-type="float">
            <text:p>7471</text:p>
          </table:table-cell>
          <table:table-cell office:value-type="float" office:value="1174.34134768234" calcext:value-type="float">
            <text:p>1174.3413476823</text:p>
          </table:table-cell>
          <table:table-cell office:value-type="float" office:value="1178.35595908234" calcext:value-type="float">
            <text:p>1178.3559590824</text:p>
          </table:table-cell>
          <table:table-cell office:value-type="float" office:value="1169.4194874216" calcext:value-type="float">
            <text:p>1169.4194874216</text:p>
          </table:table-cell>
          <table:table-cell office:value-type="float" office:value="1140.49069877319" calcext:value-type="float">
            <text:p>1140.4906987732</text:p>
          </table:table-cell>
          <table:table-cell office:value-type="float" office:value="1168.94960789423" calcext:value-type="float">
            <text:p>1168.9496078942</text:p>
          </table:table-cell>
          <table:table-cell office:value-type="float" office:value="1177.80267367461" calcext:value-type="float">
            <text:p>1177.8026736746</text:p>
          </table:table-cell>
          <table:table-cell office:value-type="float" office:value="1168.79908717028" calcext:value-type="float">
            <text:p>1168.7990871703</text:p>
          </table:table-cell>
        </table:table-row>
        <table:table-row table:style-name="ro1">
          <table:table-cell office:value-type="float" office:value="7472" calcext:value-type="float">
            <text:p>7472</text:p>
          </table:table-cell>
          <table:table-cell office:value-type="float" office:value="1174.34157294047" calcext:value-type="float">
            <text:p>1174.3415729405</text:p>
          </table:table-cell>
          <table:table-cell office:value-type="float" office:value="1178.35910550623" calcext:value-type="float">
            <text:p>1178.3591055062</text:p>
          </table:table-cell>
          <table:table-cell office:value-type="float" office:value="1169.41985640572" calcext:value-type="float">
            <text:p>1169.4198564057</text:p>
          </table:table-cell>
          <table:table-cell office:value-type="float" office:value="1140.48132712342" calcext:value-type="float">
            <text:p>1140.4813271234</text:p>
          </table:table-cell>
          <table:table-cell office:value-type="float" office:value="1168.95200159178" calcext:value-type="float">
            <text:p>1168.9520015918</text:p>
          </table:table-cell>
          <table:table-cell office:value-type="float" office:value="1177.80395621588" calcext:value-type="float">
            <text:p>1177.8039562159</text:p>
          </table:table-cell>
          <table:table-cell office:value-type="float" office:value="1168.80152259418" calcext:value-type="float">
            <text:p>1168.8015225942</text:p>
          </table:table-cell>
        </table:table-row>
        <table:table-row table:style-name="ro1">
          <table:table-cell office:value-type="float" office:value="7473" calcext:value-type="float">
            <text:p>7473</text:p>
          </table:table-cell>
          <table:table-cell office:value-type="float" office:value="1174.35467477419" calcext:value-type="float">
            <text:p>1174.3546747742</text:p>
          </table:table-cell>
          <table:table-cell office:value-type="float" office:value="1178.35921163177" calcext:value-type="float">
            <text:p>1178.3592116318</text:p>
          </table:table-cell>
          <table:table-cell office:value-type="float" office:value="1169.42259365651" calcext:value-type="float">
            <text:p>1169.4225936565</text:p>
          </table:table-cell>
          <table:table-cell office:value-type="float" office:value="1140.55343390879" calcext:value-type="float">
            <text:p>1140.5534339088</text:p>
          </table:table-cell>
          <table:table-cell office:value-type="float" office:value="1168.95202405672" calcext:value-type="float">
            <text:p>1168.9520240567</text:p>
          </table:table-cell>
          <table:table-cell office:value-type="float" office:value="1177.80128517603" calcext:value-type="float">
            <text:p>1177.801285176</text:p>
          </table:table-cell>
          <table:table-cell office:value-type="float" office:value="1168.80626245968" calcext:value-type="float">
            <text:p>1168.8062624597</text:p>
          </table:table-cell>
        </table:table-row>
        <table:table-row table:style-name="ro1">
          <table:table-cell office:value-type="float" office:value="7474" calcext:value-type="float">
            <text:p>7474</text:p>
          </table:table-cell>
          <table:table-cell office:value-type="float" office:value="1174.35769993465" calcext:value-type="float">
            <text:p>1174.3576999347</text:p>
          </table:table-cell>
          <table:table-cell office:value-type="float" office:value="1178.36147557129" calcext:value-type="float">
            <text:p>1178.3614755713</text:p>
          </table:table-cell>
          <table:table-cell office:value-type="float" office:value="1169.42337171256" calcext:value-type="float">
            <text:p>1169.4233717126</text:p>
          </table:table-cell>
          <table:table-cell office:value-type="float" office:value="1140.56161209629" calcext:value-type="float">
            <text:p>1140.5616120963</text:p>
          </table:table-cell>
          <table:table-cell office:value-type="float" office:value="1168.95357239813" calcext:value-type="float">
            <text:p>1168.9535723981</text:p>
          </table:table-cell>
          <table:table-cell office:value-type="float" office:value="1177.80175498632" calcext:value-type="float">
            <text:p>1177.8017549863</text:p>
          </table:table-cell>
          <table:table-cell office:value-type="float" office:value="1168.80922830374" calcext:value-type="float">
            <text:p>1168.8092283037</text:p>
          </table:table-cell>
        </table:table-row>
        <table:table-row table:style-name="ro1">
          <table:table-cell office:value-type="float" office:value="7475" calcext:value-type="float">
            <text:p>7475</text:p>
          </table:table-cell>
          <table:table-cell office:value-type="float" office:value="1174.36789454769" calcext:value-type="float">
            <text:p>1174.3678945477</text:p>
          </table:table-cell>
          <table:table-cell office:value-type="float" office:value="1178.36239572391" calcext:value-type="float">
            <text:p>1178.3623957239</text:p>
          </table:table-cell>
          <table:table-cell office:value-type="float" office:value="1169.42564245732" calcext:value-type="float">
            <text:p>1169.4256424573</text:p>
          </table:table-cell>
          <table:table-cell office:value-type="float" office:value="1140.6152968976" calcext:value-type="float">
            <text:p>1140.6152968976</text:p>
          </table:table-cell>
          <table:table-cell office:value-type="float" office:value="1168.9543309434" calcext:value-type="float">
            <text:p>1168.9543309434</text:p>
          </table:table-cell>
          <table:table-cell office:value-type="float" office:value="1177.79969852663" calcext:value-type="float">
            <text:p>1177.7996985266</text:p>
          </table:table-cell>
          <table:table-cell office:value-type="float" office:value="1168.81318470662" calcext:value-type="float">
            <text:p>1168.8131847066</text:p>
          </table:table-cell>
        </table:table-row>
        <table:table-row table:style-name="ro1">
          <table:table-cell office:value-type="float" office:value="7476" calcext:value-type="float">
            <text:p>7476</text:p>
          </table:table-cell>
          <table:table-cell office:value-type="float" office:value="1174.37191818688" calcext:value-type="float">
            <text:p>1174.3719181869</text:p>
          </table:table-cell>
          <table:table-cell office:value-type="float" office:value="1178.36437937506" calcext:value-type="float">
            <text:p>1178.3643793751</text:p>
          </table:table-cell>
          <table:table-cell office:value-type="float" office:value="1169.42659816293" calcext:value-type="float">
            <text:p>1169.4265981629</text:p>
          </table:table-cell>
          <table:table-cell office:value-type="float" office:value="1140.63034018372" calcext:value-type="float">
            <text:p>1140.6303401837</text:p>
          </table:table-cell>
          <table:table-cell office:value-type="float" office:value="1168.95563080009" calcext:value-type="float">
            <text:p>1168.9556308001</text:p>
          </table:table-cell>
          <table:table-cell office:value-type="float" office:value="1177.79973549613" calcext:value-type="float">
            <text:p>1177.7997354961</text:p>
          </table:table-cell>
          <table:table-cell office:value-type="float" office:value="1168.81614720758" calcext:value-type="float">
            <text:p>1168.8161472076</text:p>
          </table:table-cell>
        </table:table-row>
        <table:table-row table:style-name="ro1">
          <table:table-cell office:value-type="float" office:value="7477" calcext:value-type="float">
            <text:p>7477</text:p>
          </table:table-cell>
          <table:table-cell office:value-type="float" office:value="1174.38042545757" calcext:value-type="float">
            <text:p>1174.3804254576</text:p>
          </table:table-cell>
          <table:table-cell office:value-type="float" office:value="1178.36570883719" calcext:value-type="float">
            <text:p>1178.3657088372</text:p>
          </table:table-cell>
          <table:table-cell office:value-type="float" office:value="1169.4285539568" calcext:value-type="float">
            <text:p>1169.4285539568</text:p>
          </table:table-cell>
          <table:table-cell office:value-type="float" office:value="1140.67317561994" calcext:value-type="float">
            <text:p>1140.6731756199</text:p>
          </table:table-cell>
          <table:table-cell office:value-type="float" office:value="1168.95670995105" calcext:value-type="float">
            <text:p>1168.9567099511</text:p>
          </table:table-cell>
          <table:table-cell office:value-type="float" office:value="1177.79809248697" calcext:value-type="float">
            <text:p>1177.798092487</text:p>
          </table:table-cell>
          <table:table-cell office:value-type="float" office:value="1168.81973215106" calcext:value-type="float">
            <text:p>1168.8197321511</text:p>
          </table:table-cell>
        </table:table-row>
        <table:table-row table:style-name="ro1">
          <table:table-cell office:value-type="float" office:value="7478" calcext:value-type="float">
            <text:p>7478</text:p>
          </table:table-cell>
          <table:table-cell office:value-type="float" office:value="1174.38485218688" calcext:value-type="float">
            <text:p>1174.3848521869</text:p>
          </table:table-cell>
          <table:table-cell office:value-type="float" office:value="1178.36760375049" calcext:value-type="float">
            <text:p>1178.3676037505</text:p>
          </table:table-cell>
          <table:table-cell office:value-type="float" office:value="1169.42959434825" calcext:value-type="float">
            <text:p>1169.4295943483</text:p>
          </table:table-cell>
          <table:table-cell office:value-type="float" office:value="1140.69132128145" calcext:value-type="float">
            <text:p>1140.6913212815</text:p>
          </table:table-cell>
          <table:table-cell office:value-type="float" office:value="1168.95793215264" calcext:value-type="float">
            <text:p>1168.9579321526</text:p>
          </table:table-cell>
          <table:table-cell office:value-type="float" office:value="1177.79786248736" calcext:value-type="float">
            <text:p>1177.7978624874</text:p>
          </table:table-cell>
          <table:table-cell office:value-type="float" office:value="1168.82273664638" calcext:value-type="float">
            <text:p>1168.8227366464</text:p>
          </table:table-cell>
        </table:table-row>
        <table:table-row table:style-name="ro1">
          <table:table-cell office:value-type="float" office:value="7479" calcext:value-type="float">
            <text:p>7479</text:p>
          </table:table-cell>
          <table:table-cell office:value-type="float" office:value="1174.3922087885" calcext:value-type="float">
            <text:p>1174.3922087885</text:p>
          </table:table-cell>
          <table:table-cell office:value-type="float" office:value="1178.36916814097" calcext:value-type="float">
            <text:p>1178.369168141</text:p>
          </table:table-cell>
          <table:table-cell office:value-type="float" office:value="1169.43131885792" calcext:value-type="float">
            <text:p>1169.4313188579</text:p>
          </table:table-cell>
          <table:table-cell office:value-type="float" office:value="1140.72694261926" calcext:value-type="float">
            <text:p>1140.7269426193</text:p>
          </table:table-cell>
          <table:table-cell office:value-type="float" office:value="1168.95915195547" calcext:value-type="float">
            <text:p>1168.9591519555</text:p>
          </table:table-cell>
          <table:table-cell office:value-type="float" office:value="1177.79653189741" calcext:value-type="float">
            <text:p>1177.7965318974</text:p>
          </table:table-cell>
          <table:table-cell office:value-type="float" office:value="1168.8261505869" calcext:value-type="float">
            <text:p>1168.8261505869</text:p>
          </table:table-cell>
        </table:table-row>
        <table:table-row table:style-name="ro1">
          <table:table-cell office:value-type="float" office:value="7480" calcext:value-type="float">
            <text:p>7480</text:p>
          </table:table-cell>
          <table:table-cell office:value-type="float" office:value="1174.39678810839" calcext:value-type="float">
            <text:p>1174.3967881084</text:p>
          </table:table-cell>
          <table:table-cell office:value-type="float" office:value="1178.37104633471" calcext:value-type="float">
            <text:p>1178.3710463347</text:p>
          </table:table-cell>
          <table:table-cell office:value-type="float" office:value="1169.43238416081" calcext:value-type="float">
            <text:p>1169.4323841608</text:p>
          </table:table-cell>
          <table:table-cell office:value-type="float" office:value="1140.74634747624" calcext:value-type="float">
            <text:p>1140.7463474762</text:p>
          </table:table-cell>
          <table:table-cell office:value-type="float" office:value="1168.96035327719" calcext:value-type="float">
            <text:p>1168.9603532772</text:p>
          </table:table-cell>
          <table:table-cell office:value-type="float" office:value="1177.79614256528" calcext:value-type="float">
            <text:p>1177.7961425653</text:p>
          </table:table-cell>
          <table:table-cell office:value-type="float" office:value="1168.82913946453" calcext:value-type="float">
            <text:p>1168.8291394645</text:p>
          </table:table-cell>
        </table:table-row>
        <table:table-row table:style-name="ro1">
          <table:table-cell office:value-type="float" office:value="7481" calcext:value-type="float">
            <text:p>7481</text:p>
          </table:table-cell>
          <table:table-cell office:value-type="float" office:value="1174.47078948844" calcext:value-type="float">
            <text:p>1174.4707894884</text:p>
          </table:table-cell>
          <table:table-cell office:value-type="float" office:value="1178.35441008593" calcext:value-type="float">
            <text:p>1178.3544100859</text:p>
          </table:table-cell>
          <table:table-cell office:value-type="float" office:value="1169.44320458143" calcext:value-type="float">
            <text:p>1169.4432045814</text:p>
          </table:table-cell>
          <table:table-cell office:value-type="float" office:value="1141.17823191997" calcext:value-type="float">
            <text:p>1141.17823192</text:p>
          </table:table-cell>
          <table:table-cell office:value-type="float" office:value="1168.94342367471" calcext:value-type="float">
            <text:p>1168.9434236747</text:p>
          </table:table-cell>
          <table:table-cell office:value-type="float" office:value="1177.77665088364" calcext:value-type="float">
            <text:p>1177.7766508837</text:p>
          </table:table-cell>
          <table:table-cell office:value-type="float" office:value="1168.85095584851" calcext:value-type="float">
            <text:p>1168.8509558485</text:p>
          </table:table-cell>
        </table:table-row>
        <table:table-row table:style-name="ro1">
          <table:table-cell office:value-type="float" office:value="7482" calcext:value-type="float">
            <text:p>7482</text:p>
          </table:table-cell>
          <table:table-cell office:value-type="float" office:value="1174.47083411862" calcext:value-type="float">
            <text:p>1174.4708341186</text:p>
          </table:table-cell>
          <table:table-cell office:value-type="float" office:value="1178.35743129452" calcext:value-type="float">
            <text:p>1178.3574312945</text:p>
          </table:table-cell>
          <table:table-cell office:value-type="float" office:value="1169.4434484509" calcext:value-type="float">
            <text:p>1169.4434484509</text:p>
          </table:table-cell>
          <table:table-cell office:value-type="float" office:value="1141.16923733953" calcext:value-type="float">
            <text:p>1141.1692373395</text:p>
          </table:table-cell>
          <table:table-cell office:value-type="float" office:value="1168.94557281805" calcext:value-type="float">
            <text:p>1168.9455728181</text:p>
          </table:table-cell>
          <table:table-cell office:value-type="float" office:value="1177.77770041639" calcext:value-type="float">
            <text:p>1177.7777004164</text:p>
          </table:table-cell>
          <table:table-cell office:value-type="float" office:value="1168.85336013678" calcext:value-type="float">
            <text:p>1168.8533601368</text:p>
          </table:table-cell>
        </table:table-row>
        <table:table-row table:style-name="ro1">
          <table:table-cell office:value-type="float" office:value="7483" calcext:value-type="float">
            <text:p>7483</text:p>
          </table:table-cell>
          <table:table-cell office:value-type="float" office:value="1174.4838207327" calcext:value-type="float">
            <text:p>1174.4838207327</text:p>
          </table:table-cell>
          <table:table-cell office:value-type="float" office:value="1178.35744771151" calcext:value-type="float">
            <text:p>1178.3574477115</text:p>
          </table:table-cell>
          <table:table-cell office:value-type="float" office:value="1169.44623026845" calcext:value-type="float">
            <text:p>1169.4462302685</text:p>
          </table:table-cell>
          <table:table-cell office:value-type="float" office:value="1141.23886401488" calcext:value-type="float">
            <text:p>1141.2388640149</text:p>
          </table:table-cell>
          <table:table-cell office:value-type="float" office:value="1168.94552739351" calcext:value-type="float">
            <text:p>1168.9455273935</text:p>
          </table:table-cell>
          <table:table-cell office:value-type="float" office:value="1177.77408030056" calcext:value-type="float">
            <text:p>1177.7740803006</text:p>
          </table:table-cell>
          <table:table-cell office:value-type="float" office:value="1168.85735377555" calcext:value-type="float">
            <text:p>1168.8573537756</text:p>
          </table:table-cell>
        </table:table-row>
        <table:table-row table:style-name="ro1">
          <table:table-cell office:value-type="float" office:value="7484" calcext:value-type="float">
            <text:p>7484</text:p>
          </table:table-cell>
          <table:table-cell office:value-type="float" office:value="1174.48666964644" calcext:value-type="float">
            <text:p>1174.4866696464</text:p>
          </table:table-cell>
          <table:table-cell office:value-type="float" office:value="1178.35964960389" calcext:value-type="float">
            <text:p>1178.3596496039</text:p>
          </table:table-cell>
          <table:table-cell office:value-type="float" office:value="1169.44690999763" calcext:value-type="float">
            <text:p>1169.4469099976</text:p>
          </table:table-cell>
          <table:table-cell office:value-type="float" office:value="1141.24683217372" calcext:value-type="float">
            <text:p>1141.2468321737</text:p>
          </table:table-cell>
          <table:table-cell office:value-type="float" office:value="1168.94690821877" calcext:value-type="float">
            <text:p>1168.9469082188</text:p>
          </table:table-cell>
          <table:table-cell office:value-type="float" office:value="1177.77414937901" calcext:value-type="float">
            <text:p>1177.774149379</text:p>
          </table:table-cell>
          <table:table-cell office:value-type="float" office:value="1168.86029190491" calcext:value-type="float">
            <text:p>1168.8602919049</text:p>
          </table:table-cell>
        </table:table-row>
        <table:table-row table:style-name="ro1">
          <table:table-cell office:value-type="float" office:value="7485" calcext:value-type="float">
            <text:p>7485</text:p>
          </table:table-cell>
          <table:table-cell office:value-type="float" office:value="1174.49678359658" calcext:value-type="float">
            <text:p>1174.4967835966</text:p>
          </table:table-cell>
          <table:table-cell office:value-type="float" office:value="1178.36045374896" calcext:value-type="float">
            <text:p>1178.360453749</text:p>
          </table:table-cell>
          <table:table-cell office:value-type="float" office:value="1169.44923771104" calcext:value-type="float">
            <text:p>1169.449237711</text:p>
          </table:table-cell>
          <table:table-cell office:value-type="float" office:value="1141.29871017368" calcext:value-type="float">
            <text:p>1141.2987101737</text:p>
          </table:table-cell>
          <table:table-cell office:value-type="float" office:value="1168.94755881535" calcext:value-type="float">
            <text:p>1168.9475588154</text:p>
          </table:table-cell>
          <table:table-cell office:value-type="float" office:value="1177.7712895359" calcext:value-type="float">
            <text:p>1177.7712895359</text:p>
          </table:table-cell>
          <table:table-cell office:value-type="float" office:value="1168.86368536398" calcext:value-type="float">
            <text:p>1168.863685364</text:p>
          </table:table-cell>
        </table:table-row>
        <table:table-row table:style-name="ro1">
          <table:table-cell office:value-type="float" office:value="7486" calcext:value-type="float">
            <text:p>7486</text:p>
          </table:table-cell>
          <table:table-cell office:value-type="float" office:value="1174.50064602432" calcext:value-type="float">
            <text:p>1174.5006460243</text:p>
          </table:table-cell>
          <table:table-cell office:value-type="float" office:value="1178.36237625739" calcext:value-type="float">
            <text:p>1178.3623762574</text:p>
          </table:table-cell>
          <table:table-cell office:value-type="float" office:value="1169.45013678363" calcext:value-type="float">
            <text:p>1169.4501367836</text:p>
          </table:table-cell>
          <table:table-cell office:value-type="float" office:value="1141.31345440103" calcext:value-type="float">
            <text:p>1141.313454401</text:p>
          </table:table-cell>
          <table:table-cell office:value-type="float" office:value="1168.94878292872" calcext:value-type="float">
            <text:p>1168.9487829287</text:p>
          </table:table-cell>
          <table:table-cell office:value-type="float" office:value="1177.77086263249" calcext:value-type="float">
            <text:p>1177.7708626325</text:p>
          </table:table-cell>
          <table:table-cell office:value-type="float" office:value="1168.86663825896" calcext:value-type="float">
            <text:p>1168.866638259</text:p>
          </table:table-cell>
        </table:table-row>
        <table:table-row table:style-name="ro1">
          <table:table-cell office:value-type="float" office:value="7487" calcext:value-type="float">
            <text:p>7487</text:p>
          </table:table-cell>
          <table:table-cell office:value-type="float" office:value="1174.50905785744" calcext:value-type="float">
            <text:p>1174.5090578574</text:p>
          </table:table-cell>
          <table:table-cell office:value-type="float" office:value="1178.36358714221" calcext:value-type="float">
            <text:p>1178.3635871422</text:p>
          </table:table-cell>
          <table:table-cell office:value-type="float" office:value="1169.4521317685" calcext:value-type="float">
            <text:p>1169.4521317685</text:p>
          </table:table-cell>
          <table:table-cell office:value-type="float" office:value="1141.35464093654" calcext:value-type="float">
            <text:p>1141.3546409365</text:p>
          </table:table-cell>
          <table:table-cell office:value-type="float" office:value="1168.94985655544" calcext:value-type="float">
            <text:p>1168.9498565554</text:p>
          </table:table-cell>
          <table:table-cell office:value-type="float" office:value="1177.76850463879" calcext:value-type="float">
            <text:p>1177.7685046388</text:p>
          </table:table-cell>
          <table:table-cell office:value-type="float" office:value="1168.86977859058" calcext:value-type="float">
            <text:p>1168.8697785906</text:p>
          </table:table-cell>
        </table:table-row>
        <table:table-row table:style-name="ro1">
          <table:table-cell office:value-type="float" office:value="7488" calcext:value-type="float">
            <text:p>7488</text:p>
          </table:table-cell>
          <table:table-cell office:value-type="float" office:value="1174.51334847235" calcext:value-type="float">
            <text:p>1174.5133484724</text:p>
          </table:table-cell>
          <table:table-cell office:value-type="float" office:value="1178.36541277894" calcext:value-type="float">
            <text:p>1178.365412779</text:p>
          </table:table-cell>
          <table:table-cell office:value-type="float" office:value="1169.45312139842" calcext:value-type="float">
            <text:p>1169.4531213984</text:p>
          </table:table-cell>
          <table:table-cell office:value-type="float" office:value="1141.37242700264" calcext:value-type="float">
            <text:p>1141.3724270026</text:p>
          </table:table-cell>
          <table:table-cell office:value-type="float" office:value="1168.95118295559" calcext:value-type="float">
            <text:p>1168.9511829556</text:p>
          </table:table-cell>
          <table:table-cell office:value-type="float" office:value="1177.76778752458" calcext:value-type="float">
            <text:p>1177.7677875246</text:p>
          </table:table-cell>
          <table:table-cell office:value-type="float" office:value="1168.87266378575" calcext:value-type="float">
            <text:p>1168.8726637858</text:p>
          </table:table-cell>
        </table:table-row>
        <table:table-row table:style-name="ro1">
          <table:table-cell office:value-type="float" office:value="7489" calcext:value-type="float">
            <text:p>7489</text:p>
          </table:table-cell>
          <table:table-cell office:value-type="float" office:value="1174.52058349998" calcext:value-type="float">
            <text:p>1174.5205835</text:p>
          </table:table-cell>
          <table:table-cell office:value-type="float" office:value="1178.36686661507" calcext:value-type="float">
            <text:p>1178.3668666151</text:p>
          </table:table-cell>
          <table:table-cell office:value-type="float" office:value="1169.45487281037" calcext:value-type="float">
            <text:p>1169.4548728104</text:p>
          </table:table-cell>
          <table:table-cell office:value-type="float" office:value="1141.40676468569" calcext:value-type="float">
            <text:p>1141.4067646857</text:p>
          </table:table-cell>
          <table:table-cell office:value-type="float" office:value="1168.95249666736" calcext:value-type="float">
            <text:p>1168.9524966674</text:p>
          </table:table-cell>
          <table:table-cell office:value-type="float" office:value="1177.76580634028" calcext:value-type="float">
            <text:p>1177.7658063403</text:p>
          </table:table-cell>
          <table:table-cell office:value-type="float" office:value="1168.87565342582" calcext:value-type="float">
            <text:p>1168.8756534258</text:p>
          </table:table-cell>
        </table:table-row>
        <table:table-row table:style-name="ro1">
          <table:table-cell office:value-type="float" office:value="7490" calcext:value-type="float">
            <text:p>7490</text:p>
          </table:table-cell>
          <table:table-cell office:value-type="float" office:value="1174.5250151913" calcext:value-type="float">
            <text:p>1174.5250151913</text:p>
          </table:table-cell>
          <table:table-cell office:value-type="float" office:value="1178.36867092465" calcext:value-type="float">
            <text:p>1178.3686709247</text:p>
          </table:table-cell>
          <table:table-cell office:value-type="float" office:value="1169.45591313026" calcext:value-type="float">
            <text:p>1169.4559131303</text:p>
          </table:table-cell>
          <table:table-cell office:value-type="float" office:value="1141.42562622642" calcext:value-type="float">
            <text:p>1141.4256262264</text:p>
          </table:table-cell>
          <table:table-cell office:value-type="float" office:value="1168.95381081677" calcext:value-type="float">
            <text:p>1168.9538108168</text:p>
          </table:table-cell>
          <table:table-cell office:value-type="float" office:value="1177.76492357715" calcext:value-type="float">
            <text:p>1177.7649235772</text:p>
          </table:table-cell>
          <table:table-cell office:value-type="float" office:value="1168.87845025564" calcext:value-type="float">
            <text:p>1168.8784502556</text:p>
          </table:table-cell>
        </table:table-row>
        <table:table-row table:style-name="ro1">
          <table:table-cell office:value-type="float" office:value="7491" calcext:value-type="float">
            <text:p>7491</text:p>
          </table:table-cell>
          <table:table-cell office:value-type="float" office:value="1174.60111868922" calcext:value-type="float">
            <text:p>1174.6011186892</text:p>
          </table:table-cell>
          <table:table-cell office:value-type="float" office:value="1178.34957737131" calcext:value-type="float">
            <text:p>1178.3495773713</text:p>
          </table:table-cell>
          <table:table-cell office:value-type="float" office:value="1169.46989178919" calcext:value-type="float">
            <text:p>1169.4698917892</text:p>
          </table:table-cell>
          <table:table-cell office:value-type="float" office:value="1141.84316817436" calcext:value-type="float">
            <text:p>1141.8431681744</text:p>
          </table:table-cell>
          <table:table-cell office:value-type="float" office:value="1168.93685501881" calcext:value-type="float">
            <text:p>1168.9368550188</text:p>
          </table:table-cell>
          <table:table-cell office:value-type="float" office:value="1177.74128337989" calcext:value-type="float">
            <text:p>1177.7412833799</text:p>
          </table:table-cell>
          <table:table-cell office:value-type="float" office:value="1168.88945406336" calcext:value-type="float">
            <text:p>1168.8894540634</text:p>
          </table:table-cell>
        </table:table-row>
        <table:table-row table:style-name="ro1">
          <table:table-cell office:value-type="float" office:value="7492" calcext:value-type="float">
            <text:p>7492</text:p>
          </table:table-cell>
          <table:table-cell office:value-type="float" office:value="1174.60099248944" calcext:value-type="float">
            <text:p>1174.6009924894</text:p>
          </table:table-cell>
          <table:table-cell office:value-type="float" office:value="1178.35256421365" calcext:value-type="float">
            <text:p>1178.3525642137</text:p>
          </table:table-cell>
          <table:table-cell office:value-type="float" office:value="1169.47001571376" calcext:value-type="float">
            <text:p>1169.4700157138</text:p>
          </table:table-cell>
          <table:table-cell office:value-type="float" office:value="1141.83458287361" calcext:value-type="float">
            <text:p>1141.8345828736</text:p>
          </table:table-cell>
          <table:table-cell office:value-type="float" office:value="1168.93905555685" calcext:value-type="float">
            <text:p>1168.9390555569</text:p>
          </table:table-cell>
          <table:table-cell office:value-type="float" office:value="1177.74203639237" calcext:value-type="float">
            <text:p>1177.7420363924</text:p>
          </table:table-cell>
          <table:table-cell office:value-type="float" office:value="1168.89205170201" calcext:value-type="float">
            <text:p>1168.892051702</text:p>
          </table:table-cell>
        </table:table-row>
        <table:table-row table:style-name="ro1">
          <table:table-cell office:value-type="float" office:value="7493" calcext:value-type="float">
            <text:p>7493</text:p>
          </table:table-cell>
          <table:table-cell office:value-type="float" office:value="1174.61382821337" calcext:value-type="float">
            <text:p>1174.6138282134</text:p>
          </table:table-cell>
          <table:table-cell office:value-type="float" office:value="1178.35245907863" calcext:value-type="float">
            <text:p>1178.3524590786</text:p>
          </table:table-cell>
          <table:table-cell office:value-type="float" office:value="1169.47299086133" calcext:value-type="float">
            <text:p>1169.4729908613</text:p>
          </table:table-cell>
          <table:table-cell office:value-type="float" office:value="1141.901892184" calcext:value-type="float">
            <text:p>1141.901892184</text:p>
          </table:table-cell>
          <table:table-cell office:value-type="float" office:value="1168.93910764146" calcext:value-type="float">
            <text:p>1168.9391076415</text:p>
          </table:table-cell>
          <table:table-cell office:value-type="float" office:value="1177.73747846034" calcext:value-type="float">
            <text:p>1177.7374784604</text:p>
          </table:table-cell>
          <table:table-cell office:value-type="float" office:value="1168.89497245907" calcext:value-type="float">
            <text:p>1168.8949724591</text:p>
          </table:table-cell>
        </table:table-row>
        <table:table-row table:style-name="ro1">
          <table:table-cell office:value-type="float" office:value="7494" calcext:value-type="float">
            <text:p>7494</text:p>
          </table:table-cell>
          <table:table-cell office:value-type="float" office:value="1174.61651239874" calcext:value-type="float">
            <text:p>1174.6165123987</text:p>
          </table:table-cell>
          <table:table-cell office:value-type="float" office:value="1178.35457371967" calcext:value-type="float">
            <text:p>1178.3545737197</text:p>
          </table:table-cell>
          <table:table-cell office:value-type="float" office:value="1169.47362311936" calcext:value-type="float">
            <text:p>1169.4736231194</text:p>
          </table:table-cell>
          <table:table-cell office:value-type="float" office:value="1141.90968784483" calcext:value-type="float">
            <text:p>1141.9096878448</text:p>
          </table:table-cell>
          <table:table-cell office:value-type="float" office:value="1168.94060875464" calcext:value-type="float">
            <text:p>1168.9406087547</text:p>
          </table:table-cell>
          <table:table-cell office:value-type="float" office:value="1177.73710601419" calcext:value-type="float">
            <text:p>1177.7371060142</text:p>
          </table:table-cell>
          <table:table-cell office:value-type="float" office:value="1168.89775393363" calcext:value-type="float">
            <text:p>1168.8977539336</text:p>
          </table:table-cell>
        </table:table-row>
        <table:table-row table:style-name="ro1">
          <table:table-cell office:value-type="float" office:value="7495" calcext:value-type="float">
            <text:p>7495</text:p>
          </table:table-cell>
          <table:table-cell office:value-type="float" office:value="1174.62644111977" calcext:value-type="float">
            <text:p>1174.6264411198</text:p>
          </table:table-cell>
          <table:table-cell office:value-type="float" office:value="1178.35525433984" calcext:value-type="float">
            <text:p>1178.3552543399</text:p>
          </table:table-cell>
          <table:table-cell office:value-type="float" office:value="1169.47609815032" calcext:value-type="float">
            <text:p>1169.4760981503</text:p>
          </table:table-cell>
          <table:table-cell office:value-type="float" office:value="1141.95976367116" calcext:value-type="float">
            <text:p>1141.9597636712</text:p>
          </table:table-cell>
          <table:table-cell office:value-type="float" office:value="1168.94132892645" calcext:value-type="float">
            <text:p>1168.9413289265</text:p>
          </table:table-cell>
          <table:table-cell office:value-type="float" office:value="1177.73348517973" calcext:value-type="float">
            <text:p>1177.7334851797</text:p>
          </table:table-cell>
          <table:table-cell office:value-type="float" office:value="1168.9002604659" calcext:value-type="float">
            <text:p>1168.9002604659</text:p>
          </table:table-cell>
        </table:table-row>
        <table:table-row table:style-name="ro1">
          <table:table-cell office:value-type="float" office:value="7496" calcext:value-type="float">
            <text:p>7496</text:p>
          </table:table-cell>
          <table:table-cell office:value-type="float" office:value="1174.63011820404" calcext:value-type="float">
            <text:p>1174.630118204</text:p>
          </table:table-cell>
          <table:table-cell office:value-type="float" office:value="1178.35708368908" calcext:value-type="float">
            <text:p>1178.3570836891</text:p>
          </table:table-cell>
          <table:table-cell office:value-type="float" office:value="1169.47696775807" calcext:value-type="float">
            <text:p>1169.4769677581</text:p>
          </table:table-cell>
          <table:table-cell office:value-type="float" office:value="1141.97408804894" calcext:value-type="float">
            <text:p>1141.9740880489</text:p>
          </table:table-cell>
          <table:table-cell office:value-type="float" office:value="1168.94266072132" calcext:value-type="float">
            <text:p>1168.9426607213</text:p>
          </table:table-cell>
          <table:table-cell office:value-type="float" office:value="1177.73257853134" calcext:value-type="float">
            <text:p>1177.7325785314</text:p>
          </table:table-cell>
          <table:table-cell office:value-type="float" office:value="1168.90290696438" calcext:value-type="float">
            <text:p>1168.9029069644</text:p>
          </table:table-cell>
        </table:table-row>
        <table:table-row table:style-name="ro1">
          <table:table-cell office:value-type="float" office:value="7497" calcext:value-type="float">
            <text:p>7497</text:p>
          </table:table-cell>
          <table:table-cell office:value-type="float" office:value="1174.63835050343" calcext:value-type="float">
            <text:p>1174.6383505034</text:p>
          </table:table-cell>
          <table:table-cell office:value-type="float" office:value="1178.35816620778" calcext:value-type="float">
            <text:p>1178.3581662078</text:p>
          </table:table-cell>
          <table:table-cell office:value-type="float" office:value="1169.47911612784" calcext:value-type="float">
            <text:p>1169.4791161278</text:p>
          </table:table-cell>
          <table:table-cell office:value-type="float" office:value="1142.01415567322" calcext:value-type="float">
            <text:p>1142.0141556732</text:p>
          </table:table-cell>
          <table:table-cell office:value-type="float" office:value="1168.94369908719" calcext:value-type="float">
            <text:p>1168.9436990872</text:p>
          </table:table-cell>
          <table:table-cell office:value-type="float" office:value="1177.7295750307" calcext:value-type="float">
            <text:p>1177.7295750307</text:p>
          </table:table-cell>
          <table:table-cell office:value-type="float" office:value="1168.90527845992" calcext:value-type="float">
            <text:p>1168.9052784599</text:p>
          </table:table-cell>
        </table:table-row>
        <table:table-row table:style-name="ro1">
          <table:table-cell office:value-type="float" office:value="7498" calcext:value-type="float">
            <text:p>7498</text:p>
          </table:table-cell>
          <table:table-cell office:value-type="float" office:value="1174.64245248098" calcext:value-type="float">
            <text:p>1174.642452481</text:p>
          </table:table-cell>
          <table:table-cell office:value-type="float" office:value="1178.35989428665" calcext:value-type="float">
            <text:p>1178.3598942867</text:p>
          </table:table-cell>
          <table:table-cell office:value-type="float" office:value="1169.48012457334" calcext:value-type="float">
            <text:p>1169.4801245734</text:p>
          </table:table-cell>
          <table:table-cell office:value-type="float" office:value="1142.03143089694" calcext:value-type="float">
            <text:p>1142.0314308969</text:p>
          </table:table-cell>
          <table:table-cell office:value-type="float" office:value="1168.94500276565" calcext:value-type="float">
            <text:p>1168.9450027657</text:p>
          </table:table-cell>
          <table:table-cell office:value-type="float" office:value="1177.72837936804" calcext:value-type="float">
            <text:p>1177.7283793681</text:p>
          </table:table-cell>
          <table:table-cell office:value-type="float" office:value="1168.90783734321" calcext:value-type="float">
            <text:p>1168.9078373432</text:p>
          </table:table-cell>
        </table:table-row>
        <table:table-row table:style-name="ro1">
          <table:table-cell office:value-type="float" office:value="7499" calcext:value-type="float">
            <text:p>7499</text:p>
          </table:table-cell>
          <table:table-cell office:value-type="float" office:value="1174.64950520167" calcext:value-type="float">
            <text:p>1174.6495052017</text:p>
          </table:table-cell>
          <table:table-cell office:value-type="float" office:value="1178.36121474617" calcext:value-type="float">
            <text:p>1178.3612147462</text:p>
          </table:table-cell>
          <table:table-cell office:value-type="float" office:value="1169.48201930711" calcext:value-type="float">
            <text:p>1169.4820193071</text:p>
          </table:table-cell>
          <table:table-cell office:value-type="float" office:value="1142.06474125652" calcext:value-type="float">
            <text:p>1142.0647412565</text:p>
          </table:table-cell>
          <table:table-cell office:value-type="float" office:value="1168.94620427327" calcext:value-type="float">
            <text:p>1168.9462042733</text:p>
          </table:table-cell>
          <table:table-cell office:value-type="float" office:value="1177.72582834734" calcext:value-type="float">
            <text:p>1177.7258283474</text:p>
          </table:table-cell>
          <table:table-cell office:value-type="float" office:value="1168.91022603344" calcext:value-type="float">
            <text:p>1168.9102260335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174.65377240825" calcext:value-type="float">
            <text:p>1174.6537724083</text:p>
          </table:table-cell>
          <table:table-cell office:value-type="float" office:value="1178.3629114862" calcext:value-type="float">
            <text:p>1178.3629114862</text:p>
          </table:table-cell>
          <table:table-cell office:value-type="float" office:value="1169.48310407353" calcext:value-type="float">
            <text:p>1169.4831040735</text:p>
          </table:table-cell>
          <table:table-cell office:value-type="float" office:value="1142.08340820157" calcext:value-type="float">
            <text:p>1142.0834082016</text:p>
          </table:table-cell>
          <table:table-cell office:value-type="float" office:value="1168.94751622593" calcext:value-type="float">
            <text:p>1168.9475162259</text:p>
          </table:table-cell>
          <table:table-cell office:value-type="float" office:value="1177.7244750184" calcext:value-type="float">
            <text:p>1177.7244750184</text:p>
          </table:table-cell>
          <table:table-cell office:value-type="float" office:value="1168.91268314465" calcext:value-type="float">
            <text:p>1168.9126831447</text:p>
          </table:table-cell>
        </table:table-row>
        <table:table-row table:style-name="ro1">
          <table:table-cell office:value-type="float" office:value="7501" calcext:value-type="float">
            <text:p>7501</text:p>
          </table:table-cell>
          <table:table-cell office:value-type="float" office:value="1174.72669699037" calcext:value-type="float">
            <text:p>1174.7266969904</text:p>
          </table:table-cell>
          <table:table-cell office:value-type="float" office:value="1178.34716364333" calcext:value-type="float">
            <text:p>1178.3471636433</text:p>
          </table:table-cell>
          <table:table-cell office:value-type="float" office:value="1169.49581281356" calcext:value-type="float">
            <text:p>1169.4958128136</text:p>
          </table:table-cell>
          <table:table-cell office:value-type="float" office:value="1142.48969074408" calcext:value-type="float">
            <text:p>1142.4896907441</text:p>
          </table:table-cell>
          <table:table-cell office:value-type="float" office:value="1168.93241149971" calcext:value-type="float">
            <text:p>1168.9324114997</text:p>
          </table:table-cell>
          <table:table-cell office:value-type="float" office:value="1177.6954286556" calcext:value-type="float">
            <text:p>1177.6954286556</text:p>
          </table:table-cell>
          <table:table-cell office:value-type="float" office:value="1168.92340193529" calcext:value-type="float">
            <text:p>1168.9234019353</text:p>
          </table:table-cell>
        </table:table-row>
        <table:table-row table:style-name="ro1">
          <table:table-cell office:value-type="float" office:value="7502" calcext:value-type="float">
            <text:p>7502</text:p>
          </table:table-cell>
          <table:table-cell office:value-type="float" office:value="1174.72645314967" calcext:value-type="float">
            <text:p>1174.7264531497</text:p>
          </table:table-cell>
          <table:table-cell office:value-type="float" office:value="1178.34995878628" calcext:value-type="float">
            <text:p>1178.3499587863</text:p>
          </table:table-cell>
          <table:table-cell office:value-type="float" office:value="1169.49589497204" calcext:value-type="float">
            <text:p>1169.495894972</text:p>
          </table:table-cell>
          <table:table-cell office:value-type="float" office:value="1142.48183268451" calcext:value-type="float">
            <text:p>1142.4818326845</text:p>
          </table:table-cell>
          <table:table-cell office:value-type="float" office:value="1168.93468066827" calcext:value-type="float">
            <text:p>1168.9346806683</text:p>
          </table:table-cell>
          <table:table-cell office:value-type="float" office:value="1177.69598635873" calcext:value-type="float">
            <text:p>1177.6959863587</text:p>
          </table:table-cell>
          <table:table-cell office:value-type="float" office:value="1168.92592034241" calcext:value-type="float">
            <text:p>1168.9259203424</text:p>
          </table:table-cell>
        </table:table-row>
        <table:table-row table:style-name="ro1">
          <table:table-cell office:value-type="float" office:value="7503" calcext:value-type="float">
            <text:p>7503</text:p>
          </table:table-cell>
          <table:table-cell office:value-type="float" office:value="1174.73904300189" calcext:value-type="float">
            <text:p>1174.7390430019</text:p>
          </table:table-cell>
          <table:table-cell office:value-type="float" office:value="1178.34977755735" calcext:value-type="float">
            <text:p>1178.3497775574</text:p>
          </table:table-cell>
          <table:table-cell office:value-type="float" office:value="1169.49914552656" calcext:value-type="float">
            <text:p>1169.4991455266</text:p>
          </table:table-cell>
          <table:table-cell office:value-type="float" office:value="1142.54723286103" calcext:value-type="float">
            <text:p>1142.547232861</text:p>
          </table:table-cell>
          <table:table-cell office:value-type="float" office:value="1168.93471097757" calcext:value-type="float">
            <text:p>1168.9347109776</text:p>
          </table:table-cell>
          <table:table-cell office:value-type="float" office:value="1177.69056602513" calcext:value-type="float">
            <text:p>1177.6905660251</text:p>
          </table:table-cell>
          <table:table-cell office:value-type="float" office:value="1168.92772565959" calcext:value-type="float">
            <text:p>1168.9277256596</text:p>
          </table:table-cell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1174.74155787313" calcext:value-type="float">
            <text:p>1174.7415578731</text:p>
          </table:table-cell>
          <table:table-cell office:value-type="float" office:value="1178.35176669385" calcext:value-type="float">
            <text:p>1178.3517666939</text:p>
          </table:table-cell>
          <table:table-cell office:value-type="float" office:value="1169.49976266845" calcext:value-type="float">
            <text:p>1169.4997626685</text:p>
          </table:table-cell>
          <table:table-cell office:value-type="float" office:value="1142.55525745399" calcext:value-type="float">
            <text:p>1142.555257454</text:p>
          </table:table-cell>
          <table:table-cell office:value-type="float" office:value="1168.93633937808" calcext:value-type="float">
            <text:p>1168.9363393781</text:p>
          </table:table-cell>
          <table:table-cell office:value-type="float" office:value="1177.68980116744" calcext:value-type="float">
            <text:p>1177.6898011674</text:p>
          </table:table-cell>
          <table:table-cell office:value-type="float" office:value="1168.930237855" calcext:value-type="float">
            <text:p>1168.930237855</text:p>
          </table:table-cell>
        </table:table-row>
        <table:table-row table:style-name="ro1">
          <table:table-cell office:value-type="float" office:value="7505" calcext:value-type="float">
            <text:p>7505</text:p>
          </table:table-cell>
          <table:table-cell office:value-type="float" office:value="1174.7512709121" calcext:value-type="float">
            <text:p>1174.7512709121</text:p>
          </table:table-cell>
          <table:table-cell office:value-type="float" office:value="1178.35233633738" calcext:value-type="float">
            <text:p>1178.3523363374</text:p>
          </table:table-cell>
          <table:table-cell office:value-type="float" office:value="1169.50248544929" calcext:value-type="float">
            <text:p>1169.5024854493</text:p>
          </table:table-cell>
          <table:table-cell office:value-type="float" office:value="1142.60419804856" calcext:value-type="float">
            <text:p>1142.6041980486</text:p>
          </table:table-cell>
          <table:table-cell office:value-type="float" office:value="1168.93701474678" calcext:value-type="float">
            <text:p>1168.9370147468</text:p>
          </table:table-cell>
          <table:table-cell office:value-type="float" office:value="1177.68551973778" calcext:value-type="float">
            <text:p>1177.6855197378</text:p>
          </table:table-cell>
          <table:table-cell office:value-type="float" office:value="1168.93183581818" calcext:value-type="float">
            <text:p>1168.9318358182</text:p>
          </table:table-cell>
        </table:table-row>
        <table:table-row table:style-name="ro1">
          <table:table-cell office:value-type="float" office:value="7506" calcext:value-type="float">
            <text:p>7506</text:p>
          </table:table-cell>
          <table:table-cell office:value-type="float" office:value="1174.75478051885" calcext:value-type="float">
            <text:p>1174.7547805189</text:p>
          </table:table-cell>
          <table:table-cell office:value-type="float" office:value="1178.35404177129" calcext:value-type="float">
            <text:p>1178.3540417713</text:p>
          </table:table-cell>
          <table:table-cell office:value-type="float" office:value="1169.5033741342" calcext:value-type="float">
            <text:p>1169.5033741342</text:p>
          </table:table-cell>
          <table:table-cell office:value-type="float" office:value="1142.61850528533" calcext:value-type="float">
            <text:p>1142.6185052853</text:p>
          </table:table-cell>
          <table:table-cell office:value-type="float" office:value="1168.93846692226" calcext:value-type="float">
            <text:p>1168.9384669223</text:p>
          </table:table-cell>
          <table:table-cell office:value-type="float" office:value="1177.68417461113" calcext:value-type="float">
            <text:p>1177.6841746111</text:p>
          </table:table-cell>
          <table:table-cell office:value-type="float" office:value="1168.93412451008" calcext:value-type="float">
            <text:p>1168.9341245101</text:p>
          </table:table-cell>
        </table:table-row>
        <table:table-row table:style-name="ro1">
          <table:table-cell office:value-type="float" office:value="7507" calcext:value-type="float">
            <text:p>7507</text:p>
          </table:table-cell>
          <table:table-cell office:value-type="float" office:value="1174.76278810085" calcext:value-type="float">
            <text:p>1174.7627881009</text:p>
          </table:table-cell>
          <table:table-cell office:value-type="float" office:value="1178.35501154752" calcext:value-type="float">
            <text:p>1178.3550115475</text:p>
          </table:table-cell>
          <table:table-cell office:value-type="float" office:value="1169.5057321025" calcext:value-type="float">
            <text:p>1169.5057321025</text:p>
          </table:table-cell>
          <table:table-cell office:value-type="float" office:value="1142.65779038959" calcext:value-type="float">
            <text:p>1142.6577903896</text:p>
          </table:table-cell>
          <table:table-cell office:value-type="float" office:value="1168.93946251376" calcext:value-type="float">
            <text:p>1168.9394625138</text:p>
          </table:table-cell>
          <table:table-cell office:value-type="float" office:value="1177.68061162865" calcext:value-type="float">
            <text:p>1177.6806116287</text:p>
          </table:table-cell>
          <table:table-cell office:value-type="float" office:value="1168.93566572331" calcext:value-type="float">
            <text:p>1168.9356657233</text:p>
          </table:table-cell>
        </table:table-row>
        <table:table-row table:style-name="ro1">
          <table:table-cell office:value-type="float" office:value="7508" calcext:value-type="float">
            <text:p>7508</text:p>
          </table:table-cell>
          <table:table-cell office:value-type="float" office:value="1174.7667008477" calcext:value-type="float">
            <text:p>1174.7667008477</text:p>
          </table:table-cell>
          <table:table-cell office:value-type="float" office:value="1178.3566073547" calcext:value-type="float">
            <text:p>1178.3566073547</text:p>
          </table:table-cell>
          <table:table-cell office:value-type="float" office:value="1169.50677300053" calcext:value-type="float">
            <text:p>1169.5067730005</text:p>
          </table:table-cell>
          <table:table-cell office:value-type="float" office:value="1142.6749956913" calcext:value-type="float">
            <text:p>1142.6749956913</text:p>
          </table:table-cell>
          <table:table-cell office:value-type="float" office:value="1168.94086972105" calcext:value-type="float">
            <text:p>1168.9408697211</text:p>
          </table:table-cell>
          <table:table-cell office:value-type="float" office:value="1177.67897235305" calcext:value-type="float">
            <text:p>1177.6789723531</text:p>
          </table:table-cell>
          <table:table-cell office:value-type="float" office:value="1168.93767939195" calcext:value-type="float">
            <text:p>1168.937679392</text:p>
          </table:table-cell>
        </table:table-row>
        <table:table-row table:style-name="ro1">
          <table:table-cell office:value-type="float" office:value="7509" calcext:value-type="float">
            <text:p>7509</text:p>
          </table:table-cell>
          <table:table-cell office:value-type="float" office:value="1174.77353368984" calcext:value-type="float">
            <text:p>1174.7735336898</text:p>
          </table:table-cell>
          <table:table-cell office:value-type="float" office:value="1178.35781372585" calcext:value-type="float">
            <text:p>1178.3578137259</text:p>
          </table:table-cell>
          <table:table-cell office:value-type="float" office:value="1169.50884966213" calcext:value-type="float">
            <text:p>1169.5088496621</text:p>
          </table:table-cell>
          <table:table-cell office:value-type="float" office:value="1142.70780376162" calcext:value-type="float">
            <text:p>1142.7078037616</text:p>
          </table:table-cell>
          <table:table-cell office:value-type="float" office:value="1168.94205191704" calcext:value-type="float">
            <text:p>1168.9420519171</text:p>
          </table:table-cell>
          <table:table-cell office:value-type="float" office:value="1177.67592340821" calcext:value-type="float">
            <text:p>1177.6759234082</text:p>
          </table:table-cell>
          <table:table-cell office:value-type="float" office:value="1168.93925837008" calcext:value-type="float">
            <text:p>1168.9392583701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float" office:value="1174.77759526335" calcext:value-type="float">
            <text:p>1174.7775952634</text:p>
          </table:table-cell>
          <table:table-cell office:value-type="float" office:value="1178.3593773373" calcext:value-type="float">
            <text:p>1178.3593773373</text:p>
          </table:table-cell>
          <table:table-cell office:value-type="float" office:value="1169.50998089306" calcext:value-type="float">
            <text:p>1169.5099808931</text:p>
          </table:table-cell>
          <table:table-cell office:value-type="float" office:value="1142.72636207044" calcext:value-type="float">
            <text:p>1142.7263620704</text:p>
          </table:table-cell>
          <table:table-cell office:value-type="float" office:value="1168.94345938507" calcext:value-type="float">
            <text:p>1168.9434593851</text:p>
          </table:table-cell>
          <table:table-cell office:value-type="float" office:value="1177.67414087112" calcext:value-type="float">
            <text:p>1177.6741408711</text:p>
          </table:table-cell>
          <table:table-cell office:value-type="float" office:value="1168.94115507232" calcext:value-type="float">
            <text:p>1168.9411550723</text:p>
          </table:table-cell>
        </table:table-row>
        <table:table-row table:style-name="ro1">
          <table:table-cell office:value-type="float" office:value="7511" calcext:value-type="float">
            <text:p>7511</text:p>
          </table:table-cell>
          <table:table-cell office:value-type="float" office:value="1174.85152486031" calcext:value-type="float">
            <text:p>1174.8515248603</text:p>
          </table:table-cell>
          <table:table-cell office:value-type="float" office:value="1178.34069084891" calcext:value-type="float">
            <text:p>1178.3406908489</text:p>
          </table:table-cell>
          <table:table-cell office:value-type="float" office:value="1169.5270692748" calcext:value-type="float">
            <text:p>1169.5270692748</text:p>
          </table:table-cell>
          <table:table-cell office:value-type="float" office:value="1143.11761868213" calcext:value-type="float">
            <text:p>1143.1176186821</text:p>
          </table:table-cell>
          <table:table-cell office:value-type="float" office:value="1168.92693167343" calcext:value-type="float">
            <text:p>1168.9269316734</text:p>
          </table:table-cell>
          <table:table-cell office:value-type="float" office:value="1177.64073516529" calcext:value-type="float">
            <text:p>1177.6407351653</text:p>
          </table:table-cell>
          <table:table-cell office:value-type="float" office:value="1168.9399099701" calcext:value-type="float">
            <text:p>1168.9399099701</text:p>
          </table:table-cell>
        </table:table-row>
        <table:table-row table:style-name="ro1">
          <table:table-cell office:value-type="float" office:value="7512" calcext:value-type="float">
            <text:p>7512</text:p>
          </table:table-cell>
          <table:table-cell office:value-type="float" office:value="1174.8511681182" calcext:value-type="float">
            <text:p>1174.8511681182</text:p>
          </table:table-cell>
          <table:table-cell office:value-type="float" office:value="1178.34341049535" calcext:value-type="float">
            <text:p>1178.3434104954</text:p>
          </table:table-cell>
          <table:table-cell office:value-type="float" office:value="1169.52703149458" calcext:value-type="float">
            <text:p>1169.5270314946</text:p>
          </table:table-cell>
          <table:table-cell office:value-type="float" office:value="1143.11062253808" calcext:value-type="float">
            <text:p>1143.1106225381</text:p>
          </table:table-cell>
          <table:table-cell office:value-type="float" office:value="1168.92937054088" calcext:value-type="float">
            <text:p>1168.9293705409</text:p>
          </table:table-cell>
          <table:table-cell office:value-type="float" office:value="1177.6410452293" calcext:value-type="float">
            <text:p>1177.6410452293</text:p>
          </table:table-cell>
          <table:table-cell office:value-type="float" office:value="1168.94240867874" calcext:value-type="float">
            <text:p>1168.9424086788</text:p>
          </table:table-cell>
        </table:table-row>
        <table:table-row table:style-name="ro1">
          <table:table-cell office:value-type="float" office:value="7513" calcext:value-type="float">
            <text:p>7513</text:p>
          </table:table-cell>
          <table:table-cell office:value-type="float" office:value="1174.86337785041" calcext:value-type="float">
            <text:p>1174.8633778504</text:p>
          </table:table-cell>
          <table:table-cell office:value-type="float" office:value="1178.34303353014" calcext:value-type="float">
            <text:p>1178.3430335302</text:p>
          </table:table-cell>
          <table:table-cell office:value-type="float" office:value="1169.53071850381" calcext:value-type="float">
            <text:p>1169.5307185038</text:p>
          </table:table-cell>
          <table:table-cell office:value-type="float" office:value="1143.17442487287" calcext:value-type="float">
            <text:p>1143.1744248729</text:p>
          </table:table-cell>
          <table:table-cell office:value-type="float" office:value="1168.9293124972" calcext:value-type="float">
            <text:p>1168.9293124972</text:p>
          </table:table-cell>
          <table:table-cell office:value-type="float" office:value="1177.63492733295" calcext:value-type="float">
            <text:p>1177.634927333</text:p>
          </table:table-cell>
          <table:table-cell office:value-type="float" office:value="1168.94290236694" calcext:value-type="float">
            <text:p>1168.9429023669</text:p>
          </table:table-cell>
        </table:table-row>
        <table:table-row table:style-name="ro1">
          <table:table-cell office:value-type="float" office:value="7514" calcext:value-type="float">
            <text:p>7514</text:p>
          </table:table-cell>
          <table:table-cell office:value-type="float" office:value="1174.86575094162" calcext:value-type="float">
            <text:p>1174.8657509416</text:p>
          </table:table-cell>
          <table:table-cell office:value-type="float" office:value="1178.34493004107" calcext:value-type="float">
            <text:p>1178.3449300411</text:p>
          </table:table-cell>
          <table:table-cell office:value-type="float" office:value="1169.53132616231" calcext:value-type="float">
            <text:p>1169.5313261623</text:p>
          </table:table-cell>
          <table:table-cell office:value-type="float" office:value="1143.18278061174" calcext:value-type="float">
            <text:p>1143.1827806117</text:p>
          </table:table-cell>
          <table:table-cell office:value-type="float" office:value="1168.93107325758" calcext:value-type="float">
            <text:p>1168.9310732576</text:p>
          </table:table-cell>
          <table:table-cell office:value-type="float" office:value="1177.63377190866" calcext:value-type="float">
            <text:p>1177.6337719087</text:p>
          </table:table-cell>
          <table:table-cell office:value-type="float" office:value="1168.94505011747" calcext:value-type="float">
            <text:p>1168.9450501175</text:p>
          </table:table-cell>
        </table:table-row>
        <table:table-row table:style-name="ro1">
          <table:table-cell office:value-type="float" office:value="7515" calcext:value-type="float">
            <text:p>7515</text:p>
          </table:table-cell>
          <table:table-cell office:value-type="float" office:value="1174.87509220088" calcext:value-type="float">
            <text:p>1174.8750922009</text:p>
          </table:table-cell>
          <table:table-cell office:value-type="float" office:value="1178.34530658374" calcext:value-type="float">
            <text:p>1178.3453065838</text:p>
          </table:table-cell>
          <table:table-cell office:value-type="float" office:value="1169.53438488317" calcext:value-type="float">
            <text:p>1169.5343848832</text:p>
          </table:table-cell>
          <table:table-cell office:value-type="float" office:value="1143.23057196082" calcext:value-type="float">
            <text:p>1143.2305719608</text:p>
          </table:table-cell>
          <table:table-cell office:value-type="float" office:value="1168.93167203043" calcext:value-type="float">
            <text:p>1168.9316720304</text:p>
          </table:table-cell>
          <table:table-cell office:value-type="float" office:value="1177.62898520076" calcext:value-type="float">
            <text:p>1177.6289852008</text:p>
          </table:table-cell>
          <table:table-cell office:value-type="float" office:value="1168.94565576029" calcext:value-type="float">
            <text:p>1168.9456557603</text:p>
          </table:table-cell>
        </table:table-row>
        <table:table-row table:style-name="ro1">
          <table:table-cell office:value-type="float" office:value="7516" calcext:value-type="float">
            <text:p>7516</text:p>
          </table:table-cell>
          <table:table-cell office:value-type="float" office:value="1174.87846190489" calcext:value-type="float">
            <text:p>1174.8784619049</text:p>
          </table:table-cell>
          <table:table-cell office:value-type="float" office:value="1178.34693213" calcext:value-type="float">
            <text:p>1178.34693213</text:p>
          </table:table-cell>
          <table:table-cell office:value-type="float" office:value="1169.53530297573" calcext:value-type="float">
            <text:p>1169.5353029757</text:p>
          </table:table-cell>
          <table:table-cell office:value-type="float" office:value="1143.24510815719" calcext:value-type="float">
            <text:p>1143.2451081572</text:p>
          </table:table-cell>
          <table:table-cell office:value-type="float" office:value="1168.93323036275" calcext:value-type="float">
            <text:p>1168.9332303628</text:p>
          </table:table-cell>
          <table:table-cell office:value-type="float" office:value="1177.62723698532" calcext:value-type="float">
            <text:p>1177.6272369853</text:p>
          </table:table-cell>
          <table:table-cell office:value-type="float" office:value="1168.94747833675" calcext:value-type="float">
            <text:p>1168.9474783368</text:p>
          </table:table-cell>
        </table:table-row>
        <table:table-row table:style-name="ro1">
          <table:table-cell office:value-type="float" office:value="7517" calcext:value-type="float">
            <text:p>7517</text:p>
          </table:table-cell>
          <table:table-cell office:value-type="float" office:value="1174.88609909556" calcext:value-type="float">
            <text:p>1174.8860990956</text:p>
          </table:table-cell>
          <table:table-cell office:value-type="float" office:value="1178.34770638987" calcext:value-type="float">
            <text:p>1178.3477063899</text:p>
          </table:table-cell>
          <table:table-cell office:value-type="float" office:value="1169.53792144314" calcext:value-type="float">
            <text:p>1169.5379214431</text:p>
          </table:table-cell>
          <table:table-cell office:value-type="float" office:value="1143.28351861549" calcext:value-type="float">
            <text:p>1143.2835186155</text:p>
          </table:table-cell>
          <table:table-cell office:value-type="float" office:value="1168.93416239087" calcext:value-type="float">
            <text:p>1168.9341623909</text:p>
          </table:table-cell>
          <table:table-cell office:value-type="float" office:value="1177.62326854489" calcext:value-type="float">
            <text:p>1177.6232685449</text:p>
          </table:table-cell>
          <table:table-cell office:value-type="float" office:value="1168.9482349981" calcext:value-type="float">
            <text:p>1168.9482349981</text:p>
          </table:table-cell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float" office:value="1174.88987141472" calcext:value-type="float">
            <text:p>1174.8898714147</text:p>
          </table:table-cell>
          <table:table-cell office:value-type="float" office:value="1178.34922610372" calcext:value-type="float">
            <text:p>1178.3492261037</text:p>
          </table:table-cell>
          <table:table-cell office:value-type="float" office:value="1169.53901151349" calcext:value-type="float">
            <text:p>1169.5390115135</text:p>
          </table:table-cell>
          <table:table-cell office:value-type="float" office:value="1143.30092940934" calcext:value-type="float">
            <text:p>1143.3009294094</text:p>
          </table:table-cell>
          <table:table-cell office:value-type="float" office:value="1168.93565250493" calcext:value-type="float">
            <text:p>1168.9356525049</text:p>
          </table:table-cell>
          <table:table-cell office:value-type="float" office:value="1177.62124371114" calcext:value-type="float">
            <text:p>1177.6212437112</text:p>
          </table:table-cell>
          <table:table-cell office:value-type="float" office:value="1168.94979534858" calcext:value-type="float">
            <text:p>1168.9497953486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float" office:value="1174.89631791696" calcext:value-type="float">
            <text:p>1174.896317917</text:p>
          </table:table-cell>
          <table:table-cell office:value-type="float" office:value="1178.35024748325" calcext:value-type="float">
            <text:p>1178.3502474833</text:p>
          </table:table-cell>
          <table:table-cell office:value-type="float" office:value="1169.54127882765" calcext:value-type="float">
            <text:p>1169.5412788277</text:p>
          </table:table-cell>
          <table:table-cell office:value-type="float" office:value="1143.3330699304" calcext:value-type="float">
            <text:p>1143.3330699304</text:p>
          </table:table-cell>
          <table:table-cell office:value-type="float" office:value="1168.9367860921" calcext:value-type="float">
            <text:p>1168.9367860921</text:p>
          </table:table-cell>
          <table:table-cell office:value-type="float" office:value="1177.61784339805" calcext:value-type="float">
            <text:p>1177.6178433981</text:p>
          </table:table-cell>
          <table:table-cell office:value-type="float" office:value="1168.9506955227" calcext:value-type="float">
            <text:p>1168.9506955227</text:p>
          </table:table-cell>
        </table:table-row>
        <table:table-row table:style-name="ro1">
          <table:table-cell office:value-type="float" office:value="7520" calcext:value-type="float">
            <text:p>7520</text:p>
          </table:table-cell>
          <table:table-cell office:value-type="float" office:value="1174.9002062501" calcext:value-type="float">
            <text:p>1174.9002062501</text:p>
          </table:table-cell>
          <table:table-cell office:value-type="float" office:value="1178.35174658604" calcext:value-type="float">
            <text:p>1178.351746586</text:p>
          </table:table-cell>
          <table:table-cell office:value-type="float" office:value="1169.54244657218" calcext:value-type="float">
            <text:p>1169.5424465722</text:p>
          </table:table-cell>
          <table:table-cell office:value-type="float" office:value="1143.35179848932" calcext:value-type="float">
            <text:p>1143.3517984893</text:p>
          </table:table-cell>
          <table:table-cell office:value-type="float" office:value="1168.93825694628" calcext:value-type="float">
            <text:p>1168.9382569463</text:p>
          </table:table-cell>
          <table:table-cell office:value-type="float" office:value="1177.61569700484" calcext:value-type="float">
            <text:p>1177.6156970048</text:p>
          </table:table-cell>
          <table:table-cell office:value-type="float" office:value="1168.95213637719" calcext:value-type="float">
            <text:p>1168.9521363772</text:p>
          </table:table-cell>
        </table:table-row>
        <table:table-row table:style-name="ro1">
          <table:table-cell office:value-type="float" office:value="7521" calcext:value-type="float">
            <text:p>7521</text:p>
          </table:table-cell>
          <table:table-cell office:value-type="float" office:value="1174.97068662067" calcext:value-type="float">
            <text:p>1174.9706866207</text:p>
          </table:table-cell>
          <table:table-cell office:value-type="float" office:value="1178.33603285259" calcext:value-type="float">
            <text:p>1178.3360328526</text:p>
          </table:table-cell>
          <table:table-cell office:value-type="float" office:value="1169.55919456472" calcext:value-type="float">
            <text:p>1169.5591945647</text:p>
          </table:table-cell>
          <table:table-cell office:value-type="float" office:value="1143.73640672278" calcext:value-type="float">
            <text:p>1143.7364067228</text:p>
          </table:table-cell>
          <table:table-cell office:value-type="float" office:value="1168.92283139832" calcext:value-type="float">
            <text:p>1168.9228313983</text:p>
          </table:table-cell>
          <table:table-cell office:value-type="float" office:value="1177.57748817768" calcext:value-type="float">
            <text:p>1177.5774881777</text:p>
          </table:table-cell>
          <table:table-cell office:value-type="float" office:value="1168.94873950863" calcext:value-type="float">
            <text:p>1168.9487395086</text:p>
          </table:table-cell>
        </table:table-row>
        <table:table-row table:style-name="ro1">
          <table:table-cell office:value-type="float" office:value="7522" calcext:value-type="float">
            <text:p>7522</text:p>
          </table:table-cell>
          <table:table-cell office:value-type="float" office:value="1174.97014833127" calcext:value-type="float">
            <text:p>1174.9701483313</text:p>
          </table:table-cell>
          <table:table-cell office:value-type="float" office:value="1178.33862205103" calcext:value-type="float">
            <text:p>1178.338622051</text:p>
          </table:table-cell>
          <table:table-cell office:value-type="float" office:value="1169.55904091187" calcext:value-type="float">
            <text:p>1169.5590409119</text:p>
          </table:table-cell>
          <table:table-cell office:value-type="float" office:value="1143.73019575475" calcext:value-type="float">
            <text:p>1143.7301957548</text:p>
          </table:table-cell>
          <table:table-cell office:value-type="float" office:value="1168.92537232117" calcext:value-type="float">
            <text:p>1168.9253723212</text:p>
          </table:table-cell>
          <table:table-cell office:value-type="float" office:value="1177.57764889629" calcext:value-type="float">
            <text:p>1177.5776488963</text:p>
          </table:table-cell>
          <table:table-cell office:value-type="float" office:value="1168.95110892955" calcext:value-type="float">
            <text:p>1168.9511089296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office:value-type="float" office:value="1174.98187529362" calcext:value-type="float">
            <text:p>1174.9818752936</text:p>
          </table:table-cell>
          <table:table-cell office:value-type="float" office:value="1178.3381305872" calcext:value-type="float">
            <text:p>1178.3381305872</text:p>
          </table:table-cell>
          <table:table-cell office:value-type="float" office:value="1169.56303094413" calcext:value-type="float">
            <text:p>1169.5630309441</text:p>
          </table:table-cell>
          <table:table-cell office:value-type="float" office:value="1143.79261493816" calcext:value-type="float">
            <text:p>1143.7926149382</text:p>
          </table:table-cell>
          <table:table-cell office:value-type="float" office:value="1168.92515262763" calcext:value-type="float">
            <text:p>1168.9251526276</text:p>
          </table:table-cell>
          <table:table-cell office:value-type="float" office:value="1177.57104469082" calcext:value-type="float">
            <text:p>1177.5710446908</text:p>
          </table:table-cell>
          <table:table-cell office:value-type="float" office:value="1168.95061739854" calcext:value-type="float">
            <text:p>1168.9506173986</text:p>
          </table:table-cell>
        </table:table-row>
        <table:table-row table:style-name="ro1">
          <table:table-cell office:value-type="float" office:value="7524" calcext:value-type="float">
            <text:p>7524</text:p>
          </table:table-cell>
          <table:table-cell office:value-type="float" office:value="1174.98398427528" calcext:value-type="float">
            <text:p>1174.9839842753</text:p>
          </table:table-cell>
          <table:table-cell office:value-type="float" office:value="1178.33992214679" calcext:value-type="float">
            <text:p>1178.3399221468</text:p>
          </table:table-cell>
          <table:table-cell office:value-type="float" office:value="1169.56357044645" calcext:value-type="float">
            <text:p>1169.5635704465</text:p>
          </table:table-cell>
          <table:table-cell office:value-type="float" office:value="1143.80136023678" calcext:value-type="float">
            <text:p>1143.8013602368</text:p>
          </table:table-cell>
          <table:table-cell office:value-type="float" office:value="1168.92700568312" calcext:value-type="float">
            <text:p>1168.9270056831</text:p>
          </table:table-cell>
          <table:table-cell office:value-type="float" office:value="1177.56960574301" calcext:value-type="float">
            <text:p>1177.569605743</text:p>
          </table:table-cell>
          <table:table-cell office:value-type="float" office:value="1168.95257949449" calcext:value-type="float">
            <text:p>1168.9525794945</text:p>
          </table:table-cell>
        </table:table-row>
        <table:table-row table:style-name="ro1">
          <table:table-cell office:value-type="float" office:value="7525" calcext:value-type="float">
            <text:p>7525</text:p>
          </table:table-cell>
          <table:table-cell office:value-type="float" office:value="1174.99289708925" calcext:value-type="float">
            <text:p>1174.9928970893</text:p>
          </table:table-cell>
          <table:table-cell office:value-type="float" office:value="1178.34010437432" calcext:value-type="float">
            <text:p>1178.3401043743</text:p>
          </table:table-cell>
          <table:table-cell office:value-type="float" office:value="1169.56683273017" calcext:value-type="float">
            <text:p>1169.5668327302</text:p>
          </table:table-cell>
          <table:table-cell office:value-type="float" office:value="1143.84835543659" calcext:value-type="float">
            <text:p>1143.8483554366</text:p>
          </table:table-cell>
          <table:table-cell office:value-type="float" office:value="1168.92747051982" calcext:value-type="float">
            <text:p>1168.9274705198</text:p>
          </table:table-cell>
          <table:table-cell office:value-type="float" office:value="1177.56450655731" calcext:value-type="float">
            <text:p>1177.5645065573</text:p>
          </table:table-cell>
          <table:table-cell office:value-type="float" office:value="1168.95260013064" calcext:value-type="float">
            <text:p>1168.9526001307</text:p>
          </table:table-cell>
        </table:table-row>
        <table:table-row table:style-name="ro1">
          <table:table-cell office:value-type="float" office:value="7526" calcext:value-type="float">
            <text:p>7526</text:p>
          </table:table-cell>
          <table:table-cell office:value-type="float" office:value="1174.9959472302" calcext:value-type="float">
            <text:p>1174.9959472302</text:p>
          </table:table-cell>
          <table:table-cell office:value-type="float" office:value="1178.34160394387" calcext:value-type="float">
            <text:p>1178.3416039439</text:p>
          </table:table-cell>
          <table:table-cell office:value-type="float" office:value="1169.56768536379" calcext:value-type="float">
            <text:p>1169.5676853638</text:p>
          </table:table-cell>
          <table:table-cell office:value-type="float" office:value="1143.86305638938" calcext:value-type="float">
            <text:p>1143.8630563894</text:p>
          </table:table-cell>
          <table:table-cell office:value-type="float" office:value="1168.92909523548" calcext:value-type="float">
            <text:p>1168.9290952355</text:p>
          </table:table-cell>
          <table:table-cell office:value-type="float" office:value="1177.56246366674" calcext:value-type="float">
            <text:p>1177.5624636668</text:p>
          </table:table-cell>
          <table:table-cell office:value-type="float" office:value="1168.95424699074" calcext:value-type="float">
            <text:p>1168.9542469907</text:p>
          </table:table-cell>
        </table:table-row>
        <table:table-row table:style-name="ro1">
          <table:table-cell office:value-type="float" office:value="7527" calcext:value-type="float">
            <text:p>7527</text:p>
          </table:table-cell>
          <table:table-cell office:value-type="float" office:value="1175.00318284148" calcext:value-type="float">
            <text:p>1175.0031828415</text:p>
          </table:table-cell>
          <table:table-cell office:value-type="float" office:value="1178.34218743369" calcext:value-type="float">
            <text:p>1178.3421874337</text:p>
          </table:table-cell>
          <table:table-cell office:value-type="float" office:value="1169.57042390265" calcext:value-type="float">
            <text:p>1169.5704239027</text:p>
          </table:table-cell>
          <table:table-cell office:value-type="float" office:value="1143.90101971067" calcext:value-type="float">
            <text:p>1143.9010197107</text:p>
          </table:table-cell>
          <table:table-cell office:value-type="float" office:value="1168.9299356106" calcext:value-type="float">
            <text:p>1168.9299356106</text:p>
          </table:table-cell>
          <table:table-cell office:value-type="float" office:value="1177.55826205592" calcext:value-type="float">
            <text:p>1177.5582620559</text:p>
          </table:table-cell>
          <table:table-cell office:value-type="float" office:value="1168.95462569556" calcext:value-type="float">
            <text:p>1168.9546256956</text:p>
          </table:table-cell>
        </table:table-row>
        <table:table-row table:style-name="ro1">
          <table:table-cell office:value-type="float" office:value="7528" calcext:value-type="float">
            <text:p>7528</text:p>
          </table:table-cell>
          <table:table-cell office:value-type="float" office:value="1175.0066189275" calcext:value-type="float">
            <text:p>1175.0066189275</text:p>
          </table:table-cell>
          <table:table-cell office:value-type="float" office:value="1178.34359738082" calcext:value-type="float">
            <text:p>1178.3435973808</text:p>
          </table:table-cell>
          <table:table-cell office:value-type="float" office:value="1169.57145445972" calcext:value-type="float">
            <text:p>1169.5714544597</text:p>
          </table:table-cell>
          <table:table-cell office:value-type="float" office:value="1143.91851007206" calcext:value-type="float">
            <text:p>1143.9185100721</text:p>
          </table:table-cell>
          <table:table-cell office:value-type="float" office:value="1168.93147896559" calcext:value-type="float">
            <text:p>1168.9314789656</text:p>
          </table:table-cell>
          <table:table-cell office:value-type="float" office:value="1177.55596547151" calcext:value-type="float">
            <text:p>1177.5559654715</text:p>
          </table:table-cell>
          <table:table-cell office:value-type="float" office:value="1168.9560130896" calcext:value-type="float">
            <text:p>1168.9560130896</text:p>
          </table:table-cell>
        </table:table-row>
        <table:table-row table:style-name="ro1">
          <table:table-cell office:value-type="float" office:value="7529" calcext:value-type="float">
            <text:p>7529</text:p>
          </table:table-cell>
          <table:table-cell office:value-type="float" office:value="1175.01267597261" calcext:value-type="float">
            <text:p>1175.0126759726</text:p>
          </table:table-cell>
          <table:table-cell office:value-type="float" office:value="1178.34443542162" calcext:value-type="float">
            <text:p>1178.3444354216</text:p>
          </table:table-cell>
          <table:table-cell office:value-type="float" office:value="1169.57379805308" calcext:value-type="float">
            <text:p>1169.5737980531</text:p>
          </table:table-cell>
          <table:table-cell office:value-type="float" office:value="1143.95047469025" calcext:value-type="float">
            <text:p>1143.9504746903</text:p>
          </table:table-cell>
          <table:table-cell office:value-type="float" office:value="1168.93254757474" calcext:value-type="float">
            <text:p>1168.9325475747</text:p>
          </table:table-cell>
          <table:table-cell office:value-type="float" office:value="1177.55237552045" calcext:value-type="float">
            <text:p>1177.5523755205</text:p>
          </table:table-cell>
          <table:table-cell office:value-type="float" office:value="1168.95660989079" calcext:value-type="float">
            <text:p>1168.9566098908</text:p>
          </table:table-cell>
        </table:table-row>
        <table:table-row table:style-name="ro1">
          <table:table-cell office:value-type="float" office:value="7530" calcext:value-type="float">
            <text:p>7530</text:p>
          </table:table-cell>
          <table:table-cell office:value-type="float" office:value="1175.0162441105" calcext:value-type="float">
            <text:p>1175.0162441105</text:p>
          </table:table-cell>
          <table:table-cell office:value-type="float" office:value="1178.34582307079" calcext:value-type="float">
            <text:p>1178.3458230708</text:p>
          </table:table-cell>
          <table:table-cell office:value-type="float" office:value="1169.574912917" calcext:value-type="float">
            <text:p>1169.574912917</text:p>
          </table:table-cell>
          <table:table-cell office:value-type="float" office:value="1143.96922631934" calcext:value-type="float">
            <text:p>1143.9692263193</text:p>
          </table:table-cell>
          <table:table-cell office:value-type="float" office:value="1168.93405819247" calcext:value-type="float">
            <text:p>1168.9340581925</text:p>
          </table:table-cell>
          <table:table-cell office:value-type="float" office:value="1177.54999066924" calcext:value-type="float">
            <text:p>1177.5499906693</text:p>
          </table:table-cell>
          <table:table-cell office:value-type="float" office:value="1168.95777324445" calcext:value-type="float">
            <text:p>1168.9577732445</text:p>
          </table:table-cell>
        </table:table-row>
        <table:table-row table:style-name="ro1">
          <table:table-cell office:value-type="float" office:value="7531" calcext:value-type="float">
            <text:p>7531</text:p>
          </table:table-cell>
          <table:table-cell office:value-type="float" office:value="1175.08716616108" calcext:value-type="float">
            <text:p>1175.0871661611</text:p>
          </table:table-cell>
          <table:table-cell office:value-type="float" office:value="1178.32734074119" calcext:value-type="float">
            <text:p>1178.3273407412</text:p>
          </table:table-cell>
          <table:table-cell office:value-type="float" office:value="1169.5966052455" calcext:value-type="float">
            <text:p>1169.5966052455</text:p>
          </table:table-cell>
          <table:table-cell office:value-type="float" office:value="1144.34014575643" calcext:value-type="float">
            <text:p>1144.3401457564</text:p>
          </table:table-cell>
          <table:table-cell office:value-type="float" office:value="1168.9162631954" calcext:value-type="float">
            <text:p>1168.9162631954</text:p>
          </table:table-cell>
          <table:table-cell office:value-type="float" office:value="1177.50992662152" calcext:value-type="float">
            <text:p>1177.5099266215</text:p>
          </table:table-cell>
          <table:table-cell office:value-type="float" office:value="1168.94288408196" calcext:value-type="float">
            <text:p>1168.942884082</text:p>
          </table:table-cell>
        </table:table-row>
        <table:table-row table:style-name="ro1">
          <table:table-cell office:value-type="float" office:value="7532" calcext:value-type="float">
            <text:p>7532</text:p>
          </table:table-cell>
          <table:table-cell office:value-type="float" office:value="1175.08633278821" calcext:value-type="float">
            <text:p>1175.0863327882</text:p>
          </table:table-cell>
          <table:table-cell office:value-type="float" office:value="1178.32981914192" calcext:value-type="float">
            <text:p>1178.3298191419</text:p>
          </table:table-cell>
          <table:table-cell office:value-type="float" office:value="1169.59618150273" calcext:value-type="float">
            <text:p>1169.5961815027</text:p>
          </table:table-cell>
          <table:table-cell office:value-type="float" office:value="1144.33463274162" calcext:value-type="float">
            <text:p>1144.3346327416</text:p>
          </table:table-cell>
          <table:table-cell office:value-type="float" office:value="1168.91892735132" calcext:value-type="float">
            <text:p>1168.9189273513</text:p>
          </table:table-cell>
          <table:table-cell office:value-type="float" office:value="1177.50994378017" calcext:value-type="float">
            <text:p>1177.5099437802</text:p>
          </table:table-cell>
          <table:table-cell office:value-type="float" office:value="1168.94531360321" calcext:value-type="float">
            <text:p>1168.9453136032</text:p>
          </table:table-cell>
        </table:table-row>
        <table:table-row table:style-name="ro1">
          <table:table-cell office:value-type="float" office:value="7533" calcext:value-type="float">
            <text:p>7533</text:p>
          </table:table-cell>
          <table:table-cell office:value-type="float" office:value="1175.09769341743" calcext:value-type="float">
            <text:p>1175.0976934174</text:p>
          </table:table-cell>
          <table:table-cell office:value-type="float" office:value="1178.32913197221" calcext:value-type="float">
            <text:p>1178.3291319722</text:p>
          </table:table-cell>
          <table:table-cell office:value-type="float" office:value="1169.6004835644" calcext:value-type="float">
            <text:p>1169.6004835644</text:p>
          </table:table-cell>
          <table:table-cell office:value-type="float" office:value="1144.39609020034" calcext:value-type="float">
            <text:p>1144.3960902003</text:p>
          </table:table-cell>
          <table:table-cell office:value-type="float" office:value="1168.91857047458" calcext:value-type="float">
            <text:p>1168.9185704746</text:p>
          </table:table-cell>
          <table:table-cell office:value-type="float" office:value="1177.50319960184" calcext:value-type="float">
            <text:p>1177.5031996018</text:p>
          </table:table-cell>
          <table:table-cell office:value-type="float" office:value="1168.94388793964" calcext:value-type="float">
            <text:p>1168.9438879396</text:p>
          </table:table-cell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float" office:value="1175.09948317346" calcext:value-type="float">
            <text:p>1175.0994831735</text:p>
          </table:table-cell>
          <table:table-cell office:value-type="float" office:value="1178.33080077966" calcext:value-type="float">
            <text:p>1178.3308007797</text:p>
          </table:table-cell>
          <table:table-cell office:value-type="float" office:value="1169.60087857726" calcext:value-type="float">
            <text:p>1169.6008785773</text:p>
          </table:table-cell>
          <table:table-cell office:value-type="float" office:value="1144.40508329415" calcext:value-type="float">
            <text:p>1144.4050832942</text:p>
          </table:table-cell>
          <table:table-cell office:value-type="float" office:value="1168.92047789261" calcext:value-type="float">
            <text:p>1168.9204778926</text:p>
          </table:table-cell>
          <table:table-cell office:value-type="float" office:value="1177.5016112508" calcext:value-type="float">
            <text:p>1177.5016112508</text:p>
          </table:table-cell>
          <table:table-cell office:value-type="float" office:value="1168.94550610801" calcext:value-type="float">
            <text:p>1168.945506108</text:p>
          </table:table-cell>
        </table:table-row>
        <table:table-row table:style-name="ro1">
          <table:table-cell office:value-type="float" office:value="7535" calcext:value-type="float">
            <text:p>7535</text:p>
          </table:table-cell>
          <table:table-cell office:value-type="float" office:value="1175.10809287191" calcext:value-type="float">
            <text:p>1175.1080928719</text:p>
          </table:table-cell>
          <table:table-cell office:value-type="float" office:value="1178.33086174881" calcext:value-type="float">
            <text:p>1178.3308617488</text:p>
          </table:table-cell>
          <table:table-cell office:value-type="float" office:value="1169.60430133859" calcext:value-type="float">
            <text:p>1169.6043013386</text:p>
          </table:table-cell>
          <table:table-cell office:value-type="float" office:value="1144.45153338163" calcext:value-type="float">
            <text:p>1144.4515333816</text:p>
          </table:table-cell>
          <table:table-cell office:value-type="float" office:value="1168.92084219804" calcext:value-type="float">
            <text:p>1168.920842198</text:p>
          </table:table-cell>
          <table:table-cell office:value-type="float" office:value="1177.49650323701" calcext:value-type="float">
            <text:p>1177.496503237</text:p>
          </table:table-cell>
          <table:table-cell office:value-type="float" office:value="1168.94477223446" calcext:value-type="float">
            <text:p>1168.9447722345</text:p>
          </table:table-cell>
        </table:table-row>
        <table:table-row table:style-name="ro1">
          <table:table-cell office:value-type="float" office:value="7536" calcext:value-type="float">
            <text:p>7536</text:p>
          </table:table-cell>
          <table:table-cell office:value-type="float" office:value="1175.11084389854" calcext:value-type="float">
            <text:p>1175.1108438985</text:p>
          </table:table-cell>
          <table:table-cell office:value-type="float" office:value="1178.33225656263" calcext:value-type="float">
            <text:p>1178.3322565626</text:p>
          </table:table-cell>
          <table:table-cell office:value-type="float" office:value="1169.60505137743" calcext:value-type="float">
            <text:p>1169.6050513774</text:p>
          </table:table-cell>
          <table:table-cell office:value-type="float" office:value="1144.46638337396" calcext:value-type="float">
            <text:p>1144.466383374</text:p>
          </table:table-cell>
          <table:table-cell office:value-type="float" office:value="1168.92247514822" calcext:value-type="float">
            <text:p>1168.9224751482</text:p>
          </table:table-cell>
          <table:table-cell office:value-type="float" office:value="1177.49435488772" calcext:value-type="float">
            <text:p>1177.4943548877</text:p>
          </table:table-cell>
          <table:table-cell office:value-type="float" office:value="1168.9459427658" calcext:value-type="float">
            <text:p>1168.9459427658</text:p>
          </table:table-cell>
        </table:table-row>
        <table:table-row table:style-name="ro1">
          <table:table-cell office:value-type="float" office:value="7537" calcext:value-type="float">
            <text:p>7537</text:p>
          </table:table-cell>
          <table:table-cell office:value-type="float" office:value="1175.1178318894" calcext:value-type="float">
            <text:p>1175.1178318894</text:p>
          </table:table-cell>
          <table:table-cell office:value-type="float" office:value="1178.33271619475" calcext:value-type="float">
            <text:p>1178.3327161948</text:p>
          </table:table-cell>
          <table:table-cell office:value-type="float" office:value="1169.60788043303" calcext:value-type="float">
            <text:p>1169.607880433</text:p>
          </table:table-cell>
          <table:table-cell office:value-type="float" office:value="1144.50405300737" calcext:value-type="float">
            <text:p>1144.5040530074</text:p>
          </table:table-cell>
          <table:table-cell office:value-type="float" office:value="1168.92321636672" calcext:value-type="float">
            <text:p>1168.9232163667</text:p>
          </table:table-cell>
          <table:table-cell office:value-type="float" office:value="1177.49020651949" calcext:value-type="float">
            <text:p>1177.4902065195</text:p>
          </table:table-cell>
          <table:table-cell office:value-type="float" office:value="1168.94569824608" calcext:value-type="float">
            <text:p>1168.9456982461</text:p>
          </table:table-cell>
        </table:table-row>
        <table:table-row table:style-name="ro1">
          <table:table-cell office:value-type="float" office:value="7538" calcext:value-type="float">
            <text:p>7538</text:p>
          </table:table-cell>
          <table:table-cell office:value-type="float" office:value="1175.12099972509" calcext:value-type="float">
            <text:p>1175.1209997251</text:p>
          </table:table-cell>
          <table:table-cell office:value-type="float" office:value="1178.33399611194" calcext:value-type="float">
            <text:p>1178.3339961119</text:p>
          </table:table-cell>
          <table:table-cell office:value-type="float" office:value="1169.60879970843" calcext:value-type="float">
            <text:p>1169.6087997084</text:p>
          </table:table-cell>
          <table:table-cell office:value-type="float" office:value="1144.52150190127" calcext:value-type="float">
            <text:p>1144.5215019013</text:p>
          </table:table-cell>
          <table:table-cell office:value-type="float" office:value="1168.92472728241" calcext:value-type="float">
            <text:p>1168.9247272824</text:p>
          </table:table-cell>
          <table:table-cell office:value-type="float" office:value="1177.48784935044" calcext:value-type="float">
            <text:p>1177.4878493504</text:p>
          </table:table-cell>
          <table:table-cell office:value-type="float" office:value="1168.94665858905" calcext:value-type="float">
            <text:p>1168.9466585891</text:p>
          </table:table-cell>
        </table:table-row>
        <table:table-row table:style-name="ro1">
          <table:table-cell office:value-type="float" office:value="7539" calcext:value-type="float">
            <text:p>7539</text:p>
          </table:table-cell>
          <table:table-cell office:value-type="float" office:value="1175.12687068621" calcext:value-type="float">
            <text:p>1175.1268706862</text:p>
          </table:table-cell>
          <table:table-cell office:value-type="float" office:value="1178.33469559444" calcext:value-type="float">
            <text:p>1178.3346955944</text:p>
          </table:table-cell>
          <table:table-cell office:value-type="float" office:value="1169.61115603563" calcext:value-type="float">
            <text:p>1169.6111560356</text:p>
          </table:table-cell>
          <table:table-cell office:value-type="float" office:value="1144.55333698656" calcext:value-type="float">
            <text:p>1144.5533369866</text:p>
          </table:table-cell>
          <table:table-cell office:value-type="float" office:value="1168.92571255828" calcext:value-type="float">
            <text:p>1168.9257125583</text:p>
          </table:table-cell>
          <table:table-cell office:value-type="float" office:value="1177.48433500586" calcext:value-type="float">
            <text:p>1177.4843350059</text:p>
          </table:table-cell>
          <table:table-cell office:value-type="float" office:value="1168.94677467219" calcext:value-type="float">
            <text:p>1168.9467746722</text:p>
          </table:table-cell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1175.1301952717" calcext:value-type="float">
            <text:p>1175.1301952717</text:p>
          </table:table-cell>
          <table:table-cell office:value-type="float" office:value="1178.33592391018" calcext:value-type="float">
            <text:p>1178.3359239102</text:p>
          </table:table-cell>
          <table:table-cell office:value-type="float" office:value="1169.61214515114" calcext:value-type="float">
            <text:p>1169.6121451512</text:p>
          </table:table-cell>
          <table:table-cell office:value-type="float" office:value="1144.57206775152" calcext:value-type="float">
            <text:p>1144.5720677515</text:p>
          </table:table-cell>
          <table:table-cell office:value-type="float" office:value="1168.92717295826" calcext:value-type="float">
            <text:p>1168.9271729583</text:p>
          </table:table-cell>
          <table:table-cell office:value-type="float" office:value="1177.48192305068" calcext:value-type="float">
            <text:p>1177.4819230507</text:p>
          </table:table-cell>
          <table:table-cell office:value-type="float" office:value="1168.94762799444" calcext:value-type="float">
            <text:p>1168.9476279945</text:p>
          </table:table-cell>
        </table:table-row>
        <table:table-row table:style-name="ro1">
          <table:table-cell office:value-type="float" office:value="7541" calcext:value-type="float">
            <text:p>7541</text:p>
          </table:table-cell>
          <table:table-cell office:value-type="float" office:value="1175.19829592936" calcext:value-type="float">
            <text:p>1175.1982959294</text:p>
          </table:table-cell>
          <table:table-cell office:value-type="float" office:value="1178.319152674" calcext:value-type="float">
            <text:p>1178.319152674</text:p>
          </table:table-cell>
          <table:table-cell office:value-type="float" office:value="1169.6331727434" calcext:value-type="float">
            <text:p>1169.6331727434</text:p>
          </table:table-cell>
          <table:table-cell office:value-type="float" office:value="1144.93904899183" calcext:value-type="float">
            <text:p>1144.9390489918</text:p>
          </table:table-cell>
          <table:table-cell office:value-type="float" office:value="1168.9104418303" calcext:value-type="float">
            <text:p>1168.9104418303</text:p>
          </table:table-cell>
          <table:table-cell office:value-type="float" office:value="1177.44023790564" calcext:value-type="float">
            <text:p>1177.4402379056</text:p>
          </table:table-cell>
          <table:table-cell office:value-type="float" office:value="1168.93105470403" calcext:value-type="float">
            <text:p>1168.931054704</text:p>
          </table:table-cell>
        </table:table-row>
        <table:table-row table:style-name="ro1">
          <table:table-cell office:value-type="float" office:value="7542" calcext:value-type="float">
            <text:p>7542</text:p>
          </table:table-cell>
          <table:table-cell office:value-type="float" office:value="1175.1973806034" calcext:value-type="float">
            <text:p>1175.1973806034</text:p>
          </table:table-cell>
          <table:table-cell office:value-type="float" office:value="1178.32147021423" calcext:value-type="float">
            <text:p>1178.3214702142</text:p>
          </table:table-cell>
          <table:table-cell office:value-type="float" office:value="1169.63255295198" calcext:value-type="float">
            <text:p>1169.632552952</text:p>
          </table:table-cell>
          <table:table-cell office:value-type="float" office:value="1144.93401876089" calcext:value-type="float">
            <text:p>1144.9340187609</text:p>
          </table:table-cell>
          <table:table-cell office:value-type="float" office:value="1168.91307407977" calcext:value-type="float">
            <text:p>1168.9130740798</text:p>
          </table:table-cell>
          <table:table-cell office:value-type="float" office:value="1177.44026379718" calcext:value-type="float">
            <text:p>1177.4402637972</text:p>
          </table:table-cell>
          <table:table-cell office:value-type="float" office:value="1168.93342901538" calcext:value-type="float">
            <text:p>1168.9334290154</text:p>
          </table:table-cell>
        </table:table-row>
        <table:table-row table:style-name="ro1">
          <table:table-cell office:value-type="float" office:value="7543" calcext:value-type="float">
            <text:p>7543</text:p>
          </table:table-cell>
          <table:table-cell office:value-type="float" office:value="1175.20845978653" calcext:value-type="float">
            <text:p>1175.2084597865</text:p>
          </table:table-cell>
          <table:table-cell office:value-type="float" office:value="1178.32065249316" calcext:value-type="float">
            <text:p>1178.3206524932</text:p>
          </table:table-cell>
          <table:table-cell office:value-type="float" office:value="1169.63687597206" calcext:value-type="float">
            <text:p>1169.6368759721</text:p>
          </table:table-cell>
          <table:table-cell office:value-type="float" office:value="1144.99464487518" calcext:value-type="float">
            <text:p>1144.9946448752</text:p>
          </table:table-cell>
          <table:table-cell office:value-type="float" office:value="1168.91256243736" calcext:value-type="float">
            <text:p>1168.9125624374</text:p>
          </table:table-cell>
          <table:table-cell office:value-type="float" office:value="1177.43369809581" calcext:value-type="float">
            <text:p>1177.4336980958</text:p>
          </table:table-cell>
          <table:table-cell office:value-type="float" office:value="1168.93131002611" calcext:value-type="float">
            <text:p>1168.9313100261</text:p>
          </table:table-cell>
        </table:table-row>
        <table:table-row table:style-name="ro1">
          <table:table-cell office:value-type="float" office:value="7544" calcext:value-type="float">
            <text:p>7544</text:p>
          </table:table-cell>
          <table:table-cell office:value-type="float" office:value="1175.2101558061" calcext:value-type="float">
            <text:p>1175.2101558061</text:p>
          </table:table-cell>
          <table:table-cell office:value-type="float" office:value="1178.32216816419" calcext:value-type="float">
            <text:p>1178.3221681642</text:p>
          </table:table-cell>
          <table:table-cell office:value-type="float" office:value="1169.63711345898" calcext:value-type="float">
            <text:p>1169.637113459</text:p>
          </table:table-cell>
          <table:table-cell office:value-type="float" office:value="1145.00372732133" calcext:value-type="float">
            <text:p>1145.0037273213</text:p>
          </table:table-cell>
          <table:table-cell office:value-type="float" office:value="1168.91442453208" calcext:value-type="float">
            <text:p>1168.9144245321</text:p>
          </table:table-cell>
          <table:table-cell office:value-type="float" office:value="1177.43208798151" calcext:value-type="float">
            <text:p>1177.4320879815</text:p>
          </table:table-cell>
          <table:table-cell office:value-type="float" office:value="1168.93263895507" calcext:value-type="float">
            <text:p>1168.9326389551</text:p>
          </table:table-cell>
        </table:table-row>
        <table:table-row table:style-name="ro1">
          <table:table-cell office:value-type="float" office:value="7545" calcext:value-type="float">
            <text:p>7545</text:p>
          </table:table-cell>
          <table:table-cell office:value-type="float" office:value="1175.2185611255" calcext:value-type="float">
            <text:p>1175.2185611255</text:p>
          </table:table-cell>
          <table:table-cell office:value-type="float" office:value="1178.32206003726" calcext:value-type="float">
            <text:p>1178.3220600373</text:p>
          </table:table-cell>
          <table:table-cell office:value-type="float" office:value="1169.64049164441" calcext:value-type="float">
            <text:p>1169.6404916444</text:p>
          </table:table-cell>
          <table:table-cell office:value-type="float" office:value="1145.04961644624" calcext:value-type="float">
            <text:p>1145.0496164462</text:p>
          </table:table-cell>
          <table:table-cell office:value-type="float" office:value="1168.91466771625" calcext:value-type="float">
            <text:p>1168.9146677163</text:p>
          </table:table-cell>
          <table:table-cell office:value-type="float" office:value="1177.42721595579" calcext:value-type="float">
            <text:p>1177.4272159558</text:p>
          </table:table-cell>
          <table:table-cell office:value-type="float" office:value="1168.93141018572" calcext:value-type="float">
            <text:p>1168.9314101857</text:p>
          </table:table-cell>
        </table:table-row>
        <table:table-row table:style-name="ro1">
          <table:table-cell office:value-type="float" office:value="7546" calcext:value-type="float">
            <text:p>7546</text:p>
          </table:table-cell>
          <table:table-cell office:value-type="float" office:value="1175.22123414081" calcext:value-type="float">
            <text:p>1175.2212341408</text:p>
          </table:table-cell>
          <table:table-cell office:value-type="float" office:value="1178.32328076081" calcext:value-type="float">
            <text:p>1178.3232807608</text:p>
          </table:table-cell>
          <table:table-cell office:value-type="float" office:value="1169.64108909615" calcext:value-type="float">
            <text:p>1169.6410890962</text:p>
          </table:table-cell>
          <table:table-cell office:value-type="float" office:value="1145.06444622689" calcext:value-type="float">
            <text:p>1145.0644462269</text:p>
          </table:table-cell>
          <table:table-cell office:value-type="float" office:value="1168.91625047381" calcext:value-type="float">
            <text:p>1168.9162504738</text:p>
          </table:table-cell>
          <table:table-cell office:value-type="float" office:value="1177.42507476391" calcext:value-type="float">
            <text:p>1177.4250747639</text:p>
          </table:table-cell>
          <table:table-cell office:value-type="float" office:value="1168.93223741283" calcext:value-type="float">
            <text:p>1168.9322374128</text:p>
          </table:table-cell>
        </table:table-row>
        <table:table-row table:style-name="ro1">
          <table:table-cell office:value-type="float" office:value="7547" calcext:value-type="float">
            <text:p>7547</text:p>
          </table:table-cell>
          <table:table-cell office:value-type="float" office:value="1175.22805297761" calcext:value-type="float">
            <text:p>1175.2280529776</text:p>
          </table:table-cell>
          <table:table-cell office:value-type="float" office:value="1178.32353982847" calcext:value-type="float">
            <text:p>1178.3235398285</text:p>
          </table:table-cell>
          <table:table-cell office:value-type="float" office:value="1169.64381778414" calcext:value-type="float">
            <text:p>1169.6438177841</text:p>
          </table:table-cell>
          <table:table-cell office:value-type="float" office:value="1145.10171507835" calcext:value-type="float">
            <text:p>1145.1017150784</text:p>
          </table:table-cell>
          <table:table-cell office:value-type="float" office:value="1168.91690673186" calcext:value-type="float">
            <text:p>1168.9169067319</text:p>
          </table:table-cell>
          <table:table-cell office:value-type="float" office:value="1177.42117035403" calcext:value-type="float">
            <text:p>1177.421170354</text:p>
          </table:table-cell>
          <table:table-cell office:value-type="float" office:value="1168.93156741889" calcext:value-type="float">
            <text:p>1168.9315674189</text:p>
          </table:table-cell>
        </table:table-row>
        <table:table-row table:style-name="ro1">
          <table:table-cell office:value-type="float" office:value="7548" calcext:value-type="float">
            <text:p>7548</text:p>
          </table:table-cell>
          <table:table-cell office:value-type="float" office:value="1175.23115971874" calcext:value-type="float">
            <text:p>1175.2311597187</text:p>
          </table:table-cell>
          <table:table-cell office:value-type="float" office:value="1178.32463694643" calcext:value-type="float">
            <text:p>1178.3246369464</text:p>
          </table:table-cell>
          <table:table-cell office:value-type="float" office:value="1169.64457999038" calcext:value-type="float">
            <text:p>1169.6445799904</text:p>
          </table:table-cell>
          <table:table-cell office:value-type="float" office:value="1145.11917001136" calcext:value-type="float">
            <text:p>1145.1191700114</text:p>
          </table:table-cell>
          <table:table-cell office:value-type="float" office:value="1168.91836646016" calcext:value-type="float">
            <text:p>1168.9183664602</text:p>
          </table:table-cell>
          <table:table-cell office:value-type="float" office:value="1177.41885977693" calcext:value-type="float">
            <text:p>1177.4188597769</text:p>
          </table:table-cell>
          <table:table-cell office:value-type="float" office:value="1168.93214764732" calcext:value-type="float">
            <text:p>1168.9321476473</text:p>
          </table:table-cell>
        </table:table-row>
        <table:table-row table:style-name="ro1">
          <table:table-cell office:value-type="float" office:value="7549" calcext:value-type="float">
            <text:p>7549</text:p>
          </table:table-cell>
          <table:table-cell office:value-type="float" office:value="1175.23688430449" calcext:value-type="float">
            <text:p>1175.2368843045</text:p>
          </table:table-cell>
          <table:table-cell office:value-type="float" office:value="1178.32512433151" calcext:value-type="float">
            <text:p>1178.3251243315</text:p>
          </table:table-cell>
          <table:table-cell office:value-type="float" office:value="1169.64680574178" calcext:value-type="float">
            <text:p>1169.6468057418</text:p>
          </table:table-cell>
          <table:table-cell office:value-type="float" office:value="1145.15054661967" calcext:value-type="float">
            <text:p>1145.1505466197</text:p>
          </table:table-cell>
          <table:table-cell office:value-type="float" office:value="1168.91928365985" calcext:value-type="float">
            <text:p>1168.9192836599</text:p>
          </table:table-cell>
          <table:table-cell office:value-type="float" office:value="1177.41557850182" calcext:value-type="float">
            <text:p>1177.4155785018</text:p>
          </table:table-cell>
          <table:table-cell office:value-type="float" office:value="1168.93186450605" calcext:value-type="float">
            <text:p>1168.9318645061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1175.24016016988" calcext:value-type="float">
            <text:p>1175.2401601699</text:p>
          </table:table-cell>
          <table:table-cell office:value-type="float" office:value="1178.32615591325" calcext:value-type="float">
            <text:p>1178.3261559133</text:p>
          </table:table-cell>
          <table:table-cell office:value-type="float" office:value="1169.64761714983" calcext:value-type="float">
            <text:p>1169.6476171498</text:p>
          </table:table-cell>
          <table:table-cell office:value-type="float" office:value="1145.16916558477" calcext:value-type="float">
            <text:p>1145.1691655848</text:p>
          </table:table-cell>
          <table:table-cell office:value-type="float" office:value="1168.92068642056" calcext:value-type="float">
            <text:p>1168.9206864206</text:p>
          </table:table-cell>
          <table:table-cell office:value-type="float" office:value="1177.41324817588" calcext:value-type="float">
            <text:p>1177.4132481759</text:p>
          </table:table-cell>
          <table:table-cell office:value-type="float" office:value="1168.93234010988" calcext:value-type="float">
            <text:p>1168.9323401099</text:p>
          </table:table-cell>
        </table:table-row>
        <table:table-row table:style-name="ro1">
          <table:table-cell office:value-type="float" office:value="7551" calcext:value-type="float">
            <text:p>7551</text:p>
          </table:table-cell>
          <table:table-cell office:value-type="float" office:value="1175.30814610244" calcext:value-type="float">
            <text:p>1175.3081461024</text:p>
          </table:table-cell>
          <table:table-cell office:value-type="float" office:value="1178.30846049978" calcext:value-type="float">
            <text:p>1178.3084604998</text:p>
          </table:table-cell>
          <table:table-cell office:value-type="float" office:value="1169.67172246128" calcext:value-type="float">
            <text:p>1169.6717224613</text:p>
          </table:table-cell>
          <table:table-cell office:value-type="float" office:value="1145.52317469437" calcext:value-type="float">
            <text:p>1145.5231746944</text:p>
          </table:table-cell>
          <table:table-cell office:value-type="float" office:value="1168.90152570518" calcext:value-type="float">
            <text:p>1168.9015257052</text:p>
          </table:table-cell>
          <table:table-cell office:value-type="float" office:value="1177.37287932629" calcext:value-type="float">
            <text:p>1177.3728793263</text:p>
          </table:table-cell>
          <table:table-cell office:value-type="float" office:value="1168.90627237007" calcext:value-type="float">
            <text:p>1168.9062723701</text:p>
          </table:table-cell>
        </table:table-row>
        <table:table-row table:style-name="ro1">
          <table:table-cell office:value-type="float" office:value="7552" calcext:value-type="float">
            <text:p>7552</text:p>
          </table:table-cell>
          <table:table-cell office:value-type="float" office:value="1175.30726953025" calcext:value-type="float">
            <text:p>1175.3072695303</text:p>
          </table:table-cell>
          <table:table-cell office:value-type="float" office:value="1178.31055674281" calcext:value-type="float">
            <text:p>1178.3105567428</text:p>
          </table:table-cell>
          <table:table-cell office:value-type="float" office:value="1169.67088655444" calcext:value-type="float">
            <text:p>1169.6708865545</text:p>
          </table:table-cell>
          <table:table-cell office:value-type="float" office:value="1145.51871356422" calcext:value-type="float">
            <text:p>1145.5187135642</text:p>
          </table:table-cell>
          <table:table-cell office:value-type="float" office:value="1168.90413921825" calcext:value-type="float">
            <text:p>1168.9041392183</text:p>
          </table:table-cell>
          <table:table-cell office:value-type="float" office:value="1177.37288019549" calcext:value-type="float">
            <text:p>1177.3728801955</text:p>
          </table:table-cell>
          <table:table-cell office:value-type="float" office:value="1168.90850801938" calcext:value-type="float">
            <text:p>1168.9085080194</text:p>
          </table:table-cell>
        </table:table-row>
        <table:table-row table:style-name="ro1">
          <table:table-cell office:value-type="float" office:value="7553" calcext:value-type="float">
            <text:p>7553</text:p>
          </table:table-cell>
          <table:table-cell office:value-type="float" office:value="1175.31816645071" calcext:value-type="float">
            <text:p>1175.3181664507</text:p>
          </table:table-cell>
          <table:table-cell office:value-type="float" office:value="1178.30950809865" calcext:value-type="float">
            <text:p>1178.3095080987</text:p>
          </table:table-cell>
          <table:table-cell office:value-type="float" office:value="1169.67510906917" calcext:value-type="float">
            <text:p>1169.6751090692</text:p>
          </table:table-cell>
          <table:table-cell office:value-type="float" office:value="1145.57805394787" calcext:value-type="float">
            <text:p>1145.5780539479</text:p>
          </table:table-cell>
          <table:table-cell office:value-type="float" office:value="1168.90348347834" calcext:value-type="float">
            <text:p>1168.9034834783</text:p>
          </table:table-cell>
          <table:table-cell office:value-type="float" office:value="1177.36671171422" calcext:value-type="float">
            <text:p>1177.3667117142</text:p>
          </table:table-cell>
          <table:table-cell office:value-type="float" office:value="1168.90564112253" calcext:value-type="float">
            <text:p>1168.9056411225</text:p>
          </table:table-cell>
        </table:table-row>
        <table:table-row table:style-name="ro1">
          <table:table-cell office:value-type="float" office:value="7554" calcext:value-type="float">
            <text:p>7554</text:p>
          </table:table-cell>
          <table:table-cell office:value-type="float" office:value="1175.31987577141" calcext:value-type="float">
            <text:p>1175.3198757714</text:p>
          </table:table-cell>
          <table:table-cell office:value-type="float" office:value="1178.31080712814" calcext:value-type="float">
            <text:p>1178.3108071281</text:p>
          </table:table-cell>
          <table:table-cell office:value-type="float" office:value="1169.67517197863" calcext:value-type="float">
            <text:p>1169.6751719786</text:p>
          </table:table-cell>
          <table:table-cell office:value-type="float" office:value="1145.5873037328" calcext:value-type="float">
            <text:p>1145.5873037328</text:p>
          </table:table-cell>
          <table:table-cell office:value-type="float" office:value="1168.9052608882" calcext:value-type="float">
            <text:p>1168.9052608882</text:p>
          </table:table-cell>
          <table:table-cell office:value-type="float" office:value="1177.36513250749" calcext:value-type="float">
            <text:p>1177.3651325075</text:p>
          </table:table-cell>
          <table:table-cell office:value-type="float" office:value="1168.90661030575" calcext:value-type="float">
            <text:p>1168.9066103058</text:p>
          </table:table-cell>
        </table:table-row>
        <table:table-row table:style-name="ro1">
          <table:table-cell office:value-type="float" office:value="7555" calcext:value-type="float">
            <text:p>7555</text:p>
          </table:table-cell>
          <table:table-cell office:value-type="float" office:value="1175.32814223006" calcext:value-type="float">
            <text:p>1175.3281422301</text:p>
          </table:table-cell>
          <table:table-cell office:value-type="float" office:value="1178.31046560869" calcext:value-type="float">
            <text:p>1178.3104656087</text:p>
          </table:table-cell>
          <table:table-cell office:value-type="float" office:value="1169.67839364108" calcext:value-type="float">
            <text:p>1169.6783936411</text:p>
          </table:table-cell>
          <table:table-cell office:value-type="float" office:value="1145.63231506993" calcext:value-type="float">
            <text:p>1145.6323150699</text:p>
          </table:table-cell>
          <table:table-cell office:value-type="float" office:value="1168.90538101387" calcext:value-type="float">
            <text:p>1168.9053810139</text:p>
          </table:table-cell>
          <table:table-cell office:value-type="float" office:value="1177.36060149253" calcext:value-type="float">
            <text:p>1177.3606014925</text:p>
          </table:table-cell>
          <table:table-cell office:value-type="float" office:value="1168.90482745195" calcext:value-type="float">
            <text:p>1168.904827452</text:p>
          </table:table-cell>
        </table:table-row>
        <table:table-row table:style-name="ro1">
          <table:table-cell office:value-type="float" office:value="7556" calcext:value-type="float">
            <text:p>7556</text:p>
          </table:table-cell>
          <table:table-cell office:value-type="float" office:value="1175.33081679259" calcext:value-type="float">
            <text:p>1175.3308167926</text:p>
          </table:table-cell>
          <table:table-cell office:value-type="float" office:value="1178.31147831582" calcext:value-type="float">
            <text:p>1178.3114783158</text:p>
          </table:table-cell>
          <table:table-cell office:value-type="float" office:value="1169.6787815492" calcext:value-type="float">
            <text:p>1169.6787815492</text:p>
          </table:table-cell>
          <table:table-cell office:value-type="float" office:value="1145.6471141312" calcext:value-type="float">
            <text:p>1145.6471141312</text:p>
          </table:table-cell>
          <table:table-cell office:value-type="float" office:value="1168.90684316596" calcext:value-type="float">
            <text:p>1168.906843166</text:p>
          </table:table-cell>
          <table:table-cell office:value-type="float" office:value="1177.35852087351" calcext:value-type="float">
            <text:p>1177.3585208735</text:p>
          </table:table-cell>
          <table:table-cell office:value-type="float" office:value="1168.90524534477" calcext:value-type="float">
            <text:p>1168.9052453448</text:p>
          </table:table-cell>
        </table:table-row>
        <table:table-row table:style-name="ro1">
          <table:table-cell office:value-type="float" office:value="7557" calcext:value-type="float">
            <text:p>7557</text:p>
          </table:table-cell>
          <table:table-cell office:value-type="float" office:value="1175.33753700584" calcext:value-type="float">
            <text:p>1175.3375370058</text:p>
          </table:table-cell>
          <table:table-cell office:value-type="float" office:value="1178.31150793118" calcext:value-type="float">
            <text:p>1178.3115079312</text:p>
          </table:table-cell>
          <table:table-cell office:value-type="float" office:value="1169.68128969489" calcext:value-type="float">
            <text:p>1169.6812896949</text:p>
          </table:table-cell>
          <table:table-cell office:value-type="float" office:value="1145.68363240008" calcext:value-type="float">
            <text:p>1145.6836324001</text:p>
          </table:table-cell>
          <table:table-cell office:value-type="float" office:value="1168.90737574872" calcext:value-type="float">
            <text:p>1168.9073757487</text:p>
          </table:table-cell>
          <table:table-cell office:value-type="float" office:value="1177.35490575556" calcext:value-type="float">
            <text:p>1177.3549057556</text:p>
          </table:table-cell>
          <table:table-cell office:value-type="float" office:value="1168.90407024738" calcext:value-type="float">
            <text:p>1168.9040702474</text:p>
          </table:table-cell>
        </table:table-row>
        <table:table-row table:style-name="ro1">
          <table:table-cell office:value-type="float" office:value="7558" calcext:value-type="float">
            <text:p>7558</text:p>
          </table:table-cell>
          <table:table-cell office:value-type="float" office:value="1175.34065664078" calcext:value-type="float">
            <text:p>1175.3406566408</text:p>
          </table:table-cell>
          <table:table-cell office:value-type="float" office:value="1178.31239719418" calcext:value-type="float">
            <text:p>1178.3123971942</text:p>
          </table:table-cell>
          <table:table-cell office:value-type="float" office:value="1169.68183549155" calcext:value-type="float">
            <text:p>1169.6818354916</text:p>
          </table:table-cell>
          <table:table-cell office:value-type="float" office:value="1145.70101287955" calcext:value-type="float">
            <text:p>1145.7010128796</text:p>
          </table:table-cell>
          <table:table-cell office:value-type="float" office:value="1168.90869081096" calcext:value-type="float">
            <text:p>1168.908690811</text:p>
          </table:table-cell>
          <table:table-cell office:value-type="float" office:value="1177.3526763762" calcext:value-type="float">
            <text:p>1177.3526763762</text:p>
          </table:table-cell>
          <table:table-cell office:value-type="float" office:value="1168.90422530959" calcext:value-type="float">
            <text:p>1168.9042253096</text:p>
          </table:table-cell>
        </table:table-row>
        <table:table-row table:style-name="ro1">
          <table:table-cell office:value-type="float" office:value="7559" calcext:value-type="float">
            <text:p>7559</text:p>
          </table:table-cell>
          <table:table-cell office:value-type="float" office:value="1175.34631283802" calcext:value-type="float">
            <text:p>1175.346312838</text:p>
          </table:table-cell>
          <table:table-cell office:value-type="float" office:value="1178.31265461991" calcext:value-type="float">
            <text:p>1178.3126546199</text:p>
          </table:table-cell>
          <table:table-cell office:value-type="float" office:value="1169.68382129725" calcext:value-type="float">
            <text:p>1169.6838212973</text:p>
          </table:table-cell>
          <table:table-cell office:value-type="float" office:value="1145.73181679157" calcext:value-type="float">
            <text:p>1145.7318167916</text:p>
          </table:table-cell>
          <table:table-cell office:value-type="float" office:value="1168.9094704021" calcext:value-type="float">
            <text:p>1168.9094704021</text:p>
          </table:table-cell>
          <table:table-cell office:value-type="float" office:value="1177.34963687106" calcext:value-type="float">
            <text:p>1177.3496368711</text:p>
          </table:table-cell>
          <table:table-cell office:value-type="float" office:value="1168.90344156619" calcext:value-type="float">
            <text:p>1168.9034415662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float" office:value="1175.34961807693" calcext:value-type="float">
            <text:p>1175.3496180769</text:p>
          </table:table-cell>
          <table:table-cell office:value-type="float" office:value="1178.3134992033" calcext:value-type="float">
            <text:p>1178.3134992033</text:p>
          </table:table-cell>
          <table:table-cell office:value-type="float" office:value="1169.68441557609" calcext:value-type="float">
            <text:p>1169.6844155761</text:p>
          </table:table-cell>
          <table:table-cell office:value-type="float" office:value="1145.75029658197" calcext:value-type="float">
            <text:p>1145.750296582</text:p>
          </table:table-cell>
          <table:table-cell office:value-type="float" office:value="1168.91071049456" calcext:value-type="float">
            <text:p>1168.9107104946</text:p>
          </table:table-cell>
          <table:table-cell office:value-type="float" office:value="1177.34740775477" calcext:value-type="float">
            <text:p>1177.3474077548</text:p>
          </table:table-cell>
          <table:table-cell office:value-type="float" office:value="1168.90348305389" calcext:value-type="float">
            <text:p>1168.9034830539</text:p>
          </table:table-cell>
        </table:table-row>
        <table:table-row table:style-name="ro1">
          <table:table-cell office:value-type="float" office:value="7561" calcext:value-type="float">
            <text:p>7561</text:p>
          </table:table-cell>
          <table:table-cell office:value-type="float" office:value="1175.41561292088" calcext:value-type="float">
            <text:p>1175.4156129209</text:p>
          </table:table-cell>
          <table:table-cell office:value-type="float" office:value="1178.29616233843" calcext:value-type="float">
            <text:p>1178.2961623384</text:p>
          </table:table-cell>
          <table:table-cell office:value-type="float" office:value="1169.70605053002" calcext:value-type="float">
            <text:p>1169.70605053</text:p>
          </table:table-cell>
          <table:table-cell office:value-type="float" office:value="1146.1008502893" calcext:value-type="float">
            <text:p>1146.1008502893</text:p>
          </table:table-cell>
          <table:table-cell office:value-type="float" office:value="1168.89287745248" calcext:value-type="float">
            <text:p>1168.8928774525</text:p>
          </table:table-cell>
          <table:table-cell office:value-type="float" office:value="1177.30828726816" calcext:value-type="float">
            <text:p>1177.3082872682</text:p>
          </table:table-cell>
          <table:table-cell office:value-type="float" office:value="1168.8769758645" calcext:value-type="float">
            <text:p>1168.8769758645</text:p>
          </table:table-cell>
        </table:table-row>
        <table:table-row table:style-name="ro1">
          <table:table-cell office:value-type="float" office:value="7562" calcext:value-type="float">
            <text:p>7562</text:p>
          </table:table-cell>
          <table:table-cell office:value-type="float" office:value="1175.41482025495" calcext:value-type="float">
            <text:p>1175.414820255</text:p>
          </table:table-cell>
          <table:table-cell office:value-type="float" office:value="1178.29799305038" calcext:value-type="float">
            <text:p>1178.2979930504</text:p>
          </table:table-cell>
          <table:table-cell office:value-type="float" office:value="1169.70502627876" calcext:value-type="float">
            <text:p>1169.7050262788</text:p>
          </table:table-cell>
          <table:table-cell office:value-type="float" office:value="1146.0965821529" calcext:value-type="float">
            <text:p>1146.0965821529</text:p>
          </table:table-cell>
          <table:table-cell office:value-type="float" office:value="1168.89531281085" calcext:value-type="float">
            <text:p>1168.8953128109</text:p>
          </table:table-cell>
          <table:table-cell office:value-type="float" office:value="1177.30830765689" calcext:value-type="float">
            <text:p>1177.3083076569</text:p>
          </table:table-cell>
          <table:table-cell office:value-type="float" office:value="1168.8788999772" calcext:value-type="float">
            <text:p>1168.8788999772</text:p>
          </table:table-cell>
        </table:table-row>
        <table:table-row table:style-name="ro1">
          <table:table-cell office:value-type="float" office:value="7563" calcext:value-type="float">
            <text:p>7563</text:p>
          </table:table-cell>
          <table:table-cell office:value-type="float" office:value="1175.42560875646" calcext:value-type="float">
            <text:p>1175.4256087565</text:p>
          </table:table-cell>
          <table:table-cell office:value-type="float" office:value="1178.2967453198" calcext:value-type="float">
            <text:p>1178.2967453198</text:p>
          </table:table-cell>
          <table:table-cell office:value-type="float" office:value="1169.70885742136" calcext:value-type="float">
            <text:p>1169.7088574214</text:p>
          </table:table-cell>
          <table:table-cell office:value-type="float" office:value="1146.15473168498" calcext:value-type="float">
            <text:p>1146.154731685</text:p>
          </table:table-cell>
          <table:table-cell office:value-type="float" office:value="1168.89450090718" calcext:value-type="float">
            <text:p>1168.8945009072</text:p>
          </table:table-cell>
          <table:table-cell office:value-type="float" office:value="1177.30254423993" calcext:value-type="float">
            <text:p>1177.3025442399</text:p>
          </table:table-cell>
          <table:table-cell office:value-type="float" office:value="1168.87533316427" calcext:value-type="float">
            <text:p>1168.8753331643</text:p>
          </table:table-cell>
        </table:table-row>
        <table:table-row table:style-name="ro1">
          <table:table-cell office:value-type="float" office:value="7564" calcext:value-type="float">
            <text:p>7564</text:p>
          </table:table-cell>
          <table:table-cell office:value-type="float" office:value="1175.42733577759" calcext:value-type="float">
            <text:p>1175.4273357776</text:p>
          </table:table-cell>
          <table:table-cell office:value-type="float" office:value="1178.29775855634" calcext:value-type="float">
            <text:p>1178.2977585563</text:p>
          </table:table-cell>
          <table:table-cell office:value-type="float" office:value="1169.70868889053" calcext:value-type="float">
            <text:p>1169.7086888905</text:p>
          </table:table-cell>
          <table:table-cell office:value-type="float" office:value="1146.16379062044" calcext:value-type="float">
            <text:p>1146.1637906204</text:p>
          </table:table-cell>
          <table:table-cell office:value-type="float" office:value="1168.89608078099" calcext:value-type="float">
            <text:p>1168.896080781</text:p>
          </table:table-cell>
          <table:table-cell office:value-type="float" office:value="1177.30105241001" calcext:value-type="float">
            <text:p>1177.30105241</text:p>
          </table:table-cell>
          <table:table-cell office:value-type="float" office:value="1168.87593377648" calcext:value-type="float">
            <text:p>1168.8759337765</text:p>
          </table:table-cell>
        </table:table-row>
        <table:table-row table:style-name="ro1">
          <table:table-cell office:value-type="float" office:value="7565" calcext:value-type="float">
            <text:p>7565</text:p>
          </table:table-cell>
          <table:table-cell office:value-type="float" office:value="1175.4355518425" calcext:value-type="float">
            <text:p>1175.4355518425</text:p>
          </table:table-cell>
          <table:table-cell office:value-type="float" office:value="1178.29717309715" calcext:value-type="float">
            <text:p>1178.2971730972</text:p>
          </table:table-cell>
          <table:table-cell office:value-type="float" office:value="1169.71152050344" calcext:value-type="float">
            <text:p>1169.7115205035</text:p>
          </table:table-cell>
          <table:table-cell office:value-type="float" office:value="1146.20789064683" calcext:value-type="float">
            <text:p>1146.2078906468</text:p>
          </table:table-cell>
          <table:table-cell office:value-type="float" office:value="1168.89604776744" calcext:value-type="float">
            <text:p>1168.8960477674</text:p>
          </table:table-cell>
          <table:table-cell office:value-type="float" office:value="1177.29685585595" calcext:value-type="float">
            <text:p>1177.296855856</text:p>
          </table:table-cell>
          <table:table-cell office:value-type="float" office:value="1168.87349425656" calcext:value-type="float">
            <text:p>1168.8734942566</text:p>
          </table:table-cell>
        </table:table-row>
        <table:table-row table:style-name="ro1">
          <table:table-cell office:value-type="float" office:value="7566" calcext:value-type="float">
            <text:p>7566</text:p>
          </table:table-cell>
          <table:table-cell office:value-type="float" office:value="1175.43822995359" calcext:value-type="float">
            <text:p>1175.4382299536</text:p>
          </table:table-cell>
          <table:table-cell office:value-type="float" office:value="1178.29791811575" calcext:value-type="float">
            <text:p>1178.2979181158</text:p>
          </table:table-cell>
          <table:table-cell office:value-type="float" office:value="1169.71168789137" calcext:value-type="float">
            <text:p>1169.7116878914</text:p>
          </table:table-cell>
          <table:table-cell office:value-type="float" office:value="1146.22231140151" calcext:value-type="float">
            <text:p>1146.2223114015</text:p>
          </table:table-cell>
          <table:table-cell office:value-type="float" office:value="1168.89729905028" calcext:value-type="float">
            <text:p>1168.8972990503</text:p>
          </table:table-cell>
          <table:table-cell office:value-type="float" office:value="1177.29489896997" calcext:value-type="float">
            <text:p>1177.29489897</text:p>
          </table:table-cell>
          <table:table-cell office:value-type="float" office:value="1168.87355932409" calcext:value-type="float">
            <text:p>1168.8735593241</text:p>
          </table:table-cell>
        </table:table-row>
        <table:table-row table:style-name="ro1">
          <table:table-cell office:value-type="float" office:value="7567" calcext:value-type="float">
            <text:p>7567</text:p>
          </table:table-cell>
          <table:table-cell office:value-type="float" office:value="1175.4449077028" calcext:value-type="float">
            <text:p>1175.4449077028</text:p>
          </table:table-cell>
          <table:table-cell office:value-type="float" office:value="1178.29768060024" calcext:value-type="float">
            <text:p>1178.2976806002</text:p>
          </table:table-cell>
          <table:table-cell office:value-type="float" office:value="1169.71385826776" calcext:value-type="float">
            <text:p>1169.7138582678</text:p>
          </table:table-cell>
          <table:table-cell office:value-type="float" office:value="1146.2580471264" calcext:value-type="float">
            <text:p>1146.2580471264</text:p>
          </table:table-cell>
          <table:table-cell office:value-type="float" office:value="1168.89769147182" calcext:value-type="float">
            <text:p>1168.8976914718</text:p>
          </table:table-cell>
          <table:table-cell office:value-type="float" office:value="1177.29155901815" calcext:value-type="float">
            <text:p>1177.2915590182</text:p>
          </table:table-cell>
          <table:table-cell office:value-type="float" office:value="1168.87176902332" calcext:value-type="float">
            <text:p>1168.8717690233</text:p>
          </table:table-cell>
        </table:table-row>
        <table:table-row table:style-name="ro1">
          <table:table-cell office:value-type="float" office:value="7568" calcext:value-type="float">
            <text:p>7568</text:p>
          </table:table-cell>
          <table:table-cell office:value-type="float" office:value="1175.44799749873" calcext:value-type="float">
            <text:p>1175.4479974987</text:p>
          </table:table-cell>
          <table:table-cell office:value-type="float" office:value="1178.29828827424" calcext:value-type="float">
            <text:p>1178.2982882742</text:p>
          </table:table-cell>
          <table:table-cell office:value-type="float" office:value="1169.71415988843" calcext:value-type="float">
            <text:p>1169.7141598884</text:p>
          </table:table-cell>
          <table:table-cell office:value-type="float" office:value="1146.274910886" calcext:value-type="float">
            <text:p>1146.274910886</text:p>
          </table:table-cell>
          <table:table-cell office:value-type="float" office:value="1168.89879108146" calcext:value-type="float">
            <text:p>1168.8987910815</text:p>
          </table:table-cell>
          <table:table-cell office:value-type="float" office:value="1177.28947801" calcext:value-type="float">
            <text:p>1177.28947801</text:p>
          </table:table-cell>
          <table:table-cell office:value-type="float" office:value="1168.87160862743" calcext:value-type="float">
            <text:p>1168.8716086274</text:p>
          </table:table-cell>
        </table:table-row>
        <table:table-row table:style-name="ro1">
          <table:table-cell office:value-type="float" office:value="7569" calcext:value-type="float">
            <text:p>7569</text:p>
          </table:table-cell>
          <table:table-cell office:value-type="float" office:value="1175.45359606452" calcext:value-type="float">
            <text:p>1175.4535960645</text:p>
          </table:table-cell>
          <table:table-cell office:value-type="float" office:value="1178.29826854108" calcext:value-type="float">
            <text:p>1178.2982685411</text:p>
          </table:table-cell>
          <table:table-cell office:value-type="float" office:value="1169.71583066069" calcext:value-type="float">
            <text:p>1169.7158306607</text:p>
          </table:table-cell>
          <table:table-cell office:value-type="float" office:value="1146.30506226719" calcext:value-type="float">
            <text:p>1146.3050622672</text:p>
          </table:table-cell>
          <table:table-cell office:value-type="float" office:value="1168.8994389586" calcext:value-type="float">
            <text:p>1168.8994389586</text:p>
          </table:table-cell>
          <table:table-cell office:value-type="float" office:value="1177.28667231896" calcext:value-type="float">
            <text:p>1177.286672319</text:p>
          </table:table-cell>
          <table:table-cell office:value-type="float" office:value="1168.87026295281" calcext:value-type="float">
            <text:p>1168.8702629528</text:p>
          </table:table-cell>
        </table:table-row>
        <table:table-row table:style-name="ro1">
          <table:table-cell office:value-type="float" office:value="7570" calcext:value-type="float">
            <text:p>7570</text:p>
          </table:table-cell>
          <table:table-cell office:value-type="float" office:value="1175.45683266588" calcext:value-type="float">
            <text:p>1175.4568326659</text:p>
          </table:table-cell>
          <table:table-cell office:value-type="float" office:value="1178.29885048117" calcext:value-type="float">
            <text:p>1178.2988504812</text:p>
          </table:table-cell>
          <table:table-cell office:value-type="float" office:value="1169.71617814984" calcext:value-type="float">
            <text:p>1169.7161781498</text:p>
          </table:table-cell>
          <table:table-cell office:value-type="float" office:value="1146.32302881401" calcext:value-type="float">
            <text:p>1146.323028814</text:p>
          </table:table-cell>
          <table:table-cell office:value-type="float" office:value="1168.90046555464" calcext:value-type="float">
            <text:p>1168.9004655546</text:p>
          </table:table-cell>
          <table:table-cell office:value-type="float" office:value="1177.28460054621" calcext:value-type="float">
            <text:p>1177.2846005462</text:p>
          </table:table-cell>
          <table:table-cell office:value-type="float" office:value="1168.87004545909" calcext:value-type="float">
            <text:p>1168.8700454591</text:p>
          </table:table-cell>
        </table:table-row>
        <table:table-row table:style-name="ro1">
          <table:table-cell office:value-type="float" office:value="7571" calcext:value-type="float">
            <text:p>7571</text:p>
          </table:table-cell>
          <table:table-cell office:value-type="float" office:value="1175.52196276938" calcext:value-type="float">
            <text:p>1175.5219627694</text:p>
          </table:table-cell>
          <table:table-cell office:value-type="float" office:value="1178.28173063384" calcext:value-type="float">
            <text:p>1178.2817306339</text:p>
          </table:table-cell>
          <table:table-cell office:value-type="float" office:value="1169.73793494096" calcext:value-type="float">
            <text:p>1169.737934941</text:p>
          </table:table-cell>
          <table:table-cell office:value-type="float" office:value="1146.66063937966" calcext:value-type="float">
            <text:p>1146.6606393797</text:p>
          </table:table-cell>
          <table:table-cell office:value-type="float" office:value="1168.88058891033" calcext:value-type="float">
            <text:p>1168.8805889103</text:p>
          </table:table-cell>
          <table:table-cell office:value-type="float" office:value="1177.24742009162" calcext:value-type="float">
            <text:p>1177.2474200916</text:p>
          </table:table-cell>
          <table:table-cell office:value-type="float" office:value="1168.83582806394" calcext:value-type="float">
            <text:p>1168.8358280639</text:p>
          </table:table-cell>
        </table:table-row>
        <table:table-row table:style-name="ro1">
          <table:table-cell office:value-type="float" office:value="7572" calcext:value-type="float">
            <text:p>7572</text:p>
          </table:table-cell>
          <table:table-cell office:value-type="float" office:value="1175.52116718131" calcext:value-type="float">
            <text:p>1175.5211671813</text:p>
          </table:table-cell>
          <table:table-cell office:value-type="float" office:value="1178.28331625668" calcext:value-type="float">
            <text:p>1178.2833162567</text:p>
          </table:table-cell>
          <table:table-cell office:value-type="float" office:value="1169.73676903016" calcext:value-type="float">
            <text:p>1169.7367690302</text:p>
          </table:table-cell>
          <table:table-cell office:value-type="float" office:value="1146.65646082258" calcext:value-type="float">
            <text:p>1146.6564608226</text:p>
          </table:table-cell>
          <table:table-cell office:value-type="float" office:value="1168.88283316548" calcext:value-type="float">
            <text:p>1168.8828331655</text:p>
          </table:table-cell>
          <table:table-cell office:value-type="float" office:value="1177.24745714755" calcext:value-type="float">
            <text:p>1177.2474571476</text:p>
          </table:table-cell>
          <table:table-cell office:value-type="float" office:value="1168.83780248906" calcext:value-type="float">
            <text:p>1168.8378024891</text:p>
          </table:table-cell>
        </table:table-row>
        <table:table-row table:style-name="ro1">
          <table:table-cell office:value-type="float" office:value="7573" calcext:value-type="float">
            <text:p>7573</text:p>
          </table:table-cell>
          <table:table-cell office:value-type="float" office:value="1175.53173316675" calcext:value-type="float">
            <text:p>1175.5317331668</text:p>
          </table:table-cell>
          <table:table-cell office:value-type="float" office:value="1178.28190099791" calcext:value-type="float">
            <text:p>1178.2819009979</text:p>
          </table:table-cell>
          <table:table-cell office:value-type="float" office:value="1169.7401599263" calcext:value-type="float">
            <text:p>1169.7401599263</text:p>
          </table:table-cell>
          <table:table-cell office:value-type="float" office:value="1146.71330699128" calcext:value-type="float">
            <text:p>1146.7133069913</text:p>
          </table:table-cell>
          <table:table-cell office:value-type="float" office:value="1168.88186303669" calcext:value-type="float">
            <text:p>1168.8818630367</text:p>
          </table:table-cell>
          <table:table-cell office:value-type="float" office:value="1177.24206252957" calcext:value-type="float">
            <text:p>1177.2420625296</text:p>
          </table:table-cell>
          <table:table-cell office:value-type="float" office:value="1168.83349169413" calcext:value-type="float">
            <text:p>1168.8334916941</text:p>
          </table:table-cell>
        </table:table-row>
        <table:table-row table:style-name="ro1">
          <table:table-cell office:value-type="float" office:value="7574" calcext:value-type="float">
            <text:p>7574</text:p>
          </table:table-cell>
          <table:table-cell office:value-type="float" office:value="1175.53340944171" calcext:value-type="float">
            <text:p>1175.5334094417</text:p>
          </table:table-cell>
          <table:table-cell office:value-type="float" office:value="1178.28273499197" calcext:value-type="float">
            <text:p>1178.282734992</text:p>
          </table:table-cell>
          <table:table-cell office:value-type="float" office:value="1169.73979306784" calcext:value-type="float">
            <text:p>1169.7397930679</text:p>
          </table:table-cell>
          <table:table-cell office:value-type="float" office:value="1146.72230689896" calcext:value-type="float">
            <text:p>1146.722306899</text:p>
          </table:table-cell>
          <table:table-cell office:value-type="float" office:value="1168.88324021615" calcext:value-type="float">
            <text:p>1168.8832402162</text:p>
          </table:table-cell>
          <table:table-cell office:value-type="float" office:value="1177.24065842046" calcext:value-type="float">
            <text:p>1177.2406584205</text:p>
          </table:table-cell>
          <table:table-cell office:value-type="float" office:value="1168.8340530352" calcext:value-type="float">
            <text:p>1168.8340530352</text:p>
          </table:table-cell>
        </table:table-row>
        <table:table-row table:style-name="ro1">
          <table:table-cell office:value-type="float" office:value="7575" calcext:value-type="float">
            <text:p>7575</text:p>
          </table:table-cell>
          <table:table-cell office:value-type="float" office:value="1175.54143707607" calcext:value-type="float">
            <text:p>1175.5414370761</text:p>
          </table:table-cell>
          <table:table-cell office:value-type="float" office:value="1178.28196613395" calcext:value-type="float">
            <text:p>1178.281966134</text:p>
          </table:table-cell>
          <table:table-cell office:value-type="float" office:value="1169.74223388077" calcext:value-type="float">
            <text:p>1169.7422338808</text:p>
          </table:table-cell>
          <table:table-cell office:value-type="float" office:value="1146.76552472717" calcext:value-type="float">
            <text:p>1146.7655247272</text:p>
          </table:table-cell>
          <table:table-cell office:value-type="float" office:value="1168.88308596748" calcext:value-type="float">
            <text:p>1168.8830859675</text:p>
          </table:table-cell>
          <table:table-cell office:value-type="float" office:value="1177.23671383183" calcext:value-type="float">
            <text:p>1177.2367138318</text:p>
          </table:table-cell>
          <table:table-cell office:value-type="float" office:value="1168.83100742622" calcext:value-type="float">
            <text:p>1168.8310074262</text:p>
          </table:table-cell>
        </table:table-row>
        <table:table-row table:style-name="ro1">
          <table:table-cell office:value-type="float" office:value="7576" calcext:value-type="float">
            <text:p>7576</text:p>
          </table:table-cell>
          <table:table-cell office:value-type="float" office:value="1175.54399428744" calcext:value-type="float">
            <text:p>1175.5439942874</text:p>
          </table:table-cell>
          <table:table-cell office:value-type="float" office:value="1178.28254170963" calcext:value-type="float">
            <text:p>1178.2825417096</text:p>
          </table:table-cell>
          <table:table-cell office:value-type="float" office:value="1169.74218465405" calcext:value-type="float">
            <text:p>1169.7421846541</text:p>
          </table:table-cell>
          <table:table-cell office:value-type="float" office:value="1146.77978279107" calcext:value-type="float">
            <text:p>1146.7797827911</text:p>
          </table:table-cell>
          <table:table-cell office:value-type="float" office:value="1168.88413002548" calcext:value-type="float">
            <text:p>1168.8841300255</text:p>
          </table:table-cell>
          <table:table-cell office:value-type="float" office:value="1177.23486281395" calcext:value-type="float">
            <text:p>1177.234862814</text:p>
          </table:table-cell>
          <table:table-cell office:value-type="float" office:value="1168.83090752534" calcext:value-type="float">
            <text:p>1168.8309075253</text:p>
          </table:table-cell>
        </table:table-row>
        <table:table-row table:style-name="ro1">
          <table:table-cell office:value-type="float" office:value="7577" calcext:value-type="float">
            <text:p>7577</text:p>
          </table:table-cell>
          <table:table-cell office:value-type="float" office:value="1175.55045270582" calcext:value-type="float">
            <text:p>1175.5504527058</text:p>
          </table:table-cell>
          <table:table-cell office:value-type="float" office:value="1178.28211138831" calcext:value-type="float">
            <text:p>1178.2821113883</text:p>
          </table:table-cell>
          <table:table-cell office:value-type="float" office:value="1169.74400684466" calcext:value-type="float">
            <text:p>1169.7440068447</text:p>
          </table:table-cell>
          <table:table-cell office:value-type="float" office:value="1146.81489267211" calcext:value-type="float">
            <text:p>1146.8148926721</text:p>
          </table:table-cell>
          <table:table-cell office:value-type="float" office:value="1168.88439988786" calcext:value-type="float">
            <text:p>1168.8843998879</text:p>
          </table:table-cell>
          <table:table-cell office:value-type="float" office:value="1177.23169451737" calcext:value-type="float">
            <text:p>1177.2316945174</text:p>
          </table:table-cell>
          <table:table-cell office:value-type="float" office:value="1168.8284171825" calcext:value-type="float">
            <text:p>1168.8284171825</text:p>
          </table:table-cell>
        </table:table-row>
        <table:table-row table:style-name="ro1">
          <table:table-cell office:value-type="float" office:value="7578" calcext:value-type="float">
            <text:p>7578</text:p>
          </table:table-cell>
          <table:table-cell office:value-type="float" office:value="1175.55337526892" calcext:value-type="float">
            <text:p>1175.5533752689</text:p>
          </table:table-cell>
          <table:table-cell office:value-type="float" office:value="1178.28256137406" calcext:value-type="float">
            <text:p>1178.2825613741</text:p>
          </table:table-cell>
          <table:table-cell office:value-type="float" office:value="1169.74409168955" calcext:value-type="float">
            <text:p>1169.7440916896</text:p>
          </table:table-cell>
          <table:table-cell office:value-type="float" office:value="1146.83156968912" calcext:value-type="float">
            <text:p>1146.8315696891</text:p>
          </table:table-cell>
          <table:table-cell office:value-type="float" office:value="1168.88528995193" calcext:value-type="float">
            <text:p>1168.8852899519</text:p>
          </table:table-cell>
          <table:table-cell office:value-type="float" office:value="1177.2297099302" calcext:value-type="float">
            <text:p>1177.2297099302</text:p>
          </table:table-cell>
          <table:table-cell office:value-type="float" office:value="1168.82793370822" calcext:value-type="float">
            <text:p>1168.8279337082</text:p>
          </table:table-cell>
        </table:table-row>
        <table:table-row table:style-name="ro1">
          <table:table-cell office:value-type="float" office:value="7579" calcext:value-type="float">
            <text:p>7579</text:p>
          </table:table-cell>
          <table:table-cell office:value-type="float" office:value="1175.55877129461" calcext:value-type="float">
            <text:p>1175.5587712946</text:p>
          </table:table-cell>
          <table:table-cell office:value-type="float" office:value="1178.28232936383" calcext:value-type="float">
            <text:p>1178.2823293638</text:p>
          </table:table-cell>
          <table:table-cell office:value-type="float" office:value="1169.74545093245" calcext:value-type="float">
            <text:p>1169.7454509325</text:p>
          </table:table-cell>
          <table:table-cell office:value-type="float" office:value="1146.86120816298" calcext:value-type="float">
            <text:p>1146.861208163</text:p>
          </table:table-cell>
          <table:table-cell office:value-type="float" office:value="1168.88580088413" calcext:value-type="float">
            <text:p>1168.8858008841</text:p>
          </table:table-cell>
          <table:table-cell office:value-type="float" office:value="1177.22701509893" calcext:value-type="float">
            <text:p>1177.2270150989</text:p>
          </table:table-cell>
          <table:table-cell office:value-type="float" office:value="1168.82581432673" calcext:value-type="float">
            <text:p>1168.8258143267</text:p>
          </table:table-cell>
        </table:table-row>
        <table:table-row table:style-name="ro1">
          <table:table-cell office:value-type="float" office:value="7580" calcext:value-type="float">
            <text:p>7580</text:p>
          </table:table-cell>
          <table:table-cell office:value-type="float" office:value="1175.56185340533" calcext:value-type="float">
            <text:p>1175.5618534053</text:p>
          </table:table-cell>
          <table:table-cell office:value-type="float" office:value="1178.28271253738" calcext:value-type="float">
            <text:p>1178.2827125374</text:p>
          </table:table-cell>
          <table:table-cell office:value-type="float" office:value="1169.74559326517" calcext:value-type="float">
            <text:p>1169.7455932652</text:p>
          </table:table-cell>
          <table:table-cell office:value-type="float" office:value="1146.87895173963" calcext:value-type="float">
            <text:p>1146.8789517396</text:p>
          </table:table-cell>
          <table:table-cell office:value-type="float" office:value="1168.88661847924" calcext:value-type="float">
            <text:p>1168.8866184792</text:p>
          </table:table-cell>
          <table:table-cell office:value-type="float" office:value="1177.2250185273" calcext:value-type="float">
            <text:p>1177.2250185273</text:p>
          </table:table-cell>
          <table:table-cell office:value-type="float" office:value="1168.82513323634" calcext:value-type="float">
            <text:p>1168.8251332363</text:p>
          </table:table-cell>
        </table:table-row>
        <table:table-row table:style-name="ro1">
          <table:table-cell office:value-type="float" office:value="7581" calcext:value-type="float">
            <text:p>7581</text:p>
          </table:table-cell>
          <table:table-cell office:value-type="float" office:value="1175.6253696986" calcext:value-type="float">
            <text:p>1175.6253696986</text:p>
          </table:table-cell>
          <table:table-cell office:value-type="float" office:value="1178.26610379839" calcext:value-type="float">
            <text:p>1178.2661037984</text:p>
          </table:table-cell>
          <table:table-cell office:value-type="float" office:value="1169.76433552311" calcext:value-type="float">
            <text:p>1169.7643355231</text:p>
          </table:table-cell>
          <table:table-cell office:value-type="float" office:value="1147.21424214986" calcext:value-type="float">
            <text:p>1147.2142421499</text:p>
          </table:table-cell>
          <table:table-cell office:value-type="float" office:value="1168.86882322526" calcext:value-type="float">
            <text:p>1168.8688232253</text:p>
          </table:table-cell>
          <table:table-cell office:value-type="float" office:value="1177.18990879195" calcext:value-type="float">
            <text:p>1177.189908792</text:p>
          </table:table-cell>
          <table:table-cell office:value-type="float" office:value="1168.78954067902" calcext:value-type="float">
            <text:p>1168.789540679</text:p>
          </table:table-cell>
        </table:table-row>
        <table:table-row table:style-name="ro1">
          <table:table-cell office:value-type="float" office:value="7582" calcext:value-type="float">
            <text:p>7582</text:p>
          </table:table-cell>
          <table:table-cell office:value-type="float" office:value="1175.62451145858" calcext:value-type="float">
            <text:p>1175.6245114586</text:p>
          </table:table-cell>
          <table:table-cell office:value-type="float" office:value="1178.26744840707" calcext:value-type="float">
            <text:p>1178.2674484071</text:p>
          </table:table-cell>
          <table:table-cell office:value-type="float" office:value="1169.76305840699" calcext:value-type="float">
            <text:p>1169.763058407</text:p>
          </table:table-cell>
          <table:table-cell office:value-type="float" office:value="1147.21018523485" calcext:value-type="float">
            <text:p>1147.2101852349</text:p>
          </table:table-cell>
          <table:table-cell office:value-type="float" office:value="1168.87084712731" calcext:value-type="float">
            <text:p>1168.8708471273</text:p>
          </table:table-cell>
          <table:table-cell office:value-type="float" office:value="1177.18990208749" calcext:value-type="float">
            <text:p>1177.1899020875</text:p>
          </table:table-cell>
          <table:table-cell office:value-type="float" office:value="1168.79116971749" calcext:value-type="float">
            <text:p>1168.7911697175</text:p>
          </table:table-cell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float" office:value="1175.63476450871" calcext:value-type="float">
            <text:p>1175.6347645087</text:p>
          </table:table-cell>
          <table:table-cell office:value-type="float" office:value="1178.26582071969" calcext:value-type="float">
            <text:p>1178.2658207197</text:p>
          </table:table-cell>
          <table:table-cell office:value-type="float" office:value="1169.7660566011" calcext:value-type="float">
            <text:p>1169.7660566011</text:p>
          </table:table-cell>
          <table:table-cell office:value-type="float" office:value="1147.26598449567" calcext:value-type="float">
            <text:p>1147.2659844957</text:p>
          </table:table-cell>
          <table:table-cell office:value-type="float" office:value="1168.86977248021" calcext:value-type="float">
            <text:p>1168.8697724802</text:p>
          </table:table-cell>
          <table:table-cell office:value-type="float" office:value="1177.18472378407" calcext:value-type="float">
            <text:p>1177.1847237841</text:p>
          </table:table-cell>
          <table:table-cell office:value-type="float" office:value="1168.78563068779" calcext:value-type="float">
            <text:p>1168.7856306878</text:p>
          </table:table-cell>
        </table:table-row>
        <table:table-row table:style-name="ro1">
          <table:table-cell office:value-type="float" office:value="7584" calcext:value-type="float">
            <text:p>7584</text:p>
          </table:table-cell>
          <table:table-cell office:value-type="float" office:value="1175.63635978865" calcext:value-type="float">
            <text:p>1175.6363597887</text:p>
          </table:table-cell>
          <table:table-cell office:value-type="float" office:value="1178.26643391287" calcext:value-type="float">
            <text:p>1178.2664339129</text:p>
          </table:table-cell>
          <table:table-cell office:value-type="float" office:value="1169.76554257378" calcext:value-type="float">
            <text:p>1169.7655425738</text:p>
          </table:table-cell>
          <table:table-cell office:value-type="float" office:value="1147.27482222216" calcext:value-type="float">
            <text:p>1147.2748222222</text:p>
          </table:table-cell>
          <table:table-cell office:value-type="float" office:value="1168.8709575095" calcext:value-type="float">
            <text:p>1168.8709575095</text:p>
          </table:table-cell>
          <table:table-cell office:value-type="float" office:value="1177.18335506778" calcext:value-type="float">
            <text:p>1177.1833550678</text:p>
          </table:table-cell>
          <table:table-cell office:value-type="float" office:value="1168.78562362851" calcext:value-type="float">
            <text:p>1168.7856236285</text:p>
          </table:table-cell>
        </table:table-row>
        <table:table-row table:style-name="ro1">
          <table:table-cell office:value-type="float" office:value="7585" calcext:value-type="float">
            <text:p>7585</text:p>
          </table:table-cell>
          <table:table-cell office:value-type="float" office:value="1175.6441009296" calcext:value-type="float">
            <text:p>1175.6441009296</text:p>
          </table:table-cell>
          <table:table-cell office:value-type="float" office:value="1178.26541987199" calcext:value-type="float">
            <text:p>1178.265419872</text:p>
          </table:table-cell>
          <table:table-cell office:value-type="float" office:value="1169.76770595234" calcext:value-type="float">
            <text:p>1169.7677059524</text:p>
          </table:table-cell>
          <table:table-cell office:value-type="float" office:value="1147.31718276373" calcext:value-type="float">
            <text:p>1147.3171827637</text:p>
          </table:table-cell>
          <table:table-cell office:value-type="float" office:value="1168.87064015333" calcext:value-type="float">
            <text:p>1168.8706401533</text:p>
          </table:table-cell>
          <table:table-cell office:value-type="float" office:value="1177.17954001863" calcext:value-type="float">
            <text:p>1177.1795400186</text:p>
          </table:table-cell>
          <table:table-cell office:value-type="float" office:value="1168.78144115581" calcext:value-type="float">
            <text:p>1168.7814411558</text:p>
          </table:table-cell>
        </table:table-row>
        <table:table-row table:style-name="ro1">
          <table:table-cell office:value-type="float" office:value="7586" calcext:value-type="float">
            <text:p>7586</text:p>
          </table:table-cell>
          <table:table-cell office:value-type="float" office:value="1175.64662745978" calcext:value-type="float">
            <text:p>1175.6466274598</text:p>
          </table:table-cell>
          <table:table-cell office:value-type="float" office:value="1178.26576870793" calcext:value-type="float">
            <text:p>1178.2657687079</text:p>
          </table:table-cell>
          <table:table-cell office:value-type="float" office:value="1169.76751661152" calcext:value-type="float">
            <text:p>1169.7675166115</text:p>
          </table:table-cell>
          <table:table-cell office:value-type="float" office:value="1147.33111920007" calcext:value-type="float">
            <text:p>1147.3311192001</text:p>
          </table:table-cell>
          <table:table-cell office:value-type="float" office:value="1168.87149942476" calcext:value-type="float">
            <text:p>1168.8714994248</text:p>
          </table:table-cell>
          <table:table-cell office:value-type="float" office:value="1177.17774372724" calcext:value-type="float">
            <text:p>1177.1777437272</text:p>
          </table:table-cell>
          <table:table-cell office:value-type="float" office:value="1168.78074871304" calcext:value-type="float">
            <text:p>1168.780748713</text:p>
          </table:table-cell>
        </table:table-row>
        <table:table-row table:style-name="ro1">
          <table:table-cell office:value-type="float" office:value="7587" calcext:value-type="float">
            <text:p>7587</text:p>
          </table:table-cell>
          <table:table-cell office:value-type="float" office:value="1175.65287171304" calcext:value-type="float">
            <text:p>1175.652871713</text:p>
          </table:table-cell>
          <table:table-cell office:value-type="float" office:value="1178.26505753939" calcext:value-type="float">
            <text:p>1178.2650575394</text:p>
          </table:table-cell>
          <table:table-cell office:value-type="float" office:value="1169.76913949995" calcext:value-type="float">
            <text:p>1169.7691395</text:p>
          </table:table-cell>
          <table:table-cell office:value-type="float" office:value="1147.3655514441" calcext:value-type="float">
            <text:p>1147.3655514441</text:p>
          </table:table-cell>
          <table:table-cell office:value-type="float" office:value="1168.87158083244" calcext:value-type="float">
            <text:p>1168.8715808325</text:p>
          </table:table-cell>
          <table:table-cell office:value-type="float" office:value="1177.174654037" calcext:value-type="float">
            <text:p>1177.174654037</text:p>
          </table:table-cell>
          <table:table-cell office:value-type="float" office:value="1168.77733827465" calcext:value-type="float">
            <text:p>1168.7773382747</text:p>
          </table:table-cell>
        </table:table-row>
        <table:table-row table:style-name="ro1">
          <table:table-cell office:value-type="float" office:value="7588" calcext:value-type="float">
            <text:p>7588</text:p>
          </table:table-cell>
          <table:table-cell office:value-type="float" office:value="1175.65580798575" calcext:value-type="float">
            <text:p>1175.6558079858</text:p>
          </table:table-cell>
          <table:table-cell office:value-type="float" office:value="1178.26527985367" calcext:value-type="float">
            <text:p>1178.2652798537</text:p>
          </table:table-cell>
          <table:table-cell office:value-type="float" office:value="1169.76910320898" calcext:value-type="float">
            <text:p>1169.769103209</text:p>
          </table:table-cell>
          <table:table-cell office:value-type="float" office:value="1147.38183365113" calcext:value-type="float">
            <text:p>1147.3818336511</text:p>
          </table:table-cell>
          <table:table-cell office:value-type="float" office:value="1168.87228552492" calcext:value-type="float">
            <text:p>1168.8722855249</text:p>
          </table:table-cell>
          <table:table-cell office:value-type="float" office:value="1177.17272071053" calcext:value-type="float">
            <text:p>1177.1727207105</text:p>
          </table:table-cell>
          <table:table-cell office:value-type="float" office:value="1168.77630762508" calcext:value-type="float">
            <text:p>1168.7763076251</text:p>
          </table:table-cell>
        </table:table-row>
        <table:table-row table:style-name="ro1">
          <table:table-cell office:value-type="float" office:value="7589" calcext:value-type="float">
            <text:p>7589</text:p>
          </table:table-cell>
          <table:table-cell office:value-type="float" office:value="1175.66101863966" calcext:value-type="float">
            <text:p>1175.6610186397</text:p>
          </table:table-cell>
          <table:table-cell office:value-type="float" office:value="1178.26477196669" calcext:value-type="float">
            <text:p>1178.2647719667</text:p>
          </table:table-cell>
          <table:table-cell office:value-type="float" office:value="1169.77031279617" calcext:value-type="float">
            <text:p>1169.7703127962</text:p>
          </table:table-cell>
          <table:table-cell office:value-type="float" office:value="1147.41093290356" calcext:value-type="float">
            <text:p>1147.4109329036</text:p>
          </table:table-cell>
          <table:table-cell office:value-type="float" office:value="1168.87259638052" calcext:value-type="float">
            <text:p>1168.8725963805</text:p>
          </table:table-cell>
          <table:table-cell office:value-type="float" office:value="1177.17006622767" calcext:value-type="float">
            <text:p>1177.1700662277</text:p>
          </table:table-cell>
          <table:table-cell office:value-type="float" office:value="1168.77342282884" calcext:value-type="float">
            <text:p>1168.7734228288</text:p>
          </table:table-cell>
        </table:table-row>
        <table:table-row table:style-name="ro1">
          <table:table-cell office:value-type="float" office:value="7590" calcext:value-type="float">
            <text:p>7590</text:p>
          </table:table-cell>
          <table:table-cell office:value-type="float" office:value="1175.6640988276" calcext:value-type="float">
            <text:p>1175.6640988276</text:p>
          </table:table-cell>
          <table:table-cell office:value-type="float" office:value="1178.26490804649" calcext:value-type="float">
            <text:p>1178.2649080465</text:p>
          </table:table-cell>
          <table:table-cell office:value-type="float" office:value="1169.77032879891" calcext:value-type="float">
            <text:p>1169.7703287989</text:p>
          </table:table-cell>
          <table:table-cell office:value-type="float" office:value="1147.42824681855" calcext:value-type="float">
            <text:p>1147.4282468186</text:p>
          </table:table-cell>
          <table:table-cell office:value-type="float" office:value="1168.87322692042" calcext:value-type="float">
            <text:p>1168.8732269204</text:p>
          </table:table-cell>
          <table:table-cell office:value-type="float" office:value="1177.16810787791" calcext:value-type="float">
            <text:p>1177.1681078779</text:p>
          </table:table-cell>
          <table:table-cell office:value-type="float" office:value="1168.77215820894" calcext:value-type="float">
            <text:p>1168.7721582089</text:p>
          </table:table-cell>
        </table:table-row>
        <table:table-row table:style-name="ro1">
          <table:table-cell office:value-type="float" office:value="7591" calcext:value-type="float">
            <text:p>7591</text:p>
          </table:table-cell>
          <table:table-cell office:value-type="float" office:value="1175.72570332602" calcext:value-type="float">
            <text:p>1175.725703326</text:p>
          </table:table-cell>
          <table:table-cell office:value-type="float" office:value="1178.24843568911" calcext:value-type="float">
            <text:p>1178.2484356891</text:p>
          </table:table-cell>
          <table:table-cell office:value-type="float" office:value="1169.78922530244" calcext:value-type="float">
            <text:p>1169.7892253024</text:p>
          </table:table-cell>
          <table:table-cell office:value-type="float" office:value="1147.75121122432" calcext:value-type="float">
            <text:p>1147.7512112243</text:p>
          </table:table-cell>
          <table:table-cell office:value-type="float" office:value="1168.8538507971" calcext:value-type="float">
            <text:p>1168.8538507971</text:p>
          </table:table-cell>
          <table:table-cell office:value-type="float" office:value="1177.13348712657" calcext:value-type="float">
            <text:p>1177.1334871266</text:p>
          </table:table-cell>
          <table:table-cell office:value-type="float" office:value="1168.72772387057" calcext:value-type="float">
            <text:p>1168.7277238706</text:p>
          </table:table-cell>
        </table:table-row>
        <table:table-row table:style-name="ro1">
          <table:table-cell office:value-type="float" office:value="7592" calcext:value-type="float">
            <text:p>7592</text:p>
          </table:table-cell>
          <table:table-cell office:value-type="float" office:value="1175.72491798322" calcext:value-type="float">
            <text:p>1175.7249179832</text:p>
          </table:table-cell>
          <table:table-cell office:value-type="float" office:value="1178.24949186567" calcext:value-type="float">
            <text:p>1178.2494918657</text:p>
          </table:table-cell>
          <table:table-cell office:value-type="float" office:value="1169.78790413243" calcext:value-type="float">
            <text:p>1169.7879041324</text:p>
          </table:table-cell>
          <table:table-cell office:value-type="float" office:value="1147.74729389989" calcext:value-type="float">
            <text:p>1147.7472938999</text:p>
          </table:table-cell>
          <table:table-cell office:value-type="float" office:value="1168.85564762729" calcext:value-type="float">
            <text:p>1168.8556476273</text:p>
          </table:table-cell>
          <table:table-cell office:value-type="float" office:value="1177.13343942837" calcext:value-type="float">
            <text:p>1177.1334394284</text:p>
          </table:table-cell>
          <table:table-cell office:value-type="float" office:value="1168.72914738578" calcext:value-type="float">
            <text:p>1168.7291473858</text:p>
          </table:table-cell>
        </table:table-row>
        <table:table-row table:style-name="ro1">
          <table:table-cell office:value-type="float" office:value="7593" calcext:value-type="float">
            <text:p>7593</text:p>
          </table:table-cell>
          <table:table-cell office:value-type="float" office:value="1175.73483443982" calcext:value-type="float">
            <text:p>1175.7348344398</text:p>
          </table:table-cell>
          <table:table-cell office:value-type="float" office:value="1178.2476329955" calcext:value-type="float">
            <text:p>1178.2476329955</text:p>
          </table:table-cell>
          <table:table-cell office:value-type="float" office:value="1169.79095442944" calcext:value-type="float">
            <text:p>1169.7909544294</text:p>
          </table:table-cell>
          <table:table-cell office:value-type="float" office:value="1147.80200453407" calcext:value-type="float">
            <text:p>1147.8020045341</text:p>
          </table:table-cell>
          <table:table-cell office:value-type="float" office:value="1168.85438070122" calcext:value-type="float">
            <text:p>1168.8543807012</text:p>
          </table:table-cell>
          <table:table-cell office:value-type="float" office:value="1177.12839284289" calcext:value-type="float">
            <text:p>1177.1283928429</text:p>
          </table:table-cell>
          <table:table-cell office:value-type="float" office:value="1168.72220514664" calcext:value-type="float">
            <text:p>1168.7222051466</text:p>
          </table:table-cell>
        </table:table-row>
        <table:table-row table:style-name="ro1">
          <table:table-cell office:value-type="float" office:value="7594" calcext:value-type="float">
            <text:p>7594</text:p>
          </table:table-cell>
          <table:table-cell office:value-type="float" office:value="1175.73643107364" calcext:value-type="float">
            <text:p>1175.7364310737</text:p>
          </table:table-cell>
          <table:table-cell office:value-type="float" office:value="1178.247974478" calcext:value-type="float">
            <text:p>1178.247974478</text:p>
          </table:table-cell>
          <table:table-cell office:value-type="float" office:value="1169.79046134585" calcext:value-type="float">
            <text:p>1169.7904613459</text:p>
          </table:table-cell>
          <table:table-cell office:value-type="float" office:value="1147.81060362219" calcext:value-type="float">
            <text:p>1147.8106036222</text:p>
          </table:table-cell>
          <table:table-cell office:value-type="float" office:value="1168.85535013173" calcext:value-type="float">
            <text:p>1168.8553501317</text:p>
          </table:table-cell>
          <table:table-cell office:value-type="float" office:value="1177.12703001629" calcext:value-type="float">
            <text:p>1177.1270300163</text:p>
          </table:table-cell>
          <table:table-cell office:value-type="float" office:value="1168.72173172615" calcext:value-type="float">
            <text:p>1168.7217317262</text:p>
          </table:table-cell>
        </table:table-row>
        <table:table-row table:style-name="ro1">
          <table:table-cell office:value-type="float" office:value="7595" calcext:value-type="float">
            <text:p>7595</text:p>
          </table:table-cell>
          <table:table-cell office:value-type="float" office:value="1175.74386335586" calcext:value-type="float">
            <text:p>1175.7438633559</text:p>
          </table:table-cell>
          <table:table-cell office:value-type="float" office:value="1178.24671535027" calcext:value-type="float">
            <text:p>1178.2467153503</text:p>
          </table:table-cell>
          <table:table-cell office:value-type="float" office:value="1169.79271312497" calcext:value-type="float">
            <text:p>1169.792713125</text:p>
          </table:table-cell>
          <table:table-cell office:value-type="float" office:value="1147.85223211427" calcext:value-type="float">
            <text:p>1147.8522321143</text:p>
          </table:table-cell>
          <table:table-cell office:value-type="float" office:value="1168.85483110087" calcext:value-type="float">
            <text:p>1168.8548311009</text:p>
          </table:table-cell>
          <table:table-cell office:value-type="float" office:value="1177.12328745472" calcext:value-type="float">
            <text:p>1177.1232874547</text:p>
          </table:table-cell>
          <table:table-cell office:value-type="float" office:value="1168.71633971324" calcext:value-type="float">
            <text:p>1168.7163397133</text:p>
          </table:table-cell>
        </table:table-row>
        <table:table-row table:style-name="ro1">
          <table:table-cell office:value-type="float" office:value="7596" calcext:value-type="float">
            <text:p>7596</text:p>
          </table:table-cell>
          <table:table-cell office:value-type="float" office:value="1175.74634767203" calcext:value-type="float">
            <text:p>1175.746347672</text:p>
          </table:table-cell>
          <table:table-cell office:value-type="float" office:value="1178.24680388193" calcext:value-type="float">
            <text:p>1178.2468038819</text:p>
          </table:table-cell>
          <table:table-cell office:value-type="float" office:value="1169.79259584495" calcext:value-type="float">
            <text:p>1169.792595845</text:p>
          </table:table-cell>
          <table:table-cell office:value-type="float" office:value="1147.86583975293" calcext:value-type="float">
            <text:p>1147.8658397529</text:p>
          </table:table-cell>
          <table:table-cell office:value-type="float" office:value="1168.85547305733" calcext:value-type="float">
            <text:p>1168.8554730573</text:p>
          </table:table-cell>
          <table:table-cell office:value-type="float" office:value="1177.12152004252" calcext:value-type="float">
            <text:p>1177.1215200425</text:p>
          </table:table-cell>
          <table:table-cell office:value-type="float" office:value="1168.71505216047" calcext:value-type="float">
            <text:p>1168.7150521605</text:p>
          </table:table-cell>
        </table:table-row>
        <table:table-row table:style-name="ro1">
          <table:table-cell office:value-type="float" office:value="7597" calcext:value-type="float">
            <text:p>7597</text:p>
          </table:table-cell>
          <table:table-cell office:value-type="float" office:value="1175.75228615671" calcext:value-type="float">
            <text:p>1175.7522861567</text:p>
          </table:table-cell>
          <table:table-cell office:value-type="float" office:value="1178.24585434817" calcext:value-type="float">
            <text:p>1178.2458543482</text:p>
          </table:table-cell>
          <table:table-cell office:value-type="float" office:value="1169.79434159131" calcext:value-type="float">
            <text:p>1169.7943415913</text:p>
          </table:table-cell>
          <table:table-cell office:value-type="float" office:value="1147.89969832373" calcext:value-type="float">
            <text:p>1147.8996983237</text:p>
          </table:table-cell>
          <table:table-cell office:value-type="float" office:value="1168.85533575204" calcext:value-type="float">
            <text:p>1168.8553357521</text:p>
          </table:table-cell>
          <table:table-cell office:value-type="float" office:value="1177.11848166928" calcext:value-type="float">
            <text:p>1177.1184816693</text:p>
          </table:table-cell>
          <table:table-cell office:value-type="float" office:value="1168.71052693661" calcext:value-type="float">
            <text:p>1168.7105269366</text:p>
          </table:table-cell>
        </table:table-row>
        <table:table-row table:style-name="ro1">
          <table:table-cell office:value-type="float" office:value="7598" calcext:value-type="float">
            <text:p>7598</text:p>
          </table:table-cell>
          <table:table-cell office:value-type="float" office:value="1175.7551368726" calcext:value-type="float">
            <text:p>1175.7551368726</text:p>
          </table:table-cell>
          <table:table-cell office:value-type="float" office:value="1178.24581036623" calcext:value-type="float">
            <text:p>1178.2458103662</text:p>
          </table:table-cell>
          <table:table-cell office:value-type="float" office:value="1169.79445139847" calcext:value-type="float">
            <text:p>1169.7944513985</text:p>
          </table:table-cell>
          <table:table-cell office:value-type="float" office:value="1147.91561364899" calcext:value-type="float">
            <text:p>1147.915613649</text:p>
          </table:table-cell>
          <table:table-cell office:value-type="float" office:value="1168.85581819119" calcext:value-type="float">
            <text:p>1168.8558181912</text:p>
          </table:table-cell>
          <table:table-cell office:value-type="float" office:value="1177.11659141172" calcext:value-type="float">
            <text:p>1177.1165914117</text:p>
          </table:table-cell>
          <table:table-cell office:value-type="float" office:value="1168.70884591513" calcext:value-type="float">
            <text:p>1168.7088459151</text:p>
          </table:table-cell>
        </table:table-row>
        <table:table-row table:style-name="ro1">
          <table:table-cell office:value-type="float" office:value="7599" calcext:value-type="float">
            <text:p>7599</text:p>
          </table:table-cell>
          <table:table-cell office:value-type="float" office:value="1175.76003557656" calcext:value-type="float">
            <text:p>1175.7600355766</text:p>
          </table:table-cell>
          <table:table-cell office:value-type="float" office:value="1178.24503707072" calcext:value-type="float">
            <text:p>1178.2450370707</text:p>
          </table:table-cell>
          <table:table-cell office:value-type="float" office:value="1169.79584185648" calcext:value-type="float">
            <text:p>1169.7958418565</text:p>
          </table:table-cell>
          <table:table-cell office:value-type="float" office:value="1147.94424418309" calcext:value-type="float">
            <text:p>1147.9442441831</text:p>
          </table:table-cell>
          <table:table-cell office:value-type="float" office:value="1168.8558951886" calcext:value-type="float">
            <text:p>1168.8558951886</text:p>
          </table:table-cell>
          <table:table-cell office:value-type="float" office:value="1177.11398410064" calcext:value-type="float">
            <text:p>1177.1139841007</text:p>
          </table:table-cell>
          <table:table-cell office:value-type="float" office:value="1168.70497480489" calcext:value-type="float">
            <text:p>1168.7049748049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1175.76299805539" calcext:value-type="float">
            <text:p>1175.7629980554</text:p>
          </table:table-cell>
          <table:table-cell office:value-type="float" office:value="1178.24490206204" calcext:value-type="float">
            <text:p>1178.244902062</text:p>
          </table:table-cell>
          <table:table-cell office:value-type="float" office:value="1169.79609448951" calcext:value-type="float">
            <text:p>1169.7960944895</text:p>
          </table:table-cell>
          <table:table-cell office:value-type="float" office:value="1147.9611784133" calcext:value-type="float">
            <text:p>1147.9611784133</text:p>
          </table:table-cell>
          <table:table-cell office:value-type="float" office:value="1168.85629486639" calcext:value-type="float">
            <text:p>1168.8562948664</text:p>
          </table:table-cell>
          <table:table-cell office:value-type="float" office:value="1177.11206923724" calcext:value-type="float">
            <text:p>1177.1120692372</text:p>
          </table:table-cell>
          <table:table-cell office:value-type="float" office:value="1168.70307891978" calcext:value-type="float">
            <text:p>1168.7030789198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float" office:value="1175.82312073107" calcext:value-type="float">
            <text:p>1175.8231207311</text:p>
          </table:table-cell>
          <table:table-cell office:value-type="float" office:value="1178.22827990026" calcext:value-type="float">
            <text:p>1178.2282799003</text:p>
          </table:table-cell>
          <table:table-cell office:value-type="float" office:value="1169.81657772922" calcext:value-type="float">
            <text:p>1169.8165777292</text:p>
          </table:table-cell>
          <table:table-cell office:value-type="float" office:value="1148.28410014761" calcext:value-type="float">
            <text:p>1148.2841001476</text:p>
          </table:table-cell>
          <table:table-cell office:value-type="float" office:value="1168.83944444665" calcext:value-type="float">
            <text:p>1168.8394444467</text:p>
          </table:table-cell>
          <table:table-cell office:value-type="float" office:value="1177.08102462806" calcext:value-type="float">
            <text:p>1177.0810246281</text:p>
          </table:table-cell>
          <table:table-cell office:value-type="float" office:value="1168.65568031462" calcext:value-type="float">
            <text:p>1168.6556803146</text:p>
          </table:table-cell>
        </table:table-row>
        <table:table-row table:style-name="ro1">
          <table:table-cell office:value-type="float" office:value="7602" calcext:value-type="float">
            <text:p>7602</text:p>
          </table:table-cell>
          <table:table-cell office:value-type="float" office:value="1175.82226619873" calcext:value-type="float">
            <text:p>1175.8222661987</text:p>
          </table:table-cell>
          <table:table-cell office:value-type="float" office:value="1178.22909316968" calcext:value-type="float">
            <text:p>1178.2290931697</text:p>
          </table:table-cell>
          <table:table-cell office:value-type="float" office:value="1169.81540197157" calcext:value-type="float">
            <text:p>1169.8154019716</text:p>
          </table:table-cell>
          <table:table-cell office:value-type="float" office:value="1148.28011377449" calcext:value-type="float">
            <text:p>1148.2801137745</text:p>
          </table:table-cell>
          <table:table-cell office:value-type="float" office:value="1168.84093848454" calcext:value-type="float">
            <text:p>1168.8409384846</text:p>
          </table:table-cell>
          <table:table-cell office:value-type="float" office:value="1177.08089331078" calcext:value-type="float">
            <text:p>1177.0808933108</text:p>
          </table:table-cell>
          <table:table-cell office:value-type="float" office:value="1168.65697632681" calcext:value-type="float">
            <text:p>1168.6569763268</text:p>
          </table:table-cell>
        </table:table-row>
        <table:table-row table:style-name="ro1">
          <table:table-cell office:value-type="float" office:value="7603" calcext:value-type="float">
            <text:p>7603</text:p>
          </table:table-cell>
          <table:table-cell office:value-type="float" office:value="1175.83172720675" calcext:value-type="float">
            <text:p>1175.8317272068</text:p>
          </table:table-cell>
          <table:table-cell office:value-type="float" office:value="1178.22695280204" calcext:value-type="float">
            <text:p>1178.226952802</text:p>
          </table:table-cell>
          <table:table-cell office:value-type="float" office:value="1169.81887990768" calcext:value-type="float">
            <text:p>1169.8188799077</text:p>
          </table:table-cell>
          <table:table-cell office:value-type="float" office:value="1148.33400027081" calcext:value-type="float">
            <text:p>1148.3340002708</text:p>
          </table:table-cell>
          <table:table-cell office:value-type="float" office:value="1168.83950071727" calcext:value-type="float">
            <text:p>1168.8395007173</text:p>
          </table:table-cell>
          <table:table-cell office:value-type="float" office:value="1177.07602832868" calcext:value-type="float">
            <text:p>1177.0760283287</text:p>
          </table:table-cell>
          <table:table-cell office:value-type="float" office:value="1168.64879751218" calcext:value-type="float">
            <text:p>1168.6487975122</text:p>
          </table:table-cell>
        </table:table-row>
        <table:table-row table:style-name="ro1">
          <table:table-cell office:value-type="float" office:value="7604" calcext:value-type="float">
            <text:p>7604</text:p>
          </table:table-cell>
          <table:table-cell office:value-type="float" office:value="1175.83317075741" calcext:value-type="float">
            <text:p>1175.8331707574</text:p>
          </table:table-cell>
          <table:table-cell office:value-type="float" office:value="1178.22708381304" calcext:value-type="float">
            <text:p>1178.227083813</text:p>
          </table:table-cell>
          <table:table-cell office:value-type="float" office:value="1169.81863531968" calcext:value-type="float">
            <text:p>1169.8186353197</text:p>
          </table:table-cell>
          <table:table-cell office:value-type="float" office:value="1148.34244642666" calcext:value-type="float">
            <text:p>1148.3424464267</text:p>
          </table:table-cell>
          <table:table-cell office:value-type="float" office:value="1168.84019825719" calcext:value-type="float">
            <text:p>1168.8401982572</text:p>
          </table:table-cell>
          <table:table-cell office:value-type="float" office:value="1177.07468425279" calcext:value-type="float">
            <text:p>1177.0746842528</text:p>
          </table:table-cell>
          <table:table-cell office:value-type="float" office:value="1168.64806266119" calcext:value-type="float">
            <text:p>1168.6480626612</text:p>
          </table:table-cell>
        </table:table-row>
        <table:table-row table:style-name="ro1">
          <table:table-cell office:value-type="float" office:value="7605" calcext:value-type="float">
            <text:p>7605</text:p>
          </table:table-cell>
          <table:table-cell office:value-type="float" office:value="1175.84020564145" calcext:value-type="float">
            <text:p>1175.8402056415</text:p>
          </table:table-cell>
          <table:table-cell office:value-type="float" office:value="1178.22551918417" calcext:value-type="float">
            <text:p>1178.2255191842</text:p>
          </table:table-cell>
          <table:table-cell office:value-type="float" office:value="1169.82135134747" calcext:value-type="float">
            <text:p>1169.8213513475</text:p>
          </table:table-cell>
          <table:table-cell office:value-type="float" office:value="1148.38344142568" calcext:value-type="float">
            <text:p>1148.3834414257</text:p>
          </table:table-cell>
          <table:table-cell office:value-type="float" office:value="1168.83945743857" calcext:value-type="float">
            <text:p>1168.8394574386</text:p>
          </table:table-cell>
          <table:table-cell office:value-type="float" office:value="1177.07102892376" calcext:value-type="float">
            <text:p>1177.0710289238</text:p>
          </table:table-cell>
          <table:table-cell office:value-type="float" office:value="1168.64162038014" calcext:value-type="float">
            <text:p>1168.6416203801</text:p>
          </table:table-cell>
        </table:table-row>
        <table:table-row table:style-name="ro1">
          <table:table-cell office:value-type="float" office:value="7606" calcext:value-type="float">
            <text:p>7606</text:p>
          </table:table-cell>
          <table:table-cell office:value-type="float" office:value="1175.84250899494" calcext:value-type="float">
            <text:p>1175.8425089949</text:p>
          </table:table-cell>
          <table:table-cell office:value-type="float" office:value="1178.22537393192" calcext:value-type="float">
            <text:p>1178.2253739319</text:p>
          </table:table-cell>
          <table:table-cell office:value-type="float" office:value="1169.8215694672" calcext:value-type="float">
            <text:p>1169.8215694672</text:p>
          </table:table-cell>
          <table:table-cell office:value-type="float" office:value="1148.3968329344" calcext:value-type="float">
            <text:p>1148.3968329344</text:p>
          </table:table-cell>
          <table:table-cell office:value-type="float" office:value="1168.83983135897" calcext:value-type="float">
            <text:p>1168.839831359</text:p>
          </table:table-cell>
          <table:table-cell office:value-type="float" office:value="1177.0692872682" calcext:value-type="float">
            <text:p>1177.0692872682</text:p>
          </table:table-cell>
          <table:table-cell office:value-type="float" office:value="1168.64002979097" calcext:value-type="float">
            <text:p>1168.640029791</text:p>
          </table:table-cell>
        </table:table-row>
        <table:table-row table:style-name="ro1">
          <table:table-cell office:value-type="float" office:value="7607" calcext:value-type="float">
            <text:p>7607</text:p>
          </table:table-cell>
          <table:table-cell office:value-type="float" office:value="1175.84808692194" calcext:value-type="float">
            <text:p>1175.8480869219</text:p>
          </table:table-cell>
          <table:table-cell office:value-type="float" office:value="1178.22410279857" calcext:value-type="float">
            <text:p>1178.2241027986</text:p>
          </table:table-cell>
          <table:table-cell office:value-type="float" office:value="1169.82383367607" calcext:value-type="float">
            <text:p>1169.8238336761</text:p>
          </table:table-cell>
          <table:table-cell office:value-type="float" office:value="1148.43018986907" calcext:value-type="float">
            <text:p>1148.4301898691</text:p>
          </table:table-cell>
          <table:table-cell office:value-type="float" office:value="1168.83945354536" calcext:value-type="float">
            <text:p>1168.8394535454</text:p>
          </table:table-cell>
          <table:table-cell office:value-type="float" office:value="1177.06628471092" calcext:value-type="float">
            <text:p>1177.0662847109</text:p>
          </table:table-cell>
          <table:table-cell office:value-type="float" office:value="1168.63471605449" calcext:value-type="float">
            <text:p>1168.6347160545</text:p>
          </table:table-cell>
        </table:table-row>
        <table:table-row table:style-name="ro1">
          <table:table-cell office:value-type="float" office:value="7608" calcext:value-type="float">
            <text:p>7608</text:p>
          </table:table-cell>
          <table:table-cell office:value-type="float" office:value="1175.85073490457" calcext:value-type="float">
            <text:p>1175.8507349046</text:p>
          </table:table-cell>
          <table:table-cell office:value-type="float" office:value="1178.22381311402" calcext:value-type="float">
            <text:p>1178.223813114</text:p>
          </table:table-cell>
          <table:table-cell office:value-type="float" office:value="1169.824345797" calcext:value-type="float">
            <text:p>1169.824345797</text:p>
          </table:table-cell>
          <table:table-cell office:value-type="float" office:value="1148.44582351184" calcext:value-type="float">
            <text:p>1148.4458235119</text:p>
          </table:table-cell>
          <table:table-cell office:value-type="float" office:value="1168.83966974859" calcext:value-type="float">
            <text:p>1168.8396697486</text:p>
          </table:table-cell>
          <table:table-cell office:value-type="float" office:value="1177.06440471802" calcext:value-type="float">
            <text:p>1177.064404718</text:p>
          </table:table-cell>
          <table:table-cell office:value-type="float" office:value="1168.63286224339" calcext:value-type="float">
            <text:p>1168.6328622434</text:p>
          </table:table-cell>
        </table:table-row>
        <table:table-row table:style-name="ro1">
          <table:table-cell office:value-type="float" office:value="7609" calcext:value-type="float">
            <text:p>7609</text:p>
          </table:table-cell>
          <table:table-cell office:value-type="float" office:value="1175.85530892103" calcext:value-type="float">
            <text:p>1175.855308921</text:p>
          </table:table-cell>
          <table:table-cell office:value-type="float" office:value="1178.2227334466" calcext:value-type="float">
            <text:p>1178.2227334466</text:p>
          </table:table-cell>
          <table:table-cell office:value-type="float" office:value="1169.82627682508" calcext:value-type="float">
            <text:p>1169.8262768251</text:p>
          </table:table-cell>
          <table:table-cell office:value-type="float" office:value="1148.47401488669" calcext:value-type="float">
            <text:p>1148.4740148867</text:p>
          </table:table-cell>
          <table:table-cell office:value-type="float" office:value="1168.8394940734" calcext:value-type="float">
            <text:p>1168.8394940734</text:p>
          </table:table-cell>
          <table:table-cell office:value-type="float" office:value="1177.06180494842" calcext:value-type="float">
            <text:p>1177.0618049484</text:p>
          </table:table-cell>
          <table:table-cell office:value-type="float" office:value="1168.62869789985" calcext:value-type="float">
            <text:p>1168.6286978999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1175.85804445737" calcext:value-type="float">
            <text:p>1175.8580444574</text:p>
          </table:table-cell>
          <table:table-cell office:value-type="float" office:value="1178.22234878126" calcext:value-type="float">
            <text:p>1178.2223487813</text:p>
          </table:table-cell>
          <table:table-cell office:value-type="float" office:value="1169.8270037475" calcext:value-type="float">
            <text:p>1169.8270037475</text:p>
          </table:table-cell>
          <table:table-cell office:value-type="float" office:value="1148.49064409066" calcext:value-type="float">
            <text:p>1148.4906440907</text:p>
          </table:table-cell>
          <table:table-cell office:value-type="float" office:value="1168.83962949935" calcext:value-type="float">
            <text:p>1168.8396294994</text:p>
          </table:table-cell>
          <table:table-cell office:value-type="float" office:value="1177.05989595232" calcext:value-type="float">
            <text:p>1177.0598959523</text:p>
          </table:table-cell>
          <table:table-cell office:value-type="float" office:value="1168.62705019583" calcext:value-type="float">
            <text:p>1168.6270501958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float" office:value="1175.91566232975" calcext:value-type="float">
            <text:p>1175.9156623298</text:p>
          </table:table-cell>
          <table:table-cell office:value-type="float" office:value="1178.20478089519" calcext:value-type="float">
            <text:p>1178.2047808952</text:p>
          </table:table-cell>
          <table:table-cell office:value-type="float" office:value="1169.8490002368" calcext:value-type="float">
            <text:p>1169.8490002368</text:p>
          </table:table-cell>
          <table:table-cell office:value-type="float" office:value="1148.80275748794" calcext:value-type="float">
            <text:p>1148.8027574879</text:p>
          </table:table-cell>
          <table:table-cell office:value-type="float" office:value="1168.82144521707" calcext:value-type="float">
            <text:p>1168.8214452171</text:p>
          </table:table-cell>
          <table:table-cell office:value-type="float" office:value="1177.02769983798" calcext:value-type="float">
            <text:p>1177.027699838</text:p>
          </table:table-cell>
          <table:table-cell office:value-type="float" office:value="1168.57260915191" calcext:value-type="float">
            <text:p>1168.5726091519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float" office:value="1175.91471869047" calcext:value-type="float">
            <text:p>1175.9147186905</text:p>
          </table:table-cell>
          <table:table-cell office:value-type="float" office:value="1178.20538750341" calcext:value-type="float">
            <text:p>1178.2053875034</text:p>
          </table:table-cell>
          <table:table-cell office:value-type="float" office:value="1169.84819536649" calcext:value-type="float">
            <text:p>1169.8481953665</text:p>
          </table:table-cell>
          <table:table-cell office:value-type="float" office:value="1148.79887293195" calcext:value-type="float">
            <text:p>1148.798872932</text:p>
          </table:table-cell>
          <table:table-cell office:value-type="float" office:value="1168.82265959139" calcext:value-type="float">
            <text:p>1168.8226595914</text:p>
          </table:table-cell>
          <table:table-cell office:value-type="float" office:value="1177.02753772399" calcext:value-type="float">
            <text:p>1177.027537724</text:p>
          </table:table-cell>
          <table:table-cell office:value-type="float" office:value="1168.57433496922" calcext:value-type="float">
            <text:p>1168.5743349692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float" office:value="1175.92372146663" calcext:value-type="float">
            <text:p>1175.9237214666</text:p>
          </table:table-cell>
          <table:table-cell office:value-type="float" office:value="1178.20280782647" calcext:value-type="float">
            <text:p>1178.2028078265</text:p>
          </table:table-cell>
          <table:table-cell office:value-type="float" office:value="1169.85259731355" calcext:value-type="float">
            <text:p>1169.8525973136</text:p>
          </table:table-cell>
          <table:table-cell office:value-type="float" office:value="1148.85183770607" calcext:value-type="float">
            <text:p>1148.8518377061</text:p>
          </table:table-cell>
          <table:table-cell office:value-type="float" office:value="1168.82099567636" calcext:value-type="float">
            <text:p>1168.8209956764</text:p>
          </table:table-cell>
          <table:table-cell office:value-type="float" office:value="1177.02281042476" calcext:value-type="float">
            <text:p>1177.0228104248</text:p>
          </table:table-cell>
          <table:table-cell office:value-type="float" office:value="1168.56551935251" calcext:value-type="float">
            <text:p>1168.5655193525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float" office:value="1175.92500508026" calcext:value-type="float">
            <text:p>1175.9250050803</text:p>
          </table:table-cell>
          <table:table-cell office:value-type="float" office:value="1178.20265462542" calcext:value-type="float">
            <text:p>1178.2026546254</text:p>
          </table:table-cell>
          <table:table-cell office:value-type="float" office:value="1169.85284994751" calcext:value-type="float">
            <text:p>1169.8528499475</text:p>
          </table:table-cell>
          <table:table-cell office:value-type="float" office:value="1148.86007686093" calcext:value-type="float">
            <text:p>1148.8600768609</text:p>
          </table:table-cell>
          <table:table-cell office:value-type="float" office:value="1168.82142001789" calcext:value-type="float">
            <text:p>1168.8214200179</text:p>
          </table:table-cell>
          <table:table-cell office:value-type="float" office:value="1177.02148249229" calcext:value-type="float">
            <text:p>1177.0214824923</text:p>
          </table:table-cell>
          <table:table-cell office:value-type="float" office:value="1168.56498033374" calcext:value-type="float">
            <text:p>1168.5649803337</text:p>
          </table:table-cell>
        </table:table-row>
        <table:table-row table:style-name="ro1">
          <table:table-cell office:value-type="float" office:value="7615" calcext:value-type="float">
            <text:p>7615</text:p>
          </table:table-cell>
          <table:table-cell office:value-type="float" office:value="1175.93163375106" calcext:value-type="float">
            <text:p>1175.9316337511</text:p>
          </table:table-cell>
          <table:table-cell office:value-type="float" office:value="1178.2006231123" calcext:value-type="float">
            <text:p>1178.2006231123</text:p>
          </table:table-cell>
          <table:table-cell office:value-type="float" office:value="1169.85644344169" calcext:value-type="float">
            <text:p>1169.8564434417</text:p>
          </table:table-cell>
          <table:table-cell office:value-type="float" office:value="1148.90035800834" calcext:value-type="float">
            <text:p>1148.9003580083</text:p>
          </table:table-cell>
          <table:table-cell office:value-type="float" office:value="1168.82042915243" calcext:value-type="float">
            <text:p>1168.8204291524</text:p>
          </table:table-cell>
          <table:table-cell office:value-type="float" office:value="1177.01793767419" calcext:value-type="float">
            <text:p>1177.0179376742</text:p>
          </table:table-cell>
          <table:table-cell office:value-type="float" office:value="1168.55794473302" calcext:value-type="float">
            <text:p>1168.557944733</text:p>
          </table:table-cell>
        </table:table-row>
        <table:table-row table:style-name="ro1">
          <table:table-cell office:value-type="float" office:value="7616" calcext:value-type="float">
            <text:p>7616</text:p>
          </table:table-cell>
          <table:table-cell office:value-type="float" office:value="1175.93373989248" calcext:value-type="float">
            <text:p>1175.9337398925</text:p>
          </table:table-cell>
          <table:table-cell office:value-type="float" office:value="1178.20019704583" calcext:value-type="float">
            <text:p>1178.2001970458</text:p>
          </table:table-cell>
          <table:table-cell office:value-type="float" office:value="1169.85727131649" calcext:value-type="float">
            <text:p>1169.8572713165</text:p>
          </table:table-cell>
          <table:table-cell office:value-type="float" office:value="1148.91343882085" calcext:value-type="float">
            <text:p>1148.9134388209</text:p>
          </table:table-cell>
          <table:table-cell office:value-type="float" office:value="1168.82053660485" calcext:value-type="float">
            <text:p>1168.8205366049</text:p>
          </table:table-cell>
          <table:table-cell office:value-type="float" office:value="1177.01624106911" calcext:value-type="float">
            <text:p>1177.0162410691</text:p>
          </table:table-cell>
          <table:table-cell office:value-type="float" office:value="1168.55629018746" calcext:value-type="float">
            <text:p>1168.5562901875</text:p>
          </table:table-cell>
        </table:table-row>
        <table:table-row table:style-name="ro1">
          <table:table-cell office:value-type="float" office:value="7617" calcext:value-type="float">
            <text:p>7617</text:p>
          </table:table-cell>
          <table:table-cell office:value-type="float" office:value="1175.93893791522" calcext:value-type="float">
            <text:p>1175.9389379152</text:p>
          </table:table-cell>
          <table:table-cell office:value-type="float" office:value="1178.19849919699" calcext:value-type="float">
            <text:p>1178.198499197</text:p>
          </table:table-cell>
          <table:table-cell office:value-type="float" office:value="1169.86039096017" calcext:value-type="float">
            <text:p>1169.8603909602</text:p>
          </table:table-cell>
          <table:table-cell office:value-type="float" office:value="1148.94619609576" calcext:value-type="float">
            <text:p>1148.9461960958</text:p>
          </table:table-cell>
          <table:table-cell office:value-type="float" office:value="1168.8199001763" calcext:value-type="float">
            <text:p>1168.8199001763</text:p>
          </table:table-cell>
          <table:table-cell office:value-type="float" office:value="1177.01333209857" calcext:value-type="float">
            <text:p>1177.0133320986</text:p>
          </table:table-cell>
          <table:table-cell office:value-type="float" office:value="1168.55035865493" calcext:value-type="float">
            <text:p>1168.5503586549</text:p>
          </table:table-cell>
        </table:table-row>
        <table:table-row table:style-name="ro1">
          <table:table-cell office:value-type="float" office:value="7618" calcext:value-type="float">
            <text:p>7618</text:p>
          </table:table-cell>
          <table:table-cell office:value-type="float" office:value="1175.94136267816" calcext:value-type="float">
            <text:p>1175.9413626782</text:p>
          </table:table-cell>
          <table:table-cell office:value-type="float" office:value="1178.19791330589" calcext:value-type="float">
            <text:p>1178.1979133059</text:p>
          </table:table-cell>
          <table:table-cell office:value-type="float" office:value="1169.86160215067" calcext:value-type="float">
            <text:p>1169.8616021507</text:p>
          </table:table-cell>
          <table:table-cell office:value-type="float" office:value="1148.9614813752" calcext:value-type="float">
            <text:p>1148.9614813752</text:p>
          </table:table-cell>
          <table:table-cell office:value-type="float" office:value="1168.8198588024" calcext:value-type="float">
            <text:p>1168.8198588024</text:p>
          </table:table-cell>
          <table:table-cell office:value-type="float" office:value="1177.01151811139" calcext:value-type="float">
            <text:p>1177.0115181114</text:p>
          </table:table-cell>
          <table:table-cell office:value-type="float" office:value="1168.54841322311" calcext:value-type="float">
            <text:p>1168.5484132231</text:p>
          </table:table-cell>
        </table:table-row>
        <table:table-row table:style-name="ro1">
          <table:table-cell office:value-type="float" office:value="7619" calcext:value-type="float">
            <text:p>7619</text:p>
          </table:table-cell>
          <table:table-cell office:value-type="float" office:value="1175.94557123172" calcext:value-type="float">
            <text:p>1175.9455712317</text:p>
          </table:table-cell>
          <table:table-cell office:value-type="float" office:value="1178.19642348784" calcext:value-type="float">
            <text:p>1178.1964234878</text:p>
          </table:table-cell>
          <table:table-cell office:value-type="float" office:value="1169.86441296341" calcext:value-type="float">
            <text:p>1169.8644129634</text:p>
          </table:table-cell>
          <table:table-cell office:value-type="float" office:value="1148.98906072866" calcext:value-type="float">
            <text:p>1148.9890607287</text:p>
          </table:table-cell>
          <table:table-cell office:value-type="float" office:value="1168.81942441571" calcext:value-type="float">
            <text:p>1168.8194244157</text:p>
          </table:table-cell>
          <table:table-cell office:value-type="float" office:value="1177.00900876862" calcext:value-type="float">
            <text:p>1177.0090087686</text:p>
          </table:table-cell>
          <table:table-cell office:value-type="float" office:value="1168.54399878778" calcext:value-type="float">
            <text:p>1168.5439987878</text:p>
          </table:table-cell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1175.94805787718" calcext:value-type="float">
            <text:p>1175.9480578772</text:p>
          </table:table-cell>
          <table:table-cell office:value-type="float" office:value="1178.19573222891" calcext:value-type="float">
            <text:p>1178.1957322289</text:p>
          </table:table-cell>
          <table:table-cell office:value-type="float" office:value="1169.86590625227" calcext:value-type="float">
            <text:p>1169.8659062523</text:p>
          </table:table-cell>
          <table:table-cell office:value-type="float" office:value="1149.00529966845" calcext:value-type="float">
            <text:p>1149.0052996685</text:p>
          </table:table-cell>
          <table:table-cell office:value-type="float" office:value="1168.81930855801" calcext:value-type="float">
            <text:p>1168.819308558</text:p>
          </table:table-cell>
          <table:table-cell office:value-type="float" office:value="1177.00717903841" calcext:value-type="float">
            <text:p>1177.0071790384</text:p>
          </table:table-cell>
          <table:table-cell office:value-type="float" office:value="1168.5426030923" calcext:value-type="float">
            <text:p>1168.5426030923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float" office:value="1176.00448424417" calcext:value-type="float">
            <text:p>1176.0044842442</text:p>
          </table:table-cell>
          <table:table-cell office:value-type="float" office:value="1178.17650628486" calcext:value-type="float">
            <text:p>1178.1765062849</text:p>
          </table:table-cell>
          <table:table-cell office:value-type="float" office:value="1169.89437131287" calcext:value-type="float">
            <text:p>1169.8943713129</text:p>
          </table:table-cell>
          <table:table-cell office:value-type="float" office:value="1149.31966744276" calcext:value-type="float">
            <text:p>1149.3196674428</text:p>
          </table:table-cell>
          <table:table-cell office:value-type="float" office:value="1168.80327053049" calcext:value-type="float">
            <text:p>1168.8032705305</text:p>
          </table:table-cell>
          <table:table-cell office:value-type="float" office:value="1176.98081606604" calcext:value-type="float">
            <text:p>1176.980816066</text:p>
          </table:table-cell>
          <table:table-cell office:value-type="float" office:value="1168.48762911974" calcext:value-type="float">
            <text:p>1168.4876291197</text:p>
          </table:table-cell>
        </table:table-row>
        <table:table-row table:style-name="ro1">
          <table:table-cell office:value-type="float" office:value="7622" calcext:value-type="float">
            <text:p>7622</text:p>
          </table:table-cell>
          <table:table-cell office:value-type="float" office:value="1176.00334571054" calcext:value-type="float">
            <text:p>1176.0033457106</text:p>
          </table:table-cell>
          <table:table-cell office:value-type="float" office:value="1178.17695070424" calcext:value-type="float">
            <text:p>1178.1769507042</text:p>
          </table:table-cell>
          <table:table-cell office:value-type="float" office:value="1169.89409557158" calcext:value-type="float">
            <text:p>1169.8940955716</text:p>
          </table:table-cell>
          <table:table-cell office:value-type="float" office:value="1149.31556791255" calcext:value-type="float">
            <text:p>1149.3155679126</text:p>
          </table:table-cell>
          <table:table-cell office:value-type="float" office:value="1168.80420352733" calcext:value-type="float">
            <text:p>1168.8042035273</text:p>
          </table:table-cell>
          <table:table-cell office:value-type="float" office:value="1176.98057917077" calcext:value-type="float">
            <text:p>1176.9805791708</text:p>
          </table:table-cell>
          <table:table-cell office:value-type="float" office:value="1168.4906203017" calcext:value-type="float">
            <text:p>1168.4906203017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float" office:value="1176.01182895481" calcext:value-type="float">
            <text:p>1176.0118289548</text:p>
          </table:table-cell>
          <table:table-cell office:value-type="float" office:value="1178.17380102183" calcext:value-type="float">
            <text:p>1178.1738010218</text:p>
          </table:table-cell>
          <table:table-cell office:value-type="float" office:value="1169.8998612765" calcext:value-type="float">
            <text:p>1169.8998612765</text:p>
          </table:table-cell>
          <table:table-cell office:value-type="float" office:value="1149.36778724879" calcext:value-type="float">
            <text:p>1149.3677872488</text:p>
          </table:table-cell>
          <table:table-cell office:value-type="float" office:value="1168.80230152729" calcext:value-type="float">
            <text:p>1168.8023015273</text:p>
          </table:table-cell>
          <table:table-cell office:value-type="float" office:value="1176.97617233003" calcext:value-type="float">
            <text:p>1176.97617233</text:p>
          </table:table-cell>
          <table:table-cell office:value-type="float" office:value="1168.48261110012" calcext:value-type="float">
            <text:p>1168.4826111001</text:p>
          </table:table-cell>
        </table:table-row>
        <table:table-row table:style-name="ro1">
          <table:table-cell office:value-type="float" office:value="7624" calcext:value-type="float">
            <text:p>7624</text:p>
          </table:table-cell>
          <table:table-cell office:value-type="float" office:value="1176.0128708469" calcext:value-type="float">
            <text:p>1176.0128708469</text:p>
          </table:table-cell>
          <table:table-cell office:value-type="float" office:value="1178.17345714727" calcext:value-type="float">
            <text:p>1178.1734571473</text:p>
          </table:table-cell>
          <table:table-cell office:value-type="float" office:value="1169.90092715111" calcext:value-type="float">
            <text:p>1169.9009271511</text:p>
          </table:table-cell>
          <table:table-cell office:value-type="float" office:value="1149.37578982609" calcext:value-type="float">
            <text:p>1149.3757898261</text:p>
          </table:table-cell>
          <table:table-cell office:value-type="float" office:value="1168.80248616843" calcext:value-type="float">
            <text:p>1168.8024861684</text:p>
          </table:table-cell>
          <table:table-cell office:value-type="float" office:value="1176.97491474274" calcext:value-type="float">
            <text:p>1176.9749147428</text:p>
          </table:table-cell>
          <table:table-cell office:value-type="float" office:value="1168.48358525443" calcext:value-type="float">
            <text:p>1168.4835852544</text:p>
          </table:table-cell>
        </table:table-row>
        <table:table-row table:style-name="ro1">
          <table:table-cell office:value-type="float" office:value="7625" calcext:value-type="float">
            <text:p>7625</text:p>
          </table:table-cell>
          <table:table-cell office:value-type="float" office:value="1176.01901015077" calcext:value-type="float">
            <text:p>1176.0190101508</text:p>
          </table:table-cell>
          <table:table-cell office:value-type="float" office:value="1178.17095893114" calcext:value-type="float">
            <text:p>1178.1709589312</text:p>
          </table:table-cell>
          <table:table-cell office:value-type="float" office:value="1169.90577374501" calcext:value-type="float">
            <text:p>1169.905773745</text:p>
          </table:table-cell>
          <table:table-cell office:value-type="float" office:value="1149.41543730445" calcext:value-type="float">
            <text:p>1149.4154373045</text:p>
          </table:table-cell>
          <table:table-cell office:value-type="float" office:value="1168.80123407698" calcext:value-type="float">
            <text:p>1168.801234077</text:p>
          </table:table-cell>
          <table:table-cell office:value-type="float" office:value="1176.97159199798" calcext:value-type="float">
            <text:p>1176.971591998</text:p>
          </table:table-cell>
          <table:table-cell office:value-type="float" office:value="1168.47785343229" calcext:value-type="float">
            <text:p>1168.4778534323</text:p>
          </table:table-cell>
        </table:table-row>
        <table:table-row table:style-name="ro1">
          <table:table-cell office:value-type="float" office:value="7626" calcext:value-type="float">
            <text:p>7626</text:p>
          </table:table-cell>
          <table:table-cell office:value-type="float" office:value="1176.02082903551" calcext:value-type="float">
            <text:p>1176.0208290355</text:p>
          </table:table-cell>
          <table:table-cell office:value-type="float" office:value="1178.17034937237" calcext:value-type="float">
            <text:p>1178.1703493724</text:p>
          </table:table-cell>
          <table:table-cell office:value-type="float" office:value="1169.90748419645" calcext:value-type="float">
            <text:p>1169.9074841965</text:p>
          </table:table-cell>
          <table:table-cell office:value-type="float" office:value="1149.42821664543" calcext:value-type="float">
            <text:p>1149.4282166454</text:p>
          </table:table-cell>
          <table:table-cell office:value-type="float" office:value="1168.80110769291" calcext:value-type="float">
            <text:p>1168.8011076929</text:p>
          </table:table-cell>
          <table:table-cell office:value-type="float" office:value="1176.97002091054" calcext:value-type="float">
            <text:p>1176.9700209106</text:p>
          </table:table-cell>
          <table:table-cell office:value-type="float" office:value="1168.47777566715" calcext:value-type="float">
            <text:p>1168.4777756672</text:p>
          </table:table-cell>
        </table:table-row>
        <table:table-row table:style-name="ro1">
          <table:table-cell office:value-type="float" office:value="7627" calcext:value-type="float">
            <text:p>7627</text:p>
          </table:table-cell>
          <table:table-cell office:value-type="float" office:value="1176.02556369218" calcext:value-type="float">
            <text:p>1176.0255636922</text:p>
          </table:table-cell>
          <table:table-cell office:value-type="float" office:value="1178.16821272101" calcext:value-type="float">
            <text:p>1178.168212721</text:p>
          </table:table-cell>
          <table:table-cell office:value-type="float" office:value="1169.91183490389" calcext:value-type="float">
            <text:p>1169.9118349039</text:p>
          </table:table-cell>
          <table:table-cell office:value-type="float" office:value="1149.46042092041" calcext:value-type="float">
            <text:p>1149.4604209204</text:p>
          </table:table-cell>
          <table:table-cell office:value-type="float" office:value="1168.8002049441" calcext:value-type="float">
            <text:p>1168.8002049441</text:p>
          </table:table-cell>
          <table:table-cell office:value-type="float" office:value="1176.96729946982" calcext:value-type="float">
            <text:p>1176.9672994698</text:p>
          </table:table-cell>
          <table:table-cell office:value-type="float" office:value="1168.47341689659" calcext:value-type="float">
            <text:p>1168.4734168966</text:p>
          </table:table-cell>
        </table:table-row>
        <table:table-row table:style-name="ro1">
          <table:table-cell office:value-type="float" office:value="7628" calcext:value-type="float">
            <text:p>7628</text:p>
          </table:table-cell>
          <table:table-cell office:value-type="float" office:value="1176.02767274486" calcext:value-type="float">
            <text:p>1176.0276727449</text:p>
          </table:table-cell>
          <table:table-cell office:value-type="float" office:value="1178.16742075059" calcext:value-type="float">
            <text:p>1178.1674207506</text:p>
          </table:table-cell>
          <table:table-cell office:value-type="float" office:value="1169.91399367761" calcext:value-type="float">
            <text:p>1169.9139936776</text:p>
          </table:table-cell>
          <table:table-cell office:value-type="float" office:value="1149.47548688768" calcext:value-type="float">
            <text:p>1149.4754868877</text:p>
          </table:table-cell>
          <table:table-cell office:value-type="float" office:value="1168.79993062738" calcext:value-type="float">
            <text:p>1168.7999306274</text:p>
          </table:table-cell>
          <table:table-cell office:value-type="float" office:value="1176.96562851074" calcext:value-type="float">
            <text:p>1176.9656285108</text:p>
          </table:table-cell>
          <table:table-cell office:value-type="float" office:value="1168.47298812202" calcext:value-type="float">
            <text:p>1168.472988122</text:p>
          </table:table-cell>
        </table:table-row>
        <table:table-row table:style-name="ro1">
          <table:table-cell office:value-type="float" office:value="7629" calcext:value-type="float">
            <text:p>7629</text:p>
          </table:table-cell>
          <table:table-cell office:value-type="float" office:value="1176.03143326438" calcext:value-type="float">
            <text:p>1176.0314332644</text:p>
          </table:table-cell>
          <table:table-cell office:value-type="float" office:value="1178.16550214927" calcext:value-type="float">
            <text:p>1178.1655021493</text:p>
          </table:table-cell>
          <table:table-cell office:value-type="float" office:value="1169.91802408843" calcext:value-type="float">
            <text:p>1169.9180240884</text:p>
          </table:table-cell>
          <table:table-cell office:value-type="float" office:value="1149.50261246491" calcext:value-type="float">
            <text:p>1149.5026124649</text:p>
          </table:table-cell>
          <table:table-cell office:value-type="float" office:value="1168.79923423272" calcext:value-type="float">
            <text:p>1168.7992342327</text:p>
          </table:table-cell>
          <table:table-cell office:value-type="float" office:value="1176.96329272026" calcext:value-type="float">
            <text:p>1176.9632927203</text:p>
          </table:table-cell>
          <table:table-cell office:value-type="float" office:value="1168.46972839409" calcext:value-type="float">
            <text:p>1168.4697283941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float" office:value="1176.03357578975" calcext:value-type="float">
            <text:p>1176.0335757898</text:p>
          </table:table-cell>
          <table:table-cell office:value-type="float" office:value="1178.16458452137" calcext:value-type="float">
            <text:p>1178.1645845214</text:p>
          </table:table-cell>
          <table:table-cell office:value-type="float" office:value="1169.92049422553" calcext:value-type="float">
            <text:p>1169.9204942255</text:p>
          </table:table-cell>
          <table:table-cell office:value-type="float" office:value="1149.5186717291" calcext:value-type="float">
            <text:p>1149.5186717291</text:p>
          </table:table-cell>
          <table:table-cell office:value-type="float" office:value="1168.79888609835" calcext:value-type="float">
            <text:p>1168.7988860984</text:p>
          </table:table-cell>
          <table:table-cell office:value-type="float" office:value="1176.96162376843" calcext:value-type="float">
            <text:p>1176.9616237684</text:p>
          </table:table-cell>
          <table:table-cell office:value-type="float" office:value="1168.46905494827" calcext:value-type="float">
            <text:p>1168.4690549483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office:value-type="float" office:value="1176.08764884569" calcext:value-type="float">
            <text:p>1176.0876488457</text:p>
          </table:table-cell>
          <table:table-cell office:value-type="float" office:value="1178.14324455367" calcext:value-type="float">
            <text:p>1178.1432445537</text:p>
          </table:table-cell>
          <table:table-cell office:value-type="float" office:value="1169.95260548312" calcext:value-type="float">
            <text:p>1169.9526054831</text:p>
          </table:table-cell>
          <table:table-cell office:value-type="float" office:value="1149.82358998672" calcext:value-type="float">
            <text:p>1149.8235899867</text:p>
          </table:table-cell>
          <table:table-cell office:value-type="float" office:value="1168.7809018526" calcext:value-type="float">
            <text:p>1168.7809018526</text:p>
          </table:table-cell>
          <table:table-cell office:value-type="float" office:value="1176.93275696364" calcext:value-type="float">
            <text:p>1176.9327569636</text:p>
          </table:table-cell>
          <table:table-cell office:value-type="float" office:value="1168.41085209448" calcext:value-type="float">
            <text:p>1168.4108520945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float" office:value="1176.08625344295" calcext:value-type="float">
            <text:p>1176.086253443</text:p>
          </table:table-cell>
          <table:table-cell office:value-type="float" office:value="1178.14358904533" calcext:value-type="float">
            <text:p>1178.1435890453</text:p>
          </table:table-cell>
          <table:table-cell office:value-type="float" office:value="1169.95313803444" calcext:value-type="float">
            <text:p>1169.9531380344</text:p>
          </table:table-cell>
          <table:table-cell office:value-type="float" office:value="1149.81964212507" calcext:value-type="float">
            <text:p>1149.8196421251</text:p>
          </table:table-cell>
          <table:table-cell office:value-type="float" office:value="1168.7816325249" calcext:value-type="float">
            <text:p>1168.7816325249</text:p>
          </table:table-cell>
          <table:table-cell office:value-type="float" office:value="1176.93264992238" calcext:value-type="float">
            <text:p>1176.9326499224</text:p>
          </table:table-cell>
          <table:table-cell office:value-type="float" office:value="1168.41397251281" calcext:value-type="float">
            <text:p>1168.4139725128</text:p>
          </table:table-cell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float" office:value="1176.09416326239" calcext:value-type="float">
            <text:p>1176.0941632624</text:p>
          </table:table-cell>
          <table:table-cell office:value-type="float" office:value="1178.13978693917" calcext:value-type="float">
            <text:p>1178.1397869392</text:p>
          </table:table-cell>
          <table:table-cell office:value-type="float" office:value="1169.96045120278" calcext:value-type="float">
            <text:p>1169.9604512028</text:p>
          </table:table-cell>
          <table:table-cell office:value-type="float" office:value="1149.87088934894" calcext:value-type="float">
            <text:p>1149.8708893489</text:p>
          </table:table-cell>
          <table:table-cell office:value-type="float" office:value="1168.77945442226" calcext:value-type="float">
            <text:p>1168.7794544223</text:p>
          </table:table-cell>
          <table:table-cell office:value-type="float" office:value="1176.92850672159" calcext:value-type="float">
            <text:p>1176.9285067216</text:p>
          </table:table-cell>
          <table:table-cell office:value-type="float" office:value="1168.40602384181" calcext:value-type="float">
            <text:p>1168.4060238418</text:p>
          </table:table-cell>
        </table:table-row>
        <table:table-row table:style-name="ro1">
          <table:table-cell office:value-type="float" office:value="7634" calcext:value-type="float">
            <text:p>7634</text:p>
          </table:table-cell>
          <table:table-cell office:value-type="float" office:value="1176.09487715334" calcext:value-type="float">
            <text:p>1176.0948771534</text:p>
          </table:table-cell>
          <table:table-cell office:value-type="float" office:value="1178.13923783708" calcext:value-type="float">
            <text:p>1178.1392378371</text:p>
          </table:table-cell>
          <table:table-cell office:value-type="float" office:value="1169.96249059338" calcext:value-type="float">
            <text:p>1169.9624905934</text:p>
          </table:table-cell>
          <table:table-cell office:value-type="float" office:value="1149.87881702982" calcext:value-type="float">
            <text:p>1149.8788170298</text:p>
          </table:table-cell>
          <table:table-cell office:value-type="float" office:value="1168.77943097548" calcext:value-type="float">
            <text:p>1168.7794309755</text:p>
          </table:table-cell>
          <table:table-cell office:value-type="float" office:value="1176.9274001959" calcext:value-type="float">
            <text:p>1176.9274001959</text:p>
          </table:table-cell>
          <table:table-cell office:value-type="float" office:value="1168.40686405683" calcext:value-type="float">
            <text:p>1168.4068640568</text:p>
          </table:table-cell>
        </table:table-row>
        <table:table-row table:style-name="ro1">
          <table:table-cell office:value-type="float" office:value="7635" calcext:value-type="float">
            <text:p>7635</text:p>
          </table:table-cell>
          <table:table-cell office:value-type="float" office:value="1176.10048375194" calcext:value-type="float">
            <text:p>1176.100483752</text:p>
          </table:table-cell>
          <table:table-cell office:value-type="float" office:value="1178.13613279565" calcext:value-type="float">
            <text:p>1178.1361327957</text:p>
          </table:table-cell>
          <table:table-cell office:value-type="float" office:value="1169.9687043977" calcext:value-type="float">
            <text:p>1169.9687043977</text:p>
          </table:table-cell>
          <table:table-cell office:value-type="float" office:value="1149.91762893521" calcext:value-type="float">
            <text:p>1149.9176289352</text:p>
          </table:table-cell>
          <table:table-cell office:value-type="float" office:value="1168.77792794355" calcext:value-type="float">
            <text:p>1168.7779279436</text:p>
          </table:table-cell>
          <table:table-cell office:value-type="float" office:value="1176.92433362994" calcext:value-type="float">
            <text:p>1176.9243336299</text:p>
          </table:table-cell>
          <table:table-cell office:value-type="float" office:value="1168.40133556418" calcext:value-type="float">
            <text:p>1168.4013355642</text:p>
          </table:table-cell>
        </table:table-row>
        <table:table-row table:style-name="ro1">
          <table:table-cell office:value-type="float" office:value="7636" calcext:value-type="float">
            <text:p>7636</text:p>
          </table:table-cell>
          <table:table-cell office:value-type="float" office:value="1176.10195412047" calcext:value-type="float">
            <text:p>1176.1019541205</text:p>
          </table:table-cell>
          <table:table-cell office:value-type="float" office:value="1178.13523083433" calcext:value-type="float">
            <text:p>1178.1352308343</text:p>
          </table:table-cell>
          <table:table-cell office:value-type="float" office:value="1169.97148699845" calcext:value-type="float">
            <text:p>1169.9714869985</text:p>
          </table:table-cell>
          <table:table-cell office:value-type="float" office:value="1149.93024085442" calcext:value-type="float">
            <text:p>1149.9302408544</text:p>
          </table:table-cell>
          <table:table-cell office:value-type="float" office:value="1168.77760302339" calcext:value-type="float">
            <text:p>1168.7776030234</text:p>
          </table:table-cell>
          <table:table-cell office:value-type="float" office:value="1176.92292821889" calcext:value-type="float">
            <text:p>1176.9229282189</text:p>
          </table:table-cell>
          <table:table-cell office:value-type="float" office:value="1168.40132537729" calcext:value-type="float">
            <text:p>1168.4013253773</text:p>
          </table:table-cell>
        </table:table-row>
        <table:table-row table:style-name="ro1">
          <table:table-cell office:value-type="float" office:value="7637" calcext:value-type="float">
            <text:p>7637</text:p>
          </table:table-cell>
          <table:table-cell office:value-type="float" office:value="1176.10617570752" calcext:value-type="float">
            <text:p>1176.1061757075</text:p>
          </table:table-cell>
          <table:table-cell office:value-type="float" office:value="1178.13254401802" calcext:value-type="float">
            <text:p>1178.132544018</text:p>
          </table:table-cell>
          <table:table-cell office:value-type="float" office:value="1169.9770655016" calcext:value-type="float">
            <text:p>1169.9770655016</text:p>
          </table:table-cell>
          <table:table-cell office:value-type="float" office:value="1149.96167890141" calcext:value-type="float">
            <text:p>1149.9616789014</text:p>
          </table:table-cell>
          <table:table-cell office:value-type="float" office:value="1168.77646469029" calcext:value-type="float">
            <text:p>1168.7764646903</text:p>
          </table:table-cell>
          <table:table-cell office:value-type="float" office:value="1176.92044867798" calcext:value-type="float">
            <text:p>1176.920448678</text:p>
          </table:table-cell>
          <table:table-cell office:value-type="float" office:value="1168.39728388975" calcext:value-type="float">
            <text:p>1168.3972838898</text:p>
          </table:table-cell>
        </table:table-row>
        <table:table-row table:style-name="ro1">
          <table:table-cell office:value-type="float" office:value="7638" calcext:value-type="float">
            <text:p>7638</text:p>
          </table:table-cell>
          <table:table-cell office:value-type="float" office:value="1176.10790944574" calcext:value-type="float">
            <text:p>1176.1079094457</text:p>
          </table:table-cell>
          <table:table-cell office:value-type="float" office:value="1178.13142896255" calcext:value-type="float">
            <text:p>1178.1314289626</text:p>
          </table:table-cell>
          <table:table-cell office:value-type="float" office:value="1169.98029357554" calcext:value-type="float">
            <text:p>1169.9802935755</text:p>
          </table:table-cell>
          <table:table-cell office:value-type="float" office:value="1149.97645015409" calcext:value-type="float">
            <text:p>1149.9764501541</text:p>
          </table:table-cell>
          <table:table-cell office:value-type="float" office:value="1168.77600148896" calcext:value-type="float">
            <text:p>1168.776001489</text:p>
          </table:table-cell>
          <table:table-cell office:value-type="float" office:value="1176.91896177016" calcext:value-type="float">
            <text:p>1176.9189617702</text:p>
          </table:table-cell>
          <table:table-cell office:value-type="float" office:value="1168.39688601977" calcext:value-type="float">
            <text:p>1168.3968860198</text:p>
          </table:table-cell>
        </table:table-row>
        <table:table-row table:style-name="ro1">
          <table:table-cell office:value-type="float" office:value="7639" calcext:value-type="float">
            <text:p>7639</text:p>
          </table:table-cell>
          <table:table-cell office:value-type="float" office:value="1176.11116941295" calcext:value-type="float">
            <text:p>1176.111169413</text:p>
          </table:table-cell>
          <table:table-cell office:value-type="float" office:value="1178.12905818811" calcext:value-type="float">
            <text:p>1178.1290581881</text:p>
          </table:table-cell>
          <table:table-cell office:value-type="float" office:value="1169.98538592413" calcext:value-type="float">
            <text:p>1169.9853859241</text:p>
          </table:table-cell>
          <table:table-cell office:value-type="float" office:value="1150.0028868899" calcext:value-type="float">
            <text:p>1150.0028868899</text:p>
          </table:table-cell>
          <table:table-cell office:value-type="float" office:value="1168.77508625122" calcext:value-type="float">
            <text:p>1168.7750862512</text:p>
          </table:table-cell>
          <table:table-cell office:value-type="float" office:value="1176.9168745109" calcext:value-type="float">
            <text:p>1176.9168745109</text:p>
          </table:table-cell>
          <table:table-cell office:value-type="float" office:value="1168.39391460608" calcext:value-type="float">
            <text:p>1168.3939146061</text:p>
          </table:table-cell>
        </table:table-row>
        <table:table-row table:style-name="ro1">
          <table:table-cell office:value-type="float" office:value="7640" calcext:value-type="float">
            <text:p>7640</text:p>
          </table:table-cell>
          <table:table-cell office:value-type="float" office:value="1176.11292555918" calcext:value-type="float">
            <text:p>1176.1129255592</text:p>
          </table:table-cell>
          <table:table-cell office:value-type="float" office:value="1178.12775974323" calcext:value-type="float">
            <text:p>1178.1277597432</text:p>
          </table:table-cell>
          <table:table-cell office:value-type="float" office:value="1169.98893613253" calcext:value-type="float">
            <text:p>1169.9889361325</text:p>
          </table:table-cell>
          <table:table-cell office:value-type="float" office:value="1150.01860284035" calcext:value-type="float">
            <text:p>1150.0186028404</text:p>
          </table:table-cell>
          <table:table-cell office:value-type="float" office:value="1168.77455823155" calcext:value-type="float">
            <text:p>1168.7745582316</text:p>
          </table:table-cell>
          <table:table-cell office:value-type="float" office:value="1176.91538982283" calcext:value-type="float">
            <text:p>1176.9153898228</text:p>
          </table:table-cell>
          <table:table-cell office:value-type="float" office:value="1168.39376241233" calcext:value-type="float">
            <text:p>1168.3937624123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float" office:value="1176.16653710836" calcext:value-type="float">
            <text:p>1176.1665371084</text:p>
          </table:table-cell>
          <table:table-cell office:value-type="float" office:value="1178.10408586862" calcext:value-type="float">
            <text:p>1178.1040858686</text:p>
          </table:table-cell>
          <table:table-cell office:value-type="float" office:value="1170.02799389028" calcext:value-type="float">
            <text:p>1170.0279938903</text:p>
          </table:table-cell>
          <table:table-cell office:value-type="float" office:value="1150.32732171847" calcext:value-type="float">
            <text:p>1150.3273217185</text:p>
          </table:table-cell>
          <table:table-cell office:value-type="float" office:value="1168.75807466685" calcext:value-type="float">
            <text:p>1168.7580746669</text:p>
          </table:table-cell>
          <table:table-cell office:value-type="float" office:value="1176.89415508017" calcext:value-type="float">
            <text:p>1176.8941550802</text:p>
          </table:table-cell>
          <table:table-cell office:value-type="float" office:value="1168.33916277645" calcext:value-type="float">
            <text:p>1168.3391627765</text:p>
          </table:table-cell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float" office:value="1176.16479421901" calcext:value-type="float">
            <text:p>1176.164794219</text:p>
          </table:table-cell>
          <table:table-cell office:value-type="float" office:value="1178.10422974117" calcext:value-type="float">
            <text:p>1178.1042297412</text:p>
          </table:table-cell>
          <table:table-cell office:value-type="float" office:value="1170.02934067331" calcext:value-type="float">
            <text:p>1170.0293406733</text:p>
          </table:table-cell>
          <table:table-cell office:value-type="float" office:value="1150.32303051653" calcext:value-type="float">
            <text:p>1150.3230305165</text:p>
          </table:table-cell>
          <table:table-cell office:value-type="float" office:value="1168.75864739568" calcext:value-type="float">
            <text:p>1168.7586473957</text:p>
          </table:table-cell>
          <table:table-cell office:value-type="float" office:value="1176.89400670537" calcext:value-type="float">
            <text:p>1176.8940067054</text:p>
          </table:table-cell>
          <table:table-cell office:value-type="float" office:value="1168.34296117717" calcext:value-type="float">
            <text:p>1168.3429611772</text:p>
          </table:table-cell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float" office:value="1176.17216641075" calcext:value-type="float">
            <text:p>1176.1721664108</text:p>
          </table:table-cell>
          <table:table-cell office:value-type="float" office:value="1178.09972549763" calcext:value-type="float">
            <text:p>1178.0997254976</text:p>
          </table:table-cell>
          <table:table-cell office:value-type="float" office:value="1170.03780261975" calcext:value-type="float">
            <text:p>1170.0378026198</text:p>
          </table:table-cell>
          <table:table-cell office:value-type="float" office:value="1150.37352718522" calcext:value-type="float">
            <text:p>1150.3735271852</text:p>
          </table:table-cell>
          <table:table-cell office:value-type="float" office:value="1168.75623333993" calcext:value-type="float">
            <text:p>1168.7562333399</text:p>
          </table:table-cell>
          <table:table-cell office:value-type="float" office:value="1176.89047505249" calcext:value-type="float">
            <text:p>1176.8904750525</text:p>
          </table:table-cell>
          <table:table-cell office:value-type="float" office:value="1168.33639322946" calcext:value-type="float">
            <text:p>1168.3363932295</text:p>
          </table:table-cell>
        </table:table-row>
        <table:table-row table:style-name="ro1">
          <table:table-cell office:value-type="float" office:value="7644" calcext:value-type="float">
            <text:p>7644</text:p>
          </table:table-cell>
          <table:table-cell office:value-type="float" office:value="1176.17254737352" calcext:value-type="float">
            <text:p>1176.1725473735</text:p>
          </table:table-cell>
          <table:table-cell office:value-type="float" office:value="1178.09889290158" calcext:value-type="float">
            <text:p>1178.0988929016</text:p>
          </table:table-cell>
          <table:table-cell office:value-type="float" office:value="1170.04079346082" calcext:value-type="float">
            <text:p>1170.0407934608</text:p>
          </table:table-cell>
          <table:table-cell office:value-type="float" office:value="1150.38110904894" calcext:value-type="float">
            <text:p>1150.3811090489</text:p>
          </table:table-cell>
          <table:table-cell office:value-type="float" office:value="1168.75606426615" calcext:value-type="float">
            <text:p>1168.7560642662</text:p>
          </table:table-cell>
          <table:table-cell office:value-type="float" office:value="1176.8895167269" calcext:value-type="float">
            <text:p>1176.8895167269</text:p>
          </table:table-cell>
          <table:table-cell office:value-type="float" office:value="1168.33837992904" calcext:value-type="float">
            <text:p>1168.3383799291</text:p>
          </table:table-cell>
        </table:table-row>
        <table:table-row table:style-name="ro1">
          <table:table-cell office:value-type="float" office:value="7645" calcext:value-type="float">
            <text:p>7645</text:p>
          </table:table-cell>
          <table:table-cell office:value-type="float" office:value="1176.17765454536" calcext:value-type="float">
            <text:p>1176.1776545454</text:p>
          </table:table-cell>
          <table:table-cell office:value-type="float" office:value="1178.09519835748" calcext:value-type="float">
            <text:p>1178.0951983575</text:p>
          </table:table-cell>
          <table:table-cell office:value-type="float" office:value="1170.04792075149" calcext:value-type="float">
            <text:p>1170.0479207515</text:p>
          </table:table-cell>
          <table:table-cell office:value-type="float" office:value="1150.41925617884" calcext:value-type="float">
            <text:p>1150.4192561788</text:p>
          </table:table-cell>
          <table:table-cell office:value-type="float" office:value="1168.75432677017" calcext:value-type="float">
            <text:p>1168.7543267702</text:p>
          </table:table-cell>
          <table:table-cell office:value-type="float" office:value="1176.88692417644" calcext:value-type="float">
            <text:p>1176.8869241765</text:p>
          </table:table-cell>
          <table:table-cell office:value-type="float" office:value="1168.33445601896" calcext:value-type="float">
            <text:p>1168.334456019</text:p>
          </table:table-cell>
        </table:table-row>
        <table:table-row table:style-name="ro1">
          <table:table-cell office:value-type="float" office:value="7646" calcext:value-type="float">
            <text:p>7646</text:p>
          </table:table-cell>
          <table:table-cell office:value-type="float" office:value="1176.17879587244" calcext:value-type="float">
            <text:p>1176.1787958724</text:p>
          </table:table-cell>
          <table:table-cell office:value-type="float" office:value="1178.09393277427" calcext:value-type="float">
            <text:p>1178.0939327743</text:p>
          </table:table-cell>
          <table:table-cell office:value-type="float" office:value="1170.05162979551" calcext:value-type="float">
            <text:p>1170.0516297955</text:p>
          </table:table-cell>
          <table:table-cell office:value-type="float" office:value="1150.43149706791" calcext:value-type="float">
            <text:p>1150.4314970679</text:p>
          </table:table-cell>
          <table:table-cell office:value-type="float" office:value="1168.75385258165" calcext:value-type="float">
            <text:p>1168.7538525817</text:p>
          </table:table-cell>
          <table:table-cell office:value-type="float" office:value="1176.8857210501" calcext:value-type="float">
            <text:p>1176.8857210501</text:p>
          </table:table-cell>
          <table:table-cell office:value-type="float" office:value="1168.33610116497" calcext:value-type="float">
            <text:p>1168.336101165</text:p>
          </table:table-cell>
        </table:table-row>
        <table:table-row table:style-name="ro1">
          <table:table-cell office:value-type="float" office:value="7647" calcext:value-type="float">
            <text:p>7647</text:p>
          </table:table-cell>
          <table:table-cell office:value-type="float" office:value="1176.18256062214" calcext:value-type="float">
            <text:p>1176.1825606221</text:p>
          </table:table-cell>
          <table:table-cell office:value-type="float" office:value="1178.09071424415" calcext:value-type="float">
            <text:p>1178.0907142442</text:p>
          </table:table-cell>
          <table:table-cell office:value-type="float" office:value="1170.05798015722" calcext:value-type="float">
            <text:p>1170.0579801572</text:p>
          </table:table-cell>
          <table:table-cell office:value-type="float" office:value="1150.46236118611" calcext:value-type="float">
            <text:p>1150.4623611861</text:p>
          </table:table-cell>
          <table:table-cell office:value-type="float" office:value="1168.75249629711" calcext:value-type="float">
            <text:p>1168.7524962971</text:p>
          </table:table-cell>
          <table:table-cell office:value-type="float" office:value="1176.88366346683" calcext:value-type="float">
            <text:p>1176.8836634668</text:p>
          </table:table-cell>
          <table:table-cell office:value-type="float" office:value="1168.33443002322" calcext:value-type="float">
            <text:p>1168.3344300232</text:p>
          </table:table-cell>
        </table:table-row>
        <table:table-row table:style-name="ro1">
          <table:table-cell office:value-type="float" office:value="7648" calcext:value-type="float">
            <text:p>7648</text:p>
          </table:table-cell>
          <table:table-cell office:value-type="float" office:value="1176.18397148533" calcext:value-type="float">
            <text:p>1176.1839714853</text:p>
          </table:table-cell>
          <table:table-cell office:value-type="float" office:value="1178.08920091964" calcext:value-type="float">
            <text:p>1178.0892009196</text:p>
          </table:table-cell>
          <table:table-cell office:value-type="float" office:value="1170.06206008922" calcext:value-type="float">
            <text:p>1170.0620600892</text:p>
          </table:table-cell>
          <table:table-cell office:value-type="float" office:value="1150.47670713885" calcext:value-type="float">
            <text:p>1150.4767071389</text:p>
          </table:table-cell>
          <table:table-cell office:value-type="float" office:value="1168.75188321013" calcext:value-type="float">
            <text:p>1168.7518832101</text:p>
          </table:table-cell>
          <table:table-cell office:value-type="float" office:value="1176.88241351476" calcext:value-type="float">
            <text:p>1176.8824135148</text:p>
          </table:table-cell>
          <table:table-cell office:value-type="float" office:value="1168.33654003938" calcext:value-type="float">
            <text:p>1168.3365400394</text:p>
          </table:table-cell>
        </table:table-row>
        <table:table-row table:style-name="ro1">
          <table:table-cell office:value-type="float" office:value="7649" calcext:value-type="float">
            <text:p>7649</text:p>
          </table:table-cell>
          <table:table-cell office:value-type="float" office:value="1176.18682042503" calcext:value-type="float">
            <text:p>1176.186820425</text:p>
          </table:table-cell>
          <table:table-cell office:value-type="float" office:value="1178.08631721009" calcext:value-type="float">
            <text:p>1178.0863172101</text:p>
          </table:table-cell>
          <table:table-cell office:value-type="float" office:value="1170.06788752984" calcext:value-type="float">
            <text:p>1170.0678875298</text:p>
          </table:table-cell>
          <table:table-cell office:value-type="float" office:value="1150.50266744019" calcext:value-type="float">
            <text:p>1150.5026674402</text:p>
          </table:table-cell>
          <table:table-cell office:value-type="float" office:value="1168.75076920147" calcext:value-type="float">
            <text:p>1168.7507692015</text:p>
          </table:table-cell>
          <table:table-cell office:value-type="float" office:value="1176.88070369839" calcext:value-type="float">
            <text:p>1176.8807036984</text:p>
          </table:table-cell>
          <table:table-cell office:value-type="float" office:value="1168.33643640612" calcext:value-type="float">
            <text:p>1168.3364364061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1176.18825586381" calcext:value-type="float">
            <text:p>1176.1882558638</text:p>
          </table:table-cell>
          <table:table-cell office:value-type="float" office:value="1178.08465622671" calcext:value-type="float">
            <text:p>1178.0846562267</text:p>
          </table:table-cell>
          <table:table-cell office:value-type="float" office:value="1170.0721616464" calcext:value-type="float">
            <text:p>1170.0721616464</text:p>
          </table:table-cell>
          <table:table-cell office:value-type="float" office:value="1150.51791275637" calcext:value-type="float">
            <text:p>1150.5179127564</text:p>
          </table:table-cell>
          <table:table-cell office:value-type="float" office:value="1168.75009934878" calcext:value-type="float">
            <text:p>1168.7500993488</text:p>
          </table:table-cell>
          <table:table-cell office:value-type="float" office:value="1176.87948422535" calcext:value-type="float">
            <text:p>1176.8794842254</text:p>
          </table:table-cell>
          <table:table-cell office:value-type="float" office:value="1168.33908282027" calcext:value-type="float">
            <text:p>1168.3390828203</text:p>
          </table:table-cell>
        </table:table-row>
        <table:table-row table:style-name="ro1">
          <table:table-cell office:value-type="float" office:value="7651" calcext:value-type="float">
            <text:p>7651</text:p>
          </table:table-cell>
          <table:table-cell office:value-type="float" office:value="1176.24053319109" calcext:value-type="float">
            <text:p>1176.2405331911</text:p>
          </table:table-cell>
          <table:table-cell office:value-type="float" office:value="1178.05785241602" calcext:value-type="float">
            <text:p>1178.057852416</text:p>
          </table:table-cell>
          <table:table-cell office:value-type="float" office:value="1170.11198668285" calcext:value-type="float">
            <text:p>1170.1119866829</text:p>
          </table:table-cell>
          <table:table-cell office:value-type="float" office:value="1150.81722466295" calcext:value-type="float">
            <text:p>1150.817224663</text:p>
          </table:table-cell>
          <table:table-cell office:value-type="float" office:value="1168.73102949747" calcext:value-type="float">
            <text:p>1168.7310294975</text:p>
          </table:table-cell>
          <table:table-cell office:value-type="float" office:value="1176.85548985384" calcext:value-type="float">
            <text:p>1176.8554898538</text:p>
          </table:table-cell>
          <table:table-cell office:value-type="float" office:value="1168.29011447696" calcext:value-type="float">
            <text:p>1168.290114477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float" office:value="1176.23854519135" calcext:value-type="float">
            <text:p>1176.2385451914</text:p>
          </table:table-cell>
          <table:table-cell office:value-type="float" office:value="1178.05780566834" calcext:value-type="float">
            <text:p>1178.0578056683</text:p>
          </table:table-cell>
          <table:table-cell office:value-type="float" office:value="1170.11394286326" calcext:value-type="float">
            <text:p>1170.1139428633</text:p>
          </table:table-cell>
          <table:table-cell office:value-type="float" office:value="1150.81281198337" calcext:value-type="float">
            <text:p>1150.8128119834</text:p>
          </table:table-cell>
          <table:table-cell office:value-type="float" office:value="1168.73152555797" calcext:value-type="float">
            <text:p>1168.731525558</text:p>
          </table:table-cell>
          <table:table-cell office:value-type="float" office:value="1176.85556436087" calcext:value-type="float">
            <text:p>1176.8555643609</text:p>
          </table:table-cell>
          <table:table-cell office:value-type="float" office:value="1168.29640032132" calcext:value-type="float">
            <text:p>1168.2964003213</text:p>
          </table:table-cell>
        </table:table-row>
        <table:table-row table:style-name="ro1">
          <table:table-cell office:value-type="float" office:value="7653" calcext:value-type="float">
            <text:p>7653</text:p>
          </table:table-cell>
          <table:table-cell office:value-type="float" office:value="1176.24549598277" calcext:value-type="float">
            <text:p>1176.2454959828</text:p>
          </table:table-cell>
          <table:table-cell office:value-type="float" office:value="1178.05260091223" calcext:value-type="float">
            <text:p>1178.0526009122</text:p>
          </table:table-cell>
          <table:table-cell office:value-type="float" office:value="1170.1230413612" calcext:value-type="float">
            <text:p>1170.1230413612</text:p>
          </table:table-cell>
          <table:table-cell office:value-type="float" office:value="1150.86265576969" calcext:value-type="float">
            <text:p>1150.8626557697</text:p>
          </table:table-cell>
          <table:table-cell office:value-type="float" office:value="1168.72886172695" calcext:value-type="float">
            <text:p>1168.728861727</text:p>
          </table:table-cell>
          <table:table-cell office:value-type="float" office:value="1176.85248688172" calcext:value-type="float">
            <text:p>1176.8524868817</text:p>
          </table:table-cell>
          <table:table-cell office:value-type="float" office:value="1168.29324722716" calcext:value-type="float">
            <text:p>1168.2932472272</text:p>
          </table:table-cell>
        </table:table-row>
        <table:table-row table:style-name="ro1">
          <table:table-cell office:value-type="float" office:value="7654" calcext:value-type="float">
            <text:p>7654</text:p>
          </table:table-cell>
          <table:table-cell office:value-type="float" office:value="1176.24560847884" calcext:value-type="float">
            <text:p>1176.2456084789</text:p>
          </table:table-cell>
          <table:table-cell office:value-type="float" office:value="1178.05147557019" calcext:value-type="float">
            <text:p>1178.0514755702</text:p>
          </table:table-cell>
          <table:table-cell office:value-type="float" office:value="1170.12657053967" calcext:value-type="float">
            <text:p>1170.1265705397</text:p>
          </table:table-cell>
          <table:table-cell office:value-type="float" office:value="1150.86969972045" calcext:value-type="float">
            <text:p>1150.8696997205</text:p>
          </table:table-cell>
          <table:table-cell office:value-type="float" office:value="1168.72858197761" calcext:value-type="float">
            <text:p>1168.7285819776</text:p>
          </table:table-cell>
          <table:table-cell office:value-type="float" office:value="1176.85176883952" calcext:value-type="float">
            <text:p>1176.8517688395</text:p>
          </table:table-cell>
          <table:table-cell office:value-type="float" office:value="1168.29766745677" calcext:value-type="float">
            <text:p>1168.2976674568</text:p>
          </table:table-cell>
        </table:table-row>
        <table:table-row table:style-name="ro1">
          <table:table-cell office:value-type="float" office:value="7655" calcext:value-type="float">
            <text:p>7655</text:p>
          </table:table-cell>
          <table:table-cell office:value-type="float" office:value="1176.25031670539" calcext:value-type="float">
            <text:p>1176.2503167054</text:p>
          </table:table-cell>
          <table:table-cell office:value-type="float" office:value="1178.04721952036" calcext:value-type="float">
            <text:p>1178.0472195204</text:p>
          </table:table-cell>
          <table:table-cell office:value-type="float" office:value="1170.13419954648" calcext:value-type="float">
            <text:p>1170.1341995465</text:p>
          </table:table-cell>
          <table:table-cell office:value-type="float" office:value="1150.90750026568" calcext:value-type="float">
            <text:p>1150.9075002657</text:p>
          </table:table-cell>
          <table:table-cell office:value-type="float" office:value="1168.72664163078" calcext:value-type="float">
            <text:p>1168.7266416308</text:p>
          </table:table-cell>
          <table:table-cell office:value-type="float" office:value="1176.84961050032" calcext:value-type="float">
            <text:p>1176.8496105003</text:p>
          </table:table-cell>
          <table:table-cell office:value-type="float" office:value="1168.29673889724" calcext:value-type="float">
            <text:p>1168.2967388972</text:p>
          </table:table-cell>
        </table:table-row>
        <table:table-row table:style-name="ro1">
          <table:table-cell office:value-type="float" office:value="7656" calcext:value-type="float">
            <text:p>7656</text:p>
          </table:table-cell>
          <table:table-cell office:value-type="float" office:value="1176.25117680326" calcext:value-type="float">
            <text:p>1176.2511768033</text:p>
          </table:table-cell>
          <table:table-cell office:value-type="float" office:value="1178.04563977891" calcext:value-type="float">
            <text:p>1178.0456397789</text:p>
          </table:table-cell>
          <table:table-cell office:value-type="float" office:value="1170.13835777464" calcext:value-type="float">
            <text:p>1170.1383577746</text:p>
          </table:table-cell>
          <table:table-cell office:value-type="float" office:value="1150.91913588621" calcext:value-type="float">
            <text:p>1150.9191358862</text:p>
          </table:table-cell>
          <table:table-cell office:value-type="float" office:value="1168.7260579722" calcext:value-type="float">
            <text:p>1168.7260579722</text:p>
          </table:table-cell>
          <table:table-cell office:value-type="float" office:value="1176.84868685238" calcext:value-type="float">
            <text:p>1176.8486868524</text:p>
          </table:table-cell>
          <table:table-cell office:value-type="float" office:value="1168.30055594642" calcext:value-type="float">
            <text:p>1168.3005559464</text:p>
          </table:table-cell>
        </table:table-row>
        <table:table-row table:style-name="ro1">
          <table:table-cell office:value-type="float" office:value="7657" calcext:value-type="float">
            <text:p>7657</text:p>
          </table:table-cell>
          <table:table-cell office:value-type="float" office:value="1176.25455889086" calcext:value-type="float">
            <text:p>1176.2545588909</text:p>
          </table:table-cell>
          <table:table-cell office:value-type="float" office:value="1178.04192751741" calcext:value-type="float">
            <text:p>1178.0419275174</text:p>
          </table:table-cell>
          <table:table-cell office:value-type="float" office:value="1170.1451155744" calcext:value-type="float">
            <text:p>1170.1451155744</text:p>
          </table:table-cell>
          <table:table-cell office:value-type="float" office:value="1150.94975160253" calcext:value-type="float">
            <text:p>1150.9497516025</text:p>
          </table:table-cell>
          <table:table-cell office:value-type="float" office:value="1168.72452743004" calcext:value-type="float">
            <text:p>1168.7245274301</text:p>
          </table:table-cell>
          <table:table-cell office:value-type="float" office:value="1176.84703384011" calcext:value-type="float">
            <text:p>1176.8470338401</text:p>
          </table:table-cell>
          <table:table-cell office:value-type="float" office:value="1168.30103852789" calcext:value-type="float">
            <text:p>1168.3010385279</text:p>
          </table:table-cell>
        </table:table-row>
        <table:table-row table:style-name="ro1">
          <table:table-cell office:value-type="float" office:value="7658" calcext:value-type="float">
            <text:p>7658</text:p>
          </table:table-cell>
          <table:table-cell office:value-type="float" office:value="1176.25567389191" calcext:value-type="float">
            <text:p>1176.2556738919</text:p>
          </table:table-cell>
          <table:table-cell office:value-type="float" office:value="1178.04007801343" calcext:value-type="float">
            <text:p>1178.0400780134</text:p>
          </table:table-cell>
          <table:table-cell office:value-type="float" office:value="1170.14956145943" calcext:value-type="float">
            <text:p>1170.1495614594</text:p>
          </table:table-cell>
          <table:table-cell office:value-type="float" office:value="1150.96346487206" calcext:value-type="float">
            <text:p>1150.9634648721</text:p>
          </table:table-cell>
          <table:table-cell office:value-type="float" office:value="1168.723809416" calcext:value-type="float">
            <text:p>1168.723809416</text:p>
          </table:table-cell>
          <table:table-cell office:value-type="float" office:value="1176.84607403371" calcext:value-type="float">
            <text:p>1176.8460740337</text:p>
          </table:table-cell>
          <table:table-cell office:value-type="float" office:value="1168.3046777886" calcext:value-type="float">
            <text:p>1168.3046777886</text:p>
          </table:table-cell>
        </table:table-row>
        <table:table-row table:style-name="ro1">
          <table:table-cell office:value-type="float" office:value="7659" calcext:value-type="float">
            <text:p>7659</text:p>
          </table:table-cell>
          <table:table-cell office:value-type="float" office:value="1176.25815748529" calcext:value-type="float">
            <text:p>1176.2581574853</text:p>
          </table:table-cell>
          <table:table-cell office:value-type="float" office:value="1178.0367924654" calcext:value-type="float">
            <text:p>1178.0367924654</text:p>
          </table:table-cell>
          <table:table-cell office:value-type="float" office:value="1170.15571295172" calcext:value-type="float">
            <text:p>1170.1557129517</text:p>
          </table:table-cell>
          <table:table-cell office:value-type="float" office:value="1150.98923900692" calcext:value-type="float">
            <text:p>1150.9892390069</text:p>
          </table:table-cell>
          <table:table-cell office:value-type="float" office:value="1168.72254275757" calcext:value-type="float">
            <text:p>1168.7225427576</text:p>
          </table:table-cell>
          <table:table-cell office:value-type="float" office:value="1176.84474057934" calcext:value-type="float">
            <text:p>1176.8447405793</text:p>
          </table:table-cell>
          <table:table-cell office:value-type="float" office:value="1168.30623105389" calcext:value-type="float">
            <text:p>1168.3062310539</text:p>
          </table:table-cell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float" office:value="1176.25928996213" calcext:value-type="float">
            <text:p>1176.2592899621</text:p>
          </table:table-cell>
          <table:table-cell office:value-type="float" office:value="1178.03480741571" calcext:value-type="float">
            <text:p>1178.0348074157</text:p>
          </table:table-cell>
          <table:table-cell office:value-type="float" office:value="1170.16028246634" calcext:value-type="float">
            <text:p>1170.1602824663</text:p>
          </table:table-cell>
          <table:table-cell office:value-type="float" office:value="1151.00382876339" calcext:value-type="float">
            <text:p>1151.0038287634</text:p>
          </table:table-cell>
          <table:table-cell office:value-type="float" office:value="1168.72177429302" calcext:value-type="float">
            <text:p>1168.721774293</text:p>
          </table:table-cell>
          <table:table-cell office:value-type="float" office:value="1176.84381848964" calcext:value-type="float">
            <text:p>1176.8438184896</text:p>
          </table:table-cell>
          <table:table-cell office:value-type="float" office:value="1168.30987176511" calcext:value-type="float">
            <text:p>1168.3098717651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float" office:value="1176.31190536876" calcext:value-type="float">
            <text:p>1176.3119053688</text:p>
          </table:table-cell>
          <table:table-cell office:value-type="float" office:value="1178.00722979961" calcext:value-type="float">
            <text:p>1178.0072297996</text:p>
          </table:table-cell>
          <table:table-cell office:value-type="float" office:value="1170.20272092916" calcext:value-type="float">
            <text:p>1170.2027209292</text:p>
          </table:table-cell>
          <table:table-cell office:value-type="float" office:value="1151.30729397868" calcext:value-type="float">
            <text:p>1151.3072939787</text:p>
          </table:table-cell>
          <table:table-cell office:value-type="float" office:value="1168.70443892073" calcext:value-type="float">
            <text:p>1168.7044389207</text:p>
          </table:table-cell>
          <table:table-cell office:value-type="float" office:value="1176.82694743615" calcext:value-type="float">
            <text:p>1176.8269474362</text:p>
          </table:table-cell>
          <table:table-cell office:value-type="float" office:value="1168.26970336669" calcext:value-type="float">
            <text:p>1168.2697033667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float" office:value="1176.30960960546" calcext:value-type="float">
            <text:p>1176.3096096055</text:p>
          </table:table-cell>
          <table:table-cell office:value-type="float" office:value="1178.00695117412" calcext:value-type="float">
            <text:p>1178.0069511741</text:p>
          </table:table-cell>
          <table:table-cell office:value-type="float" office:value="1170.20485713593" calcext:value-type="float">
            <text:p>1170.2048571359</text:p>
          </table:table-cell>
          <table:table-cell office:value-type="float" office:value="1151.30226751876" calcext:value-type="float">
            <text:p>1151.3022675188</text:p>
          </table:table-cell>
          <table:table-cell office:value-type="float" office:value="1168.70484411453" calcext:value-type="float">
            <text:p>1168.7048441145</text:p>
          </table:table-cell>
          <table:table-cell office:value-type="float" office:value="1176.8271510301" calcext:value-type="float">
            <text:p>1176.8271510301</text:p>
          </table:table-cell>
          <table:table-cell office:value-type="float" office:value="1168.27620100361" calcext:value-type="float">
            <text:p>1168.2762010036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float" office:value="1176.31620820131" calcext:value-type="float">
            <text:p>1176.3162082013</text:p>
          </table:table-cell>
          <table:table-cell office:value-type="float" office:value="1178.00125624499" calcext:value-type="float">
            <text:p>1178.001256245</text:p>
          </table:table-cell>
          <table:table-cell office:value-type="float" office:value="1170.21407661334" calcext:value-type="float">
            <text:p>1170.2140766133</text:p>
          </table:table-cell>
          <table:table-cell office:value-type="float" office:value="1151.35165804628" calcext:value-type="float">
            <text:p>1151.3516580463</text:p>
          </table:table-cell>
          <table:table-cell office:value-type="float" office:value="1168.70204292071" calcext:value-type="float">
            <text:p>1168.7020429207</text:p>
          </table:table-cell>
          <table:table-cell office:value-type="float" office:value="1176.82471563459" calcext:value-type="float">
            <text:p>1176.8247156346</text:p>
          </table:table-cell>
          <table:table-cell office:value-type="float" office:value="1168.27483398888" calcext:value-type="float">
            <text:p>1168.2748339889</text:p>
          </table:table-cell>
        </table:table-row>
        <table:table-row table:style-name="ro1">
          <table:table-cell office:value-type="float" office:value="7664" calcext:value-type="float">
            <text:p>7664</text:p>
          </table:table-cell>
          <table:table-cell office:value-type="float" office:value="1176.31604286992" calcext:value-type="float">
            <text:p>1176.3160428699</text:p>
          </table:table-cell>
          <table:table-cell office:value-type="float" office:value="1177.99985797523" calcext:value-type="float">
            <text:p>1177.9998579752</text:p>
          </table:table-cell>
          <table:table-cell office:value-type="float" office:value="1170.21772919872" calcext:value-type="float">
            <text:p>1170.2177291987</text:p>
          </table:table-cell>
          <table:table-cell office:value-type="float" office:value="1151.35828836643" calcext:value-type="float">
            <text:p>1151.3582883664</text:p>
          </table:table-cell>
          <table:table-cell office:value-type="float" office:value="1168.70169504571" calcext:value-type="float">
            <text:p>1168.7016950457</text:p>
          </table:table-cell>
          <table:table-cell office:value-type="float" office:value="1176.82427827753" calcext:value-type="float">
            <text:p>1176.8242782775</text:p>
          </table:table-cell>
          <table:table-cell office:value-type="float" office:value="1168.27967613342" calcext:value-type="float">
            <text:p>1168.2796761334</text:p>
          </table:table-cell>
        </table:table-row>
        <table:table-row table:style-name="ro1">
          <table:table-cell office:value-type="float" office:value="7665" calcext:value-type="float">
            <text:p>7665</text:p>
          </table:table-cell>
          <table:table-cell office:value-type="float" office:value="1176.32040862931" calcext:value-type="float">
            <text:p>1176.3204086293</text:p>
          </table:table-cell>
          <table:table-cell office:value-type="float" office:value="1177.99521754668" calcext:value-type="float">
            <text:p>1177.9952175467</text:p>
          </table:table-cell>
          <table:table-cell office:value-type="float" office:value="1170.22539360421" calcext:value-type="float">
            <text:p>1170.2253936042</text:p>
          </table:table-cell>
          <table:table-cell office:value-type="float" office:value="1151.39556015439" calcext:value-type="float">
            <text:p>1151.3955601544</text:p>
          </table:table-cell>
          <table:table-cell office:value-type="float" office:value="1168.69962188881" calcext:value-type="float">
            <text:p>1168.6996218888</text:p>
          </table:table-cell>
          <table:table-cell office:value-type="float" office:value="1176.82263444258" calcext:value-type="float">
            <text:p>1176.8226344426</text:p>
          </table:table-cell>
          <table:table-cell office:value-type="float" office:value="1168.28015472522" calcext:value-type="float">
            <text:p>1168.2801547252</text:p>
          </table:table-cell>
        </table:table-row>
        <table:table-row table:style-name="ro1">
          <table:table-cell office:value-type="float" office:value="7666" calcext:value-type="float">
            <text:p>7666</text:p>
          </table:table-cell>
          <table:table-cell office:value-type="float" office:value="1176.32100238366" calcext:value-type="float">
            <text:p>1176.3210023837</text:p>
          </table:table-cell>
          <table:table-cell office:value-type="float" office:value="1177.9933602067" calcext:value-type="float">
            <text:p>1177.9933602067</text:p>
          </table:table-cell>
          <table:table-cell office:value-type="float" office:value="1170.22958893208" calcext:value-type="float">
            <text:p>1170.2295889321</text:p>
          </table:table-cell>
          <table:table-cell office:value-type="float" office:value="1151.40672104485" calcext:value-type="float">
            <text:p>1151.4067210449</text:p>
          </table:table-cell>
          <table:table-cell office:value-type="float" office:value="1168.69897109733" calcext:value-type="float">
            <text:p>1168.6989710973</text:p>
          </table:table-cell>
          <table:table-cell office:value-type="float" office:value="1176.82202096645" calcext:value-type="float">
            <text:p>1176.8220209665</text:p>
          </table:table-cell>
          <table:table-cell office:value-type="float" office:value="1168.28440814596" calcext:value-type="float">
            <text:p>1168.284408146</text:p>
          </table:table-cell>
        </table:table-row>
        <table:table-row table:style-name="ro1">
          <table:table-cell office:value-type="float" office:value="7667" calcext:value-type="float">
            <text:p>7667</text:p>
          </table:table-cell>
          <table:table-cell office:value-type="float" office:value="1176.32406797656" calcext:value-type="float">
            <text:p>1176.3240679766</text:p>
          </table:table-cell>
          <table:table-cell office:value-type="float" office:value="1177.9893719992" calcext:value-type="float">
            <text:p>1177.9893719992</text:p>
          </table:table-cell>
          <table:table-cell office:value-type="float" office:value="1170.23631557111" calcext:value-type="float">
            <text:p>1170.2363155711</text:p>
          </table:table-cell>
          <table:table-cell office:value-type="float" office:value="1151.43685717978" calcext:value-type="float">
            <text:p>1151.4368571798</text:p>
          </table:table-cell>
          <table:table-cell office:value-type="float" office:value="1168.69732170793" calcext:value-type="float">
            <text:p>1168.6973217079</text:p>
          </table:table-cell>
          <table:table-cell office:value-type="float" office:value="1176.82081950152" calcext:value-type="float">
            <text:p>1176.8208195015</text:p>
          </table:table-cell>
          <table:table-cell office:value-type="float" office:value="1168.2859586555" calcext:value-type="float">
            <text:p>1168.2859586555</text:p>
          </table:table-cell>
        </table:table-row>
        <table:table-row table:style-name="ro1">
          <table:table-cell office:value-type="float" office:value="7668" calcext:value-type="float">
            <text:p>7668</text:p>
          </table:table-cell>
          <table:table-cell office:value-type="float" office:value="1176.32492722771" calcext:value-type="float">
            <text:p>1176.3249272277</text:p>
          </table:table-cell>
          <table:table-cell office:value-type="float" office:value="1177.98728583919" calcext:value-type="float">
            <text:p>1177.9872858392</text:p>
          </table:table-cell>
          <table:table-cell office:value-type="float" office:value="1170.24072068871" calcext:value-type="float">
            <text:p>1170.2407206887</text:p>
          </table:table-cell>
          <table:table-cell office:value-type="float" office:value="1151.4500727766" calcext:value-type="float">
            <text:p>1151.4500727766</text:p>
          </table:table-cell>
          <table:table-cell office:value-type="float" office:value="1168.6965401635" calcext:value-type="float">
            <text:p>1168.6965401635</text:p>
          </table:table-cell>
          <table:table-cell office:value-type="float" office:value="1176.82018615521" calcext:value-type="float">
            <text:p>1176.8201861552</text:p>
          </table:table-cell>
          <table:table-cell office:value-type="float" office:value="1168.29003530812" calcext:value-type="float">
            <text:p>1168.2900353081</text:p>
          </table:table-cell>
        </table:table-row>
        <table:table-row table:style-name="ro1">
          <table:table-cell office:value-type="float" office:value="7669" calcext:value-type="float">
            <text:p>7669</text:p>
          </table:table-cell>
          <table:table-cell office:value-type="float" office:value="1176.32712193072" calcext:value-type="float">
            <text:p>1176.3271219307</text:p>
          </table:table-cell>
          <table:table-cell office:value-type="float" office:value="1177.98377131067" calcext:value-type="float">
            <text:p>1177.9837713107</text:p>
          </table:table-cell>
          <table:table-cell office:value-type="float" office:value="1170.24677703383" calcext:value-type="float">
            <text:p>1170.2467770338</text:p>
          </table:table-cell>
          <table:table-cell office:value-type="float" office:value="1151.47534139322" calcext:value-type="float">
            <text:p>1151.4753413932</text:p>
          </table:table-cell>
          <table:table-cell office:value-type="float" office:value="1168.69516735055" calcext:value-type="float">
            <text:p>1168.6951673506</text:p>
          </table:table-cell>
          <table:table-cell office:value-type="float" office:value="1176.81925779611" calcext:value-type="float">
            <text:p>1176.8192577961</text:p>
          </table:table-cell>
          <table:table-cell office:value-type="float" office:value="1168.29237885893" calcext:value-type="float">
            <text:p>1168.2923788589</text:p>
          </table:table-cell>
        </table:table-row>
        <table:table-row table:style-name="ro1">
          <table:table-cell office:value-type="float" office:value="7670" calcext:value-type="float">
            <text:p>7670</text:p>
          </table:table-cell>
          <table:table-cell office:value-type="float" office:value="1176.3280066497" calcext:value-type="float">
            <text:p>1176.3280066497</text:p>
          </table:table-cell>
          <table:table-cell office:value-type="float" office:value="1177.9815688581" calcext:value-type="float">
            <text:p>1177.9815688581</text:p>
          </table:table-cell>
          <table:table-cell office:value-type="float" office:value="1170.25123666415" calcext:value-type="float">
            <text:p>1170.2512366642</text:p>
          </table:table-cell>
          <table:table-cell office:value-type="float" office:value="1151.48946320065" calcext:value-type="float">
            <text:p>1151.4894632007</text:p>
          </table:table-cell>
          <table:table-cell office:value-type="float" office:value="1168.69433779958" calcext:value-type="float">
            <text:p>1168.6943377996</text:p>
          </table:table-cell>
          <table:table-cell office:value-type="float" office:value="1176.81865329001" calcext:value-type="float">
            <text:p>1176.81865329</text:p>
          </table:table-cell>
          <table:table-cell office:value-type="float" office:value="1168.29646349941" calcext:value-type="float">
            <text:p>1168.2964634994</text:p>
          </table:table-cell>
        </table:table-row>
        <table:table-row table:style-name="ro1">
          <table:table-cell office:value-type="float" office:value="7671" calcext:value-type="float">
            <text:p>7671</text:p>
          </table:table-cell>
          <table:table-cell office:value-type="float" office:value="1176.38038601214" calcext:value-type="float">
            <text:p>1176.3803860121</text:p>
          </table:table-cell>
          <table:table-cell office:value-type="float" office:value="1177.94988131563" calcext:value-type="float">
            <text:p>1177.9498813156</text:p>
          </table:table-cell>
          <table:table-cell office:value-type="float" office:value="1170.29100309169" calcext:value-type="float">
            <text:p>1170.2910030917</text:p>
          </table:table-cell>
          <table:table-cell office:value-type="float" office:value="1151.78294085986" calcext:value-type="float">
            <text:p>1151.7829408599</text:p>
          </table:table-cell>
          <table:table-cell office:value-type="float" office:value="1168.67368891719" calcext:value-type="float">
            <text:p>1168.6736889172</text:p>
          </table:table-cell>
          <table:table-cell office:value-type="float" office:value="1176.79919538067" calcext:value-type="float">
            <text:p>1176.7991953807</text:p>
          </table:table-cell>
          <table:table-cell office:value-type="float" office:value="1168.26789287903" calcext:value-type="float">
            <text:p>1168.267892879</text:p>
          </table:table-cell>
        </table:table-row>
        <table:table-row table:style-name="ro1">
          <table:table-cell office:value-type="float" office:value="7672" calcext:value-type="float">
            <text:p>7672</text:p>
          </table:table-cell>
          <table:table-cell office:value-type="float" office:value="1176.37785863561" calcext:value-type="float">
            <text:p>1176.3778586356</text:p>
          </table:table-cell>
          <table:table-cell office:value-type="float" office:value="1177.94955941624" calcext:value-type="float">
            <text:p>1177.9495594163</text:p>
          </table:table-cell>
          <table:table-cell office:value-type="float" office:value="1170.29299685115" calcext:value-type="float">
            <text:p>1170.2929968512</text:p>
          </table:table-cell>
          <table:table-cell office:value-type="float" office:value="1151.77768522769" calcext:value-type="float">
            <text:p>1151.7776852277</text:p>
          </table:table-cell>
          <table:table-cell office:value-type="float" office:value="1168.67413562745" calcext:value-type="float">
            <text:p>1168.6741356275</text:p>
          </table:table-cell>
          <table:table-cell office:value-type="float" office:value="1176.79960883309" calcext:value-type="float">
            <text:p>1176.7996088331</text:p>
          </table:table-cell>
          <table:table-cell office:value-type="float" office:value="1168.27404456352" calcext:value-type="float">
            <text:p>1168.2740445635</text:p>
          </table:table-cell>
        </table:table-row>
        <table:table-row table:style-name="ro1">
          <table:table-cell office:value-type="float" office:value="7673" calcext:value-type="float">
            <text:p>7673</text:p>
          </table:table-cell>
          <table:table-cell office:value-type="float" office:value="1176.38422176547" calcext:value-type="float">
            <text:p>1176.3842217655</text:p>
          </table:table-cell>
          <table:table-cell office:value-type="float" office:value="1177.94360904489" calcext:value-type="float">
            <text:p>1177.9436090449</text:p>
          </table:table-cell>
          <table:table-cell office:value-type="float" office:value="1170.30195537251" calcext:value-type="float">
            <text:p>1170.3019553725</text:p>
          </table:table-cell>
          <table:table-cell office:value-type="float" office:value="1151.82608410094" calcext:value-type="float">
            <text:p>1151.826084101</text:p>
          </table:table-cell>
          <table:table-cell office:value-type="float" office:value="1168.67111287695" calcext:value-type="float">
            <text:p>1168.671112877</text:p>
          </table:table-cell>
          <table:table-cell office:value-type="float" office:value="1176.79760332911" calcext:value-type="float">
            <text:p>1176.7976033291</text:p>
          </table:table-cell>
          <table:table-cell office:value-type="float" office:value="1168.27427204564" calcext:value-type="float">
            <text:p>1168.2742720456</text:p>
          </table:table-cell>
        </table:table-row>
        <table:table-row table:style-name="ro1">
          <table:table-cell office:value-type="float" office:value="7674" calcext:value-type="float">
            <text:p>7674</text:p>
          </table:table-cell>
          <table:table-cell office:value-type="float" office:value="1176.38386290096" calcext:value-type="float">
            <text:p>1176.383862901</text:p>
          </table:table-cell>
          <table:table-cell office:value-type="float" office:value="1177.94203647068" calcext:value-type="float">
            <text:p>1177.9420364707</text:p>
          </table:table-cell>
          <table:table-cell office:value-type="float" office:value="1170.30539121226" calcext:value-type="float">
            <text:p>1170.3053912123</text:p>
          </table:table-cell>
          <table:table-cell office:value-type="float" office:value="1151.83224675871" calcext:value-type="float">
            <text:p>1151.8322467587</text:p>
          </table:table-cell>
          <table:table-cell office:value-type="float" office:value="1168.67074460496" calcext:value-type="float">
            <text:p>1168.670744605</text:p>
          </table:table-cell>
          <table:table-cell office:value-type="float" office:value="1176.79735668833" calcext:value-type="float">
            <text:p>1176.7973566883</text:p>
          </table:table-cell>
          <table:table-cell office:value-type="float" office:value="1168.27935098498" calcext:value-type="float">
            <text:p>1168.279350985</text:p>
          </table:table-cell>
        </table:table-row>
        <table:table-row table:style-name="ro1">
          <table:table-cell office:value-type="float" office:value="7675" calcext:value-type="float">
            <text:p>7675</text:p>
          </table:table-cell>
          <table:table-cell office:value-type="float" office:value="1176.38795233033" calcext:value-type="float">
            <text:p>1176.3879523303</text:p>
          </table:table-cell>
          <table:table-cell office:value-type="float" office:value="1177.93732284976" calcext:value-type="float">
            <text:p>1177.9373228498</text:p>
          </table:table-cell>
          <table:table-cell office:value-type="float" office:value="1170.31269029766" calcext:value-type="float">
            <text:p>1170.3126902977</text:p>
          </table:table-cell>
          <table:table-cell office:value-type="float" office:value="1151.86863271206" calcext:value-type="float">
            <text:p>1151.8686327121</text:p>
          </table:table-cell>
          <table:table-cell office:value-type="float" office:value="1168.66850587833" calcext:value-type="float">
            <text:p>1168.6685058783</text:p>
          </table:table-cell>
          <table:table-cell office:value-type="float" office:value="1176.79608564302" calcext:value-type="float">
            <text:p>1176.796085643</text:p>
          </table:table-cell>
          <table:table-cell office:value-type="float" office:value="1168.28072313264" calcext:value-type="float">
            <text:p>1168.2807231327</text:p>
          </table:table-cell>
        </table:table-row>
        <table:table-row table:style-name="ro1">
          <table:table-cell office:value-type="float" office:value="7676" calcext:value-type="float">
            <text:p>7676</text:p>
          </table:table-cell>
          <table:table-cell office:value-type="float" office:value="1176.38835218034" calcext:value-type="float">
            <text:p>1176.3883521804</text:p>
          </table:table-cell>
          <table:table-cell office:value-type="float" office:value="1177.93534251844" calcext:value-type="float">
            <text:p>1177.9353425184</text:p>
          </table:table-cell>
          <table:table-cell office:value-type="float" office:value="1170.31657784548" calcext:value-type="float">
            <text:p>1170.3165778455</text:p>
          </table:table-cell>
          <table:table-cell office:value-type="float" office:value="1151.87928371971" calcext:value-type="float">
            <text:p>1151.8792837197</text:p>
          </table:table-cell>
          <table:table-cell office:value-type="float" office:value="1168.66782010072" calcext:value-type="float">
            <text:p>1168.6678201007</text:p>
          </table:table-cell>
          <table:table-cell office:value-type="float" office:value="1176.79566157641" calcext:value-type="float">
            <text:p>1176.7956615764</text:p>
          </table:table-cell>
          <table:table-cell office:value-type="float" office:value="1168.28546281014" calcext:value-type="float">
            <text:p>1168.2854628101</text:p>
          </table:table-cell>
        </table:table-row>
        <table:table-row table:style-name="ro1">
          <table:table-cell office:value-type="float" office:value="7677" calcext:value-type="float">
            <text:p>7677</text:p>
          </table:table-cell>
          <table:table-cell office:value-type="float" office:value="1176.39120333775" calcext:value-type="float">
            <text:p>1176.3912033378</text:p>
          </table:table-cell>
          <table:table-cell office:value-type="float" office:value="1177.93126467104" calcext:value-type="float">
            <text:p>1177.9312646711</text:p>
          </table:table-cell>
          <table:table-cell office:value-type="float" office:value="1170.32297236306" calcext:value-type="float">
            <text:p>1170.3229723631</text:p>
          </table:table-cell>
          <table:table-cell office:value-type="float" office:value="1151.90857339188" calcext:value-type="float">
            <text:p>1151.9085733919</text:p>
          </table:table-cell>
          <table:table-cell office:value-type="float" office:value="1168.66604961643" calcext:value-type="float">
            <text:p>1168.6660496164</text:p>
          </table:table-cell>
          <table:table-cell office:value-type="float" office:value="1176.79477502269" calcext:value-type="float">
            <text:p>1176.7947750227</text:p>
          </table:table-cell>
          <table:table-cell office:value-type="float" office:value="1168.28799865077" calcext:value-type="float">
            <text:p>1168.2879986508</text:p>
          </table:table-cell>
        </table:table-row>
        <table:table-row table:style-name="ro1">
          <table:table-cell office:value-type="float" office:value="7678" calcext:value-type="float">
            <text:p>7678</text:p>
          </table:table-cell>
          <table:table-cell office:value-type="float" office:value="1176.39181378453" calcext:value-type="float">
            <text:p>1176.3918137845</text:p>
          </table:table-cell>
          <table:table-cell office:value-type="float" office:value="1177.92915610457" calcext:value-type="float">
            <text:p>1177.9291561046</text:p>
          </table:table-cell>
          <table:table-cell office:value-type="float" office:value="1170.3269303948" calcext:value-type="float">
            <text:p>1170.3269303948</text:p>
          </table:table-cell>
          <table:table-cell office:value-type="float" office:value="1151.92129258004" calcext:value-type="float">
            <text:p>1151.92129258</text:p>
          </table:table-cell>
          <table:table-cell office:value-type="float" office:value="1168.66522536059" calcext:value-type="float">
            <text:p>1168.6652253606</text:p>
          </table:table-cell>
          <table:table-cell office:value-type="float" office:value="1176.79436044224" calcext:value-type="float">
            <text:p>1176.7943604423</text:p>
          </table:table-cell>
          <table:table-cell office:value-type="float" office:value="1168.29225225438" calcext:value-type="float">
            <text:p>1168.2922522544</text:p>
          </table:table-cell>
        </table:table-row>
        <table:table-row table:style-name="ro1">
          <table:table-cell office:value-type="float" office:value="7679" calcext:value-type="float">
            <text:p>7679</text:p>
          </table:table-cell>
          <table:table-cell office:value-type="float" office:value="1176.39380973771" calcext:value-type="float">
            <text:p>1176.3938097377</text:p>
          </table:table-cell>
          <table:table-cell office:value-type="float" office:value="1177.92563401938" calcext:value-type="float">
            <text:p>1177.9256340194</text:p>
          </table:table-cell>
          <table:table-cell office:value-type="float" office:value="1170.33255942203" calcext:value-type="float">
            <text:p>1170.332559422</text:p>
          </table:table-cell>
          <table:table-cell office:value-type="float" office:value="1151.94574465435" calcext:value-type="float">
            <text:p>1151.9457446544</text:p>
          </table:table-cell>
          <table:table-cell office:value-type="float" office:value="1168.66375154433" calcext:value-type="float">
            <text:p>1168.6637515443</text:p>
          </table:table-cell>
          <table:table-cell office:value-type="float" office:value="1176.79370495397" calcext:value-type="float">
            <text:p>1176.793704954</text:p>
          </table:table-cell>
          <table:table-cell office:value-type="float" office:value="1168.29553938167" calcext:value-type="float">
            <text:p>1168.2955393817</text:p>
          </table:table-cell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1176.3944623623" calcext:value-type="float">
            <text:p>1176.3944623623</text:p>
          </table:table-cell>
          <table:table-cell office:value-type="float" office:value="1177.92345734904" calcext:value-type="float">
            <text:p>1177.923457349</text:p>
          </table:table-cell>
          <table:table-cell office:value-type="float" office:value="1170.33651869343" calcext:value-type="float">
            <text:p>1170.3365186934</text:p>
          </table:table-cell>
          <table:table-cell office:value-type="float" office:value="1151.95928727117" calcext:value-type="float">
            <text:p>1151.9592872712</text:p>
          </table:table-cell>
          <table:table-cell office:value-type="float" office:value="1168.66287709314" calcext:value-type="float">
            <text:p>1168.6628770932</text:p>
          </table:table-cell>
          <table:table-cell office:value-type="float" office:value="1176.79333605036" calcext:value-type="float">
            <text:p>1176.7933360504</text:p>
          </table:table-cell>
          <table:table-cell office:value-type="float" office:value="1168.29975311752" calcext:value-type="float">
            <text:p>1168.2997531175</text:p>
          </table:table-cell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float" office:value="1176.44758190806" calcext:value-type="float">
            <text:p>1176.4475819081</text:p>
          </table:table-cell>
          <table:table-cell office:value-type="float" office:value="1177.89460139629" calcext:value-type="float">
            <text:p>1177.8946013963</text:p>
          </table:table-cell>
          <table:table-cell office:value-type="float" office:value="1170.37830509668" calcext:value-type="float">
            <text:p>1170.3783050967</text:p>
          </table:table-cell>
          <table:table-cell office:value-type="float" office:value="1152.25579023468" calcext:value-type="float">
            <text:p>1152.2557902347</text:p>
          </table:table-cell>
          <table:table-cell office:value-type="float" office:value="1168.64369376603" calcext:value-type="float">
            <text:p>1168.643693766</text:p>
          </table:table-cell>
          <table:table-cell office:value-type="float" office:value="1176.78096150077" calcext:value-type="float">
            <text:p>1176.7809615008</text:p>
          </table:table-cell>
          <table:table-cell office:value-type="float" office:value="1168.28139834853" calcext:value-type="float">
            <text:p>1168.2813983485</text:p>
          </table:table-cell>
        </table:table-row>
        <table:table-row table:style-name="ro1">
          <table:table-cell office:value-type="float" office:value="7682" calcext:value-type="float">
            <text:p>7682</text:p>
          </table:table-cell>
          <table:table-cell office:value-type="float" office:value="1176.44484017923" calcext:value-type="float">
            <text:p>1176.4448401792</text:p>
          </table:table-cell>
          <table:table-cell office:value-type="float" office:value="1177.89419236761" calcext:value-type="float">
            <text:p>1177.8941923676</text:p>
          </table:table-cell>
          <table:table-cell office:value-type="float" office:value="1170.37974299405" calcext:value-type="float">
            <text:p>1170.3797429941</text:p>
          </table:table-cell>
          <table:table-cell office:value-type="float" office:value="1152.25017036473" calcext:value-type="float">
            <text:p>1152.2501703647</text:p>
          </table:table-cell>
          <table:table-cell office:value-type="float" office:value="1168.64412484504" calcext:value-type="float">
            <text:p>1168.644124845</text:p>
          </table:table-cell>
          <table:table-cell office:value-type="float" office:value="1176.78143831864" calcext:value-type="float">
            <text:p>1176.7814383187</text:p>
          </table:table-cell>
          <table:table-cell office:value-type="float" office:value="1168.28734619026" calcext:value-type="float">
            <text:p>1168.2873461903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float" office:value="1176.45100719113" calcext:value-type="float">
            <text:p>1176.4510071911</text:p>
          </table:table-cell>
          <table:table-cell office:value-type="float" office:value="1177.88843325056" calcext:value-type="float">
            <text:p>1177.8884332506</text:p>
          </table:table-cell>
          <table:table-cell office:value-type="float" office:value="1170.38813593517" calcext:value-type="float">
            <text:p>1170.3881359352</text:p>
          </table:table-cell>
          <table:table-cell office:value-type="float" office:value="1152.2976496855" calcext:value-type="float">
            <text:p>1152.2976496855</text:p>
          </table:table-cell>
          <table:table-cell office:value-type="float" office:value="1168.64098801338" calcext:value-type="float">
            <text:p>1168.6409880134</text:p>
          </table:table-cell>
          <table:table-cell office:value-type="float" office:value="1176.7799724286" calcext:value-type="float">
            <text:p>1176.7799724286</text:p>
          </table:table-cell>
          <table:table-cell office:value-type="float" office:value="1168.28915638054" calcext:value-type="float">
            <text:p>1168.2891563805</text:p>
          </table:table-cell>
        </table:table-row>
        <table:table-row table:style-name="ro1">
          <table:table-cell office:value-type="float" office:value="7684" calcext:value-type="float">
            <text:p>7684</text:p>
          </table:table-cell>
          <table:table-cell office:value-type="float" office:value="1176.45046868373" calcext:value-type="float">
            <text:p>1176.4504686837</text:p>
          </table:table-cell>
          <table:table-cell office:value-type="float" office:value="1177.88693672283" calcext:value-type="float">
            <text:p>1177.8869367228</text:p>
          </table:table-cell>
          <table:table-cell office:value-type="float" office:value="1170.39093921988" calcext:value-type="float">
            <text:p>1170.3909392199</text:p>
          </table:table-cell>
          <table:table-cell office:value-type="float" office:value="1152.30342081037" calcext:value-type="float">
            <text:p>1152.3034208104</text:p>
          </table:table-cell>
          <table:table-cell office:value-type="float" office:value="1168.64060222274" calcext:value-type="float">
            <text:p>1168.6406022227</text:p>
          </table:table-cell>
          <table:table-cell office:value-type="float" office:value="1176.779945307" calcext:value-type="float">
            <text:p>1176.779945307</text:p>
          </table:table-cell>
          <table:table-cell office:value-type="float" office:value="1168.2943471759" calcext:value-type="float">
            <text:p>1168.2943471759</text:p>
          </table:table-cell>
        </table:table-row>
        <table:table-row table:style-name="ro1">
          <table:table-cell office:value-type="float" office:value="7685" calcext:value-type="float">
            <text:p>7685</text:p>
          </table:table-cell>
          <table:table-cell office:value-type="float" office:value="1176.45445588535" calcext:value-type="float">
            <text:p>1176.4544558854</text:p>
          </table:table-cell>
          <table:table-cell office:value-type="float" office:value="1177.88231818039" calcext:value-type="float">
            <text:p>1177.8823181804</text:p>
          </table:table-cell>
          <table:table-cell office:value-type="float" office:value="1170.3977274743" calcext:value-type="float">
            <text:p>1170.3977274743</text:p>
          </table:table-cell>
          <table:table-cell office:value-type="float" office:value="1152.33905654307" calcext:value-type="float">
            <text:p>1152.3390565431</text:p>
          </table:table-cell>
          <table:table-cell office:value-type="float" office:value="1168.63828062391" calcext:value-type="float">
            <text:p>1168.6382806239</text:p>
          </table:table-cell>
          <table:table-cell office:value-type="float" office:value="1176.77910048943" calcext:value-type="float">
            <text:p>1176.7791004894</text:p>
          </table:table-cell>
          <table:table-cell office:value-type="float" office:value="1168.29737717909" calcext:value-type="float">
            <text:p>1168.2973771791</text:p>
          </table:table-cell>
        </table:table-row>
        <table:table-row table:style-name="ro1">
          <table:table-cell office:value-type="float" office:value="7686" calcext:value-type="float">
            <text:p>7686</text:p>
          </table:table-cell>
          <table:table-cell office:value-type="float" office:value="1176.45464180482" calcext:value-type="float">
            <text:p>1176.4546418048</text:p>
          </table:table-cell>
          <table:table-cell office:value-type="float" office:value="1177.88048554437" calcext:value-type="float">
            <text:p>1177.8804855444</text:p>
          </table:table-cell>
          <table:table-cell office:value-type="float" office:value="1170.40090417983" calcext:value-type="float">
            <text:p>1170.4009041798</text:p>
          </table:table-cell>
          <table:table-cell office:value-type="float" office:value="1152.34925323714" calcext:value-type="float">
            <text:p>1152.3492532372</text:p>
          </table:table-cell>
          <table:table-cell office:value-type="float" office:value="1168.6375703389" calcext:value-type="float">
            <text:p>1168.6375703389</text:p>
          </table:table-cell>
          <table:table-cell office:value-type="float" office:value="1176.77895430113" calcext:value-type="float">
            <text:p>1176.7789543011</text:p>
          </table:table-cell>
          <table:table-cell office:value-type="float" office:value="1168.30188875832" calcext:value-type="float">
            <text:p>1168.3018887583</text:p>
          </table:table-cell>
        </table:table-row>
        <table:table-row table:style-name="ro1">
          <table:table-cell office:value-type="float" office:value="7687" calcext:value-type="float">
            <text:p>7687</text:p>
          </table:table-cell>
          <table:table-cell office:value-type="float" office:value="1176.45735651988" calcext:value-type="float">
            <text:p>1176.4573565199</text:p>
          </table:table-cell>
          <table:table-cell office:value-type="float" office:value="1177.87668706095" calcext:value-type="float">
            <text:p>1177.876687061</text:p>
          </table:table-cell>
          <table:table-cell office:value-type="float" office:value="1170.40659266226" calcext:value-type="float">
            <text:p>1170.4065926623</text:p>
          </table:table-cell>
          <table:table-cell office:value-type="float" office:value="1152.37804610128" calcext:value-type="float">
            <text:p>1152.3780461013</text:p>
          </table:table-cell>
          <table:table-cell office:value-type="float" office:value="1168.63571479493" calcext:value-type="float">
            <text:p>1168.6357147949</text:p>
          </table:table-cell>
          <table:table-cell office:value-type="float" office:value="1176.77840925714" calcext:value-type="float">
            <text:p>1176.7784092572</text:p>
          </table:table-cell>
          <table:table-cell office:value-type="float" office:value="1168.30554412405" calcext:value-type="float">
            <text:p>1168.3055441241</text:p>
          </table:table-cell>
        </table:table-row>
        <table:table-row table:style-name="ro1">
          <table:table-cell office:value-type="float" office:value="7688" calcext:value-type="float">
            <text:p>7688</text:p>
          </table:table-cell>
          <table:table-cell office:value-type="float" office:value="1176.45786562531" calcext:value-type="float">
            <text:p>1176.4578656253</text:p>
          </table:table-cell>
          <table:table-cell office:value-type="float" office:value="1177.87462216617" calcext:value-type="float">
            <text:p>1177.8746221662</text:p>
          </table:table-cell>
          <table:table-cell office:value-type="float" office:value="1170.40995668164" calcext:value-type="float">
            <text:p>1170.4099566817</text:p>
          </table:table-cell>
          <table:table-cell office:value-type="float" office:value="1152.3904511288" calcext:value-type="float">
            <text:p>1152.3904511288</text:p>
          </table:table-cell>
          <table:table-cell office:value-type="float" office:value="1168.63488462112" calcext:value-type="float">
            <text:p>1168.6348846211</text:p>
          </table:table-cell>
          <table:table-cell office:value-type="float" office:value="1176.77825840779" calcext:value-type="float">
            <text:p>1176.7782584078</text:p>
          </table:table-cell>
          <table:table-cell office:value-type="float" office:value="1168.3103212715" calcext:value-type="float">
            <text:p>1168.3103212715</text:p>
          </table:table-cell>
        </table:table-row>
        <table:table-row table:style-name="ro1">
          <table:table-cell office:value-type="float" office:value="7689" calcext:value-type="float">
            <text:p>7689</text:p>
          </table:table-cell>
          <table:table-cell office:value-type="float" office:value="1176.45967683403" calcext:value-type="float">
            <text:p>1176.459676834</text:p>
          </table:table-cell>
          <table:table-cell office:value-type="float" office:value="1177.87145902301" calcext:value-type="float">
            <text:p>1177.871459023</text:p>
          </table:table-cell>
          <table:table-cell office:value-type="float" office:value="1170.41478037502" calcext:value-type="float">
            <text:p>1170.414780375</text:p>
          </table:table-cell>
          <table:table-cell office:value-type="float" office:value="1152.41459128052" calcext:value-type="float">
            <text:p>1152.4145912805</text:p>
          </table:table-cell>
          <table:table-cell office:value-type="float" office:value="1168.63333804404" calcext:value-type="float">
            <text:p>1168.6333380441</text:p>
          </table:table-cell>
          <table:table-cell office:value-type="float" office:value="1176.77788949883" calcext:value-type="float">
            <text:p>1176.7778894988</text:p>
          </table:table-cell>
          <table:table-cell office:value-type="float" office:value="1168.31412388405" calcext:value-type="float">
            <text:p>1168.3141238841</text:p>
          </table:table-cell>
        </table:table-row>
        <table:table-row table:style-name="ro1">
          <table:table-cell office:value-type="float" office:value="7690" calcext:value-type="float">
            <text:p>7690</text:p>
          </table:table-cell>
          <table:table-cell office:value-type="float" office:value="1176.46022778594" calcext:value-type="float">
            <text:p>1176.460227786</text:p>
          </table:table-cell>
          <table:table-cell office:value-type="float" office:value="1177.86940113849" calcext:value-type="float">
            <text:p>1177.8694011385</text:p>
          </table:table-cell>
          <table:table-cell office:value-type="float" office:value="1170.41806741989" calcext:value-type="float">
            <text:p>1170.4180674199</text:p>
          </table:table-cell>
          <table:table-cell office:value-type="float" office:value="1152.42791506176" calcext:value-type="float">
            <text:p>1152.4279150618</text:p>
          </table:table-cell>
          <table:table-cell office:value-type="float" office:value="1168.63245608381" calcext:value-type="float">
            <text:p>1168.6324560838</text:p>
          </table:table-cell>
          <table:table-cell office:value-type="float" office:value="1176.77771424399" calcext:value-type="float">
            <text:p>1176.777714244</text:p>
          </table:table-cell>
          <table:table-cell office:value-type="float" office:value="1168.31935631085" calcext:value-type="float">
            <text:p>1168.3193563109</text:p>
          </table:table-cell>
        </table:table-row>
        <table:table-row table:style-name="ro1">
          <table:table-cell office:value-type="float" office:value="7691" calcext:value-type="float">
            <text:p>7691</text:p>
          </table:table-cell>
          <table:table-cell office:value-type="float" office:value="1176.51396377799" calcext:value-type="float">
            <text:p>1176.513963778</text:p>
          </table:table-cell>
          <table:table-cell office:value-type="float" office:value="1177.83649076818" calcext:value-type="float">
            <text:p>1177.8364907682</text:p>
          </table:table-cell>
          <table:table-cell office:value-type="float" office:value="1170.45773689919" calcext:value-type="float">
            <text:p>1170.4577368992</text:p>
          </table:table-cell>
          <table:table-cell office:value-type="float" office:value="1152.71618304828" calcext:value-type="float">
            <text:p>1152.7161830483</text:p>
          </table:table-cell>
          <table:table-cell office:value-type="float" office:value="1168.61082525342" calcext:value-type="float">
            <text:p>1168.6108252534</text:p>
          </table:table-cell>
          <table:table-cell office:value-type="float" office:value="1176.76294497958" calcext:value-type="float">
            <text:p>1176.7629449796</text:p>
          </table:table-cell>
          <table:table-cell office:value-type="float" office:value="1168.31628504101" calcext:value-type="float">
            <text:p>1168.316285041</text:p>
          </table:table-cell>
        </table:table-row>
        <table:table-row table:style-name="ro1">
          <table:table-cell office:value-type="float" office:value="7692" calcext:value-type="float">
            <text:p>7692</text:p>
          </table:table-cell>
          <table:table-cell office:value-type="float" office:value="1176.51100749195" calcext:value-type="float">
            <text:p>1176.511007492</text:p>
          </table:table-cell>
          <table:table-cell office:value-type="float" office:value="1177.83641974987" calcext:value-type="float">
            <text:p>1177.8364197499</text:p>
          </table:table-cell>
          <table:table-cell office:value-type="float" office:value="1170.45828464204" calcext:value-type="float">
            <text:p>1170.458284642</text:p>
          </table:table-cell>
          <table:table-cell office:value-type="float" office:value="1152.71062052091" calcext:value-type="float">
            <text:p>1152.7106205209</text:p>
          </table:table-cell>
          <table:table-cell office:value-type="float" office:value="1168.61126764209" calcext:value-type="float">
            <text:p>1168.6112676421</text:p>
          </table:table-cell>
          <table:table-cell office:value-type="float" office:value="1176.76349653235" calcext:value-type="float">
            <text:p>1176.7634965324</text:p>
          </table:table-cell>
          <table:table-cell office:value-type="float" office:value="1168.32250114691" calcext:value-type="float">
            <text:p>1168.3225011469</text:p>
          </table:table-cell>
        </table:table-row>
        <table:table-row table:style-name="ro1">
          <table:table-cell office:value-type="float" office:value="7693" calcext:value-type="float">
            <text:p>7693</text:p>
          </table:table-cell>
          <table:table-cell office:value-type="float" office:value="1176.51718848426" calcext:value-type="float">
            <text:p>1176.5171884843</text:p>
          </table:table-cell>
          <table:table-cell office:value-type="float" office:value="1177.83100946894" calcext:value-type="float">
            <text:p>1177.8310094689</text:p>
          </table:table-cell>
          <table:table-cell office:value-type="float" office:value="1170.46597560984" calcext:value-type="float">
            <text:p>1170.4659756099</text:p>
          </table:table-cell>
          <table:table-cell office:value-type="float" office:value="1152.75775015669" calcext:value-type="float">
            <text:p>1152.7577501567</text:p>
          </table:table-cell>
          <table:table-cell office:value-type="float" office:value="1168.60805920495" calcext:value-type="float">
            <text:p>1168.608059205</text:p>
          </table:table-cell>
          <table:table-cell office:value-type="float" office:value="1176.76230710667" calcext:value-type="float">
            <text:p>1176.7623071067</text:p>
          </table:table-cell>
          <table:table-cell office:value-type="float" office:value="1168.32796116391" calcext:value-type="float">
            <text:p>1168.3279611639</text:p>
          </table:table-cell>
        </table:table-row>
        <table:table-row table:style-name="ro1">
          <table:table-cell office:value-type="float" office:value="7694" calcext:value-type="float">
            <text:p>7694</text:p>
          </table:table-cell>
          <table:table-cell office:value-type="float" office:value="1176.51648923421" calcext:value-type="float">
            <text:p>1176.5164892342</text:p>
          </table:table-cell>
          <table:table-cell office:value-type="float" office:value="1177.82977501876" calcext:value-type="float">
            <text:p>1177.8297750188</text:p>
          </table:table-cell>
          <table:table-cell office:value-type="float" office:value="1170.46790508318" calcext:value-type="float">
            <text:p>1170.4679050832</text:p>
          </table:table-cell>
          <table:table-cell office:value-type="float" office:value="1152.76350563896" calcext:value-type="float">
            <text:p>1152.763505639</text:p>
          </table:table-cell>
          <table:table-cell office:value-type="float" office:value="1168.60766722926" calcext:value-type="float">
            <text:p>1168.6076672293</text:p>
          </table:table-cell>
          <table:table-cell office:value-type="float" office:value="1176.76235549435" calcext:value-type="float">
            <text:p>1176.7623554944</text:p>
          </table:table-cell>
          <table:table-cell office:value-type="float" office:value="1168.33418730987" calcext:value-type="float">
            <text:p>1168.3341873099</text:p>
          </table:table-cell>
        </table:table-row>
        <table:table-row table:style-name="ro1">
          <table:table-cell office:value-type="float" office:value="7695" calcext:value-type="float">
            <text:p>7695</text:p>
          </table:table-cell>
          <table:table-cell office:value-type="float" office:value="1176.52041642081" calcext:value-type="float">
            <text:p>1176.5204164208</text:p>
          </table:table-cell>
          <table:table-cell office:value-type="float" office:value="1177.8256730783" calcext:value-type="float">
            <text:p>1177.8256730783</text:p>
          </table:table-cell>
          <table:table-cell office:value-type="float" office:value="1170.47383106479" calcext:value-type="float">
            <text:p>1170.4738310648</text:p>
          </table:table-cell>
          <table:table-cell office:value-type="float" office:value="1152.79896788019" calcext:value-type="float">
            <text:p>1152.7989678802</text:p>
          </table:table-cell>
          <table:table-cell office:value-type="float" office:value="1168.6053106416" calcext:value-type="float">
            <text:p>1168.6053106416</text:p>
          </table:table-cell>
          <table:table-cell office:value-type="float" office:value="1176.76168779241" calcext:value-type="float">
            <text:p>1176.7616877924</text:p>
          </table:table-cell>
          <table:table-cell office:value-type="float" office:value="1168.33979159033" calcext:value-type="float">
            <text:p>1168.3397915903</text:p>
          </table:table-cell>
        </table:table-row>
        <table:table-row table:style-name="ro1">
          <table:table-cell office:value-type="float" office:value="7696" calcext:value-type="float">
            <text:p>7696</text:p>
          </table:table-cell>
          <table:table-cell office:value-type="float" office:value="1176.52051608154" calcext:value-type="float">
            <text:p>1176.5205160815</text:p>
          </table:table-cell>
          <table:table-cell office:value-type="float" office:value="1177.82407107241" calcext:value-type="float">
            <text:p>1177.8240710724</text:p>
          </table:table-cell>
          <table:table-cell office:value-type="float" office:value="1170.476187308" calcext:value-type="float">
            <text:p>1170.476187308</text:p>
          </table:table-cell>
          <table:table-cell office:value-type="float" office:value="1152.80917647863" calcext:value-type="float">
            <text:p>1152.8091764786</text:p>
          </table:table-cell>
          <table:table-cell office:value-type="float" office:value="1168.60462643909" calcext:value-type="float">
            <text:p>1168.6046264391</text:p>
          </table:table-cell>
          <table:table-cell office:value-type="float" office:value="1176.76159913316" calcext:value-type="float">
            <text:p>1176.7615991332</text:p>
          </table:table-cell>
          <table:table-cell office:value-type="float" office:value="1168.34508261646" calcext:value-type="float">
            <text:p>1168.3450826165</text:p>
          </table:table-cell>
        </table:table-row>
        <table:table-row table:style-name="ro1">
          <table:table-cell office:value-type="float" office:value="7697" calcext:value-type="float">
            <text:p>7697</text:p>
          </table:table-cell>
          <table:table-cell office:value-type="float" office:value="1176.52317030844" calcext:value-type="float">
            <text:p>1176.5231703084</text:p>
          </table:table-cell>
          <table:table-cell office:value-type="float" office:value="1177.82074838996" calcext:value-type="float">
            <text:p>1177.82074839</text:p>
          </table:table-cell>
          <table:table-cell office:value-type="float" office:value="1170.48096449132" calcext:value-type="float">
            <text:p>1170.4809644913</text:p>
          </table:table-cell>
          <table:table-cell office:value-type="float" office:value="1152.83776177836" calcext:value-type="float">
            <text:p>1152.8377617784</text:p>
          </table:table-cell>
          <table:table-cell office:value-type="float" office:value="1168.60278235278" calcext:value-type="float">
            <text:p>1168.6027823528</text:p>
          </table:table-cell>
          <table:table-cell office:value-type="float" office:value="1176.76115975072" calcext:value-type="float">
            <text:p>1176.7611597507</text:p>
          </table:table-cell>
          <table:table-cell office:value-type="float" office:value="1168.35002021915" calcext:value-type="float">
            <text:p>1168.3500202192</text:p>
          </table:table-cell>
        </table:table-row>
        <table:table-row table:style-name="ro1">
          <table:table-cell office:value-type="float" office:value="7698" calcext:value-type="float">
            <text:p>7698</text:p>
          </table:table-cell>
          <table:table-cell office:value-type="float" office:value="1176.52356541908" calcext:value-type="float">
            <text:p>1176.5235654191</text:p>
          </table:table-cell>
          <table:table-cell office:value-type="float" office:value="1177.81900885388" calcext:value-type="float">
            <text:p>1177.8190088539</text:p>
          </table:table-cell>
          <table:table-cell office:value-type="float" office:value="1170.4834075948" calcext:value-type="float">
            <text:p>1170.4834075948</text:p>
          </table:table-cell>
          <table:table-cell office:value-type="float" office:value="1152.85000165597" calcext:value-type="float">
            <text:p>1152.850001656</text:p>
          </table:table-cell>
          <table:table-cell office:value-type="float" office:value="1168.60200193466" calcext:value-type="float">
            <text:p>1168.6020019347</text:p>
          </table:table-cell>
          <table:table-cell office:value-type="float" office:value="1176.76102011628" calcext:value-type="float">
            <text:p>1176.7610201163</text:p>
          </table:table-cell>
          <table:table-cell office:value-type="float" office:value="1168.35451185021" calcext:value-type="float">
            <text:p>1168.3545118502</text:p>
          </table:table-cell>
        </table:table-row>
        <table:table-row table:style-name="ro1">
          <table:table-cell office:value-type="float" office:value="7699" calcext:value-type="float">
            <text:p>7699</text:p>
          </table:table-cell>
          <table:table-cell office:value-type="float" office:value="1176.52538910437" calcext:value-type="float">
            <text:p>1176.5253891044</text:p>
          </table:table-cell>
          <table:table-cell office:value-type="float" office:value="1177.81624088604" calcext:value-type="float">
            <text:p>1177.816240886</text:p>
          </table:table-cell>
          <table:table-cell office:value-type="float" office:value="1170.48733904221" calcext:value-type="float">
            <text:p>1170.4873390422</text:p>
          </table:table-cell>
          <table:table-cell office:value-type="float" office:value="1152.87392202183" calcext:value-type="float">
            <text:p>1152.8739220218</text:p>
          </table:table-cell>
          <table:table-cell office:value-type="float" office:value="1168.60051594076" calcext:value-type="float">
            <text:p>1168.6005159408</text:p>
          </table:table-cell>
          <table:table-cell office:value-type="float" office:value="1176.76068825885" calcext:value-type="float">
            <text:p>1176.7606882589</text:p>
          </table:table-cell>
          <table:table-cell office:value-type="float" office:value="1168.35897515357" calcext:value-type="float">
            <text:p>1168.3589751536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1176.52584362168" calcext:value-type="float">
            <text:p>1176.5258436217</text:p>
          </table:table-cell>
          <table:table-cell office:value-type="float" office:value="1177.8145148726" calcext:value-type="float">
            <text:p>1177.8145148726</text:p>
          </table:table-cell>
          <table:table-cell office:value-type="float" office:value="1170.48970014069" calcext:value-type="float">
            <text:p>1170.4897001407</text:p>
          </table:table-cell>
          <table:table-cell office:value-type="float" office:value="1152.8870845616" calcext:value-type="float">
            <text:p>1152.8870845616</text:p>
          </table:table-cell>
          <table:table-cell office:value-type="float" office:value="1168.59971417449" calcext:value-type="float">
            <text:p>1168.5997141745</text:p>
          </table:table-cell>
          <table:table-cell office:value-type="float" office:value="1176.76053205959" calcext:value-type="float">
            <text:p>1176.7605320596</text:p>
          </table:table-cell>
          <table:table-cell office:value-type="float" office:value="1168.36297769366" calcext:value-type="float">
            <text:p>1168.3629776937</text:p>
          </table:table-cell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float" office:value="1176.58052421475" calcext:value-type="float">
            <text:p>1176.5805242148</text:p>
          </table:table-cell>
          <table:table-cell office:value-type="float" office:value="1177.78847216029" calcext:value-type="float">
            <text:p>1177.7884721603</text:p>
          </table:table-cell>
          <table:table-cell office:value-type="float" office:value="1170.53267967446" calcext:value-type="float">
            <text:p>1170.5326796745</text:p>
          </table:table-cell>
          <table:table-cell office:value-type="float" office:value="1153.180574325" calcext:value-type="float">
            <text:p>1153.180574325</text:p>
          </table:table-cell>
          <table:table-cell office:value-type="float" office:value="1168.58012417826" calcext:value-type="float">
            <text:p>1168.5801241783</text:p>
          </table:table-cell>
          <table:table-cell office:value-type="float" office:value="1176.75289719107" calcext:value-type="float">
            <text:p>1176.7528971911</text:p>
          </table:table-cell>
          <table:table-cell office:value-type="float" office:value="1168.36886216927" calcext:value-type="float">
            <text:p>1168.3688621693</text:p>
          </table:table-cell>
        </table:table-row>
        <table:table-row table:style-name="ro1">
          <table:table-cell office:value-type="float" office:value="7702" calcext:value-type="float">
            <text:p>7702</text:p>
          </table:table-cell>
          <table:table-cell office:value-type="float" office:value="1176.57751131928" calcext:value-type="float">
            <text:p>1176.5775113193</text:p>
          </table:table-cell>
          <table:table-cell office:value-type="float" office:value="1177.78849434463" calcext:value-type="float">
            <text:p>1177.7884943446</text:p>
          </table:table-cell>
          <table:table-cell office:value-type="float" office:value="1170.53226099292" calcext:value-type="float">
            <text:p>1170.5322609929</text:p>
          </table:table-cell>
          <table:table-cell office:value-type="float" office:value="1153.17470370459" calcext:value-type="float">
            <text:p>1153.1747037046</text:p>
          </table:table-cell>
          <table:table-cell office:value-type="float" office:value="1168.58063396348" calcext:value-type="float">
            <text:p>1168.5806339635</text:p>
          </table:table-cell>
          <table:table-cell office:value-type="float" office:value="1176.75322331713" calcext:value-type="float">
            <text:p>1176.7532233171</text:p>
          </table:table-cell>
          <table:table-cell office:value-type="float" office:value="1168.37216748326" calcext:value-type="float">
            <text:p>1168.3721674833</text:p>
          </table:table-cell>
        </table:table-row>
        <table:table-row table:style-name="ro1">
          <table:table-cell office:value-type="float" office:value="7703" calcext:value-type="float">
            <text:p>7703</text:p>
          </table:table-cell>
          <table:table-cell office:value-type="float" office:value="1176.58373687633" calcext:value-type="float">
            <text:p>1176.5837368763</text:p>
          </table:table-cell>
          <table:table-cell office:value-type="float" office:value="1177.78389530051" calcext:value-type="float">
            <text:p>1177.7838953005</text:p>
          </table:table-cell>
          <table:table-cell office:value-type="float" office:value="1170.53905361819" calcext:value-type="float">
            <text:p>1170.5390536182</text:p>
          </table:table-cell>
          <table:table-cell office:value-type="float" office:value="1153.22168328673" calcext:value-type="float">
            <text:p>1153.2216832867</text:p>
          </table:table-cell>
          <table:table-cell office:value-type="float" office:value="1168.57745950494" calcext:value-type="float">
            <text:p>1168.5774595049</text:p>
          </table:table-cell>
          <table:table-cell office:value-type="float" office:value="1176.75225438602" calcext:value-type="float">
            <text:p>1176.752254386</text:p>
          </table:table-cell>
          <table:table-cell office:value-type="float" office:value="1168.37686675724" calcext:value-type="float">
            <text:p>1168.3768667573</text:p>
          </table:table-cell>
        </table:table-row>
        <table:table-row table:style-name="ro1">
          <table:table-cell office:value-type="float" office:value="7704" calcext:value-type="float">
            <text:p>7704</text:p>
          </table:table-cell>
          <table:table-cell office:value-type="float" office:value="1176.58302509409" calcext:value-type="float">
            <text:p>1176.5830250941</text:p>
          </table:table-cell>
          <table:table-cell office:value-type="float" office:value="1177.78293652699" calcext:value-type="float">
            <text:p>1177.782936527</text:p>
          </table:table-cell>
          <table:table-cell office:value-type="float" office:value="1170.54011946168" calcext:value-type="float">
            <text:p>1170.5401194617</text:p>
          </table:table-cell>
          <table:table-cell office:value-type="float" office:value="1153.22722006537" calcext:value-type="float">
            <text:p>1153.2272200654</text:p>
          </table:table-cell>
          <table:table-cell office:value-type="float" office:value="1168.57712310605" calcext:value-type="float">
            <text:p>1168.5771231061</text:p>
          </table:table-cell>
          <table:table-cell office:value-type="float" office:value="1176.75219754224" calcext:value-type="float">
            <text:p>1176.7521975422</text:p>
          </table:table-cell>
          <table:table-cell office:value-type="float" office:value="1168.38013800604" calcext:value-type="float">
            <text:p>1168.380138006</text:p>
          </table:table-cell>
        </table:table-row>
        <table:table-row table:style-name="ro1">
          <table:table-cell office:value-type="float" office:value="7705" calcext:value-type="float">
            <text:p>7705</text:p>
          </table:table-cell>
          <table:table-cell office:value-type="float" office:value="1176.58699193329" calcext:value-type="float">
            <text:p>1176.5869919333</text:p>
          </table:table-cell>
          <table:table-cell office:value-type="float" office:value="1177.77956548086" calcext:value-type="float">
            <text:p>1177.7795654809</text:p>
          </table:table-cell>
          <table:table-cell office:value-type="float" office:value="1170.54504460059" calcext:value-type="float">
            <text:p>1170.5450446006</text:p>
          </table:table-cell>
          <table:table-cell office:value-type="float" office:value="1153.26249729023" calcext:value-type="float">
            <text:p>1153.2624972902</text:p>
          </table:table-cell>
          <table:table-cell office:value-type="float" office:value="1168.57475134873" calcext:value-type="float">
            <text:p>1168.5747513487</text:p>
          </table:table-cell>
          <table:table-cell office:value-type="float" office:value="1176.75157269729" calcext:value-type="float">
            <text:p>1176.7515726973</text:p>
          </table:table-cell>
          <table:table-cell office:value-type="float" office:value="1168.38452282457" calcext:value-type="float">
            <text:p>1168.3845228246</text:p>
          </table:table-cell>
        </table:table-row>
        <table:table-row table:style-name="ro1">
          <table:table-cell office:value-type="float" office:value="7706" calcext:value-type="float">
            <text:p>7706</text:p>
          </table:table-cell>
          <table:table-cell office:value-type="float" office:value="1176.58709545389" calcext:value-type="float">
            <text:p>1176.5870954539</text:p>
          </table:table-cell>
          <table:table-cell office:value-type="float" office:value="1177.77830640559" calcext:value-type="float">
            <text:p>1177.7783064056</text:p>
          </table:table-cell>
          <table:table-cell office:value-type="float" office:value="1170.54654623158" calcext:value-type="float">
            <text:p>1170.5465462316</text:p>
          </table:table-cell>
          <table:table-cell office:value-type="float" office:value="1153.27254020559" calcext:value-type="float">
            <text:p>1153.2725402056</text:p>
          </table:table-cell>
          <table:table-cell office:value-type="float" office:value="1168.57408362421" calcext:value-type="float">
            <text:p>1168.5740836242</text:p>
          </table:table-cell>
          <table:table-cell office:value-type="float" office:value="1176.7513870664" calcext:value-type="float">
            <text:p>1176.7513870664</text:p>
          </table:table-cell>
          <table:table-cell office:value-type="float" office:value="1168.38772791612" calcext:value-type="float">
            <text:p>1168.3877279161</text:p>
          </table:table-cell>
        </table:table-row>
        <table:table-row table:style-name="ro1">
          <table:table-cell office:value-type="float" office:value="7707" calcext:value-type="float">
            <text:p>7707</text:p>
          </table:table-cell>
          <table:table-cell office:value-type="float" office:value="1176.58979365255" calcext:value-type="float">
            <text:p>1176.5897936526</text:p>
          </table:table-cell>
          <table:table-cell office:value-type="float" office:value="1177.77570276153" calcext:value-type="float">
            <text:p>1177.7757027615</text:p>
          </table:table-cell>
          <table:table-cell office:value-type="float" office:value="1170.55030451449" calcext:value-type="float">
            <text:p>1170.5503045145</text:p>
          </table:table-cell>
          <table:table-cell office:value-type="float" office:value="1153.30095850808" calcext:value-type="float">
            <text:p>1153.3009585081</text:p>
          </table:table-cell>
          <table:table-cell office:value-type="float" office:value="1168.57219110557" calcext:value-type="float">
            <text:p>1168.5721911056</text:p>
          </table:table-cell>
          <table:table-cell office:value-type="float" office:value="1176.75091560464" calcext:value-type="float">
            <text:p>1176.7509156047</text:p>
          </table:table-cell>
          <table:table-cell office:value-type="float" office:value="1168.39179704661" calcext:value-type="float">
            <text:p>1168.3917970466</text:p>
          </table:table-cell>
        </table:table-row>
        <table:table-row table:style-name="ro1">
          <table:table-cell office:value-type="float" office:value="7708" calcext:value-type="float">
            <text:p>7708</text:p>
          </table:table-cell>
          <table:table-cell office:value-type="float" office:value="1176.59020056659" calcext:value-type="float">
            <text:p>1176.5902005666</text:p>
          </table:table-cell>
          <table:table-cell office:value-type="float" office:value="1177.77439585243" calcext:value-type="float">
            <text:p>1177.7743958524</text:p>
          </table:table-cell>
          <table:table-cell office:value-type="float" office:value="1170.55188241041" calcext:value-type="float">
            <text:p>1170.5518824104</text:p>
          </table:table-cell>
          <table:table-cell office:value-type="float" office:value="1153.31306866528" calcext:value-type="float">
            <text:p>1153.3130686653</text:p>
          </table:table-cell>
          <table:table-cell office:value-type="float" office:value="1168.57138674484" calcext:value-type="float">
            <text:p>1168.5713867449</text:p>
          </table:table-cell>
          <table:table-cell office:value-type="float" office:value="1176.75068541425" calcext:value-type="float">
            <text:p>1176.7506854143</text:p>
          </table:table-cell>
          <table:table-cell office:value-type="float" office:value="1168.39485944101" calcext:value-type="float">
            <text:p>1168.394859441</text:p>
          </table:table-cell>
        </table:table-row>
        <table:table-row table:style-name="ro1">
          <table:table-cell office:value-type="float" office:value="7709" calcext:value-type="float">
            <text:p>7709</text:p>
          </table:table-cell>
          <table:table-cell office:value-type="float" office:value="1176.59209173932" calcext:value-type="float">
            <text:p>1176.5920917393</text:p>
          </table:table-cell>
          <table:table-cell office:value-type="float" office:value="1177.77229693372" calcext:value-type="float">
            <text:p>1177.7722969337</text:p>
          </table:table-cell>
          <table:table-cell office:value-type="float" office:value="1170.55480621892" calcext:value-type="float">
            <text:p>1170.5548062189</text:p>
          </table:table-cell>
          <table:table-cell office:value-type="float" office:value="1153.33688551842" calcext:value-type="float">
            <text:p>1153.3368855184</text:p>
          </table:table-cell>
          <table:table-cell office:value-type="float" office:value="1168.56983088796" calcext:value-type="float">
            <text:p>1168.569830888</text:p>
          </table:table-cell>
          <table:table-cell office:value-type="float" office:value="1176.75030097493" calcext:value-type="float">
            <text:p>1176.7503009749</text:p>
          </table:table-cell>
          <table:table-cell office:value-type="float" office:value="1168.39883378877" calcext:value-type="float">
            <text:p>1168.3988337888</text:p>
          </table:table-cell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float" office:value="1176.59258836908" calcext:value-type="float">
            <text:p>1176.5925883691</text:p>
          </table:table-cell>
          <table:table-cell office:value-type="float" office:value="1177.77101007249" calcext:value-type="float">
            <text:p>1177.7710100725</text:p>
          </table:table-cell>
          <table:table-cell office:value-type="float" office:value="1170.5563420517" calcext:value-type="float">
            <text:p>1170.5563420517</text:p>
          </table:table-cell>
          <table:table-cell office:value-type="float" office:value="1153.34991211883" calcext:value-type="float">
            <text:p>1153.3499121188</text:p>
          </table:table-cell>
          <table:table-cell office:value-type="float" office:value="1168.56900027792" calcext:value-type="float">
            <text:p>1168.5690002779</text:p>
          </table:table-cell>
          <table:table-cell office:value-type="float" office:value="1176.75006458687" calcext:value-type="float">
            <text:p>1176.7500645869</text:p>
          </table:table-cell>
          <table:table-cell office:value-type="float" office:value="1168.40187974158" calcext:value-type="float">
            <text:p>1168.4018797416</text:p>
          </table:table-cell>
        </table:table-row>
        <table:table-row table:style-name="ro1">
          <table:table-cell office:value-type="float" office:value="7711" calcext:value-type="float">
            <text:p>7711</text:p>
          </table:table-cell>
          <table:table-cell office:value-type="float" office:value="1176.64817467219" calcext:value-type="float">
            <text:p>1176.6481746722</text:p>
          </table:table-cell>
          <table:table-cell office:value-type="float" office:value="1177.74296347796" calcext:value-type="float">
            <text:p>1177.742963478</text:p>
          </table:table-cell>
          <table:table-cell office:value-type="float" office:value="1170.59510245776" calcext:value-type="float">
            <text:p>1170.5951024578</text:p>
          </table:table-cell>
          <table:table-cell office:value-type="float" office:value="1153.63793521484" calcext:value-type="float">
            <text:p>1153.6379352148</text:p>
          </table:table-cell>
          <table:table-cell office:value-type="float" office:value="1168.54700826624" calcext:value-type="float">
            <text:p>1168.5470082662</text:p>
          </table:table-cell>
          <table:table-cell office:value-type="float" office:value="1176.73871577278" calcext:value-type="float">
            <text:p>1176.7387157728</text:p>
          </table:table-cell>
          <table:table-cell office:value-type="float" office:value="1168.42412111173" calcext:value-type="float">
            <text:p>1168.4241211117</text:p>
          </table:table-cell>
        </table:table-row>
        <table:table-row table:style-name="ro1">
          <table:table-cell office:value-type="float" office:value="7712" calcext:value-type="float">
            <text:p>7712</text:p>
          </table:table-cell>
          <table:table-cell office:value-type="float" office:value="1176.64518202029" calcext:value-type="float">
            <text:p>1176.6451820203</text:p>
          </table:table-cell>
          <table:table-cell office:value-type="float" office:value="1177.74331456613" calcext:value-type="float">
            <text:p>1177.7433145661</text:p>
          </table:table-cell>
          <table:table-cell office:value-type="float" office:value="1170.59403517102" calcext:value-type="float">
            <text:p>1170.594035171</text:p>
          </table:table-cell>
          <table:table-cell office:value-type="float" office:value="1153.63216574419" calcext:value-type="float">
            <text:p>1153.6321657442</text:p>
          </table:table-cell>
          <table:table-cell office:value-type="float" office:value="1168.54755033168" calcext:value-type="float">
            <text:p>1168.5475503317</text:p>
          </table:table-cell>
          <table:table-cell office:value-type="float" office:value="1176.73894686506" calcext:value-type="float">
            <text:p>1176.7389468651</text:p>
          </table:table-cell>
          <table:table-cell office:value-type="float" office:value="1168.42571370587" calcext:value-type="float">
            <text:p>1168.4257137059</text:p>
          </table:table-cell>
        </table:table-row>
        <table:table-row table:style-name="ro1">
          <table:table-cell office:value-type="float" office:value="7713" calcext:value-type="float">
            <text:p>7713</text:p>
          </table:table-cell>
          <table:table-cell office:value-type="float" office:value="1176.65148465069" calcext:value-type="float">
            <text:p>1176.6514846507</text:p>
          </table:table-cell>
          <table:table-cell office:value-type="float" office:value="1177.73963475029" calcext:value-type="float">
            <text:p>1177.7396347503</text:p>
          </table:table-cell>
          <table:table-cell office:value-type="float" office:value="1170.59956593099" calcext:value-type="float">
            <text:p>1170.599565931</text:p>
          </table:table-cell>
          <table:table-cell office:value-type="float" office:value="1153.67889843663" calcext:value-type="float">
            <text:p>1153.6788984366</text:p>
          </table:table-cell>
          <table:table-cell office:value-type="float" office:value="1168.54428801919" calcext:value-type="float">
            <text:p>1168.5442880192</text:p>
          </table:table-cell>
          <table:table-cell office:value-type="float" office:value="1176.73788265134" calcext:value-type="float">
            <text:p>1176.7378826513</text:p>
          </table:table-cell>
          <table:table-cell office:value-type="float" office:value="1168.43115399432" calcext:value-type="float">
            <text:p>1168.4311539943</text:p>
          </table:table-cell>
        </table:table-row>
        <table:table-row table:style-name="ro1">
          <table:table-cell office:value-type="float" office:value="7714" calcext:value-type="float">
            <text:p>7714</text:p>
          </table:table-cell>
          <table:table-cell office:value-type="float" office:value="1176.65081481728" calcext:value-type="float">
            <text:p>1176.6508148173</text:p>
          </table:table-cell>
          <table:table-cell office:value-type="float" office:value="1177.73906614328" calcext:value-type="float">
            <text:p>1177.7390661433</text:p>
          </table:table-cell>
          <table:table-cell office:value-type="float" office:value="1170.59991689468" calcext:value-type="float">
            <text:p>1170.5999168947</text:p>
          </table:table-cell>
          <table:table-cell office:value-type="float" office:value="1153.68429721645" calcext:value-type="float">
            <text:p>1153.6842972165</text:p>
          </table:table-cell>
          <table:table-cell office:value-type="float" office:value="1168.54398239179" calcext:value-type="float">
            <text:p>1168.5439823918</text:p>
          </table:table-cell>
          <table:table-cell office:value-type="float" office:value="1176.73773180495" calcext:value-type="float">
            <text:p>1176.737731805</text:p>
          </table:table-cell>
          <table:table-cell office:value-type="float" office:value="1168.43361947873" calcext:value-type="float">
            <text:p>1168.4336194787</text:p>
          </table:table-cell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float" office:value="1176.65479493872" calcext:value-type="float">
            <text:p>1176.6547949387</text:p>
          </table:table-cell>
          <table:table-cell office:value-type="float" office:value="1177.73663937637" calcext:value-type="float">
            <text:p>1177.7366393764</text:p>
          </table:table-cell>
          <table:table-cell office:value-type="float" office:value="1170.6036035692" calcext:value-type="float">
            <text:p>1170.6036035692</text:p>
          </table:table-cell>
          <table:table-cell office:value-type="float" office:value="1153.71945033598" calcext:value-type="float">
            <text:p>1153.719450336</text:p>
          </table:table-cell>
          <table:table-cell office:value-type="float" office:value="1168.54155137679" calcext:value-type="float">
            <text:p>1168.5415513768</text:p>
          </table:table-cell>
          <table:table-cell office:value-type="float" office:value="1176.73700176628" calcext:value-type="float">
            <text:p>1176.7370017663</text:p>
          </table:table-cell>
          <table:table-cell office:value-type="float" office:value="1168.43802737557" calcext:value-type="float">
            <text:p>1168.4380273756</text:p>
          </table:table-cell>
        </table:table-row>
        <table:table-row table:style-name="ro1">
          <table:table-cell office:value-type="float" office:value="7716" calcext:value-type="float">
            <text:p>7716</text:p>
          </table:table-cell>
          <table:table-cell office:value-type="float" office:value="1176.65496357634" calcext:value-type="float">
            <text:p>1176.6549635764</text:p>
          </table:table-cell>
          <table:table-cell office:value-type="float" office:value="1177.73585417207" calcext:value-type="float">
            <text:p>1177.7358541721</text:p>
          </table:table-cell>
          <table:table-cell office:value-type="float" office:value="1170.60439123378" calcext:value-type="float">
            <text:p>1170.6043912338</text:p>
          </table:table-cell>
          <table:table-cell office:value-type="float" office:value="1153.72931202575" calcext:value-type="float">
            <text:p>1153.7293120258</text:p>
          </table:table-cell>
          <table:table-cell office:value-type="float" office:value="1168.54092437802" calcext:value-type="float">
            <text:p>1168.540924378</text:p>
          </table:table-cell>
          <table:table-cell office:value-type="float" office:value="1176.73675041513" calcext:value-type="float">
            <text:p>1176.7367504151</text:p>
          </table:table-cell>
          <table:table-cell office:value-type="float" office:value="1168.44143404637" calcext:value-type="float">
            <text:p>1168.4414340464</text:p>
          </table:table-cell>
        </table:table-row>
        <table:table-row table:style-name="ro1">
          <table:table-cell office:value-type="float" office:value="7717" calcext:value-type="float">
            <text:p>7717</text:p>
          </table:table-cell>
          <table:table-cell office:value-type="float" office:value="1176.65767298618" calcext:value-type="float">
            <text:p>1176.6576729862</text:p>
          </table:table-cell>
          <table:table-cell office:value-type="float" office:value="1177.7341450108" calcext:value-type="float">
            <text:p>1177.7341450108</text:p>
          </table:table-cell>
          <table:table-cell office:value-type="float" office:value="1170.60701422847" calcext:value-type="float">
            <text:p>1170.6070142285</text:p>
          </table:table-cell>
          <table:table-cell office:value-type="float" office:value="1153.75758573333" calcext:value-type="float">
            <text:p>1153.7575857333</text:p>
          </table:table-cell>
          <table:table-cell office:value-type="float" office:value="1168.53899096745" calcext:value-type="float">
            <text:p>1168.5389909675</text:p>
          </table:table-cell>
          <table:table-cell office:value-type="float" office:value="1176.73617135645" calcext:value-type="float">
            <text:p>1176.7361713565</text:p>
          </table:table-cell>
          <table:table-cell office:value-type="float" office:value="1168.44530601544" calcext:value-type="float">
            <text:p>1168.4453060154</text:p>
          </table:table-cell>
        </table:table-row>
        <table:table-row table:style-name="ro1">
          <table:table-cell office:value-type="float" office:value="7718" calcext:value-type="float">
            <text:p>7718</text:p>
          </table:table-cell>
          <table:table-cell office:value-type="float" office:value="1176.65814666727" calcext:value-type="float">
            <text:p>1176.6581466673</text:p>
          </table:table-cell>
          <table:table-cell office:value-type="float" office:value="1177.73333871389" calcext:value-type="float">
            <text:p>1177.7333387139</text:p>
          </table:table-cell>
          <table:table-cell office:value-type="float" office:value="1170.60789494489" calcext:value-type="float">
            <text:p>1170.6078949449</text:p>
          </table:table-cell>
          <table:table-cell office:value-type="float" office:value="1153.76936203397" calcext:value-type="float">
            <text:p>1153.769362034</text:p>
          </table:table-cell>
          <table:table-cell office:value-type="float" office:value="1168.53823331683" calcext:value-type="float">
            <text:p>1168.5382333168</text:p>
          </table:table-cell>
          <table:table-cell office:value-type="float" office:value="1176.73586160188" calcext:value-type="float">
            <text:p>1176.7358616019</text:p>
          </table:table-cell>
          <table:table-cell office:value-type="float" office:value="1168.44897528478" calcext:value-type="float">
            <text:p>1168.4489752848</text:p>
          </table:table-cell>
        </table:table-row>
        <table:table-row table:style-name="ro1">
          <table:table-cell office:value-type="float" office:value="7719" calcext:value-type="float">
            <text:p>7719</text:p>
          </table:table-cell>
          <table:table-cell office:value-type="float" office:value="1176.6600346408" calcext:value-type="float">
            <text:p>1176.6600346408</text:p>
          </table:table-cell>
          <table:table-cell office:value-type="float" office:value="1177.73211028738" calcext:value-type="float">
            <text:p>1177.7321102874</text:p>
          </table:table-cell>
          <table:table-cell office:value-type="float" office:value="1170.60979141129" calcext:value-type="float">
            <text:p>1170.6097914113</text:p>
          </table:table-cell>
          <table:table-cell office:value-type="float" office:value="1153.7929174146" calcext:value-type="float">
            <text:p>1153.7929174146</text:p>
          </table:table-cell>
          <table:table-cell office:value-type="float" office:value="1168.53664868418" calcext:value-type="float">
            <text:p>1168.5366486842</text:p>
          </table:table-cell>
          <table:table-cell office:value-type="float" office:value="1176.73532613198" calcext:value-type="float">
            <text:p>1176.735326132</text:p>
          </table:table-cell>
          <table:table-cell office:value-type="float" office:value="1168.45196596259" calcext:value-type="float">
            <text:p>1168.4519659626</text:p>
          </table:table-cell>
        </table:table-row>
        <table:table-row table:style-name="ro1">
          <table:table-cell office:value-type="float" office:value="7720" calcext:value-type="float">
            <text:p>7720</text:p>
          </table:table-cell>
          <table:table-cell office:value-type="float" office:value="1176.66057989942" calcext:value-type="float">
            <text:p>1176.6605798994</text:p>
          </table:table-cell>
          <table:table-cell office:value-type="float" office:value="1177.73137259529" calcext:value-type="float">
            <text:p>1177.7313725953</text:p>
          </table:table-cell>
          <table:table-cell office:value-type="float" office:value="1170.6106061442" calcext:value-type="float">
            <text:p>1170.6106061442</text:p>
          </table:table-cell>
          <table:table-cell office:value-type="float" office:value="1153.80561098663" calcext:value-type="float">
            <text:p>1153.8056109866</text:p>
          </table:table-cell>
          <table:table-cell office:value-type="float" office:value="1168.53583874542" calcext:value-type="float">
            <text:p>1168.5358387454</text:p>
          </table:table-cell>
          <table:table-cell office:value-type="float" office:value="1176.73496324581" calcext:value-type="float">
            <text:p>1176.7349632458</text:p>
          </table:table-cell>
          <table:table-cell office:value-type="float" office:value="1168.45526120883" calcext:value-type="float">
            <text:p>1168.4552612088</text:p>
          </table:table-cell>
        </table:table-row>
        <table:table-row table:style-name="ro1">
          <table:table-cell office:value-type="float" office:value="7721" calcext:value-type="float">
            <text:p>7721</text:p>
          </table:table-cell>
          <table:table-cell office:value-type="float" office:value="1176.71623465327" calcext:value-type="float">
            <text:p>1176.7162346533</text:p>
          </table:table-cell>
          <table:table-cell office:value-type="float" office:value="1177.71142588865" calcext:value-type="float">
            <text:p>1177.7114258887</text:p>
          </table:table-cell>
          <table:table-cell office:value-type="float" office:value="1170.6471926877" calcext:value-type="float">
            <text:p>1170.6471926877</text:p>
          </table:table-cell>
          <table:table-cell office:value-type="float" office:value="1154.09956217149" calcext:value-type="float">
            <text:p>1154.0995621715</text:p>
          </table:table-cell>
          <table:table-cell office:value-type="float" office:value="1168.51590372565" calcext:value-type="float">
            <text:p>1168.5159037257</text:p>
          </table:table-cell>
          <table:table-cell office:value-type="float" office:value="1176.72873003137" calcext:value-type="float">
            <text:p>1176.7287300314</text:p>
          </table:table-cell>
          <table:table-cell office:value-type="float" office:value="1168.48523810712" calcext:value-type="float">
            <text:p>1168.4852381071</text:p>
          </table:table-cell>
        </table:table-row>
        <table:table-row table:style-name="ro1">
          <table:table-cell office:value-type="float" office:value="7722" calcext:value-type="float">
            <text:p>7722</text:p>
          </table:table-cell>
          <table:table-cell office:value-type="float" office:value="1176.71332151965" calcext:value-type="float">
            <text:p>1176.7133215197</text:p>
          </table:table-cell>
          <table:table-cell office:value-type="float" office:value="1177.71209622979" calcext:value-type="float">
            <text:p>1177.7120962298</text:p>
          </table:table-cell>
          <table:table-cell office:value-type="float" office:value="1170.64578132483" calcext:value-type="float">
            <text:p>1170.6457813248</text:p>
          </table:table-cell>
          <table:table-cell office:value-type="float" office:value="1154.09326770889" calcext:value-type="float">
            <text:p>1154.0932677089</text:p>
          </table:table-cell>
          <table:table-cell office:value-type="float" office:value="1168.51647711966" calcext:value-type="float">
            <text:p>1168.5164771197</text:p>
          </table:table-cell>
          <table:table-cell office:value-type="float" office:value="1176.7287779996" calcext:value-type="float">
            <text:p>1176.7287779996</text:p>
          </table:table-cell>
          <table:table-cell office:value-type="float" office:value="1168.48597621942" calcext:value-type="float">
            <text:p>1168.4859762194</text:p>
          </table:table-cell>
        </table:table-row>
        <table:table-row table:style-name="ro1">
          <table:table-cell office:value-type="float" office:value="7723" calcext:value-type="float">
            <text:p>7723</text:p>
          </table:table-cell>
          <table:table-cell office:value-type="float" office:value="1176.71960584323" calcext:value-type="float">
            <text:p>1176.7196058432</text:p>
          </table:table-cell>
          <table:table-cell office:value-type="float" office:value="1177.70948923091" calcext:value-type="float">
            <text:p>1177.7094892309</text:p>
          </table:table-cell>
          <table:table-cell office:value-type="float" office:value="1170.64984140665" calcext:value-type="float">
            <text:p>1170.6498414067</text:p>
          </table:table-cell>
          <table:table-cell office:value-type="float" office:value="1154.13994289453" calcext:value-type="float">
            <text:p>1154.1399428945</text:p>
          </table:table-cell>
          <table:table-cell office:value-type="float" office:value="1168.51315830371" calcext:value-type="float">
            <text:p>1168.5131583037</text:p>
          </table:table-cell>
          <table:table-cell office:value-type="float" office:value="1176.72758989348" calcext:value-type="float">
            <text:p>1176.7275898935</text:p>
          </table:table-cell>
          <table:table-cell office:value-type="float" office:value="1168.49107954506" calcext:value-type="float">
            <text:p>1168.4910795451</text:p>
          </table:table-cell>
        </table:table-row>
        <table:table-row table:style-name="ro1">
          <table:table-cell office:value-type="float" office:value="7724" calcext:value-type="float">
            <text:p>7724</text:p>
          </table:table-cell>
          <table:table-cell office:value-type="float" office:value="1176.71901522322" calcext:value-type="float">
            <text:p>1176.7190152232</text:p>
          </table:table-cell>
          <table:table-cell office:value-type="float" office:value="1177.70940538339" calcext:value-type="float">
            <text:p>1177.7094053834</text:p>
          </table:table-cell>
          <table:table-cell office:value-type="float" office:value="1170.64971263441" calcext:value-type="float">
            <text:p>1170.6497126344</text:p>
          </table:table-cell>
          <table:table-cell office:value-type="float" office:value="1154.14494374056" calcext:value-type="float">
            <text:p>1154.1449437406</text:p>
          </table:table-cell>
          <table:table-cell office:value-type="float" office:value="1168.51290860492" calcext:value-type="float">
            <text:p>1168.5129086049</text:p>
          </table:table-cell>
          <table:table-cell office:value-type="float" office:value="1176.72731645791" calcext:value-type="float">
            <text:p>1176.7273164579</text:p>
          </table:table-cell>
          <table:table-cell office:value-type="float" office:value="1168.49282666459" calcext:value-type="float">
            <text:p>1168.4928266646</text:p>
          </table:table-cell>
        </table:table-row>
        <table:table-row table:style-name="ro1">
          <table:table-cell office:value-type="float" office:value="7725" calcext:value-type="float">
            <text:p>7725</text:p>
          </table:table-cell>
          <table:table-cell office:value-type="float" office:value="1176.72302280863" calcext:value-type="float">
            <text:p>1176.7230228086</text:p>
          </table:table-cell>
          <table:table-cell office:value-type="float" office:value="1177.7078201003" calcext:value-type="float">
            <text:p>1177.7078201003</text:p>
          </table:table-cell>
          <table:table-cell office:value-type="float" office:value="1170.65215476507" calcext:value-type="float">
            <text:p>1170.6521547651</text:p>
          </table:table-cell>
          <table:table-cell office:value-type="float" office:value="1154.17994967696" calcext:value-type="float">
            <text:p>1154.179949677</text:p>
          </table:table-cell>
          <table:table-cell office:value-type="float" office:value="1168.51042387527" calcext:value-type="float">
            <text:p>1168.5104238753</text:p>
          </table:table-cell>
          <table:table-cell office:value-type="float" office:value="1176.72637821668" calcext:value-type="float">
            <text:p>1176.7263782167</text:p>
          </table:table-cell>
          <table:table-cell office:value-type="float" office:value="1168.49628350726" calcext:value-type="float">
            <text:p>1168.4962835073</text:p>
          </table:table-cell>
        </table:table-row>
        <table:table-row table:style-name="ro1">
          <table:table-cell office:value-type="float" office:value="7726" calcext:value-type="float">
            <text:p>7726</text:p>
          </table:table-cell>
          <table:table-cell office:value-type="float" office:value="1176.72323626829" calcext:value-type="float">
            <text:p>1176.7232362683</text:p>
          </table:table-cell>
          <table:table-cell office:value-type="float" office:value="1177.70753823967" calcext:value-type="float">
            <text:p>1177.7075382397</text:p>
          </table:table-cell>
          <table:table-cell office:value-type="float" office:value="1170.65234169708" calcext:value-type="float">
            <text:p>1170.6523416971</text:p>
          </table:table-cell>
          <table:table-cell office:value-type="float" office:value="1154.18937016783" calcext:value-type="float">
            <text:p>1154.1893701678</text:p>
          </table:table-cell>
          <table:table-cell office:value-type="float" office:value="1168.50984537155" calcext:value-type="float">
            <text:p>1168.5098453716</text:p>
          </table:table-cell>
          <table:table-cell office:value-type="float" office:value="1176.72598656846" calcext:value-type="float">
            <text:p>1176.7259865685</text:p>
          </table:table-cell>
          <table:table-cell office:value-type="float" office:value="1168.49826788604" calcext:value-type="float">
            <text:p>1168.498267886</text:p>
          </table:table-cell>
        </table:table-row>
        <table:table-row table:style-name="ro1">
          <table:table-cell office:value-type="float" office:value="7727" calcext:value-type="float">
            <text:p>7727</text:p>
          </table:table-cell>
          <table:table-cell office:value-type="float" office:value="1176.72598454973" calcext:value-type="float">
            <text:p>1176.7259845497</text:p>
          </table:table-cell>
          <table:table-cell office:value-type="float" office:value="1177.70656512034" calcext:value-type="float">
            <text:p>1177.7065651203</text:p>
          </table:table-cell>
          <table:table-cell office:value-type="float" office:value="1170.65384634199" calcext:value-type="float">
            <text:p>1170.653846342</text:p>
          </table:table-cell>
          <table:table-cell office:value-type="float" office:value="1154.21752896791" calcext:value-type="float">
            <text:p>1154.2175289679</text:p>
          </table:table-cell>
          <table:table-cell office:value-type="float" office:value="1168.50786359497" calcext:value-type="float">
            <text:p>1168.507863595</text:p>
          </table:table-cell>
          <table:table-cell office:value-type="float" office:value="1176.72517098089" calcext:value-type="float">
            <text:p>1176.7251709809</text:p>
          </table:table-cell>
          <table:table-cell office:value-type="float" office:value="1168.50060167405" calcext:value-type="float">
            <text:p>1168.5006016741</text:p>
          </table:table-cell>
        </table:table-row>
        <table:table-row table:style-name="ro1">
          <table:table-cell office:value-type="float" office:value="7728" calcext:value-type="float">
            <text:p>7728</text:p>
          </table:table-cell>
          <table:table-cell office:value-type="float" office:value="1176.72649776182" calcext:value-type="float">
            <text:p>1176.7264977618</text:p>
          </table:table-cell>
          <table:table-cell office:value-type="float" office:value="1177.70628315024" calcext:value-type="float">
            <text:p>1177.7062831503</text:p>
          </table:table-cell>
          <table:table-cell office:value-type="float" office:value="1170.65405634657" calcext:value-type="float">
            <text:p>1170.6540563466</text:p>
          </table:table-cell>
          <table:table-cell office:value-type="float" office:value="1154.22895734296" calcext:value-type="float">
            <text:p>1154.228957343</text:p>
          </table:table-cell>
          <table:table-cell office:value-type="float" office:value="1168.50713576063" calcext:value-type="float">
            <text:p>1168.5071357606</text:p>
          </table:table-cell>
          <table:table-cell office:value-type="float" office:value="1176.72471813355" calcext:value-type="float">
            <text:p>1176.7247181336</text:p>
          </table:table-cell>
          <table:table-cell office:value-type="float" office:value="1168.50255382317" calcext:value-type="float">
            <text:p>1168.5025538232</text:p>
          </table:table-cell>
        </table:table-row>
        <table:table-row table:style-name="ro1">
          <table:table-cell office:value-type="float" office:value="7729" calcext:value-type="float">
            <text:p>7729</text:p>
          </table:table-cell>
          <table:table-cell office:value-type="float" office:value="1176.72844001625" calcext:value-type="float">
            <text:p>1176.7284400163</text:p>
          </table:table-cell>
          <table:table-cell office:value-type="float" office:value="1177.70572915739" calcext:value-type="float">
            <text:p>1177.7057291574</text:p>
          </table:table-cell>
          <table:table-cell office:value-type="float" office:value="1170.65493744366" calcext:value-type="float">
            <text:p>1170.6549374437</text:p>
          </table:table-cell>
          <table:table-cell office:value-type="float" office:value="1154.25252445855" calcext:value-type="float">
            <text:p>1154.2525244586</text:p>
          </table:table-cell>
          <table:table-cell office:value-type="float" office:value="1168.50550097869" calcext:value-type="float">
            <text:p>1168.5055009787</text:p>
          </table:table-cell>
          <table:table-cell office:value-type="float" office:value="1176.7239438285" calcext:value-type="float">
            <text:p>1176.7239438285</text:p>
          </table:table-cell>
          <table:table-cell office:value-type="float" office:value="1168.50411007144" calcext:value-type="float">
            <text:p>1168.5041100715</text:p>
          </table:table-cell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float" office:value="1176.72903256786" calcext:value-type="float">
            <text:p>1176.7290325679</text:p>
          </table:table-cell>
          <table:table-cell office:value-type="float" office:value="1177.70550072969" calcext:value-type="float">
            <text:p>1177.7055007297</text:p>
          </table:table-cell>
          <table:table-cell office:value-type="float" office:value="1170.65506038524" calcext:value-type="float">
            <text:p>1170.6550603852</text:p>
          </table:table-cell>
          <table:table-cell office:value-type="float" office:value="1154.26485486426" calcext:value-type="float">
            <text:p>1154.2648548643</text:p>
          </table:table-cell>
          <table:table-cell office:value-type="float" office:value="1168.50471417805" calcext:value-type="float">
            <text:p>1168.5047141781</text:p>
          </table:table-cell>
          <table:table-cell office:value-type="float" office:value="1176.72341890429" calcext:value-type="float">
            <text:p>1176.7234189043</text:p>
          </table:table-cell>
          <table:table-cell office:value-type="float" office:value="1168.50596465235" calcext:value-type="float">
            <text:p>1168.5059646524</text:p>
          </table:table-cell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float" office:value="1176.7848463005" calcext:value-type="float">
            <text:p>1176.7848463005</text:p>
          </table:table-cell>
          <table:table-cell office:value-type="float" office:value="1177.68150305869" calcext:value-type="float">
            <text:p>1177.6815030587</text:p>
          </table:table-cell>
          <table:table-cell office:value-type="float" office:value="1170.6810400285" calcext:value-type="float">
            <text:p>1170.6810400285</text:p>
          </table:table-cell>
          <table:table-cell office:value-type="float" office:value="1154.55385944225" calcext:value-type="float">
            <text:p>1154.5538594423</text:p>
          </table:table-cell>
          <table:table-cell office:value-type="float" office:value="1168.48181507032" calcext:value-type="float">
            <text:p>1168.4818150703</text:p>
          </table:table-cell>
          <table:table-cell office:value-type="float" office:value="1176.71224758184" calcext:value-type="float">
            <text:p>1176.7122475818</text:p>
          </table:table-cell>
          <table:table-cell office:value-type="float" office:value="1168.54993441188" calcext:value-type="float">
            <text:p>1168.5499344119</text:p>
          </table:table-cell>
        </table:table-row>
        <table:table-row table:style-name="ro1">
          <table:table-cell office:value-type="float" office:value="7732" calcext:value-type="float">
            <text:p>7732</text:p>
          </table:table-cell>
          <table:table-cell office:value-type="float" office:value="1176.78201755195" calcext:value-type="float">
            <text:p>1176.782017552</text:p>
          </table:table-cell>
          <table:table-cell office:value-type="float" office:value="1177.68265954176" calcext:value-type="float">
            <text:p>1177.6826595418</text:p>
          </table:table-cell>
          <table:table-cell office:value-type="float" office:value="1170.67951098686" calcext:value-type="float">
            <text:p>1170.6795109869</text:p>
          </table:table-cell>
          <table:table-cell office:value-type="float" office:value="1154.54733775846" calcext:value-type="float">
            <text:p>1154.5473377585</text:p>
          </table:table-cell>
          <table:table-cell office:value-type="float" office:value="1168.48248196893" calcext:value-type="float">
            <text:p>1168.4824819689</text:p>
          </table:table-cell>
          <table:table-cell office:value-type="float" office:value="1176.71216441824" calcext:value-type="float">
            <text:p>1176.7121644183</text:p>
          </table:table-cell>
          <table:table-cell office:value-type="float" office:value="1168.54858182764" calcext:value-type="float">
            <text:p>1168.5485818277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float" office:value="1176.78832807306" calcext:value-type="float">
            <text:p>1176.7883280731</text:p>
          </table:table-cell>
          <table:table-cell office:value-type="float" office:value="1177.68064141217" calcext:value-type="float">
            <text:p>1177.6806414122</text:p>
          </table:table-cell>
          <table:table-cell office:value-type="float" office:value="1170.68182725808" calcext:value-type="float">
            <text:p>1170.6818272581</text:p>
          </table:table-cell>
          <table:table-cell office:value-type="float" office:value="1154.59379869419" calcext:value-type="float">
            <text:p>1154.5937986942</text:p>
          </table:table-cell>
          <table:table-cell office:value-type="float" office:value="1168.4789904705" calcext:value-type="float">
            <text:p>1168.4789904705</text:p>
          </table:table-cell>
          <table:table-cell office:value-type="float" office:value="1176.71057585327" calcext:value-type="float">
            <text:p>1176.7105758533</text:p>
          </table:table-cell>
          <table:table-cell office:value-type="float" office:value="1168.55373756534" calcext:value-type="float">
            <text:p>1168.5537375653</text:p>
          </table:table-cell>
        </table:table-row>
        <table:table-row table:style-name="ro1">
          <table:table-cell office:value-type="float" office:value="7734" calcext:value-type="float">
            <text:p>7734</text:p>
          </table:table-cell>
          <table:table-cell office:value-type="float" office:value="1176.78781002776" calcext:value-type="float">
            <text:p>1176.7878100278</text:p>
          </table:table-cell>
          <table:table-cell office:value-type="float" office:value="1177.68097091904" calcext:value-type="float">
            <text:p>1177.680970919</text:p>
          </table:table-cell>
          <table:table-cell office:value-type="float" office:value="1170.68126103367" calcext:value-type="float">
            <text:p>1170.6812610337</text:p>
          </table:table-cell>
          <table:table-cell office:value-type="float" office:value="1154.59867351527" calcext:value-type="float">
            <text:p>1154.5986735153</text:p>
          </table:table-cell>
          <table:table-cell office:value-type="float" office:value="1168.47877592706" calcext:value-type="float">
            <text:p>1168.4787759271</text:p>
          </table:table-cell>
          <table:table-cell office:value-type="float" office:value="1176.7100784335" calcext:value-type="float">
            <text:p>1176.7100784335</text:p>
          </table:table-cell>
          <table:table-cell office:value-type="float" office:value="1168.55406055822" calcext:value-type="float">
            <text:p>1168.5540605582</text:p>
          </table:table-cell>
        </table:table-row>
        <table:table-row table:style-name="ro1">
          <table:table-cell office:value-type="float" office:value="7735" calcext:value-type="float">
            <text:p>7735</text:p>
          </table:table-cell>
          <table:table-cell office:value-type="float" office:value="1176.79186082927" calcext:value-type="float">
            <text:p>1176.7918608293</text:p>
          </table:table-cell>
          <table:table-cell office:value-type="float" office:value="1177.67992398549" calcext:value-type="float">
            <text:p>1177.6799239855</text:p>
          </table:table-cell>
          <table:table-cell office:value-type="float" office:value="1170.6823110085" calcext:value-type="float">
            <text:p>1170.6823110085</text:p>
          </table:table-cell>
          <table:table-cell office:value-type="float" office:value="1154.63343479054" calcext:value-type="float">
            <text:p>1154.6334347905</text:p>
          </table:table-cell>
          <table:table-cell office:value-type="float" office:value="1168.47616486028" calcext:value-type="float">
            <text:p>1168.4761648603</text:p>
          </table:table-cell>
          <table:table-cell office:value-type="float" office:value="1176.70874016585" calcext:value-type="float">
            <text:p>1176.7087401659</text:p>
          </table:table-cell>
          <table:table-cell office:value-type="float" office:value="1168.55725677898" calcext:value-type="float">
            <text:p>1168.557256779</text:p>
          </table:table-cell>
        </table:table-row>
        <table:table-row table:style-name="ro1">
          <table:table-cell office:value-type="float" office:value="7736" calcext:value-type="float">
            <text:p>7736</text:p>
          </table:table-cell>
          <table:table-cell office:value-type="float" office:value="1176.79213427313" calcext:value-type="float">
            <text:p>1176.7921342731</text:p>
          </table:table-cell>
          <table:table-cell office:value-type="float" office:value="1177.6800347058" calcext:value-type="float">
            <text:p>1177.6800347058</text:p>
          </table:table-cell>
          <table:table-cell office:value-type="float" office:value="1170.68195640883" calcext:value-type="float">
            <text:p>1170.6819564088</text:p>
          </table:table-cell>
          <table:table-cell office:value-type="float" office:value="1154.64288194878" calcext:value-type="float">
            <text:p>1154.6428819488</text:p>
          </table:table-cell>
          <table:table-cell office:value-type="float" office:value="1168.47559842968" calcext:value-type="float">
            <text:p>1168.4755984297</text:p>
          </table:table-cell>
          <table:table-cell office:value-type="float" office:value="1176.70807703182" calcext:value-type="float">
            <text:p>1176.7080770318</text:p>
          </table:table-cell>
          <table:table-cell office:value-type="float" office:value="1168.55818577031" calcext:value-type="float">
            <text:p>1168.5581857703</text:p>
          </table:table-cell>
        </table:table-row>
        <table:table-row table:style-name="ro1">
          <table:table-cell office:value-type="float" office:value="7737" calcext:value-type="float">
            <text:p>7737</text:p>
          </table:table-cell>
          <table:table-cell office:value-type="float" office:value="1176.79495283465" calcext:value-type="float">
            <text:p>1176.7949528347</text:p>
          </table:table-cell>
          <table:table-cell office:value-type="float" office:value="1177.67952408629" calcext:value-type="float">
            <text:p>1177.6795240863</text:p>
          </table:table-cell>
          <table:table-cell office:value-type="float" office:value="1170.68234418321" calcext:value-type="float">
            <text:p>1170.6823441832</text:p>
          </table:table-cell>
          <table:table-cell office:value-type="float" office:value="1154.67087104264" calcext:value-type="float">
            <text:p>1154.6708710426</text:p>
          </table:table-cell>
          <table:table-cell office:value-type="float" office:value="1168.47352078811" calcext:value-type="float">
            <text:p>1168.4735207881</text:p>
          </table:table-cell>
          <table:table-cell office:value-type="float" office:value="1176.70684425957" calcext:value-type="float">
            <text:p>1176.7068442596</text:p>
          </table:table-cell>
          <table:table-cell office:value-type="float" office:value="1168.56036326394" calcext:value-type="float">
            <text:p>1168.5603632639</text:p>
          </table:table-cell>
        </table:table-row>
        <table:table-row table:style-name="ro1">
          <table:table-cell office:value-type="float" office:value="7738" calcext:value-type="float">
            <text:p>7738</text:p>
          </table:table-cell>
          <table:table-cell office:value-type="float" office:value="1176.79551610421" calcext:value-type="float">
            <text:p>1176.7955161042</text:p>
          </table:table-cell>
          <table:table-cell office:value-type="float" office:value="1177.6796169471" calcext:value-type="float">
            <text:p>1177.6796169471</text:p>
          </table:table-cell>
          <table:table-cell office:value-type="float" office:value="1170.68195148708" calcext:value-type="float">
            <text:p>1170.6819514871</text:p>
          </table:table-cell>
          <table:table-cell office:value-type="float" office:value="1154.6823514" calcext:value-type="float">
            <text:p>1154.6823514</text:p>
          </table:table-cell>
          <table:table-cell office:value-type="float" office:value="1168.4727955928" calcext:value-type="float">
            <text:p>1168.4727955928</text:p>
          </table:table-cell>
          <table:table-cell office:value-type="float" office:value="1176.70607136516" calcext:value-type="float">
            <text:p>1176.7060713652</text:p>
          </table:table-cell>
          <table:table-cell office:value-type="float" office:value="1168.56139234444" calcext:value-type="float">
            <text:p>1168.5613923445</text:p>
          </table:table-cell>
        </table:table-row>
        <table:table-row table:style-name="ro1">
          <table:table-cell office:value-type="float" office:value="7739" calcext:value-type="float">
            <text:p>7739</text:p>
          </table:table-cell>
          <table:table-cell office:value-type="float" office:value="1176.79755706916" calcext:value-type="float">
            <text:p>1176.7975570692</text:p>
          </table:table-cell>
          <table:table-cell office:value-type="float" office:value="1177.67944872653" calcext:value-type="float">
            <text:p>1177.6794487265</text:p>
          </table:table-cell>
          <table:table-cell office:value-type="float" office:value="1170.68188672609" calcext:value-type="float">
            <text:p>1170.6818867261</text:p>
          </table:table-cell>
          <table:table-cell office:value-type="float" office:value="1154.70569439141" calcext:value-type="float">
            <text:p>1154.7056943914</text:p>
          </table:table-cell>
          <table:table-cell office:value-type="float" office:value="1168.47108719689" calcext:value-type="float">
            <text:p>1168.4710871969</text:p>
          </table:table-cell>
          <table:table-cell office:value-type="float" office:value="1176.70487450685" calcext:value-type="float">
            <text:p>1176.7048745069</text:p>
          </table:table-cell>
          <table:table-cell office:value-type="float" office:value="1168.56272890227" calcext:value-type="float">
            <text:p>1168.5627289023</text:p>
          </table:table-cell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float" office:value="1176.79819664815" calcext:value-type="float">
            <text:p>1176.7981966482</text:p>
          </table:table-cell>
          <table:table-cell office:value-type="float" office:value="1177.67959776901" calcext:value-type="float">
            <text:p>1177.679597769</text:p>
          </table:table-cell>
          <table:table-cell office:value-type="float" office:value="1170.68139106709" calcext:value-type="float">
            <text:p>1170.6813910671</text:p>
          </table:table-cell>
          <table:table-cell office:value-type="float" office:value="1154.71807169736" calcext:value-type="float">
            <text:p>1154.7180716974</text:p>
          </table:table-cell>
          <table:table-cell office:value-type="float" office:value="1168.47028808233" calcext:value-type="float">
            <text:p>1168.4702880823</text:p>
          </table:table-cell>
          <table:table-cell office:value-type="float" office:value="1176.70401855421" calcext:value-type="float">
            <text:p>1176.7040185542</text:p>
          </table:table-cell>
          <table:table-cell office:value-type="float" office:value="1168.56349229504" calcext:value-type="float">
            <text:p>1168.563492295</text:p>
          </table:table-cell>
        </table:table-row>
        <table:table-row table:style-name="ro1">
          <table:table-cell office:value-type="float" office:value="7741" calcext:value-type="float">
            <text:p>7741</text:p>
          </table:table-cell>
          <table:table-cell office:value-type="float" office:value="1176.85299868784" calcext:value-type="float">
            <text:p>1176.8529986879</text:p>
          </table:table-cell>
          <table:table-cell office:value-type="float" office:value="1177.66064065452" calcext:value-type="float">
            <text:p>1177.6606406545</text:p>
          </table:table-cell>
          <table:table-cell office:value-type="float" office:value="1170.70180862843" calcext:value-type="float">
            <text:p>1170.7018086284</text:p>
          </table:table-cell>
          <table:table-cell office:value-type="float" office:value="1155.00966717018" calcext:value-type="float">
            <text:p>1155.0096671702</text:p>
          </table:table-cell>
          <table:table-cell office:value-type="float" office:value="1168.44854465932" calcext:value-type="float">
            <text:p>1168.4485446593</text:p>
          </table:table-cell>
          <table:table-cell office:value-type="float" office:value="1176.69668281174" calcext:value-type="float">
            <text:p>1176.6966828117</text:p>
          </table:table-cell>
          <table:table-cell office:value-type="float" office:value="1168.6141237307" calcext:value-type="float">
            <text:p>1168.6141237307</text:p>
          </table:table-cell>
        </table:table-row>
        <table:table-row table:style-name="ro1">
          <table:table-cell office:value-type="float" office:value="7742" calcext:value-type="float">
            <text:p>7742</text:p>
          </table:table-cell>
          <table:table-cell office:value-type="float" office:value="1176.85032218067" calcext:value-type="float">
            <text:p>1176.8503221807</text:p>
          </table:table-cell>
          <table:table-cell office:value-type="float" office:value="1177.66214284408" calcext:value-type="float">
            <text:p>1177.6621428441</text:p>
          </table:table-cell>
          <table:table-cell office:value-type="float" office:value="1170.70022284229" calcext:value-type="float">
            <text:p>1170.7002228423</text:p>
          </table:table-cell>
          <table:table-cell office:value-type="float" office:value="1155.00341729629" calcext:value-type="float">
            <text:p>1155.0034172963</text:p>
          </table:table-cell>
          <table:table-cell office:value-type="float" office:value="1168.44927559188" calcext:value-type="float">
            <text:p>1168.4492755919</text:p>
          </table:table-cell>
          <table:table-cell office:value-type="float" office:value="1176.69627338607" calcext:value-type="float">
            <text:p>1176.6962733861</text:p>
          </table:table-cell>
          <table:table-cell office:value-type="float" office:value="1168.61079176608" calcext:value-type="float">
            <text:p>1168.6107917661</text:p>
          </table:table-cell>
        </table:table-row>
        <table:table-row table:style-name="ro1">
          <table:table-cell office:value-type="float" office:value="7743" calcext:value-type="float">
            <text:p>7743</text:p>
          </table:table-cell>
          <table:table-cell office:value-type="float" office:value="1176.85661619602" calcext:value-type="float">
            <text:p>1176.856616196</text:p>
          </table:table-cell>
          <table:table-cell office:value-type="float" office:value="1177.66041435406" calcext:value-type="float">
            <text:p>1177.6604143541</text:p>
          </table:table-cell>
          <table:table-cell office:value-type="float" office:value="1170.70084997644" calcext:value-type="float">
            <text:p>1170.7008499765</text:p>
          </table:table-cell>
          <table:table-cell office:value-type="float" office:value="1155.0493075187" calcext:value-type="float">
            <text:p>1155.0493075187</text:p>
          </table:table-cell>
          <table:table-cell office:value-type="float" office:value="1168.44561225836" calcext:value-type="float">
            <text:p>1168.4456122584</text:p>
          </table:table-cell>
          <table:table-cell office:value-type="float" office:value="1176.69426755647" calcext:value-type="float">
            <text:p>1176.6942675565</text:p>
          </table:table-cell>
          <table:table-cell office:value-type="float" office:value="1168.61671027965" calcext:value-type="float">
            <text:p>1168.6167102797</text:p>
          </table:table-cell>
        </table:table-row>
        <table:table-row table:style-name="ro1">
          <table:table-cell office:value-type="float" office:value="7744" calcext:value-type="float">
            <text:p>7744</text:p>
          </table:table-cell>
          <table:table-cell office:value-type="float" office:value="1176.8562134152" calcext:value-type="float">
            <text:p>1176.8562134152</text:p>
          </table:table-cell>
          <table:table-cell office:value-type="float" office:value="1177.66111645147" calcext:value-type="float">
            <text:p>1177.6611164515</text:p>
          </table:table-cell>
          <table:table-cell office:value-type="float" office:value="1170.69991485408" calcext:value-type="float">
            <text:p>1170.6999148541</text:p>
          </table:table-cell>
          <table:table-cell office:value-type="float" office:value="1155.05428837824" calcext:value-type="float">
            <text:p>1155.0542883782</text:p>
          </table:table-cell>
          <table:table-cell office:value-type="float" office:value="1168.44542686018" calcext:value-type="float">
            <text:p>1168.4454268602</text:p>
          </table:table-cell>
          <table:table-cell office:value-type="float" office:value="1176.69348895899" calcext:value-type="float">
            <text:p>1176.693488959</text:p>
          </table:table-cell>
          <table:table-cell office:value-type="float" office:value="1168.61523559741" calcext:value-type="float">
            <text:p>1168.6152355974</text:p>
          </table:table-cell>
        </table:table-row>
        <table:table-row table:style-name="ro1">
          <table:table-cell office:value-type="float" office:value="7745" calcext:value-type="float">
            <text:p>7745</text:p>
          </table:table-cell>
          <table:table-cell office:value-type="float" office:value="1176.86030942738" calcext:value-type="float">
            <text:p>1176.8603094274</text:p>
          </table:table-cell>
          <table:table-cell office:value-type="float" office:value="1177.66031409728" calcext:value-type="float">
            <text:p>1177.6603140973</text:p>
          </table:table-cell>
          <table:table-cell office:value-type="float" office:value="1170.6996077077" calcext:value-type="float">
            <text:p>1170.6996077077</text:p>
          </table:table-cell>
          <table:table-cell office:value-type="float" office:value="1155.0885171766" calcext:value-type="float">
            <text:p>1155.0885171766</text:p>
          </table:table-cell>
          <table:table-cell office:value-type="float" office:value="1168.44267416585" calcext:value-type="float">
            <text:p>1168.4426741659</text:p>
          </table:table-cell>
          <table:table-cell office:value-type="float" office:value="1176.69173229732" calcext:value-type="float">
            <text:p>1176.6917322973</text:p>
          </table:table-cell>
          <table:table-cell office:value-type="float" office:value="1168.6186320255" calcext:value-type="float">
            <text:p>1168.6186320255</text:p>
          </table:table-cell>
        </table:table-row>
        <table:table-row table:style-name="ro1">
          <table:table-cell office:value-type="float" office:value="7746" calcext:value-type="float">
            <text:p>7746</text:p>
          </table:table-cell>
          <table:table-cell office:value-type="float" office:value="1176.86069687269" calcext:value-type="float">
            <text:p>1176.8606968727</text:p>
          </table:table-cell>
          <table:table-cell office:value-type="float" office:value="1177.66076894835" calcext:value-type="float">
            <text:p>1177.6607689484</text:p>
          </table:table-cell>
          <table:table-cell office:value-type="float" office:value="1170.69872758763" calcext:value-type="float">
            <text:p>1170.6987275876</text:p>
          </table:table-cell>
          <table:table-cell office:value-type="float" office:value="1155.09782573974" calcext:value-type="float">
            <text:p>1155.0978257397</text:p>
          </table:table-cell>
          <table:table-cell office:value-type="float" office:value="1168.44210693656" calcext:value-type="float">
            <text:p>1168.4421069366</text:p>
          </table:table-cell>
          <table:table-cell office:value-type="float" office:value="1176.69078619996" calcext:value-type="float">
            <text:p>1176.6907862</text:p>
          </table:table-cell>
          <table:table-cell office:value-type="float" office:value="1168.61767016792" calcext:value-type="float">
            <text:p>1168.6176701679</text:p>
          </table:table-cell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float" office:value="1176.86359067316" calcext:value-type="float">
            <text:p>1176.8635906732</text:p>
          </table:table-cell>
          <table:table-cell office:value-type="float" office:value="1177.66048923351" calcext:value-type="float">
            <text:p>1177.6604892335</text:p>
          </table:table-cell>
          <table:table-cell office:value-type="float" office:value="1170.69793339958" calcext:value-type="float">
            <text:p>1170.6979333996</text:p>
          </table:table-cell>
          <table:table-cell office:value-type="float" office:value="1155.12523976609" calcext:value-type="float">
            <text:p>1155.1252397661</text:p>
          </table:table-cell>
          <table:table-cell office:value-type="float" office:value="1168.43991040632" calcext:value-type="float">
            <text:p>1168.4399104063</text:p>
          </table:table-cell>
          <table:table-cell office:value-type="float" office:value="1176.68915087688" calcext:value-type="float">
            <text:p>1176.6891508769</text:p>
          </table:table-cell>
          <table:table-cell office:value-type="float" office:value="1168.61949083275" calcext:value-type="float">
            <text:p>1168.6194908328</text:p>
          </table:table-cell>
        </table:table-row>
        <table:table-row table:style-name="ro1">
          <table:table-cell office:value-type="float" office:value="7748" calcext:value-type="float">
            <text:p>7748</text:p>
          </table:table-cell>
          <table:table-cell office:value-type="float" office:value="1176.86427710101" calcext:value-type="float">
            <text:p>1176.864277101</text:p>
          </table:table-cell>
          <table:table-cell office:value-type="float" office:value="1177.66088332345" calcext:value-type="float">
            <text:p>1177.6608833235</text:p>
          </table:table-cell>
          <table:table-cell office:value-type="float" office:value="1170.69696059409" calcext:value-type="float">
            <text:p>1170.6969605941</text:p>
          </table:table-cell>
          <table:table-cell office:value-type="float" office:value="1155.13655721373" calcext:value-type="float">
            <text:p>1155.1365572137</text:p>
          </table:table-cell>
          <table:table-cell office:value-type="float" office:value="1168.43916002807" calcext:value-type="float">
            <text:p>1168.4391600281</text:p>
          </table:table-cell>
          <table:table-cell office:value-type="float" office:value="1176.68809621714" calcext:value-type="float">
            <text:p>1176.6880962171</text:p>
          </table:table-cell>
          <table:table-cell office:value-type="float" office:value="1168.61864629492" calcext:value-type="float">
            <text:p>1168.6186462949</text:p>
          </table:table-cell>
        </table:table-row>
        <table:table-row table:style-name="ro1">
          <table:table-cell office:value-type="float" office:value="7749" calcext:value-type="float">
            <text:p>7749</text:p>
          </table:table-cell>
          <table:table-cell office:value-type="float" office:value="1176.86641630792" calcext:value-type="float">
            <text:p>1176.8664163079</text:p>
          </table:table-cell>
          <table:table-cell office:value-type="float" office:value="1177.66093760388" calcext:value-type="float">
            <text:p>1177.6609376039</text:p>
          </table:table-cell>
          <table:table-cell office:value-type="float" office:value="1170.69587715113" calcext:value-type="float">
            <text:p>1170.6958771511</text:p>
          </table:table-cell>
          <table:table-cell office:value-type="float" office:value="1155.15925630508" calcext:value-type="float">
            <text:p>1155.1592563051</text:p>
          </table:table-cell>
          <table:table-cell office:value-type="float" office:value="1168.43735154664" calcext:value-type="float">
            <text:p>1168.4373515467</text:p>
          </table:table-cell>
          <table:table-cell office:value-type="float" office:value="1176.6865281042" calcext:value-type="float">
            <text:p>1176.6865281042</text:p>
          </table:table-cell>
          <table:table-cell office:value-type="float" office:value="1168.61934787491" calcext:value-type="float">
            <text:p>1168.6193478749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1176.86719670559" calcext:value-type="float">
            <text:p>1176.8671967056</text:p>
          </table:table-cell>
          <table:table-cell office:value-type="float" office:value="1177.66135906969" calcext:value-type="float">
            <text:p>1177.6613590697</text:p>
          </table:table-cell>
          <table:table-cell office:value-type="float" office:value="1170.69473478244" calcext:value-type="float">
            <text:p>1170.6947347824</text:p>
          </table:table-cell>
          <table:table-cell office:value-type="float" office:value="1155.17128674248" calcext:value-type="float">
            <text:p>1155.1712867425</text:p>
          </table:table-cell>
          <table:table-cell office:value-type="float" office:value="1168.43651946679" calcext:value-type="float">
            <text:p>1168.4365194668</text:p>
          </table:table-cell>
          <table:table-cell office:value-type="float" office:value="1176.68537432982" calcext:value-type="float">
            <text:p>1176.6853743298</text:p>
          </table:table-cell>
          <table:table-cell office:value-type="float" office:value="1168.61839872974" calcext:value-type="float">
            <text:p>1168.6183987298</text:p>
          </table:table-cell>
        </table:table-row>
        <table:table-row table:style-name="ro1">
          <table:table-cell office:value-type="float" office:value="7751" calcext:value-type="float">
            <text:p>7751</text:p>
          </table:table-cell>
          <table:table-cell office:value-type="float" office:value="1176.92135979569" calcext:value-type="float">
            <text:p>1176.9213597957</text:p>
          </table:table-cell>
          <table:table-cell office:value-type="float" office:value="1177.63481018741" calcext:value-type="float">
            <text:p>1177.6348101874</text:p>
          </table:table-cell>
          <table:table-cell office:value-type="float" office:value="1170.70121418231" calcext:value-type="float">
            <text:p>1170.7012141823</text:p>
          </table:table-cell>
          <table:table-cell office:value-type="float" office:value="1155.45235821138" calcext:value-type="float">
            <text:p>1155.4523582114</text:p>
          </table:table-cell>
          <table:table-cell office:value-type="float" office:value="1168.41177652332" calcext:value-type="float">
            <text:p>1168.4117765233</text:p>
          </table:table-cell>
          <table:table-cell office:value-type="float" office:value="1176.6726388809" calcext:value-type="float">
            <text:p>1176.6726388809</text:p>
          </table:table-cell>
          <table:table-cell office:value-type="float" office:value="1168.67996847977" calcext:value-type="float">
            <text:p>1168.6799684798</text:p>
          </table:table-cell>
        </table:table-row>
        <table:table-row table:style-name="ro1">
          <table:table-cell office:value-type="float" office:value="7752" calcext:value-type="float">
            <text:p>7752</text:p>
          </table:table-cell>
          <table:table-cell office:value-type="float" office:value="1176.91888443273" calcext:value-type="float">
            <text:p>1176.9188844327</text:p>
          </table:table-cell>
          <table:table-cell office:value-type="float" office:value="1177.63677930829" calcext:value-type="float">
            <text:p>1177.6367793083</text:p>
          </table:table-cell>
          <table:table-cell office:value-type="float" office:value="1170.69971063056" calcext:value-type="float">
            <text:p>1170.6997106306</text:p>
          </table:table-cell>
          <table:table-cell office:value-type="float" office:value="1155.44616151021" calcext:value-type="float">
            <text:p>1155.4461615102</text:p>
          </table:table-cell>
          <table:table-cell office:value-type="float" office:value="1168.41251853315" calcext:value-type="float">
            <text:p>1168.4125185332</text:p>
          </table:table-cell>
          <table:table-cell office:value-type="float" office:value="1176.672042659" calcext:value-type="float">
            <text:p>1176.672042659</text:p>
          </table:table-cell>
          <table:table-cell office:value-type="float" office:value="1168.67461151425" calcext:value-type="float">
            <text:p>1168.6746115143</text:p>
          </table:table-cell>
        </table:table-row>
        <table:table-row table:style-name="ro1">
          <table:table-cell office:value-type="float" office:value="7753" calcext:value-type="float">
            <text:p>7753</text:p>
          </table:table-cell>
          <table:table-cell office:value-type="float" office:value="1176.92523179867" calcext:value-type="float">
            <text:p>1176.9252317987</text:p>
          </table:table-cell>
          <table:table-cell office:value-type="float" office:value="1177.63502226747" calcext:value-type="float">
            <text:p>1177.6350222675</text:p>
          </table:table-cell>
          <table:table-cell office:value-type="float" office:value="1170.69829238507" calcext:value-type="float">
            <text:p>1170.6982923851</text:p>
          </table:table-cell>
          <table:table-cell office:value-type="float" office:value="1155.49058645711" calcext:value-type="float">
            <text:p>1155.4905864571</text:p>
          </table:table-cell>
          <table:table-cell office:value-type="float" office:value="1168.40867192038" calcext:value-type="float">
            <text:p>1168.4086719204</text:p>
          </table:table-cell>
          <table:table-cell office:value-type="float" office:value="1176.66957152231" calcext:value-type="float">
            <text:p>1176.6695715223</text:p>
          </table:table-cell>
          <table:table-cell office:value-type="float" office:value="1168.68037561355" calcext:value-type="float">
            <text:p>1168.6803756136</text:p>
          </table:table-cell>
        </table:table-row>
        <table:table-row table:style-name="ro1">
          <table:table-cell office:value-type="float" office:value="7754" calcext:value-type="float">
            <text:p>7754</text:p>
          </table:table-cell>
          <table:table-cell office:value-type="float" office:value="1176.92498755003" calcext:value-type="float">
            <text:p>1176.92498755</text:p>
          </table:table-cell>
          <table:table-cell office:value-type="float" office:value="1177.63599767648" calcext:value-type="float">
            <text:p>1177.6359976765</text:p>
          </table:table-cell>
          <table:table-cell office:value-type="float" office:value="1170.69691651814" calcext:value-type="float">
            <text:p>1170.6969165181</text:p>
          </table:table-cell>
          <table:table-cell office:value-type="float" office:value="1155.49520960546" calcext:value-type="float">
            <text:p>1155.4952096055</text:p>
          </table:table-cell>
          <table:table-cell office:value-type="float" office:value="1168.40844970217" calcext:value-type="float">
            <text:p>1168.4084497022</text:p>
          </table:table-cell>
          <table:table-cell office:value-type="float" office:value="1176.66853920812" calcext:value-type="float">
            <text:p>1176.6685392081</text:p>
          </table:table-cell>
          <table:table-cell office:value-type="float" office:value="1168.67750052759" calcext:value-type="float">
            <text:p>1168.6775005276</text:p>
          </table:table-cell>
        </table:table-row>
        <table:table-row table:style-name="ro1">
          <table:table-cell office:value-type="float" office:value="7755" calcext:value-type="float">
            <text:p>7755</text:p>
          </table:table-cell>
          <table:table-cell office:value-type="float" office:value="1176.92918616729" calcext:value-type="float">
            <text:p>1176.9291861673</text:p>
          </table:table-cell>
          <table:table-cell office:value-type="float" office:value="1177.63529927595" calcext:value-type="float">
            <text:p>1177.635299276</text:p>
          </table:table-cell>
          <table:table-cell office:value-type="float" office:value="1170.69500425023" calcext:value-type="float">
            <text:p>1170.6950042502</text:p>
          </table:table-cell>
          <table:table-cell office:value-type="float" office:value="1155.52819499901" calcext:value-type="float">
            <text:p>1155.528194999</text:p>
          </table:table-cell>
          <table:table-cell office:value-type="float" office:value="1168.4055686744" calcext:value-type="float">
            <text:p>1168.4055686744</text:p>
          </table:table-cell>
          <table:table-cell office:value-type="float" office:value="1176.66638009765" calcext:value-type="float">
            <text:p>1176.6663800977</text:p>
          </table:table-cell>
          <table:table-cell office:value-type="float" office:value="1168.68047776107" calcext:value-type="float">
            <text:p>1168.6804777611</text:p>
          </table:table-cell>
        </table:table-row>
        <table:table-row table:style-name="ro1">
          <table:table-cell office:value-type="float" office:value="7756" calcext:value-type="float">
            <text:p>7756</text:p>
          </table:table-cell>
          <table:table-cell office:value-type="float" office:value="1176.92971312374" calcext:value-type="float">
            <text:p>1176.9297131237</text:p>
          </table:table-cell>
          <table:table-cell office:value-type="float" office:value="1177.63598942115" calcext:value-type="float">
            <text:p>1177.6359894212</text:p>
          </table:table-cell>
          <table:table-cell office:value-type="float" office:value="1170.69345668324" calcext:value-type="float">
            <text:p>1170.6934566832</text:p>
          </table:table-cell>
          <table:table-cell office:value-type="float" office:value="1155.53696039408" calcext:value-type="float">
            <text:p>1155.5369603941</text:p>
          </table:table-cell>
          <table:table-cell office:value-type="float" office:value="1168.40495475222" calcext:value-type="float">
            <text:p>1168.4049547522</text:p>
          </table:table-cell>
          <table:table-cell office:value-type="float" office:value="1176.66517139223" calcext:value-type="float">
            <text:p>1176.6651713922</text:p>
          </table:table-cell>
          <table:table-cell office:value-type="float" office:value="1168.67849086373" calcext:value-type="float">
            <text:p>1168.6784908637</text:p>
          </table:table-cell>
        </table:table-row>
        <table:table-row table:style-name="ro1">
          <table:table-cell office:value-type="float" office:value="7757" calcext:value-type="float">
            <text:p>7757</text:p>
          </table:table-cell>
          <table:table-cell office:value-type="float" office:value="1176.93275342104" calcext:value-type="float">
            <text:p>1176.932753421</text:p>
          </table:table-cell>
          <table:table-cell office:value-type="float" office:value="1177.63585793173" calcext:value-type="float">
            <text:p>1177.6358579317</text:p>
          </table:table-cell>
          <table:table-cell office:value-type="float" office:value="1170.69128759093" calcext:value-type="float">
            <text:p>1170.6912875909</text:p>
          </table:table-cell>
          <table:table-cell office:value-type="float" office:value="1155.56311700513" calcext:value-type="float">
            <text:p>1155.5631170051</text:p>
          </table:table-cell>
          <table:table-cell office:value-type="float" office:value="1168.40265737166" calcext:value-type="float">
            <text:p>1168.4026573717</text:p>
          </table:table-cell>
          <table:table-cell office:value-type="float" office:value="1176.66316008002" calcext:value-type="float">
            <text:p>1176.66316008</text:p>
          </table:table-cell>
          <table:table-cell office:value-type="float" office:value="1168.67979850166" calcext:value-type="float">
            <text:p>1168.6797985017</text:p>
          </table:table-cell>
        </table:table-row>
        <table:table-row table:style-name="ro1">
          <table:table-cell office:value-type="float" office:value="7758" calcext:value-type="float">
            <text:p>7758</text:p>
          </table:table-cell>
          <table:table-cell office:value-type="float" office:value="1176.93358567505" calcext:value-type="float">
            <text:p>1176.9335856751</text:p>
          </table:table-cell>
          <table:table-cell office:value-type="float" office:value="1177.63646297073" calcext:value-type="float">
            <text:p>1177.6364629707</text:p>
          </table:table-cell>
          <table:table-cell office:value-type="float" office:value="1170.68952469977" calcext:value-type="float">
            <text:p>1170.6895246998</text:p>
          </table:table-cell>
          <table:table-cell office:value-type="float" office:value="1155.57376485825" calcext:value-type="float">
            <text:p>1155.5737648583</text:p>
          </table:table-cell>
          <table:table-cell office:value-type="float" office:value="1168.40185314666" calcext:value-type="float">
            <text:p>1168.4018531467</text:p>
          </table:table-cell>
          <table:table-cell office:value-type="float" office:value="1176.66184242902" calcext:value-type="float">
            <text:p>1176.661842429</text:p>
          </table:table-cell>
          <table:table-cell office:value-type="float" office:value="1168.67807126056" calcext:value-type="float">
            <text:p>1168.6780712606</text:p>
          </table:table-cell>
        </table:table-row>
        <table:table-row table:style-name="ro1">
          <table:table-cell office:value-type="float" office:value="7759" calcext:value-type="float">
            <text:p>7759</text:p>
          </table:table-cell>
          <table:table-cell office:value-type="float" office:value="1176.93589611112" calcext:value-type="float">
            <text:p>1176.9358961111</text:p>
          </table:table-cell>
          <table:table-cell office:value-type="float" office:value="1177.63669675761" calcext:value-type="float">
            <text:p>1177.6366967576</text:p>
          </table:table-cell>
          <table:table-cell office:value-type="float" office:value="1170.6871943318" calcext:value-type="float">
            <text:p>1170.6871943318</text:p>
          </table:table-cell>
          <table:table-cell office:value-type="float" office:value="1155.59551718336" calcext:value-type="float">
            <text:p>1155.5955171834</text:p>
          </table:table-cell>
          <table:table-cell office:value-type="float" office:value="1168.39996249051" calcext:value-type="float">
            <text:p>1168.3999624905</text:p>
          </table:table-cell>
          <table:table-cell office:value-type="float" office:value="1176.65992380182" calcext:value-type="float">
            <text:p>1176.6599238018</text:p>
          </table:table-cell>
          <table:table-cell office:value-type="float" office:value="1168.67815752384" calcext:value-type="float">
            <text:p>1168.6781575239</text:p>
          </table:table-cell>
        </table:table-row>
        <table:table-row table:style-name="ro1">
          <table:table-cell office:value-type="float" office:value="7760" calcext:value-type="float">
            <text:p>7760</text:p>
          </table:table-cell>
          <table:table-cell office:value-type="float" office:value="1176.93683813124" calcext:value-type="float">
            <text:p>1176.9368381312</text:p>
          </table:table-cell>
          <table:table-cell office:value-type="float" office:value="1177.63731545786" calcext:value-type="float">
            <text:p>1177.6373154579</text:p>
          </table:table-cell>
          <table:table-cell office:value-type="float" office:value="1170.68522022831" calcext:value-type="float">
            <text:p>1170.6852202283</text:p>
          </table:table-cell>
          <table:table-cell office:value-type="float" office:value="1155.60692916391" calcext:value-type="float">
            <text:p>1155.6069291639</text:p>
          </table:table-cell>
          <table:table-cell office:value-type="float" office:value="1168.39907229085" calcext:value-type="float">
            <text:p>1168.3990722909</text:p>
          </table:table-cell>
          <table:table-cell office:value-type="float" office:value="1176.65851643351" calcext:value-type="float">
            <text:p>1176.6585164335</text:p>
          </table:table-cell>
          <table:table-cell office:value-type="float" office:value="1168.67634164476" calcext:value-type="float">
            <text:p>1168.6763416448</text:p>
          </table:table-cell>
        </table:table-row>
        <table:table-row table:style-name="ro1">
          <table:table-cell office:value-type="float" office:value="7761" calcext:value-type="float">
            <text:p>7761</text:p>
          </table:table-cell>
          <table:table-cell office:value-type="float" office:value="1176.98990184817" calcext:value-type="float">
            <text:p>1176.9899018482</text:p>
          </table:table-cell>
          <table:table-cell office:value-type="float" office:value="1177.61464388952" calcext:value-type="float">
            <text:p>1177.6146438895</text:p>
          </table:table-cell>
          <table:table-cell office:value-type="float" office:value="1170.68369532199" calcext:value-type="float">
            <text:p>1170.683695322</text:p>
          </table:table-cell>
          <table:table-cell office:value-type="float" office:value="1155.88048003127" calcext:value-type="float">
            <text:p>1155.8804800313</text:p>
          </table:table-cell>
          <table:table-cell office:value-type="float" office:value="1168.37549153301" calcext:value-type="float">
            <text:p>1168.375491533</text:p>
          </table:table-cell>
          <table:table-cell office:value-type="float" office:value="1176.6502518705" calcext:value-type="float">
            <text:p>1176.6502518705</text:p>
          </table:table-cell>
          <table:table-cell office:value-type="float" office:value="1168.74088297732" calcext:value-type="float">
            <text:p>1168.7408829773</text:p>
          </table:table-cell>
        </table:table-row>
        <table:table-row table:style-name="ro1">
          <table:table-cell office:value-type="float" office:value="7762" calcext:value-type="float">
            <text:p>7762</text:p>
          </table:table-cell>
          <table:table-cell office:value-type="float" office:value="1176.9876766909" calcext:value-type="float">
            <text:p>1176.9876766909</text:p>
          </table:table-cell>
          <table:table-cell office:value-type="float" office:value="1177.61686490529" calcext:value-type="float">
            <text:p>1177.6168649053</text:p>
          </table:table-cell>
          <table:table-cell office:value-type="float" office:value="1170.68189994132" calcext:value-type="float">
            <text:p>1170.6818999413</text:p>
          </table:table-cell>
          <table:table-cell office:value-type="float" office:value="1155.87434928784" calcext:value-type="float">
            <text:p>1155.8743492878</text:p>
          </table:table-cell>
          <table:table-cell office:value-type="float" office:value="1168.37624209691" calcext:value-type="float">
            <text:p>1168.3762420969</text:p>
          </table:table-cell>
          <table:table-cell office:value-type="float" office:value="1176.64935546097" calcext:value-type="float">
            <text:p>1176.649355461</text:p>
          </table:table-cell>
          <table:table-cell office:value-type="float" office:value="1168.73431010721" calcext:value-type="float">
            <text:p>1168.7343101072</text:p>
          </table:table-cell>
        </table:table-row>
        <table:table-row table:style-name="ro1">
          <table:table-cell office:value-type="float" office:value="7763" calcext:value-type="float">
            <text:p>7763</text:p>
          </table:table-cell>
          <table:table-cell office:value-type="float" office:value="1176.99413041559" calcext:value-type="float">
            <text:p>1176.9941304156</text:p>
          </table:table-cell>
          <table:table-cell office:value-type="float" office:value="1177.61520255617" calcext:value-type="float">
            <text:p>1177.6152025562</text:p>
          </table:table-cell>
          <table:table-cell office:value-type="float" office:value="1170.67839523481" calcext:value-type="float">
            <text:p>1170.6783952348</text:p>
          </table:table-cell>
          <table:table-cell office:value-type="float" office:value="1155.91669562112" calcext:value-type="float">
            <text:p>1155.9166956211</text:p>
          </table:table-cell>
          <table:table-cell office:value-type="float" office:value="1168.37223827817" calcext:value-type="float">
            <text:p>1168.3722382782</text:p>
          </table:table-cell>
          <table:table-cell office:value-type="float" office:value="1176.64662244903" calcext:value-type="float">
            <text:p>1176.646622449</text:p>
          </table:table-cell>
          <table:table-cell office:value-type="float" office:value="1168.73975871231" calcext:value-type="float">
            <text:p>1168.7397587123</text:p>
          </table:table-cell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float" office:value="1176.99409075715" calcext:value-type="float">
            <text:p>1176.9940907572</text:p>
          </table:table-cell>
          <table:table-cell office:value-type="float" office:value="1177.61643901408" calcext:value-type="float">
            <text:p>1177.6164390141</text:p>
          </table:table-cell>
          <table:table-cell office:value-type="float" office:value="1170.67627741868" calcext:value-type="float">
            <text:p>1170.6762774187</text:p>
          </table:table-cell>
          <table:table-cell office:value-type="float" office:value="1155.92093413014" calcext:value-type="float">
            <text:p>1155.9209341301</text:p>
          </table:table-cell>
          <table:table-cell office:value-type="float" office:value="1168.37198940915" calcext:value-type="float">
            <text:p>1168.3719894092</text:p>
          </table:table-cell>
          <table:table-cell office:value-type="float" office:value="1176.64540051264" calcext:value-type="float">
            <text:p>1176.6454005126</text:p>
          </table:table-cell>
          <table:table-cell office:value-type="float" office:value="1168.73587799264" calcext:value-type="float">
            <text:p>1168.7358779926</text:p>
          </table:table-cell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float" office:value="1176.99846539144" calcext:value-type="float">
            <text:p>1176.9984653914</text:p>
          </table:table-cell>
          <table:table-cell office:value-type="float" office:value="1177.61586135782" calcext:value-type="float">
            <text:p>1177.6158613578</text:p>
          </table:table-cell>
          <table:table-cell office:value-type="float" office:value="1170.67264312816" calcext:value-type="float">
            <text:p>1170.6726431282</text:p>
          </table:table-cell>
          <table:table-cell office:value-type="float" office:value="1155.95225538035" calcext:value-type="float">
            <text:p>1155.9522553804</text:p>
          </table:table-cell>
          <table:table-cell office:value-type="float" office:value="1168.36897626887" calcext:value-type="float">
            <text:p>1168.3689762689</text:p>
          </table:table-cell>
          <table:table-cell office:value-type="float" office:value="1176.64298064424" calcext:value-type="float">
            <text:p>1176.6429806442</text:p>
          </table:table-cell>
          <table:table-cell office:value-type="float" office:value="1168.73821544258" calcext:value-type="float">
            <text:p>1168.7382154426</text:p>
          </table:table-cell>
        </table:table-row>
        <table:table-row table:style-name="ro1">
          <table:table-cell office:value-type="float" office:value="7766" calcext:value-type="float">
            <text:p>7766</text:p>
          </table:table-cell>
          <table:table-cell office:value-type="float" office:value="1176.99919069066" calcext:value-type="float">
            <text:p>1176.9991906907</text:p>
          </table:table-cell>
          <table:table-cell office:value-type="float" office:value="1177.61674612432" calcext:value-type="float">
            <text:p>1177.6167461243</text:p>
          </table:table-cell>
          <table:table-cell office:value-type="float" office:value="1170.67017266588" calcext:value-type="float">
            <text:p>1170.6701726659</text:p>
          </table:table-cell>
          <table:table-cell office:value-type="float" office:value="1155.96041795904" calcext:value-type="float">
            <text:p>1155.960417959</text:p>
          </table:table-cell>
          <table:table-cell office:value-type="float" office:value="1168.36831049315" calcext:value-type="float">
            <text:p>1168.3683104932</text:p>
          </table:table-cell>
          <table:table-cell office:value-type="float" office:value="1176.64158452585" calcext:value-type="float">
            <text:p>1176.6415845259</text:p>
          </table:table-cell>
          <table:table-cell office:value-type="float" office:value="1168.73524517708" calcext:value-type="float">
            <text:p>1168.7352451771</text:p>
          </table:table-cell>
        </table:table-row>
        <table:table-row table:style-name="ro1">
          <table:table-cell office:value-type="float" office:value="7767" calcext:value-type="float">
            <text:p>7767</text:p>
          </table:table-cell>
          <table:table-cell office:value-type="float" office:value="1177.00243897262" calcext:value-type="float">
            <text:p>1177.0024389726</text:p>
          </table:table-cell>
          <table:table-cell office:value-type="float" office:value="1177.61674263736" calcext:value-type="float">
            <text:p>1177.6167426374</text:p>
          </table:table-cell>
          <table:table-cell office:value-type="float" office:value="1170.66649608742" calcext:value-type="float">
            <text:p>1170.6664960874</text:p>
          </table:table-cell>
          <table:table-cell office:value-type="float" office:value="1155.9851843613" calcext:value-type="float">
            <text:p>1155.9851843613</text:p>
          </table:table-cell>
          <table:table-cell office:value-type="float" office:value="1168.36590254607" calcext:value-type="float">
            <text:p>1168.3659025461</text:p>
          </table:table-cell>
          <table:table-cell office:value-type="float" office:value="1176.63932256392" calcext:value-type="float">
            <text:p>1176.6393225639</text:p>
          </table:table-cell>
          <table:table-cell office:value-type="float" office:value="1168.73569718162" calcext:value-type="float">
            <text:p>1168.7356971816</text:p>
          </table:table-cell>
        </table:table-row>
        <table:table-row table:style-name="ro1">
          <table:table-cell office:value-type="float" office:value="7768" calcext:value-type="float">
            <text:p>7768</text:p>
          </table:table-cell>
          <table:table-cell office:value-type="float" office:value="1177.00346985677" calcext:value-type="float">
            <text:p>1177.0034698568</text:p>
          </table:table-cell>
          <table:table-cell office:value-type="float" office:value="1177.61753950418" calcext:value-type="float">
            <text:p>1177.6175395042</text:p>
          </table:table-cell>
          <table:table-cell office:value-type="float" office:value="1170.6637174868" calcext:value-type="float">
            <text:p>1170.6637174868</text:p>
          </table:table-cell>
          <table:table-cell office:value-type="float" office:value="1155.99509511918" calcext:value-type="float">
            <text:p>1155.9950951192</text:p>
          </table:table-cell>
          <table:table-cell office:value-type="float" office:value="1168.36503869923" calcext:value-type="float">
            <text:p>1168.3650386992</text:p>
          </table:table-cell>
          <table:table-cell office:value-type="float" office:value="1176.637821861" calcext:value-type="float">
            <text:p>1176.637821861</text:p>
          </table:table-cell>
          <table:table-cell office:value-type="float" office:value="1168.73298512074" calcext:value-type="float">
            <text:p>1168.7329851207</text:p>
          </table:table-cell>
        </table:table-row>
        <table:table-row table:style-name="ro1">
          <table:table-cell office:value-type="float" office:value="7769" calcext:value-type="float">
            <text:p>7769</text:p>
          </table:table-cell>
          <table:table-cell office:value-type="float" office:value="1177.00601059291" calcext:value-type="float">
            <text:p>1177.0060105929</text:p>
          </table:table-cell>
          <table:table-cell office:value-type="float" office:value="1177.61792179379" calcext:value-type="float">
            <text:p>1177.6179217938</text:p>
          </table:table-cell>
          <table:table-cell office:value-type="float" office:value="1170.66001322742" calcext:value-type="float">
            <text:p>1170.6600132274</text:p>
          </table:table-cell>
          <table:table-cell office:value-type="float" office:value="1156.01544318694" calcext:value-type="float">
            <text:p>1156.0154431869</text:p>
          </table:table-cell>
          <table:table-cell office:value-type="float" office:value="1168.36305711575" calcext:value-type="float">
            <text:p>1168.3630571158</text:p>
          </table:table-cell>
          <table:table-cell office:value-type="float" office:value="1176.63567560766" calcext:value-type="float">
            <text:p>1176.6356756077</text:p>
          </table:table-cell>
          <table:table-cell office:value-type="float" office:value="1168.73216687265" calcext:value-type="float">
            <text:p>1168.7321668727</text:p>
          </table:table-cell>
        </table:table-row>
        <table:table-row table:style-name="ro1">
          <table:table-cell office:value-type="float" office:value="7770" calcext:value-type="float">
            <text:p>7770</text:p>
          </table:table-cell>
          <table:table-cell office:value-type="float" office:value="1177.00716041984" calcext:value-type="float">
            <text:p>1177.0071604199</text:p>
          </table:table-cell>
          <table:table-cell office:value-type="float" office:value="1177.61873964621" calcext:value-type="float">
            <text:p>1177.6187396462</text:p>
          </table:table-cell>
          <table:table-cell office:value-type="float" office:value="1170.65697487058" calcext:value-type="float">
            <text:p>1170.6569748706</text:p>
          </table:table-cell>
          <table:table-cell office:value-type="float" office:value="1156.02603435453" calcext:value-type="float">
            <text:p>1156.0260343545</text:p>
          </table:table-cell>
          <table:table-cell office:value-type="float" office:value="1168.36210179611" calcext:value-type="float">
            <text:p>1168.3621017961</text:p>
          </table:table-cell>
          <table:table-cell office:value-type="float" office:value="1176.63409082704" calcext:value-type="float">
            <text:p>1176.634090827</text:p>
          </table:table-cell>
          <table:table-cell office:value-type="float" office:value="1168.72942202972" calcext:value-type="float">
            <text:p>1168.7294220297</text:p>
          </table:table-cell>
        </table:table-row>
        <table:table-row table:style-name="ro1">
          <table:table-cell office:value-type="float" office:value="7771" calcext:value-type="float">
            <text:p>7771</text:p>
          </table:table-cell>
          <table:table-cell office:value-type="float" office:value="1177.06043167574" calcext:value-type="float">
            <text:p>1177.0604316757</text:p>
          </table:table-cell>
          <table:table-cell office:value-type="float" office:value="1177.58888527292" calcext:value-type="float">
            <text:p>1177.5888852729</text:p>
          </table:table-cell>
          <table:table-cell office:value-type="float" office:value="1170.64175617195" calcext:value-type="float">
            <text:p>1170.641756172</text:p>
          </table:table-cell>
          <table:table-cell office:value-type="float" office:value="1156.28085118854" calcext:value-type="float">
            <text:p>1156.2808511886</text:p>
          </table:table-cell>
          <table:table-cell office:value-type="float" office:value="1168.33518438307" calcext:value-type="float">
            <text:p>1168.3351843831</text:p>
          </table:table-cell>
          <table:table-cell office:value-type="float" office:value="1176.62124928745" calcext:value-type="float">
            <text:p>1176.6212492875</text:p>
          </table:table-cell>
          <table:table-cell office:value-type="float" office:value="1168.80174454691" calcext:value-type="float">
            <text:p>1168.8017445469</text:p>
          </table:table-cell>
        </table:table-row>
        <table:table-row table:style-name="ro1">
          <table:table-cell office:value-type="float" office:value="7772" calcext:value-type="float">
            <text:p>7772</text:p>
          </table:table-cell>
          <table:table-cell office:value-type="float" office:value="1177.05843464533" calcext:value-type="float">
            <text:p>1177.0584346453</text:p>
          </table:table-cell>
          <table:table-cell office:value-type="float" office:value="1177.59143933942" calcext:value-type="float">
            <text:p>1177.5914393394</text:p>
          </table:table-cell>
          <table:table-cell office:value-type="float" office:value="1170.63943036678" calcext:value-type="float">
            <text:p>1170.6394303668</text:p>
          </table:table-cell>
          <table:table-cell office:value-type="float" office:value="1156.2748171538" calcext:value-type="float">
            <text:p>1156.2748171538</text:p>
          </table:table-cell>
          <table:table-cell office:value-type="float" office:value="1168.33592616469" calcext:value-type="float">
            <text:p>1168.3359261647</text:p>
          </table:table-cell>
          <table:table-cell office:value-type="float" office:value="1176.62023675541" calcext:value-type="float">
            <text:p>1176.6202367554</text:p>
          </table:table-cell>
          <table:table-cell office:value-type="float" office:value="1168.79396977702" calcext:value-type="float">
            <text:p>1168.793969777</text:p>
          </table:table-cell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1177.06513080845" calcext:value-type="float">
            <text:p>1177.0651308085</text:p>
          </table:table-cell>
          <table:table-cell office:value-type="float" office:value="1177.58967641031" calcext:value-type="float">
            <text:p>1177.5896764103</text:p>
          </table:table-cell>
          <table:table-cell office:value-type="float" office:value="1170.63390509955" calcext:value-type="float">
            <text:p>1170.6339050996</text:p>
          </table:table-cell>
          <table:table-cell office:value-type="float" office:value="1156.31469023377" calcext:value-type="float">
            <text:p>1156.3146902338</text:p>
          </table:table-cell>
          <table:table-cell office:value-type="float" office:value="1168.33175604332" calcext:value-type="float">
            <text:p>1168.3317560433</text:p>
          </table:table-cell>
          <table:table-cell office:value-type="float" office:value="1176.61724372197" calcext:value-type="float">
            <text:p>1176.617243722</text:p>
          </table:table-cell>
          <table:table-cell office:value-type="float" office:value="1168.79897851913" calcext:value-type="float">
            <text:p>1168.7989785191</text:p>
          </table:table-cell>
        </table:table-row>
        <table:table-row table:style-name="ro1">
          <table:table-cell office:value-type="float" office:value="7774" calcext:value-type="float">
            <text:p>7774</text:p>
          </table:table-cell>
          <table:table-cell office:value-type="float" office:value="1177.06530540101" calcext:value-type="float">
            <text:p>1177.065305401</text:p>
          </table:table-cell>
          <table:table-cell office:value-type="float" office:value="1177.59106577326" calcext:value-type="float">
            <text:p>1177.5910657733</text:p>
          </table:table-cell>
          <table:table-cell office:value-type="float" office:value="1170.6308214737" calcext:value-type="float">
            <text:p>1170.6308214737</text:p>
          </table:table-cell>
          <table:table-cell office:value-type="float" office:value="1156.31841728864" calcext:value-type="float">
            <text:p>1156.3184172886</text:p>
          </table:table-cell>
          <table:table-cell office:value-type="float" office:value="1168.33144945839" calcext:value-type="float">
            <text:p>1168.3314494584</text:p>
          </table:table-cell>
          <table:table-cell office:value-type="float" office:value="1176.61582175094" calcext:value-type="float">
            <text:p>1176.6158217509</text:p>
          </table:table-cell>
          <table:table-cell office:value-type="float" office:value="1168.79421266326" calcext:value-type="float">
            <text:p>1168.7942126633</text:p>
          </table:table-cell>
        </table:table-row>
        <table:table-row table:style-name="ro1">
          <table:table-cell office:value-type="float" office:value="7775" calcext:value-type="float">
            <text:p>7775</text:p>
          </table:table-cell>
          <table:table-cell office:value-type="float" office:value="1177.06994911567" calcext:value-type="float">
            <text:p>1177.0699491157</text:p>
          </table:table-cell>
          <table:table-cell office:value-type="float" office:value="1177.59045662766" calcext:value-type="float">
            <text:p>1177.5904566277</text:p>
          </table:table-cell>
          <table:table-cell office:value-type="float" office:value="1170.6255935343" calcext:value-type="float">
            <text:p>1170.6255935343</text:p>
          </table:table-cell>
          <table:table-cell office:value-type="float" office:value="1156.34786642677" calcext:value-type="float">
            <text:p>1156.3478664268</text:p>
          </table:table-cell>
          <table:table-cell office:value-type="float" office:value="1168.32834695382" calcext:value-type="float">
            <text:p>1168.3283469538</text:p>
          </table:table-cell>
          <table:table-cell office:value-type="float" office:value="1176.61315504815" calcext:value-type="float">
            <text:p>1176.6131550482</text:p>
          </table:table-cell>
          <table:table-cell office:value-type="float" office:value="1168.79590933031" calcext:value-type="float">
            <text:p>1168.7959093303</text:p>
          </table:table-cell>
        </table:table-row>
        <table:table-row table:style-name="ro1">
          <table:table-cell office:value-type="float" office:value="7776" calcext:value-type="float">
            <text:p>7776</text:p>
          </table:table-cell>
          <table:table-cell office:value-type="float" office:value="1177.07089477017" calcext:value-type="float">
            <text:p>1177.0708947702</text:p>
          </table:table-cell>
          <table:table-cell office:value-type="float" office:value="1177.59146815699" calcext:value-type="float">
            <text:p>1177.591468157</text:p>
          </table:table-cell>
          <table:table-cell office:value-type="float" office:value="1170.6220515459" calcext:value-type="float">
            <text:p>1170.6220515459</text:p>
          </table:table-cell>
          <table:table-cell office:value-type="float" office:value="1156.35531924197" calcext:value-type="float">
            <text:p>1156.355319242</text:p>
          </table:table-cell>
          <table:table-cell office:value-type="float" office:value="1168.32761683313" calcext:value-type="float">
            <text:p>1168.3276168331</text:p>
          </table:table-cell>
          <table:table-cell office:value-type="float" office:value="1176.61155875218" calcext:value-type="float">
            <text:p>1176.6115587522</text:p>
          </table:table-cell>
          <table:table-cell office:value-type="float" office:value="1168.79215826802" calcext:value-type="float">
            <text:p>1168.792158268</text:p>
          </table:table-cell>
        </table:table-row>
        <table:table-row table:style-name="ro1">
          <table:table-cell office:value-type="float" office:value="7777" calcext:value-type="float">
            <text:p>7777</text:p>
          </table:table-cell>
          <table:table-cell office:value-type="float" office:value="1177.07442425724" calcext:value-type="float">
            <text:p>1177.0744242572</text:p>
          </table:table-cell>
          <table:table-cell office:value-type="float" office:value="1177.59148159951" calcext:value-type="float">
            <text:p>1177.5914815995</text:p>
          </table:table-cell>
          <table:table-cell office:value-type="float" office:value="1170.61697508995" calcext:value-type="float">
            <text:p>1170.61697509</text:p>
          </table:table-cell>
          <table:table-cell office:value-type="float" office:value="1156.37859370435" calcext:value-type="float">
            <text:p>1156.3785937044</text:p>
          </table:table-cell>
          <table:table-cell office:value-type="float" office:value="1168.32514086834" calcext:value-type="float">
            <text:p>1168.3251408683</text:p>
          </table:table-cell>
          <table:table-cell office:value-type="float" office:value="1176.60906465047" calcext:value-type="float">
            <text:p>1176.6090646505</text:p>
          </table:table-cell>
          <table:table-cell office:value-type="float" office:value="1168.79191922968" calcext:value-type="float">
            <text:p>1168.7919192297</text:p>
          </table:table-cell>
        </table:table-row>
        <table:table-row table:style-name="ro1">
          <table:table-cell office:value-type="float" office:value="7778" calcext:value-type="float">
            <text:p>7778</text:p>
          </table:table-cell>
          <table:table-cell office:value-type="float" office:value="1177.07568975512" calcext:value-type="float">
            <text:p>1177.0756897551</text:p>
          </table:table-cell>
          <table:table-cell office:value-type="float" office:value="1177.59235604117" calcext:value-type="float">
            <text:p>1177.5923560412</text:p>
          </table:table-cell>
          <table:table-cell office:value-type="float" office:value="1170.61310877151" calcext:value-type="float">
            <text:p>1170.6131087715</text:p>
          </table:table-cell>
          <table:table-cell office:value-type="float" office:value="1156.38768229785" calcext:value-type="float">
            <text:p>1156.3876822979</text:p>
          </table:table-cell>
          <table:table-cell office:value-type="float" office:value="1168.32421012534" calcext:value-type="float">
            <text:p>1168.3242101254</text:p>
          </table:table-cell>
          <table:table-cell office:value-type="float" office:value="1176.60735921173" calcext:value-type="float">
            <text:p>1176.6073592117</text:p>
          </table:table-cell>
          <table:table-cell office:value-type="float" office:value="1168.78844883714" calcext:value-type="float">
            <text:p>1168.7884488371</text:p>
          </table:table-cell>
        </table:table-row>
        <table:table-row table:style-name="ro1">
          <table:table-cell office:value-type="float" office:value="7779" calcext:value-type="float">
            <text:p>7779</text:p>
          </table:table-cell>
          <table:table-cell office:value-type="float" office:value="1177.07851988722" calcext:value-type="float">
            <text:p>1177.0785198872</text:p>
          </table:table-cell>
          <table:table-cell office:value-type="float" office:value="1177.59275039663" calcext:value-type="float">
            <text:p>1177.5927503966</text:p>
          </table:table-cell>
          <table:table-cell office:value-type="float" office:value="1170.60811561314" calcext:value-type="float">
            <text:p>1170.6081156132</text:p>
          </table:table-cell>
          <table:table-cell office:value-type="float" office:value="1156.40675749235" calcext:value-type="float">
            <text:p>1156.4067574924</text:p>
          </table:table-cell>
          <table:table-cell office:value-type="float" office:value="1168.32216778203" calcext:value-type="float">
            <text:p>1168.322167782</text:p>
          </table:table-cell>
          <table:table-cell office:value-type="float" office:value="1176.6049767138" calcext:value-type="float">
            <text:p>1176.6049767138</text:p>
          </table:table-cell>
          <table:table-cell office:value-type="float" office:value="1168.7868804064" calcext:value-type="float">
            <text:p>1168.7868804064</text:p>
          </table:table-cell>
        </table:table-row>
        <table:table-row table:style-name="ro1">
          <table:table-cell office:value-type="float" office:value="7780" calcext:value-type="float">
            <text:p>7780</text:p>
          </table:table-cell>
          <table:table-cell office:value-type="float" office:value="1177.07991785103" calcext:value-type="float">
            <text:p>1177.079917851</text:p>
          </table:table-cell>
          <table:table-cell office:value-type="float" office:value="1177.59360816706" calcext:value-type="float">
            <text:p>1177.5936081671</text:p>
          </table:table-cell>
          <table:table-cell office:value-type="float" office:value="1170.60400534352" calcext:value-type="float">
            <text:p>1170.6040053435</text:p>
          </table:table-cell>
          <table:table-cell office:value-type="float" office:value="1156.4164903741" calcext:value-type="float">
            <text:p>1156.4164903741</text:p>
          </table:table-cell>
          <table:table-cell office:value-type="float" office:value="1168.32115055545" calcext:value-type="float">
            <text:p>1168.3211505555</text:p>
          </table:table-cell>
          <table:table-cell office:value-type="float" office:value="1176.60318316853" calcext:value-type="float">
            <text:p>1176.6031831685</text:p>
          </table:table-cell>
          <table:table-cell office:value-type="float" office:value="1168.78336069935" calcext:value-type="float">
            <text:p>1168.7833606994</text:p>
          </table:table-cell>
        </table:table-row>
        <table:table-row table:style-name="ro1">
          <table:table-cell office:value-type="float" office:value="7781" calcext:value-type="float">
            <text:p>7781</text:p>
          </table:table-cell>
          <table:table-cell office:value-type="float" office:value="1177.13258643985" calcext:value-type="float">
            <text:p>1177.1325864399</text:p>
          </table:table-cell>
          <table:table-cell office:value-type="float" office:value="1177.5686708598" calcext:value-type="float">
            <text:p>1177.5686708598</text:p>
          </table:table-cell>
          <table:table-cell office:value-type="float" office:value="1170.58542429529" calcext:value-type="float">
            <text:p>1170.5854242953</text:p>
          </table:table-cell>
          <table:table-cell office:value-type="float" office:value="1156.66150779584" calcext:value-type="float">
            <text:p>1156.6615077959</text:p>
          </table:table-cell>
          <table:table-cell office:value-type="float" office:value="1168.29622778043" calcext:value-type="float">
            <text:p>1168.2962277804</text:p>
          </table:table-cell>
          <table:table-cell office:value-type="float" office:value="1176.59530043583" calcext:value-type="float">
            <text:p>1176.5953004358</text:p>
          </table:table-cell>
          <table:table-cell office:value-type="float" office:value="1168.85596776704" calcext:value-type="float">
            <text:p>1168.855967767</text:p>
          </table:table-cell>
        </table:table-row>
        <table:table-row table:style-name="ro1">
          <table:table-cell office:value-type="float" office:value="7782" calcext:value-type="float">
            <text:p>7782</text:p>
          </table:table-cell>
          <table:table-cell office:value-type="float" office:value="1177.13086522438" calcext:value-type="float">
            <text:p>1177.1308652244</text:p>
          </table:table-cell>
          <table:table-cell office:value-type="float" office:value="1177.57123286642" calcext:value-type="float">
            <text:p>1177.5712328664</text:p>
          </table:table-cell>
          <table:table-cell office:value-type="float" office:value="1170.58224390706" calcext:value-type="float">
            <text:p>1170.5822439071</text:p>
          </table:table-cell>
          <table:table-cell office:value-type="float" office:value="1156.65532755749" calcext:value-type="float">
            <text:p>1156.6553275575</text:p>
          </table:table-cell>
          <table:table-cell office:value-type="float" office:value="1168.29689064747" calcext:value-type="float">
            <text:p>1168.2968906475</text:p>
          </table:table-cell>
          <table:table-cell office:value-type="float" office:value="1176.59403944284" calcext:value-type="float">
            <text:p>1176.5940394428</text:p>
          </table:table-cell>
          <table:table-cell office:value-type="float" office:value="1168.84721695953" calcext:value-type="float">
            <text:p>1168.8472169595</text:p>
          </table:table-cell>
        </table:table-row>
        <table:table-row table:style-name="ro1">
          <table:table-cell office:value-type="float" office:value="7783" calcext:value-type="float">
            <text:p>7783</text:p>
          </table:table-cell>
          <table:table-cell office:value-type="float" office:value="1177.1378182983" calcext:value-type="float">
            <text:p>1177.1378182983</text:p>
          </table:table-cell>
          <table:table-cell office:value-type="float" office:value="1177.56951211342" calcext:value-type="float">
            <text:p>1177.5695121134</text:p>
          </table:table-cell>
          <table:table-cell office:value-type="float" office:value="1170.57528222969" calcext:value-type="float">
            <text:p>1170.5752822297</text:p>
          </table:table-cell>
          <table:table-cell office:value-type="float" office:value="1156.6928981118" calcext:value-type="float">
            <text:p>1156.6928981118</text:p>
          </table:table-cell>
          <table:table-cell office:value-type="float" office:value="1168.29272217464" calcext:value-type="float">
            <text:p>1168.2927221747</text:p>
          </table:table-cell>
          <table:table-cell office:value-type="float" office:value="1176.59090553938" calcext:value-type="float">
            <text:p>1176.5909055394</text:p>
          </table:table-cell>
          <table:table-cell office:value-type="float" office:value="1168.85158144962" calcext:value-type="float">
            <text:p>1168.8515814496</text:p>
          </table:table-cell>
        </table:table-row>
        <table:table-row table:style-name="ro1">
          <table:table-cell office:value-type="float" office:value="7784" calcext:value-type="float">
            <text:p>7784</text:p>
          </table:table-cell>
          <table:table-cell office:value-type="float" office:value="1177.1382361007" calcext:value-type="float">
            <text:p>1177.1382361007</text:p>
          </table:table-cell>
          <table:table-cell office:value-type="float" office:value="1177.57095253201" calcext:value-type="float">
            <text:p>1177.570952532</text:p>
          </table:table-cell>
          <table:table-cell office:value-type="float" office:value="1170.57124729012" calcext:value-type="float">
            <text:p>1170.5712472901</text:p>
          </table:table-cell>
          <table:table-cell office:value-type="float" office:value="1156.69601482969" calcext:value-type="float">
            <text:p>1156.6960148297</text:p>
          </table:table-cell>
          <table:table-cell office:value-type="float" office:value="1168.29234096708" calcext:value-type="float">
            <text:p>1168.2923409671</text:p>
          </table:table-cell>
          <table:table-cell office:value-type="float" office:value="1176.58929851936" calcext:value-type="float">
            <text:p>1176.5892985194</text:p>
          </table:table-cell>
          <table:table-cell office:value-type="float" office:value="1168.84592236172" calcext:value-type="float">
            <text:p>1168.8459223617</text:p>
          </table:table-cell>
        </table:table-row>
        <table:table-row table:style-name="ro1">
          <table:table-cell office:value-type="float" office:value="7785" calcext:value-type="float">
            <text:p>7785</text:p>
          </table:table-cell>
          <table:table-cell office:value-type="float" office:value="1177.14316948427" calcext:value-type="float">
            <text:p>1177.1431694843</text:p>
          </table:table-cell>
          <table:table-cell office:value-type="float" office:value="1177.57038357843" calcext:value-type="float">
            <text:p>1177.5703835784</text:p>
          </table:table-cell>
          <table:table-cell office:value-type="float" office:value="1170.56479180568" calcext:value-type="float">
            <text:p>1170.5647918057</text:p>
          </table:table-cell>
          <table:table-cell office:value-type="float" office:value="1156.72360863547" calcext:value-type="float">
            <text:p>1156.7236086355</text:p>
          </table:table-cell>
          <table:table-cell office:value-type="float" office:value="1168.28921953227" calcext:value-type="float">
            <text:p>1168.2892195323</text:p>
          </table:table-cell>
          <table:table-cell office:value-type="float" office:value="1176.58642455004" calcext:value-type="float">
            <text:p>1176.5864245501</text:p>
          </table:table-cell>
          <table:table-cell office:value-type="float" office:value="1168.84679941347" calcext:value-type="float">
            <text:p>1168.8467994135</text:p>
          </table:table-cell>
        </table:table-row>
        <table:table-row table:style-name="ro1">
          <table:table-cell office:value-type="float" office:value="7786" calcext:value-type="float">
            <text:p>7786</text:p>
          </table:table-cell>
          <table:table-cell office:value-type="float" office:value="1177.14435401747" calcext:value-type="float">
            <text:p>1177.1443540175</text:p>
          </table:table-cell>
          <table:table-cell office:value-type="float" office:value="1177.57144206222" calcext:value-type="float">
            <text:p>1177.5714420622</text:p>
          </table:table-cell>
          <table:table-cell office:value-type="float" office:value="1170.56030377612" calcext:value-type="float">
            <text:p>1170.5603037761</text:p>
          </table:table-cell>
          <table:table-cell office:value-type="float" office:value="1156.73027057445" calcext:value-type="float">
            <text:p>1156.7302705745</text:p>
          </table:table-cell>
          <table:table-cell office:value-type="float" office:value="1168.28841720554" calcext:value-type="float">
            <text:p>1168.2884172055</text:p>
          </table:table-cell>
          <table:table-cell office:value-type="float" office:value="1176.58463050403" calcext:value-type="float">
            <text:p>1176.584630504</text:p>
          </table:table-cell>
          <table:table-cell office:value-type="float" office:value="1168.84214606988" calcext:value-type="float">
            <text:p>1168.8421460699</text:p>
          </table:table-cell>
        </table:table-row>
        <table:table-row table:style-name="ro1">
          <table:table-cell office:value-type="float" office:value="7787" calcext:value-type="float">
            <text:p>7787</text:p>
          </table:table-cell>
          <table:table-cell office:value-type="float" office:value="1177.14817862009" calcext:value-type="float">
            <text:p>1177.1481786201</text:p>
          </table:table-cell>
          <table:table-cell office:value-type="float" office:value="1177.57150373083" calcext:value-type="float">
            <text:p>1177.5715037308</text:p>
          </table:table-cell>
          <table:table-cell office:value-type="float" office:value="1170.55413129816" calcext:value-type="float">
            <text:p>1170.5541312982</text:p>
          </table:table-cell>
          <table:table-cell office:value-type="float" office:value="1156.75196729954" calcext:value-type="float">
            <text:p>1156.7519672995</text:p>
          </table:table-cell>
          <table:table-cell office:value-type="float" office:value="1168.28592620476" calcext:value-type="float">
            <text:p>1168.2859262048</text:p>
          </table:table-cell>
          <table:table-cell office:value-type="float" office:value="1176.5819124071" calcext:value-type="float">
            <text:p>1176.5819124071</text:p>
          </table:table-cell>
          <table:table-cell office:value-type="float" office:value="1168.84097066824" calcext:value-type="float">
            <text:p>1168.8409706682</text:p>
          </table:table-cell>
        </table:table-row>
        <table:table-row table:style-name="ro1">
          <table:table-cell office:value-type="float" office:value="7788" calcext:value-type="float">
            <text:p>7788</text:p>
          </table:table-cell>
          <table:table-cell office:value-type="float" office:value="1177.14968665481" calcext:value-type="float">
            <text:p>1177.1496866548</text:p>
          </table:table-cell>
          <table:table-cell office:value-type="float" office:value="1177.57243256214" calcext:value-type="float">
            <text:p>1177.5724325622</text:p>
          </table:table-cell>
          <table:table-cell office:value-type="float" office:value="1170.54936475405" calcext:value-type="float">
            <text:p>1170.5493647541</text:p>
          </table:table-cell>
          <table:table-cell office:value-type="float" office:value="1156.76018736104" calcext:value-type="float">
            <text:p>1156.7601873611</text:p>
          </table:table-cell>
          <table:table-cell office:value-type="float" office:value="1168.28493271972" calcext:value-type="float">
            <text:p>1168.2849327197</text:p>
          </table:table-cell>
          <table:table-cell office:value-type="float" office:value="1176.57999678787" calcext:value-type="float">
            <text:p>1176.5799967879</text:p>
          </table:table-cell>
          <table:table-cell office:value-type="float" office:value="1168.83658685538" calcext:value-type="float">
            <text:p>1168.8365868554</text:p>
          </table:table-cell>
        </table:table-row>
        <table:table-row table:style-name="ro1">
          <table:table-cell office:value-type="float" office:value="7789" calcext:value-type="float">
            <text:p>7789</text:p>
          </table:table-cell>
          <table:table-cell office:value-type="float" office:value="1177.1528029959" calcext:value-type="float">
            <text:p>1177.1528029959</text:p>
          </table:table-cell>
          <table:table-cell office:value-type="float" office:value="1177.57287267822" calcext:value-type="float">
            <text:p>1177.5728726782</text:p>
          </table:table-cell>
          <table:table-cell office:value-type="float" office:value="1170.54335527092" calcext:value-type="float">
            <text:p>1170.5433552709</text:p>
          </table:table-cell>
          <table:table-cell office:value-type="float" office:value="1156.77787389915" calcext:value-type="float">
            <text:p>1156.7778738992</text:p>
          </table:table-cell>
          <table:table-cell office:value-type="float" office:value="1168.28287346521" calcext:value-type="float">
            <text:p>1168.2828734652</text:p>
          </table:table-cell>
          <table:table-cell office:value-type="float" office:value="1176.57738604937" calcext:value-type="float">
            <text:p>1176.5773860494</text:p>
          </table:table-cell>
          <table:table-cell office:value-type="float" office:value="1168.83401607219" calcext:value-type="float">
            <text:p>1168.8340160722</text:p>
          </table:table-cell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1177.15444795176" calcext:value-type="float">
            <text:p>1177.1544479518</text:p>
          </table:table-cell>
          <table:table-cell office:value-type="float" office:value="1177.57378108025" calcext:value-type="float">
            <text:p>1177.5737810803</text:p>
          </table:table-cell>
          <table:table-cell office:value-type="float" office:value="1170.5383949895" calcext:value-type="float">
            <text:p>1170.5383949895</text:p>
          </table:table-cell>
          <table:table-cell office:value-type="float" office:value="1156.78671355567" calcext:value-type="float">
            <text:p>1156.7867135557</text:p>
          </table:table-cell>
          <table:table-cell office:value-type="float" office:value="1168.2818003706" calcext:value-type="float">
            <text:p>1168.2818003706</text:p>
          </table:table-cell>
          <table:table-cell office:value-type="float" office:value="1176.57537100695" calcext:value-type="float">
            <text:p>1176.575371007</text:p>
          </table:table-cell>
          <table:table-cell office:value-type="float" office:value="1168.82960288211" calcext:value-type="float">
            <text:p>1168.8296028821</text:p>
          </table:table-cell>
        </table:table-row>
        <table:table-row table:style-name="ro1">
          <table:table-cell office:value-type="float" office:value="7791" calcext:value-type="float">
            <text:p>7791</text:p>
          </table:table-cell>
          <table:table-cell office:value-type="float" office:value="1177.20777001433" calcext:value-type="float">
            <text:p>1177.2077700143</text:p>
          </table:table-cell>
          <table:table-cell office:value-type="float" office:value="1177.54348715577" calcext:value-type="float">
            <text:p>1177.5434871558</text:p>
          </table:table-cell>
          <table:table-cell office:value-type="float" office:value="1170.51364245216" calcext:value-type="float">
            <text:p>1170.5136424522</text:p>
          </table:table-cell>
          <table:table-cell office:value-type="float" office:value="1157.01653109785" calcext:value-type="float">
            <text:p>1157.0165310979</text:p>
          </table:table-cell>
          <table:table-cell office:value-type="float" office:value="1168.25523081349" calcext:value-type="float">
            <text:p>1168.2552308135</text:p>
          </table:table-cell>
          <table:table-cell office:value-type="float" office:value="1176.56215386146" calcext:value-type="float">
            <text:p>1176.5621538615</text:p>
          </table:table-cell>
          <table:table-cell office:value-type="float" office:value="1168.90727563603" calcext:value-type="float">
            <text:p>1168.907275636</text:p>
          </table:table-cell>
        </table:table-row>
        <table:table-row table:style-name="ro1">
          <table:table-cell office:value-type="float" office:value="7792" calcext:value-type="float">
            <text:p>7792</text:p>
          </table:table-cell>
          <table:table-cell office:value-type="float" office:value="1177.20627610084" calcext:value-type="float">
            <text:p>1177.2062761009</text:p>
          </table:table-cell>
          <table:table-cell office:value-type="float" office:value="1177.54616589229" calcext:value-type="float">
            <text:p>1177.5461658923</text:p>
          </table:table-cell>
          <table:table-cell office:value-type="float" office:value="1170.50977508168" calcext:value-type="float">
            <text:p>1170.5097750817</text:p>
          </table:table-cell>
          <table:table-cell office:value-type="float" office:value="1157.01021174093" calcext:value-type="float">
            <text:p>1157.0102117409</text:p>
          </table:table-cell>
          <table:table-cell office:value-type="float" office:value="1168.25578443303" calcext:value-type="float">
            <text:p>1168.255784433</text:p>
          </table:table-cell>
          <table:table-cell office:value-type="float" office:value="1176.56072826335" calcext:value-type="float">
            <text:p>1176.5607282634</text:p>
          </table:table-cell>
          <table:table-cell office:value-type="float" office:value="1168.89750140552" calcext:value-type="float">
            <text:p>1168.8975014055</text:p>
          </table:table-cell>
        </table:table-row>
        <table:table-row table:style-name="ro1">
          <table:table-cell office:value-type="float" office:value="7793" calcext:value-type="float">
            <text:p>7793</text:p>
          </table:table-cell>
          <table:table-cell office:value-type="float" office:value="1177.21354099455" calcext:value-type="float">
            <text:p>1177.2135409946</text:p>
          </table:table-cell>
          <table:table-cell office:value-type="float" office:value="1177.54450015599" calcext:value-type="float">
            <text:p>1177.544500156</text:p>
          </table:table-cell>
          <table:table-cell office:value-type="float" office:value="1170.50190198056" calcext:value-type="float">
            <text:p>1170.5019019806</text:p>
          </table:table-cell>
          <table:table-cell office:value-type="float" office:value="1157.04560010281" calcext:value-type="float">
            <text:p>1157.0456001028</text:p>
          </table:table-cell>
          <table:table-cell office:value-type="float" office:value="1168.25168926712" calcext:value-type="float">
            <text:p>1168.2516892671</text:p>
          </table:table-cell>
          <table:table-cell office:value-type="float" office:value="1176.55712052656" calcext:value-type="float">
            <text:p>1176.5571205266</text:p>
          </table:table-cell>
          <table:table-cell office:value-type="float" office:value="1168.90115379111" calcext:value-type="float">
            <text:p>1168.9011537911</text:p>
          </table:table-cell>
        </table:table-row>
        <table:table-row table:style-name="ro1">
          <table:table-cell office:value-type="float" office:value="7794" calcext:value-type="float">
            <text:p>7794</text:p>
          </table:table-cell>
          <table:table-cell office:value-type="float" office:value="1177.21417926453" calcext:value-type="float">
            <text:p>1177.2141792645</text:p>
          </table:table-cell>
          <table:table-cell office:value-type="float" office:value="1177.54598309146" calcext:value-type="float">
            <text:p>1177.5459830915</text:p>
          </table:table-cell>
          <table:table-cell office:value-type="float" office:value="1170.4971660993" calcext:value-type="float">
            <text:p>1170.4971660993</text:p>
          </table:table-cell>
          <table:table-cell office:value-type="float" office:value="1157.04806925758" calcext:value-type="float">
            <text:p>1157.0480692576</text:p>
          </table:table-cell>
          <table:table-cell office:value-type="float" office:value="1168.25121359217" calcext:value-type="float">
            <text:p>1168.2512135922</text:p>
          </table:table-cell>
          <table:table-cell office:value-type="float" office:value="1176.55524734417" calcext:value-type="float">
            <text:p>1176.5552473442</text:p>
          </table:table-cell>
          <table:table-cell office:value-type="float" office:value="1168.89466945527" calcext:value-type="float">
            <text:p>1168.8946694553</text:p>
          </table:table-cell>
        </table:table-row>
        <table:table-row table:style-name="ro1">
          <table:table-cell office:value-type="float" office:value="7795" calcext:value-type="float">
            <text:p>7795</text:p>
          </table:table-cell>
          <table:table-cell office:value-type="float" office:value="1177.21938622188" calcext:value-type="float">
            <text:p>1177.2193862219</text:p>
          </table:table-cell>
          <table:table-cell office:value-type="float" office:value="1177.54547709715" calcext:value-type="float">
            <text:p>1177.5454770972</text:p>
          </table:table-cell>
          <table:table-cell office:value-type="float" office:value="1170.48996299205" calcext:value-type="float">
            <text:p>1170.4899629921</text:p>
          </table:table-cell>
          <table:table-cell office:value-type="float" office:value="1157.07399716552" calcext:value-type="float">
            <text:p>1157.0739971655</text:p>
          </table:table-cell>
          <table:table-cell office:value-type="float" office:value="1168.24816906623" calcext:value-type="float">
            <text:p>1168.2481690662</text:p>
          </table:table-cell>
          <table:table-cell office:value-type="float" office:value="1176.55200119545" calcext:value-type="float">
            <text:p>1176.5520011955</text:p>
          </table:table-cell>
          <table:table-cell office:value-type="float" office:value="1168.89475964266" calcext:value-type="float">
            <text:p>1168.8947596427</text:p>
          </table:table-cell>
        </table:table-row>
        <table:table-row table:style-name="ro1">
          <table:table-cell office:value-type="float" office:value="7796" calcext:value-type="float">
            <text:p>7796</text:p>
          </table:table-cell>
          <table:table-cell office:value-type="float" office:value="1177.22079468184" calcext:value-type="float">
            <text:p>1177.2207946819</text:p>
          </table:table-cell>
          <table:table-cell office:value-type="float" office:value="1177.54657143141" calcext:value-type="float">
            <text:p>1177.5465714314</text:p>
          </table:table-cell>
          <table:table-cell office:value-type="float" office:value="1170.48485328522" calcext:value-type="float">
            <text:p>1170.4848532852</text:p>
          </table:table-cell>
          <table:table-cell office:value-type="float" office:value="1157.07987423327" calcext:value-type="float">
            <text:p>1157.0798742333</text:p>
          </table:table-cell>
          <table:table-cell office:value-type="float" office:value="1168.24730355832" calcext:value-type="float">
            <text:p>1168.2473035583</text:p>
          </table:table-cell>
          <table:table-cell office:value-type="float" office:value="1176.54991050269" calcext:value-type="float">
            <text:p>1176.5499105027</text:p>
          </table:table-cell>
          <table:table-cell office:value-type="float" office:value="1168.88935302392" calcext:value-type="float">
            <text:p>1168.8893530239</text:p>
          </table:table-cell>
        </table:table-row>
        <table:table-row table:style-name="ro1">
          <table:table-cell office:value-type="float" office:value="7797" calcext:value-type="float">
            <text:p>7797</text:p>
          </table:table-cell>
          <table:table-cell office:value-type="float" office:value="1177.22489334697" calcext:value-type="float">
            <text:p>1177.224893347</text:p>
          </table:table-cell>
          <table:table-cell office:value-type="float" office:value="1177.54669299138" calcext:value-type="float">
            <text:p>1177.5466929914</text:p>
          </table:table-cell>
          <table:table-cell office:value-type="float" office:value="1170.4780187457" calcext:value-type="float">
            <text:p>1170.4780187457</text:p>
          </table:table-cell>
          <table:table-cell office:value-type="float" office:value="1157.10014540876" calcext:value-type="float">
            <text:p>1157.1001454088</text:p>
          </table:table-cell>
          <table:table-cell office:value-type="float" office:value="1168.24487132723" calcext:value-type="float">
            <text:p>1168.2448713272</text:p>
          </table:table-cell>
          <table:table-cell office:value-type="float" office:value="1176.54682656023" calcext:value-type="float">
            <text:p>1176.5468265602</text:p>
          </table:table-cell>
          <table:table-cell office:value-type="float" office:value="1168.88741967719" calcext:value-type="float">
            <text:p>1168.8874196772</text:p>
          </table:table-cell>
        </table:table-row>
        <table:table-row table:style-name="ro1">
          <table:table-cell office:value-type="float" office:value="7798" calcext:value-type="float">
            <text:p>7798</text:p>
          </table:table-cell>
          <table:table-cell office:value-type="float" office:value="1177.22664231956" calcext:value-type="float">
            <text:p>1177.2266423196</text:p>
          </table:table-cell>
          <table:table-cell office:value-type="float" office:value="1177.54764998741" calcext:value-type="float">
            <text:p>1177.5476499874</text:p>
          </table:table-cell>
          <table:table-cell office:value-type="float" office:value="1170.47270359121" calcext:value-type="float">
            <text:p>1170.4727035912</text:p>
          </table:table-cell>
          <table:table-cell office:value-type="float" office:value="1157.10751290229" calcext:value-type="float">
            <text:p>1157.1075129023</text:p>
          </table:table-cell>
          <table:table-cell office:value-type="float" office:value="1168.24383267795" calcext:value-type="float">
            <text:p>1168.243832678</text:p>
          </table:table-cell>
          <table:table-cell office:value-type="float" office:value="1176.54458707465" calcext:value-type="float">
            <text:p>1176.5445870747</text:p>
          </table:table-cell>
          <table:table-cell office:value-type="float" office:value="1168.88232804715" calcext:value-type="float">
            <text:p>1168.8823280472</text:p>
          </table:table-cell>
        </table:table-row>
        <table:table-row table:style-name="ro1">
          <table:table-cell office:value-type="float" office:value="7799" calcext:value-type="float">
            <text:p>7799</text:p>
          </table:table-cell>
          <table:table-cell office:value-type="float" office:value="1177.23004642867" calcext:value-type="float">
            <text:p>1177.2300464287</text:p>
          </table:table-cell>
          <table:table-cell office:value-type="float" office:value="1177.54815134379" calcext:value-type="float">
            <text:p>1177.5481513438</text:p>
          </table:table-cell>
          <table:table-cell office:value-type="float" office:value="1170.46611708588" calcext:value-type="float">
            <text:p>1170.4661170859</text:p>
          </table:table-cell>
          <table:table-cell office:value-type="float" office:value="1157.12392401263" calcext:value-type="float">
            <text:p>1157.1239240126</text:p>
          </table:table-cell>
          <table:table-cell office:value-type="float" office:value="1168.24181834929" calcext:value-type="float">
            <text:p>1168.2418183493</text:p>
          </table:table-cell>
          <table:table-cell office:value-type="float" office:value="1176.54160476446" calcext:value-type="float">
            <text:p>1176.5416047645</text:p>
          </table:table-cell>
          <table:table-cell office:value-type="float" office:value="1168.87908865228" calcext:value-type="float">
            <text:p>1168.8790886523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1177.23194927618" calcext:value-type="float">
            <text:p>1177.2319492762</text:p>
          </table:table-cell>
          <table:table-cell office:value-type="float" office:value="1177.54909062536" calcext:value-type="float">
            <text:p>1177.5490906254</text:p>
          </table:table-cell>
          <table:table-cell office:value-type="float" office:value="1170.46068570857" calcext:value-type="float">
            <text:p>1170.4606857086</text:p>
          </table:table-cell>
          <table:table-cell office:value-type="float" office:value="1157.13187902458" calcext:value-type="float">
            <text:p>1157.1318790246</text:p>
          </table:table-cell>
          <table:table-cell office:value-type="float" office:value="1168.24070843342" calcext:value-type="float">
            <text:p>1168.2407084334</text:p>
          </table:table-cell>
          <table:table-cell office:value-type="float" office:value="1176.53925386503" calcext:value-type="float">
            <text:p>1176.539253865</text:p>
          </table:table-cell>
          <table:table-cell office:value-type="float" office:value="1168.87399837381" calcext:value-type="float">
            <text:p>1168.8739983738</text:p>
          </table:table-cell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float" office:value="1177.28491639164" calcext:value-type="float">
            <text:p>1177.2849163916</text:p>
          </table:table-cell>
          <table:table-cell office:value-type="float" office:value="1177.52513850241" calcext:value-type="float">
            <text:p>1177.5251385024</text:p>
          </table:table-cell>
          <table:table-cell office:value-type="float" office:value="1170.43934717441" calcext:value-type="float">
            <text:p>1170.4393471744</text:p>
          </table:table-cell>
          <table:table-cell office:value-type="float" office:value="1157.35781809388" calcext:value-type="float">
            <text:p>1157.3578180939</text:p>
          </table:table-cell>
          <table:table-cell office:value-type="float" office:value="1168.21799780821" calcext:value-type="float">
            <text:p>1168.2179978082</text:p>
          </table:table-cell>
          <table:table-cell office:value-type="float" office:value="1176.52940681381" calcext:value-type="float">
            <text:p>1176.5294068138</text:p>
          </table:table-cell>
          <table:table-cell office:value-type="float" office:value="1168.94925986476" calcext:value-type="float">
            <text:p>1168.9492598648</text:p>
          </table:table-cell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office:value-type="float" office:value="7192" calcext:value-type="float">
            <text:p>7192</text:p>
          </table:table-cell>
          <table:table-cell office:value-type="float" office:value="1167.23987508378" calcext:value-type="float">
            <text:p>1167.2398750838</text:p>
          </table:table-cell>
        </table:table-row>
        <table:table-row table:style-name="ro1">
          <table:table-cell office:value-type="float" office:value="7192" calcext:value-type="float">
            <text:p>7192</text:p>
          </table:table-cell>
          <table:table-cell office:value-type="float" office:value="1167.23987508378" calcext:value-type="float">
            <text:p>1167.2398750838</text:p>
          </table:table-cell>
        </table:table-row>
        <table:table-row table:style-name="ro1">
          <table:table-cell office:value-type="float" office:value="7193" calcext:value-type="float">
            <text:p>7193</text:p>
          </table:table-cell>
          <table:table-cell office:value-type="float" office:value="1167.23996697585" calcext:value-type="float">
            <text:p>1167.2399669759</text:p>
          </table:table-cell>
        </table:table-row>
        <table:table-row table:style-name="ro1">
          <table:table-cell office:value-type="float" office:value="7194" calcext:value-type="float">
            <text:p>7194</text:p>
          </table:table-cell>
          <table:table-cell office:value-type="float" office:value="1167.24280341254" calcext:value-type="float">
            <text:p>1167.2428034125</text:p>
          </table:table-cell>
        </table:table-row>
        <table:table-row table:style-name="ro1">
          <table:table-cell office:value-type="float" office:value="7195" calcext:value-type="float">
            <text:p>7195</text:p>
          </table:table-cell>
          <table:table-cell office:value-type="float" office:value="1167.24326448301" calcext:value-type="float">
            <text:p>1167.243264483</text:p>
          </table:table-cell>
        </table:table-row>
        <table:table-row table:style-name="ro1">
          <table:table-cell office:value-type="float" office:value="7196" calcext:value-type="float">
            <text:p>7196</text:p>
          </table:table-cell>
          <table:table-cell office:value-type="float" office:value="1167.24578833467" calcext:value-type="float">
            <text:p>1167.2457883347</text:p>
          </table:table-cell>
        </table:table-row>
        <table:table-row table:style-name="ro1">
          <table:table-cell office:value-type="float" office:value="7197" calcext:value-type="float">
            <text:p>7197</text:p>
          </table:table-cell>
          <table:table-cell office:value-type="float" office:value="1167.24657985036" calcext:value-type="float">
            <text:p>1167.2465798504</text:p>
          </table:table-cell>
        </table:table-row>
        <table:table-row table:style-name="ro1">
          <table:table-cell office:value-type="float" office:value="7198" calcext:value-type="float">
            <text:p>7198</text:p>
          </table:table-cell>
          <table:table-cell office:value-type="float" office:value="1167.24893259327" calcext:value-type="float">
            <text:p>1167.2489325933</text:p>
          </table:table-cell>
        </table:table-row>
        <table:table-row table:style-name="ro1">
          <table:table-cell office:value-type="float" office:value="7199" calcext:value-type="float">
            <text:p>7199</text:p>
          </table:table-cell>
          <table:table-cell office:value-type="float" office:value="1167.25005051649" calcext:value-type="float">
            <text:p>1167.2500505165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167.25231356693" calcext:value-type="float">
            <text:p>1167.2523135669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float" office:value="1167.24824409361" calcext:value-type="float">
            <text:p>1167.2482440936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float" office:value="1167.25116056278" calcext:value-type="float">
            <text:p>1167.2511605628</text:p>
          </table:table-cell>
        </table:table-row>
        <table:table-row table:style-name="ro1">
          <table:table-cell office:value-type="float" office:value="7203" calcext:value-type="float">
            <text:p>7203</text:p>
          </table:table-cell>
          <table:table-cell office:value-type="float" office:value="1167.25151907532" calcext:value-type="float">
            <text:p>1167.2515190753</text:p>
          </table:table-cell>
        </table:table-row>
        <table:table-row table:style-name="ro1">
          <table:table-cell office:value-type="float" office:value="7204" calcext:value-type="float">
            <text:p>7204</text:p>
          </table:table-cell>
          <table:table-cell office:value-type="float" office:value="1167.25418353951" calcext:value-type="float">
            <text:p>1167.2541835395</text:p>
          </table:table-cell>
        </table:table-row>
        <table:table-row table:style-name="ro1">
          <table:table-cell office:value-type="float" office:value="7205" calcext:value-type="float">
            <text:p>7205</text:p>
          </table:table-cell>
          <table:table-cell office:value-type="float" office:value="1167.25490243774" calcext:value-type="float">
            <text:p>1167.2549024377</text:p>
          </table:table-cell>
        </table:table-row>
        <table:table-row table:style-name="ro1">
          <table:table-cell office:value-type="float" office:value="7206" calcext:value-type="float">
            <text:p>7206</text:p>
          </table:table-cell>
          <table:table-cell office:value-type="float" office:value="1167.25738147406" calcext:value-type="float">
            <text:p>1167.2573814741</text:p>
          </table:table-cell>
        </table:table-row>
        <table:table-row table:style-name="ro1">
          <table:table-cell office:value-type="float" office:value="7207" calcext:value-type="float">
            <text:p>7207</text:p>
          </table:table-cell>
          <table:table-cell office:value-type="float" office:value="1167.25834847455" calcext:value-type="float">
            <text:p>1167.2583484746</text:p>
          </table:table-cell>
        </table:table-row>
        <table:table-row table:style-name="ro1">
          <table:table-cell office:value-type="float" office:value="7208" calcext:value-type="float">
            <text:p>7208</text:p>
          </table:table-cell>
          <table:table-cell office:value-type="float" office:value="1167.26068050057" calcext:value-type="float">
            <text:p>1167.2606805006</text:p>
          </table:table-cell>
        </table:table-row>
        <table:table-row table:style-name="ro1">
          <table:table-cell office:value-type="float" office:value="7209" calcext:value-type="float">
            <text:p>7209</text:p>
          </table:table-cell>
          <table:table-cell office:value-type="float" office:value="1167.26192673845" calcext:value-type="float">
            <text:p>1167.2619267385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float" office:value="1167.26418853243" calcext:value-type="float">
            <text:p>1167.2641885324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float" office:value="1167.25972496836" calcext:value-type="float">
            <text:p>1167.2597249684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float" office:value="1167.2623660943" calcext:value-type="float">
            <text:p>1167.2623660943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float" office:value="1167.26309125243" calcext:value-type="float">
            <text:p>1167.2630912524</text:p>
          </table:table-cell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float" office:value="1167.26556427907" calcext:value-type="float">
            <text:p>1167.2655642791</text:p>
          </table:table-cell>
        </table:table-row>
        <table:table-row table:style-name="ro1">
          <table:table-cell office:value-type="float" office:value="7215" calcext:value-type="float">
            <text:p>7215</text:p>
          </table:table-cell>
          <table:table-cell office:value-type="float" office:value="1167.26650687612" calcext:value-type="float">
            <text:p>1167.2665068761</text:p>
          </table:table-cell>
        </table:table-row>
        <table:table-row table:style-name="ro1">
          <table:table-cell office:value-type="float" office:value="7216" calcext:value-type="float">
            <text:p>7216</text:p>
          </table:table-cell>
          <table:table-cell office:value-type="float" office:value="1167.26886567233" calcext:value-type="float">
            <text:p>1167.2688656723</text:p>
          </table:table-cell>
        </table:table-row>
        <table:table-row table:style-name="ro1">
          <table:table-cell office:value-type="float" office:value="7217" calcext:value-type="float">
            <text:p>7217</text:p>
          </table:table-cell>
          <table:table-cell office:value-type="float" office:value="1167.27000818688" calcext:value-type="float">
            <text:p>1167.2700081869</text:p>
          </table:table-cell>
        </table:table-row>
        <table:table-row table:style-name="ro1">
          <table:table-cell office:value-type="float" office:value="7218" calcext:value-type="float">
            <text:p>7218</text:p>
          </table:table-cell>
          <table:table-cell office:value-type="float" office:value="1167.27228082695" calcext:value-type="float">
            <text:p>1167.272280827</text:p>
          </table:table-cell>
        </table:table-row>
        <table:table-row table:style-name="ro1">
          <table:table-cell office:value-type="float" office:value="7219" calcext:value-type="float">
            <text:p>7219</text:p>
          </table:table-cell>
          <table:table-cell office:value-type="float" office:value="1167.27365766175" calcext:value-type="float">
            <text:p>1167.2736576618</text:p>
          </table:table-cell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float" office:value="1167.27584003438" calcext:value-type="float">
            <text:p>1167.2758400344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float" office:value="1167.27913628476" calcext:value-type="float">
            <text:p>1167.2791362848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float" office:value="1167.28140158956" calcext:value-type="float">
            <text:p>1167.2814015896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office:value-type="float" office:value="1167.28268800367" calcext:value-type="float">
            <text:p>1167.2826880037</text:p>
          </table:table-cell>
        </table:table-row>
        <table:table-row table:style-name="ro1">
          <table:table-cell office:value-type="float" office:value="7224" calcext:value-type="float">
            <text:p>7224</text:p>
          </table:table-cell>
          <table:table-cell office:value-type="float" office:value="1167.28503327004" calcext:value-type="float">
            <text:p>1167.28503327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1167.28646398577" calcext:value-type="float">
            <text:p>1167.2864639858</text:p>
          </table:table-cell>
        </table:table-row>
        <table:table-row table:style-name="ro1">
          <table:table-cell office:value-type="float" office:value="7226" calcext:value-type="float">
            <text:p>7226</text:p>
          </table:table-cell>
          <table:table-cell office:value-type="float" office:value="1167.28886280963" calcext:value-type="float">
            <text:p>1167.2888628096</text:p>
          </table:table-cell>
        </table:table-row>
        <table:table-row table:style-name="ro1">
          <table:table-cell office:value-type="float" office:value="7227" calcext:value-type="float">
            <text:p>7227</text:p>
          </table:table-cell>
          <table:table-cell office:value-type="float" office:value="1167.29039821032" calcext:value-type="float">
            <text:p>1167.2903982103</text:p>
          </table:table-cell>
        </table:table-row>
        <table:table-row table:style-name="ro1">
          <table:table-cell office:value-type="float" office:value="7228" calcext:value-type="float">
            <text:p>7228</text:p>
          </table:table-cell>
          <table:table-cell office:value-type="float" office:value="1167.29271678788" calcext:value-type="float">
            <text:p>1167.2927167879</text:p>
          </table:table-cell>
        </table:table-row>
        <table:table-row table:style-name="ro1">
          <table:table-cell office:value-type="float" office:value="7229" calcext:value-type="float">
            <text:p>7229</text:p>
          </table:table-cell>
          <table:table-cell office:value-type="float" office:value="1167.29436711619" calcext:value-type="float">
            <text:p>1167.2943671162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office:value-type="float" office:value="1167.29660133548" calcext:value-type="float">
            <text:p>1167.2966013355</text:p>
          </table:table-cell>
        </table:table-row>
        <table:table-row table:style-name="ro1">
          <table:table-cell office:value-type="float" office:value="7231" calcext:value-type="float">
            <text:p>7231</text:p>
          </table:table-cell>
          <table:table-cell office:value-type="float" office:value="1167.3001053926" calcext:value-type="float">
            <text:p>1167.3001053926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float" office:value="1167.30216007404" calcext:value-type="float">
            <text:p>1167.3021600741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float" office:value="1167.30406320069" calcext:value-type="float">
            <text:p>1167.3040632007</text:p>
          </table:table-cell>
        </table:table-row>
        <table:table-row table:style-name="ro1">
          <table:table-cell office:value-type="float" office:value="7234" calcext:value-type="float">
            <text:p>7234</text:p>
          </table:table-cell>
          <table:table-cell office:value-type="float" office:value="1167.30626917257" calcext:value-type="float">
            <text:p>1167.3062691726</text:p>
          </table:table-cell>
        </table:table-row>
        <table:table-row table:style-name="ro1">
          <table:table-cell office:value-type="float" office:value="7235" calcext:value-type="float">
            <text:p>7235</text:p>
          </table:table-cell>
          <table:table-cell office:value-type="float" office:value="1167.30802822529" calcext:value-type="float">
            <text:p>1167.3080282253</text:p>
          </table:table-cell>
        </table:table-row>
        <table:table-row table:style-name="ro1">
          <table:table-cell office:value-type="float" office:value="7236" calcext:value-type="float">
            <text:p>7236</text:p>
          </table:table-cell>
          <table:table-cell office:value-type="float" office:value="1167.3102416598" calcext:value-type="float">
            <text:p>1167.3102416598</text:p>
          </table:table-cell>
        </table:table-row>
        <table:table-row table:style-name="ro1">
          <table:table-cell office:value-type="float" office:value="7237" calcext:value-type="float">
            <text:p>7237</text:p>
          </table:table-cell>
          <table:table-cell office:value-type="float" office:value="1167.31195419497" calcext:value-type="float">
            <text:p>1167.311954195</text:p>
          </table:table-cell>
        </table:table-row>
        <table:table-row table:style-name="ro1">
          <table:table-cell office:value-type="float" office:value="7238" calcext:value-type="float">
            <text:p>7238</text:p>
          </table:table-cell>
          <table:table-cell office:value-type="float" office:value="1167.31410984538" calcext:value-type="float">
            <text:p>1167.3141098454</text:p>
          </table:table-cell>
        </table:table-row>
        <table:table-row table:style-name="ro1">
          <table:table-cell office:value-type="float" office:value="7239" calcext:value-type="float">
            <text:p>7239</text:p>
          </table:table-cell>
          <table:table-cell office:value-type="float" office:value="1167.31582544338" calcext:value-type="float">
            <text:p>1167.3158254434</text:p>
          </table:table-cell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float" office:value="1167.31784897729" calcext:value-type="float">
            <text:p>1167.3178489773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float" office:value="1167.33033458971" calcext:value-type="float">
            <text:p>1167.3303345897</text:p>
          </table:table-cell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float" office:value="1167.33177858227" calcext:value-type="float">
            <text:p>1167.3317785823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float" office:value="1167.33411347565" calcext:value-type="float">
            <text:p>1167.3341134757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float" office:value="1167.3359890486" calcext:value-type="float">
            <text:p>1167.3359890486</text:p>
          </table:table-cell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float" office:value="1167.33799580155" calcext:value-type="float">
            <text:p>1167.3379958016</text:p>
          </table:table-cell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float" office:value="1167.3400196952" calcext:value-type="float">
            <text:p>1167.3400196952</text:p>
          </table:table-cell>
        </table:table-row>
        <table:table-row table:style-name="ro1">
          <table:table-cell office:value-type="float" office:value="7247" calcext:value-type="float">
            <text:p>7247</text:p>
          </table:table-cell>
          <table:table-cell office:value-type="float" office:value="1167.34193783205" calcext:value-type="float">
            <text:p>1167.3419378321</text:p>
          </table:table-cell>
        </table:table-row>
        <table:table-row table:style-name="ro1">
          <table:table-cell office:value-type="float" office:value="7248" calcext:value-type="float">
            <text:p>7248</text:p>
          </table:table-cell>
          <table:table-cell office:value-type="float" office:value="1167.34401430103" calcext:value-type="float">
            <text:p>1167.344014301</text:p>
          </table:table-cell>
        </table:table-row>
        <table:table-row table:style-name="ro1">
          <table:table-cell office:value-type="float" office:value="7249" calcext:value-type="float">
            <text:p>7249</text:p>
          </table:table-cell>
          <table:table-cell office:value-type="float" office:value="1167.34594546874" calcext:value-type="float">
            <text:p>1167.3459454687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167.34806528445" calcext:value-type="float">
            <text:p>1167.3480652845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float" office:value="1167.36076780011" calcext:value-type="float">
            <text:p>1167.3607678001</text:p>
          </table:table-cell>
        </table:table-row>
        <table:table-row table:style-name="ro1">
          <table:table-cell office:value-type="float" office:value="7252" calcext:value-type="float">
            <text:p>7252</text:p>
          </table:table-cell>
          <table:table-cell office:value-type="float" office:value="1167.36227702579" calcext:value-type="float">
            <text:p>1167.3622770258</text:p>
          </table:table-cell>
        </table:table-row>
        <table:table-row table:style-name="ro1">
          <table:table-cell office:value-type="float" office:value="7253" calcext:value-type="float">
            <text:p>7253</text:p>
          </table:table-cell>
          <table:table-cell office:value-type="float" office:value="1167.36554084207" calcext:value-type="float">
            <text:p>1167.3655408421</text:p>
          </table:table-cell>
        </table:table-row>
        <table:table-row table:style-name="ro1">
          <table:table-cell office:value-type="float" office:value="7254" calcext:value-type="float">
            <text:p>7254</text:p>
          </table:table-cell>
          <table:table-cell office:value-type="float" office:value="1167.36767779378" calcext:value-type="float">
            <text:p>1167.3676777938</text:p>
          </table:table-cell>
        </table:table-row>
        <table:table-row table:style-name="ro1">
          <table:table-cell office:value-type="float" office:value="7255" calcext:value-type="float">
            <text:p>7255</text:p>
          </table:table-cell>
          <table:table-cell office:value-type="float" office:value="1167.37048024726" calcext:value-type="float">
            <text:p>1167.3704802473</text:p>
          </table:table-cell>
        </table:table-row>
        <table:table-row table:style-name="ro1">
          <table:table-cell office:value-type="float" office:value="7256" calcext:value-type="float">
            <text:p>7256</text:p>
          </table:table-cell>
          <table:table-cell office:value-type="float" office:value="1167.37287013179" calcext:value-type="float">
            <text:p>1167.3728701318</text:p>
          </table:table-cell>
        </table:table-row>
        <table:table-row table:style-name="ro1">
          <table:table-cell office:value-type="float" office:value="7257" calcext:value-type="float">
            <text:p>7257</text:p>
          </table:table-cell>
          <table:table-cell office:value-type="float" office:value="1167.37547234191" calcext:value-type="float">
            <text:p>1167.3754723419</text:p>
          </table:table-cell>
        </table:table-row>
        <table:table-row table:style-name="ro1">
          <table:table-cell office:value-type="float" office:value="7258" calcext:value-type="float">
            <text:p>7258</text:p>
          </table:table-cell>
          <table:table-cell office:value-type="float" office:value="1167.37794015399" calcext:value-type="float">
            <text:p>1167.377940154</text:p>
          </table:table-cell>
        </table:table-row>
        <table:table-row table:style-name="ro1">
          <table:table-cell office:value-type="float" office:value="7259" calcext:value-type="float">
            <text:p>7259</text:p>
          </table:table-cell>
          <table:table-cell office:value-type="float" office:value="1167.38044699851" calcext:value-type="float">
            <text:p>1167.3804469985</text:p>
          </table:table-cell>
        </table:table-row>
        <table:table-row table:style-name="ro1">
          <table:table-cell office:value-type="float" office:value="7260" calcext:value-type="float">
            <text:p>7260</text:p>
          </table:table-cell>
          <table:table-cell office:value-type="float" office:value="1167.38293745569" calcext:value-type="float">
            <text:p>1167.3829374557</text:p>
          </table:table-cell>
        </table:table-row>
        <table:table-row table:style-name="ro1">
          <table:table-cell office:value-type="float" office:value="7261" calcext:value-type="float">
            <text:p>7261</text:p>
          </table:table-cell>
          <table:table-cell office:value-type="float" office:value="1167.40586128765" calcext:value-type="float">
            <text:p>1167.4058612877</text:p>
          </table:table-cell>
        </table:table-row>
        <table:table-row table:style-name="ro1">
          <table:table-cell office:value-type="float" office:value="7262" calcext:value-type="float">
            <text:p>7262</text:p>
          </table:table-cell>
          <table:table-cell office:value-type="float" office:value="1167.40726569914" calcext:value-type="float">
            <text:p>1167.4072656992</text:p>
          </table:table-cell>
        </table:table-row>
        <table:table-row table:style-name="ro1">
          <table:table-cell office:value-type="float" office:value="7263" calcext:value-type="float">
            <text:p>7263</text:p>
          </table:table-cell>
          <table:table-cell office:value-type="float" office:value="1167.41151942796" calcext:value-type="float">
            <text:p>1167.411519428</text:p>
          </table:table-cell>
        </table:table-row>
        <table:table-row table:style-name="ro1">
          <table:table-cell office:value-type="float" office:value="7264" calcext:value-type="float">
            <text:p>7264</text:p>
          </table:table-cell>
          <table:table-cell office:value-type="float" office:value="1167.41388546587" calcext:value-type="float">
            <text:p>1167.4138854659</text:p>
          </table:table-cell>
        </table:table-row>
        <table:table-row table:style-name="ro1">
          <table:table-cell office:value-type="float" office:value="7265" calcext:value-type="float">
            <text:p>7265</text:p>
          </table:table-cell>
          <table:table-cell office:value-type="float" office:value="1167.41745396056" calcext:value-type="float">
            <text:p>1167.4174539606</text:p>
          </table:table-cell>
        </table:table-row>
        <table:table-row table:style-name="ro1">
          <table:table-cell office:value-type="float" office:value="7266" calcext:value-type="float">
            <text:p>7266</text:p>
          </table:table-cell>
          <table:table-cell office:value-type="float" office:value="1167.42011782989" calcext:value-type="float">
            <text:p>1167.4201178299</text:p>
          </table:table-cell>
        </table:table-row>
        <table:table-row table:style-name="ro1">
          <table:table-cell office:value-type="float" office:value="7267" calcext:value-type="float">
            <text:p>7267</text:p>
          </table:table-cell>
          <table:table-cell office:value-type="float" office:value="1167.42328526499" calcext:value-type="float">
            <text:p>1167.423285265</text:p>
          </table:table-cell>
        </table:table-row>
        <table:table-row table:style-name="ro1">
          <table:table-cell office:value-type="float" office:value="7268" calcext:value-type="float">
            <text:p>7268</text:p>
          </table:table-cell>
          <table:table-cell office:value-type="float" office:value="1167.42596805608" calcext:value-type="float">
            <text:p>1167.4259680561</text:p>
          </table:table-cell>
        </table:table-row>
        <table:table-row table:style-name="ro1">
          <table:table-cell office:value-type="float" office:value="7269" calcext:value-type="float">
            <text:p>7269</text:p>
          </table:table-cell>
          <table:table-cell office:value-type="float" office:value="1167.42885329817" calcext:value-type="float">
            <text:p>1167.4288532982</text:p>
          </table:table-cell>
        </table:table-row>
        <table:table-row table:style-name="ro1">
          <table:table-cell office:value-type="float" office:value="7270" calcext:value-type="float">
            <text:p>7270</text:p>
          </table:table-cell>
          <table:table-cell office:value-type="float" office:value="1167.43147692735" calcext:value-type="float">
            <text:p>1167.4314769274</text:p>
          </table:table-cell>
        </table:table-row>
        <table:table-row table:style-name="ro1">
          <table:table-cell office:value-type="float" office:value="7271" calcext:value-type="float">
            <text:p>7271</text:p>
          </table:table-cell>
          <table:table-cell office:value-type="float" office:value="1167.45422883577" calcext:value-type="float">
            <text:p>1167.4542288358</text:p>
          </table:table-cell>
        </table:table-row>
        <table:table-row table:style-name="ro1">
          <table:table-cell office:value-type="float" office:value="7272" calcext:value-type="float">
            <text:p>7272</text:p>
          </table:table-cell>
          <table:table-cell office:value-type="float" office:value="1167.45536537761" calcext:value-type="float">
            <text:p>1167.4553653776</text:p>
          </table:table-cell>
        </table:table-row>
        <table:table-row table:style-name="ro1">
          <table:table-cell office:value-type="float" office:value="7273" calcext:value-type="float">
            <text:p>7273</text:p>
          </table:table-cell>
          <table:table-cell office:value-type="float" office:value="1167.46008640145" calcext:value-type="float">
            <text:p>1167.4600864015</text:p>
          </table:table-cell>
        </table:table-row>
        <table:table-row table:style-name="ro1">
          <table:table-cell office:value-type="float" office:value="7274" calcext:value-type="float">
            <text:p>7274</text:p>
          </table:table-cell>
          <table:table-cell office:value-type="float" office:value="1167.46220371377" calcext:value-type="float">
            <text:p>1167.4622037138</text:p>
          </table:table-cell>
        </table:table-row>
        <table:table-row table:style-name="ro1">
          <table:table-cell office:value-type="float" office:value="7275" calcext:value-type="float">
            <text:p>7275</text:p>
          </table:table-cell>
          <table:table-cell office:value-type="float" office:value="1167.46599564616" calcext:value-type="float">
            <text:p>1167.4659956462</text:p>
          </table:table-cell>
        </table:table-row>
        <table:table-row table:style-name="ro1">
          <table:table-cell office:value-type="float" office:value="7276" calcext:value-type="float">
            <text:p>7276</text:p>
          </table:table-cell>
          <table:table-cell office:value-type="float" office:value="1167.46844433455" calcext:value-type="float">
            <text:p>1167.4684443346</text:p>
          </table:table-cell>
        </table:table-row>
        <table:table-row table:style-name="ro1">
          <table:table-cell office:value-type="float" office:value="7277" calcext:value-type="float">
            <text:p>7277</text:p>
          </table:table-cell>
          <table:table-cell office:value-type="float" office:value="1167.47170864616" calcext:value-type="float">
            <text:p>1167.4717086462</text:p>
          </table:table-cell>
        </table:table-row>
        <table:table-row table:style-name="ro1">
          <table:table-cell office:value-type="float" office:value="7278" calcext:value-type="float">
            <text:p>7278</text:p>
          </table:table-cell>
          <table:table-cell office:value-type="float" office:value="1167.47423246571" calcext:value-type="float">
            <text:p>1167.4742324657</text:p>
          </table:table-cell>
        </table:table-row>
        <table:table-row table:style-name="ro1">
          <table:table-cell office:value-type="float" office:value="7279" calcext:value-type="float">
            <text:p>7279</text:p>
          </table:table-cell>
          <table:table-cell office:value-type="float" office:value="1167.47716619336" calcext:value-type="float">
            <text:p>1167.4771661934</text:p>
          </table:table-cell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float" office:value="1167.47967906147" calcext:value-type="float">
            <text:p>1167.4796790615</text:p>
          </table:table-cell>
        </table:table-row>
        <table:table-row table:style-name="ro1">
          <table:table-cell office:value-type="float" office:value="7281" calcext:value-type="float">
            <text:p>7281</text:p>
          </table:table-cell>
          <table:table-cell office:value-type="float" office:value="1167.51296968583" calcext:value-type="float">
            <text:p>1167.5129696858</text:p>
          </table:table-cell>
        </table:table-row>
        <table:table-row table:style-name="ro1">
          <table:table-cell office:value-type="float" office:value="7282" calcext:value-type="float">
            <text:p>7282</text:p>
          </table:table-cell>
          <table:table-cell office:value-type="float" office:value="1167.51360327924" calcext:value-type="float">
            <text:p>1167.5136032792</text:p>
          </table:table-cell>
        </table:table-row>
        <table:table-row table:style-name="ro1">
          <table:table-cell office:value-type="float" office:value="7283" calcext:value-type="float">
            <text:p>7283</text:p>
          </table:table-cell>
          <table:table-cell office:value-type="float" office:value="1167.51887807644" calcext:value-type="float">
            <text:p>1167.5188780765</text:p>
          </table:table-cell>
        </table:table-row>
        <table:table-row table:style-name="ro1">
          <table:table-cell office:value-type="float" office:value="7284" calcext:value-type="float">
            <text:p>7284</text:p>
          </table:table-cell>
          <table:table-cell office:value-type="float" office:value="1167.52076022981" calcext:value-type="float">
            <text:p>1167.5207602298</text:p>
          </table:table-cell>
        </table:table-row>
        <table:table-row table:style-name="ro1">
          <table:table-cell office:value-type="float" office:value="7285" calcext:value-type="float">
            <text:p>7285</text:p>
          </table:table-cell>
          <table:table-cell office:value-type="float" office:value="1167.52483620198" calcext:value-type="float">
            <text:p>1167.524836202</text:p>
          </table:table-cell>
        </table:table-row>
        <table:table-row table:style-name="ro1">
          <table:table-cell office:value-type="float" office:value="7286" calcext:value-type="float">
            <text:p>7286</text:p>
          </table:table-cell>
          <table:table-cell office:value-type="float" office:value="1167.52712752221" calcext:value-type="float">
            <text:p>1167.5271275222</text:p>
          </table:table-cell>
        </table:table-row>
        <table:table-row table:style-name="ro1">
          <table:table-cell office:value-type="float" office:value="7287" calcext:value-type="float">
            <text:p>7287</text:p>
          </table:table-cell>
          <table:table-cell office:value-type="float" office:value="1167.53053532567" calcext:value-type="float">
            <text:p>1167.5305353257</text:p>
          </table:table-cell>
        </table:table-row>
        <table:table-row table:style-name="ro1">
          <table:table-cell office:value-type="float" office:value="7288" calcext:value-type="float">
            <text:p>7288</text:p>
          </table:table-cell>
          <table:table-cell office:value-type="float" office:value="1167.53292554854" calcext:value-type="float">
            <text:p>1167.5329255485</text:p>
          </table:table-cell>
        </table:table-row>
        <table:table-row table:style-name="ro1">
          <table:table-cell office:value-type="float" office:value="7289" calcext:value-type="float">
            <text:p>7289</text:p>
          </table:table-cell>
          <table:table-cell office:value-type="float" office:value="1167.53591631579" calcext:value-type="float">
            <text:p>1167.5359163158</text:p>
          </table:table-cell>
        </table:table-row>
        <table:table-row table:style-name="ro1">
          <table:table-cell office:value-type="float" office:value="7290" calcext:value-type="float">
            <text:p>7290</text:p>
          </table:table-cell>
          <table:table-cell office:value-type="float" office:value="1167.53829123344" calcext:value-type="float">
            <text:p>1167.5382912334</text:p>
          </table:table-cell>
        </table:table-row>
        <table:table-row table:style-name="ro1">
          <table:table-cell office:value-type="float" office:value="7291" calcext:value-type="float">
            <text:p>7291</text:p>
          </table:table-cell>
          <table:table-cell office:value-type="float" office:value="1167.57040668442" calcext:value-type="float">
            <text:p>1167.5704066844</text:p>
          </table:table-cell>
        </table:table-row>
        <table:table-row table:style-name="ro1">
          <table:table-cell office:value-type="float" office:value="7292" calcext:value-type="float">
            <text:p>7292</text:p>
          </table:table-cell>
          <table:table-cell office:value-type="float" office:value="1167.57069944696" calcext:value-type="float">
            <text:p>1167.570699447</text:p>
          </table:table-cell>
        </table:table-row>
        <table:table-row table:style-name="ro1">
          <table:table-cell office:value-type="float" office:value="7292" calcext:value-type="float">
            <text:p>7292</text:p>
          </table:table-cell>
          <table:table-cell office:value-type="float" office:value="1167.57069944696" calcext:value-type="float">
            <text:p>1167.570699447</text:p>
          </table:table-cell>
        </table:table-row>
        <table:table-row table:style-name="ro1">
          <table:table-cell office:value-type="float" office:value="7293" calcext:value-type="float">
            <text:p>7293</text:p>
          </table:table-cell>
          <table:table-cell office:value-type="float" office:value="1167.5762863908" calcext:value-type="float">
            <text:p>1167.5762863908</text:p>
          </table:table-cell>
        </table:table-row>
        <table:table-row table:style-name="ro1">
          <table:table-cell office:value-type="float" office:value="7294" calcext:value-type="float">
            <text:p>7294</text:p>
          </table:table-cell>
          <table:table-cell office:value-type="float" office:value="1167.57792594792" calcext:value-type="float">
            <text:p>1167.5779259479</text:p>
          </table:table-cell>
        </table:table-row>
        <table:table-row table:style-name="ro1">
          <table:table-cell office:value-type="float" office:value="7295" calcext:value-type="float">
            <text:p>7295</text:p>
          </table:table-cell>
          <table:table-cell office:value-type="float" office:value="1167.58214706921" calcext:value-type="float">
            <text:p>1167.5821470692</text:p>
          </table:table-cell>
        </table:table-row>
        <table:table-row table:style-name="ro1">
          <table:table-cell office:value-type="float" office:value="7296" calcext:value-type="float">
            <text:p>7296</text:p>
          </table:table-cell>
          <table:table-cell office:value-type="float" office:value="1167.58423456393" calcext:value-type="float">
            <text:p>1167.5842345639</text:p>
          </table:table-cell>
        </table:table-row>
        <table:table-row table:style-name="ro1">
          <table:table-cell office:value-type="float" office:value="7297" calcext:value-type="float">
            <text:p>7297</text:p>
          </table:table-cell>
          <table:table-cell office:value-type="float" office:value="1167.58767639325" calcext:value-type="float">
            <text:p>1167.5876763933</text:p>
          </table:table-cell>
        </table:table-row>
        <table:table-row table:style-name="ro1">
          <table:table-cell office:value-type="float" office:value="7298" calcext:value-type="float">
            <text:p>7298</text:p>
          </table:table-cell>
          <table:table-cell office:value-type="float" office:value="1167.58989704558" calcext:value-type="float">
            <text:p>1167.5898970456</text:p>
          </table:table-cell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float" office:value="1167.59279803433" calcext:value-type="float">
            <text:p>1167.5927980343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1167.5949751281" calcext:value-type="float">
            <text:p>1167.5949751281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float" office:value="1167.63667089968" calcext:value-type="float">
            <text:p>1167.6366708997</text:p>
          </table:table-cell>
        </table:table-row>
        <table:table-row table:style-name="ro1">
          <table:table-cell office:value-type="float" office:value="7302" calcext:value-type="float">
            <text:p>7302</text:p>
          </table:table-cell>
          <table:table-cell office:value-type="float" office:value="1167.63640023418" calcext:value-type="float">
            <text:p>1167.6364002342</text:p>
          </table:table-cell>
        </table:table-row>
        <table:table-row table:style-name="ro1">
          <table:table-cell office:value-type="float" office:value="7303" calcext:value-type="float">
            <text:p>7303</text:p>
          </table:table-cell>
          <table:table-cell office:value-type="float" office:value="1167.64218836331" calcext:value-type="float">
            <text:p>1167.6421883633</text:p>
          </table:table-cell>
        </table:table-row>
        <table:table-row table:style-name="ro1">
          <table:table-cell office:value-type="float" office:value="7304" calcext:value-type="float">
            <text:p>7304</text:p>
          </table:table-cell>
          <table:table-cell office:value-type="float" office:value="1167.64347140831" calcext:value-type="float">
            <text:p>1167.6434714083</text:p>
          </table:table-cell>
        </table:table-row>
        <table:table-row table:style-name="ro1">
          <table:table-cell office:value-type="float" office:value="7305" calcext:value-type="float">
            <text:p>7305</text:p>
          </table:table-cell>
          <table:table-cell office:value-type="float" office:value="1167.64764515424" calcext:value-type="float">
            <text:p>1167.6476451542</text:p>
          </table:table-cell>
        </table:table-row>
        <table:table-row table:style-name="ro1">
          <table:table-cell office:value-type="float" office:value="7306" calcext:value-type="float">
            <text:p>7306</text:p>
          </table:table-cell>
          <table:table-cell office:value-type="float" office:value="1167.64941312546" calcext:value-type="float">
            <text:p>1167.6494131255</text:p>
          </table:table-cell>
        </table:table-row>
        <table:table-row table:style-name="ro1">
          <table:table-cell office:value-type="float" office:value="7307" calcext:value-type="float">
            <text:p>7307</text:p>
          </table:table-cell>
          <table:table-cell office:value-type="float" office:value="1167.65270473615" calcext:value-type="float">
            <text:p>1167.6527047362</text:p>
          </table:table-cell>
        </table:table-row>
        <table:table-row table:style-name="ro1">
          <table:table-cell office:value-type="float" office:value="7308" calcext:value-type="float">
            <text:p>7308</text:p>
          </table:table-cell>
          <table:table-cell office:value-type="float" office:value="1167.65461194172" calcext:value-type="float">
            <text:p>1167.6546119417</text:p>
          </table:table-cell>
        </table:table-row>
        <table:table-row table:style-name="ro1">
          <table:table-cell office:value-type="float" office:value="7309" calcext:value-type="float">
            <text:p>7309</text:p>
          </table:table-cell>
          <table:table-cell office:value-type="float" office:value="1167.65732074442" calcext:value-type="float">
            <text:p>1167.6573207444</text:p>
          </table:table-cell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float" office:value="1167.65920082812" calcext:value-type="float">
            <text:p>1167.6592008281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float" office:value="1167.69769100879" calcext:value-type="float">
            <text:p>1167.6976910088</text:p>
          </table:table-cell>
        </table:table-row>
        <table:table-row table:style-name="ro1">
          <table:table-cell office:value-type="float" office:value="7312" calcext:value-type="float">
            <text:p>7312</text:p>
          </table:table-cell>
          <table:table-cell office:value-type="float" office:value="1167.69705123185" calcext:value-type="float">
            <text:p>1167.6970512319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float" office:value="1167.70274909845" calcext:value-type="float">
            <text:p>1167.7027490985</text:p>
          </table:table-cell>
        </table:table-row>
        <table:table-row table:style-name="ro1">
          <table:table-cell office:value-type="float" office:value="7314" calcext:value-type="float">
            <text:p>7314</text:p>
          </table:table-cell>
          <table:table-cell office:value-type="float" office:value="1167.70370141478" calcext:value-type="float">
            <text:p>1167.7037014148</text:p>
          </table:table-cell>
        </table:table-row>
        <table:table-row table:style-name="ro1">
          <table:table-cell office:value-type="float" office:value="7315" calcext:value-type="float">
            <text:p>7315</text:p>
          </table:table-cell>
          <table:table-cell office:value-type="float" office:value="1167.70770157028" calcext:value-type="float">
            <text:p>1167.7077015703</text:p>
          </table:table-cell>
        </table:table-row>
        <table:table-row table:style-name="ro1">
          <table:table-cell office:value-type="float" office:value="7316" calcext:value-type="float">
            <text:p>7316</text:p>
          </table:table-cell>
          <table:table-cell office:value-type="float" office:value="1167.70918885551" calcext:value-type="float">
            <text:p>1167.7091888555</text:p>
          </table:table-cell>
        </table:table-row>
        <table:table-row table:style-name="ro1">
          <table:table-cell office:value-type="float" office:value="7317" calcext:value-type="float">
            <text:p>7317</text:p>
          </table:table-cell>
          <table:table-cell office:value-type="float" office:value="1167.71225776458" calcext:value-type="float">
            <text:p>1167.7122577646</text:p>
          </table:table-cell>
        </table:table-row>
        <table:table-row table:style-name="ro1">
          <table:table-cell office:value-type="float" office:value="7318" calcext:value-type="float">
            <text:p>7318</text:p>
          </table:table-cell>
          <table:table-cell office:value-type="float" office:value="1167.71389843282" calcext:value-type="float">
            <text:p>1167.7138984328</text:p>
          </table:table-cell>
        </table:table-row>
        <table:table-row table:style-name="ro1">
          <table:table-cell office:value-type="float" office:value="7319" calcext:value-type="float">
            <text:p>7319</text:p>
          </table:table-cell>
          <table:table-cell office:value-type="float" office:value="1167.71638395569" calcext:value-type="float">
            <text:p>1167.7163839557</text:p>
          </table:table-cell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float" office:value="1167.71801097949" calcext:value-type="float">
            <text:p>1167.7180109795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float" office:value="1167.76401339607" calcext:value-type="float">
            <text:p>1167.7640133961</text:p>
          </table:table-cell>
        </table:table-row>
        <table:table-row table:style-name="ro1">
          <table:table-cell office:value-type="float" office:value="7322" calcext:value-type="float">
            <text:p>7322</text:p>
          </table:table-cell>
          <table:table-cell office:value-type="float" office:value="1167.76294179253" calcext:value-type="float">
            <text:p>1167.7629417925</text:p>
          </table:table-cell>
        </table:table-row>
        <table:table-row table:style-name="ro1">
          <table:table-cell office:value-type="float" office:value="7323" calcext:value-type="float">
            <text:p>7323</text:p>
          </table:table-cell>
          <table:table-cell office:value-type="float" office:value="1167.76851455538" calcext:value-type="float">
            <text:p>1167.7685145554</text:p>
          </table:table-cell>
        </table:table-row>
        <table:table-row table:style-name="ro1">
          <table:table-cell office:value-type="float" office:value="7324" calcext:value-type="float">
            <text:p>7324</text:p>
          </table:table-cell>
          <table:table-cell office:value-type="float" office:value="1167.76910749471" calcext:value-type="float">
            <text:p>1167.7691074947</text:p>
          </table:table-cell>
        </table:table-row>
        <table:table-row table:style-name="ro1">
          <table:table-cell office:value-type="float" office:value="7325" calcext:value-type="float">
            <text:p>7325</text:p>
          </table:table-cell>
          <table:table-cell office:value-type="float" office:value="1167.77285377158" calcext:value-type="float">
            <text:p>1167.7728537716</text:p>
          </table:table-cell>
        </table:table-row>
        <table:table-row table:style-name="ro1">
          <table:table-cell office:value-type="float" office:value="7326" calcext:value-type="float">
            <text:p>7326</text:p>
          </table:table-cell>
          <table:table-cell office:value-type="float" office:value="1167.77395892001" calcext:value-type="float">
            <text:p>1167.77395892</text:p>
          </table:table-cell>
        </table:table-row>
        <table:table-row table:style-name="ro1">
          <table:table-cell office:value-type="float" office:value="7327" calcext:value-type="float">
            <text:p>7327</text:p>
          </table:table-cell>
          <table:table-cell office:value-type="float" office:value="1167.77669310844" calcext:value-type="float">
            <text:p>1167.7766931084</text:p>
          </table:table-cell>
        </table:table-row>
        <table:table-row table:style-name="ro1">
          <table:table-cell office:value-type="float" office:value="7328" calcext:value-type="float">
            <text:p>7328</text:p>
          </table:table-cell>
          <table:table-cell office:value-type="float" office:value="1167.77794388491" calcext:value-type="float">
            <text:p>1167.7779438849</text:p>
          </table:table-cell>
        </table:table-row>
        <table:table-row table:style-name="ro1">
          <table:table-cell office:value-type="float" office:value="7329" calcext:value-type="float">
            <text:p>7329</text:p>
          </table:table-cell>
          <table:table-cell office:value-type="float" office:value="1167.78005892923" calcext:value-type="float">
            <text:p>1167.7800589292</text:p>
          </table:table-cell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1167.78127433002" calcext:value-type="float">
            <text:p>1167.78127433</text:p>
          </table:table-cell>
        </table:table-row>
        <table:table-row table:style-name="ro1">
          <table:table-cell office:value-type="float" office:value="7331" calcext:value-type="float">
            <text:p>7331</text:p>
          </table:table-cell>
          <table:table-cell office:value-type="float" office:value="1167.82239869216" calcext:value-type="float">
            <text:p>1167.8223986922</text:p>
          </table:table-cell>
        </table:table-row>
        <table:table-row table:style-name="ro1">
          <table:table-cell office:value-type="float" office:value="7332" calcext:value-type="float">
            <text:p>7332</text:p>
          </table:table-cell>
          <table:table-cell office:value-type="float" office:value="1167.82093279969" calcext:value-type="float">
            <text:p>1167.8209327997</text:p>
          </table:table-cell>
        </table:table-row>
        <table:table-row table:style-name="ro1">
          <table:table-cell office:value-type="float" office:value="7333" calcext:value-type="float">
            <text:p>7333</text:p>
          </table:table-cell>
          <table:table-cell office:value-type="float" office:value="1167.82623230317" calcext:value-type="float">
            <text:p>1167.8262323032</text:p>
          </table:table-cell>
        </table:table-row>
        <table:table-row table:style-name="ro1">
          <table:table-cell office:value-type="float" office:value="7334" calcext:value-type="float">
            <text:p>7334</text:p>
          </table:table-cell>
          <table:table-cell office:value-type="float" office:value="1167.82652523526" calcext:value-type="float">
            <text:p>1167.8265252353</text:p>
          </table:table-cell>
        </table:table-row>
        <table:table-row table:style-name="ro1">
          <table:table-cell office:value-type="float" office:value="7335" calcext:value-type="float">
            <text:p>7335</text:p>
          </table:table-cell>
          <table:table-cell office:value-type="float" office:value="1167.8300406826" calcext:value-type="float">
            <text:p>1167.8300406826</text:p>
          </table:table-cell>
        </table:table-row>
        <table:table-row table:style-name="ro1">
          <table:table-cell office:value-type="float" office:value="7336" calcext:value-type="float">
            <text:p>7336</text:p>
          </table:table-cell>
          <table:table-cell office:value-type="float" office:value="1167.83089603969" calcext:value-type="float">
            <text:p>1167.8308960397</text:p>
          </table:table-cell>
        </table:table-row>
        <table:table-row table:style-name="ro1">
          <table:table-cell office:value-type="float" office:value="7337" calcext:value-type="float">
            <text:p>7337</text:p>
          </table:table-cell>
          <table:table-cell office:value-type="float" office:value="1167.83344512552" calcext:value-type="float">
            <text:p>1167.8334451255</text:p>
          </table:table-cell>
        </table:table-row>
        <table:table-row table:style-name="ro1">
          <table:table-cell office:value-type="float" office:value="7338" calcext:value-type="float">
            <text:p>7338</text:p>
          </table:table-cell>
          <table:table-cell office:value-type="float" office:value="1167.83447903085" calcext:value-type="float">
            <text:p>1167.8344790309</text:p>
          </table:table-cell>
        </table:table-row>
        <table:table-row table:style-name="ro1">
          <table:table-cell office:value-type="float" office:value="7339" calcext:value-type="float">
            <text:p>7339</text:p>
          </table:table-cell>
          <table:table-cell office:value-type="float" office:value="1167.83641953872" calcext:value-type="float">
            <text:p>1167.8364195387</text:p>
          </table:table-cell>
        </table:table-row>
        <table:table-row table:style-name="ro1">
          <table:table-cell office:value-type="float" office:value="7340" calcext:value-type="float">
            <text:p>7340</text:p>
          </table:table-cell>
          <table:table-cell office:value-type="float" office:value="1167.83746824462" calcext:value-type="float">
            <text:p>1167.8374682446</text:p>
          </table:table-cell>
        </table:table-row>
        <table:table-row table:style-name="ro1">
          <table:table-cell office:value-type="float" office:value="7341" calcext:value-type="float">
            <text:p>7341</text:p>
          </table:table-cell>
          <table:table-cell office:value-type="float" office:value="1167.88439297566" calcext:value-type="float">
            <text:p>1167.8843929757</text:p>
          </table:table-cell>
        </table:table-row>
        <table:table-row table:style-name="ro1">
          <table:table-cell office:value-type="float" office:value="7342" calcext:value-type="float">
            <text:p>7342</text:p>
          </table:table-cell>
          <table:table-cell office:value-type="float" office:value="1167.88272984794" calcext:value-type="float">
            <text:p>1167.882729848</text:p>
          </table:table-cell>
        </table:table-row>
        <table:table-row table:style-name="ro1">
          <table:table-cell office:value-type="float" office:value="7343" calcext:value-type="float">
            <text:p>7343</text:p>
          </table:table-cell>
          <table:table-cell office:value-type="float" office:value="1167.88793941012" calcext:value-type="float">
            <text:p>1167.8879394101</text:p>
          </table:table-cell>
        </table:table-row>
        <table:table-row table:style-name="ro1">
          <table:table-cell office:value-type="float" office:value="7344" calcext:value-type="float">
            <text:p>7344</text:p>
          </table:table-cell>
          <table:table-cell office:value-type="float" office:value="1167.88809187535" calcext:value-type="float">
            <text:p>1167.8880918754</text:p>
          </table:table-cell>
        </table:table-row>
        <table:table-row table:style-name="ro1">
          <table:table-cell office:value-type="float" office:value="7345" calcext:value-type="float">
            <text:p>7345</text:p>
          </table:table-cell>
          <table:table-cell office:value-type="float" office:value="1167.89151059825" calcext:value-type="float">
            <text:p>1167.8915105983</text:p>
          </table:table-cell>
        </table:table-row>
        <table:table-row table:style-name="ro1">
          <table:table-cell office:value-type="float" office:value="7346" calcext:value-type="float">
            <text:p>7346</text:p>
          </table:table-cell>
          <table:table-cell office:value-type="float" office:value="1167.89222443692" calcext:value-type="float">
            <text:p>1167.8922244369</text:p>
          </table:table-cell>
        </table:table-row>
        <table:table-row table:style-name="ro1">
          <table:table-cell office:value-type="float" office:value="7347" calcext:value-type="float">
            <text:p>7347</text:p>
          </table:table-cell>
          <table:table-cell office:value-type="float" office:value="1167.89466520933" calcext:value-type="float">
            <text:p>1167.8946652093</text:p>
          </table:table-cell>
        </table:table-row>
        <table:table-row table:style-name="ro1">
          <table:table-cell office:value-type="float" office:value="7348" calcext:value-type="float">
            <text:p>7348</text:p>
          </table:table-cell>
          <table:table-cell office:value-type="float" office:value="1167.89555326516" calcext:value-type="float">
            <text:p>1167.8955532652</text:p>
          </table:table-cell>
        </table:table-row>
        <table:table-row table:style-name="ro1">
          <table:table-cell office:value-type="float" office:value="7349" calcext:value-type="float">
            <text:p>7349</text:p>
          </table:table-cell>
          <table:table-cell office:value-type="float" office:value="1167.89743899741" calcext:value-type="float">
            <text:p>1167.8974389974</text:p>
          </table:table-cell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1167.89841067622" calcext:value-type="float">
            <text:p>1167.8984106762</text:p>
          </table:table-cell>
        </table:table-row>
        <table:table-row table:style-name="ro1">
          <table:table-cell office:value-type="float" office:value="7351" calcext:value-type="float">
            <text:p>7351</text:p>
          </table:table-cell>
          <table:table-cell office:value-type="float" office:value="1167.93910550862" calcext:value-type="float">
            <text:p>1167.9391055086</text:p>
          </table:table-cell>
        </table:table-row>
        <table:table-row table:style-name="ro1">
          <table:table-cell office:value-type="float" office:value="7352" calcext:value-type="float">
            <text:p>7352</text:p>
          </table:table-cell>
          <table:table-cell office:value-type="float" office:value="1167.93755948868" calcext:value-type="float">
            <text:p>1167.9375594887</text:p>
          </table:table-cell>
        </table:table-row>
        <table:table-row table:style-name="ro1">
          <table:table-cell office:value-type="float" office:value="7353" calcext:value-type="float">
            <text:p>7353</text:p>
          </table:table-cell>
          <table:table-cell office:value-type="float" office:value="1167.94270680414" calcext:value-type="float">
            <text:p>1167.9427068041</text:p>
          </table:table-cell>
        </table:table-row>
        <table:table-row table:style-name="ro1">
          <table:table-cell office:value-type="float" office:value="7354" calcext:value-type="float">
            <text:p>7354</text:p>
          </table:table-cell>
          <table:table-cell office:value-type="float" office:value="1167.94292295505" calcext:value-type="float">
            <text:p>1167.9429229551</text:p>
          </table:table-cell>
        </table:table-row>
        <table:table-row table:style-name="ro1">
          <table:table-cell office:value-type="float" office:value="7355" calcext:value-type="float">
            <text:p>7355</text:p>
          </table:table-cell>
          <table:table-cell office:value-type="float" office:value="1167.9463901561" calcext:value-type="float">
            <text:p>1167.9463901561</text:p>
          </table:table-cell>
        </table:table-row>
        <table:table-row table:style-name="ro1">
          <table:table-cell office:value-type="float" office:value="7356" calcext:value-type="float">
            <text:p>7356</text:p>
          </table:table-cell>
          <table:table-cell office:value-type="float" office:value="1167.94721420803" calcext:value-type="float">
            <text:p>1167.947214208</text:p>
          </table:table-cell>
        </table:table-row>
        <table:table-row table:style-name="ro1">
          <table:table-cell office:value-type="float" office:value="7357" calcext:value-type="float">
            <text:p>7357</text:p>
          </table:table-cell>
          <table:table-cell office:value-type="float" office:value="1167.94982720313" calcext:value-type="float">
            <text:p>1167.9498272031</text:p>
          </table:table-cell>
        </table:table-row>
        <table:table-row table:style-name="ro1">
          <table:table-cell office:value-type="float" office:value="7358" calcext:value-type="float">
            <text:p>7358</text:p>
          </table:table-cell>
          <table:table-cell office:value-type="float" office:value="1167.95089576687" calcext:value-type="float">
            <text:p>1167.9508957669</text:p>
          </table:table-cell>
        </table:table-row>
        <table:table-row table:style-name="ro1">
          <table:table-cell office:value-type="float" office:value="7359" calcext:value-type="float">
            <text:p>7359</text:p>
          </table:table-cell>
          <table:table-cell office:value-type="float" office:value="1167.95301437494" calcext:value-type="float">
            <text:p>1167.9530143749</text:p>
          </table:table-cell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float" office:value="1167.95419355929" calcext:value-type="float">
            <text:p>1167.9541935593</text:p>
          </table:table-cell>
        </table:table-row>
        <table:table-row table:style-name="ro1">
          <table:table-cell office:value-type="float" office:value="7361" calcext:value-type="float">
            <text:p>7361</text:p>
          </table:table-cell>
          <table:table-cell office:value-type="float" office:value="1167.99977326266" calcext:value-type="float">
            <text:p>1167.9997732627</text:p>
          </table:table-cell>
        </table:table-row>
        <table:table-row table:style-name="ro1">
          <table:table-cell office:value-type="float" office:value="7362" calcext:value-type="float">
            <text:p>7362</text:p>
          </table:table-cell>
          <table:table-cell office:value-type="float" office:value="1167.99846584515" calcext:value-type="float">
            <text:p>1167.9984658452</text:p>
          </table:table-cell>
        </table:table-row>
        <table:table-row table:style-name="ro1">
          <table:table-cell office:value-type="float" office:value="7363" calcext:value-type="float">
            <text:p>7363</text:p>
          </table:table-cell>
          <table:table-cell office:value-type="float" office:value="1168.00387381455" calcext:value-type="float">
            <text:p>1168.0038738146</text:p>
          </table:table-cell>
        </table:table-row>
        <table:table-row table:style-name="ro1">
          <table:table-cell office:value-type="float" office:value="7364" calcext:value-type="float">
            <text:p>7364</text:p>
          </table:table-cell>
          <table:table-cell office:value-type="float" office:value="1168.00438608025" calcext:value-type="float">
            <text:p>1168.0043860803</text:p>
          </table:table-cell>
        </table:table-row>
        <table:table-row table:style-name="ro1">
          <table:table-cell office:value-type="float" office:value="7365" calcext:value-type="float">
            <text:p>7365</text:p>
          </table:table-cell>
          <table:table-cell office:value-type="float" office:value="1168.00819747948" calcext:value-type="float">
            <text:p>1168.0081974795</text:p>
          </table:table-cell>
        </table:table-row>
        <table:table-row table:style-name="ro1">
          <table:table-cell office:value-type="float" office:value="7366" calcext:value-type="float">
            <text:p>7366</text:p>
          </table:table-cell>
          <table:table-cell office:value-type="float" office:value="1168.00935057825" calcext:value-type="float">
            <text:p>1168.0093505783</text:p>
          </table:table-cell>
        </table:table-row>
        <table:table-row table:style-name="ro1">
          <table:table-cell office:value-type="float" office:value="7367" calcext:value-type="float">
            <text:p>7367</text:p>
          </table:table-cell>
          <table:table-cell office:value-type="float" office:value="1168.01239627621" calcext:value-type="float">
            <text:p>1168.0123962762</text:p>
          </table:table-cell>
        </table:table-row>
        <table:table-row table:style-name="ro1">
          <table:table-cell office:value-type="float" office:value="7368" calcext:value-type="float">
            <text:p>7368</text:p>
          </table:table-cell>
          <table:table-cell office:value-type="float" office:value="1168.01386159921" calcext:value-type="float">
            <text:p>1168.0138615992</text:p>
          </table:table-cell>
        </table:table-row>
        <table:table-row table:style-name="ro1">
          <table:table-cell office:value-type="float" office:value="7369" calcext:value-type="float">
            <text:p>7369</text:p>
          </table:table-cell>
          <table:table-cell office:value-type="float" office:value="1168.01648218969" calcext:value-type="float">
            <text:p>1168.0164821897</text:p>
          </table:table-cell>
        </table:table-row>
        <table:table-row table:style-name="ro1">
          <table:table-cell office:value-type="float" office:value="7370" calcext:value-type="float">
            <text:p>7370</text:p>
          </table:table-cell>
          <table:table-cell office:value-type="float" office:value="1168.0181292586" calcext:value-type="float">
            <text:p>1168.0181292586</text:p>
          </table:table-cell>
        </table:table-row>
        <table:table-row table:style-name="ro1">
          <table:table-cell office:value-type="float" office:value="7371" calcext:value-type="float">
            <text:p>7371</text:p>
          </table:table-cell>
          <table:table-cell office:value-type="float" office:value="1168.05657673757" calcext:value-type="float">
            <text:p>1168.0565767376</text:p>
          </table:table-cell>
        </table:table-row>
        <table:table-row table:style-name="ro1">
          <table:table-cell office:value-type="float" office:value="7372" calcext:value-type="float">
            <text:p>7372</text:p>
          </table:table-cell>
          <table:table-cell office:value-type="float" office:value="1168.05600080799" calcext:value-type="float">
            <text:p>1168.056000808</text:p>
          </table:table-cell>
        </table:table-row>
        <table:table-row table:style-name="ro1">
          <table:table-cell office:value-type="float" office:value="7373" calcext:value-type="float">
            <text:p>7373</text:p>
          </table:table-cell>
          <table:table-cell office:value-type="float" office:value="1168.06181590588" calcext:value-type="float">
            <text:p>1168.0618159059</text:p>
          </table:table-cell>
        </table:table-row>
        <table:table-row table:style-name="ro1">
          <table:table-cell office:value-type="float" office:value="7374" calcext:value-type="float">
            <text:p>7374</text:p>
          </table:table-cell>
          <table:table-cell office:value-type="float" office:value="1168.0629303886" calcext:value-type="float">
            <text:p>1168.0629303886</text:p>
          </table:table-cell>
        </table:table-row>
        <table:table-row table:style-name="ro1">
          <table:table-cell office:value-type="float" office:value="7375" calcext:value-type="float">
            <text:p>7375</text:p>
          </table:table-cell>
          <table:table-cell office:value-type="float" office:value="1168.06741502134" calcext:value-type="float">
            <text:p>1168.0674150214</text:p>
          </table:table-cell>
        </table:table-row>
        <table:table-row table:style-name="ro1">
          <table:table-cell office:value-type="float" office:value="7376" calcext:value-type="float">
            <text:p>7376</text:p>
          </table:table-cell>
          <table:table-cell office:value-type="float" office:value="1168.06913476168" calcext:value-type="float">
            <text:p>1168.0691347617</text:p>
          </table:table-cell>
        </table:table-row>
        <table:table-row table:style-name="ro1">
          <table:table-cell office:value-type="float" office:value="7377" calcext:value-type="float">
            <text:p>7377</text:p>
          </table:table-cell>
          <table:table-cell office:value-type="float" office:value="1168.07295945249" calcext:value-type="float">
            <text:p>1168.0729594525</text:p>
          </table:table-cell>
        </table:table-row>
        <table:table-row table:style-name="ro1">
          <table:table-cell office:value-type="float" office:value="7378" calcext:value-type="float">
            <text:p>7378</text:p>
          </table:table-cell>
          <table:table-cell office:value-type="float" office:value="1168.07496081755" calcext:value-type="float">
            <text:p>1168.0749608176</text:p>
          </table:table-cell>
        </table:table-row>
        <table:table-row table:style-name="ro1">
          <table:table-cell office:value-type="float" office:value="7379" calcext:value-type="float">
            <text:p>7379</text:p>
          </table:table-cell>
          <table:table-cell office:value-type="float" office:value="1168.07843378398" calcext:value-type="float">
            <text:p>1168.078433784</text:p>
          </table:table-cell>
        </table:table-row>
        <table:table-row table:style-name="ro1">
          <table:table-cell office:value-type="float" office:value="7380" calcext:value-type="float">
            <text:p>7380</text:p>
          </table:table-cell>
          <table:table-cell office:value-type="float" office:value="1168.08061871502" calcext:value-type="float">
            <text:p>1168.080618715</text:p>
          </table:table-cell>
        </table:table-row>
        <table:table-row table:style-name="ro1">
          <table:table-cell office:value-type="float" office:value="7381" calcext:value-type="float">
            <text:p>7381</text:p>
          </table:table-cell>
          <table:table-cell office:value-type="float" office:value="1168.12361660032" calcext:value-type="float">
            <text:p>1168.1236166003</text:p>
          </table:table-cell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float" office:value="1168.12366001504" calcext:value-type="float">
            <text:p>1168.1236600151</text:p>
          </table:table-cell>
        </table:table-row>
        <table:table-row table:style-name="ro1">
          <table:table-cell office:value-type="float" office:value="7383" calcext:value-type="float">
            <text:p>7383</text:p>
          </table:table-cell>
          <table:table-cell office:value-type="float" office:value="1168.13026062761" calcext:value-type="float">
            <text:p>1168.1302606276</text:p>
          </table:table-cell>
        </table:table-row>
        <table:table-row table:style-name="ro1">
          <table:table-cell office:value-type="float" office:value="7384" calcext:value-type="float">
            <text:p>7384</text:p>
          </table:table-cell>
          <table:table-cell office:value-type="float" office:value="1168.13198308063" calcext:value-type="float">
            <text:p>1168.1319830806</text:p>
          </table:table-cell>
        </table:table-row>
        <table:table-row table:style-name="ro1">
          <table:table-cell office:value-type="float" office:value="7385" calcext:value-type="float">
            <text:p>7385</text:p>
          </table:table-cell>
          <table:table-cell office:value-type="float" office:value="1168.13723163954" calcext:value-type="float">
            <text:p>1168.1372316395</text:p>
          </table:table-cell>
        </table:table-row>
        <table:table-row table:style-name="ro1">
          <table:table-cell office:value-type="float" office:value="7386" calcext:value-type="float">
            <text:p>7386</text:p>
          </table:table-cell>
          <table:table-cell office:value-type="float" office:value="1168.13958098744" calcext:value-type="float">
            <text:p>1168.1395809875</text:p>
          </table:table-cell>
        </table:table-row>
        <table:table-row table:style-name="ro1">
          <table:table-cell office:value-type="float" office:value="7387" calcext:value-type="float">
            <text:p>7387</text:p>
          </table:table-cell>
          <table:table-cell office:value-type="float" office:value="1168.14420784142" calcext:value-type="float">
            <text:p>1168.1442078414</text:p>
          </table:table-cell>
        </table:table-row>
        <table:table-row table:style-name="ro1">
          <table:table-cell office:value-type="float" office:value="7388" calcext:value-type="float">
            <text:p>7388</text:p>
          </table:table-cell>
          <table:table-cell office:value-type="float" office:value="1168.14689937343" calcext:value-type="float">
            <text:p>1168.1468993734</text:p>
          </table:table-cell>
        </table:table-row>
        <table:table-row table:style-name="ro1">
          <table:table-cell office:value-type="float" office:value="7389" calcext:value-type="float">
            <text:p>7389</text:p>
          </table:table-cell>
          <table:table-cell office:value-type="float" office:value="1168.15119968906" calcext:value-type="float">
            <text:p>1168.1511996891</text:p>
          </table:table-cell>
        </table:table-row>
        <table:table-row table:style-name="ro1">
          <table:table-cell office:value-type="float" office:value="7390" calcext:value-type="float">
            <text:p>7390</text:p>
          </table:table-cell>
          <table:table-cell office:value-type="float" office:value="1168.15410595824" calcext:value-type="float">
            <text:p>1168.1541059582</text:p>
          </table:table-cell>
        </table:table-row>
        <table:table-row table:style-name="ro1">
          <table:table-cell office:value-type="float" office:value="7391" calcext:value-type="float">
            <text:p>7391</text:p>
          </table:table-cell>
          <table:table-cell office:value-type="float" office:value="1168.18953142672" calcext:value-type="float">
            <text:p>1168.1895314267</text:p>
          </table:table-cell>
        </table:table-row>
        <table:table-row table:style-name="ro1">
          <table:table-cell office:value-type="float" office:value="7392" calcext:value-type="float">
            <text:p>7392</text:p>
          </table:table-cell>
          <table:table-cell office:value-type="float" office:value="1168.19058894058" calcext:value-type="float">
            <text:p>1168.1905889406</text:p>
          </table:table-cell>
        </table:table-row>
        <table:table-row table:style-name="ro1">
          <table:table-cell office:value-type="float" office:value="7393" calcext:value-type="float">
            <text:p>7393</text:p>
          </table:table-cell>
          <table:table-cell office:value-type="float" office:value="1168.19782658989" calcext:value-type="float">
            <text:p>1168.1978265899</text:p>
          </table:table-cell>
        </table:table-row>
        <table:table-row table:style-name="ro1">
          <table:table-cell office:value-type="float" office:value="7394" calcext:value-type="float">
            <text:p>7394</text:p>
          </table:table-cell>
          <table:table-cell office:value-type="float" office:value="1168.20039048844" calcext:value-type="float">
            <text:p>1168.2003904885</text:p>
          </table:table-cell>
        </table:table-row>
        <table:table-row table:style-name="ro1">
          <table:table-cell office:value-type="float" office:value="7395" calcext:value-type="float">
            <text:p>7395</text:p>
          </table:table-cell>
          <table:table-cell office:value-type="float" office:value="1168.20641434851" calcext:value-type="float">
            <text:p>1168.2064143485</text:p>
          </table:table-cell>
        </table:table-row>
        <table:table-row table:style-name="ro1">
          <table:table-cell office:value-type="float" office:value="7396" calcext:value-type="float">
            <text:p>7396</text:p>
          </table:table-cell>
          <table:table-cell office:value-type="float" office:value="1168.209565103" calcext:value-type="float">
            <text:p>1168.209565103</text:p>
          </table:table-cell>
        </table:table-row>
        <table:table-row table:style-name="ro1">
          <table:table-cell office:value-type="float" office:value="7397" calcext:value-type="float">
            <text:p>7397</text:p>
          </table:table-cell>
          <table:table-cell office:value-type="float" office:value="1168.21500301488" calcext:value-type="float">
            <text:p>1168.2150030149</text:p>
          </table:table-cell>
        </table:table-row>
        <table:table-row table:style-name="ro1">
          <table:table-cell office:value-type="float" office:value="7398" calcext:value-type="float">
            <text:p>7398</text:p>
          </table:table-cell>
          <table:table-cell office:value-type="float" office:value="1168.21847286049" calcext:value-type="float">
            <text:p>1168.2184728605</text:p>
          </table:table-cell>
        </table:table-row>
        <table:table-row table:style-name="ro1">
          <table:table-cell office:value-type="float" office:value="7399" calcext:value-type="float">
            <text:p>7399</text:p>
          </table:table-cell>
          <table:table-cell office:value-type="float" office:value="1168.22358481541" calcext:value-type="float">
            <text:p>1168.2235848154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1168.22725383728" calcext:value-type="float">
            <text:p>1168.2272538373</text:p>
          </table:table-cell>
        </table:table-row>
        <table:table-row table:style-name="ro1">
          <table:table-cell office:value-type="float" office:value="7401" calcext:value-type="float">
            <text:p>7401</text:p>
          </table:table-cell>
          <table:table-cell office:value-type="float" office:value="1168.26754142182" calcext:value-type="float">
            <text:p>1168.2675414218</text:p>
          </table:table-cell>
        </table:table-row>
        <table:table-row table:style-name="ro1">
          <table:table-cell office:value-type="float" office:value="7402" calcext:value-type="float">
            <text:p>7402</text:p>
          </table:table-cell>
          <table:table-cell office:value-type="float" office:value="1168.2693515209" calcext:value-type="float">
            <text:p>1168.2693515209</text:p>
          </table:table-cell>
        </table:table-row>
        <table:table-row table:style-name="ro1">
          <table:table-cell office:value-type="float" office:value="7403" calcext:value-type="float">
            <text:p>7403</text:p>
          </table:table-cell>
          <table:table-cell office:value-type="float" office:value="1168.27721666799" calcext:value-type="float">
            <text:p>1168.277216668</text:p>
          </table:table-cell>
        </table:table-row>
        <table:table-row table:style-name="ro1">
          <table:table-cell office:value-type="float" office:value="7404" calcext:value-type="float">
            <text:p>7404</text:p>
          </table:table-cell>
          <table:table-cell office:value-type="float" office:value="1168.28051527956" calcext:value-type="float">
            <text:p>1168.2805152796</text:p>
          </table:table-cell>
        </table:table-row>
        <table:table-row table:style-name="ro1">
          <table:table-cell office:value-type="float" office:value="7405" calcext:value-type="float">
            <text:p>7405</text:p>
          </table:table-cell>
          <table:table-cell office:value-type="float" office:value="1168.28721046666" calcext:value-type="float">
            <text:p>1168.2872104667</text:p>
          </table:table-cell>
        </table:table-row>
        <table:table-row table:style-name="ro1">
          <table:table-cell office:value-type="float" office:value="7406" calcext:value-type="float">
            <text:p>7406</text:p>
          </table:table-cell>
          <table:table-cell office:value-type="float" office:value="1168.29105771732" calcext:value-type="float">
            <text:p>1168.2910577173</text:p>
          </table:table-cell>
        </table:table-row>
        <table:table-row table:style-name="ro1">
          <table:table-cell office:value-type="float" office:value="7407" calcext:value-type="float">
            <text:p>7407</text:p>
          </table:table-cell>
          <table:table-cell office:value-type="float" office:value="1168.29717579592" calcext:value-type="float">
            <text:p>1168.2971757959</text:p>
          </table:table-cell>
        </table:table-row>
        <table:table-row table:style-name="ro1">
          <table:table-cell office:value-type="float" office:value="7408" calcext:value-type="float">
            <text:p>7408</text:p>
          </table:table-cell>
          <table:table-cell office:value-type="float" office:value="1168.30130200001" calcext:value-type="float">
            <text:p>1168.301302</text:p>
          </table:table-cell>
        </table:table-row>
        <table:table-row table:style-name="ro1">
          <table:table-cell office:value-type="float" office:value="7409" calcext:value-type="float">
            <text:p>7409</text:p>
          </table:table-cell>
          <table:table-cell office:value-type="float" office:value="1168.30708146384" calcext:value-type="float">
            <text:p>1168.3070814638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1168.31138795604" calcext:value-type="float">
            <text:p>1168.3113879561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float" office:value="1168.34397958598" calcext:value-type="float">
            <text:p>1168.343979586</text:p>
          </table:table-cell>
        </table:table-row>
        <table:table-row table:style-name="ro1">
          <table:table-cell office:value-type="float" office:value="7412" calcext:value-type="float">
            <text:p>7412</text:p>
          </table:table-cell>
          <table:table-cell office:value-type="float" office:value="1168.34661923778" calcext:value-type="float">
            <text:p>1168.3466192378</text:p>
          </table:table-cell>
        </table:table-row>
        <table:table-row table:style-name="ro1">
          <table:table-cell office:value-type="float" office:value="7413" calcext:value-type="float">
            <text:p>7413</text:p>
          </table:table-cell>
          <table:table-cell office:value-type="float" office:value="1168.35488597934" calcext:value-type="float">
            <text:p>1168.3548859794</text:p>
          </table:table-cell>
        </table:table-row>
        <table:table-row table:style-name="ro1">
          <table:table-cell office:value-type="float" office:value="7414" calcext:value-type="float">
            <text:p>7414</text:p>
          </table:table-cell>
          <table:table-cell office:value-type="float" office:value="1168.35877340981" calcext:value-type="float">
            <text:p>1168.3587734098</text:p>
          </table:table-cell>
        </table:table-row>
        <table:table-row table:style-name="ro1">
          <table:table-cell office:value-type="float" office:value="7415" calcext:value-type="float">
            <text:p>7415</text:p>
          </table:table-cell>
          <table:table-cell office:value-type="float" office:value="1168.36592782779" calcext:value-type="float">
            <text:p>1168.3659278278</text:p>
          </table:table-cell>
        </table:table-row>
        <table:table-row table:style-name="ro1">
          <table:table-cell office:value-type="float" office:value="7416" calcext:value-type="float">
            <text:p>7416</text:p>
          </table:table-cell>
          <table:table-cell office:value-type="float" office:value="1168.37031274362" calcext:value-type="float">
            <text:p>1168.3703127436</text:p>
          </table:table-cell>
        </table:table-row>
        <table:table-row table:style-name="ro1">
          <table:table-cell office:value-type="float" office:value="7417" calcext:value-type="float">
            <text:p>7417</text:p>
          </table:table-cell>
          <table:table-cell office:value-type="float" office:value="1168.37693741031" calcext:value-type="float">
            <text:p>1168.3769374103</text:p>
          </table:table-cell>
        </table:table-row>
        <table:table-row table:style-name="ro1">
          <table:table-cell office:value-type="float" office:value="7418" calcext:value-type="float">
            <text:p>7418</text:p>
          </table:table-cell>
          <table:table-cell office:value-type="float" office:value="1168.38156072805" calcext:value-type="float">
            <text:p>1168.3815607281</text:p>
          </table:table-cell>
        </table:table-row>
        <table:table-row table:style-name="ro1">
          <table:table-cell office:value-type="float" office:value="7419" calcext:value-type="float">
            <text:p>7419</text:p>
          </table:table-cell>
          <table:table-cell office:value-type="float" office:value="1168.38784380493" calcext:value-type="float">
            <text:p>1168.3878438049</text:p>
          </table:table-cell>
        </table:table-row>
        <table:table-row table:style-name="ro1">
          <table:table-cell office:value-type="float" office:value="7420" calcext:value-type="float">
            <text:p>7420</text:p>
          </table:table-cell>
          <table:table-cell office:value-type="float" office:value="1168.39260270412" calcext:value-type="float">
            <text:p>1168.3926027041</text:p>
          </table:table-cell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float" office:value="1168.43042984629" calcext:value-type="float">
            <text:p>1168.4304298463</text:p>
          </table:table-cell>
        </table:table-row>
        <table:table-row table:style-name="ro1">
          <table:table-cell office:value-type="float" office:value="7422" calcext:value-type="float">
            <text:p>7422</text:p>
          </table:table-cell>
          <table:table-cell office:value-type="float" office:value="1168.43350501357" calcext:value-type="float">
            <text:p>1168.4335050136</text:p>
          </table:table-cell>
        </table:table-row>
        <table:table-row table:style-name="ro1">
          <table:table-cell office:value-type="float" office:value="7423" calcext:value-type="float">
            <text:p>7423</text:p>
          </table:table-cell>
          <table:table-cell office:value-type="float" office:value="1168.44206799923" calcext:value-type="float">
            <text:p>1168.4420679992</text:p>
          </table:table-cell>
        </table:table-row>
        <table:table-row table:style-name="ro1">
          <table:table-cell office:value-type="float" office:value="7424" calcext:value-type="float">
            <text:p>7424</text:p>
          </table:table-cell>
          <table:table-cell office:value-type="float" office:value="1168.44636496589" calcext:value-type="float">
            <text:p>1168.4463649659</text:p>
          </table:table-cell>
        </table:table-row>
        <table:table-row table:style-name="ro1">
          <table:table-cell office:value-type="float" office:value="7425" calcext:value-type="float">
            <text:p>7425</text:p>
          </table:table-cell>
          <table:table-cell office:value-type="float" office:value="1168.45377938632" calcext:value-type="float">
            <text:p>1168.4537793863</text:p>
          </table:table-cell>
        </table:table-row>
        <table:table-row table:style-name="ro1">
          <table:table-cell office:value-type="float" office:value="7426" calcext:value-type="float">
            <text:p>7426</text:p>
          </table:table-cell>
          <table:table-cell office:value-type="float" office:value="1168.45843960214" calcext:value-type="float">
            <text:p>1168.4584396022</text:p>
          </table:table-cell>
        </table:table-row>
        <table:table-row table:style-name="ro1">
          <table:table-cell office:value-type="float" office:value="7427" calcext:value-type="float">
            <text:p>7427</text:p>
          </table:table-cell>
          <table:table-cell office:value-type="float" office:value="1168.46523968383" calcext:value-type="float">
            <text:p>1168.4652396838</text:p>
          </table:table-cell>
        </table:table-row>
        <table:table-row table:style-name="ro1">
          <table:table-cell office:value-type="float" office:value="7428" calcext:value-type="float">
            <text:p>7428</text:p>
          </table:table-cell>
          <table:table-cell office:value-type="float" office:value="1168.47005643713" calcext:value-type="float">
            <text:p>1168.4700564371</text:p>
          </table:table-cell>
        </table:table-row>
        <table:table-row table:style-name="ro1">
          <table:table-cell office:value-type="float" office:value="7429" calcext:value-type="float">
            <text:p>7429</text:p>
          </table:table-cell>
          <table:table-cell office:value-type="float" office:value="1168.47643571831" calcext:value-type="float">
            <text:p>1168.4764357183</text:p>
          </table:table-cell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float" office:value="1168.48136567246" calcext:value-type="float">
            <text:p>1168.4813656725</text:p>
          </table:table-cell>
        </table:table-row>
        <table:table-row table:style-name="ro1">
          <table:table-cell office:value-type="float" office:value="7431" calcext:value-type="float">
            <text:p>7431</text:p>
          </table:table-cell>
          <table:table-cell office:value-type="float" office:value="1168.51098302718" calcext:value-type="float">
            <text:p>1168.5109830272</text:p>
          </table:table-cell>
        </table:table-row>
        <table:table-row table:style-name="ro1">
          <table:table-cell office:value-type="float" office:value="7432" calcext:value-type="float">
            <text:p>7432</text:p>
          </table:table-cell>
          <table:table-cell office:value-type="float" office:value="1168.51444796422" calcext:value-type="float">
            <text:p>1168.5144479642</text:p>
          </table:table-cell>
        </table:table-row>
        <table:table-row table:style-name="ro1">
          <table:table-cell office:value-type="float" office:value="7433" calcext:value-type="float">
            <text:p>7433</text:p>
          </table:table-cell>
          <table:table-cell office:value-type="float" office:value="1168.52278162077" calcext:value-type="float">
            <text:p>1168.5227816208</text:p>
          </table:table-cell>
        </table:table-row>
        <table:table-row table:style-name="ro1">
          <table:table-cell office:value-type="float" office:value="7434" calcext:value-type="float">
            <text:p>7434</text:p>
          </table:table-cell>
          <table:table-cell office:value-type="float" office:value="1168.52727132143" calcext:value-type="float">
            <text:p>1168.5272713214</text:p>
          </table:table-cell>
        </table:table-row>
        <table:table-row table:style-name="ro1">
          <table:table-cell office:value-type="float" office:value="7435" calcext:value-type="float">
            <text:p>7435</text:p>
          </table:table-cell>
          <table:table-cell office:value-type="float" office:value="1168.53454364726" calcext:value-type="float">
            <text:p>1168.5345436473</text:p>
          </table:table-cell>
        </table:table-row>
        <table:table-row table:style-name="ro1">
          <table:table-cell office:value-type="float" office:value="7436" calcext:value-type="float">
            <text:p>7436</text:p>
          </table:table-cell>
          <table:table-cell office:value-type="float" office:value="1168.53933372318" calcext:value-type="float">
            <text:p>1168.5393337232</text:p>
          </table:table-cell>
        </table:table-row>
        <table:table-row table:style-name="ro1">
          <table:table-cell office:value-type="float" office:value="7437" calcext:value-type="float">
            <text:p>7437</text:p>
          </table:table-cell>
          <table:table-cell office:value-type="float" office:value="1168.54600037684" calcext:value-type="float">
            <text:p>1168.5460003769</text:p>
          </table:table-cell>
        </table:table-row>
        <table:table-row table:style-name="ro1">
          <table:table-cell office:value-type="float" office:value="7438" calcext:value-type="float">
            <text:p>7438</text:p>
          </table:table-cell>
          <table:table-cell office:value-type="float" office:value="1168.55086132968" calcext:value-type="float">
            <text:p>1168.5508613297</text:p>
          </table:table-cell>
        </table:table-row>
        <table:table-row table:style-name="ro1">
          <table:table-cell office:value-type="float" office:value="7439" calcext:value-type="float">
            <text:p>7439</text:p>
          </table:table-cell>
          <table:table-cell office:value-type="float" office:value="1168.55709354903" calcext:value-type="float">
            <text:p>1168.557093549</text:p>
          </table:table-cell>
        </table:table-row>
        <table:table-row table:style-name="ro1">
          <table:table-cell office:value-type="float" office:value="7440" calcext:value-type="float">
            <text:p>7440</text:p>
          </table:table-cell>
          <table:table-cell office:value-type="float" office:value="1168.56197710566" calcext:value-type="float">
            <text:p>1168.5619771057</text:p>
          </table:table-cell>
        </table:table-row>
        <table:table-row table:style-name="ro1">
          <table:table-cell office:value-type="float" office:value="7441" calcext:value-type="float">
            <text:p>7441</text:p>
          </table:table-cell>
          <table:table-cell office:value-type="float" office:value="1168.5965521433" calcext:value-type="float">
            <text:p>1168.5965521433</text:p>
          </table:table-cell>
        </table:table-row>
        <table:table-row table:style-name="ro1">
          <table:table-cell office:value-type="float" office:value="7442" calcext:value-type="float">
            <text:p>7442</text:p>
          </table:table-cell>
          <table:table-cell office:value-type="float" office:value="1168.5998930609" calcext:value-type="float">
            <text:p>1168.5998930609</text:p>
          </table:table-cell>
        </table:table-row>
        <table:table-row table:style-name="ro1">
          <table:table-cell office:value-type="float" office:value="7443" calcext:value-type="float">
            <text:p>7443</text:p>
          </table:table-cell>
          <table:table-cell office:value-type="float" office:value="1168.60784683745" calcext:value-type="float">
            <text:p>1168.6078468375</text:p>
          </table:table-cell>
        </table:table-row>
        <table:table-row table:style-name="ro1">
          <table:table-cell office:value-type="float" office:value="7444" calcext:value-type="float">
            <text:p>7444</text:p>
          </table:table-cell>
          <table:table-cell office:value-type="float" office:value="1168.61216134487" calcext:value-type="float">
            <text:p>1168.6121613449</text:p>
          </table:table-cell>
        </table:table-row>
        <table:table-row table:style-name="ro1">
          <table:table-cell office:value-type="float" office:value="7445" calcext:value-type="float">
            <text:p>7445</text:p>
          </table:table-cell>
          <table:table-cell office:value-type="float" office:value="1168.61898243666" calcext:value-type="float">
            <text:p>1168.6189824367</text:p>
          </table:table-cell>
        </table:table-row>
        <table:table-row table:style-name="ro1">
          <table:table-cell office:value-type="float" office:value="7446" calcext:value-type="float">
            <text:p>7446</text:p>
          </table:table-cell>
          <table:table-cell office:value-type="float" office:value="1168.62349899871" calcext:value-type="float">
            <text:p>1168.6234989987</text:p>
          </table:table-cell>
        </table:table-row>
        <table:table-row table:style-name="ro1">
          <table:table-cell office:value-type="float" office:value="7447" calcext:value-type="float">
            <text:p>7447</text:p>
          </table:table-cell>
          <table:table-cell office:value-type="float" office:value="1168.62967298805" calcext:value-type="float">
            <text:p>1168.6296729881</text:p>
          </table:table-cell>
        </table:table-row>
        <table:table-row table:style-name="ro1">
          <table:table-cell office:value-type="float" office:value="7448" calcext:value-type="float">
            <text:p>7448</text:p>
          </table:table-cell>
          <table:table-cell office:value-type="float" office:value="1168.6342028527" calcext:value-type="float">
            <text:p>1168.6342028527</text:p>
          </table:table-cell>
        </table:table-row>
        <table:table-row table:style-name="ro1">
          <table:table-cell office:value-type="float" office:value="7449" calcext:value-type="float">
            <text:p>7449</text:p>
          </table:table-cell>
          <table:table-cell office:value-type="float" office:value="1168.63995678864" calcext:value-type="float">
            <text:p>1168.6399567887</text:p>
          </table:table-cell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float" office:value="1168.6444483656" calcext:value-type="float">
            <text:p>1168.6444483656</text:p>
          </table:table-cell>
        </table:table-row>
        <table:table-row table:style-name="ro1">
          <table:table-cell office:value-type="float" office:value="7451" calcext:value-type="float">
            <text:p>7451</text:p>
          </table:table-cell>
          <table:table-cell office:value-type="float" office:value="1168.67022171308" calcext:value-type="float">
            <text:p>1168.6702217131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1168.6735174149" calcext:value-type="float">
            <text:p>1168.6735174149</text:p>
          </table:table-cell>
        </table:table-row>
        <table:table-row table:style-name="ro1">
          <table:table-cell office:value-type="float" office:value="7453" calcext:value-type="float">
            <text:p>7453</text:p>
          </table:table-cell>
          <table:table-cell office:value-type="float" office:value="1168.68059874578" calcext:value-type="float">
            <text:p>1168.6805987458</text:p>
          </table:table-cell>
        </table:table-row>
        <table:table-row table:style-name="ro1">
          <table:table-cell office:value-type="float" office:value="7454" calcext:value-type="float">
            <text:p>7454</text:p>
          </table:table-cell>
          <table:table-cell office:value-type="float" office:value="1168.68465780887" calcext:value-type="float">
            <text:p>1168.6846578089</text:p>
          </table:table-cell>
        </table:table-row>
        <table:table-row table:style-name="ro1">
          <table:table-cell office:value-type="float" office:value="7455" calcext:value-type="float">
            <text:p>7455</text:p>
          </table:table-cell>
          <table:table-cell office:value-type="float" office:value="1168.69067013055" calcext:value-type="float">
            <text:p>1168.6906701306</text:p>
          </table:table-cell>
        </table:table-row>
        <table:table-row table:style-name="ro1">
          <table:table-cell office:value-type="float" office:value="7456" calcext:value-type="float">
            <text:p>7456</text:p>
          </table:table-cell>
          <table:table-cell office:value-type="float" office:value="1168.69479298153" calcext:value-type="float">
            <text:p>1168.6947929815</text:p>
          </table:table-cell>
        </table:table-row>
        <table:table-row table:style-name="ro1">
          <table:table-cell office:value-type="float" office:value="7457" calcext:value-type="float">
            <text:p>7457</text:p>
          </table:table-cell>
          <table:table-cell office:value-type="float" office:value="1168.70007438257" calcext:value-type="float">
            <text:p>1168.7000743826</text:p>
          </table:table-cell>
        </table:table-row>
        <table:table-row table:style-name="ro1">
          <table:table-cell office:value-type="float" office:value="7458" calcext:value-type="float">
            <text:p>7458</text:p>
          </table:table-cell>
          <table:table-cell office:value-type="float" office:value="1168.70409138374" calcext:value-type="float">
            <text:p>1168.7040913837</text:p>
          </table:table-cell>
        </table:table-row>
        <table:table-row table:style-name="ro1">
          <table:table-cell office:value-type="float" office:value="7459" calcext:value-type="float">
            <text:p>7459</text:p>
          </table:table-cell>
          <table:table-cell office:value-type="float" office:value="1168.70892992657" calcext:value-type="float">
            <text:p>1168.7089299266</text:p>
          </table:table-cell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float" office:value="1168.71287622172" calcext:value-type="float">
            <text:p>1168.7128762217</text:p>
          </table:table-cell>
        </table:table-row>
        <table:table-row table:style-name="ro1">
          <table:table-cell office:value-type="float" office:value="7461" calcext:value-type="float">
            <text:p>7461</text:p>
          </table:table-cell>
          <table:table-cell office:value-type="float" office:value="1168.74241197929" calcext:value-type="float">
            <text:p>1168.7424119793</text:p>
          </table:table-cell>
        </table:table-row>
        <table:table-row table:style-name="ro1">
          <table:table-cell office:value-type="float" office:value="7462" calcext:value-type="float">
            <text:p>7462</text:p>
          </table:table-cell>
          <table:table-cell office:value-type="float" office:value="1168.7452546555" calcext:value-type="float">
            <text:p>1168.7452546555</text:p>
          </table:table-cell>
        </table:table-row>
        <table:table-row table:style-name="ro1">
          <table:table-cell office:value-type="float" office:value="7463" calcext:value-type="float">
            <text:p>7463</text:p>
          </table:table-cell>
          <table:table-cell office:value-type="float" office:value="1168.75142292753" calcext:value-type="float">
            <text:p>1168.7514229275</text:p>
          </table:table-cell>
        </table:table-row>
        <table:table-row table:style-name="ro1">
          <table:table-cell office:value-type="float" office:value="7464" calcext:value-type="float">
            <text:p>7464</text:p>
          </table:table-cell>
          <table:table-cell office:value-type="float" office:value="1168.75510387934" calcext:value-type="float">
            <text:p>1168.7551038793</text:p>
          </table:table-cell>
        </table:table-row>
        <table:table-row table:style-name="ro1">
          <table:table-cell office:value-type="float" office:value="7465" calcext:value-type="float">
            <text:p>7465</text:p>
          </table:table-cell>
          <table:table-cell office:value-type="float" office:value="1168.76026587617" calcext:value-type="float">
            <text:p>1168.7602658762</text:p>
          </table:table-cell>
        </table:table-row>
        <table:table-row table:style-name="ro1">
          <table:table-cell office:value-type="float" office:value="7466" calcext:value-type="float">
            <text:p>7466</text:p>
          </table:table-cell>
          <table:table-cell office:value-type="float" office:value="1168.76393825282" calcext:value-type="float">
            <text:p>1168.7639382528</text:p>
          </table:table-cell>
        </table:table-row>
        <table:table-row table:style-name="ro1">
          <table:table-cell office:value-type="float" office:value="7467" calcext:value-type="float">
            <text:p>7467</text:p>
          </table:table-cell>
          <table:table-cell office:value-type="float" office:value="1168.76846554122" calcext:value-type="float">
            <text:p>1168.7684655412</text:p>
          </table:table-cell>
        </table:table-row>
        <table:table-row table:style-name="ro1">
          <table:table-cell office:value-type="float" office:value="7468" calcext:value-type="float">
            <text:p>7468</text:p>
          </table:table-cell>
          <table:table-cell office:value-type="float" office:value="1168.77198351929" calcext:value-type="float">
            <text:p>1168.7719835193</text:p>
          </table:table-cell>
        </table:table-row>
        <table:table-row table:style-name="ro1">
          <table:table-cell office:value-type="float" office:value="7469" calcext:value-type="float">
            <text:p>7469</text:p>
          </table:table-cell>
          <table:table-cell office:value-type="float" office:value="1168.77608154941" calcext:value-type="float">
            <text:p>1168.7760815494</text:p>
          </table:table-cell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float" office:value="1168.77946587992" calcext:value-type="float">
            <text:p>1168.7794658799</text:p>
          </table:table-cell>
        </table:table-row>
        <table:table-row table:style-name="ro1">
          <table:table-cell office:value-type="float" office:value="7471" calcext:value-type="float">
            <text:p>7471</text:p>
          </table:table-cell>
          <table:table-cell office:value-type="float" office:value="1168.79908717028" calcext:value-type="float">
            <text:p>1168.7990871703</text:p>
          </table:table-cell>
        </table:table-row>
        <table:table-row table:style-name="ro1">
          <table:table-cell office:value-type="float" office:value="7472" calcext:value-type="float">
            <text:p>7472</text:p>
          </table:table-cell>
          <table:table-cell office:value-type="float" office:value="1168.80152259418" calcext:value-type="float">
            <text:p>1168.8015225942</text:p>
          </table:table-cell>
        </table:table-row>
        <table:table-row table:style-name="ro1">
          <table:table-cell office:value-type="float" office:value="7473" calcext:value-type="float">
            <text:p>7473</text:p>
          </table:table-cell>
          <table:table-cell office:value-type="float" office:value="1168.80626245968" calcext:value-type="float">
            <text:p>1168.8062624597</text:p>
          </table:table-cell>
        </table:table-row>
        <table:table-row table:style-name="ro1">
          <table:table-cell office:value-type="float" office:value="7474" calcext:value-type="float">
            <text:p>7474</text:p>
          </table:table-cell>
          <table:table-cell office:value-type="float" office:value="1168.80922830374" calcext:value-type="float">
            <text:p>1168.8092283037</text:p>
          </table:table-cell>
        </table:table-row>
        <table:table-row table:style-name="ro1">
          <table:table-cell office:value-type="float" office:value="7475" calcext:value-type="float">
            <text:p>7475</text:p>
          </table:table-cell>
          <table:table-cell office:value-type="float" office:value="1168.81318470662" calcext:value-type="float">
            <text:p>1168.8131847066</text:p>
          </table:table-cell>
        </table:table-row>
        <table:table-row table:style-name="ro1">
          <table:table-cell office:value-type="float" office:value="7476" calcext:value-type="float">
            <text:p>7476</text:p>
          </table:table-cell>
          <table:table-cell office:value-type="float" office:value="1168.81614720758" calcext:value-type="float">
            <text:p>1168.8161472076</text:p>
          </table:table-cell>
        </table:table-row>
        <table:table-row table:style-name="ro1">
          <table:table-cell office:value-type="float" office:value="7477" calcext:value-type="float">
            <text:p>7477</text:p>
          </table:table-cell>
          <table:table-cell office:value-type="float" office:value="1168.81973215106" calcext:value-type="float">
            <text:p>1168.8197321511</text:p>
          </table:table-cell>
        </table:table-row>
        <table:table-row table:style-name="ro1">
          <table:table-cell office:value-type="float" office:value="7478" calcext:value-type="float">
            <text:p>7478</text:p>
          </table:table-cell>
          <table:table-cell office:value-type="float" office:value="1168.82273664638" calcext:value-type="float">
            <text:p>1168.8227366464</text:p>
          </table:table-cell>
        </table:table-row>
        <table:table-row table:style-name="ro1">
          <table:table-cell office:value-type="float" office:value="7479" calcext:value-type="float">
            <text:p>7479</text:p>
          </table:table-cell>
          <table:table-cell office:value-type="float" office:value="1168.8261505869" calcext:value-type="float">
            <text:p>1168.8261505869</text:p>
          </table:table-cell>
        </table:table-row>
        <table:table-row table:style-name="ro1">
          <table:table-cell office:value-type="float" office:value="7480" calcext:value-type="float">
            <text:p>7480</text:p>
          </table:table-cell>
          <table:table-cell office:value-type="float" office:value="1168.82913946453" calcext:value-type="float">
            <text:p>1168.8291394645</text:p>
          </table:table-cell>
        </table:table-row>
        <table:table-row table:style-name="ro1">
          <table:table-cell office:value-type="float" office:value="7481" calcext:value-type="float">
            <text:p>7481</text:p>
          </table:table-cell>
          <table:table-cell office:value-type="float" office:value="1168.85095584851" calcext:value-type="float">
            <text:p>1168.8509558485</text:p>
          </table:table-cell>
        </table:table-row>
        <table:table-row table:style-name="ro1">
          <table:table-cell office:value-type="float" office:value="7482" calcext:value-type="float">
            <text:p>7482</text:p>
          </table:table-cell>
          <table:table-cell office:value-type="float" office:value="1168.85336013678" calcext:value-type="float">
            <text:p>1168.8533601368</text:p>
          </table:table-cell>
        </table:table-row>
        <table:table-row table:style-name="ro1">
          <table:table-cell office:value-type="float" office:value="7483" calcext:value-type="float">
            <text:p>7483</text:p>
          </table:table-cell>
          <table:table-cell office:value-type="float" office:value="1168.85735377555" calcext:value-type="float">
            <text:p>1168.8573537756</text:p>
          </table:table-cell>
        </table:table-row>
        <table:table-row table:style-name="ro1">
          <table:table-cell office:value-type="float" office:value="7484" calcext:value-type="float">
            <text:p>7484</text:p>
          </table:table-cell>
          <table:table-cell office:value-type="float" office:value="1168.86029190491" calcext:value-type="float">
            <text:p>1168.8602919049</text:p>
          </table:table-cell>
        </table:table-row>
        <table:table-row table:style-name="ro1">
          <table:table-cell office:value-type="float" office:value="7485" calcext:value-type="float">
            <text:p>7485</text:p>
          </table:table-cell>
          <table:table-cell office:value-type="float" office:value="1168.86368536398" calcext:value-type="float">
            <text:p>1168.863685364</text:p>
          </table:table-cell>
        </table:table-row>
        <table:table-row table:style-name="ro1">
          <table:table-cell office:value-type="float" office:value="7486" calcext:value-type="float">
            <text:p>7486</text:p>
          </table:table-cell>
          <table:table-cell office:value-type="float" office:value="1168.86663825896" calcext:value-type="float">
            <text:p>1168.866638259</text:p>
          </table:table-cell>
        </table:table-row>
        <table:table-row table:style-name="ro1">
          <table:table-cell office:value-type="float" office:value="7487" calcext:value-type="float">
            <text:p>7487</text:p>
          </table:table-cell>
          <table:table-cell office:value-type="float" office:value="1168.86977859058" calcext:value-type="float">
            <text:p>1168.8697785906</text:p>
          </table:table-cell>
        </table:table-row>
        <table:table-row table:style-name="ro1">
          <table:table-cell office:value-type="float" office:value="7488" calcext:value-type="float">
            <text:p>7488</text:p>
          </table:table-cell>
          <table:table-cell office:value-type="float" office:value="1168.87266378575" calcext:value-type="float">
            <text:p>1168.8726637858</text:p>
          </table:table-cell>
        </table:table-row>
        <table:table-row table:style-name="ro1">
          <table:table-cell office:value-type="float" office:value="7489" calcext:value-type="float">
            <text:p>7489</text:p>
          </table:table-cell>
          <table:table-cell office:value-type="float" office:value="1168.87565342582" calcext:value-type="float">
            <text:p>1168.8756534258</text:p>
          </table:table-cell>
        </table:table-row>
        <table:table-row table:style-name="ro1">
          <table:table-cell office:value-type="float" office:value="7490" calcext:value-type="float">
            <text:p>7490</text:p>
          </table:table-cell>
          <table:table-cell office:value-type="float" office:value="1168.87845025564" calcext:value-type="float">
            <text:p>1168.8784502556</text:p>
          </table:table-cell>
        </table:table-row>
        <table:table-row table:style-name="ro1">
          <table:table-cell office:value-type="float" office:value="7491" calcext:value-type="float">
            <text:p>7491</text:p>
          </table:table-cell>
          <table:table-cell office:value-type="float" office:value="1168.88945406336" calcext:value-type="float">
            <text:p>1168.8894540634</text:p>
          </table:table-cell>
        </table:table-row>
        <table:table-row table:style-name="ro1">
          <table:table-cell office:value-type="float" office:value="7492" calcext:value-type="float">
            <text:p>7492</text:p>
          </table:table-cell>
          <table:table-cell office:value-type="float" office:value="1168.89205170201" calcext:value-type="float">
            <text:p>1168.892051702</text:p>
          </table:table-cell>
        </table:table-row>
        <table:table-row table:style-name="ro1">
          <table:table-cell office:value-type="float" office:value="7493" calcext:value-type="float">
            <text:p>7493</text:p>
          </table:table-cell>
          <table:table-cell office:value-type="float" office:value="1168.89497245907" calcext:value-type="float">
            <text:p>1168.8949724591</text:p>
          </table:table-cell>
        </table:table-row>
        <table:table-row table:style-name="ro1">
          <table:table-cell office:value-type="float" office:value="7494" calcext:value-type="float">
            <text:p>7494</text:p>
          </table:table-cell>
          <table:table-cell office:value-type="float" office:value="1168.89775393363" calcext:value-type="float">
            <text:p>1168.8977539336</text:p>
          </table:table-cell>
        </table:table-row>
        <table:table-row table:style-name="ro1">
          <table:table-cell office:value-type="float" office:value="7495" calcext:value-type="float">
            <text:p>7495</text:p>
          </table:table-cell>
          <table:table-cell office:value-type="float" office:value="1168.9002604659" calcext:value-type="float">
            <text:p>1168.9002604659</text:p>
          </table:table-cell>
        </table:table-row>
        <table:table-row table:style-name="ro1">
          <table:table-cell office:value-type="float" office:value="7496" calcext:value-type="float">
            <text:p>7496</text:p>
          </table:table-cell>
          <table:table-cell office:value-type="float" office:value="1168.90290696438" calcext:value-type="float">
            <text:p>1168.9029069644</text:p>
          </table:table-cell>
        </table:table-row>
        <table:table-row table:style-name="ro1">
          <table:table-cell office:value-type="float" office:value="7497" calcext:value-type="float">
            <text:p>7497</text:p>
          </table:table-cell>
          <table:table-cell office:value-type="float" office:value="1168.90527845992" calcext:value-type="float">
            <text:p>1168.9052784599</text:p>
          </table:table-cell>
        </table:table-row>
        <table:table-row table:style-name="ro1">
          <table:table-cell office:value-type="float" office:value="7498" calcext:value-type="float">
            <text:p>7498</text:p>
          </table:table-cell>
          <table:table-cell office:value-type="float" office:value="1168.90783734321" calcext:value-type="float">
            <text:p>1168.9078373432</text:p>
          </table:table-cell>
        </table:table-row>
        <table:table-row table:style-name="ro1">
          <table:table-cell office:value-type="float" office:value="7499" calcext:value-type="float">
            <text:p>7499</text:p>
          </table:table-cell>
          <table:table-cell office:value-type="float" office:value="1168.91022603344" calcext:value-type="float">
            <text:p>1168.9102260335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168.91268314465" calcext:value-type="float">
            <text:p>1168.9126831447</text:p>
          </table:table-cell>
        </table:table-row>
        <table:table-row table:style-name="ro1">
          <table:table-cell office:value-type="float" office:value="7501" calcext:value-type="float">
            <text:p>7501</text:p>
          </table:table-cell>
          <table:table-cell office:value-type="float" office:value="1168.92340193529" calcext:value-type="float">
            <text:p>1168.9234019353</text:p>
          </table:table-cell>
        </table:table-row>
        <table:table-row table:style-name="ro1">
          <table:table-cell office:value-type="float" office:value="7502" calcext:value-type="float">
            <text:p>7502</text:p>
          </table:table-cell>
          <table:table-cell office:value-type="float" office:value="1168.92592034241" calcext:value-type="float">
            <text:p>1168.9259203424</text:p>
          </table:table-cell>
        </table:table-row>
        <table:table-row table:style-name="ro1">
          <table:table-cell office:value-type="float" office:value="7503" calcext:value-type="float">
            <text:p>7503</text:p>
          </table:table-cell>
          <table:table-cell office:value-type="float" office:value="1168.92772565959" calcext:value-type="float">
            <text:p>1168.9277256596</text:p>
          </table:table-cell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1168.930237855" calcext:value-type="float">
            <text:p>1168.930237855</text:p>
          </table:table-cell>
        </table:table-row>
        <table:table-row table:style-name="ro1">
          <table:table-cell office:value-type="float" office:value="7505" calcext:value-type="float">
            <text:p>7505</text:p>
          </table:table-cell>
          <table:table-cell office:value-type="float" office:value="1168.93183581818" calcext:value-type="float">
            <text:p>1168.9318358182</text:p>
          </table:table-cell>
        </table:table-row>
        <table:table-row table:style-name="ro1">
          <table:table-cell office:value-type="float" office:value="7506" calcext:value-type="float">
            <text:p>7506</text:p>
          </table:table-cell>
          <table:table-cell office:value-type="float" office:value="1168.93412451008" calcext:value-type="float">
            <text:p>1168.9341245101</text:p>
          </table:table-cell>
        </table:table-row>
        <table:table-row table:style-name="ro1">
          <table:table-cell office:value-type="float" office:value="7507" calcext:value-type="float">
            <text:p>7507</text:p>
          </table:table-cell>
          <table:table-cell office:value-type="float" office:value="1168.93566572331" calcext:value-type="float">
            <text:p>1168.9356657233</text:p>
          </table:table-cell>
        </table:table-row>
        <table:table-row table:style-name="ro1">
          <table:table-cell office:value-type="float" office:value="7508" calcext:value-type="float">
            <text:p>7508</text:p>
          </table:table-cell>
          <table:table-cell office:value-type="float" office:value="1168.93767939195" calcext:value-type="float">
            <text:p>1168.937679392</text:p>
          </table:table-cell>
        </table:table-row>
        <table:table-row table:style-name="ro1">
          <table:table-cell office:value-type="float" office:value="7509" calcext:value-type="float">
            <text:p>7509</text:p>
          </table:table-cell>
          <table:table-cell office:value-type="float" office:value="1168.93925837008" calcext:value-type="float">
            <text:p>1168.9392583701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float" office:value="1168.94115507232" calcext:value-type="float">
            <text:p>1168.9411550723</text:p>
          </table:table-cell>
        </table:table-row>
        <table:table-row table:style-name="ro1">
          <table:table-cell office:value-type="float" office:value="7511" calcext:value-type="float">
            <text:p>7511</text:p>
          </table:table-cell>
          <table:table-cell office:value-type="float" office:value="1168.9399099701" calcext:value-type="float">
            <text:p>1168.9399099701</text:p>
          </table:table-cell>
        </table:table-row>
        <table:table-row table:style-name="ro1">
          <table:table-cell office:value-type="float" office:value="7512" calcext:value-type="float">
            <text:p>7512</text:p>
          </table:table-cell>
          <table:table-cell office:value-type="float" office:value="1168.94240867874" calcext:value-type="float">
            <text:p>1168.9424086788</text:p>
          </table:table-cell>
        </table:table-row>
        <table:table-row table:style-name="ro1">
          <table:table-cell office:value-type="float" office:value="7513" calcext:value-type="float">
            <text:p>7513</text:p>
          </table:table-cell>
          <table:table-cell office:value-type="float" office:value="1168.94290236694" calcext:value-type="float">
            <text:p>1168.9429023669</text:p>
          </table:table-cell>
        </table:table-row>
        <table:table-row table:style-name="ro1">
          <table:table-cell office:value-type="float" office:value="7514" calcext:value-type="float">
            <text:p>7514</text:p>
          </table:table-cell>
          <table:table-cell office:value-type="float" office:value="1168.94505011747" calcext:value-type="float">
            <text:p>1168.9450501175</text:p>
          </table:table-cell>
        </table:table-row>
        <table:table-row table:style-name="ro1">
          <table:table-cell office:value-type="float" office:value="7515" calcext:value-type="float">
            <text:p>7515</text:p>
          </table:table-cell>
          <table:table-cell office:value-type="float" office:value="1168.94565576029" calcext:value-type="float">
            <text:p>1168.9456557603</text:p>
          </table:table-cell>
        </table:table-row>
        <table:table-row table:style-name="ro1">
          <table:table-cell office:value-type="float" office:value="7516" calcext:value-type="float">
            <text:p>7516</text:p>
          </table:table-cell>
          <table:table-cell office:value-type="float" office:value="1168.94747833675" calcext:value-type="float">
            <text:p>1168.9474783368</text:p>
          </table:table-cell>
        </table:table-row>
        <table:table-row table:style-name="ro1">
          <table:table-cell office:value-type="float" office:value="7517" calcext:value-type="float">
            <text:p>7517</text:p>
          </table:table-cell>
          <table:table-cell office:value-type="float" office:value="1168.9482349981" calcext:value-type="float">
            <text:p>1168.9482349981</text:p>
          </table:table-cell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float" office:value="1168.94979534858" calcext:value-type="float">
            <text:p>1168.9497953486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float" office:value="1168.9506955227" calcext:value-type="float">
            <text:p>1168.9506955227</text:p>
          </table:table-cell>
        </table:table-row>
        <table:table-row table:style-name="ro1">
          <table:table-cell office:value-type="float" office:value="7520" calcext:value-type="float">
            <text:p>7520</text:p>
          </table:table-cell>
          <table:table-cell office:value-type="float" office:value="1168.95213637719" calcext:value-type="float">
            <text:p>1168.9521363772</text:p>
          </table:table-cell>
        </table:table-row>
        <table:table-row table:style-name="ro1">
          <table:table-cell office:value-type="float" office:value="7521" calcext:value-type="float">
            <text:p>7521</text:p>
          </table:table-cell>
          <table:table-cell office:value-type="float" office:value="1168.94873950863" calcext:value-type="float">
            <text:p>1168.9487395086</text:p>
          </table:table-cell>
        </table:table-row>
        <table:table-row table:style-name="ro1">
          <table:table-cell office:value-type="float" office:value="7522" calcext:value-type="float">
            <text:p>7522</text:p>
          </table:table-cell>
          <table:table-cell office:value-type="float" office:value="1168.95110892955" calcext:value-type="float">
            <text:p>1168.9511089296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office:value-type="float" office:value="1168.95061739854" calcext:value-type="float">
            <text:p>1168.9506173986</text:p>
          </table:table-cell>
        </table:table-row>
        <table:table-row table:style-name="ro1">
          <table:table-cell office:value-type="float" office:value="7524" calcext:value-type="float">
            <text:p>7524</text:p>
          </table:table-cell>
          <table:table-cell office:value-type="float" office:value="1168.95257949449" calcext:value-type="float">
            <text:p>1168.9525794945</text:p>
          </table:table-cell>
        </table:table-row>
        <table:table-row table:style-name="ro1">
          <table:table-cell office:value-type="float" office:value="7525" calcext:value-type="float">
            <text:p>7525</text:p>
          </table:table-cell>
          <table:table-cell office:value-type="float" office:value="1168.95260013064" calcext:value-type="float">
            <text:p>1168.9526001307</text:p>
          </table:table-cell>
        </table:table-row>
        <table:table-row table:style-name="ro1">
          <table:table-cell office:value-type="float" office:value="7526" calcext:value-type="float">
            <text:p>7526</text:p>
          </table:table-cell>
          <table:table-cell office:value-type="float" office:value="1168.95424699074" calcext:value-type="float">
            <text:p>1168.9542469907</text:p>
          </table:table-cell>
        </table:table-row>
        <table:table-row table:style-name="ro1">
          <table:table-cell office:value-type="float" office:value="7527" calcext:value-type="float">
            <text:p>7527</text:p>
          </table:table-cell>
          <table:table-cell office:value-type="float" office:value="1168.95462569556" calcext:value-type="float">
            <text:p>1168.9546256956</text:p>
          </table:table-cell>
        </table:table-row>
        <table:table-row table:style-name="ro1">
          <table:table-cell office:value-type="float" office:value="7528" calcext:value-type="float">
            <text:p>7528</text:p>
          </table:table-cell>
          <table:table-cell office:value-type="float" office:value="1168.9560130896" calcext:value-type="float">
            <text:p>1168.9560130896</text:p>
          </table:table-cell>
        </table:table-row>
        <table:table-row table:style-name="ro1">
          <table:table-cell office:value-type="float" office:value="7529" calcext:value-type="float">
            <text:p>7529</text:p>
          </table:table-cell>
          <table:table-cell office:value-type="float" office:value="1168.95660989079" calcext:value-type="float">
            <text:p>1168.9566098908</text:p>
          </table:table-cell>
        </table:table-row>
        <table:table-row table:style-name="ro1">
          <table:table-cell office:value-type="float" office:value="7530" calcext:value-type="float">
            <text:p>7530</text:p>
          </table:table-cell>
          <table:table-cell office:value-type="float" office:value="1168.95777324445" calcext:value-type="float">
            <text:p>1168.9577732445</text:p>
          </table:table-cell>
        </table:table-row>
        <table:table-row table:style-name="ro1">
          <table:table-cell office:value-type="float" office:value="7531" calcext:value-type="float">
            <text:p>7531</text:p>
          </table:table-cell>
          <table:table-cell office:value-type="float" office:value="1168.94288408196" calcext:value-type="float">
            <text:p>1168.942884082</text:p>
          </table:table-cell>
        </table:table-row>
        <table:table-row table:style-name="ro1">
          <table:table-cell office:value-type="float" office:value="7532" calcext:value-type="float">
            <text:p>7532</text:p>
          </table:table-cell>
          <table:table-cell office:value-type="float" office:value="1168.94531360321" calcext:value-type="float">
            <text:p>1168.9453136032</text:p>
          </table:table-cell>
        </table:table-row>
        <table:table-row table:style-name="ro1">
          <table:table-cell office:value-type="float" office:value="7533" calcext:value-type="float">
            <text:p>7533</text:p>
          </table:table-cell>
          <table:table-cell office:value-type="float" office:value="1168.94388793964" calcext:value-type="float">
            <text:p>1168.9438879396</text:p>
          </table:table-cell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float" office:value="1168.94550610801" calcext:value-type="float">
            <text:p>1168.945506108</text:p>
          </table:table-cell>
        </table:table-row>
        <table:table-row table:style-name="ro1">
          <table:table-cell office:value-type="float" office:value="7535" calcext:value-type="float">
            <text:p>7535</text:p>
          </table:table-cell>
          <table:table-cell office:value-type="float" office:value="1168.94477223446" calcext:value-type="float">
            <text:p>1168.9447722345</text:p>
          </table:table-cell>
        </table:table-row>
        <table:table-row table:style-name="ro1">
          <table:table-cell office:value-type="float" office:value="7536" calcext:value-type="float">
            <text:p>7536</text:p>
          </table:table-cell>
          <table:table-cell office:value-type="float" office:value="1168.9459427658" calcext:value-type="float">
            <text:p>1168.9459427658</text:p>
          </table:table-cell>
        </table:table-row>
        <table:table-row table:style-name="ro1">
          <table:table-cell office:value-type="float" office:value="7537" calcext:value-type="float">
            <text:p>7537</text:p>
          </table:table-cell>
          <table:table-cell office:value-type="float" office:value="1168.94569824608" calcext:value-type="float">
            <text:p>1168.9456982461</text:p>
          </table:table-cell>
        </table:table-row>
        <table:table-row table:style-name="ro1">
          <table:table-cell office:value-type="float" office:value="7538" calcext:value-type="float">
            <text:p>7538</text:p>
          </table:table-cell>
          <table:table-cell office:value-type="float" office:value="1168.94665858905" calcext:value-type="float">
            <text:p>1168.9466585891</text:p>
          </table:table-cell>
        </table:table-row>
        <table:table-row table:style-name="ro1">
          <table:table-cell office:value-type="float" office:value="7539" calcext:value-type="float">
            <text:p>7539</text:p>
          </table:table-cell>
          <table:table-cell office:value-type="float" office:value="1168.94677467219" calcext:value-type="float">
            <text:p>1168.9467746722</text:p>
          </table:table-cell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1168.94762799444" calcext:value-type="float">
            <text:p>1168.9476279945</text:p>
          </table:table-cell>
        </table:table-row>
        <table:table-row table:style-name="ro1">
          <table:table-cell office:value-type="float" office:value="7541" calcext:value-type="float">
            <text:p>7541</text:p>
          </table:table-cell>
          <table:table-cell office:value-type="float" office:value="1168.93105470403" calcext:value-type="float">
            <text:p>1168.931054704</text:p>
          </table:table-cell>
        </table:table-row>
        <table:table-row table:style-name="ro1">
          <table:table-cell office:value-type="float" office:value="7542" calcext:value-type="float">
            <text:p>7542</text:p>
          </table:table-cell>
          <table:table-cell office:value-type="float" office:value="1168.93342901538" calcext:value-type="float">
            <text:p>1168.9334290154</text:p>
          </table:table-cell>
        </table:table-row>
        <table:table-row table:style-name="ro1">
          <table:table-cell office:value-type="float" office:value="7543" calcext:value-type="float">
            <text:p>7543</text:p>
          </table:table-cell>
          <table:table-cell office:value-type="float" office:value="1168.93131002611" calcext:value-type="float">
            <text:p>1168.9313100261</text:p>
          </table:table-cell>
        </table:table-row>
        <table:table-row table:style-name="ro1">
          <table:table-cell office:value-type="float" office:value="7544" calcext:value-type="float">
            <text:p>7544</text:p>
          </table:table-cell>
          <table:table-cell office:value-type="float" office:value="1168.93263895507" calcext:value-type="float">
            <text:p>1168.9326389551</text:p>
          </table:table-cell>
        </table:table-row>
        <table:table-row table:style-name="ro1">
          <table:table-cell office:value-type="float" office:value="7545" calcext:value-type="float">
            <text:p>7545</text:p>
          </table:table-cell>
          <table:table-cell office:value-type="float" office:value="1168.93141018572" calcext:value-type="float">
            <text:p>1168.9314101857</text:p>
          </table:table-cell>
        </table:table-row>
        <table:table-row table:style-name="ro1">
          <table:table-cell office:value-type="float" office:value="7546" calcext:value-type="float">
            <text:p>7546</text:p>
          </table:table-cell>
          <table:table-cell office:value-type="float" office:value="1168.93223741283" calcext:value-type="float">
            <text:p>1168.9322374128</text:p>
          </table:table-cell>
        </table:table-row>
        <table:table-row table:style-name="ro1">
          <table:table-cell office:value-type="float" office:value="7547" calcext:value-type="float">
            <text:p>7547</text:p>
          </table:table-cell>
          <table:table-cell office:value-type="float" office:value="1168.93156741889" calcext:value-type="float">
            <text:p>1168.9315674189</text:p>
          </table:table-cell>
        </table:table-row>
        <table:table-row table:style-name="ro1">
          <table:table-cell office:value-type="float" office:value="7548" calcext:value-type="float">
            <text:p>7548</text:p>
          </table:table-cell>
          <table:table-cell office:value-type="float" office:value="1168.93214764732" calcext:value-type="float">
            <text:p>1168.9321476473</text:p>
          </table:table-cell>
        </table:table-row>
        <table:table-row table:style-name="ro1">
          <table:table-cell office:value-type="float" office:value="7549" calcext:value-type="float">
            <text:p>7549</text:p>
          </table:table-cell>
          <table:table-cell office:value-type="float" office:value="1168.93186450605" calcext:value-type="float">
            <text:p>1168.9318645061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1168.93234010988" calcext:value-type="float">
            <text:p>1168.9323401099</text:p>
          </table:table-cell>
        </table:table-row>
        <table:table-row table:style-name="ro1">
          <table:table-cell office:value-type="float" office:value="7551" calcext:value-type="float">
            <text:p>7551</text:p>
          </table:table-cell>
          <table:table-cell office:value-type="float" office:value="1168.90627237007" calcext:value-type="float">
            <text:p>1168.9062723701</text:p>
          </table:table-cell>
        </table:table-row>
        <table:table-row table:style-name="ro1">
          <table:table-cell office:value-type="float" office:value="7552" calcext:value-type="float">
            <text:p>7552</text:p>
          </table:table-cell>
          <table:table-cell office:value-type="float" office:value="1168.90850801938" calcext:value-type="float">
            <text:p>1168.9085080194</text:p>
          </table:table-cell>
        </table:table-row>
        <table:table-row table:style-name="ro1">
          <table:table-cell office:value-type="float" office:value="7553" calcext:value-type="float">
            <text:p>7553</text:p>
          </table:table-cell>
          <table:table-cell office:value-type="float" office:value="1168.90564112253" calcext:value-type="float">
            <text:p>1168.9056411225</text:p>
          </table:table-cell>
        </table:table-row>
        <table:table-row table:style-name="ro1">
          <table:table-cell office:value-type="float" office:value="7554" calcext:value-type="float">
            <text:p>7554</text:p>
          </table:table-cell>
          <table:table-cell office:value-type="float" office:value="1168.90661030575" calcext:value-type="float">
            <text:p>1168.9066103058</text:p>
          </table:table-cell>
        </table:table-row>
        <table:table-row table:style-name="ro1">
          <table:table-cell office:value-type="float" office:value="7555" calcext:value-type="float">
            <text:p>7555</text:p>
          </table:table-cell>
          <table:table-cell office:value-type="float" office:value="1168.90482745195" calcext:value-type="float">
            <text:p>1168.904827452</text:p>
          </table:table-cell>
        </table:table-row>
        <table:table-row table:style-name="ro1">
          <table:table-cell office:value-type="float" office:value="7556" calcext:value-type="float">
            <text:p>7556</text:p>
          </table:table-cell>
          <table:table-cell office:value-type="float" office:value="1168.90524534477" calcext:value-type="float">
            <text:p>1168.9052453448</text:p>
          </table:table-cell>
        </table:table-row>
        <table:table-row table:style-name="ro1">
          <table:table-cell office:value-type="float" office:value="7557" calcext:value-type="float">
            <text:p>7557</text:p>
          </table:table-cell>
          <table:table-cell office:value-type="float" office:value="1168.90407024738" calcext:value-type="float">
            <text:p>1168.9040702474</text:p>
          </table:table-cell>
        </table:table-row>
        <table:table-row table:style-name="ro1">
          <table:table-cell office:value-type="float" office:value="7558" calcext:value-type="float">
            <text:p>7558</text:p>
          </table:table-cell>
          <table:table-cell office:value-type="float" office:value="1168.90422530959" calcext:value-type="float">
            <text:p>1168.9042253096</text:p>
          </table:table-cell>
        </table:table-row>
        <table:table-row table:style-name="ro1">
          <table:table-cell office:value-type="float" office:value="7559" calcext:value-type="float">
            <text:p>7559</text:p>
          </table:table-cell>
          <table:table-cell office:value-type="float" office:value="1168.90344156619" calcext:value-type="float">
            <text:p>1168.9034415662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float" office:value="1168.90348305389" calcext:value-type="float">
            <text:p>1168.9034830539</text:p>
          </table:table-cell>
        </table:table-row>
        <table:table-row table:style-name="ro1">
          <table:table-cell office:value-type="float" office:value="7561" calcext:value-type="float">
            <text:p>7561</text:p>
          </table:table-cell>
          <table:table-cell office:value-type="float" office:value="1168.8769758645" calcext:value-type="float">
            <text:p>1168.8769758645</text:p>
          </table:table-cell>
        </table:table-row>
        <table:table-row table:style-name="ro1">
          <table:table-cell office:value-type="float" office:value="7562" calcext:value-type="float">
            <text:p>7562</text:p>
          </table:table-cell>
          <table:table-cell office:value-type="float" office:value="1168.8788999772" calcext:value-type="float">
            <text:p>1168.8788999772</text:p>
          </table:table-cell>
        </table:table-row>
        <table:table-row table:style-name="ro1">
          <table:table-cell office:value-type="float" office:value="7563" calcext:value-type="float">
            <text:p>7563</text:p>
          </table:table-cell>
          <table:table-cell office:value-type="float" office:value="1168.87533316427" calcext:value-type="float">
            <text:p>1168.8753331643</text:p>
          </table:table-cell>
        </table:table-row>
        <table:table-row table:style-name="ro1">
          <table:table-cell office:value-type="float" office:value="7564" calcext:value-type="float">
            <text:p>7564</text:p>
          </table:table-cell>
          <table:table-cell office:value-type="float" office:value="1168.87593377648" calcext:value-type="float">
            <text:p>1168.8759337765</text:p>
          </table:table-cell>
        </table:table-row>
        <table:table-row table:style-name="ro1">
          <table:table-cell office:value-type="float" office:value="7565" calcext:value-type="float">
            <text:p>7565</text:p>
          </table:table-cell>
          <table:table-cell office:value-type="float" office:value="1168.87349425656" calcext:value-type="float">
            <text:p>1168.8734942566</text:p>
          </table:table-cell>
        </table:table-row>
        <table:table-row table:style-name="ro1">
          <table:table-cell office:value-type="float" office:value="7566" calcext:value-type="float">
            <text:p>7566</text:p>
          </table:table-cell>
          <table:table-cell office:value-type="float" office:value="1168.87355932409" calcext:value-type="float">
            <text:p>1168.8735593241</text:p>
          </table:table-cell>
        </table:table-row>
        <table:table-row table:style-name="ro1">
          <table:table-cell office:value-type="float" office:value="7567" calcext:value-type="float">
            <text:p>7567</text:p>
          </table:table-cell>
          <table:table-cell office:value-type="float" office:value="1168.87176902332" calcext:value-type="float">
            <text:p>1168.8717690233</text:p>
          </table:table-cell>
        </table:table-row>
        <table:table-row table:style-name="ro1">
          <table:table-cell office:value-type="float" office:value="7568" calcext:value-type="float">
            <text:p>7568</text:p>
          </table:table-cell>
          <table:table-cell office:value-type="float" office:value="1168.87160862743" calcext:value-type="float">
            <text:p>1168.8716086274</text:p>
          </table:table-cell>
        </table:table-row>
        <table:table-row table:style-name="ro1">
          <table:table-cell office:value-type="float" office:value="7569" calcext:value-type="float">
            <text:p>7569</text:p>
          </table:table-cell>
          <table:table-cell office:value-type="float" office:value="1168.87026295281" calcext:value-type="float">
            <text:p>1168.8702629528</text:p>
          </table:table-cell>
        </table:table-row>
        <table:table-row table:style-name="ro1">
          <table:table-cell office:value-type="float" office:value="7570" calcext:value-type="float">
            <text:p>7570</text:p>
          </table:table-cell>
          <table:table-cell office:value-type="float" office:value="1168.87004545909" calcext:value-type="float">
            <text:p>1168.8700454591</text:p>
          </table:table-cell>
        </table:table-row>
        <table:table-row table:style-name="ro1">
          <table:table-cell office:value-type="float" office:value="7571" calcext:value-type="float">
            <text:p>7571</text:p>
          </table:table-cell>
          <table:table-cell office:value-type="float" office:value="1168.83582806394" calcext:value-type="float">
            <text:p>1168.8358280639</text:p>
          </table:table-cell>
        </table:table-row>
        <table:table-row table:style-name="ro1">
          <table:table-cell office:value-type="float" office:value="7572" calcext:value-type="float">
            <text:p>7572</text:p>
          </table:table-cell>
          <table:table-cell office:value-type="float" office:value="1168.83780248906" calcext:value-type="float">
            <text:p>1168.8378024891</text:p>
          </table:table-cell>
        </table:table-row>
        <table:table-row table:style-name="ro1">
          <table:table-cell office:value-type="float" office:value="7573" calcext:value-type="float">
            <text:p>7573</text:p>
          </table:table-cell>
          <table:table-cell office:value-type="float" office:value="1168.83349169413" calcext:value-type="float">
            <text:p>1168.8334916941</text:p>
          </table:table-cell>
        </table:table-row>
        <table:table-row table:style-name="ro1">
          <table:table-cell office:value-type="float" office:value="7574" calcext:value-type="float">
            <text:p>7574</text:p>
          </table:table-cell>
          <table:table-cell office:value-type="float" office:value="1168.8340530352" calcext:value-type="float">
            <text:p>1168.8340530352</text:p>
          </table:table-cell>
        </table:table-row>
        <table:table-row table:style-name="ro1">
          <table:table-cell office:value-type="float" office:value="7575" calcext:value-type="float">
            <text:p>7575</text:p>
          </table:table-cell>
          <table:table-cell office:value-type="float" office:value="1168.83100742622" calcext:value-type="float">
            <text:p>1168.8310074262</text:p>
          </table:table-cell>
        </table:table-row>
        <table:table-row table:style-name="ro1">
          <table:table-cell office:value-type="float" office:value="7576" calcext:value-type="float">
            <text:p>7576</text:p>
          </table:table-cell>
          <table:table-cell office:value-type="float" office:value="1168.83090752534" calcext:value-type="float">
            <text:p>1168.8309075253</text:p>
          </table:table-cell>
        </table:table-row>
        <table:table-row table:style-name="ro1">
          <table:table-cell office:value-type="float" office:value="7577" calcext:value-type="float">
            <text:p>7577</text:p>
          </table:table-cell>
          <table:table-cell office:value-type="float" office:value="1168.8284171825" calcext:value-type="float">
            <text:p>1168.8284171825</text:p>
          </table:table-cell>
        </table:table-row>
        <table:table-row table:style-name="ro1">
          <table:table-cell office:value-type="float" office:value="7578" calcext:value-type="float">
            <text:p>7578</text:p>
          </table:table-cell>
          <table:table-cell office:value-type="float" office:value="1168.82793370822" calcext:value-type="float">
            <text:p>1168.8279337082</text:p>
          </table:table-cell>
        </table:table-row>
        <table:table-row table:style-name="ro1">
          <table:table-cell office:value-type="float" office:value="7579" calcext:value-type="float">
            <text:p>7579</text:p>
          </table:table-cell>
          <table:table-cell office:value-type="float" office:value="1168.82581432673" calcext:value-type="float">
            <text:p>1168.8258143267</text:p>
          </table:table-cell>
        </table:table-row>
        <table:table-row table:style-name="ro1">
          <table:table-cell office:value-type="float" office:value="7580" calcext:value-type="float">
            <text:p>7580</text:p>
          </table:table-cell>
          <table:table-cell office:value-type="float" office:value="1168.82513323634" calcext:value-type="float">
            <text:p>1168.8251332363</text:p>
          </table:table-cell>
        </table:table-row>
        <table:table-row table:style-name="ro1">
          <table:table-cell office:value-type="float" office:value="7581" calcext:value-type="float">
            <text:p>7581</text:p>
          </table:table-cell>
          <table:table-cell office:value-type="float" office:value="1168.78954067902" calcext:value-type="float">
            <text:p>1168.789540679</text:p>
          </table:table-cell>
        </table:table-row>
        <table:table-row table:style-name="ro1">
          <table:table-cell office:value-type="float" office:value="7582" calcext:value-type="float">
            <text:p>7582</text:p>
          </table:table-cell>
          <table:table-cell office:value-type="float" office:value="1168.79116971749" calcext:value-type="float">
            <text:p>1168.7911697175</text:p>
          </table:table-cell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float" office:value="1168.78563068779" calcext:value-type="float">
            <text:p>1168.7856306878</text:p>
          </table:table-cell>
        </table:table-row>
        <table:table-row table:style-name="ro1">
          <table:table-cell office:value-type="float" office:value="7584" calcext:value-type="float">
            <text:p>7584</text:p>
          </table:table-cell>
          <table:table-cell office:value-type="float" office:value="1168.78562362851" calcext:value-type="float">
            <text:p>1168.7856236285</text:p>
          </table:table-cell>
        </table:table-row>
        <table:table-row table:style-name="ro1">
          <table:table-cell office:value-type="float" office:value="7585" calcext:value-type="float">
            <text:p>7585</text:p>
          </table:table-cell>
          <table:table-cell office:value-type="float" office:value="1168.78144115581" calcext:value-type="float">
            <text:p>1168.7814411558</text:p>
          </table:table-cell>
        </table:table-row>
        <table:table-row table:style-name="ro1">
          <table:table-cell office:value-type="float" office:value="7586" calcext:value-type="float">
            <text:p>7586</text:p>
          </table:table-cell>
          <table:table-cell office:value-type="float" office:value="1168.78074871304" calcext:value-type="float">
            <text:p>1168.780748713</text:p>
          </table:table-cell>
        </table:table-row>
        <table:table-row table:style-name="ro1">
          <table:table-cell office:value-type="float" office:value="7587" calcext:value-type="float">
            <text:p>7587</text:p>
          </table:table-cell>
          <table:table-cell office:value-type="float" office:value="1168.77733827465" calcext:value-type="float">
            <text:p>1168.7773382747</text:p>
          </table:table-cell>
        </table:table-row>
        <table:table-row table:style-name="ro1">
          <table:table-cell office:value-type="float" office:value="7588" calcext:value-type="float">
            <text:p>7588</text:p>
          </table:table-cell>
          <table:table-cell office:value-type="float" office:value="1168.77630762508" calcext:value-type="float">
            <text:p>1168.7763076251</text:p>
          </table:table-cell>
        </table:table-row>
        <table:table-row table:style-name="ro1">
          <table:table-cell office:value-type="float" office:value="7589" calcext:value-type="float">
            <text:p>7589</text:p>
          </table:table-cell>
          <table:table-cell office:value-type="float" office:value="1168.77342282884" calcext:value-type="float">
            <text:p>1168.7734228288</text:p>
          </table:table-cell>
        </table:table-row>
        <table:table-row table:style-name="ro1">
          <table:table-cell office:value-type="float" office:value="7590" calcext:value-type="float">
            <text:p>7590</text:p>
          </table:table-cell>
          <table:table-cell office:value-type="float" office:value="1168.77215820894" calcext:value-type="float">
            <text:p>1168.7721582089</text:p>
          </table:table-cell>
        </table:table-row>
        <table:table-row table:style-name="ro1">
          <table:table-cell office:value-type="float" office:value="7591" calcext:value-type="float">
            <text:p>7591</text:p>
          </table:table-cell>
          <table:table-cell office:value-type="float" office:value="1168.72772387057" calcext:value-type="float">
            <text:p>1168.7277238706</text:p>
          </table:table-cell>
        </table:table-row>
        <table:table-row table:style-name="ro1">
          <table:table-cell office:value-type="float" office:value="7592" calcext:value-type="float">
            <text:p>7592</text:p>
          </table:table-cell>
          <table:table-cell office:value-type="float" office:value="1168.72914738578" calcext:value-type="float">
            <text:p>1168.7291473858</text:p>
          </table:table-cell>
        </table:table-row>
        <table:table-row table:style-name="ro1">
          <table:table-cell office:value-type="float" office:value="7593" calcext:value-type="float">
            <text:p>7593</text:p>
          </table:table-cell>
          <table:table-cell office:value-type="float" office:value="1168.72220514664" calcext:value-type="float">
            <text:p>1168.7222051466</text:p>
          </table:table-cell>
        </table:table-row>
        <table:table-row table:style-name="ro1">
          <table:table-cell office:value-type="float" office:value="7594" calcext:value-type="float">
            <text:p>7594</text:p>
          </table:table-cell>
          <table:table-cell office:value-type="float" office:value="1168.72173172615" calcext:value-type="float">
            <text:p>1168.7217317262</text:p>
          </table:table-cell>
        </table:table-row>
        <table:table-row table:style-name="ro1">
          <table:table-cell office:value-type="float" office:value="7595" calcext:value-type="float">
            <text:p>7595</text:p>
          </table:table-cell>
          <table:table-cell office:value-type="float" office:value="1168.71633971324" calcext:value-type="float">
            <text:p>1168.7163397133</text:p>
          </table:table-cell>
        </table:table-row>
        <table:table-row table:style-name="ro1">
          <table:table-cell office:value-type="float" office:value="7596" calcext:value-type="float">
            <text:p>7596</text:p>
          </table:table-cell>
          <table:table-cell office:value-type="float" office:value="1168.71505216047" calcext:value-type="float">
            <text:p>1168.7150521605</text:p>
          </table:table-cell>
        </table:table-row>
        <table:table-row table:style-name="ro1">
          <table:table-cell office:value-type="float" office:value="7597" calcext:value-type="float">
            <text:p>7597</text:p>
          </table:table-cell>
          <table:table-cell office:value-type="float" office:value="1168.71052693661" calcext:value-type="float">
            <text:p>1168.7105269366</text:p>
          </table:table-cell>
        </table:table-row>
        <table:table-row table:style-name="ro1">
          <table:table-cell office:value-type="float" office:value="7598" calcext:value-type="float">
            <text:p>7598</text:p>
          </table:table-cell>
          <table:table-cell office:value-type="float" office:value="1168.70884591513" calcext:value-type="float">
            <text:p>1168.7088459151</text:p>
          </table:table-cell>
        </table:table-row>
        <table:table-row table:style-name="ro1">
          <table:table-cell office:value-type="float" office:value="7599" calcext:value-type="float">
            <text:p>7599</text:p>
          </table:table-cell>
          <table:table-cell office:value-type="float" office:value="1168.70497480489" calcext:value-type="float">
            <text:p>1168.7049748049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1168.70307891978" calcext:value-type="float">
            <text:p>1168.7030789198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float" office:value="1168.65568031462" calcext:value-type="float">
            <text:p>1168.6556803146</text:p>
          </table:table-cell>
        </table:table-row>
        <table:table-row table:style-name="ro1">
          <table:table-cell office:value-type="float" office:value="7602" calcext:value-type="float">
            <text:p>7602</text:p>
          </table:table-cell>
          <table:table-cell office:value-type="float" office:value="1168.65697632681" calcext:value-type="float">
            <text:p>1168.6569763268</text:p>
          </table:table-cell>
        </table:table-row>
        <table:table-row table:style-name="ro1">
          <table:table-cell office:value-type="float" office:value="7603" calcext:value-type="float">
            <text:p>7603</text:p>
          </table:table-cell>
          <table:table-cell office:value-type="float" office:value="1168.64879751218" calcext:value-type="float">
            <text:p>1168.6487975122</text:p>
          </table:table-cell>
        </table:table-row>
        <table:table-row table:style-name="ro1">
          <table:table-cell office:value-type="float" office:value="7604" calcext:value-type="float">
            <text:p>7604</text:p>
          </table:table-cell>
          <table:table-cell office:value-type="float" office:value="1168.64806266119" calcext:value-type="float">
            <text:p>1168.6480626612</text:p>
          </table:table-cell>
        </table:table-row>
        <table:table-row table:style-name="ro1">
          <table:table-cell office:value-type="float" office:value="7605" calcext:value-type="float">
            <text:p>7605</text:p>
          </table:table-cell>
          <table:table-cell office:value-type="float" office:value="1168.64162038014" calcext:value-type="float">
            <text:p>1168.6416203801</text:p>
          </table:table-cell>
        </table:table-row>
        <table:table-row table:style-name="ro1">
          <table:table-cell office:value-type="float" office:value="7606" calcext:value-type="float">
            <text:p>7606</text:p>
          </table:table-cell>
          <table:table-cell office:value-type="float" office:value="1168.64002979097" calcext:value-type="float">
            <text:p>1168.640029791</text:p>
          </table:table-cell>
        </table:table-row>
        <table:table-row table:style-name="ro1">
          <table:table-cell office:value-type="float" office:value="7607" calcext:value-type="float">
            <text:p>7607</text:p>
          </table:table-cell>
          <table:table-cell office:value-type="float" office:value="1168.63471605449" calcext:value-type="float">
            <text:p>1168.6347160545</text:p>
          </table:table-cell>
        </table:table-row>
        <table:table-row table:style-name="ro1">
          <table:table-cell office:value-type="float" office:value="7608" calcext:value-type="float">
            <text:p>7608</text:p>
          </table:table-cell>
          <table:table-cell office:value-type="float" office:value="1168.63286224339" calcext:value-type="float">
            <text:p>1168.6328622434</text:p>
          </table:table-cell>
        </table:table-row>
        <table:table-row table:style-name="ro1">
          <table:table-cell office:value-type="float" office:value="7609" calcext:value-type="float">
            <text:p>7609</text:p>
          </table:table-cell>
          <table:table-cell office:value-type="float" office:value="1168.62869789985" calcext:value-type="float">
            <text:p>1168.6286978999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1168.62705019583" calcext:value-type="float">
            <text:p>1168.6270501958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float" office:value="1168.57260915191" calcext:value-type="float">
            <text:p>1168.5726091519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float" office:value="1168.57433496922" calcext:value-type="float">
            <text:p>1168.5743349692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float" office:value="1168.56551935251" calcext:value-type="float">
            <text:p>1168.5655193525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float" office:value="1168.56498033374" calcext:value-type="float">
            <text:p>1168.5649803337</text:p>
          </table:table-cell>
        </table:table-row>
        <table:table-row table:style-name="ro1">
          <table:table-cell office:value-type="float" office:value="7615" calcext:value-type="float">
            <text:p>7615</text:p>
          </table:table-cell>
          <table:table-cell office:value-type="float" office:value="1168.55794473302" calcext:value-type="float">
            <text:p>1168.557944733</text:p>
          </table:table-cell>
        </table:table-row>
        <table:table-row table:style-name="ro1">
          <table:table-cell office:value-type="float" office:value="7616" calcext:value-type="float">
            <text:p>7616</text:p>
          </table:table-cell>
          <table:table-cell office:value-type="float" office:value="1168.55629018746" calcext:value-type="float">
            <text:p>1168.5562901875</text:p>
          </table:table-cell>
        </table:table-row>
        <table:table-row table:style-name="ro1">
          <table:table-cell office:value-type="float" office:value="7617" calcext:value-type="float">
            <text:p>7617</text:p>
          </table:table-cell>
          <table:table-cell office:value-type="float" office:value="1168.55035865493" calcext:value-type="float">
            <text:p>1168.5503586549</text:p>
          </table:table-cell>
        </table:table-row>
        <table:table-row table:style-name="ro1">
          <table:table-cell office:value-type="float" office:value="7618" calcext:value-type="float">
            <text:p>7618</text:p>
          </table:table-cell>
          <table:table-cell office:value-type="float" office:value="1168.54841322311" calcext:value-type="float">
            <text:p>1168.5484132231</text:p>
          </table:table-cell>
        </table:table-row>
        <table:table-row table:style-name="ro1">
          <table:table-cell office:value-type="float" office:value="7619" calcext:value-type="float">
            <text:p>7619</text:p>
          </table:table-cell>
          <table:table-cell office:value-type="float" office:value="1168.54399878778" calcext:value-type="float">
            <text:p>1168.5439987878</text:p>
          </table:table-cell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1168.5426030923" calcext:value-type="float">
            <text:p>1168.5426030923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float" office:value="1168.48762911974" calcext:value-type="float">
            <text:p>1168.4876291197</text:p>
          </table:table-cell>
        </table:table-row>
        <table:table-row table:style-name="ro1">
          <table:table-cell office:value-type="float" office:value="7622" calcext:value-type="float">
            <text:p>7622</text:p>
          </table:table-cell>
          <table:table-cell office:value-type="float" office:value="1168.4906203017" calcext:value-type="float">
            <text:p>1168.4906203017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float" office:value="1168.48261110012" calcext:value-type="float">
            <text:p>1168.4826111001</text:p>
          </table:table-cell>
        </table:table-row>
        <table:table-row table:style-name="ro1">
          <table:table-cell office:value-type="float" office:value="7624" calcext:value-type="float">
            <text:p>7624</text:p>
          </table:table-cell>
          <table:table-cell office:value-type="float" office:value="1168.48358525443" calcext:value-type="float">
            <text:p>1168.4835852544</text:p>
          </table:table-cell>
        </table:table-row>
        <table:table-row table:style-name="ro1">
          <table:table-cell office:value-type="float" office:value="7625" calcext:value-type="float">
            <text:p>7625</text:p>
          </table:table-cell>
          <table:table-cell office:value-type="float" office:value="1168.47785343229" calcext:value-type="float">
            <text:p>1168.4778534323</text:p>
          </table:table-cell>
        </table:table-row>
        <table:table-row table:style-name="ro1">
          <table:table-cell office:value-type="float" office:value="7626" calcext:value-type="float">
            <text:p>7626</text:p>
          </table:table-cell>
          <table:table-cell office:value-type="float" office:value="1168.47777566715" calcext:value-type="float">
            <text:p>1168.4777756672</text:p>
          </table:table-cell>
        </table:table-row>
        <table:table-row table:style-name="ro1">
          <table:table-cell office:value-type="float" office:value="7627" calcext:value-type="float">
            <text:p>7627</text:p>
          </table:table-cell>
          <table:table-cell office:value-type="float" office:value="1168.47341689659" calcext:value-type="float">
            <text:p>1168.4734168966</text:p>
          </table:table-cell>
        </table:table-row>
        <table:table-row table:style-name="ro1">
          <table:table-cell office:value-type="float" office:value="7628" calcext:value-type="float">
            <text:p>7628</text:p>
          </table:table-cell>
          <table:table-cell office:value-type="float" office:value="1168.47298812202" calcext:value-type="float">
            <text:p>1168.472988122</text:p>
          </table:table-cell>
        </table:table-row>
        <table:table-row table:style-name="ro1">
          <table:table-cell office:value-type="float" office:value="7629" calcext:value-type="float">
            <text:p>7629</text:p>
          </table:table-cell>
          <table:table-cell office:value-type="float" office:value="1168.46972839409" calcext:value-type="float">
            <text:p>1168.4697283941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float" office:value="1168.46905494827" calcext:value-type="float">
            <text:p>1168.4690549483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office:value-type="float" office:value="1168.41085209448" calcext:value-type="float">
            <text:p>1168.4108520945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float" office:value="1168.41397251281" calcext:value-type="float">
            <text:p>1168.4139725128</text:p>
          </table:table-cell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float" office:value="1168.40602384181" calcext:value-type="float">
            <text:p>1168.4060238418</text:p>
          </table:table-cell>
        </table:table-row>
        <table:table-row table:style-name="ro1">
          <table:table-cell office:value-type="float" office:value="7634" calcext:value-type="float">
            <text:p>7634</text:p>
          </table:table-cell>
          <table:table-cell office:value-type="float" office:value="1168.40686405683" calcext:value-type="float">
            <text:p>1168.4068640568</text:p>
          </table:table-cell>
        </table:table-row>
        <table:table-row table:style-name="ro1">
          <table:table-cell office:value-type="float" office:value="7635" calcext:value-type="float">
            <text:p>7635</text:p>
          </table:table-cell>
          <table:table-cell office:value-type="float" office:value="1168.40133556418" calcext:value-type="float">
            <text:p>1168.4013355642</text:p>
          </table:table-cell>
        </table:table-row>
        <table:table-row table:style-name="ro1">
          <table:table-cell office:value-type="float" office:value="7636" calcext:value-type="float">
            <text:p>7636</text:p>
          </table:table-cell>
          <table:table-cell office:value-type="float" office:value="1168.40132537729" calcext:value-type="float">
            <text:p>1168.4013253773</text:p>
          </table:table-cell>
        </table:table-row>
        <table:table-row table:style-name="ro1">
          <table:table-cell office:value-type="float" office:value="7637" calcext:value-type="float">
            <text:p>7637</text:p>
          </table:table-cell>
          <table:table-cell office:value-type="float" office:value="1168.39728388975" calcext:value-type="float">
            <text:p>1168.3972838898</text:p>
          </table:table-cell>
        </table:table-row>
        <table:table-row table:style-name="ro1">
          <table:table-cell office:value-type="float" office:value="7638" calcext:value-type="float">
            <text:p>7638</text:p>
          </table:table-cell>
          <table:table-cell office:value-type="float" office:value="1168.39688601977" calcext:value-type="float">
            <text:p>1168.3968860198</text:p>
          </table:table-cell>
        </table:table-row>
        <table:table-row table:style-name="ro1">
          <table:table-cell office:value-type="float" office:value="7639" calcext:value-type="float">
            <text:p>7639</text:p>
          </table:table-cell>
          <table:table-cell office:value-type="float" office:value="1168.39391460608" calcext:value-type="float">
            <text:p>1168.3939146061</text:p>
          </table:table-cell>
        </table:table-row>
        <table:table-row table:style-name="ro1">
          <table:table-cell office:value-type="float" office:value="7640" calcext:value-type="float">
            <text:p>7640</text:p>
          </table:table-cell>
          <table:table-cell office:value-type="float" office:value="1168.39376241233" calcext:value-type="float">
            <text:p>1168.3937624123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float" office:value="1168.33916277645" calcext:value-type="float">
            <text:p>1168.3391627765</text:p>
          </table:table-cell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float" office:value="1168.34296117717" calcext:value-type="float">
            <text:p>1168.3429611772</text:p>
          </table:table-cell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float" office:value="1168.33639322946" calcext:value-type="float">
            <text:p>1168.3363932295</text:p>
          </table:table-cell>
        </table:table-row>
        <table:table-row table:style-name="ro1">
          <table:table-cell office:value-type="float" office:value="7644" calcext:value-type="float">
            <text:p>7644</text:p>
          </table:table-cell>
          <table:table-cell office:value-type="float" office:value="1168.33837992904" calcext:value-type="float">
            <text:p>1168.3383799291</text:p>
          </table:table-cell>
        </table:table-row>
        <table:table-row table:style-name="ro1">
          <table:table-cell office:value-type="float" office:value="7645" calcext:value-type="float">
            <text:p>7645</text:p>
          </table:table-cell>
          <table:table-cell office:value-type="float" office:value="1168.33445601896" calcext:value-type="float">
            <text:p>1168.334456019</text:p>
          </table:table-cell>
        </table:table-row>
        <table:table-row table:style-name="ro1">
          <table:table-cell office:value-type="float" office:value="7646" calcext:value-type="float">
            <text:p>7646</text:p>
          </table:table-cell>
          <table:table-cell office:value-type="float" office:value="1168.33610116497" calcext:value-type="float">
            <text:p>1168.336101165</text:p>
          </table:table-cell>
        </table:table-row>
        <table:table-row table:style-name="ro1">
          <table:table-cell office:value-type="float" office:value="7647" calcext:value-type="float">
            <text:p>7647</text:p>
          </table:table-cell>
          <table:table-cell office:value-type="float" office:value="1168.33443002322" calcext:value-type="float">
            <text:p>1168.3344300232</text:p>
          </table:table-cell>
        </table:table-row>
        <table:table-row table:style-name="ro1">
          <table:table-cell office:value-type="float" office:value="7648" calcext:value-type="float">
            <text:p>7648</text:p>
          </table:table-cell>
          <table:table-cell office:value-type="float" office:value="1168.33654003938" calcext:value-type="float">
            <text:p>1168.3365400394</text:p>
          </table:table-cell>
        </table:table-row>
        <table:table-row table:style-name="ro1">
          <table:table-cell office:value-type="float" office:value="7649" calcext:value-type="float">
            <text:p>7649</text:p>
          </table:table-cell>
          <table:table-cell office:value-type="float" office:value="1168.33643640612" calcext:value-type="float">
            <text:p>1168.3364364061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1168.33908282027" calcext:value-type="float">
            <text:p>1168.3390828203</text:p>
          </table:table-cell>
        </table:table-row>
        <table:table-row table:style-name="ro1">
          <table:table-cell office:value-type="float" office:value="7651" calcext:value-type="float">
            <text:p>7651</text:p>
          </table:table-cell>
          <table:table-cell office:value-type="float" office:value="1168.29011447696" calcext:value-type="float">
            <text:p>1168.290114477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float" office:value="1168.29640032132" calcext:value-type="float">
            <text:p>1168.2964003213</text:p>
          </table:table-cell>
        </table:table-row>
        <table:table-row table:style-name="ro1">
          <table:table-cell office:value-type="float" office:value="7653" calcext:value-type="float">
            <text:p>7653</text:p>
          </table:table-cell>
          <table:table-cell office:value-type="float" office:value="1168.29324722716" calcext:value-type="float">
            <text:p>1168.2932472272</text:p>
          </table:table-cell>
        </table:table-row>
        <table:table-row table:style-name="ro1">
          <table:table-cell office:value-type="float" office:value="7654" calcext:value-type="float">
            <text:p>7654</text:p>
          </table:table-cell>
          <table:table-cell office:value-type="float" office:value="1168.29766745677" calcext:value-type="float">
            <text:p>1168.2976674568</text:p>
          </table:table-cell>
        </table:table-row>
        <table:table-row table:style-name="ro1">
          <table:table-cell office:value-type="float" office:value="7655" calcext:value-type="float">
            <text:p>7655</text:p>
          </table:table-cell>
          <table:table-cell office:value-type="float" office:value="1168.29673889724" calcext:value-type="float">
            <text:p>1168.2967388972</text:p>
          </table:table-cell>
        </table:table-row>
        <table:table-row table:style-name="ro1">
          <table:table-cell office:value-type="float" office:value="7656" calcext:value-type="float">
            <text:p>7656</text:p>
          </table:table-cell>
          <table:table-cell office:value-type="float" office:value="1168.30055594642" calcext:value-type="float">
            <text:p>1168.3005559464</text:p>
          </table:table-cell>
        </table:table-row>
        <table:table-row table:style-name="ro1">
          <table:table-cell office:value-type="float" office:value="7657" calcext:value-type="float">
            <text:p>7657</text:p>
          </table:table-cell>
          <table:table-cell office:value-type="float" office:value="1168.30103852789" calcext:value-type="float">
            <text:p>1168.3010385279</text:p>
          </table:table-cell>
        </table:table-row>
        <table:table-row table:style-name="ro1">
          <table:table-cell office:value-type="float" office:value="7658" calcext:value-type="float">
            <text:p>7658</text:p>
          </table:table-cell>
          <table:table-cell office:value-type="float" office:value="1168.3046777886" calcext:value-type="float">
            <text:p>1168.3046777886</text:p>
          </table:table-cell>
        </table:table-row>
        <table:table-row table:style-name="ro1">
          <table:table-cell office:value-type="float" office:value="7659" calcext:value-type="float">
            <text:p>7659</text:p>
          </table:table-cell>
          <table:table-cell office:value-type="float" office:value="1168.30623105389" calcext:value-type="float">
            <text:p>1168.3062310539</text:p>
          </table:table-cell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float" office:value="1168.30987176511" calcext:value-type="float">
            <text:p>1168.3098717651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float" office:value="1168.26970336669" calcext:value-type="float">
            <text:p>1168.2697033667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float" office:value="1168.27620100361" calcext:value-type="float">
            <text:p>1168.2762010036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float" office:value="1168.27483398888" calcext:value-type="float">
            <text:p>1168.2748339889</text:p>
          </table:table-cell>
        </table:table-row>
        <table:table-row table:style-name="ro1">
          <table:table-cell office:value-type="float" office:value="7664" calcext:value-type="float">
            <text:p>7664</text:p>
          </table:table-cell>
          <table:table-cell office:value-type="float" office:value="1168.27967613342" calcext:value-type="float">
            <text:p>1168.2796761334</text:p>
          </table:table-cell>
        </table:table-row>
        <table:table-row table:style-name="ro1">
          <table:table-cell office:value-type="float" office:value="7665" calcext:value-type="float">
            <text:p>7665</text:p>
          </table:table-cell>
          <table:table-cell office:value-type="float" office:value="1168.28015472522" calcext:value-type="float">
            <text:p>1168.2801547252</text:p>
          </table:table-cell>
        </table:table-row>
        <table:table-row table:style-name="ro1">
          <table:table-cell office:value-type="float" office:value="7666" calcext:value-type="float">
            <text:p>7666</text:p>
          </table:table-cell>
          <table:table-cell office:value-type="float" office:value="1168.28440814596" calcext:value-type="float">
            <text:p>1168.284408146</text:p>
          </table:table-cell>
        </table:table-row>
        <table:table-row table:style-name="ro1">
          <table:table-cell office:value-type="float" office:value="7667" calcext:value-type="float">
            <text:p>7667</text:p>
          </table:table-cell>
          <table:table-cell office:value-type="float" office:value="1168.2859586555" calcext:value-type="float">
            <text:p>1168.2859586555</text:p>
          </table:table-cell>
        </table:table-row>
        <table:table-row table:style-name="ro1">
          <table:table-cell office:value-type="float" office:value="7668" calcext:value-type="float">
            <text:p>7668</text:p>
          </table:table-cell>
          <table:table-cell office:value-type="float" office:value="1168.29003530812" calcext:value-type="float">
            <text:p>1168.2900353081</text:p>
          </table:table-cell>
        </table:table-row>
        <table:table-row table:style-name="ro1">
          <table:table-cell office:value-type="float" office:value="7669" calcext:value-type="float">
            <text:p>7669</text:p>
          </table:table-cell>
          <table:table-cell office:value-type="float" office:value="1168.29237885893" calcext:value-type="float">
            <text:p>1168.2923788589</text:p>
          </table:table-cell>
        </table:table-row>
        <table:table-row table:style-name="ro1">
          <table:table-cell office:value-type="float" office:value="7670" calcext:value-type="float">
            <text:p>7670</text:p>
          </table:table-cell>
          <table:table-cell office:value-type="float" office:value="1168.29646349941" calcext:value-type="float">
            <text:p>1168.2964634994</text:p>
          </table:table-cell>
        </table:table-row>
        <table:table-row table:style-name="ro1">
          <table:table-cell office:value-type="float" office:value="7671" calcext:value-type="float">
            <text:p>7671</text:p>
          </table:table-cell>
          <table:table-cell office:value-type="float" office:value="1168.26789287903" calcext:value-type="float">
            <text:p>1168.267892879</text:p>
          </table:table-cell>
        </table:table-row>
        <table:table-row table:style-name="ro1">
          <table:table-cell office:value-type="float" office:value="7672" calcext:value-type="float">
            <text:p>7672</text:p>
          </table:table-cell>
          <table:table-cell office:value-type="float" office:value="1168.27404456352" calcext:value-type="float">
            <text:p>1168.2740445635</text:p>
          </table:table-cell>
        </table:table-row>
        <table:table-row table:style-name="ro1">
          <table:table-cell office:value-type="float" office:value="7673" calcext:value-type="float">
            <text:p>7673</text:p>
          </table:table-cell>
          <table:table-cell office:value-type="float" office:value="1168.27427204564" calcext:value-type="float">
            <text:p>1168.2742720456</text:p>
          </table:table-cell>
        </table:table-row>
        <table:table-row table:style-name="ro1">
          <table:table-cell office:value-type="float" office:value="7674" calcext:value-type="float">
            <text:p>7674</text:p>
          </table:table-cell>
          <table:table-cell office:value-type="float" office:value="1168.27935098498" calcext:value-type="float">
            <text:p>1168.279350985</text:p>
          </table:table-cell>
        </table:table-row>
        <table:table-row table:style-name="ro1">
          <table:table-cell office:value-type="float" office:value="7675" calcext:value-type="float">
            <text:p>7675</text:p>
          </table:table-cell>
          <table:table-cell office:value-type="float" office:value="1168.28072313264" calcext:value-type="float">
            <text:p>1168.2807231327</text:p>
          </table:table-cell>
        </table:table-row>
        <table:table-row table:style-name="ro1">
          <table:table-cell office:value-type="float" office:value="7676" calcext:value-type="float">
            <text:p>7676</text:p>
          </table:table-cell>
          <table:table-cell office:value-type="float" office:value="1168.28546281014" calcext:value-type="float">
            <text:p>1168.2854628101</text:p>
          </table:table-cell>
        </table:table-row>
        <table:table-row table:style-name="ro1">
          <table:table-cell office:value-type="float" office:value="7677" calcext:value-type="float">
            <text:p>7677</text:p>
          </table:table-cell>
          <table:table-cell office:value-type="float" office:value="1168.28799865077" calcext:value-type="float">
            <text:p>1168.2879986508</text:p>
          </table:table-cell>
        </table:table-row>
        <table:table-row table:style-name="ro1">
          <table:table-cell office:value-type="float" office:value="7678" calcext:value-type="float">
            <text:p>7678</text:p>
          </table:table-cell>
          <table:table-cell office:value-type="float" office:value="1168.29225225438" calcext:value-type="float">
            <text:p>1168.2922522544</text:p>
          </table:table-cell>
        </table:table-row>
        <table:table-row table:style-name="ro1">
          <table:table-cell office:value-type="float" office:value="7679" calcext:value-type="float">
            <text:p>7679</text:p>
          </table:table-cell>
          <table:table-cell office:value-type="float" office:value="1168.29553938167" calcext:value-type="float">
            <text:p>1168.2955393817</text:p>
          </table:table-cell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1168.29975311752" calcext:value-type="float">
            <text:p>1168.2997531175</text:p>
          </table:table-cell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float" office:value="1168.28139834853" calcext:value-type="float">
            <text:p>1168.2813983485</text:p>
          </table:table-cell>
        </table:table-row>
        <table:table-row table:style-name="ro1">
          <table:table-cell office:value-type="float" office:value="7682" calcext:value-type="float">
            <text:p>7682</text:p>
          </table:table-cell>
          <table:table-cell office:value-type="float" office:value="1168.28734619026" calcext:value-type="float">
            <text:p>1168.2873461903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float" office:value="1168.28915638054" calcext:value-type="float">
            <text:p>1168.2891563805</text:p>
          </table:table-cell>
        </table:table-row>
        <table:table-row table:style-name="ro1">
          <table:table-cell office:value-type="float" office:value="7684" calcext:value-type="float">
            <text:p>7684</text:p>
          </table:table-cell>
          <table:table-cell office:value-type="float" office:value="1168.2943471759" calcext:value-type="float">
            <text:p>1168.2943471759</text:p>
          </table:table-cell>
        </table:table-row>
        <table:table-row table:style-name="ro1">
          <table:table-cell office:value-type="float" office:value="7685" calcext:value-type="float">
            <text:p>7685</text:p>
          </table:table-cell>
          <table:table-cell office:value-type="float" office:value="1168.29737717909" calcext:value-type="float">
            <text:p>1168.2973771791</text:p>
          </table:table-cell>
        </table:table-row>
        <table:table-row table:style-name="ro1">
          <table:table-cell office:value-type="float" office:value="7686" calcext:value-type="float">
            <text:p>7686</text:p>
          </table:table-cell>
          <table:table-cell office:value-type="float" office:value="1168.30188875832" calcext:value-type="float">
            <text:p>1168.3018887583</text:p>
          </table:table-cell>
        </table:table-row>
        <table:table-row table:style-name="ro1">
          <table:table-cell office:value-type="float" office:value="7687" calcext:value-type="float">
            <text:p>7687</text:p>
          </table:table-cell>
          <table:table-cell office:value-type="float" office:value="1168.30554412405" calcext:value-type="float">
            <text:p>1168.3055441241</text:p>
          </table:table-cell>
        </table:table-row>
        <table:table-row table:style-name="ro1">
          <table:table-cell office:value-type="float" office:value="7688" calcext:value-type="float">
            <text:p>7688</text:p>
          </table:table-cell>
          <table:table-cell office:value-type="float" office:value="1168.3103212715" calcext:value-type="float">
            <text:p>1168.3103212715</text:p>
          </table:table-cell>
        </table:table-row>
        <table:table-row table:style-name="ro1">
          <table:table-cell office:value-type="float" office:value="7689" calcext:value-type="float">
            <text:p>7689</text:p>
          </table:table-cell>
          <table:table-cell office:value-type="float" office:value="1168.31412388405" calcext:value-type="float">
            <text:p>1168.3141238841</text:p>
          </table:table-cell>
        </table:table-row>
        <table:table-row table:style-name="ro1">
          <table:table-cell office:value-type="float" office:value="7690" calcext:value-type="float">
            <text:p>7690</text:p>
          </table:table-cell>
          <table:table-cell office:value-type="float" office:value="1168.31935631085" calcext:value-type="float">
            <text:p>1168.3193563109</text:p>
          </table:table-cell>
        </table:table-row>
        <table:table-row table:style-name="ro1">
          <table:table-cell office:value-type="float" office:value="7691" calcext:value-type="float">
            <text:p>7691</text:p>
          </table:table-cell>
          <table:table-cell office:value-type="float" office:value="1168.31628504101" calcext:value-type="float">
            <text:p>1168.316285041</text:p>
          </table:table-cell>
        </table:table-row>
        <table:table-row table:style-name="ro1">
          <table:table-cell office:value-type="float" office:value="7692" calcext:value-type="float">
            <text:p>7692</text:p>
          </table:table-cell>
          <table:table-cell office:value-type="float" office:value="1168.32250114691" calcext:value-type="float">
            <text:p>1168.3225011469</text:p>
          </table:table-cell>
        </table:table-row>
        <table:table-row table:style-name="ro1">
          <table:table-cell office:value-type="float" office:value="7693" calcext:value-type="float">
            <text:p>7693</text:p>
          </table:table-cell>
          <table:table-cell office:value-type="float" office:value="1168.32796116391" calcext:value-type="float">
            <text:p>1168.3279611639</text:p>
          </table:table-cell>
        </table:table-row>
        <table:table-row table:style-name="ro1">
          <table:table-cell office:value-type="float" office:value="7694" calcext:value-type="float">
            <text:p>7694</text:p>
          </table:table-cell>
          <table:table-cell office:value-type="float" office:value="1168.33418730987" calcext:value-type="float">
            <text:p>1168.3341873099</text:p>
          </table:table-cell>
        </table:table-row>
        <table:table-row table:style-name="ro1">
          <table:table-cell office:value-type="float" office:value="7695" calcext:value-type="float">
            <text:p>7695</text:p>
          </table:table-cell>
          <table:table-cell office:value-type="float" office:value="1168.33979159033" calcext:value-type="float">
            <text:p>1168.3397915903</text:p>
          </table:table-cell>
        </table:table-row>
        <table:table-row table:style-name="ro1">
          <table:table-cell office:value-type="float" office:value="7696" calcext:value-type="float">
            <text:p>7696</text:p>
          </table:table-cell>
          <table:table-cell office:value-type="float" office:value="1168.34508261646" calcext:value-type="float">
            <text:p>1168.3450826165</text:p>
          </table:table-cell>
        </table:table-row>
        <table:table-row table:style-name="ro1">
          <table:table-cell office:value-type="float" office:value="7697" calcext:value-type="float">
            <text:p>7697</text:p>
          </table:table-cell>
          <table:table-cell office:value-type="float" office:value="1168.35002021915" calcext:value-type="float">
            <text:p>1168.3500202192</text:p>
          </table:table-cell>
        </table:table-row>
        <table:table-row table:style-name="ro1">
          <table:table-cell office:value-type="float" office:value="7698" calcext:value-type="float">
            <text:p>7698</text:p>
          </table:table-cell>
          <table:table-cell office:value-type="float" office:value="1168.35451185021" calcext:value-type="float">
            <text:p>1168.3545118502</text:p>
          </table:table-cell>
        </table:table-row>
        <table:table-row table:style-name="ro1">
          <table:table-cell office:value-type="float" office:value="7699" calcext:value-type="float">
            <text:p>7699</text:p>
          </table:table-cell>
          <table:table-cell office:value-type="float" office:value="1168.35897515357" calcext:value-type="float">
            <text:p>1168.3589751536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1168.36297769366" calcext:value-type="float">
            <text:p>1168.3629776937</text:p>
          </table:table-cell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float" office:value="1168.36886216927" calcext:value-type="float">
            <text:p>1168.3688621693</text:p>
          </table:table-cell>
        </table:table-row>
        <table:table-row table:style-name="ro1">
          <table:table-cell office:value-type="float" office:value="7702" calcext:value-type="float">
            <text:p>7702</text:p>
          </table:table-cell>
          <table:table-cell office:value-type="float" office:value="1168.37216748326" calcext:value-type="float">
            <text:p>1168.3721674833</text:p>
          </table:table-cell>
        </table:table-row>
        <table:table-row table:style-name="ro1">
          <table:table-cell office:value-type="float" office:value="7703" calcext:value-type="float">
            <text:p>7703</text:p>
          </table:table-cell>
          <table:table-cell office:value-type="float" office:value="1168.37686675724" calcext:value-type="float">
            <text:p>1168.3768667573</text:p>
          </table:table-cell>
        </table:table-row>
        <table:table-row table:style-name="ro1">
          <table:table-cell office:value-type="float" office:value="7704" calcext:value-type="float">
            <text:p>7704</text:p>
          </table:table-cell>
          <table:table-cell office:value-type="float" office:value="1168.38013800604" calcext:value-type="float">
            <text:p>1168.380138006</text:p>
          </table:table-cell>
        </table:table-row>
        <table:table-row table:style-name="ro1">
          <table:table-cell office:value-type="float" office:value="7705" calcext:value-type="float">
            <text:p>7705</text:p>
          </table:table-cell>
          <table:table-cell office:value-type="float" office:value="1168.38452282457" calcext:value-type="float">
            <text:p>1168.3845228246</text:p>
          </table:table-cell>
        </table:table-row>
        <table:table-row table:style-name="ro1">
          <table:table-cell office:value-type="float" office:value="7706" calcext:value-type="float">
            <text:p>7706</text:p>
          </table:table-cell>
          <table:table-cell office:value-type="float" office:value="1168.38772791612" calcext:value-type="float">
            <text:p>1168.3877279161</text:p>
          </table:table-cell>
        </table:table-row>
        <table:table-row table:style-name="ro1">
          <table:table-cell office:value-type="float" office:value="7707" calcext:value-type="float">
            <text:p>7707</text:p>
          </table:table-cell>
          <table:table-cell office:value-type="float" office:value="1168.39179704661" calcext:value-type="float">
            <text:p>1168.3917970466</text:p>
          </table:table-cell>
        </table:table-row>
        <table:table-row table:style-name="ro1">
          <table:table-cell office:value-type="float" office:value="7708" calcext:value-type="float">
            <text:p>7708</text:p>
          </table:table-cell>
          <table:table-cell office:value-type="float" office:value="1168.39485944101" calcext:value-type="float">
            <text:p>1168.394859441</text:p>
          </table:table-cell>
        </table:table-row>
        <table:table-row table:style-name="ro1">
          <table:table-cell office:value-type="float" office:value="7709" calcext:value-type="float">
            <text:p>7709</text:p>
          </table:table-cell>
          <table:table-cell office:value-type="float" office:value="1168.39883378877" calcext:value-type="float">
            <text:p>1168.3988337888</text:p>
          </table:table-cell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float" office:value="1168.40187974158" calcext:value-type="float">
            <text:p>1168.4018797416</text:p>
          </table:table-cell>
        </table:table-row>
        <table:table-row table:style-name="ro1">
          <table:table-cell office:value-type="float" office:value="7711" calcext:value-type="float">
            <text:p>7711</text:p>
          </table:table-cell>
          <table:table-cell office:value-type="float" office:value="1168.42412111173" calcext:value-type="float">
            <text:p>1168.4241211117</text:p>
          </table:table-cell>
        </table:table-row>
        <table:table-row table:style-name="ro1">
          <table:table-cell office:value-type="float" office:value="7712" calcext:value-type="float">
            <text:p>7712</text:p>
          </table:table-cell>
          <table:table-cell office:value-type="float" office:value="1168.42571370587" calcext:value-type="float">
            <text:p>1168.4257137059</text:p>
          </table:table-cell>
        </table:table-row>
        <table:table-row table:style-name="ro1">
          <table:table-cell office:value-type="float" office:value="7713" calcext:value-type="float">
            <text:p>7713</text:p>
          </table:table-cell>
          <table:table-cell office:value-type="float" office:value="1168.43115399432" calcext:value-type="float">
            <text:p>1168.4311539943</text:p>
          </table:table-cell>
        </table:table-row>
        <table:table-row table:style-name="ro1">
          <table:table-cell office:value-type="float" office:value="7714" calcext:value-type="float">
            <text:p>7714</text:p>
          </table:table-cell>
          <table:table-cell office:value-type="float" office:value="1168.43361947873" calcext:value-type="float">
            <text:p>1168.4336194787</text:p>
          </table:table-cell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float" office:value="1168.43802737557" calcext:value-type="float">
            <text:p>1168.4380273756</text:p>
          </table:table-cell>
        </table:table-row>
        <table:table-row table:style-name="ro1">
          <table:table-cell office:value-type="float" office:value="7716" calcext:value-type="float">
            <text:p>7716</text:p>
          </table:table-cell>
          <table:table-cell office:value-type="float" office:value="1168.44143404637" calcext:value-type="float">
            <text:p>1168.4414340464</text:p>
          </table:table-cell>
        </table:table-row>
        <table:table-row table:style-name="ro1">
          <table:table-cell office:value-type="float" office:value="7717" calcext:value-type="float">
            <text:p>7717</text:p>
          </table:table-cell>
          <table:table-cell office:value-type="float" office:value="1168.44530601544" calcext:value-type="float">
            <text:p>1168.4453060154</text:p>
          </table:table-cell>
        </table:table-row>
        <table:table-row table:style-name="ro1">
          <table:table-cell office:value-type="float" office:value="7718" calcext:value-type="float">
            <text:p>7718</text:p>
          </table:table-cell>
          <table:table-cell office:value-type="float" office:value="1168.44897528478" calcext:value-type="float">
            <text:p>1168.4489752848</text:p>
          </table:table-cell>
        </table:table-row>
        <table:table-row table:style-name="ro1">
          <table:table-cell office:value-type="float" office:value="7719" calcext:value-type="float">
            <text:p>7719</text:p>
          </table:table-cell>
          <table:table-cell office:value-type="float" office:value="1168.45196596259" calcext:value-type="float">
            <text:p>1168.4519659626</text:p>
          </table:table-cell>
        </table:table-row>
        <table:table-row table:style-name="ro1">
          <table:table-cell office:value-type="float" office:value="7720" calcext:value-type="float">
            <text:p>7720</text:p>
          </table:table-cell>
          <table:table-cell office:value-type="float" office:value="1168.45526120883" calcext:value-type="float">
            <text:p>1168.4552612088</text:p>
          </table:table-cell>
        </table:table-row>
        <table:table-row table:style-name="ro1">
          <table:table-cell office:value-type="float" office:value="7721" calcext:value-type="float">
            <text:p>7721</text:p>
          </table:table-cell>
          <table:table-cell office:value-type="float" office:value="1168.48523810712" calcext:value-type="float">
            <text:p>1168.4852381071</text:p>
          </table:table-cell>
        </table:table-row>
        <table:table-row table:style-name="ro1">
          <table:table-cell office:value-type="float" office:value="7722" calcext:value-type="float">
            <text:p>7722</text:p>
          </table:table-cell>
          <table:table-cell office:value-type="float" office:value="1168.48597621942" calcext:value-type="float">
            <text:p>1168.4859762194</text:p>
          </table:table-cell>
        </table:table-row>
        <table:table-row table:style-name="ro1">
          <table:table-cell office:value-type="float" office:value="7723" calcext:value-type="float">
            <text:p>7723</text:p>
          </table:table-cell>
          <table:table-cell office:value-type="float" office:value="1168.49107954506" calcext:value-type="float">
            <text:p>1168.4910795451</text:p>
          </table:table-cell>
        </table:table-row>
        <table:table-row table:style-name="ro1">
          <table:table-cell office:value-type="float" office:value="7724" calcext:value-type="float">
            <text:p>7724</text:p>
          </table:table-cell>
          <table:table-cell office:value-type="float" office:value="1168.49282666459" calcext:value-type="float">
            <text:p>1168.4928266646</text:p>
          </table:table-cell>
        </table:table-row>
        <table:table-row table:style-name="ro1">
          <table:table-cell office:value-type="float" office:value="7725" calcext:value-type="float">
            <text:p>7725</text:p>
          </table:table-cell>
          <table:table-cell office:value-type="float" office:value="1168.49628350726" calcext:value-type="float">
            <text:p>1168.4962835073</text:p>
          </table:table-cell>
        </table:table-row>
        <table:table-row table:style-name="ro1">
          <table:table-cell office:value-type="float" office:value="7726" calcext:value-type="float">
            <text:p>7726</text:p>
          </table:table-cell>
          <table:table-cell office:value-type="float" office:value="1168.49826788604" calcext:value-type="float">
            <text:p>1168.498267886</text:p>
          </table:table-cell>
        </table:table-row>
        <table:table-row table:style-name="ro1">
          <table:table-cell office:value-type="float" office:value="7727" calcext:value-type="float">
            <text:p>7727</text:p>
          </table:table-cell>
          <table:table-cell office:value-type="float" office:value="1168.50060167405" calcext:value-type="float">
            <text:p>1168.5006016741</text:p>
          </table:table-cell>
        </table:table-row>
        <table:table-row table:style-name="ro1">
          <table:table-cell office:value-type="float" office:value="7728" calcext:value-type="float">
            <text:p>7728</text:p>
          </table:table-cell>
          <table:table-cell office:value-type="float" office:value="1168.50255382317" calcext:value-type="float">
            <text:p>1168.5025538232</text:p>
          </table:table-cell>
        </table:table-row>
        <table:table-row table:style-name="ro1">
          <table:table-cell office:value-type="float" office:value="7729" calcext:value-type="float">
            <text:p>7729</text:p>
          </table:table-cell>
          <table:table-cell office:value-type="float" office:value="1168.50411007144" calcext:value-type="float">
            <text:p>1168.5041100715</text:p>
          </table:table-cell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float" office:value="1168.50596465235" calcext:value-type="float">
            <text:p>1168.5059646524</text:p>
          </table:table-cell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float" office:value="1168.54993441188" calcext:value-type="float">
            <text:p>1168.5499344119</text:p>
          </table:table-cell>
        </table:table-row>
        <table:table-row table:style-name="ro1">
          <table:table-cell office:value-type="float" office:value="7732" calcext:value-type="float">
            <text:p>7732</text:p>
          </table:table-cell>
          <table:table-cell office:value-type="float" office:value="1168.54858182764" calcext:value-type="float">
            <text:p>1168.5485818277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float" office:value="1168.55373756534" calcext:value-type="float">
            <text:p>1168.5537375653</text:p>
          </table:table-cell>
        </table:table-row>
        <table:table-row table:style-name="ro1">
          <table:table-cell office:value-type="float" office:value="7734" calcext:value-type="float">
            <text:p>7734</text:p>
          </table:table-cell>
          <table:table-cell office:value-type="float" office:value="1168.55406055822" calcext:value-type="float">
            <text:p>1168.5540605582</text:p>
          </table:table-cell>
        </table:table-row>
        <table:table-row table:style-name="ro1">
          <table:table-cell office:value-type="float" office:value="7735" calcext:value-type="float">
            <text:p>7735</text:p>
          </table:table-cell>
          <table:table-cell office:value-type="float" office:value="1168.55725677898" calcext:value-type="float">
            <text:p>1168.557256779</text:p>
          </table:table-cell>
        </table:table-row>
        <table:table-row table:style-name="ro1">
          <table:table-cell office:value-type="float" office:value="7736" calcext:value-type="float">
            <text:p>7736</text:p>
          </table:table-cell>
          <table:table-cell office:value-type="float" office:value="1168.55818577031" calcext:value-type="float">
            <text:p>1168.5581857703</text:p>
          </table:table-cell>
        </table:table-row>
        <table:table-row table:style-name="ro1">
          <table:table-cell office:value-type="float" office:value="7737" calcext:value-type="float">
            <text:p>7737</text:p>
          </table:table-cell>
          <table:table-cell office:value-type="float" office:value="1168.56036326394" calcext:value-type="float">
            <text:p>1168.5603632639</text:p>
          </table:table-cell>
        </table:table-row>
        <table:table-row table:style-name="ro1">
          <table:table-cell office:value-type="float" office:value="7738" calcext:value-type="float">
            <text:p>7738</text:p>
          </table:table-cell>
          <table:table-cell office:value-type="float" office:value="1168.56139234444" calcext:value-type="float">
            <text:p>1168.5613923445</text:p>
          </table:table-cell>
        </table:table-row>
        <table:table-row table:style-name="ro1">
          <table:table-cell office:value-type="float" office:value="7739" calcext:value-type="float">
            <text:p>7739</text:p>
          </table:table-cell>
          <table:table-cell office:value-type="float" office:value="1168.56272890227" calcext:value-type="float">
            <text:p>1168.5627289023</text:p>
          </table:table-cell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float" office:value="1168.56349229504" calcext:value-type="float">
            <text:p>1168.563492295</text:p>
          </table:table-cell>
        </table:table-row>
        <table:table-row table:style-name="ro1">
          <table:table-cell office:value-type="float" office:value="7741" calcext:value-type="float">
            <text:p>7741</text:p>
          </table:table-cell>
          <table:table-cell office:value-type="float" office:value="1168.6141237307" calcext:value-type="float">
            <text:p>1168.6141237307</text:p>
          </table:table-cell>
        </table:table-row>
        <table:table-row table:style-name="ro1">
          <table:table-cell office:value-type="float" office:value="7742" calcext:value-type="float">
            <text:p>7742</text:p>
          </table:table-cell>
          <table:table-cell office:value-type="float" office:value="1168.61079176608" calcext:value-type="float">
            <text:p>1168.6107917661</text:p>
          </table:table-cell>
        </table:table-row>
        <table:table-row table:style-name="ro1">
          <table:table-cell office:value-type="float" office:value="7743" calcext:value-type="float">
            <text:p>7743</text:p>
          </table:table-cell>
          <table:table-cell office:value-type="float" office:value="1168.61671027965" calcext:value-type="float">
            <text:p>1168.6167102797</text:p>
          </table:table-cell>
        </table:table-row>
        <table:table-row table:style-name="ro1">
          <table:table-cell office:value-type="float" office:value="7744" calcext:value-type="float">
            <text:p>7744</text:p>
          </table:table-cell>
          <table:table-cell office:value-type="float" office:value="1168.61523559741" calcext:value-type="float">
            <text:p>1168.6152355974</text:p>
          </table:table-cell>
        </table:table-row>
        <table:table-row table:style-name="ro1">
          <table:table-cell office:value-type="float" office:value="7745" calcext:value-type="float">
            <text:p>7745</text:p>
          </table:table-cell>
          <table:table-cell office:value-type="float" office:value="1168.6186320255" calcext:value-type="float">
            <text:p>1168.6186320255</text:p>
          </table:table-cell>
        </table:table-row>
        <table:table-row table:style-name="ro1">
          <table:table-cell office:value-type="float" office:value="7746" calcext:value-type="float">
            <text:p>7746</text:p>
          </table:table-cell>
          <table:table-cell office:value-type="float" office:value="1168.61767016792" calcext:value-type="float">
            <text:p>1168.6176701679</text:p>
          </table:table-cell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float" office:value="1168.61949083275" calcext:value-type="float">
            <text:p>1168.6194908328</text:p>
          </table:table-cell>
        </table:table-row>
        <table:table-row table:style-name="ro1">
          <table:table-cell office:value-type="float" office:value="7748" calcext:value-type="float">
            <text:p>7748</text:p>
          </table:table-cell>
          <table:table-cell office:value-type="float" office:value="1168.61864629492" calcext:value-type="float">
            <text:p>1168.6186462949</text:p>
          </table:table-cell>
        </table:table-row>
        <table:table-row table:style-name="ro1">
          <table:table-cell office:value-type="float" office:value="7749" calcext:value-type="float">
            <text:p>7749</text:p>
          </table:table-cell>
          <table:table-cell office:value-type="float" office:value="1168.61934787491" calcext:value-type="float">
            <text:p>1168.6193478749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1168.61839872974" calcext:value-type="float">
            <text:p>1168.6183987298</text:p>
          </table:table-cell>
        </table:table-row>
        <table:table-row table:style-name="ro1">
          <table:table-cell office:value-type="float" office:value="7751" calcext:value-type="float">
            <text:p>7751</text:p>
          </table:table-cell>
          <table:table-cell office:value-type="float" office:value="1168.67996847977" calcext:value-type="float">
            <text:p>1168.6799684798</text:p>
          </table:table-cell>
        </table:table-row>
        <table:table-row table:style-name="ro1">
          <table:table-cell office:value-type="float" office:value="7752" calcext:value-type="float">
            <text:p>7752</text:p>
          </table:table-cell>
          <table:table-cell office:value-type="float" office:value="1168.67461151425" calcext:value-type="float">
            <text:p>1168.6746115143</text:p>
          </table:table-cell>
        </table:table-row>
        <table:table-row table:style-name="ro1">
          <table:table-cell office:value-type="float" office:value="7753" calcext:value-type="float">
            <text:p>7753</text:p>
          </table:table-cell>
          <table:table-cell office:value-type="float" office:value="1168.68037561355" calcext:value-type="float">
            <text:p>1168.6803756136</text:p>
          </table:table-cell>
        </table:table-row>
        <table:table-row table:style-name="ro1">
          <table:table-cell office:value-type="float" office:value="7754" calcext:value-type="float">
            <text:p>7754</text:p>
          </table:table-cell>
          <table:table-cell office:value-type="float" office:value="1168.67750052759" calcext:value-type="float">
            <text:p>1168.6775005276</text:p>
          </table:table-cell>
        </table:table-row>
        <table:table-row table:style-name="ro1">
          <table:table-cell office:value-type="float" office:value="7755" calcext:value-type="float">
            <text:p>7755</text:p>
          </table:table-cell>
          <table:table-cell office:value-type="float" office:value="1168.68047776107" calcext:value-type="float">
            <text:p>1168.6804777611</text:p>
          </table:table-cell>
        </table:table-row>
        <table:table-row table:style-name="ro1">
          <table:table-cell office:value-type="float" office:value="7756" calcext:value-type="float">
            <text:p>7756</text:p>
          </table:table-cell>
          <table:table-cell office:value-type="float" office:value="1168.67849086373" calcext:value-type="float">
            <text:p>1168.6784908637</text:p>
          </table:table-cell>
        </table:table-row>
        <table:table-row table:style-name="ro1">
          <table:table-cell office:value-type="float" office:value="7757" calcext:value-type="float">
            <text:p>7757</text:p>
          </table:table-cell>
          <table:table-cell office:value-type="float" office:value="1168.67979850166" calcext:value-type="float">
            <text:p>1168.6797985017</text:p>
          </table:table-cell>
        </table:table-row>
        <table:table-row table:style-name="ro1">
          <table:table-cell office:value-type="float" office:value="7758" calcext:value-type="float">
            <text:p>7758</text:p>
          </table:table-cell>
          <table:table-cell office:value-type="float" office:value="1168.67807126056" calcext:value-type="float">
            <text:p>1168.6780712606</text:p>
          </table:table-cell>
        </table:table-row>
        <table:table-row table:style-name="ro1">
          <table:table-cell office:value-type="float" office:value="7759" calcext:value-type="float">
            <text:p>7759</text:p>
          </table:table-cell>
          <table:table-cell office:value-type="float" office:value="1168.67815752384" calcext:value-type="float">
            <text:p>1168.6781575239</text:p>
          </table:table-cell>
        </table:table-row>
        <table:table-row table:style-name="ro1">
          <table:table-cell office:value-type="float" office:value="7760" calcext:value-type="float">
            <text:p>7760</text:p>
          </table:table-cell>
          <table:table-cell office:value-type="float" office:value="1168.67634164476" calcext:value-type="float">
            <text:p>1168.6763416448</text:p>
          </table:table-cell>
        </table:table-row>
        <table:table-row table:style-name="ro1">
          <table:table-cell office:value-type="float" office:value="7761" calcext:value-type="float">
            <text:p>7761</text:p>
          </table:table-cell>
          <table:table-cell office:value-type="float" office:value="1168.74088297732" calcext:value-type="float">
            <text:p>1168.7408829773</text:p>
          </table:table-cell>
        </table:table-row>
        <table:table-row table:style-name="ro1">
          <table:table-cell office:value-type="float" office:value="7762" calcext:value-type="float">
            <text:p>7762</text:p>
          </table:table-cell>
          <table:table-cell office:value-type="float" office:value="1168.73431010721" calcext:value-type="float">
            <text:p>1168.7343101072</text:p>
          </table:table-cell>
        </table:table-row>
        <table:table-row table:style-name="ro1">
          <table:table-cell office:value-type="float" office:value="7763" calcext:value-type="float">
            <text:p>7763</text:p>
          </table:table-cell>
          <table:table-cell office:value-type="float" office:value="1168.73975871231" calcext:value-type="float">
            <text:p>1168.7397587123</text:p>
          </table:table-cell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float" office:value="1168.73587799264" calcext:value-type="float">
            <text:p>1168.7358779926</text:p>
          </table:table-cell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float" office:value="1168.73821544258" calcext:value-type="float">
            <text:p>1168.7382154426</text:p>
          </table:table-cell>
        </table:table-row>
        <table:table-row table:style-name="ro1">
          <table:table-cell office:value-type="float" office:value="7766" calcext:value-type="float">
            <text:p>7766</text:p>
          </table:table-cell>
          <table:table-cell office:value-type="float" office:value="1168.73524517708" calcext:value-type="float">
            <text:p>1168.7352451771</text:p>
          </table:table-cell>
        </table:table-row>
        <table:table-row table:style-name="ro1">
          <table:table-cell office:value-type="float" office:value="7767" calcext:value-type="float">
            <text:p>7767</text:p>
          </table:table-cell>
          <table:table-cell office:value-type="float" office:value="1168.73569718162" calcext:value-type="float">
            <text:p>1168.7356971816</text:p>
          </table:table-cell>
        </table:table-row>
        <table:table-row table:style-name="ro1">
          <table:table-cell office:value-type="float" office:value="7768" calcext:value-type="float">
            <text:p>7768</text:p>
          </table:table-cell>
          <table:table-cell office:value-type="float" office:value="1168.73298512074" calcext:value-type="float">
            <text:p>1168.7329851207</text:p>
          </table:table-cell>
        </table:table-row>
        <table:table-row table:style-name="ro1">
          <table:table-cell office:value-type="float" office:value="7769" calcext:value-type="float">
            <text:p>7769</text:p>
          </table:table-cell>
          <table:table-cell office:value-type="float" office:value="1168.73216687265" calcext:value-type="float">
            <text:p>1168.7321668727</text:p>
          </table:table-cell>
        </table:table-row>
        <table:table-row table:style-name="ro1">
          <table:table-cell office:value-type="float" office:value="7770" calcext:value-type="float">
            <text:p>7770</text:p>
          </table:table-cell>
          <table:table-cell office:value-type="float" office:value="1168.72942202972" calcext:value-type="float">
            <text:p>1168.7294220297</text:p>
          </table:table-cell>
        </table:table-row>
        <table:table-row table:style-name="ro1">
          <table:table-cell office:value-type="float" office:value="7771" calcext:value-type="float">
            <text:p>7771</text:p>
          </table:table-cell>
          <table:table-cell office:value-type="float" office:value="1168.80174454691" calcext:value-type="float">
            <text:p>1168.8017445469</text:p>
          </table:table-cell>
        </table:table-row>
        <table:table-row table:style-name="ro1">
          <table:table-cell office:value-type="float" office:value="7772" calcext:value-type="float">
            <text:p>7772</text:p>
          </table:table-cell>
          <table:table-cell office:value-type="float" office:value="1168.79396977702" calcext:value-type="float">
            <text:p>1168.793969777</text:p>
          </table:table-cell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1168.79897851913" calcext:value-type="float">
            <text:p>1168.7989785191</text:p>
          </table:table-cell>
        </table:table-row>
        <table:table-row table:style-name="ro1">
          <table:table-cell office:value-type="float" office:value="7774" calcext:value-type="float">
            <text:p>7774</text:p>
          </table:table-cell>
          <table:table-cell office:value-type="float" office:value="1168.79421266326" calcext:value-type="float">
            <text:p>1168.7942126633</text:p>
          </table:table-cell>
        </table:table-row>
        <table:table-row table:style-name="ro1">
          <table:table-cell office:value-type="float" office:value="7775" calcext:value-type="float">
            <text:p>7775</text:p>
          </table:table-cell>
          <table:table-cell office:value-type="float" office:value="1168.79590933031" calcext:value-type="float">
            <text:p>1168.7959093303</text:p>
          </table:table-cell>
        </table:table-row>
        <table:table-row table:style-name="ro1">
          <table:table-cell office:value-type="float" office:value="7776" calcext:value-type="float">
            <text:p>7776</text:p>
          </table:table-cell>
          <table:table-cell office:value-type="float" office:value="1168.79215826802" calcext:value-type="float">
            <text:p>1168.792158268</text:p>
          </table:table-cell>
        </table:table-row>
        <table:table-row table:style-name="ro1">
          <table:table-cell office:value-type="float" office:value="7777" calcext:value-type="float">
            <text:p>7777</text:p>
          </table:table-cell>
          <table:table-cell office:value-type="float" office:value="1168.79191922968" calcext:value-type="float">
            <text:p>1168.7919192297</text:p>
          </table:table-cell>
        </table:table-row>
        <table:table-row table:style-name="ro1">
          <table:table-cell office:value-type="float" office:value="7778" calcext:value-type="float">
            <text:p>7778</text:p>
          </table:table-cell>
          <table:table-cell office:value-type="float" office:value="1168.78844883714" calcext:value-type="float">
            <text:p>1168.7884488371</text:p>
          </table:table-cell>
        </table:table-row>
        <table:table-row table:style-name="ro1">
          <table:table-cell office:value-type="float" office:value="7779" calcext:value-type="float">
            <text:p>7779</text:p>
          </table:table-cell>
          <table:table-cell office:value-type="float" office:value="1168.7868804064" calcext:value-type="float">
            <text:p>1168.7868804064</text:p>
          </table:table-cell>
        </table:table-row>
        <table:table-row table:style-name="ro1">
          <table:table-cell office:value-type="float" office:value="7780" calcext:value-type="float">
            <text:p>7780</text:p>
          </table:table-cell>
          <table:table-cell office:value-type="float" office:value="1168.78336069935" calcext:value-type="float">
            <text:p>1168.7833606994</text:p>
          </table:table-cell>
        </table:table-row>
        <table:table-row table:style-name="ro1">
          <table:table-cell office:value-type="float" office:value="7781" calcext:value-type="float">
            <text:p>7781</text:p>
          </table:table-cell>
          <table:table-cell office:value-type="float" office:value="1168.85596776704" calcext:value-type="float">
            <text:p>1168.855967767</text:p>
          </table:table-cell>
        </table:table-row>
        <table:table-row table:style-name="ro1">
          <table:table-cell office:value-type="float" office:value="7782" calcext:value-type="float">
            <text:p>7782</text:p>
          </table:table-cell>
          <table:table-cell office:value-type="float" office:value="1168.84721695953" calcext:value-type="float">
            <text:p>1168.8472169595</text:p>
          </table:table-cell>
        </table:table-row>
        <table:table-row table:style-name="ro1">
          <table:table-cell office:value-type="float" office:value="7783" calcext:value-type="float">
            <text:p>7783</text:p>
          </table:table-cell>
          <table:table-cell office:value-type="float" office:value="1168.85158144962" calcext:value-type="float">
            <text:p>1168.8515814496</text:p>
          </table:table-cell>
        </table:table-row>
        <table:table-row table:style-name="ro1">
          <table:table-cell office:value-type="float" office:value="7784" calcext:value-type="float">
            <text:p>7784</text:p>
          </table:table-cell>
          <table:table-cell office:value-type="float" office:value="1168.84592236172" calcext:value-type="float">
            <text:p>1168.8459223617</text:p>
          </table:table-cell>
        </table:table-row>
        <table:table-row table:style-name="ro1">
          <table:table-cell office:value-type="float" office:value="7785" calcext:value-type="float">
            <text:p>7785</text:p>
          </table:table-cell>
          <table:table-cell office:value-type="float" office:value="1168.84679941347" calcext:value-type="float">
            <text:p>1168.8467994135</text:p>
          </table:table-cell>
        </table:table-row>
        <table:table-row table:style-name="ro1">
          <table:table-cell office:value-type="float" office:value="7786" calcext:value-type="float">
            <text:p>7786</text:p>
          </table:table-cell>
          <table:table-cell office:value-type="float" office:value="1168.84214606988" calcext:value-type="float">
            <text:p>1168.8421460699</text:p>
          </table:table-cell>
        </table:table-row>
        <table:table-row table:style-name="ro1">
          <table:table-cell office:value-type="float" office:value="7787" calcext:value-type="float">
            <text:p>7787</text:p>
          </table:table-cell>
          <table:table-cell office:value-type="float" office:value="1168.84097066824" calcext:value-type="float">
            <text:p>1168.8409706682</text:p>
          </table:table-cell>
        </table:table-row>
        <table:table-row table:style-name="ro1">
          <table:table-cell office:value-type="float" office:value="7788" calcext:value-type="float">
            <text:p>7788</text:p>
          </table:table-cell>
          <table:table-cell office:value-type="float" office:value="1168.83658685538" calcext:value-type="float">
            <text:p>1168.8365868554</text:p>
          </table:table-cell>
        </table:table-row>
        <table:table-row table:style-name="ro1">
          <table:table-cell office:value-type="float" office:value="7789" calcext:value-type="float">
            <text:p>7789</text:p>
          </table:table-cell>
          <table:table-cell office:value-type="float" office:value="1168.83401607219" calcext:value-type="float">
            <text:p>1168.8340160722</text:p>
          </table:table-cell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1168.82960288211" calcext:value-type="float">
            <text:p>1168.8296028821</text:p>
          </table:table-cell>
        </table:table-row>
        <table:table-row table:style-name="ro1">
          <table:table-cell office:value-type="float" office:value="7791" calcext:value-type="float">
            <text:p>7791</text:p>
          </table:table-cell>
          <table:table-cell office:value-type="float" office:value="1168.90727563603" calcext:value-type="float">
            <text:p>1168.907275636</text:p>
          </table:table-cell>
        </table:table-row>
        <table:table-row table:style-name="ro1">
          <table:table-cell office:value-type="float" office:value="7792" calcext:value-type="float">
            <text:p>7792</text:p>
          </table:table-cell>
          <table:table-cell office:value-type="float" office:value="1168.89750140552" calcext:value-type="float">
            <text:p>1168.89750140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00:27:33.518849092</meta:creation-date>
    <dc:date>2017-04-09T00:47:29.044119765</dc:date>
    <meta:editing-duration>P1DT17H13M19S</meta:editing-duration>
    <meta:editing-cycles>3</meta:editing-cycles>
    <meta:generator>LibreOffice/5.1.6.2$Linux_X86_64 LibreOffice_project/10m0$Build-2</meta:generator>
    <meta:document-statistic meta:table-count="3" meta:cell-count="707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813cm" svg:height="19.285cm" xlink:href=".." xlink:type="simple" chart:class="chart:scatter" chart:style-name="ch1">
        <chart:legend chart:legend-position="end" svg:x="34.913cm" svg:y="8.098cm" style:legend-expansion="high" chart:style-name="ch2"/>
        <chart:plot-area chart:style-name="ch3" table:cell-range-address="'Temperature Development'.A2:'Temperature Development'.D613 'Temperature Development'.B1:'Temperature Development'.D1 'Temperature Development'.F1:'Temperature Development'.H613" chart:data-source-has-labels="row" svg:x="0.733cm" svg:y="0.384cm" svg:width="33.175cm" svg:height="18.513cm">
          <chartooo:coordinate-region svg:x="1.726cm" svg:y="0.583cm" svg:width="31.811cm" svg:height="17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emperature Development'.B2:'Temperature Development'.B613" chart:label-cell-address="'Temperature Development'.B1:'Temperature Development'.B1" chart:class="chart:scatter">
            <chart:domain table:cell-range-address="'Temperature Development'.A2:'Temperature Development'.A613"/>
            <chart:data-point chart:repeated="612"/>
          </chart:series>
          <chart:series chart:style-name="ch7" chart:values-cell-range-address="'Temperature Development'.C2:'Temperature Development'.C613" chart:label-cell-address="'Temperature Development'.C1:'Temperature Development'.C1" chart:class="chart:scatter">
            <chart:data-point chart:repeated="612"/>
          </chart:series>
          <chart:series chart:style-name="ch8" chart:values-cell-range-address="'Temperature Development'.D2:'Temperature Development'.D613" chart:label-cell-address="'Temperature Development'.D1:'Temperature Development'.D1" chart:class="chart:scatter">
            <chart:data-point chart:repeated="612"/>
          </chart:series>
          <chart:series chart:style-name="ch9" chart:values-cell-range-address="'Temperature Development'.F2:'Temperature Development'.F613" chart:label-cell-address="'Temperature Development'.F1:'Temperature Development'.F1" chart:class="chart:scatter">
            <chart:data-point chart:repeated="612"/>
          </chart:series>
          <chart:series chart:style-name="ch10" chart:values-cell-range-address="'Temperature Development'.G2:'Temperature Development'.G613" chart:label-cell-address="'Temperature Development'.G1:'Temperature Development'.G1" chart:class="chart:scatter">
            <chart:data-point chart:repeated="612"/>
          </chart:series>
          <chart:series chart:style-name="ch11" chart:values-cell-range-address="'Temperature Development'.H2:'Temperature Development'.H613" chart:label-cell-address="'Temperature Development'.H1:'Temperature Development'.H1" chart:class="chart:scatter">
            <chart:data-point chart:repeated="6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1</text:p>
                <draw:g>
                  <svg:desc>'Temperature Development'.B1:'Temperature Development'.B1</svg:desc>
                </draw:g>
              </table:table-cell>
              <table:table-cell office:value-type="string">
                <text:p>216</text:p>
                <draw:g>
                  <svg:desc>'Temperature Development'.C1:'Temperature Development'.C1</svg:desc>
                </draw:g>
              </table:table-cell>
              <table:table-cell office:value-type="string">
                <text:p>332</text:p>
                <draw:g>
                  <svg:desc>'Temperature Development'.D1:'Temperature Development'.D1</svg:desc>
                </draw:g>
              </table:table-cell>
              <table:table-cell office:value-type="string">
                <text:p>532</text:p>
                <draw:g>
                  <svg:desc>'Temperature Development'.F1:'Temperature Development'.F1</svg:desc>
                </draw:g>
              </table:table-cell>
              <table:table-cell office:value-type="string">
                <text:p>616</text:p>
                <draw:g>
                  <svg:desc>'Temperature Development'.G1:'Temperature Development'.G1</svg:desc>
                </draw:g>
              </table:table-cell>
              <table:table-cell office:value-type="string">
                <text:p>701</text:p>
                <draw:g>
                  <svg:desc>'Temperature Development'.H1:'Temperature Development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92">
                <text:p>7192</text:p>
                <draw:g>
                  <svg:desc>'Temperature Development'.A2:'Temperature Development'.A613</svg:desc>
                </draw:g>
              </table:table-cell>
              <table:table-cell office:value-type="float" office:value="1171.62901747415">
                <text:p>1171.62901747415</text:p>
                <draw:g>
                  <svg:desc>'Temperature Development'.B2:'Temperature Development'.B613</svg:desc>
                </draw:g>
              </table:table-cell>
              <table:table-cell office:value-type="float" office:value="1178.80273430587">
                <text:p>1178.80273430587</text:p>
                <draw:g>
                  <svg:desc>'Temperature Development'.C2:'Temperature Development'.C613</svg:desc>
                </draw:g>
              </table:table-cell>
              <table:table-cell office:value-type="float" office:value="1169.66796865142">
                <text:p>1169.66796865142</text:p>
                <draw:g>
                  <svg:desc>'Temperature Development'.D2:'Temperature Development'.D613</svg:desc>
                </draw:g>
              </table:table-cell>
              <table:table-cell office:value-type="float" office:value="1170.12764806976">
                <text:p>1170.12764806976</text:p>
                <draw:g>
                  <svg:desc>'Temperature Development'.F2:'Temperature Development'.F613</svg:desc>
                </draw:g>
              </table:table-cell>
              <table:table-cell office:value-type="float" office:value="1178.59189134835">
                <text:p>1178.59189134835</text:p>
                <draw:g>
                  <svg:desc>'Temperature Development'.G2:'Temperature Development'.G613</svg:desc>
                </draw:g>
              </table:table-cell>
              <table:table-cell office:value-type="float" office:value="1167.23987508378">
                <text:p>1167.23987508378</text:p>
                <draw:g>
                  <svg:desc>'Temperature Development'.H2:'Temperature Development'.H6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92">
                <text:p>7192</text:p>
              </table:table-cell>
              <table:table-cell office:value-type="float" office:value="1171.62901747415">
                <text:p>1171.62901747415</text:p>
              </table:table-cell>
              <table:table-cell office:value-type="float" office:value="1178.80273430587">
                <text:p>1178.80273430587</text:p>
              </table:table-cell>
              <table:table-cell office:value-type="float" office:value="1169.66796865142">
                <text:p>1169.66796865142</text:p>
              </table:table-cell>
              <table:table-cell office:value-type="float" office:value="1170.12764806976">
                <text:p>1170.12764806976</text:p>
              </table:table-cell>
              <table:table-cell office:value-type="float" office:value="1178.59189134835">
                <text:p>1178.59189134835</text:p>
              </table:table-cell>
              <table:table-cell office:value-type="float" office:value="1167.23987508378">
                <text:p>1167.239875083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93">
                <text:p>7193</text:p>
              </table:table-cell>
              <table:table-cell office:value-type="float" office:value="1171.6354542395">
                <text:p>1171.6354542395</text:p>
              </table:table-cell>
              <table:table-cell office:value-type="float" office:value="1178.80078452683">
                <text:p>1178.80078452683</text:p>
              </table:table-cell>
              <table:table-cell office:value-type="float" office:value="1169.66742987712">
                <text:p>1169.66742987712</text:p>
              </table:table-cell>
              <table:table-cell office:value-type="float" office:value="1170.12727412159">
                <text:p>1170.12727412159</text:p>
              </table:table-cell>
              <table:table-cell office:value-type="float" office:value="1178.58693002289">
                <text:p>1178.58693002289</text:p>
              </table:table-cell>
              <table:table-cell office:value-type="float" office:value="1167.23996697585">
                <text:p>1167.23996697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94">
                <text:p>7194</text:p>
              </table:table-cell>
              <table:table-cell office:value-type="float" office:value="1171.63760925571">
                <text:p>1171.63760925571</text:p>
              </table:table-cell>
              <table:table-cell office:value-type="float" office:value="1178.80361141708">
                <text:p>1178.80361141708</text:p>
              </table:table-cell>
              <table:table-cell office:value-type="float" office:value="1169.66856128423">
                <text:p>1169.66856128423</text:p>
              </table:table-cell>
              <table:table-cell office:value-type="float" office:value="1170.13040718375">
                <text:p>1170.13040718375</text:p>
              </table:table-cell>
              <table:table-cell office:value-type="float" office:value="1178.58676953451">
                <text:p>1178.58676953451</text:p>
              </table:table-cell>
              <table:table-cell office:value-type="float" office:value="1167.24280341254">
                <text:p>1167.24280341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95">
                <text:p>7195</text:p>
              </table:table-cell>
              <table:table-cell office:value-type="float" office:value="1171.64232933764">
                <text:p>1171.64232933764</text:p>
              </table:table-cell>
              <table:table-cell office:value-type="float" office:value="1178.8035308148">
                <text:p>1178.8035308148</text:p>
              </table:table-cell>
              <table:table-cell office:value-type="float" office:value="1169.66869809081">
                <text:p>1169.66869809081</text:p>
              </table:table-cell>
              <table:table-cell office:value-type="float" office:value="1170.13132691242">
                <text:p>1170.13132691242</text:p>
              </table:table-cell>
              <table:table-cell office:value-type="float" office:value="1178.5836269434">
                <text:p>1178.5836269434</text:p>
              </table:table-cell>
              <table:table-cell office:value-type="float" office:value="1167.24326448301">
                <text:p>1167.24326448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96">
                <text:p>7196</text:p>
              </table:table-cell>
              <table:table-cell office:value-type="float" office:value="1171.64493284208">
                <text:p>1171.64493284208</text:p>
              </table:table-cell>
              <table:table-cell office:value-type="float" office:value="1178.80589049279">
                <text:p>1178.80589049279</text:p>
              </table:table-cell>
              <table:table-cell office:value-type="float" office:value="1169.66991862217">
                <text:p>1169.66991862217</text:p>
              </table:table-cell>
              <table:table-cell office:value-type="float" office:value="1170.13424435964">
                <text:p>1170.13424435964</text:p>
              </table:table-cell>
              <table:table-cell office:value-type="float" office:value="1178.58293225176">
                <text:p>1178.58293225176</text:p>
              </table:table-cell>
              <table:table-cell office:value-type="float" office:value="1167.24578833467">
                <text:p>1167.245788334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97">
                <text:p>7197</text:p>
              </table:table-cell>
              <table:table-cell office:value-type="float" office:value="1171.64874231204">
                <text:p>1171.64874231204</text:p>
              </table:table-cell>
              <table:table-cell office:value-type="float" office:value="1178.80680250901">
                <text:p>1178.80680250901</text:p>
              </table:table-cell>
              <table:table-cell office:value-type="float" office:value="1169.67054255674">
                <text:p>1169.67054255674</text:p>
              </table:table-cell>
              <table:table-cell office:value-type="float" office:value="1170.1359819441">
                <text:p>1170.1359819441</text:p>
              </table:table-cell>
              <table:table-cell office:value-type="float" office:value="1178.58079941474">
                <text:p>1178.58079941474</text:p>
              </table:table-cell>
              <table:table-cell office:value-type="float" office:value="1167.24657985036">
                <text:p>1167.246579850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98">
                <text:p>7198</text:p>
              </table:table-cell>
              <table:table-cell office:value-type="float" office:value="1171.65143186649">
                <text:p>1171.65143186649</text:p>
              </table:table-cell>
              <table:table-cell office:value-type="float" office:value="1178.80907321389">
                <text:p>1178.80907321389</text:p>
              </table:table-cell>
              <table:table-cell office:value-type="float" office:value="1169.67190629191">
                <text:p>1169.67190629191</text:p>
              </table:table-cell>
              <table:table-cell office:value-type="float" office:value="1170.13893865827">
                <text:p>1170.13893865827</text:p>
              </table:table-cell>
              <table:table-cell office:value-type="float" office:value="1178.57995975898">
                <text:p>1178.57995975898</text:p>
              </table:table-cell>
              <table:table-cell office:value-type="float" office:value="1167.24893259327">
                <text:p>1167.24893259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99">
                <text:p>7199</text:p>
              </table:table-cell>
              <table:table-cell office:value-type="float" office:value="1171.65467236537">
                <text:p>1171.65467236537</text:p>
              </table:table-cell>
              <table:table-cell office:value-type="float" office:value="1178.81059749075">
                <text:p>1178.81059749075</text:p>
              </table:table-cell>
              <table:table-cell office:value-type="float" office:value="1169.67289615632">
                <text:p>1169.67289615632</text:p>
              </table:table-cell>
              <table:table-cell office:value-type="float" office:value="1170.14123548136">
                <text:p>1170.14123548136</text:p>
              </table:table-cell>
              <table:table-cell office:value-type="float" office:value="1178.5784566571">
                <text:p>1178.5784566571</text:p>
              </table:table-cell>
              <table:table-cell office:value-type="float" office:value="1167.25005051649">
                <text:p>1167.250050516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00">
                <text:p>7200</text:p>
              </table:table-cell>
              <table:table-cell office:value-type="float" office:value="1171.65730558134">
                <text:p>1171.65730558134</text:p>
              </table:table-cell>
              <table:table-cell office:value-type="float" office:value="1178.81289928086">
                <text:p>1178.81289928086</text:p>
              </table:table-cell>
              <table:table-cell office:value-type="float" office:value="1169.67442309324">
                <text:p>1169.67442309324</text:p>
              </table:table-cell>
              <table:table-cell office:value-type="float" office:value="1170.14431786307">
                <text:p>1170.14431786307</text:p>
              </table:table-cell>
              <table:table-cell office:value-type="float" office:value="1178.57764641696">
                <text:p>1178.57764641696</text:p>
              </table:table-cell>
              <table:table-cell office:value-type="float" office:value="1167.25231356693">
                <text:p>1167.252313566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01">
                <text:p>7201</text:p>
              </table:table-cell>
              <table:table-cell office:value-type="float" office:value="1171.69971409258">
                <text:p>1171.69971409258</text:p>
              </table:table-cell>
              <table:table-cell office:value-type="float" office:value="1178.77203126284">
                <text:p>1178.77203126284</text:p>
              </table:table-cell>
              <table:table-cell office:value-type="float" office:value="1169.6699607664">
                <text:p>1169.6699607664</text:p>
              </table:table-cell>
              <table:table-cell office:value-type="float" office:value="1170.12166246245">
                <text:p>1170.12166246245</text:p>
              </table:table-cell>
              <table:table-cell office:value-type="float" office:value="1178.53294357627">
                <text:p>1178.53294357627</text:p>
              </table:table-cell>
              <table:table-cell office:value-type="float" office:value="1167.24824409361">
                <text:p>1167.248244093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02">
                <text:p>7202</text:p>
              </table:table-cell>
              <table:table-cell office:value-type="float" office:value="1171.69981859423">
                <text:p>1171.69981859423</text:p>
              </table:table-cell>
              <table:table-cell office:value-type="float" office:value="1178.77690802541">
                <text:p>1178.77690802541</text:p>
              </table:table-cell>
              <table:table-cell office:value-type="float" office:value="1169.67194005131">
                <text:p>1169.67194005131</text:p>
              </table:table-cell>
              <table:table-cell office:value-type="float" office:value="1170.12645921454">
                <text:p>1170.12645921454</text:p>
              </table:table-cell>
              <table:table-cell office:value-type="float" office:value="1178.53484685276">
                <text:p>1178.53484685276</text:p>
              </table:table-cell>
              <table:table-cell office:value-type="float" office:value="1167.25116056278">
                <text:p>1167.251160562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03">
                <text:p>7203</text:p>
              </table:table-cell>
              <table:table-cell office:value-type="float" office:value="1171.70601866194">
                <text:p>1171.70601866194</text:p>
              </table:table-cell>
              <table:table-cell office:value-type="float" office:value="1178.77532496958">
                <text:p>1178.77532496958</text:p>
              </table:table-cell>
              <table:table-cell office:value-type="float" office:value="1169.67288004944">
                <text:p>1169.67288004944</text:p>
              </table:table-cell>
              <table:table-cell office:value-type="float" office:value="1170.12700761484">
                <text:p>1170.12700761484</text:p>
              </table:table-cell>
              <table:table-cell office:value-type="float" office:value="1178.53008244632">
                <text:p>1178.53008244632</text:p>
              </table:table-cell>
              <table:table-cell office:value-type="float" office:value="1167.25151907532">
                <text:p>1167.251519075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04">
                <text:p>7204</text:p>
              </table:table-cell>
              <table:table-cell office:value-type="float" office:value="1171.70771558882">
                <text:p>1171.70771558882</text:p>
              </table:table-cell>
              <table:table-cell office:value-type="float" office:value="1178.77849089647">
                <text:p>1178.77849089647</text:p>
              </table:table-cell>
              <table:table-cell office:value-type="float" office:value="1169.67475046699">
                <text:p>1169.67475046699</text:p>
              </table:table-cell>
              <table:table-cell office:value-type="float" office:value="1170.13085879488">
                <text:p>1170.13085879488</text:p>
              </table:table-cell>
              <table:table-cell office:value-type="float" office:value="1178.53019322276">
                <text:p>1178.53019322276</text:p>
              </table:table-cell>
              <table:table-cell office:value-type="float" office:value="1167.25418353951">
                <text:p>1167.25418353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05">
                <text:p>7205</text:p>
              </table:table-cell>
              <table:table-cell office:value-type="float" office:value="1171.71216625565">
                <text:p>1171.71216625565</text:p>
              </table:table-cell>
              <table:table-cell office:value-type="float" office:value="1178.77872850823">
                <text:p>1178.77872850823</text:p>
              </table:table-cell>
              <table:table-cell office:value-type="float" office:value="1169.67599501246">
                <text:p>1169.67599501246</text:p>
              </table:table-cell>
              <table:table-cell office:value-type="float" office:value="1170.13247798487">
                <text:p>1170.13247798487</text:p>
              </table:table-cell>
              <table:table-cell office:value-type="float" office:value="1178.52731640569">
                <text:p>1178.52731640569</text:p>
              </table:table-cell>
              <table:table-cell office:value-type="float" office:value="1167.25490243774">
                <text:p>1167.254902437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06">
                <text:p>7206</text:p>
              </table:table-cell>
              <table:table-cell office:value-type="float" office:value="1171.7143126474">
                <text:p>1171.7143126474</text:p>
              </table:table-cell>
              <table:table-cell office:value-type="float" office:value="1178.78139964551">
                <text:p>1178.78139964551</text:p>
              </table:table-cell>
              <table:table-cell office:value-type="float" office:value="1169.67791176156">
                <text:p>1169.67791176156</text:p>
              </table:table-cell>
              <table:table-cell office:value-type="float" office:value="1170.13607017773">
                <text:p>1170.13607017773</text:p>
              </table:table-cell>
              <table:table-cell office:value-type="float" office:value="1178.52689712577">
                <text:p>1178.52689712577</text:p>
              </table:table-cell>
              <table:table-cell office:value-type="float" office:value="1167.25738147406">
                <text:p>1167.257381474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07">
                <text:p>7207</text:p>
              </table:table-cell>
              <table:table-cell office:value-type="float" office:value="1171.71780862338">
                <text:p>1171.71780862338</text:p>
              </table:table-cell>
              <table:table-cell office:value-type="float" office:value="1178.78259292394">
                <text:p>1178.78259292394</text:p>
              </table:table-cell>
              <table:table-cell office:value-type="float" office:value="1169.67931359098">
                <text:p>1169.67931359098</text:p>
              </table:table-cell>
              <table:table-cell office:value-type="float" office:value="1170.13826138612">
                <text:p>1170.13826138612</text:p>
              </table:table-cell>
              <table:table-cell office:value-type="float" office:value="1178.52506706928">
                <text:p>1178.52506706928</text:p>
              </table:table-cell>
              <table:table-cell office:value-type="float" office:value="1167.25834847455">
                <text:p>1167.258348474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8">
                <text:p>7208</text:p>
              </table:table-cell>
              <table:table-cell office:value-type="float" office:value="1171.72004339016">
                <text:p>1171.72004339016</text:p>
              </table:table-cell>
              <table:table-cell office:value-type="float" office:value="1178.7851213032">
                <text:p>1178.7851213032</text:p>
              </table:table-cell>
              <table:table-cell office:value-type="float" office:value="1169.6812649275">
                <text:p>1169.6812649275</text:p>
              </table:table-cell>
              <table:table-cell office:value-type="float" office:value="1170.14173201587">
                <text:p>1170.14173201587</text:p>
              </table:table-cell>
              <table:table-cell office:value-type="float" office:value="1178.52453445049">
                <text:p>1178.52453445049</text:p>
              </table:table-cell>
              <table:table-cell office:value-type="float" office:value="1167.26068050057">
                <text:p>1167.260680500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09">
                <text:p>7209</text:p>
              </table:table-cell>
              <table:table-cell office:value-type="float" office:value="1171.72292416792">
                <text:p>1171.72292416792</text:p>
              </table:table-cell>
              <table:table-cell office:value-type="float" office:value="1178.78689936327">
                <text:p>1178.78689936327</text:p>
              </table:table-cell>
              <table:table-cell office:value-type="float" office:value="1169.68276602858">
                <text:p>1169.68276602858</text:p>
              </table:table-cell>
              <table:table-cell office:value-type="float" office:value="1170.14426664439">
                <text:p>1170.14426664439</text:p>
              </table:table-cell>
              <table:table-cell office:value-type="float" office:value="1178.52337196728">
                <text:p>1178.52337196728</text:p>
              </table:table-cell>
              <table:table-cell office:value-type="float" office:value="1167.26192673845">
                <text:p>1167.261926738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10">
                <text:p>7210</text:p>
              </table:table-cell>
              <table:table-cell office:value-type="float" office:value="1171.7251090184">
                <text:p>1171.7251090184</text:p>
              </table:table-cell>
              <table:table-cell office:value-type="float" office:value="1178.78943254826">
                <text:p>1178.78943254826</text:p>
              </table:table-cell>
              <table:table-cell office:value-type="float" office:value="1169.68471235973">
                <text:p>1169.68471235973</text:p>
              </table:table-cell>
              <table:table-cell office:value-type="float" office:value="1170.14767955207">
                <text:p>1170.14767955207</text:p>
              </table:table-cell>
              <table:table-cell office:value-type="float" office:value="1178.52289177017">
                <text:p>1178.52289177017</text:p>
              </table:table-cell>
              <table:table-cell office:value-type="float" office:value="1167.26418853243">
                <text:p>1167.26418853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11">
                <text:p>7211</text:p>
              </table:table-cell>
              <table:table-cell office:value-type="float" office:value="1171.77413705254">
                <text:p>1171.77413705254</text:p>
              </table:table-cell>
              <table:table-cell office:value-type="float" office:value="1178.74403086791">
                <text:p>1178.74403086791</text:p>
              </table:table-cell>
              <table:table-cell office:value-type="float" office:value="1169.6862177257">
                <text:p>1169.6862177257</text:p>
              </table:table-cell>
              <table:table-cell office:value-type="float" office:value="1170.13190024536">
                <text:p>1170.13190024536</text:p>
              </table:table-cell>
              <table:table-cell office:value-type="float" office:value="1178.47713996617">
                <text:p>1178.47713996617</text:p>
              </table:table-cell>
              <table:table-cell office:value-type="float" office:value="1167.25972496836">
                <text:p>1167.259724968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12">
                <text:p>7212</text:p>
              </table:table-cell>
              <table:table-cell office:value-type="float" office:value="1171.7735642798">
                <text:p>1171.7735642798</text:p>
              </table:table-cell>
              <table:table-cell office:value-type="float" office:value="1178.74930663751">
                <text:p>1178.74930663751</text:p>
              </table:table-cell>
              <table:table-cell office:value-type="float" office:value="1169.68827877239">
                <text:p>1169.68827877239</text:p>
              </table:table-cell>
              <table:table-cell office:value-type="float" office:value="1170.13655333062">
                <text:p>1170.13655333062</text:p>
              </table:table-cell>
              <table:table-cell office:value-type="float" office:value="1178.47945666715">
                <text:p>1178.47945666715</text:p>
              </table:table-cell>
              <table:table-cell office:value-type="float" office:value="1167.2623660943">
                <text:p>1167.26236609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13">
                <text:p>7213</text:p>
              </table:table-cell>
              <table:table-cell office:value-type="float" office:value="1171.77963094593">
                <text:p>1171.77963094593</text:p>
              </table:table-cell>
              <table:table-cell office:value-type="float" office:value="1178.74767167898">
                <text:p>1178.74767167898</text:p>
              </table:table-cell>
              <table:table-cell office:value-type="float" office:value="1169.68952426248">
                <text:p>1169.68952426248</text:p>
              </table:table-cell>
              <table:table-cell office:value-type="float" office:value="1170.1373404724">
                <text:p>1170.1373404724</text:p>
              </table:table-cell>
              <table:table-cell office:value-type="float" office:value="1178.47495508837">
                <text:p>1178.47495508837</text:p>
              </table:table-cell>
              <table:table-cell office:value-type="float" office:value="1167.26309125243">
                <text:p>1167.263091252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14">
                <text:p>7214</text:p>
              </table:table-cell>
              <table:table-cell office:value-type="float" office:value="1171.78081745109">
                <text:p>1171.78081745109</text:p>
              </table:table-cell>
              <table:table-cell office:value-type="float" office:value="1178.75110394905">
                <text:p>1178.75110394905</text:p>
              </table:table-cell>
              <table:table-cell office:value-type="float" office:value="1169.69158872612">
                <text:p>1169.69158872612</text:p>
              </table:table-cell>
              <table:table-cell office:value-type="float" office:value="1170.14115158546">
                <text:p>1170.14115158546</text:p>
              </table:table-cell>
              <table:table-cell office:value-type="float" office:value="1178.47543332046">
                <text:p>1178.47543332046</text:p>
              </table:table-cell>
              <table:table-cell office:value-type="float" office:value="1167.26556427907">
                <text:p>1167.265564279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15">
                <text:p>7215</text:p>
              </table:table-cell>
              <table:table-cell office:value-type="float" office:value="1171.78502484927">
                <text:p>1171.78502484927</text:p>
              </table:table-cell>
              <table:table-cell office:value-type="float" office:value="1178.75133557569">
                <text:p>1178.75133557569</text:p>
              </table:table-cell>
              <table:table-cell office:value-type="float" office:value="1169.69270945287">
                <text:p>1169.69270945287</text:p>
              </table:table-cell>
              <table:table-cell office:value-type="float" office:value="1170.14252568781">
                <text:p>1170.14252568781</text:p>
              </table:table-cell>
              <table:table-cell office:value-type="float" office:value="1178.47287817198">
                <text:p>1178.47287817198</text:p>
              </table:table-cell>
              <table:table-cell office:value-type="float" office:value="1167.26650687612">
                <text:p>1167.266506876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16">
                <text:p>7216</text:p>
              </table:table-cell>
              <table:table-cell office:value-type="float" office:value="1171.78671605927">
                <text:p>1171.78671605927</text:p>
              </table:table-cell>
              <table:table-cell office:value-type="float" office:value="1178.75423001414">
                <text:p>1178.75423001414</text:p>
              </table:table-cell>
              <table:table-cell office:value-type="float" office:value="1169.69470576131">
                <text:p>1169.69470576131</text:p>
              </table:table-cell>
              <table:table-cell office:value-type="float" office:value="1170.14595539627">
                <text:p>1170.14595539627</text:p>
              </table:table-cell>
              <table:table-cell office:value-type="float" office:value="1178.47281785242">
                <text:p>1178.47281785242</text:p>
              </table:table-cell>
              <table:table-cell office:value-type="float" office:value="1167.26886567233">
                <text:p>1167.268865672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217">
                <text:p>7217</text:p>
              </table:table-cell>
              <table:table-cell office:value-type="float" office:value="1171.78992381335">
                <text:p>1171.78992381335</text:p>
              </table:table-cell>
              <table:table-cell office:value-type="float" office:value="1178.75544919625">
                <text:p>1178.75544919625</text:p>
              </table:table-cell>
              <table:table-cell office:value-type="float" office:value="1169.69572819471">
                <text:p>1169.69572819471</text:p>
              </table:table-cell>
              <table:table-cell office:value-type="float" office:value="1170.14759873828">
                <text:p>1170.14759873828</text:p>
              </table:table-cell>
              <table:table-cell office:value-type="float" office:value="1178.47133400336">
                <text:p>1178.47133400336</text:p>
              </table:table-cell>
              <table:table-cell office:value-type="float" office:value="1167.27000818688">
                <text:p>1167.270008186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218">
                <text:p>7218</text:p>
              </table:table-cell>
              <table:table-cell office:value-type="float" office:value="1171.79174065356">
                <text:p>1171.79174065356</text:p>
              </table:table-cell>
              <table:table-cell office:value-type="float" office:value="1178.7581685638">
                <text:p>1178.7581685638</text:p>
              </table:table-cell>
              <table:table-cell office:value-type="float" office:value="1169.69758842986">
                <text:p>1169.69758842986</text:p>
              </table:table-cell>
              <table:table-cell office:value-type="float" office:value="1170.15074353793">
                <text:p>1170.15074353793</text:p>
              </table:table-cell>
              <table:table-cell office:value-type="float" office:value="1178.47116061468">
                <text:p>1178.47116061468</text:p>
              </table:table-cell>
              <table:table-cell office:value-type="float" office:value="1167.27228082695">
                <text:p>1167.272280826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19">
                <text:p>7219</text:p>
              </table:table-cell>
              <table:table-cell office:value-type="float" office:value="1171.79432310952">
                <text:p>1171.79432310952</text:p>
              </table:table-cell>
              <table:table-cell office:value-type="float" office:value="1178.75999036594">
                <text:p>1178.75999036594</text:p>
              </table:table-cell>
              <table:table-cell office:value-type="float" office:value="1169.69852840801">
                <text:p>1169.69852840801</text:p>
              </table:table-cell>
              <table:table-cell office:value-type="float" office:value="1170.1524818263">
                <text:p>1170.1524818263</text:p>
              </table:table-cell>
              <table:table-cell office:value-type="float" office:value="1178.47034880907">
                <text:p>1178.47034880907</text:p>
              </table:table-cell>
              <table:table-cell office:value-type="float" office:value="1167.27365766175">
                <text:p>1167.273657661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20">
                <text:p>7220</text:p>
              </table:table-cell>
              <table:table-cell office:value-type="float" office:value="1171.79611710996">
                <text:p>1171.79611710996</text:p>
              </table:table-cell>
              <table:table-cell office:value-type="float" office:value="1178.76267597615">
                <text:p>1178.76267597615</text:p>
              </table:table-cell>
              <table:table-cell office:value-type="float" office:value="1169.70018955047">
                <text:p>1169.70018955047</text:p>
              </table:table-cell>
              <table:table-cell office:value-type="float" office:value="1170.15532906773">
                <text:p>1170.15532906773</text:p>
              </table:table-cell>
              <table:table-cell office:value-type="float" office:value="1178.47022822807">
                <text:p>1178.47022822807</text:p>
              </table:table-cell>
              <table:table-cell office:value-type="float" office:value="1167.27584003438">
                <text:p>1167.275840034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21">
                <text:p>7221</text:p>
              </table:table-cell>
              <table:table-cell office:value-type="float" office:value="1171.84017594283">
                <text:p>1171.84017594283</text:p>
              </table:table-cell>
              <table:table-cell office:value-type="float" office:value="1178.71842768146">
                <text:p>1178.71842768146</text:p>
              </table:table-cell>
              <table:table-cell office:value-type="float" office:value="1169.69883786555">
                <text:p>1169.69883786555</text:p>
              </table:table-cell>
              <table:table-cell office:value-type="float" office:value="1170.14026973131">
                <text:p>1170.14026973131</text:p>
              </table:table-cell>
              <table:table-cell office:value-type="float" office:value="1178.42274889944">
                <text:p>1178.42274889944</text:p>
              </table:table-cell>
              <table:table-cell office:value-type="float" office:value="1167.27913628476">
                <text:p>1167.279136284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22">
                <text:p>7222</text:p>
              </table:table-cell>
              <table:table-cell office:value-type="float" office:value="1171.83924392596">
                <text:p>1171.83924392596</text:p>
              </table:table-cell>
              <table:table-cell office:value-type="float" office:value="1178.72394065559">
                <text:p>1178.72394065559</text:p>
              </table:table-cell>
              <table:table-cell office:value-type="float" office:value="1169.70082205278">
                <text:p>1169.70082205278</text:p>
              </table:table-cell>
              <table:table-cell office:value-type="float" office:value="1170.14405838723">
                <text:p>1170.14405838723</text:p>
              </table:table-cell>
              <table:table-cell office:value-type="float" office:value="1178.42550252741">
                <text:p>1178.42550252741</text:p>
              </table:table-cell>
              <table:table-cell office:value-type="float" office:value="1167.28140158956">
                <text:p>1167.281401589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23">
                <text:p>7223</text:p>
              </table:table-cell>
              <table:table-cell office:value-type="float" office:value="1171.84513676082">
                <text:p>1171.84513676082</text:p>
              </table:table-cell>
              <table:table-cell office:value-type="float" office:value="1178.72218896177">
                <text:p>1178.72218896177</text:p>
              </table:table-cell>
              <table:table-cell office:value-type="float" office:value="1169.70069524701">
                <text:p>1169.70069524701</text:p>
              </table:table-cell>
              <table:table-cell office:value-type="float" office:value="1170.14383546025">
                <text:p>1170.14383546025</text:p>
              </table:table-cell>
              <table:table-cell office:value-type="float" office:value="1178.42128242379">
                <text:p>1178.42128242379</text:p>
              </table:table-cell>
              <table:table-cell office:value-type="float" office:value="1167.28268800367">
                <text:p>1167.282688003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224">
                <text:p>7224</text:p>
              </table:table-cell>
              <table:table-cell office:value-type="float" office:value="1171.8459355221">
                <text:p>1171.8459355221</text:p>
              </table:table-cell>
              <table:table-cell office:value-type="float" office:value="1178.72581513673">
                <text:p>1178.72581513673</text:p>
              </table:table-cell>
              <table:table-cell office:value-type="float" office:value="1169.70249658304">
                <text:p>1169.70249658304</text:p>
              </table:table-cell>
              <table:table-cell office:value-type="float" office:value="1170.14679685276">
                <text:p>1170.14679685276</text:p>
              </table:table-cell>
              <table:table-cell office:value-type="float" office:value="1178.42213802299">
                <text:p>1178.42213802299</text:p>
              </table:table-cell>
              <table:table-cell office:value-type="float" office:value="1167.28503327004">
                <text:p>1167.285033270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25">
                <text:p>7225</text:p>
              </table:table-cell>
              <table:table-cell office:value-type="float" office:value="1171.84997054404">
                <text:p>1171.84997054404</text:p>
              </table:table-cell>
              <table:table-cell office:value-type="float" office:value="1178.72595803376">
                <text:p>1178.72595803376</text:p>
              </table:table-cell>
              <table:table-cell office:value-type="float" office:value="1169.70221656296">
                <text:p>1169.70221656296</text:p>
              </table:table-cell>
              <table:table-cell office:value-type="float" office:value="1170.14686370425">
                <text:p>1170.14686370425</text:p>
              </table:table-cell>
              <table:table-cell office:value-type="float" office:value="1178.41991202713">
                <text:p>1178.41991202713</text:p>
              </table:table-cell>
              <table:table-cell office:value-type="float" office:value="1167.28646398577">
                <text:p>1167.286463985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26">
                <text:p>7226</text:p>
              </table:table-cell>
              <table:table-cell office:value-type="float" office:value="1171.85129791915">
                <text:p>1171.85129791915</text:p>
              </table:table-cell>
              <table:table-cell office:value-type="float" office:value="1178.72899539494">
                <text:p>1178.72899539494</text:p>
              </table:table-cell>
              <table:table-cell office:value-type="float" office:value="1169.70373378493">
                <text:p>1169.70373378493</text:p>
              </table:table-cell>
              <table:table-cell office:value-type="float" office:value="1170.14933701713">
                <text:p>1170.14933701713</text:p>
              </table:table-cell>
              <table:table-cell office:value-type="float" office:value="1178.42021376315">
                <text:p>1178.42021376315</text:p>
              </table:table-cell>
              <table:table-cell office:value-type="float" office:value="1167.28886280963">
                <text:p>1167.288862809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27">
                <text:p>7227</text:p>
              </table:table-cell>
              <table:table-cell office:value-type="float" office:value="1171.85429605041">
                <text:p>1171.85429605041</text:p>
              </table:table-cell>
              <table:table-cell office:value-type="float" office:value="1178.73016439224">
                <text:p>1178.73016439224</text:p>
              </table:table-cell>
              <table:table-cell office:value-type="float" office:value="1169.70340474996">
                <text:p>1169.70340474996</text:p>
              </table:table-cell>
              <table:table-cell office:value-type="float" office:value="1170.1494798627">
                <text:p>1170.1494798627</text:p>
              </table:table-cell>
              <table:table-cell office:value-type="float" office:value="1178.41906788928">
                <text:p>1178.41906788928</text:p>
              </table:table-cell>
              <table:table-cell office:value-type="float" office:value="1167.29039821032">
                <text:p>1167.290398210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228">
                <text:p>7228</text:p>
              </table:table-cell>
              <table:table-cell office:value-type="float" office:value="1171.85576707439">
                <text:p>1171.85576707439</text:p>
              </table:table-cell>
              <table:table-cell office:value-type="float" office:value="1178.73299505625">
                <text:p>1178.73299505625</text:p>
              </table:table-cell>
              <table:table-cell office:value-type="float" office:value="1169.70460201337">
                <text:p>1169.70460201337</text:p>
              </table:table-cell>
              <table:table-cell office:value-type="float" office:value="1170.15148710259">
                <text:p>1170.15148710259</text:p>
              </table:table-cell>
              <table:table-cell office:value-type="float" office:value="1178.4192434768">
                <text:p>1178.4192434768</text:p>
              </table:table-cell>
              <table:table-cell office:value-type="float" office:value="1167.29271678788">
                <text:p>1167.292716787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229">
                <text:p>7229</text:p>
              </table:table-cell>
              <table:table-cell office:value-type="float" office:value="1171.85809712342">
                <text:p>1171.85809712342</text:p>
              </table:table-cell>
              <table:table-cell office:value-type="float" office:value="1178.73479593086">
                <text:p>1178.73479593086</text:p>
              </table:table-cell>
              <table:table-cell office:value-type="float" office:value="1169.70429172606">
                <text:p>1169.70429172606</text:p>
              </table:table-cell>
              <table:table-cell office:value-type="float" office:value="1170.15161994807">
                <text:p>1170.15161994807</text:p>
              </table:table-cell>
              <table:table-cell office:value-type="float" office:value="1178.41877104813">
                <text:p>1178.41877104813</text:p>
              </table:table-cell>
              <table:table-cell office:value-type="float" office:value="1167.29436711619">
                <text:p>1167.294367116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30">
                <text:p>7230</text:p>
              </table:table-cell>
              <table:table-cell office:value-type="float" office:value="1171.85953498055">
                <text:p>1171.85953498055</text:p>
              </table:table-cell>
              <table:table-cell office:value-type="float" office:value="1178.73755924634">
                <text:p>1178.73755924634</text:p>
              </table:table-cell>
              <table:table-cell office:value-type="float" office:value="1169.70518640519">
                <text:p>1169.70518640519</text:p>
              </table:table-cell>
              <table:table-cell office:value-type="float" office:value="1170.15318304311">
                <text:p>1170.15318304311</text:p>
              </table:table-cell>
              <table:table-cell office:value-type="float" office:value="1178.41899433094">
                <text:p>1178.41899433094</text:p>
              </table:table-cell>
              <table:table-cell office:value-type="float" office:value="1167.29660133548">
                <text:p>1167.296601335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231">
                <text:p>7231</text:p>
              </table:table-cell>
              <table:table-cell office:value-type="float" office:value="1171.91183917647">
                <text:p>1171.91183917647</text:p>
              </table:table-cell>
              <table:table-cell office:value-type="float" office:value="1178.68870349879">
                <text:p>1178.68870349879</text:p>
              </table:table-cell>
              <table:table-cell office:value-type="float" office:value="1169.69563768194">
                <text:p>1169.69563768194</text:p>
              </table:table-cell>
              <table:table-cell office:value-type="float" office:value="1170.13936986475">
                <text:p>1170.13936986475</text:p>
              </table:table-cell>
              <table:table-cell office:value-type="float" office:value="1178.37265917984">
                <text:p>1178.37265917984</text:p>
              </table:table-cell>
              <table:table-cell office:value-type="float" office:value="1167.3001053926">
                <text:p>1167.30010539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232">
                <text:p>7232</text:p>
              </table:table-cell>
              <table:table-cell office:value-type="float" office:value="1171.91025988468">
                <text:p>1171.91025988468</text:p>
              </table:table-cell>
              <table:table-cell office:value-type="float" office:value="1178.69449411198">
                <text:p>1178.69449411198</text:p>
              </table:table-cell>
              <table:table-cell office:value-type="float" office:value="1169.69749853398">
                <text:p>1169.69749853398</text:p>
              </table:table-cell>
              <table:table-cell office:value-type="float" office:value="1170.14193550128">
                <text:p>1170.14193550128</text:p>
              </table:table-cell>
              <table:table-cell office:value-type="float" office:value="1178.37575685406">
                <text:p>1178.37575685406</text:p>
              </table:table-cell>
              <table:table-cell office:value-type="float" office:value="1167.30216007404">
                <text:p>1167.302160074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233">
                <text:p>7233</text:p>
              </table:table-cell>
              <table:table-cell office:value-type="float" office:value="1171.91614843846">
                <text:p>1171.91614843846</text:p>
              </table:table-cell>
              <table:table-cell office:value-type="float" office:value="1178.69248667073">
                <text:p>1178.69248667073</text:p>
              </table:table-cell>
              <table:table-cell office:value-type="float" office:value="1169.69505385577">
                <text:p>1169.69505385577</text:p>
              </table:table-cell>
              <table:table-cell office:value-type="float" office:value="1170.13962697986">
                <text:p>1170.13962697986</text:p>
              </table:table-cell>
              <table:table-cell office:value-type="float" office:value="1178.37187168826">
                <text:p>1178.37187168826</text:p>
              </table:table-cell>
              <table:table-cell office:value-type="float" office:value="1167.30406320069">
                <text:p>1167.304063200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234">
                <text:p>7234</text:p>
              </table:table-cell>
              <table:table-cell office:value-type="float" office:value="1171.91650580837">
                <text:p>1171.91650580837</text:p>
              </table:table-cell>
              <table:table-cell office:value-type="float" office:value="1178.69626437931">
                <text:p>1178.69626437931</text:p>
              </table:table-cell>
              <table:table-cell office:value-type="float" office:value="1169.69622694948">
                <text:p>1169.69622694948</text:p>
              </table:table-cell>
              <table:table-cell office:value-type="float" office:value="1170.14125679589">
                <text:p>1170.14125679589</text:p>
              </table:table-cell>
              <table:table-cell office:value-type="float" office:value="1178.37307816137">
                <text:p>1178.37307816137</text:p>
              </table:table-cell>
              <table:table-cell office:value-type="float" office:value="1167.30626917257">
                <text:p>1167.306269172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235">
                <text:p>7235</text:p>
              </table:table-cell>
              <table:table-cell office:value-type="float" office:value="1171.92039220496">
                <text:p>1171.92039220496</text:p>
              </table:table-cell>
              <table:table-cell office:value-type="float" office:value="1178.69626204819">
                <text:p>1178.69626204819</text:p>
              </table:table-cell>
              <table:table-cell office:value-type="float" office:value="1169.69407096399">
                <text:p>1169.69407096399</text:p>
              </table:table-cell>
              <table:table-cell office:value-type="float" office:value="1170.13920097294">
                <text:p>1170.13920097294</text:p>
              </table:table-cell>
              <table:table-cell office:value-type="float" office:value="1178.37118356192">
                <text:p>1178.37118356192</text:p>
              </table:table-cell>
              <table:table-cell office:value-type="float" office:value="1167.30802822529">
                <text:p>1167.308028225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36">
                <text:p>7236</text:p>
              </table:table-cell>
              <table:table-cell office:value-type="float" office:value="1171.92134322077">
                <text:p>1171.92134322077</text:p>
              </table:table-cell>
              <table:table-cell office:value-type="float" office:value="1178.69938265239">
                <text:p>1178.69938265239</text:p>
              </table:table-cell>
              <table:table-cell office:value-type="float" office:value="1169.69468186681">
                <text:p>1169.69468186681</text:p>
              </table:table-cell>
              <table:table-cell office:value-type="float" office:value="1170.14010881853">
                <text:p>1170.14010881853</text:p>
              </table:table-cell>
              <table:table-cell office:value-type="float" office:value="1178.37182957046">
                <text:p>1178.37182957046</text:p>
              </table:table-cell>
              <table:table-cell office:value-type="float" office:value="1167.3102416598">
                <text:p>1167.31024165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237">
                <text:p>7237</text:p>
              </table:table-cell>
              <table:table-cell office:value-type="float" office:value="1171.92414082172">
                <text:p>1171.92414082172</text:p>
              </table:table-cell>
              <table:table-cell office:value-type="float" office:value="1178.70045941323">
                <text:p>1178.70045941323</text:p>
              </table:table-cell>
              <table:table-cell office:value-type="float" office:value="1169.69280971622">
                <text:p>1169.69280971622</text:p>
              </table:table-cell>
              <table:table-cell office:value-type="float" office:value="1170.13814095296">
                <text:p>1170.13814095296</text:p>
              </table:table-cell>
              <table:table-cell office:value-type="float" office:value="1178.37101467688">
                <text:p>1178.37101467688</text:p>
              </table:table-cell>
              <table:table-cell office:value-type="float" office:value="1167.31195419497">
                <text:p>1167.311954194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38">
                <text:p>7238</text:p>
              </table:table-cell>
              <table:table-cell office:value-type="float" office:value="1171.92526942035">
                <text:p>1171.92526942035</text:p>
              </table:table-cell>
              <table:table-cell office:value-type="float" office:value="1178.703339404">
                <text:p>1178.703339404</text:p>
              </table:table-cell>
              <table:table-cell office:value-type="float" office:value="1169.69298631429">
                <text:p>1169.69298631429</text:p>
              </table:table-cell>
              <table:table-cell office:value-type="float" office:value="1170.13843756979">
                <text:p>1170.13843756979</text:p>
              </table:table-cell>
              <table:table-cell office:value-type="float" office:value="1178.37153649396">
                <text:p>1178.37153649396</text:p>
              </table:table-cell>
              <table:table-cell office:value-type="float" office:value="1167.31410984538">
                <text:p>1167.314109845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39">
                <text:p>7239</text:p>
              </table:table-cell>
              <table:table-cell office:value-type="float" office:value="1171.92736742672">
                <text:p>1171.92736742672</text:p>
              </table:table-cell>
              <table:table-cell office:value-type="float" office:value="1178.70508811497">
                <text:p>1178.70508811497</text:p>
              </table:table-cell>
              <table:table-cell office:value-type="float" office:value="1169.6913911339">
                <text:p>1169.6913911339</text:p>
              </table:table-cell>
              <table:table-cell office:value-type="float" office:value="1170.13654611089">
                <text:p>1170.13654611089</text:p>
              </table:table-cell>
              <table:table-cell office:value-type="float" office:value="1178.37140153809">
                <text:p>1178.37140153809</text:p>
              </table:table-cell>
              <table:table-cell office:value-type="float" office:value="1167.31582544338">
                <text:p>1167.315825443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40">
                <text:p>7240</text:p>
              </table:table-cell>
              <table:table-cell office:value-type="float" office:value="1171.92848545577">
                <text:p>1171.92848545577</text:p>
              </table:table-cell>
              <table:table-cell office:value-type="float" office:value="1178.70790859451">
                <text:p>1178.70790859451</text:p>
              </table:table-cell>
              <table:table-cell office:value-type="float" office:value="1169.69123788568">
                <text:p>1169.69123788568</text:p>
              </table:table-cell>
              <table:table-cell office:value-type="float" office:value="1170.13631875704">
                <text:p>1170.13631875704</text:p>
              </table:table-cell>
              <table:table-cell office:value-type="float" office:value="1178.37195719752">
                <text:p>1178.37195719752</text:p>
              </table:table-cell>
              <table:table-cell office:value-type="float" office:value="1167.31784897729">
                <text:p>1167.317848977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41">
                <text:p>7241</text:p>
              </table:table-cell>
              <table:table-cell office:value-type="float" office:value="1171.97470913756">
                <text:p>1171.97470913756</text:p>
              </table:table-cell>
              <table:table-cell office:value-type="float" office:value="1178.66178330931">
                <text:p>1178.66178330931</text:p>
              </table:table-cell>
              <table:table-cell office:value-type="float" office:value="1169.66613723231">
                <text:p>1169.66613723231</text:p>
              </table:table-cell>
              <table:table-cell office:value-type="float" office:value="1170.10960998505">
                <text:p>1170.10960998505</text:p>
              </table:table-cell>
              <table:table-cell office:value-type="float" office:value="1178.32492206925">
                <text:p>1178.32492206925</text:p>
              </table:table-cell>
              <table:table-cell office:value-type="float" office:value="1167.33033458971">
                <text:p>1167.330334589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242">
                <text:p>7242</text:p>
              </table:table-cell>
              <table:table-cell office:value-type="float" office:value="1171.97285602741">
                <text:p>1171.97285602741</text:p>
              </table:table-cell>
              <table:table-cell office:value-type="float" office:value="1178.66763701758">
                <text:p>1178.66763701758</text:p>
              </table:table-cell>
              <table:table-cell office:value-type="float" office:value="1169.66774478726">
                <text:p>1169.66774478726</text:p>
              </table:table-cell>
              <table:table-cell office:value-type="float" office:value="1170.11097326753">
                <text:p>1170.11097326753</text:p>
              </table:table-cell>
              <table:table-cell office:value-type="float" office:value="1178.32830975848">
                <text:p>1178.32830975848</text:p>
              </table:table-cell>
              <table:table-cell office:value-type="float" office:value="1167.33177858227">
                <text:p>1167.331778582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243">
                <text:p>7243</text:p>
              </table:table-cell>
              <table:table-cell office:value-type="float" office:value="1171.97859213915">
                <text:p>1171.97859213915</text:p>
              </table:table-cell>
              <table:table-cell office:value-type="float" office:value="1178.66561208651">
                <text:p>1178.66561208651</text:p>
              </table:table-cell>
              <table:table-cell office:value-type="float" office:value="1169.66319831383">
                <text:p>1169.66319831383</text:p>
              </table:table-cell>
              <table:table-cell office:value-type="float" office:value="1170.10581661348">
                <text:p>1170.10581661348</text:p>
              </table:table-cell>
              <table:table-cell office:value-type="float" office:value="1178.32476886432">
                <text:p>1178.32476886432</text:p>
              </table:table-cell>
              <table:table-cell office:value-type="float" office:value="1167.33411347565">
                <text:p>1167.334113475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244">
                <text:p>7244</text:p>
              </table:table-cell>
              <table:table-cell office:value-type="float" office:value="1171.9786206077">
                <text:p>1171.9786206077</text:p>
              </table:table-cell>
              <table:table-cell office:value-type="float" office:value="1178.66948884904">
                <text:p>1178.66948884904</text:p>
              </table:table-cell>
              <table:table-cell office:value-type="float" office:value="1169.66352196392">
                <text:p>1169.66352196392</text:p>
              </table:table-cell>
              <table:table-cell office:value-type="float" office:value="1170.10576460814">
                <text:p>1170.10576460814</text:p>
              </table:table-cell>
              <table:table-cell office:value-type="float" office:value="1178.3262429975">
                <text:p>1178.3262429975</text:p>
              </table:table-cell>
              <table:table-cell office:value-type="float" office:value="1167.3359890486">
                <text:p>1167.33598904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45">
                <text:p>7245</text:p>
              </table:table-cell>
              <table:table-cell office:value-type="float" office:value="1171.98235727903">
                <text:p>1171.98235727903</text:p>
              </table:table-cell>
              <table:table-cell office:value-type="float" office:value="1178.66946394516">
                <text:p>1178.66946394516</text:p>
              </table:table-cell>
              <table:table-cell office:value-type="float" office:value="1169.65998579975">
                <text:p>1169.65998579975</text:p>
              </table:table-cell>
              <table:table-cell office:value-type="float" office:value="1170.1013174761">
                <text:p>1170.1013174761</text:p>
              </table:table-cell>
              <table:table-cell office:value-type="float" office:value="1178.32465335418">
                <text:p>1178.32465335418</text:p>
              </table:table-cell>
              <table:table-cell office:value-type="float" office:value="1167.33799580155">
                <text:p>1167.337995801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46">
                <text:p>7246</text:p>
              </table:table-cell>
              <table:table-cell office:value-type="float" office:value="1171.98300673669">
                <text:p>1171.98300673669</text:p>
              </table:table-cell>
              <table:table-cell office:value-type="float" office:value="1178.67266990428">
                <text:p>1178.67266990428</text:p>
              </table:table-cell>
              <table:table-cell office:value-type="float" office:value="1169.65962876561">
                <text:p>1169.65962876561</text:p>
              </table:table-cell>
              <table:table-cell office:value-type="float" office:value="1170.1004251291">
                <text:p>1170.1004251291</text:p>
              </table:table-cell>
              <table:table-cell office:value-type="float" office:value="1178.32555805243">
                <text:p>1178.32555805243</text:p>
              </table:table-cell>
              <table:table-cell office:value-type="float" office:value="1167.3400196952">
                <text:p>1167.34001969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47">
                <text:p>7247</text:p>
              </table:table-cell>
              <table:table-cell office:value-type="float" office:value="1171.98562606945">
                <text:p>1171.98562606945</text:p>
              </table:table-cell>
              <table:table-cell office:value-type="float" office:value="1178.67375059812">
                <text:p>1178.67375059812</text:p>
              </table:table-cell>
              <table:table-cell office:value-type="float" office:value="1169.65680366714">
                <text:p>1169.65680366714</text:p>
              </table:table-cell>
              <table:table-cell office:value-type="float" office:value="1170.09644311881">
                <text:p>1170.09644311881</text:p>
              </table:table-cell>
              <table:table-cell office:value-type="float" office:value="1178.32501540812">
                <text:p>1178.32501540812</text:p>
              </table:table-cell>
              <table:table-cell office:value-type="float" office:value="1167.34193783205">
                <text:p>1167.341937832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48">
                <text:p>7248</text:p>
              </table:table-cell>
              <table:table-cell office:value-type="float" office:value="1171.98646971253">
                <text:p>1171.98646971253</text:p>
              </table:table-cell>
              <table:table-cell office:value-type="float" office:value="1178.67670057032">
                <text:p>1178.67670057032</text:p>
              </table:table-cell>
              <table:table-cell office:value-type="float" office:value="1169.65604700015">
                <text:p>1169.65604700015</text:p>
              </table:table-cell>
              <table:table-cell office:value-type="float" office:value="1170.09495605773">
                <text:p>1170.09495605773</text:p>
              </table:table-cell>
              <table:table-cell office:value-type="float" office:value="1178.3257613491">
                <text:p>1178.3257613491</text:p>
              </table:table-cell>
              <table:table-cell office:value-type="float" office:value="1167.34401430103">
                <text:p>1167.344014301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249">
                <text:p>7249</text:p>
              </table:table-cell>
              <table:table-cell office:value-type="float" office:value="1171.98837292482">
                <text:p>1171.98837292482</text:p>
              </table:table-cell>
              <table:table-cell office:value-type="float" office:value="1178.67847985727">
                <text:p>1178.67847985727</text:p>
              </table:table-cell>
              <table:table-cell office:value-type="float" office:value="1169.65374893388">
                <text:p>1169.65374893388</text:p>
              </table:table-cell>
              <table:table-cell office:value-type="float" office:value="1170.0913040714">
                <text:p>1170.0913040714</text:p>
              </table:table-cell>
              <table:table-cell office:value-type="float" office:value="1178.3258445664">
                <text:p>1178.3258445664</text:p>
              </table:table-cell>
              <table:table-cell office:value-type="float" office:value="1167.34594546874">
                <text:p>1167.345945468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250">
                <text:p>7250</text:p>
              </table:table-cell>
              <table:table-cell office:value-type="float" office:value="1171.98922869105">
                <text:p>1171.98922869105</text:p>
              </table:table-cell>
              <table:table-cell office:value-type="float" office:value="1178.68135247341">
                <text:p>1178.68135247341</text:p>
              </table:table-cell>
              <table:table-cell office:value-type="float" office:value="1169.65277655097">
                <text:p>1169.65277655097</text:p>
              </table:table-cell>
              <table:table-cell office:value-type="float" office:value="1170.08937274365">
                <text:p>1170.08937274365</text:p>
              </table:table-cell>
              <table:table-cell office:value-type="float" office:value="1178.32659284937">
                <text:p>1178.32659284937</text:p>
              </table:table-cell>
              <table:table-cell office:value-type="float" office:value="1167.34806528445">
                <text:p>1167.348065284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51">
                <text:p>7251</text:p>
              </table:table-cell>
              <table:table-cell office:value-type="float" office:value="1172.04495458529">
                <text:p>1172.04495458529</text:p>
              </table:table-cell>
              <table:table-cell office:value-type="float" office:value="1178.6326860014">
                <text:p>1178.6326860014</text:p>
              </table:table-cell>
              <table:table-cell office:value-type="float" office:value="1169.61798608346">
                <text:p>1169.61798608346</text:p>
              </table:table-cell>
              <table:table-cell office:value-type="float" office:value="1170.05286815803">
                <text:p>1170.05286815803</text:p>
              </table:table-cell>
              <table:table-cell office:value-type="float" office:value="1178.28257028798">
                <text:p>1178.28257028798</text:p>
              </table:table-cell>
              <table:table-cell office:value-type="float" office:value="1167.36076780011">
                <text:p>1167.360767800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52">
                <text:p>7252</text:p>
              </table:table-cell>
              <table:table-cell office:value-type="float" office:value="1172.04254753773">
                <text:p>1172.04254753773</text:p>
              </table:table-cell>
              <table:table-cell office:value-type="float" office:value="1178.63867075519">
                <text:p>1178.63867075519</text:p>
              </table:table-cell>
              <table:table-cell office:value-type="float" office:value="1169.61929629837">
                <text:p>1169.61929629837</text:p>
              </table:table-cell>
              <table:table-cell office:value-type="float" office:value="1170.05335323459">
                <text:p>1170.05335323459</text:p>
              </table:table-cell>
              <table:table-cell office:value-type="float" office:value="1178.28603273163">
                <text:p>1178.28603273163</text:p>
              </table:table-cell>
              <table:table-cell office:value-type="float" office:value="1167.36227702579">
                <text:p>1167.362277025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53">
                <text:p>7253</text:p>
              </table:table-cell>
              <table:table-cell office:value-type="float" office:value="1172.04837923107">
                <text:p>1172.04837923107</text:p>
              </table:table-cell>
              <table:table-cell office:value-type="float" office:value="1178.63658166015">
                <text:p>1178.63658166015</text:p>
              </table:table-cell>
              <table:table-cell office:value-type="float" office:value="1169.61386214785">
                <text:p>1169.61386214785</text:p>
              </table:table-cell>
              <table:table-cell office:value-type="float" office:value="1170.04574871242">
                <text:p>1170.04574871242</text:p>
              </table:table-cell>
              <table:table-cell office:value-type="float" office:value="1178.28279771357">
                <text:p>1178.28279771357</text:p>
              </table:table-cell>
              <table:table-cell office:value-type="float" office:value="1167.36554084207">
                <text:p>1167.365540842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254">
                <text:p>7254</text:p>
              </table:table-cell>
              <table:table-cell office:value-type="float" office:value="1172.04809252605">
                <text:p>1172.04809252605</text:p>
              </table:table-cell>
              <table:table-cell office:value-type="float" office:value="1178.64053218444">
                <text:p>1178.64053218444</text:p>
              </table:table-cell>
              <table:table-cell office:value-type="float" office:value="1169.61360427609">
                <text:p>1169.61360427609</text:p>
              </table:table-cell>
              <table:table-cell office:value-type="float" office:value="1170.04448868245">
                <text:p>1170.04448868245</text:p>
              </table:table-cell>
              <table:table-cell office:value-type="float" office:value="1178.28440733023">
                <text:p>1178.28440733023</text:p>
              </table:table-cell>
              <table:table-cell office:value-type="float" office:value="1167.36767779378">
                <text:p>1167.367677793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55">
                <text:p>7255</text:p>
              </table:table-cell>
              <table:table-cell office:value-type="float" office:value="1172.05177521954">
                <text:p>1172.05177521954</text:p>
              </table:table-cell>
              <table:table-cell office:value-type="float" office:value="1178.64049500922">
                <text:p>1178.64049500922</text:p>
              </table:table-cell>
              <table:table-cell office:value-type="float" office:value="1169.60975251091">
                <text:p>1169.60975251091</text:p>
              </table:table-cell>
              <table:table-cell office:value-type="float" office:value="1170.0382777402">
                <text:p>1170.0382777402</text:p>
              </table:table-cell>
              <table:table-cell office:value-type="float" office:value="1178.28303531671">
                <text:p>1178.28303531671</text:p>
              </table:table-cell>
              <table:table-cell office:value-type="float" office:value="1167.37048024726">
                <text:p>1167.370480247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56">
                <text:p>7256</text:p>
              </table:table-cell>
              <table:table-cell office:value-type="float" office:value="1172.05216789158">
                <text:p>1172.05216789158</text:p>
              </table:table-cell>
              <table:table-cell office:value-type="float" office:value="1178.64375076574">
                <text:p>1178.64375076574</text:p>
              </table:table-cell>
              <table:table-cell office:value-type="float" office:value="1169.60890111516">
                <text:p>1169.60890111516</text:p>
              </table:table-cell>
              <table:table-cell office:value-type="float" office:value="1170.03618102152">
                <text:p>1170.03618102152</text:p>
              </table:table-cell>
              <table:table-cell office:value-type="float" office:value="1178.28406673488">
                <text:p>1178.28406673488</text:p>
              </table:table-cell>
              <table:table-cell office:value-type="float" office:value="1167.37287013179">
                <text:p>1167.372870131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57">
                <text:p>7257</text:p>
              </table:table-cell>
              <table:table-cell office:value-type="float" office:value="1172.05468553398">
                <text:p>1172.05468553398</text:p>
              </table:table-cell>
              <table:table-cell office:value-type="float" office:value="1178.64483737176">
                <text:p>1178.64483737176</text:p>
              </table:table-cell>
              <table:table-cell office:value-type="float" office:value="1169.60606080595">
                <text:p>1169.60606080595</text:p>
              </table:table-cell>
              <table:table-cell office:value-type="float" office:value="1170.03089354226">
                <text:p>1170.03089354226</text:p>
              </table:table-cell>
              <table:table-cell office:value-type="float" office:value="1178.28369045578">
                <text:p>1178.28369045578</text:p>
              </table:table-cell>
              <table:table-cell office:value-type="float" office:value="1167.37547234191">
                <text:p>1167.375472341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58">
                <text:p>7258</text:p>
              </table:table-cell>
              <table:table-cell office:value-type="float" office:value="1172.05529955348">
                <text:p>1172.05529955348</text:p>
              </table:table-cell>
              <table:table-cell office:value-type="float" office:value="1178.64782335417">
                <text:p>1178.64782335417</text:p>
              </table:table-cell>
              <table:table-cell office:value-type="float" office:value="1169.60501256036">
                <text:p>1169.60501256036</text:p>
              </table:table-cell>
              <table:table-cell office:value-type="float" office:value="1170.02833926669">
                <text:p>1170.02833926669</text:p>
              </table:table-cell>
              <table:table-cell office:value-type="float" office:value="1178.28455635954">
                <text:p>1178.28455635954</text:p>
              </table:table-cell>
              <table:table-cell office:value-type="float" office:value="1167.37794015399">
                <text:p>1167.377940153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59">
                <text:p>7259</text:p>
              </table:table-cell>
              <table:table-cell office:value-type="float" office:value="1172.05707733881">
                <text:p>1172.05707733881</text:p>
              </table:table-cell>
              <table:table-cell office:value-type="float" office:value="1178.64963097998">
                <text:p>1178.64963097998</text:p>
              </table:table-cell>
              <table:table-cell office:value-type="float" office:value="1169.60290670522">
                <text:p>1169.60290670522</text:p>
              </table:table-cell>
              <table:table-cell office:value-type="float" office:value="1170.02374880425">
                <text:p>1170.02374880425</text:p>
              </table:table-cell>
              <table:table-cell office:value-type="float" office:value="1178.28477708271">
                <text:p>1178.28477708271</text:p>
              </table:table-cell>
              <table:table-cell office:value-type="float" office:value="1167.38044699851">
                <text:p>1167.380446998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60">
                <text:p>7260</text:p>
              </table:table-cell>
              <table:table-cell office:value-type="float" office:value="1172.05771393284">
                <text:p>1172.05771393284</text:p>
              </table:table-cell>
              <table:table-cell office:value-type="float" office:value="1178.65253050946">
                <text:p>1178.65253050946</text:p>
              </table:table-cell>
              <table:table-cell office:value-type="float" office:value="1169.60186731016">
                <text:p>1169.60186731016</text:p>
              </table:table-cell>
              <table:table-cell office:value-type="float" office:value="1170.02098417176">
                <text:p>1170.02098417176</text:p>
              </table:table-cell>
              <table:table-cell office:value-type="float" office:value="1178.2856369557">
                <text:p>1178.2856369557</text:p>
              </table:table-cell>
              <table:table-cell office:value-type="float" office:value="1167.38293745569">
                <text:p>1167.382937455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61">
                <text:p>7261</text:p>
              </table:table-cell>
              <table:table-cell office:value-type="float" office:value="1172.10616598004">
                <text:p>1172.10616598004</text:p>
              </table:table-cell>
              <table:table-cell office:value-type="float" office:value="1178.60640528793">
                <text:p>1178.60640528793</text:p>
              </table:table-cell>
              <table:table-cell office:value-type="float" office:value="1169.55984368529">
                <text:p>1169.55984368529</text:p>
              </table:table-cell>
              <table:table-cell office:value-type="float" office:value="1169.96834677554">
                <text:p>1169.96834677554</text:p>
              </table:table-cell>
              <table:table-cell office:value-type="float" office:value="1178.24270314152">
                <text:p>1178.24270314152</text:p>
              </table:table-cell>
              <table:table-cell office:value-type="float" office:value="1167.40586128765">
                <text:p>1167.405861287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62">
                <text:p>7262</text:p>
              </table:table-cell>
              <table:table-cell office:value-type="float" office:value="1172.10365109493">
                <text:p>1172.10365109493</text:p>
              </table:table-cell>
              <table:table-cell office:value-type="float" office:value="1178.61238123692">
                <text:p>1178.61238123692</text:p>
              </table:table-cell>
              <table:table-cell office:value-type="float" office:value="1169.56142436115">
                <text:p>1169.56142436115</text:p>
              </table:table-cell>
              <table:table-cell office:value-type="float" office:value="1169.96889406776">
                <text:p>1169.96889406776</text:p>
              </table:table-cell>
              <table:table-cell office:value-type="float" office:value="1178.24613048642">
                <text:p>1178.24613048642</text:p>
              </table:table-cell>
              <table:table-cell office:value-type="float" office:value="1167.40726569914">
                <text:p>1167.407265699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63">
                <text:p>7263</text:p>
              </table:table-cell>
              <table:table-cell office:value-type="float" office:value="1172.10936871737">
                <text:p>1172.10936871737</text:p>
              </table:table-cell>
              <table:table-cell office:value-type="float" office:value="1178.61035824254">
                <text:p>1178.61035824254</text:p>
              </table:table-cell>
              <table:table-cell office:value-type="float" office:value="1169.55637255286">
                <text:p>1169.55637255286</text:p>
              </table:table-cell>
              <table:table-cell office:value-type="float" office:value="1169.95990060591">
                <text:p>1169.95990060591</text:p>
              </table:table-cell>
              <table:table-cell office:value-type="float" office:value="1178.24321272705">
                <text:p>1178.24321272705</text:p>
              </table:table-cell>
              <table:table-cell office:value-type="float" office:value="1167.41151942796">
                <text:p>1167.411519427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64">
                <text:p>7264</text:p>
              </table:table-cell>
              <table:table-cell office:value-type="float" office:value="1172.10889213754">
                <text:p>1172.10889213754</text:p>
              </table:table-cell>
              <table:table-cell office:value-type="float" office:value="1178.61432542193">
                <text:p>1178.61432542193</text:p>
              </table:table-cell>
              <table:table-cell office:value-type="float" office:value="1169.55634902575">
                <text:p>1169.55634902575</text:p>
              </table:table-cell>
              <table:table-cell office:value-type="float" office:value="1169.95839894065">
                <text:p>1169.95839894065</text:p>
              </table:table-cell>
              <table:table-cell office:value-type="float" office:value="1178.24486947491">
                <text:p>1178.24486947491</text:p>
              </table:table-cell>
              <table:table-cell office:value-type="float" office:value="1167.41388546587">
                <text:p>1167.413885465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65">
                <text:p>7265</text:p>
              </table:table-cell>
              <table:table-cell office:value-type="float" office:value="1172.11250303489">
                <text:p>1172.11250303489</text:p>
              </table:table-cell>
              <table:table-cell office:value-type="float" office:value="1178.61432031395">
                <text:p>1178.61432031395</text:p>
              </table:table-cell>
              <table:table-cell office:value-type="float" office:value="1169.55320182012">
                <text:p>1169.55320182012</text:p>
              </table:table-cell>
              <table:table-cell office:value-type="float" office:value="1169.95152545351">
                <text:p>1169.95152545351</text:p>
              </table:table-cell>
              <table:table-cell office:value-type="float" office:value="1178.24374356508">
                <text:p>1178.24374356508</text:p>
              </table:table-cell>
              <table:table-cell office:value-type="float" office:value="1167.41745396056">
                <text:p>1167.417453960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66">
                <text:p>7266</text:p>
              </table:table-cell>
              <table:table-cell office:value-type="float" office:value="1172.11272369621">
                <text:p>1172.11272369621</text:p>
              </table:table-cell>
              <table:table-cell office:value-type="float" office:value="1178.61757460652">
                <text:p>1178.61757460652</text:p>
              </table:table-cell>
              <table:table-cell office:value-type="float" office:value="1169.55275300179">
                <text:p>1169.55275300179</text:p>
              </table:table-cell>
              <table:table-cell office:value-type="float" office:value="1169.94927378777">
                <text:p>1169.94927378777</text:p>
              </table:table-cell>
              <table:table-cell office:value-type="float" office:value="1178.24485838626">
                <text:p>1178.24485838626</text:p>
              </table:table-cell>
              <table:table-cell office:value-type="float" office:value="1167.42011782989">
                <text:p>1167.420117829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67">
                <text:p>7267</text:p>
              </table:table-cell>
              <table:table-cell office:value-type="float" office:value="1172.11516202597">
                <text:p>1172.11516202597</text:p>
              </table:table-cell>
              <table:table-cell office:value-type="float" office:value="1178.61872337065">
                <text:p>1178.61872337065</text:p>
              </table:table-cell>
              <table:table-cell office:value-type="float" office:value="1169.55075241491">
                <text:p>1169.55075241491</text:p>
              </table:table-cell>
              <table:table-cell office:value-type="float" office:value="1169.94374550091">
                <text:p>1169.94374550091</text:p>
              </table:table-cell>
              <table:table-cell office:value-type="float" office:value="1178.24467275011">
                <text:p>1178.24467275011</text:p>
              </table:table-cell>
              <table:table-cell office:value-type="float" office:value="1167.42328526499">
                <text:p>1167.423285264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68">
                <text:p>7268</text:p>
              </table:table-cell>
              <table:table-cell office:value-type="float" office:value="1172.11562230133">
                <text:p>1172.11562230133</text:p>
              </table:table-cell>
              <table:table-cell office:value-type="float" office:value="1178.62173280129">
                <text:p>1178.62173280129</text:p>
              </table:table-cell>
              <table:table-cell office:value-type="float" office:value="1169.55025863746">
                <text:p>1169.55025863746</text:p>
              </table:table-cell>
              <table:table-cell office:value-type="float" office:value="1169.94120940165">
                <text:p>1169.94120940165</text:p>
              </table:table-cell>
              <table:table-cell office:value-type="float" office:value="1178.24562319023">
                <text:p>1178.24562319023</text:p>
              </table:table-cell>
              <table:table-cell office:value-type="float" office:value="1167.42596805608">
                <text:p>1167.425968056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269">
                <text:p>7269</text:p>
              </table:table-cell>
              <table:table-cell office:value-type="float" office:value="1172.11730129082">
                <text:p>1172.11730129082</text:p>
              </table:table-cell>
              <table:table-cell office:value-type="float" office:value="1178.62360068212">
                <text:p>1178.62360068212</text:p>
              </table:table-cell>
              <table:table-cell office:value-type="float" office:value="1169.54903133998">
                <text:p>1169.54903133998</text:p>
              </table:table-cell>
              <table:table-cell office:value-type="float" office:value="1169.93667401523">
                <text:p>1169.93667401523</text:p>
              </table:table-cell>
              <table:table-cell office:value-type="float" office:value="1178.24599517038">
                <text:p>1178.24599517038</text:p>
              </table:table-cell>
              <table:table-cell office:value-type="float" office:value="1167.42885329817">
                <text:p>1167.428853298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70">
                <text:p>7270</text:p>
              </table:table-cell>
              <table:table-cell office:value-type="float" office:value="1172.11779289246">
                <text:p>1172.11779289246</text:p>
              </table:table-cell>
              <table:table-cell office:value-type="float" office:value="1178.62653023962">
                <text:p>1178.62653023962</text:p>
              </table:table-cell>
              <table:table-cell office:value-type="float" office:value="1169.54864089508">
                <text:p>1169.54864089508</text:p>
              </table:table-cell>
              <table:table-cell office:value-type="float" office:value="1169.93409533777">
                <text:p>1169.93409533777</text:p>
              </table:table-cell>
              <table:table-cell office:value-type="float" office:value="1178.24693754009">
                <text:p>1178.24693754009</text:p>
              </table:table-cell>
              <table:table-cell office:value-type="float" office:value="1167.43147692735">
                <text:p>1167.431476927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271">
                <text:p>7271</text:p>
              </table:table-cell>
              <table:table-cell office:value-type="float" office:value="1172.17589897562">
                <text:p>1172.17589897562</text:p>
              </table:table-cell>
              <table:table-cell office:value-type="float" office:value="1178.57982374674">
                <text:p>1178.57982374674</text:p>
              </table:table-cell>
              <table:table-cell office:value-type="float" office:value="1169.50819591441">
                <text:p>1169.50819591441</text:p>
              </table:table-cell>
              <table:table-cell office:value-type="float" office:value="1169.87677072065">
                <text:p>1169.87677072065</text:p>
              </table:table-cell>
              <table:table-cell office:value-type="float" office:value="1178.20621360486">
                <text:p>1178.20621360486</text:p>
              </table:table-cell>
              <table:table-cell office:value-type="float" office:value="1167.45422883577">
                <text:p>1167.454228835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72">
                <text:p>7272</text:p>
              </table:table-cell>
              <table:table-cell office:value-type="float" office:value="1172.17295197498">
                <text:p>1172.17295197498</text:p>
              </table:table-cell>
              <table:table-cell office:value-type="float" office:value="1178.58583626724">
                <text:p>1178.58583626724</text:p>
              </table:table-cell>
              <table:table-cell office:value-type="float" office:value="1169.51036053571">
                <text:p>1169.51036053571</text:p>
              </table:table-cell>
              <table:table-cell office:value-type="float" office:value="1169.87805649767">
                <text:p>1169.87805649767</text:p>
              </table:table-cell>
              <table:table-cell office:value-type="float" office:value="1178.20963058231">
                <text:p>1178.20963058231</text:p>
              </table:table-cell>
              <table:table-cell office:value-type="float" office:value="1167.45536537761">
                <text:p>1167.455365377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273">
                <text:p>7273</text:p>
              </table:table-cell>
              <table:table-cell office:value-type="float" office:value="1172.17882629354">
                <text:p>1172.17882629354</text:p>
              </table:table-cell>
              <table:table-cell office:value-type="float" office:value="1178.58388333811">
                <text:p>1178.58388333811</text:p>
              </table:table-cell>
              <table:table-cell office:value-type="float" office:value="1169.50648722718">
                <text:p>1169.50648722718</text:p>
              </table:table-cell>
              <table:table-cell office:value-type="float" office:value="1169.86889214639">
                <text:p>1169.86889214639</text:p>
              </table:table-cell>
              <table:table-cell office:value-type="float" office:value="1178.20692159039">
                <text:p>1178.20692159039</text:p>
              </table:table-cell>
              <table:table-cell office:value-type="float" office:value="1167.46008640145">
                <text:p>1167.460086401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74">
                <text:p>7274</text:p>
              </table:table-cell>
              <table:table-cell office:value-type="float" office:value="1172.17815101433">
                <text:p>1172.17815101433</text:p>
              </table:table-cell>
              <table:table-cell office:value-type="float" office:value="1178.5878792957">
                <text:p>1178.5878792957</text:p>
              </table:table-cell>
              <table:table-cell office:value-type="float" office:value="1169.50714541623">
                <text:p>1169.50714541623</text:p>
              </table:table-cell>
              <table:table-cell office:value-type="float" office:value="1169.86793577445">
                <text:p>1169.86793577445</text:p>
              </table:table-cell>
              <table:table-cell office:value-type="float" office:value="1178.20859549874">
                <text:p>1178.20859549874</text:p>
              </table:table-cell>
              <table:table-cell office:value-type="float" office:value="1167.46220371377">
                <text:p>1167.462203713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275">
                <text:p>7275</text:p>
              </table:table-cell>
              <table:table-cell office:value-type="float" office:value="1172.18177205189">
                <text:p>1172.18177205189</text:p>
              </table:table-cell>
              <table:table-cell office:value-type="float" office:value="1178.58797411775">
                <text:p>1178.58797411775</text:p>
              </table:table-cell>
              <table:table-cell office:value-type="float" office:value="1169.50511160609">
                <text:p>1169.50511160609</text:p>
              </table:table-cell>
              <table:table-cell office:value-type="float" office:value="1169.86118575621">
                <text:p>1169.86118575621</text:p>
              </table:table-cell>
              <table:table-cell office:value-type="float" office:value="1178.2075876412">
                <text:p>1178.2075876412</text:p>
              </table:table-cell>
              <table:table-cell office:value-type="float" office:value="1167.46599564616">
                <text:p>1167.465995646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276">
                <text:p>7276</text:p>
              </table:table-cell>
              <table:table-cell office:value-type="float" office:value="1172.18185246033">
                <text:p>1172.18185246033</text:p>
              </table:table-cell>
              <table:table-cell office:value-type="float" office:value="1178.5912731731">
                <text:p>1178.5912731731</text:p>
              </table:table-cell>
              <table:table-cell office:value-type="float" office:value="1169.50538259044">
                <text:p>1169.50538259044</text:p>
              </table:table-cell>
              <table:table-cell office:value-type="float" office:value="1169.85939597582">
                <text:p>1169.85939597582</text:p>
              </table:table-cell>
              <table:table-cell office:value-type="float" office:value="1178.20871444363">
                <text:p>1178.20871444363</text:p>
              </table:table-cell>
              <table:table-cell office:value-type="float" office:value="1167.46844433455">
                <text:p>1167.468444334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277">
                <text:p>7277</text:p>
              </table:table-cell>
              <table:table-cell office:value-type="float" office:value="1172.18425200746">
                <text:p>1172.18425200746</text:p>
              </table:table-cell>
              <table:table-cell office:value-type="float" office:value="1178.59250625471">
                <text:p>1178.59250625471</text:p>
              </table:table-cell>
              <table:table-cell office:value-type="float" office:value="1169.50438516648">
                <text:p>1169.50438516648</text:p>
              </table:table-cell>
              <table:table-cell office:value-type="float" office:value="1169.85409985736">
                <text:p>1169.85409985736</text:p>
              </table:table-cell>
              <table:table-cell office:value-type="float" office:value="1178.20858708105">
                <text:p>1178.20858708105</text:p>
              </table:table-cell>
              <table:table-cell office:value-type="float" office:value="1167.47170864616">
                <text:p>1167.471708646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278">
                <text:p>7278</text:p>
              </table:table-cell>
              <table:table-cell office:value-type="float" office:value="1172.18459381166">
                <text:p>1172.18459381166</text:p>
              </table:table-cell>
              <table:table-cell office:value-type="float" office:value="1178.59554563261">
                <text:p>1178.59554563261</text:p>
              </table:table-cell>
              <table:table-cell office:value-type="float" office:value="1169.50462998493">
                <text:p>1169.50462998493</text:p>
              </table:table-cell>
              <table:table-cell office:value-type="float" office:value="1169.85196972854">
                <text:p>1169.85196972854</text:p>
              </table:table-cell>
              <table:table-cell office:value-type="float" office:value="1178.20952815232">
                <text:p>1178.20952815232</text:p>
              </table:table-cell>
              <table:table-cell office:value-type="float" office:value="1167.47423246571">
                <text:p>1167.474232465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279">
                <text:p>7279</text:p>
              </table:table-cell>
              <table:table-cell office:value-type="float" office:value="1172.18622300456">
                <text:p>1172.18622300456</text:p>
              </table:table-cell>
              <table:table-cell office:value-type="float" office:value="1178.59750409333">
                <text:p>1178.59750409333</text:p>
              </table:table-cell>
              <table:table-cell office:value-type="float" office:value="1169.50429294993">
                <text:p>1169.50429294993</text:p>
              </table:table-cell>
              <table:table-cell office:value-type="float" office:value="1169.8476556359">
                <text:p>1169.8476556359</text:p>
              </table:table-cell>
              <table:table-cell office:value-type="float" office:value="1178.20989585238">
                <text:p>1178.20989585238</text:p>
              </table:table-cell>
              <table:table-cell office:value-type="float" office:value="1167.47716619336">
                <text:p>1167.477166193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80">
                <text:p>7280</text:p>
              </table:table-cell>
              <table:table-cell office:value-type="float" office:value="1172.18662334254">
                <text:p>1172.18662334254</text:p>
              </table:table-cell>
              <table:table-cell office:value-type="float" office:value="1178.60048244372">
                <text:p>1178.60048244372</text:p>
              </table:table-cell>
              <table:table-cell office:value-type="float" office:value="1169.50463875885">
                <text:p>1169.50463875885</text:p>
              </table:table-cell>
              <table:table-cell office:value-type="float" office:value="1169.84538907167">
                <text:p>1169.84538907167</text:p>
              </table:table-cell>
              <table:table-cell office:value-type="float" office:value="1178.21079887147">
                <text:p>1178.21079887147</text:p>
              </table:table-cell>
              <table:table-cell office:value-type="float" office:value="1167.47967906147">
                <text:p>1167.479679061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281">
                <text:p>7281</text:p>
              </table:table-cell>
              <table:table-cell office:value-type="float" office:value="1172.23758179028">
                <text:p>1172.23758179028</text:p>
              </table:table-cell>
              <table:table-cell office:value-type="float" office:value="1178.55614174504">
                <text:p>1178.55614174504</text:p>
              </table:table-cell>
              <table:table-cell office:value-type="float" office:value="1169.46412917417">
                <text:p>1169.46412917417</text:p>
              </table:table-cell>
              <table:table-cell office:value-type="float" office:value="1169.78245814258">
                <text:p>1169.78245814258</text:p>
              </table:table-cell>
              <table:table-cell office:value-type="float" office:value="1178.17219028278">
                <text:p>1178.17219028278</text:p>
              </table:table-cell>
              <table:table-cell office:value-type="float" office:value="1167.51296968583">
                <text:p>1167.512969685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82">
                <text:p>7282</text:p>
              </table:table-cell>
              <table:table-cell office:value-type="float" office:value="1172.2346542302">
                <text:p>1172.2346542302</text:p>
              </table:table-cell>
              <table:table-cell office:value-type="float" office:value="1178.56210160301">
                <text:p>1178.56210160301</text:p>
              </table:table-cell>
              <table:table-cell office:value-type="float" office:value="1169.46702685508">
                <text:p>1169.46702685508</text:p>
              </table:table-cell>
              <table:table-cell office:value-type="float" office:value="1169.78412377181">
                <text:p>1169.78412377181</text:p>
              </table:table-cell>
              <table:table-cell office:value-type="float" office:value="1178.17538790737">
                <text:p>1178.17538790737</text:p>
              </table:table-cell>
              <table:table-cell office:value-type="float" office:value="1167.51360327924">
                <text:p>1167.513603279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283">
                <text:p>7283</text:p>
              </table:table-cell>
              <table:table-cell office:value-type="float" office:value="1172.24051260165">
                <text:p>1172.24051260165</text:p>
              </table:table-cell>
              <table:table-cell office:value-type="float" office:value="1178.5604546792">
                <text:p>1178.5604546792</text:p>
              </table:table-cell>
              <table:table-cell office:value-type="float" office:value="1169.46394131609">
                <text:p>1169.46394131609</text:p>
              </table:table-cell>
              <table:table-cell office:value-type="float" office:value="1169.77486434907">
                <text:p>1169.77486434907</text:p>
              </table:table-cell>
              <table:table-cell office:value-type="float" office:value="1178.17284044997">
                <text:p>1178.17284044997</text:p>
              </table:table-cell>
              <table:table-cell office:value-type="float" office:value="1167.51887807644">
                <text:p>1167.518878076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284">
                <text:p>7284</text:p>
              </table:table-cell>
              <table:table-cell office:value-type="float" office:value="1172.23977383381">
                <text:p>1172.23977383381</text:p>
              </table:table-cell>
              <table:table-cell office:value-type="float" office:value="1178.56446977006">
                <text:p>1178.56446977006</text:p>
              </table:table-cell>
              <table:table-cell office:value-type="float" office:value="1169.46530639575">
                <text:p>1169.46530639575</text:p>
              </table:table-cell>
              <table:table-cell office:value-type="float" office:value="1169.77407788221">
                <text:p>1169.77407788221</text:p>
              </table:table-cell>
              <table:table-cell office:value-type="float" office:value="1178.17439526452">
                <text:p>1178.17439526452</text:p>
              </table:table-cell>
              <table:table-cell office:value-type="float" office:value="1167.52076022981">
                <text:p>1167.520760229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285">
                <text:p>7285</text:p>
              </table:table-cell>
              <table:table-cell office:value-type="float" office:value="1172.24344662216">
                <text:p>1172.24344662216</text:p>
              </table:table-cell>
              <table:table-cell office:value-type="float" office:value="1178.56480718361">
                <text:p>1178.56480718361</text:p>
              </table:table-cell>
              <table:table-cell office:value-type="float" office:value="1169.46396967298">
                <text:p>1169.46396967298</text:p>
              </table:table-cell>
              <table:table-cell office:value-type="float" office:value="1169.76726666345">
                <text:p>1169.76726666345</text:p>
              </table:table-cell>
              <table:table-cell office:value-type="float" office:value="1178.17343900525">
                <text:p>1178.17343900525</text:p>
              </table:table-cell>
              <table:table-cell office:value-type="float" office:value="1167.52483620198">
                <text:p>1167.524836201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286">
                <text:p>7286</text:p>
              </table:table-cell>
              <table:table-cell office:value-type="float" office:value="1172.24348650582">
                <text:p>1172.24348650582</text:p>
              </table:table-cell>
              <table:table-cell office:value-type="float" office:value="1178.5681468337">
                <text:p>1178.5681468337</text:p>
              </table:table-cell>
              <table:table-cell office:value-type="float" office:value="1169.46490704491">
                <text:p>1169.46490704491</text:p>
              </table:table-cell>
              <table:table-cell office:value-type="float" office:value="1169.76556490812">
                <text:p>1169.76556490812</text:p>
              </table:table-cell>
              <table:table-cell office:value-type="float" office:value="1178.17446768986">
                <text:p>1178.17446768986</text:p>
              </table:table-cell>
              <table:table-cell office:value-type="float" office:value="1167.52712752221">
                <text:p>1167.527127522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287">
                <text:p>7287</text:p>
              </table:table-cell>
              <table:table-cell office:value-type="float" office:value="1172.24594708367">
                <text:p>1172.24594708367</text:p>
              </table:table-cell>
              <table:table-cell office:value-type="float" office:value="1178.56959370571">
                <text:p>1178.56959370571</text:p>
              </table:table-cell>
              <table:table-cell office:value-type="float" office:value="1169.46452223017">
                <text:p>1169.46452223017</text:p>
              </table:table-cell>
              <table:table-cell office:value-type="float" office:value="1169.7602061208">
                <text:p>1169.7602061208</text:p>
              </table:table-cell>
              <table:table-cell office:value-type="float" office:value="1178.17432721659">
                <text:p>1178.17432721659</text:p>
              </table:table-cell>
              <table:table-cell office:value-type="float" office:value="1167.53053532567">
                <text:p>1167.530535325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288">
                <text:p>7288</text:p>
              </table:table-cell>
              <table:table-cell office:value-type="float" office:value="1172.24627564467">
                <text:p>1172.24627564467</text:p>
              </table:table-cell>
              <table:table-cell office:value-type="float" office:value="1178.57269145039">
                <text:p>1178.57269145039</text:p>
              </table:table-cell>
              <table:table-cell office:value-type="float" office:value="1169.46537080868">
                <text:p>1169.46537080868</text:p>
              </table:table-cell>
              <table:table-cell office:value-type="float" office:value="1169.7580890398">
                <text:p>1169.7580890398</text:p>
              </table:table-cell>
              <table:table-cell office:value-type="float" office:value="1178.17517421749">
                <text:p>1178.17517421749</text:p>
              </table:table-cell>
              <table:table-cell office:value-type="float" office:value="1167.53292554854">
                <text:p>1167.532925548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289">
                <text:p>7289</text:p>
              </table:table-cell>
              <table:table-cell office:value-type="float" office:value="1172.24796581869">
                <text:p>1172.24796581869</text:p>
              </table:table-cell>
              <table:table-cell office:value-type="float" office:value="1178.57481501697">
                <text:p>1178.57481501697</text:p>
              </table:table-cell>
              <table:table-cell office:value-type="float" office:value="1169.46559086949">
                <text:p>1169.46559086949</text:p>
              </table:table-cell>
              <table:table-cell office:value-type="float" office:value="1169.7536920292">
                <text:p>1169.7536920292</text:p>
              </table:table-cell>
              <table:table-cell office:value-type="float" office:value="1178.17548478805">
                <text:p>1178.17548478805</text:p>
              </table:table-cell>
              <table:table-cell office:value-type="float" office:value="1167.53591631579">
                <text:p>1167.535916315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290">
                <text:p>7290</text:p>
              </table:table-cell>
              <table:table-cell office:value-type="float" office:value="1172.24837115011">
                <text:p>1172.24837115011</text:p>
              </table:table-cell>
              <table:table-cell office:value-type="float" office:value="1178.57787215676">
                <text:p>1178.57787215676</text:p>
              </table:table-cell>
              <table:table-cell office:value-type="float" office:value="1169.46648394008">
                <text:p>1169.46648394008</text:p>
              </table:table-cell>
              <table:table-cell office:value-type="float" office:value="1169.75138650947">
                <text:p>1169.75138650947</text:p>
              </table:table-cell>
              <table:table-cell office:value-type="float" office:value="1178.17628362471">
                <text:p>1178.17628362471</text:p>
              </table:table-cell>
              <table:table-cell office:value-type="float" office:value="1167.53829123344">
                <text:p>1167.538291233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291">
                <text:p>7291</text:p>
              </table:table-cell>
              <table:table-cell office:value-type="float" office:value="1172.30812093535">
                <text:p>1172.30812093535</text:p>
              </table:table-cell>
              <table:table-cell office:value-type="float" office:value="1178.5349978031">
                <text:p>1178.5349978031</text:p>
              </table:table-cell>
              <table:table-cell office:value-type="float" office:value="1169.42684160135">
                <text:p>1169.42684160135</text:p>
              </table:table-cell>
              <table:table-cell office:value-type="float" office:value="1169.69314601732">
                <text:p>1169.69314601732</text:p>
              </table:table-cell>
              <table:table-cell office:value-type="float" office:value="1178.13904927885">
                <text:p>1178.13904927885</text:p>
              </table:table-cell>
              <table:table-cell office:value-type="float" office:value="1167.57040668442">
                <text:p>1167.570406684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292">
                <text:p>7292</text:p>
              </table:table-cell>
              <table:table-cell office:value-type="float" office:value="1172.30500571156">
                <text:p>1172.30500571156</text:p>
              </table:table-cell>
              <table:table-cell office:value-type="float" office:value="1178.54097529944">
                <text:p>1178.54097529944</text:p>
              </table:table-cell>
              <table:table-cell office:value-type="float" office:value="1169.43030838868">
                <text:p>1169.43030838868</text:p>
              </table:table-cell>
              <table:table-cell office:value-type="float" office:value="1169.69457667809">
                <text:p>1169.69457667809</text:p>
              </table:table-cell>
              <table:table-cell office:value-type="float" office:value="1178.14204159268">
                <text:p>1178.14204159268</text:p>
              </table:table-cell>
              <table:table-cell office:value-type="float" office:value="1167.57069944696">
                <text:p>1167.570699446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292">
                <text:p>7292</text:p>
              </table:table-cell>
              <table:table-cell office:value-type="float" office:value="1172.30500571156">
                <text:p>1172.30500571156</text:p>
              </table:table-cell>
              <table:table-cell office:value-type="float" office:value="1178.54097529944">
                <text:p>1178.54097529944</text:p>
              </table:table-cell>
              <table:table-cell office:value-type="float" office:value="1169.43030838868">
                <text:p>1169.43030838868</text:p>
              </table:table-cell>
              <table:table-cell office:value-type="float" office:value="1169.69457667809">
                <text:p>1169.69457667809</text:p>
              </table:table-cell>
              <table:table-cell office:value-type="float" office:value="1178.14204159268">
                <text:p>1178.14204159268</text:p>
              </table:table-cell>
              <table:table-cell office:value-type="float" office:value="1167.57069944696">
                <text:p>1167.570699446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293">
                <text:p>7293</text:p>
              </table:table-cell>
              <table:table-cell office:value-type="float" office:value="1172.3111577524">
                <text:p>1172.3111577524</text:p>
              </table:table-cell>
              <table:table-cell office:value-type="float" office:value="1178.53956555497">
                <text:p>1178.53956555497</text:p>
              </table:table-cell>
              <table:table-cell office:value-type="float" office:value="1169.42756429263">
                <text:p>1169.42756429263</text:p>
              </table:table-cell>
              <table:table-cell office:value-type="float" office:value="1169.68537172911">
                <text:p>1169.68537172911</text:p>
              </table:table-cell>
              <table:table-cell office:value-type="float" office:value="1178.13946913376">
                <text:p>1178.13946913376</text:p>
              </table:table-cell>
              <table:table-cell office:value-type="float" office:value="1167.5762863908">
                <text:p>1167.57628639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94">
                <text:p>7294</text:p>
              </table:table-cell>
              <table:table-cell office:value-type="float" office:value="1172.31043330646">
                <text:p>1172.31043330646</text:p>
              </table:table-cell>
              <table:table-cell office:value-type="float" office:value="1178.54363945268">
                <text:p>1178.54363945268</text:p>
              </table:table-cell>
              <table:table-cell office:value-type="float" office:value="1169.42942667844">
                <text:p>1169.42942667844</text:p>
              </table:table-cell>
              <table:table-cell office:value-type="float" office:value="1169.68442082741">
                <text:p>1169.68442082741</text:p>
              </table:table-cell>
              <table:table-cell office:value-type="float" office:value="1178.14084197964">
                <text:p>1178.14084197964</text:p>
              </table:table-cell>
              <table:table-cell office:value-type="float" office:value="1167.57792594792">
                <text:p>1167.577925947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295">
                <text:p>7295</text:p>
              </table:table-cell>
              <table:table-cell office:value-type="float" office:value="1172.3142856181">
                <text:p>1172.3142856181</text:p>
              </table:table-cell>
              <table:table-cell office:value-type="float" office:value="1178.54417419778">
                <text:p>1178.54417419778</text:p>
              </table:table-cell>
              <table:table-cell office:value-type="float" office:value="1169.42838832605">
                <text:p>1169.42838832605</text:p>
              </table:table-cell>
              <table:table-cell office:value-type="float" office:value="1169.67754614327">
                <text:p>1169.67754614327</text:p>
              </table:table-cell>
              <table:table-cell office:value-type="float" office:value="1178.13976703997">
                <text:p>1178.13976703997</text:p>
              </table:table-cell>
              <table:table-cell office:value-type="float" office:value="1167.58214706921">
                <text:p>1167.582147069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296">
                <text:p>7296</text:p>
              </table:table-cell>
              <table:table-cell office:value-type="float" office:value="1172.31437414767">
                <text:p>1172.31437414767</text:p>
              </table:table-cell>
              <table:table-cell office:value-type="float" office:value="1178.54758341804">
                <text:p>1178.54758341804</text:p>
              </table:table-cell>
              <table:table-cell office:value-type="float" office:value="1169.42974958381">
                <text:p>1169.42974958381</text:p>
              </table:table-cell>
              <table:table-cell office:value-type="float" office:value="1169.67563045648">
                <text:p>1169.67563045648</text:p>
              </table:table-cell>
              <table:table-cell office:value-type="float" office:value="1178.14059375734">
                <text:p>1178.14059375734</text:p>
              </table:table-cell>
              <table:table-cell office:value-type="float" office:value="1167.58423456393">
                <text:p>1167.584234563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297">
                <text:p>7297</text:p>
              </table:table-cell>
              <table:table-cell office:value-type="float" office:value="1172.31699377064">
                <text:p>1172.31699377064</text:p>
              </table:table-cell>
              <table:table-cell office:value-type="float" office:value="1178.54921724148">
                <text:p>1178.54921724148</text:p>
              </table:table-cell>
              <table:table-cell office:value-type="float" office:value="1169.42965828291">
                <text:p>1169.42965828291</text:p>
              </table:table-cell>
              <table:table-cell office:value-type="float" office:value="1169.67010588988">
                <text:p>1169.67010588988</text:p>
              </table:table-cell>
              <table:table-cell office:value-type="float" office:value="1178.14026399575">
                <text:p>1178.14026399575</text:p>
              </table:table-cell>
              <table:table-cell office:value-type="float" office:value="1167.58767639325">
                <text:p>1167.587676393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298">
                <text:p>7298</text:p>
              </table:table-cell>
              <table:table-cell office:value-type="float" office:value="1172.31739964638">
                <text:p>1172.31739964638</text:p>
              </table:table-cell>
              <table:table-cell office:value-type="float" office:value="1178.55239103624">
                <text:p>1178.55239103624</text:p>
              </table:table-cell>
              <table:table-cell office:value-type="float" office:value="1169.43088413731">
                <text:p>1169.43088413731</text:p>
              </table:table-cell>
              <table:table-cell office:value-type="float" office:value="1169.66773459147">
                <text:p>1169.66773459147</text:p>
              </table:table-cell>
              <table:table-cell office:value-type="float" office:value="1178.14089446641">
                <text:p>1178.14089446641</text:p>
              </table:table-cell>
              <table:table-cell office:value-type="float" office:value="1167.58989704558">
                <text:p>1167.589897045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299">
                <text:p>7299</text:p>
              </table:table-cell>
              <table:table-cell office:value-type="float" office:value="1172.31923737402">
                <text:p>1172.31923737402</text:p>
              </table:table-cell>
              <table:table-cell office:value-type="float" office:value="1178.55470740569">
                <text:p>1178.55470740569</text:p>
              </table:table-cell>
              <table:table-cell office:value-type="float" office:value="1169.43138511242">
                <text:p>1169.43138511242</text:p>
              </table:table-cell>
              <table:table-cell office:value-type="float" office:value="1169.66311479912">
                <text:p>1169.66311479912</text:p>
              </table:table-cell>
              <table:table-cell office:value-type="float" office:value="1178.14098390201">
                <text:p>1178.14098390201</text:p>
              </table:table-cell>
              <table:table-cell office:value-type="float" office:value="1167.59279803433">
                <text:p>1167.592798034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300">
                <text:p>7300</text:p>
              </table:table-cell>
              <table:table-cell office:value-type="float" office:value="1172.3197370188">
                <text:p>1172.3197370188</text:p>
              </table:table-cell>
              <table:table-cell office:value-type="float" office:value="1178.55784508924">
                <text:p>1178.55784508924</text:p>
              </table:table-cell>
              <table:table-cell office:value-type="float" office:value="1169.43261483554">
                <text:p>1169.43261483554</text:p>
              </table:table-cell>
              <table:table-cell office:value-type="float" office:value="1169.66053673929">
                <text:p>1169.66053673929</text:p>
              </table:table-cell>
              <table:table-cell office:value-type="float" office:value="1178.14156408523">
                <text:p>1178.14156408523</text:p>
              </table:table-cell>
              <table:table-cell office:value-type="float" office:value="1167.5949751281">
                <text:p>1167.59497512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301">
                <text:p>7301</text:p>
              </table:table-cell>
              <table:table-cell office:value-type="float" office:value="1172.37320582646">
                <text:p>1172.37320582646</text:p>
              </table:table-cell>
              <table:table-cell office:value-type="float" office:value="1178.51404925171">
                <text:p>1178.51404925171</text:p>
              </table:table-cell>
              <table:table-cell office:value-type="float" office:value="1169.39090261013">
                <text:p>1169.39090261013</text:p>
              </table:table-cell>
              <table:table-cell office:value-type="float" office:value="1169.60202770209">
                <text:p>1169.60202770209</text:p>
              </table:table-cell>
              <table:table-cell office:value-type="float" office:value="1178.10567637195">
                <text:p>1178.10567637195</text:p>
              </table:table-cell>
              <table:table-cell office:value-type="float" office:value="1167.63667089968">
                <text:p>1167.636670899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302">
                <text:p>7302</text:p>
              </table:table-cell>
              <table:table-cell office:value-type="float" office:value="1172.37026246587">
                <text:p>1172.37026246587</text:p>
              </table:table-cell>
              <table:table-cell office:value-type="float" office:value="1178.52009866089">
                <text:p>1178.52009866089</text:p>
              </table:table-cell>
              <table:table-cell office:value-type="float" office:value="1169.39490463591">
                <text:p>1169.39490463591</text:p>
              </table:table-cell>
              <table:table-cell office:value-type="float" office:value="1169.60303776318">
                <text:p>1169.60303776318</text:p>
              </table:table-cell>
              <table:table-cell office:value-type="float" office:value="1178.10842292751">
                <text:p>1178.10842292751</text:p>
              </table:table-cell>
              <table:table-cell office:value-type="float" office:value="1167.63640023418">
                <text:p>1167.636400234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303">
                <text:p>7303</text:p>
              </table:table-cell>
              <table:table-cell office:value-type="float" office:value="1172.37663561726">
                <text:p>1172.37663561726</text:p>
              </table:table-cell>
              <table:table-cell office:value-type="float" office:value="1178.51889242473">
                <text:p>1178.51889242473</text:p>
              </table:table-cell>
              <table:table-cell office:value-type="float" office:value="1169.39213207535">
                <text:p>1169.39213207535</text:p>
              </table:table-cell>
              <table:table-cell office:value-type="float" office:value="1169.59387653871">
                <text:p>1169.59387653871</text:p>
              </table:table-cell>
              <table:table-cell office:value-type="float" office:value="1178.10576807676">
                <text:p>1178.10576807676</text:p>
              </table:table-cell>
              <table:table-cell office:value-type="float" office:value="1167.64218836331">
                <text:p>1167.642188363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304">
                <text:p>7304</text:p>
              </table:table-cell>
              <table:table-cell office:value-type="float" office:value="1172.37602181514">
                <text:p>1172.37602181514</text:p>
              </table:table-cell>
              <table:table-cell office:value-type="float" office:value="1178.52299724417">
                <text:p>1178.52299724417</text:p>
              </table:table-cell>
              <table:table-cell office:value-type="float" office:value="1169.39444026026">
                <text:p>1169.39444026026</text:p>
              </table:table-cell>
              <table:table-cell office:value-type="float" office:value="1169.59259945954">
                <text:p>1169.59259945954</text:p>
              </table:table-cell>
              <table:table-cell office:value-type="float" office:value="1178.10696372641">
                <text:p>1178.10696372641</text:p>
              </table:table-cell>
              <table:table-cell office:value-type="float" office:value="1167.64347140831">
                <text:p>1167.643471408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05">
                <text:p>7305</text:p>
              </table:table-cell>
              <table:table-cell office:value-type="float" office:value="1172.38017763566">
                <text:p>1172.38017763566</text:p>
              </table:table-cell>
              <table:table-cell office:value-type="float" office:value="1178.52376028841">
                <text:p>1178.52376028841</text:p>
              </table:table-cell>
              <table:table-cell office:value-type="float" office:value="1169.39349842644">
                <text:p>1169.39349842644</text:p>
              </table:table-cell>
              <table:table-cell office:value-type="float" office:value="1169.58570481822">
                <text:p>1169.58570481822</text:p>
              </table:table-cell>
              <table:table-cell office:value-type="float" office:value="1178.10576966086">
                <text:p>1178.10576966086</text:p>
              </table:table-cell>
              <table:table-cell office:value-type="float" office:value="1167.64764515424">
                <text:p>1167.647645154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306">
                <text:p>7306</text:p>
              </table:table-cell>
              <table:table-cell office:value-type="float" office:value="1172.38042422358">
                <text:p>1172.38042422358</text:p>
              </table:table-cell>
              <table:table-cell office:value-type="float" office:value="1178.5272008047">
                <text:p>1178.5272008047</text:p>
              </table:table-cell>
              <table:table-cell office:value-type="float" office:value="1169.39526232606">
                <text:p>1169.39526232606</text:p>
              </table:table-cell>
              <table:table-cell office:value-type="float" office:value="1169.58354482198">
                <text:p>1169.58354482198</text:p>
              </table:table-cell>
              <table:table-cell office:value-type="float" office:value="1178.10645456483">
                <text:p>1178.10645456483</text:p>
              </table:table-cell>
              <table:table-cell office:value-type="float" office:value="1167.64941312546">
                <text:p>1167.649413125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307">
                <text:p>7307</text:p>
              </table:table-cell>
              <table:table-cell office:value-type="float" office:value="1172.38335631362">
                <text:p>1172.38335631362</text:p>
              </table:table-cell>
              <table:table-cell office:value-type="float" office:value="1178.52903332909">
                <text:p>1178.52903332909</text:p>
              </table:table-cell>
              <table:table-cell office:value-type="float" office:value="1169.39533919816">
                <text:p>1169.39533919816</text:p>
              </table:table-cell>
              <table:table-cell office:value-type="float" office:value="1169.57802693452">
                <text:p>1169.57802693452</text:p>
              </table:table-cell>
              <table:table-cell office:value-type="float" office:value="1178.10599604597">
                <text:p>1178.10599604597</text:p>
              </table:table-cell>
              <table:table-cell office:value-type="float" office:value="1167.65270473615">
                <text:p>1167.652704736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308">
                <text:p>7308</text:p>
              </table:table-cell>
              <table:table-cell office:value-type="float" office:value="1172.38395253157">
                <text:p>1172.38395253157</text:p>
              </table:table-cell>
              <table:table-cell office:value-type="float" office:value="1178.53223518752">
                <text:p>1178.53223518752</text:p>
              </table:table-cell>
              <table:table-cell office:value-type="float" office:value="1169.39693437617">
                <text:p>1169.39693437617</text:p>
              </table:table-cell>
              <table:table-cell office:value-type="float" office:value="1169.57557696233">
                <text:p>1169.57557696233</text:p>
              </table:table-cell>
              <table:table-cell office:value-type="float" office:value="1178.10650445358">
                <text:p>1178.10650445358</text:p>
              </table:table-cell>
              <table:table-cell office:value-type="float" office:value="1167.65461194172">
                <text:p>1167.654611941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309">
                <text:p>7309</text:p>
              </table:table-cell>
              <table:table-cell office:value-type="float" office:value="1172.38612847313">
                <text:p>1172.38612847313</text:p>
              </table:table-cell>
              <table:table-cell office:value-type="float" office:value="1178.53470209933">
                <text:p>1178.53470209933</text:p>
              </table:table-cell>
              <table:table-cell office:value-type="float" office:value="1169.39764950105">
                <text:p>1169.39764950105</text:p>
              </table:table-cell>
              <table:table-cell office:value-type="float" office:value="1169.57102725594">
                <text:p>1169.57102725594</text:p>
              </table:table-cell>
              <table:table-cell office:value-type="float" office:value="1178.10646136926">
                <text:p>1178.10646136926</text:p>
              </table:table-cell>
              <table:table-cell office:value-type="float" office:value="1167.65732074442">
                <text:p>1167.657320744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310">
                <text:p>7310</text:p>
              </table:table-cell>
              <table:table-cell office:value-type="float" office:value="1172.38684939773">
                <text:p>1172.38684939773</text:p>
              </table:table-cell>
              <table:table-cell office:value-type="float" office:value="1178.53786082093">
                <text:p>1178.53786082093</text:p>
              </table:table-cell>
              <table:table-cell office:value-type="float" office:value="1169.39923586879">
                <text:p>1169.39923586879</text:p>
              </table:table-cell>
              <table:table-cell office:value-type="float" office:value="1169.56839033312">
                <text:p>1169.56839033312</text:p>
              </table:table-cell>
              <table:table-cell office:value-type="float" office:value="1178.10691874787">
                <text:p>1178.10691874787</text:p>
              </table:table-cell>
              <table:table-cell office:value-type="float" office:value="1167.65920082812">
                <text:p>1167.659200828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11">
                <text:p>7311</text:p>
              </table:table-cell>
              <table:table-cell office:value-type="float" office:value="1172.44866948397">
                <text:p>1172.44866948397</text:p>
              </table:table-cell>
              <table:table-cell office:value-type="float" office:value="1178.49661487211">
                <text:p>1178.49661487211</text:p>
              </table:table-cell>
              <table:table-cell office:value-type="float" office:value="1169.3570092861">
                <text:p>1169.3570092861</text:p>
              </table:table-cell>
              <table:table-cell office:value-type="float" office:value="1169.51563919805">
                <text:p>1169.51563919805</text:p>
              </table:table-cell>
              <table:table-cell office:value-type="float" office:value="1178.07136271544">
                <text:p>1178.07136271544</text:p>
              </table:table-cell>
              <table:table-cell office:value-type="float" office:value="1167.69769100879">
                <text:p>1167.697691008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12">
                <text:p>7312</text:p>
              </table:table-cell>
              <table:table-cell office:value-type="float" office:value="1172.44574759279">
                <text:p>1172.44574759279</text:p>
              </table:table-cell>
              <table:table-cell office:value-type="float" office:value="1178.50256688675">
                <text:p>1178.50256688675</text:p>
              </table:table-cell>
              <table:table-cell office:value-type="float" office:value="1169.3614668612">
                <text:p>1169.3614668612</text:p>
              </table:table-cell>
              <table:table-cell office:value-type="float" office:value="1169.51652155412">
                <text:p>1169.51652155412</text:p>
              </table:table-cell>
              <table:table-cell office:value-type="float" office:value="1178.07389837462">
                <text:p>1178.07389837462</text:p>
              </table:table-cell>
              <table:table-cell office:value-type="float" office:value="1167.69705123185">
                <text:p>1167.697051231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313">
                <text:p>7313</text:p>
              </table:table-cell>
              <table:table-cell office:value-type="float" office:value="1172.45275007202">
                <text:p>1172.45275007202</text:p>
              </table:table-cell>
              <table:table-cell office:value-type="float" office:value="1178.50156928446">
                <text:p>1178.50156928446</text:p>
              </table:table-cell>
              <table:table-cell office:value-type="float" office:value="1169.35877759695">
                <text:p>1169.35877759695</text:p>
              </table:table-cell>
              <table:table-cell office:value-type="float" office:value="1169.50765726966">
                <text:p>1169.50765726966</text:p>
              </table:table-cell>
              <table:table-cell office:value-type="float" office:value="1178.07111388841">
                <text:p>1178.07111388841</text:p>
              </table:table-cell>
              <table:table-cell office:value-type="float" office:value="1167.70274909845">
                <text:p>1167.702749098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314">
                <text:p>7314</text:p>
              </table:table-cell>
              <table:table-cell office:value-type="float" office:value="1172.45236978571">
                <text:p>1172.45236978571</text:p>
              </table:table-cell>
              <table:table-cell office:value-type="float" office:value="1178.50559866121">
                <text:p>1178.50559866121</text:p>
              </table:table-cell>
              <table:table-cell office:value-type="float" office:value="1169.36147753907">
                <text:p>1169.36147753907</text:p>
              </table:table-cell>
              <table:table-cell office:value-type="float" office:value="1169.50639509572">
                <text:p>1169.50639509572</text:p>
              </table:table-cell>
              <table:table-cell office:value-type="float" office:value="1178.07211932061">
                <text:p>1178.07211932061</text:p>
              </table:table-cell>
              <table:table-cell office:value-type="float" office:value="1167.70370141478">
                <text:p>1167.703701414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315">
                <text:p>7315</text:p>
              </table:table-cell>
              <table:table-cell office:value-type="float" office:value="1172.45702094319">
                <text:p>1172.45702094319</text:p>
              </table:table-cell>
              <table:table-cell office:value-type="float" office:value="1178.50651884344">
                <text:p>1178.50651884344</text:p>
              </table:table-cell>
              <table:table-cell office:value-type="float" office:value="1169.36065426623">
                <text:p>1169.36065426623</text:p>
              </table:table-cell>
              <table:table-cell office:value-type="float" office:value="1169.49983345162">
                <text:p>1169.49983345162</text:p>
              </table:table-cell>
              <table:table-cell office:value-type="float" office:value="1178.07075527188">
                <text:p>1178.07075527188</text:p>
              </table:table-cell>
              <table:table-cell office:value-type="float" office:value="1167.70770157028">
                <text:p>1167.707701570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316">
                <text:p>7316</text:p>
              </table:table-cell>
              <table:table-cell office:value-type="float" office:value="1172.45755340398">
                <text:p>1172.45755340398</text:p>
              </table:table-cell>
              <table:table-cell office:value-type="float" office:value="1178.50990323265">
                <text:p>1178.50990323265</text:p>
              </table:table-cell>
              <table:table-cell office:value-type="float" office:value="1169.36275675393">
                <text:p>1169.36275675393</text:p>
              </table:table-cell>
              <table:table-cell office:value-type="float" office:value="1169.4977721811">
                <text:p>1169.4977721811</text:p>
              </table:table-cell>
              <table:table-cell office:value-type="float" office:value="1178.07125788946">
                <text:p>1178.07125788946</text:p>
              </table:table-cell>
              <table:table-cell office:value-type="float" office:value="1167.70918885551">
                <text:p>1167.709188855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317">
                <text:p>7317</text:p>
              </table:table-cell>
              <table:table-cell office:value-type="float" office:value="1172.46093575862">
                <text:p>1172.46093575862</text:p>
              </table:table-cell>
              <table:table-cell office:value-type="float" office:value="1178.5118787511">
                <text:p>1178.5118787511</text:p>
              </table:table-cell>
              <table:table-cell office:value-type="float" office:value="1169.36297242928">
                <text:p>1169.36297242928</text:p>
              </table:table-cell>
              <table:table-cell office:value-type="float" office:value="1169.49262478028">
                <text:p>1169.49262478028</text:p>
              </table:table-cell>
              <table:table-cell office:value-type="float" office:value="1178.07061054376">
                <text:p>1178.07061054376</text:p>
              </table:table-cell>
              <table:table-cell office:value-type="float" office:value="1167.71225776458">
                <text:p>1167.712257764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318">
                <text:p>7318</text:p>
              </table:table-cell>
              <table:table-cell office:value-type="float" office:value="1172.46186436321">
                <text:p>1172.46186436321</text:p>
              </table:table-cell>
              <table:table-cell office:value-type="float" office:value="1178.51505244587">
                <text:p>1178.51505244587</text:p>
              </table:table-cell>
              <table:table-cell office:value-type="float" office:value="1169.36487388884">
                <text:p>1169.36487388884</text:p>
              </table:table-cell>
              <table:table-cell office:value-type="float" office:value="1169.49027042359">
                <text:p>1169.49027042359</text:p>
              </table:table-cell>
              <table:table-cell office:value-type="float" office:value="1178.0709331368">
                <text:p>1178.0709331368</text:p>
              </table:table-cell>
              <table:table-cell office:value-type="float" office:value="1167.71389843282">
                <text:p>1167.713898432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319">
                <text:p>7319</text:p>
              </table:table-cell>
              <table:table-cell office:value-type="float" office:value="1172.46448488387">
                <text:p>1172.46448488387</text:p>
              </table:table-cell>
              <table:table-cell office:value-type="float" office:value="1178.51763319825">
                <text:p>1178.51763319825</text:p>
              </table:table-cell>
              <table:table-cell office:value-type="float" office:value="1169.36574254871">
                <text:p>1169.36574254871</text:p>
              </table:table-cell>
              <table:table-cell office:value-type="float" office:value="1169.48610211312">
                <text:p>1169.48610211312</text:p>
              </table:table-cell>
              <table:table-cell office:value-type="float" office:value="1178.07069513615">
                <text:p>1178.07069513615</text:p>
              </table:table-cell>
              <table:table-cell office:value-type="float" office:value="1167.71638395569">
                <text:p>1167.716383955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320">
                <text:p>7320</text:p>
              </table:table-cell>
              <table:table-cell office:value-type="float" office:value="1172.46556592771">
                <text:p>1172.46556592771</text:p>
              </table:table-cell>
              <table:table-cell office:value-type="float" office:value="1178.52079118479">
                <text:p>1178.52079118479</text:p>
              </table:table-cell>
              <table:table-cell office:value-type="float" office:value="1169.36760832443">
                <text:p>1169.36760832443</text:p>
              </table:table-cell>
              <table:table-cell office:value-type="float" office:value="1169.4837088762">
                <text:p>1169.4837088762</text:p>
              </table:table-cell>
              <table:table-cell office:value-type="float" office:value="1178.07097937022">
                <text:p>1178.07097937022</text:p>
              </table:table-cell>
              <table:table-cell office:value-type="float" office:value="1167.71801097949">
                <text:p>1167.718010979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321">
                <text:p>7321</text:p>
              </table:table-cell>
              <table:table-cell office:value-type="float" office:value="1172.52328191568">
                <text:p>1172.52328191568</text:p>
              </table:table-cell>
              <table:table-cell office:value-type="float" office:value="1178.47777121999">
                <text:p>1178.47777121999</text:p>
              </table:table-cell>
              <table:table-cell office:value-type="float" office:value="1169.32714990221">
                <text:p>1169.32714990221</text:p>
              </table:table-cell>
              <table:table-cell office:value-type="float" office:value="1169.42422840654">
                <text:p>1169.42422840654</text:p>
              </table:table-cell>
              <table:table-cell office:value-type="float" office:value="1178.03769894405">
                <text:p>1178.03769894405</text:p>
              </table:table-cell>
              <table:table-cell office:value-type="float" office:value="1167.76401339607">
                <text:p>1167.764013396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322">
                <text:p>7322</text:p>
              </table:table-cell>
              <table:table-cell office:value-type="float" office:value="1172.52075580835">
                <text:p>1172.52075580835</text:p>
              </table:table-cell>
              <table:table-cell office:value-type="float" office:value="1178.48366444097">
                <text:p>1178.48366444097</text:p>
              </table:table-cell>
              <table:table-cell office:value-type="float" office:value="1169.33178492764">
                <text:p>1169.33178492764</text:p>
              </table:table-cell>
              <table:table-cell office:value-type="float" office:value="1169.42557311538">
                <text:p>1169.42557311538</text:p>
              </table:table-cell>
              <table:table-cell office:value-type="float" office:value="1178.03997517972">
                <text:p>1178.03997517972</text:p>
              </table:table-cell>
              <table:table-cell office:value-type="float" office:value="1167.76294179253">
                <text:p>1167.762941792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323">
                <text:p>7323</text:p>
              </table:table-cell>
              <table:table-cell office:value-type="float" office:value="1172.52828956952">
                <text:p>1172.52828956952</text:p>
              </table:table-cell>
              <table:table-cell office:value-type="float" office:value="1178.48289700505">
                <text:p>1178.48289700505</text:p>
              </table:table-cell>
              <table:table-cell office:value-type="float" office:value="1169.32929889696">
                <text:p>1169.32929889696</text:p>
              </table:table-cell>
              <table:table-cell office:value-type="float" office:value="1169.41708057492">
                <text:p>1169.41708057492</text:p>
              </table:table-cell>
              <table:table-cell office:value-type="float" office:value="1178.03716308794">
                <text:p>1178.03716308794</text:p>
              </table:table-cell>
              <table:table-cell office:value-type="float" office:value="1167.76851455538">
                <text:p>1167.768514555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324">
                <text:p>7324</text:p>
              </table:table-cell>
              <table:table-cell office:value-type="float" office:value="1172.52829777391">
                <text:p>1172.52829777391</text:p>
              </table:table-cell>
              <table:table-cell office:value-type="float" office:value="1178.48686333405">
                <text:p>1178.48686333405</text:p>
              </table:table-cell>
              <table:table-cell office:value-type="float" office:value="1169.33218587963">
                <text:p>1169.33218587963</text:p>
              </table:table-cell>
              <table:table-cell office:value-type="float" office:value="1169.41618366832">
                <text:p>1169.41618366832</text:p>
              </table:table-cell>
              <table:table-cell office:value-type="float" office:value="1178.0380136453">
                <text:p>1178.0380136453</text:p>
              </table:table-cell>
              <table:table-cell office:value-type="float" office:value="1167.76910749471">
                <text:p>1167.769107494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25">
                <text:p>7325</text:p>
              </table:table-cell>
              <table:table-cell office:value-type="float" office:value="1172.53353501232">
                <text:p>1172.53353501232</text:p>
              </table:table-cell>
              <table:table-cell office:value-type="float" office:value="1178.48798745203">
                <text:p>1178.48798745203</text:p>
              </table:table-cell>
              <table:table-cell office:value-type="float" office:value="1169.33149581496">
                <text:p>1169.33149581496</text:p>
              </table:table-cell>
              <table:table-cell office:value-type="float" office:value="1169.41019268926">
                <text:p>1169.41019268926</text:p>
              </table:table-cell>
              <table:table-cell office:value-type="float" office:value="1178.03657137261">
                <text:p>1178.03657137261</text:p>
              </table:table-cell>
              <table:table-cell office:value-type="float" office:value="1167.77285377158">
                <text:p>1167.772853771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326">
                <text:p>7326</text:p>
              </table:table-cell>
              <table:table-cell office:value-type="float" office:value="1172.53450259001">
                <text:p>1172.53450259001</text:p>
              </table:table-cell>
              <table:table-cell office:value-type="float" office:value="1178.49132615615">
                <text:p>1178.49132615615</text:p>
              </table:table-cell>
              <table:table-cell office:value-type="float" office:value="1169.33375793543">
                <text:p>1169.33375793543</text:p>
              </table:table-cell>
              <table:table-cell office:value-type="float" office:value="1169.40857782261">
                <text:p>1169.40857782261</text:p>
              </table:table-cell>
              <table:table-cell office:value-type="float" office:value="1178.03695479634">
                <text:p>1178.03695479634</text:p>
              </table:table-cell>
              <table:table-cell office:value-type="float" office:value="1167.77395892001">
                <text:p>1167.773958920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327">
                <text:p>7327</text:p>
              </table:table-cell>
              <table:table-cell office:value-type="float" office:value="1172.53849141334">
                <text:p>1172.53849141334</text:p>
              </table:table-cell>
              <table:table-cell office:value-type="float" office:value="1178.49345896384">
                <text:p>1178.49345896384</text:p>
              </table:table-cell>
              <table:table-cell office:value-type="float" office:value="1169.33406314758">
                <text:p>1169.33406314758</text:p>
              </table:table-cell>
              <table:table-cell office:value-type="float" office:value="1169.40416384732">
                <text:p>1169.40416384732</text:p>
              </table:table-cell>
              <table:table-cell office:value-type="float" office:value="1178.03623001127">
                <text:p>1178.03623001127</text:p>
              </table:table-cell>
              <table:table-cell office:value-type="float" office:value="1167.77669310844">
                <text:p>1167.776693108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328">
                <text:p>7328</text:p>
              </table:table-cell>
              <table:table-cell office:value-type="float" office:value="1172.53988758197">
                <text:p>1172.53988758197</text:p>
              </table:table-cell>
              <table:table-cell office:value-type="float" office:value="1178.49656264022">
                <text:p>1178.49656264022</text:p>
              </table:table-cell>
              <table:table-cell office:value-type="float" office:value="1169.33607782384">
                <text:p>1169.33607782384</text:p>
              </table:table-cell>
              <table:table-cell office:value-type="float" office:value="1169.40242906641">
                <text:p>1169.40242906641</text:p>
              </table:table-cell>
              <table:table-cell office:value-type="float" office:value="1178.03646851154">
                <text:p>1178.03646851154</text:p>
              </table:table-cell>
              <table:table-cell office:value-type="float" office:value="1167.77794388491">
                <text:p>1167.777943884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329">
                <text:p>7329</text:p>
              </table:table-cell>
              <table:table-cell office:value-type="float" office:value="1172.54311504124">
                <text:p>1172.54311504124</text:p>
              </table:table-cell>
              <table:table-cell office:value-type="float" office:value="1178.49925579571">
                <text:p>1178.49925579571</text:p>
              </table:table-cell>
              <table:table-cell office:value-type="float" office:value="1169.33699997636">
                <text:p>1169.33699997636</text:p>
              </table:table-cell>
              <table:table-cell office:value-type="float" office:value="1169.39914124329">
                <text:p>1169.39914124329</text:p>
              </table:table-cell>
              <table:table-cell office:value-type="float" office:value="1178.0361648417">
                <text:p>1178.0361648417</text:p>
              </table:table-cell>
              <table:table-cell office:value-type="float" office:value="1167.78005892923">
                <text:p>1167.780058929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330">
                <text:p>7330</text:p>
              </table:table-cell>
              <table:table-cell office:value-type="float" office:value="1172.54470994548">
                <text:p>1172.54470994548</text:p>
              </table:table-cell>
              <table:table-cell office:value-type="float" office:value="1178.5023521209">
                <text:p>1178.5023521209</text:p>
              </table:table-cell>
              <table:table-cell office:value-type="float" office:value="1169.33892979376">
                <text:p>1169.33892979376</text:p>
              </table:table-cell>
              <table:table-cell office:value-type="float" office:value="1169.39746889172">
                <text:p>1169.39746889172</text:p>
              </table:table-cell>
              <table:table-cell office:value-type="float" office:value="1178.03637511636">
                <text:p>1178.03637511636</text:p>
              </table:table-cell>
              <table:table-cell office:value-type="float" office:value="1167.78127433002">
                <text:p>1167.781274330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331">
                <text:p>7331</text:p>
              </table:table-cell>
              <table:table-cell office:value-type="float" office:value="1172.60963246114">
                <text:p>1172.60963246114</text:p>
              </table:table-cell>
              <table:table-cell office:value-type="float" office:value="1178.46349203266">
                <text:p>1178.46349203266</text:p>
              </table:table-cell>
              <table:table-cell office:value-type="float" office:value="1169.30104867251">
                <text:p>1169.30104867251</text:p>
              </table:table-cell>
              <table:table-cell office:value-type="float" office:value="1169.34194894636">
                <text:p>1169.34194894636</text:p>
              </table:table-cell>
              <table:table-cell office:value-type="float" office:value="1178.00317783484">
                <text:p>1178.00317783484</text:p>
              </table:table-cell>
              <table:table-cell office:value-type="float" office:value="1167.82239869216">
                <text:p>1167.822398692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332">
                <text:p>7332</text:p>
              </table:table-cell>
              <table:table-cell office:value-type="float" office:value="1172.6074636611">
                <text:p>1172.6074636611</text:p>
              </table:table-cell>
              <table:table-cell office:value-type="float" office:value="1178.4691455436">
                <text:p>1178.4691455436</text:p>
              </table:table-cell>
              <table:table-cell office:value-type="float" office:value="1169.30552569452">
                <text:p>1169.30552569452</text:p>
              </table:table-cell>
              <table:table-cell office:value-type="float" office:value="1169.34411275341">
                <text:p>1169.34411275341</text:p>
              </table:table-cell>
              <table:table-cell office:value-type="float" office:value="1178.00535247016">
                <text:p>1178.00535247016</text:p>
              </table:table-cell>
              <table:table-cell office:value-type="float" office:value="1167.82093279969">
                <text:p>1167.820932799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333">
                <text:p>7333</text:p>
              </table:table-cell>
              <table:table-cell office:value-type="float" office:value="1172.61588382144">
                <text:p>1172.61588382144</text:p>
              </table:table-cell>
              <table:table-cell office:value-type="float" office:value="1178.46868102884">
                <text:p>1178.46868102884</text:p>
              </table:table-cell>
              <table:table-cell office:value-type="float" office:value="1169.3033911504">
                <text:p>1169.3033911504</text:p>
              </table:table-cell>
              <table:table-cell office:value-type="float" office:value="1169.33660266978">
                <text:p>1169.33660266978</text:p>
              </table:table-cell>
              <table:table-cell office:value-type="float" office:value="1178.00258293367">
                <text:p>1178.00258293367</text:p>
              </table:table-cell>
              <table:table-cell office:value-type="float" office:value="1167.82623230317">
                <text:p>1167.826232303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334">
                <text:p>7334</text:p>
              </table:table-cell>
              <table:table-cell office:value-type="float" office:value="1172.61643535497">
                <text:p>1172.61643535497</text:p>
              </table:table-cell>
              <table:table-cell office:value-type="float" office:value="1178.47250007492">
                <text:p>1178.47250007492</text:p>
              </table:table-cell>
              <table:table-cell office:value-type="float" office:value="1169.3062009485">
                <text:p>1169.3062009485</text:p>
              </table:table-cell>
              <table:table-cell office:value-type="float" office:value="1169.33655152209">
                <text:p>1169.33655152209</text:p>
              </table:table-cell>
              <table:table-cell office:value-type="float" office:value="1178.00336908353">
                <text:p>1178.00336908353</text:p>
              </table:table-cell>
              <table:table-cell office:value-type="float" office:value="1167.82652523526">
                <text:p>1167.826525235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35">
                <text:p>7335</text:p>
              </table:table-cell>
              <table:table-cell office:value-type="float" office:value="1172.62244385535">
                <text:p>1172.62244385535</text:p>
              </table:table-cell>
              <table:table-cell office:value-type="float" office:value="1178.47382874857">
                <text:p>1178.47382874857</text:p>
              </table:table-cell>
              <table:table-cell office:value-type="float" office:value="1169.30570372362">
                <text:p>1169.30570372362</text:p>
              </table:table-cell>
              <table:table-cell office:value-type="float" office:value="1169.33165524416">
                <text:p>1169.33165524416</text:p>
              </table:table-cell>
              <table:table-cell office:value-type="float" office:value="1178.00195611292">
                <text:p>1178.00195611292</text:p>
              </table:table-cell>
              <table:table-cell office:value-type="float" office:value="1167.8300406826">
                <text:p>1167.83004068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36">
                <text:p>7336</text:p>
              </table:table-cell>
              <table:table-cell office:value-type="float" office:value="1172.6240129363">
                <text:p>1172.6240129363</text:p>
              </table:table-cell>
              <table:table-cell office:value-type="float" office:value="1178.47702751649">
                <text:p>1178.47702751649</text:p>
              </table:table-cell>
              <table:table-cell office:value-type="float" office:value="1169.30789678424">
                <text:p>1169.30789678424</text:p>
              </table:table-cell>
              <table:table-cell office:value-type="float" office:value="1169.33092012659">
                <text:p>1169.33092012659</text:p>
              </table:table-cell>
              <table:table-cell office:value-type="float" office:value="1178.00231443757">
                <text:p>1178.00231443757</text:p>
              </table:table-cell>
              <table:table-cell office:value-type="float" office:value="1167.83089603969">
                <text:p>1167.830896039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37">
                <text:p>7337</text:p>
              </table:table-cell>
              <table:table-cell office:value-type="float" office:value="1172.62874606693">
                <text:p>1172.62874606693</text:p>
              </table:table-cell>
              <table:table-cell office:value-type="float" office:value="1178.47923987629">
                <text:p>1178.47923987629</text:p>
              </table:table-cell>
              <table:table-cell office:value-type="float" office:value="1169.30827854206">
                <text:p>1169.30827854206</text:p>
              </table:table-cell>
              <table:table-cell office:value-type="float" office:value="1169.32761204985">
                <text:p>1169.32761204985</text:p>
              </table:table-cell>
              <table:table-cell office:value-type="float" office:value="1178.00161070519">
                <text:p>1178.00161070519</text:p>
              </table:table-cell>
              <table:table-cell office:value-type="float" office:value="1167.83344512552">
                <text:p>1167.833445125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338">
                <text:p>7338</text:p>
              </table:table-cell>
              <table:table-cell office:value-type="float" office:value="1172.63077680127">
                <text:p>1172.63077680127</text:p>
              </table:table-cell>
              <table:table-cell office:value-type="float" office:value="1178.48223185586">
                <text:p>1178.48223185586</text:p>
              </table:table-cell>
              <table:table-cell office:value-type="float" office:value="1169.31020890003">
                <text:p>1169.31020890003</text:p>
              </table:table-cell>
              <table:table-cell office:value-type="float" office:value="1169.32674915888">
                <text:p>1169.32674915888</text:p>
              </table:table-cell>
              <table:table-cell office:value-type="float" office:value="1178.00183992705">
                <text:p>1178.00183992705</text:p>
              </table:table-cell>
              <table:table-cell office:value-type="float" office:value="1167.83447903085">
                <text:p>1167.834479030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339">
                <text:p>7339</text:p>
              </table:table-cell>
              <table:table-cell office:value-type="float" office:value="1172.63472699796">
                <text:p>1172.63472699796</text:p>
              </table:table-cell>
              <table:table-cell office:value-type="float" office:value="1178.48493144857">
                <text:p>1178.48493144857</text:p>
              </table:table-cell>
              <table:table-cell office:value-type="float" office:value="1169.31112818376">
                <text:p>1169.31112818376</text:p>
              </table:table-cell>
              <table:table-cell office:value-type="float" office:value="1169.32452296933">
                <text:p>1169.32452296933</text:p>
              </table:table-cell>
              <table:table-cell office:value-type="float" office:value="1178.00155357531">
                <text:p>1178.00155357531</text:p>
              </table:table-cell>
              <table:table-cell office:value-type="float" office:value="1167.83641953872">
                <text:p>1167.836419538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340">
                <text:p>7340</text:p>
              </table:table-cell>
              <table:table-cell office:value-type="float" office:value="1172.63697951578">
                <text:p>1172.63697951578</text:p>
              </table:table-cell>
              <table:table-cell office:value-type="float" office:value="1178.48789801298">
                <text:p>1178.48789801298</text:p>
              </table:table-cell>
              <table:table-cell office:value-type="float" office:value="1169.31295482931">
                <text:p>1169.31295482931</text:p>
              </table:table-cell>
              <table:table-cell office:value-type="float" office:value="1169.32377292636">
                <text:p>1169.32377292636</text:p>
              </table:table-cell>
              <table:table-cell office:value-type="float" office:value="1178.00176087977">
                <text:p>1178.00176087977</text:p>
              </table:table-cell>
              <table:table-cell office:value-type="float" office:value="1167.83746824462">
                <text:p>1167.837468244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341">
                <text:p>7341</text:p>
              </table:table-cell>
              <table:table-cell office:value-type="float" office:value="1172.69965001437">
                <text:p>1172.69965001437</text:p>
              </table:table-cell>
              <table:table-cell office:value-type="float" office:value="1178.44938918594">
                <text:p>1178.44938918594</text:p>
              </table:table-cell>
              <table:table-cell office:value-type="float" office:value="1169.28070369949">
                <text:p>1169.28070369949</text:p>
              </table:table-cell>
              <table:table-cell office:value-type="float" office:value="1169.26216309027">
                <text:p>1169.26216309027</text:p>
              </table:table-cell>
              <table:table-cell office:value-type="float" office:value="1177.97130366934">
                <text:p>1177.97130366934</text:p>
              </table:table-cell>
              <table:table-cell office:value-type="float" office:value="1167.88439297566">
                <text:p>1167.884392975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342">
                <text:p>7342</text:p>
              </table:table-cell>
              <table:table-cell office:value-type="float" office:value="1172.69814051099">
                <text:p>1172.69814051099</text:p>
              </table:table-cell>
              <table:table-cell office:value-type="float" office:value="1178.45474205039">
                <text:p>1178.45474205039</text:p>
              </table:table-cell>
              <table:table-cell office:value-type="float" office:value="1169.28467163182">
                <text:p>1169.28467163182</text:p>
              </table:table-cell>
              <table:table-cell office:value-type="float" office:value="1169.26533600021">
                <text:p>1169.26533600021</text:p>
              </table:table-cell>
              <table:table-cell office:value-type="float" office:value="1177.97337291561">
                <text:p>1177.97337291561</text:p>
              </table:table-cell>
              <table:table-cell office:value-type="float" office:value="1167.88272984794">
                <text:p>1167.882729847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343">
                <text:p>7343</text:p>
              </table:table-cell>
              <table:table-cell office:value-type="float" office:value="1172.70733732112">
                <text:p>1172.70733732112</text:p>
              </table:table-cell>
              <table:table-cell office:value-type="float" office:value="1178.45443379461">
                <text:p>1178.45443379461</text:p>
              </table:table-cell>
              <table:table-cell office:value-type="float" office:value="1169.28290130325">
                <text:p>1169.28290130325</text:p>
              </table:table-cell>
              <table:table-cell office:value-type="float" office:value="1169.25890938957">
                <text:p>1169.25890938957</text:p>
              </table:table-cell>
              <table:table-cell office:value-type="float" office:value="1177.97074102822">
                <text:p>1177.97074102822</text:p>
              </table:table-cell>
              <table:table-cell office:value-type="float" office:value="1167.88793941012">
                <text:p>1167.887939410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344">
                <text:p>7344</text:p>
              </table:table-cell>
              <table:table-cell office:value-type="float" office:value="1172.70853574723">
                <text:p>1172.70853574723</text:p>
              </table:table-cell>
              <table:table-cell office:value-type="float" office:value="1178.45802386963">
                <text:p>1178.45802386963</text:p>
              </table:table-cell>
              <table:table-cell office:value-type="float" office:value="1169.28538339156">
                <text:p>1169.28538339156</text:p>
              </table:table-cell>
              <table:table-cell office:value-type="float" office:value="1169.25978070473">
                <text:p>1169.25978070473</text:p>
              </table:table-cell>
              <table:table-cell office:value-type="float" office:value="1177.971486184">
                <text:p>1177.971486184</text:p>
              </table:table-cell>
              <table:table-cell office:value-type="float" office:value="1167.88809187535">
                <text:p>1167.888091875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345">
                <text:p>7345</text:p>
              </table:table-cell>
              <table:table-cell office:value-type="float" office:value="1172.71532101399">
                <text:p>1172.71532101399</text:p>
              </table:table-cell>
              <table:table-cell office:value-type="float" office:value="1178.45937843201">
                <text:p>1178.45937843201</text:p>
              </table:table-cell>
              <table:table-cell office:value-type="float" office:value="1169.28507154379">
                <text:p>1169.28507154379</text:p>
              </table:table-cell>
              <table:table-cell office:value-type="float" office:value="1169.25602392756">
                <text:p>1169.25602392756</text:p>
              </table:table-cell>
              <table:table-cell office:value-type="float" office:value="1177.97013114523">
                <text:p>1177.97013114523</text:p>
              </table:table-cell>
              <table:table-cell office:value-type="float" office:value="1167.89151059825">
                <text:p>1167.891510598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346">
                <text:p>7346</text:p>
              </table:table-cell>
              <table:table-cell office:value-type="float" office:value="1172.71754779885">
                <text:p>1172.71754779885</text:p>
              </table:table-cell>
              <table:table-cell office:value-type="float" office:value="1178.46239121584">
                <text:p>1178.46239121584</text:p>
              </table:table-cell>
              <table:table-cell office:value-type="float" office:value="1169.28700475043">
                <text:p>1169.28700475043</text:p>
              </table:table-cell>
              <table:table-cell office:value-type="float" office:value="1169.25619994855">
                <text:p>1169.25619994855</text:p>
              </table:table-cell>
              <table:table-cell office:value-type="float" office:value="1177.9704460925">
                <text:p>1177.9704460925</text:p>
              </table:table-cell>
              <table:table-cell office:value-type="float" office:value="1167.89222443692">
                <text:p>1167.892224436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347">
                <text:p>7347</text:p>
              </table:table-cell>
              <table:table-cell office:value-type="float" office:value="1172.72303415305">
                <text:p>1172.72303415305</text:p>
              </table:table-cell>
              <table:table-cell office:value-type="float" office:value="1178.46456210791">
                <text:p>1178.46456210791</text:p>
              </table:table-cell>
              <table:table-cell office:value-type="float" office:value="1169.28748209595">
                <text:p>1169.28748209595</text:p>
              </table:table-cell>
              <table:table-cell office:value-type="float" office:value="1169.25396731001">
                <text:p>1169.25396731001</text:p>
              </table:table-cell>
              <table:table-cell office:value-type="float" office:value="1177.96977911814">
                <text:p>1177.96977911814</text:p>
              </table:table-cell>
              <table:table-cell office:value-type="float" office:value="1167.89466520933">
                <text:p>1167.894665209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348">
                <text:p>7348</text:p>
              </table:table-cell>
              <table:table-cell office:value-type="float" office:value="1172.72570954168">
                <text:p>1172.72570954168</text:p>
              </table:table-cell>
              <table:table-cell office:value-type="float" office:value="1178.46737889537">
                <text:p>1178.46737889537</text:p>
              </table:table-cell>
              <table:table-cell office:value-type="float" office:value="1169.28920287686">
                <text:p>1169.28920287686</text:p>
              </table:table-cell>
              <table:table-cell office:value-type="float" office:value="1169.25399323564">
                <text:p>1169.25399323564</text:p>
              </table:table-cell>
              <table:table-cell office:value-type="float" office:value="1177.96998924464">
                <text:p>1177.96998924464</text:p>
              </table:table-cell>
              <table:table-cell office:value-type="float" office:value="1167.89555326516">
                <text:p>1167.895553265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349">
                <text:p>7349</text:p>
              </table:table-cell>
              <table:table-cell office:value-type="float" office:value="1172.73038769095">
                <text:p>1172.73038769095</text:p>
              </table:table-cell>
              <table:table-cell office:value-type="float" office:value="1178.46997268614">
                <text:p>1178.46997268614</text:p>
              </table:table-cell>
              <table:table-cell office:value-type="float" office:value="1169.29015621857">
                <text:p>1169.29015621857</text:p>
              </table:table-cell>
              <table:table-cell office:value-type="float" office:value="1169.2527556995">
                <text:p>1169.2527556995</text:p>
              </table:table-cell>
              <table:table-cell office:value-type="float" office:value="1177.96974690909">
                <text:p>1177.96974690909</text:p>
              </table:table-cell>
              <table:table-cell office:value-type="float" office:value="1167.89743899741">
                <text:p>1167.897438997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350">
                <text:p>7350</text:p>
              </table:table-cell>
              <table:table-cell office:value-type="float" office:value="1172.73328376261">
                <text:p>1172.73328376261</text:p>
              </table:table-cell>
              <table:table-cell office:value-type="float" office:value="1178.47273006427">
                <text:p>1178.47273006427</text:p>
              </table:table-cell>
              <table:table-cell office:value-type="float" office:value="1169.29179174885">
                <text:p>1169.29179174885</text:p>
              </table:table-cell>
              <table:table-cell office:value-type="float" office:value="1169.25285639556">
                <text:p>1169.25285639556</text:p>
              </table:table-cell>
              <table:table-cell office:value-type="float" office:value="1177.9699602887">
                <text:p>1177.9699602887</text:p>
              </table:table-cell>
              <table:table-cell office:value-type="float" office:value="1167.89841067622">
                <text:p>1167.898410676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351">
                <text:p>7351</text:p>
              </table:table-cell>
              <table:table-cell office:value-type="float" office:value="1172.80161552571">
                <text:p>1172.80161552571</text:p>
              </table:table-cell>
              <table:table-cell office:value-type="float" office:value="1178.43782160893">
                <text:p>1178.43782160893</text:p>
              </table:table-cell>
              <table:table-cell office:value-type="float" office:value="1169.26240052554">
                <text:p>1169.26240052554</text:p>
              </table:table-cell>
              <table:table-cell office:value-type="float" office:value="1169.19909019565">
                <text:p>1169.19909019565</text:p>
              </table:table-cell>
              <table:table-cell office:value-type="float" office:value="1177.94056133174">
                <text:p>1177.94056133174</text:p>
              </table:table-cell>
              <table:table-cell office:value-type="float" office:value="1167.93910550862">
                <text:p>1167.939105508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352">
                <text:p>7352</text:p>
              </table:table-cell>
              <table:table-cell office:value-type="float" office:value="1172.8006318451">
                <text:p>1172.8006318451</text:p>
              </table:table-cell>
              <table:table-cell office:value-type="float" office:value="1178.44274872751">
                <text:p>1178.44274872751</text:p>
              </table:table-cell>
              <table:table-cell office:value-type="float" office:value="1169.26583165469">
                <text:p>1169.26583165469</text:p>
              </table:table-cell>
              <table:table-cell office:value-type="float" office:value="1169.20280267156">
                <text:p>1169.20280267156</text:p>
              </table:table-cell>
              <table:table-cell office:value-type="float" office:value="1177.94248424291">
                <text:p>1177.94248424291</text:p>
              </table:table-cell>
              <table:table-cell office:value-type="float" office:value="1167.93755948868">
                <text:p>1167.937559488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353">
                <text:p>7353</text:p>
              </table:table-cell>
              <table:table-cell office:value-type="float" office:value="1172.81067293843">
                <text:p>1172.81067293843</text:p>
              </table:table-cell>
              <table:table-cell office:value-type="float" office:value="1178.44251166152">
                <text:p>1178.44251166152</text:p>
              </table:table-cell>
              <table:table-cell office:value-type="float" office:value="1169.26457630421">
                <text:p>1169.26457630421</text:p>
              </table:table-cell>
              <table:table-cell office:value-type="float" office:value="1169.19767657856">
                <text:p>1169.19767657856</text:p>
              </table:table-cell>
              <table:table-cell office:value-type="float" office:value="1177.94012298721">
                <text:p>1177.94012298721</text:p>
              </table:table-cell>
              <table:table-cell office:value-type="float" office:value="1167.94270680414">
                <text:p>1167.942706804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354">
                <text:p>7354</text:p>
              </table:table-cell>
              <table:table-cell office:value-type="float" office:value="1172.8125015793">
                <text:p>1172.8125015793</text:p>
              </table:table-cell>
              <table:table-cell office:value-type="float" office:value="1178.44578873665">
                <text:p>1178.44578873665</text:p>
              </table:table-cell>
              <table:table-cell office:value-type="float" office:value="1169.26667027882">
                <text:p>1169.26667027882</text:p>
              </table:table-cell>
              <table:table-cell office:value-type="float" office:value="1169.19930471706">
                <text:p>1169.19930471706</text:p>
              </table:table-cell>
              <table:table-cell office:value-type="float" office:value="1177.94081556836">
                <text:p>1177.94081556836</text:p>
              </table:table-cell>
              <table:table-cell office:value-type="float" office:value="1167.94292295505">
                <text:p>1167.942922955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355">
                <text:p>7355</text:p>
              </table:table-cell>
              <table:table-cell office:value-type="float" office:value="1172.82003120619">
                <text:p>1172.82003120619</text:p>
              </table:table-cell>
              <table:table-cell office:value-type="float" office:value="1178.4470765034">
                <text:p>1178.4470765034</text:p>
              </table:table-cell>
              <table:table-cell office:value-type="float" office:value="1169.26670033405">
                <text:p>1169.26670033405</text:p>
              </table:table-cell>
              <table:table-cell office:value-type="float" office:value="1169.19674891218">
                <text:p>1169.19674891218</text:p>
              </table:table-cell>
              <table:table-cell office:value-type="float" office:value="1177.93964798164">
                <text:p>1177.93964798164</text:p>
              </table:table-cell>
              <table:table-cell office:value-type="float" office:value="1167.9463901561">
                <text:p>1167.94639015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356">
                <text:p>7356</text:p>
              </table:table-cell>
              <table:table-cell office:value-type="float" office:value="1172.8228894746">
                <text:p>1172.8228894746</text:p>
              </table:table-cell>
              <table:table-cell office:value-type="float" office:value="1178.44980963173">
                <text:p>1178.44980963173</text:p>
              </table:table-cell>
              <table:table-cell office:value-type="float" office:value="1169.26833890531">
                <text:p>1169.26833890531</text:p>
              </table:table-cell>
              <table:table-cell office:value-type="float" office:value="1169.19773498905">
                <text:p>1169.19773498905</text:p>
              </table:table-cell>
              <table:table-cell office:value-type="float" office:value="1177.93995306303">
                <text:p>1177.93995306303</text:p>
              </table:table-cell>
              <table:table-cell office:value-type="float" office:value="1167.94721420803">
                <text:p>1167.947214208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357">
                <text:p>7357</text:p>
              </table:table-cell>
              <table:table-cell office:value-type="float" office:value="1172.82907870653">
                <text:p>1172.82907870653</text:p>
              </table:table-cell>
              <table:table-cell office:value-type="float" office:value="1178.45183504742">
                <text:p>1178.45183504742</text:p>
              </table:table-cell>
              <table:table-cell office:value-type="float" office:value="1169.26904473184">
                <text:p>1169.26904473184</text:p>
              </table:table-cell>
              <table:table-cell office:value-type="float" office:value="1169.19650689269">
                <text:p>1169.19650689269</text:p>
              </table:table-cell>
              <table:table-cell office:value-type="float" office:value="1177.93942241661">
                <text:p>1177.93942241661</text:p>
              </table:table-cell>
              <table:table-cell office:value-type="float" office:value="1167.94982720313">
                <text:p>1167.949827203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358">
                <text:p>7358</text:p>
              </table:table-cell>
              <table:table-cell office:value-type="float" office:value="1172.83237718295">
                <text:p>1172.83237718295</text:p>
              </table:table-cell>
              <table:table-cell office:value-type="float" office:value="1178.45439140069">
                <text:p>1178.45439140069</text:p>
              </table:table-cell>
              <table:table-cell office:value-type="float" office:value="1169.27052498283">
                <text:p>1169.27052498283</text:p>
              </table:table-cell>
              <table:table-cell office:value-type="float" office:value="1169.19727978365">
                <text:p>1169.19727978365</text:p>
              </table:table-cell>
              <table:table-cell office:value-type="float" office:value="1177.93968726618">
                <text:p>1177.93968726618</text:p>
              </table:table-cell>
              <table:table-cell office:value-type="float" office:value="1167.95089576687">
                <text:p>1167.950895766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359">
                <text:p>7359</text:p>
              </table:table-cell>
              <table:table-cell office:value-type="float" office:value="1172.83772673026">
                <text:p>1172.83772673026</text:p>
              </table:table-cell>
              <table:table-cell office:value-type="float" office:value="1178.45678395427">
                <text:p>1178.45678395427</text:p>
              </table:table-cell>
              <table:table-cell office:value-type="float" office:value="1169.27163736953">
                <text:p>1169.27163736953</text:p>
              </table:table-cell>
              <table:table-cell office:value-type="float" office:value="1169.19690301549">
                <text:p>1169.19690301549</text:p>
              </table:table-cell>
              <table:table-cell office:value-type="float" office:value="1177.93964400154">
                <text:p>1177.93964400154</text:p>
              </table:table-cell>
              <table:table-cell office:value-type="float" office:value="1167.95301437494">
                <text:p>1167.953014374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360">
                <text:p>7360</text:p>
              </table:table-cell>
              <table:table-cell office:value-type="float" office:value="1172.84123338794">
                <text:p>1172.84123338794</text:p>
              </table:table-cell>
              <table:table-cell office:value-type="float" office:value="1178.45930980089">
                <text:p>1178.45930980089</text:p>
              </table:table-cell>
              <table:table-cell office:value-type="float" office:value="1169.27309508513">
                <text:p>1169.27309508513</text:p>
              </table:table-cell>
              <table:table-cell office:value-type="float" office:value="1169.19772614037">
                <text:p>1169.19772614037</text:p>
              </table:table-cell>
              <table:table-cell office:value-type="float" office:value="1177.94001165933">
                <text:p>1177.94001165933</text:p>
              </table:table-cell>
              <table:table-cell office:value-type="float" office:value="1167.95419355929">
                <text:p>1167.954193559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61">
                <text:p>7361</text:p>
              </table:table-cell>
              <table:table-cell office:value-type="float" office:value="1172.9075769142">
                <text:p>1172.9075769142</text:p>
              </table:table-cell>
              <table:table-cell office:value-type="float" office:value="1178.42486334154">
                <text:p>1178.42486334154</text:p>
              </table:table-cell>
              <table:table-cell office:value-type="float" office:value="1169.24783015133">
                <text:p>1169.24783015133</text:p>
              </table:table-cell>
              <table:table-cell office:value-type="float" office:value="1169.14218310203">
                <text:p>1169.14218310203</text:p>
              </table:table-cell>
              <table:table-cell office:value-type="float" office:value="1177.91385618111">
                <text:p>1177.91385618111</text:p>
              </table:table-cell>
              <table:table-cell office:value-type="float" office:value="1167.99977326266">
                <text:p>1167.999773262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62">
                <text:p>7362</text:p>
              </table:table-cell>
              <table:table-cell office:value-type="float" office:value="1172.90719382915">
                <text:p>1172.90719382915</text:p>
              </table:table-cell>
              <table:table-cell office:value-type="float" office:value="1178.42945742087">
                <text:p>1178.42945742087</text:p>
              </table:table-cell>
              <table:table-cell office:value-type="float" office:value="1169.25083835748">
                <text:p>1169.25083835748</text:p>
              </table:table-cell>
              <table:table-cell office:value-type="float" office:value="1169.14640532723">
                <text:p>1169.14640532723</text:p>
              </table:table-cell>
              <table:table-cell office:value-type="float" office:value="1177.91592156709">
                <text:p>1177.91592156709</text:p>
              </table:table-cell>
              <table:table-cell office:value-type="float" office:value="1167.99846584515">
                <text:p>1167.998465845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63">
                <text:p>7363</text:p>
              </table:table-cell>
              <table:table-cell office:value-type="float" office:value="1172.91788503287">
                <text:p>1172.91788503287</text:p>
              </table:table-cell>
              <table:table-cell office:value-type="float" office:value="1178.42914314535">
                <text:p>1178.42914314535</text:p>
              </table:table-cell>
              <table:table-cell office:value-type="float" office:value="1169.25017102676">
                <text:p>1169.25017102676</text:p>
              </table:table-cell>
              <table:table-cell office:value-type="float" office:value="1169.14219939439">
                <text:p>1169.14219939439</text:p>
              </table:table-cell>
              <table:table-cell office:value-type="float" office:value="1177.91400506362">
                <text:p>1177.91400506362</text:p>
              </table:table-cell>
              <table:table-cell office:value-type="float" office:value="1168.00387381455">
                <text:p>1168.003873814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364">
                <text:p>7364</text:p>
              </table:table-cell>
              <table:table-cell office:value-type="float" office:value="1172.9202542479">
                <text:p>1172.9202542479</text:p>
              </table:table-cell>
              <table:table-cell office:value-type="float" office:value="1178.4321374662">
                <text:p>1178.4321374662</text:p>
              </table:table-cell>
              <table:table-cell office:value-type="float" office:value="1169.25205631033">
                <text:p>1169.25205631033</text:p>
              </table:table-cell>
              <table:table-cell office:value-type="float" office:value="1169.14426139194">
                <text:p>1169.14426139194</text:p>
              </table:table-cell>
              <table:table-cell office:value-type="float" office:value="1177.91496861574">
                <text:p>1177.91496861574</text:p>
              </table:table-cell>
              <table:table-cell office:value-type="float" office:value="1168.00438608025">
                <text:p>1168.004386080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365">
                <text:p>7365</text:p>
              </table:table-cell>
              <table:table-cell office:value-type="float" office:value="1172.92842291205">
                <text:p>1172.92842291205</text:p>
              </table:table-cell>
              <table:table-cell office:value-type="float" office:value="1178.43328326281">
                <text:p>1178.43328326281</text:p>
              </table:table-cell>
              <table:table-cell office:value-type="float" office:value="1169.25260440177">
                <text:p>1169.25260440177</text:p>
              </table:table-cell>
              <table:table-cell office:value-type="float" office:value="1169.14238946228">
                <text:p>1169.14238946228</text:p>
              </table:table-cell>
              <table:table-cell office:value-type="float" office:value="1177.9142211284">
                <text:p>1177.9142211284</text:p>
              </table:table-cell>
              <table:table-cell office:value-type="float" office:value="1168.00819747948">
                <text:p>1168.008197479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366">
                <text:p>7366</text:p>
              </table:table-cell>
              <table:table-cell office:value-type="float" office:value="1172.93181422548">
                <text:p>1172.93181422548</text:p>
              </table:table-cell>
              <table:table-cell office:value-type="float" office:value="1178.43576321605">
                <text:p>1178.43576321605</text:p>
              </table:table-cell>
              <table:table-cell office:value-type="float" office:value="1169.25417884197">
                <text:p>1169.25417884197</text:p>
              </table:table-cell>
              <table:table-cell office:value-type="float" office:value="1169.14380440761">
                <text:p>1169.14380440761</text:p>
              </table:table-cell>
              <table:table-cell office:value-type="float" office:value="1177.9148482529">
                <text:p>1177.9148482529</text:p>
              </table:table-cell>
              <table:table-cell office:value-type="float" office:value="1168.00935057825">
                <text:p>1168.009350578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367">
                <text:p>7367</text:p>
              </table:table-cell>
              <table:table-cell office:value-type="float" office:value="1172.93862483146">
                <text:p>1172.93862483146</text:p>
              </table:table-cell>
              <table:table-cell office:value-type="float" office:value="1178.437613794">
                <text:p>1178.437613794</text:p>
              </table:table-cell>
              <table:table-cell office:value-type="float" office:value="1169.25536181011">
                <text:p>1169.25536181011</text:p>
              </table:table-cell>
              <table:table-cell office:value-type="float" office:value="1169.14317386771">
                <text:p>1169.14317386771</text:p>
              </table:table-cell>
              <table:table-cell office:value-type="float" office:value="1177.91471183798">
                <text:p>1177.91471183798</text:p>
              </table:table-cell>
              <table:table-cell office:value-type="float" office:value="1168.01239627621">
                <text:p>1168.012396276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368">
                <text:p>7368</text:p>
              </table:table-cell>
              <table:table-cell office:value-type="float" office:value="1172.94247068612">
                <text:p>1172.94247068612</text:p>
              </table:table-cell>
              <table:table-cell office:value-type="float" office:value="1178.43992335413">
                <text:p>1178.43992335413</text:p>
              </table:table-cell>
              <table:table-cell office:value-type="float" office:value="1169.25688669319">
                <text:p>1169.25688669319</text:p>
              </table:table-cell>
              <table:table-cell office:value-type="float" office:value="1169.14440878303">
                <text:p>1169.14440878303</text:p>
              </table:table-cell>
              <table:table-cell office:value-type="float" office:value="1177.91525357068">
                <text:p>1177.91525357068</text:p>
              </table:table-cell>
              <table:table-cell office:value-type="float" office:value="1168.01386159921">
                <text:p>1168.013861599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369">
                <text:p>7369</text:p>
              </table:table-cell>
              <table:table-cell office:value-type="float" office:value="1172.94842250001">
                <text:p>1172.94842250001</text:p>
              </table:table-cell>
              <table:table-cell office:value-type="float" office:value="1178.44213211517">
                <text:p>1178.44213211517</text:p>
              </table:table-cell>
              <table:table-cell office:value-type="float" office:value="1169.25843815929">
                <text:p>1169.25843815929</text:p>
              </table:table-cell>
              <table:table-cell office:value-type="float" office:value="1169.14454818452">
                <text:p>1169.14454818452</text:p>
              </table:table-cell>
              <table:table-cell office:value-type="float" office:value="1177.91549251063">
                <text:p>1177.91549251063</text:p>
              </table:table-cell>
              <table:table-cell office:value-type="float" office:value="1168.01648218969">
                <text:p>1168.016482189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370">
                <text:p>7370</text:p>
              </table:table-cell>
              <table:table-cell office:value-type="float" office:value="1172.95247357157">
                <text:p>1172.95247357157</text:p>
              </table:table-cell>
              <table:table-cell office:value-type="float" office:value="1178.44441172529">
                <text:p>1178.44441172529</text:p>
              </table:table-cell>
              <table:table-cell office:value-type="float" office:value="1169.26002122332">
                <text:p>1169.26002122332</text:p>
              </table:table-cell>
              <table:table-cell office:value-type="float" office:value="1169.14579347802">
                <text:p>1169.14579347802</text:p>
              </table:table-cell>
              <table:table-cell office:value-type="float" office:value="1177.91605718927">
                <text:p>1177.91605718927</text:p>
              </table:table-cell>
              <table:table-cell office:value-type="float" office:value="1168.0181292586">
                <text:p>1168.01812925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371">
                <text:p>7371</text:p>
              </table:table-cell>
              <table:table-cell office:value-type="float" office:value="1173.02316034719">
                <text:p>1173.02316034719</text:p>
              </table:table-cell>
              <table:table-cell office:value-type="float" office:value="1178.41271325189">
                <text:p>1178.41271325189</text:p>
              </table:table-cell>
              <table:table-cell office:value-type="float" office:value="1169.23664569461">
                <text:p>1169.23664569461</text:p>
              </table:table-cell>
              <table:table-cell office:value-type="float" office:value="1169.09938647312">
                <text:p>1169.09938647312</text:p>
              </table:table-cell>
              <table:table-cell office:value-type="float" office:value="1177.89071381005">
                <text:p>1177.89071381005</text:p>
              </table:table-cell>
              <table:table-cell office:value-type="float" office:value="1168.05657673757">
                <text:p>1168.056576737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372">
                <text:p>7372</text:p>
              </table:table-cell>
              <table:table-cell office:value-type="float" office:value="1173.02323207534">
                <text:p>1173.02323207534</text:p>
              </table:table-cell>
              <table:table-cell office:value-type="float" office:value="1178.416931574">
                <text:p>1178.416931574</text:p>
              </table:table-cell>
              <table:table-cell office:value-type="float" office:value="1169.2395952814">
                <text:p>1169.2395952814</text:p>
              </table:table-cell>
              <table:table-cell office:value-type="float" office:value="1169.10364545859">
                <text:p>1169.10364545859</text:p>
              </table:table-cell>
              <table:table-cell office:value-type="float" office:value="1177.89280234786">
                <text:p>1177.89280234786</text:p>
              </table:table-cell>
              <table:table-cell office:value-type="float" office:value="1168.05600080799">
                <text:p>1168.056000807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373">
                <text:p>7373</text:p>
              </table:table-cell>
              <table:table-cell office:value-type="float" office:value="1173.03459371788">
                <text:p>1173.03459371788</text:p>
              </table:table-cell>
              <table:table-cell office:value-type="float" office:value="1178.41662199691">
                <text:p>1178.41662199691</text:p>
              </table:table-cell>
              <table:table-cell office:value-type="float" office:value="1169.23983663197">
                <text:p>1169.23983663197</text:p>
              </table:table-cell>
              <table:table-cell office:value-type="float" office:value="1169.10026872848">
                <text:p>1169.10026872848</text:p>
              </table:table-cell>
              <table:table-cell office:value-type="float" office:value="1177.89125027025">
                <text:p>1177.89125027025</text:p>
              </table:table-cell>
              <table:table-cell office:value-type="float" office:value="1168.06181590588">
                <text:p>1168.061815905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374">
                <text:p>7374</text:p>
              </table:table-cell>
              <table:table-cell office:value-type="float" office:value="1173.03747451086">
                <text:p>1173.03747451086</text:p>
              </table:table-cell>
              <table:table-cell office:value-type="float" office:value="1178.41937282815">
                <text:p>1178.41937282815</text:p>
              </table:table-cell>
              <table:table-cell office:value-type="float" office:value="1169.24183364881">
                <text:p>1169.24183364881</text:p>
              </table:table-cell>
              <table:table-cell office:value-type="float" office:value="1169.1025252317">
                <text:p>1169.1025252317</text:p>
              </table:table-cell>
              <table:table-cell office:value-type="float" office:value="1177.89230502459">
                <text:p>1177.89230502459</text:p>
              </table:table-cell>
              <table:table-cell office:value-type="float" office:value="1168.0629303886">
                <text:p>1168.06293038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375">
                <text:p>7375</text:p>
              </table:table-cell>
              <table:table-cell office:value-type="float" office:value="1173.04631042316">
                <text:p>1173.04631042316</text:p>
              </table:table-cell>
              <table:table-cell office:value-type="float" office:value="1178.42039316546">
                <text:p>1178.42039316546</text:p>
              </table:table-cell>
              <table:table-cell office:value-type="float" office:value="1169.24319608546">
                <text:p>1169.24319608546</text:p>
              </table:table-cell>
              <table:table-cell office:value-type="float" office:value="1169.10130781979">
                <text:p>1169.10130781979</text:p>
              </table:table-cell>
              <table:table-cell office:value-type="float" office:value="1177.89180017777">
                <text:p>1177.89180017777</text:p>
              </table:table-cell>
              <table:table-cell office:value-type="float" office:value="1168.06741502134">
                <text:p>1168.067415021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376">
                <text:p>7376</text:p>
              </table:table-cell>
              <table:table-cell office:value-type="float" office:value="1173.05020717071">
                <text:p>1173.05020717071</text:p>
              </table:table-cell>
              <table:table-cell office:value-type="float" office:value="1178.42269536726">
                <text:p>1178.42269536726</text:p>
              </table:table-cell>
              <table:table-cell office:value-type="float" office:value="1169.24499677633">
                <text:p>1169.24499677633</text:p>
              </table:table-cell>
              <table:table-cell office:value-type="float" office:value="1169.10295608046">
                <text:p>1169.10295608046</text:p>
              </table:table-cell>
              <table:table-cell office:value-type="float" office:value="1177.89256497667">
                <text:p>1177.89256497667</text:p>
              </table:table-cell>
              <table:table-cell office:value-type="float" office:value="1168.06913476168">
                <text:p>1168.069134761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377">
                <text:p>7377</text:p>
              </table:table-cell>
              <table:table-cell office:value-type="float" office:value="1173.05766595878">
                <text:p>1173.05766595878</text:p>
              </table:table-cell>
              <table:table-cell office:value-type="float" office:value="1178.42435554135">
                <text:p>1178.42435554135</text:p>
              </table:table-cell>
              <table:table-cell office:value-type="float" office:value="1169.2468975356">
                <text:p>1169.2468975356</text:p>
              </table:table-cell>
              <table:table-cell office:value-type="float" office:value="1169.10283732097">
                <text:p>1169.10283732097</text:p>
              </table:table-cell>
              <table:table-cell office:value-type="float" office:value="1177.89262028754">
                <text:p>1177.89262028754</text:p>
              </table:table-cell>
              <table:table-cell office:value-type="float" office:value="1168.07295945249">
                <text:p>1168.072959452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378">
                <text:p>7378</text:p>
              </table:table-cell>
              <table:table-cell office:value-type="float" office:value="1173.06199036773">
                <text:p>1173.06199036773</text:p>
              </table:table-cell>
              <table:table-cell office:value-type="float" office:value="1178.42653017712">
                <text:p>1178.42653017712</text:p>
              </table:table-cell>
              <table:table-cell office:value-type="float" office:value="1169.24872975087">
                <text:p>1169.24872975087</text:p>
              </table:table-cell>
              <table:table-cell office:value-type="float" office:value="1169.10428054205">
                <text:p>1169.10428054205</text:p>
              </table:table-cell>
              <table:table-cell office:value-type="float" office:value="1177.89331971805">
                <text:p>1177.89331971805</text:p>
              </table:table-cell>
              <table:table-cell office:value-type="float" office:value="1168.07496081755">
                <text:p>1168.074960817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379">
                <text:p>7379</text:p>
              </table:table-cell>
              <table:table-cell office:value-type="float" office:value="1173.0685786112">
                <text:p>1173.0685786112</text:p>
              </table:table-cell>
              <table:table-cell office:value-type="float" office:value="1178.42852924593">
                <text:p>1178.42852924593</text:p>
              </table:table-cell>
              <table:table-cell office:value-type="float" office:value="1169.25091587292">
                <text:p>1169.25091587292</text:p>
              </table:table-cell>
              <table:table-cell office:value-type="float" office:value="1169.10480786713">
                <text:p>1169.10480786713</text:p>
              </table:table-cell>
              <table:table-cell office:value-type="float" office:value="1177.89371305195">
                <text:p>1177.89371305195</text:p>
              </table:table-cell>
              <table:table-cell office:value-type="float" office:value="1168.07843378398">
                <text:p>1168.078433783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380">
                <text:p>7380</text:p>
              </table:table-cell>
              <table:table-cell office:value-type="float" office:value="1173.07309661546">
                <text:p>1173.07309661546</text:p>
              </table:table-cell>
              <table:table-cell office:value-type="float" office:value="1178.43070238236">
                <text:p>1178.43070238236</text:p>
              </table:table-cell>
              <table:table-cell office:value-type="float" office:value="1169.25285301259">
                <text:p>1169.25285301259</text:p>
              </table:table-cell>
              <table:table-cell office:value-type="float" office:value="1169.10621437957">
                <text:p>1169.10621437957</text:p>
              </table:table-cell>
              <table:table-cell office:value-type="float" office:value="1177.89443970396">
                <text:p>1177.89443970396</text:p>
              </table:table-cell>
              <table:table-cell office:value-type="float" office:value="1168.08061871502">
                <text:p>1168.080618715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381">
                <text:p>7381</text:p>
              </table:table-cell>
              <table:table-cell office:value-type="float" office:value="1173.14175464089">
                <text:p>1173.14175464089</text:p>
              </table:table-cell>
              <table:table-cell office:value-type="float" office:value="1178.40001439211">
                <text:p>1178.40001439211</text:p>
              </table:table-cell>
              <table:table-cell office:value-type="float" office:value="1169.23521244025">
                <text:p>1169.23521244025</text:p>
              </table:table-cell>
              <table:table-cell office:value-type="float" office:value="1169.05936582333">
                <text:p>1169.05936582333</text:p>
              </table:table-cell>
              <table:table-cell office:value-type="float" office:value="1177.87379196631">
                <text:p>1177.87379196631</text:p>
              </table:table-cell>
              <table:table-cell office:value-type="float" office:value="1168.12361660032">
                <text:p>1168.123616600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382">
                <text:p>7382</text:p>
              </table:table-cell>
              <table:table-cell office:value-type="float" office:value="1173.14229674342">
                <text:p>1173.14229674342</text:p>
              </table:table-cell>
              <table:table-cell office:value-type="float" office:value="1178.4040051621">
                <text:p>1178.4040051621</text:p>
              </table:table-cell>
              <table:table-cell office:value-type="float" office:value="1169.23818862152">
                <text:p>1169.23818862152</text:p>
              </table:table-cell>
              <table:table-cell office:value-type="float" office:value="1169.06353353498">
                <text:p>1169.06353353498</text:p>
              </table:table-cell>
              <table:table-cell office:value-type="float" office:value="1177.87586979961">
                <text:p>1177.87586979961</text:p>
              </table:table-cell>
              <table:table-cell office:value-type="float" office:value="1168.12366001504">
                <text:p>1168.123660015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383">
                <text:p>7383</text:p>
              </table:table-cell>
              <table:table-cell office:value-type="float" office:value="1173.15428143418">
                <text:p>1173.15428143418</text:p>
              </table:table-cell>
              <table:table-cell office:value-type="float" office:value="1178.40366732636">
                <text:p>1178.40366732636</text:p>
              </table:table-cell>
              <table:table-cell office:value-type="float" office:value="1169.23944294531">
                <text:p>1169.23944294531</text:p>
              </table:table-cell>
              <table:table-cell office:value-type="float" office:value="1169.06076733264">
                <text:p>1169.06076733264</text:p>
              </table:table-cell>
              <table:table-cell office:value-type="float" office:value="1177.87469551879">
                <text:p>1177.87469551879</text:p>
              </table:table-cell>
              <table:table-cell office:value-type="float" office:value="1168.13026062761">
                <text:p>1168.130260627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384">
                <text:p>7384</text:p>
              </table:table-cell>
              <table:table-cell office:value-type="float" office:value="1173.1575812598">
                <text:p>1173.1575812598</text:p>
              </table:table-cell>
              <table:table-cell office:value-type="float" office:value="1178.40629244618">
                <text:p>1178.40629244618</text:p>
              </table:table-cell>
              <table:table-cell office:value-type="float" office:value="1169.24167375606">
                <text:p>1169.24167375606</text:p>
              </table:table-cell>
              <table:table-cell office:value-type="float" office:value="1169.06306507256">
                <text:p>1169.06306507256</text:p>
              </table:table-cell>
              <table:table-cell office:value-type="float" office:value="1177.87586537166">
                <text:p>1177.87586537166</text:p>
              </table:table-cell>
              <table:table-cell office:value-type="float" office:value="1168.13198308063">
                <text:p>1168.131983080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385">
                <text:p>7385</text:p>
              </table:table-cell>
              <table:table-cell office:value-type="float" office:value="1173.1669437829">
                <text:p>1173.1669437829</text:p>
              </table:table-cell>
              <table:table-cell office:value-type="float" office:value="1178.40725912322">
                <text:p>1178.40725912322</text:p>
              </table:table-cell>
              <table:table-cell office:value-type="float" office:value="1169.24380313585">
                <text:p>1169.24380313585</text:p>
              </table:table-cell>
              <table:table-cell office:value-type="float" office:value="1169.06224444388">
                <text:p>1169.06224444388</text:p>
              </table:table-cell>
              <table:table-cell office:value-type="float" office:value="1177.87562013139">
                <text:p>1177.87562013139</text:p>
              </table:table-cell>
              <table:table-cell office:value-type="float" office:value="1168.13723163954">
                <text:p>1168.137231639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386">
                <text:p>7386</text:p>
              </table:table-cell>
              <table:table-cell office:value-type="float" office:value="1173.17118311405">
                <text:p>1173.17118311405</text:p>
              </table:table-cell>
              <table:table-cell office:value-type="float" office:value="1178.40947547232">
                <text:p>1178.40947547232</text:p>
              </table:table-cell>
              <table:table-cell office:value-type="float" office:value="1169.24591746816">
                <text:p>1169.24591746816</text:p>
              </table:table-cell>
              <table:table-cell office:value-type="float" office:value="1169.06396896803">
                <text:p>1169.06396896803</text:p>
              </table:table-cell>
              <table:table-cell office:value-type="float" office:value="1177.87651528605">
                <text:p>1177.87651528605</text:p>
              </table:table-cell>
              <table:table-cell office:value-type="float" office:value="1168.13958098744">
                <text:p>1168.139580987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387">
                <text:p>7387</text:p>
              </table:table-cell>
              <table:table-cell office:value-type="float" office:value="1173.17916361407">
                <text:p>1173.17916361407</text:p>
              </table:table-cell>
              <table:table-cell office:value-type="float" office:value="1178.41106805992">
                <text:p>1178.41106805992</text:p>
              </table:table-cell>
              <table:table-cell office:value-type="float" office:value="1169.2484379251">
                <text:p>1169.2484379251</text:p>
              </table:table-cell>
              <table:table-cell office:value-type="float" office:value="1169.06415267662">
                <text:p>1169.06415267662</text:p>
              </table:table-cell>
              <table:table-cell office:value-type="float" office:value="1177.87676565811">
                <text:p>1177.87676565811</text:p>
              </table:table-cell>
              <table:table-cell office:value-type="float" office:value="1168.14420784142">
                <text:p>1168.144207841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388">
                <text:p>7388</text:p>
              </table:table-cell>
              <table:table-cell office:value-type="float" office:value="1173.18387086575">
                <text:p>1173.18387086575</text:p>
              </table:table-cell>
              <table:table-cell office:value-type="float" office:value="1178.41317062069">
                <text:p>1178.41317062069</text:p>
              </table:table-cell>
              <table:table-cell office:value-type="float" office:value="1169.25060557976">
                <text:p>1169.25060557976</text:p>
              </table:table-cell>
              <table:table-cell office:value-type="float" office:value="1169.06570812342">
                <text:p>1169.06570812342</text:p>
              </table:table-cell>
              <table:table-cell office:value-type="float" office:value="1177.87759020459">
                <text:p>1177.87759020459</text:p>
              </table:table-cell>
              <table:table-cell office:value-type="float" office:value="1168.14689937343">
                <text:p>1168.146899373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389">
                <text:p>7389</text:p>
              </table:table-cell>
              <table:table-cell office:value-type="float" office:value="1173.19097210952">
                <text:p>1173.19097210952</text:p>
              </table:table-cell>
              <table:table-cell office:value-type="float" office:value="1178.41509269588">
                <text:p>1178.41509269588</text:p>
              </table:table-cell>
              <table:table-cell office:value-type="float" office:value="1169.25329093209">
                <text:p>1169.25329093209</text:p>
              </table:table-cell>
              <table:table-cell office:value-type="float" office:value="1169.06648075464">
                <text:p>1169.06648075464</text:p>
              </table:table-cell>
              <table:table-cell office:value-type="float" office:value="1177.87814221573">
                <text:p>1177.87814221573</text:p>
              </table:table-cell>
              <table:table-cell office:value-type="float" office:value="1168.15119968906">
                <text:p>1168.151199689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390">
                <text:p>7390</text:p>
              </table:table-cell>
              <table:table-cell office:value-type="float" office:value="1173.19589305047">
                <text:p>1173.19589305047</text:p>
              </table:table-cell>
              <table:table-cell office:value-type="float" office:value="1178.41720949804">
                <text:p>1178.41720949804</text:p>
              </table:table-cell>
              <table:table-cell office:value-type="float" office:value="1169.25555004554">
                <text:p>1169.25555004554</text:p>
              </table:table-cell>
              <table:table-cell office:value-type="float" office:value="1169.0680158569">
                <text:p>1169.0680158569</text:p>
              </table:table-cell>
              <table:table-cell office:value-type="float" office:value="1177.87898527358">
                <text:p>1177.87898527358</text:p>
              </table:table-cell>
              <table:table-cell office:value-type="float" office:value="1168.15410595824">
                <text:p>1168.154105958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391">
                <text:p>7391</text:p>
              </table:table-cell>
              <table:table-cell office:value-type="float" office:value="1173.26826513085">
                <text:p>1173.26826513085</text:p>
              </table:table-cell>
              <table:table-cell office:value-type="float" office:value="1178.38959616091">
                <text:p>1178.38959616091</text:p>
              </table:table-cell>
              <table:table-cell office:value-type="float" office:value="1169.24143168352">
                <text:p>1169.24143168352</text:p>
              </table:table-cell>
              <table:table-cell office:value-type="float" office:value="1169.02849826521">
                <text:p>1169.02849826521</text:p>
              </table:table-cell>
              <table:table-cell office:value-type="float" office:value="1177.85972158746">
                <text:p>1177.85972158746</text:p>
              </table:table-cell>
              <table:table-cell office:value-type="float" office:value="1168.18953142672">
                <text:p>1168.189531426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392">
                <text:p>7392</text:p>
              </table:table-cell>
              <table:table-cell office:value-type="float" office:value="1173.26912366097">
                <text:p>1173.26912366097</text:p>
              </table:table-cell>
              <table:table-cell office:value-type="float" office:value="1178.39338938844">
                <text:p>1178.39338938844</text:p>
              </table:table-cell>
              <table:table-cell office:value-type="float" office:value="1169.24442670869">
                <text:p>1169.24442670869</text:p>
              </table:table-cell>
              <table:table-cell office:value-type="float" office:value="1169.03254122388">
                <text:p>1169.03254122388</text:p>
              </table:table-cell>
              <table:table-cell office:value-type="float" office:value="1177.86174895942">
                <text:p>1177.86174895942</text:p>
              </table:table-cell>
              <table:table-cell office:value-type="float" office:value="1168.19058894058">
                <text:p>1168.190588940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393">
                <text:p>7393</text:p>
              </table:table-cell>
              <table:table-cell office:value-type="float" office:value="1173.28167212422">
                <text:p>1173.28167212422</text:p>
              </table:table-cell>
              <table:table-cell office:value-type="float" office:value="1178.39322174236">
                <text:p>1178.39322174236</text:p>
              </table:table-cell>
              <table:table-cell office:value-type="float" office:value="1169.2464464647">
                <text:p>1169.2464464647</text:p>
              </table:table-cell>
              <table:table-cell office:value-type="float" office:value="1169.03040814795">
                <text:p>1169.03040814795</text:p>
              </table:table-cell>
              <table:table-cell office:value-type="float" office:value="1177.86088749644">
                <text:p>1177.86088749644</text:p>
              </table:table-cell>
              <table:table-cell office:value-type="float" office:value="1168.19782658989">
                <text:p>1168.197826589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394">
                <text:p>7394</text:p>
              </table:table-cell>
              <table:table-cell office:value-type="float" office:value="1173.28532859747">
                <text:p>1173.28532859747</text:p>
              </table:table-cell>
              <table:table-cell office:value-type="float" office:value="1178.39577174749">
                <text:p>1178.39577174749</text:p>
              </table:table-cell>
              <table:table-cell office:value-type="float" office:value="1169.24885028616">
                <text:p>1169.24885028616</text:p>
              </table:table-cell>
              <table:table-cell office:value-type="float" office:value="1169.03277355207">
                <text:p>1169.03277355207</text:p>
              </table:table-cell>
              <table:table-cell office:value-type="float" office:value="1177.8621118994">
                <text:p>1177.8621118994</text:p>
              </table:table-cell>
              <table:table-cell office:value-type="float" office:value="1168.20039048844">
                <text:p>1168.200390488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395">
                <text:p>7395</text:p>
              </table:table-cell>
              <table:table-cell office:value-type="float" office:value="1173.29526994467">
                <text:p>1173.29526994467</text:p>
              </table:table-cell>
              <table:table-cell office:value-type="float" office:value="1178.3967932043">
                <text:p>1178.3967932043</text:p>
              </table:table-cell>
              <table:table-cell office:value-type="float" office:value="1169.25150336155">
                <text:p>1169.25150336155</text:p>
              </table:table-cell>
              <table:table-cell office:value-type="float" office:value="1169.03237196274">
                <text:p>1169.03237196274</text:p>
              </table:table-cell>
              <table:table-cell office:value-type="float" office:value="1177.86208367516">
                <text:p>1177.86208367516</text:p>
              </table:table-cell>
              <table:table-cell office:value-type="float" office:value="1168.20641434851">
                <text:p>1168.206414348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396">
                <text:p>7396</text:p>
              </table:table-cell>
              <table:table-cell office:value-type="float" office:value="1173.29995074762">
                <text:p>1173.29995074762</text:p>
              </table:table-cell>
              <table:table-cell office:value-type="float" office:value="1178.3989808335">
                <text:p>1178.3989808335</text:p>
              </table:table-cell>
              <table:table-cell office:value-type="float" office:value="1169.25383039306">
                <text:p>1169.25383039306</text:p>
              </table:table-cell>
              <table:table-cell office:value-type="float" office:value="1169.03421868915">
                <text:p>1169.03421868915</text:p>
              </table:table-cell>
              <table:table-cell office:value-type="float" office:value="1177.86306463401">
                <text:p>1177.86306463401</text:p>
              </table:table-cell>
              <table:table-cell office:value-type="float" office:value="1168.209565103">
                <text:p>1168.2095651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397">
                <text:p>7397</text:p>
              </table:table-cell>
              <table:table-cell office:value-type="float" office:value="1173.30847865313">
                <text:p>1173.30847865313</text:p>
              </table:table-cell>
              <table:table-cell office:value-type="float" office:value="1178.40059362907">
                <text:p>1178.40059362907</text:p>
              </table:table-cell>
              <table:table-cell office:value-type="float" office:value="1169.25670389621">
                <text:p>1169.25670389621</text:p>
              </table:table-cell>
              <table:table-cell office:value-type="float" office:value="1169.03467792849">
                <text:p>1169.03467792849</text:p>
              </table:table-cell>
              <table:table-cell office:value-type="float" office:value="1177.86347276177">
                <text:p>1177.86347276177</text:p>
              </table:table-cell>
              <table:table-cell office:value-type="float" office:value="1168.21500301488">
                <text:p>1168.215003014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398">
                <text:p>7398</text:p>
              </table:table-cell>
              <table:table-cell office:value-type="float" office:value="1173.31360380569">
                <text:p>1173.31360380569</text:p>
              </table:table-cell>
              <table:table-cell office:value-type="float" office:value="1178.4026908825">
                <text:p>1178.4026908825</text:p>
              </table:table-cell>
              <table:table-cell office:value-type="float" office:value="1169.25907973993">
                <text:p>1169.25907973993</text:p>
              </table:table-cell>
              <table:table-cell office:value-type="float" office:value="1169.03635483423">
                <text:p>1169.03635483423</text:p>
              </table:table-cell>
              <table:table-cell office:value-type="float" office:value="1177.86439100495">
                <text:p>1177.86439100495</text:p>
              </table:table-cell>
              <table:table-cell office:value-type="float" office:value="1168.21847286049">
                <text:p>1168.218472860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399">
                <text:p>7399</text:p>
              </table:table-cell>
              <table:table-cell office:value-type="float" office:value="1173.32121813228">
                <text:p>1173.32121813228</text:p>
              </table:table-cell>
              <table:table-cell office:value-type="float" office:value="1178.40460616131">
                <text:p>1178.40460616131</text:p>
              </table:table-cell>
              <table:table-cell office:value-type="float" office:value="1169.26199511066">
                <text:p>1169.26199511066</text:p>
              </table:table-cell>
              <table:table-cell office:value-type="float" office:value="1169.03735637027">
                <text:p>1169.03735637027</text:p>
              </table:table-cell>
              <table:table-cell office:value-type="float" office:value="1177.86506115471">
                <text:p>1177.86506115471</text:p>
              </table:table-cell>
              <table:table-cell office:value-type="float" office:value="1168.22358481541">
                <text:p>1168.223584815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400">
                <text:p>7400</text:p>
              </table:table-cell>
              <table:table-cell office:value-type="float" office:value="1173.32653660768">
                <text:p>1173.32653660768</text:p>
              </table:table-cell>
              <table:table-cell office:value-type="float" office:value="1178.40671613019">
                <text:p>1178.40671613019</text:p>
              </table:table-cell>
              <table:table-cell office:value-type="float" office:value="1169.26442593268">
                <text:p>1169.26442593268</text:p>
              </table:table-cell>
              <table:table-cell office:value-type="float" office:value="1169.03902418478">
                <text:p>1169.03902418478</text:p>
              </table:table-cell>
              <table:table-cell office:value-type="float" office:value="1177.86598764439">
                <text:p>1177.86598764439</text:p>
              </table:table-cell>
              <table:table-cell office:value-type="float" office:value="1168.22725383728">
                <text:p>1168.227253837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401">
                <text:p>7401</text:p>
              </table:table-cell>
              <table:table-cell office:value-type="float" office:value="1173.39697886313">
                <text:p>1173.39697886313</text:p>
              </table:table-cell>
              <table:table-cell office:value-type="float" office:value="1178.38057110495">
                <text:p>1178.38057110495</text:p>
              </table:table-cell>
              <table:table-cell office:value-type="float" office:value="1169.25580594081">
                <text:p>1169.25580594081</text:p>
              </table:table-cell>
              <table:table-cell office:value-type="float" office:value="1169.00125930021">
                <text:p>1169.00125930021</text:p>
              </table:table-cell>
              <table:table-cell office:value-type="float" office:value="1177.85131173121">
                <text:p>1177.85131173121</text:p>
              </table:table-cell>
              <table:table-cell office:value-type="float" office:value="1168.26754142182">
                <text:p>1168.267541421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402">
                <text:p>7402</text:p>
              </table:table-cell>
              <table:table-cell office:value-type="float" office:value="1173.398205447">
                <text:p>1173.398205447</text:p>
              </table:table-cell>
              <table:table-cell office:value-type="float" office:value="1178.38425251933">
                <text:p>1178.38425251933</text:p>
              </table:table-cell>
              <table:table-cell office:value-type="float" office:value="1169.25865739703">
                <text:p>1169.25865739703</text:p>
              </table:table-cell>
              <table:table-cell office:value-type="float" office:value="1169.00519081195">
                <text:p>1169.00519081195</text:p>
              </table:table-cell>
              <table:table-cell office:value-type="float" office:value="1177.85326862847">
                <text:p>1177.85326862847</text:p>
              </table:table-cell>
              <table:table-cell office:value-type="float" office:value="1168.2693515209">
                <text:p>1168.26935152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403">
                <text:p>7403</text:p>
              </table:table-cell>
              <table:table-cell office:value-type="float" office:value="1173.41122164892">
                <text:p>1173.41122164892</text:p>
              </table:table-cell>
              <table:table-cell office:value-type="float" office:value="1178.3842212684">
                <text:p>1178.3842212684</text:p>
              </table:table-cell>
              <table:table-cell office:value-type="float" office:value="1169.26114605253">
                <text:p>1169.26114605253</text:p>
              </table:table-cell>
              <table:table-cell office:value-type="float" office:value="1169.00356281366">
                <text:p>1169.00356281366</text:p>
              </table:table-cell>
              <table:table-cell office:value-type="float" office:value="1177.85272011641">
                <text:p>1177.85272011641</text:p>
              </table:table-cell>
              <table:table-cell office:value-type="float" office:value="1168.27721666799">
                <text:p>1168.277216667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404">
                <text:p>7404</text:p>
              </table:table-cell>
              <table:table-cell office:value-type="float" office:value="1173.41516816521">
                <text:p>1173.41516816521</text:p>
              </table:table-cell>
              <table:table-cell office:value-type="float" office:value="1178.38674388921">
                <text:p>1178.38674388921</text:p>
              </table:table-cell>
              <table:table-cell office:value-type="float" office:value="1169.26356633641">
                <text:p>1169.26356633641</text:p>
              </table:table-cell>
              <table:table-cell office:value-type="float" office:value="1169.00596751336">
                <text:p>1169.00596751336</text:p>
              </table:table-cell>
              <table:table-cell office:value-type="float" office:value="1177.85399957515">
                <text:p>1177.85399957515</text:p>
              </table:table-cell>
              <table:table-cell office:value-type="float" office:value="1168.28051527956">
                <text:p>1168.280515279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405">
                <text:p>7405</text:p>
              </table:table-cell>
              <table:table-cell office:value-type="float" office:value="1173.42552838365">
                <text:p>1173.42552838365</text:p>
              </table:table-cell>
              <table:table-cell office:value-type="float" office:value="1178.38783241294">
                <text:p>1178.38783241294</text:p>
              </table:table-cell>
              <table:table-cell office:value-type="float" office:value="1169.26641693037">
                <text:p>1169.26641693037</text:p>
              </table:table-cell>
              <table:table-cell office:value-type="float" office:value="1169.00595675777">
                <text:p>1169.00595675777</text:p>
              </table:table-cell>
              <table:table-cell office:value-type="float" office:value="1177.85413209177">
                <text:p>1177.85413209177</text:p>
              </table:table-cell>
              <table:table-cell office:value-type="float" office:value="1168.28721046666">
                <text:p>1168.287210466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406">
                <text:p>7406</text:p>
              </table:table-cell>
              <table:table-cell office:value-type="float" office:value="1173.43043289078">
                <text:p>1173.43043289078</text:p>
              </table:table-cell>
              <table:table-cell office:value-type="float" office:value="1178.39002767673">
                <text:p>1178.39002767673</text:p>
              </table:table-cell>
              <table:table-cell office:value-type="float" office:value="1169.26878138593">
                <text:p>1169.26878138593</text:p>
              </table:table-cell>
              <table:table-cell office:value-type="float" office:value="1169.00793290985">
                <text:p>1169.00793290985</text:p>
              </table:table-cell>
              <table:table-cell office:value-type="float" office:value="1177.85517751968">
                <text:p>1177.85517751968</text:p>
              </table:table-cell>
              <table:table-cell office:value-type="float" office:value="1168.29105771732">
                <text:p>1168.291057717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407">
                <text:p>7407</text:p>
              </table:table-cell>
              <table:table-cell office:value-type="float" office:value="1173.43927258559">
                <text:p>1173.43927258559</text:p>
              </table:table-cell>
              <table:table-cell office:value-type="float" office:value="1178.39165282686">
                <text:p>1178.39165282686</text:p>
              </table:table-cell>
              <table:table-cell office:value-type="float" office:value="1169.27173810702">
                <text:p>1169.27173810702</text:p>
              </table:table-cell>
              <table:table-cell office:value-type="float" office:value="1169.00877469183">
                <text:p>1169.00877469183</text:p>
              </table:table-cell>
              <table:table-cell office:value-type="float" office:value="1177.85568393993">
                <text:p>1177.85568393993</text:p>
              </table:table-cell>
              <table:table-cell office:value-type="float" office:value="1168.29717579592">
                <text:p>1168.297175795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408">
                <text:p>7408</text:p>
              </table:table-cell>
              <table:table-cell office:value-type="float" office:value="1173.44454878369">
                <text:p>1173.44454878369</text:p>
              </table:table-cell>
              <table:table-cell office:value-type="float" office:value="1178.39377496885">
                <text:p>1178.39377496885</text:p>
              </table:table-cell>
              <table:table-cell office:value-type="float" office:value="1169.27415361">
                <text:p>1169.27415361</text:p>
              </table:table-cell>
              <table:table-cell office:value-type="float" office:value="1169.01064409155">
                <text:p>1169.01064409155</text:p>
              </table:table-cell>
              <table:table-cell office:value-type="float" office:value="1177.85666285244">
                <text:p>1177.85666285244</text:p>
              </table:table-cell>
              <table:table-cell office:value-type="float" office:value="1168.30130200001">
                <text:p>1168.301302000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409">
                <text:p>7409</text:p>
              </table:table-cell>
              <table:table-cell office:value-type="float" office:value="1173.4523777687">
                <text:p>1173.4523777687</text:p>
              </table:table-cell>
              <table:table-cell office:value-type="float" office:value="1178.39570186903">
                <text:p>1178.39570186903</text:p>
              </table:table-cell>
              <table:table-cell office:value-type="float" office:value="1169.27705069823">
                <text:p>1169.27705069823</text:p>
              </table:table-cell>
              <table:table-cell office:value-type="float" office:value="1169.01199074468">
                <text:p>1169.01199074468</text:p>
              </table:table-cell>
              <table:table-cell office:value-type="float" office:value="1177.85739390952">
                <text:p>1177.85739390952</text:p>
              </table:table-cell>
              <table:table-cell office:value-type="float" office:value="1168.30708146384">
                <text:p>1168.307081463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410">
                <text:p>7410</text:p>
              </table:table-cell>
              <table:table-cell office:value-type="float" office:value="1173.45777894614">
                <text:p>1173.45777894614</text:p>
              </table:table-cell>
              <table:table-cell office:value-type="float" office:value="1178.39783733262">
                <text:p>1178.39783733262</text:p>
              </table:table-cell>
              <table:table-cell office:value-type="float" office:value="1169.27949038315">
                <text:p>1169.27949038315</text:p>
              </table:table-cell>
              <table:table-cell office:value-type="float" office:value="1169.01388407782">
                <text:p>1169.01388407782</text:p>
              </table:table-cell>
              <table:table-cell office:value-type="float" office:value="1177.85837748864">
                <text:p>1177.85837748864</text:p>
              </table:table-cell>
              <table:table-cell office:value-type="float" office:value="1168.31138795604">
                <text:p>1168.311387956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411">
                <text:p>7411</text:p>
              </table:table-cell>
              <table:table-cell office:value-type="float" office:value="1173.5314349324">
                <text:p>1173.5314349324</text:p>
              </table:table-cell>
              <table:table-cell office:value-type="float" office:value="1178.37441711242">
                <text:p>1178.37441711242</text:p>
              </table:table-cell>
              <table:table-cell office:value-type="float" office:value="1169.27460311956">
                <text:p>1169.27460311956</text:p>
              </table:table-cell>
              <table:table-cell office:value-type="float" office:value="1168.98106449537">
                <text:p>1168.98106449537</text:p>
              </table:table-cell>
              <table:table-cell office:value-type="float" office:value="1177.84455772965">
                <text:p>1177.84455772965</text:p>
              </table:table-cell>
              <table:table-cell office:value-type="float" office:value="1168.34397958598">
                <text:p>1168.343979585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412">
                <text:p>7412</text:p>
              </table:table-cell>
              <table:table-cell office:value-type="float" office:value="1173.53262548035">
                <text:p>1173.53262548035</text:p>
              </table:table-cell>
              <table:table-cell office:value-type="float" office:value="1178.37801502011">
                <text:p>1178.37801502011</text:p>
              </table:table-cell>
              <table:table-cell office:value-type="float" office:value="1169.2771872369">
                <text:p>1169.2771872369</text:p>
              </table:table-cell>
              <table:table-cell office:value-type="float" office:value="1168.98505418738">
                <text:p>1168.98505418738</text:p>
              </table:table-cell>
              <table:table-cell office:value-type="float" office:value="1177.84645739264">
                <text:p>1177.84645739264</text:p>
              </table:table-cell>
              <table:table-cell office:value-type="float" office:value="1168.34661923778">
                <text:p>1168.346619237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413">
                <text:p>7413</text:p>
              </table:table-cell>
              <table:table-cell office:value-type="float" office:value="1173.5458041504">
                <text:p>1173.5458041504</text:p>
              </table:table-cell>
              <table:table-cell office:value-type="float" office:value="1178.37815901067">
                <text:p>1178.37815901067</text:p>
              </table:table-cell>
              <table:table-cell office:value-type="float" office:value="1169.27992146816">
                <text:p>1169.27992146816</text:p>
              </table:table-cell>
              <table:table-cell office:value-type="float" office:value="1168.98414870151">
                <text:p>1168.98414870151</text:p>
              </table:table-cell>
              <table:table-cell office:value-type="float" office:value="1177.84603849221">
                <text:p>1177.84603849221</text:p>
              </table:table-cell>
              <table:table-cell office:value-type="float" office:value="1168.35488597934">
                <text:p>1168.354885979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414">
                <text:p>7414</text:p>
              </table:table-cell>
              <table:table-cell office:value-type="float" office:value="1173.54973602082">
                <text:p>1173.54973602082</text:p>
              </table:table-cell>
              <table:table-cell office:value-type="float" office:value="1178.38068387085">
                <text:p>1178.38068387085</text:p>
              </table:table-cell>
              <table:table-cell office:value-type="float" office:value="1169.28225980992">
                <text:p>1169.28225980992</text:p>
              </table:table-cell>
              <table:table-cell office:value-type="float" office:value="1168.9868028613">
                <text:p>1168.9868028613</text:p>
              </table:table-cell>
              <table:table-cell office:value-type="float" office:value="1177.84733627028">
                <text:p>1177.84733627028</text:p>
              </table:table-cell>
              <table:table-cell office:value-type="float" office:value="1168.35877340981">
                <text:p>1168.358773409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415">
                <text:p>7415</text:p>
              </table:table-cell>
              <table:table-cell office:value-type="float" office:value="1173.56022431108">
                <text:p>1173.56022431108</text:p>
              </table:table-cell>
              <table:table-cell office:value-type="float" office:value="1178.38187259285">
                <text:p>1178.38187259285</text:p>
              </table:table-cell>
              <table:table-cell office:value-type="float" office:value="1169.28517895387">
                <text:p>1169.28517895387</text:p>
              </table:table-cell>
              <table:table-cell office:value-type="float" office:value="1168.98736843177">
                <text:p>1168.98736843177</text:p>
              </table:table-cell>
              <table:table-cell office:value-type="float" office:value="1177.84752538417">
                <text:p>1177.84752538417</text:p>
              </table:table-cell>
              <table:table-cell office:value-type="float" office:value="1168.36592782779">
                <text:p>1168.365927827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416">
                <text:p>7416</text:p>
              </table:table-cell>
              <table:table-cell office:value-type="float" office:value="1173.56513790261">
                <text:p>1173.56513790261</text:p>
              </table:table-cell>
              <table:table-cell office:value-type="float" office:value="1178.38407856964">
                <text:p>1178.38407856964</text:p>
              </table:table-cell>
              <table:table-cell office:value-type="float" office:value="1169.28749444207">
                <text:p>1169.28749444207</text:p>
              </table:table-cell>
              <table:table-cell office:value-type="float" office:value="1168.98963888833">
                <text:p>1168.98963888833</text:p>
              </table:table-cell>
              <table:table-cell office:value-type="float" office:value="1177.84861842948">
                <text:p>1177.84861842948</text:p>
              </table:table-cell>
              <table:table-cell office:value-type="float" office:value="1168.37031274362">
                <text:p>1168.370312743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417">
                <text:p>7417</text:p>
              </table:table-cell>
              <table:table-cell office:value-type="float" office:value="1173.5741094981">
                <text:p>1173.5741094981</text:p>
              </table:table-cell>
              <table:table-cell office:value-type="float" office:value="1178.38574932398">
                <text:p>1178.38574932398</text:p>
              </table:table-cell>
              <table:table-cell office:value-type="float" office:value="1169.2903703396">
                <text:p>1169.2903703396</text:p>
              </table:table-cell>
              <table:table-cell office:value-type="float" office:value="1168.99095699033">
                <text:p>1168.99095699033</text:p>
              </table:table-cell>
              <table:table-cell office:value-type="float" office:value="1177.84914464152">
                <text:p>1177.84914464152</text:p>
              </table:table-cell>
              <table:table-cell office:value-type="float" office:value="1168.37693741031">
                <text:p>1168.376937410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418">
                <text:p>7418</text:p>
              </table:table-cell>
              <table:table-cell office:value-type="float" office:value="1173.57943631653">
                <text:p>1173.57943631653</text:p>
              </table:table-cell>
              <table:table-cell office:value-type="float" office:value="1178.38786057731">
                <text:p>1178.38786057731</text:p>
              </table:table-cell>
              <table:table-cell office:value-type="float" office:value="1169.29269329372">
                <text:p>1169.29269329372</text:p>
              </table:table-cell>
              <table:table-cell office:value-type="float" office:value="1168.99313315372">
                <text:p>1168.99313315372</text:p>
              </table:table-cell>
              <table:table-cell office:value-type="float" office:value="1177.85016443379">
                <text:p>1177.85016443379</text:p>
              </table:table-cell>
              <table:table-cell office:value-type="float" office:value="1168.38156072805">
                <text:p>1168.381560728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419">
                <text:p>7419</text:p>
              </table:table-cell>
              <table:table-cell office:value-type="float" office:value="1173.58741646541">
                <text:p>1173.58741646541</text:p>
              </table:table-cell>
              <table:table-cell office:value-type="float" office:value="1178.38978781486">
                <text:p>1178.38978781486</text:p>
              </table:table-cell>
              <table:table-cell office:value-type="float" office:value="1169.29545288716">
                <text:p>1169.29545288716</text:p>
              </table:table-cell>
              <table:table-cell office:value-type="float" office:value="1168.99490101332">
                <text:p>1168.99490101332</text:p>
              </table:table-cell>
              <table:table-cell office:value-type="float" office:value="1177.85090974162">
                <text:p>1177.85090974162</text:p>
              </table:table-cell>
              <table:table-cell office:value-type="float" office:value="1168.38784380493">
                <text:p>1168.387843804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420">
                <text:p>7420</text:p>
              </table:table-cell>
              <table:table-cell office:value-type="float" office:value="1173.59290868985">
                <text:p>1173.59290868985</text:p>
              </table:table-cell>
              <table:table-cell office:value-type="float" office:value="1178.39192434077">
                <text:p>1178.39192434077</text:p>
              </table:table-cell>
              <table:table-cell office:value-type="float" office:value="1169.2977676209">
                <text:p>1169.2977676209</text:p>
              </table:table-cell>
              <table:table-cell office:value-type="float" office:value="1168.99710187171">
                <text:p>1168.99710187171</text:p>
              </table:table-cell>
              <table:table-cell office:value-type="float" office:value="1177.85192669993">
                <text:p>1177.85192669993</text:p>
              </table:table-cell>
              <table:table-cell office:value-type="float" office:value="1168.39260270412">
                <text:p>1168.392602704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421">
                <text:p>7421</text:p>
              </table:table-cell>
              <table:table-cell office:value-type="float" office:value="1173.66429098704">
                <text:p>1173.66429098704</text:p>
              </table:table-cell>
              <table:table-cell office:value-type="float" office:value="1178.36973990225">
                <text:p>1178.36973990225</text:p>
              </table:table-cell>
              <table:table-cell office:value-type="float" office:value="1169.29598558103">
                <text:p>1169.29598558103</text:p>
              </table:table-cell>
              <table:table-cell office:value-type="float" office:value="1168.96800079952">
                <text:p>1168.96800079952</text:p>
              </table:table-cell>
              <table:table-cell office:value-type="float" office:value="1177.8413743361">
                <text:p>1177.8413743361</text:p>
              </table:table-cell>
              <table:table-cell office:value-type="float" office:value="1168.43042984629">
                <text:p>1168.430429846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422">
                <text:p>7422</text:p>
              </table:table-cell>
              <table:table-cell office:value-type="float" office:value="1173.6655846054">
                <text:p>1173.6655846054</text:p>
              </table:table-cell>
              <table:table-cell office:value-type="float" office:value="1178.37325328403">
                <text:p>1178.37325328403</text:p>
              </table:table-cell>
              <table:table-cell office:value-type="float" office:value="1169.29820298244">
                <text:p>1169.29820298244</text:p>
              </table:table-cell>
              <table:table-cell office:value-type="float" office:value="1168.97205057143">
                <text:p>1168.97205057143</text:p>
              </table:table-cell>
              <table:table-cell office:value-type="float" office:value="1177.84323804683">
                <text:p>1177.84323804683</text:p>
              </table:table-cell>
              <table:table-cell office:value-type="float" office:value="1168.43350501357">
                <text:p>1168.433505013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423">
                <text:p>7423</text:p>
              </table:table-cell>
              <table:table-cell office:value-type="float" office:value="1173.67894360195">
                <text:p>1173.67894360195</text:p>
              </table:table-cell>
              <table:table-cell office:value-type="float" office:value="1178.37347910146">
                <text:p>1178.37347910146</text:p>
              </table:table-cell>
              <table:table-cell office:value-type="float" office:value="1169.30096212788">
                <text:p>1169.30096212788</text:p>
              </table:table-cell>
              <table:table-cell office:value-type="float" office:value="1168.97178665387">
                <text:p>1168.97178665387</text:p>
              </table:table-cell>
              <table:table-cell office:value-type="float" office:value="1177.84293249278">
                <text:p>1177.84293249278</text:p>
              </table:table-cell>
              <table:table-cell office:value-type="float" office:value="1168.44206799923">
                <text:p>1168.442067999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424">
                <text:p>7424</text:p>
              </table:table-cell>
              <table:table-cell office:value-type="float" office:value="1173.6829551">
                <text:p>1173.6829551</text:p>
              </table:table-cell>
              <table:table-cell office:value-type="float" office:value="1178.37598608633">
                <text:p>1178.37598608633</text:p>
              </table:table-cell>
              <table:table-cell office:value-type="float" office:value="1169.30303837902">
                <text:p>1169.30303837902</text:p>
              </table:table-cell>
              <table:table-cell office:value-type="float" office:value="1168.97463307328">
                <text:p>1168.97463307328</text:p>
              </table:table-cell>
              <table:table-cell office:value-type="float" office:value="1177.84426261946">
                <text:p>1177.84426261946</text:p>
              </table:table-cell>
              <table:table-cell office:value-type="float" office:value="1168.44636496589">
                <text:p>1168.446364965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425">
                <text:p>7425</text:p>
              </table:table-cell>
              <table:table-cell office:value-type="float" office:value="1173.69362910618">
                <text:p>1173.69362910618</text:p>
              </table:table-cell>
              <table:table-cell office:value-type="float" office:value="1178.37719162045">
                <text:p>1178.37719162045</text:p>
              </table:table-cell>
              <table:table-cell office:value-type="float" office:value="1169.30582350243">
                <text:p>1169.30582350243</text:p>
              </table:table-cell>
              <table:table-cell office:value-type="float" office:value="1168.97569163221">
                <text:p>1168.97569163221</text:p>
              </table:table-cell>
              <table:table-cell office:value-type="float" office:value="1177.84446897574">
                <text:p>1177.84446897574</text:p>
              </table:table-cell>
              <table:table-cell office:value-type="float" office:value="1168.45377938632">
                <text:p>1168.453779386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426">
                <text:p>7426</text:p>
              </table:table-cell>
              <table:table-cell office:value-type="float" office:value="1173.69862466804">
                <text:p>1173.69862466804</text:p>
              </table:table-cell>
              <table:table-cell office:value-type="float" office:value="1178.37939396818">
                <text:p>1178.37939396818</text:p>
              </table:table-cell>
              <table:table-cell office:value-type="float" office:value="1169.30789820216">
                <text:p>1169.30789820216</text:p>
              </table:table-cell>
              <table:table-cell office:value-type="float" office:value="1168.97820314713">
                <text:p>1168.97820314713</text:p>
              </table:table-cell>
              <table:table-cell office:value-type="float" office:value="1177.84559152327">
                <text:p>1177.84559152327</text:p>
              </table:table-cell>
              <table:table-cell office:value-type="float" office:value="1168.45843960214">
                <text:p>1168.458439602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427">
                <text:p>7427</text:p>
              </table:table-cell>
              <table:table-cell office:value-type="float" office:value="1173.70774949848">
                <text:p>1173.70774949848</text:p>
              </table:table-cell>
              <table:table-cell office:value-type="float" office:value="1178.38107302538">
                <text:p>1178.38107302538</text:p>
              </table:table-cell>
              <table:table-cell office:value-type="float" office:value="1169.3105632748">
                <text:p>1169.3105632748</text:p>
              </table:table-cell>
              <table:table-cell office:value-type="float" office:value="1168.97993905888">
                <text:p>1168.97993905888</text:p>
              </table:table-cell>
              <table:table-cell office:value-type="float" office:value="1177.84609017159">
                <text:p>1177.84609017159</text:p>
              </table:table-cell>
              <table:table-cell office:value-type="float" office:value="1168.46523968383">
                <text:p>1168.4652396838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428">
                <text:p>7428</text:p>
              </table:table-cell>
              <table:table-cell office:value-type="float" office:value="1173.71315142459">
                <text:p>1173.71315142459</text:p>
              </table:table-cell>
              <table:table-cell office:value-type="float" office:value="1178.38319796828">
                <text:p>1178.38319796828</text:p>
              </table:table-cell>
              <table:table-cell office:value-type="float" office:value="1169.31264591468">
                <text:p>1169.31264591468</text:p>
              </table:table-cell>
              <table:table-cell office:value-type="float" office:value="1168.98237757363">
                <text:p>1168.98237757363</text:p>
              </table:table-cell>
              <table:table-cell office:value-type="float" office:value="1177.84713014317">
                <text:p>1177.84713014317</text:p>
              </table:table-cell>
              <table:table-cell office:value-type="float" office:value="1168.47005643713">
                <text:p>1168.470056437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429">
                <text:p>7429</text:p>
              </table:table-cell>
              <table:table-cell office:value-type="float" office:value="1173.72120941685">
                <text:p>1173.72120941685</text:p>
              </table:table-cell>
              <table:table-cell office:value-type="float" office:value="1178.38516337685">
                <text:p>1178.38516337685</text:p>
              </table:table-cell>
              <table:table-cell office:value-type="float" office:value="1169.3151559535">
                <text:p>1169.3151559535</text:p>
              </table:table-cell>
              <table:table-cell office:value-type="float" office:value="1168.98448553432">
                <text:p>1168.98448553432</text:p>
              </table:table-cell>
              <table:table-cell office:value-type="float" office:value="1177.84782584819">
                <text:p>1177.84782584819</text:p>
              </table:table-cell>
              <table:table-cell office:value-type="float" office:value="1168.47643571831">
                <text:p>1168.476435718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430">
                <text:p>7430</text:p>
              </table:table-cell>
              <table:table-cell office:value-type="float" office:value="1173.72676429006">
                <text:p>1173.72676429006</text:p>
              </table:table-cell>
              <table:table-cell office:value-type="float" office:value="1178.3872968656">
                <text:p>1178.3872968656</text:p>
              </table:table-cell>
              <table:table-cell office:value-type="float" office:value="1169.31721424528">
                <text:p>1169.31721424528</text:p>
              </table:table-cell>
              <table:table-cell office:value-type="float" office:value="1168.98692180733">
                <text:p>1168.98692180733</text:p>
              </table:table-cell>
              <table:table-cell office:value-type="float" office:value="1177.84883698593">
                <text:p>1177.84883698593</text:p>
              </table:table-cell>
              <table:table-cell office:value-type="float" office:value="1168.48136567246">
                <text:p>1168.481365672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431">
                <text:p>7431</text:p>
              </table:table-cell>
              <table:table-cell office:value-type="float" office:value="1173.80133618851">
                <text:p>1173.80133618851</text:p>
              </table:table-cell>
              <table:table-cell office:value-type="float" office:value="1178.36650830612">
                <text:p>1178.36650830612</text:p>
              </table:table-cell>
              <table:table-cell office:value-type="float" office:value="1169.32014997934">
                <text:p>1169.32014997934</text:p>
              </table:table-cell>
              <table:table-cell office:value-type="float" office:value="1168.9616519922">
                <text:p>1168.9616519922</text:p>
              </table:table-cell>
              <table:table-cell office:value-type="float" office:value="1177.83821705736">
                <text:p>1177.83821705736</text:p>
              </table:table-cell>
              <table:table-cell office:value-type="float" office:value="1168.51098302718">
                <text:p>1168.510983027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432">
                <text:p>7432</text:p>
              </table:table-cell>
              <table:table-cell office:value-type="float" office:value="1173.80261362232">
                <text:p>1173.80261362232</text:p>
              </table:table-cell>
              <table:table-cell office:value-type="float" office:value="1178.3699603972">
                <text:p>1178.3699603972</text:p>
              </table:table-cell>
              <table:table-cell office:value-type="float" office:value="1169.32190824199">
                <text:p>1169.32190824199</text:p>
              </table:table-cell>
              <table:table-cell office:value-type="float" office:value="1168.96569683541">
                <text:p>1168.96569683541</text:p>
              </table:table-cell>
              <table:table-cell office:value-type="float" office:value="1177.84003474861">
                <text:p>1177.84003474861</text:p>
              </table:table-cell>
              <table:table-cell office:value-type="float" office:value="1168.51444796422">
                <text:p>1168.5144479642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433">
                <text:p>7433</text:p>
              </table:table-cell>
              <table:table-cell office:value-type="float" office:value="1173.8160698653">
                <text:p>1173.8160698653</text:p>
              </table:table-cell>
              <table:table-cell office:value-type="float" office:value="1178.3702591098">
                <text:p>1178.3702591098</text:p>
              </table:table-cell>
              <table:table-cell office:value-type="float" office:value="1169.32468614404">
                <text:p>1169.32468614404</text:p>
              </table:table-cell>
              <table:table-cell office:value-type="float" office:value="1168.96598426581">
                <text:p>1168.96598426581</text:p>
              </table:table-cell>
              <table:table-cell office:value-type="float" office:value="1177.83964095225">
                <text:p>1177.83964095225</text:p>
              </table:table-cell>
              <table:table-cell office:value-type="float" office:value="1168.52278162077">
                <text:p>1168.522781620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34">
                <text:p>7434</text:p>
              </table:table-cell>
              <table:table-cell office:value-type="float" office:value="1173.82010792842">
                <text:p>1173.82010792842</text:p>
              </table:table-cell>
              <table:table-cell office:value-type="float" office:value="1178.37273518581">
                <text:p>1178.37273518581</text:p>
              </table:table-cell>
              <table:table-cell office:value-type="float" office:value="1169.32644370151">
                <text:p>1169.32644370151</text:p>
              </table:table-cell>
              <table:table-cell office:value-type="float" office:value="1168.96892813166">
                <text:p>1168.96892813166</text:p>
              </table:table-cell>
              <table:table-cell office:value-type="float" office:value="1177.8409600102">
                <text:p>1177.8409600102</text:p>
              </table:table-cell>
              <table:table-cell office:value-type="float" office:value="1168.52727132143">
                <text:p>1168.527271321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435">
                <text:p>7435</text:p>
              </table:table-cell>
              <table:table-cell office:value-type="float" office:value="1173.83082449407">
                <text:p>1173.83082449407</text:p>
              </table:table-cell>
              <table:table-cell office:value-type="float" office:value="1178.37394926099">
                <text:p>1178.37394926099</text:p>
              </table:table-cell>
              <table:table-cell office:value-type="float" office:value="1169.32909992291">
                <text:p>1169.32909992291</text:p>
              </table:table-cell>
              <table:table-cell office:value-type="float" office:value="1168.97033450506">
                <text:p>1168.97033450506</text:p>
              </table:table-cell>
              <table:table-cell office:value-type="float" office:value="1177.84104461518">
                <text:p>1177.84104461518</text:p>
              </table:table-cell>
              <table:table-cell office:value-type="float" office:value="1168.53454364726">
                <text:p>1168.534543647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436">
                <text:p>7436</text:p>
              </table:table-cell>
              <table:table-cell office:value-type="float" office:value="1173.83583194129">
                <text:p>1173.83583194129</text:p>
              </table:table-cell>
              <table:table-cell office:value-type="float" office:value="1178.37612227571">
                <text:p>1178.37612227571</text:p>
              </table:table-cell>
              <table:table-cell office:value-type="float" office:value="1169.33088261395">
                <text:p>1169.33088261395</text:p>
              </table:table-cell>
              <table:table-cell office:value-type="float" office:value="1168.97293868443">
                <text:p>1168.97293868443</text:p>
              </table:table-cell>
              <table:table-cell office:value-type="float" office:value="1177.84214422755">
                <text:p>1177.84214422755</text:p>
              </table:table-cell>
              <table:table-cell office:value-type="float" office:value="1168.53933372318">
                <text:p>1168.539333723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437">
                <text:p>7437</text:p>
              </table:table-cell>
              <table:table-cell office:value-type="float" office:value="1173.84498888757">
                <text:p>1173.84498888757</text:p>
              </table:table-cell>
              <table:table-cell office:value-type="float" office:value="1178.37778752038">
                <text:p>1178.37778752038</text:p>
              </table:table-cell>
              <table:table-cell office:value-type="float" office:value="1169.3333715167">
                <text:p>1169.3333715167</text:p>
              </table:table-cell>
              <table:table-cell office:value-type="float" office:value="1168.97489343891">
                <text:p>1168.97489343891</text:p>
              </table:table-cell>
              <table:table-cell office:value-type="float" office:value="1177.84251837414">
                <text:p>1177.84251837414</text:p>
              </table:table-cell>
              <table:table-cell office:value-type="float" office:value="1168.54600037684">
                <text:p>1168.546000376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438">
                <text:p>7438</text:p>
              </table:table-cell>
              <table:table-cell office:value-type="float" office:value="1173.85040411736">
                <text:p>1173.85040411736</text:p>
              </table:table-cell>
              <table:table-cell office:value-type="float" office:value="1178.37987104293">
                <text:p>1178.37987104293</text:p>
              </table:table-cell>
              <table:table-cell office:value-type="float" office:value="1169.3351760295">
                <text:p>1169.3351760295</text:p>
              </table:table-cell>
              <table:table-cell office:value-type="float" office:value="1168.97738110284">
                <text:p>1168.97738110284</text:p>
              </table:table-cell>
              <table:table-cell office:value-type="float" office:value="1177.84351299364">
                <text:p>1177.84351299364</text:p>
              </table:table-cell>
              <table:table-cell office:value-type="float" office:value="1168.55086132968">
                <text:p>1168.550861329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439">
                <text:p>7439</text:p>
              </table:table-cell>
              <table:table-cell office:value-type="float" office:value="1173.85848631672">
                <text:p>1173.85848631672</text:p>
              </table:table-cell>
              <table:table-cell office:value-type="float" office:value="1178.38178019282">
                <text:p>1178.38178019282</text:p>
              </table:table-cell>
              <table:table-cell office:value-type="float" office:value="1169.33747675806">
                <text:p>1169.33747675806</text:p>
              </table:table-cell>
              <table:table-cell office:value-type="float" office:value="1168.97961888606">
                <text:p>1168.97961888606</text:p>
              </table:table-cell>
              <table:table-cell office:value-type="float" office:value="1177.84408069357">
                <text:p>1177.84408069357</text:p>
              </table:table-cell>
              <table:table-cell office:value-type="float" office:value="1168.55709354903">
                <text:p>1168.557093549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440">
                <text:p>7440</text:p>
              </table:table-cell>
              <table:table-cell office:value-type="float" office:value="1173.86404379696">
                <text:p>1173.86404379696</text:p>
              </table:table-cell>
              <table:table-cell office:value-type="float" office:value="1178.38386534059">
                <text:p>1178.38386534059</text:p>
              </table:table-cell>
              <table:table-cell office:value-type="float" office:value="1169.33927632509">
                <text:p>1169.33927632509</text:p>
              </table:table-cell>
              <table:table-cell office:value-type="float" office:value="1168.98206159881">
                <text:p>1168.98206159881</text:p>
              </table:table-cell>
              <table:table-cell office:value-type="float" office:value="1177.84503359832">
                <text:p>1177.84503359832</text:p>
              </table:table-cell>
              <table:table-cell office:value-type="float" office:value="1168.56197710566">
                <text:p>1168.561977105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441">
                <text:p>7441</text:p>
              </table:table-cell>
              <table:table-cell office:value-type="float" office:value="1173.93646291361">
                <text:p>1173.93646291361</text:p>
              </table:table-cell>
              <table:table-cell office:value-type="float" office:value="1178.36418462875">
                <text:p>1178.36418462875</text:p>
              </table:table-cell>
              <table:table-cell office:value-type="float" office:value="1169.34315731539">
                <text:p>1169.34315731539</text:p>
              </table:table-cell>
              <table:table-cell office:value-type="float" office:value="1168.96032183051">
                <text:p>1168.96032183051</text:p>
              </table:table-cell>
              <table:table-cell office:value-type="float" office:value="1177.83559771158">
                <text:p>1177.83559771158</text:p>
              </table:table-cell>
              <table:table-cell office:value-type="float" office:value="1168.5965521433">
                <text:p>1168.59655214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442">
                <text:p>7442</text:p>
              </table:table-cell>
              <table:table-cell office:value-type="float" office:value="1173.93770547268">
                <text:p>1173.93770547268</text:p>
              </table:table-cell>
              <table:table-cell office:value-type="float" office:value="1178.36753306532">
                <text:p>1178.36753306532</text:p>
              </table:table-cell>
              <table:table-cell office:value-type="float" office:value="1169.34453825876">
                <text:p>1169.34453825876</text:p>
              </table:table-cell>
              <table:table-cell office:value-type="float" office:value="1168.96411123732">
                <text:p>1168.96411123732</text:p>
              </table:table-cell>
              <table:table-cell office:value-type="float" office:value="1177.83737716097">
                <text:p>1177.83737716097</text:p>
              </table:table-cell>
              <table:table-cell office:value-type="float" office:value="1168.5998930609">
                <text:p>1168.59989306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443">
                <text:p>7443</text:p>
              </table:table-cell>
              <table:table-cell office:value-type="float" office:value="1173.95120870846">
                <text:p>1173.95120870846</text:p>
              </table:table-cell>
              <table:table-cell office:value-type="float" office:value="1178.36779334101">
                <text:p>1178.36779334101</text:p>
              </table:table-cell>
              <table:table-cell office:value-type="float" office:value="1169.34732567124">
                <text:p>1169.34732567124</text:p>
              </table:table-cell>
              <table:table-cell office:value-type="float" office:value="1168.96460988078">
                <text:p>1168.96460988078</text:p>
              </table:table-cell>
              <table:table-cell office:value-type="float" office:value="1177.83677422005">
                <text:p>1177.83677422005</text:p>
              </table:table-cell>
              <table:table-cell office:value-type="float" office:value="1168.60784683745">
                <text:p>1168.607846837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444">
                <text:p>7444</text:p>
              </table:table-cell>
              <table:table-cell office:value-type="float" office:value="1173.95516504018">
                <text:p>1173.95516504018</text:p>
              </table:table-cell>
              <table:table-cell office:value-type="float" office:value="1178.37021296615">
                <text:p>1178.37021296615</text:p>
              </table:table-cell>
              <table:table-cell office:value-type="float" office:value="1169.34881940875">
                <text:p>1169.34881940875</text:p>
              </table:table-cell>
              <table:table-cell office:value-type="float" office:value="1168.96735047269">
                <text:p>1168.96735047269</text:p>
              </table:table-cell>
              <table:table-cell office:value-type="float" office:value="1177.83803838201">
                <text:p>1177.83803838201</text:p>
              </table:table-cell>
              <table:table-cell office:value-type="float" office:value="1168.61216134487">
                <text:p>1168.6121613448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445">
                <text:p>7445</text:p>
              </table:table-cell>
              <table:table-cell office:value-type="float" office:value="1173.96588396681">
                <text:p>1173.96588396681</text:p>
              </table:table-cell>
              <table:table-cell office:value-type="float" office:value="1178.37135835017">
                <text:p>1178.37135835017</text:p>
              </table:table-cell>
              <table:table-cell office:value-type="float" office:value="1169.35138582351">
                <text:p>1169.35138582351</text:p>
              </table:table-cell>
              <table:table-cell office:value-type="float" office:value="1168.96877594644">
                <text:p>1168.96877594644</text:p>
              </table:table-cell>
              <table:table-cell office:value-type="float" office:value="1177.837861767">
                <text:p>1177.837861767</text:p>
              </table:table-cell>
              <table:table-cell office:value-type="float" office:value="1168.61898243666">
                <text:p>1168.618982436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446">
                <text:p>7446</text:p>
              </table:table-cell>
              <table:table-cell office:value-type="float" office:value="1173.97080138757">
                <text:p>1173.97080138757</text:p>
              </table:table-cell>
              <table:table-cell office:value-type="float" office:value="1178.37348395014">
                <text:p>1178.37348395014</text:p>
              </table:table-cell>
              <table:table-cell office:value-type="float" office:value="1169.35294910206">
                <text:p>1169.35294910206</text:p>
              </table:table-cell>
              <table:table-cell office:value-type="float" office:value="1168.97114319142">
                <text:p>1168.97114319142</text:p>
              </table:table-cell>
              <table:table-cell office:value-type="float" office:value="1177.83887003354">
                <text:p>1177.83887003354</text:p>
              </table:table-cell>
              <table:table-cell office:value-type="float" office:value="1168.62349899871">
                <text:p>1168.6234989987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447">
                <text:p>7447</text:p>
              </table:table-cell>
              <table:table-cell office:value-type="float" office:value="1173.97988758472">
                <text:p>1173.97988758472</text:p>
              </table:table-cell>
              <table:table-cell office:value-type="float" office:value="1178.3750607456">
                <text:p>1178.3750607456</text:p>
              </table:table-cell>
              <table:table-cell office:value-type="float" office:value="1169.35528516909">
                <text:p>1169.35528516909</text:p>
              </table:table-cell>
              <table:table-cell office:value-type="float" office:value="1168.97298867392">
                <text:p>1168.97298867392</text:p>
              </table:table-cell>
              <table:table-cell office:value-type="float" office:value="1177.83896491649">
                <text:p>1177.83896491649</text:p>
              </table:table-cell>
              <table:table-cell office:value-type="float" office:value="1168.62967298805">
                <text:p>1168.629672988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448">
                <text:p>7448</text:p>
              </table:table-cell>
              <table:table-cell office:value-type="float" office:value="1173.9851762215">
                <text:p>1173.9851762215</text:p>
              </table:table-cell>
              <table:table-cell office:value-type="float" office:value="1178.37708799974">
                <text:p>1178.37708799974</text:p>
              </table:table-cell>
              <table:table-cell office:value-type="float" office:value="1169.35686693951">
                <text:p>1169.35686693951</text:p>
              </table:table-cell>
              <table:table-cell office:value-type="float" office:value="1168.97518971223">
                <text:p>1168.97518971223</text:p>
              </table:table-cell>
              <table:table-cell office:value-type="float" office:value="1177.83982802668">
                <text:p>1177.83982802668</text:p>
              </table:table-cell>
              <table:table-cell office:value-type="float" office:value="1168.6342028527">
                <text:p>1168.63420285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449">
                <text:p>7449</text:p>
              </table:table-cell>
              <table:table-cell office:value-type="float" office:value="1173.99314619126">
                <text:p>1173.99314619126</text:p>
              </table:table-cell>
              <table:table-cell office:value-type="float" office:value="1178.37889584407">
                <text:p>1178.37889584407</text:p>
              </table:table-cell>
              <table:table-cell office:value-type="float" office:value="1169.35898346884">
                <text:p>1169.35898346884</text:p>
              </table:table-cell>
              <table:table-cell office:value-type="float" office:value="1168.97722709885">
                <text:p>1168.97722709885</text:p>
              </table:table-cell>
              <table:table-cell office:value-type="float" office:value="1177.84012375958">
                <text:p>1177.84012375958</text:p>
              </table:table-cell>
              <table:table-cell office:value-type="float" office:value="1168.63995678864">
                <text:p>1168.639956788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450">
                <text:p>7450</text:p>
              </table:table-cell>
              <table:table-cell office:value-type="float" office:value="1173.99855204758">
                <text:p>1173.99855204758</text:p>
              </table:table-cell>
              <table:table-cell office:value-type="float" office:value="1178.38091663027">
                <text:p>1178.38091663027</text:p>
              </table:table-cell>
              <table:table-cell office:value-type="float" office:value="1169.36055008819">
                <text:p>1169.36055008819</text:p>
              </table:table-cell>
              <table:table-cell office:value-type="float" office:value="1168.97933896353">
                <text:p>1168.97933896353</text:p>
              </table:table-cell>
              <table:table-cell office:value-type="float" office:value="1177.84091490488">
                <text:p>1177.84091490488</text:p>
              </table:table-cell>
              <table:table-cell office:value-type="float" office:value="1168.6444483656">
                <text:p>1168.64444836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451">
                <text:p>7451</text:p>
              </table:table-cell>
              <table:table-cell office:value-type="float" office:value="1174.07420335179">
                <text:p>1174.07420335179</text:p>
              </table:table-cell>
              <table:table-cell office:value-type="float" office:value="1178.36134323708">
                <text:p>1178.36134323708</text:p>
              </table:table-cell>
              <table:table-cell office:value-type="float" office:value="1169.36943646601">
                <text:p>1169.36943646601</text:p>
              </table:table-cell>
              <table:table-cell office:value-type="float" office:value="1168.95894401059">
                <text:p>1168.95894401059</text:p>
              </table:table-cell>
              <table:table-cell office:value-type="float" office:value="1177.82986313919">
                <text:p>1177.82986313919</text:p>
              </table:table-cell>
              <table:table-cell office:value-type="float" office:value="1168.67022171308">
                <text:p>1168.670221713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452">
                <text:p>7452</text:p>
              </table:table-cell>
              <table:table-cell office:value-type="float" office:value="1174.07516031192">
                <text:p>1174.07516031192</text:p>
              </table:table-cell>
              <table:table-cell office:value-type="float" office:value="1178.36455998242">
                <text:p>1178.36455998242</text:p>
              </table:table-cell>
              <table:table-cell office:value-type="float" office:value="1169.37037684109">
                <text:p>1169.37037684109</text:p>
              </table:table-cell>
              <table:table-cell office:value-type="float" office:value="1168.96226147102">
                <text:p>1168.96226147102</text:p>
              </table:table-cell>
              <table:table-cell office:value-type="float" office:value="1177.83154995211">
                <text:p>1177.83154995211</text:p>
              </table:table-cell>
              <table:table-cell office:value-type="float" office:value="1168.6735174149">
                <text:p>1168.67351741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453">
                <text:p>7453</text:p>
              </table:table-cell>
              <table:table-cell office:value-type="float" office:value="1174.08856578264">
                <text:p>1174.08856578264</text:p>
              </table:table-cell>
              <table:table-cell office:value-type="float" office:value="1178.36474704178">
                <text:p>1178.36474704178</text:p>
              </table:table-cell>
              <table:table-cell office:value-type="float" office:value="1169.37316285059">
                <text:p>1169.37316285059</text:p>
              </table:table-cell>
              <table:table-cell office:value-type="float" office:value="1168.96264176009">
                <text:p>1168.96264176009</text:p>
              </table:table-cell>
              <table:table-cell office:value-type="float" office:value="1177.83045109297">
                <text:p>1177.83045109297</text:p>
              </table:table-cell>
              <table:table-cell office:value-type="float" office:value="1168.68059874578">
                <text:p>1168.680598745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454">
                <text:p>7454</text:p>
              </table:table-cell>
              <table:table-cell office:value-type="float" office:value="1174.09224405817">
                <text:p>1174.09224405817</text:p>
              </table:table-cell>
              <table:table-cell office:value-type="float" office:value="1178.36708091053">
                <text:p>1178.36708091053</text:p>
              </table:table-cell>
              <table:table-cell office:value-type="float" office:value="1169.37434845398">
                <text:p>1169.37434845398</text:p>
              </table:table-cell>
              <table:table-cell office:value-type="float" office:value="1168.96495904736">
                <text:p>1168.96495904736</text:p>
              </table:table-cell>
              <table:table-cell office:value-type="float" office:value="1177.83155005106">
                <text:p>1177.83155005106</text:p>
              </table:table-cell>
              <table:table-cell office:value-type="float" office:value="1168.68465780887">
                <text:p>1168.6846578088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455">
                <text:p>7455</text:p>
              </table:table-cell>
              <table:table-cell office:value-type="float" office:value="1174.10280254129">
                <text:p>1174.10280254129</text:p>
              </table:table-cell>
              <table:table-cell office:value-type="float" office:value="1178.36819199974">
                <text:p>1178.36819199974</text:p>
              </table:table-cell>
              <table:table-cell office:value-type="float" office:value="1169.37678959901">
                <text:p>1169.37678959901</text:p>
              </table:table-cell>
              <table:table-cell office:value-type="float" office:value="1168.96614306866">
                <text:p>1168.96614306866</text:p>
              </table:table-cell>
              <table:table-cell office:value-type="float" office:value="1177.83092179688">
                <text:p>1177.83092179688</text:p>
              </table:table-cell>
              <table:table-cell office:value-type="float" office:value="1168.69067013055">
                <text:p>1168.690670130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456">
                <text:p>7456</text:p>
              </table:table-cell>
              <table:table-cell office:value-type="float" office:value="1174.10741171403">
                <text:p>1174.10741171403</text:p>
              </table:table-cell>
              <table:table-cell office:value-type="float" office:value="1178.370286425">
                <text:p>1178.370286425</text:p>
              </table:table-cell>
              <table:table-cell office:value-type="float" office:value="1169.37807867679">
                <text:p>1169.37807867679</text:p>
              </table:table-cell>
              <table:table-cell office:value-type="float" office:value="1168.96809993005">
                <text:p>1168.96809993005</text:p>
              </table:table-cell>
              <table:table-cell office:value-type="float" office:value="1177.83171759665">
                <text:p>1177.83171759665</text:p>
              </table:table-cell>
              <table:table-cell office:value-type="float" office:value="1168.69479298153">
                <text:p>1168.694792981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457">
                <text:p>7457</text:p>
              </table:table-cell>
              <table:table-cell office:value-type="float" office:value="1174.11628964138">
                <text:p>1174.11628964138</text:p>
              </table:table-cell>
              <table:table-cell office:value-type="float" office:value="1178.37185192658">
                <text:p>1178.37185192658</text:p>
              </table:table-cell>
              <table:table-cell office:value-type="float" office:value="1169.38024549944">
                <text:p>1169.38024549944</text:p>
              </table:table-cell>
              <table:table-cell office:value-type="float" office:value="1168.96961992093">
                <text:p>1168.96961992093</text:p>
              </table:table-cell>
              <table:table-cell office:value-type="float" office:value="1177.83138986026">
                <text:p>1177.83138986026</text:p>
              </table:table-cell>
              <table:table-cell office:value-type="float" office:value="1168.70007438257">
                <text:p>1168.700074382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458">
                <text:p>7458</text:p>
              </table:table-cell>
              <table:table-cell office:value-type="float" office:value="1174.12126691088">
                <text:p>1174.12126691088</text:p>
              </table:table-cell>
              <table:table-cell office:value-type="float" office:value="1178.37384902784">
                <text:p>1178.37384902784</text:p>
              </table:table-cell>
              <table:table-cell office:value-type="float" office:value="1169.38158531458">
                <text:p>1169.38158531458</text:p>
              </table:table-cell>
              <table:table-cell office:value-type="float" office:value="1168.97141616254">
                <text:p>1168.97141616254</text:p>
              </table:table-cell>
              <table:table-cell office:value-type="float" office:value="1177.83200253723">
                <text:p>1177.83200253723</text:p>
              </table:table-cell>
              <table:table-cell office:value-type="float" office:value="1168.70409138374">
                <text:p>1168.7040913837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459">
                <text:p>7459</text:p>
              </table:table-cell>
              <table:table-cell office:value-type="float" office:value="1174.1289892439">
                <text:p>1174.1289892439</text:p>
              </table:table-cell>
              <table:table-cell office:value-type="float" office:value="1178.37564353683">
                <text:p>1178.37564353683</text:p>
              </table:table-cell>
              <table:table-cell office:value-type="float" office:value="1169.38352125906">
                <text:p>1169.38352125906</text:p>
              </table:table-cell>
              <table:table-cell office:value-type="float" office:value="1168.97307501996">
                <text:p>1168.97307501996</text:p>
              </table:table-cell>
              <table:table-cell office:value-type="float" office:value="1177.83189081717">
                <text:p>1177.83189081717</text:p>
              </table:table-cell>
              <table:table-cell office:value-type="float" office:value="1168.70892992657">
                <text:p>1168.708929926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460">
                <text:p>7460</text:p>
              </table:table-cell>
              <table:table-cell office:value-type="float" office:value="1174.13405815238">
                <text:p>1174.13405815238</text:p>
              </table:table-cell>
              <table:table-cell office:value-type="float" office:value="1178.37760071568">
                <text:p>1178.37760071568</text:p>
              </table:table-cell>
              <table:table-cell office:value-type="float" office:value="1169.38486531629">
                <text:p>1169.38486531629</text:p>
              </table:table-cell>
              <table:table-cell office:value-type="float" office:value="1168.97478438448">
                <text:p>1168.97478438448</text:p>
              </table:table-cell>
              <table:table-cell office:value-type="float" office:value="1177.83238850581">
                <text:p>1177.83238850581</text:p>
              </table:table-cell>
              <table:table-cell office:value-type="float" office:value="1168.71287622172">
                <text:p>1168.712876221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461">
                <text:p>7461</text:p>
              </table:table-cell>
              <table:table-cell office:value-type="float" office:value="1174.20752308258">
                <text:p>1174.20752308258</text:p>
              </table:table-cell>
              <table:table-cell office:value-type="float" office:value="1178.35970202874">
                <text:p>1178.35970202874</text:p>
              </table:table-cell>
              <table:table-cell office:value-type="float" office:value="1169.39336191178">
                <text:p>1169.39336191178</text:p>
              </table:table-cell>
              <table:table-cell office:value-type="float" office:value="1168.95590513706">
                <text:p>1168.95590513706</text:p>
              </table:table-cell>
              <table:table-cell office:value-type="float" office:value="1177.8198278081">
                <text:p>1177.8198278081</text:p>
              </table:table-cell>
              <table:table-cell office:value-type="float" office:value="1168.74241197929">
                <text:p>1168.742411979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462">
                <text:p>7462</text:p>
              </table:table-cell>
              <table:table-cell office:value-type="float" office:value="1174.2081012356">
                <text:p>1174.2081012356</text:p>
              </table:table-cell>
              <table:table-cell office:value-type="float" office:value="1178.36284203373">
                <text:p>1178.36284203373</text:p>
              </table:table-cell>
              <table:table-cell office:value-type="float" office:value="1169.39401312719">
                <text:p>1169.39401312719</text:p>
              </table:table-cell>
              <table:table-cell office:value-type="float" office:value="1168.95867961253">
                <text:p>1168.95867961253</text:p>
              </table:table-cell>
              <table:table-cell office:value-type="float" office:value="1177.8213727266">
                <text:p>1177.8213727266</text:p>
              </table:table-cell>
              <table:table-cell office:value-type="float" office:value="1168.7452546555">
                <text:p>1168.74525465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463">
                <text:p>7463</text:p>
              </table:table-cell>
              <table:table-cell office:value-type="float" office:value="1174.22131284204">
                <text:p>1174.22131284204</text:p>
              </table:table-cell>
              <table:table-cell office:value-type="float" office:value="1178.36303154587">
                <text:p>1178.36303154587</text:p>
              </table:table-cell>
              <table:table-cell office:value-type="float" office:value="1169.39674872937">
                <text:p>1169.39674872937</text:p>
              </table:table-cell>
              <table:table-cell office:value-type="float" office:value="1168.95881063995">
                <text:p>1168.95881063995</text:p>
              </table:table-cell>
              <table:table-cell office:value-type="float" office:value="1177.81959657879">
                <text:p>1177.81959657879</text:p>
              </table:table-cell>
              <table:table-cell office:value-type="float" office:value="1168.75142292753">
                <text:p>1168.751422927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464">
                <text:p>7464</text:p>
              </table:table-cell>
              <table:table-cell office:value-type="float" office:value="1174.22463659812">
                <text:p>1174.22463659812</text:p>
              </table:table-cell>
              <table:table-cell office:value-type="float" office:value="1178.36530585391">
                <text:p>1178.36530585391</text:p>
              </table:table-cell>
              <table:table-cell office:value-type="float" office:value="1169.39771363551">
                <text:p>1169.39771363551</text:p>
              </table:table-cell>
              <table:table-cell office:value-type="float" office:value="1168.9606651817">
                <text:p>1168.9606651817</text:p>
              </table:table-cell>
              <table:table-cell office:value-type="float" office:value="1177.82045669294">
                <text:p>1177.82045669294</text:p>
              </table:table-cell>
              <table:table-cell office:value-type="float" office:value="1168.75510387934">
                <text:p>1168.755103879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465">
                <text:p>7465</text:p>
              </table:table-cell>
              <table:table-cell office:value-type="float" office:value="1174.23498652349">
                <text:p>1174.23498652349</text:p>
              </table:table-cell>
              <table:table-cell office:value-type="float" office:value="1178.36634116081">
                <text:p>1178.36634116081</text:p>
              </table:table-cell>
              <table:table-cell office:value-type="float" office:value="1169.40004380575">
                <text:p>1169.40004380575</text:p>
              </table:table-cell>
              <table:table-cell office:value-type="float" office:value="1168.9615727324">
                <text:p>1168.9615727324</text:p>
              </table:table-cell>
              <table:table-cell office:value-type="float" office:value="1177.81918873276">
                <text:p>1177.81918873276</text:p>
              </table:table-cell>
              <table:table-cell office:value-type="float" office:value="1168.76026587617">
                <text:p>1168.760265876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466">
                <text:p>7466</text:p>
              </table:table-cell>
              <table:table-cell office:value-type="float" office:value="1174.23926081899">
                <text:p>1174.23926081899</text:p>
              </table:table-cell>
              <table:table-cell office:value-type="float" office:value="1178.36833339223">
                <text:p>1178.36833339223</text:p>
              </table:table-cell>
              <table:table-cell office:value-type="float" office:value="1169.4011438552">
                <text:p>1169.4011438552</text:p>
              </table:table-cell>
              <table:table-cell office:value-type="float" office:value="1168.96311792296">
                <text:p>1168.96311792296</text:p>
              </table:table-cell>
              <table:table-cell office:value-type="float" office:value="1177.81966703483">
                <text:p>1177.81966703483</text:p>
              </table:table-cell>
              <table:table-cell office:value-type="float" office:value="1168.76393825282">
                <text:p>1168.763938252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467">
                <text:p>7467</text:p>
              </table:table-cell>
              <table:table-cell office:value-type="float" office:value="1174.2479330875">
                <text:p>1174.2479330875</text:p>
              </table:table-cell>
              <table:table-cell office:value-type="float" office:value="1178.36978513818">
                <text:p>1178.36978513818</text:p>
              </table:table-cell>
              <table:table-cell office:value-type="float" office:value="1169.4031730939">
                <text:p>1169.4031730939</text:p>
              </table:table-cell>
              <table:table-cell office:value-type="float" office:value="1168.96436028627">
                <text:p>1168.96436028627</text:p>
              </table:table-cell>
              <table:table-cell office:value-type="float" office:value="1177.81873563502">
                <text:p>1177.81873563502</text:p>
              </table:table-cell>
              <table:table-cell office:value-type="float" office:value="1168.76846554122">
                <text:p>1168.768465541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468">
                <text:p>7468</text:p>
              </table:table-cell>
              <table:table-cell office:value-type="float" office:value="1174.25258824894">
                <text:p>1174.25258824894</text:p>
              </table:table-cell>
              <table:table-cell office:value-type="float" office:value="1178.37169535873">
                <text:p>1178.37169535873</text:p>
              </table:table-cell>
              <table:table-cell office:value-type="float" office:value="1169.40433386899">
                <text:p>1169.40433386899</text:p>
              </table:table-cell>
              <table:table-cell office:value-type="float" office:value="1168.9657958262">
                <text:p>1168.9657958262</text:p>
              </table:table-cell>
              <table:table-cell office:value-type="float" office:value="1177.818978214">
                <text:p>1177.818978214</text:p>
              </table:table-cell>
              <table:table-cell office:value-type="float" office:value="1168.77198351929">
                <text:p>1168.771983519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469">
                <text:p>7469</text:p>
              </table:table-cell>
              <table:table-cell office:value-type="float" office:value="1174.26008987259">
                <text:p>1174.26008987259</text:p>
              </table:table-cell>
              <table:table-cell office:value-type="float" office:value="1178.37338628869">
                <text:p>1178.37338628869</text:p>
              </table:table-cell>
              <table:table-cell office:value-type="float" office:value="1169.40611608029">
                <text:p>1169.40611608029</text:p>
              </table:table-cell>
              <table:table-cell office:value-type="float" office:value="1168.96718154655">
                <text:p>1168.96718154655</text:p>
              </table:table-cell>
              <table:table-cell office:value-type="float" office:value="1177.81829167818">
                <text:p>1177.81829167818</text:p>
              </table:table-cell>
              <table:table-cell office:value-type="float" office:value="1168.77608154941">
                <text:p>1168.776081549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470">
                <text:p>7470</text:p>
              </table:table-cell>
              <table:table-cell office:value-type="float" office:value="1174.2648745228">
                <text:p>1174.2648745228</text:p>
              </table:table-cell>
              <table:table-cell office:value-type="float" office:value="1178.37529274448">
                <text:p>1178.37529274448</text:p>
              </table:table-cell>
              <table:table-cell office:value-type="float" office:value="1169.40728817741">
                <text:p>1169.40728817741</text:p>
              </table:table-cell>
              <table:table-cell office:value-type="float" office:value="1168.96856867391">
                <text:p>1168.96856867391</text:p>
              </table:table-cell>
              <table:table-cell office:value-type="float" office:value="1177.81838747666">
                <text:p>1177.81838747666</text:p>
              </table:table-cell>
              <table:table-cell office:value-type="float" office:value="1168.77946587992">
                <text:p>1168.779465879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471">
                <text:p>7471</text:p>
              </table:table-cell>
              <table:table-cell office:value-type="float" office:value="1174.34134768234">
                <text:p>1174.34134768234</text:p>
              </table:table-cell>
              <table:table-cell office:value-type="float" office:value="1178.35595908234">
                <text:p>1178.35595908234</text:p>
              </table:table-cell>
              <table:table-cell office:value-type="float" office:value="1169.4194874216">
                <text:p>1169.4194874216</text:p>
              </table:table-cell>
              <table:table-cell office:value-type="float" office:value="1168.94960789423">
                <text:p>1168.94960789423</text:p>
              </table:table-cell>
              <table:table-cell office:value-type="float" office:value="1177.80267367461">
                <text:p>1177.80267367461</text:p>
              </table:table-cell>
              <table:table-cell office:value-type="float" office:value="1168.79908717028">
                <text:p>1168.799087170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472">
                <text:p>7472</text:p>
              </table:table-cell>
              <table:table-cell office:value-type="float" office:value="1174.34157294047">
                <text:p>1174.34157294047</text:p>
              </table:table-cell>
              <table:table-cell office:value-type="float" office:value="1178.35910550623">
                <text:p>1178.35910550623</text:p>
              </table:table-cell>
              <table:table-cell office:value-type="float" office:value="1169.41985640572">
                <text:p>1169.41985640572</text:p>
              </table:table-cell>
              <table:table-cell office:value-type="float" office:value="1168.95200159178">
                <text:p>1168.95200159178</text:p>
              </table:table-cell>
              <table:table-cell office:value-type="float" office:value="1177.80395621588">
                <text:p>1177.80395621588</text:p>
              </table:table-cell>
              <table:table-cell office:value-type="float" office:value="1168.80152259418">
                <text:p>1168.801522594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473">
                <text:p>7473</text:p>
              </table:table-cell>
              <table:table-cell office:value-type="float" office:value="1174.35467477419">
                <text:p>1174.35467477419</text:p>
              </table:table-cell>
              <table:table-cell office:value-type="float" office:value="1178.35921163177">
                <text:p>1178.35921163177</text:p>
              </table:table-cell>
              <table:table-cell office:value-type="float" office:value="1169.42259365651">
                <text:p>1169.42259365651</text:p>
              </table:table-cell>
              <table:table-cell office:value-type="float" office:value="1168.95202405672">
                <text:p>1168.95202405672</text:p>
              </table:table-cell>
              <table:table-cell office:value-type="float" office:value="1177.80128517603">
                <text:p>1177.80128517603</text:p>
              </table:table-cell>
              <table:table-cell office:value-type="float" office:value="1168.80626245968">
                <text:p>1168.806262459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474">
                <text:p>7474</text:p>
              </table:table-cell>
              <table:table-cell office:value-type="float" office:value="1174.35769993465">
                <text:p>1174.35769993465</text:p>
              </table:table-cell>
              <table:table-cell office:value-type="float" office:value="1178.36147557129">
                <text:p>1178.36147557129</text:p>
              </table:table-cell>
              <table:table-cell office:value-type="float" office:value="1169.42337171256">
                <text:p>1169.42337171256</text:p>
              </table:table-cell>
              <table:table-cell office:value-type="float" office:value="1168.95357239813">
                <text:p>1168.95357239813</text:p>
              </table:table-cell>
              <table:table-cell office:value-type="float" office:value="1177.80175498632">
                <text:p>1177.80175498632</text:p>
              </table:table-cell>
              <table:table-cell office:value-type="float" office:value="1168.80922830374">
                <text:p>1168.809228303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475">
                <text:p>7475</text:p>
              </table:table-cell>
              <table:table-cell office:value-type="float" office:value="1174.36789454769">
                <text:p>1174.36789454769</text:p>
              </table:table-cell>
              <table:table-cell office:value-type="float" office:value="1178.36239572391">
                <text:p>1178.36239572391</text:p>
              </table:table-cell>
              <table:table-cell office:value-type="float" office:value="1169.42564245732">
                <text:p>1169.42564245732</text:p>
              </table:table-cell>
              <table:table-cell office:value-type="float" office:value="1168.9543309434">
                <text:p>1168.9543309434</text:p>
              </table:table-cell>
              <table:table-cell office:value-type="float" office:value="1177.79969852663">
                <text:p>1177.79969852663</text:p>
              </table:table-cell>
              <table:table-cell office:value-type="float" office:value="1168.81318470662">
                <text:p>1168.813184706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476">
                <text:p>7476</text:p>
              </table:table-cell>
              <table:table-cell office:value-type="float" office:value="1174.37191818688">
                <text:p>1174.37191818688</text:p>
              </table:table-cell>
              <table:table-cell office:value-type="float" office:value="1178.36437937506">
                <text:p>1178.36437937506</text:p>
              </table:table-cell>
              <table:table-cell office:value-type="float" office:value="1169.42659816293">
                <text:p>1169.42659816293</text:p>
              </table:table-cell>
              <table:table-cell office:value-type="float" office:value="1168.95563080009">
                <text:p>1168.95563080009</text:p>
              </table:table-cell>
              <table:table-cell office:value-type="float" office:value="1177.79973549613">
                <text:p>1177.79973549613</text:p>
              </table:table-cell>
              <table:table-cell office:value-type="float" office:value="1168.81614720758">
                <text:p>1168.8161472075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77">
                <text:p>7477</text:p>
              </table:table-cell>
              <table:table-cell office:value-type="float" office:value="1174.38042545757">
                <text:p>1174.38042545757</text:p>
              </table:table-cell>
              <table:table-cell office:value-type="float" office:value="1178.36570883719">
                <text:p>1178.36570883719</text:p>
              </table:table-cell>
              <table:table-cell office:value-type="float" office:value="1169.4285539568">
                <text:p>1169.4285539568</text:p>
              </table:table-cell>
              <table:table-cell office:value-type="float" office:value="1168.95670995105">
                <text:p>1168.95670995105</text:p>
              </table:table-cell>
              <table:table-cell office:value-type="float" office:value="1177.79809248697">
                <text:p>1177.79809248697</text:p>
              </table:table-cell>
              <table:table-cell office:value-type="float" office:value="1168.81973215106">
                <text:p>1168.819732151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478">
                <text:p>7478</text:p>
              </table:table-cell>
              <table:table-cell office:value-type="float" office:value="1174.38485218688">
                <text:p>1174.38485218688</text:p>
              </table:table-cell>
              <table:table-cell office:value-type="float" office:value="1178.36760375049">
                <text:p>1178.36760375049</text:p>
              </table:table-cell>
              <table:table-cell office:value-type="float" office:value="1169.42959434825">
                <text:p>1169.42959434825</text:p>
              </table:table-cell>
              <table:table-cell office:value-type="float" office:value="1168.95793215264">
                <text:p>1168.95793215264</text:p>
              </table:table-cell>
              <table:table-cell office:value-type="float" office:value="1177.79786248736">
                <text:p>1177.79786248736</text:p>
              </table:table-cell>
              <table:table-cell office:value-type="float" office:value="1168.82273664638">
                <text:p>1168.822736646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479">
                <text:p>7479</text:p>
              </table:table-cell>
              <table:table-cell office:value-type="float" office:value="1174.3922087885">
                <text:p>1174.3922087885</text:p>
              </table:table-cell>
              <table:table-cell office:value-type="float" office:value="1178.36916814097">
                <text:p>1178.36916814097</text:p>
              </table:table-cell>
              <table:table-cell office:value-type="float" office:value="1169.43131885792">
                <text:p>1169.43131885792</text:p>
              </table:table-cell>
              <table:table-cell office:value-type="float" office:value="1168.95915195547">
                <text:p>1168.95915195547</text:p>
              </table:table-cell>
              <table:table-cell office:value-type="float" office:value="1177.79653189741">
                <text:p>1177.79653189741</text:p>
              </table:table-cell>
              <table:table-cell office:value-type="float" office:value="1168.8261505869">
                <text:p>1168.82615058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480">
                <text:p>7480</text:p>
              </table:table-cell>
              <table:table-cell office:value-type="float" office:value="1174.39678810839">
                <text:p>1174.39678810839</text:p>
              </table:table-cell>
              <table:table-cell office:value-type="float" office:value="1178.37104633471">
                <text:p>1178.37104633471</text:p>
              </table:table-cell>
              <table:table-cell office:value-type="float" office:value="1169.43238416081">
                <text:p>1169.43238416081</text:p>
              </table:table-cell>
              <table:table-cell office:value-type="float" office:value="1168.96035327719">
                <text:p>1168.96035327719</text:p>
              </table:table-cell>
              <table:table-cell office:value-type="float" office:value="1177.79614256528">
                <text:p>1177.79614256528</text:p>
              </table:table-cell>
              <table:table-cell office:value-type="float" office:value="1168.82913946453">
                <text:p>1168.829139464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481">
                <text:p>7481</text:p>
              </table:table-cell>
              <table:table-cell office:value-type="float" office:value="1174.47078948844">
                <text:p>1174.47078948844</text:p>
              </table:table-cell>
              <table:table-cell office:value-type="float" office:value="1178.35441008593">
                <text:p>1178.35441008593</text:p>
              </table:table-cell>
              <table:table-cell office:value-type="float" office:value="1169.44320458143">
                <text:p>1169.44320458143</text:p>
              </table:table-cell>
              <table:table-cell office:value-type="float" office:value="1168.94342367471">
                <text:p>1168.94342367471</text:p>
              </table:table-cell>
              <table:table-cell office:value-type="float" office:value="1177.77665088364">
                <text:p>1177.77665088364</text:p>
              </table:table-cell>
              <table:table-cell office:value-type="float" office:value="1168.85095584851">
                <text:p>1168.850955848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482">
                <text:p>7482</text:p>
              </table:table-cell>
              <table:table-cell office:value-type="float" office:value="1174.47083411862">
                <text:p>1174.47083411862</text:p>
              </table:table-cell>
              <table:table-cell office:value-type="float" office:value="1178.35743129452">
                <text:p>1178.35743129452</text:p>
              </table:table-cell>
              <table:table-cell office:value-type="float" office:value="1169.4434484509">
                <text:p>1169.4434484509</text:p>
              </table:table-cell>
              <table:table-cell office:value-type="float" office:value="1168.94557281805">
                <text:p>1168.94557281805</text:p>
              </table:table-cell>
              <table:table-cell office:value-type="float" office:value="1177.77770041639">
                <text:p>1177.77770041639</text:p>
              </table:table-cell>
              <table:table-cell office:value-type="float" office:value="1168.85336013678">
                <text:p>1168.8533601367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483">
                <text:p>7483</text:p>
              </table:table-cell>
              <table:table-cell office:value-type="float" office:value="1174.4838207327">
                <text:p>1174.4838207327</text:p>
              </table:table-cell>
              <table:table-cell office:value-type="float" office:value="1178.35744771151">
                <text:p>1178.35744771151</text:p>
              </table:table-cell>
              <table:table-cell office:value-type="float" office:value="1169.44623026845">
                <text:p>1169.44623026845</text:p>
              </table:table-cell>
              <table:table-cell office:value-type="float" office:value="1168.94552739351">
                <text:p>1168.94552739351</text:p>
              </table:table-cell>
              <table:table-cell office:value-type="float" office:value="1177.77408030056">
                <text:p>1177.77408030056</text:p>
              </table:table-cell>
              <table:table-cell office:value-type="float" office:value="1168.85735377555">
                <text:p>1168.857353775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484">
                <text:p>7484</text:p>
              </table:table-cell>
              <table:table-cell office:value-type="float" office:value="1174.48666964644">
                <text:p>1174.48666964644</text:p>
              </table:table-cell>
              <table:table-cell office:value-type="float" office:value="1178.35964960389">
                <text:p>1178.35964960389</text:p>
              </table:table-cell>
              <table:table-cell office:value-type="float" office:value="1169.44690999763">
                <text:p>1169.44690999763</text:p>
              </table:table-cell>
              <table:table-cell office:value-type="float" office:value="1168.94690821877">
                <text:p>1168.94690821877</text:p>
              </table:table-cell>
              <table:table-cell office:value-type="float" office:value="1177.77414937901">
                <text:p>1177.77414937901</text:p>
              </table:table-cell>
              <table:table-cell office:value-type="float" office:value="1168.86029190491">
                <text:p>1168.860291904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485">
                <text:p>7485</text:p>
              </table:table-cell>
              <table:table-cell office:value-type="float" office:value="1174.49678359658">
                <text:p>1174.49678359658</text:p>
              </table:table-cell>
              <table:table-cell office:value-type="float" office:value="1178.36045374896">
                <text:p>1178.36045374896</text:p>
              </table:table-cell>
              <table:table-cell office:value-type="float" office:value="1169.44923771104">
                <text:p>1169.44923771104</text:p>
              </table:table-cell>
              <table:table-cell office:value-type="float" office:value="1168.94755881535">
                <text:p>1168.94755881535</text:p>
              </table:table-cell>
              <table:table-cell office:value-type="float" office:value="1177.7712895359">
                <text:p>1177.7712895359</text:p>
              </table:table-cell>
              <table:table-cell office:value-type="float" office:value="1168.86368536398">
                <text:p>1168.863685363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86">
                <text:p>7486</text:p>
              </table:table-cell>
              <table:table-cell office:value-type="float" office:value="1174.50064602432">
                <text:p>1174.50064602432</text:p>
              </table:table-cell>
              <table:table-cell office:value-type="float" office:value="1178.36237625739">
                <text:p>1178.36237625739</text:p>
              </table:table-cell>
              <table:table-cell office:value-type="float" office:value="1169.45013678363">
                <text:p>1169.45013678363</text:p>
              </table:table-cell>
              <table:table-cell office:value-type="float" office:value="1168.94878292872">
                <text:p>1168.94878292872</text:p>
              </table:table-cell>
              <table:table-cell office:value-type="float" office:value="1177.77086263249">
                <text:p>1177.77086263249</text:p>
              </table:table-cell>
              <table:table-cell office:value-type="float" office:value="1168.86663825896">
                <text:p>1168.866638258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487">
                <text:p>7487</text:p>
              </table:table-cell>
              <table:table-cell office:value-type="float" office:value="1174.50905785744">
                <text:p>1174.50905785744</text:p>
              </table:table-cell>
              <table:table-cell office:value-type="float" office:value="1178.36358714221">
                <text:p>1178.36358714221</text:p>
              </table:table-cell>
              <table:table-cell office:value-type="float" office:value="1169.4521317685">
                <text:p>1169.4521317685</text:p>
              </table:table-cell>
              <table:table-cell office:value-type="float" office:value="1168.94985655544">
                <text:p>1168.94985655544</text:p>
              </table:table-cell>
              <table:table-cell office:value-type="float" office:value="1177.76850463879">
                <text:p>1177.76850463879</text:p>
              </table:table-cell>
              <table:table-cell office:value-type="float" office:value="1168.86977859058">
                <text:p>1168.869778590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488">
                <text:p>7488</text:p>
              </table:table-cell>
              <table:table-cell office:value-type="float" office:value="1174.51334847235">
                <text:p>1174.51334847235</text:p>
              </table:table-cell>
              <table:table-cell office:value-type="float" office:value="1178.36541277894">
                <text:p>1178.36541277894</text:p>
              </table:table-cell>
              <table:table-cell office:value-type="float" office:value="1169.45312139842">
                <text:p>1169.45312139842</text:p>
              </table:table-cell>
              <table:table-cell office:value-type="float" office:value="1168.95118295559">
                <text:p>1168.95118295559</text:p>
              </table:table-cell>
              <table:table-cell office:value-type="float" office:value="1177.76778752458">
                <text:p>1177.76778752458</text:p>
              </table:table-cell>
              <table:table-cell office:value-type="float" office:value="1168.87266378575">
                <text:p>1168.872663785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489">
                <text:p>7489</text:p>
              </table:table-cell>
              <table:table-cell office:value-type="float" office:value="1174.52058349998">
                <text:p>1174.52058349998</text:p>
              </table:table-cell>
              <table:table-cell office:value-type="float" office:value="1178.36686661507">
                <text:p>1178.36686661507</text:p>
              </table:table-cell>
              <table:table-cell office:value-type="float" office:value="1169.45487281037">
                <text:p>1169.45487281037</text:p>
              </table:table-cell>
              <table:table-cell office:value-type="float" office:value="1168.95249666736">
                <text:p>1168.95249666736</text:p>
              </table:table-cell>
              <table:table-cell office:value-type="float" office:value="1177.76580634028">
                <text:p>1177.76580634028</text:p>
              </table:table-cell>
              <table:table-cell office:value-type="float" office:value="1168.87565342582">
                <text:p>1168.8756534258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490">
                <text:p>7490</text:p>
              </table:table-cell>
              <table:table-cell office:value-type="float" office:value="1174.5250151913">
                <text:p>1174.5250151913</text:p>
              </table:table-cell>
              <table:table-cell office:value-type="float" office:value="1178.36867092465">
                <text:p>1178.36867092465</text:p>
              </table:table-cell>
              <table:table-cell office:value-type="float" office:value="1169.45591313026">
                <text:p>1169.45591313026</text:p>
              </table:table-cell>
              <table:table-cell office:value-type="float" office:value="1168.95381081677">
                <text:p>1168.95381081677</text:p>
              </table:table-cell>
              <table:table-cell office:value-type="float" office:value="1177.76492357715">
                <text:p>1177.76492357715</text:p>
              </table:table-cell>
              <table:table-cell office:value-type="float" office:value="1168.87845025564">
                <text:p>1168.878450255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491">
                <text:p>7491</text:p>
              </table:table-cell>
              <table:table-cell office:value-type="float" office:value="1174.60111868922">
                <text:p>1174.60111868922</text:p>
              </table:table-cell>
              <table:table-cell office:value-type="float" office:value="1178.34957737131">
                <text:p>1178.34957737131</text:p>
              </table:table-cell>
              <table:table-cell office:value-type="float" office:value="1169.46989178919">
                <text:p>1169.46989178919</text:p>
              </table:table-cell>
              <table:table-cell office:value-type="float" office:value="1168.93685501881">
                <text:p>1168.93685501881</text:p>
              </table:table-cell>
              <table:table-cell office:value-type="float" office:value="1177.74128337989">
                <text:p>1177.74128337989</text:p>
              </table:table-cell>
              <table:table-cell office:value-type="float" office:value="1168.88945406336">
                <text:p>1168.889454063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492">
                <text:p>7492</text:p>
              </table:table-cell>
              <table:table-cell office:value-type="float" office:value="1174.60099248944">
                <text:p>1174.60099248944</text:p>
              </table:table-cell>
              <table:table-cell office:value-type="float" office:value="1178.35256421365">
                <text:p>1178.35256421365</text:p>
              </table:table-cell>
              <table:table-cell office:value-type="float" office:value="1169.47001571376">
                <text:p>1169.47001571376</text:p>
              </table:table-cell>
              <table:table-cell office:value-type="float" office:value="1168.93905555685">
                <text:p>1168.93905555685</text:p>
              </table:table-cell>
              <table:table-cell office:value-type="float" office:value="1177.74203639237">
                <text:p>1177.74203639237</text:p>
              </table:table-cell>
              <table:table-cell office:value-type="float" office:value="1168.89205170201">
                <text:p>1168.892051702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493">
                <text:p>7493</text:p>
              </table:table-cell>
              <table:table-cell office:value-type="float" office:value="1174.61382821337">
                <text:p>1174.61382821337</text:p>
              </table:table-cell>
              <table:table-cell office:value-type="float" office:value="1178.35245907863">
                <text:p>1178.35245907863</text:p>
              </table:table-cell>
              <table:table-cell office:value-type="float" office:value="1169.47299086133">
                <text:p>1169.47299086133</text:p>
              </table:table-cell>
              <table:table-cell office:value-type="float" office:value="1168.93910764146">
                <text:p>1168.93910764146</text:p>
              </table:table-cell>
              <table:table-cell office:value-type="float" office:value="1177.73747846034">
                <text:p>1177.73747846034</text:p>
              </table:table-cell>
              <table:table-cell office:value-type="float" office:value="1168.89497245907">
                <text:p>1168.894972459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494">
                <text:p>7494</text:p>
              </table:table-cell>
              <table:table-cell office:value-type="float" office:value="1174.61651239874">
                <text:p>1174.61651239874</text:p>
              </table:table-cell>
              <table:table-cell office:value-type="float" office:value="1178.35457371967">
                <text:p>1178.35457371967</text:p>
              </table:table-cell>
              <table:table-cell office:value-type="float" office:value="1169.47362311936">
                <text:p>1169.47362311936</text:p>
              </table:table-cell>
              <table:table-cell office:value-type="float" office:value="1168.94060875464">
                <text:p>1168.94060875464</text:p>
              </table:table-cell>
              <table:table-cell office:value-type="float" office:value="1177.73710601419">
                <text:p>1177.73710601419</text:p>
              </table:table-cell>
              <table:table-cell office:value-type="float" office:value="1168.89775393363">
                <text:p>1168.897753933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495">
                <text:p>7495</text:p>
              </table:table-cell>
              <table:table-cell office:value-type="float" office:value="1174.62644111977">
                <text:p>1174.62644111977</text:p>
              </table:table-cell>
              <table:table-cell office:value-type="float" office:value="1178.35525433984">
                <text:p>1178.35525433984</text:p>
              </table:table-cell>
              <table:table-cell office:value-type="float" office:value="1169.47609815032">
                <text:p>1169.47609815032</text:p>
              </table:table-cell>
              <table:table-cell office:value-type="float" office:value="1168.94132892645">
                <text:p>1168.94132892645</text:p>
              </table:table-cell>
              <table:table-cell office:value-type="float" office:value="1177.73348517973">
                <text:p>1177.73348517973</text:p>
              </table:table-cell>
              <table:table-cell office:value-type="float" office:value="1168.9002604659">
                <text:p>1168.900260465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496">
                <text:p>7496</text:p>
              </table:table-cell>
              <table:table-cell office:value-type="float" office:value="1174.63011820404">
                <text:p>1174.63011820404</text:p>
              </table:table-cell>
              <table:table-cell office:value-type="float" office:value="1178.35708368908">
                <text:p>1178.35708368908</text:p>
              </table:table-cell>
              <table:table-cell office:value-type="float" office:value="1169.47696775807">
                <text:p>1169.47696775807</text:p>
              </table:table-cell>
              <table:table-cell office:value-type="float" office:value="1168.94266072132">
                <text:p>1168.94266072132</text:p>
              </table:table-cell>
              <table:table-cell office:value-type="float" office:value="1177.73257853134">
                <text:p>1177.73257853134</text:p>
              </table:table-cell>
              <table:table-cell office:value-type="float" office:value="1168.90290696438">
                <text:p>1168.902906964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497">
                <text:p>7497</text:p>
              </table:table-cell>
              <table:table-cell office:value-type="float" office:value="1174.63835050343">
                <text:p>1174.63835050343</text:p>
              </table:table-cell>
              <table:table-cell office:value-type="float" office:value="1178.35816620778">
                <text:p>1178.35816620778</text:p>
              </table:table-cell>
              <table:table-cell office:value-type="float" office:value="1169.47911612784">
                <text:p>1169.47911612784</text:p>
              </table:table-cell>
              <table:table-cell office:value-type="float" office:value="1168.94369908719">
                <text:p>1168.94369908719</text:p>
              </table:table-cell>
              <table:table-cell office:value-type="float" office:value="1177.7295750307">
                <text:p>1177.7295750307</text:p>
              </table:table-cell>
              <table:table-cell office:value-type="float" office:value="1168.90527845992">
                <text:p>1168.9052784599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498">
                <text:p>7498</text:p>
              </table:table-cell>
              <table:table-cell office:value-type="float" office:value="1174.64245248098">
                <text:p>1174.64245248098</text:p>
              </table:table-cell>
              <table:table-cell office:value-type="float" office:value="1178.35989428665">
                <text:p>1178.35989428665</text:p>
              </table:table-cell>
              <table:table-cell office:value-type="float" office:value="1169.48012457334">
                <text:p>1169.48012457334</text:p>
              </table:table-cell>
              <table:table-cell office:value-type="float" office:value="1168.94500276565">
                <text:p>1168.94500276565</text:p>
              </table:table-cell>
              <table:table-cell office:value-type="float" office:value="1177.72837936804">
                <text:p>1177.72837936804</text:p>
              </table:table-cell>
              <table:table-cell office:value-type="float" office:value="1168.90783734321">
                <text:p>1168.907837343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499">
                <text:p>7499</text:p>
              </table:table-cell>
              <table:table-cell office:value-type="float" office:value="1174.64950520167">
                <text:p>1174.64950520167</text:p>
              </table:table-cell>
              <table:table-cell office:value-type="float" office:value="1178.36121474617">
                <text:p>1178.36121474617</text:p>
              </table:table-cell>
              <table:table-cell office:value-type="float" office:value="1169.48201930711">
                <text:p>1169.48201930711</text:p>
              </table:table-cell>
              <table:table-cell office:value-type="float" office:value="1168.94620427327">
                <text:p>1168.94620427327</text:p>
              </table:table-cell>
              <table:table-cell office:value-type="float" office:value="1177.72582834734">
                <text:p>1177.72582834734</text:p>
              </table:table-cell>
              <table:table-cell office:value-type="float" office:value="1168.91022603344">
                <text:p>1168.9102260334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500">
                <text:p>7500</text:p>
              </table:table-cell>
              <table:table-cell office:value-type="float" office:value="1174.65377240825">
                <text:p>1174.65377240825</text:p>
              </table:table-cell>
              <table:table-cell office:value-type="float" office:value="1178.3629114862">
                <text:p>1178.3629114862</text:p>
              </table:table-cell>
              <table:table-cell office:value-type="float" office:value="1169.48310407353">
                <text:p>1169.48310407353</text:p>
              </table:table-cell>
              <table:table-cell office:value-type="float" office:value="1168.94751622593">
                <text:p>1168.94751622593</text:p>
              </table:table-cell>
              <table:table-cell office:value-type="float" office:value="1177.7244750184">
                <text:p>1177.7244750184</text:p>
              </table:table-cell>
              <table:table-cell office:value-type="float" office:value="1168.91268314465">
                <text:p>1168.9126831446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501">
                <text:p>7501</text:p>
              </table:table-cell>
              <table:table-cell office:value-type="float" office:value="1174.72669699037">
                <text:p>1174.72669699037</text:p>
              </table:table-cell>
              <table:table-cell office:value-type="float" office:value="1178.34716364333">
                <text:p>1178.34716364333</text:p>
              </table:table-cell>
              <table:table-cell office:value-type="float" office:value="1169.49581281356">
                <text:p>1169.49581281356</text:p>
              </table:table-cell>
              <table:table-cell office:value-type="float" office:value="1168.93241149971">
                <text:p>1168.93241149971</text:p>
              </table:table-cell>
              <table:table-cell office:value-type="float" office:value="1177.6954286556">
                <text:p>1177.6954286556</text:p>
              </table:table-cell>
              <table:table-cell office:value-type="float" office:value="1168.92340193529">
                <text:p>1168.923401935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502">
                <text:p>7502</text:p>
              </table:table-cell>
              <table:table-cell office:value-type="float" office:value="1174.72645314967">
                <text:p>1174.72645314967</text:p>
              </table:table-cell>
              <table:table-cell office:value-type="float" office:value="1178.34995878628">
                <text:p>1178.34995878628</text:p>
              </table:table-cell>
              <table:table-cell office:value-type="float" office:value="1169.49589497204">
                <text:p>1169.49589497204</text:p>
              </table:table-cell>
              <table:table-cell office:value-type="float" office:value="1168.93468066827">
                <text:p>1168.93468066827</text:p>
              </table:table-cell>
              <table:table-cell office:value-type="float" office:value="1177.69598635873">
                <text:p>1177.69598635873</text:p>
              </table:table-cell>
              <table:table-cell office:value-type="float" office:value="1168.92592034241">
                <text:p>1168.925920342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503">
                <text:p>7503</text:p>
              </table:table-cell>
              <table:table-cell office:value-type="float" office:value="1174.73904300189">
                <text:p>1174.73904300189</text:p>
              </table:table-cell>
              <table:table-cell office:value-type="float" office:value="1178.34977755735">
                <text:p>1178.34977755735</text:p>
              </table:table-cell>
              <table:table-cell office:value-type="float" office:value="1169.49914552656">
                <text:p>1169.49914552656</text:p>
              </table:table-cell>
              <table:table-cell office:value-type="float" office:value="1168.93471097757">
                <text:p>1168.93471097757</text:p>
              </table:table-cell>
              <table:table-cell office:value-type="float" office:value="1177.69056602513">
                <text:p>1177.69056602513</text:p>
              </table:table-cell>
              <table:table-cell office:value-type="float" office:value="1168.92772565959">
                <text:p>1168.927725659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504">
                <text:p>7504</text:p>
              </table:table-cell>
              <table:table-cell office:value-type="float" office:value="1174.74155787313">
                <text:p>1174.74155787313</text:p>
              </table:table-cell>
              <table:table-cell office:value-type="float" office:value="1178.35176669385">
                <text:p>1178.35176669385</text:p>
              </table:table-cell>
              <table:table-cell office:value-type="float" office:value="1169.49976266845">
                <text:p>1169.49976266845</text:p>
              </table:table-cell>
              <table:table-cell office:value-type="float" office:value="1168.93633937808">
                <text:p>1168.93633937808</text:p>
              </table:table-cell>
              <table:table-cell office:value-type="float" office:value="1177.68980116744">
                <text:p>1177.68980116744</text:p>
              </table:table-cell>
              <table:table-cell office:value-type="float" office:value="1168.930237855">
                <text:p>1168.9302378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505">
                <text:p>7505</text:p>
              </table:table-cell>
              <table:table-cell office:value-type="float" office:value="1174.7512709121">
                <text:p>1174.7512709121</text:p>
              </table:table-cell>
              <table:table-cell office:value-type="float" office:value="1178.35233633738">
                <text:p>1178.35233633738</text:p>
              </table:table-cell>
              <table:table-cell office:value-type="float" office:value="1169.50248544929">
                <text:p>1169.50248544929</text:p>
              </table:table-cell>
              <table:table-cell office:value-type="float" office:value="1168.93701474678">
                <text:p>1168.93701474678</text:p>
              </table:table-cell>
              <table:table-cell office:value-type="float" office:value="1177.68551973778">
                <text:p>1177.68551973778</text:p>
              </table:table-cell>
              <table:table-cell office:value-type="float" office:value="1168.93183581818">
                <text:p>1168.931835818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506">
                <text:p>7506</text:p>
              </table:table-cell>
              <table:table-cell office:value-type="float" office:value="1174.75478051885">
                <text:p>1174.75478051885</text:p>
              </table:table-cell>
              <table:table-cell office:value-type="float" office:value="1178.35404177129">
                <text:p>1178.35404177129</text:p>
              </table:table-cell>
              <table:table-cell office:value-type="float" office:value="1169.5033741342">
                <text:p>1169.5033741342</text:p>
              </table:table-cell>
              <table:table-cell office:value-type="float" office:value="1168.93846692226">
                <text:p>1168.93846692226</text:p>
              </table:table-cell>
              <table:table-cell office:value-type="float" office:value="1177.68417461113">
                <text:p>1177.68417461113</text:p>
              </table:table-cell>
              <table:table-cell office:value-type="float" office:value="1168.93412451008">
                <text:p>1168.9341245100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507">
                <text:p>7507</text:p>
              </table:table-cell>
              <table:table-cell office:value-type="float" office:value="1174.76278810085">
                <text:p>1174.76278810085</text:p>
              </table:table-cell>
              <table:table-cell office:value-type="float" office:value="1178.35501154752">
                <text:p>1178.35501154752</text:p>
              </table:table-cell>
              <table:table-cell office:value-type="float" office:value="1169.5057321025">
                <text:p>1169.5057321025</text:p>
              </table:table-cell>
              <table:table-cell office:value-type="float" office:value="1168.93946251376">
                <text:p>1168.93946251376</text:p>
              </table:table-cell>
              <table:table-cell office:value-type="float" office:value="1177.68061162865">
                <text:p>1177.68061162865</text:p>
              </table:table-cell>
              <table:table-cell office:value-type="float" office:value="1168.93566572331">
                <text:p>1168.9356657233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508">
                <text:p>7508</text:p>
              </table:table-cell>
              <table:table-cell office:value-type="float" office:value="1174.7667008477">
                <text:p>1174.7667008477</text:p>
              </table:table-cell>
              <table:table-cell office:value-type="float" office:value="1178.3566073547">
                <text:p>1178.3566073547</text:p>
              </table:table-cell>
              <table:table-cell office:value-type="float" office:value="1169.50677300053">
                <text:p>1169.50677300053</text:p>
              </table:table-cell>
              <table:table-cell office:value-type="float" office:value="1168.94086972105">
                <text:p>1168.94086972105</text:p>
              </table:table-cell>
              <table:table-cell office:value-type="float" office:value="1177.67897235305">
                <text:p>1177.67897235305</text:p>
              </table:table-cell>
              <table:table-cell office:value-type="float" office:value="1168.93767939195">
                <text:p>1168.937679391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509">
                <text:p>7509</text:p>
              </table:table-cell>
              <table:table-cell office:value-type="float" office:value="1174.77353368984">
                <text:p>1174.77353368984</text:p>
              </table:table-cell>
              <table:table-cell office:value-type="float" office:value="1178.35781372585">
                <text:p>1178.35781372585</text:p>
              </table:table-cell>
              <table:table-cell office:value-type="float" office:value="1169.50884966213">
                <text:p>1169.50884966213</text:p>
              </table:table-cell>
              <table:table-cell office:value-type="float" office:value="1168.94205191704">
                <text:p>1168.94205191704</text:p>
              </table:table-cell>
              <table:table-cell office:value-type="float" office:value="1177.67592340821">
                <text:p>1177.67592340821</text:p>
              </table:table-cell>
              <table:table-cell office:value-type="float" office:value="1168.93925837008">
                <text:p>1168.9392583700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510">
                <text:p>7510</text:p>
              </table:table-cell>
              <table:table-cell office:value-type="float" office:value="1174.77759526335">
                <text:p>1174.77759526335</text:p>
              </table:table-cell>
              <table:table-cell office:value-type="float" office:value="1178.3593773373">
                <text:p>1178.3593773373</text:p>
              </table:table-cell>
              <table:table-cell office:value-type="float" office:value="1169.50998089306">
                <text:p>1169.50998089306</text:p>
              </table:table-cell>
              <table:table-cell office:value-type="float" office:value="1168.94345938507">
                <text:p>1168.94345938507</text:p>
              </table:table-cell>
              <table:table-cell office:value-type="float" office:value="1177.67414087112">
                <text:p>1177.67414087112</text:p>
              </table:table-cell>
              <table:table-cell office:value-type="float" office:value="1168.94115507232">
                <text:p>1168.941155072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511">
                <text:p>7511</text:p>
              </table:table-cell>
              <table:table-cell office:value-type="float" office:value="1174.85152486031">
                <text:p>1174.85152486031</text:p>
              </table:table-cell>
              <table:table-cell office:value-type="float" office:value="1178.34069084891">
                <text:p>1178.34069084891</text:p>
              </table:table-cell>
              <table:table-cell office:value-type="float" office:value="1169.5270692748">
                <text:p>1169.5270692748</text:p>
              </table:table-cell>
              <table:table-cell office:value-type="float" office:value="1168.92693167343">
                <text:p>1168.92693167343</text:p>
              </table:table-cell>
              <table:table-cell office:value-type="float" office:value="1177.64073516529">
                <text:p>1177.64073516529</text:p>
              </table:table-cell>
              <table:table-cell office:value-type="float" office:value="1168.9399099701">
                <text:p>1168.93990997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512">
                <text:p>7512</text:p>
              </table:table-cell>
              <table:table-cell office:value-type="float" office:value="1174.8511681182">
                <text:p>1174.8511681182</text:p>
              </table:table-cell>
              <table:table-cell office:value-type="float" office:value="1178.34341049535">
                <text:p>1178.34341049535</text:p>
              </table:table-cell>
              <table:table-cell office:value-type="float" office:value="1169.52703149458">
                <text:p>1169.52703149458</text:p>
              </table:table-cell>
              <table:table-cell office:value-type="float" office:value="1168.92937054088">
                <text:p>1168.92937054088</text:p>
              </table:table-cell>
              <table:table-cell office:value-type="float" office:value="1177.6410452293">
                <text:p>1177.6410452293</text:p>
              </table:table-cell>
              <table:table-cell office:value-type="float" office:value="1168.94240867874">
                <text:p>1168.942408678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513">
                <text:p>7513</text:p>
              </table:table-cell>
              <table:table-cell office:value-type="float" office:value="1174.86337785041">
                <text:p>1174.86337785041</text:p>
              </table:table-cell>
              <table:table-cell office:value-type="float" office:value="1178.34303353014">
                <text:p>1178.34303353014</text:p>
              </table:table-cell>
              <table:table-cell office:value-type="float" office:value="1169.53071850381">
                <text:p>1169.53071850381</text:p>
              </table:table-cell>
              <table:table-cell office:value-type="float" office:value="1168.9293124972">
                <text:p>1168.9293124972</text:p>
              </table:table-cell>
              <table:table-cell office:value-type="float" office:value="1177.63492733295">
                <text:p>1177.63492733295</text:p>
              </table:table-cell>
              <table:table-cell office:value-type="float" office:value="1168.94290236694">
                <text:p>1168.942902366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514">
                <text:p>7514</text:p>
              </table:table-cell>
              <table:table-cell office:value-type="float" office:value="1174.86575094162">
                <text:p>1174.86575094162</text:p>
              </table:table-cell>
              <table:table-cell office:value-type="float" office:value="1178.34493004107">
                <text:p>1178.34493004107</text:p>
              </table:table-cell>
              <table:table-cell office:value-type="float" office:value="1169.53132616231">
                <text:p>1169.53132616231</text:p>
              </table:table-cell>
              <table:table-cell office:value-type="float" office:value="1168.93107325758">
                <text:p>1168.93107325758</text:p>
              </table:table-cell>
              <table:table-cell office:value-type="float" office:value="1177.63377190866">
                <text:p>1177.63377190866</text:p>
              </table:table-cell>
              <table:table-cell office:value-type="float" office:value="1168.94505011747">
                <text:p>1168.9450501174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515">
                <text:p>7515</text:p>
              </table:table-cell>
              <table:table-cell office:value-type="float" office:value="1174.87509220088">
                <text:p>1174.87509220088</text:p>
              </table:table-cell>
              <table:table-cell office:value-type="float" office:value="1178.34530658374">
                <text:p>1178.34530658374</text:p>
              </table:table-cell>
              <table:table-cell office:value-type="float" office:value="1169.53438488317">
                <text:p>1169.53438488317</text:p>
              </table:table-cell>
              <table:table-cell office:value-type="float" office:value="1168.93167203043">
                <text:p>1168.93167203043</text:p>
              </table:table-cell>
              <table:table-cell office:value-type="float" office:value="1177.62898520076">
                <text:p>1177.62898520076</text:p>
              </table:table-cell>
              <table:table-cell office:value-type="float" office:value="1168.94565576029">
                <text:p>1168.945655760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516">
                <text:p>7516</text:p>
              </table:table-cell>
              <table:table-cell office:value-type="float" office:value="1174.87846190489">
                <text:p>1174.87846190489</text:p>
              </table:table-cell>
              <table:table-cell office:value-type="float" office:value="1178.34693213">
                <text:p>1178.34693213</text:p>
              </table:table-cell>
              <table:table-cell office:value-type="float" office:value="1169.53530297573">
                <text:p>1169.53530297573</text:p>
              </table:table-cell>
              <table:table-cell office:value-type="float" office:value="1168.93323036275">
                <text:p>1168.93323036275</text:p>
              </table:table-cell>
              <table:table-cell office:value-type="float" office:value="1177.62723698532">
                <text:p>1177.62723698532</text:p>
              </table:table-cell>
              <table:table-cell office:value-type="float" office:value="1168.94747833675">
                <text:p>1168.947478336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517">
                <text:p>7517</text:p>
              </table:table-cell>
              <table:table-cell office:value-type="float" office:value="1174.88609909556">
                <text:p>1174.88609909556</text:p>
              </table:table-cell>
              <table:table-cell office:value-type="float" office:value="1178.34770638987">
                <text:p>1178.34770638987</text:p>
              </table:table-cell>
              <table:table-cell office:value-type="float" office:value="1169.53792144314">
                <text:p>1169.53792144314</text:p>
              </table:table-cell>
              <table:table-cell office:value-type="float" office:value="1168.93416239087">
                <text:p>1168.93416239087</text:p>
              </table:table-cell>
              <table:table-cell office:value-type="float" office:value="1177.62326854489">
                <text:p>1177.62326854489</text:p>
              </table:table-cell>
              <table:table-cell office:value-type="float" office:value="1168.9482349981">
                <text:p>1168.94823499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518">
                <text:p>7518</text:p>
              </table:table-cell>
              <table:table-cell office:value-type="float" office:value="1174.88987141472">
                <text:p>1174.88987141472</text:p>
              </table:table-cell>
              <table:table-cell office:value-type="float" office:value="1178.34922610372">
                <text:p>1178.34922610372</text:p>
              </table:table-cell>
              <table:table-cell office:value-type="float" office:value="1169.53901151349">
                <text:p>1169.53901151349</text:p>
              </table:table-cell>
              <table:table-cell office:value-type="float" office:value="1168.93565250493">
                <text:p>1168.93565250493</text:p>
              </table:table-cell>
              <table:table-cell office:value-type="float" office:value="1177.62124371114">
                <text:p>1177.62124371114</text:p>
              </table:table-cell>
              <table:table-cell office:value-type="float" office:value="1168.94979534858">
                <text:p>1168.949795348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519">
                <text:p>7519</text:p>
              </table:table-cell>
              <table:table-cell office:value-type="float" office:value="1174.89631791696">
                <text:p>1174.89631791696</text:p>
              </table:table-cell>
              <table:table-cell office:value-type="float" office:value="1178.35024748325">
                <text:p>1178.35024748325</text:p>
              </table:table-cell>
              <table:table-cell office:value-type="float" office:value="1169.54127882765">
                <text:p>1169.54127882765</text:p>
              </table:table-cell>
              <table:table-cell office:value-type="float" office:value="1168.9367860921">
                <text:p>1168.9367860921</text:p>
              </table:table-cell>
              <table:table-cell office:value-type="float" office:value="1177.61784339805">
                <text:p>1177.61784339805</text:p>
              </table:table-cell>
              <table:table-cell office:value-type="float" office:value="1168.9506955227">
                <text:p>1168.950695522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520">
                <text:p>7520</text:p>
              </table:table-cell>
              <table:table-cell office:value-type="float" office:value="1174.9002062501">
                <text:p>1174.9002062501</text:p>
              </table:table-cell>
              <table:table-cell office:value-type="float" office:value="1178.35174658604">
                <text:p>1178.35174658604</text:p>
              </table:table-cell>
              <table:table-cell office:value-type="float" office:value="1169.54244657218">
                <text:p>1169.54244657218</text:p>
              </table:table-cell>
              <table:table-cell office:value-type="float" office:value="1168.93825694628">
                <text:p>1168.93825694628</text:p>
              </table:table-cell>
              <table:table-cell office:value-type="float" office:value="1177.61569700484">
                <text:p>1177.61569700484</text:p>
              </table:table-cell>
              <table:table-cell office:value-type="float" office:value="1168.95213637719">
                <text:p>1168.952136377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521">
                <text:p>7521</text:p>
              </table:table-cell>
              <table:table-cell office:value-type="float" office:value="1174.97068662067">
                <text:p>1174.97068662067</text:p>
              </table:table-cell>
              <table:table-cell office:value-type="float" office:value="1178.33603285259">
                <text:p>1178.33603285259</text:p>
              </table:table-cell>
              <table:table-cell office:value-type="float" office:value="1169.55919456472">
                <text:p>1169.55919456472</text:p>
              </table:table-cell>
              <table:table-cell office:value-type="float" office:value="1168.92283139832">
                <text:p>1168.92283139832</text:p>
              </table:table-cell>
              <table:table-cell office:value-type="float" office:value="1177.57748817768">
                <text:p>1177.57748817768</text:p>
              </table:table-cell>
              <table:table-cell office:value-type="float" office:value="1168.94873950863">
                <text:p>1168.948739508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522">
                <text:p>7522</text:p>
              </table:table-cell>
              <table:table-cell office:value-type="float" office:value="1174.97014833127">
                <text:p>1174.97014833127</text:p>
              </table:table-cell>
              <table:table-cell office:value-type="float" office:value="1178.33862205103">
                <text:p>1178.33862205103</text:p>
              </table:table-cell>
              <table:table-cell office:value-type="float" office:value="1169.55904091187">
                <text:p>1169.55904091187</text:p>
              </table:table-cell>
              <table:table-cell office:value-type="float" office:value="1168.92537232117">
                <text:p>1168.92537232117</text:p>
              </table:table-cell>
              <table:table-cell office:value-type="float" office:value="1177.57764889629">
                <text:p>1177.57764889629</text:p>
              </table:table-cell>
              <table:table-cell office:value-type="float" office:value="1168.95110892955">
                <text:p>1168.951108929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523">
                <text:p>7523</text:p>
              </table:table-cell>
              <table:table-cell office:value-type="float" office:value="1174.98187529362">
                <text:p>1174.98187529362</text:p>
              </table:table-cell>
              <table:table-cell office:value-type="float" office:value="1178.3381305872">
                <text:p>1178.3381305872</text:p>
              </table:table-cell>
              <table:table-cell office:value-type="float" office:value="1169.56303094413">
                <text:p>1169.56303094413</text:p>
              </table:table-cell>
              <table:table-cell office:value-type="float" office:value="1168.92515262763">
                <text:p>1168.92515262763</text:p>
              </table:table-cell>
              <table:table-cell office:value-type="float" office:value="1177.57104469082">
                <text:p>1177.57104469082</text:p>
              </table:table-cell>
              <table:table-cell office:value-type="float" office:value="1168.95061739854">
                <text:p>1168.950617398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524">
                <text:p>7524</text:p>
              </table:table-cell>
              <table:table-cell office:value-type="float" office:value="1174.98398427528">
                <text:p>1174.98398427528</text:p>
              </table:table-cell>
              <table:table-cell office:value-type="float" office:value="1178.33992214679">
                <text:p>1178.33992214679</text:p>
              </table:table-cell>
              <table:table-cell office:value-type="float" office:value="1169.56357044645">
                <text:p>1169.56357044645</text:p>
              </table:table-cell>
              <table:table-cell office:value-type="float" office:value="1168.92700568312">
                <text:p>1168.92700568312</text:p>
              </table:table-cell>
              <table:table-cell office:value-type="float" office:value="1177.56960574301">
                <text:p>1177.56960574301</text:p>
              </table:table-cell>
              <table:table-cell office:value-type="float" office:value="1168.95257949449">
                <text:p>1168.952579494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525">
                <text:p>7525</text:p>
              </table:table-cell>
              <table:table-cell office:value-type="float" office:value="1174.99289708925">
                <text:p>1174.99289708925</text:p>
              </table:table-cell>
              <table:table-cell office:value-type="float" office:value="1178.34010437432">
                <text:p>1178.34010437432</text:p>
              </table:table-cell>
              <table:table-cell office:value-type="float" office:value="1169.56683273017">
                <text:p>1169.56683273017</text:p>
              </table:table-cell>
              <table:table-cell office:value-type="float" office:value="1168.92747051982">
                <text:p>1168.92747051982</text:p>
              </table:table-cell>
              <table:table-cell office:value-type="float" office:value="1177.56450655731">
                <text:p>1177.56450655731</text:p>
              </table:table-cell>
              <table:table-cell office:value-type="float" office:value="1168.95260013064">
                <text:p>1168.952600130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526">
                <text:p>7526</text:p>
              </table:table-cell>
              <table:table-cell office:value-type="float" office:value="1174.9959472302">
                <text:p>1174.9959472302</text:p>
              </table:table-cell>
              <table:table-cell office:value-type="float" office:value="1178.34160394387">
                <text:p>1178.34160394387</text:p>
              </table:table-cell>
              <table:table-cell office:value-type="float" office:value="1169.56768536379">
                <text:p>1169.56768536379</text:p>
              </table:table-cell>
              <table:table-cell office:value-type="float" office:value="1168.92909523548">
                <text:p>1168.92909523548</text:p>
              </table:table-cell>
              <table:table-cell office:value-type="float" office:value="1177.56246366674">
                <text:p>1177.56246366674</text:p>
              </table:table-cell>
              <table:table-cell office:value-type="float" office:value="1168.95424699074">
                <text:p>1168.9542469907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527">
                <text:p>7527</text:p>
              </table:table-cell>
              <table:table-cell office:value-type="float" office:value="1175.00318284148">
                <text:p>1175.00318284148</text:p>
              </table:table-cell>
              <table:table-cell office:value-type="float" office:value="1178.34218743369">
                <text:p>1178.34218743369</text:p>
              </table:table-cell>
              <table:table-cell office:value-type="float" office:value="1169.57042390265">
                <text:p>1169.57042390265</text:p>
              </table:table-cell>
              <table:table-cell office:value-type="float" office:value="1168.9299356106">
                <text:p>1168.9299356106</text:p>
              </table:table-cell>
              <table:table-cell office:value-type="float" office:value="1177.55826205592">
                <text:p>1177.55826205592</text:p>
              </table:table-cell>
              <table:table-cell office:value-type="float" office:value="1168.95462569556">
                <text:p>1168.954625695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528">
                <text:p>7528</text:p>
              </table:table-cell>
              <table:table-cell office:value-type="float" office:value="1175.0066189275">
                <text:p>1175.0066189275</text:p>
              </table:table-cell>
              <table:table-cell office:value-type="float" office:value="1178.34359738082">
                <text:p>1178.34359738082</text:p>
              </table:table-cell>
              <table:table-cell office:value-type="float" office:value="1169.57145445972">
                <text:p>1169.57145445972</text:p>
              </table:table-cell>
              <table:table-cell office:value-type="float" office:value="1168.93147896559">
                <text:p>1168.93147896559</text:p>
              </table:table-cell>
              <table:table-cell office:value-type="float" office:value="1177.55596547151">
                <text:p>1177.55596547151</text:p>
              </table:table-cell>
              <table:table-cell office:value-type="float" office:value="1168.9560130896">
                <text:p>1168.956013089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529">
                <text:p>7529</text:p>
              </table:table-cell>
              <table:table-cell office:value-type="float" office:value="1175.01267597261">
                <text:p>1175.01267597261</text:p>
              </table:table-cell>
              <table:table-cell office:value-type="float" office:value="1178.34443542162">
                <text:p>1178.34443542162</text:p>
              </table:table-cell>
              <table:table-cell office:value-type="float" office:value="1169.57379805308">
                <text:p>1169.57379805308</text:p>
              </table:table-cell>
              <table:table-cell office:value-type="float" office:value="1168.93254757474">
                <text:p>1168.93254757474</text:p>
              </table:table-cell>
              <table:table-cell office:value-type="float" office:value="1177.55237552045">
                <text:p>1177.55237552045</text:p>
              </table:table-cell>
              <table:table-cell office:value-type="float" office:value="1168.95660989079">
                <text:p>1168.956609890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530">
                <text:p>7530</text:p>
              </table:table-cell>
              <table:table-cell office:value-type="float" office:value="1175.0162441105">
                <text:p>1175.0162441105</text:p>
              </table:table-cell>
              <table:table-cell office:value-type="float" office:value="1178.34582307079">
                <text:p>1178.34582307079</text:p>
              </table:table-cell>
              <table:table-cell office:value-type="float" office:value="1169.574912917">
                <text:p>1169.574912917</text:p>
              </table:table-cell>
              <table:table-cell office:value-type="float" office:value="1168.93405819247">
                <text:p>1168.93405819247</text:p>
              </table:table-cell>
              <table:table-cell office:value-type="float" office:value="1177.54999066924">
                <text:p>1177.54999066924</text:p>
              </table:table-cell>
              <table:table-cell office:value-type="float" office:value="1168.95777324445">
                <text:p>1168.957773244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531">
                <text:p>7531</text:p>
              </table:table-cell>
              <table:table-cell office:value-type="float" office:value="1175.08716616108">
                <text:p>1175.08716616108</text:p>
              </table:table-cell>
              <table:table-cell office:value-type="float" office:value="1178.32734074119">
                <text:p>1178.32734074119</text:p>
              </table:table-cell>
              <table:table-cell office:value-type="float" office:value="1169.5966052455">
                <text:p>1169.5966052455</text:p>
              </table:table-cell>
              <table:table-cell office:value-type="float" office:value="1168.9162631954">
                <text:p>1168.9162631954</text:p>
              </table:table-cell>
              <table:table-cell office:value-type="float" office:value="1177.50992662152">
                <text:p>1177.50992662152</text:p>
              </table:table-cell>
              <table:table-cell office:value-type="float" office:value="1168.94288408196">
                <text:p>1168.9428840819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532">
                <text:p>7532</text:p>
              </table:table-cell>
              <table:table-cell office:value-type="float" office:value="1175.08633278821">
                <text:p>1175.08633278821</text:p>
              </table:table-cell>
              <table:table-cell office:value-type="float" office:value="1178.32981914192">
                <text:p>1178.32981914192</text:p>
              </table:table-cell>
              <table:table-cell office:value-type="float" office:value="1169.59618150273">
                <text:p>1169.59618150273</text:p>
              </table:table-cell>
              <table:table-cell office:value-type="float" office:value="1168.91892735132">
                <text:p>1168.91892735132</text:p>
              </table:table-cell>
              <table:table-cell office:value-type="float" office:value="1177.50994378017">
                <text:p>1177.50994378017</text:p>
              </table:table-cell>
              <table:table-cell office:value-type="float" office:value="1168.94531360321">
                <text:p>1168.945313603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533">
                <text:p>7533</text:p>
              </table:table-cell>
              <table:table-cell office:value-type="float" office:value="1175.09769341743">
                <text:p>1175.09769341743</text:p>
              </table:table-cell>
              <table:table-cell office:value-type="float" office:value="1178.32913197221">
                <text:p>1178.32913197221</text:p>
              </table:table-cell>
              <table:table-cell office:value-type="float" office:value="1169.6004835644">
                <text:p>1169.6004835644</text:p>
              </table:table-cell>
              <table:table-cell office:value-type="float" office:value="1168.91857047458">
                <text:p>1168.91857047458</text:p>
              </table:table-cell>
              <table:table-cell office:value-type="float" office:value="1177.50319960184">
                <text:p>1177.50319960184</text:p>
              </table:table-cell>
              <table:table-cell office:value-type="float" office:value="1168.94388793964">
                <text:p>1168.943887939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534">
                <text:p>7534</text:p>
              </table:table-cell>
              <table:table-cell office:value-type="float" office:value="1175.09948317346">
                <text:p>1175.09948317346</text:p>
              </table:table-cell>
              <table:table-cell office:value-type="float" office:value="1178.33080077966">
                <text:p>1178.33080077966</text:p>
              </table:table-cell>
              <table:table-cell office:value-type="float" office:value="1169.60087857726">
                <text:p>1169.60087857726</text:p>
              </table:table-cell>
              <table:table-cell office:value-type="float" office:value="1168.92047789261">
                <text:p>1168.92047789261</text:p>
              </table:table-cell>
              <table:table-cell office:value-type="float" office:value="1177.5016112508">
                <text:p>1177.5016112508</text:p>
              </table:table-cell>
              <table:table-cell office:value-type="float" office:value="1168.94550610801">
                <text:p>1168.9455061080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535">
                <text:p>7535</text:p>
              </table:table-cell>
              <table:table-cell office:value-type="float" office:value="1175.10809287191">
                <text:p>1175.10809287191</text:p>
              </table:table-cell>
              <table:table-cell office:value-type="float" office:value="1178.33086174881">
                <text:p>1178.33086174881</text:p>
              </table:table-cell>
              <table:table-cell office:value-type="float" office:value="1169.60430133859">
                <text:p>1169.60430133859</text:p>
              </table:table-cell>
              <table:table-cell office:value-type="float" office:value="1168.92084219804">
                <text:p>1168.92084219804</text:p>
              </table:table-cell>
              <table:table-cell office:value-type="float" office:value="1177.49650323701">
                <text:p>1177.49650323701</text:p>
              </table:table-cell>
              <table:table-cell office:value-type="float" office:value="1168.94477223446">
                <text:p>1168.9447722344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536">
                <text:p>7536</text:p>
              </table:table-cell>
              <table:table-cell office:value-type="float" office:value="1175.11084389854">
                <text:p>1175.11084389854</text:p>
              </table:table-cell>
              <table:table-cell office:value-type="float" office:value="1178.33225656263">
                <text:p>1178.33225656263</text:p>
              </table:table-cell>
              <table:table-cell office:value-type="float" office:value="1169.60505137743">
                <text:p>1169.60505137743</text:p>
              </table:table-cell>
              <table:table-cell office:value-type="float" office:value="1168.92247514822">
                <text:p>1168.92247514822</text:p>
              </table:table-cell>
              <table:table-cell office:value-type="float" office:value="1177.49435488772">
                <text:p>1177.49435488772</text:p>
              </table:table-cell>
              <table:table-cell office:value-type="float" office:value="1168.9459427658">
                <text:p>1168.945942765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537">
                <text:p>7537</text:p>
              </table:table-cell>
              <table:table-cell office:value-type="float" office:value="1175.1178318894">
                <text:p>1175.1178318894</text:p>
              </table:table-cell>
              <table:table-cell office:value-type="float" office:value="1178.33271619475">
                <text:p>1178.33271619475</text:p>
              </table:table-cell>
              <table:table-cell office:value-type="float" office:value="1169.60788043303">
                <text:p>1169.60788043303</text:p>
              </table:table-cell>
              <table:table-cell office:value-type="float" office:value="1168.92321636672">
                <text:p>1168.92321636672</text:p>
              </table:table-cell>
              <table:table-cell office:value-type="float" office:value="1177.49020651949">
                <text:p>1177.49020651949</text:p>
              </table:table-cell>
              <table:table-cell office:value-type="float" office:value="1168.94569824608">
                <text:p>1168.945698246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538">
                <text:p>7538</text:p>
              </table:table-cell>
              <table:table-cell office:value-type="float" office:value="1175.12099972509">
                <text:p>1175.12099972509</text:p>
              </table:table-cell>
              <table:table-cell office:value-type="float" office:value="1178.33399611194">
                <text:p>1178.33399611194</text:p>
              </table:table-cell>
              <table:table-cell office:value-type="float" office:value="1169.60879970843">
                <text:p>1169.60879970843</text:p>
              </table:table-cell>
              <table:table-cell office:value-type="float" office:value="1168.92472728241">
                <text:p>1168.92472728241</text:p>
              </table:table-cell>
              <table:table-cell office:value-type="float" office:value="1177.48784935044">
                <text:p>1177.48784935044</text:p>
              </table:table-cell>
              <table:table-cell office:value-type="float" office:value="1168.94665858905">
                <text:p>1168.946658589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539">
                <text:p>7539</text:p>
              </table:table-cell>
              <table:table-cell office:value-type="float" office:value="1175.12687068621">
                <text:p>1175.12687068621</text:p>
              </table:table-cell>
              <table:table-cell office:value-type="float" office:value="1178.33469559444">
                <text:p>1178.33469559444</text:p>
              </table:table-cell>
              <table:table-cell office:value-type="float" office:value="1169.61115603563">
                <text:p>1169.61115603563</text:p>
              </table:table-cell>
              <table:table-cell office:value-type="float" office:value="1168.92571255828">
                <text:p>1168.92571255828</text:p>
              </table:table-cell>
              <table:table-cell office:value-type="float" office:value="1177.48433500586">
                <text:p>1177.48433500586</text:p>
              </table:table-cell>
              <table:table-cell office:value-type="float" office:value="1168.94677467219">
                <text:p>1168.946774672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540">
                <text:p>7540</text:p>
              </table:table-cell>
              <table:table-cell office:value-type="float" office:value="1175.1301952717">
                <text:p>1175.1301952717</text:p>
              </table:table-cell>
              <table:table-cell office:value-type="float" office:value="1178.33592391018">
                <text:p>1178.33592391018</text:p>
              </table:table-cell>
              <table:table-cell office:value-type="float" office:value="1169.61214515114">
                <text:p>1169.61214515114</text:p>
              </table:table-cell>
              <table:table-cell office:value-type="float" office:value="1168.92717295826">
                <text:p>1168.92717295826</text:p>
              </table:table-cell>
              <table:table-cell office:value-type="float" office:value="1177.48192305068">
                <text:p>1177.48192305068</text:p>
              </table:table-cell>
              <table:table-cell office:value-type="float" office:value="1168.94762799444">
                <text:p>1168.947627994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541">
                <text:p>7541</text:p>
              </table:table-cell>
              <table:table-cell office:value-type="float" office:value="1175.19829592936">
                <text:p>1175.19829592936</text:p>
              </table:table-cell>
              <table:table-cell office:value-type="float" office:value="1178.319152674">
                <text:p>1178.319152674</text:p>
              </table:table-cell>
              <table:table-cell office:value-type="float" office:value="1169.6331727434">
                <text:p>1169.6331727434</text:p>
              </table:table-cell>
              <table:table-cell office:value-type="float" office:value="1168.9104418303">
                <text:p>1168.9104418303</text:p>
              </table:table-cell>
              <table:table-cell office:value-type="float" office:value="1177.44023790564">
                <text:p>1177.44023790564</text:p>
              </table:table-cell>
              <table:table-cell office:value-type="float" office:value="1168.93105470403">
                <text:p>1168.931054704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542">
                <text:p>7542</text:p>
              </table:table-cell>
              <table:table-cell office:value-type="float" office:value="1175.1973806034">
                <text:p>1175.1973806034</text:p>
              </table:table-cell>
              <table:table-cell office:value-type="float" office:value="1178.32147021423">
                <text:p>1178.32147021423</text:p>
              </table:table-cell>
              <table:table-cell office:value-type="float" office:value="1169.63255295198">
                <text:p>1169.63255295198</text:p>
              </table:table-cell>
              <table:table-cell office:value-type="float" office:value="1168.91307407977">
                <text:p>1168.91307407977</text:p>
              </table:table-cell>
              <table:table-cell office:value-type="float" office:value="1177.44026379718">
                <text:p>1177.44026379718</text:p>
              </table:table-cell>
              <table:table-cell office:value-type="float" office:value="1168.93342901538">
                <text:p>1168.9334290153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543">
                <text:p>7543</text:p>
              </table:table-cell>
              <table:table-cell office:value-type="float" office:value="1175.20845978653">
                <text:p>1175.20845978653</text:p>
              </table:table-cell>
              <table:table-cell office:value-type="float" office:value="1178.32065249316">
                <text:p>1178.32065249316</text:p>
              </table:table-cell>
              <table:table-cell office:value-type="float" office:value="1169.63687597206">
                <text:p>1169.63687597206</text:p>
              </table:table-cell>
              <table:table-cell office:value-type="float" office:value="1168.91256243736">
                <text:p>1168.91256243736</text:p>
              </table:table-cell>
              <table:table-cell office:value-type="float" office:value="1177.43369809581">
                <text:p>1177.43369809581</text:p>
              </table:table-cell>
              <table:table-cell office:value-type="float" office:value="1168.93131002611">
                <text:p>1168.931310026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544">
                <text:p>7544</text:p>
              </table:table-cell>
              <table:table-cell office:value-type="float" office:value="1175.2101558061">
                <text:p>1175.2101558061</text:p>
              </table:table-cell>
              <table:table-cell office:value-type="float" office:value="1178.32216816419">
                <text:p>1178.32216816419</text:p>
              </table:table-cell>
              <table:table-cell office:value-type="float" office:value="1169.63711345898">
                <text:p>1169.63711345898</text:p>
              </table:table-cell>
              <table:table-cell office:value-type="float" office:value="1168.91442453208">
                <text:p>1168.91442453208</text:p>
              </table:table-cell>
              <table:table-cell office:value-type="float" office:value="1177.43208798151">
                <text:p>1177.43208798151</text:p>
              </table:table-cell>
              <table:table-cell office:value-type="float" office:value="1168.93263895507">
                <text:p>1168.932638955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545">
                <text:p>7545</text:p>
              </table:table-cell>
              <table:table-cell office:value-type="float" office:value="1175.2185611255">
                <text:p>1175.2185611255</text:p>
              </table:table-cell>
              <table:table-cell office:value-type="float" office:value="1178.32206003726">
                <text:p>1178.32206003726</text:p>
              </table:table-cell>
              <table:table-cell office:value-type="float" office:value="1169.64049164441">
                <text:p>1169.64049164441</text:p>
              </table:table-cell>
              <table:table-cell office:value-type="float" office:value="1168.91466771625">
                <text:p>1168.91466771625</text:p>
              </table:table-cell>
              <table:table-cell office:value-type="float" office:value="1177.42721595579">
                <text:p>1177.42721595579</text:p>
              </table:table-cell>
              <table:table-cell office:value-type="float" office:value="1168.93141018572">
                <text:p>1168.931410185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546">
                <text:p>7546</text:p>
              </table:table-cell>
              <table:table-cell office:value-type="float" office:value="1175.22123414081">
                <text:p>1175.22123414081</text:p>
              </table:table-cell>
              <table:table-cell office:value-type="float" office:value="1178.32328076081">
                <text:p>1178.32328076081</text:p>
              </table:table-cell>
              <table:table-cell office:value-type="float" office:value="1169.64108909615">
                <text:p>1169.64108909615</text:p>
              </table:table-cell>
              <table:table-cell office:value-type="float" office:value="1168.91625047381">
                <text:p>1168.91625047381</text:p>
              </table:table-cell>
              <table:table-cell office:value-type="float" office:value="1177.42507476391">
                <text:p>1177.42507476391</text:p>
              </table:table-cell>
              <table:table-cell office:value-type="float" office:value="1168.93223741283">
                <text:p>1168.9322374128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547">
                <text:p>7547</text:p>
              </table:table-cell>
              <table:table-cell office:value-type="float" office:value="1175.22805297761">
                <text:p>1175.22805297761</text:p>
              </table:table-cell>
              <table:table-cell office:value-type="float" office:value="1178.32353982847">
                <text:p>1178.32353982847</text:p>
              </table:table-cell>
              <table:table-cell office:value-type="float" office:value="1169.64381778414">
                <text:p>1169.64381778414</text:p>
              </table:table-cell>
              <table:table-cell office:value-type="float" office:value="1168.91690673186">
                <text:p>1168.91690673186</text:p>
              </table:table-cell>
              <table:table-cell office:value-type="float" office:value="1177.42117035403">
                <text:p>1177.42117035403</text:p>
              </table:table-cell>
              <table:table-cell office:value-type="float" office:value="1168.93156741889">
                <text:p>1168.9315674188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548">
                <text:p>7548</text:p>
              </table:table-cell>
              <table:table-cell office:value-type="float" office:value="1175.23115971874">
                <text:p>1175.23115971874</text:p>
              </table:table-cell>
              <table:table-cell office:value-type="float" office:value="1178.32463694643">
                <text:p>1178.32463694643</text:p>
              </table:table-cell>
              <table:table-cell office:value-type="float" office:value="1169.64457999038">
                <text:p>1169.64457999038</text:p>
              </table:table-cell>
              <table:table-cell office:value-type="float" office:value="1168.91836646016">
                <text:p>1168.91836646016</text:p>
              </table:table-cell>
              <table:table-cell office:value-type="float" office:value="1177.41885977693">
                <text:p>1177.41885977693</text:p>
              </table:table-cell>
              <table:table-cell office:value-type="float" office:value="1168.93214764732">
                <text:p>1168.9321476473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549">
                <text:p>7549</text:p>
              </table:table-cell>
              <table:table-cell office:value-type="float" office:value="1175.23688430449">
                <text:p>1175.23688430449</text:p>
              </table:table-cell>
              <table:table-cell office:value-type="float" office:value="1178.32512433151">
                <text:p>1178.32512433151</text:p>
              </table:table-cell>
              <table:table-cell office:value-type="float" office:value="1169.64680574178">
                <text:p>1169.64680574178</text:p>
              </table:table-cell>
              <table:table-cell office:value-type="float" office:value="1168.91928365985">
                <text:p>1168.91928365985</text:p>
              </table:table-cell>
              <table:table-cell office:value-type="float" office:value="1177.41557850182">
                <text:p>1177.41557850182</text:p>
              </table:table-cell>
              <table:table-cell office:value-type="float" office:value="1168.93186450605">
                <text:p>1168.931864506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550">
                <text:p>7550</text:p>
              </table:table-cell>
              <table:table-cell office:value-type="float" office:value="1175.24016016988">
                <text:p>1175.24016016988</text:p>
              </table:table-cell>
              <table:table-cell office:value-type="float" office:value="1178.32615591325">
                <text:p>1178.32615591325</text:p>
              </table:table-cell>
              <table:table-cell office:value-type="float" office:value="1169.64761714983">
                <text:p>1169.64761714983</text:p>
              </table:table-cell>
              <table:table-cell office:value-type="float" office:value="1168.92068642056">
                <text:p>1168.92068642056</text:p>
              </table:table-cell>
              <table:table-cell office:value-type="float" office:value="1177.41324817588">
                <text:p>1177.41324817588</text:p>
              </table:table-cell>
              <table:table-cell office:value-type="float" office:value="1168.93234010988">
                <text:p>1168.932340109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551">
                <text:p>7551</text:p>
              </table:table-cell>
              <table:table-cell office:value-type="float" office:value="1175.30814610244">
                <text:p>1175.30814610244</text:p>
              </table:table-cell>
              <table:table-cell office:value-type="float" office:value="1178.30846049978">
                <text:p>1178.30846049978</text:p>
              </table:table-cell>
              <table:table-cell office:value-type="float" office:value="1169.67172246128">
                <text:p>1169.67172246128</text:p>
              </table:table-cell>
              <table:table-cell office:value-type="float" office:value="1168.90152570518">
                <text:p>1168.90152570518</text:p>
              </table:table-cell>
              <table:table-cell office:value-type="float" office:value="1177.37287932629">
                <text:p>1177.37287932629</text:p>
              </table:table-cell>
              <table:table-cell office:value-type="float" office:value="1168.90627237007">
                <text:p>1168.906272370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552">
                <text:p>7552</text:p>
              </table:table-cell>
              <table:table-cell office:value-type="float" office:value="1175.30726953025">
                <text:p>1175.30726953025</text:p>
              </table:table-cell>
              <table:table-cell office:value-type="float" office:value="1178.31055674281">
                <text:p>1178.31055674281</text:p>
              </table:table-cell>
              <table:table-cell office:value-type="float" office:value="1169.67088655444">
                <text:p>1169.67088655444</text:p>
              </table:table-cell>
              <table:table-cell office:value-type="float" office:value="1168.90413921825">
                <text:p>1168.90413921825</text:p>
              </table:table-cell>
              <table:table-cell office:value-type="float" office:value="1177.37288019549">
                <text:p>1177.37288019549</text:p>
              </table:table-cell>
              <table:table-cell office:value-type="float" office:value="1168.90850801938">
                <text:p>1168.9085080193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553">
                <text:p>7553</text:p>
              </table:table-cell>
              <table:table-cell office:value-type="float" office:value="1175.31816645071">
                <text:p>1175.31816645071</text:p>
              </table:table-cell>
              <table:table-cell office:value-type="float" office:value="1178.30950809865">
                <text:p>1178.30950809865</text:p>
              </table:table-cell>
              <table:table-cell office:value-type="float" office:value="1169.67510906917">
                <text:p>1169.67510906917</text:p>
              </table:table-cell>
              <table:table-cell office:value-type="float" office:value="1168.90348347834">
                <text:p>1168.90348347834</text:p>
              </table:table-cell>
              <table:table-cell office:value-type="float" office:value="1177.36671171422">
                <text:p>1177.36671171422</text:p>
              </table:table-cell>
              <table:table-cell office:value-type="float" office:value="1168.90564112253">
                <text:p>1168.905641122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554">
                <text:p>7554</text:p>
              </table:table-cell>
              <table:table-cell office:value-type="float" office:value="1175.31987577141">
                <text:p>1175.31987577141</text:p>
              </table:table-cell>
              <table:table-cell office:value-type="float" office:value="1178.31080712814">
                <text:p>1178.31080712814</text:p>
              </table:table-cell>
              <table:table-cell office:value-type="float" office:value="1169.67517197863">
                <text:p>1169.67517197863</text:p>
              </table:table-cell>
              <table:table-cell office:value-type="float" office:value="1168.9052608882">
                <text:p>1168.9052608882</text:p>
              </table:table-cell>
              <table:table-cell office:value-type="float" office:value="1177.36513250749">
                <text:p>1177.36513250749</text:p>
              </table:table-cell>
              <table:table-cell office:value-type="float" office:value="1168.90661030575">
                <text:p>1168.906610305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555">
                <text:p>7555</text:p>
              </table:table-cell>
              <table:table-cell office:value-type="float" office:value="1175.32814223006">
                <text:p>1175.32814223006</text:p>
              </table:table-cell>
              <table:table-cell office:value-type="float" office:value="1178.31046560869">
                <text:p>1178.31046560869</text:p>
              </table:table-cell>
              <table:table-cell office:value-type="float" office:value="1169.67839364108">
                <text:p>1169.67839364108</text:p>
              </table:table-cell>
              <table:table-cell office:value-type="float" office:value="1168.90538101387">
                <text:p>1168.90538101387</text:p>
              </table:table-cell>
              <table:table-cell office:value-type="float" office:value="1177.36060149253">
                <text:p>1177.36060149253</text:p>
              </table:table-cell>
              <table:table-cell office:value-type="float" office:value="1168.90482745195">
                <text:p>1168.904827451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556">
                <text:p>7556</text:p>
              </table:table-cell>
              <table:table-cell office:value-type="float" office:value="1175.33081679259">
                <text:p>1175.33081679259</text:p>
              </table:table-cell>
              <table:table-cell office:value-type="float" office:value="1178.31147831582">
                <text:p>1178.31147831582</text:p>
              </table:table-cell>
              <table:table-cell office:value-type="float" office:value="1169.6787815492">
                <text:p>1169.6787815492</text:p>
              </table:table-cell>
              <table:table-cell office:value-type="float" office:value="1168.90684316596">
                <text:p>1168.90684316596</text:p>
              </table:table-cell>
              <table:table-cell office:value-type="float" office:value="1177.35852087351">
                <text:p>1177.35852087351</text:p>
              </table:table-cell>
              <table:table-cell office:value-type="float" office:value="1168.90524534477">
                <text:p>1168.9052453447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557">
                <text:p>7557</text:p>
              </table:table-cell>
              <table:table-cell office:value-type="float" office:value="1175.33753700584">
                <text:p>1175.33753700584</text:p>
              </table:table-cell>
              <table:table-cell office:value-type="float" office:value="1178.31150793118">
                <text:p>1178.31150793118</text:p>
              </table:table-cell>
              <table:table-cell office:value-type="float" office:value="1169.68128969489">
                <text:p>1169.68128969489</text:p>
              </table:table-cell>
              <table:table-cell office:value-type="float" office:value="1168.90737574872">
                <text:p>1168.90737574872</text:p>
              </table:table-cell>
              <table:table-cell office:value-type="float" office:value="1177.35490575556">
                <text:p>1177.35490575556</text:p>
              </table:table-cell>
              <table:table-cell office:value-type="float" office:value="1168.90407024738">
                <text:p>1168.9040702473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558">
                <text:p>7558</text:p>
              </table:table-cell>
              <table:table-cell office:value-type="float" office:value="1175.34065664078">
                <text:p>1175.34065664078</text:p>
              </table:table-cell>
              <table:table-cell office:value-type="float" office:value="1178.31239719418">
                <text:p>1178.31239719418</text:p>
              </table:table-cell>
              <table:table-cell office:value-type="float" office:value="1169.68183549155">
                <text:p>1169.68183549155</text:p>
              </table:table-cell>
              <table:table-cell office:value-type="float" office:value="1168.90869081096">
                <text:p>1168.90869081096</text:p>
              </table:table-cell>
              <table:table-cell office:value-type="float" office:value="1177.3526763762">
                <text:p>1177.3526763762</text:p>
              </table:table-cell>
              <table:table-cell office:value-type="float" office:value="1168.90422530959">
                <text:p>1168.9042253095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559">
                <text:p>7559</text:p>
              </table:table-cell>
              <table:table-cell office:value-type="float" office:value="1175.34631283802">
                <text:p>1175.34631283802</text:p>
              </table:table-cell>
              <table:table-cell office:value-type="float" office:value="1178.31265461991">
                <text:p>1178.31265461991</text:p>
              </table:table-cell>
              <table:table-cell office:value-type="float" office:value="1169.68382129725">
                <text:p>1169.68382129725</text:p>
              </table:table-cell>
              <table:table-cell office:value-type="float" office:value="1168.9094704021">
                <text:p>1168.9094704021</text:p>
              </table:table-cell>
              <table:table-cell office:value-type="float" office:value="1177.34963687106">
                <text:p>1177.34963687106</text:p>
              </table:table-cell>
              <table:table-cell office:value-type="float" office:value="1168.90344156619">
                <text:p>1168.903441566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560">
                <text:p>7560</text:p>
              </table:table-cell>
              <table:table-cell office:value-type="float" office:value="1175.34961807693">
                <text:p>1175.34961807693</text:p>
              </table:table-cell>
              <table:table-cell office:value-type="float" office:value="1178.3134992033">
                <text:p>1178.3134992033</text:p>
              </table:table-cell>
              <table:table-cell office:value-type="float" office:value="1169.68441557609">
                <text:p>1169.68441557609</text:p>
              </table:table-cell>
              <table:table-cell office:value-type="float" office:value="1168.91071049456">
                <text:p>1168.91071049456</text:p>
              </table:table-cell>
              <table:table-cell office:value-type="float" office:value="1177.34740775477">
                <text:p>1177.34740775477</text:p>
              </table:table-cell>
              <table:table-cell office:value-type="float" office:value="1168.90348305389">
                <text:p>1168.9034830538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561">
                <text:p>7561</text:p>
              </table:table-cell>
              <table:table-cell office:value-type="float" office:value="1175.41561292088">
                <text:p>1175.41561292088</text:p>
              </table:table-cell>
              <table:table-cell office:value-type="float" office:value="1178.29616233843">
                <text:p>1178.29616233843</text:p>
              </table:table-cell>
              <table:table-cell office:value-type="float" office:value="1169.70605053002">
                <text:p>1169.70605053002</text:p>
              </table:table-cell>
              <table:table-cell office:value-type="float" office:value="1168.89287745248">
                <text:p>1168.89287745248</text:p>
              </table:table-cell>
              <table:table-cell office:value-type="float" office:value="1177.30828726816">
                <text:p>1177.30828726816</text:p>
              </table:table-cell>
              <table:table-cell office:value-type="float" office:value="1168.8769758645">
                <text:p>1168.87697586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562">
                <text:p>7562</text:p>
              </table:table-cell>
              <table:table-cell office:value-type="float" office:value="1175.41482025495">
                <text:p>1175.41482025495</text:p>
              </table:table-cell>
              <table:table-cell office:value-type="float" office:value="1178.29799305038">
                <text:p>1178.29799305038</text:p>
              </table:table-cell>
              <table:table-cell office:value-type="float" office:value="1169.70502627876">
                <text:p>1169.70502627876</text:p>
              </table:table-cell>
              <table:table-cell office:value-type="float" office:value="1168.89531281085">
                <text:p>1168.89531281085</text:p>
              </table:table-cell>
              <table:table-cell office:value-type="float" office:value="1177.30830765689">
                <text:p>1177.30830765689</text:p>
              </table:table-cell>
              <table:table-cell office:value-type="float" office:value="1168.8788999772">
                <text:p>1168.87889997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563">
                <text:p>7563</text:p>
              </table:table-cell>
              <table:table-cell office:value-type="float" office:value="1175.42560875646">
                <text:p>1175.42560875646</text:p>
              </table:table-cell>
              <table:table-cell office:value-type="float" office:value="1178.2967453198">
                <text:p>1178.2967453198</text:p>
              </table:table-cell>
              <table:table-cell office:value-type="float" office:value="1169.70885742136">
                <text:p>1169.70885742136</text:p>
              </table:table-cell>
              <table:table-cell office:value-type="float" office:value="1168.89450090718">
                <text:p>1168.89450090718</text:p>
              </table:table-cell>
              <table:table-cell office:value-type="float" office:value="1177.30254423993">
                <text:p>1177.30254423993</text:p>
              </table:table-cell>
              <table:table-cell office:value-type="float" office:value="1168.87533316427">
                <text:p>1168.875333164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64">
                <text:p>7564</text:p>
              </table:table-cell>
              <table:table-cell office:value-type="float" office:value="1175.42733577759">
                <text:p>1175.42733577759</text:p>
              </table:table-cell>
              <table:table-cell office:value-type="float" office:value="1178.29775855634">
                <text:p>1178.29775855634</text:p>
              </table:table-cell>
              <table:table-cell office:value-type="float" office:value="1169.70868889053">
                <text:p>1169.70868889053</text:p>
              </table:table-cell>
              <table:table-cell office:value-type="float" office:value="1168.89608078099">
                <text:p>1168.89608078099</text:p>
              </table:table-cell>
              <table:table-cell office:value-type="float" office:value="1177.30105241001">
                <text:p>1177.30105241001</text:p>
              </table:table-cell>
              <table:table-cell office:value-type="float" office:value="1168.87593377648">
                <text:p>1168.875933776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65">
                <text:p>7565</text:p>
              </table:table-cell>
              <table:table-cell office:value-type="float" office:value="1175.4355518425">
                <text:p>1175.4355518425</text:p>
              </table:table-cell>
              <table:table-cell office:value-type="float" office:value="1178.29717309715">
                <text:p>1178.29717309715</text:p>
              </table:table-cell>
              <table:table-cell office:value-type="float" office:value="1169.71152050344">
                <text:p>1169.71152050344</text:p>
              </table:table-cell>
              <table:table-cell office:value-type="float" office:value="1168.89604776744">
                <text:p>1168.89604776744</text:p>
              </table:table-cell>
              <table:table-cell office:value-type="float" office:value="1177.29685585595">
                <text:p>1177.29685585595</text:p>
              </table:table-cell>
              <table:table-cell office:value-type="float" office:value="1168.87349425656">
                <text:p>1168.8734942565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66">
                <text:p>7566</text:p>
              </table:table-cell>
              <table:table-cell office:value-type="float" office:value="1175.43822995359">
                <text:p>1175.43822995359</text:p>
              </table:table-cell>
              <table:table-cell office:value-type="float" office:value="1178.29791811575">
                <text:p>1178.29791811575</text:p>
              </table:table-cell>
              <table:table-cell office:value-type="float" office:value="1169.71168789137">
                <text:p>1169.71168789137</text:p>
              </table:table-cell>
              <table:table-cell office:value-type="float" office:value="1168.89729905028">
                <text:p>1168.89729905028</text:p>
              </table:table-cell>
              <table:table-cell office:value-type="float" office:value="1177.29489896997">
                <text:p>1177.29489896997</text:p>
              </table:table-cell>
              <table:table-cell office:value-type="float" office:value="1168.87355932409">
                <text:p>1168.873559324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67">
                <text:p>7567</text:p>
              </table:table-cell>
              <table:table-cell office:value-type="float" office:value="1175.4449077028">
                <text:p>1175.4449077028</text:p>
              </table:table-cell>
              <table:table-cell office:value-type="float" office:value="1178.29768060024">
                <text:p>1178.29768060024</text:p>
              </table:table-cell>
              <table:table-cell office:value-type="float" office:value="1169.71385826776">
                <text:p>1169.71385826776</text:p>
              </table:table-cell>
              <table:table-cell office:value-type="float" office:value="1168.89769147182">
                <text:p>1168.89769147182</text:p>
              </table:table-cell>
              <table:table-cell office:value-type="float" office:value="1177.29155901815">
                <text:p>1177.29155901815</text:p>
              </table:table-cell>
              <table:table-cell office:value-type="float" office:value="1168.87176902332">
                <text:p>1168.871769023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68">
                <text:p>7568</text:p>
              </table:table-cell>
              <table:table-cell office:value-type="float" office:value="1175.44799749873">
                <text:p>1175.44799749873</text:p>
              </table:table-cell>
              <table:table-cell office:value-type="float" office:value="1178.29828827424">
                <text:p>1178.29828827424</text:p>
              </table:table-cell>
              <table:table-cell office:value-type="float" office:value="1169.71415988843">
                <text:p>1169.71415988843</text:p>
              </table:table-cell>
              <table:table-cell office:value-type="float" office:value="1168.89879108146">
                <text:p>1168.89879108146</text:p>
              </table:table-cell>
              <table:table-cell office:value-type="float" office:value="1177.28947801">
                <text:p>1177.28947801</text:p>
              </table:table-cell>
              <table:table-cell office:value-type="float" office:value="1168.87160862743">
                <text:p>1168.8716086274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69">
                <text:p>7569</text:p>
              </table:table-cell>
              <table:table-cell office:value-type="float" office:value="1175.45359606452">
                <text:p>1175.45359606452</text:p>
              </table:table-cell>
              <table:table-cell office:value-type="float" office:value="1178.29826854108">
                <text:p>1178.29826854108</text:p>
              </table:table-cell>
              <table:table-cell office:value-type="float" office:value="1169.71583066069">
                <text:p>1169.71583066069</text:p>
              </table:table-cell>
              <table:table-cell office:value-type="float" office:value="1168.8994389586">
                <text:p>1168.8994389586</text:p>
              </table:table-cell>
              <table:table-cell office:value-type="float" office:value="1177.28667231896">
                <text:p>1177.28667231896</text:p>
              </table:table-cell>
              <table:table-cell office:value-type="float" office:value="1168.87026295281">
                <text:p>1168.8702629528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570">
                <text:p>7570</text:p>
              </table:table-cell>
              <table:table-cell office:value-type="float" office:value="1175.45683266588">
                <text:p>1175.45683266588</text:p>
              </table:table-cell>
              <table:table-cell office:value-type="float" office:value="1178.29885048117">
                <text:p>1178.29885048117</text:p>
              </table:table-cell>
              <table:table-cell office:value-type="float" office:value="1169.71617814984">
                <text:p>1169.71617814984</text:p>
              </table:table-cell>
              <table:table-cell office:value-type="float" office:value="1168.90046555464">
                <text:p>1168.90046555464</text:p>
              </table:table-cell>
              <table:table-cell office:value-type="float" office:value="1177.28460054621">
                <text:p>1177.28460054621</text:p>
              </table:table-cell>
              <table:table-cell office:value-type="float" office:value="1168.87004545909">
                <text:p>1168.870045459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571">
                <text:p>7571</text:p>
              </table:table-cell>
              <table:table-cell office:value-type="float" office:value="1175.52196276938">
                <text:p>1175.52196276938</text:p>
              </table:table-cell>
              <table:table-cell office:value-type="float" office:value="1178.28173063384">
                <text:p>1178.28173063384</text:p>
              </table:table-cell>
              <table:table-cell office:value-type="float" office:value="1169.73793494096">
                <text:p>1169.73793494096</text:p>
              </table:table-cell>
              <table:table-cell office:value-type="float" office:value="1168.88058891033">
                <text:p>1168.88058891033</text:p>
              </table:table-cell>
              <table:table-cell office:value-type="float" office:value="1177.24742009162">
                <text:p>1177.24742009162</text:p>
              </table:table-cell>
              <table:table-cell office:value-type="float" office:value="1168.83582806394">
                <text:p>1168.8358280639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572">
                <text:p>7572</text:p>
              </table:table-cell>
              <table:table-cell office:value-type="float" office:value="1175.52116718131">
                <text:p>1175.52116718131</text:p>
              </table:table-cell>
              <table:table-cell office:value-type="float" office:value="1178.28331625668">
                <text:p>1178.28331625668</text:p>
              </table:table-cell>
              <table:table-cell office:value-type="float" office:value="1169.73676903016">
                <text:p>1169.73676903016</text:p>
              </table:table-cell>
              <table:table-cell office:value-type="float" office:value="1168.88283316548">
                <text:p>1168.88283316548</text:p>
              </table:table-cell>
              <table:table-cell office:value-type="float" office:value="1177.24745714755">
                <text:p>1177.24745714755</text:p>
              </table:table-cell>
              <table:table-cell office:value-type="float" office:value="1168.83780248906">
                <text:p>1168.8378024890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573">
                <text:p>7573</text:p>
              </table:table-cell>
              <table:table-cell office:value-type="float" office:value="1175.53173316675">
                <text:p>1175.53173316675</text:p>
              </table:table-cell>
              <table:table-cell office:value-type="float" office:value="1178.28190099791">
                <text:p>1178.28190099791</text:p>
              </table:table-cell>
              <table:table-cell office:value-type="float" office:value="1169.7401599263">
                <text:p>1169.7401599263</text:p>
              </table:table-cell>
              <table:table-cell office:value-type="float" office:value="1168.88186303669">
                <text:p>1168.88186303669</text:p>
              </table:table-cell>
              <table:table-cell office:value-type="float" office:value="1177.24206252957">
                <text:p>1177.24206252957</text:p>
              </table:table-cell>
              <table:table-cell office:value-type="float" office:value="1168.83349169413">
                <text:p>1168.833491694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574">
                <text:p>7574</text:p>
              </table:table-cell>
              <table:table-cell office:value-type="float" office:value="1175.53340944171">
                <text:p>1175.53340944171</text:p>
              </table:table-cell>
              <table:table-cell office:value-type="float" office:value="1178.28273499197">
                <text:p>1178.28273499197</text:p>
              </table:table-cell>
              <table:table-cell office:value-type="float" office:value="1169.73979306784">
                <text:p>1169.73979306784</text:p>
              </table:table-cell>
              <table:table-cell office:value-type="float" office:value="1168.88324021615">
                <text:p>1168.88324021615</text:p>
              </table:table-cell>
              <table:table-cell office:value-type="float" office:value="1177.24065842046">
                <text:p>1177.24065842046</text:p>
              </table:table-cell>
              <table:table-cell office:value-type="float" office:value="1168.8340530352">
                <text:p>1168.834053035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575">
                <text:p>7575</text:p>
              </table:table-cell>
              <table:table-cell office:value-type="float" office:value="1175.54143707607">
                <text:p>1175.54143707607</text:p>
              </table:table-cell>
              <table:table-cell office:value-type="float" office:value="1178.28196613395">
                <text:p>1178.28196613395</text:p>
              </table:table-cell>
              <table:table-cell office:value-type="float" office:value="1169.74223388077">
                <text:p>1169.74223388077</text:p>
              </table:table-cell>
              <table:table-cell office:value-type="float" office:value="1168.88308596748">
                <text:p>1168.88308596748</text:p>
              </table:table-cell>
              <table:table-cell office:value-type="float" office:value="1177.23671383183">
                <text:p>1177.23671383183</text:p>
              </table:table-cell>
              <table:table-cell office:value-type="float" office:value="1168.83100742622">
                <text:p>1168.8310074262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576">
                <text:p>7576</text:p>
              </table:table-cell>
              <table:table-cell office:value-type="float" office:value="1175.54399428744">
                <text:p>1175.54399428744</text:p>
              </table:table-cell>
              <table:table-cell office:value-type="float" office:value="1178.28254170963">
                <text:p>1178.28254170963</text:p>
              </table:table-cell>
              <table:table-cell office:value-type="float" office:value="1169.74218465405">
                <text:p>1169.74218465405</text:p>
              </table:table-cell>
              <table:table-cell office:value-type="float" office:value="1168.88413002548">
                <text:p>1168.88413002548</text:p>
              </table:table-cell>
              <table:table-cell office:value-type="float" office:value="1177.23486281395">
                <text:p>1177.23486281395</text:p>
              </table:table-cell>
              <table:table-cell office:value-type="float" office:value="1168.83090752534">
                <text:p>1168.830907525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577">
                <text:p>7577</text:p>
              </table:table-cell>
              <table:table-cell office:value-type="float" office:value="1175.55045270582">
                <text:p>1175.55045270582</text:p>
              </table:table-cell>
              <table:table-cell office:value-type="float" office:value="1178.28211138831">
                <text:p>1178.28211138831</text:p>
              </table:table-cell>
              <table:table-cell office:value-type="float" office:value="1169.74400684466">
                <text:p>1169.74400684466</text:p>
              </table:table-cell>
              <table:table-cell office:value-type="float" office:value="1168.88439988786">
                <text:p>1168.88439988786</text:p>
              </table:table-cell>
              <table:table-cell office:value-type="float" office:value="1177.23169451737">
                <text:p>1177.23169451737</text:p>
              </table:table-cell>
              <table:table-cell office:value-type="float" office:value="1168.8284171825">
                <text:p>1168.828417182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578">
                <text:p>7578</text:p>
              </table:table-cell>
              <table:table-cell office:value-type="float" office:value="1175.55337526892">
                <text:p>1175.55337526892</text:p>
              </table:table-cell>
              <table:table-cell office:value-type="float" office:value="1178.28256137406">
                <text:p>1178.28256137406</text:p>
              </table:table-cell>
              <table:table-cell office:value-type="float" office:value="1169.74409168955">
                <text:p>1169.74409168955</text:p>
              </table:table-cell>
              <table:table-cell office:value-type="float" office:value="1168.88528995193">
                <text:p>1168.88528995193</text:p>
              </table:table-cell>
              <table:table-cell office:value-type="float" office:value="1177.2297099302">
                <text:p>1177.2297099302</text:p>
              </table:table-cell>
              <table:table-cell office:value-type="float" office:value="1168.82793370822">
                <text:p>1168.827933708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579">
                <text:p>7579</text:p>
              </table:table-cell>
              <table:table-cell office:value-type="float" office:value="1175.55877129461">
                <text:p>1175.55877129461</text:p>
              </table:table-cell>
              <table:table-cell office:value-type="float" office:value="1178.28232936383">
                <text:p>1178.28232936383</text:p>
              </table:table-cell>
              <table:table-cell office:value-type="float" office:value="1169.74545093245">
                <text:p>1169.74545093245</text:p>
              </table:table-cell>
              <table:table-cell office:value-type="float" office:value="1168.88580088413">
                <text:p>1168.88580088413</text:p>
              </table:table-cell>
              <table:table-cell office:value-type="float" office:value="1177.22701509893">
                <text:p>1177.22701509893</text:p>
              </table:table-cell>
              <table:table-cell office:value-type="float" office:value="1168.82581432673">
                <text:p>1168.8258143267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580">
                <text:p>7580</text:p>
              </table:table-cell>
              <table:table-cell office:value-type="float" office:value="1175.56185340533">
                <text:p>1175.56185340533</text:p>
              </table:table-cell>
              <table:table-cell office:value-type="float" office:value="1178.28271253738">
                <text:p>1178.28271253738</text:p>
              </table:table-cell>
              <table:table-cell office:value-type="float" office:value="1169.74559326517">
                <text:p>1169.74559326517</text:p>
              </table:table-cell>
              <table:table-cell office:value-type="float" office:value="1168.88661847924">
                <text:p>1168.88661847924</text:p>
              </table:table-cell>
              <table:table-cell office:value-type="float" office:value="1177.2250185273">
                <text:p>1177.2250185273</text:p>
              </table:table-cell>
              <table:table-cell office:value-type="float" office:value="1168.82513323634">
                <text:p>1168.825133236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581">
                <text:p>7581</text:p>
              </table:table-cell>
              <table:table-cell office:value-type="float" office:value="1175.6253696986">
                <text:p>1175.6253696986</text:p>
              </table:table-cell>
              <table:table-cell office:value-type="float" office:value="1178.26610379839">
                <text:p>1178.26610379839</text:p>
              </table:table-cell>
              <table:table-cell office:value-type="float" office:value="1169.76433552311">
                <text:p>1169.76433552311</text:p>
              </table:table-cell>
              <table:table-cell office:value-type="float" office:value="1168.86882322526">
                <text:p>1168.86882322526</text:p>
              </table:table-cell>
              <table:table-cell office:value-type="float" office:value="1177.18990879195">
                <text:p>1177.18990879195</text:p>
              </table:table-cell>
              <table:table-cell office:value-type="float" office:value="1168.78954067902">
                <text:p>1168.7895406790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582">
                <text:p>7582</text:p>
              </table:table-cell>
              <table:table-cell office:value-type="float" office:value="1175.62451145858">
                <text:p>1175.62451145858</text:p>
              </table:table-cell>
              <table:table-cell office:value-type="float" office:value="1178.26744840707">
                <text:p>1178.26744840707</text:p>
              </table:table-cell>
              <table:table-cell office:value-type="float" office:value="1169.76305840699">
                <text:p>1169.76305840699</text:p>
              </table:table-cell>
              <table:table-cell office:value-type="float" office:value="1168.87084712731">
                <text:p>1168.87084712731</text:p>
              </table:table-cell>
              <table:table-cell office:value-type="float" office:value="1177.18990208749">
                <text:p>1177.18990208749</text:p>
              </table:table-cell>
              <table:table-cell office:value-type="float" office:value="1168.79116971749">
                <text:p>1168.791169717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583">
                <text:p>7583</text:p>
              </table:table-cell>
              <table:table-cell office:value-type="float" office:value="1175.63476450871">
                <text:p>1175.63476450871</text:p>
              </table:table-cell>
              <table:table-cell office:value-type="float" office:value="1178.26582071969">
                <text:p>1178.26582071969</text:p>
              </table:table-cell>
              <table:table-cell office:value-type="float" office:value="1169.7660566011">
                <text:p>1169.7660566011</text:p>
              </table:table-cell>
              <table:table-cell office:value-type="float" office:value="1168.86977248021">
                <text:p>1168.86977248021</text:p>
              </table:table-cell>
              <table:table-cell office:value-type="float" office:value="1177.18472378407">
                <text:p>1177.18472378407</text:p>
              </table:table-cell>
              <table:table-cell office:value-type="float" office:value="1168.78563068779">
                <text:p>1168.785630687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584">
                <text:p>7584</text:p>
              </table:table-cell>
              <table:table-cell office:value-type="float" office:value="1175.63635978865">
                <text:p>1175.63635978865</text:p>
              </table:table-cell>
              <table:table-cell office:value-type="float" office:value="1178.26643391287">
                <text:p>1178.26643391287</text:p>
              </table:table-cell>
              <table:table-cell office:value-type="float" office:value="1169.76554257378">
                <text:p>1169.76554257378</text:p>
              </table:table-cell>
              <table:table-cell office:value-type="float" office:value="1168.8709575095">
                <text:p>1168.8709575095</text:p>
              </table:table-cell>
              <table:table-cell office:value-type="float" office:value="1177.18335506778">
                <text:p>1177.18335506778</text:p>
              </table:table-cell>
              <table:table-cell office:value-type="float" office:value="1168.78562362851">
                <text:p>1168.7856236285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585">
                <text:p>7585</text:p>
              </table:table-cell>
              <table:table-cell office:value-type="float" office:value="1175.6441009296">
                <text:p>1175.6441009296</text:p>
              </table:table-cell>
              <table:table-cell office:value-type="float" office:value="1178.26541987199">
                <text:p>1178.26541987199</text:p>
              </table:table-cell>
              <table:table-cell office:value-type="float" office:value="1169.76770595234">
                <text:p>1169.76770595234</text:p>
              </table:table-cell>
              <table:table-cell office:value-type="float" office:value="1168.87064015333">
                <text:p>1168.87064015333</text:p>
              </table:table-cell>
              <table:table-cell office:value-type="float" office:value="1177.17954001863">
                <text:p>1177.17954001863</text:p>
              </table:table-cell>
              <table:table-cell office:value-type="float" office:value="1168.78144115581">
                <text:p>1168.781441155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586">
                <text:p>7586</text:p>
              </table:table-cell>
              <table:table-cell office:value-type="float" office:value="1175.64662745978">
                <text:p>1175.64662745978</text:p>
              </table:table-cell>
              <table:table-cell office:value-type="float" office:value="1178.26576870793">
                <text:p>1178.26576870793</text:p>
              </table:table-cell>
              <table:table-cell office:value-type="float" office:value="1169.76751661152">
                <text:p>1169.76751661152</text:p>
              </table:table-cell>
              <table:table-cell office:value-type="float" office:value="1168.87149942476">
                <text:p>1168.87149942476</text:p>
              </table:table-cell>
              <table:table-cell office:value-type="float" office:value="1177.17774372724">
                <text:p>1177.17774372724</text:p>
              </table:table-cell>
              <table:table-cell office:value-type="float" office:value="1168.78074871304">
                <text:p>1168.780748713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587">
                <text:p>7587</text:p>
              </table:table-cell>
              <table:table-cell office:value-type="float" office:value="1175.65287171304">
                <text:p>1175.65287171304</text:p>
              </table:table-cell>
              <table:table-cell office:value-type="float" office:value="1178.26505753939">
                <text:p>1178.26505753939</text:p>
              </table:table-cell>
              <table:table-cell office:value-type="float" office:value="1169.76913949995">
                <text:p>1169.76913949995</text:p>
              </table:table-cell>
              <table:table-cell office:value-type="float" office:value="1168.87158083244">
                <text:p>1168.87158083244</text:p>
              </table:table-cell>
              <table:table-cell office:value-type="float" office:value="1177.174654037">
                <text:p>1177.174654037</text:p>
              </table:table-cell>
              <table:table-cell office:value-type="float" office:value="1168.77733827465">
                <text:p>1168.7773382746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588">
                <text:p>7588</text:p>
              </table:table-cell>
              <table:table-cell office:value-type="float" office:value="1175.65580798575">
                <text:p>1175.65580798575</text:p>
              </table:table-cell>
              <table:table-cell office:value-type="float" office:value="1178.26527985367">
                <text:p>1178.26527985367</text:p>
              </table:table-cell>
              <table:table-cell office:value-type="float" office:value="1169.76910320898">
                <text:p>1169.76910320898</text:p>
              </table:table-cell>
              <table:table-cell office:value-type="float" office:value="1168.87228552492">
                <text:p>1168.87228552492</text:p>
              </table:table-cell>
              <table:table-cell office:value-type="float" office:value="1177.17272071053">
                <text:p>1177.17272071053</text:p>
              </table:table-cell>
              <table:table-cell office:value-type="float" office:value="1168.77630762508">
                <text:p>1168.7763076250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589">
                <text:p>7589</text:p>
              </table:table-cell>
              <table:table-cell office:value-type="float" office:value="1175.66101863966">
                <text:p>1175.66101863966</text:p>
              </table:table-cell>
              <table:table-cell office:value-type="float" office:value="1178.26477196669">
                <text:p>1178.26477196669</text:p>
              </table:table-cell>
              <table:table-cell office:value-type="float" office:value="1169.77031279617">
                <text:p>1169.77031279617</text:p>
              </table:table-cell>
              <table:table-cell office:value-type="float" office:value="1168.87259638052">
                <text:p>1168.87259638052</text:p>
              </table:table-cell>
              <table:table-cell office:value-type="float" office:value="1177.17006622767">
                <text:p>1177.17006622767</text:p>
              </table:table-cell>
              <table:table-cell office:value-type="float" office:value="1168.77342282884">
                <text:p>1168.7734228288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590">
                <text:p>7590</text:p>
              </table:table-cell>
              <table:table-cell office:value-type="float" office:value="1175.6640988276">
                <text:p>1175.6640988276</text:p>
              </table:table-cell>
              <table:table-cell office:value-type="float" office:value="1178.26490804649">
                <text:p>1178.26490804649</text:p>
              </table:table-cell>
              <table:table-cell office:value-type="float" office:value="1169.77032879891">
                <text:p>1169.77032879891</text:p>
              </table:table-cell>
              <table:table-cell office:value-type="float" office:value="1168.87322692042">
                <text:p>1168.87322692042</text:p>
              </table:table-cell>
              <table:table-cell office:value-type="float" office:value="1177.16810787791">
                <text:p>1177.16810787791</text:p>
              </table:table-cell>
              <table:table-cell office:value-type="float" office:value="1168.77215820894">
                <text:p>1168.7721582089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591">
                <text:p>7591</text:p>
              </table:table-cell>
              <table:table-cell office:value-type="float" office:value="1175.72570332602">
                <text:p>1175.72570332602</text:p>
              </table:table-cell>
              <table:table-cell office:value-type="float" office:value="1178.24843568911">
                <text:p>1178.24843568911</text:p>
              </table:table-cell>
              <table:table-cell office:value-type="float" office:value="1169.78922530244">
                <text:p>1169.78922530244</text:p>
              </table:table-cell>
              <table:table-cell office:value-type="float" office:value="1168.8538507971">
                <text:p>1168.8538507971</text:p>
              </table:table-cell>
              <table:table-cell office:value-type="float" office:value="1177.13348712657">
                <text:p>1177.13348712657</text:p>
              </table:table-cell>
              <table:table-cell office:value-type="float" office:value="1168.72772387057">
                <text:p>1168.7277238705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592">
                <text:p>7592</text:p>
              </table:table-cell>
              <table:table-cell office:value-type="float" office:value="1175.72491798322">
                <text:p>1175.72491798322</text:p>
              </table:table-cell>
              <table:table-cell office:value-type="float" office:value="1178.24949186567">
                <text:p>1178.24949186567</text:p>
              </table:table-cell>
              <table:table-cell office:value-type="float" office:value="1169.78790413243">
                <text:p>1169.78790413243</text:p>
              </table:table-cell>
              <table:table-cell office:value-type="float" office:value="1168.85564762729">
                <text:p>1168.85564762729</text:p>
              </table:table-cell>
              <table:table-cell office:value-type="float" office:value="1177.13343942837">
                <text:p>1177.13343942837</text:p>
              </table:table-cell>
              <table:table-cell office:value-type="float" office:value="1168.72914738578">
                <text:p>1168.7291473857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593">
                <text:p>7593</text:p>
              </table:table-cell>
              <table:table-cell office:value-type="float" office:value="1175.73483443982">
                <text:p>1175.73483443982</text:p>
              </table:table-cell>
              <table:table-cell office:value-type="float" office:value="1178.2476329955">
                <text:p>1178.2476329955</text:p>
              </table:table-cell>
              <table:table-cell office:value-type="float" office:value="1169.79095442944">
                <text:p>1169.79095442944</text:p>
              </table:table-cell>
              <table:table-cell office:value-type="float" office:value="1168.85438070122">
                <text:p>1168.85438070122</text:p>
              </table:table-cell>
              <table:table-cell office:value-type="float" office:value="1177.12839284289">
                <text:p>1177.12839284289</text:p>
              </table:table-cell>
              <table:table-cell office:value-type="float" office:value="1168.72220514664">
                <text:p>1168.7222051466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594">
                <text:p>7594</text:p>
              </table:table-cell>
              <table:table-cell office:value-type="float" office:value="1175.73643107364">
                <text:p>1175.73643107364</text:p>
              </table:table-cell>
              <table:table-cell office:value-type="float" office:value="1178.247974478">
                <text:p>1178.247974478</text:p>
              </table:table-cell>
              <table:table-cell office:value-type="float" office:value="1169.79046134585">
                <text:p>1169.79046134585</text:p>
              </table:table-cell>
              <table:table-cell office:value-type="float" office:value="1168.85535013173">
                <text:p>1168.85535013173</text:p>
              </table:table-cell>
              <table:table-cell office:value-type="float" office:value="1177.12703001629">
                <text:p>1177.12703001629</text:p>
              </table:table-cell>
              <table:table-cell office:value-type="float" office:value="1168.72173172615">
                <text:p>1168.721731726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595">
                <text:p>7595</text:p>
              </table:table-cell>
              <table:table-cell office:value-type="float" office:value="1175.74386335586">
                <text:p>1175.74386335586</text:p>
              </table:table-cell>
              <table:table-cell office:value-type="float" office:value="1178.24671535027">
                <text:p>1178.24671535027</text:p>
              </table:table-cell>
              <table:table-cell office:value-type="float" office:value="1169.79271312497">
                <text:p>1169.79271312497</text:p>
              </table:table-cell>
              <table:table-cell office:value-type="float" office:value="1168.85483110087">
                <text:p>1168.85483110087</text:p>
              </table:table-cell>
              <table:table-cell office:value-type="float" office:value="1177.12328745472">
                <text:p>1177.12328745472</text:p>
              </table:table-cell>
              <table:table-cell office:value-type="float" office:value="1168.71633971324">
                <text:p>1168.716339713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596">
                <text:p>7596</text:p>
              </table:table-cell>
              <table:table-cell office:value-type="float" office:value="1175.74634767203">
                <text:p>1175.74634767203</text:p>
              </table:table-cell>
              <table:table-cell office:value-type="float" office:value="1178.24680388193">
                <text:p>1178.24680388193</text:p>
              </table:table-cell>
              <table:table-cell office:value-type="float" office:value="1169.79259584495">
                <text:p>1169.79259584495</text:p>
              </table:table-cell>
              <table:table-cell office:value-type="float" office:value="1168.85547305733">
                <text:p>1168.85547305733</text:p>
              </table:table-cell>
              <table:table-cell office:value-type="float" office:value="1177.12152004252">
                <text:p>1177.12152004252</text:p>
              </table:table-cell>
              <table:table-cell office:value-type="float" office:value="1168.71505216047">
                <text:p>1168.7150521604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597">
                <text:p>7597</text:p>
              </table:table-cell>
              <table:table-cell office:value-type="float" office:value="1175.75228615671">
                <text:p>1175.75228615671</text:p>
              </table:table-cell>
              <table:table-cell office:value-type="float" office:value="1178.24585434817">
                <text:p>1178.24585434817</text:p>
              </table:table-cell>
              <table:table-cell office:value-type="float" office:value="1169.79434159131">
                <text:p>1169.79434159131</text:p>
              </table:table-cell>
              <table:table-cell office:value-type="float" office:value="1168.85533575204">
                <text:p>1168.85533575204</text:p>
              </table:table-cell>
              <table:table-cell office:value-type="float" office:value="1177.11848166928">
                <text:p>1177.11848166928</text:p>
              </table:table-cell>
              <table:table-cell office:value-type="float" office:value="1168.71052693661">
                <text:p>1168.7105269366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598">
                <text:p>7598</text:p>
              </table:table-cell>
              <table:table-cell office:value-type="float" office:value="1175.7551368726">
                <text:p>1175.7551368726</text:p>
              </table:table-cell>
              <table:table-cell office:value-type="float" office:value="1178.24581036623">
                <text:p>1178.24581036623</text:p>
              </table:table-cell>
              <table:table-cell office:value-type="float" office:value="1169.79445139847">
                <text:p>1169.79445139847</text:p>
              </table:table-cell>
              <table:table-cell office:value-type="float" office:value="1168.85581819119">
                <text:p>1168.85581819119</text:p>
              </table:table-cell>
              <table:table-cell office:value-type="float" office:value="1177.11659141172">
                <text:p>1177.11659141172</text:p>
              </table:table-cell>
              <table:table-cell office:value-type="float" office:value="1168.70884591513">
                <text:p>1168.7088459151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599">
                <text:p>7599</text:p>
              </table:table-cell>
              <table:table-cell office:value-type="float" office:value="1175.76003557656">
                <text:p>1175.76003557656</text:p>
              </table:table-cell>
              <table:table-cell office:value-type="float" office:value="1178.24503707072">
                <text:p>1178.24503707072</text:p>
              </table:table-cell>
              <table:table-cell office:value-type="float" office:value="1169.79584185648">
                <text:p>1169.79584185648</text:p>
              </table:table-cell>
              <table:table-cell office:value-type="float" office:value="1168.8558951886">
                <text:p>1168.8558951886</text:p>
              </table:table-cell>
              <table:table-cell office:value-type="float" office:value="1177.11398410064">
                <text:p>1177.11398410064</text:p>
              </table:table-cell>
              <table:table-cell office:value-type="float" office:value="1168.70497480489">
                <text:p>1168.7049748048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600">
                <text:p>7600</text:p>
              </table:table-cell>
              <table:table-cell office:value-type="float" office:value="1175.76299805539">
                <text:p>1175.76299805539</text:p>
              </table:table-cell>
              <table:table-cell office:value-type="float" office:value="1178.24490206204">
                <text:p>1178.24490206204</text:p>
              </table:table-cell>
              <table:table-cell office:value-type="float" office:value="1169.79609448951">
                <text:p>1169.79609448951</text:p>
              </table:table-cell>
              <table:table-cell office:value-type="float" office:value="1168.85629486639">
                <text:p>1168.85629486639</text:p>
              </table:table-cell>
              <table:table-cell office:value-type="float" office:value="1177.11206923724">
                <text:p>1177.11206923724</text:p>
              </table:table-cell>
              <table:table-cell office:value-type="float" office:value="1168.70307891978">
                <text:p>1168.703078919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601">
                <text:p>7601</text:p>
              </table:table-cell>
              <table:table-cell office:value-type="float" office:value="1175.82312073107">
                <text:p>1175.82312073107</text:p>
              </table:table-cell>
              <table:table-cell office:value-type="float" office:value="1178.22827990026">
                <text:p>1178.22827990026</text:p>
              </table:table-cell>
              <table:table-cell office:value-type="float" office:value="1169.81657772922">
                <text:p>1169.81657772922</text:p>
              </table:table-cell>
              <table:table-cell office:value-type="float" office:value="1168.83944444665">
                <text:p>1168.83944444665</text:p>
              </table:table-cell>
              <table:table-cell office:value-type="float" office:value="1177.08102462806">
                <text:p>1177.08102462806</text:p>
              </table:table-cell>
              <table:table-cell office:value-type="float" office:value="1168.65568031462">
                <text:p>1168.6556803146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602">
                <text:p>7602</text:p>
              </table:table-cell>
              <table:table-cell office:value-type="float" office:value="1175.82226619873">
                <text:p>1175.82226619873</text:p>
              </table:table-cell>
              <table:table-cell office:value-type="float" office:value="1178.22909316968">
                <text:p>1178.22909316968</text:p>
              </table:table-cell>
              <table:table-cell office:value-type="float" office:value="1169.81540197157">
                <text:p>1169.81540197157</text:p>
              </table:table-cell>
              <table:table-cell office:value-type="float" office:value="1168.84093848454">
                <text:p>1168.84093848454</text:p>
              </table:table-cell>
              <table:table-cell office:value-type="float" office:value="1177.08089331078">
                <text:p>1177.08089331078</text:p>
              </table:table-cell>
              <table:table-cell office:value-type="float" office:value="1168.65697632681">
                <text:p>1168.6569763268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603">
                <text:p>7603</text:p>
              </table:table-cell>
              <table:table-cell office:value-type="float" office:value="1175.83172720675">
                <text:p>1175.83172720675</text:p>
              </table:table-cell>
              <table:table-cell office:value-type="float" office:value="1178.22695280204">
                <text:p>1178.22695280204</text:p>
              </table:table-cell>
              <table:table-cell office:value-type="float" office:value="1169.81887990768">
                <text:p>1169.81887990768</text:p>
              </table:table-cell>
              <table:table-cell office:value-type="float" office:value="1168.83950071727">
                <text:p>1168.83950071727</text:p>
              </table:table-cell>
              <table:table-cell office:value-type="float" office:value="1177.07602832868">
                <text:p>1177.07602832868</text:p>
              </table:table-cell>
              <table:table-cell office:value-type="float" office:value="1168.64879751218">
                <text:p>1168.6487975121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604">
                <text:p>7604</text:p>
              </table:table-cell>
              <table:table-cell office:value-type="float" office:value="1175.83317075741">
                <text:p>1175.83317075741</text:p>
              </table:table-cell>
              <table:table-cell office:value-type="float" office:value="1178.22708381304">
                <text:p>1178.22708381304</text:p>
              </table:table-cell>
              <table:table-cell office:value-type="float" office:value="1169.81863531968">
                <text:p>1169.81863531968</text:p>
              </table:table-cell>
              <table:table-cell office:value-type="float" office:value="1168.84019825719">
                <text:p>1168.84019825719</text:p>
              </table:table-cell>
              <table:table-cell office:value-type="float" office:value="1177.07468425279">
                <text:p>1177.07468425279</text:p>
              </table:table-cell>
              <table:table-cell office:value-type="float" office:value="1168.64806266119">
                <text:p>1168.648062661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605">
                <text:p>7605</text:p>
              </table:table-cell>
              <table:table-cell office:value-type="float" office:value="1175.84020564145">
                <text:p>1175.84020564145</text:p>
              </table:table-cell>
              <table:table-cell office:value-type="float" office:value="1178.22551918417">
                <text:p>1178.22551918417</text:p>
              </table:table-cell>
              <table:table-cell office:value-type="float" office:value="1169.82135134747">
                <text:p>1169.82135134747</text:p>
              </table:table-cell>
              <table:table-cell office:value-type="float" office:value="1168.83945743857">
                <text:p>1168.83945743857</text:p>
              </table:table-cell>
              <table:table-cell office:value-type="float" office:value="1177.07102892376">
                <text:p>1177.07102892376</text:p>
              </table:table-cell>
              <table:table-cell office:value-type="float" office:value="1168.64162038014">
                <text:p>1168.641620380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606">
                <text:p>7606</text:p>
              </table:table-cell>
              <table:table-cell office:value-type="float" office:value="1175.84250899494">
                <text:p>1175.84250899494</text:p>
              </table:table-cell>
              <table:table-cell office:value-type="float" office:value="1178.22537393192">
                <text:p>1178.22537393192</text:p>
              </table:table-cell>
              <table:table-cell office:value-type="float" office:value="1169.8215694672">
                <text:p>1169.8215694672</text:p>
              </table:table-cell>
              <table:table-cell office:value-type="float" office:value="1168.83983135897">
                <text:p>1168.83983135897</text:p>
              </table:table-cell>
              <table:table-cell office:value-type="float" office:value="1177.0692872682">
                <text:p>1177.0692872682</text:p>
              </table:table-cell>
              <table:table-cell office:value-type="float" office:value="1168.64002979097">
                <text:p>1168.6400297909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607">
                <text:p>7607</text:p>
              </table:table-cell>
              <table:table-cell office:value-type="float" office:value="1175.84808692194">
                <text:p>1175.84808692194</text:p>
              </table:table-cell>
              <table:table-cell office:value-type="float" office:value="1178.22410279857">
                <text:p>1178.22410279857</text:p>
              </table:table-cell>
              <table:table-cell office:value-type="float" office:value="1169.82383367607">
                <text:p>1169.82383367607</text:p>
              </table:table-cell>
              <table:table-cell office:value-type="float" office:value="1168.83945354536">
                <text:p>1168.83945354536</text:p>
              </table:table-cell>
              <table:table-cell office:value-type="float" office:value="1177.06628471092">
                <text:p>1177.06628471092</text:p>
              </table:table-cell>
              <table:table-cell office:value-type="float" office:value="1168.63471605449">
                <text:p>1168.6347160544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608">
                <text:p>7608</text:p>
              </table:table-cell>
              <table:table-cell office:value-type="float" office:value="1175.85073490457">
                <text:p>1175.85073490457</text:p>
              </table:table-cell>
              <table:table-cell office:value-type="float" office:value="1178.22381311402">
                <text:p>1178.22381311402</text:p>
              </table:table-cell>
              <table:table-cell office:value-type="float" office:value="1169.824345797">
                <text:p>1169.824345797</text:p>
              </table:table-cell>
              <table:table-cell office:value-type="float" office:value="1168.83966974859">
                <text:p>1168.83966974859</text:p>
              </table:table-cell>
              <table:table-cell office:value-type="float" office:value="1177.06440471802">
                <text:p>1177.06440471802</text:p>
              </table:table-cell>
              <table:table-cell office:value-type="float" office:value="1168.63286224339">
                <text:p>1168.6328622433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609">
                <text:p>7609</text:p>
              </table:table-cell>
              <table:table-cell office:value-type="float" office:value="1175.85530892103">
                <text:p>1175.85530892103</text:p>
              </table:table-cell>
              <table:table-cell office:value-type="float" office:value="1178.2227334466">
                <text:p>1178.2227334466</text:p>
              </table:table-cell>
              <table:table-cell office:value-type="float" office:value="1169.82627682508">
                <text:p>1169.82627682508</text:p>
              </table:table-cell>
              <table:table-cell office:value-type="float" office:value="1168.8394940734">
                <text:p>1168.8394940734</text:p>
              </table:table-cell>
              <table:table-cell office:value-type="float" office:value="1177.06180494842">
                <text:p>1177.06180494842</text:p>
              </table:table-cell>
              <table:table-cell office:value-type="float" office:value="1168.62869789985">
                <text:p>1168.6286978998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610">
                <text:p>7610</text:p>
              </table:table-cell>
              <table:table-cell office:value-type="float" office:value="1175.85804445737">
                <text:p>1175.85804445737</text:p>
              </table:table-cell>
              <table:table-cell office:value-type="float" office:value="1178.22234878126">
                <text:p>1178.22234878126</text:p>
              </table:table-cell>
              <table:table-cell office:value-type="float" office:value="1169.8270037475">
                <text:p>1169.8270037475</text:p>
              </table:table-cell>
              <table:table-cell office:value-type="float" office:value="1168.83962949935">
                <text:p>1168.83962949935</text:p>
              </table:table-cell>
              <table:table-cell office:value-type="float" office:value="1177.05989595232">
                <text:p>1177.05989595232</text:p>
              </table:table-cell>
              <table:table-cell office:value-type="float" office:value="1168.62705019583">
                <text:p>1168.6270501958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611">
                <text:p>7611</text:p>
              </table:table-cell>
              <table:table-cell office:value-type="float" office:value="1175.91566232975">
                <text:p>1175.91566232975</text:p>
              </table:table-cell>
              <table:table-cell office:value-type="float" office:value="1178.20478089519">
                <text:p>1178.20478089519</text:p>
              </table:table-cell>
              <table:table-cell office:value-type="float" office:value="1169.8490002368">
                <text:p>1169.8490002368</text:p>
              </table:table-cell>
              <table:table-cell office:value-type="float" office:value="1168.82144521707">
                <text:p>1168.82144521707</text:p>
              </table:table-cell>
              <table:table-cell office:value-type="float" office:value="1177.02769983798">
                <text:p>1177.02769983798</text:p>
              </table:table-cell>
              <table:table-cell office:value-type="float" office:value="1168.57260915191">
                <text:p>1168.5726091519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612">
                <text:p>7612</text:p>
              </table:table-cell>
              <table:table-cell office:value-type="float" office:value="1175.91471869047">
                <text:p>1175.91471869047</text:p>
              </table:table-cell>
              <table:table-cell office:value-type="float" office:value="1178.20538750341">
                <text:p>1178.20538750341</text:p>
              </table:table-cell>
              <table:table-cell office:value-type="float" office:value="1169.84819536649">
                <text:p>1169.84819536649</text:p>
              </table:table-cell>
              <table:table-cell office:value-type="float" office:value="1168.82265959139">
                <text:p>1168.82265959139</text:p>
              </table:table-cell>
              <table:table-cell office:value-type="float" office:value="1177.02753772399">
                <text:p>1177.02753772399</text:p>
              </table:table-cell>
              <table:table-cell office:value-type="float" office:value="1168.57433496922">
                <text:p>1168.574334969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613">
                <text:p>7613</text:p>
              </table:table-cell>
              <table:table-cell office:value-type="float" office:value="1175.92372146663">
                <text:p>1175.92372146663</text:p>
              </table:table-cell>
              <table:table-cell office:value-type="float" office:value="1178.20280782647">
                <text:p>1178.20280782647</text:p>
              </table:table-cell>
              <table:table-cell office:value-type="float" office:value="1169.85259731355">
                <text:p>1169.85259731355</text:p>
              </table:table-cell>
              <table:table-cell office:value-type="float" office:value="1168.82099567636">
                <text:p>1168.82099567636</text:p>
              </table:table-cell>
              <table:table-cell office:value-type="float" office:value="1177.02281042476">
                <text:p>1177.02281042476</text:p>
              </table:table-cell>
              <table:table-cell office:value-type="float" office:value="1168.56551935251">
                <text:p>1168.5655193525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614">
                <text:p>7614</text:p>
              </table:table-cell>
              <table:table-cell office:value-type="float" office:value="1175.92500508026">
                <text:p>1175.92500508026</text:p>
              </table:table-cell>
              <table:table-cell office:value-type="float" office:value="1178.20265462542">
                <text:p>1178.20265462542</text:p>
              </table:table-cell>
              <table:table-cell office:value-type="float" office:value="1169.85284994751">
                <text:p>1169.85284994751</text:p>
              </table:table-cell>
              <table:table-cell office:value-type="float" office:value="1168.82142001789">
                <text:p>1168.82142001789</text:p>
              </table:table-cell>
              <table:table-cell office:value-type="float" office:value="1177.02148249229">
                <text:p>1177.02148249229</text:p>
              </table:table-cell>
              <table:table-cell office:value-type="float" office:value="1168.56498033374">
                <text:p>1168.5649803337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615">
                <text:p>7615</text:p>
              </table:table-cell>
              <table:table-cell office:value-type="float" office:value="1175.93163375106">
                <text:p>1175.93163375106</text:p>
              </table:table-cell>
              <table:table-cell office:value-type="float" office:value="1178.2006231123">
                <text:p>1178.2006231123</text:p>
              </table:table-cell>
              <table:table-cell office:value-type="float" office:value="1169.85644344169">
                <text:p>1169.85644344169</text:p>
              </table:table-cell>
              <table:table-cell office:value-type="float" office:value="1168.82042915243">
                <text:p>1168.82042915243</text:p>
              </table:table-cell>
              <table:table-cell office:value-type="float" office:value="1177.01793767419">
                <text:p>1177.01793767419</text:p>
              </table:table-cell>
              <table:table-cell office:value-type="float" office:value="1168.55794473302">
                <text:p>1168.5579447330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616">
                <text:p>7616</text:p>
              </table:table-cell>
              <table:table-cell office:value-type="float" office:value="1175.93373989248">
                <text:p>1175.93373989248</text:p>
              </table:table-cell>
              <table:table-cell office:value-type="float" office:value="1178.20019704583">
                <text:p>1178.20019704583</text:p>
              </table:table-cell>
              <table:table-cell office:value-type="float" office:value="1169.85727131649">
                <text:p>1169.85727131649</text:p>
              </table:table-cell>
              <table:table-cell office:value-type="float" office:value="1168.82053660485">
                <text:p>1168.82053660485</text:p>
              </table:table-cell>
              <table:table-cell office:value-type="float" office:value="1177.01624106911">
                <text:p>1177.01624106911</text:p>
              </table:table-cell>
              <table:table-cell office:value-type="float" office:value="1168.55629018746">
                <text:p>1168.5562901874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617">
                <text:p>7617</text:p>
              </table:table-cell>
              <table:table-cell office:value-type="float" office:value="1175.93893791522">
                <text:p>1175.93893791522</text:p>
              </table:table-cell>
              <table:table-cell office:value-type="float" office:value="1178.19849919699">
                <text:p>1178.19849919699</text:p>
              </table:table-cell>
              <table:table-cell office:value-type="float" office:value="1169.86039096017">
                <text:p>1169.86039096017</text:p>
              </table:table-cell>
              <table:table-cell office:value-type="float" office:value="1168.8199001763">
                <text:p>1168.8199001763</text:p>
              </table:table-cell>
              <table:table-cell office:value-type="float" office:value="1177.01333209857">
                <text:p>1177.01333209857</text:p>
              </table:table-cell>
              <table:table-cell office:value-type="float" office:value="1168.55035865493">
                <text:p>1168.5503586549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618">
                <text:p>7618</text:p>
              </table:table-cell>
              <table:table-cell office:value-type="float" office:value="1175.94136267816">
                <text:p>1175.94136267816</text:p>
              </table:table-cell>
              <table:table-cell office:value-type="float" office:value="1178.19791330589">
                <text:p>1178.19791330589</text:p>
              </table:table-cell>
              <table:table-cell office:value-type="float" office:value="1169.86160215067">
                <text:p>1169.86160215067</text:p>
              </table:table-cell>
              <table:table-cell office:value-type="float" office:value="1168.8198588024">
                <text:p>1168.8198588024</text:p>
              </table:table-cell>
              <table:table-cell office:value-type="float" office:value="1177.01151811139">
                <text:p>1177.01151811139</text:p>
              </table:table-cell>
              <table:table-cell office:value-type="float" office:value="1168.54841322311">
                <text:p>1168.548413223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619">
                <text:p>7619</text:p>
              </table:table-cell>
              <table:table-cell office:value-type="float" office:value="1175.94557123172">
                <text:p>1175.94557123172</text:p>
              </table:table-cell>
              <table:table-cell office:value-type="float" office:value="1178.19642348784">
                <text:p>1178.19642348784</text:p>
              </table:table-cell>
              <table:table-cell office:value-type="float" office:value="1169.86441296341">
                <text:p>1169.86441296341</text:p>
              </table:table-cell>
              <table:table-cell office:value-type="float" office:value="1168.81942441571">
                <text:p>1168.81942441571</text:p>
              </table:table-cell>
              <table:table-cell office:value-type="float" office:value="1177.00900876862">
                <text:p>1177.00900876862</text:p>
              </table:table-cell>
              <table:table-cell office:value-type="float" office:value="1168.54399878778">
                <text:p>1168.5439987877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620">
                <text:p>7620</text:p>
              </table:table-cell>
              <table:table-cell office:value-type="float" office:value="1175.94805787718">
                <text:p>1175.94805787718</text:p>
              </table:table-cell>
              <table:table-cell office:value-type="float" office:value="1178.19573222891">
                <text:p>1178.19573222891</text:p>
              </table:table-cell>
              <table:table-cell office:value-type="float" office:value="1169.86590625227">
                <text:p>1169.86590625227</text:p>
              </table:table-cell>
              <table:table-cell office:value-type="float" office:value="1168.81930855801">
                <text:p>1168.81930855801</text:p>
              </table:table-cell>
              <table:table-cell office:value-type="float" office:value="1177.00717903841">
                <text:p>1177.00717903841</text:p>
              </table:table-cell>
              <table:table-cell office:value-type="float" office:value="1168.5426030923">
                <text:p>1168.54260309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621">
                <text:p>7621</text:p>
              </table:table-cell>
              <table:table-cell office:value-type="float" office:value="1176.00448424417">
                <text:p>1176.00448424417</text:p>
              </table:table-cell>
              <table:table-cell office:value-type="float" office:value="1178.17650628486">
                <text:p>1178.17650628486</text:p>
              </table:table-cell>
              <table:table-cell office:value-type="float" office:value="1169.89437131287">
                <text:p>1169.89437131287</text:p>
              </table:table-cell>
              <table:table-cell office:value-type="float" office:value="1168.80327053049">
                <text:p>1168.80327053049</text:p>
              </table:table-cell>
              <table:table-cell office:value-type="float" office:value="1176.98081606604">
                <text:p>1176.98081606604</text:p>
              </table:table-cell>
              <table:table-cell office:value-type="float" office:value="1168.48762911974">
                <text:p>1168.4876291197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622">
                <text:p>7622</text:p>
              </table:table-cell>
              <table:table-cell office:value-type="float" office:value="1176.00334571054">
                <text:p>1176.00334571054</text:p>
              </table:table-cell>
              <table:table-cell office:value-type="float" office:value="1178.17695070424">
                <text:p>1178.17695070424</text:p>
              </table:table-cell>
              <table:table-cell office:value-type="float" office:value="1169.89409557158">
                <text:p>1169.89409557158</text:p>
              </table:table-cell>
              <table:table-cell office:value-type="float" office:value="1168.80420352733">
                <text:p>1168.80420352733</text:p>
              </table:table-cell>
              <table:table-cell office:value-type="float" office:value="1176.98057917077">
                <text:p>1176.98057917077</text:p>
              </table:table-cell>
              <table:table-cell office:value-type="float" office:value="1168.4906203017">
                <text:p>1168.49062030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623">
                <text:p>7623</text:p>
              </table:table-cell>
              <table:table-cell office:value-type="float" office:value="1176.01182895481">
                <text:p>1176.01182895481</text:p>
              </table:table-cell>
              <table:table-cell office:value-type="float" office:value="1178.17380102183">
                <text:p>1178.17380102183</text:p>
              </table:table-cell>
              <table:table-cell office:value-type="float" office:value="1169.8998612765">
                <text:p>1169.8998612765</text:p>
              </table:table-cell>
              <table:table-cell office:value-type="float" office:value="1168.80230152729">
                <text:p>1168.80230152729</text:p>
              </table:table-cell>
              <table:table-cell office:value-type="float" office:value="1176.97617233003">
                <text:p>1176.97617233003</text:p>
              </table:table-cell>
              <table:table-cell office:value-type="float" office:value="1168.48261110012">
                <text:p>1168.482611100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624">
                <text:p>7624</text:p>
              </table:table-cell>
              <table:table-cell office:value-type="float" office:value="1176.0128708469">
                <text:p>1176.0128708469</text:p>
              </table:table-cell>
              <table:table-cell office:value-type="float" office:value="1178.17345714727">
                <text:p>1178.17345714727</text:p>
              </table:table-cell>
              <table:table-cell office:value-type="float" office:value="1169.90092715111">
                <text:p>1169.90092715111</text:p>
              </table:table-cell>
              <table:table-cell office:value-type="float" office:value="1168.80248616843">
                <text:p>1168.80248616843</text:p>
              </table:table-cell>
              <table:table-cell office:value-type="float" office:value="1176.97491474274">
                <text:p>1176.97491474274</text:p>
              </table:table-cell>
              <table:table-cell office:value-type="float" office:value="1168.48358525443">
                <text:p>1168.4835852544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625">
                <text:p>7625</text:p>
              </table:table-cell>
              <table:table-cell office:value-type="float" office:value="1176.01901015077">
                <text:p>1176.01901015077</text:p>
              </table:table-cell>
              <table:table-cell office:value-type="float" office:value="1178.17095893114">
                <text:p>1178.17095893114</text:p>
              </table:table-cell>
              <table:table-cell office:value-type="float" office:value="1169.90577374501">
                <text:p>1169.90577374501</text:p>
              </table:table-cell>
              <table:table-cell office:value-type="float" office:value="1168.80123407698">
                <text:p>1168.80123407698</text:p>
              </table:table-cell>
              <table:table-cell office:value-type="float" office:value="1176.97159199798">
                <text:p>1176.97159199798</text:p>
              </table:table-cell>
              <table:table-cell office:value-type="float" office:value="1168.47785343229">
                <text:p>1168.4778534322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626">
                <text:p>7626</text:p>
              </table:table-cell>
              <table:table-cell office:value-type="float" office:value="1176.02082903551">
                <text:p>1176.02082903551</text:p>
              </table:table-cell>
              <table:table-cell office:value-type="float" office:value="1178.17034937237">
                <text:p>1178.17034937237</text:p>
              </table:table-cell>
              <table:table-cell office:value-type="float" office:value="1169.90748419645">
                <text:p>1169.90748419645</text:p>
              </table:table-cell>
              <table:table-cell office:value-type="float" office:value="1168.80110769291">
                <text:p>1168.80110769291</text:p>
              </table:table-cell>
              <table:table-cell office:value-type="float" office:value="1176.97002091054">
                <text:p>1176.97002091054</text:p>
              </table:table-cell>
              <table:table-cell office:value-type="float" office:value="1168.47777566715">
                <text:p>1168.477775667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627">
                <text:p>7627</text:p>
              </table:table-cell>
              <table:table-cell office:value-type="float" office:value="1176.02556369218">
                <text:p>1176.02556369218</text:p>
              </table:table-cell>
              <table:table-cell office:value-type="float" office:value="1178.16821272101">
                <text:p>1178.16821272101</text:p>
              </table:table-cell>
              <table:table-cell office:value-type="float" office:value="1169.91183490389">
                <text:p>1169.91183490389</text:p>
              </table:table-cell>
              <table:table-cell office:value-type="float" office:value="1168.8002049441">
                <text:p>1168.8002049441</text:p>
              </table:table-cell>
              <table:table-cell office:value-type="float" office:value="1176.96729946982">
                <text:p>1176.96729946982</text:p>
              </table:table-cell>
              <table:table-cell office:value-type="float" office:value="1168.47341689659">
                <text:p>1168.4734168965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628">
                <text:p>7628</text:p>
              </table:table-cell>
              <table:table-cell office:value-type="float" office:value="1176.02767274486">
                <text:p>1176.02767274486</text:p>
              </table:table-cell>
              <table:table-cell office:value-type="float" office:value="1178.16742075059">
                <text:p>1178.16742075059</text:p>
              </table:table-cell>
              <table:table-cell office:value-type="float" office:value="1169.91399367761">
                <text:p>1169.91399367761</text:p>
              </table:table-cell>
              <table:table-cell office:value-type="float" office:value="1168.79993062738">
                <text:p>1168.79993062738</text:p>
              </table:table-cell>
              <table:table-cell office:value-type="float" office:value="1176.96562851074">
                <text:p>1176.96562851074</text:p>
              </table:table-cell>
              <table:table-cell office:value-type="float" office:value="1168.47298812202">
                <text:p>1168.4729881220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629">
                <text:p>7629</text:p>
              </table:table-cell>
              <table:table-cell office:value-type="float" office:value="1176.03143326438">
                <text:p>1176.03143326438</text:p>
              </table:table-cell>
              <table:table-cell office:value-type="float" office:value="1178.16550214927">
                <text:p>1178.16550214927</text:p>
              </table:table-cell>
              <table:table-cell office:value-type="float" office:value="1169.91802408843">
                <text:p>1169.91802408843</text:p>
              </table:table-cell>
              <table:table-cell office:value-type="float" office:value="1168.79923423272">
                <text:p>1168.79923423272</text:p>
              </table:table-cell>
              <table:table-cell office:value-type="float" office:value="1176.96329272026">
                <text:p>1176.96329272026</text:p>
              </table:table-cell>
              <table:table-cell office:value-type="float" office:value="1168.46972839409">
                <text:p>1168.4697283940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630">
                <text:p>7630</text:p>
              </table:table-cell>
              <table:table-cell office:value-type="float" office:value="1176.03357578975">
                <text:p>1176.03357578975</text:p>
              </table:table-cell>
              <table:table-cell office:value-type="float" office:value="1178.16458452137">
                <text:p>1178.16458452137</text:p>
              </table:table-cell>
              <table:table-cell office:value-type="float" office:value="1169.92049422553">
                <text:p>1169.92049422553</text:p>
              </table:table-cell>
              <table:table-cell office:value-type="float" office:value="1168.79888609835">
                <text:p>1168.79888609835</text:p>
              </table:table-cell>
              <table:table-cell office:value-type="float" office:value="1176.96162376843">
                <text:p>1176.96162376843</text:p>
              </table:table-cell>
              <table:table-cell office:value-type="float" office:value="1168.46905494827">
                <text:p>1168.4690549482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631">
                <text:p>7631</text:p>
              </table:table-cell>
              <table:table-cell office:value-type="float" office:value="1176.08764884569">
                <text:p>1176.08764884569</text:p>
              </table:table-cell>
              <table:table-cell office:value-type="float" office:value="1178.14324455367">
                <text:p>1178.14324455367</text:p>
              </table:table-cell>
              <table:table-cell office:value-type="float" office:value="1169.95260548312">
                <text:p>1169.95260548312</text:p>
              </table:table-cell>
              <table:table-cell office:value-type="float" office:value="1168.7809018526">
                <text:p>1168.7809018526</text:p>
              </table:table-cell>
              <table:table-cell office:value-type="float" office:value="1176.93275696364">
                <text:p>1176.93275696364</text:p>
              </table:table-cell>
              <table:table-cell office:value-type="float" office:value="1168.41085209448">
                <text:p>1168.4108520944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632">
                <text:p>7632</text:p>
              </table:table-cell>
              <table:table-cell office:value-type="float" office:value="1176.08625344295">
                <text:p>1176.08625344295</text:p>
              </table:table-cell>
              <table:table-cell office:value-type="float" office:value="1178.14358904533">
                <text:p>1178.14358904533</text:p>
              </table:table-cell>
              <table:table-cell office:value-type="float" office:value="1169.95313803444">
                <text:p>1169.95313803444</text:p>
              </table:table-cell>
              <table:table-cell office:value-type="float" office:value="1168.7816325249">
                <text:p>1168.7816325249</text:p>
              </table:table-cell>
              <table:table-cell office:value-type="float" office:value="1176.93264992238">
                <text:p>1176.93264992238</text:p>
              </table:table-cell>
              <table:table-cell office:value-type="float" office:value="1168.41397251281">
                <text:p>1168.4139725128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633">
                <text:p>7633</text:p>
              </table:table-cell>
              <table:table-cell office:value-type="float" office:value="1176.09416326239">
                <text:p>1176.09416326239</text:p>
              </table:table-cell>
              <table:table-cell office:value-type="float" office:value="1178.13978693917">
                <text:p>1178.13978693917</text:p>
              </table:table-cell>
              <table:table-cell office:value-type="float" office:value="1169.96045120278">
                <text:p>1169.96045120278</text:p>
              </table:table-cell>
              <table:table-cell office:value-type="float" office:value="1168.77945442226">
                <text:p>1168.77945442226</text:p>
              </table:table-cell>
              <table:table-cell office:value-type="float" office:value="1176.92850672159">
                <text:p>1176.92850672159</text:p>
              </table:table-cell>
              <table:table-cell office:value-type="float" office:value="1168.40602384181">
                <text:p>1168.4060238418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634">
                <text:p>7634</text:p>
              </table:table-cell>
              <table:table-cell office:value-type="float" office:value="1176.09487715334">
                <text:p>1176.09487715334</text:p>
              </table:table-cell>
              <table:table-cell office:value-type="float" office:value="1178.13923783708">
                <text:p>1178.13923783708</text:p>
              </table:table-cell>
              <table:table-cell office:value-type="float" office:value="1169.96249059338">
                <text:p>1169.96249059338</text:p>
              </table:table-cell>
              <table:table-cell office:value-type="float" office:value="1168.77943097548">
                <text:p>1168.77943097548</text:p>
              </table:table-cell>
              <table:table-cell office:value-type="float" office:value="1176.9274001959">
                <text:p>1176.9274001959</text:p>
              </table:table-cell>
              <table:table-cell office:value-type="float" office:value="1168.40686405683">
                <text:p>1168.4068640568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635">
                <text:p>7635</text:p>
              </table:table-cell>
              <table:table-cell office:value-type="float" office:value="1176.10048375194">
                <text:p>1176.10048375194</text:p>
              </table:table-cell>
              <table:table-cell office:value-type="float" office:value="1178.13613279565">
                <text:p>1178.13613279565</text:p>
              </table:table-cell>
              <table:table-cell office:value-type="float" office:value="1169.9687043977">
                <text:p>1169.9687043977</text:p>
              </table:table-cell>
              <table:table-cell office:value-type="float" office:value="1168.77792794355">
                <text:p>1168.77792794355</text:p>
              </table:table-cell>
              <table:table-cell office:value-type="float" office:value="1176.92433362994">
                <text:p>1176.92433362994</text:p>
              </table:table-cell>
              <table:table-cell office:value-type="float" office:value="1168.40133556418">
                <text:p>1168.4013355641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636">
                <text:p>7636</text:p>
              </table:table-cell>
              <table:table-cell office:value-type="float" office:value="1176.10195412047">
                <text:p>1176.10195412047</text:p>
              </table:table-cell>
              <table:table-cell office:value-type="float" office:value="1178.13523083433">
                <text:p>1178.13523083433</text:p>
              </table:table-cell>
              <table:table-cell office:value-type="float" office:value="1169.97148699845">
                <text:p>1169.97148699845</text:p>
              </table:table-cell>
              <table:table-cell office:value-type="float" office:value="1168.77760302339">
                <text:p>1168.77760302339</text:p>
              </table:table-cell>
              <table:table-cell office:value-type="float" office:value="1176.92292821889">
                <text:p>1176.92292821889</text:p>
              </table:table-cell>
              <table:table-cell office:value-type="float" office:value="1168.40132537729">
                <text:p>1168.4013253772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637">
                <text:p>7637</text:p>
              </table:table-cell>
              <table:table-cell office:value-type="float" office:value="1176.10617570752">
                <text:p>1176.10617570752</text:p>
              </table:table-cell>
              <table:table-cell office:value-type="float" office:value="1178.13254401802">
                <text:p>1178.13254401802</text:p>
              </table:table-cell>
              <table:table-cell office:value-type="float" office:value="1169.9770655016">
                <text:p>1169.9770655016</text:p>
              </table:table-cell>
              <table:table-cell office:value-type="float" office:value="1168.77646469029">
                <text:p>1168.77646469029</text:p>
              </table:table-cell>
              <table:table-cell office:value-type="float" office:value="1176.92044867798">
                <text:p>1176.92044867798</text:p>
              </table:table-cell>
              <table:table-cell office:value-type="float" office:value="1168.39728388975">
                <text:p>1168.397283889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638">
                <text:p>7638</text:p>
              </table:table-cell>
              <table:table-cell office:value-type="float" office:value="1176.10790944574">
                <text:p>1176.10790944574</text:p>
              </table:table-cell>
              <table:table-cell office:value-type="float" office:value="1178.13142896255">
                <text:p>1178.13142896255</text:p>
              </table:table-cell>
              <table:table-cell office:value-type="float" office:value="1169.98029357554">
                <text:p>1169.98029357554</text:p>
              </table:table-cell>
              <table:table-cell office:value-type="float" office:value="1168.77600148896">
                <text:p>1168.77600148896</text:p>
              </table:table-cell>
              <table:table-cell office:value-type="float" office:value="1176.91896177016">
                <text:p>1176.91896177016</text:p>
              </table:table-cell>
              <table:table-cell office:value-type="float" office:value="1168.39688601977">
                <text:p>1168.3968860197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639">
                <text:p>7639</text:p>
              </table:table-cell>
              <table:table-cell office:value-type="float" office:value="1176.11116941295">
                <text:p>1176.11116941295</text:p>
              </table:table-cell>
              <table:table-cell office:value-type="float" office:value="1178.12905818811">
                <text:p>1178.12905818811</text:p>
              </table:table-cell>
              <table:table-cell office:value-type="float" office:value="1169.98538592413">
                <text:p>1169.98538592413</text:p>
              </table:table-cell>
              <table:table-cell office:value-type="float" office:value="1168.77508625122">
                <text:p>1168.77508625122</text:p>
              </table:table-cell>
              <table:table-cell office:value-type="float" office:value="1176.9168745109">
                <text:p>1176.9168745109</text:p>
              </table:table-cell>
              <table:table-cell office:value-type="float" office:value="1168.39391460608">
                <text:p>1168.3939146060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640">
                <text:p>7640</text:p>
              </table:table-cell>
              <table:table-cell office:value-type="float" office:value="1176.11292555918">
                <text:p>1176.11292555918</text:p>
              </table:table-cell>
              <table:table-cell office:value-type="float" office:value="1178.12775974323">
                <text:p>1178.12775974323</text:p>
              </table:table-cell>
              <table:table-cell office:value-type="float" office:value="1169.98893613253">
                <text:p>1169.98893613253</text:p>
              </table:table-cell>
              <table:table-cell office:value-type="float" office:value="1168.77455823155">
                <text:p>1168.77455823155</text:p>
              </table:table-cell>
              <table:table-cell office:value-type="float" office:value="1176.91538982283">
                <text:p>1176.91538982283</text:p>
              </table:table-cell>
              <table:table-cell office:value-type="float" office:value="1168.39376241233">
                <text:p>1168.393762412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641">
                <text:p>7641</text:p>
              </table:table-cell>
              <table:table-cell office:value-type="float" office:value="1176.16653710836">
                <text:p>1176.16653710836</text:p>
              </table:table-cell>
              <table:table-cell office:value-type="float" office:value="1178.10408586862">
                <text:p>1178.10408586862</text:p>
              </table:table-cell>
              <table:table-cell office:value-type="float" office:value="1170.02799389028">
                <text:p>1170.02799389028</text:p>
              </table:table-cell>
              <table:table-cell office:value-type="float" office:value="1168.75807466685">
                <text:p>1168.75807466685</text:p>
              </table:table-cell>
              <table:table-cell office:value-type="float" office:value="1176.89415508017">
                <text:p>1176.89415508017</text:p>
              </table:table-cell>
              <table:table-cell office:value-type="float" office:value="1168.33916277645">
                <text:p>1168.339162776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642">
                <text:p>7642</text:p>
              </table:table-cell>
              <table:table-cell office:value-type="float" office:value="1176.16479421901">
                <text:p>1176.16479421901</text:p>
              </table:table-cell>
              <table:table-cell office:value-type="float" office:value="1178.10422974117">
                <text:p>1178.10422974117</text:p>
              </table:table-cell>
              <table:table-cell office:value-type="float" office:value="1170.02934067331">
                <text:p>1170.02934067331</text:p>
              </table:table-cell>
              <table:table-cell office:value-type="float" office:value="1168.75864739568">
                <text:p>1168.75864739568</text:p>
              </table:table-cell>
              <table:table-cell office:value-type="float" office:value="1176.89400670537">
                <text:p>1176.89400670537</text:p>
              </table:table-cell>
              <table:table-cell office:value-type="float" office:value="1168.34296117717">
                <text:p>1168.342961177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643">
                <text:p>7643</text:p>
              </table:table-cell>
              <table:table-cell office:value-type="float" office:value="1176.17216641075">
                <text:p>1176.17216641075</text:p>
              </table:table-cell>
              <table:table-cell office:value-type="float" office:value="1178.09972549763">
                <text:p>1178.09972549763</text:p>
              </table:table-cell>
              <table:table-cell office:value-type="float" office:value="1170.03780261975">
                <text:p>1170.03780261975</text:p>
              </table:table-cell>
              <table:table-cell office:value-type="float" office:value="1168.75623333993">
                <text:p>1168.75623333993</text:p>
              </table:table-cell>
              <table:table-cell office:value-type="float" office:value="1176.89047505249">
                <text:p>1176.89047505249</text:p>
              </table:table-cell>
              <table:table-cell office:value-type="float" office:value="1168.33639322946">
                <text:p>1168.3363932294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644">
                <text:p>7644</text:p>
              </table:table-cell>
              <table:table-cell office:value-type="float" office:value="1176.17254737352">
                <text:p>1176.17254737352</text:p>
              </table:table-cell>
              <table:table-cell office:value-type="float" office:value="1178.09889290158">
                <text:p>1178.09889290158</text:p>
              </table:table-cell>
              <table:table-cell office:value-type="float" office:value="1170.04079346082">
                <text:p>1170.04079346082</text:p>
              </table:table-cell>
              <table:table-cell office:value-type="float" office:value="1168.75606426615">
                <text:p>1168.75606426615</text:p>
              </table:table-cell>
              <table:table-cell office:value-type="float" office:value="1176.8895167269">
                <text:p>1176.8895167269</text:p>
              </table:table-cell>
              <table:table-cell office:value-type="float" office:value="1168.33837992904">
                <text:p>1168.338379929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645">
                <text:p>7645</text:p>
              </table:table-cell>
              <table:table-cell office:value-type="float" office:value="1176.17765454536">
                <text:p>1176.17765454536</text:p>
              </table:table-cell>
              <table:table-cell office:value-type="float" office:value="1178.09519835748">
                <text:p>1178.09519835748</text:p>
              </table:table-cell>
              <table:table-cell office:value-type="float" office:value="1170.04792075149">
                <text:p>1170.04792075149</text:p>
              </table:table-cell>
              <table:table-cell office:value-type="float" office:value="1168.75432677017">
                <text:p>1168.75432677017</text:p>
              </table:table-cell>
              <table:table-cell office:value-type="float" office:value="1176.88692417644">
                <text:p>1176.88692417644</text:p>
              </table:table-cell>
              <table:table-cell office:value-type="float" office:value="1168.33445601896">
                <text:p>1168.3344560189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646">
                <text:p>7646</text:p>
              </table:table-cell>
              <table:table-cell office:value-type="float" office:value="1176.17879587244">
                <text:p>1176.17879587244</text:p>
              </table:table-cell>
              <table:table-cell office:value-type="float" office:value="1178.09393277427">
                <text:p>1178.09393277427</text:p>
              </table:table-cell>
              <table:table-cell office:value-type="float" office:value="1170.05162979551">
                <text:p>1170.05162979551</text:p>
              </table:table-cell>
              <table:table-cell office:value-type="float" office:value="1168.75385258165">
                <text:p>1168.75385258165</text:p>
              </table:table-cell>
              <table:table-cell office:value-type="float" office:value="1176.8857210501">
                <text:p>1176.8857210501</text:p>
              </table:table-cell>
              <table:table-cell office:value-type="float" office:value="1168.33610116497">
                <text:p>1168.336101164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647">
                <text:p>7647</text:p>
              </table:table-cell>
              <table:table-cell office:value-type="float" office:value="1176.18256062214">
                <text:p>1176.18256062214</text:p>
              </table:table-cell>
              <table:table-cell office:value-type="float" office:value="1178.09071424415">
                <text:p>1178.09071424415</text:p>
              </table:table-cell>
              <table:table-cell office:value-type="float" office:value="1170.05798015722">
                <text:p>1170.05798015722</text:p>
              </table:table-cell>
              <table:table-cell office:value-type="float" office:value="1168.75249629711">
                <text:p>1168.75249629711</text:p>
              </table:table-cell>
              <table:table-cell office:value-type="float" office:value="1176.88366346683">
                <text:p>1176.88366346683</text:p>
              </table:table-cell>
              <table:table-cell office:value-type="float" office:value="1168.33443002322">
                <text:p>1168.3344300232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648">
                <text:p>7648</text:p>
              </table:table-cell>
              <table:table-cell office:value-type="float" office:value="1176.18397148533">
                <text:p>1176.18397148533</text:p>
              </table:table-cell>
              <table:table-cell office:value-type="float" office:value="1178.08920091964">
                <text:p>1178.08920091964</text:p>
              </table:table-cell>
              <table:table-cell office:value-type="float" office:value="1170.06206008922">
                <text:p>1170.06206008922</text:p>
              </table:table-cell>
              <table:table-cell office:value-type="float" office:value="1168.75188321013">
                <text:p>1168.75188321013</text:p>
              </table:table-cell>
              <table:table-cell office:value-type="float" office:value="1176.88241351476">
                <text:p>1176.88241351476</text:p>
              </table:table-cell>
              <table:table-cell office:value-type="float" office:value="1168.33654003938">
                <text:p>1168.3365400393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649">
                <text:p>7649</text:p>
              </table:table-cell>
              <table:table-cell office:value-type="float" office:value="1176.18682042503">
                <text:p>1176.18682042503</text:p>
              </table:table-cell>
              <table:table-cell office:value-type="float" office:value="1178.08631721009">
                <text:p>1178.08631721009</text:p>
              </table:table-cell>
              <table:table-cell office:value-type="float" office:value="1170.06788752984">
                <text:p>1170.06788752984</text:p>
              </table:table-cell>
              <table:table-cell office:value-type="float" office:value="1168.75076920147">
                <text:p>1168.75076920147</text:p>
              </table:table-cell>
              <table:table-cell office:value-type="float" office:value="1176.88070369839">
                <text:p>1176.88070369839</text:p>
              </table:table-cell>
              <table:table-cell office:value-type="float" office:value="1168.33643640612">
                <text:p>1168.336436406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650">
                <text:p>7650</text:p>
              </table:table-cell>
              <table:table-cell office:value-type="float" office:value="1176.18825586381">
                <text:p>1176.18825586381</text:p>
              </table:table-cell>
              <table:table-cell office:value-type="float" office:value="1178.08465622671">
                <text:p>1178.08465622671</text:p>
              </table:table-cell>
              <table:table-cell office:value-type="float" office:value="1170.0721616464">
                <text:p>1170.0721616464</text:p>
              </table:table-cell>
              <table:table-cell office:value-type="float" office:value="1168.75009934878">
                <text:p>1168.75009934878</text:p>
              </table:table-cell>
              <table:table-cell office:value-type="float" office:value="1176.87948422535">
                <text:p>1176.87948422535</text:p>
              </table:table-cell>
              <table:table-cell office:value-type="float" office:value="1168.33908282027">
                <text:p>1168.3390828202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651">
                <text:p>7651</text:p>
              </table:table-cell>
              <table:table-cell office:value-type="float" office:value="1176.24053319109">
                <text:p>1176.24053319109</text:p>
              </table:table-cell>
              <table:table-cell office:value-type="float" office:value="1178.05785241602">
                <text:p>1178.05785241602</text:p>
              </table:table-cell>
              <table:table-cell office:value-type="float" office:value="1170.11198668285">
                <text:p>1170.11198668285</text:p>
              </table:table-cell>
              <table:table-cell office:value-type="float" office:value="1168.73102949747">
                <text:p>1168.73102949747</text:p>
              </table:table-cell>
              <table:table-cell office:value-type="float" office:value="1176.85548985384">
                <text:p>1176.85548985384</text:p>
              </table:table-cell>
              <table:table-cell office:value-type="float" office:value="1168.29011447696">
                <text:p>1168.2901144769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652">
                <text:p>7652</text:p>
              </table:table-cell>
              <table:table-cell office:value-type="float" office:value="1176.23854519135">
                <text:p>1176.23854519135</text:p>
              </table:table-cell>
              <table:table-cell office:value-type="float" office:value="1178.05780566834">
                <text:p>1178.05780566834</text:p>
              </table:table-cell>
              <table:table-cell office:value-type="float" office:value="1170.11394286326">
                <text:p>1170.11394286326</text:p>
              </table:table-cell>
              <table:table-cell office:value-type="float" office:value="1168.73152555797">
                <text:p>1168.73152555797</text:p>
              </table:table-cell>
              <table:table-cell office:value-type="float" office:value="1176.85556436087">
                <text:p>1176.85556436087</text:p>
              </table:table-cell>
              <table:table-cell office:value-type="float" office:value="1168.29640032132">
                <text:p>1168.296400321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653">
                <text:p>7653</text:p>
              </table:table-cell>
              <table:table-cell office:value-type="float" office:value="1176.24549598277">
                <text:p>1176.24549598277</text:p>
              </table:table-cell>
              <table:table-cell office:value-type="float" office:value="1178.05260091223">
                <text:p>1178.05260091223</text:p>
              </table:table-cell>
              <table:table-cell office:value-type="float" office:value="1170.1230413612">
                <text:p>1170.1230413612</text:p>
              </table:table-cell>
              <table:table-cell office:value-type="float" office:value="1168.72886172695">
                <text:p>1168.72886172695</text:p>
              </table:table-cell>
              <table:table-cell office:value-type="float" office:value="1176.85248688172">
                <text:p>1176.85248688172</text:p>
              </table:table-cell>
              <table:table-cell office:value-type="float" office:value="1168.29324722716">
                <text:p>1168.293247227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654">
                <text:p>7654</text:p>
              </table:table-cell>
              <table:table-cell office:value-type="float" office:value="1176.24560847884">
                <text:p>1176.24560847884</text:p>
              </table:table-cell>
              <table:table-cell office:value-type="float" office:value="1178.05147557019">
                <text:p>1178.05147557019</text:p>
              </table:table-cell>
              <table:table-cell office:value-type="float" office:value="1170.12657053967">
                <text:p>1170.12657053967</text:p>
              </table:table-cell>
              <table:table-cell office:value-type="float" office:value="1168.72858197761">
                <text:p>1168.72858197761</text:p>
              </table:table-cell>
              <table:table-cell office:value-type="float" office:value="1176.85176883952">
                <text:p>1176.85176883952</text:p>
              </table:table-cell>
              <table:table-cell office:value-type="float" office:value="1168.29766745677">
                <text:p>1168.2976674567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655">
                <text:p>7655</text:p>
              </table:table-cell>
              <table:table-cell office:value-type="float" office:value="1176.25031670539">
                <text:p>1176.25031670539</text:p>
              </table:table-cell>
              <table:table-cell office:value-type="float" office:value="1178.04721952036">
                <text:p>1178.04721952036</text:p>
              </table:table-cell>
              <table:table-cell office:value-type="float" office:value="1170.13419954648">
                <text:p>1170.13419954648</text:p>
              </table:table-cell>
              <table:table-cell office:value-type="float" office:value="1168.72664163078">
                <text:p>1168.72664163078</text:p>
              </table:table-cell>
              <table:table-cell office:value-type="float" office:value="1176.84961050032">
                <text:p>1176.84961050032</text:p>
              </table:table-cell>
              <table:table-cell office:value-type="float" office:value="1168.29673889724">
                <text:p>1168.2967388972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656">
                <text:p>7656</text:p>
              </table:table-cell>
              <table:table-cell office:value-type="float" office:value="1176.25117680326">
                <text:p>1176.25117680326</text:p>
              </table:table-cell>
              <table:table-cell office:value-type="float" office:value="1178.04563977891">
                <text:p>1178.04563977891</text:p>
              </table:table-cell>
              <table:table-cell office:value-type="float" office:value="1170.13835777464">
                <text:p>1170.13835777464</text:p>
              </table:table-cell>
              <table:table-cell office:value-type="float" office:value="1168.7260579722">
                <text:p>1168.7260579722</text:p>
              </table:table-cell>
              <table:table-cell office:value-type="float" office:value="1176.84868685238">
                <text:p>1176.84868685238</text:p>
              </table:table-cell>
              <table:table-cell office:value-type="float" office:value="1168.30055594642">
                <text:p>1168.3005559464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657">
                <text:p>7657</text:p>
              </table:table-cell>
              <table:table-cell office:value-type="float" office:value="1176.25455889086">
                <text:p>1176.25455889086</text:p>
              </table:table-cell>
              <table:table-cell office:value-type="float" office:value="1178.04192751741">
                <text:p>1178.04192751741</text:p>
              </table:table-cell>
              <table:table-cell office:value-type="float" office:value="1170.1451155744">
                <text:p>1170.1451155744</text:p>
              </table:table-cell>
              <table:table-cell office:value-type="float" office:value="1168.72452743004">
                <text:p>1168.72452743004</text:p>
              </table:table-cell>
              <table:table-cell office:value-type="float" office:value="1176.84703384011">
                <text:p>1176.84703384011</text:p>
              </table:table-cell>
              <table:table-cell office:value-type="float" office:value="1168.30103852789">
                <text:p>1168.3010385278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658">
                <text:p>7658</text:p>
              </table:table-cell>
              <table:table-cell office:value-type="float" office:value="1176.25567389191">
                <text:p>1176.25567389191</text:p>
              </table:table-cell>
              <table:table-cell office:value-type="float" office:value="1178.04007801343">
                <text:p>1178.04007801343</text:p>
              </table:table-cell>
              <table:table-cell office:value-type="float" office:value="1170.14956145943">
                <text:p>1170.14956145943</text:p>
              </table:table-cell>
              <table:table-cell office:value-type="float" office:value="1168.723809416">
                <text:p>1168.723809416</text:p>
              </table:table-cell>
              <table:table-cell office:value-type="float" office:value="1176.84607403371">
                <text:p>1176.84607403371</text:p>
              </table:table-cell>
              <table:table-cell office:value-type="float" office:value="1168.3046777886">
                <text:p>1168.304677788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659">
                <text:p>7659</text:p>
              </table:table-cell>
              <table:table-cell office:value-type="float" office:value="1176.25815748529">
                <text:p>1176.25815748529</text:p>
              </table:table-cell>
              <table:table-cell office:value-type="float" office:value="1178.0367924654">
                <text:p>1178.0367924654</text:p>
              </table:table-cell>
              <table:table-cell office:value-type="float" office:value="1170.15571295172">
                <text:p>1170.15571295172</text:p>
              </table:table-cell>
              <table:table-cell office:value-type="float" office:value="1168.72254275757">
                <text:p>1168.72254275757</text:p>
              </table:table-cell>
              <table:table-cell office:value-type="float" office:value="1176.84474057934">
                <text:p>1176.84474057934</text:p>
              </table:table-cell>
              <table:table-cell office:value-type="float" office:value="1168.30623105389">
                <text:p>1168.3062310538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660">
                <text:p>7660</text:p>
              </table:table-cell>
              <table:table-cell office:value-type="float" office:value="1176.25928996213">
                <text:p>1176.25928996213</text:p>
              </table:table-cell>
              <table:table-cell office:value-type="float" office:value="1178.03480741571">
                <text:p>1178.03480741571</text:p>
              </table:table-cell>
              <table:table-cell office:value-type="float" office:value="1170.16028246634">
                <text:p>1170.16028246634</text:p>
              </table:table-cell>
              <table:table-cell office:value-type="float" office:value="1168.72177429302">
                <text:p>1168.72177429302</text:p>
              </table:table-cell>
              <table:table-cell office:value-type="float" office:value="1176.84381848964">
                <text:p>1176.84381848964</text:p>
              </table:table-cell>
              <table:table-cell office:value-type="float" office:value="1168.30987176511">
                <text:p>1168.309871765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661">
                <text:p>7661</text:p>
              </table:table-cell>
              <table:table-cell office:value-type="float" office:value="1176.31190536876">
                <text:p>1176.31190536876</text:p>
              </table:table-cell>
              <table:table-cell office:value-type="float" office:value="1178.00722979961">
                <text:p>1178.00722979961</text:p>
              </table:table-cell>
              <table:table-cell office:value-type="float" office:value="1170.20272092916">
                <text:p>1170.20272092916</text:p>
              </table:table-cell>
              <table:table-cell office:value-type="float" office:value="1168.70443892073">
                <text:p>1168.70443892073</text:p>
              </table:table-cell>
              <table:table-cell office:value-type="float" office:value="1176.82694743615">
                <text:p>1176.82694743615</text:p>
              </table:table-cell>
              <table:table-cell office:value-type="float" office:value="1168.26970336669">
                <text:p>1168.2697033666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662">
                <text:p>7662</text:p>
              </table:table-cell>
              <table:table-cell office:value-type="float" office:value="1176.30960960546">
                <text:p>1176.30960960546</text:p>
              </table:table-cell>
              <table:table-cell office:value-type="float" office:value="1178.00695117412">
                <text:p>1178.00695117412</text:p>
              </table:table-cell>
              <table:table-cell office:value-type="float" office:value="1170.20485713593">
                <text:p>1170.20485713593</text:p>
              </table:table-cell>
              <table:table-cell office:value-type="float" office:value="1168.70484411453">
                <text:p>1168.70484411453</text:p>
              </table:table-cell>
              <table:table-cell office:value-type="float" office:value="1176.8271510301">
                <text:p>1176.8271510301</text:p>
              </table:table-cell>
              <table:table-cell office:value-type="float" office:value="1168.27620100361">
                <text:p>1168.2762010036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663">
                <text:p>7663</text:p>
              </table:table-cell>
              <table:table-cell office:value-type="float" office:value="1176.31620820131">
                <text:p>1176.31620820131</text:p>
              </table:table-cell>
              <table:table-cell office:value-type="float" office:value="1178.00125624499">
                <text:p>1178.00125624499</text:p>
              </table:table-cell>
              <table:table-cell office:value-type="float" office:value="1170.21407661334">
                <text:p>1170.21407661334</text:p>
              </table:table-cell>
              <table:table-cell office:value-type="float" office:value="1168.70204292071">
                <text:p>1168.70204292071</text:p>
              </table:table-cell>
              <table:table-cell office:value-type="float" office:value="1176.82471563459">
                <text:p>1176.82471563459</text:p>
              </table:table-cell>
              <table:table-cell office:value-type="float" office:value="1168.27483398888">
                <text:p>1168.2748339888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664">
                <text:p>7664</text:p>
              </table:table-cell>
              <table:table-cell office:value-type="float" office:value="1176.31604286992">
                <text:p>1176.31604286992</text:p>
              </table:table-cell>
              <table:table-cell office:value-type="float" office:value="1177.99985797523">
                <text:p>1177.99985797523</text:p>
              </table:table-cell>
              <table:table-cell office:value-type="float" office:value="1170.21772919872">
                <text:p>1170.21772919872</text:p>
              </table:table-cell>
              <table:table-cell office:value-type="float" office:value="1168.70169504571">
                <text:p>1168.70169504571</text:p>
              </table:table-cell>
              <table:table-cell office:value-type="float" office:value="1176.82427827753">
                <text:p>1176.82427827753</text:p>
              </table:table-cell>
              <table:table-cell office:value-type="float" office:value="1168.27967613342">
                <text:p>1168.2796761334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665">
                <text:p>7665</text:p>
              </table:table-cell>
              <table:table-cell office:value-type="float" office:value="1176.32040862931">
                <text:p>1176.32040862931</text:p>
              </table:table-cell>
              <table:table-cell office:value-type="float" office:value="1177.99521754668">
                <text:p>1177.99521754668</text:p>
              </table:table-cell>
              <table:table-cell office:value-type="float" office:value="1170.22539360421">
                <text:p>1170.22539360421</text:p>
              </table:table-cell>
              <table:table-cell office:value-type="float" office:value="1168.69962188881">
                <text:p>1168.69962188881</text:p>
              </table:table-cell>
              <table:table-cell office:value-type="float" office:value="1176.82263444258">
                <text:p>1176.82263444258</text:p>
              </table:table-cell>
              <table:table-cell office:value-type="float" office:value="1168.28015472522">
                <text:p>1168.2801547252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666">
                <text:p>7666</text:p>
              </table:table-cell>
              <table:table-cell office:value-type="float" office:value="1176.32100238366">
                <text:p>1176.32100238366</text:p>
              </table:table-cell>
              <table:table-cell office:value-type="float" office:value="1177.9933602067">
                <text:p>1177.9933602067</text:p>
              </table:table-cell>
              <table:table-cell office:value-type="float" office:value="1170.22958893208">
                <text:p>1170.22958893208</text:p>
              </table:table-cell>
              <table:table-cell office:value-type="float" office:value="1168.69897109733">
                <text:p>1168.69897109733</text:p>
              </table:table-cell>
              <table:table-cell office:value-type="float" office:value="1176.82202096645">
                <text:p>1176.82202096645</text:p>
              </table:table-cell>
              <table:table-cell office:value-type="float" office:value="1168.28440814596">
                <text:p>1168.2844081459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667">
                <text:p>7667</text:p>
              </table:table-cell>
              <table:table-cell office:value-type="float" office:value="1176.32406797656">
                <text:p>1176.32406797656</text:p>
              </table:table-cell>
              <table:table-cell office:value-type="float" office:value="1177.9893719992">
                <text:p>1177.9893719992</text:p>
              </table:table-cell>
              <table:table-cell office:value-type="float" office:value="1170.23631557111">
                <text:p>1170.23631557111</text:p>
              </table:table-cell>
              <table:table-cell office:value-type="float" office:value="1168.69732170793">
                <text:p>1168.69732170793</text:p>
              </table:table-cell>
              <table:table-cell office:value-type="float" office:value="1176.82081950152">
                <text:p>1176.82081950152</text:p>
              </table:table-cell>
              <table:table-cell office:value-type="float" office:value="1168.2859586555">
                <text:p>1168.28595865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668">
                <text:p>7668</text:p>
              </table:table-cell>
              <table:table-cell office:value-type="float" office:value="1176.32492722771">
                <text:p>1176.32492722771</text:p>
              </table:table-cell>
              <table:table-cell office:value-type="float" office:value="1177.98728583919">
                <text:p>1177.98728583919</text:p>
              </table:table-cell>
              <table:table-cell office:value-type="float" office:value="1170.24072068871">
                <text:p>1170.24072068871</text:p>
              </table:table-cell>
              <table:table-cell office:value-type="float" office:value="1168.6965401635">
                <text:p>1168.6965401635</text:p>
              </table:table-cell>
              <table:table-cell office:value-type="float" office:value="1176.82018615521">
                <text:p>1176.82018615521</text:p>
              </table:table-cell>
              <table:table-cell office:value-type="float" office:value="1168.29003530812">
                <text:p>1168.290035308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669">
                <text:p>7669</text:p>
              </table:table-cell>
              <table:table-cell office:value-type="float" office:value="1176.32712193072">
                <text:p>1176.32712193072</text:p>
              </table:table-cell>
              <table:table-cell office:value-type="float" office:value="1177.98377131067">
                <text:p>1177.98377131067</text:p>
              </table:table-cell>
              <table:table-cell office:value-type="float" office:value="1170.24677703383">
                <text:p>1170.24677703383</text:p>
              </table:table-cell>
              <table:table-cell office:value-type="float" office:value="1168.69516735055">
                <text:p>1168.69516735055</text:p>
              </table:table-cell>
              <table:table-cell office:value-type="float" office:value="1176.81925779611">
                <text:p>1176.81925779611</text:p>
              </table:table-cell>
              <table:table-cell office:value-type="float" office:value="1168.29237885893">
                <text:p>1168.2923788589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670">
                <text:p>7670</text:p>
              </table:table-cell>
              <table:table-cell office:value-type="float" office:value="1176.3280066497">
                <text:p>1176.3280066497</text:p>
              </table:table-cell>
              <table:table-cell office:value-type="float" office:value="1177.9815688581">
                <text:p>1177.9815688581</text:p>
              </table:table-cell>
              <table:table-cell office:value-type="float" office:value="1170.25123666415">
                <text:p>1170.25123666415</text:p>
              </table:table-cell>
              <table:table-cell office:value-type="float" office:value="1168.69433779958">
                <text:p>1168.69433779958</text:p>
              </table:table-cell>
              <table:table-cell office:value-type="float" office:value="1176.81865329001">
                <text:p>1176.81865329001</text:p>
              </table:table-cell>
              <table:table-cell office:value-type="float" office:value="1168.29646349941">
                <text:p>1168.2964634994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671">
                <text:p>7671</text:p>
              </table:table-cell>
              <table:table-cell office:value-type="float" office:value="1176.38038601214">
                <text:p>1176.38038601214</text:p>
              </table:table-cell>
              <table:table-cell office:value-type="float" office:value="1177.94988131563">
                <text:p>1177.94988131563</text:p>
              </table:table-cell>
              <table:table-cell office:value-type="float" office:value="1170.29100309169">
                <text:p>1170.29100309169</text:p>
              </table:table-cell>
              <table:table-cell office:value-type="float" office:value="1168.67368891719">
                <text:p>1168.67368891719</text:p>
              </table:table-cell>
              <table:table-cell office:value-type="float" office:value="1176.79919538067">
                <text:p>1176.79919538067</text:p>
              </table:table-cell>
              <table:table-cell office:value-type="float" office:value="1168.26789287903">
                <text:p>1168.2678928790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672">
                <text:p>7672</text:p>
              </table:table-cell>
              <table:table-cell office:value-type="float" office:value="1176.37785863561">
                <text:p>1176.37785863561</text:p>
              </table:table-cell>
              <table:table-cell office:value-type="float" office:value="1177.94955941624">
                <text:p>1177.94955941624</text:p>
              </table:table-cell>
              <table:table-cell office:value-type="float" office:value="1170.29299685115">
                <text:p>1170.29299685115</text:p>
              </table:table-cell>
              <table:table-cell office:value-type="float" office:value="1168.67413562745">
                <text:p>1168.67413562745</text:p>
              </table:table-cell>
              <table:table-cell office:value-type="float" office:value="1176.79960883309">
                <text:p>1176.79960883309</text:p>
              </table:table-cell>
              <table:table-cell office:value-type="float" office:value="1168.27404456352">
                <text:p>1168.274044563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673">
                <text:p>7673</text:p>
              </table:table-cell>
              <table:table-cell office:value-type="float" office:value="1176.38422176547">
                <text:p>1176.38422176547</text:p>
              </table:table-cell>
              <table:table-cell office:value-type="float" office:value="1177.94360904489">
                <text:p>1177.94360904489</text:p>
              </table:table-cell>
              <table:table-cell office:value-type="float" office:value="1170.30195537251">
                <text:p>1170.30195537251</text:p>
              </table:table-cell>
              <table:table-cell office:value-type="float" office:value="1168.67111287695">
                <text:p>1168.67111287695</text:p>
              </table:table-cell>
              <table:table-cell office:value-type="float" office:value="1176.79760332911">
                <text:p>1176.79760332911</text:p>
              </table:table-cell>
              <table:table-cell office:value-type="float" office:value="1168.27427204564">
                <text:p>1168.2742720456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674">
                <text:p>7674</text:p>
              </table:table-cell>
              <table:table-cell office:value-type="float" office:value="1176.38386290096">
                <text:p>1176.38386290096</text:p>
              </table:table-cell>
              <table:table-cell office:value-type="float" office:value="1177.94203647068">
                <text:p>1177.94203647068</text:p>
              </table:table-cell>
              <table:table-cell office:value-type="float" office:value="1170.30539121226">
                <text:p>1170.30539121226</text:p>
              </table:table-cell>
              <table:table-cell office:value-type="float" office:value="1168.67074460496">
                <text:p>1168.67074460496</text:p>
              </table:table-cell>
              <table:table-cell office:value-type="float" office:value="1176.79735668833">
                <text:p>1176.79735668833</text:p>
              </table:table-cell>
              <table:table-cell office:value-type="float" office:value="1168.27935098498">
                <text:p>1168.2793509849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675">
                <text:p>7675</text:p>
              </table:table-cell>
              <table:table-cell office:value-type="float" office:value="1176.38795233033">
                <text:p>1176.38795233033</text:p>
              </table:table-cell>
              <table:table-cell office:value-type="float" office:value="1177.93732284976">
                <text:p>1177.93732284976</text:p>
              </table:table-cell>
              <table:table-cell office:value-type="float" office:value="1170.31269029766">
                <text:p>1170.31269029766</text:p>
              </table:table-cell>
              <table:table-cell office:value-type="float" office:value="1168.66850587833">
                <text:p>1168.66850587833</text:p>
              </table:table-cell>
              <table:table-cell office:value-type="float" office:value="1176.79608564302">
                <text:p>1176.79608564302</text:p>
              </table:table-cell>
              <table:table-cell office:value-type="float" office:value="1168.28072313264">
                <text:p>1168.2807231326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676">
                <text:p>7676</text:p>
              </table:table-cell>
              <table:table-cell office:value-type="float" office:value="1176.38835218034">
                <text:p>1176.38835218034</text:p>
              </table:table-cell>
              <table:table-cell office:value-type="float" office:value="1177.93534251844">
                <text:p>1177.93534251844</text:p>
              </table:table-cell>
              <table:table-cell office:value-type="float" office:value="1170.31657784548">
                <text:p>1170.31657784548</text:p>
              </table:table-cell>
              <table:table-cell office:value-type="float" office:value="1168.66782010072">
                <text:p>1168.66782010072</text:p>
              </table:table-cell>
              <table:table-cell office:value-type="float" office:value="1176.79566157641">
                <text:p>1176.79566157641</text:p>
              </table:table-cell>
              <table:table-cell office:value-type="float" office:value="1168.28546281014">
                <text:p>1168.2854628101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677">
                <text:p>7677</text:p>
              </table:table-cell>
              <table:table-cell office:value-type="float" office:value="1176.39120333775">
                <text:p>1176.39120333775</text:p>
              </table:table-cell>
              <table:table-cell office:value-type="float" office:value="1177.93126467104">
                <text:p>1177.93126467104</text:p>
              </table:table-cell>
              <table:table-cell office:value-type="float" office:value="1170.32297236306">
                <text:p>1170.32297236306</text:p>
              </table:table-cell>
              <table:table-cell office:value-type="float" office:value="1168.66604961643">
                <text:p>1168.66604961643</text:p>
              </table:table-cell>
              <table:table-cell office:value-type="float" office:value="1176.79477502269">
                <text:p>1176.79477502269</text:p>
              </table:table-cell>
              <table:table-cell office:value-type="float" office:value="1168.28799865077">
                <text:p>1168.2879986507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678">
                <text:p>7678</text:p>
              </table:table-cell>
              <table:table-cell office:value-type="float" office:value="1176.39181378453">
                <text:p>1176.39181378453</text:p>
              </table:table-cell>
              <table:table-cell office:value-type="float" office:value="1177.92915610457">
                <text:p>1177.92915610457</text:p>
              </table:table-cell>
              <table:table-cell office:value-type="float" office:value="1170.3269303948">
                <text:p>1170.3269303948</text:p>
              </table:table-cell>
              <table:table-cell office:value-type="float" office:value="1168.66522536059">
                <text:p>1168.66522536059</text:p>
              </table:table-cell>
              <table:table-cell office:value-type="float" office:value="1176.79436044224">
                <text:p>1176.79436044224</text:p>
              </table:table-cell>
              <table:table-cell office:value-type="float" office:value="1168.29225225438">
                <text:p>1168.2922522543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679">
                <text:p>7679</text:p>
              </table:table-cell>
              <table:table-cell office:value-type="float" office:value="1176.39380973771">
                <text:p>1176.39380973771</text:p>
              </table:table-cell>
              <table:table-cell office:value-type="float" office:value="1177.92563401938">
                <text:p>1177.92563401938</text:p>
              </table:table-cell>
              <table:table-cell office:value-type="float" office:value="1170.33255942203">
                <text:p>1170.33255942203</text:p>
              </table:table-cell>
              <table:table-cell office:value-type="float" office:value="1168.66375154433">
                <text:p>1168.66375154433</text:p>
              </table:table-cell>
              <table:table-cell office:value-type="float" office:value="1176.79370495397">
                <text:p>1176.79370495397</text:p>
              </table:table-cell>
              <table:table-cell office:value-type="float" office:value="1168.29553938167">
                <text:p>1168.2955393816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680">
                <text:p>7680</text:p>
              </table:table-cell>
              <table:table-cell office:value-type="float" office:value="1176.3944623623">
                <text:p>1176.3944623623</text:p>
              </table:table-cell>
              <table:table-cell office:value-type="float" office:value="1177.92345734904">
                <text:p>1177.92345734904</text:p>
              </table:table-cell>
              <table:table-cell office:value-type="float" office:value="1170.33651869343">
                <text:p>1170.33651869343</text:p>
              </table:table-cell>
              <table:table-cell office:value-type="float" office:value="1168.66287709314">
                <text:p>1168.66287709314</text:p>
              </table:table-cell>
              <table:table-cell office:value-type="float" office:value="1176.79333605036">
                <text:p>1176.79333605036</text:p>
              </table:table-cell>
              <table:table-cell office:value-type="float" office:value="1168.29975311752">
                <text:p>1168.2997531175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681">
                <text:p>7681</text:p>
              </table:table-cell>
              <table:table-cell office:value-type="float" office:value="1176.44758190806">
                <text:p>1176.44758190806</text:p>
              </table:table-cell>
              <table:table-cell office:value-type="float" office:value="1177.89460139629">
                <text:p>1177.89460139629</text:p>
              </table:table-cell>
              <table:table-cell office:value-type="float" office:value="1170.37830509668">
                <text:p>1170.37830509668</text:p>
              </table:table-cell>
              <table:table-cell office:value-type="float" office:value="1168.64369376603">
                <text:p>1168.64369376603</text:p>
              </table:table-cell>
              <table:table-cell office:value-type="float" office:value="1176.78096150077">
                <text:p>1176.78096150077</text:p>
              </table:table-cell>
              <table:table-cell office:value-type="float" office:value="1168.28139834853">
                <text:p>1168.2813983485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682">
                <text:p>7682</text:p>
              </table:table-cell>
              <table:table-cell office:value-type="float" office:value="1176.44484017923">
                <text:p>1176.44484017923</text:p>
              </table:table-cell>
              <table:table-cell office:value-type="float" office:value="1177.89419236761">
                <text:p>1177.89419236761</text:p>
              </table:table-cell>
              <table:table-cell office:value-type="float" office:value="1170.37974299405">
                <text:p>1170.37974299405</text:p>
              </table:table-cell>
              <table:table-cell office:value-type="float" office:value="1168.64412484504">
                <text:p>1168.64412484504</text:p>
              </table:table-cell>
              <table:table-cell office:value-type="float" office:value="1176.78143831864">
                <text:p>1176.78143831864</text:p>
              </table:table-cell>
              <table:table-cell office:value-type="float" office:value="1168.28734619026">
                <text:p>1168.2873461902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683">
                <text:p>7683</text:p>
              </table:table-cell>
              <table:table-cell office:value-type="float" office:value="1176.45100719113">
                <text:p>1176.45100719113</text:p>
              </table:table-cell>
              <table:table-cell office:value-type="float" office:value="1177.88843325056">
                <text:p>1177.88843325056</text:p>
              </table:table-cell>
              <table:table-cell office:value-type="float" office:value="1170.38813593517">
                <text:p>1170.38813593517</text:p>
              </table:table-cell>
              <table:table-cell office:value-type="float" office:value="1168.64098801338">
                <text:p>1168.64098801338</text:p>
              </table:table-cell>
              <table:table-cell office:value-type="float" office:value="1176.7799724286">
                <text:p>1176.7799724286</text:p>
              </table:table-cell>
              <table:table-cell office:value-type="float" office:value="1168.28915638054">
                <text:p>1168.2891563805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684">
                <text:p>7684</text:p>
              </table:table-cell>
              <table:table-cell office:value-type="float" office:value="1176.45046868373">
                <text:p>1176.45046868373</text:p>
              </table:table-cell>
              <table:table-cell office:value-type="float" office:value="1177.88693672283">
                <text:p>1177.88693672283</text:p>
              </table:table-cell>
              <table:table-cell office:value-type="float" office:value="1170.39093921988">
                <text:p>1170.39093921988</text:p>
              </table:table-cell>
              <table:table-cell office:value-type="float" office:value="1168.64060222274">
                <text:p>1168.64060222274</text:p>
              </table:table-cell>
              <table:table-cell office:value-type="float" office:value="1176.779945307">
                <text:p>1176.779945307</text:p>
              </table:table-cell>
              <table:table-cell office:value-type="float" office:value="1168.2943471759">
                <text:p>1168.294347175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685">
                <text:p>7685</text:p>
              </table:table-cell>
              <table:table-cell office:value-type="float" office:value="1176.45445588535">
                <text:p>1176.45445588535</text:p>
              </table:table-cell>
              <table:table-cell office:value-type="float" office:value="1177.88231818039">
                <text:p>1177.88231818039</text:p>
              </table:table-cell>
              <table:table-cell office:value-type="float" office:value="1170.3977274743">
                <text:p>1170.3977274743</text:p>
              </table:table-cell>
              <table:table-cell office:value-type="float" office:value="1168.63828062391">
                <text:p>1168.63828062391</text:p>
              </table:table-cell>
              <table:table-cell office:value-type="float" office:value="1176.77910048943">
                <text:p>1176.77910048943</text:p>
              </table:table-cell>
              <table:table-cell office:value-type="float" office:value="1168.29737717909">
                <text:p>1168.2973771790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686">
                <text:p>7686</text:p>
              </table:table-cell>
              <table:table-cell office:value-type="float" office:value="1176.45464180482">
                <text:p>1176.45464180482</text:p>
              </table:table-cell>
              <table:table-cell office:value-type="float" office:value="1177.88048554437">
                <text:p>1177.88048554437</text:p>
              </table:table-cell>
              <table:table-cell office:value-type="float" office:value="1170.40090417983">
                <text:p>1170.40090417983</text:p>
              </table:table-cell>
              <table:table-cell office:value-type="float" office:value="1168.6375703389">
                <text:p>1168.6375703389</text:p>
              </table:table-cell>
              <table:table-cell office:value-type="float" office:value="1176.77895430113">
                <text:p>1176.77895430113</text:p>
              </table:table-cell>
              <table:table-cell office:value-type="float" office:value="1168.30188875832">
                <text:p>1168.3018887583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687">
                <text:p>7687</text:p>
              </table:table-cell>
              <table:table-cell office:value-type="float" office:value="1176.45735651988">
                <text:p>1176.45735651988</text:p>
              </table:table-cell>
              <table:table-cell office:value-type="float" office:value="1177.87668706095">
                <text:p>1177.87668706095</text:p>
              </table:table-cell>
              <table:table-cell office:value-type="float" office:value="1170.40659266226">
                <text:p>1170.40659266226</text:p>
              </table:table-cell>
              <table:table-cell office:value-type="float" office:value="1168.63571479493">
                <text:p>1168.63571479493</text:p>
              </table:table-cell>
              <table:table-cell office:value-type="float" office:value="1176.77840925714">
                <text:p>1176.77840925714</text:p>
              </table:table-cell>
              <table:table-cell office:value-type="float" office:value="1168.30554412405">
                <text:p>1168.3055441240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688">
                <text:p>7688</text:p>
              </table:table-cell>
              <table:table-cell office:value-type="float" office:value="1176.45786562531">
                <text:p>1176.45786562531</text:p>
              </table:table-cell>
              <table:table-cell office:value-type="float" office:value="1177.87462216617">
                <text:p>1177.87462216617</text:p>
              </table:table-cell>
              <table:table-cell office:value-type="float" office:value="1170.40995668164">
                <text:p>1170.40995668164</text:p>
              </table:table-cell>
              <table:table-cell office:value-type="float" office:value="1168.63488462112">
                <text:p>1168.63488462112</text:p>
              </table:table-cell>
              <table:table-cell office:value-type="float" office:value="1176.77825840779">
                <text:p>1176.77825840779</text:p>
              </table:table-cell>
              <table:table-cell office:value-type="float" office:value="1168.3103212715">
                <text:p>1168.31032127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689">
                <text:p>7689</text:p>
              </table:table-cell>
              <table:table-cell office:value-type="float" office:value="1176.45967683403">
                <text:p>1176.45967683403</text:p>
              </table:table-cell>
              <table:table-cell office:value-type="float" office:value="1177.87145902301">
                <text:p>1177.87145902301</text:p>
              </table:table-cell>
              <table:table-cell office:value-type="float" office:value="1170.41478037502">
                <text:p>1170.41478037502</text:p>
              </table:table-cell>
              <table:table-cell office:value-type="float" office:value="1168.63333804404">
                <text:p>1168.63333804404</text:p>
              </table:table-cell>
              <table:table-cell office:value-type="float" office:value="1176.77788949883">
                <text:p>1176.77788949883</text:p>
              </table:table-cell>
              <table:table-cell office:value-type="float" office:value="1168.31412388405">
                <text:p>1168.3141238840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690">
                <text:p>7690</text:p>
              </table:table-cell>
              <table:table-cell office:value-type="float" office:value="1176.46022778594">
                <text:p>1176.46022778594</text:p>
              </table:table-cell>
              <table:table-cell office:value-type="float" office:value="1177.86940113849">
                <text:p>1177.86940113849</text:p>
              </table:table-cell>
              <table:table-cell office:value-type="float" office:value="1170.41806741989">
                <text:p>1170.41806741989</text:p>
              </table:table-cell>
              <table:table-cell office:value-type="float" office:value="1168.63245608381">
                <text:p>1168.63245608381</text:p>
              </table:table-cell>
              <table:table-cell office:value-type="float" office:value="1176.77771424399">
                <text:p>1176.77771424399</text:p>
              </table:table-cell>
              <table:table-cell office:value-type="float" office:value="1168.31935631085">
                <text:p>1168.3193563108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691">
                <text:p>7691</text:p>
              </table:table-cell>
              <table:table-cell office:value-type="float" office:value="1176.51396377799">
                <text:p>1176.51396377799</text:p>
              </table:table-cell>
              <table:table-cell office:value-type="float" office:value="1177.83649076818">
                <text:p>1177.83649076818</text:p>
              </table:table-cell>
              <table:table-cell office:value-type="float" office:value="1170.45773689919">
                <text:p>1170.45773689919</text:p>
              </table:table-cell>
              <table:table-cell office:value-type="float" office:value="1168.61082525342">
                <text:p>1168.61082525342</text:p>
              </table:table-cell>
              <table:table-cell office:value-type="float" office:value="1176.76294497958">
                <text:p>1176.76294497958</text:p>
              </table:table-cell>
              <table:table-cell office:value-type="float" office:value="1168.31628504101">
                <text:p>1168.316285041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692">
                <text:p>7692</text:p>
              </table:table-cell>
              <table:table-cell office:value-type="float" office:value="1176.51100749195">
                <text:p>1176.51100749195</text:p>
              </table:table-cell>
              <table:table-cell office:value-type="float" office:value="1177.83641974987">
                <text:p>1177.83641974987</text:p>
              </table:table-cell>
              <table:table-cell office:value-type="float" office:value="1170.45828464204">
                <text:p>1170.45828464204</text:p>
              </table:table-cell>
              <table:table-cell office:value-type="float" office:value="1168.61126764209">
                <text:p>1168.61126764209</text:p>
              </table:table-cell>
              <table:table-cell office:value-type="float" office:value="1176.76349653235">
                <text:p>1176.76349653235</text:p>
              </table:table-cell>
              <table:table-cell office:value-type="float" office:value="1168.32250114691">
                <text:p>1168.3225011469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693">
                <text:p>7693</text:p>
              </table:table-cell>
              <table:table-cell office:value-type="float" office:value="1176.51718848426">
                <text:p>1176.51718848426</text:p>
              </table:table-cell>
              <table:table-cell office:value-type="float" office:value="1177.83100946894">
                <text:p>1177.83100946894</text:p>
              </table:table-cell>
              <table:table-cell office:value-type="float" office:value="1170.46597560984">
                <text:p>1170.46597560984</text:p>
              </table:table-cell>
              <table:table-cell office:value-type="float" office:value="1168.60805920495">
                <text:p>1168.60805920495</text:p>
              </table:table-cell>
              <table:table-cell office:value-type="float" office:value="1176.76230710667">
                <text:p>1176.76230710667</text:p>
              </table:table-cell>
              <table:table-cell office:value-type="float" office:value="1168.32796116391">
                <text:p>1168.3279611639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694">
                <text:p>7694</text:p>
              </table:table-cell>
              <table:table-cell office:value-type="float" office:value="1176.51648923421">
                <text:p>1176.51648923421</text:p>
              </table:table-cell>
              <table:table-cell office:value-type="float" office:value="1177.82977501876">
                <text:p>1177.82977501876</text:p>
              </table:table-cell>
              <table:table-cell office:value-type="float" office:value="1170.46790508318">
                <text:p>1170.46790508318</text:p>
              </table:table-cell>
              <table:table-cell office:value-type="float" office:value="1168.60766722926">
                <text:p>1168.60766722926</text:p>
              </table:table-cell>
              <table:table-cell office:value-type="float" office:value="1176.76235549435">
                <text:p>1176.76235549435</text:p>
              </table:table-cell>
              <table:table-cell office:value-type="float" office:value="1168.33418730987">
                <text:p>1168.3341873098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695">
                <text:p>7695</text:p>
              </table:table-cell>
              <table:table-cell office:value-type="float" office:value="1176.52041642081">
                <text:p>1176.52041642081</text:p>
              </table:table-cell>
              <table:table-cell office:value-type="float" office:value="1177.8256730783">
                <text:p>1177.8256730783</text:p>
              </table:table-cell>
              <table:table-cell office:value-type="float" office:value="1170.47383106479">
                <text:p>1170.47383106479</text:p>
              </table:table-cell>
              <table:table-cell office:value-type="float" office:value="1168.6053106416">
                <text:p>1168.6053106416</text:p>
              </table:table-cell>
              <table:table-cell office:value-type="float" office:value="1176.76168779241">
                <text:p>1176.76168779241</text:p>
              </table:table-cell>
              <table:table-cell office:value-type="float" office:value="1168.33979159033">
                <text:p>1168.3397915903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696">
                <text:p>7696</text:p>
              </table:table-cell>
              <table:table-cell office:value-type="float" office:value="1176.52051608154">
                <text:p>1176.52051608154</text:p>
              </table:table-cell>
              <table:table-cell office:value-type="float" office:value="1177.82407107241">
                <text:p>1177.82407107241</text:p>
              </table:table-cell>
              <table:table-cell office:value-type="float" office:value="1170.476187308">
                <text:p>1170.476187308</text:p>
              </table:table-cell>
              <table:table-cell office:value-type="float" office:value="1168.60462643909">
                <text:p>1168.60462643909</text:p>
              </table:table-cell>
              <table:table-cell office:value-type="float" office:value="1176.76159913316">
                <text:p>1176.76159913316</text:p>
              </table:table-cell>
              <table:table-cell office:value-type="float" office:value="1168.34508261646">
                <text:p>1168.3450826164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697">
                <text:p>7697</text:p>
              </table:table-cell>
              <table:table-cell office:value-type="float" office:value="1176.52317030844">
                <text:p>1176.52317030844</text:p>
              </table:table-cell>
              <table:table-cell office:value-type="float" office:value="1177.82074838996">
                <text:p>1177.82074838996</text:p>
              </table:table-cell>
              <table:table-cell office:value-type="float" office:value="1170.48096449132">
                <text:p>1170.48096449132</text:p>
              </table:table-cell>
              <table:table-cell office:value-type="float" office:value="1168.60278235278">
                <text:p>1168.60278235278</text:p>
              </table:table-cell>
              <table:table-cell office:value-type="float" office:value="1176.76115975072">
                <text:p>1176.76115975072</text:p>
              </table:table-cell>
              <table:table-cell office:value-type="float" office:value="1168.35002021915">
                <text:p>1168.3500202191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698">
                <text:p>7698</text:p>
              </table:table-cell>
              <table:table-cell office:value-type="float" office:value="1176.52356541908">
                <text:p>1176.52356541908</text:p>
              </table:table-cell>
              <table:table-cell office:value-type="float" office:value="1177.81900885388">
                <text:p>1177.81900885388</text:p>
              </table:table-cell>
              <table:table-cell office:value-type="float" office:value="1170.4834075948">
                <text:p>1170.4834075948</text:p>
              </table:table-cell>
              <table:table-cell office:value-type="float" office:value="1168.60200193466">
                <text:p>1168.60200193466</text:p>
              </table:table-cell>
              <table:table-cell office:value-type="float" office:value="1176.76102011628">
                <text:p>1176.76102011628</text:p>
              </table:table-cell>
              <table:table-cell office:value-type="float" office:value="1168.35451185021">
                <text:p>1168.3545118502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699">
                <text:p>7699</text:p>
              </table:table-cell>
              <table:table-cell office:value-type="float" office:value="1176.52538910437">
                <text:p>1176.52538910437</text:p>
              </table:table-cell>
              <table:table-cell office:value-type="float" office:value="1177.81624088604">
                <text:p>1177.81624088604</text:p>
              </table:table-cell>
              <table:table-cell office:value-type="float" office:value="1170.48733904221">
                <text:p>1170.48733904221</text:p>
              </table:table-cell>
              <table:table-cell office:value-type="float" office:value="1168.60051594076">
                <text:p>1168.60051594076</text:p>
              </table:table-cell>
              <table:table-cell office:value-type="float" office:value="1176.76068825885">
                <text:p>1176.76068825885</text:p>
              </table:table-cell>
              <table:table-cell office:value-type="float" office:value="1168.35897515357">
                <text:p>1168.358975153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700">
                <text:p>7700</text:p>
              </table:table-cell>
              <table:table-cell office:value-type="float" office:value="1176.52584362168">
                <text:p>1176.52584362168</text:p>
              </table:table-cell>
              <table:table-cell office:value-type="float" office:value="1177.8145148726">
                <text:p>1177.8145148726</text:p>
              </table:table-cell>
              <table:table-cell office:value-type="float" office:value="1170.48970014069">
                <text:p>1170.48970014069</text:p>
              </table:table-cell>
              <table:table-cell office:value-type="float" office:value="1168.59971417449">
                <text:p>1168.59971417449</text:p>
              </table:table-cell>
              <table:table-cell office:value-type="float" office:value="1176.76053205959">
                <text:p>1176.76053205959</text:p>
              </table:table-cell>
              <table:table-cell office:value-type="float" office:value="1168.36297769366">
                <text:p>1168.3629776936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701">
                <text:p>7701</text:p>
              </table:table-cell>
              <table:table-cell office:value-type="float" office:value="1176.58052421475">
                <text:p>1176.58052421475</text:p>
              </table:table-cell>
              <table:table-cell office:value-type="float" office:value="1177.78847216029">
                <text:p>1177.78847216029</text:p>
              </table:table-cell>
              <table:table-cell office:value-type="float" office:value="1170.53267967446">
                <text:p>1170.53267967446</text:p>
              </table:table-cell>
              <table:table-cell office:value-type="float" office:value="1168.58012417826">
                <text:p>1168.58012417826</text:p>
              </table:table-cell>
              <table:table-cell office:value-type="float" office:value="1176.75289719107">
                <text:p>1176.75289719107</text:p>
              </table:table-cell>
              <table:table-cell office:value-type="float" office:value="1168.36886216927">
                <text:p>1168.3688621692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702">
                <text:p>7702</text:p>
              </table:table-cell>
              <table:table-cell office:value-type="float" office:value="1176.57751131928">
                <text:p>1176.57751131928</text:p>
              </table:table-cell>
              <table:table-cell office:value-type="float" office:value="1177.78849434463">
                <text:p>1177.78849434463</text:p>
              </table:table-cell>
              <table:table-cell office:value-type="float" office:value="1170.53226099292">
                <text:p>1170.53226099292</text:p>
              </table:table-cell>
              <table:table-cell office:value-type="float" office:value="1168.58063396348">
                <text:p>1168.58063396348</text:p>
              </table:table-cell>
              <table:table-cell office:value-type="float" office:value="1176.75322331713">
                <text:p>1176.75322331713</text:p>
              </table:table-cell>
              <table:table-cell office:value-type="float" office:value="1168.37216748326">
                <text:p>1168.3721674832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703">
                <text:p>7703</text:p>
              </table:table-cell>
              <table:table-cell office:value-type="float" office:value="1176.58373687633">
                <text:p>1176.58373687633</text:p>
              </table:table-cell>
              <table:table-cell office:value-type="float" office:value="1177.78389530051">
                <text:p>1177.78389530051</text:p>
              </table:table-cell>
              <table:table-cell office:value-type="float" office:value="1170.53905361819">
                <text:p>1170.53905361819</text:p>
              </table:table-cell>
              <table:table-cell office:value-type="float" office:value="1168.57745950494">
                <text:p>1168.57745950494</text:p>
              </table:table-cell>
              <table:table-cell office:value-type="float" office:value="1176.75225438602">
                <text:p>1176.75225438602</text:p>
              </table:table-cell>
              <table:table-cell office:value-type="float" office:value="1168.37686675724">
                <text:p>1168.3768667572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704">
                <text:p>7704</text:p>
              </table:table-cell>
              <table:table-cell office:value-type="float" office:value="1176.58302509409">
                <text:p>1176.58302509409</text:p>
              </table:table-cell>
              <table:table-cell office:value-type="float" office:value="1177.78293652699">
                <text:p>1177.78293652699</text:p>
              </table:table-cell>
              <table:table-cell office:value-type="float" office:value="1170.54011946168">
                <text:p>1170.54011946168</text:p>
              </table:table-cell>
              <table:table-cell office:value-type="float" office:value="1168.57712310605">
                <text:p>1168.57712310605</text:p>
              </table:table-cell>
              <table:table-cell office:value-type="float" office:value="1176.75219754224">
                <text:p>1176.75219754224</text:p>
              </table:table-cell>
              <table:table-cell office:value-type="float" office:value="1168.38013800604">
                <text:p>1168.380138006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705">
                <text:p>7705</text:p>
              </table:table-cell>
              <table:table-cell office:value-type="float" office:value="1176.58699193329">
                <text:p>1176.58699193329</text:p>
              </table:table-cell>
              <table:table-cell office:value-type="float" office:value="1177.77956548086">
                <text:p>1177.77956548086</text:p>
              </table:table-cell>
              <table:table-cell office:value-type="float" office:value="1170.54504460059">
                <text:p>1170.54504460059</text:p>
              </table:table-cell>
              <table:table-cell office:value-type="float" office:value="1168.57475134873">
                <text:p>1168.57475134873</text:p>
              </table:table-cell>
              <table:table-cell office:value-type="float" office:value="1176.75157269729">
                <text:p>1176.75157269729</text:p>
              </table:table-cell>
              <table:table-cell office:value-type="float" office:value="1168.38452282457">
                <text:p>1168.3845228245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706">
                <text:p>7706</text:p>
              </table:table-cell>
              <table:table-cell office:value-type="float" office:value="1176.58709545389">
                <text:p>1176.58709545389</text:p>
              </table:table-cell>
              <table:table-cell office:value-type="float" office:value="1177.77830640559">
                <text:p>1177.77830640559</text:p>
              </table:table-cell>
              <table:table-cell office:value-type="float" office:value="1170.54654623158">
                <text:p>1170.54654623158</text:p>
              </table:table-cell>
              <table:table-cell office:value-type="float" office:value="1168.57408362421">
                <text:p>1168.57408362421</text:p>
              </table:table-cell>
              <table:table-cell office:value-type="float" office:value="1176.7513870664">
                <text:p>1176.7513870664</text:p>
              </table:table-cell>
              <table:table-cell office:value-type="float" office:value="1168.38772791612">
                <text:p>1168.387727916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707">
                <text:p>7707</text:p>
              </table:table-cell>
              <table:table-cell office:value-type="float" office:value="1176.58979365255">
                <text:p>1176.58979365255</text:p>
              </table:table-cell>
              <table:table-cell office:value-type="float" office:value="1177.77570276153">
                <text:p>1177.77570276153</text:p>
              </table:table-cell>
              <table:table-cell office:value-type="float" office:value="1170.55030451449">
                <text:p>1170.55030451449</text:p>
              </table:table-cell>
              <table:table-cell office:value-type="float" office:value="1168.57219110557">
                <text:p>1168.57219110557</text:p>
              </table:table-cell>
              <table:table-cell office:value-type="float" office:value="1176.75091560464">
                <text:p>1176.75091560464</text:p>
              </table:table-cell>
              <table:table-cell office:value-type="float" office:value="1168.39179704661">
                <text:p>1168.3917970466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708">
                <text:p>7708</text:p>
              </table:table-cell>
              <table:table-cell office:value-type="float" office:value="1176.59020056659">
                <text:p>1176.59020056659</text:p>
              </table:table-cell>
              <table:table-cell office:value-type="float" office:value="1177.77439585243">
                <text:p>1177.77439585243</text:p>
              </table:table-cell>
              <table:table-cell office:value-type="float" office:value="1170.55188241041">
                <text:p>1170.55188241041</text:p>
              </table:table-cell>
              <table:table-cell office:value-type="float" office:value="1168.57138674484">
                <text:p>1168.57138674484</text:p>
              </table:table-cell>
              <table:table-cell office:value-type="float" office:value="1176.75068541425">
                <text:p>1176.75068541425</text:p>
              </table:table-cell>
              <table:table-cell office:value-type="float" office:value="1168.39485944101">
                <text:p>1168.3948594410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709">
                <text:p>7709</text:p>
              </table:table-cell>
              <table:table-cell office:value-type="float" office:value="1176.59209173932">
                <text:p>1176.59209173932</text:p>
              </table:table-cell>
              <table:table-cell office:value-type="float" office:value="1177.77229693372">
                <text:p>1177.77229693372</text:p>
              </table:table-cell>
              <table:table-cell office:value-type="float" office:value="1170.55480621892">
                <text:p>1170.55480621892</text:p>
              </table:table-cell>
              <table:table-cell office:value-type="float" office:value="1168.56983088796">
                <text:p>1168.56983088796</text:p>
              </table:table-cell>
              <table:table-cell office:value-type="float" office:value="1176.75030097493">
                <text:p>1176.75030097493</text:p>
              </table:table-cell>
              <table:table-cell office:value-type="float" office:value="1168.39883378877">
                <text:p>1168.3988337887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710">
                <text:p>7710</text:p>
              </table:table-cell>
              <table:table-cell office:value-type="float" office:value="1176.59258836908">
                <text:p>1176.59258836908</text:p>
              </table:table-cell>
              <table:table-cell office:value-type="float" office:value="1177.77101007249">
                <text:p>1177.77101007249</text:p>
              </table:table-cell>
              <table:table-cell office:value-type="float" office:value="1170.5563420517">
                <text:p>1170.5563420517</text:p>
              </table:table-cell>
              <table:table-cell office:value-type="float" office:value="1168.56900027792">
                <text:p>1168.56900027792</text:p>
              </table:table-cell>
              <table:table-cell office:value-type="float" office:value="1176.75006458687">
                <text:p>1176.75006458687</text:p>
              </table:table-cell>
              <table:table-cell office:value-type="float" office:value="1168.40187974158">
                <text:p>1168.4018797415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711">
                <text:p>7711</text:p>
              </table:table-cell>
              <table:table-cell office:value-type="float" office:value="1176.64817467219">
                <text:p>1176.64817467219</text:p>
              </table:table-cell>
              <table:table-cell office:value-type="float" office:value="1177.74296347796">
                <text:p>1177.74296347796</text:p>
              </table:table-cell>
              <table:table-cell office:value-type="float" office:value="1170.59510245776">
                <text:p>1170.59510245776</text:p>
              </table:table-cell>
              <table:table-cell office:value-type="float" office:value="1168.54700826624">
                <text:p>1168.54700826624</text:p>
              </table:table-cell>
              <table:table-cell office:value-type="float" office:value="1176.73871577278">
                <text:p>1176.73871577278</text:p>
              </table:table-cell>
              <table:table-cell office:value-type="float" office:value="1168.42412111173">
                <text:p>1168.4241211117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712">
                <text:p>7712</text:p>
              </table:table-cell>
              <table:table-cell office:value-type="float" office:value="1176.64518202029">
                <text:p>1176.64518202029</text:p>
              </table:table-cell>
              <table:table-cell office:value-type="float" office:value="1177.74331456613">
                <text:p>1177.74331456613</text:p>
              </table:table-cell>
              <table:table-cell office:value-type="float" office:value="1170.59403517102">
                <text:p>1170.59403517102</text:p>
              </table:table-cell>
              <table:table-cell office:value-type="float" office:value="1168.54755033168">
                <text:p>1168.54755033168</text:p>
              </table:table-cell>
              <table:table-cell office:value-type="float" office:value="1176.73894686506">
                <text:p>1176.73894686506</text:p>
              </table:table-cell>
              <table:table-cell office:value-type="float" office:value="1168.42571370587">
                <text:p>1168.4257137058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713">
                <text:p>7713</text:p>
              </table:table-cell>
              <table:table-cell office:value-type="float" office:value="1176.65148465069">
                <text:p>1176.65148465069</text:p>
              </table:table-cell>
              <table:table-cell office:value-type="float" office:value="1177.73963475029">
                <text:p>1177.73963475029</text:p>
              </table:table-cell>
              <table:table-cell office:value-type="float" office:value="1170.59956593099">
                <text:p>1170.59956593099</text:p>
              </table:table-cell>
              <table:table-cell office:value-type="float" office:value="1168.54428801919">
                <text:p>1168.54428801919</text:p>
              </table:table-cell>
              <table:table-cell office:value-type="float" office:value="1176.73788265134">
                <text:p>1176.73788265134</text:p>
              </table:table-cell>
              <table:table-cell office:value-type="float" office:value="1168.43115399432">
                <text:p>1168.4311539943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714">
                <text:p>7714</text:p>
              </table:table-cell>
              <table:table-cell office:value-type="float" office:value="1176.65081481728">
                <text:p>1176.65081481728</text:p>
              </table:table-cell>
              <table:table-cell office:value-type="float" office:value="1177.73906614328">
                <text:p>1177.73906614328</text:p>
              </table:table-cell>
              <table:table-cell office:value-type="float" office:value="1170.59991689468">
                <text:p>1170.59991689468</text:p>
              </table:table-cell>
              <table:table-cell office:value-type="float" office:value="1168.54398239179">
                <text:p>1168.54398239179</text:p>
              </table:table-cell>
              <table:table-cell office:value-type="float" office:value="1176.73773180495">
                <text:p>1176.73773180495</text:p>
              </table:table-cell>
              <table:table-cell office:value-type="float" office:value="1168.43361947873">
                <text:p>1168.4336194787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715">
                <text:p>7715</text:p>
              </table:table-cell>
              <table:table-cell office:value-type="float" office:value="1176.65479493872">
                <text:p>1176.65479493872</text:p>
              </table:table-cell>
              <table:table-cell office:value-type="float" office:value="1177.73663937637">
                <text:p>1177.73663937637</text:p>
              </table:table-cell>
              <table:table-cell office:value-type="float" office:value="1170.6036035692">
                <text:p>1170.6036035692</text:p>
              </table:table-cell>
              <table:table-cell office:value-type="float" office:value="1168.54155137679">
                <text:p>1168.54155137679</text:p>
              </table:table-cell>
              <table:table-cell office:value-type="float" office:value="1176.73700176628">
                <text:p>1176.73700176628</text:p>
              </table:table-cell>
              <table:table-cell office:value-type="float" office:value="1168.43802737557">
                <text:p>1168.4380273755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716">
                <text:p>7716</text:p>
              </table:table-cell>
              <table:table-cell office:value-type="float" office:value="1176.65496357634">
                <text:p>1176.65496357634</text:p>
              </table:table-cell>
              <table:table-cell office:value-type="float" office:value="1177.73585417207">
                <text:p>1177.73585417207</text:p>
              </table:table-cell>
              <table:table-cell office:value-type="float" office:value="1170.60439123378">
                <text:p>1170.60439123378</text:p>
              </table:table-cell>
              <table:table-cell office:value-type="float" office:value="1168.54092437802">
                <text:p>1168.54092437802</text:p>
              </table:table-cell>
              <table:table-cell office:value-type="float" office:value="1176.73675041513">
                <text:p>1176.73675041513</text:p>
              </table:table-cell>
              <table:table-cell office:value-type="float" office:value="1168.44143404637">
                <text:p>1168.4414340463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717">
                <text:p>7717</text:p>
              </table:table-cell>
              <table:table-cell office:value-type="float" office:value="1176.65767298618">
                <text:p>1176.65767298618</text:p>
              </table:table-cell>
              <table:table-cell office:value-type="float" office:value="1177.7341450108">
                <text:p>1177.7341450108</text:p>
              </table:table-cell>
              <table:table-cell office:value-type="float" office:value="1170.60701422847">
                <text:p>1170.60701422847</text:p>
              </table:table-cell>
              <table:table-cell office:value-type="float" office:value="1168.53899096745">
                <text:p>1168.53899096745</text:p>
              </table:table-cell>
              <table:table-cell office:value-type="float" office:value="1176.73617135645">
                <text:p>1176.73617135645</text:p>
              </table:table-cell>
              <table:table-cell office:value-type="float" office:value="1168.44530601544">
                <text:p>1168.4453060154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718">
                <text:p>7718</text:p>
              </table:table-cell>
              <table:table-cell office:value-type="float" office:value="1176.65814666727">
                <text:p>1176.65814666727</text:p>
              </table:table-cell>
              <table:table-cell office:value-type="float" office:value="1177.73333871389">
                <text:p>1177.73333871389</text:p>
              </table:table-cell>
              <table:table-cell office:value-type="float" office:value="1170.60789494489">
                <text:p>1170.60789494489</text:p>
              </table:table-cell>
              <table:table-cell office:value-type="float" office:value="1168.53823331683">
                <text:p>1168.53823331683</text:p>
              </table:table-cell>
              <table:table-cell office:value-type="float" office:value="1176.73586160188">
                <text:p>1176.73586160188</text:p>
              </table:table-cell>
              <table:table-cell office:value-type="float" office:value="1168.44897528478">
                <text:p>1168.4489752847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719">
                <text:p>7719</text:p>
              </table:table-cell>
              <table:table-cell office:value-type="float" office:value="1176.6600346408">
                <text:p>1176.6600346408</text:p>
              </table:table-cell>
              <table:table-cell office:value-type="float" office:value="1177.73211028738">
                <text:p>1177.73211028738</text:p>
              </table:table-cell>
              <table:table-cell office:value-type="float" office:value="1170.60979141129">
                <text:p>1170.60979141129</text:p>
              </table:table-cell>
              <table:table-cell office:value-type="float" office:value="1168.53664868418">
                <text:p>1168.53664868418</text:p>
              </table:table-cell>
              <table:table-cell office:value-type="float" office:value="1176.73532613198">
                <text:p>1176.73532613198</text:p>
              </table:table-cell>
              <table:table-cell office:value-type="float" office:value="1168.45196596259">
                <text:p>1168.4519659625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720">
                <text:p>7720</text:p>
              </table:table-cell>
              <table:table-cell office:value-type="float" office:value="1176.66057989942">
                <text:p>1176.66057989942</text:p>
              </table:table-cell>
              <table:table-cell office:value-type="float" office:value="1177.73137259529">
                <text:p>1177.73137259529</text:p>
              </table:table-cell>
              <table:table-cell office:value-type="float" office:value="1170.6106061442">
                <text:p>1170.6106061442</text:p>
              </table:table-cell>
              <table:table-cell office:value-type="float" office:value="1168.53583874542">
                <text:p>1168.53583874542</text:p>
              </table:table-cell>
              <table:table-cell office:value-type="float" office:value="1176.73496324581">
                <text:p>1176.73496324581</text:p>
              </table:table-cell>
              <table:table-cell office:value-type="float" office:value="1168.45526120883">
                <text:p>1168.4552612088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721">
                <text:p>7721</text:p>
              </table:table-cell>
              <table:table-cell office:value-type="float" office:value="1176.71623465327">
                <text:p>1176.71623465327</text:p>
              </table:table-cell>
              <table:table-cell office:value-type="float" office:value="1177.71142588865">
                <text:p>1177.71142588865</text:p>
              </table:table-cell>
              <table:table-cell office:value-type="float" office:value="1170.6471926877">
                <text:p>1170.6471926877</text:p>
              </table:table-cell>
              <table:table-cell office:value-type="float" office:value="1168.51590372565">
                <text:p>1168.51590372565</text:p>
              </table:table-cell>
              <table:table-cell office:value-type="float" office:value="1176.72873003137">
                <text:p>1176.72873003137</text:p>
              </table:table-cell>
              <table:table-cell office:value-type="float" office:value="1168.48523810712">
                <text:p>1168.4852381071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722">
                <text:p>7722</text:p>
              </table:table-cell>
              <table:table-cell office:value-type="float" office:value="1176.71332151965">
                <text:p>1176.71332151965</text:p>
              </table:table-cell>
              <table:table-cell office:value-type="float" office:value="1177.71209622979">
                <text:p>1177.71209622979</text:p>
              </table:table-cell>
              <table:table-cell office:value-type="float" office:value="1170.64578132483">
                <text:p>1170.64578132483</text:p>
              </table:table-cell>
              <table:table-cell office:value-type="float" office:value="1168.51647711966">
                <text:p>1168.51647711966</text:p>
              </table:table-cell>
              <table:table-cell office:value-type="float" office:value="1176.7287779996">
                <text:p>1176.7287779996</text:p>
              </table:table-cell>
              <table:table-cell office:value-type="float" office:value="1168.48597621942">
                <text:p>1168.4859762194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723">
                <text:p>7723</text:p>
              </table:table-cell>
              <table:table-cell office:value-type="float" office:value="1176.71960584323">
                <text:p>1176.71960584323</text:p>
              </table:table-cell>
              <table:table-cell office:value-type="float" office:value="1177.70948923091">
                <text:p>1177.70948923091</text:p>
              </table:table-cell>
              <table:table-cell office:value-type="float" office:value="1170.64984140665">
                <text:p>1170.64984140665</text:p>
              </table:table-cell>
              <table:table-cell office:value-type="float" office:value="1168.51315830371">
                <text:p>1168.51315830371</text:p>
              </table:table-cell>
              <table:table-cell office:value-type="float" office:value="1176.72758989348">
                <text:p>1176.72758989348</text:p>
              </table:table-cell>
              <table:table-cell office:value-type="float" office:value="1168.49107954506">
                <text:p>1168.4910795450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724">
                <text:p>7724</text:p>
              </table:table-cell>
              <table:table-cell office:value-type="float" office:value="1176.71901522322">
                <text:p>1176.71901522322</text:p>
              </table:table-cell>
              <table:table-cell office:value-type="float" office:value="1177.70940538339">
                <text:p>1177.70940538339</text:p>
              </table:table-cell>
              <table:table-cell office:value-type="float" office:value="1170.64971263441">
                <text:p>1170.64971263441</text:p>
              </table:table-cell>
              <table:table-cell office:value-type="float" office:value="1168.51290860492">
                <text:p>1168.51290860492</text:p>
              </table:table-cell>
              <table:table-cell office:value-type="float" office:value="1176.72731645791">
                <text:p>1176.72731645791</text:p>
              </table:table-cell>
              <table:table-cell office:value-type="float" office:value="1168.49282666459">
                <text:p>1168.4928266645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725">
                <text:p>7725</text:p>
              </table:table-cell>
              <table:table-cell office:value-type="float" office:value="1176.72302280863">
                <text:p>1176.72302280863</text:p>
              </table:table-cell>
              <table:table-cell office:value-type="float" office:value="1177.7078201003">
                <text:p>1177.7078201003</text:p>
              </table:table-cell>
              <table:table-cell office:value-type="float" office:value="1170.65215476507">
                <text:p>1170.65215476507</text:p>
              </table:table-cell>
              <table:table-cell office:value-type="float" office:value="1168.51042387527">
                <text:p>1168.51042387527</text:p>
              </table:table-cell>
              <table:table-cell office:value-type="float" office:value="1176.72637821668">
                <text:p>1176.72637821668</text:p>
              </table:table-cell>
              <table:table-cell office:value-type="float" office:value="1168.49628350726">
                <text:p>1168.4962835072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726">
                <text:p>7726</text:p>
              </table:table-cell>
              <table:table-cell office:value-type="float" office:value="1176.72323626829">
                <text:p>1176.72323626829</text:p>
              </table:table-cell>
              <table:table-cell office:value-type="float" office:value="1177.70753823967">
                <text:p>1177.70753823967</text:p>
              </table:table-cell>
              <table:table-cell office:value-type="float" office:value="1170.65234169708">
                <text:p>1170.65234169708</text:p>
              </table:table-cell>
              <table:table-cell office:value-type="float" office:value="1168.50984537155">
                <text:p>1168.50984537155</text:p>
              </table:table-cell>
              <table:table-cell office:value-type="float" office:value="1176.72598656846">
                <text:p>1176.72598656846</text:p>
              </table:table-cell>
              <table:table-cell office:value-type="float" office:value="1168.49826788604">
                <text:p>1168.4982678860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727">
                <text:p>7727</text:p>
              </table:table-cell>
              <table:table-cell office:value-type="float" office:value="1176.72598454973">
                <text:p>1176.72598454973</text:p>
              </table:table-cell>
              <table:table-cell office:value-type="float" office:value="1177.70656512034">
                <text:p>1177.70656512034</text:p>
              </table:table-cell>
              <table:table-cell office:value-type="float" office:value="1170.65384634199">
                <text:p>1170.65384634199</text:p>
              </table:table-cell>
              <table:table-cell office:value-type="float" office:value="1168.50786359497">
                <text:p>1168.50786359497</text:p>
              </table:table-cell>
              <table:table-cell office:value-type="float" office:value="1176.72517098089">
                <text:p>1176.72517098089</text:p>
              </table:table-cell>
              <table:table-cell office:value-type="float" office:value="1168.50060167405">
                <text:p>1168.5006016740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728">
                <text:p>7728</text:p>
              </table:table-cell>
              <table:table-cell office:value-type="float" office:value="1176.72649776182">
                <text:p>1176.72649776182</text:p>
              </table:table-cell>
              <table:table-cell office:value-type="float" office:value="1177.70628315024">
                <text:p>1177.70628315024</text:p>
              </table:table-cell>
              <table:table-cell office:value-type="float" office:value="1170.65405634657">
                <text:p>1170.65405634657</text:p>
              </table:table-cell>
              <table:table-cell office:value-type="float" office:value="1168.50713576063">
                <text:p>1168.50713576063</text:p>
              </table:table-cell>
              <table:table-cell office:value-type="float" office:value="1176.72471813355">
                <text:p>1176.72471813355</text:p>
              </table:table-cell>
              <table:table-cell office:value-type="float" office:value="1168.50255382317">
                <text:p>1168.5025538231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729">
                <text:p>7729</text:p>
              </table:table-cell>
              <table:table-cell office:value-type="float" office:value="1176.72844001625">
                <text:p>1176.72844001625</text:p>
              </table:table-cell>
              <table:table-cell office:value-type="float" office:value="1177.70572915739">
                <text:p>1177.70572915739</text:p>
              </table:table-cell>
              <table:table-cell office:value-type="float" office:value="1170.65493744366">
                <text:p>1170.65493744366</text:p>
              </table:table-cell>
              <table:table-cell office:value-type="float" office:value="1168.50550097869">
                <text:p>1168.50550097869</text:p>
              </table:table-cell>
              <table:table-cell office:value-type="float" office:value="1176.7239438285">
                <text:p>1176.7239438285</text:p>
              </table:table-cell>
              <table:table-cell office:value-type="float" office:value="1168.50411007144">
                <text:p>1168.5041100714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730">
                <text:p>7730</text:p>
              </table:table-cell>
              <table:table-cell office:value-type="float" office:value="1176.72903256786">
                <text:p>1176.72903256786</text:p>
              </table:table-cell>
              <table:table-cell office:value-type="float" office:value="1177.70550072969">
                <text:p>1177.70550072969</text:p>
              </table:table-cell>
              <table:table-cell office:value-type="float" office:value="1170.65506038524">
                <text:p>1170.65506038524</text:p>
              </table:table-cell>
              <table:table-cell office:value-type="float" office:value="1168.50471417805">
                <text:p>1168.50471417805</text:p>
              </table:table-cell>
              <table:table-cell office:value-type="float" office:value="1176.72341890429">
                <text:p>1176.72341890429</text:p>
              </table:table-cell>
              <table:table-cell office:value-type="float" office:value="1168.50596465235">
                <text:p>1168.5059646523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731">
                <text:p>7731</text:p>
              </table:table-cell>
              <table:table-cell office:value-type="float" office:value="1176.7848463005">
                <text:p>1176.7848463005</text:p>
              </table:table-cell>
              <table:table-cell office:value-type="float" office:value="1177.68150305869">
                <text:p>1177.68150305869</text:p>
              </table:table-cell>
              <table:table-cell office:value-type="float" office:value="1170.6810400285">
                <text:p>1170.6810400285</text:p>
              </table:table-cell>
              <table:table-cell office:value-type="float" office:value="1168.48181507032">
                <text:p>1168.48181507032</text:p>
              </table:table-cell>
              <table:table-cell office:value-type="float" office:value="1176.71224758184">
                <text:p>1176.71224758184</text:p>
              </table:table-cell>
              <table:table-cell office:value-type="float" office:value="1168.54993441188">
                <text:p>1168.5499344118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732">
                <text:p>7732</text:p>
              </table:table-cell>
              <table:table-cell office:value-type="float" office:value="1176.78201755195">
                <text:p>1176.78201755195</text:p>
              </table:table-cell>
              <table:table-cell office:value-type="float" office:value="1177.68265954176">
                <text:p>1177.68265954176</text:p>
              </table:table-cell>
              <table:table-cell office:value-type="float" office:value="1170.67951098686">
                <text:p>1170.67951098686</text:p>
              </table:table-cell>
              <table:table-cell office:value-type="float" office:value="1168.48248196893">
                <text:p>1168.48248196893</text:p>
              </table:table-cell>
              <table:table-cell office:value-type="float" office:value="1176.71216441824">
                <text:p>1176.71216441824</text:p>
              </table:table-cell>
              <table:table-cell office:value-type="float" office:value="1168.54858182764">
                <text:p>1168.5485818276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733">
                <text:p>7733</text:p>
              </table:table-cell>
              <table:table-cell office:value-type="float" office:value="1176.78832807306">
                <text:p>1176.78832807306</text:p>
              </table:table-cell>
              <table:table-cell office:value-type="float" office:value="1177.68064141217">
                <text:p>1177.68064141217</text:p>
              </table:table-cell>
              <table:table-cell office:value-type="float" office:value="1170.68182725808">
                <text:p>1170.68182725808</text:p>
              </table:table-cell>
              <table:table-cell office:value-type="float" office:value="1168.4789904705">
                <text:p>1168.4789904705</text:p>
              </table:table-cell>
              <table:table-cell office:value-type="float" office:value="1176.71057585327">
                <text:p>1176.71057585327</text:p>
              </table:table-cell>
              <table:table-cell office:value-type="float" office:value="1168.55373756534">
                <text:p>1168.5537375653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734">
                <text:p>7734</text:p>
              </table:table-cell>
              <table:table-cell office:value-type="float" office:value="1176.78781002776">
                <text:p>1176.78781002776</text:p>
              </table:table-cell>
              <table:table-cell office:value-type="float" office:value="1177.68097091904">
                <text:p>1177.68097091904</text:p>
              </table:table-cell>
              <table:table-cell office:value-type="float" office:value="1170.68126103367">
                <text:p>1170.68126103367</text:p>
              </table:table-cell>
              <table:table-cell office:value-type="float" office:value="1168.47877592706">
                <text:p>1168.47877592706</text:p>
              </table:table-cell>
              <table:table-cell office:value-type="float" office:value="1176.7100784335">
                <text:p>1176.7100784335</text:p>
              </table:table-cell>
              <table:table-cell office:value-type="float" office:value="1168.55406055822">
                <text:p>1168.5540605582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735">
                <text:p>7735</text:p>
              </table:table-cell>
              <table:table-cell office:value-type="float" office:value="1176.79186082927">
                <text:p>1176.79186082927</text:p>
              </table:table-cell>
              <table:table-cell office:value-type="float" office:value="1177.67992398549">
                <text:p>1177.67992398549</text:p>
              </table:table-cell>
              <table:table-cell office:value-type="float" office:value="1170.6823110085">
                <text:p>1170.6823110085</text:p>
              </table:table-cell>
              <table:table-cell office:value-type="float" office:value="1168.47616486028">
                <text:p>1168.47616486028</text:p>
              </table:table-cell>
              <table:table-cell office:value-type="float" office:value="1176.70874016585">
                <text:p>1176.70874016585</text:p>
              </table:table-cell>
              <table:table-cell office:value-type="float" office:value="1168.55725677898">
                <text:p>1168.5572567789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736">
                <text:p>7736</text:p>
              </table:table-cell>
              <table:table-cell office:value-type="float" office:value="1176.79213427313">
                <text:p>1176.79213427313</text:p>
              </table:table-cell>
              <table:table-cell office:value-type="float" office:value="1177.6800347058">
                <text:p>1177.6800347058</text:p>
              </table:table-cell>
              <table:table-cell office:value-type="float" office:value="1170.68195640883">
                <text:p>1170.68195640883</text:p>
              </table:table-cell>
              <table:table-cell office:value-type="float" office:value="1168.47559842968">
                <text:p>1168.47559842968</text:p>
              </table:table-cell>
              <table:table-cell office:value-type="float" office:value="1176.70807703182">
                <text:p>1176.70807703182</text:p>
              </table:table-cell>
              <table:table-cell office:value-type="float" office:value="1168.55818577031">
                <text:p>1168.5581857703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737">
                <text:p>7737</text:p>
              </table:table-cell>
              <table:table-cell office:value-type="float" office:value="1176.79495283465">
                <text:p>1176.79495283465</text:p>
              </table:table-cell>
              <table:table-cell office:value-type="float" office:value="1177.67952408629">
                <text:p>1177.67952408629</text:p>
              </table:table-cell>
              <table:table-cell office:value-type="float" office:value="1170.68234418321">
                <text:p>1170.68234418321</text:p>
              </table:table-cell>
              <table:table-cell office:value-type="float" office:value="1168.47352078811">
                <text:p>1168.47352078811</text:p>
              </table:table-cell>
              <table:table-cell office:value-type="float" office:value="1176.70684425957">
                <text:p>1176.70684425957</text:p>
              </table:table-cell>
              <table:table-cell office:value-type="float" office:value="1168.56036326394">
                <text:p>1168.5603632639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738">
                <text:p>7738</text:p>
              </table:table-cell>
              <table:table-cell office:value-type="float" office:value="1176.79551610421">
                <text:p>1176.79551610421</text:p>
              </table:table-cell>
              <table:table-cell office:value-type="float" office:value="1177.6796169471">
                <text:p>1177.6796169471</text:p>
              </table:table-cell>
              <table:table-cell office:value-type="float" office:value="1170.68195148708">
                <text:p>1170.68195148708</text:p>
              </table:table-cell>
              <table:table-cell office:value-type="float" office:value="1168.4727955928">
                <text:p>1168.4727955928</text:p>
              </table:table-cell>
              <table:table-cell office:value-type="float" office:value="1176.70607136516">
                <text:p>1176.70607136516</text:p>
              </table:table-cell>
              <table:table-cell office:value-type="float" office:value="1168.56139234444">
                <text:p>1168.5613923444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739">
                <text:p>7739</text:p>
              </table:table-cell>
              <table:table-cell office:value-type="float" office:value="1176.79755706916">
                <text:p>1176.79755706916</text:p>
              </table:table-cell>
              <table:table-cell office:value-type="float" office:value="1177.67944872653">
                <text:p>1177.67944872653</text:p>
              </table:table-cell>
              <table:table-cell office:value-type="float" office:value="1170.68188672609">
                <text:p>1170.68188672609</text:p>
              </table:table-cell>
              <table:table-cell office:value-type="float" office:value="1168.47108719689">
                <text:p>1168.47108719689</text:p>
              </table:table-cell>
              <table:table-cell office:value-type="float" office:value="1176.70487450685">
                <text:p>1176.70487450685</text:p>
              </table:table-cell>
              <table:table-cell office:value-type="float" office:value="1168.56272890227">
                <text:p>1168.5627289022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740">
                <text:p>7740</text:p>
              </table:table-cell>
              <table:table-cell office:value-type="float" office:value="1176.79819664815">
                <text:p>1176.79819664815</text:p>
              </table:table-cell>
              <table:table-cell office:value-type="float" office:value="1177.67959776901">
                <text:p>1177.67959776901</text:p>
              </table:table-cell>
              <table:table-cell office:value-type="float" office:value="1170.68139106709">
                <text:p>1170.68139106709</text:p>
              </table:table-cell>
              <table:table-cell office:value-type="float" office:value="1168.47028808233">
                <text:p>1168.47028808233</text:p>
              </table:table-cell>
              <table:table-cell office:value-type="float" office:value="1176.70401855421">
                <text:p>1176.70401855421</text:p>
              </table:table-cell>
              <table:table-cell office:value-type="float" office:value="1168.56349229504">
                <text:p>1168.5634922950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741">
                <text:p>7741</text:p>
              </table:table-cell>
              <table:table-cell office:value-type="float" office:value="1176.85299868784">
                <text:p>1176.85299868784</text:p>
              </table:table-cell>
              <table:table-cell office:value-type="float" office:value="1177.66064065452">
                <text:p>1177.66064065452</text:p>
              </table:table-cell>
              <table:table-cell office:value-type="float" office:value="1170.70180862843">
                <text:p>1170.70180862843</text:p>
              </table:table-cell>
              <table:table-cell office:value-type="float" office:value="1168.44854465932">
                <text:p>1168.44854465932</text:p>
              </table:table-cell>
              <table:table-cell office:value-type="float" office:value="1176.69668281174">
                <text:p>1176.69668281174</text:p>
              </table:table-cell>
              <table:table-cell office:value-type="float" office:value="1168.6141237307">
                <text:p>1168.614123730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742">
                <text:p>7742</text:p>
              </table:table-cell>
              <table:table-cell office:value-type="float" office:value="1176.85032218067">
                <text:p>1176.85032218067</text:p>
              </table:table-cell>
              <table:table-cell office:value-type="float" office:value="1177.66214284408">
                <text:p>1177.66214284408</text:p>
              </table:table-cell>
              <table:table-cell office:value-type="float" office:value="1170.70022284229">
                <text:p>1170.70022284229</text:p>
              </table:table-cell>
              <table:table-cell office:value-type="float" office:value="1168.44927559188">
                <text:p>1168.44927559188</text:p>
              </table:table-cell>
              <table:table-cell office:value-type="float" office:value="1176.69627338607">
                <text:p>1176.69627338607</text:p>
              </table:table-cell>
              <table:table-cell office:value-type="float" office:value="1168.61079176608">
                <text:p>1168.6107917660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743">
                <text:p>7743</text:p>
              </table:table-cell>
              <table:table-cell office:value-type="float" office:value="1176.85661619602">
                <text:p>1176.85661619602</text:p>
              </table:table-cell>
              <table:table-cell office:value-type="float" office:value="1177.66041435406">
                <text:p>1177.66041435406</text:p>
              </table:table-cell>
              <table:table-cell office:value-type="float" office:value="1170.70084997644">
                <text:p>1170.70084997644</text:p>
              </table:table-cell>
              <table:table-cell office:value-type="float" office:value="1168.44561225836">
                <text:p>1168.44561225836</text:p>
              </table:table-cell>
              <table:table-cell office:value-type="float" office:value="1176.69426755647">
                <text:p>1176.69426755647</text:p>
              </table:table-cell>
              <table:table-cell office:value-type="float" office:value="1168.61671027965">
                <text:p>1168.6167102796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744">
                <text:p>7744</text:p>
              </table:table-cell>
              <table:table-cell office:value-type="float" office:value="1176.8562134152">
                <text:p>1176.8562134152</text:p>
              </table:table-cell>
              <table:table-cell office:value-type="float" office:value="1177.66111645147">
                <text:p>1177.66111645147</text:p>
              </table:table-cell>
              <table:table-cell office:value-type="float" office:value="1170.69991485408">
                <text:p>1170.69991485408</text:p>
              </table:table-cell>
              <table:table-cell office:value-type="float" office:value="1168.44542686018">
                <text:p>1168.44542686018</text:p>
              </table:table-cell>
              <table:table-cell office:value-type="float" office:value="1176.69348895899">
                <text:p>1176.69348895899</text:p>
              </table:table-cell>
              <table:table-cell office:value-type="float" office:value="1168.61523559741">
                <text:p>1168.6152355974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745">
                <text:p>7745</text:p>
              </table:table-cell>
              <table:table-cell office:value-type="float" office:value="1176.86030942738">
                <text:p>1176.86030942738</text:p>
              </table:table-cell>
              <table:table-cell office:value-type="float" office:value="1177.66031409728">
                <text:p>1177.66031409728</text:p>
              </table:table-cell>
              <table:table-cell office:value-type="float" office:value="1170.6996077077">
                <text:p>1170.6996077077</text:p>
              </table:table-cell>
              <table:table-cell office:value-type="float" office:value="1168.44267416585">
                <text:p>1168.44267416585</text:p>
              </table:table-cell>
              <table:table-cell office:value-type="float" office:value="1176.69173229732">
                <text:p>1176.69173229732</text:p>
              </table:table-cell>
              <table:table-cell office:value-type="float" office:value="1168.6186320255">
                <text:p>1168.61863202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746">
                <text:p>7746</text:p>
              </table:table-cell>
              <table:table-cell office:value-type="float" office:value="1176.86069687269">
                <text:p>1176.86069687269</text:p>
              </table:table-cell>
              <table:table-cell office:value-type="float" office:value="1177.66076894835">
                <text:p>1177.66076894835</text:p>
              </table:table-cell>
              <table:table-cell office:value-type="float" office:value="1170.69872758763">
                <text:p>1170.69872758763</text:p>
              </table:table-cell>
              <table:table-cell office:value-type="float" office:value="1168.44210693656">
                <text:p>1168.44210693656</text:p>
              </table:table-cell>
              <table:table-cell office:value-type="float" office:value="1176.69078619996">
                <text:p>1176.69078619996</text:p>
              </table:table-cell>
              <table:table-cell office:value-type="float" office:value="1168.61767016792">
                <text:p>1168.6176701679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747">
                <text:p>7747</text:p>
              </table:table-cell>
              <table:table-cell office:value-type="float" office:value="1176.86359067316">
                <text:p>1176.86359067316</text:p>
              </table:table-cell>
              <table:table-cell office:value-type="float" office:value="1177.66048923351">
                <text:p>1177.66048923351</text:p>
              </table:table-cell>
              <table:table-cell office:value-type="float" office:value="1170.69793339958">
                <text:p>1170.69793339958</text:p>
              </table:table-cell>
              <table:table-cell office:value-type="float" office:value="1168.43991040632">
                <text:p>1168.43991040632</text:p>
              </table:table-cell>
              <table:table-cell office:value-type="float" office:value="1176.68915087688">
                <text:p>1176.68915087688</text:p>
              </table:table-cell>
              <table:table-cell office:value-type="float" office:value="1168.61949083275">
                <text:p>1168.619490832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748">
                <text:p>7748</text:p>
              </table:table-cell>
              <table:table-cell office:value-type="float" office:value="1176.86427710101">
                <text:p>1176.86427710101</text:p>
              </table:table-cell>
              <table:table-cell office:value-type="float" office:value="1177.66088332345">
                <text:p>1177.66088332345</text:p>
              </table:table-cell>
              <table:table-cell office:value-type="float" office:value="1170.69696059409">
                <text:p>1170.69696059409</text:p>
              </table:table-cell>
              <table:table-cell office:value-type="float" office:value="1168.43916002807">
                <text:p>1168.43916002807</text:p>
              </table:table-cell>
              <table:table-cell office:value-type="float" office:value="1176.68809621714">
                <text:p>1176.68809621714</text:p>
              </table:table-cell>
              <table:table-cell office:value-type="float" office:value="1168.61864629492">
                <text:p>1168.6186462949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749">
                <text:p>7749</text:p>
              </table:table-cell>
              <table:table-cell office:value-type="float" office:value="1176.86641630792">
                <text:p>1176.86641630792</text:p>
              </table:table-cell>
              <table:table-cell office:value-type="float" office:value="1177.66093760388">
                <text:p>1177.66093760388</text:p>
              </table:table-cell>
              <table:table-cell office:value-type="float" office:value="1170.69587715113">
                <text:p>1170.69587715113</text:p>
              </table:table-cell>
              <table:table-cell office:value-type="float" office:value="1168.43735154664">
                <text:p>1168.43735154664</text:p>
              </table:table-cell>
              <table:table-cell office:value-type="float" office:value="1176.6865281042">
                <text:p>1176.6865281042</text:p>
              </table:table-cell>
              <table:table-cell office:value-type="float" office:value="1168.61934787491">
                <text:p>1168.6193478749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750">
                <text:p>7750</text:p>
              </table:table-cell>
              <table:table-cell office:value-type="float" office:value="1176.86719670559">
                <text:p>1176.86719670559</text:p>
              </table:table-cell>
              <table:table-cell office:value-type="float" office:value="1177.66135906969">
                <text:p>1177.66135906969</text:p>
              </table:table-cell>
              <table:table-cell office:value-type="float" office:value="1170.69473478244">
                <text:p>1170.69473478244</text:p>
              </table:table-cell>
              <table:table-cell office:value-type="float" office:value="1168.43651946679">
                <text:p>1168.43651946679</text:p>
              </table:table-cell>
              <table:table-cell office:value-type="float" office:value="1176.68537432982">
                <text:p>1176.68537432982</text:p>
              </table:table-cell>
              <table:table-cell office:value-type="float" office:value="1168.61839872974">
                <text:p>1168.6183987297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751">
                <text:p>7751</text:p>
              </table:table-cell>
              <table:table-cell office:value-type="float" office:value="1176.92135979569">
                <text:p>1176.92135979569</text:p>
              </table:table-cell>
              <table:table-cell office:value-type="float" office:value="1177.63481018741">
                <text:p>1177.63481018741</text:p>
              </table:table-cell>
              <table:table-cell office:value-type="float" office:value="1170.70121418231">
                <text:p>1170.70121418231</text:p>
              </table:table-cell>
              <table:table-cell office:value-type="float" office:value="1168.41177652332">
                <text:p>1168.41177652332</text:p>
              </table:table-cell>
              <table:table-cell office:value-type="float" office:value="1176.6726388809">
                <text:p>1176.6726388809</text:p>
              </table:table-cell>
              <table:table-cell office:value-type="float" office:value="1168.67996847977">
                <text:p>1168.6799684797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752">
                <text:p>7752</text:p>
              </table:table-cell>
              <table:table-cell office:value-type="float" office:value="1176.91888443273">
                <text:p>1176.91888443273</text:p>
              </table:table-cell>
              <table:table-cell office:value-type="float" office:value="1177.63677930829">
                <text:p>1177.63677930829</text:p>
              </table:table-cell>
              <table:table-cell office:value-type="float" office:value="1170.69971063056">
                <text:p>1170.69971063056</text:p>
              </table:table-cell>
              <table:table-cell office:value-type="float" office:value="1168.41251853315">
                <text:p>1168.41251853315</text:p>
              </table:table-cell>
              <table:table-cell office:value-type="float" office:value="1176.672042659">
                <text:p>1176.672042659</text:p>
              </table:table-cell>
              <table:table-cell office:value-type="float" office:value="1168.67461151425">
                <text:p>1168.6746115142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753">
                <text:p>7753</text:p>
              </table:table-cell>
              <table:table-cell office:value-type="float" office:value="1176.92523179867">
                <text:p>1176.92523179867</text:p>
              </table:table-cell>
              <table:table-cell office:value-type="float" office:value="1177.63502226747">
                <text:p>1177.63502226747</text:p>
              </table:table-cell>
              <table:table-cell office:value-type="float" office:value="1170.69829238507">
                <text:p>1170.69829238507</text:p>
              </table:table-cell>
              <table:table-cell office:value-type="float" office:value="1168.40867192038">
                <text:p>1168.40867192038</text:p>
              </table:table-cell>
              <table:table-cell office:value-type="float" office:value="1176.66957152231">
                <text:p>1176.66957152231</text:p>
              </table:table-cell>
              <table:table-cell office:value-type="float" office:value="1168.68037561355">
                <text:p>1168.6803756135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754">
                <text:p>7754</text:p>
              </table:table-cell>
              <table:table-cell office:value-type="float" office:value="1176.92498755003">
                <text:p>1176.92498755003</text:p>
              </table:table-cell>
              <table:table-cell office:value-type="float" office:value="1177.63599767648">
                <text:p>1177.63599767648</text:p>
              </table:table-cell>
              <table:table-cell office:value-type="float" office:value="1170.69691651814">
                <text:p>1170.69691651814</text:p>
              </table:table-cell>
              <table:table-cell office:value-type="float" office:value="1168.40844970217">
                <text:p>1168.40844970217</text:p>
              </table:table-cell>
              <table:table-cell office:value-type="float" office:value="1176.66853920812">
                <text:p>1176.66853920812</text:p>
              </table:table-cell>
              <table:table-cell office:value-type="float" office:value="1168.67750052759">
                <text:p>1168.6775005275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755">
                <text:p>7755</text:p>
              </table:table-cell>
              <table:table-cell office:value-type="float" office:value="1176.92918616729">
                <text:p>1176.92918616729</text:p>
              </table:table-cell>
              <table:table-cell office:value-type="float" office:value="1177.63529927595">
                <text:p>1177.63529927595</text:p>
              </table:table-cell>
              <table:table-cell office:value-type="float" office:value="1170.69500425023">
                <text:p>1170.69500425023</text:p>
              </table:table-cell>
              <table:table-cell office:value-type="float" office:value="1168.4055686744">
                <text:p>1168.4055686744</text:p>
              </table:table-cell>
              <table:table-cell office:value-type="float" office:value="1176.66638009765">
                <text:p>1176.66638009765</text:p>
              </table:table-cell>
              <table:table-cell office:value-type="float" office:value="1168.68047776107">
                <text:p>1168.6804777610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756">
                <text:p>7756</text:p>
              </table:table-cell>
              <table:table-cell office:value-type="float" office:value="1176.92971312374">
                <text:p>1176.92971312374</text:p>
              </table:table-cell>
              <table:table-cell office:value-type="float" office:value="1177.63598942115">
                <text:p>1177.63598942115</text:p>
              </table:table-cell>
              <table:table-cell office:value-type="float" office:value="1170.69345668324">
                <text:p>1170.69345668324</text:p>
              </table:table-cell>
              <table:table-cell office:value-type="float" office:value="1168.40495475222">
                <text:p>1168.40495475222</text:p>
              </table:table-cell>
              <table:table-cell office:value-type="float" office:value="1176.66517139223">
                <text:p>1176.66517139223</text:p>
              </table:table-cell>
              <table:table-cell office:value-type="float" office:value="1168.67849086373">
                <text:p>1168.6784908637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757">
                <text:p>7757</text:p>
              </table:table-cell>
              <table:table-cell office:value-type="float" office:value="1176.93275342104">
                <text:p>1176.93275342104</text:p>
              </table:table-cell>
              <table:table-cell office:value-type="float" office:value="1177.63585793173">
                <text:p>1177.63585793173</text:p>
              </table:table-cell>
              <table:table-cell office:value-type="float" office:value="1170.69128759093">
                <text:p>1170.69128759093</text:p>
              </table:table-cell>
              <table:table-cell office:value-type="float" office:value="1168.40265737166">
                <text:p>1168.40265737166</text:p>
              </table:table-cell>
              <table:table-cell office:value-type="float" office:value="1176.66316008002">
                <text:p>1176.66316008002</text:p>
              </table:table-cell>
              <table:table-cell office:value-type="float" office:value="1168.67979850166">
                <text:p>1168.6797985016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758">
                <text:p>7758</text:p>
              </table:table-cell>
              <table:table-cell office:value-type="float" office:value="1176.93358567505">
                <text:p>1176.93358567505</text:p>
              </table:table-cell>
              <table:table-cell office:value-type="float" office:value="1177.63646297073">
                <text:p>1177.63646297073</text:p>
              </table:table-cell>
              <table:table-cell office:value-type="float" office:value="1170.68952469977">
                <text:p>1170.68952469977</text:p>
              </table:table-cell>
              <table:table-cell office:value-type="float" office:value="1168.40185314666">
                <text:p>1168.40185314666</text:p>
              </table:table-cell>
              <table:table-cell office:value-type="float" office:value="1176.66184242902">
                <text:p>1176.66184242902</text:p>
              </table:table-cell>
              <table:table-cell office:value-type="float" office:value="1168.67807126056">
                <text:p>1168.6780712605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759">
                <text:p>7759</text:p>
              </table:table-cell>
              <table:table-cell office:value-type="float" office:value="1176.93589611112">
                <text:p>1176.93589611112</text:p>
              </table:table-cell>
              <table:table-cell office:value-type="float" office:value="1177.63669675761">
                <text:p>1177.63669675761</text:p>
              </table:table-cell>
              <table:table-cell office:value-type="float" office:value="1170.6871943318">
                <text:p>1170.6871943318</text:p>
              </table:table-cell>
              <table:table-cell office:value-type="float" office:value="1168.39996249051">
                <text:p>1168.39996249051</text:p>
              </table:table-cell>
              <table:table-cell office:value-type="float" office:value="1176.65992380182">
                <text:p>1176.65992380182</text:p>
              </table:table-cell>
              <table:table-cell office:value-type="float" office:value="1168.67815752384">
                <text:p>1168.6781575238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760">
                <text:p>7760</text:p>
              </table:table-cell>
              <table:table-cell office:value-type="float" office:value="1176.93683813124">
                <text:p>1176.93683813124</text:p>
              </table:table-cell>
              <table:table-cell office:value-type="float" office:value="1177.63731545786">
                <text:p>1177.63731545786</text:p>
              </table:table-cell>
              <table:table-cell office:value-type="float" office:value="1170.68522022831">
                <text:p>1170.68522022831</text:p>
              </table:table-cell>
              <table:table-cell office:value-type="float" office:value="1168.39907229085">
                <text:p>1168.39907229085</text:p>
              </table:table-cell>
              <table:table-cell office:value-type="float" office:value="1176.65851643351">
                <text:p>1176.65851643351</text:p>
              </table:table-cell>
              <table:table-cell office:value-type="float" office:value="1168.67634164476">
                <text:p>1168.6763416447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761">
                <text:p>7761</text:p>
              </table:table-cell>
              <table:table-cell office:value-type="float" office:value="1176.98990184817">
                <text:p>1176.98990184817</text:p>
              </table:table-cell>
              <table:table-cell office:value-type="float" office:value="1177.61464388952">
                <text:p>1177.61464388952</text:p>
              </table:table-cell>
              <table:table-cell office:value-type="float" office:value="1170.68369532199">
                <text:p>1170.68369532199</text:p>
              </table:table-cell>
              <table:table-cell office:value-type="float" office:value="1168.37549153301">
                <text:p>1168.37549153301</text:p>
              </table:table-cell>
              <table:table-cell office:value-type="float" office:value="1176.6502518705">
                <text:p>1176.6502518705</text:p>
              </table:table-cell>
              <table:table-cell office:value-type="float" office:value="1168.74088297732">
                <text:p>1168.7408829773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762">
                <text:p>7762</text:p>
              </table:table-cell>
              <table:table-cell office:value-type="float" office:value="1176.9876766909">
                <text:p>1176.9876766909</text:p>
              </table:table-cell>
              <table:table-cell office:value-type="float" office:value="1177.61686490529">
                <text:p>1177.61686490529</text:p>
              </table:table-cell>
              <table:table-cell office:value-type="float" office:value="1170.68189994132">
                <text:p>1170.68189994132</text:p>
              </table:table-cell>
              <table:table-cell office:value-type="float" office:value="1168.37624209691">
                <text:p>1168.37624209691</text:p>
              </table:table-cell>
              <table:table-cell office:value-type="float" office:value="1176.64935546097">
                <text:p>1176.64935546097</text:p>
              </table:table-cell>
              <table:table-cell office:value-type="float" office:value="1168.73431010721">
                <text:p>1168.7343101072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763">
                <text:p>7763</text:p>
              </table:table-cell>
              <table:table-cell office:value-type="float" office:value="1176.99413041559">
                <text:p>1176.99413041559</text:p>
              </table:table-cell>
              <table:table-cell office:value-type="float" office:value="1177.61520255617">
                <text:p>1177.61520255617</text:p>
              </table:table-cell>
              <table:table-cell office:value-type="float" office:value="1170.67839523481">
                <text:p>1170.67839523481</text:p>
              </table:table-cell>
              <table:table-cell office:value-type="float" office:value="1168.37223827817">
                <text:p>1168.37223827817</text:p>
              </table:table-cell>
              <table:table-cell office:value-type="float" office:value="1176.64662244903">
                <text:p>1176.64662244903</text:p>
              </table:table-cell>
              <table:table-cell office:value-type="float" office:value="1168.73975871231">
                <text:p>1168.7397587123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764">
                <text:p>7764</text:p>
              </table:table-cell>
              <table:table-cell office:value-type="float" office:value="1176.99409075715">
                <text:p>1176.99409075715</text:p>
              </table:table-cell>
              <table:table-cell office:value-type="float" office:value="1177.61643901408">
                <text:p>1177.61643901408</text:p>
              </table:table-cell>
              <table:table-cell office:value-type="float" office:value="1170.67627741868">
                <text:p>1170.67627741868</text:p>
              </table:table-cell>
              <table:table-cell office:value-type="float" office:value="1168.37198940915">
                <text:p>1168.37198940915</text:p>
              </table:table-cell>
              <table:table-cell office:value-type="float" office:value="1176.64540051264">
                <text:p>1176.64540051264</text:p>
              </table:table-cell>
              <table:table-cell office:value-type="float" office:value="1168.73587799264">
                <text:p>1168.7358779926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765">
                <text:p>7765</text:p>
              </table:table-cell>
              <table:table-cell office:value-type="float" office:value="1176.99846539144">
                <text:p>1176.99846539144</text:p>
              </table:table-cell>
              <table:table-cell office:value-type="float" office:value="1177.61586135782">
                <text:p>1177.61586135782</text:p>
              </table:table-cell>
              <table:table-cell office:value-type="float" office:value="1170.67264312816">
                <text:p>1170.67264312816</text:p>
              </table:table-cell>
              <table:table-cell office:value-type="float" office:value="1168.36897626887">
                <text:p>1168.36897626887</text:p>
              </table:table-cell>
              <table:table-cell office:value-type="float" office:value="1176.64298064424">
                <text:p>1176.64298064424</text:p>
              </table:table-cell>
              <table:table-cell office:value-type="float" office:value="1168.73821544258">
                <text:p>1168.7382154425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766">
                <text:p>7766</text:p>
              </table:table-cell>
              <table:table-cell office:value-type="float" office:value="1176.99919069066">
                <text:p>1176.99919069066</text:p>
              </table:table-cell>
              <table:table-cell office:value-type="float" office:value="1177.61674612432">
                <text:p>1177.61674612432</text:p>
              </table:table-cell>
              <table:table-cell office:value-type="float" office:value="1170.67017266588">
                <text:p>1170.67017266588</text:p>
              </table:table-cell>
              <table:table-cell office:value-type="float" office:value="1168.36831049315">
                <text:p>1168.36831049315</text:p>
              </table:table-cell>
              <table:table-cell office:value-type="float" office:value="1176.64158452585">
                <text:p>1176.64158452585</text:p>
              </table:table-cell>
              <table:table-cell office:value-type="float" office:value="1168.73524517708">
                <text:p>1168.7352451770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767">
                <text:p>7767</text:p>
              </table:table-cell>
              <table:table-cell office:value-type="float" office:value="1177.00243897262">
                <text:p>1177.00243897262</text:p>
              </table:table-cell>
              <table:table-cell office:value-type="float" office:value="1177.61674263736">
                <text:p>1177.61674263736</text:p>
              </table:table-cell>
              <table:table-cell office:value-type="float" office:value="1170.66649608742">
                <text:p>1170.66649608742</text:p>
              </table:table-cell>
              <table:table-cell office:value-type="float" office:value="1168.36590254607">
                <text:p>1168.36590254607</text:p>
              </table:table-cell>
              <table:table-cell office:value-type="float" office:value="1176.63932256392">
                <text:p>1176.63932256392</text:p>
              </table:table-cell>
              <table:table-cell office:value-type="float" office:value="1168.73569718162">
                <text:p>1168.7356971816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768">
                <text:p>7768</text:p>
              </table:table-cell>
              <table:table-cell office:value-type="float" office:value="1177.00346985677">
                <text:p>1177.00346985677</text:p>
              </table:table-cell>
              <table:table-cell office:value-type="float" office:value="1177.61753950418">
                <text:p>1177.61753950418</text:p>
              </table:table-cell>
              <table:table-cell office:value-type="float" office:value="1170.6637174868">
                <text:p>1170.6637174868</text:p>
              </table:table-cell>
              <table:table-cell office:value-type="float" office:value="1168.36503869923">
                <text:p>1168.36503869923</text:p>
              </table:table-cell>
              <table:table-cell office:value-type="float" office:value="1176.637821861">
                <text:p>1176.637821861</text:p>
              </table:table-cell>
              <table:table-cell office:value-type="float" office:value="1168.73298512074">
                <text:p>1168.7329851207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769">
                <text:p>7769</text:p>
              </table:table-cell>
              <table:table-cell office:value-type="float" office:value="1177.00601059291">
                <text:p>1177.00601059291</text:p>
              </table:table-cell>
              <table:table-cell office:value-type="float" office:value="1177.61792179379">
                <text:p>1177.61792179379</text:p>
              </table:table-cell>
              <table:table-cell office:value-type="float" office:value="1170.66001322742">
                <text:p>1170.66001322742</text:p>
              </table:table-cell>
              <table:table-cell office:value-type="float" office:value="1168.36305711575">
                <text:p>1168.36305711575</text:p>
              </table:table-cell>
              <table:table-cell office:value-type="float" office:value="1176.63567560766">
                <text:p>1176.63567560766</text:p>
              </table:table-cell>
              <table:table-cell office:value-type="float" office:value="1168.73216687265">
                <text:p>1168.7321668726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770">
                <text:p>7770</text:p>
              </table:table-cell>
              <table:table-cell office:value-type="float" office:value="1177.00716041984">
                <text:p>1177.00716041984</text:p>
              </table:table-cell>
              <table:table-cell office:value-type="float" office:value="1177.61873964621">
                <text:p>1177.61873964621</text:p>
              </table:table-cell>
              <table:table-cell office:value-type="float" office:value="1170.65697487058">
                <text:p>1170.65697487058</text:p>
              </table:table-cell>
              <table:table-cell office:value-type="float" office:value="1168.36210179611">
                <text:p>1168.36210179611</text:p>
              </table:table-cell>
              <table:table-cell office:value-type="float" office:value="1176.63409082704">
                <text:p>1176.63409082704</text:p>
              </table:table-cell>
              <table:table-cell office:value-type="float" office:value="1168.72942202972">
                <text:p>1168.7294220297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771">
                <text:p>7771</text:p>
              </table:table-cell>
              <table:table-cell office:value-type="float" office:value="1177.06043167574">
                <text:p>1177.06043167574</text:p>
              </table:table-cell>
              <table:table-cell office:value-type="float" office:value="1177.58888527292">
                <text:p>1177.58888527292</text:p>
              </table:table-cell>
              <table:table-cell office:value-type="float" office:value="1170.64175617195">
                <text:p>1170.64175617195</text:p>
              </table:table-cell>
              <table:table-cell office:value-type="float" office:value="1168.33518438307">
                <text:p>1168.33518438307</text:p>
              </table:table-cell>
              <table:table-cell office:value-type="float" office:value="1176.62124928745">
                <text:p>1176.62124928745</text:p>
              </table:table-cell>
              <table:table-cell office:value-type="float" office:value="1168.80174454691">
                <text:p>1168.8017445469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772">
                <text:p>7772</text:p>
              </table:table-cell>
              <table:table-cell office:value-type="float" office:value="1177.05843464533">
                <text:p>1177.05843464533</text:p>
              </table:table-cell>
              <table:table-cell office:value-type="float" office:value="1177.59143933942">
                <text:p>1177.59143933942</text:p>
              </table:table-cell>
              <table:table-cell office:value-type="float" office:value="1170.63943036678">
                <text:p>1170.63943036678</text:p>
              </table:table-cell>
              <table:table-cell office:value-type="float" office:value="1168.33592616469">
                <text:p>1168.33592616469</text:p>
              </table:table-cell>
              <table:table-cell office:value-type="float" office:value="1176.62023675541">
                <text:p>1176.62023675541</text:p>
              </table:table-cell>
              <table:table-cell office:value-type="float" office:value="1168.79396977702">
                <text:p>1168.7939697770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773">
                <text:p>7773</text:p>
              </table:table-cell>
              <table:table-cell office:value-type="float" office:value="1177.06513080845">
                <text:p>1177.06513080845</text:p>
              </table:table-cell>
              <table:table-cell office:value-type="float" office:value="1177.58967641031">
                <text:p>1177.58967641031</text:p>
              </table:table-cell>
              <table:table-cell office:value-type="float" office:value="1170.63390509955">
                <text:p>1170.63390509955</text:p>
              </table:table-cell>
              <table:table-cell office:value-type="float" office:value="1168.33175604332">
                <text:p>1168.33175604332</text:p>
              </table:table-cell>
              <table:table-cell office:value-type="float" office:value="1176.61724372197">
                <text:p>1176.61724372197</text:p>
              </table:table-cell>
              <table:table-cell office:value-type="float" office:value="1168.79897851913">
                <text:p>1168.7989785191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774">
                <text:p>7774</text:p>
              </table:table-cell>
              <table:table-cell office:value-type="float" office:value="1177.06530540101">
                <text:p>1177.06530540101</text:p>
              </table:table-cell>
              <table:table-cell office:value-type="float" office:value="1177.59106577326">
                <text:p>1177.59106577326</text:p>
              </table:table-cell>
              <table:table-cell office:value-type="float" office:value="1170.6308214737">
                <text:p>1170.6308214737</text:p>
              </table:table-cell>
              <table:table-cell office:value-type="float" office:value="1168.33144945839">
                <text:p>1168.33144945839</text:p>
              </table:table-cell>
              <table:table-cell office:value-type="float" office:value="1176.61582175094">
                <text:p>1176.61582175094</text:p>
              </table:table-cell>
              <table:table-cell office:value-type="float" office:value="1168.79421266326">
                <text:p>1168.7942126632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775">
                <text:p>7775</text:p>
              </table:table-cell>
              <table:table-cell office:value-type="float" office:value="1177.06994911567">
                <text:p>1177.06994911567</text:p>
              </table:table-cell>
              <table:table-cell office:value-type="float" office:value="1177.59045662766">
                <text:p>1177.59045662766</text:p>
              </table:table-cell>
              <table:table-cell office:value-type="float" office:value="1170.6255935343">
                <text:p>1170.6255935343</text:p>
              </table:table-cell>
              <table:table-cell office:value-type="float" office:value="1168.32834695382">
                <text:p>1168.32834695382</text:p>
              </table:table-cell>
              <table:table-cell office:value-type="float" office:value="1176.61315504815">
                <text:p>1176.61315504815</text:p>
              </table:table-cell>
              <table:table-cell office:value-type="float" office:value="1168.79590933031">
                <text:p>1168.7959093303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776">
                <text:p>7776</text:p>
              </table:table-cell>
              <table:table-cell office:value-type="float" office:value="1177.07089477017">
                <text:p>1177.07089477017</text:p>
              </table:table-cell>
              <table:table-cell office:value-type="float" office:value="1177.59146815699">
                <text:p>1177.59146815699</text:p>
              </table:table-cell>
              <table:table-cell office:value-type="float" office:value="1170.6220515459">
                <text:p>1170.6220515459</text:p>
              </table:table-cell>
              <table:table-cell office:value-type="float" office:value="1168.32761683313">
                <text:p>1168.32761683313</text:p>
              </table:table-cell>
              <table:table-cell office:value-type="float" office:value="1176.61155875218">
                <text:p>1176.61155875218</text:p>
              </table:table-cell>
              <table:table-cell office:value-type="float" office:value="1168.79215826802">
                <text:p>1168.7921582680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777">
                <text:p>7777</text:p>
              </table:table-cell>
              <table:table-cell office:value-type="float" office:value="1177.07442425724">
                <text:p>1177.07442425724</text:p>
              </table:table-cell>
              <table:table-cell office:value-type="float" office:value="1177.59148159951">
                <text:p>1177.59148159951</text:p>
              </table:table-cell>
              <table:table-cell office:value-type="float" office:value="1170.61697508995">
                <text:p>1170.61697508995</text:p>
              </table:table-cell>
              <table:table-cell office:value-type="float" office:value="1168.32514086834">
                <text:p>1168.32514086834</text:p>
              </table:table-cell>
              <table:table-cell office:value-type="float" office:value="1176.60906465047">
                <text:p>1176.60906465047</text:p>
              </table:table-cell>
              <table:table-cell office:value-type="float" office:value="1168.79191922968">
                <text:p>1168.7919192296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778">
                <text:p>7778</text:p>
              </table:table-cell>
              <table:table-cell office:value-type="float" office:value="1177.07568975512">
                <text:p>1177.07568975512</text:p>
              </table:table-cell>
              <table:table-cell office:value-type="float" office:value="1177.59235604117">
                <text:p>1177.59235604117</text:p>
              </table:table-cell>
              <table:table-cell office:value-type="float" office:value="1170.61310877151">
                <text:p>1170.61310877151</text:p>
              </table:table-cell>
              <table:table-cell office:value-type="float" office:value="1168.32421012534">
                <text:p>1168.32421012534</text:p>
              </table:table-cell>
              <table:table-cell office:value-type="float" office:value="1176.60735921173">
                <text:p>1176.60735921173</text:p>
              </table:table-cell>
              <table:table-cell office:value-type="float" office:value="1168.78844883714">
                <text:p>1168.788448837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779">
                <text:p>7779</text:p>
              </table:table-cell>
              <table:table-cell office:value-type="float" office:value="1177.07851988722">
                <text:p>1177.07851988722</text:p>
              </table:table-cell>
              <table:table-cell office:value-type="float" office:value="1177.59275039663">
                <text:p>1177.59275039663</text:p>
              </table:table-cell>
              <table:table-cell office:value-type="float" office:value="1170.60811561314">
                <text:p>1170.60811561314</text:p>
              </table:table-cell>
              <table:table-cell office:value-type="float" office:value="1168.32216778203">
                <text:p>1168.32216778203</text:p>
              </table:table-cell>
              <table:table-cell office:value-type="float" office:value="1176.6049767138">
                <text:p>1176.6049767138</text:p>
              </table:table-cell>
              <table:table-cell office:value-type="float" office:value="1168.7868804064">
                <text:p>1168.786880406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780">
                <text:p>7780</text:p>
              </table:table-cell>
              <table:table-cell office:value-type="float" office:value="1177.07991785103">
                <text:p>1177.07991785103</text:p>
              </table:table-cell>
              <table:table-cell office:value-type="float" office:value="1177.59360816706">
                <text:p>1177.59360816706</text:p>
              </table:table-cell>
              <table:table-cell office:value-type="float" office:value="1170.60400534352">
                <text:p>1170.60400534352</text:p>
              </table:table-cell>
              <table:table-cell office:value-type="float" office:value="1168.32115055545">
                <text:p>1168.32115055545</text:p>
              </table:table-cell>
              <table:table-cell office:value-type="float" office:value="1176.60318316853">
                <text:p>1176.60318316853</text:p>
              </table:table-cell>
              <table:table-cell office:value-type="float" office:value="1168.78336069935">
                <text:p>1168.7833606993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781">
                <text:p>7781</text:p>
              </table:table-cell>
              <table:table-cell office:value-type="float" office:value="1177.13258643985">
                <text:p>1177.13258643985</text:p>
              </table:table-cell>
              <table:table-cell office:value-type="float" office:value="1177.5686708598">
                <text:p>1177.5686708598</text:p>
              </table:table-cell>
              <table:table-cell office:value-type="float" office:value="1170.58542429529">
                <text:p>1170.58542429529</text:p>
              </table:table-cell>
              <table:table-cell office:value-type="float" office:value="1168.29622778043">
                <text:p>1168.29622778043</text:p>
              </table:table-cell>
              <table:table-cell office:value-type="float" office:value="1176.59530043583">
                <text:p>1176.59530043583</text:p>
              </table:table-cell>
              <table:table-cell office:value-type="float" office:value="1168.85596776704">
                <text:p>1168.855967767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782">
                <text:p>7782</text:p>
              </table:table-cell>
              <table:table-cell office:value-type="float" office:value="1177.13086522438">
                <text:p>1177.13086522438</text:p>
              </table:table-cell>
              <table:table-cell office:value-type="float" office:value="1177.57123286642">
                <text:p>1177.57123286642</text:p>
              </table:table-cell>
              <table:table-cell office:value-type="float" office:value="1170.58224390706">
                <text:p>1170.58224390706</text:p>
              </table:table-cell>
              <table:table-cell office:value-type="float" office:value="1168.29689064747">
                <text:p>1168.29689064747</text:p>
              </table:table-cell>
              <table:table-cell office:value-type="float" office:value="1176.59403944284">
                <text:p>1176.59403944284</text:p>
              </table:table-cell>
              <table:table-cell office:value-type="float" office:value="1168.84721695953">
                <text:p>1168.8472169595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783">
                <text:p>7783</text:p>
              </table:table-cell>
              <table:table-cell office:value-type="float" office:value="1177.1378182983">
                <text:p>1177.1378182983</text:p>
              </table:table-cell>
              <table:table-cell office:value-type="float" office:value="1177.56951211342">
                <text:p>1177.56951211342</text:p>
              </table:table-cell>
              <table:table-cell office:value-type="float" office:value="1170.57528222969">
                <text:p>1170.57528222969</text:p>
              </table:table-cell>
              <table:table-cell office:value-type="float" office:value="1168.29272217464">
                <text:p>1168.29272217464</text:p>
              </table:table-cell>
              <table:table-cell office:value-type="float" office:value="1176.59090553938">
                <text:p>1176.59090553938</text:p>
              </table:table-cell>
              <table:table-cell office:value-type="float" office:value="1168.85158144962">
                <text:p>1168.8515814496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784">
                <text:p>7784</text:p>
              </table:table-cell>
              <table:table-cell office:value-type="float" office:value="1177.1382361007">
                <text:p>1177.1382361007</text:p>
              </table:table-cell>
              <table:table-cell office:value-type="float" office:value="1177.57095253201">
                <text:p>1177.57095253201</text:p>
              </table:table-cell>
              <table:table-cell office:value-type="float" office:value="1170.57124729012">
                <text:p>1170.57124729012</text:p>
              </table:table-cell>
              <table:table-cell office:value-type="float" office:value="1168.29234096708">
                <text:p>1168.29234096708</text:p>
              </table:table-cell>
              <table:table-cell office:value-type="float" office:value="1176.58929851936">
                <text:p>1176.58929851936</text:p>
              </table:table-cell>
              <table:table-cell office:value-type="float" office:value="1168.84592236172">
                <text:p>1168.8459223617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785">
                <text:p>7785</text:p>
              </table:table-cell>
              <table:table-cell office:value-type="float" office:value="1177.14316948427">
                <text:p>1177.14316948427</text:p>
              </table:table-cell>
              <table:table-cell office:value-type="float" office:value="1177.57038357843">
                <text:p>1177.57038357843</text:p>
              </table:table-cell>
              <table:table-cell office:value-type="float" office:value="1170.56479180568">
                <text:p>1170.56479180568</text:p>
              </table:table-cell>
              <table:table-cell office:value-type="float" office:value="1168.28921953227">
                <text:p>1168.28921953227</text:p>
              </table:table-cell>
              <table:table-cell office:value-type="float" office:value="1176.58642455004">
                <text:p>1176.58642455004</text:p>
              </table:table-cell>
              <table:table-cell office:value-type="float" office:value="1168.84679941347">
                <text:p>1168.8467994134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786">
                <text:p>7786</text:p>
              </table:table-cell>
              <table:table-cell office:value-type="float" office:value="1177.14435401747">
                <text:p>1177.14435401747</text:p>
              </table:table-cell>
              <table:table-cell office:value-type="float" office:value="1177.57144206222">
                <text:p>1177.57144206222</text:p>
              </table:table-cell>
              <table:table-cell office:value-type="float" office:value="1170.56030377612">
                <text:p>1170.56030377612</text:p>
              </table:table-cell>
              <table:table-cell office:value-type="float" office:value="1168.28841720554">
                <text:p>1168.28841720554</text:p>
              </table:table-cell>
              <table:table-cell office:value-type="float" office:value="1176.58463050403">
                <text:p>1176.58463050403</text:p>
              </table:table-cell>
              <table:table-cell office:value-type="float" office:value="1168.84214606988">
                <text:p>1168.8421460698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787">
                <text:p>7787</text:p>
              </table:table-cell>
              <table:table-cell office:value-type="float" office:value="1177.14817862009">
                <text:p>1177.14817862009</text:p>
              </table:table-cell>
              <table:table-cell office:value-type="float" office:value="1177.57150373083">
                <text:p>1177.57150373083</text:p>
              </table:table-cell>
              <table:table-cell office:value-type="float" office:value="1170.55413129816">
                <text:p>1170.55413129816</text:p>
              </table:table-cell>
              <table:table-cell office:value-type="float" office:value="1168.28592620476">
                <text:p>1168.28592620476</text:p>
              </table:table-cell>
              <table:table-cell office:value-type="float" office:value="1176.5819124071">
                <text:p>1176.5819124071</text:p>
              </table:table-cell>
              <table:table-cell office:value-type="float" office:value="1168.84097066824">
                <text:p>1168.840970668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788">
                <text:p>7788</text:p>
              </table:table-cell>
              <table:table-cell office:value-type="float" office:value="1177.14968665481">
                <text:p>1177.14968665481</text:p>
              </table:table-cell>
              <table:table-cell office:value-type="float" office:value="1177.57243256214">
                <text:p>1177.57243256214</text:p>
              </table:table-cell>
              <table:table-cell office:value-type="float" office:value="1170.54936475405">
                <text:p>1170.54936475405</text:p>
              </table:table-cell>
              <table:table-cell office:value-type="float" office:value="1168.28493271972">
                <text:p>1168.28493271972</text:p>
              </table:table-cell>
              <table:table-cell office:value-type="float" office:value="1176.57999678787">
                <text:p>1176.57999678787</text:p>
              </table:table-cell>
              <table:table-cell office:value-type="float" office:value="1168.83658685538">
                <text:p>1168.8365868553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789">
                <text:p>7789</text:p>
              </table:table-cell>
              <table:table-cell office:value-type="float" office:value="1177.1528029959">
                <text:p>1177.1528029959</text:p>
              </table:table-cell>
              <table:table-cell office:value-type="float" office:value="1177.57287267822">
                <text:p>1177.57287267822</text:p>
              </table:table-cell>
              <table:table-cell office:value-type="float" office:value="1170.54335527092">
                <text:p>1170.54335527092</text:p>
              </table:table-cell>
              <table:table-cell office:value-type="float" office:value="1168.28287346521">
                <text:p>1168.28287346521</text:p>
              </table:table-cell>
              <table:table-cell office:value-type="float" office:value="1176.57738604937">
                <text:p>1176.57738604937</text:p>
              </table:table-cell>
              <table:table-cell office:value-type="float" office:value="1168.83401607219">
                <text:p>1168.8340160721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790">
                <text:p>7790</text:p>
              </table:table-cell>
              <table:table-cell office:value-type="float" office:value="1177.15444795176">
                <text:p>1177.15444795176</text:p>
              </table:table-cell>
              <table:table-cell office:value-type="float" office:value="1177.57378108025">
                <text:p>1177.57378108025</text:p>
              </table:table-cell>
              <table:table-cell office:value-type="float" office:value="1170.5383949895">
                <text:p>1170.5383949895</text:p>
              </table:table-cell>
              <table:table-cell office:value-type="float" office:value="1168.2818003706">
                <text:p>1168.2818003706</text:p>
              </table:table-cell>
              <table:table-cell office:value-type="float" office:value="1176.57537100695">
                <text:p>1176.57537100695</text:p>
              </table:table-cell>
              <table:table-cell office:value-type="float" office:value="1168.82960288211">
                <text:p>1168.8296028821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791">
                <text:p>7791</text:p>
              </table:table-cell>
              <table:table-cell office:value-type="float" office:value="1177.20777001433">
                <text:p>1177.20777001433</text:p>
              </table:table-cell>
              <table:table-cell office:value-type="float" office:value="1177.54348715577">
                <text:p>1177.54348715577</text:p>
              </table:table-cell>
              <table:table-cell office:value-type="float" office:value="1170.51364245216">
                <text:p>1170.51364245216</text:p>
              </table:table-cell>
              <table:table-cell office:value-type="float" office:value="1168.25523081349">
                <text:p>1168.25523081349</text:p>
              </table:table-cell>
              <table:table-cell office:value-type="float" office:value="1176.56215386146">
                <text:p>1176.56215386146</text:p>
              </table:table-cell>
              <table:table-cell office:value-type="float" office:value="1168.90727563603">
                <text:p>1168.9072756360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792">
                <text:p>7792</text:p>
              </table:table-cell>
              <table:table-cell office:value-type="float" office:value="1177.20627610084">
                <text:p>1177.20627610084</text:p>
              </table:table-cell>
              <table:table-cell office:value-type="float" office:value="1177.54616589229">
                <text:p>1177.54616589229</text:p>
              </table:table-cell>
              <table:table-cell office:value-type="float" office:value="1170.50977508168">
                <text:p>1170.50977508168</text:p>
              </table:table-cell>
              <table:table-cell office:value-type="float" office:value="1168.25578443303">
                <text:p>1168.25578443303</text:p>
              </table:table-cell>
              <table:table-cell office:value-type="float" office:value="1176.56072826335">
                <text:p>1176.56072826335</text:p>
              </table:table-cell>
              <table:table-cell office:value-type="float" office:value="1168.89750140552">
                <text:p>1168.8975014055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793">
                <text:p>7793</text:p>
              </table:table-cell>
              <table:table-cell office:value-type="float" office:value="1177.21354099455">
                <text:p>1177.21354099455</text:p>
              </table:table-cell>
              <table:table-cell office:value-type="float" office:value="1177.54450015599">
                <text:p>1177.54450015599</text:p>
              </table:table-cell>
              <table:table-cell office:value-type="float" office:value="1170.50190198056">
                <text:p>1170.50190198056</text:p>
              </table:table-cell>
              <table:table-cell office:value-type="float" office:value="1168.25168926712">
                <text:p>1168.25168926712</text:p>
              </table:table-cell>
              <table:table-cell office:value-type="float" office:value="1176.55712052656">
                <text:p>1176.55712052656</text:p>
              </table:table-cell>
              <table:table-cell office:value-type="float" office:value="1168.90115379111">
                <text:p>1168.9011537911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794">
                <text:p>7794</text:p>
              </table:table-cell>
              <table:table-cell office:value-type="float" office:value="1177.21417926453">
                <text:p>1177.21417926453</text:p>
              </table:table-cell>
              <table:table-cell office:value-type="float" office:value="1177.54598309146">
                <text:p>1177.54598309146</text:p>
              </table:table-cell>
              <table:table-cell office:value-type="float" office:value="1170.4971660993">
                <text:p>1170.4971660993</text:p>
              </table:table-cell>
              <table:table-cell office:value-type="float" office:value="1168.25121359217">
                <text:p>1168.25121359217</text:p>
              </table:table-cell>
              <table:table-cell office:value-type="float" office:value="1176.55524734417">
                <text:p>1176.55524734417</text:p>
              </table:table-cell>
              <table:table-cell office:value-type="float" office:value="1168.89466945527">
                <text:p>1168.8946694552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795">
                <text:p>7795</text:p>
              </table:table-cell>
              <table:table-cell office:value-type="float" office:value="1177.21938622188">
                <text:p>1177.21938622188</text:p>
              </table:table-cell>
              <table:table-cell office:value-type="float" office:value="1177.54547709715">
                <text:p>1177.54547709715</text:p>
              </table:table-cell>
              <table:table-cell office:value-type="float" office:value="1170.48996299205">
                <text:p>1170.48996299205</text:p>
              </table:table-cell>
              <table:table-cell office:value-type="float" office:value="1168.24816906623">
                <text:p>1168.24816906623</text:p>
              </table:table-cell>
              <table:table-cell office:value-type="float" office:value="1176.55200119545">
                <text:p>1176.55200119545</text:p>
              </table:table-cell>
              <table:table-cell office:value-type="float" office:value="1168.89475964266">
                <text:p>1168.8947596426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796">
                <text:p>7796</text:p>
              </table:table-cell>
              <table:table-cell office:value-type="float" office:value="1177.22079468184">
                <text:p>1177.22079468184</text:p>
              </table:table-cell>
              <table:table-cell office:value-type="float" office:value="1177.54657143141">
                <text:p>1177.54657143141</text:p>
              </table:table-cell>
              <table:table-cell office:value-type="float" office:value="1170.48485328522">
                <text:p>1170.48485328522</text:p>
              </table:table-cell>
              <table:table-cell office:value-type="float" office:value="1168.24730355832">
                <text:p>1168.24730355832</text:p>
              </table:table-cell>
              <table:table-cell office:value-type="float" office:value="1176.54991050269">
                <text:p>1176.54991050269</text:p>
              </table:table-cell>
              <table:table-cell office:value-type="float" office:value="1168.88935302392">
                <text:p>1168.8893530239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797">
                <text:p>7797</text:p>
              </table:table-cell>
              <table:table-cell office:value-type="float" office:value="1177.22489334697">
                <text:p>1177.22489334697</text:p>
              </table:table-cell>
              <table:table-cell office:value-type="float" office:value="1177.54669299138">
                <text:p>1177.54669299138</text:p>
              </table:table-cell>
              <table:table-cell office:value-type="float" office:value="1170.4780187457">
                <text:p>1170.4780187457</text:p>
              </table:table-cell>
              <table:table-cell office:value-type="float" office:value="1168.24487132723">
                <text:p>1168.24487132723</text:p>
              </table:table-cell>
              <table:table-cell office:value-type="float" office:value="1176.54682656023">
                <text:p>1176.54682656023</text:p>
              </table:table-cell>
              <table:table-cell office:value-type="float" office:value="1168.88741967719">
                <text:p>1168.8874196771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798">
                <text:p>7798</text:p>
              </table:table-cell>
              <table:table-cell office:value-type="float" office:value="1177.22664231956">
                <text:p>1177.22664231956</text:p>
              </table:table-cell>
              <table:table-cell office:value-type="float" office:value="1177.54764998741">
                <text:p>1177.54764998741</text:p>
              </table:table-cell>
              <table:table-cell office:value-type="float" office:value="1170.47270359121">
                <text:p>1170.47270359121</text:p>
              </table:table-cell>
              <table:table-cell office:value-type="float" office:value="1168.24383267795">
                <text:p>1168.24383267795</text:p>
              </table:table-cell>
              <table:table-cell office:value-type="float" office:value="1176.54458707465">
                <text:p>1176.54458707465</text:p>
              </table:table-cell>
              <table:table-cell office:value-type="float" office:value="1168.88232804715">
                <text:p>1168.8823280471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799">
                <text:p>7799</text:p>
              </table:table-cell>
              <table:table-cell office:value-type="float" office:value="1177.23004642867">
                <text:p>1177.23004642867</text:p>
              </table:table-cell>
              <table:table-cell office:value-type="float" office:value="1177.54815134379">
                <text:p>1177.54815134379</text:p>
              </table:table-cell>
              <table:table-cell office:value-type="float" office:value="1170.46611708588">
                <text:p>1170.46611708588</text:p>
              </table:table-cell>
              <table:table-cell office:value-type="float" office:value="1168.24181834929">
                <text:p>1168.24181834929</text:p>
              </table:table-cell>
              <table:table-cell office:value-type="float" office:value="1176.54160476446">
                <text:p>1176.54160476446</text:p>
              </table:table-cell>
              <table:table-cell office:value-type="float" office:value="1168.87908865228">
                <text:p>1168.8790886522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800">
                <text:p>7800</text:p>
              </table:table-cell>
              <table:table-cell office:value-type="float" office:value="1177.23194927618">
                <text:p>1177.23194927618</text:p>
              </table:table-cell>
              <table:table-cell office:value-type="float" office:value="1177.54909062536">
                <text:p>1177.54909062536</text:p>
              </table:table-cell>
              <table:table-cell office:value-type="float" office:value="1170.46068570857">
                <text:p>1170.46068570857</text:p>
              </table:table-cell>
              <table:table-cell office:value-type="float" office:value="1168.24070843342">
                <text:p>1168.24070843342</text:p>
              </table:table-cell>
              <table:table-cell office:value-type="float" office:value="1176.53925386503">
                <text:p>1176.53925386503</text:p>
              </table:table-cell>
              <table:table-cell office:value-type="float" office:value="1168.87399837381">
                <text:p>1168.8739983738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801">
                <text:p>7801</text:p>
              </table:table-cell>
              <table:table-cell office:value-type="float" office:value="1177.28491639164">
                <text:p>1177.28491639164</text:p>
              </table:table-cell>
              <table:table-cell office:value-type="float" office:value="1177.52513850241">
                <text:p>1177.52513850241</text:p>
              </table:table-cell>
              <table:table-cell office:value-type="float" office:value="1170.43934717441">
                <text:p>1170.43934717441</text:p>
              </table:table-cell>
              <table:table-cell office:value-type="float" office:value="1168.21799780821">
                <text:p>1168.21799780821</text:p>
              </table:table-cell>
              <table:table-cell office:value-type="float" office:value="1176.52940681381">
                <text:p>1176.52940681381</text:p>
              </table:table-cell>
              <table:table-cell office:value-type="float" office:value="1168.94925986476">
                <text:p>1168.94925986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813cm" svg:height="19.285cm" xlink:href=".." xlink:type="simple" chart:class="chart:scatter" chart:style-name="ch1">
        <chart:legend chart:legend-position="end" svg:x="34.913cm" svg:y="7.849cm" style:legend-expansion="high" chart:style-name="ch2"/>
        <chart:plot-area chart:style-name="ch3" table:cell-range-address="'Temperature Development'.A1:'Temperature Development'.H613" chart:data-source-has-labels="row" svg:x="0.733cm" svg:y="0.384cm" svg:width="33.175cm" svg:height="18.513cm">
          <chartooo:coordinate-region svg:x="1.726cm" svg:y="0.583cm" svg:width="31.811cm" svg:height="17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emperature Development'.B2:'Temperature Development'.B613" chart:label-cell-address="'Temperature Development'.B1:'Temperature Development'.B1" chart:class="chart:scatter">
            <chart:domain table:cell-range-address="'Temperature Development'.A2:'Temperature Development'.A613"/>
            <chart:data-point chart:repeated="612"/>
          </chart:series>
          <chart:series chart:style-name="ch7" chart:values-cell-range-address="'Temperature Development'.C2:'Temperature Development'.C613" chart:label-cell-address="'Temperature Development'.C1:'Temperature Development'.C1" chart:class="chart:scatter">
            <chart:data-point chart:repeated="612"/>
          </chart:series>
          <chart:series chart:style-name="ch8" chart:values-cell-range-address="'Temperature Development'.D2:'Temperature Development'.D613" chart:label-cell-address="'Temperature Development'.D1:'Temperature Development'.D1" chart:class="chart:scatter">
            <chart:data-point chart:repeated="612"/>
          </chart:series>
          <chart:series chart:style-name="ch9" chart:values-cell-range-address="'Temperature Development'.E2:'Temperature Development'.E613" chart:label-cell-address="'Temperature Development'.E1:'Temperature Development'.E1" chart:class="chart:scatter">
            <chart:data-point chart:repeated="612"/>
          </chart:series>
          <chart:series chart:style-name="ch10" chart:values-cell-range-address="'Temperature Development'.F2:'Temperature Development'.F613" chart:label-cell-address="'Temperature Development'.F1:'Temperature Development'.F1" chart:class="chart:scatter">
            <chart:data-point chart:repeated="612"/>
          </chart:series>
          <chart:series chart:style-name="ch11" chart:values-cell-range-address="'Temperature Development'.G2:'Temperature Development'.G613" chart:label-cell-address="'Temperature Development'.G1:'Temperature Development'.G1" chart:class="chart:scatter">
            <chart:data-point chart:repeated="612"/>
          </chart:series>
          <chart:series chart:style-name="ch12" chart:values-cell-range-address="'Temperature Development'.H2:'Temperature Development'.H613" chart:label-cell-address="'Temperature Development'.H1:'Temperature Development'.H1" chart:class="chart:scatter">
            <chart:data-point chart:repeated="6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1</text:p>
                <draw:g>
                  <svg:desc>'Temperature Development'.B1:'Temperature Development'.B1</svg:desc>
                </draw:g>
              </table:table-cell>
              <table:table-cell office:value-type="string">
                <text:p>216</text:p>
                <draw:g>
                  <svg:desc>'Temperature Development'.C1:'Temperature Development'.C1</svg:desc>
                </draw:g>
              </table:table-cell>
              <table:table-cell office:value-type="string">
                <text:p>332</text:p>
                <draw:g>
                  <svg:desc>'Temperature Development'.D1:'Temperature Development'.D1</svg:desc>
                </draw:g>
              </table:table-cell>
              <table:table-cell office:value-type="string">
                <text:p>448</text:p>
                <draw:g>
                  <svg:desc>'Temperature Development'.E1:'Temperature Development'.E1</svg:desc>
                </draw:g>
              </table:table-cell>
              <table:table-cell office:value-type="string">
                <text:p>532</text:p>
                <draw:g>
                  <svg:desc>'Temperature Development'.F1:'Temperature Development'.F1</svg:desc>
                </draw:g>
              </table:table-cell>
              <table:table-cell office:value-type="string">
                <text:p>616</text:p>
                <draw:g>
                  <svg:desc>'Temperature Development'.G1:'Temperature Development'.G1</svg:desc>
                </draw:g>
              </table:table-cell>
              <table:table-cell office:value-type="string">
                <text:p>701</text:p>
                <draw:g>
                  <svg:desc>'Temperature Development'.H1:'Temperature Development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92">
                <text:p>7192</text:p>
                <draw:g>
                  <svg:desc>'Temperature Development'.A2:'Temperature Development'.A613</svg:desc>
                </draw:g>
              </table:table-cell>
              <table:table-cell office:value-type="float" office:value="1171.62901747415">
                <text:p>1171.62901747415</text:p>
                <draw:g>
                  <svg:desc>'Temperature Development'.B2:'Temperature Development'.B613</svg:desc>
                </draw:g>
              </table:table-cell>
              <table:table-cell office:value-type="float" office:value="1178.80273430587">
                <text:p>1178.80273430587</text:p>
                <draw:g>
                  <svg:desc>'Temperature Development'.C2:'Temperature Development'.C613</svg:desc>
                </draw:g>
              </table:table-cell>
              <table:table-cell office:value-type="float" office:value="1169.66796865142">
                <text:p>1169.66796865142</text:p>
                <draw:g>
                  <svg:desc>'Temperature Development'.D2:'Temperature Development'.D613</svg:desc>
                </draw:g>
              </table:table-cell>
              <table:table-cell office:value-type="float" office:value="1119.76343200328">
                <text:p>1119.76343200328</text:p>
                <draw:g>
                  <svg:desc>'Temperature Development'.E2:'Temperature Development'.E613</svg:desc>
                </draw:g>
              </table:table-cell>
              <table:table-cell office:value-type="float" office:value="1170.12764806976">
                <text:p>1170.12764806976</text:p>
                <draw:g>
                  <svg:desc>'Temperature Development'.F2:'Temperature Development'.F613</svg:desc>
                </draw:g>
              </table:table-cell>
              <table:table-cell office:value-type="float" office:value="1178.59189134835">
                <text:p>1178.59189134835</text:p>
                <draw:g>
                  <svg:desc>'Temperature Development'.G2:'Temperature Development'.G613</svg:desc>
                </draw:g>
              </table:table-cell>
              <table:table-cell office:value-type="float" office:value="1167.23987508378">
                <text:p>1167.23987508378</text:p>
                <draw:g>
                  <svg:desc>'Temperature Development'.H2:'Temperature Development'.H6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92">
                <text:p>7192</text:p>
              </table:table-cell>
              <table:table-cell office:value-type="float" office:value="1171.62901747415">
                <text:p>1171.62901747415</text:p>
              </table:table-cell>
              <table:table-cell office:value-type="float" office:value="1178.80273430587">
                <text:p>1178.80273430587</text:p>
              </table:table-cell>
              <table:table-cell office:value-type="float" office:value="1169.66796865142">
                <text:p>1169.66796865142</text:p>
              </table:table-cell>
              <table:table-cell office:value-type="float" office:value="1119.76343200328">
                <text:p>1119.76343200328</text:p>
              </table:table-cell>
              <table:table-cell office:value-type="float" office:value="1170.12764806976">
                <text:p>1170.12764806976</text:p>
              </table:table-cell>
              <table:table-cell office:value-type="float" office:value="1178.59189134835">
                <text:p>1178.59189134835</text:p>
              </table:table-cell>
              <table:table-cell office:value-type="float" office:value="1167.23987508378">
                <text:p>1167.239875083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93">
                <text:p>7193</text:p>
              </table:table-cell>
              <table:table-cell office:value-type="float" office:value="1171.6354542395">
                <text:p>1171.6354542395</text:p>
              </table:table-cell>
              <table:table-cell office:value-type="float" office:value="1178.80078452683">
                <text:p>1178.80078452683</text:p>
              </table:table-cell>
              <table:table-cell office:value-type="float" office:value="1169.66742987712">
                <text:p>1169.66742987712</text:p>
              </table:table-cell>
              <table:table-cell office:value-type="float" office:value="1119.82353832531">
                <text:p>1119.82353832531</text:p>
              </table:table-cell>
              <table:table-cell office:value-type="float" office:value="1170.12727412159">
                <text:p>1170.12727412159</text:p>
              </table:table-cell>
              <table:table-cell office:value-type="float" office:value="1178.58693002289">
                <text:p>1178.58693002289</text:p>
              </table:table-cell>
              <table:table-cell office:value-type="float" office:value="1167.23996697585">
                <text:p>1167.23996697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94">
                <text:p>7194</text:p>
              </table:table-cell>
              <table:table-cell office:value-type="float" office:value="1171.63760925571">
                <text:p>1171.63760925571</text:p>
              </table:table-cell>
              <table:table-cell office:value-type="float" office:value="1178.80361141708">
                <text:p>1178.80361141708</text:p>
              </table:table-cell>
              <table:table-cell office:value-type="float" office:value="1169.66856128423">
                <text:p>1169.66856128423</text:p>
              </table:table-cell>
              <table:table-cell office:value-type="float" office:value="1119.85145350909">
                <text:p>1119.85145350909</text:p>
              </table:table-cell>
              <table:table-cell office:value-type="float" office:value="1170.13040718375">
                <text:p>1170.13040718375</text:p>
              </table:table-cell>
              <table:table-cell office:value-type="float" office:value="1178.58676953451">
                <text:p>1178.58676953451</text:p>
              </table:table-cell>
              <table:table-cell office:value-type="float" office:value="1167.24280341254">
                <text:p>1167.24280341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95">
                <text:p>7195</text:p>
              </table:table-cell>
              <table:table-cell office:value-type="float" office:value="1171.64232933764">
                <text:p>1171.64232933764</text:p>
              </table:table-cell>
              <table:table-cell office:value-type="float" office:value="1178.8035308148">
                <text:p>1178.8035308148</text:p>
              </table:table-cell>
              <table:table-cell office:value-type="float" office:value="1169.66869809081">
                <text:p>1169.66869809081</text:p>
              </table:table-cell>
              <table:table-cell office:value-type="float" office:value="1119.90707023444">
                <text:p>1119.90707023444</text:p>
              </table:table-cell>
              <table:table-cell office:value-type="float" office:value="1170.13132691242">
                <text:p>1170.13132691242</text:p>
              </table:table-cell>
              <table:table-cell office:value-type="float" office:value="1178.5836269434">
                <text:p>1178.5836269434</text:p>
              </table:table-cell>
              <table:table-cell office:value-type="float" office:value="1167.24326448301">
                <text:p>1167.24326448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96">
                <text:p>7196</text:p>
              </table:table-cell>
              <table:table-cell office:value-type="float" office:value="1171.64493284208">
                <text:p>1171.64493284208</text:p>
              </table:table-cell>
              <table:table-cell office:value-type="float" office:value="1178.80589049279">
                <text:p>1178.80589049279</text:p>
              </table:table-cell>
              <table:table-cell office:value-type="float" office:value="1169.66991862217">
                <text:p>1169.66991862217</text:p>
              </table:table-cell>
              <table:table-cell office:value-type="float" office:value="1119.93775687539">
                <text:p>1119.93775687539</text:p>
              </table:table-cell>
              <table:table-cell office:value-type="float" office:value="1170.13424435964">
                <text:p>1170.13424435964</text:p>
              </table:table-cell>
              <table:table-cell office:value-type="float" office:value="1178.58293225176">
                <text:p>1178.58293225176</text:p>
              </table:table-cell>
              <table:table-cell office:value-type="float" office:value="1167.24578833467">
                <text:p>1167.245788334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97">
                <text:p>7197</text:p>
              </table:table-cell>
              <table:table-cell office:value-type="float" office:value="1171.64874231204">
                <text:p>1171.64874231204</text:p>
              </table:table-cell>
              <table:table-cell office:value-type="float" office:value="1178.80680250901">
                <text:p>1178.80680250901</text:p>
              </table:table-cell>
              <table:table-cell office:value-type="float" office:value="1169.67054255674">
                <text:p>1169.67054255674</text:p>
              </table:table-cell>
              <table:table-cell office:value-type="float" office:value="1119.98999769145">
                <text:p>1119.98999769145</text:p>
              </table:table-cell>
              <table:table-cell office:value-type="float" office:value="1170.1359819441">
                <text:p>1170.1359819441</text:p>
              </table:table-cell>
              <table:table-cell office:value-type="float" office:value="1178.58079941474">
                <text:p>1178.58079941474</text:p>
              </table:table-cell>
              <table:table-cell office:value-type="float" office:value="1167.24657985036">
                <text:p>1167.246579850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98">
                <text:p>7198</text:p>
              </table:table-cell>
              <table:table-cell office:value-type="float" office:value="1171.65143186649">
                <text:p>1171.65143186649</text:p>
              </table:table-cell>
              <table:table-cell office:value-type="float" office:value="1178.80907321389">
                <text:p>1178.80907321389</text:p>
              </table:table-cell>
              <table:table-cell office:value-type="float" office:value="1169.67190629191">
                <text:p>1169.67190629191</text:p>
              </table:table-cell>
              <table:table-cell office:value-type="float" office:value="1120.02278141739">
                <text:p>1120.02278141739</text:p>
              </table:table-cell>
              <table:table-cell office:value-type="float" office:value="1170.13893865827">
                <text:p>1170.13893865827</text:p>
              </table:table-cell>
              <table:table-cell office:value-type="float" office:value="1178.57995975898">
                <text:p>1178.57995975898</text:p>
              </table:table-cell>
              <table:table-cell office:value-type="float" office:value="1167.24893259327">
                <text:p>1167.24893259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99">
                <text:p>7199</text:p>
              </table:table-cell>
              <table:table-cell office:value-type="float" office:value="1171.65467236537">
                <text:p>1171.65467236537</text:p>
              </table:table-cell>
              <table:table-cell office:value-type="float" office:value="1178.81059749075">
                <text:p>1178.81059749075</text:p>
              </table:table-cell>
              <table:table-cell office:value-type="float" office:value="1169.67289615632">
                <text:p>1169.67289615632</text:p>
              </table:table-cell>
              <table:table-cell office:value-type="float" office:value="1120.07197920885">
                <text:p>1120.07197920885</text:p>
              </table:table-cell>
              <table:table-cell office:value-type="float" office:value="1170.14123548136">
                <text:p>1170.14123548136</text:p>
              </table:table-cell>
              <table:table-cell office:value-type="float" office:value="1178.5784566571">
                <text:p>1178.5784566571</text:p>
              </table:table-cell>
              <table:table-cell office:value-type="float" office:value="1167.25005051649">
                <text:p>1167.250050516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00">
                <text:p>7200</text:p>
              </table:table-cell>
              <table:table-cell office:value-type="float" office:value="1171.65730558134">
                <text:p>1171.65730558134</text:p>
              </table:table-cell>
              <table:table-cell office:value-type="float" office:value="1178.81289928086">
                <text:p>1178.81289928086</text:p>
              </table:table-cell>
              <table:table-cell office:value-type="float" office:value="1169.67442309324">
                <text:p>1169.67442309324</text:p>
              </table:table-cell>
              <table:table-cell office:value-type="float" office:value="1120.10634142139">
                <text:p>1120.10634142139</text:p>
              </table:table-cell>
              <table:table-cell office:value-type="float" office:value="1170.14431786307">
                <text:p>1170.14431786307</text:p>
              </table:table-cell>
              <table:table-cell office:value-type="float" office:value="1178.57764641696">
                <text:p>1178.57764641696</text:p>
              </table:table-cell>
              <table:table-cell office:value-type="float" office:value="1167.25231356693">
                <text:p>1167.252313566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01">
                <text:p>7201</text:p>
              </table:table-cell>
              <table:table-cell office:value-type="float" office:value="1171.69971409258">
                <text:p>1171.69971409258</text:p>
              </table:table-cell>
              <table:table-cell office:value-type="float" office:value="1178.77203126284">
                <text:p>1178.77203126284</text:p>
              </table:table-cell>
              <table:table-cell office:value-type="float" office:value="1169.6699607664">
                <text:p>1169.6699607664</text:p>
              </table:table-cell>
              <table:table-cell office:value-type="float" office:value="1120.29741756473">
                <text:p>1120.29741756473</text:p>
              </table:table-cell>
              <table:table-cell office:value-type="float" office:value="1170.12166246245">
                <text:p>1170.12166246245</text:p>
              </table:table-cell>
              <table:table-cell office:value-type="float" office:value="1178.53294357627">
                <text:p>1178.53294357627</text:p>
              </table:table-cell>
              <table:table-cell office:value-type="float" office:value="1167.24824409361">
                <text:p>1167.248244093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02">
                <text:p>7202</text:p>
              </table:table-cell>
              <table:table-cell office:value-type="float" office:value="1171.69981859423">
                <text:p>1171.69981859423</text:p>
              </table:table-cell>
              <table:table-cell office:value-type="float" office:value="1178.77690802541">
                <text:p>1178.77690802541</text:p>
              </table:table-cell>
              <table:table-cell office:value-type="float" office:value="1169.67194005131">
                <text:p>1169.67194005131</text:p>
              </table:table-cell>
              <table:table-cell office:value-type="float" office:value="1120.319220646">
                <text:p>1120.319220646</text:p>
              </table:table-cell>
              <table:table-cell office:value-type="float" office:value="1170.12645921454">
                <text:p>1170.12645921454</text:p>
              </table:table-cell>
              <table:table-cell office:value-type="float" office:value="1178.53484685276">
                <text:p>1178.53484685276</text:p>
              </table:table-cell>
              <table:table-cell office:value-type="float" office:value="1167.25116056278">
                <text:p>1167.251160562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03">
                <text:p>7203</text:p>
              </table:table-cell>
              <table:table-cell office:value-type="float" office:value="1171.70601866194">
                <text:p>1171.70601866194</text:p>
              </table:table-cell>
              <table:table-cell office:value-type="float" office:value="1178.77532496958">
                <text:p>1178.77532496958</text:p>
              </table:table-cell>
              <table:table-cell office:value-type="float" office:value="1169.67288004944">
                <text:p>1169.67288004944</text:p>
              </table:table-cell>
              <table:table-cell office:value-type="float" office:value="1120.38553375064">
                <text:p>1120.38553375064</text:p>
              </table:table-cell>
              <table:table-cell office:value-type="float" office:value="1170.12700761484">
                <text:p>1170.12700761484</text:p>
              </table:table-cell>
              <table:table-cell office:value-type="float" office:value="1178.53008244632">
                <text:p>1178.53008244632</text:p>
              </table:table-cell>
              <table:table-cell office:value-type="float" office:value="1167.25151907532">
                <text:p>1167.251519075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04">
                <text:p>7204</text:p>
              </table:table-cell>
              <table:table-cell office:value-type="float" office:value="1171.70771558882">
                <text:p>1171.70771558882</text:p>
              </table:table-cell>
              <table:table-cell office:value-type="float" office:value="1178.77849089647">
                <text:p>1178.77849089647</text:p>
              </table:table-cell>
              <table:table-cell office:value-type="float" office:value="1169.67475046699">
                <text:p>1169.67475046699</text:p>
              </table:table-cell>
              <table:table-cell office:value-type="float" office:value="1120.41346969065">
                <text:p>1120.41346969065</text:p>
              </table:table-cell>
              <table:table-cell office:value-type="float" office:value="1170.13085879488">
                <text:p>1170.13085879488</text:p>
              </table:table-cell>
              <table:table-cell office:value-type="float" office:value="1178.53019322276">
                <text:p>1178.53019322276</text:p>
              </table:table-cell>
              <table:table-cell office:value-type="float" office:value="1167.25418353951">
                <text:p>1167.25418353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05">
                <text:p>7205</text:p>
              </table:table-cell>
              <table:table-cell office:value-type="float" office:value="1171.71216625565">
                <text:p>1171.71216625565</text:p>
              </table:table-cell>
              <table:table-cell office:value-type="float" office:value="1178.77872850823">
                <text:p>1178.77872850823</text:p>
              </table:table-cell>
              <table:table-cell office:value-type="float" office:value="1169.67599501246">
                <text:p>1169.67599501246</text:p>
              </table:table-cell>
              <table:table-cell office:value-type="float" office:value="1120.47362910027">
                <text:p>1120.47362910027</text:p>
              </table:table-cell>
              <table:table-cell office:value-type="float" office:value="1170.13247798487">
                <text:p>1170.13247798487</text:p>
              </table:table-cell>
              <table:table-cell office:value-type="float" office:value="1178.52731640569">
                <text:p>1178.52731640569</text:p>
              </table:table-cell>
              <table:table-cell office:value-type="float" office:value="1167.25490243774">
                <text:p>1167.254902437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06">
                <text:p>7206</text:p>
              </table:table-cell>
              <table:table-cell office:value-type="float" office:value="1171.7143126474">
                <text:p>1171.7143126474</text:p>
              </table:table-cell>
              <table:table-cell office:value-type="float" office:value="1178.78139964551">
                <text:p>1178.78139964551</text:p>
              </table:table-cell>
              <table:table-cell office:value-type="float" office:value="1169.67791176156">
                <text:p>1169.67791176156</text:p>
              </table:table-cell>
              <table:table-cell office:value-type="float" office:value="1120.50471350882">
                <text:p>1120.50471350882</text:p>
              </table:table-cell>
              <table:table-cell office:value-type="float" office:value="1170.13607017773">
                <text:p>1170.13607017773</text:p>
              </table:table-cell>
              <table:table-cell office:value-type="float" office:value="1178.52689712577">
                <text:p>1178.52689712577</text:p>
              </table:table-cell>
              <table:table-cell office:value-type="float" office:value="1167.25738147406">
                <text:p>1167.257381474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07">
                <text:p>7207</text:p>
              </table:table-cell>
              <table:table-cell office:value-type="float" office:value="1171.71780862338">
                <text:p>1171.71780862338</text:p>
              </table:table-cell>
              <table:table-cell office:value-type="float" office:value="1178.78259292394">
                <text:p>1178.78259292394</text:p>
              </table:table-cell>
              <table:table-cell office:value-type="float" office:value="1169.67931359098">
                <text:p>1169.67931359098</text:p>
              </table:table-cell>
              <table:table-cell office:value-type="float" office:value="1120.56022811486">
                <text:p>1120.56022811486</text:p>
              </table:table-cell>
              <table:table-cell office:value-type="float" office:value="1170.13826138612">
                <text:p>1170.13826138612</text:p>
              </table:table-cell>
              <table:table-cell office:value-type="float" office:value="1178.52506706928">
                <text:p>1178.52506706928</text:p>
              </table:table-cell>
              <table:table-cell office:value-type="float" office:value="1167.25834847455">
                <text:p>1167.258348474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8">
                <text:p>7208</text:p>
              </table:table-cell>
              <table:table-cell office:value-type="float" office:value="1171.72004339016">
                <text:p>1171.72004339016</text:p>
              </table:table-cell>
              <table:table-cell office:value-type="float" office:value="1178.7851213032">
                <text:p>1178.7851213032</text:p>
              </table:table-cell>
              <table:table-cell office:value-type="float" office:value="1169.6812649275">
                <text:p>1169.6812649275</text:p>
              </table:table-cell>
              <table:table-cell office:value-type="float" office:value="1120.59340714465">
                <text:p>1120.59340714465</text:p>
              </table:table-cell>
              <table:table-cell office:value-type="float" office:value="1170.14173201587">
                <text:p>1170.14173201587</text:p>
              </table:table-cell>
              <table:table-cell office:value-type="float" office:value="1178.52453445049">
                <text:p>1178.52453445049</text:p>
              </table:table-cell>
              <table:table-cell office:value-type="float" office:value="1167.26068050057">
                <text:p>1167.260680500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09">
                <text:p>7209</text:p>
              </table:table-cell>
              <table:table-cell office:value-type="float" office:value="1171.72292416792">
                <text:p>1171.72292416792</text:p>
              </table:table-cell>
              <table:table-cell office:value-type="float" office:value="1178.78689936327">
                <text:p>1178.78689936327</text:p>
              </table:table-cell>
              <table:table-cell office:value-type="float" office:value="1169.68276602858">
                <text:p>1169.68276602858</text:p>
              </table:table-cell>
              <table:table-cell office:value-type="float" office:value="1120.6448572678">
                <text:p>1120.6448572678</text:p>
              </table:table-cell>
              <table:table-cell office:value-type="float" office:value="1170.14426664439">
                <text:p>1170.14426664439</text:p>
              </table:table-cell>
              <table:table-cell office:value-type="float" office:value="1178.52337196728">
                <text:p>1178.52337196728</text:p>
              </table:table-cell>
              <table:table-cell office:value-type="float" office:value="1167.26192673845">
                <text:p>1167.261926738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10">
                <text:p>7210</text:p>
              </table:table-cell>
              <table:table-cell office:value-type="float" office:value="1171.7251090184">
                <text:p>1171.7251090184</text:p>
              </table:table-cell>
              <table:table-cell office:value-type="float" office:value="1178.78943254826">
                <text:p>1178.78943254826</text:p>
              </table:table-cell>
              <table:table-cell office:value-type="float" office:value="1169.68471235973">
                <text:p>1169.68471235973</text:p>
              </table:table-cell>
              <table:table-cell office:value-type="float" office:value="1120.67947731799">
                <text:p>1120.67947731799</text:p>
              </table:table-cell>
              <table:table-cell office:value-type="float" office:value="1170.14767955207">
                <text:p>1170.14767955207</text:p>
              </table:table-cell>
              <table:table-cell office:value-type="float" office:value="1178.52289177017">
                <text:p>1178.52289177017</text:p>
              </table:table-cell>
              <table:table-cell office:value-type="float" office:value="1167.26418853243">
                <text:p>1167.26418853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11">
                <text:p>7211</text:p>
              </table:table-cell>
              <table:table-cell office:value-type="float" office:value="1171.77413705254">
                <text:p>1171.77413705254</text:p>
              </table:table-cell>
              <table:table-cell office:value-type="float" office:value="1178.74403086791">
                <text:p>1178.74403086791</text:p>
              </table:table-cell>
              <table:table-cell office:value-type="float" office:value="1169.6862177257">
                <text:p>1169.6862177257</text:p>
              </table:table-cell>
              <table:table-cell office:value-type="float" office:value="1120.90142206617">
                <text:p>1120.90142206617</text:p>
              </table:table-cell>
              <table:table-cell office:value-type="float" office:value="1170.13190024536">
                <text:p>1170.13190024536</text:p>
              </table:table-cell>
              <table:table-cell office:value-type="float" office:value="1178.47713996617">
                <text:p>1178.47713996617</text:p>
              </table:table-cell>
              <table:table-cell office:value-type="float" office:value="1167.25972496836">
                <text:p>1167.259724968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12">
                <text:p>7212</text:p>
              </table:table-cell>
              <table:table-cell office:value-type="float" office:value="1171.7735642798">
                <text:p>1171.7735642798</text:p>
              </table:table-cell>
              <table:table-cell office:value-type="float" office:value="1178.74930663751">
                <text:p>1178.74930663751</text:p>
              </table:table-cell>
              <table:table-cell office:value-type="float" office:value="1169.68827877239">
                <text:p>1169.68827877239</text:p>
              </table:table-cell>
              <table:table-cell office:value-type="float" office:value="1120.92072360578">
                <text:p>1120.92072360578</text:p>
              </table:table-cell>
              <table:table-cell office:value-type="float" office:value="1170.13655333062">
                <text:p>1170.13655333062</text:p>
              </table:table-cell>
              <table:table-cell office:value-type="float" office:value="1178.47945666715">
                <text:p>1178.47945666715</text:p>
              </table:table-cell>
              <table:table-cell office:value-type="float" office:value="1167.2623660943">
                <text:p>1167.26236609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13">
                <text:p>7213</text:p>
              </table:table-cell>
              <table:table-cell office:value-type="float" office:value="1171.77963094593">
                <text:p>1171.77963094593</text:p>
              </table:table-cell>
              <table:table-cell office:value-type="float" office:value="1178.74767167898">
                <text:p>1178.74767167898</text:p>
              </table:table-cell>
              <table:table-cell office:value-type="float" office:value="1169.68952426248">
                <text:p>1169.68952426248</text:p>
              </table:table-cell>
              <table:table-cell office:value-type="float" office:value="1120.99160013328">
                <text:p>1120.99160013328</text:p>
              </table:table-cell>
              <table:table-cell office:value-type="float" office:value="1170.1373404724">
                <text:p>1170.1373404724</text:p>
              </table:table-cell>
              <table:table-cell office:value-type="float" office:value="1178.47495508837">
                <text:p>1178.47495508837</text:p>
              </table:table-cell>
              <table:table-cell office:value-type="float" office:value="1167.26309125243">
                <text:p>1167.263091252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14">
                <text:p>7214</text:p>
              </table:table-cell>
              <table:table-cell office:value-type="float" office:value="1171.78081745109">
                <text:p>1171.78081745109</text:p>
              </table:table-cell>
              <table:table-cell office:value-type="float" office:value="1178.75110394905">
                <text:p>1178.75110394905</text:p>
              </table:table-cell>
              <table:table-cell office:value-type="float" office:value="1169.69158872612">
                <text:p>1169.69158872612</text:p>
              </table:table-cell>
              <table:table-cell office:value-type="float" office:value="1121.0180928494">
                <text:p>1121.0180928494</text:p>
              </table:table-cell>
              <table:table-cell office:value-type="float" office:value="1170.14115158546">
                <text:p>1170.14115158546</text:p>
              </table:table-cell>
              <table:table-cell office:value-type="float" office:value="1178.47543332046">
                <text:p>1178.47543332046</text:p>
              </table:table-cell>
              <table:table-cell office:value-type="float" office:value="1167.26556427907">
                <text:p>1167.265564279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15">
                <text:p>7215</text:p>
              </table:table-cell>
              <table:table-cell office:value-type="float" office:value="1171.78502484927">
                <text:p>1171.78502484927</text:p>
              </table:table-cell>
              <table:table-cell office:value-type="float" office:value="1178.75133557569">
                <text:p>1178.75133557569</text:p>
              </table:table-cell>
              <table:table-cell office:value-type="float" office:value="1169.69270945287">
                <text:p>1169.69270945287</text:p>
              </table:table-cell>
              <table:table-cell office:value-type="float" office:value="1121.08100656572">
                <text:p>1121.08100656572</text:p>
              </table:table-cell>
              <table:table-cell office:value-type="float" office:value="1170.14252568781">
                <text:p>1170.14252568781</text:p>
              </table:table-cell>
              <table:table-cell office:value-type="float" office:value="1178.47287817198">
                <text:p>1178.47287817198</text:p>
              </table:table-cell>
              <table:table-cell office:value-type="float" office:value="1167.26650687612">
                <text:p>1167.266506876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16">
                <text:p>7216</text:p>
              </table:table-cell>
              <table:table-cell office:value-type="float" office:value="1171.78671605927">
                <text:p>1171.78671605927</text:p>
              </table:table-cell>
              <table:table-cell office:value-type="float" office:value="1178.75423001414">
                <text:p>1178.75423001414</text:p>
              </table:table-cell>
              <table:table-cell office:value-type="float" office:value="1169.69470576131">
                <text:p>1169.69470576131</text:p>
              </table:table-cell>
              <table:table-cell office:value-type="float" office:value="1121.11106250175">
                <text:p>1121.11106250175</text:p>
              </table:table-cell>
              <table:table-cell office:value-type="float" office:value="1170.14595539627">
                <text:p>1170.14595539627</text:p>
              </table:table-cell>
              <table:table-cell office:value-type="float" office:value="1178.47281785242">
                <text:p>1178.47281785242</text:p>
              </table:table-cell>
              <table:table-cell office:value-type="float" office:value="1167.26886567233">
                <text:p>1167.268865672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217">
                <text:p>7217</text:p>
              </table:table-cell>
              <table:table-cell office:value-type="float" office:value="1171.78992381335">
                <text:p>1171.78992381335</text:p>
              </table:table-cell>
              <table:table-cell office:value-type="float" office:value="1178.75544919625">
                <text:p>1178.75544919625</text:p>
              </table:table-cell>
              <table:table-cell office:value-type="float" office:value="1169.69572819471">
                <text:p>1169.69572819471</text:p>
              </table:table-cell>
              <table:table-cell office:value-type="float" office:value="1121.16828860685">
                <text:p>1121.16828860685</text:p>
              </table:table-cell>
              <table:table-cell office:value-type="float" office:value="1170.14759873828">
                <text:p>1170.14759873828</text:p>
              </table:table-cell>
              <table:table-cell office:value-type="float" office:value="1178.47133400336">
                <text:p>1178.47133400336</text:p>
              </table:table-cell>
              <table:table-cell office:value-type="float" office:value="1167.27000818688">
                <text:p>1167.270008186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218">
                <text:p>7218</text:p>
              </table:table-cell>
              <table:table-cell office:value-type="float" office:value="1171.79174065356">
                <text:p>1171.79174065356</text:p>
              </table:table-cell>
              <table:table-cell office:value-type="float" office:value="1178.7581685638">
                <text:p>1178.7581685638</text:p>
              </table:table-cell>
              <table:table-cell office:value-type="float" office:value="1169.69758842986">
                <text:p>1169.69758842986</text:p>
              </table:table-cell>
              <table:table-cell office:value-type="float" office:value="1121.20057538291">
                <text:p>1121.20057538291</text:p>
              </table:table-cell>
              <table:table-cell office:value-type="float" office:value="1170.15074353793">
                <text:p>1170.15074353793</text:p>
              </table:table-cell>
              <table:table-cell office:value-type="float" office:value="1178.47116061468">
                <text:p>1178.47116061468</text:p>
              </table:table-cell>
              <table:table-cell office:value-type="float" office:value="1167.27228082695">
                <text:p>1167.272280826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19">
                <text:p>7219</text:p>
              </table:table-cell>
              <table:table-cell office:value-type="float" office:value="1171.79432310952">
                <text:p>1171.79432310952</text:p>
              </table:table-cell>
              <table:table-cell office:value-type="float" office:value="1178.75999036594">
                <text:p>1178.75999036594</text:p>
              </table:table-cell>
              <table:table-cell office:value-type="float" office:value="1169.69852840801">
                <text:p>1169.69852840801</text:p>
              </table:table-cell>
              <table:table-cell office:value-type="float" office:value="1121.25296304772">
                <text:p>1121.25296304772</text:p>
              </table:table-cell>
              <table:table-cell office:value-type="float" office:value="1170.1524818263">
                <text:p>1170.1524818263</text:p>
              </table:table-cell>
              <table:table-cell office:value-type="float" office:value="1178.47034880907">
                <text:p>1178.47034880907</text:p>
              </table:table-cell>
              <table:table-cell office:value-type="float" office:value="1167.27365766175">
                <text:p>1167.273657661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20">
                <text:p>7220</text:p>
              </table:table-cell>
              <table:table-cell office:value-type="float" office:value="1171.79611710996">
                <text:p>1171.79611710996</text:p>
              </table:table-cell>
              <table:table-cell office:value-type="float" office:value="1178.76267597615">
                <text:p>1178.76267597615</text:p>
              </table:table-cell>
              <table:table-cell office:value-type="float" office:value="1169.70018955047">
                <text:p>1169.70018955047</text:p>
              </table:table-cell>
              <table:table-cell office:value-type="float" office:value="1121.28659508416">
                <text:p>1121.28659508416</text:p>
              </table:table-cell>
              <table:table-cell office:value-type="float" office:value="1170.15532906773">
                <text:p>1170.15532906773</text:p>
              </table:table-cell>
              <table:table-cell office:value-type="float" office:value="1178.47022822807">
                <text:p>1178.47022822807</text:p>
              </table:table-cell>
              <table:table-cell office:value-type="float" office:value="1167.27584003438">
                <text:p>1167.275840034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21">
                <text:p>7221</text:p>
              </table:table-cell>
              <table:table-cell office:value-type="float" office:value="1171.84017594283">
                <text:p>1171.84017594283</text:p>
              </table:table-cell>
              <table:table-cell office:value-type="float" office:value="1178.71842768146">
                <text:p>1178.71842768146</text:p>
              </table:table-cell>
              <table:table-cell office:value-type="float" office:value="1169.69883786555">
                <text:p>1169.69883786555</text:p>
              </table:table-cell>
              <table:table-cell office:value-type="float" office:value="1121.54316519833">
                <text:p>1121.54316519833</text:p>
              </table:table-cell>
              <table:table-cell office:value-type="float" office:value="1170.14026973131">
                <text:p>1170.14026973131</text:p>
              </table:table-cell>
              <table:table-cell office:value-type="float" office:value="1178.42274889944">
                <text:p>1178.42274889944</text:p>
              </table:table-cell>
              <table:table-cell office:value-type="float" office:value="1167.27913628476">
                <text:p>1167.279136284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22">
                <text:p>7222</text:p>
              </table:table-cell>
              <table:table-cell office:value-type="float" office:value="1171.83924392596">
                <text:p>1171.83924392596</text:p>
              </table:table-cell>
              <table:table-cell office:value-type="float" office:value="1178.72394065559">
                <text:p>1178.72394065559</text:p>
              </table:table-cell>
              <table:table-cell office:value-type="float" office:value="1169.70082205278">
                <text:p>1169.70082205278</text:p>
              </table:table-cell>
              <table:table-cell office:value-type="float" office:value="1121.55909853349">
                <text:p>1121.55909853349</text:p>
              </table:table-cell>
              <table:table-cell office:value-type="float" office:value="1170.14405838723">
                <text:p>1170.14405838723</text:p>
              </table:table-cell>
              <table:table-cell office:value-type="float" office:value="1178.42550252741">
                <text:p>1178.42550252741</text:p>
              </table:table-cell>
              <table:table-cell office:value-type="float" office:value="1167.28140158956">
                <text:p>1167.281401589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23">
                <text:p>7223</text:p>
              </table:table-cell>
              <table:table-cell office:value-type="float" office:value="1171.84513676082">
                <text:p>1171.84513676082</text:p>
              </table:table-cell>
              <table:table-cell office:value-type="float" office:value="1178.72218896177">
                <text:p>1178.72218896177</text:p>
              </table:table-cell>
              <table:table-cell office:value-type="float" office:value="1169.70069524701">
                <text:p>1169.70069524701</text:p>
              </table:table-cell>
              <table:table-cell office:value-type="float" office:value="1121.63318160967">
                <text:p>1121.63318160967</text:p>
              </table:table-cell>
              <table:table-cell office:value-type="float" office:value="1170.14383546025">
                <text:p>1170.14383546025</text:p>
              </table:table-cell>
              <table:table-cell office:value-type="float" office:value="1178.42128242379">
                <text:p>1178.42128242379</text:p>
              </table:table-cell>
              <table:table-cell office:value-type="float" office:value="1167.28268800367">
                <text:p>1167.282688003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224">
                <text:p>7224</text:p>
              </table:table-cell>
              <table:table-cell office:value-type="float" office:value="1171.8459355221">
                <text:p>1171.8459355221</text:p>
              </table:table-cell>
              <table:table-cell office:value-type="float" office:value="1178.72581513673">
                <text:p>1178.72581513673</text:p>
              </table:table-cell>
              <table:table-cell office:value-type="float" office:value="1169.70249658304">
                <text:p>1169.70249658304</text:p>
              </table:table-cell>
              <table:table-cell office:value-type="float" office:value="1121.65750903633">
                <text:p>1121.65750903633</text:p>
              </table:table-cell>
              <table:table-cell office:value-type="float" office:value="1170.14679685276">
                <text:p>1170.14679685276</text:p>
              </table:table-cell>
              <table:table-cell office:value-type="float" office:value="1178.42213802299">
                <text:p>1178.42213802299</text:p>
              </table:table-cell>
              <table:table-cell office:value-type="float" office:value="1167.28503327004">
                <text:p>1167.285033270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25">
                <text:p>7225</text:p>
              </table:table-cell>
              <table:table-cell office:value-type="float" office:value="1171.84997054404">
                <text:p>1171.84997054404</text:p>
              </table:table-cell>
              <table:table-cell office:value-type="float" office:value="1178.72595803376">
                <text:p>1178.72595803376</text:p>
              </table:table-cell>
              <table:table-cell office:value-type="float" office:value="1169.70221656296">
                <text:p>1169.70221656296</text:p>
              </table:table-cell>
              <table:table-cell office:value-type="float" office:value="1121.72226292796">
                <text:p>1121.72226292796</text:p>
              </table:table-cell>
              <table:table-cell office:value-type="float" office:value="1170.14686370425">
                <text:p>1170.14686370425</text:p>
              </table:table-cell>
              <table:table-cell office:value-type="float" office:value="1178.41991202713">
                <text:p>1178.41991202713</text:p>
              </table:table-cell>
              <table:table-cell office:value-type="float" office:value="1167.28646398577">
                <text:p>1167.286463985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26">
                <text:p>7226</text:p>
              </table:table-cell>
              <table:table-cell office:value-type="float" office:value="1171.85129791915">
                <text:p>1171.85129791915</text:p>
              </table:table-cell>
              <table:table-cell office:value-type="float" office:value="1178.72899539494">
                <text:p>1178.72899539494</text:p>
              </table:table-cell>
              <table:table-cell office:value-type="float" office:value="1169.70373378493">
                <text:p>1169.70373378493</text:p>
              </table:table-cell>
              <table:table-cell office:value-type="float" office:value="1121.75045950789">
                <text:p>1121.75045950789</text:p>
              </table:table-cell>
              <table:table-cell office:value-type="float" office:value="1170.14933701713">
                <text:p>1170.14933701713</text:p>
              </table:table-cell>
              <table:table-cell office:value-type="float" office:value="1178.42021376315">
                <text:p>1178.42021376315</text:p>
              </table:table-cell>
              <table:table-cell office:value-type="float" office:value="1167.28886280963">
                <text:p>1167.288862809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27">
                <text:p>7227</text:p>
              </table:table-cell>
              <table:table-cell office:value-type="float" office:value="1171.85429605041">
                <text:p>1171.85429605041</text:p>
              </table:table-cell>
              <table:table-cell office:value-type="float" office:value="1178.73016439224">
                <text:p>1178.73016439224</text:p>
              </table:table-cell>
              <table:table-cell office:value-type="float" office:value="1169.70340474996">
                <text:p>1169.70340474996</text:p>
              </table:table-cell>
              <table:table-cell office:value-type="float" office:value="1121.80865086065">
                <text:p>1121.80865086065</text:p>
              </table:table-cell>
              <table:table-cell office:value-type="float" office:value="1170.1494798627">
                <text:p>1170.1494798627</text:p>
              </table:table-cell>
              <table:table-cell office:value-type="float" office:value="1178.41906788928">
                <text:p>1178.41906788928</text:p>
              </table:table-cell>
              <table:table-cell office:value-type="float" office:value="1167.29039821032">
                <text:p>1167.290398210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228">
                <text:p>7228</text:p>
              </table:table-cell>
              <table:table-cell office:value-type="float" office:value="1171.85576707439">
                <text:p>1171.85576707439</text:p>
              </table:table-cell>
              <table:table-cell office:value-type="float" office:value="1178.73299505625">
                <text:p>1178.73299505625</text:p>
              </table:table-cell>
              <table:table-cell office:value-type="float" office:value="1169.70460201337">
                <text:p>1169.70460201337</text:p>
              </table:table-cell>
              <table:table-cell office:value-type="float" office:value="1121.8392360099">
                <text:p>1121.8392360099</text:p>
              </table:table-cell>
              <table:table-cell office:value-type="float" office:value="1170.15148710259">
                <text:p>1170.15148710259</text:p>
              </table:table-cell>
              <table:table-cell office:value-type="float" office:value="1178.4192434768">
                <text:p>1178.4192434768</text:p>
              </table:table-cell>
              <table:table-cell office:value-type="float" office:value="1167.29271678788">
                <text:p>1167.292716787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229">
                <text:p>7229</text:p>
              </table:table-cell>
              <table:table-cell office:value-type="float" office:value="1171.85809712342">
                <text:p>1171.85809712342</text:p>
              </table:table-cell>
              <table:table-cell office:value-type="float" office:value="1178.73479593086">
                <text:p>1178.73479593086</text:p>
              </table:table-cell>
              <table:table-cell office:value-type="float" office:value="1169.70429172606">
                <text:p>1169.70429172606</text:p>
              </table:table-cell>
              <table:table-cell office:value-type="float" office:value="1121.89214557975">
                <text:p>1121.89214557975</text:p>
              </table:table-cell>
              <table:table-cell office:value-type="float" office:value="1170.15161994807">
                <text:p>1170.15161994807</text:p>
              </table:table-cell>
              <table:table-cell office:value-type="float" office:value="1178.41877104813">
                <text:p>1178.41877104813</text:p>
              </table:table-cell>
              <table:table-cell office:value-type="float" office:value="1167.29436711619">
                <text:p>1167.294367116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30">
                <text:p>7230</text:p>
              </table:table-cell>
              <table:table-cell office:value-type="float" office:value="1171.85953498055">
                <text:p>1171.85953498055</text:p>
              </table:table-cell>
              <table:table-cell office:value-type="float" office:value="1178.73755924634">
                <text:p>1178.73755924634</text:p>
              </table:table-cell>
              <table:table-cell office:value-type="float" office:value="1169.70518640519">
                <text:p>1169.70518640519</text:p>
              </table:table-cell>
              <table:table-cell office:value-type="float" office:value="1121.92423512733">
                <text:p>1121.92423512733</text:p>
              </table:table-cell>
              <table:table-cell office:value-type="float" office:value="1170.15318304311">
                <text:p>1170.15318304311</text:p>
              </table:table-cell>
              <table:table-cell office:value-type="float" office:value="1178.41899433094">
                <text:p>1178.41899433094</text:p>
              </table:table-cell>
              <table:table-cell office:value-type="float" office:value="1167.29660133548">
                <text:p>1167.296601335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231">
                <text:p>7231</text:p>
              </table:table-cell>
              <table:table-cell office:value-type="float" office:value="1171.91183917647">
                <text:p>1171.91183917647</text:p>
              </table:table-cell>
              <table:table-cell office:value-type="float" office:value="1178.68870349879">
                <text:p>1178.68870349879</text:p>
              </table:table-cell>
              <table:table-cell office:value-type="float" office:value="1169.69563768194">
                <text:p>1169.69563768194</text:p>
              </table:table-cell>
              <table:table-cell office:value-type="float" office:value="1122.20202753835">
                <text:p>1122.20202753835</text:p>
              </table:table-cell>
              <table:table-cell office:value-type="float" office:value="1170.13936986475">
                <text:p>1170.13936986475</text:p>
              </table:table-cell>
              <table:table-cell office:value-type="float" office:value="1178.37265917984">
                <text:p>1178.37265917984</text:p>
              </table:table-cell>
              <table:table-cell office:value-type="float" office:value="1167.3001053926">
                <text:p>1167.30010539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232">
                <text:p>7232</text:p>
              </table:table-cell>
              <table:table-cell office:value-type="float" office:value="1171.91025988468">
                <text:p>1171.91025988468</text:p>
              </table:table-cell>
              <table:table-cell office:value-type="float" office:value="1178.69449411198">
                <text:p>1178.69449411198</text:p>
              </table:table-cell>
              <table:table-cell office:value-type="float" office:value="1169.69749853398">
                <text:p>1169.69749853398</text:p>
              </table:table-cell>
              <table:table-cell office:value-type="float" office:value="1122.21509662981">
                <text:p>1122.21509662981</text:p>
              </table:table-cell>
              <table:table-cell office:value-type="float" office:value="1170.14193550128">
                <text:p>1170.14193550128</text:p>
              </table:table-cell>
              <table:table-cell office:value-type="float" office:value="1178.37575685406">
                <text:p>1178.37575685406</text:p>
              </table:table-cell>
              <table:table-cell office:value-type="float" office:value="1167.30216007404">
                <text:p>1167.302160074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233">
                <text:p>7233</text:p>
              </table:table-cell>
              <table:table-cell office:value-type="float" office:value="1171.91614843846">
                <text:p>1171.91614843846</text:p>
              </table:table-cell>
              <table:table-cell office:value-type="float" office:value="1178.69248667073">
                <text:p>1178.69248667073</text:p>
              </table:table-cell>
              <table:table-cell office:value-type="float" office:value="1169.69505385577">
                <text:p>1169.69505385577</text:p>
              </table:table-cell>
              <table:table-cell office:value-type="float" office:value="1122.29141234242">
                <text:p>1122.29141234242</text:p>
              </table:table-cell>
              <table:table-cell office:value-type="float" office:value="1170.13962697986">
                <text:p>1170.13962697986</text:p>
              </table:table-cell>
              <table:table-cell office:value-type="float" office:value="1178.37187168826">
                <text:p>1178.37187168826</text:p>
              </table:table-cell>
              <table:table-cell office:value-type="float" office:value="1167.30406320069">
                <text:p>1167.304063200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234">
                <text:p>7234</text:p>
              </table:table-cell>
              <table:table-cell office:value-type="float" office:value="1171.91650580837">
                <text:p>1171.91650580837</text:p>
              </table:table-cell>
              <table:table-cell office:value-type="float" office:value="1178.69626437931">
                <text:p>1178.69626437931</text:p>
              </table:table-cell>
              <table:table-cell office:value-type="float" office:value="1169.69622694948">
                <text:p>1169.69622694948</text:p>
              </table:table-cell>
              <table:table-cell office:value-type="float" office:value="1122.31366772854">
                <text:p>1122.31366772854</text:p>
              </table:table-cell>
              <table:table-cell office:value-type="float" office:value="1170.14125679589">
                <text:p>1170.14125679589</text:p>
              </table:table-cell>
              <table:table-cell office:value-type="float" office:value="1178.37307816137">
                <text:p>1178.37307816137</text:p>
              </table:table-cell>
              <table:table-cell office:value-type="float" office:value="1167.30626917257">
                <text:p>1167.306269172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235">
                <text:p>7235</text:p>
              </table:table-cell>
              <table:table-cell office:value-type="float" office:value="1171.92039220496">
                <text:p>1171.92039220496</text:p>
              </table:table-cell>
              <table:table-cell office:value-type="float" office:value="1178.69626204819">
                <text:p>1178.69626204819</text:p>
              </table:table-cell>
              <table:table-cell office:value-type="float" office:value="1169.69407096399">
                <text:p>1169.69407096399</text:p>
              </table:table-cell>
              <table:table-cell office:value-type="float" office:value="1122.37981469021">
                <text:p>1122.37981469021</text:p>
              </table:table-cell>
              <table:table-cell office:value-type="float" office:value="1170.13920097294">
                <text:p>1170.13920097294</text:p>
              </table:table-cell>
              <table:table-cell office:value-type="float" office:value="1178.37118356192">
                <text:p>1178.37118356192</text:p>
              </table:table-cell>
              <table:table-cell office:value-type="float" office:value="1167.30802822529">
                <text:p>1167.308028225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36">
                <text:p>7236</text:p>
              </table:table-cell>
              <table:table-cell office:value-type="float" office:value="1171.92134322077">
                <text:p>1171.92134322077</text:p>
              </table:table-cell>
              <table:table-cell office:value-type="float" office:value="1178.69938265239">
                <text:p>1178.69938265239</text:p>
              </table:table-cell>
              <table:table-cell office:value-type="float" office:value="1169.69468186681">
                <text:p>1169.69468186681</text:p>
              </table:table-cell>
              <table:table-cell office:value-type="float" office:value="1122.40631838149">
                <text:p>1122.40631838149</text:p>
              </table:table-cell>
              <table:table-cell office:value-type="float" office:value="1170.14010881853">
                <text:p>1170.14010881853</text:p>
              </table:table-cell>
              <table:table-cell office:value-type="float" office:value="1178.37182957046">
                <text:p>1178.37182957046</text:p>
              </table:table-cell>
              <table:table-cell office:value-type="float" office:value="1167.3102416598">
                <text:p>1167.31024165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237">
                <text:p>7237</text:p>
              </table:table-cell>
              <table:table-cell office:value-type="float" office:value="1171.92414082172">
                <text:p>1171.92414082172</text:p>
              </table:table-cell>
              <table:table-cell office:value-type="float" office:value="1178.70045941323">
                <text:p>1178.70045941323</text:p>
              </table:table-cell>
              <table:table-cell office:value-type="float" office:value="1169.69280971622">
                <text:p>1169.69280971622</text:p>
              </table:table-cell>
              <table:table-cell office:value-type="float" office:value="1122.46531637693">
                <text:p>1122.46531637693</text:p>
              </table:table-cell>
              <table:table-cell office:value-type="float" office:value="1170.13814095296">
                <text:p>1170.13814095296</text:p>
              </table:table-cell>
              <table:table-cell office:value-type="float" office:value="1178.37101467688">
                <text:p>1178.37101467688</text:p>
              </table:table-cell>
              <table:table-cell office:value-type="float" office:value="1167.31195419497">
                <text:p>1167.311954194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38">
                <text:p>7238</text:p>
              </table:table-cell>
              <table:table-cell office:value-type="float" office:value="1171.92526942035">
                <text:p>1171.92526942035</text:p>
              </table:table-cell>
              <table:table-cell office:value-type="float" office:value="1178.703339404">
                <text:p>1178.703339404</text:p>
              </table:table-cell>
              <table:table-cell office:value-type="float" office:value="1169.69298631429">
                <text:p>1169.69298631429</text:p>
              </table:table-cell>
              <table:table-cell office:value-type="float" office:value="1122.49445761707">
                <text:p>1122.49445761707</text:p>
              </table:table-cell>
              <table:table-cell office:value-type="float" office:value="1170.13843756979">
                <text:p>1170.13843756979</text:p>
              </table:table-cell>
              <table:table-cell office:value-type="float" office:value="1178.37153649396">
                <text:p>1178.37153649396</text:p>
              </table:table-cell>
              <table:table-cell office:value-type="float" office:value="1167.31410984538">
                <text:p>1167.314109845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39">
                <text:p>7239</text:p>
              </table:table-cell>
              <table:table-cell office:value-type="float" office:value="1171.92736742672">
                <text:p>1171.92736742672</text:p>
              </table:table-cell>
              <table:table-cell office:value-type="float" office:value="1178.70508811497">
                <text:p>1178.70508811497</text:p>
              </table:table-cell>
              <table:table-cell office:value-type="float" office:value="1169.6913911339">
                <text:p>1169.6913911339</text:p>
              </table:table-cell>
              <table:table-cell office:value-type="float" office:value="1122.5477691372">
                <text:p>1122.5477691372</text:p>
              </table:table-cell>
              <table:table-cell office:value-type="float" office:value="1170.13654611089">
                <text:p>1170.13654611089</text:p>
              </table:table-cell>
              <table:table-cell office:value-type="float" office:value="1178.37140153809">
                <text:p>1178.37140153809</text:p>
              </table:table-cell>
              <table:table-cell office:value-type="float" office:value="1167.31582544338">
                <text:p>1167.315825443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40">
                <text:p>7240</text:p>
              </table:table-cell>
              <table:table-cell office:value-type="float" office:value="1171.92848545577">
                <text:p>1171.92848545577</text:p>
              </table:table-cell>
              <table:table-cell office:value-type="float" office:value="1178.70790859451">
                <text:p>1178.70790859451</text:p>
              </table:table-cell>
              <table:table-cell office:value-type="float" office:value="1169.69123788568">
                <text:p>1169.69123788568</text:p>
              </table:table-cell>
              <table:table-cell office:value-type="float" office:value="1122.57868926883">
                <text:p>1122.57868926883</text:p>
              </table:table-cell>
              <table:table-cell office:value-type="float" office:value="1170.13631875704">
                <text:p>1170.13631875704</text:p>
              </table:table-cell>
              <table:table-cell office:value-type="float" office:value="1178.37195719752">
                <text:p>1178.37195719752</text:p>
              </table:table-cell>
              <table:table-cell office:value-type="float" office:value="1167.31784897729">
                <text:p>1167.317848977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41">
                <text:p>7241</text:p>
              </table:table-cell>
              <table:table-cell office:value-type="float" office:value="1171.97470913756">
                <text:p>1171.97470913756</text:p>
              </table:table-cell>
              <table:table-cell office:value-type="float" office:value="1178.66178330931">
                <text:p>1178.66178330931</text:p>
              </table:table-cell>
              <table:table-cell office:value-type="float" office:value="1169.66613723231">
                <text:p>1169.66613723231</text:p>
              </table:table-cell>
              <table:table-cell office:value-type="float" office:value="1122.87751616953">
                <text:p>1122.87751616953</text:p>
              </table:table-cell>
              <table:table-cell office:value-type="float" office:value="1170.10960998505">
                <text:p>1170.10960998505</text:p>
              </table:table-cell>
              <table:table-cell office:value-type="float" office:value="1178.32492206925">
                <text:p>1178.32492206925</text:p>
              </table:table-cell>
              <table:table-cell office:value-type="float" office:value="1167.33033458971">
                <text:p>1167.330334589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242">
                <text:p>7242</text:p>
              </table:table-cell>
              <table:table-cell office:value-type="float" office:value="1171.97285602741">
                <text:p>1171.97285602741</text:p>
              </table:table-cell>
              <table:table-cell office:value-type="float" office:value="1178.66763701758">
                <text:p>1178.66763701758</text:p>
              </table:table-cell>
              <table:table-cell office:value-type="float" office:value="1169.66774478726">
                <text:p>1169.66774478726</text:p>
              </table:table-cell>
              <table:table-cell office:value-type="float" office:value="1122.88793098999">
                <text:p>1122.88793098999</text:p>
              </table:table-cell>
              <table:table-cell office:value-type="float" office:value="1170.11097326753">
                <text:p>1170.11097326753</text:p>
              </table:table-cell>
              <table:table-cell office:value-type="float" office:value="1178.32830975848">
                <text:p>1178.32830975848</text:p>
              </table:table-cell>
              <table:table-cell office:value-type="float" office:value="1167.33177858227">
                <text:p>1167.331778582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243">
                <text:p>7243</text:p>
              </table:table-cell>
              <table:table-cell office:value-type="float" office:value="1171.97859213915">
                <text:p>1171.97859213915</text:p>
              </table:table-cell>
              <table:table-cell office:value-type="float" office:value="1178.66561208651">
                <text:p>1178.66561208651</text:p>
              </table:table-cell>
              <table:table-cell office:value-type="float" office:value="1169.66319831383">
                <text:p>1169.66319831383</text:p>
              </table:table-cell>
              <table:table-cell office:value-type="float" office:value="1122.96595477843">
                <text:p>1122.96595477843</text:p>
              </table:table-cell>
              <table:table-cell office:value-type="float" office:value="1170.10581661348">
                <text:p>1170.10581661348</text:p>
              </table:table-cell>
              <table:table-cell office:value-type="float" office:value="1178.32476886432">
                <text:p>1178.32476886432</text:p>
              </table:table-cell>
              <table:table-cell office:value-type="float" office:value="1167.33411347565">
                <text:p>1167.334113475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244">
                <text:p>7244</text:p>
              </table:table-cell>
              <table:table-cell office:value-type="float" office:value="1171.9786206077">
                <text:p>1171.9786206077</text:p>
              </table:table-cell>
              <table:table-cell office:value-type="float" office:value="1178.66948884904">
                <text:p>1178.66948884904</text:p>
              </table:table-cell>
              <table:table-cell office:value-type="float" office:value="1169.66352196392">
                <text:p>1169.66352196392</text:p>
              </table:table-cell>
              <table:table-cell office:value-type="float" office:value="1122.9860216692">
                <text:p>1122.9860216692</text:p>
              </table:table-cell>
              <table:table-cell office:value-type="float" office:value="1170.10576460814">
                <text:p>1170.10576460814</text:p>
              </table:table-cell>
              <table:table-cell office:value-type="float" office:value="1178.3262429975">
                <text:p>1178.3262429975</text:p>
              </table:table-cell>
              <table:table-cell office:value-type="float" office:value="1167.3359890486">
                <text:p>1167.33598904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45">
                <text:p>7245</text:p>
              </table:table-cell>
              <table:table-cell office:value-type="float" office:value="1171.98235727903">
                <text:p>1171.98235727903</text:p>
              </table:table-cell>
              <table:table-cell office:value-type="float" office:value="1178.66946394516">
                <text:p>1178.66946394516</text:p>
              </table:table-cell>
              <table:table-cell office:value-type="float" office:value="1169.65998579975">
                <text:p>1169.65998579975</text:p>
              </table:table-cell>
              <table:table-cell office:value-type="float" office:value="1123.05295084602">
                <text:p>1123.05295084602</text:p>
              </table:table-cell>
              <table:table-cell office:value-type="float" office:value="1170.1013174761">
                <text:p>1170.1013174761</text:p>
              </table:table-cell>
              <table:table-cell office:value-type="float" office:value="1178.32465335418">
                <text:p>1178.32465335418</text:p>
              </table:table-cell>
              <table:table-cell office:value-type="float" office:value="1167.33799580155">
                <text:p>1167.337995801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46">
                <text:p>7246</text:p>
              </table:table-cell>
              <table:table-cell office:value-type="float" office:value="1171.98300673669">
                <text:p>1171.98300673669</text:p>
              </table:table-cell>
              <table:table-cell office:value-type="float" office:value="1178.67266990428">
                <text:p>1178.67266990428</text:p>
              </table:table-cell>
              <table:table-cell office:value-type="float" office:value="1169.65962876561">
                <text:p>1169.65962876561</text:p>
              </table:table-cell>
              <table:table-cell office:value-type="float" office:value="1123.07750184061">
                <text:p>1123.07750184061</text:p>
              </table:table-cell>
              <table:table-cell office:value-type="float" office:value="1170.1004251291">
                <text:p>1170.1004251291</text:p>
              </table:table-cell>
              <table:table-cell office:value-type="float" office:value="1178.32555805243">
                <text:p>1178.32555805243</text:p>
              </table:table-cell>
              <table:table-cell office:value-type="float" office:value="1167.3400196952">
                <text:p>1167.34001969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47">
                <text:p>7247</text:p>
              </table:table-cell>
              <table:table-cell office:value-type="float" office:value="1171.98562606945">
                <text:p>1171.98562606945</text:p>
              </table:table-cell>
              <table:table-cell office:value-type="float" office:value="1178.67375059812">
                <text:p>1178.67375059812</text:p>
              </table:table-cell>
              <table:table-cell office:value-type="float" office:value="1169.65680366714">
                <text:p>1169.65680366714</text:p>
              </table:table-cell>
              <table:table-cell office:value-type="float" office:value="1123.13693446419">
                <text:p>1123.13693446419</text:p>
              </table:table-cell>
              <table:table-cell office:value-type="float" office:value="1170.09644311881">
                <text:p>1170.09644311881</text:p>
              </table:table-cell>
              <table:table-cell office:value-type="float" office:value="1178.32501540812">
                <text:p>1178.32501540812</text:p>
              </table:table-cell>
              <table:table-cell office:value-type="float" office:value="1167.34193783205">
                <text:p>1167.341937832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48">
                <text:p>7248</text:p>
              </table:table-cell>
              <table:table-cell office:value-type="float" office:value="1171.98646971253">
                <text:p>1171.98646971253</text:p>
              </table:table-cell>
              <table:table-cell office:value-type="float" office:value="1178.67670057032">
                <text:p>1178.67670057032</text:p>
              </table:table-cell>
              <table:table-cell office:value-type="float" office:value="1169.65604700015">
                <text:p>1169.65604700015</text:p>
              </table:table-cell>
              <table:table-cell office:value-type="float" office:value="1123.16434236497">
                <text:p>1123.16434236497</text:p>
              </table:table-cell>
              <table:table-cell office:value-type="float" office:value="1170.09495605773">
                <text:p>1170.09495605773</text:p>
              </table:table-cell>
              <table:table-cell office:value-type="float" office:value="1178.3257613491">
                <text:p>1178.3257613491</text:p>
              </table:table-cell>
              <table:table-cell office:value-type="float" office:value="1167.34401430103">
                <text:p>1167.344014301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249">
                <text:p>7249</text:p>
              </table:table-cell>
              <table:table-cell office:value-type="float" office:value="1171.98837292482">
                <text:p>1171.98837292482</text:p>
              </table:table-cell>
              <table:table-cell office:value-type="float" office:value="1178.67847985727">
                <text:p>1178.67847985727</text:p>
              </table:table-cell>
              <table:table-cell office:value-type="float" office:value="1169.65374893388">
                <text:p>1169.65374893388</text:p>
              </table:table-cell>
              <table:table-cell office:value-type="float" office:value="1123.21765210325">
                <text:p>1123.21765210325</text:p>
              </table:table-cell>
              <table:table-cell office:value-type="float" office:value="1170.0913040714">
                <text:p>1170.0913040714</text:p>
              </table:table-cell>
              <table:table-cell office:value-type="float" office:value="1178.3258445664">
                <text:p>1178.3258445664</text:p>
              </table:table-cell>
              <table:table-cell office:value-type="float" office:value="1167.34594546874">
                <text:p>1167.345945468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250">
                <text:p>7250</text:p>
              </table:table-cell>
              <table:table-cell office:value-type="float" office:value="1171.98922869105">
                <text:p>1171.98922869105</text:p>
              </table:table-cell>
              <table:table-cell office:value-type="float" office:value="1178.68135247341">
                <text:p>1178.68135247341</text:p>
              </table:table-cell>
              <table:table-cell office:value-type="float" office:value="1169.65277655097">
                <text:p>1169.65277655097</text:p>
              </table:table-cell>
              <table:table-cell office:value-type="float" office:value="1123.24689700147">
                <text:p>1123.24689700147</text:p>
              </table:table-cell>
              <table:table-cell office:value-type="float" office:value="1170.08937274365">
                <text:p>1170.08937274365</text:p>
              </table:table-cell>
              <table:table-cell office:value-type="float" office:value="1178.32659284937">
                <text:p>1178.32659284937</text:p>
              </table:table-cell>
              <table:table-cell office:value-type="float" office:value="1167.34806528445">
                <text:p>1167.348065284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51">
                <text:p>7251</text:p>
              </table:table-cell>
              <table:table-cell office:value-type="float" office:value="1172.04495458529">
                <text:p>1172.04495458529</text:p>
              </table:table-cell>
              <table:table-cell office:value-type="float" office:value="1178.6326860014">
                <text:p>1178.6326860014</text:p>
              </table:table-cell>
              <table:table-cell office:value-type="float" office:value="1169.61798608346">
                <text:p>1169.61798608346</text:p>
              </table:table-cell>
              <table:table-cell office:value-type="float" office:value="1123.56099564427">
                <text:p>1123.56099564427</text:p>
              </table:table-cell>
              <table:table-cell office:value-type="float" office:value="1170.05286815803">
                <text:p>1170.05286815803</text:p>
              </table:table-cell>
              <table:table-cell office:value-type="float" office:value="1178.28257028798">
                <text:p>1178.28257028798</text:p>
              </table:table-cell>
              <table:table-cell office:value-type="float" office:value="1167.36076780011">
                <text:p>1167.360767800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52">
                <text:p>7252</text:p>
              </table:table-cell>
              <table:table-cell office:value-type="float" office:value="1172.04254753773">
                <text:p>1172.04254753773</text:p>
              </table:table-cell>
              <table:table-cell office:value-type="float" office:value="1178.63867075519">
                <text:p>1178.63867075519</text:p>
              </table:table-cell>
              <table:table-cell office:value-type="float" office:value="1169.61929629837">
                <text:p>1169.61929629837</text:p>
              </table:table-cell>
              <table:table-cell office:value-type="float" office:value="1123.56819643974">
                <text:p>1123.56819643974</text:p>
              </table:table-cell>
              <table:table-cell office:value-type="float" office:value="1170.05335323459">
                <text:p>1170.05335323459</text:p>
              </table:table-cell>
              <table:table-cell office:value-type="float" office:value="1178.28603273163">
                <text:p>1178.28603273163</text:p>
              </table:table-cell>
              <table:table-cell office:value-type="float" office:value="1167.36227702579">
                <text:p>1167.362277025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53">
                <text:p>7253</text:p>
              </table:table-cell>
              <table:table-cell office:value-type="float" office:value="1172.04837923107">
                <text:p>1172.04837923107</text:p>
              </table:table-cell>
              <table:table-cell office:value-type="float" office:value="1178.63658166015">
                <text:p>1178.63658166015</text:p>
              </table:table-cell>
              <table:table-cell office:value-type="float" office:value="1169.61386214785">
                <text:p>1169.61386214785</text:p>
              </table:table-cell>
              <table:table-cell office:value-type="float" office:value="1123.64796969269">
                <text:p>1123.64796969269</text:p>
              </table:table-cell>
              <table:table-cell office:value-type="float" office:value="1170.04574871242">
                <text:p>1170.04574871242</text:p>
              </table:table-cell>
              <table:table-cell office:value-type="float" office:value="1178.28279771357">
                <text:p>1178.28279771357</text:p>
              </table:table-cell>
              <table:table-cell office:value-type="float" office:value="1167.36554084207">
                <text:p>1167.365540842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254">
                <text:p>7254</text:p>
              </table:table-cell>
              <table:table-cell office:value-type="float" office:value="1172.04809252605">
                <text:p>1172.04809252605</text:p>
              </table:table-cell>
              <table:table-cell office:value-type="float" office:value="1178.64053218444">
                <text:p>1178.64053218444</text:p>
              </table:table-cell>
              <table:table-cell office:value-type="float" office:value="1169.61360427609">
                <text:p>1169.61360427609</text:p>
              </table:table-cell>
              <table:table-cell office:value-type="float" office:value="1123.665439808">
                <text:p>1123.665439808</text:p>
              </table:table-cell>
              <table:table-cell office:value-type="float" office:value="1170.04448868245">
                <text:p>1170.04448868245</text:p>
              </table:table-cell>
              <table:table-cell office:value-type="float" office:value="1178.28440733023">
                <text:p>1178.28440733023</text:p>
              </table:table-cell>
              <table:table-cell office:value-type="float" office:value="1167.36767779378">
                <text:p>1167.367677793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55">
                <text:p>7255</text:p>
              </table:table-cell>
              <table:table-cell office:value-type="float" office:value="1172.05177521954">
                <text:p>1172.05177521954</text:p>
              </table:table-cell>
              <table:table-cell office:value-type="float" office:value="1178.64049500922">
                <text:p>1178.64049500922</text:p>
              </table:table-cell>
              <table:table-cell office:value-type="float" office:value="1169.60975251091">
                <text:p>1169.60975251091</text:p>
              </table:table-cell>
              <table:table-cell office:value-type="float" office:value="1123.73369237011">
                <text:p>1123.73369237011</text:p>
              </table:table-cell>
              <table:table-cell office:value-type="float" office:value="1170.0382777402">
                <text:p>1170.0382777402</text:p>
              </table:table-cell>
              <table:table-cell office:value-type="float" office:value="1178.28303531671">
                <text:p>1178.28303531671</text:p>
              </table:table-cell>
              <table:table-cell office:value-type="float" office:value="1167.37048024726">
                <text:p>1167.370480247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56">
                <text:p>7256</text:p>
              </table:table-cell>
              <table:table-cell office:value-type="float" office:value="1172.05216789158">
                <text:p>1172.05216789158</text:p>
              </table:table-cell>
              <table:table-cell office:value-type="float" office:value="1178.64375076574">
                <text:p>1178.64375076574</text:p>
              </table:table-cell>
              <table:table-cell office:value-type="float" office:value="1169.60890111516">
                <text:p>1169.60890111516</text:p>
              </table:table-cell>
              <table:table-cell office:value-type="float" office:value="1123.75611907527">
                <text:p>1123.75611907527</text:p>
              </table:table-cell>
              <table:table-cell office:value-type="float" office:value="1170.03618102152">
                <text:p>1170.03618102152</text:p>
              </table:table-cell>
              <table:table-cell office:value-type="float" office:value="1178.28406673488">
                <text:p>1178.28406673488</text:p>
              </table:table-cell>
              <table:table-cell office:value-type="float" office:value="1167.37287013179">
                <text:p>1167.372870131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57">
                <text:p>7257</text:p>
              </table:table-cell>
              <table:table-cell office:value-type="float" office:value="1172.05468553398">
                <text:p>1172.05468553398</text:p>
              </table:table-cell>
              <table:table-cell office:value-type="float" office:value="1178.64483737176">
                <text:p>1178.64483737176</text:p>
              </table:table-cell>
              <table:table-cell office:value-type="float" office:value="1169.60606080595">
                <text:p>1169.60606080595</text:p>
              </table:table-cell>
              <table:table-cell office:value-type="float" office:value="1123.81618588281">
                <text:p>1123.81618588281</text:p>
              </table:table-cell>
              <table:table-cell office:value-type="float" office:value="1170.03089354226">
                <text:p>1170.03089354226</text:p>
              </table:table-cell>
              <table:table-cell office:value-type="float" office:value="1178.28369045578">
                <text:p>1178.28369045578</text:p>
              </table:table-cell>
              <table:table-cell office:value-type="float" office:value="1167.37547234191">
                <text:p>1167.375472341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58">
                <text:p>7258</text:p>
              </table:table-cell>
              <table:table-cell office:value-type="float" office:value="1172.05529955348">
                <text:p>1172.05529955348</text:p>
              </table:table-cell>
              <table:table-cell office:value-type="float" office:value="1178.64782335417">
                <text:p>1178.64782335417</text:p>
              </table:table-cell>
              <table:table-cell office:value-type="float" office:value="1169.60501256036">
                <text:p>1169.60501256036</text:p>
              </table:table-cell>
              <table:table-cell office:value-type="float" office:value="1123.84167793355">
                <text:p>1123.84167793355</text:p>
              </table:table-cell>
              <table:table-cell office:value-type="float" office:value="1170.02833926669">
                <text:p>1170.02833926669</text:p>
              </table:table-cell>
              <table:table-cell office:value-type="float" office:value="1178.28455635954">
                <text:p>1178.28455635954</text:p>
              </table:table-cell>
              <table:table-cell office:value-type="float" office:value="1167.37794015399">
                <text:p>1167.377940153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59">
                <text:p>7259</text:p>
              </table:table-cell>
              <table:table-cell office:value-type="float" office:value="1172.05707733881">
                <text:p>1172.05707733881</text:p>
              </table:table-cell>
              <table:table-cell office:value-type="float" office:value="1178.64963097998">
                <text:p>1178.64963097998</text:p>
              </table:table-cell>
              <table:table-cell office:value-type="float" office:value="1169.60290670522">
                <text:p>1169.60290670522</text:p>
              </table:table-cell>
              <table:table-cell office:value-type="float" office:value="1123.89491407203">
                <text:p>1123.89491407203</text:p>
              </table:table-cell>
              <table:table-cell office:value-type="float" office:value="1170.02374880425">
                <text:p>1170.02374880425</text:p>
              </table:table-cell>
              <table:table-cell office:value-type="float" office:value="1178.28477708271">
                <text:p>1178.28477708271</text:p>
              </table:table-cell>
              <table:table-cell office:value-type="float" office:value="1167.38044699851">
                <text:p>1167.380446998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60">
                <text:p>7260</text:p>
              </table:table-cell>
              <table:table-cell office:value-type="float" office:value="1172.05771393284">
                <text:p>1172.05771393284</text:p>
              </table:table-cell>
              <table:table-cell office:value-type="float" office:value="1178.65253050946">
                <text:p>1178.65253050946</text:p>
              </table:table-cell>
              <table:table-cell office:value-type="float" office:value="1169.60186731016">
                <text:p>1169.60186731016</text:p>
              </table:table-cell>
              <table:table-cell office:value-type="float" office:value="1123.9226041337">
                <text:p>1123.9226041337</text:p>
              </table:table-cell>
              <table:table-cell office:value-type="float" office:value="1170.02098417176">
                <text:p>1170.02098417176</text:p>
              </table:table-cell>
              <table:table-cell office:value-type="float" office:value="1178.2856369557">
                <text:p>1178.2856369557</text:p>
              </table:table-cell>
              <table:table-cell office:value-type="float" office:value="1167.38293745569">
                <text:p>1167.382937455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61">
                <text:p>7261</text:p>
              </table:table-cell>
              <table:table-cell office:value-type="float" office:value="1172.10616598004">
                <text:p>1172.10616598004</text:p>
              </table:table-cell>
              <table:table-cell office:value-type="float" office:value="1178.60640528793">
                <text:p>1178.60640528793</text:p>
              </table:table-cell>
              <table:table-cell office:value-type="float" office:value="1169.55984368529">
                <text:p>1169.55984368529</text:p>
              </table:table-cell>
              <table:table-cell office:value-type="float" office:value="1124.25431612162">
                <text:p>1124.25431612162</text:p>
              </table:table-cell>
              <table:table-cell office:value-type="float" office:value="1169.96834677554">
                <text:p>1169.96834677554</text:p>
              </table:table-cell>
              <table:table-cell office:value-type="float" office:value="1178.24270314152">
                <text:p>1178.24270314152</text:p>
              </table:table-cell>
              <table:table-cell office:value-type="float" office:value="1167.40586128765">
                <text:p>1167.405861287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62">
                <text:p>7262</text:p>
              </table:table-cell>
              <table:table-cell office:value-type="float" office:value="1172.10365109493">
                <text:p>1172.10365109493</text:p>
              </table:table-cell>
              <table:table-cell office:value-type="float" office:value="1178.61238123692">
                <text:p>1178.61238123692</text:p>
              </table:table-cell>
              <table:table-cell office:value-type="float" office:value="1169.56142436115">
                <text:p>1169.56142436115</text:p>
              </table:table-cell>
              <table:table-cell office:value-type="float" office:value="1124.25796483707">
                <text:p>1124.25796483707</text:p>
              </table:table-cell>
              <table:table-cell office:value-type="float" office:value="1169.96889406776">
                <text:p>1169.96889406776</text:p>
              </table:table-cell>
              <table:table-cell office:value-type="float" office:value="1178.24613048642">
                <text:p>1178.24613048642</text:p>
              </table:table-cell>
              <table:table-cell office:value-type="float" office:value="1167.40726569914">
                <text:p>1167.407265699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63">
                <text:p>7263</text:p>
              </table:table-cell>
              <table:table-cell office:value-type="float" office:value="1172.10936871737">
                <text:p>1172.10936871737</text:p>
              </table:table-cell>
              <table:table-cell office:value-type="float" office:value="1178.61035824254">
                <text:p>1178.61035824254</text:p>
              </table:table-cell>
              <table:table-cell office:value-type="float" office:value="1169.55637255286">
                <text:p>1169.55637255286</text:p>
              </table:table-cell>
              <table:table-cell office:value-type="float" office:value="1124.34022462118">
                <text:p>1124.34022462118</text:p>
              </table:table-cell>
              <table:table-cell office:value-type="float" office:value="1169.95990060591">
                <text:p>1169.95990060591</text:p>
              </table:table-cell>
              <table:table-cell office:value-type="float" office:value="1178.24321272705">
                <text:p>1178.24321272705</text:p>
              </table:table-cell>
              <table:table-cell office:value-type="float" office:value="1167.41151942796">
                <text:p>1167.411519427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64">
                <text:p>7264</text:p>
              </table:table-cell>
              <table:table-cell office:value-type="float" office:value="1172.10889213754">
                <text:p>1172.10889213754</text:p>
              </table:table-cell>
              <table:table-cell office:value-type="float" office:value="1178.61432542193">
                <text:p>1178.61432542193</text:p>
              </table:table-cell>
              <table:table-cell office:value-type="float" office:value="1169.55634902575">
                <text:p>1169.55634902575</text:p>
              </table:table-cell>
              <table:table-cell office:value-type="float" office:value="1124.3547376889">
                <text:p>1124.3547376889</text:p>
              </table:table-cell>
              <table:table-cell office:value-type="float" office:value="1169.95839894065">
                <text:p>1169.95839894065</text:p>
              </table:table-cell>
              <table:table-cell office:value-type="float" office:value="1178.24486947491">
                <text:p>1178.24486947491</text:p>
              </table:table-cell>
              <table:table-cell office:value-type="float" office:value="1167.41388546587">
                <text:p>1167.413885465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65">
                <text:p>7265</text:p>
              </table:table-cell>
              <table:table-cell office:value-type="float" office:value="1172.11250303489">
                <text:p>1172.11250303489</text:p>
              </table:table-cell>
              <table:table-cell office:value-type="float" office:value="1178.61432031395">
                <text:p>1178.61432031395</text:p>
              </table:table-cell>
              <table:table-cell office:value-type="float" office:value="1169.55320182012">
                <text:p>1169.55320182012</text:p>
              </table:table-cell>
              <table:table-cell office:value-type="float" office:value="1124.42456760381">
                <text:p>1124.42456760381</text:p>
              </table:table-cell>
              <table:table-cell office:value-type="float" office:value="1169.95152545351">
                <text:p>1169.95152545351</text:p>
              </table:table-cell>
              <table:table-cell office:value-type="float" office:value="1178.24374356508">
                <text:p>1178.24374356508</text:p>
              </table:table-cell>
              <table:table-cell office:value-type="float" office:value="1167.41745396056">
                <text:p>1167.417453960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66">
                <text:p>7266</text:p>
              </table:table-cell>
              <table:table-cell office:value-type="float" office:value="1172.11272369621">
                <text:p>1172.11272369621</text:p>
              </table:table-cell>
              <table:table-cell office:value-type="float" office:value="1178.61757460652">
                <text:p>1178.61757460652</text:p>
              </table:table-cell>
              <table:table-cell office:value-type="float" office:value="1169.55275300179">
                <text:p>1169.55275300179</text:p>
              </table:table-cell>
              <table:table-cell office:value-type="float" office:value="1124.44458301224">
                <text:p>1124.44458301224</text:p>
              </table:table-cell>
              <table:table-cell office:value-type="float" office:value="1169.94927378777">
                <text:p>1169.94927378777</text:p>
              </table:table-cell>
              <table:table-cell office:value-type="float" office:value="1178.24485838626">
                <text:p>1178.24485838626</text:p>
              </table:table-cell>
              <table:table-cell office:value-type="float" office:value="1167.42011782989">
                <text:p>1167.420117829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67">
                <text:p>7267</text:p>
              </table:table-cell>
              <table:table-cell office:value-type="float" office:value="1172.11516202597">
                <text:p>1172.11516202597</text:p>
              </table:table-cell>
              <table:table-cell office:value-type="float" office:value="1178.61872337065">
                <text:p>1178.61872337065</text:p>
              </table:table-cell>
              <table:table-cell office:value-type="float" office:value="1169.55075241491">
                <text:p>1169.55075241491</text:p>
              </table:table-cell>
              <table:table-cell office:value-type="float" office:value="1124.50539963576">
                <text:p>1124.50539963576</text:p>
              </table:table-cell>
              <table:table-cell office:value-type="float" office:value="1169.94374550091">
                <text:p>1169.94374550091</text:p>
              </table:table-cell>
              <table:table-cell office:value-type="float" office:value="1178.24467275011">
                <text:p>1178.24467275011</text:p>
              </table:table-cell>
              <table:table-cell office:value-type="float" office:value="1167.42328526499">
                <text:p>1167.423285264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68">
                <text:p>7268</text:p>
              </table:table-cell>
              <table:table-cell office:value-type="float" office:value="1172.11562230133">
                <text:p>1172.11562230133</text:p>
              </table:table-cell>
              <table:table-cell office:value-type="float" office:value="1178.62173280129">
                <text:p>1178.62173280129</text:p>
              </table:table-cell>
              <table:table-cell office:value-type="float" office:value="1169.55025863746">
                <text:p>1169.55025863746</text:p>
              </table:table-cell>
              <table:table-cell office:value-type="float" office:value="1124.529025621">
                <text:p>1124.529025621</text:p>
              </table:table-cell>
              <table:table-cell office:value-type="float" office:value="1169.94120940165">
                <text:p>1169.94120940165</text:p>
              </table:table-cell>
              <table:table-cell office:value-type="float" office:value="1178.24562319023">
                <text:p>1178.24562319023</text:p>
              </table:table-cell>
              <table:table-cell office:value-type="float" office:value="1167.42596805608">
                <text:p>1167.425968056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269">
                <text:p>7269</text:p>
              </table:table-cell>
              <table:table-cell office:value-type="float" office:value="1172.11730129082">
                <text:p>1172.11730129082</text:p>
              </table:table-cell>
              <table:table-cell office:value-type="float" office:value="1178.62360068212">
                <text:p>1178.62360068212</text:p>
              </table:table-cell>
              <table:table-cell office:value-type="float" office:value="1169.54903133998">
                <text:p>1169.54903133998</text:p>
              </table:table-cell>
              <table:table-cell office:value-type="float" office:value="1124.58247413124">
                <text:p>1124.58247413124</text:p>
              </table:table-cell>
              <table:table-cell office:value-type="float" office:value="1169.93667401523">
                <text:p>1169.93667401523</text:p>
              </table:table-cell>
              <table:table-cell office:value-type="float" office:value="1178.24599517038">
                <text:p>1178.24599517038</text:p>
              </table:table-cell>
              <table:table-cell office:value-type="float" office:value="1167.42885329817">
                <text:p>1167.428853298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70">
                <text:p>7270</text:p>
              </table:table-cell>
              <table:table-cell office:value-type="float" office:value="1172.11779289246">
                <text:p>1172.11779289246</text:p>
              </table:table-cell>
              <table:table-cell office:value-type="float" office:value="1178.62653023962">
                <text:p>1178.62653023962</text:p>
              </table:table-cell>
              <table:table-cell office:value-type="float" office:value="1169.54864089508">
                <text:p>1169.54864089508</text:p>
              </table:table-cell>
              <table:table-cell office:value-type="float" office:value="1124.60848632467">
                <text:p>1124.60848632467</text:p>
              </table:table-cell>
              <table:table-cell office:value-type="float" office:value="1169.93409533777">
                <text:p>1169.93409533777</text:p>
              </table:table-cell>
              <table:table-cell office:value-type="float" office:value="1178.24693754009">
                <text:p>1178.24693754009</text:p>
              </table:table-cell>
              <table:table-cell office:value-type="float" office:value="1167.43147692735">
                <text:p>1167.431476927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271">
                <text:p>7271</text:p>
              </table:table-cell>
              <table:table-cell office:value-type="float" office:value="1172.17589897562">
                <text:p>1172.17589897562</text:p>
              </table:table-cell>
              <table:table-cell office:value-type="float" office:value="1178.57982374674">
                <text:p>1178.57982374674</text:p>
              </table:table-cell>
              <table:table-cell office:value-type="float" office:value="1169.50819591441">
                <text:p>1169.50819591441</text:p>
              </table:table-cell>
              <table:table-cell office:value-type="float" office:value="1124.96441415296">
                <text:p>1124.96441415296</text:p>
              </table:table-cell>
              <table:table-cell office:value-type="float" office:value="1169.87677072065">
                <text:p>1169.87677072065</text:p>
              </table:table-cell>
              <table:table-cell office:value-type="float" office:value="1178.20621360486">
                <text:p>1178.20621360486</text:p>
              </table:table-cell>
              <table:table-cell office:value-type="float" office:value="1167.45422883577">
                <text:p>1167.454228835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72">
                <text:p>7272</text:p>
              </table:table-cell>
              <table:table-cell office:value-type="float" office:value="1172.17295197498">
                <text:p>1172.17295197498</text:p>
              </table:table-cell>
              <table:table-cell office:value-type="float" office:value="1178.58583626724">
                <text:p>1178.58583626724</text:p>
              </table:table-cell>
              <table:table-cell office:value-type="float" office:value="1169.51036053571">
                <text:p>1169.51036053571</text:p>
              </table:table-cell>
              <table:table-cell office:value-type="float" office:value="1124.96393280518">
                <text:p>1124.96393280518</text:p>
              </table:table-cell>
              <table:table-cell office:value-type="float" office:value="1169.87805649767">
                <text:p>1169.87805649767</text:p>
              </table:table-cell>
              <table:table-cell office:value-type="float" office:value="1178.20963058231">
                <text:p>1178.20963058231</text:p>
              </table:table-cell>
              <table:table-cell office:value-type="float" office:value="1167.45536537761">
                <text:p>1167.455365377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273">
                <text:p>7273</text:p>
              </table:table-cell>
              <table:table-cell office:value-type="float" office:value="1172.17882629354">
                <text:p>1172.17882629354</text:p>
              </table:table-cell>
              <table:table-cell office:value-type="float" office:value="1178.58388333811">
                <text:p>1178.58388333811</text:p>
              </table:table-cell>
              <table:table-cell office:value-type="float" office:value="1169.50648722718">
                <text:p>1169.50648722718</text:p>
              </table:table-cell>
              <table:table-cell office:value-type="float" office:value="1125.04945064846">
                <text:p>1125.04945064846</text:p>
              </table:table-cell>
              <table:table-cell office:value-type="float" office:value="1169.86889214639">
                <text:p>1169.86889214639</text:p>
              </table:table-cell>
              <table:table-cell office:value-type="float" office:value="1178.20692159039">
                <text:p>1178.20692159039</text:p>
              </table:table-cell>
              <table:table-cell office:value-type="float" office:value="1167.46008640145">
                <text:p>1167.460086401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74">
                <text:p>7274</text:p>
              </table:table-cell>
              <table:table-cell office:value-type="float" office:value="1172.17815101433">
                <text:p>1172.17815101433</text:p>
              </table:table-cell>
              <table:table-cell office:value-type="float" office:value="1178.5878792957">
                <text:p>1178.5878792957</text:p>
              </table:table-cell>
              <table:table-cell office:value-type="float" office:value="1169.50714541623">
                <text:p>1169.50714541623</text:p>
              </table:table-cell>
              <table:table-cell office:value-type="float" office:value="1125.06103542505">
                <text:p>1125.06103542505</text:p>
              </table:table-cell>
              <table:table-cell office:value-type="float" office:value="1169.86793577445">
                <text:p>1169.86793577445</text:p>
              </table:table-cell>
              <table:table-cell office:value-type="float" office:value="1178.20859549874">
                <text:p>1178.20859549874</text:p>
              </table:table-cell>
              <table:table-cell office:value-type="float" office:value="1167.46220371377">
                <text:p>1167.462203713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275">
                <text:p>7275</text:p>
              </table:table-cell>
              <table:table-cell office:value-type="float" office:value="1172.18177205189">
                <text:p>1172.18177205189</text:p>
              </table:table-cell>
              <table:table-cell office:value-type="float" office:value="1178.58797411775">
                <text:p>1178.58797411775</text:p>
              </table:table-cell>
              <table:table-cell office:value-type="float" office:value="1169.50511160609">
                <text:p>1169.50511160609</text:p>
              </table:table-cell>
              <table:table-cell office:value-type="float" office:value="1125.1328393103">
                <text:p>1125.1328393103</text:p>
              </table:table-cell>
              <table:table-cell office:value-type="float" office:value="1169.86118575621">
                <text:p>1169.86118575621</text:p>
              </table:table-cell>
              <table:table-cell office:value-type="float" office:value="1178.2075876412">
                <text:p>1178.2075876412</text:p>
              </table:table-cell>
              <table:table-cell office:value-type="float" office:value="1167.46599564616">
                <text:p>1167.465995646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276">
                <text:p>7276</text:p>
              </table:table-cell>
              <table:table-cell office:value-type="float" office:value="1172.18185246033">
                <text:p>1172.18185246033</text:p>
              </table:table-cell>
              <table:table-cell office:value-type="float" office:value="1178.5912731731">
                <text:p>1178.5912731731</text:p>
              </table:table-cell>
              <table:table-cell office:value-type="float" office:value="1169.50538259044">
                <text:p>1169.50538259044</text:p>
              </table:table-cell>
              <table:table-cell office:value-type="float" office:value="1125.15066020829">
                <text:p>1125.15066020829</text:p>
              </table:table-cell>
              <table:table-cell office:value-type="float" office:value="1169.85939597582">
                <text:p>1169.85939597582</text:p>
              </table:table-cell>
              <table:table-cell office:value-type="float" office:value="1178.20871444363">
                <text:p>1178.20871444363</text:p>
              </table:table-cell>
              <table:table-cell office:value-type="float" office:value="1167.46844433455">
                <text:p>1167.468444334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277">
                <text:p>7277</text:p>
              </table:table-cell>
              <table:table-cell office:value-type="float" office:value="1172.18425200746">
                <text:p>1172.18425200746</text:p>
              </table:table-cell>
              <table:table-cell office:value-type="float" office:value="1178.59250625471">
                <text:p>1178.59250625471</text:p>
              </table:table-cell>
              <table:table-cell office:value-type="float" office:value="1169.50438516648">
                <text:p>1169.50438516648</text:p>
              </table:table-cell>
              <table:table-cell office:value-type="float" office:value="1125.2125223296">
                <text:p>1125.2125223296</text:p>
              </table:table-cell>
              <table:table-cell office:value-type="float" office:value="1169.85409985736">
                <text:p>1169.85409985736</text:p>
              </table:table-cell>
              <table:table-cell office:value-type="float" office:value="1178.20858708105">
                <text:p>1178.20858708105</text:p>
              </table:table-cell>
              <table:table-cell office:value-type="float" office:value="1167.47170864616">
                <text:p>1167.471708646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278">
                <text:p>7278</text:p>
              </table:table-cell>
              <table:table-cell office:value-type="float" office:value="1172.18459381166">
                <text:p>1172.18459381166</text:p>
              </table:table-cell>
              <table:table-cell office:value-type="float" office:value="1178.59554563261">
                <text:p>1178.59554563261</text:p>
              </table:table-cell>
              <table:table-cell office:value-type="float" office:value="1169.50462998493">
                <text:p>1169.50462998493</text:p>
              </table:table-cell>
              <table:table-cell office:value-type="float" office:value="1125.23445695849">
                <text:p>1125.23445695849</text:p>
              </table:table-cell>
              <table:table-cell office:value-type="float" office:value="1169.85196972854">
                <text:p>1169.85196972854</text:p>
              </table:table-cell>
              <table:table-cell office:value-type="float" office:value="1178.20952815232">
                <text:p>1178.20952815232</text:p>
              </table:table-cell>
              <table:table-cell office:value-type="float" office:value="1167.47423246571">
                <text:p>1167.474232465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279">
                <text:p>7279</text:p>
              </table:table-cell>
              <table:table-cell office:value-type="float" office:value="1172.18622300456">
                <text:p>1172.18622300456</text:p>
              </table:table-cell>
              <table:table-cell office:value-type="float" office:value="1178.59750409333">
                <text:p>1178.59750409333</text:p>
              </table:table-cell>
              <table:table-cell office:value-type="float" office:value="1169.50429294993">
                <text:p>1169.50429294993</text:p>
              </table:table-cell>
              <table:table-cell office:value-type="float" office:value="1125.2880813728">
                <text:p>1125.2880813728</text:p>
              </table:table-cell>
              <table:table-cell office:value-type="float" office:value="1169.8476556359">
                <text:p>1169.8476556359</text:p>
              </table:table-cell>
              <table:table-cell office:value-type="float" office:value="1178.20989585238">
                <text:p>1178.20989585238</text:p>
              </table:table-cell>
              <table:table-cell office:value-type="float" office:value="1167.47716619336">
                <text:p>1167.477166193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80">
                <text:p>7280</text:p>
              </table:table-cell>
              <table:table-cell office:value-type="float" office:value="1172.18662334254">
                <text:p>1172.18662334254</text:p>
              </table:table-cell>
              <table:table-cell office:value-type="float" office:value="1178.60048244372">
                <text:p>1178.60048244372</text:p>
              </table:table-cell>
              <table:table-cell office:value-type="float" office:value="1169.50463875885">
                <text:p>1169.50463875885</text:p>
              </table:table-cell>
              <table:table-cell office:value-type="float" office:value="1125.31274141044">
                <text:p>1125.31274141044</text:p>
              </table:table-cell>
              <table:table-cell office:value-type="float" office:value="1169.84538907167">
                <text:p>1169.84538907167</text:p>
              </table:table-cell>
              <table:table-cell office:value-type="float" office:value="1178.21079887147">
                <text:p>1178.21079887147</text:p>
              </table:table-cell>
              <table:table-cell office:value-type="float" office:value="1167.47967906147">
                <text:p>1167.479679061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281">
                <text:p>7281</text:p>
              </table:table-cell>
              <table:table-cell office:value-type="float" office:value="1172.23758179028">
                <text:p>1172.23758179028</text:p>
              </table:table-cell>
              <table:table-cell office:value-type="float" office:value="1178.55614174504">
                <text:p>1178.55614174504</text:p>
              </table:table-cell>
              <table:table-cell office:value-type="float" office:value="1169.46412917417">
                <text:p>1169.46412917417</text:p>
              </table:table-cell>
              <table:table-cell office:value-type="float" office:value="1125.69276772196">
                <text:p>1125.69276772196</text:p>
              </table:table-cell>
              <table:table-cell office:value-type="float" office:value="1169.78245814258">
                <text:p>1169.78245814258</text:p>
              </table:table-cell>
              <table:table-cell office:value-type="float" office:value="1178.17219028278">
                <text:p>1178.17219028278</text:p>
              </table:table-cell>
              <table:table-cell office:value-type="float" office:value="1167.51296968583">
                <text:p>1167.512969685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82">
                <text:p>7282</text:p>
              </table:table-cell>
              <table:table-cell office:value-type="float" office:value="1172.2346542302">
                <text:p>1172.2346542302</text:p>
              </table:table-cell>
              <table:table-cell office:value-type="float" office:value="1178.56210160301">
                <text:p>1178.56210160301</text:p>
              </table:table-cell>
              <table:table-cell office:value-type="float" office:value="1169.46702685508">
                <text:p>1169.46702685508</text:p>
              </table:table-cell>
              <table:table-cell office:value-type="float" office:value="1125.68830086134">
                <text:p>1125.68830086134</text:p>
              </table:table-cell>
              <table:table-cell office:value-type="float" office:value="1169.78412377181">
                <text:p>1169.78412377181</text:p>
              </table:table-cell>
              <table:table-cell office:value-type="float" office:value="1178.17538790737">
                <text:p>1178.17538790737</text:p>
              </table:table-cell>
              <table:table-cell office:value-type="float" office:value="1167.51360327924">
                <text:p>1167.513603279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283">
                <text:p>7283</text:p>
              </table:table-cell>
              <table:table-cell office:value-type="float" office:value="1172.24051260165">
                <text:p>1172.24051260165</text:p>
              </table:table-cell>
              <table:table-cell office:value-type="float" office:value="1178.5604546792">
                <text:p>1178.5604546792</text:p>
              </table:table-cell>
              <table:table-cell office:value-type="float" office:value="1169.46394131609">
                <text:p>1169.46394131609</text:p>
              </table:table-cell>
              <table:table-cell office:value-type="float" office:value="1125.77696021386">
                <text:p>1125.77696021386</text:p>
              </table:table-cell>
              <table:table-cell office:value-type="float" office:value="1169.77486434907">
                <text:p>1169.77486434907</text:p>
              </table:table-cell>
              <table:table-cell office:value-type="float" office:value="1178.17284044997">
                <text:p>1178.17284044997</text:p>
              </table:table-cell>
              <table:table-cell office:value-type="float" office:value="1167.51887807644">
                <text:p>1167.518878076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284">
                <text:p>7284</text:p>
              </table:table-cell>
              <table:table-cell office:value-type="float" office:value="1172.23977383381">
                <text:p>1172.23977383381</text:p>
              </table:table-cell>
              <table:table-cell office:value-type="float" office:value="1178.56446977006">
                <text:p>1178.56446977006</text:p>
              </table:table-cell>
              <table:table-cell office:value-type="float" office:value="1169.46530639575">
                <text:p>1169.46530639575</text:p>
              </table:table-cell>
              <table:table-cell office:value-type="float" office:value="1125.78586984556">
                <text:p>1125.78586984556</text:p>
              </table:table-cell>
              <table:table-cell office:value-type="float" office:value="1169.77407788221">
                <text:p>1169.77407788221</text:p>
              </table:table-cell>
              <table:table-cell office:value-type="float" office:value="1178.17439526452">
                <text:p>1178.17439526452</text:p>
              </table:table-cell>
              <table:table-cell office:value-type="float" office:value="1167.52076022981">
                <text:p>1167.520760229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285">
                <text:p>7285</text:p>
              </table:table-cell>
              <table:table-cell office:value-type="float" office:value="1172.24344662216">
                <text:p>1172.24344662216</text:p>
              </table:table-cell>
              <table:table-cell office:value-type="float" office:value="1178.56480718361">
                <text:p>1178.56480718361</text:p>
              </table:table-cell>
              <table:table-cell office:value-type="float" office:value="1169.46396967298">
                <text:p>1169.46396967298</text:p>
              </table:table-cell>
              <table:table-cell office:value-type="float" office:value="1125.85936813834">
                <text:p>1125.85936813834</text:p>
              </table:table-cell>
              <table:table-cell office:value-type="float" office:value="1169.76726666345">
                <text:p>1169.76726666345</text:p>
              </table:table-cell>
              <table:table-cell office:value-type="float" office:value="1178.17343900525">
                <text:p>1178.17343900525</text:p>
              </table:table-cell>
              <table:table-cell office:value-type="float" office:value="1167.52483620198">
                <text:p>1167.524836201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286">
                <text:p>7286</text:p>
              </table:table-cell>
              <table:table-cell office:value-type="float" office:value="1172.24348650582">
                <text:p>1172.24348650582</text:p>
              </table:table-cell>
              <table:table-cell office:value-type="float" office:value="1178.5681468337">
                <text:p>1178.5681468337</text:p>
              </table:table-cell>
              <table:table-cell office:value-type="float" office:value="1169.46490704491">
                <text:p>1169.46490704491</text:p>
              </table:table-cell>
              <table:table-cell office:value-type="float" office:value="1125.87523468999">
                <text:p>1125.87523468999</text:p>
              </table:table-cell>
              <table:table-cell office:value-type="float" office:value="1169.76556490812">
                <text:p>1169.76556490812</text:p>
              </table:table-cell>
              <table:table-cell office:value-type="float" office:value="1178.17446768986">
                <text:p>1178.17446768986</text:p>
              </table:table-cell>
              <table:table-cell office:value-type="float" office:value="1167.52712752221">
                <text:p>1167.527127522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287">
                <text:p>7287</text:p>
              </table:table-cell>
              <table:table-cell office:value-type="float" office:value="1172.24594708367">
                <text:p>1172.24594708367</text:p>
              </table:table-cell>
              <table:table-cell office:value-type="float" office:value="1178.56959370571">
                <text:p>1178.56959370571</text:p>
              </table:table-cell>
              <table:table-cell office:value-type="float" office:value="1169.46452223017">
                <text:p>1169.46452223017</text:p>
              </table:table-cell>
              <table:table-cell office:value-type="float" office:value="1125.93746101412">
                <text:p>1125.93746101412</text:p>
              </table:table-cell>
              <table:table-cell office:value-type="float" office:value="1169.7602061208">
                <text:p>1169.7602061208</text:p>
              </table:table-cell>
              <table:table-cell office:value-type="float" office:value="1178.17432721659">
                <text:p>1178.17432721659</text:p>
              </table:table-cell>
              <table:table-cell office:value-type="float" office:value="1167.53053532567">
                <text:p>1167.530535325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288">
                <text:p>7288</text:p>
              </table:table-cell>
              <table:table-cell office:value-type="float" office:value="1172.24627564467">
                <text:p>1172.24627564467</text:p>
              </table:table-cell>
              <table:table-cell office:value-type="float" office:value="1178.57269145039">
                <text:p>1178.57269145039</text:p>
              </table:table-cell>
              <table:table-cell office:value-type="float" office:value="1169.46537080868">
                <text:p>1169.46537080868</text:p>
              </table:table-cell>
              <table:table-cell office:value-type="float" office:value="1125.9577631177">
                <text:p>1125.9577631177</text:p>
              </table:table-cell>
              <table:table-cell office:value-type="float" office:value="1169.7580890398">
                <text:p>1169.7580890398</text:p>
              </table:table-cell>
              <table:table-cell office:value-type="float" office:value="1178.17517421749">
                <text:p>1178.17517421749</text:p>
              </table:table-cell>
              <table:table-cell office:value-type="float" office:value="1167.53292554854">
                <text:p>1167.532925548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289">
                <text:p>7289</text:p>
              </table:table-cell>
              <table:table-cell office:value-type="float" office:value="1172.24796581869">
                <text:p>1172.24796581869</text:p>
              </table:table-cell>
              <table:table-cell office:value-type="float" office:value="1178.57481501697">
                <text:p>1178.57481501697</text:p>
              </table:table-cell>
              <table:table-cell office:value-type="float" office:value="1169.46559086949">
                <text:p>1169.46559086949</text:p>
              </table:table-cell>
              <table:table-cell office:value-type="float" office:value="1126.01084708751">
                <text:p>1126.01084708751</text:p>
              </table:table-cell>
              <table:table-cell office:value-type="float" office:value="1169.7536920292">
                <text:p>1169.7536920292</text:p>
              </table:table-cell>
              <table:table-cell office:value-type="float" office:value="1178.17548478805">
                <text:p>1178.17548478805</text:p>
              </table:table-cell>
              <table:table-cell office:value-type="float" office:value="1167.53591631579">
                <text:p>1167.535916315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290">
                <text:p>7290</text:p>
              </table:table-cell>
              <table:table-cell office:value-type="float" office:value="1172.24837115011">
                <text:p>1172.24837115011</text:p>
              </table:table-cell>
              <table:table-cell office:value-type="float" office:value="1178.57787215676">
                <text:p>1178.57787215676</text:p>
              </table:table-cell>
              <table:table-cell office:value-type="float" office:value="1169.46648394008">
                <text:p>1169.46648394008</text:p>
              </table:table-cell>
              <table:table-cell office:value-type="float" office:value="1126.0338429335">
                <text:p>1126.0338429335</text:p>
              </table:table-cell>
              <table:table-cell office:value-type="float" office:value="1169.75138650947">
                <text:p>1169.75138650947</text:p>
              </table:table-cell>
              <table:table-cell office:value-type="float" office:value="1178.17628362471">
                <text:p>1178.17628362471</text:p>
              </table:table-cell>
              <table:table-cell office:value-type="float" office:value="1167.53829123344">
                <text:p>1167.538291233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291">
                <text:p>7291</text:p>
              </table:table-cell>
              <table:table-cell office:value-type="float" office:value="1172.30812093535">
                <text:p>1172.30812093535</text:p>
              </table:table-cell>
              <table:table-cell office:value-type="float" office:value="1178.5349978031">
                <text:p>1178.5349978031</text:p>
              </table:table-cell>
              <table:table-cell office:value-type="float" office:value="1169.42684160135">
                <text:p>1169.42684160135</text:p>
              </table:table-cell>
              <table:table-cell office:value-type="float" office:value="1126.44359558116">
                <text:p>1126.44359558116</text:p>
              </table:table-cell>
              <table:table-cell office:value-type="float" office:value="1169.69314601732">
                <text:p>1169.69314601732</text:p>
              </table:table-cell>
              <table:table-cell office:value-type="float" office:value="1178.13904927885">
                <text:p>1178.13904927885</text:p>
              </table:table-cell>
              <table:table-cell office:value-type="float" office:value="1167.57040668442">
                <text:p>1167.570406684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292">
                <text:p>7292</text:p>
              </table:table-cell>
              <table:table-cell office:value-type="float" office:value="1172.30500571156">
                <text:p>1172.30500571156</text:p>
              </table:table-cell>
              <table:table-cell office:value-type="float" office:value="1178.54097529944">
                <text:p>1178.54097529944</text:p>
              </table:table-cell>
              <table:table-cell office:value-type="float" office:value="1169.43030838868">
                <text:p>1169.43030838868</text:p>
              </table:table-cell>
              <table:table-cell office:value-type="float" office:value="1126.43487418349">
                <text:p>1126.43487418349</text:p>
              </table:table-cell>
              <table:table-cell office:value-type="float" office:value="1169.69457667809">
                <text:p>1169.69457667809</text:p>
              </table:table-cell>
              <table:table-cell office:value-type="float" office:value="1178.14204159268">
                <text:p>1178.14204159268</text:p>
              </table:table-cell>
              <table:table-cell office:value-type="float" office:value="1167.57069944696">
                <text:p>1167.570699446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292">
                <text:p>7292</text:p>
              </table:table-cell>
              <table:table-cell office:value-type="float" office:value="1172.30500571156">
                <text:p>1172.30500571156</text:p>
              </table:table-cell>
              <table:table-cell office:value-type="float" office:value="1178.54097529944">
                <text:p>1178.54097529944</text:p>
              </table:table-cell>
              <table:table-cell office:value-type="float" office:value="1169.43030838868">
                <text:p>1169.43030838868</text:p>
              </table:table-cell>
              <table:table-cell office:value-type="float" office:value="1126.43487418349">
                <text:p>1126.43487418349</text:p>
              </table:table-cell>
              <table:table-cell office:value-type="float" office:value="1169.69457667809">
                <text:p>1169.69457667809</text:p>
              </table:table-cell>
              <table:table-cell office:value-type="float" office:value="1178.14204159268">
                <text:p>1178.14204159268</text:p>
              </table:table-cell>
              <table:table-cell office:value-type="float" office:value="1167.57069944696">
                <text:p>1167.570699446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293">
                <text:p>7293</text:p>
              </table:table-cell>
              <table:table-cell office:value-type="float" office:value="1172.3111577524">
                <text:p>1172.3111577524</text:p>
              </table:table-cell>
              <table:table-cell office:value-type="float" office:value="1178.53956555497">
                <text:p>1178.53956555497</text:p>
              </table:table-cell>
              <table:table-cell office:value-type="float" office:value="1169.42756429263">
                <text:p>1169.42756429263</text:p>
              </table:table-cell>
              <table:table-cell office:value-type="float" office:value="1126.52578897772">
                <text:p>1126.52578897772</text:p>
              </table:table-cell>
              <table:table-cell office:value-type="float" office:value="1169.68537172911">
                <text:p>1169.68537172911</text:p>
              </table:table-cell>
              <table:table-cell office:value-type="float" office:value="1178.13946913376">
                <text:p>1178.13946913376</text:p>
              </table:table-cell>
              <table:table-cell office:value-type="float" office:value="1167.5762863908">
                <text:p>1167.57628639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94">
                <text:p>7294</text:p>
              </table:table-cell>
              <table:table-cell office:value-type="float" office:value="1172.31043330646">
                <text:p>1172.31043330646</text:p>
              </table:table-cell>
              <table:table-cell office:value-type="float" office:value="1178.54363945268">
                <text:p>1178.54363945268</text:p>
              </table:table-cell>
              <table:table-cell office:value-type="float" office:value="1169.42942667844">
                <text:p>1169.42942667844</text:p>
              </table:table-cell>
              <table:table-cell office:value-type="float" office:value="1126.53183733149">
                <text:p>1126.53183733149</text:p>
              </table:table-cell>
              <table:table-cell office:value-type="float" office:value="1169.68442082741">
                <text:p>1169.68442082741</text:p>
              </table:table-cell>
              <table:table-cell office:value-type="float" office:value="1178.14084197964">
                <text:p>1178.14084197964</text:p>
              </table:table-cell>
              <table:table-cell office:value-type="float" office:value="1167.57792594792">
                <text:p>1167.577925947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295">
                <text:p>7295</text:p>
              </table:table-cell>
              <table:table-cell office:value-type="float" office:value="1172.3142856181">
                <text:p>1172.3142856181</text:p>
              </table:table-cell>
              <table:table-cell office:value-type="float" office:value="1178.54417419778">
                <text:p>1178.54417419778</text:p>
              </table:table-cell>
              <table:table-cell office:value-type="float" office:value="1169.42838832605">
                <text:p>1169.42838832605</text:p>
              </table:table-cell>
              <table:table-cell office:value-type="float" office:value="1126.6059480769">
                <text:p>1126.6059480769</text:p>
              </table:table-cell>
              <table:table-cell office:value-type="float" office:value="1169.67754614327">
                <text:p>1169.67754614327</text:p>
              </table:table-cell>
              <table:table-cell office:value-type="float" office:value="1178.13976703997">
                <text:p>1178.13976703997</text:p>
              </table:table-cell>
              <table:table-cell office:value-type="float" office:value="1167.58214706921">
                <text:p>1167.582147069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296">
                <text:p>7296</text:p>
              </table:table-cell>
              <table:table-cell office:value-type="float" office:value="1172.31437414767">
                <text:p>1172.31437414767</text:p>
              </table:table-cell>
              <table:table-cell office:value-type="float" office:value="1178.54758341804">
                <text:p>1178.54758341804</text:p>
              </table:table-cell>
              <table:table-cell office:value-type="float" office:value="1169.42974958381">
                <text:p>1169.42974958381</text:p>
              </table:table-cell>
              <table:table-cell office:value-type="float" office:value="1126.61959978104">
                <text:p>1126.61959978104</text:p>
              </table:table-cell>
              <table:table-cell office:value-type="float" office:value="1169.67563045648">
                <text:p>1169.67563045648</text:p>
              </table:table-cell>
              <table:table-cell office:value-type="float" office:value="1178.14059375734">
                <text:p>1178.14059375734</text:p>
              </table:table-cell>
              <table:table-cell office:value-type="float" office:value="1167.58423456393">
                <text:p>1167.584234563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297">
                <text:p>7297</text:p>
              </table:table-cell>
              <table:table-cell office:value-type="float" office:value="1172.31699377064">
                <text:p>1172.31699377064</text:p>
              </table:table-cell>
              <table:table-cell office:value-type="float" office:value="1178.54921724148">
                <text:p>1178.54921724148</text:p>
              </table:table-cell>
              <table:table-cell office:value-type="float" office:value="1169.42965828291">
                <text:p>1169.42965828291</text:p>
              </table:table-cell>
              <table:table-cell office:value-type="float" office:value="1126.6814800843">
                <text:p>1126.6814800843</text:p>
              </table:table-cell>
              <table:table-cell office:value-type="float" office:value="1169.67010588988">
                <text:p>1169.67010588988</text:p>
              </table:table-cell>
              <table:table-cell office:value-type="float" office:value="1178.14026399575">
                <text:p>1178.14026399575</text:p>
              </table:table-cell>
              <table:table-cell office:value-type="float" office:value="1167.58767639325">
                <text:p>1167.587676393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298">
                <text:p>7298</text:p>
              </table:table-cell>
              <table:table-cell office:value-type="float" office:value="1172.31739964638">
                <text:p>1172.31739964638</text:p>
              </table:table-cell>
              <table:table-cell office:value-type="float" office:value="1178.55239103624">
                <text:p>1178.55239103624</text:p>
              </table:table-cell>
              <table:table-cell office:value-type="float" office:value="1169.43088413731">
                <text:p>1169.43088413731</text:p>
              </table:table-cell>
              <table:table-cell office:value-type="float" office:value="1126.69978654055">
                <text:p>1126.69978654055</text:p>
              </table:table-cell>
              <table:table-cell office:value-type="float" office:value="1169.66773459147">
                <text:p>1169.66773459147</text:p>
              </table:table-cell>
              <table:table-cell office:value-type="float" office:value="1178.14089446641">
                <text:p>1178.14089446641</text:p>
              </table:table-cell>
              <table:table-cell office:value-type="float" office:value="1167.58989704558">
                <text:p>1167.589897045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299">
                <text:p>7299</text:p>
              </table:table-cell>
              <table:table-cell office:value-type="float" office:value="1172.31923737402">
                <text:p>1172.31923737402</text:p>
              </table:table-cell>
              <table:table-cell office:value-type="float" office:value="1178.55470740569">
                <text:p>1178.55470740569</text:p>
              </table:table-cell>
              <table:table-cell office:value-type="float" office:value="1169.43138511242">
                <text:p>1169.43138511242</text:p>
              </table:table-cell>
              <table:table-cell office:value-type="float" office:value="1126.75178861764">
                <text:p>1126.75178861764</text:p>
              </table:table-cell>
              <table:table-cell office:value-type="float" office:value="1169.66311479912">
                <text:p>1169.66311479912</text:p>
              </table:table-cell>
              <table:table-cell office:value-type="float" office:value="1178.14098390201">
                <text:p>1178.14098390201</text:p>
              </table:table-cell>
              <table:table-cell office:value-type="float" office:value="1167.59279803433">
                <text:p>1167.592798034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300">
                <text:p>7300</text:p>
              </table:table-cell>
              <table:table-cell office:value-type="float" office:value="1172.3197370188">
                <text:p>1172.3197370188</text:p>
              </table:table-cell>
              <table:table-cell office:value-type="float" office:value="1178.55784508924">
                <text:p>1178.55784508924</text:p>
              </table:table-cell>
              <table:table-cell office:value-type="float" office:value="1169.43261483554">
                <text:p>1169.43261483554</text:p>
              </table:table-cell>
              <table:table-cell office:value-type="float" office:value="1126.77273341878">
                <text:p>1126.77273341878</text:p>
              </table:table-cell>
              <table:table-cell office:value-type="float" office:value="1169.66053673929">
                <text:p>1169.66053673929</text:p>
              </table:table-cell>
              <table:table-cell office:value-type="float" office:value="1178.14156408523">
                <text:p>1178.14156408523</text:p>
              </table:table-cell>
              <table:table-cell office:value-type="float" office:value="1167.5949751281">
                <text:p>1167.59497512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301">
                <text:p>7301</text:p>
              </table:table-cell>
              <table:table-cell office:value-type="float" office:value="1172.37320582646">
                <text:p>1172.37320582646</text:p>
              </table:table-cell>
              <table:table-cell office:value-type="float" office:value="1178.51404925171">
                <text:p>1178.51404925171</text:p>
              </table:table-cell>
              <table:table-cell office:value-type="float" office:value="1169.39090261013">
                <text:p>1169.39090261013</text:p>
              </table:table-cell>
              <table:table-cell office:value-type="float" office:value="1127.20688253427">
                <text:p>1127.20688253427</text:p>
              </table:table-cell>
              <table:table-cell office:value-type="float" office:value="1169.60202770209">
                <text:p>1169.60202770209</text:p>
              </table:table-cell>
              <table:table-cell office:value-type="float" office:value="1178.10567637195">
                <text:p>1178.10567637195</text:p>
              </table:table-cell>
              <table:table-cell office:value-type="float" office:value="1167.63667089968">
                <text:p>1167.636670899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302">
                <text:p>7302</text:p>
              </table:table-cell>
              <table:table-cell office:value-type="float" office:value="1172.37026246587">
                <text:p>1172.37026246587</text:p>
              </table:table-cell>
              <table:table-cell office:value-type="float" office:value="1178.52009866089">
                <text:p>1178.52009866089</text:p>
              </table:table-cell>
              <table:table-cell office:value-type="float" office:value="1169.39490463591">
                <text:p>1169.39490463591</text:p>
              </table:table-cell>
              <table:table-cell office:value-type="float" office:value="1127.1937942257">
                <text:p>1127.1937942257</text:p>
              </table:table-cell>
              <table:table-cell office:value-type="float" office:value="1169.60303776318">
                <text:p>1169.60303776318</text:p>
              </table:table-cell>
              <table:table-cell office:value-type="float" office:value="1178.10842292751">
                <text:p>1178.10842292751</text:p>
              </table:table-cell>
              <table:table-cell office:value-type="float" office:value="1167.63640023418">
                <text:p>1167.636400234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303">
                <text:p>7303</text:p>
              </table:table-cell>
              <table:table-cell office:value-type="float" office:value="1172.37663561726">
                <text:p>1172.37663561726</text:p>
              </table:table-cell>
              <table:table-cell office:value-type="float" office:value="1178.51889242473">
                <text:p>1178.51889242473</text:p>
              </table:table-cell>
              <table:table-cell office:value-type="float" office:value="1169.39213207535">
                <text:p>1169.39213207535</text:p>
              </table:table-cell>
              <table:table-cell office:value-type="float" office:value="1127.28607042106">
                <text:p>1127.28607042106</text:p>
              </table:table-cell>
              <table:table-cell office:value-type="float" office:value="1169.59387653871">
                <text:p>1169.59387653871</text:p>
              </table:table-cell>
              <table:table-cell office:value-type="float" office:value="1178.10576807676">
                <text:p>1178.10576807676</text:p>
              </table:table-cell>
              <table:table-cell office:value-type="float" office:value="1167.64218836331">
                <text:p>1167.642188363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304">
                <text:p>7304</text:p>
              </table:table-cell>
              <table:table-cell office:value-type="float" office:value="1172.37602181514">
                <text:p>1172.37602181514</text:p>
              </table:table-cell>
              <table:table-cell office:value-type="float" office:value="1178.52299724417">
                <text:p>1178.52299724417</text:p>
              </table:table-cell>
              <table:table-cell office:value-type="float" office:value="1169.39444026026">
                <text:p>1169.39444026026</text:p>
              </table:table-cell>
              <table:table-cell office:value-type="float" office:value="1127.28894342537">
                <text:p>1127.28894342537</text:p>
              </table:table-cell>
              <table:table-cell office:value-type="float" office:value="1169.59259945954">
                <text:p>1169.59259945954</text:p>
              </table:table-cell>
              <table:table-cell office:value-type="float" office:value="1178.10696372641">
                <text:p>1178.10696372641</text:p>
              </table:table-cell>
              <table:table-cell office:value-type="float" office:value="1167.64347140831">
                <text:p>1167.643471408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05">
                <text:p>7305</text:p>
              </table:table-cell>
              <table:table-cell office:value-type="float" office:value="1172.38017763566">
                <text:p>1172.38017763566</text:p>
              </table:table-cell>
              <table:table-cell office:value-type="float" office:value="1178.52376028841">
                <text:p>1178.52376028841</text:p>
              </table:table-cell>
              <table:table-cell office:value-type="float" office:value="1169.39349842644">
                <text:p>1169.39349842644</text:p>
              </table:table-cell>
              <table:table-cell office:value-type="float" office:value="1127.36275734178">
                <text:p>1127.36275734178</text:p>
              </table:table-cell>
              <table:table-cell office:value-type="float" office:value="1169.58570481822">
                <text:p>1169.58570481822</text:p>
              </table:table-cell>
              <table:table-cell office:value-type="float" office:value="1178.10576966086">
                <text:p>1178.10576966086</text:p>
              </table:table-cell>
              <table:table-cell office:value-type="float" office:value="1167.64764515424">
                <text:p>1167.647645154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306">
                <text:p>7306</text:p>
              </table:table-cell>
              <table:table-cell office:value-type="float" office:value="1172.38042422358">
                <text:p>1172.38042422358</text:p>
              </table:table-cell>
              <table:table-cell office:value-type="float" office:value="1178.5272008047">
                <text:p>1178.5272008047</text:p>
              </table:table-cell>
              <table:table-cell office:value-type="float" office:value="1169.39526232606">
                <text:p>1169.39526232606</text:p>
              </table:table-cell>
              <table:table-cell office:value-type="float" office:value="1127.37376143792">
                <text:p>1127.37376143792</text:p>
              </table:table-cell>
              <table:table-cell office:value-type="float" office:value="1169.58354482198">
                <text:p>1169.58354482198</text:p>
              </table:table-cell>
              <table:table-cell office:value-type="float" office:value="1178.10645456483">
                <text:p>1178.10645456483</text:p>
              </table:table-cell>
              <table:table-cell office:value-type="float" office:value="1167.64941312546">
                <text:p>1167.649413125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307">
                <text:p>7307</text:p>
              </table:table-cell>
              <table:table-cell office:value-type="float" office:value="1172.38335631362">
                <text:p>1172.38335631362</text:p>
              </table:table-cell>
              <table:table-cell office:value-type="float" office:value="1178.52903332909">
                <text:p>1178.52903332909</text:p>
              </table:table-cell>
              <table:table-cell office:value-type="float" office:value="1169.39533919816">
                <text:p>1169.39533919816</text:p>
              </table:table-cell>
              <table:table-cell office:value-type="float" office:value="1127.43432965272">
                <text:p>1127.43432965272</text:p>
              </table:table-cell>
              <table:table-cell office:value-type="float" office:value="1169.57802693452">
                <text:p>1169.57802693452</text:p>
              </table:table-cell>
              <table:table-cell office:value-type="float" office:value="1178.10599604597">
                <text:p>1178.10599604597</text:p>
              </table:table-cell>
              <table:table-cell office:value-type="float" office:value="1167.65270473615">
                <text:p>1167.652704736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308">
                <text:p>7308</text:p>
              </table:table-cell>
              <table:table-cell office:value-type="float" office:value="1172.38395253157">
                <text:p>1172.38395253157</text:p>
              </table:table-cell>
              <table:table-cell office:value-type="float" office:value="1178.53223518752">
                <text:p>1178.53223518752</text:p>
              </table:table-cell>
              <table:table-cell office:value-type="float" office:value="1169.39693437617">
                <text:p>1169.39693437617</text:p>
              </table:table-cell>
              <table:table-cell office:value-type="float" office:value="1127.45019406498">
                <text:p>1127.45019406498</text:p>
              </table:table-cell>
              <table:table-cell office:value-type="float" office:value="1169.57557696233">
                <text:p>1169.57557696233</text:p>
              </table:table-cell>
              <table:table-cell office:value-type="float" office:value="1178.10650445358">
                <text:p>1178.10650445358</text:p>
              </table:table-cell>
              <table:table-cell office:value-type="float" office:value="1167.65461194172">
                <text:p>1167.654611941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309">
                <text:p>7309</text:p>
              </table:table-cell>
              <table:table-cell office:value-type="float" office:value="1172.38612847313">
                <text:p>1172.38612847313</text:p>
              </table:table-cell>
              <table:table-cell office:value-type="float" office:value="1178.53470209933">
                <text:p>1178.53470209933</text:p>
              </table:table-cell>
              <table:table-cell office:value-type="float" office:value="1169.39764950105">
                <text:p>1169.39764950105</text:p>
              </table:table-cell>
              <table:table-cell office:value-type="float" office:value="1127.50024292264">
                <text:p>1127.50024292264</text:p>
              </table:table-cell>
              <table:table-cell office:value-type="float" office:value="1169.57102725594">
                <text:p>1169.57102725594</text:p>
              </table:table-cell>
              <table:table-cell office:value-type="float" office:value="1178.10646136926">
                <text:p>1178.10646136926</text:p>
              </table:table-cell>
              <table:table-cell office:value-type="float" office:value="1167.65732074442">
                <text:p>1167.657320744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310">
                <text:p>7310</text:p>
              </table:table-cell>
              <table:table-cell office:value-type="float" office:value="1172.38684939773">
                <text:p>1172.38684939773</text:p>
              </table:table-cell>
              <table:table-cell office:value-type="float" office:value="1178.53786082093">
                <text:p>1178.53786082093</text:p>
              </table:table-cell>
              <table:table-cell office:value-type="float" office:value="1169.39923586879">
                <text:p>1169.39923586879</text:p>
              </table:table-cell>
              <table:table-cell office:value-type="float" office:value="1127.51881802526">
                <text:p>1127.51881802526</text:p>
              </table:table-cell>
              <table:table-cell office:value-type="float" office:value="1169.56839033312">
                <text:p>1169.56839033312</text:p>
              </table:table-cell>
              <table:table-cell office:value-type="float" office:value="1178.10691874787">
                <text:p>1178.10691874787</text:p>
              </table:table-cell>
              <table:table-cell office:value-type="float" office:value="1167.65920082812">
                <text:p>1167.659200828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11">
                <text:p>7311</text:p>
              </table:table-cell>
              <table:table-cell office:value-type="float" office:value="1172.44866948397">
                <text:p>1172.44866948397</text:p>
              </table:table-cell>
              <table:table-cell office:value-type="float" office:value="1178.49661487211">
                <text:p>1178.49661487211</text:p>
              </table:table-cell>
              <table:table-cell office:value-type="float" office:value="1169.3570092861">
                <text:p>1169.3570092861</text:p>
              </table:table-cell>
              <table:table-cell office:value-type="float" office:value="1127.97968387834">
                <text:p>1127.97968387834</text:p>
              </table:table-cell>
              <table:table-cell office:value-type="float" office:value="1169.51563919805">
                <text:p>1169.51563919805</text:p>
              </table:table-cell>
              <table:table-cell office:value-type="float" office:value="1178.07136271544">
                <text:p>1178.07136271544</text:p>
              </table:table-cell>
              <table:table-cell office:value-type="float" office:value="1167.69769100879">
                <text:p>1167.697691008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12">
                <text:p>7312</text:p>
              </table:table-cell>
              <table:table-cell office:value-type="float" office:value="1172.44574759279">
                <text:p>1172.44574759279</text:p>
              </table:table-cell>
              <table:table-cell office:value-type="float" office:value="1178.50256688675">
                <text:p>1178.50256688675</text:p>
              </table:table-cell>
              <table:table-cell office:value-type="float" office:value="1169.3614668612">
                <text:p>1169.3614668612</text:p>
              </table:table-cell>
              <table:table-cell office:value-type="float" office:value="1127.96228728738">
                <text:p>1127.96228728738</text:p>
              </table:table-cell>
              <table:table-cell office:value-type="float" office:value="1169.51652155412">
                <text:p>1169.51652155412</text:p>
              </table:table-cell>
              <table:table-cell office:value-type="float" office:value="1178.07389837462">
                <text:p>1178.07389837462</text:p>
              </table:table-cell>
              <table:table-cell office:value-type="float" office:value="1167.69705123185">
                <text:p>1167.697051231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313">
                <text:p>7313</text:p>
              </table:table-cell>
              <table:table-cell office:value-type="float" office:value="1172.45275007202">
                <text:p>1172.45275007202</text:p>
              </table:table-cell>
              <table:table-cell office:value-type="float" office:value="1178.50156928446">
                <text:p>1178.50156928446</text:p>
              </table:table-cell>
              <table:table-cell office:value-type="float" office:value="1169.35877759695">
                <text:p>1169.35877759695</text:p>
              </table:table-cell>
              <table:table-cell office:value-type="float" office:value="1128.05503266981">
                <text:p>1128.05503266981</text:p>
              </table:table-cell>
              <table:table-cell office:value-type="float" office:value="1169.50765726966">
                <text:p>1169.50765726966</text:p>
              </table:table-cell>
              <table:table-cell office:value-type="float" office:value="1178.07111388841">
                <text:p>1178.07111388841</text:p>
              </table:table-cell>
              <table:table-cell office:value-type="float" office:value="1167.70274909845">
                <text:p>1167.702749098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314">
                <text:p>7314</text:p>
              </table:table-cell>
              <table:table-cell office:value-type="float" office:value="1172.45236978571">
                <text:p>1172.45236978571</text:p>
              </table:table-cell>
              <table:table-cell office:value-type="float" office:value="1178.50559866121">
                <text:p>1178.50559866121</text:p>
              </table:table-cell>
              <table:table-cell office:value-type="float" office:value="1169.36147753907">
                <text:p>1169.36147753907</text:p>
              </table:table-cell>
              <table:table-cell office:value-type="float" office:value="1128.05515561547">
                <text:p>1128.05515561547</text:p>
              </table:table-cell>
              <table:table-cell office:value-type="float" office:value="1169.50639509572">
                <text:p>1169.50639509572</text:p>
              </table:table-cell>
              <table:table-cell office:value-type="float" office:value="1178.07211932061">
                <text:p>1178.07211932061</text:p>
              </table:table-cell>
              <table:table-cell office:value-type="float" office:value="1167.70370141478">
                <text:p>1167.703701414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315">
                <text:p>7315</text:p>
              </table:table-cell>
              <table:table-cell office:value-type="float" office:value="1172.45702094319">
                <text:p>1172.45702094319</text:p>
              </table:table-cell>
              <table:table-cell office:value-type="float" office:value="1178.50651884344">
                <text:p>1178.50651884344</text:p>
              </table:table-cell>
              <table:table-cell office:value-type="float" office:value="1169.36065426623">
                <text:p>1169.36065426623</text:p>
              </table:table-cell>
              <table:table-cell office:value-type="float" office:value="1128.12804050768">
                <text:p>1128.12804050768</text:p>
              </table:table-cell>
              <table:table-cell office:value-type="float" office:value="1169.49983345162">
                <text:p>1169.49983345162</text:p>
              </table:table-cell>
              <table:table-cell office:value-type="float" office:value="1178.07075527188">
                <text:p>1178.07075527188</text:p>
              </table:table-cell>
              <table:table-cell office:value-type="float" office:value="1167.70770157028">
                <text:p>1167.707701570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316">
                <text:p>7316</text:p>
              </table:table-cell>
              <table:table-cell office:value-type="float" office:value="1172.45755340398">
                <text:p>1172.45755340398</text:p>
              </table:table-cell>
              <table:table-cell office:value-type="float" office:value="1178.50990323265">
                <text:p>1178.50990323265</text:p>
              </table:table-cell>
              <table:table-cell office:value-type="float" office:value="1169.36275675393">
                <text:p>1169.36275675393</text:p>
              </table:table-cell>
              <table:table-cell office:value-type="float" office:value="1128.13705099551">
                <text:p>1128.13705099551</text:p>
              </table:table-cell>
              <table:table-cell office:value-type="float" office:value="1169.4977721811">
                <text:p>1169.4977721811</text:p>
              </table:table-cell>
              <table:table-cell office:value-type="float" office:value="1178.07125788946">
                <text:p>1178.07125788946</text:p>
              </table:table-cell>
              <table:table-cell office:value-type="float" office:value="1167.70918885551">
                <text:p>1167.709188855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317">
                <text:p>7317</text:p>
              </table:table-cell>
              <table:table-cell office:value-type="float" office:value="1172.46093575862">
                <text:p>1172.46093575862</text:p>
              </table:table-cell>
              <table:table-cell office:value-type="float" office:value="1178.5118787511">
                <text:p>1178.5118787511</text:p>
              </table:table-cell>
              <table:table-cell office:value-type="float" office:value="1169.36297242928">
                <text:p>1169.36297242928</text:p>
              </table:table-cell>
              <table:table-cell office:value-type="float" office:value="1128.19606581756">
                <text:p>1128.19606581756</text:p>
              </table:table-cell>
              <table:table-cell office:value-type="float" office:value="1169.49262478028">
                <text:p>1169.49262478028</text:p>
              </table:table-cell>
              <table:table-cell office:value-type="float" office:value="1178.07061054376">
                <text:p>1178.07061054376</text:p>
              </table:table-cell>
              <table:table-cell office:value-type="float" office:value="1167.71225776458">
                <text:p>1167.712257764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318">
                <text:p>7318</text:p>
              </table:table-cell>
              <table:table-cell office:value-type="float" office:value="1172.46186436321">
                <text:p>1172.46186436321</text:p>
              </table:table-cell>
              <table:table-cell office:value-type="float" office:value="1178.51505244587">
                <text:p>1178.51505244587</text:p>
              </table:table-cell>
              <table:table-cell office:value-type="float" office:value="1169.36487388884">
                <text:p>1169.36487388884</text:p>
              </table:table-cell>
              <table:table-cell office:value-type="float" office:value="1128.21026802698">
                <text:p>1128.21026802698</text:p>
              </table:table-cell>
              <table:table-cell office:value-type="float" office:value="1169.49027042359">
                <text:p>1169.49027042359</text:p>
              </table:table-cell>
              <table:table-cell office:value-type="float" office:value="1178.0709331368">
                <text:p>1178.0709331368</text:p>
              </table:table-cell>
              <table:table-cell office:value-type="float" office:value="1167.71389843282">
                <text:p>1167.713898432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319">
                <text:p>7319</text:p>
              </table:table-cell>
              <table:table-cell office:value-type="float" office:value="1172.46448488387">
                <text:p>1172.46448488387</text:p>
              </table:table-cell>
              <table:table-cell office:value-type="float" office:value="1178.51763319825">
                <text:p>1178.51763319825</text:p>
              </table:table-cell>
              <table:table-cell office:value-type="float" office:value="1169.36574254871">
                <text:p>1169.36574254871</text:p>
              </table:table-cell>
              <table:table-cell office:value-type="float" office:value="1128.2584655801">
                <text:p>1128.2584655801</text:p>
              </table:table-cell>
              <table:table-cell office:value-type="float" office:value="1169.48610211312">
                <text:p>1169.48610211312</text:p>
              </table:table-cell>
              <table:table-cell office:value-type="float" office:value="1178.07069513615">
                <text:p>1178.07069513615</text:p>
              </table:table-cell>
              <table:table-cell office:value-type="float" office:value="1167.71638395569">
                <text:p>1167.716383955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320">
                <text:p>7320</text:p>
              </table:table-cell>
              <table:table-cell office:value-type="float" office:value="1172.46556592771">
                <text:p>1172.46556592771</text:p>
              </table:table-cell>
              <table:table-cell office:value-type="float" office:value="1178.52079118479">
                <text:p>1178.52079118479</text:p>
              </table:table-cell>
              <table:table-cell office:value-type="float" office:value="1169.36760832443">
                <text:p>1169.36760832443</text:p>
              </table:table-cell>
              <table:table-cell office:value-type="float" office:value="1128.27548834978">
                <text:p>1128.27548834978</text:p>
              </table:table-cell>
              <table:table-cell office:value-type="float" office:value="1169.4837088762">
                <text:p>1169.4837088762</text:p>
              </table:table-cell>
              <table:table-cell office:value-type="float" office:value="1178.07097937022">
                <text:p>1178.07097937022</text:p>
              </table:table-cell>
              <table:table-cell office:value-type="float" office:value="1167.71801097949">
                <text:p>1167.718010979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321">
                <text:p>7321</text:p>
              </table:table-cell>
              <table:table-cell office:value-type="float" office:value="1172.52328191568">
                <text:p>1172.52328191568</text:p>
              </table:table-cell>
              <table:table-cell office:value-type="float" office:value="1178.47777121999">
                <text:p>1178.47777121999</text:p>
              </table:table-cell>
              <table:table-cell office:value-type="float" office:value="1169.32714990221">
                <text:p>1169.32714990221</text:p>
              </table:table-cell>
              <table:table-cell office:value-type="float" office:value="1128.75723111943">
                <text:p>1128.75723111943</text:p>
              </table:table-cell>
              <table:table-cell office:value-type="float" office:value="1169.42422840654">
                <text:p>1169.42422840654</text:p>
              </table:table-cell>
              <table:table-cell office:value-type="float" office:value="1178.03769894405">
                <text:p>1178.03769894405</text:p>
              </table:table-cell>
              <table:table-cell office:value-type="float" office:value="1167.76401339607">
                <text:p>1167.764013396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322">
                <text:p>7322</text:p>
              </table:table-cell>
              <table:table-cell office:value-type="float" office:value="1172.52075580835">
                <text:p>1172.52075580835</text:p>
              </table:table-cell>
              <table:table-cell office:value-type="float" office:value="1178.48366444097">
                <text:p>1178.48366444097</text:p>
              </table:table-cell>
              <table:table-cell office:value-type="float" office:value="1169.33178492764">
                <text:p>1169.33178492764</text:p>
              </table:table-cell>
              <table:table-cell office:value-type="float" office:value="1128.73671687332">
                <text:p>1128.73671687332</text:p>
              </table:table-cell>
              <table:table-cell office:value-type="float" office:value="1169.42557311538">
                <text:p>1169.42557311538</text:p>
              </table:table-cell>
              <table:table-cell office:value-type="float" office:value="1178.03997517972">
                <text:p>1178.03997517972</text:p>
              </table:table-cell>
              <table:table-cell office:value-type="float" office:value="1167.76294179253">
                <text:p>1167.762941792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323">
                <text:p>7323</text:p>
              </table:table-cell>
              <table:table-cell office:value-type="float" office:value="1172.52828956952">
                <text:p>1172.52828956952</text:p>
              </table:table-cell>
              <table:table-cell office:value-type="float" office:value="1178.48289700505">
                <text:p>1178.48289700505</text:p>
              </table:table-cell>
              <table:table-cell office:value-type="float" office:value="1169.32929889696">
                <text:p>1169.32929889696</text:p>
              </table:table-cell>
              <table:table-cell office:value-type="float" office:value="1128.83020998429">
                <text:p>1128.83020998429</text:p>
              </table:table-cell>
              <table:table-cell office:value-type="float" office:value="1169.41708057492">
                <text:p>1169.41708057492</text:p>
              </table:table-cell>
              <table:table-cell office:value-type="float" office:value="1178.03716308794">
                <text:p>1178.03716308794</text:p>
              </table:table-cell>
              <table:table-cell office:value-type="float" office:value="1167.76851455538">
                <text:p>1167.768514555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324">
                <text:p>7324</text:p>
              </table:table-cell>
              <table:table-cell office:value-type="float" office:value="1172.52829777391">
                <text:p>1172.52829777391</text:p>
              </table:table-cell>
              <table:table-cell office:value-type="float" office:value="1178.48686333405">
                <text:p>1178.48686333405</text:p>
              </table:table-cell>
              <table:table-cell office:value-type="float" office:value="1169.33218587963">
                <text:p>1169.33218587963</text:p>
              </table:table-cell>
              <table:table-cell office:value-type="float" office:value="1128.82876223102">
                <text:p>1128.82876223102</text:p>
              </table:table-cell>
              <table:table-cell office:value-type="float" office:value="1169.41618366832">
                <text:p>1169.41618366832</text:p>
              </table:table-cell>
              <table:table-cell office:value-type="float" office:value="1178.0380136453">
                <text:p>1178.0380136453</text:p>
              </table:table-cell>
              <table:table-cell office:value-type="float" office:value="1167.76910749471">
                <text:p>1167.769107494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25">
                <text:p>7325</text:p>
              </table:table-cell>
              <table:table-cell office:value-type="float" office:value="1172.53353501232">
                <text:p>1172.53353501232</text:p>
              </table:table-cell>
              <table:table-cell office:value-type="float" office:value="1178.48798745203">
                <text:p>1178.48798745203</text:p>
              </table:table-cell>
              <table:table-cell office:value-type="float" office:value="1169.33149581496">
                <text:p>1169.33149581496</text:p>
              </table:table-cell>
              <table:table-cell office:value-type="float" office:value="1128.90146708252">
                <text:p>1128.90146708252</text:p>
              </table:table-cell>
              <table:table-cell office:value-type="float" office:value="1169.41019268926">
                <text:p>1169.41019268926</text:p>
              </table:table-cell>
              <table:table-cell office:value-type="float" office:value="1178.03657137261">
                <text:p>1178.03657137261</text:p>
              </table:table-cell>
              <table:table-cell office:value-type="float" office:value="1167.77285377158">
                <text:p>1167.772853771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326">
                <text:p>7326</text:p>
              </table:table-cell>
              <table:table-cell office:value-type="float" office:value="1172.53450259001">
                <text:p>1172.53450259001</text:p>
              </table:table-cell>
              <table:table-cell office:value-type="float" office:value="1178.49132615615">
                <text:p>1178.49132615615</text:p>
              </table:table-cell>
              <table:table-cell office:value-type="float" office:value="1169.33375793543">
                <text:p>1169.33375793543</text:p>
              </table:table-cell>
              <table:table-cell office:value-type="float" office:value="1128.90956653994">
                <text:p>1128.90956653994</text:p>
              </table:table-cell>
              <table:table-cell office:value-type="float" office:value="1169.40857782261">
                <text:p>1169.40857782261</text:p>
              </table:table-cell>
              <table:table-cell office:value-type="float" office:value="1178.03695479634">
                <text:p>1178.03695479634</text:p>
              </table:table-cell>
              <table:table-cell office:value-type="float" office:value="1167.77395892001">
                <text:p>1167.773958920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327">
                <text:p>7327</text:p>
              </table:table-cell>
              <table:table-cell office:value-type="float" office:value="1172.53849141334">
                <text:p>1172.53849141334</text:p>
              </table:table-cell>
              <table:table-cell office:value-type="float" office:value="1178.49345896384">
                <text:p>1178.49345896384</text:p>
              </table:table-cell>
              <table:table-cell office:value-type="float" office:value="1169.33406314758">
                <text:p>1169.33406314758</text:p>
              </table:table-cell>
              <table:table-cell office:value-type="float" office:value="1128.96793353457">
                <text:p>1128.96793353457</text:p>
              </table:table-cell>
              <table:table-cell office:value-type="float" office:value="1169.40416384732">
                <text:p>1169.40416384732</text:p>
              </table:table-cell>
              <table:table-cell office:value-type="float" office:value="1178.03623001127">
                <text:p>1178.03623001127</text:p>
              </table:table-cell>
              <table:table-cell office:value-type="float" office:value="1167.77669310844">
                <text:p>1167.776693108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328">
                <text:p>7328</text:p>
              </table:table-cell>
              <table:table-cell office:value-type="float" office:value="1172.53988758197">
                <text:p>1172.53988758197</text:p>
              </table:table-cell>
              <table:table-cell office:value-type="float" office:value="1178.49656264022">
                <text:p>1178.49656264022</text:p>
              </table:table-cell>
              <table:table-cell office:value-type="float" office:value="1169.33607782384">
                <text:p>1169.33607782384</text:p>
              </table:table-cell>
              <table:table-cell office:value-type="float" office:value="1128.98159382316">
                <text:p>1128.98159382316</text:p>
              </table:table-cell>
              <table:table-cell office:value-type="float" office:value="1169.40242906641">
                <text:p>1169.40242906641</text:p>
              </table:table-cell>
              <table:table-cell office:value-type="float" office:value="1178.03646851154">
                <text:p>1178.03646851154</text:p>
              </table:table-cell>
              <table:table-cell office:value-type="float" office:value="1167.77794388491">
                <text:p>1167.777943884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329">
                <text:p>7329</text:p>
              </table:table-cell>
              <table:table-cell office:value-type="float" office:value="1172.54311504124">
                <text:p>1172.54311504124</text:p>
              </table:table-cell>
              <table:table-cell office:value-type="float" office:value="1178.49925579571">
                <text:p>1178.49925579571</text:p>
              </table:table-cell>
              <table:table-cell office:value-type="float" office:value="1169.33699997636">
                <text:p>1169.33699997636</text:p>
              </table:table-cell>
              <table:table-cell office:value-type="float" office:value="1129.02894422168">
                <text:p>1129.02894422168</text:p>
              </table:table-cell>
              <table:table-cell office:value-type="float" office:value="1169.39914124329">
                <text:p>1169.39914124329</text:p>
              </table:table-cell>
              <table:table-cell office:value-type="float" office:value="1178.0361648417">
                <text:p>1178.0361648417</text:p>
              </table:table-cell>
              <table:table-cell office:value-type="float" office:value="1167.78005892923">
                <text:p>1167.780058929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330">
                <text:p>7330</text:p>
              </table:table-cell>
              <table:table-cell office:value-type="float" office:value="1172.54470994548">
                <text:p>1172.54470994548</text:p>
              </table:table-cell>
              <table:table-cell office:value-type="float" office:value="1178.5023521209">
                <text:p>1178.5023521209</text:p>
              </table:table-cell>
              <table:table-cell office:value-type="float" office:value="1169.33892979376">
                <text:p>1169.33892979376</text:p>
              </table:table-cell>
              <table:table-cell office:value-type="float" office:value="1129.04554090468">
                <text:p>1129.04554090468</text:p>
              </table:table-cell>
              <table:table-cell office:value-type="float" office:value="1169.39746889172">
                <text:p>1169.39746889172</text:p>
              </table:table-cell>
              <table:table-cell office:value-type="float" office:value="1178.03637511636">
                <text:p>1178.03637511636</text:p>
              </table:table-cell>
              <table:table-cell office:value-type="float" office:value="1167.78127433002">
                <text:p>1167.781274330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331">
                <text:p>7331</text:p>
              </table:table-cell>
              <table:table-cell office:value-type="float" office:value="1172.60963246114">
                <text:p>1172.60963246114</text:p>
              </table:table-cell>
              <table:table-cell office:value-type="float" office:value="1178.46349203266">
                <text:p>1178.46349203266</text:p>
              </table:table-cell>
              <table:table-cell office:value-type="float" office:value="1169.30104867251">
                <text:p>1169.30104867251</text:p>
              </table:table-cell>
              <table:table-cell office:value-type="float" office:value="1129.54823581933">
                <text:p>1129.54823581933</text:p>
              </table:table-cell>
              <table:table-cell office:value-type="float" office:value="1169.34194894636">
                <text:p>1169.34194894636</text:p>
              </table:table-cell>
              <table:table-cell office:value-type="float" office:value="1178.00317783484">
                <text:p>1178.00317783484</text:p>
              </table:table-cell>
              <table:table-cell office:value-type="float" office:value="1167.82239869216">
                <text:p>1167.822398692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332">
                <text:p>7332</text:p>
              </table:table-cell>
              <table:table-cell office:value-type="float" office:value="1172.6074636611">
                <text:p>1172.6074636611</text:p>
              </table:table-cell>
              <table:table-cell office:value-type="float" office:value="1178.4691455436">
                <text:p>1178.4691455436</text:p>
              </table:table-cell>
              <table:table-cell office:value-type="float" office:value="1169.30552569452">
                <text:p>1169.30552569452</text:p>
              </table:table-cell>
              <table:table-cell office:value-type="float" office:value="1129.52618402886">
                <text:p>1129.52618402886</text:p>
              </table:table-cell>
              <table:table-cell office:value-type="float" office:value="1169.34411275341">
                <text:p>1169.34411275341</text:p>
              </table:table-cell>
              <table:table-cell office:value-type="float" office:value="1178.00535247016">
                <text:p>1178.00535247016</text:p>
              </table:table-cell>
              <table:table-cell office:value-type="float" office:value="1167.82093279969">
                <text:p>1167.820932799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333">
                <text:p>7333</text:p>
              </table:table-cell>
              <table:table-cell office:value-type="float" office:value="1172.61588382144">
                <text:p>1172.61588382144</text:p>
              </table:table-cell>
              <table:table-cell office:value-type="float" office:value="1178.46868102884">
                <text:p>1178.46868102884</text:p>
              </table:table-cell>
              <table:table-cell office:value-type="float" office:value="1169.3033911504">
                <text:p>1169.3033911504</text:p>
              </table:table-cell>
              <table:table-cell office:value-type="float" office:value="1129.62055531766">
                <text:p>1129.62055531766</text:p>
              </table:table-cell>
              <table:table-cell office:value-type="float" office:value="1169.33660266978">
                <text:p>1169.33660266978</text:p>
              </table:table-cell>
              <table:table-cell office:value-type="float" office:value="1178.00258293367">
                <text:p>1178.00258293367</text:p>
              </table:table-cell>
              <table:table-cell office:value-type="float" office:value="1167.82623230317">
                <text:p>1167.826232303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334">
                <text:p>7334</text:p>
              </table:table-cell>
              <table:table-cell office:value-type="float" office:value="1172.61643535497">
                <text:p>1172.61643535497</text:p>
              </table:table-cell>
              <table:table-cell office:value-type="float" office:value="1178.47250007492">
                <text:p>1178.47250007492</text:p>
              </table:table-cell>
              <table:table-cell office:value-type="float" office:value="1169.3062009485">
                <text:p>1169.3062009485</text:p>
              </table:table-cell>
              <table:table-cell office:value-type="float" office:value="1129.61880626119">
                <text:p>1129.61880626119</text:p>
              </table:table-cell>
              <table:table-cell office:value-type="float" office:value="1169.33655152209">
                <text:p>1169.33655152209</text:p>
              </table:table-cell>
              <table:table-cell office:value-type="float" office:value="1178.00336908353">
                <text:p>1178.00336908353</text:p>
              </table:table-cell>
              <table:table-cell office:value-type="float" office:value="1167.82652523526">
                <text:p>1167.826525235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35">
                <text:p>7335</text:p>
              </table:table-cell>
              <table:table-cell office:value-type="float" office:value="1172.62244385535">
                <text:p>1172.62244385535</text:p>
              </table:table-cell>
              <table:table-cell office:value-type="float" office:value="1178.47382874857">
                <text:p>1178.47382874857</text:p>
              </table:table-cell>
              <table:table-cell office:value-type="float" office:value="1169.30570372362">
                <text:p>1169.30570372362</text:p>
              </table:table-cell>
              <table:table-cell office:value-type="float" office:value="1129.69139163422">
                <text:p>1129.69139163422</text:p>
              </table:table-cell>
              <table:table-cell office:value-type="float" office:value="1169.33165524416">
                <text:p>1169.33165524416</text:p>
              </table:table-cell>
              <table:table-cell office:value-type="float" office:value="1178.00195611292">
                <text:p>1178.00195611292</text:p>
              </table:table-cell>
              <table:table-cell office:value-type="float" office:value="1167.8300406826">
                <text:p>1167.83004068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36">
                <text:p>7336</text:p>
              </table:table-cell>
              <table:table-cell office:value-type="float" office:value="1172.6240129363">
                <text:p>1172.6240129363</text:p>
              </table:table-cell>
              <table:table-cell office:value-type="float" office:value="1178.47702751649">
                <text:p>1178.47702751649</text:p>
              </table:table-cell>
              <table:table-cell office:value-type="float" office:value="1169.30789678424">
                <text:p>1169.30789678424</text:p>
              </table:table-cell>
              <table:table-cell office:value-type="float" office:value="1129.69970824399">
                <text:p>1129.69970824399</text:p>
              </table:table-cell>
              <table:table-cell office:value-type="float" office:value="1169.33092012659">
                <text:p>1169.33092012659</text:p>
              </table:table-cell>
              <table:table-cell office:value-type="float" office:value="1178.00231443757">
                <text:p>1178.00231443757</text:p>
              </table:table-cell>
              <table:table-cell office:value-type="float" office:value="1167.83089603969">
                <text:p>1167.830896039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37">
                <text:p>7337</text:p>
              </table:table-cell>
              <table:table-cell office:value-type="float" office:value="1172.62874606693">
                <text:p>1172.62874606693</text:p>
              </table:table-cell>
              <table:table-cell office:value-type="float" office:value="1178.47923987629">
                <text:p>1178.47923987629</text:p>
              </table:table-cell>
              <table:table-cell office:value-type="float" office:value="1169.30827854206">
                <text:p>1169.30827854206</text:p>
              </table:table-cell>
              <table:table-cell office:value-type="float" office:value="1129.75739988876">
                <text:p>1129.75739988876</text:p>
              </table:table-cell>
              <table:table-cell office:value-type="float" office:value="1169.32761204985">
                <text:p>1169.32761204985</text:p>
              </table:table-cell>
              <table:table-cell office:value-type="float" office:value="1178.00161070519">
                <text:p>1178.00161070519</text:p>
              </table:table-cell>
              <table:table-cell office:value-type="float" office:value="1167.83344512552">
                <text:p>1167.833445125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338">
                <text:p>7338</text:p>
              </table:table-cell>
              <table:table-cell office:value-type="float" office:value="1172.63077680127">
                <text:p>1172.63077680127</text:p>
              </table:table-cell>
              <table:table-cell office:value-type="float" office:value="1178.48223185586">
                <text:p>1178.48223185586</text:p>
              </table:table-cell>
              <table:table-cell office:value-type="float" office:value="1169.31020890003">
                <text:p>1169.31020890003</text:p>
              </table:table-cell>
              <table:table-cell office:value-type="float" office:value="1129.77126559805">
                <text:p>1129.77126559805</text:p>
              </table:table-cell>
              <table:table-cell office:value-type="float" office:value="1169.32674915888">
                <text:p>1169.32674915888</text:p>
              </table:table-cell>
              <table:table-cell office:value-type="float" office:value="1178.00183992705">
                <text:p>1178.00183992705</text:p>
              </table:table-cell>
              <table:table-cell office:value-type="float" office:value="1167.83447903085">
                <text:p>1167.834479030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339">
                <text:p>7339</text:p>
              </table:table-cell>
              <table:table-cell office:value-type="float" office:value="1172.63472699796">
                <text:p>1172.63472699796</text:p>
              </table:table-cell>
              <table:table-cell office:value-type="float" office:value="1178.48493144857">
                <text:p>1178.48493144857</text:p>
              </table:table-cell>
              <table:table-cell office:value-type="float" office:value="1169.31112818376">
                <text:p>1169.31112818376</text:p>
              </table:table-cell>
              <table:table-cell office:value-type="float" office:value="1129.8177415686">
                <text:p>1129.8177415686</text:p>
              </table:table-cell>
              <table:table-cell office:value-type="float" office:value="1169.32452296933">
                <text:p>1169.32452296933</text:p>
              </table:table-cell>
              <table:table-cell office:value-type="float" office:value="1178.00155357531">
                <text:p>1178.00155357531</text:p>
              </table:table-cell>
              <table:table-cell office:value-type="float" office:value="1167.83641953872">
                <text:p>1167.836419538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340">
                <text:p>7340</text:p>
              </table:table-cell>
              <table:table-cell office:value-type="float" office:value="1172.63697951578">
                <text:p>1172.63697951578</text:p>
              </table:table-cell>
              <table:table-cell office:value-type="float" office:value="1178.48789801298">
                <text:p>1178.48789801298</text:p>
              </table:table-cell>
              <table:table-cell office:value-type="float" office:value="1169.31295482931">
                <text:p>1169.31295482931</text:p>
              </table:table-cell>
              <table:table-cell office:value-type="float" office:value="1129.83453808294">
                <text:p>1129.83453808294</text:p>
              </table:table-cell>
              <table:table-cell office:value-type="float" office:value="1169.32377292636">
                <text:p>1169.32377292636</text:p>
              </table:table-cell>
              <table:table-cell office:value-type="float" office:value="1178.00176087977">
                <text:p>1178.00176087977</text:p>
              </table:table-cell>
              <table:table-cell office:value-type="float" office:value="1167.83746824462">
                <text:p>1167.837468244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341">
                <text:p>7341</text:p>
              </table:table-cell>
              <table:table-cell office:value-type="float" office:value="1172.69965001437">
                <text:p>1172.69965001437</text:p>
              </table:table-cell>
              <table:table-cell office:value-type="float" office:value="1178.44938918594">
                <text:p>1178.44938918594</text:p>
              </table:table-cell>
              <table:table-cell office:value-type="float" office:value="1169.28070369949">
                <text:p>1169.28070369949</text:p>
              </table:table-cell>
              <table:table-cell office:value-type="float" office:value="1130.35033467046">
                <text:p>1130.35033467046</text:p>
              </table:table-cell>
              <table:table-cell office:value-type="float" office:value="1169.26216309027">
                <text:p>1169.26216309027</text:p>
              </table:table-cell>
              <table:table-cell office:value-type="float" office:value="1177.97130366934">
                <text:p>1177.97130366934</text:p>
              </table:table-cell>
              <table:table-cell office:value-type="float" office:value="1167.88439297566">
                <text:p>1167.884392975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342">
                <text:p>7342</text:p>
              </table:table-cell>
              <table:table-cell office:value-type="float" office:value="1172.69814051099">
                <text:p>1172.69814051099</text:p>
              </table:table-cell>
              <table:table-cell office:value-type="float" office:value="1178.45474205039">
                <text:p>1178.45474205039</text:p>
              </table:table-cell>
              <table:table-cell office:value-type="float" office:value="1169.28467163182">
                <text:p>1169.28467163182</text:p>
              </table:table-cell>
              <table:table-cell office:value-type="float" office:value="1130.32785803699">
                <text:p>1130.32785803699</text:p>
              </table:table-cell>
              <table:table-cell office:value-type="float" office:value="1169.26533600021">
                <text:p>1169.26533600021</text:p>
              </table:table-cell>
              <table:table-cell office:value-type="float" office:value="1177.97337291561">
                <text:p>1177.97337291561</text:p>
              </table:table-cell>
              <table:table-cell office:value-type="float" office:value="1167.88272984794">
                <text:p>1167.882729847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343">
                <text:p>7343</text:p>
              </table:table-cell>
              <table:table-cell office:value-type="float" office:value="1172.70733732112">
                <text:p>1172.70733732112</text:p>
              </table:table-cell>
              <table:table-cell office:value-type="float" office:value="1178.45443379461">
                <text:p>1178.45443379461</text:p>
              </table:table-cell>
              <table:table-cell office:value-type="float" office:value="1169.28290130325">
                <text:p>1169.28290130325</text:p>
              </table:table-cell>
              <table:table-cell office:value-type="float" office:value="1130.4222802911">
                <text:p>1130.4222802911</text:p>
              </table:table-cell>
              <table:table-cell office:value-type="float" office:value="1169.25890938957">
                <text:p>1169.25890938957</text:p>
              </table:table-cell>
              <table:table-cell office:value-type="float" office:value="1177.97074102822">
                <text:p>1177.97074102822</text:p>
              </table:table-cell>
              <table:table-cell office:value-type="float" office:value="1167.88793941012">
                <text:p>1167.887939410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344">
                <text:p>7344</text:p>
              </table:table-cell>
              <table:table-cell office:value-type="float" office:value="1172.70853574723">
                <text:p>1172.70853574723</text:p>
              </table:table-cell>
              <table:table-cell office:value-type="float" office:value="1178.45802386963">
                <text:p>1178.45802386963</text:p>
              </table:table-cell>
              <table:table-cell office:value-type="float" office:value="1169.28538339156">
                <text:p>1169.28538339156</text:p>
              </table:table-cell>
              <table:table-cell office:value-type="float" office:value="1130.42093806181">
                <text:p>1130.42093806181</text:p>
              </table:table-cell>
              <table:table-cell office:value-type="float" office:value="1169.25978070473">
                <text:p>1169.25978070473</text:p>
              </table:table-cell>
              <table:table-cell office:value-type="float" office:value="1177.971486184">
                <text:p>1177.971486184</text:p>
              </table:table-cell>
              <table:table-cell office:value-type="float" office:value="1167.88809187535">
                <text:p>1167.888091875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345">
                <text:p>7345</text:p>
              </table:table-cell>
              <table:table-cell office:value-type="float" office:value="1172.71532101399">
                <text:p>1172.71532101399</text:p>
              </table:table-cell>
              <table:table-cell office:value-type="float" office:value="1178.45937843201">
                <text:p>1178.45937843201</text:p>
              </table:table-cell>
              <table:table-cell office:value-type="float" office:value="1169.28507154379">
                <text:p>1169.28507154379</text:p>
              </table:table-cell>
              <table:table-cell office:value-type="float" office:value="1130.49279542858">
                <text:p>1130.49279542858</text:p>
              </table:table-cell>
              <table:table-cell office:value-type="float" office:value="1169.25602392756">
                <text:p>1169.25602392756</text:p>
              </table:table-cell>
              <table:table-cell office:value-type="float" office:value="1177.97013114523">
                <text:p>1177.97013114523</text:p>
              </table:table-cell>
              <table:table-cell office:value-type="float" office:value="1167.89151059825">
                <text:p>1167.891510598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346">
                <text:p>7346</text:p>
              </table:table-cell>
              <table:table-cell office:value-type="float" office:value="1172.71754779885">
                <text:p>1172.71754779885</text:p>
              </table:table-cell>
              <table:table-cell office:value-type="float" office:value="1178.46239121584">
                <text:p>1178.46239121584</text:p>
              </table:table-cell>
              <table:table-cell office:value-type="float" office:value="1169.28700475043">
                <text:p>1169.28700475043</text:p>
              </table:table-cell>
              <table:table-cell office:value-type="float" office:value="1130.50162953647">
                <text:p>1130.50162953647</text:p>
              </table:table-cell>
              <table:table-cell office:value-type="float" office:value="1169.25619994855">
                <text:p>1169.25619994855</text:p>
              </table:table-cell>
              <table:table-cell office:value-type="float" office:value="1177.9704460925">
                <text:p>1177.9704460925</text:p>
              </table:table-cell>
              <table:table-cell office:value-type="float" office:value="1167.89222443692">
                <text:p>1167.892224436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347">
                <text:p>7347</text:p>
              </table:table-cell>
              <table:table-cell office:value-type="float" office:value="1172.72303415305">
                <text:p>1172.72303415305</text:p>
              </table:table-cell>
              <table:table-cell office:value-type="float" office:value="1178.46456210791">
                <text:p>1178.46456210791</text:p>
              </table:table-cell>
              <table:table-cell office:value-type="float" office:value="1169.28748209595">
                <text:p>1169.28748209595</text:p>
              </table:table-cell>
              <table:table-cell office:value-type="float" office:value="1130.55835507264">
                <text:p>1130.55835507264</text:p>
              </table:table-cell>
              <table:table-cell office:value-type="float" office:value="1169.25396731001">
                <text:p>1169.25396731001</text:p>
              </table:table-cell>
              <table:table-cell office:value-type="float" office:value="1177.96977911814">
                <text:p>1177.96977911814</text:p>
              </table:table-cell>
              <table:table-cell office:value-type="float" office:value="1167.89466520933">
                <text:p>1167.894665209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348">
                <text:p>7348</text:p>
              </table:table-cell>
              <table:table-cell office:value-type="float" office:value="1172.72570954168">
                <text:p>1172.72570954168</text:p>
              </table:table-cell>
              <table:table-cell office:value-type="float" office:value="1178.46737889537">
                <text:p>1178.46737889537</text:p>
              </table:table-cell>
              <table:table-cell office:value-type="float" office:value="1169.28920287686">
                <text:p>1169.28920287686</text:p>
              </table:table-cell>
              <table:table-cell office:value-type="float" office:value="1130.57266433273">
                <text:p>1130.57266433273</text:p>
              </table:table-cell>
              <table:table-cell office:value-type="float" office:value="1169.25399323564">
                <text:p>1169.25399323564</text:p>
              </table:table-cell>
              <table:table-cell office:value-type="float" office:value="1177.96998924464">
                <text:p>1177.96998924464</text:p>
              </table:table-cell>
              <table:table-cell office:value-type="float" office:value="1167.89555326516">
                <text:p>1167.895553265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349">
                <text:p>7349</text:p>
              </table:table-cell>
              <table:table-cell office:value-type="float" office:value="1172.73038769095">
                <text:p>1172.73038769095</text:p>
              </table:table-cell>
              <table:table-cell office:value-type="float" office:value="1178.46997268614">
                <text:p>1178.46997268614</text:p>
              </table:table-cell>
              <table:table-cell office:value-type="float" office:value="1169.29015621857">
                <text:p>1169.29015621857</text:p>
              </table:table-cell>
              <table:table-cell office:value-type="float" office:value="1130.61815698617">
                <text:p>1130.61815698617</text:p>
              </table:table-cell>
              <table:table-cell office:value-type="float" office:value="1169.2527556995">
                <text:p>1169.2527556995</text:p>
              </table:table-cell>
              <table:table-cell office:value-type="float" office:value="1177.96974690909">
                <text:p>1177.96974690909</text:p>
              </table:table-cell>
              <table:table-cell office:value-type="float" office:value="1167.89743899741">
                <text:p>1167.897438997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350">
                <text:p>7350</text:p>
              </table:table-cell>
              <table:table-cell office:value-type="float" office:value="1172.73328376261">
                <text:p>1172.73328376261</text:p>
              </table:table-cell>
              <table:table-cell office:value-type="float" office:value="1178.47273006427">
                <text:p>1178.47273006427</text:p>
              </table:table-cell>
              <table:table-cell office:value-type="float" office:value="1169.29179174885">
                <text:p>1169.29179174885</text:p>
              </table:table-cell>
              <table:table-cell office:value-type="float" office:value="1130.6351696068">
                <text:p>1130.6351696068</text:p>
              </table:table-cell>
              <table:table-cell office:value-type="float" office:value="1169.25285639556">
                <text:p>1169.25285639556</text:p>
              </table:table-cell>
              <table:table-cell office:value-type="float" office:value="1177.9699602887">
                <text:p>1177.9699602887</text:p>
              </table:table-cell>
              <table:table-cell office:value-type="float" office:value="1167.89841067622">
                <text:p>1167.898410676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351">
                <text:p>7351</text:p>
              </table:table-cell>
              <table:table-cell office:value-type="float" office:value="1172.80161552571">
                <text:p>1172.80161552571</text:p>
              </table:table-cell>
              <table:table-cell office:value-type="float" office:value="1178.43782160893">
                <text:p>1178.43782160893</text:p>
              </table:table-cell>
              <table:table-cell office:value-type="float" office:value="1169.26240052554">
                <text:p>1169.26240052554</text:p>
              </table:table-cell>
              <table:table-cell office:value-type="float" office:value="1131.16391380106">
                <text:p>1131.16391380106</text:p>
              </table:table-cell>
              <table:table-cell office:value-type="float" office:value="1169.19909019565">
                <text:p>1169.19909019565</text:p>
              </table:table-cell>
              <table:table-cell office:value-type="float" office:value="1177.94056133174">
                <text:p>1177.94056133174</text:p>
              </table:table-cell>
              <table:table-cell office:value-type="float" office:value="1167.93910550862">
                <text:p>1167.939105508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352">
                <text:p>7352</text:p>
              </table:table-cell>
              <table:table-cell office:value-type="float" office:value="1172.8006318451">
                <text:p>1172.8006318451</text:p>
              </table:table-cell>
              <table:table-cell office:value-type="float" office:value="1178.44274872751">
                <text:p>1178.44274872751</text:p>
              </table:table-cell>
              <table:table-cell office:value-type="float" office:value="1169.26583165469">
                <text:p>1169.26583165469</text:p>
              </table:table-cell>
              <table:table-cell office:value-type="float" office:value="1131.1413086295">
                <text:p>1131.1413086295</text:p>
              </table:table-cell>
              <table:table-cell office:value-type="float" office:value="1169.20280267156">
                <text:p>1169.20280267156</text:p>
              </table:table-cell>
              <table:table-cell office:value-type="float" office:value="1177.94248424291">
                <text:p>1177.94248424291</text:p>
              </table:table-cell>
              <table:table-cell office:value-type="float" office:value="1167.93755948868">
                <text:p>1167.937559488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353">
                <text:p>7353</text:p>
              </table:table-cell>
              <table:table-cell office:value-type="float" office:value="1172.81067293843">
                <text:p>1172.81067293843</text:p>
              </table:table-cell>
              <table:table-cell office:value-type="float" office:value="1178.44251166152">
                <text:p>1178.44251166152</text:p>
              </table:table-cell>
              <table:table-cell office:value-type="float" office:value="1169.26457630421">
                <text:p>1169.26457630421</text:p>
              </table:table-cell>
              <table:table-cell office:value-type="float" office:value="1131.23508752017">
                <text:p>1131.23508752017</text:p>
              </table:table-cell>
              <table:table-cell office:value-type="float" office:value="1169.19767657856">
                <text:p>1169.19767657856</text:p>
              </table:table-cell>
              <table:table-cell office:value-type="float" office:value="1177.94012298721">
                <text:p>1177.94012298721</text:p>
              </table:table-cell>
              <table:table-cell office:value-type="float" office:value="1167.94270680414">
                <text:p>1167.942706804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354">
                <text:p>7354</text:p>
              </table:table-cell>
              <table:table-cell office:value-type="float" office:value="1172.8125015793">
                <text:p>1172.8125015793</text:p>
              </table:table-cell>
              <table:table-cell office:value-type="float" office:value="1178.44578873665">
                <text:p>1178.44578873665</text:p>
              </table:table-cell>
              <table:table-cell office:value-type="float" office:value="1169.26667027882">
                <text:p>1169.26667027882</text:p>
              </table:table-cell>
              <table:table-cell office:value-type="float" office:value="1131.23418663599">
                <text:p>1131.23418663599</text:p>
              </table:table-cell>
              <table:table-cell office:value-type="float" office:value="1169.19930471706">
                <text:p>1169.19930471706</text:p>
              </table:table-cell>
              <table:table-cell office:value-type="float" office:value="1177.94081556836">
                <text:p>1177.94081556836</text:p>
              </table:table-cell>
              <table:table-cell office:value-type="float" office:value="1167.94292295505">
                <text:p>1167.942922955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355">
                <text:p>7355</text:p>
              </table:table-cell>
              <table:table-cell office:value-type="float" office:value="1172.82003120619">
                <text:p>1172.82003120619</text:p>
              </table:table-cell>
              <table:table-cell office:value-type="float" office:value="1178.4470765034">
                <text:p>1178.4470765034</text:p>
              </table:table-cell>
              <table:table-cell office:value-type="float" office:value="1169.26670033405">
                <text:p>1169.26670033405</text:p>
              </table:table-cell>
              <table:table-cell office:value-type="float" office:value="1131.30489638614">
                <text:p>1131.30489638614</text:p>
              </table:table-cell>
              <table:table-cell office:value-type="float" office:value="1169.19674891218">
                <text:p>1169.19674891218</text:p>
              </table:table-cell>
              <table:table-cell office:value-type="float" office:value="1177.93964798164">
                <text:p>1177.93964798164</text:p>
              </table:table-cell>
              <table:table-cell office:value-type="float" office:value="1167.9463901561">
                <text:p>1167.94639015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356">
                <text:p>7356</text:p>
              </table:table-cell>
              <table:table-cell office:value-type="float" office:value="1172.8228894746">
                <text:p>1172.8228894746</text:p>
              </table:table-cell>
              <table:table-cell office:value-type="float" office:value="1178.44980963173">
                <text:p>1178.44980963173</text:p>
              </table:table-cell>
              <table:table-cell office:value-type="float" office:value="1169.26833890531">
                <text:p>1169.26833890531</text:p>
              </table:table-cell>
              <table:table-cell office:value-type="float" office:value="1131.31406289121">
                <text:p>1131.31406289121</text:p>
              </table:table-cell>
              <table:table-cell office:value-type="float" office:value="1169.19773498905">
                <text:p>1169.19773498905</text:p>
              </table:table-cell>
              <table:table-cell office:value-type="float" office:value="1177.93995306303">
                <text:p>1177.93995306303</text:p>
              </table:table-cell>
              <table:table-cell office:value-type="float" office:value="1167.94721420803">
                <text:p>1167.947214208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357">
                <text:p>7357</text:p>
              </table:table-cell>
              <table:table-cell office:value-type="float" office:value="1172.82907870653">
                <text:p>1172.82907870653</text:p>
              </table:table-cell>
              <table:table-cell office:value-type="float" office:value="1178.45183504742">
                <text:p>1178.45183504742</text:p>
              </table:table-cell>
              <table:table-cell office:value-type="float" office:value="1169.26904473184">
                <text:p>1169.26904473184</text:p>
              </table:table-cell>
              <table:table-cell office:value-type="float" office:value="1131.36952091516">
                <text:p>1131.36952091516</text:p>
              </table:table-cell>
              <table:table-cell office:value-type="float" office:value="1169.19650689269">
                <text:p>1169.19650689269</text:p>
              </table:table-cell>
              <table:table-cell office:value-type="float" office:value="1177.93942241661">
                <text:p>1177.93942241661</text:p>
              </table:table-cell>
              <table:table-cell office:value-type="float" office:value="1167.94982720313">
                <text:p>1167.949827203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358">
                <text:p>7358</text:p>
              </table:table-cell>
              <table:table-cell office:value-type="float" office:value="1172.83237718295">
                <text:p>1172.83237718295</text:p>
              </table:table-cell>
              <table:table-cell office:value-type="float" office:value="1178.45439140069">
                <text:p>1178.45439140069</text:p>
              </table:table-cell>
              <table:table-cell office:value-type="float" office:value="1169.27052498283">
                <text:p>1169.27052498283</text:p>
              </table:table-cell>
              <table:table-cell office:value-type="float" office:value="1131.3840425611">
                <text:p>1131.3840425611</text:p>
              </table:table-cell>
              <table:table-cell office:value-type="float" office:value="1169.19727978365">
                <text:p>1169.19727978365</text:p>
              </table:table-cell>
              <table:table-cell office:value-type="float" office:value="1177.93968726618">
                <text:p>1177.93968726618</text:p>
              </table:table-cell>
              <table:table-cell office:value-type="float" office:value="1167.95089576687">
                <text:p>1167.950895766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359">
                <text:p>7359</text:p>
              </table:table-cell>
              <table:table-cell office:value-type="float" office:value="1172.83772673026">
                <text:p>1172.83772673026</text:p>
              </table:table-cell>
              <table:table-cell office:value-type="float" office:value="1178.45678395427">
                <text:p>1178.45678395427</text:p>
              </table:table-cell>
              <table:table-cell office:value-type="float" office:value="1169.27163736953">
                <text:p>1169.27163736953</text:p>
              </table:table-cell>
              <table:table-cell office:value-type="float" office:value="1131.42838071826">
                <text:p>1131.42838071826</text:p>
              </table:table-cell>
              <table:table-cell office:value-type="float" office:value="1169.19690301549">
                <text:p>1169.19690301549</text:p>
              </table:table-cell>
              <table:table-cell office:value-type="float" office:value="1177.93964400154">
                <text:p>1177.93964400154</text:p>
              </table:table-cell>
              <table:table-cell office:value-type="float" office:value="1167.95301437494">
                <text:p>1167.953014374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360">
                <text:p>7360</text:p>
              </table:table-cell>
              <table:table-cell office:value-type="float" office:value="1172.84123338794">
                <text:p>1172.84123338794</text:p>
              </table:table-cell>
              <table:table-cell office:value-type="float" office:value="1178.45930980089">
                <text:p>1178.45930980089</text:p>
              </table:table-cell>
              <table:table-cell office:value-type="float" office:value="1169.27309508513">
                <text:p>1169.27309508513</text:p>
              </table:table-cell>
              <table:table-cell office:value-type="float" office:value="1131.44546663067">
                <text:p>1131.44546663067</text:p>
              </table:table-cell>
              <table:table-cell office:value-type="float" office:value="1169.19772614037">
                <text:p>1169.19772614037</text:p>
              </table:table-cell>
              <table:table-cell office:value-type="float" office:value="1177.94001165933">
                <text:p>1177.94001165933</text:p>
              </table:table-cell>
              <table:table-cell office:value-type="float" office:value="1167.95419355929">
                <text:p>1167.954193559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61">
                <text:p>7361</text:p>
              </table:table-cell>
              <table:table-cell office:value-type="float" office:value="1172.9075769142">
                <text:p>1172.9075769142</text:p>
              </table:table-cell>
              <table:table-cell office:value-type="float" office:value="1178.42486334154">
                <text:p>1178.42486334154</text:p>
              </table:table-cell>
              <table:table-cell office:value-type="float" office:value="1169.24783015133">
                <text:p>1169.24783015133</text:p>
              </table:table-cell>
              <table:table-cell office:value-type="float" office:value="1131.97610940488">
                <text:p>1131.97610940488</text:p>
              </table:table-cell>
              <table:table-cell office:value-type="float" office:value="1169.14218310203">
                <text:p>1169.14218310203</text:p>
              </table:table-cell>
              <table:table-cell office:value-type="float" office:value="1177.91385618111">
                <text:p>1177.91385618111</text:p>
              </table:table-cell>
              <table:table-cell office:value-type="float" office:value="1167.99977326266">
                <text:p>1167.999773262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62">
                <text:p>7362</text:p>
              </table:table-cell>
              <table:table-cell office:value-type="float" office:value="1172.90719382915">
                <text:p>1172.90719382915</text:p>
              </table:table-cell>
              <table:table-cell office:value-type="float" office:value="1178.42945742087">
                <text:p>1178.42945742087</text:p>
              </table:table-cell>
              <table:table-cell office:value-type="float" office:value="1169.25083835748">
                <text:p>1169.25083835748</text:p>
              </table:table-cell>
              <table:table-cell office:value-type="float" office:value="1131.95384566554">
                <text:p>1131.95384566554</text:p>
              </table:table-cell>
              <table:table-cell office:value-type="float" office:value="1169.14640532723">
                <text:p>1169.14640532723</text:p>
              </table:table-cell>
              <table:table-cell office:value-type="float" office:value="1177.91592156709">
                <text:p>1177.91592156709</text:p>
              </table:table-cell>
              <table:table-cell office:value-type="float" office:value="1167.99846584515">
                <text:p>1167.998465845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63">
                <text:p>7363</text:p>
              </table:table-cell>
              <table:table-cell office:value-type="float" office:value="1172.91788503287">
                <text:p>1172.91788503287</text:p>
              </table:table-cell>
              <table:table-cell office:value-type="float" office:value="1178.42914314535">
                <text:p>1178.42914314535</text:p>
              </table:table-cell>
              <table:table-cell office:value-type="float" office:value="1169.25017102676">
                <text:p>1169.25017102676</text:p>
              </table:table-cell>
              <table:table-cell office:value-type="float" office:value="1132.04611678745">
                <text:p>1132.04611678745</text:p>
              </table:table-cell>
              <table:table-cell office:value-type="float" office:value="1169.14219939439">
                <text:p>1169.14219939439</text:p>
              </table:table-cell>
              <table:table-cell office:value-type="float" office:value="1177.91400506362">
                <text:p>1177.91400506362</text:p>
              </table:table-cell>
              <table:table-cell office:value-type="float" office:value="1168.00387381455">
                <text:p>1168.003873814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364">
                <text:p>7364</text:p>
              </table:table-cell>
              <table:table-cell office:value-type="float" office:value="1172.9202542479">
                <text:p>1172.9202542479</text:p>
              </table:table-cell>
              <table:table-cell office:value-type="float" office:value="1178.4321374662">
                <text:p>1178.4321374662</text:p>
              </table:table-cell>
              <table:table-cell office:value-type="float" office:value="1169.25205631033">
                <text:p>1169.25205631033</text:p>
              </table:table-cell>
              <table:table-cell office:value-type="float" office:value="1132.04590355981">
                <text:p>1132.04590355981</text:p>
              </table:table-cell>
              <table:table-cell office:value-type="float" office:value="1169.14426139194">
                <text:p>1169.14426139194</text:p>
              </table:table-cell>
              <table:table-cell office:value-type="float" office:value="1177.91496861574">
                <text:p>1177.91496861574</text:p>
              </table:table-cell>
              <table:table-cell office:value-type="float" office:value="1168.00438608025">
                <text:p>1168.004386080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365">
                <text:p>7365</text:p>
              </table:table-cell>
              <table:table-cell office:value-type="float" office:value="1172.92842291205">
                <text:p>1172.92842291205</text:p>
              </table:table-cell>
              <table:table-cell office:value-type="float" office:value="1178.43328326281">
                <text:p>1178.43328326281</text:p>
              </table:table-cell>
              <table:table-cell office:value-type="float" office:value="1169.25260440177">
                <text:p>1169.25260440177</text:p>
              </table:table-cell>
              <table:table-cell office:value-type="float" office:value="1132.11485056329">
                <text:p>1132.11485056329</text:p>
              </table:table-cell>
              <table:table-cell office:value-type="float" office:value="1169.14238946228">
                <text:p>1169.14238946228</text:p>
              </table:table-cell>
              <table:table-cell office:value-type="float" office:value="1177.9142211284">
                <text:p>1177.9142211284</text:p>
              </table:table-cell>
              <table:table-cell office:value-type="float" office:value="1168.00819747948">
                <text:p>1168.008197479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366">
                <text:p>7366</text:p>
              </table:table-cell>
              <table:table-cell office:value-type="float" office:value="1172.93181422548">
                <text:p>1172.93181422548</text:p>
              </table:table-cell>
              <table:table-cell office:value-type="float" office:value="1178.43576321605">
                <text:p>1178.43576321605</text:p>
              </table:table-cell>
              <table:table-cell office:value-type="float" office:value="1169.25417884197">
                <text:p>1169.25417884197</text:p>
              </table:table-cell>
              <table:table-cell office:value-type="float" office:value="1132.12472970195">
                <text:p>1132.12472970195</text:p>
              </table:table-cell>
              <table:table-cell office:value-type="float" office:value="1169.14380440761">
                <text:p>1169.14380440761</text:p>
              </table:table-cell>
              <table:table-cell office:value-type="float" office:value="1177.9148482529">
                <text:p>1177.9148482529</text:p>
              </table:table-cell>
              <table:table-cell office:value-type="float" office:value="1168.00935057825">
                <text:p>1168.009350578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367">
                <text:p>7367</text:p>
              </table:table-cell>
              <table:table-cell office:value-type="float" office:value="1172.93862483146">
                <text:p>1172.93862483146</text:p>
              </table:table-cell>
              <table:table-cell office:value-type="float" office:value="1178.437613794">
                <text:p>1178.437613794</text:p>
              </table:table-cell>
              <table:table-cell office:value-type="float" office:value="1169.25536181011">
                <text:p>1169.25536181011</text:p>
              </table:table-cell>
              <table:table-cell office:value-type="float" office:value="1132.17868634672">
                <text:p>1132.17868634672</text:p>
              </table:table-cell>
              <table:table-cell office:value-type="float" office:value="1169.14317386771">
                <text:p>1169.14317386771</text:p>
              </table:table-cell>
              <table:table-cell office:value-type="float" office:value="1177.91471183798">
                <text:p>1177.91471183798</text:p>
              </table:table-cell>
              <table:table-cell office:value-type="float" office:value="1168.01239627621">
                <text:p>1168.012396276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368">
                <text:p>7368</text:p>
              </table:table-cell>
              <table:table-cell office:value-type="float" office:value="1172.94247068612">
                <text:p>1172.94247068612</text:p>
              </table:table-cell>
              <table:table-cell office:value-type="float" office:value="1178.43992335413">
                <text:p>1178.43992335413</text:p>
              </table:table-cell>
              <table:table-cell office:value-type="float" office:value="1169.25688669319">
                <text:p>1169.25688669319</text:p>
              </table:table-cell>
              <table:table-cell office:value-type="float" office:value="1132.19367137223">
                <text:p>1132.19367137223</text:p>
              </table:table-cell>
              <table:table-cell office:value-type="float" office:value="1169.14440878303">
                <text:p>1169.14440878303</text:p>
              </table:table-cell>
              <table:table-cell office:value-type="float" office:value="1177.91525357068">
                <text:p>1177.91525357068</text:p>
              </table:table-cell>
              <table:table-cell office:value-type="float" office:value="1168.01386159921">
                <text:p>1168.013861599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369">
                <text:p>7369</text:p>
              </table:table-cell>
              <table:table-cell office:value-type="float" office:value="1172.94842250001">
                <text:p>1172.94842250001</text:p>
              </table:table-cell>
              <table:table-cell office:value-type="float" office:value="1178.44213211517">
                <text:p>1178.44213211517</text:p>
              </table:table-cell>
              <table:table-cell office:value-type="float" office:value="1169.25843815929">
                <text:p>1169.25843815929</text:p>
              </table:table-cell>
              <table:table-cell office:value-type="float" office:value="1132.23681773392">
                <text:p>1132.23681773392</text:p>
              </table:table-cell>
              <table:table-cell office:value-type="float" office:value="1169.14454818452">
                <text:p>1169.14454818452</text:p>
              </table:table-cell>
              <table:table-cell office:value-type="float" office:value="1177.91549251063">
                <text:p>1177.91549251063</text:p>
              </table:table-cell>
              <table:table-cell office:value-type="float" office:value="1168.01648218969">
                <text:p>1168.016482189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370">
                <text:p>7370</text:p>
              </table:table-cell>
              <table:table-cell office:value-type="float" office:value="1172.95247357157">
                <text:p>1172.95247357157</text:p>
              </table:table-cell>
              <table:table-cell office:value-type="float" office:value="1178.44441172529">
                <text:p>1178.44441172529</text:p>
              </table:table-cell>
              <table:table-cell office:value-type="float" office:value="1169.26002122332">
                <text:p>1169.26002122332</text:p>
              </table:table-cell>
              <table:table-cell office:value-type="float" office:value="1132.2542215646">
                <text:p>1132.2542215646</text:p>
              </table:table-cell>
              <table:table-cell office:value-type="float" office:value="1169.14579347802">
                <text:p>1169.14579347802</text:p>
              </table:table-cell>
              <table:table-cell office:value-type="float" office:value="1177.91605718927">
                <text:p>1177.91605718927</text:p>
              </table:table-cell>
              <table:table-cell office:value-type="float" office:value="1168.0181292586">
                <text:p>1168.01812925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371">
                <text:p>7371</text:p>
              </table:table-cell>
              <table:table-cell office:value-type="float" office:value="1173.02316034719">
                <text:p>1173.02316034719</text:p>
              </table:table-cell>
              <table:table-cell office:value-type="float" office:value="1178.41271325189">
                <text:p>1178.41271325189</text:p>
              </table:table-cell>
              <table:table-cell office:value-type="float" office:value="1169.23664569461">
                <text:p>1169.23664569461</text:p>
              </table:table-cell>
              <table:table-cell office:value-type="float" office:value="1132.79090513241">
                <text:p>1132.79090513241</text:p>
              </table:table-cell>
              <table:table-cell office:value-type="float" office:value="1169.09938647312">
                <text:p>1169.09938647312</text:p>
              </table:table-cell>
              <table:table-cell office:value-type="float" office:value="1177.89071381005">
                <text:p>1177.89071381005</text:p>
              </table:table-cell>
              <table:table-cell office:value-type="float" office:value="1168.05657673757">
                <text:p>1168.056576737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372">
                <text:p>7372</text:p>
              </table:table-cell>
              <table:table-cell office:value-type="float" office:value="1173.02323207534">
                <text:p>1173.02323207534</text:p>
              </table:table-cell>
              <table:table-cell office:value-type="float" office:value="1178.416931574">
                <text:p>1178.416931574</text:p>
              </table:table-cell>
              <table:table-cell office:value-type="float" office:value="1169.2395952814">
                <text:p>1169.2395952814</text:p>
              </table:table-cell>
              <table:table-cell office:value-type="float" office:value="1132.76965675835">
                <text:p>1132.76965675835</text:p>
              </table:table-cell>
              <table:table-cell office:value-type="float" office:value="1169.10364545859">
                <text:p>1169.10364545859</text:p>
              </table:table-cell>
              <table:table-cell office:value-type="float" office:value="1177.89280234786">
                <text:p>1177.89280234786</text:p>
              </table:table-cell>
              <table:table-cell office:value-type="float" office:value="1168.05600080799">
                <text:p>1168.056000807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373">
                <text:p>7373</text:p>
              </table:table-cell>
              <table:table-cell office:value-type="float" office:value="1173.03459371788">
                <text:p>1173.03459371788</text:p>
              </table:table-cell>
              <table:table-cell office:value-type="float" office:value="1178.41662199691">
                <text:p>1178.41662199691</text:p>
              </table:table-cell>
              <table:table-cell office:value-type="float" office:value="1169.23983663197">
                <text:p>1169.23983663197</text:p>
              </table:table-cell>
              <table:table-cell office:value-type="float" office:value="1132.86023749743">
                <text:p>1132.86023749743</text:p>
              </table:table-cell>
              <table:table-cell office:value-type="float" office:value="1169.10026872848">
                <text:p>1169.10026872848</text:p>
              </table:table-cell>
              <table:table-cell office:value-type="float" office:value="1177.89125027025">
                <text:p>1177.89125027025</text:p>
              </table:table-cell>
              <table:table-cell office:value-type="float" office:value="1168.06181590588">
                <text:p>1168.061815905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374">
                <text:p>7374</text:p>
              </table:table-cell>
              <table:table-cell office:value-type="float" office:value="1173.03747451086">
                <text:p>1173.03747451086</text:p>
              </table:table-cell>
              <table:table-cell office:value-type="float" office:value="1178.41937282815">
                <text:p>1178.41937282815</text:p>
              </table:table-cell>
              <table:table-cell office:value-type="float" office:value="1169.24183364881">
                <text:p>1169.24183364881</text:p>
              </table:table-cell>
              <table:table-cell office:value-type="float" office:value="1132.86124060241">
                <text:p>1132.86124060241</text:p>
              </table:table-cell>
              <table:table-cell office:value-type="float" office:value="1169.1025252317">
                <text:p>1169.1025252317</text:p>
              </table:table-cell>
              <table:table-cell office:value-type="float" office:value="1177.89230502459">
                <text:p>1177.89230502459</text:p>
              </table:table-cell>
              <table:table-cell office:value-type="float" office:value="1168.0629303886">
                <text:p>1168.06293038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375">
                <text:p>7375</text:p>
              </table:table-cell>
              <table:table-cell office:value-type="float" office:value="1173.04631042316">
                <text:p>1173.04631042316</text:p>
              </table:table-cell>
              <table:table-cell office:value-type="float" office:value="1178.42039316546">
                <text:p>1178.42039316546</text:p>
              </table:table-cell>
              <table:table-cell office:value-type="float" office:value="1169.24319608546">
                <text:p>1169.24319608546</text:p>
              </table:table-cell>
              <table:table-cell office:value-type="float" office:value="1132.92871927538">
                <text:p>1132.92871927538</text:p>
              </table:table-cell>
              <table:table-cell office:value-type="float" office:value="1169.10130781979">
                <text:p>1169.10130781979</text:p>
              </table:table-cell>
              <table:table-cell office:value-type="float" office:value="1177.89180017777">
                <text:p>1177.89180017777</text:p>
              </table:table-cell>
              <table:table-cell office:value-type="float" office:value="1168.06741502134">
                <text:p>1168.067415021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376">
                <text:p>7376</text:p>
              </table:table-cell>
              <table:table-cell office:value-type="float" office:value="1173.05020717071">
                <text:p>1173.05020717071</text:p>
              </table:table-cell>
              <table:table-cell office:value-type="float" office:value="1178.42269536726">
                <text:p>1178.42269536726</text:p>
              </table:table-cell>
              <table:table-cell office:value-type="float" office:value="1169.24499677633">
                <text:p>1169.24499677633</text:p>
              </table:table-cell>
              <table:table-cell office:value-type="float" office:value="1132.93973771327">
                <text:p>1132.93973771327</text:p>
              </table:table-cell>
              <table:table-cell office:value-type="float" office:value="1169.10295608046">
                <text:p>1169.10295608046</text:p>
              </table:table-cell>
              <table:table-cell office:value-type="float" office:value="1177.89256497667">
                <text:p>1177.89256497667</text:p>
              </table:table-cell>
              <table:table-cell office:value-type="float" office:value="1168.06913476168">
                <text:p>1168.069134761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377">
                <text:p>7377</text:p>
              </table:table-cell>
              <table:table-cell office:value-type="float" office:value="1173.05766595878">
                <text:p>1173.05766595878</text:p>
              </table:table-cell>
              <table:table-cell office:value-type="float" office:value="1178.42435554135">
                <text:p>1178.42435554135</text:p>
              </table:table-cell>
              <table:table-cell office:value-type="float" office:value="1169.2468975356">
                <text:p>1169.2468975356</text:p>
              </table:table-cell>
              <table:table-cell office:value-type="float" office:value="1132.99299696516">
                <text:p>1132.99299696516</text:p>
              </table:table-cell>
              <table:table-cell office:value-type="float" office:value="1169.10283732097">
                <text:p>1169.10283732097</text:p>
              </table:table-cell>
              <table:table-cell office:value-type="float" office:value="1177.89262028754">
                <text:p>1177.89262028754</text:p>
              </table:table-cell>
              <table:table-cell office:value-type="float" office:value="1168.07295945249">
                <text:p>1168.072959452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378">
                <text:p>7378</text:p>
              </table:table-cell>
              <table:table-cell office:value-type="float" office:value="1173.06199036773">
                <text:p>1173.06199036773</text:p>
              </table:table-cell>
              <table:table-cell office:value-type="float" office:value="1178.42653017712">
                <text:p>1178.42653017712</text:p>
              </table:table-cell>
              <table:table-cell office:value-type="float" office:value="1169.24872975087">
                <text:p>1169.24872975087</text:p>
              </table:table-cell>
              <table:table-cell office:value-type="float" office:value="1133.00899791983">
                <text:p>1133.00899791983</text:p>
              </table:table-cell>
              <table:table-cell office:value-type="float" office:value="1169.10428054205">
                <text:p>1169.10428054205</text:p>
              </table:table-cell>
              <table:table-cell office:value-type="float" office:value="1177.89331971805">
                <text:p>1177.89331971805</text:p>
              </table:table-cell>
              <table:table-cell office:value-type="float" office:value="1168.07496081755">
                <text:p>1168.074960817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379">
                <text:p>7379</text:p>
              </table:table-cell>
              <table:table-cell office:value-type="float" office:value="1173.0685786112">
                <text:p>1173.0685786112</text:p>
              </table:table-cell>
              <table:table-cell office:value-type="float" office:value="1178.42852924593">
                <text:p>1178.42852924593</text:p>
              </table:table-cell>
              <table:table-cell office:value-type="float" office:value="1169.25091587292">
                <text:p>1169.25091587292</text:p>
              </table:table-cell>
              <table:table-cell office:value-type="float" office:value="1133.05159223395">
                <text:p>1133.05159223395</text:p>
              </table:table-cell>
              <table:table-cell office:value-type="float" office:value="1169.10480786713">
                <text:p>1169.10480786713</text:p>
              </table:table-cell>
              <table:table-cell office:value-type="float" office:value="1177.89371305195">
                <text:p>1177.89371305195</text:p>
              </table:table-cell>
              <table:table-cell office:value-type="float" office:value="1168.07843378398">
                <text:p>1168.078433783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380">
                <text:p>7380</text:p>
              </table:table-cell>
              <table:table-cell office:value-type="float" office:value="1173.07309661546">
                <text:p>1173.07309661546</text:p>
              </table:table-cell>
              <table:table-cell office:value-type="float" office:value="1178.43070238236">
                <text:p>1178.43070238236</text:p>
              </table:table-cell>
              <table:table-cell office:value-type="float" office:value="1169.25285301259">
                <text:p>1169.25285301259</text:p>
              </table:table-cell>
              <table:table-cell office:value-type="float" office:value="1133.06978574451">
                <text:p>1133.06978574451</text:p>
              </table:table-cell>
              <table:table-cell office:value-type="float" office:value="1169.10621437957">
                <text:p>1169.10621437957</text:p>
              </table:table-cell>
              <table:table-cell office:value-type="float" office:value="1177.89443970396">
                <text:p>1177.89443970396</text:p>
              </table:table-cell>
              <table:table-cell office:value-type="float" office:value="1168.08061871502">
                <text:p>1168.080618715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381">
                <text:p>7381</text:p>
              </table:table-cell>
              <table:table-cell office:value-type="float" office:value="1173.14175464089">
                <text:p>1173.14175464089</text:p>
              </table:table-cell>
              <table:table-cell office:value-type="float" office:value="1178.40001439211">
                <text:p>1178.40001439211</text:p>
              </table:table-cell>
              <table:table-cell office:value-type="float" office:value="1169.23521244025">
                <text:p>1169.23521244025</text:p>
              </table:table-cell>
              <table:table-cell office:value-type="float" office:value="1133.6012506784">
                <text:p>1133.6012506784</text:p>
              </table:table-cell>
              <table:table-cell office:value-type="float" office:value="1169.05936582333">
                <text:p>1169.05936582333</text:p>
              </table:table-cell>
              <table:table-cell office:value-type="float" office:value="1177.87379196631">
                <text:p>1177.87379196631</text:p>
              </table:table-cell>
              <table:table-cell office:value-type="float" office:value="1168.12361660032">
                <text:p>1168.123616600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382">
                <text:p>7382</text:p>
              </table:table-cell>
              <table:table-cell office:value-type="float" office:value="1173.14229674342">
                <text:p>1173.14229674342</text:p>
              </table:table-cell>
              <table:table-cell office:value-type="float" office:value="1178.4040051621">
                <text:p>1178.4040051621</text:p>
              </table:table-cell>
              <table:table-cell office:value-type="float" office:value="1169.23818862152">
                <text:p>1169.23818862152</text:p>
              </table:table-cell>
              <table:table-cell office:value-type="float" office:value="1133.58136236309">
                <text:p>1133.58136236309</text:p>
              </table:table-cell>
              <table:table-cell office:value-type="float" office:value="1169.06353353498">
                <text:p>1169.06353353498</text:p>
              </table:table-cell>
              <table:table-cell office:value-type="float" office:value="1177.87586979961">
                <text:p>1177.87586979961</text:p>
              </table:table-cell>
              <table:table-cell office:value-type="float" office:value="1168.12366001504">
                <text:p>1168.123660015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383">
                <text:p>7383</text:p>
              </table:table-cell>
              <table:table-cell office:value-type="float" office:value="1173.15428143418">
                <text:p>1173.15428143418</text:p>
              </table:table-cell>
              <table:table-cell office:value-type="float" office:value="1178.40366732636">
                <text:p>1178.40366732636</text:p>
              </table:table-cell>
              <table:table-cell office:value-type="float" office:value="1169.23944294531">
                <text:p>1169.23944294531</text:p>
              </table:table-cell>
              <table:table-cell office:value-type="float" office:value="1133.67006462468">
                <text:p>1133.67006462468</text:p>
              </table:table-cell>
              <table:table-cell office:value-type="float" office:value="1169.06076733264">
                <text:p>1169.06076733264</text:p>
              </table:table-cell>
              <table:table-cell office:value-type="float" office:value="1177.87469551879">
                <text:p>1177.87469551879</text:p>
              </table:table-cell>
              <table:table-cell office:value-type="float" office:value="1168.13026062761">
                <text:p>1168.130260627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384">
                <text:p>7384</text:p>
              </table:table-cell>
              <table:table-cell office:value-type="float" office:value="1173.1575812598">
                <text:p>1173.1575812598</text:p>
              </table:table-cell>
              <table:table-cell office:value-type="float" office:value="1178.40629244618">
                <text:p>1178.40629244618</text:p>
              </table:table-cell>
              <table:table-cell office:value-type="float" office:value="1169.24167375606">
                <text:p>1169.24167375606</text:p>
              </table:table-cell>
              <table:table-cell office:value-type="float" office:value="1133.67242184787">
                <text:p>1133.67242184787</text:p>
              </table:table-cell>
              <table:table-cell office:value-type="float" office:value="1169.06306507256">
                <text:p>1169.06306507256</text:p>
              </table:table-cell>
              <table:table-cell office:value-type="float" office:value="1177.87586537166">
                <text:p>1177.87586537166</text:p>
              </table:table-cell>
              <table:table-cell office:value-type="float" office:value="1168.13198308063">
                <text:p>1168.131983080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385">
                <text:p>7385</text:p>
              </table:table-cell>
              <table:table-cell office:value-type="float" office:value="1173.1669437829">
                <text:p>1173.1669437829</text:p>
              </table:table-cell>
              <table:table-cell office:value-type="float" office:value="1178.40725912322">
                <text:p>1178.40725912322</text:p>
              </table:table-cell>
              <table:table-cell office:value-type="float" office:value="1169.24380313585">
                <text:p>1169.24380313585</text:p>
              </table:table-cell>
              <table:table-cell office:value-type="float" office:value="1133.73792643636">
                <text:p>1133.73792643636</text:p>
              </table:table-cell>
              <table:table-cell office:value-type="float" office:value="1169.06224444388">
                <text:p>1169.06224444388</text:p>
              </table:table-cell>
              <table:table-cell office:value-type="float" office:value="1177.87562013139">
                <text:p>1177.87562013139</text:p>
              </table:table-cell>
              <table:table-cell office:value-type="float" office:value="1168.13723163954">
                <text:p>1168.137231639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386">
                <text:p>7386</text:p>
              </table:table-cell>
              <table:table-cell office:value-type="float" office:value="1173.17118311405">
                <text:p>1173.17118311405</text:p>
              </table:table-cell>
              <table:table-cell office:value-type="float" office:value="1178.40947547232">
                <text:p>1178.40947547232</text:p>
              </table:table-cell>
              <table:table-cell office:value-type="float" office:value="1169.24591746816">
                <text:p>1169.24591746816</text:p>
              </table:table-cell>
              <table:table-cell office:value-type="float" office:value="1133.75003149167">
                <text:p>1133.75003149167</text:p>
              </table:table-cell>
              <table:table-cell office:value-type="float" office:value="1169.06396896803">
                <text:p>1169.06396896803</text:p>
              </table:table-cell>
              <table:table-cell office:value-type="float" office:value="1177.87651528605">
                <text:p>1177.87651528605</text:p>
              </table:table-cell>
              <table:table-cell office:value-type="float" office:value="1168.13958098744">
                <text:p>1168.139580987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387">
                <text:p>7387</text:p>
              </table:table-cell>
              <table:table-cell office:value-type="float" office:value="1173.17916361407">
                <text:p>1173.17916361407</text:p>
              </table:table-cell>
              <table:table-cell office:value-type="float" office:value="1178.41106805992">
                <text:p>1178.41106805992</text:p>
              </table:table-cell>
              <table:table-cell office:value-type="float" office:value="1169.2484379251">
                <text:p>1169.2484379251</text:p>
              </table:table-cell>
              <table:table-cell office:value-type="float" office:value="1133.80104035071">
                <text:p>1133.80104035071</text:p>
              </table:table-cell>
              <table:table-cell office:value-type="float" office:value="1169.06415267662">
                <text:p>1169.06415267662</text:p>
              </table:table-cell>
              <table:table-cell office:value-type="float" office:value="1177.87676565811">
                <text:p>1177.87676565811</text:p>
              </table:table-cell>
              <table:table-cell office:value-type="float" office:value="1168.14420784142">
                <text:p>1168.144207841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388">
                <text:p>7388</text:p>
              </table:table-cell>
              <table:table-cell office:value-type="float" office:value="1173.18387086575">
                <text:p>1173.18387086575</text:p>
              </table:table-cell>
              <table:table-cell office:value-type="float" office:value="1178.41317062069">
                <text:p>1178.41317062069</text:p>
              </table:table-cell>
              <table:table-cell office:value-type="float" office:value="1169.25060557976">
                <text:p>1169.25060557976</text:p>
              </table:table-cell>
              <table:table-cell office:value-type="float" office:value="1133.81804057496">
                <text:p>1133.81804057496</text:p>
              </table:table-cell>
              <table:table-cell office:value-type="float" office:value="1169.06570812342">
                <text:p>1169.06570812342</text:p>
              </table:table-cell>
              <table:table-cell office:value-type="float" office:value="1177.87759020459">
                <text:p>1177.87759020459</text:p>
              </table:table-cell>
              <table:table-cell office:value-type="float" office:value="1168.14689937343">
                <text:p>1168.146899373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389">
                <text:p>7389</text:p>
              </table:table-cell>
              <table:table-cell office:value-type="float" office:value="1173.19097210952">
                <text:p>1173.19097210952</text:p>
              </table:table-cell>
              <table:table-cell office:value-type="float" office:value="1178.41509269588">
                <text:p>1178.41509269588</text:p>
              </table:table-cell>
              <table:table-cell office:value-type="float" office:value="1169.25329093209">
                <text:p>1169.25329093209</text:p>
              </table:table-cell>
              <table:table-cell office:value-type="float" office:value="1133.8591227044">
                <text:p>1133.8591227044</text:p>
              </table:table-cell>
              <table:table-cell office:value-type="float" office:value="1169.06648075464">
                <text:p>1169.06648075464</text:p>
              </table:table-cell>
              <table:table-cell office:value-type="float" office:value="1177.87814221573">
                <text:p>1177.87814221573</text:p>
              </table:table-cell>
              <table:table-cell office:value-type="float" office:value="1168.15119968906">
                <text:p>1168.151199689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390">
                <text:p>7390</text:p>
              </table:table-cell>
              <table:table-cell office:value-type="float" office:value="1173.19589305047">
                <text:p>1173.19589305047</text:p>
              </table:table-cell>
              <table:table-cell office:value-type="float" office:value="1178.41720949804">
                <text:p>1178.41720949804</text:p>
              </table:table-cell>
              <table:table-cell office:value-type="float" office:value="1169.25555004554">
                <text:p>1169.25555004554</text:p>
              </table:table-cell>
              <table:table-cell office:value-type="float" office:value="1133.8783068297">
                <text:p>1133.8783068297</text:p>
              </table:table-cell>
              <table:table-cell office:value-type="float" office:value="1169.0680158569">
                <text:p>1169.0680158569</text:p>
              </table:table-cell>
              <table:table-cell office:value-type="float" office:value="1177.87898527358">
                <text:p>1177.87898527358</text:p>
              </table:table-cell>
              <table:table-cell office:value-type="float" office:value="1168.15410595824">
                <text:p>1168.154105958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391">
                <text:p>7391</text:p>
              </table:table-cell>
              <table:table-cell office:value-type="float" office:value="1173.26826513085">
                <text:p>1173.26826513085</text:p>
              </table:table-cell>
              <table:table-cell office:value-type="float" office:value="1178.38959616091">
                <text:p>1178.38959616091</text:p>
              </table:table-cell>
              <table:table-cell office:value-type="float" office:value="1169.24143168352">
                <text:p>1169.24143168352</text:p>
              </table:table-cell>
              <table:table-cell office:value-type="float" office:value="1134.40939746686">
                <text:p>1134.40939746686</text:p>
              </table:table-cell>
              <table:table-cell office:value-type="float" office:value="1169.02849826521">
                <text:p>1169.02849826521</text:p>
              </table:table-cell>
              <table:table-cell office:value-type="float" office:value="1177.85972158746">
                <text:p>1177.85972158746</text:p>
              </table:table-cell>
              <table:table-cell office:value-type="float" office:value="1168.18953142672">
                <text:p>1168.189531426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392">
                <text:p>7392</text:p>
              </table:table-cell>
              <table:table-cell office:value-type="float" office:value="1173.26912366097">
                <text:p>1173.26912366097</text:p>
              </table:table-cell>
              <table:table-cell office:value-type="float" office:value="1178.39338938844">
                <text:p>1178.39338938844</text:p>
              </table:table-cell>
              <table:table-cell office:value-type="float" office:value="1169.24442670869">
                <text:p>1169.24442670869</text:p>
              </table:table-cell>
              <table:table-cell office:value-type="float" office:value="1134.39141384395">
                <text:p>1134.39141384395</text:p>
              </table:table-cell>
              <table:table-cell office:value-type="float" office:value="1169.03254122388">
                <text:p>1169.03254122388</text:p>
              </table:table-cell>
              <table:table-cell office:value-type="float" office:value="1177.86174895942">
                <text:p>1177.86174895942</text:p>
              </table:table-cell>
              <table:table-cell office:value-type="float" office:value="1168.19058894058">
                <text:p>1168.190588940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393">
                <text:p>7393</text:p>
              </table:table-cell>
              <table:table-cell office:value-type="float" office:value="1173.28167212422">
                <text:p>1173.28167212422</text:p>
              </table:table-cell>
              <table:table-cell office:value-type="float" office:value="1178.39322174236">
                <text:p>1178.39322174236</text:p>
              </table:table-cell>
              <table:table-cell office:value-type="float" office:value="1169.2464464647">
                <text:p>1169.2464464647</text:p>
              </table:table-cell>
              <table:table-cell office:value-type="float" office:value="1134.47825471163">
                <text:p>1134.47825471163</text:p>
              </table:table-cell>
              <table:table-cell office:value-type="float" office:value="1169.03040814795">
                <text:p>1169.03040814795</text:p>
              </table:table-cell>
              <table:table-cell office:value-type="float" office:value="1177.86088749644">
                <text:p>1177.86088749644</text:p>
              </table:table-cell>
              <table:table-cell office:value-type="float" office:value="1168.19782658989">
                <text:p>1168.197826589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394">
                <text:p>7394</text:p>
              </table:table-cell>
              <table:table-cell office:value-type="float" office:value="1173.28532859747">
                <text:p>1173.28532859747</text:p>
              </table:table-cell>
              <table:table-cell office:value-type="float" office:value="1178.39577174749">
                <text:p>1178.39577174749</text:p>
              </table:table-cell>
              <table:table-cell office:value-type="float" office:value="1169.24885028616">
                <text:p>1169.24885028616</text:p>
              </table:table-cell>
              <table:table-cell office:value-type="float" office:value="1134.48216609933">
                <text:p>1134.48216609933</text:p>
              </table:table-cell>
              <table:table-cell office:value-type="float" office:value="1169.03277355207">
                <text:p>1169.03277355207</text:p>
              </table:table-cell>
              <table:table-cell office:value-type="float" office:value="1177.8621118994">
                <text:p>1177.8621118994</text:p>
              </table:table-cell>
              <table:table-cell office:value-type="float" office:value="1168.20039048844">
                <text:p>1168.200390488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395">
                <text:p>7395</text:p>
              </table:table-cell>
              <table:table-cell office:value-type="float" office:value="1173.29526994467">
                <text:p>1173.29526994467</text:p>
              </table:table-cell>
              <table:table-cell office:value-type="float" office:value="1178.3967932043">
                <text:p>1178.3967932043</text:p>
              </table:table-cell>
              <table:table-cell office:value-type="float" office:value="1169.25150336155">
                <text:p>1169.25150336155</text:p>
              </table:table-cell>
              <table:table-cell office:value-type="float" office:value="1134.54634504994">
                <text:p>1134.54634504994</text:p>
              </table:table-cell>
              <table:table-cell office:value-type="float" office:value="1169.03237196274">
                <text:p>1169.03237196274</text:p>
              </table:table-cell>
              <table:table-cell office:value-type="float" office:value="1177.86208367516">
                <text:p>1177.86208367516</text:p>
              </table:table-cell>
              <table:table-cell office:value-type="float" office:value="1168.20641434851">
                <text:p>1168.206414348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396">
                <text:p>7396</text:p>
              </table:table-cell>
              <table:table-cell office:value-type="float" office:value="1173.29995074762">
                <text:p>1173.29995074762</text:p>
              </table:table-cell>
              <table:table-cell office:value-type="float" office:value="1178.3989808335">
                <text:p>1178.3989808335</text:p>
              </table:table-cell>
              <table:table-cell office:value-type="float" office:value="1169.25383039306">
                <text:p>1169.25383039306</text:p>
              </table:table-cell>
              <table:table-cell office:value-type="float" office:value="1134.55967404273">
                <text:p>1134.55967404273</text:p>
              </table:table-cell>
              <table:table-cell office:value-type="float" office:value="1169.03421868915">
                <text:p>1169.03421868915</text:p>
              </table:table-cell>
              <table:table-cell office:value-type="float" office:value="1177.86306463401">
                <text:p>1177.86306463401</text:p>
              </table:table-cell>
              <table:table-cell office:value-type="float" office:value="1168.209565103">
                <text:p>1168.2095651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397">
                <text:p>7397</text:p>
              </table:table-cell>
              <table:table-cell office:value-type="float" office:value="1173.30847865313">
                <text:p>1173.30847865313</text:p>
              </table:table-cell>
              <table:table-cell office:value-type="float" office:value="1178.40059362907">
                <text:p>1178.40059362907</text:p>
              </table:table-cell>
              <table:table-cell office:value-type="float" office:value="1169.25670389621">
                <text:p>1169.25670389621</text:p>
              </table:table-cell>
              <table:table-cell office:value-type="float" office:value="1134.60989769503">
                <text:p>1134.60989769503</text:p>
              </table:table-cell>
              <table:table-cell office:value-type="float" office:value="1169.03467792849">
                <text:p>1169.03467792849</text:p>
              </table:table-cell>
              <table:table-cell office:value-type="float" office:value="1177.86347276177">
                <text:p>1177.86347276177</text:p>
              </table:table-cell>
              <table:table-cell office:value-type="float" office:value="1168.21500301488">
                <text:p>1168.215003014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398">
                <text:p>7398</text:p>
              </table:table-cell>
              <table:table-cell office:value-type="float" office:value="1173.31360380569">
                <text:p>1173.31360380569</text:p>
              </table:table-cell>
              <table:table-cell office:value-type="float" office:value="1178.4026908825">
                <text:p>1178.4026908825</text:p>
              </table:table-cell>
              <table:table-cell office:value-type="float" office:value="1169.25907973993">
                <text:p>1169.25907973993</text:p>
              </table:table-cell>
              <table:table-cell office:value-type="float" office:value="1134.62770772877">
                <text:p>1134.62770772877</text:p>
              </table:table-cell>
              <table:table-cell office:value-type="float" office:value="1169.03635483423">
                <text:p>1169.03635483423</text:p>
              </table:table-cell>
              <table:table-cell office:value-type="float" office:value="1177.86439100495">
                <text:p>1177.86439100495</text:p>
              </table:table-cell>
              <table:table-cell office:value-type="float" office:value="1168.21847286049">
                <text:p>1168.218472860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399">
                <text:p>7399</text:p>
              </table:table-cell>
              <table:table-cell office:value-type="float" office:value="1173.32121813228">
                <text:p>1173.32121813228</text:p>
              </table:table-cell>
              <table:table-cell office:value-type="float" office:value="1178.40460616131">
                <text:p>1178.40460616131</text:p>
              </table:table-cell>
              <table:table-cell office:value-type="float" office:value="1169.26199511066">
                <text:p>1169.26199511066</text:p>
              </table:table-cell>
              <table:table-cell office:value-type="float" office:value="1134.6683767804">
                <text:p>1134.6683767804</text:p>
              </table:table-cell>
              <table:table-cell office:value-type="float" office:value="1169.03735637027">
                <text:p>1169.03735637027</text:p>
              </table:table-cell>
              <table:table-cell office:value-type="float" office:value="1177.86506115471">
                <text:p>1177.86506115471</text:p>
              </table:table-cell>
              <table:table-cell office:value-type="float" office:value="1168.22358481541">
                <text:p>1168.223584815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400">
                <text:p>7400</text:p>
              </table:table-cell>
              <table:table-cell office:value-type="float" office:value="1173.32653660768">
                <text:p>1173.32653660768</text:p>
              </table:table-cell>
              <table:table-cell office:value-type="float" office:value="1178.40671613019">
                <text:p>1178.40671613019</text:p>
              </table:table-cell>
              <table:table-cell office:value-type="float" office:value="1169.26442593268">
                <text:p>1169.26442593268</text:p>
              </table:table-cell>
              <table:table-cell office:value-type="float" office:value="1134.68820934952">
                <text:p>1134.68820934952</text:p>
              </table:table-cell>
              <table:table-cell office:value-type="float" office:value="1169.03902418478">
                <text:p>1169.03902418478</text:p>
              </table:table-cell>
              <table:table-cell office:value-type="float" office:value="1177.86598764439">
                <text:p>1177.86598764439</text:p>
              </table:table-cell>
              <table:table-cell office:value-type="float" office:value="1168.22725383728">
                <text:p>1168.227253837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401">
                <text:p>7401</text:p>
              </table:table-cell>
              <table:table-cell office:value-type="float" office:value="1173.39697886313">
                <text:p>1173.39697886313</text:p>
              </table:table-cell>
              <table:table-cell office:value-type="float" office:value="1178.38057110495">
                <text:p>1178.38057110495</text:p>
              </table:table-cell>
              <table:table-cell office:value-type="float" office:value="1169.25580594081">
                <text:p>1169.25580594081</text:p>
              </table:table-cell>
              <table:table-cell office:value-type="float" office:value="1135.20856410525">
                <text:p>1135.20856410525</text:p>
              </table:table-cell>
              <table:table-cell office:value-type="float" office:value="1169.00125930021">
                <text:p>1169.00125930021</text:p>
              </table:table-cell>
              <table:table-cell office:value-type="float" office:value="1177.85131173121">
                <text:p>1177.85131173121</text:p>
              </table:table-cell>
              <table:table-cell office:value-type="float" office:value="1168.26754142182">
                <text:p>1168.267541421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402">
                <text:p>7402</text:p>
              </table:table-cell>
              <table:table-cell office:value-type="float" office:value="1173.398205447">
                <text:p>1173.398205447</text:p>
              </table:table-cell>
              <table:table-cell office:value-type="float" office:value="1178.38425251933">
                <text:p>1178.38425251933</text:p>
              </table:table-cell>
              <table:table-cell office:value-type="float" office:value="1169.25865739703">
                <text:p>1169.25865739703</text:p>
              </table:table-cell>
              <table:table-cell office:value-type="float" office:value="1135.19217116141">
                <text:p>1135.19217116141</text:p>
              </table:table-cell>
              <table:table-cell office:value-type="float" office:value="1169.00519081195">
                <text:p>1169.00519081195</text:p>
              </table:table-cell>
              <table:table-cell office:value-type="float" office:value="1177.85326862847">
                <text:p>1177.85326862847</text:p>
              </table:table-cell>
              <table:table-cell office:value-type="float" office:value="1168.2693515209">
                <text:p>1168.26935152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403">
                <text:p>7403</text:p>
              </table:table-cell>
              <table:table-cell office:value-type="float" office:value="1173.41122164892">
                <text:p>1173.41122164892</text:p>
              </table:table-cell>
              <table:table-cell office:value-type="float" office:value="1178.3842212684">
                <text:p>1178.3842212684</text:p>
              </table:table-cell>
              <table:table-cell office:value-type="float" office:value="1169.26114605253">
                <text:p>1169.26114605253</text:p>
              </table:table-cell>
              <table:table-cell office:value-type="float" office:value="1135.27737220655">
                <text:p>1135.27737220655</text:p>
              </table:table-cell>
              <table:table-cell office:value-type="float" office:value="1169.00356281366">
                <text:p>1169.00356281366</text:p>
              </table:table-cell>
              <table:table-cell office:value-type="float" office:value="1177.85272011641">
                <text:p>1177.85272011641</text:p>
              </table:table-cell>
              <table:table-cell office:value-type="float" office:value="1168.27721666799">
                <text:p>1168.277216667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404">
                <text:p>7404</text:p>
              </table:table-cell>
              <table:table-cell office:value-type="float" office:value="1173.41516816521">
                <text:p>1173.41516816521</text:p>
              </table:table-cell>
              <table:table-cell office:value-type="float" office:value="1178.38674388921">
                <text:p>1178.38674388921</text:p>
              </table:table-cell>
              <table:table-cell office:value-type="float" office:value="1169.26356633641">
                <text:p>1169.26356633641</text:p>
              </table:table-cell>
              <table:table-cell office:value-type="float" office:value="1135.28237961022">
                <text:p>1135.28237961022</text:p>
              </table:table-cell>
              <table:table-cell office:value-type="float" office:value="1169.00596751336">
                <text:p>1169.00596751336</text:p>
              </table:table-cell>
              <table:table-cell office:value-type="float" office:value="1177.85399957515">
                <text:p>1177.85399957515</text:p>
              </table:table-cell>
              <table:table-cell office:value-type="float" office:value="1168.28051527956">
                <text:p>1168.280515279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405">
                <text:p>7405</text:p>
              </table:table-cell>
              <table:table-cell office:value-type="float" office:value="1173.42552838365">
                <text:p>1173.42552838365</text:p>
              </table:table-cell>
              <table:table-cell office:value-type="float" office:value="1178.38783241294">
                <text:p>1178.38783241294</text:p>
              </table:table-cell>
              <table:table-cell office:value-type="float" office:value="1169.26641693037">
                <text:p>1169.26641693037</text:p>
              </table:table-cell>
              <table:table-cell office:value-type="float" office:value="1135.34552130713">
                <text:p>1135.34552130713</text:p>
              </table:table-cell>
              <table:table-cell office:value-type="float" office:value="1169.00595675777">
                <text:p>1169.00595675777</text:p>
              </table:table-cell>
              <table:table-cell office:value-type="float" office:value="1177.85413209177">
                <text:p>1177.85413209177</text:p>
              </table:table-cell>
              <table:table-cell office:value-type="float" office:value="1168.28721046666">
                <text:p>1168.287210466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406">
                <text:p>7406</text:p>
              </table:table-cell>
              <table:table-cell office:value-type="float" office:value="1173.43043289078">
                <text:p>1173.43043289078</text:p>
              </table:table-cell>
              <table:table-cell office:value-type="float" office:value="1178.39002767673">
                <text:p>1178.39002767673</text:p>
              </table:table-cell>
              <table:table-cell office:value-type="float" office:value="1169.26878138593">
                <text:p>1169.26878138593</text:p>
              </table:table-cell>
              <table:table-cell office:value-type="float" office:value="1135.35935579844">
                <text:p>1135.35935579844</text:p>
              </table:table-cell>
              <table:table-cell office:value-type="float" office:value="1169.00793290985">
                <text:p>1169.00793290985</text:p>
              </table:table-cell>
              <table:table-cell office:value-type="float" office:value="1177.85517751968">
                <text:p>1177.85517751968</text:p>
              </table:table-cell>
              <table:table-cell office:value-type="float" office:value="1168.29105771732">
                <text:p>1168.291057717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407">
                <text:p>7407</text:p>
              </table:table-cell>
              <table:table-cell office:value-type="float" office:value="1173.43927258559">
                <text:p>1173.43927258559</text:p>
              </table:table-cell>
              <table:table-cell office:value-type="float" office:value="1178.39165282686">
                <text:p>1178.39165282686</text:p>
              </table:table-cell>
              <table:table-cell office:value-type="float" office:value="1169.27173810702">
                <text:p>1169.27173810702</text:p>
              </table:table-cell>
              <table:table-cell office:value-type="float" office:value="1135.40901733241">
                <text:p>1135.40901733241</text:p>
              </table:table-cell>
              <table:table-cell office:value-type="float" office:value="1169.00877469183">
                <text:p>1169.00877469183</text:p>
              </table:table-cell>
              <table:table-cell office:value-type="float" office:value="1177.85568393993">
                <text:p>1177.85568393993</text:p>
              </table:table-cell>
              <table:table-cell office:value-type="float" office:value="1168.29717579592">
                <text:p>1168.297175795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408">
                <text:p>7408</text:p>
              </table:table-cell>
              <table:table-cell office:value-type="float" office:value="1173.44454878369">
                <text:p>1173.44454878369</text:p>
              </table:table-cell>
              <table:table-cell office:value-type="float" office:value="1178.39377496885">
                <text:p>1178.39377496885</text:p>
              </table:table-cell>
              <table:table-cell office:value-type="float" office:value="1169.27415361">
                <text:p>1169.27415361</text:p>
              </table:table-cell>
              <table:table-cell office:value-type="float" office:value="1135.42705107777">
                <text:p>1135.42705107777</text:p>
              </table:table-cell>
              <table:table-cell office:value-type="float" office:value="1169.01064409155">
                <text:p>1169.01064409155</text:p>
              </table:table-cell>
              <table:table-cell office:value-type="float" office:value="1177.85666285244">
                <text:p>1177.85666285244</text:p>
              </table:table-cell>
              <table:table-cell office:value-type="float" office:value="1168.30130200001">
                <text:p>1168.301302000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409">
                <text:p>7409</text:p>
              </table:table-cell>
              <table:table-cell office:value-type="float" office:value="1173.4523777687">
                <text:p>1173.4523777687</text:p>
              </table:table-cell>
              <table:table-cell office:value-type="float" office:value="1178.39570186903">
                <text:p>1178.39570186903</text:p>
              </table:table-cell>
              <table:table-cell office:value-type="float" office:value="1169.27705069823">
                <text:p>1169.27705069823</text:p>
              </table:table-cell>
              <table:table-cell office:value-type="float" office:value="1135.46744112065">
                <text:p>1135.46744112065</text:p>
              </table:table-cell>
              <table:table-cell office:value-type="float" office:value="1169.01199074468">
                <text:p>1169.01199074468</text:p>
              </table:table-cell>
              <table:table-cell office:value-type="float" office:value="1177.85739390952">
                <text:p>1177.85739390952</text:p>
              </table:table-cell>
              <table:table-cell office:value-type="float" office:value="1168.30708146384">
                <text:p>1168.307081463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410">
                <text:p>7410</text:p>
              </table:table-cell>
              <table:table-cell office:value-type="float" office:value="1173.45777894614">
                <text:p>1173.45777894614</text:p>
              </table:table-cell>
              <table:table-cell office:value-type="float" office:value="1178.39783733262">
                <text:p>1178.39783733262</text:p>
              </table:table-cell>
              <table:table-cell office:value-type="float" office:value="1169.27949038315">
                <text:p>1169.27949038315</text:p>
              </table:table-cell>
              <table:table-cell office:value-type="float" office:value="1135.4872849986">
                <text:p>1135.4872849986</text:p>
              </table:table-cell>
              <table:table-cell office:value-type="float" office:value="1169.01388407782">
                <text:p>1169.01388407782</text:p>
              </table:table-cell>
              <table:table-cell office:value-type="float" office:value="1177.85837748864">
                <text:p>1177.85837748864</text:p>
              </table:table-cell>
              <table:table-cell office:value-type="float" office:value="1168.31138795604">
                <text:p>1168.311387956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411">
                <text:p>7411</text:p>
              </table:table-cell>
              <table:table-cell office:value-type="float" office:value="1173.5314349324">
                <text:p>1173.5314349324</text:p>
              </table:table-cell>
              <table:table-cell office:value-type="float" office:value="1178.37441711242">
                <text:p>1178.37441711242</text:p>
              </table:table-cell>
              <table:table-cell office:value-type="float" office:value="1169.27460311956">
                <text:p>1169.27460311956</text:p>
              </table:table-cell>
              <table:table-cell office:value-type="float" office:value="1136.0040825571">
                <text:p>1136.0040825571</text:p>
              </table:table-cell>
              <table:table-cell office:value-type="float" office:value="1168.98106449537">
                <text:p>1168.98106449537</text:p>
              </table:table-cell>
              <table:table-cell office:value-type="float" office:value="1177.84455772965">
                <text:p>1177.84455772965</text:p>
              </table:table-cell>
              <table:table-cell office:value-type="float" office:value="1168.34397958598">
                <text:p>1168.343979585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412">
                <text:p>7412</text:p>
              </table:table-cell>
              <table:table-cell office:value-type="float" office:value="1173.53262548035">
                <text:p>1173.53262548035</text:p>
              </table:table-cell>
              <table:table-cell office:value-type="float" office:value="1178.37801502011">
                <text:p>1178.37801502011</text:p>
              </table:table-cell>
              <table:table-cell office:value-type="float" office:value="1169.2771872369">
                <text:p>1169.2771872369</text:p>
              </table:table-cell>
              <table:table-cell office:value-type="float" office:value="1135.98842579157">
                <text:p>1135.98842579157</text:p>
              </table:table-cell>
              <table:table-cell office:value-type="float" office:value="1168.98505418738">
                <text:p>1168.98505418738</text:p>
              </table:table-cell>
              <table:table-cell office:value-type="float" office:value="1177.84645739264">
                <text:p>1177.84645739264</text:p>
              </table:table-cell>
              <table:table-cell office:value-type="float" office:value="1168.34661923778">
                <text:p>1168.346619237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413">
                <text:p>7413</text:p>
              </table:table-cell>
              <table:table-cell office:value-type="float" office:value="1173.5458041504">
                <text:p>1173.5458041504</text:p>
              </table:table-cell>
              <table:table-cell office:value-type="float" office:value="1178.37815901067">
                <text:p>1178.37815901067</text:p>
              </table:table-cell>
              <table:table-cell office:value-type="float" office:value="1169.27992146816">
                <text:p>1169.27992146816</text:p>
              </table:table-cell>
              <table:table-cell office:value-type="float" office:value="1136.07206533423">
                <text:p>1136.07206533423</text:p>
              </table:table-cell>
              <table:table-cell office:value-type="float" office:value="1168.98414870151">
                <text:p>1168.98414870151</text:p>
              </table:table-cell>
              <table:table-cell office:value-type="float" office:value="1177.84603849221">
                <text:p>1177.84603849221</text:p>
              </table:table-cell>
              <table:table-cell office:value-type="float" office:value="1168.35488597934">
                <text:p>1168.354885979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414">
                <text:p>7414</text:p>
              </table:table-cell>
              <table:table-cell office:value-type="float" office:value="1173.54973602082">
                <text:p>1173.54973602082</text:p>
              </table:table-cell>
              <table:table-cell office:value-type="float" office:value="1178.38068387085">
                <text:p>1178.38068387085</text:p>
              </table:table-cell>
              <table:table-cell office:value-type="float" office:value="1169.28225980992">
                <text:p>1169.28225980992</text:p>
              </table:table-cell>
              <table:table-cell office:value-type="float" office:value="1136.07736234319">
                <text:p>1136.07736234319</text:p>
              </table:table-cell>
              <table:table-cell office:value-type="float" office:value="1168.9868028613">
                <text:p>1168.9868028613</text:p>
              </table:table-cell>
              <table:table-cell office:value-type="float" office:value="1177.84733627028">
                <text:p>1177.84733627028</text:p>
              </table:table-cell>
              <table:table-cell office:value-type="float" office:value="1168.35877340981">
                <text:p>1168.358773409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415">
                <text:p>7415</text:p>
              </table:table-cell>
              <table:table-cell office:value-type="float" office:value="1173.56022431108">
                <text:p>1173.56022431108</text:p>
              </table:table-cell>
              <table:table-cell office:value-type="float" office:value="1178.38187259285">
                <text:p>1178.38187259285</text:p>
              </table:table-cell>
              <table:table-cell office:value-type="float" office:value="1169.28517895387">
                <text:p>1169.28517895387</text:p>
              </table:table-cell>
              <table:table-cell office:value-type="float" office:value="1136.13943141568">
                <text:p>1136.13943141568</text:p>
              </table:table-cell>
              <table:table-cell office:value-type="float" office:value="1168.98736843177">
                <text:p>1168.98736843177</text:p>
              </table:table-cell>
              <table:table-cell office:value-type="float" office:value="1177.84752538417">
                <text:p>1177.84752538417</text:p>
              </table:table-cell>
              <table:table-cell office:value-type="float" office:value="1168.36592782779">
                <text:p>1168.365927827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416">
                <text:p>7416</text:p>
              </table:table-cell>
              <table:table-cell office:value-type="float" office:value="1173.56513790261">
                <text:p>1173.56513790261</text:p>
              </table:table-cell>
              <table:table-cell office:value-type="float" office:value="1178.38407856964">
                <text:p>1178.38407856964</text:p>
              </table:table-cell>
              <table:table-cell office:value-type="float" office:value="1169.28749444207">
                <text:p>1169.28749444207</text:p>
              </table:table-cell>
              <table:table-cell office:value-type="float" office:value="1136.15329898775">
                <text:p>1136.15329898775</text:p>
              </table:table-cell>
              <table:table-cell office:value-type="float" office:value="1168.98963888833">
                <text:p>1168.98963888833</text:p>
              </table:table-cell>
              <table:table-cell office:value-type="float" office:value="1177.84861842948">
                <text:p>1177.84861842948</text:p>
              </table:table-cell>
              <table:table-cell office:value-type="float" office:value="1168.37031274362">
                <text:p>1168.370312743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417">
                <text:p>7417</text:p>
              </table:table-cell>
              <table:table-cell office:value-type="float" office:value="1173.5741094981">
                <text:p>1173.5741094981</text:p>
              </table:table-cell>
              <table:table-cell office:value-type="float" office:value="1178.38574932398">
                <text:p>1178.38574932398</text:p>
              </table:table-cell>
              <table:table-cell office:value-type="float" office:value="1169.2903703396">
                <text:p>1169.2903703396</text:p>
              </table:table-cell>
              <table:table-cell office:value-type="float" office:value="1136.20211660209">
                <text:p>1136.20211660209</text:p>
              </table:table-cell>
              <table:table-cell office:value-type="float" office:value="1168.99095699033">
                <text:p>1168.99095699033</text:p>
              </table:table-cell>
              <table:table-cell office:value-type="float" office:value="1177.84914464152">
                <text:p>1177.84914464152</text:p>
              </table:table-cell>
              <table:table-cell office:value-type="float" office:value="1168.37693741031">
                <text:p>1168.376937410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418">
                <text:p>7418</text:p>
              </table:table-cell>
              <table:table-cell office:value-type="float" office:value="1173.57943631653">
                <text:p>1173.57943631653</text:p>
              </table:table-cell>
              <table:table-cell office:value-type="float" office:value="1178.38786057731">
                <text:p>1178.38786057731</text:p>
              </table:table-cell>
              <table:table-cell office:value-type="float" office:value="1169.29269329372">
                <text:p>1169.29269329372</text:p>
              </table:table-cell>
              <table:table-cell office:value-type="float" office:value="1136.22007788814">
                <text:p>1136.22007788814</text:p>
              </table:table-cell>
              <table:table-cell office:value-type="float" office:value="1168.99313315372">
                <text:p>1168.99313315372</text:p>
              </table:table-cell>
              <table:table-cell office:value-type="float" office:value="1177.85016443379">
                <text:p>1177.85016443379</text:p>
              </table:table-cell>
              <table:table-cell office:value-type="float" office:value="1168.38156072805">
                <text:p>1168.381560728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419">
                <text:p>7419</text:p>
              </table:table-cell>
              <table:table-cell office:value-type="float" office:value="1173.58741646541">
                <text:p>1173.58741646541</text:p>
              </table:table-cell>
              <table:table-cell office:value-type="float" office:value="1178.38978781486">
                <text:p>1178.38978781486</text:p>
              </table:table-cell>
              <table:table-cell office:value-type="float" office:value="1169.29545288716">
                <text:p>1169.29545288716</text:p>
              </table:table-cell>
              <table:table-cell office:value-type="float" office:value="1136.25989121462">
                <text:p>1136.25989121462</text:p>
              </table:table-cell>
              <table:table-cell office:value-type="float" office:value="1168.99490101332">
                <text:p>1168.99490101332</text:p>
              </table:table-cell>
              <table:table-cell office:value-type="float" office:value="1177.85090974162">
                <text:p>1177.85090974162</text:p>
              </table:table-cell>
              <table:table-cell office:value-type="float" office:value="1168.38784380493">
                <text:p>1168.387843804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420">
                <text:p>7420</text:p>
              </table:table-cell>
              <table:table-cell office:value-type="float" office:value="1173.59290868985">
                <text:p>1173.59290868985</text:p>
              </table:table-cell>
              <table:table-cell office:value-type="float" office:value="1178.39192434077">
                <text:p>1178.39192434077</text:p>
              </table:table-cell>
              <table:table-cell office:value-type="float" office:value="1169.2977676209">
                <text:p>1169.2977676209</text:p>
              </table:table-cell>
              <table:table-cell office:value-type="float" office:value="1136.27967861119">
                <text:p>1136.27967861119</text:p>
              </table:table-cell>
              <table:table-cell office:value-type="float" office:value="1168.99710187171">
                <text:p>1168.99710187171</text:p>
              </table:table-cell>
              <table:table-cell office:value-type="float" office:value="1177.85192669993">
                <text:p>1177.85192669993</text:p>
              </table:table-cell>
              <table:table-cell office:value-type="float" office:value="1168.39260270412">
                <text:p>1168.392602704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421">
                <text:p>7421</text:p>
              </table:table-cell>
              <table:table-cell office:value-type="float" office:value="1173.66429098704">
                <text:p>1173.66429098704</text:p>
              </table:table-cell>
              <table:table-cell office:value-type="float" office:value="1178.36973990225">
                <text:p>1178.36973990225</text:p>
              </table:table-cell>
              <table:table-cell office:value-type="float" office:value="1169.29598558103">
                <text:p>1169.29598558103</text:p>
              </table:table-cell>
              <table:table-cell office:value-type="float" office:value="1136.78326162416">
                <text:p>1136.78326162416</text:p>
              </table:table-cell>
              <table:table-cell office:value-type="float" office:value="1168.96800079952">
                <text:p>1168.96800079952</text:p>
              </table:table-cell>
              <table:table-cell office:value-type="float" office:value="1177.8413743361">
                <text:p>1177.8413743361</text:p>
              </table:table-cell>
              <table:table-cell office:value-type="float" office:value="1168.43042984629">
                <text:p>1168.430429846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422">
                <text:p>7422</text:p>
              </table:table-cell>
              <table:table-cell office:value-type="float" office:value="1173.6655846054">
                <text:p>1173.6655846054</text:p>
              </table:table-cell>
              <table:table-cell office:value-type="float" office:value="1178.37325328403">
                <text:p>1178.37325328403</text:p>
              </table:table-cell>
              <table:table-cell office:value-type="float" office:value="1169.29820298244">
                <text:p>1169.29820298244</text:p>
              </table:table-cell>
              <table:table-cell office:value-type="float" office:value="1136.7686845722">
                <text:p>1136.7686845722</text:p>
              </table:table-cell>
              <table:table-cell office:value-type="float" office:value="1168.97205057143">
                <text:p>1168.97205057143</text:p>
              </table:table-cell>
              <table:table-cell office:value-type="float" office:value="1177.84323804683">
                <text:p>1177.84323804683</text:p>
              </table:table-cell>
              <table:table-cell office:value-type="float" office:value="1168.43350501357">
                <text:p>1168.433505013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423">
                <text:p>7423</text:p>
              </table:table-cell>
              <table:table-cell office:value-type="float" office:value="1173.67894360195">
                <text:p>1173.67894360195</text:p>
              </table:table-cell>
              <table:table-cell office:value-type="float" office:value="1178.37347910146">
                <text:p>1178.37347910146</text:p>
              </table:table-cell>
              <table:table-cell office:value-type="float" office:value="1169.30096212788">
                <text:p>1169.30096212788</text:p>
              </table:table-cell>
              <table:table-cell office:value-type="float" office:value="1136.85045923816">
                <text:p>1136.85045923816</text:p>
              </table:table-cell>
              <table:table-cell office:value-type="float" office:value="1168.97178665387">
                <text:p>1168.97178665387</text:p>
              </table:table-cell>
              <table:table-cell office:value-type="float" office:value="1177.84293249278">
                <text:p>1177.84293249278</text:p>
              </table:table-cell>
              <table:table-cell office:value-type="float" office:value="1168.44206799923">
                <text:p>1168.442067999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424">
                <text:p>7424</text:p>
              </table:table-cell>
              <table:table-cell office:value-type="float" office:value="1173.6829551">
                <text:p>1173.6829551</text:p>
              </table:table-cell>
              <table:table-cell office:value-type="float" office:value="1178.37598608633">
                <text:p>1178.37598608633</text:p>
              </table:table-cell>
              <table:table-cell office:value-type="float" office:value="1169.30303837902">
                <text:p>1169.30303837902</text:p>
              </table:table-cell>
              <table:table-cell office:value-type="float" office:value="1136.85630177767">
                <text:p>1136.85630177767</text:p>
              </table:table-cell>
              <table:table-cell office:value-type="float" office:value="1168.97463307328">
                <text:p>1168.97463307328</text:p>
              </table:table-cell>
              <table:table-cell office:value-type="float" office:value="1177.84426261946">
                <text:p>1177.84426261946</text:p>
              </table:table-cell>
              <table:table-cell office:value-type="float" office:value="1168.44636496589">
                <text:p>1168.446364965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425">
                <text:p>7425</text:p>
              </table:table-cell>
              <table:table-cell office:value-type="float" office:value="1173.69362910618">
                <text:p>1173.69362910618</text:p>
              </table:table-cell>
              <table:table-cell office:value-type="float" office:value="1178.37719162045">
                <text:p>1178.37719162045</text:p>
              </table:table-cell>
              <table:table-cell office:value-type="float" office:value="1169.30582350243">
                <text:p>1169.30582350243</text:p>
              </table:table-cell>
              <table:table-cell office:value-type="float" office:value="1136.91700737883">
                <text:p>1136.91700737883</text:p>
              </table:table-cell>
              <table:table-cell office:value-type="float" office:value="1168.97569163221">
                <text:p>1168.97569163221</text:p>
              </table:table-cell>
              <table:table-cell office:value-type="float" office:value="1177.84446897574">
                <text:p>1177.84446897574</text:p>
              </table:table-cell>
              <table:table-cell office:value-type="float" office:value="1168.45377938632">
                <text:p>1168.453779386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426">
                <text:p>7426</text:p>
              </table:table-cell>
              <table:table-cell office:value-type="float" office:value="1173.69862466804">
                <text:p>1173.69862466804</text:p>
              </table:table-cell>
              <table:table-cell office:value-type="float" office:value="1178.37939396818">
                <text:p>1178.37939396818</text:p>
              </table:table-cell>
              <table:table-cell office:value-type="float" office:value="1169.30789820216">
                <text:p>1169.30789820216</text:p>
              </table:table-cell>
              <table:table-cell office:value-type="float" office:value="1136.93119416739">
                <text:p>1136.93119416739</text:p>
              </table:table-cell>
              <table:table-cell office:value-type="float" office:value="1168.97820314713">
                <text:p>1168.97820314713</text:p>
              </table:table-cell>
              <table:table-cell office:value-type="float" office:value="1177.84559152327">
                <text:p>1177.84559152327</text:p>
              </table:table-cell>
              <table:table-cell office:value-type="float" office:value="1168.45843960214">
                <text:p>1168.458439602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427">
                <text:p>7427</text:p>
              </table:table-cell>
              <table:table-cell office:value-type="float" office:value="1173.70774949848">
                <text:p>1173.70774949848</text:p>
              </table:table-cell>
              <table:table-cell office:value-type="float" office:value="1178.38107302538">
                <text:p>1178.38107302538</text:p>
              </table:table-cell>
              <table:table-cell office:value-type="float" office:value="1169.3105632748">
                <text:p>1169.3105632748</text:p>
              </table:table-cell>
              <table:table-cell office:value-type="float" office:value="1136.97895475664">
                <text:p>1136.97895475664</text:p>
              </table:table-cell>
              <table:table-cell office:value-type="float" office:value="1168.97993905888">
                <text:p>1168.97993905888</text:p>
              </table:table-cell>
              <table:table-cell office:value-type="float" office:value="1177.84609017159">
                <text:p>1177.84609017159</text:p>
              </table:table-cell>
              <table:table-cell office:value-type="float" office:value="1168.46523968383">
                <text:p>1168.4652396838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428">
                <text:p>7428</text:p>
              </table:table-cell>
              <table:table-cell office:value-type="float" office:value="1173.71315142459">
                <text:p>1173.71315142459</text:p>
              </table:table-cell>
              <table:table-cell office:value-type="float" office:value="1178.38319796828">
                <text:p>1178.38319796828</text:p>
              </table:table-cell>
              <table:table-cell office:value-type="float" office:value="1169.31264591468">
                <text:p>1169.31264591468</text:p>
              </table:table-cell>
              <table:table-cell office:value-type="float" office:value="1136.99711171785">
                <text:p>1136.99711171785</text:p>
              </table:table-cell>
              <table:table-cell office:value-type="float" office:value="1168.98237757363">
                <text:p>1168.98237757363</text:p>
              </table:table-cell>
              <table:table-cell office:value-type="float" office:value="1177.84713014317">
                <text:p>1177.84713014317</text:p>
              </table:table-cell>
              <table:table-cell office:value-type="float" office:value="1168.47005643713">
                <text:p>1168.470056437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429">
                <text:p>7429</text:p>
              </table:table-cell>
              <table:table-cell office:value-type="float" office:value="1173.72120941685">
                <text:p>1173.72120941685</text:p>
              </table:table-cell>
              <table:table-cell office:value-type="float" office:value="1178.38516337685">
                <text:p>1178.38516337685</text:p>
              </table:table-cell>
              <table:table-cell office:value-type="float" office:value="1169.3151559535">
                <text:p>1169.3151559535</text:p>
              </table:table-cell>
              <table:table-cell office:value-type="float" office:value="1137.03610848984">
                <text:p>1137.03610848984</text:p>
              </table:table-cell>
              <table:table-cell office:value-type="float" office:value="1168.98448553432">
                <text:p>1168.98448553432</text:p>
              </table:table-cell>
              <table:table-cell office:value-type="float" office:value="1177.84782584819">
                <text:p>1177.84782584819</text:p>
              </table:table-cell>
              <table:table-cell office:value-type="float" office:value="1168.47643571831">
                <text:p>1168.476435718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430">
                <text:p>7430</text:p>
              </table:table-cell>
              <table:table-cell office:value-type="float" office:value="1173.72676429006">
                <text:p>1173.72676429006</text:p>
              </table:table-cell>
              <table:table-cell office:value-type="float" office:value="1178.3872968656">
                <text:p>1178.3872968656</text:p>
              </table:table-cell>
              <table:table-cell office:value-type="float" office:value="1169.31721424528">
                <text:p>1169.31721424528</text:p>
              </table:table-cell>
              <table:table-cell office:value-type="float" office:value="1137.05604708435">
                <text:p>1137.05604708435</text:p>
              </table:table-cell>
              <table:table-cell office:value-type="float" office:value="1168.98692180733">
                <text:p>1168.98692180733</text:p>
              </table:table-cell>
              <table:table-cell office:value-type="float" office:value="1177.84883698593">
                <text:p>1177.84883698593</text:p>
              </table:table-cell>
              <table:table-cell office:value-type="float" office:value="1168.48136567246">
                <text:p>1168.481365672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431">
                <text:p>7431</text:p>
              </table:table-cell>
              <table:table-cell office:value-type="float" office:value="1173.80133618851">
                <text:p>1173.80133618851</text:p>
              </table:table-cell>
              <table:table-cell office:value-type="float" office:value="1178.36650830612">
                <text:p>1178.36650830612</text:p>
              </table:table-cell>
              <table:table-cell office:value-type="float" office:value="1169.32014997934">
                <text:p>1169.32014997934</text:p>
              </table:table-cell>
              <table:table-cell office:value-type="float" office:value="1137.55186239633">
                <text:p>1137.55186239633</text:p>
              </table:table-cell>
              <table:table-cell office:value-type="float" office:value="1168.9616519922">
                <text:p>1168.9616519922</text:p>
              </table:table-cell>
              <table:table-cell office:value-type="float" office:value="1177.83821705736">
                <text:p>1177.83821705736</text:p>
              </table:table-cell>
              <table:table-cell office:value-type="float" office:value="1168.51098302718">
                <text:p>1168.510983027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432">
                <text:p>7432</text:p>
              </table:table-cell>
              <table:table-cell office:value-type="float" office:value="1173.80261362232">
                <text:p>1173.80261362232</text:p>
              </table:table-cell>
              <table:table-cell office:value-type="float" office:value="1178.3699603972">
                <text:p>1178.3699603972</text:p>
              </table:table-cell>
              <table:table-cell office:value-type="float" office:value="1169.32190824199">
                <text:p>1169.32190824199</text:p>
              </table:table-cell>
              <table:table-cell office:value-type="float" office:value="1137.53843977131">
                <text:p>1137.53843977131</text:p>
              </table:table-cell>
              <table:table-cell office:value-type="float" office:value="1168.96569683541">
                <text:p>1168.96569683541</text:p>
              </table:table-cell>
              <table:table-cell office:value-type="float" office:value="1177.84003474861">
                <text:p>1177.84003474861</text:p>
              </table:table-cell>
              <table:table-cell office:value-type="float" office:value="1168.51444796422">
                <text:p>1168.5144479642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433">
                <text:p>7433</text:p>
              </table:table-cell>
              <table:table-cell office:value-type="float" office:value="1173.8160698653">
                <text:p>1173.8160698653</text:p>
              </table:table-cell>
              <table:table-cell office:value-type="float" office:value="1178.3702591098">
                <text:p>1178.3702591098</text:p>
              </table:table-cell>
              <table:table-cell office:value-type="float" office:value="1169.32468614404">
                <text:p>1169.32468614404</text:p>
              </table:table-cell>
              <table:table-cell office:value-type="float" office:value="1137.61823552716">
                <text:p>1137.61823552716</text:p>
              </table:table-cell>
              <table:table-cell office:value-type="float" office:value="1168.96598426581">
                <text:p>1168.96598426581</text:p>
              </table:table-cell>
              <table:table-cell office:value-type="float" office:value="1177.83964095225">
                <text:p>1177.83964095225</text:p>
              </table:table-cell>
              <table:table-cell office:value-type="float" office:value="1168.52278162077">
                <text:p>1168.522781620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34">
                <text:p>7434</text:p>
              </table:table-cell>
              <table:table-cell office:value-type="float" office:value="1173.82010792842">
                <text:p>1173.82010792842</text:p>
              </table:table-cell>
              <table:table-cell office:value-type="float" office:value="1178.37273518581">
                <text:p>1178.37273518581</text:p>
              </table:table-cell>
              <table:table-cell office:value-type="float" office:value="1169.32644370151">
                <text:p>1169.32644370151</text:p>
              </table:table-cell>
              <table:table-cell office:value-type="float" office:value="1137.62489281912">
                <text:p>1137.62489281912</text:p>
              </table:table-cell>
              <table:table-cell office:value-type="float" office:value="1168.96892813166">
                <text:p>1168.96892813166</text:p>
              </table:table-cell>
              <table:table-cell office:value-type="float" office:value="1177.8409600102">
                <text:p>1177.8409600102</text:p>
              </table:table-cell>
              <table:table-cell office:value-type="float" office:value="1168.52727132143">
                <text:p>1168.527271321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435">
                <text:p>7435</text:p>
              </table:table-cell>
              <table:table-cell office:value-type="float" office:value="1173.83082449407">
                <text:p>1173.83082449407</text:p>
              </table:table-cell>
              <table:table-cell office:value-type="float" office:value="1178.37394926099">
                <text:p>1178.37394926099</text:p>
              </table:table-cell>
              <table:table-cell office:value-type="float" office:value="1169.32909992291">
                <text:p>1169.32909992291</text:p>
              </table:table-cell>
              <table:table-cell office:value-type="float" office:value="1137.68407565979">
                <text:p>1137.68407565979</text:p>
              </table:table-cell>
              <table:table-cell office:value-type="float" office:value="1168.97033450506">
                <text:p>1168.97033450506</text:p>
              </table:table-cell>
              <table:table-cell office:value-type="float" office:value="1177.84104461518">
                <text:p>1177.84104461518</text:p>
              </table:table-cell>
              <table:table-cell office:value-type="float" office:value="1168.53454364726">
                <text:p>1168.534543647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436">
                <text:p>7436</text:p>
              </table:table-cell>
              <table:table-cell office:value-type="float" office:value="1173.83583194129">
                <text:p>1173.83583194129</text:p>
              </table:table-cell>
              <table:table-cell office:value-type="float" office:value="1178.37612227571">
                <text:p>1178.37612227571</text:p>
              </table:table-cell>
              <table:table-cell office:value-type="float" office:value="1169.33088261395">
                <text:p>1169.33088261395</text:p>
              </table:table-cell>
              <table:table-cell office:value-type="float" office:value="1137.69902922471">
                <text:p>1137.69902922471</text:p>
              </table:table-cell>
              <table:table-cell office:value-type="float" office:value="1168.97293868443">
                <text:p>1168.97293868443</text:p>
              </table:table-cell>
              <table:table-cell office:value-type="float" office:value="1177.84214422755">
                <text:p>1177.84214422755</text:p>
              </table:table-cell>
              <table:table-cell office:value-type="float" office:value="1168.53933372318">
                <text:p>1168.539333723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437">
                <text:p>7437</text:p>
              </table:table-cell>
              <table:table-cell office:value-type="float" office:value="1173.84498888757">
                <text:p>1173.84498888757</text:p>
              </table:table-cell>
              <table:table-cell office:value-type="float" office:value="1178.37778752038">
                <text:p>1178.37778752038</text:p>
              </table:table-cell>
              <table:table-cell office:value-type="float" office:value="1169.3333715167">
                <text:p>1169.3333715167</text:p>
              </table:table-cell>
              <table:table-cell office:value-type="float" office:value="1137.7458719191">
                <text:p>1137.7458719191</text:p>
              </table:table-cell>
              <table:table-cell office:value-type="float" office:value="1168.97489343891">
                <text:p>1168.97489343891</text:p>
              </table:table-cell>
              <table:table-cell office:value-type="float" office:value="1177.84251837414">
                <text:p>1177.84251837414</text:p>
              </table:table-cell>
              <table:table-cell office:value-type="float" office:value="1168.54600037684">
                <text:p>1168.546000376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438">
                <text:p>7438</text:p>
              </table:table-cell>
              <table:table-cell office:value-type="float" office:value="1173.85040411736">
                <text:p>1173.85040411736</text:p>
              </table:table-cell>
              <table:table-cell office:value-type="float" office:value="1178.37987104293">
                <text:p>1178.37987104293</text:p>
              </table:table-cell>
              <table:table-cell office:value-type="float" office:value="1169.3351760295">
                <text:p>1169.3351760295</text:p>
              </table:table-cell>
              <table:table-cell office:value-type="float" office:value="1137.76475873117">
                <text:p>1137.76475873117</text:p>
              </table:table-cell>
              <table:table-cell office:value-type="float" office:value="1168.97738110284">
                <text:p>1168.97738110284</text:p>
              </table:table-cell>
              <table:table-cell office:value-type="float" office:value="1177.84351299364">
                <text:p>1177.84351299364</text:p>
              </table:table-cell>
              <table:table-cell office:value-type="float" office:value="1168.55086132968">
                <text:p>1168.550861329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439">
                <text:p>7439</text:p>
              </table:table-cell>
              <table:table-cell office:value-type="float" office:value="1173.85848631672">
                <text:p>1173.85848631672</text:p>
              </table:table-cell>
              <table:table-cell office:value-type="float" office:value="1178.38178019282">
                <text:p>1178.38178019282</text:p>
              </table:table-cell>
              <table:table-cell office:value-type="float" office:value="1169.33747675806">
                <text:p>1169.33747675806</text:p>
              </table:table-cell>
              <table:table-cell office:value-type="float" office:value="1137.8032927855">
                <text:p>1137.8032927855</text:p>
              </table:table-cell>
              <table:table-cell office:value-type="float" office:value="1168.97961888606">
                <text:p>1168.97961888606</text:p>
              </table:table-cell>
              <table:table-cell office:value-type="float" office:value="1177.84408069357">
                <text:p>1177.84408069357</text:p>
              </table:table-cell>
              <table:table-cell office:value-type="float" office:value="1168.55709354903">
                <text:p>1168.557093549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440">
                <text:p>7440</text:p>
              </table:table-cell>
              <table:table-cell office:value-type="float" office:value="1173.86404379696">
                <text:p>1173.86404379696</text:p>
              </table:table-cell>
              <table:table-cell office:value-type="float" office:value="1178.38386534059">
                <text:p>1178.38386534059</text:p>
              </table:table-cell>
              <table:table-cell office:value-type="float" office:value="1169.33927632509">
                <text:p>1169.33927632509</text:p>
              </table:table-cell>
              <table:table-cell office:value-type="float" office:value="1137.82396988172">
                <text:p>1137.82396988172</text:p>
              </table:table-cell>
              <table:table-cell office:value-type="float" office:value="1168.98206159881">
                <text:p>1168.98206159881</text:p>
              </table:table-cell>
              <table:table-cell office:value-type="float" office:value="1177.84503359832">
                <text:p>1177.84503359832</text:p>
              </table:table-cell>
              <table:table-cell office:value-type="float" office:value="1168.56197710566">
                <text:p>1168.561977105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441">
                <text:p>7441</text:p>
              </table:table-cell>
              <table:table-cell office:value-type="float" office:value="1173.93646291361">
                <text:p>1173.93646291361</text:p>
              </table:table-cell>
              <table:table-cell office:value-type="float" office:value="1178.36418462875">
                <text:p>1178.36418462875</text:p>
              </table:table-cell>
              <table:table-cell office:value-type="float" office:value="1169.34315731539">
                <text:p>1169.34315731539</text:p>
              </table:table-cell>
              <table:table-cell office:value-type="float" office:value="1138.3073181842">
                <text:p>1138.3073181842</text:p>
              </table:table-cell>
              <table:table-cell office:value-type="float" office:value="1168.96032183051">
                <text:p>1168.96032183051</text:p>
              </table:table-cell>
              <table:table-cell office:value-type="float" office:value="1177.83559771158">
                <text:p>1177.83559771158</text:p>
              </table:table-cell>
              <table:table-cell office:value-type="float" office:value="1168.5965521433">
                <text:p>1168.59655214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442">
                <text:p>7442</text:p>
              </table:table-cell>
              <table:table-cell office:value-type="float" office:value="1173.93770547268">
                <text:p>1173.93770547268</text:p>
              </table:table-cell>
              <table:table-cell office:value-type="float" office:value="1178.36753306532">
                <text:p>1178.36753306532</text:p>
              </table:table-cell>
              <table:table-cell office:value-type="float" office:value="1169.34453825876">
                <text:p>1169.34453825876</text:p>
              </table:table-cell>
              <table:table-cell office:value-type="float" office:value="1138.29561732362">
                <text:p>1138.29561732362</text:p>
              </table:table-cell>
              <table:table-cell office:value-type="float" office:value="1168.96411123732">
                <text:p>1168.96411123732</text:p>
              </table:table-cell>
              <table:table-cell office:value-type="float" office:value="1177.83737716097">
                <text:p>1177.83737716097</text:p>
              </table:table-cell>
              <table:table-cell office:value-type="float" office:value="1168.5998930609">
                <text:p>1168.59989306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443">
                <text:p>7443</text:p>
              </table:table-cell>
              <table:table-cell office:value-type="float" office:value="1173.95120870846">
                <text:p>1173.95120870846</text:p>
              </table:table-cell>
              <table:table-cell office:value-type="float" office:value="1178.36779334101">
                <text:p>1178.36779334101</text:p>
              </table:table-cell>
              <table:table-cell office:value-type="float" office:value="1169.34732567124">
                <text:p>1169.34732567124</text:p>
              </table:table-cell>
              <table:table-cell office:value-type="float" office:value="1138.37377601728">
                <text:p>1138.37377601728</text:p>
              </table:table-cell>
              <table:table-cell office:value-type="float" office:value="1168.96460988078">
                <text:p>1168.96460988078</text:p>
              </table:table-cell>
              <table:table-cell office:value-type="float" office:value="1177.83677422005">
                <text:p>1177.83677422005</text:p>
              </table:table-cell>
              <table:table-cell office:value-type="float" office:value="1168.60784683745">
                <text:p>1168.607846837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444">
                <text:p>7444</text:p>
              </table:table-cell>
              <table:table-cell office:value-type="float" office:value="1173.95516504018">
                <text:p>1173.95516504018</text:p>
              </table:table-cell>
              <table:table-cell office:value-type="float" office:value="1178.37021296615">
                <text:p>1178.37021296615</text:p>
              </table:table-cell>
              <table:table-cell office:value-type="float" office:value="1169.34881940875">
                <text:p>1169.34881940875</text:p>
              </table:table-cell>
              <table:table-cell office:value-type="float" office:value="1138.38145679038">
                <text:p>1138.38145679038</text:p>
              </table:table-cell>
              <table:table-cell office:value-type="float" office:value="1168.96735047269">
                <text:p>1168.96735047269</text:p>
              </table:table-cell>
              <table:table-cell office:value-type="float" office:value="1177.83803838201">
                <text:p>1177.83803838201</text:p>
              </table:table-cell>
              <table:table-cell office:value-type="float" office:value="1168.61216134487">
                <text:p>1168.6121613448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445">
                <text:p>7445</text:p>
              </table:table-cell>
              <table:table-cell office:value-type="float" office:value="1173.96588396681">
                <text:p>1173.96588396681</text:p>
              </table:table-cell>
              <table:table-cell office:value-type="float" office:value="1178.37135835017">
                <text:p>1178.37135835017</text:p>
              </table:table-cell>
              <table:table-cell office:value-type="float" office:value="1169.35138582351">
                <text:p>1169.35138582351</text:p>
              </table:table-cell>
              <table:table-cell office:value-type="float" office:value="1138.43956301327">
                <text:p>1138.43956301327</text:p>
              </table:table-cell>
              <table:table-cell office:value-type="float" office:value="1168.96877594644">
                <text:p>1168.96877594644</text:p>
              </table:table-cell>
              <table:table-cell office:value-type="float" office:value="1177.837861767">
                <text:p>1177.837861767</text:p>
              </table:table-cell>
              <table:table-cell office:value-type="float" office:value="1168.61898243666">
                <text:p>1168.618982436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446">
                <text:p>7446</text:p>
              </table:table-cell>
              <table:table-cell office:value-type="float" office:value="1173.97080138757">
                <text:p>1173.97080138757</text:p>
              </table:table-cell>
              <table:table-cell office:value-type="float" office:value="1178.37348395014">
                <text:p>1178.37348395014</text:p>
              </table:table-cell>
              <table:table-cell office:value-type="float" office:value="1169.35294910206">
                <text:p>1169.35294910206</text:p>
              </table:table-cell>
              <table:table-cell office:value-type="float" office:value="1138.45505168495">
                <text:p>1138.45505168495</text:p>
              </table:table-cell>
              <table:table-cell office:value-type="float" office:value="1168.97114319142">
                <text:p>1168.97114319142</text:p>
              </table:table-cell>
              <table:table-cell office:value-type="float" office:value="1177.83887003354">
                <text:p>1177.83887003354</text:p>
              </table:table-cell>
              <table:table-cell office:value-type="float" office:value="1168.62349899871">
                <text:p>1168.6234989987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447">
                <text:p>7447</text:p>
              </table:table-cell>
              <table:table-cell office:value-type="float" office:value="1173.97988758472">
                <text:p>1173.97988758472</text:p>
              </table:table-cell>
              <table:table-cell office:value-type="float" office:value="1178.3750607456">
                <text:p>1178.3750607456</text:p>
              </table:table-cell>
              <table:table-cell office:value-type="float" office:value="1169.35528516909">
                <text:p>1169.35528516909</text:p>
              </table:table-cell>
              <table:table-cell office:value-type="float" office:value="1138.50117284498">
                <text:p>1138.50117284498</text:p>
              </table:table-cell>
              <table:table-cell office:value-type="float" office:value="1168.97298867392">
                <text:p>1168.97298867392</text:p>
              </table:table-cell>
              <table:table-cell office:value-type="float" office:value="1177.83896491649">
                <text:p>1177.83896491649</text:p>
              </table:table-cell>
              <table:table-cell office:value-type="float" office:value="1168.62967298805">
                <text:p>1168.629672988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448">
                <text:p>7448</text:p>
              </table:table-cell>
              <table:table-cell office:value-type="float" office:value="1173.9851762215">
                <text:p>1173.9851762215</text:p>
              </table:table-cell>
              <table:table-cell office:value-type="float" office:value="1178.37708799974">
                <text:p>1178.37708799974</text:p>
              </table:table-cell>
              <table:table-cell office:value-type="float" office:value="1169.35686693951">
                <text:p>1169.35686693951</text:p>
              </table:table-cell>
              <table:table-cell office:value-type="float" office:value="1138.52026629725">
                <text:p>1138.52026629725</text:p>
              </table:table-cell>
              <table:table-cell office:value-type="float" office:value="1168.97518971223">
                <text:p>1168.97518971223</text:p>
              </table:table-cell>
              <table:table-cell office:value-type="float" office:value="1177.83982802668">
                <text:p>1177.83982802668</text:p>
              </table:table-cell>
              <table:table-cell office:value-type="float" office:value="1168.6342028527">
                <text:p>1168.63420285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449">
                <text:p>7449</text:p>
              </table:table-cell>
              <table:table-cell office:value-type="float" office:value="1173.99314619126">
                <text:p>1173.99314619126</text:p>
              </table:table-cell>
              <table:table-cell office:value-type="float" office:value="1178.37889584407">
                <text:p>1178.37889584407</text:p>
              </table:table-cell>
              <table:table-cell office:value-type="float" office:value="1169.35898346884">
                <text:p>1169.35898346884</text:p>
              </table:table-cell>
              <table:table-cell office:value-type="float" office:value="1138.55830346598">
                <text:p>1138.55830346598</text:p>
              </table:table-cell>
              <table:table-cell office:value-type="float" office:value="1168.97722709885">
                <text:p>1168.97722709885</text:p>
              </table:table-cell>
              <table:table-cell office:value-type="float" office:value="1177.84012375958">
                <text:p>1177.84012375958</text:p>
              </table:table-cell>
              <table:table-cell office:value-type="float" office:value="1168.63995678864">
                <text:p>1168.639956788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450">
                <text:p>7450</text:p>
              </table:table-cell>
              <table:table-cell office:value-type="float" office:value="1173.99855204758">
                <text:p>1173.99855204758</text:p>
              </table:table-cell>
              <table:table-cell office:value-type="float" office:value="1178.38091663027">
                <text:p>1178.38091663027</text:p>
              </table:table-cell>
              <table:table-cell office:value-type="float" office:value="1169.36055008819">
                <text:p>1169.36055008819</text:p>
              </table:table-cell>
              <table:table-cell office:value-type="float" office:value="1138.5790009764">
                <text:p>1138.5790009764</text:p>
              </table:table-cell>
              <table:table-cell office:value-type="float" office:value="1168.97933896353">
                <text:p>1168.97933896353</text:p>
              </table:table-cell>
              <table:table-cell office:value-type="float" office:value="1177.84091490488">
                <text:p>1177.84091490488</text:p>
              </table:table-cell>
              <table:table-cell office:value-type="float" office:value="1168.6444483656">
                <text:p>1168.64444836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451">
                <text:p>7451</text:p>
              </table:table-cell>
              <table:table-cell office:value-type="float" office:value="1174.07420335179">
                <text:p>1174.07420335179</text:p>
              </table:table-cell>
              <table:table-cell office:value-type="float" office:value="1178.36134323708">
                <text:p>1178.36134323708</text:p>
              </table:table-cell>
              <table:table-cell office:value-type="float" office:value="1169.36943646601">
                <text:p>1169.36943646601</text:p>
              </table:table-cell>
              <table:table-cell office:value-type="float" office:value="1139.05124072394">
                <text:p>1139.05124072394</text:p>
              </table:table-cell>
              <table:table-cell office:value-type="float" office:value="1168.95894401059">
                <text:p>1168.95894401059</text:p>
              </table:table-cell>
              <table:table-cell office:value-type="float" office:value="1177.82986313919">
                <text:p>1177.82986313919</text:p>
              </table:table-cell>
              <table:table-cell office:value-type="float" office:value="1168.67022171308">
                <text:p>1168.670221713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452">
                <text:p>7452</text:p>
              </table:table-cell>
              <table:table-cell office:value-type="float" office:value="1174.07516031192">
                <text:p>1174.07516031192</text:p>
              </table:table-cell>
              <table:table-cell office:value-type="float" office:value="1178.36455998242">
                <text:p>1178.36455998242</text:p>
              </table:table-cell>
              <table:table-cell office:value-type="float" office:value="1169.37037684109">
                <text:p>1169.37037684109</text:p>
              </table:table-cell>
              <table:table-cell office:value-type="float" office:value="1139.04047927299">
                <text:p>1139.04047927299</text:p>
              </table:table-cell>
              <table:table-cell office:value-type="float" office:value="1168.96226147102">
                <text:p>1168.96226147102</text:p>
              </table:table-cell>
              <table:table-cell office:value-type="float" office:value="1177.83154995211">
                <text:p>1177.83154995211</text:p>
              </table:table-cell>
              <table:table-cell office:value-type="float" office:value="1168.6735174149">
                <text:p>1168.67351741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453">
                <text:p>7453</text:p>
              </table:table-cell>
              <table:table-cell office:value-type="float" office:value="1174.08856578264">
                <text:p>1174.08856578264</text:p>
              </table:table-cell>
              <table:table-cell office:value-type="float" office:value="1178.36474704178">
                <text:p>1178.36474704178</text:p>
              </table:table-cell>
              <table:table-cell office:value-type="float" office:value="1169.37316285059">
                <text:p>1169.37316285059</text:p>
              </table:table-cell>
              <table:table-cell office:value-type="float" office:value="1139.11699645082">
                <text:p>1139.11699645082</text:p>
              </table:table-cell>
              <table:table-cell office:value-type="float" office:value="1168.96264176009">
                <text:p>1168.96264176009</text:p>
              </table:table-cell>
              <table:table-cell office:value-type="float" office:value="1177.83045109297">
                <text:p>1177.83045109297</text:p>
              </table:table-cell>
              <table:table-cell office:value-type="float" office:value="1168.68059874578">
                <text:p>1168.680598745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454">
                <text:p>7454</text:p>
              </table:table-cell>
              <table:table-cell office:value-type="float" office:value="1174.09224405817">
                <text:p>1174.09224405817</text:p>
              </table:table-cell>
              <table:table-cell office:value-type="float" office:value="1178.36708091053">
                <text:p>1178.36708091053</text:p>
              </table:table-cell>
              <table:table-cell office:value-type="float" office:value="1169.37434845398">
                <text:p>1169.37434845398</text:p>
              </table:table-cell>
              <table:table-cell office:value-type="float" office:value="1139.12508426959">
                <text:p>1139.12508426959</text:p>
              </table:table-cell>
              <table:table-cell office:value-type="float" office:value="1168.96495904736">
                <text:p>1168.96495904736</text:p>
              </table:table-cell>
              <table:table-cell office:value-type="float" office:value="1177.83155005106">
                <text:p>1177.83155005106</text:p>
              </table:table-cell>
              <table:table-cell office:value-type="float" office:value="1168.68465780887">
                <text:p>1168.6846578088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455">
                <text:p>7455</text:p>
              </table:table-cell>
              <table:table-cell office:value-type="float" office:value="1174.10280254129">
                <text:p>1174.10280254129</text:p>
              </table:table-cell>
              <table:table-cell office:value-type="float" office:value="1178.36819199974">
                <text:p>1178.36819199974</text:p>
              </table:table-cell>
              <table:table-cell office:value-type="float" office:value="1169.37678959901">
                <text:p>1169.37678959901</text:p>
              </table:table-cell>
              <table:table-cell office:value-type="float" office:value="1139.18218891887">
                <text:p>1139.18218891887</text:p>
              </table:table-cell>
              <table:table-cell office:value-type="float" office:value="1168.96614306866">
                <text:p>1168.96614306866</text:p>
              </table:table-cell>
              <table:table-cell office:value-type="float" office:value="1177.83092179688">
                <text:p>1177.83092179688</text:p>
              </table:table-cell>
              <table:table-cell office:value-type="float" office:value="1168.69067013055">
                <text:p>1168.690670130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456">
                <text:p>7456</text:p>
              </table:table-cell>
              <table:table-cell office:value-type="float" office:value="1174.10741171403">
                <text:p>1174.10741171403</text:p>
              </table:table-cell>
              <table:table-cell office:value-type="float" office:value="1178.370286425">
                <text:p>1178.370286425</text:p>
              </table:table-cell>
              <table:table-cell office:value-type="float" office:value="1169.37807867679">
                <text:p>1169.37807867679</text:p>
              </table:table-cell>
              <table:table-cell office:value-type="float" office:value="1139.19784029124">
                <text:p>1139.19784029124</text:p>
              </table:table-cell>
              <table:table-cell office:value-type="float" office:value="1168.96809993005">
                <text:p>1168.96809993005</text:p>
              </table:table-cell>
              <table:table-cell office:value-type="float" office:value="1177.83171759665">
                <text:p>1177.83171759665</text:p>
              </table:table-cell>
              <table:table-cell office:value-type="float" office:value="1168.69479298153">
                <text:p>1168.694792981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457">
                <text:p>7457</text:p>
              </table:table-cell>
              <table:table-cell office:value-type="float" office:value="1174.11628964138">
                <text:p>1174.11628964138</text:p>
              </table:table-cell>
              <table:table-cell office:value-type="float" office:value="1178.37185192658">
                <text:p>1178.37185192658</text:p>
              </table:table-cell>
              <table:table-cell office:value-type="float" office:value="1169.38024549944">
                <text:p>1169.38024549944</text:p>
              </table:table-cell>
              <table:table-cell office:value-type="float" office:value="1139.24346276317">
                <text:p>1139.24346276317</text:p>
              </table:table-cell>
              <table:table-cell office:value-type="float" office:value="1168.96961992093">
                <text:p>1168.96961992093</text:p>
              </table:table-cell>
              <table:table-cell office:value-type="float" office:value="1177.83138986026">
                <text:p>1177.83138986026</text:p>
              </table:table-cell>
              <table:table-cell office:value-type="float" office:value="1168.70007438257">
                <text:p>1168.700074382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458">
                <text:p>7458</text:p>
              </table:table-cell>
              <table:table-cell office:value-type="float" office:value="1174.12126691088">
                <text:p>1174.12126691088</text:p>
              </table:table-cell>
              <table:table-cell office:value-type="float" office:value="1178.37384902784">
                <text:p>1178.37384902784</text:p>
              </table:table-cell>
              <table:table-cell office:value-type="float" office:value="1169.38158531458">
                <text:p>1169.38158531458</text:p>
              </table:table-cell>
              <table:table-cell office:value-type="float" office:value="1139.26258207904">
                <text:p>1139.26258207904</text:p>
              </table:table-cell>
              <table:table-cell office:value-type="float" office:value="1168.97141616254">
                <text:p>1168.97141616254</text:p>
              </table:table-cell>
              <table:table-cell office:value-type="float" office:value="1177.83200253723">
                <text:p>1177.83200253723</text:p>
              </table:table-cell>
              <table:table-cell office:value-type="float" office:value="1168.70409138374">
                <text:p>1168.7040913837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459">
                <text:p>7459</text:p>
              </table:table-cell>
              <table:table-cell office:value-type="float" office:value="1174.1289892439">
                <text:p>1174.1289892439</text:p>
              </table:table-cell>
              <table:table-cell office:value-type="float" office:value="1178.37564353683">
                <text:p>1178.37564353683</text:p>
              </table:table-cell>
              <table:table-cell office:value-type="float" office:value="1169.38352125906">
                <text:p>1169.38352125906</text:p>
              </table:table-cell>
              <table:table-cell office:value-type="float" office:value="1139.30047876199">
                <text:p>1139.30047876199</text:p>
              </table:table-cell>
              <table:table-cell office:value-type="float" office:value="1168.97307501996">
                <text:p>1168.97307501996</text:p>
              </table:table-cell>
              <table:table-cell office:value-type="float" office:value="1177.83189081717">
                <text:p>1177.83189081717</text:p>
              </table:table-cell>
              <table:table-cell office:value-type="float" office:value="1168.70892992657">
                <text:p>1168.708929926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460">
                <text:p>7460</text:p>
              </table:table-cell>
              <table:table-cell office:value-type="float" office:value="1174.13405815238">
                <text:p>1174.13405815238</text:p>
              </table:table-cell>
              <table:table-cell office:value-type="float" office:value="1178.37760071568">
                <text:p>1178.37760071568</text:p>
              </table:table-cell>
              <table:table-cell office:value-type="float" office:value="1169.38486531629">
                <text:p>1169.38486531629</text:p>
              </table:table-cell>
              <table:table-cell office:value-type="float" office:value="1139.32110785412">
                <text:p>1139.32110785412</text:p>
              </table:table-cell>
              <table:table-cell office:value-type="float" office:value="1168.97478438448">
                <text:p>1168.97478438448</text:p>
              </table:table-cell>
              <table:table-cell office:value-type="float" office:value="1177.83238850581">
                <text:p>1177.83238850581</text:p>
              </table:table-cell>
              <table:table-cell office:value-type="float" office:value="1168.71287622172">
                <text:p>1168.712876221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461">
                <text:p>7461</text:p>
              </table:table-cell>
              <table:table-cell office:value-type="float" office:value="1174.20752308258">
                <text:p>1174.20752308258</text:p>
              </table:table-cell>
              <table:table-cell office:value-type="float" office:value="1178.35970202874">
                <text:p>1178.35970202874</text:p>
              </table:table-cell>
              <table:table-cell office:value-type="float" office:value="1169.39336191178">
                <text:p>1169.39336191178</text:p>
              </table:table-cell>
              <table:table-cell office:value-type="float" office:value="1139.78051019887">
                <text:p>1139.78051019887</text:p>
              </table:table-cell>
              <table:table-cell office:value-type="float" office:value="1168.95590513706">
                <text:p>1168.95590513706</text:p>
              </table:table-cell>
              <table:table-cell office:value-type="float" office:value="1177.8198278081">
                <text:p>1177.8198278081</text:p>
              </table:table-cell>
              <table:table-cell office:value-type="float" office:value="1168.74241197929">
                <text:p>1168.742411979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462">
                <text:p>7462</text:p>
              </table:table-cell>
              <table:table-cell office:value-type="float" office:value="1174.2081012356">
                <text:p>1174.2081012356</text:p>
              </table:table-cell>
              <table:table-cell office:value-type="float" office:value="1178.36284203373">
                <text:p>1178.36284203373</text:p>
              </table:table-cell>
              <table:table-cell office:value-type="float" office:value="1169.39401312719">
                <text:p>1169.39401312719</text:p>
              </table:table-cell>
              <table:table-cell office:value-type="float" office:value="1139.77066670879">
                <text:p>1139.77066670879</text:p>
              </table:table-cell>
              <table:table-cell office:value-type="float" office:value="1168.95867961253">
                <text:p>1168.95867961253</text:p>
              </table:table-cell>
              <table:table-cell office:value-type="float" office:value="1177.8213727266">
                <text:p>1177.8213727266</text:p>
              </table:table-cell>
              <table:table-cell office:value-type="float" office:value="1168.7452546555">
                <text:p>1168.74525465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463">
                <text:p>7463</text:p>
              </table:table-cell>
              <table:table-cell office:value-type="float" office:value="1174.22131284204">
                <text:p>1174.22131284204</text:p>
              </table:table-cell>
              <table:table-cell office:value-type="float" office:value="1178.36303154587">
                <text:p>1178.36303154587</text:p>
              </table:table-cell>
              <table:table-cell office:value-type="float" office:value="1169.39674872937">
                <text:p>1169.39674872937</text:p>
              </table:table-cell>
              <table:table-cell office:value-type="float" office:value="1139.84542395282">
                <text:p>1139.84542395282</text:p>
              </table:table-cell>
              <table:table-cell office:value-type="float" office:value="1168.95881063995">
                <text:p>1168.95881063995</text:p>
              </table:table-cell>
              <table:table-cell office:value-type="float" office:value="1177.81959657879">
                <text:p>1177.81959657879</text:p>
              </table:table-cell>
              <table:table-cell office:value-type="float" office:value="1168.75142292753">
                <text:p>1168.751422927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464">
                <text:p>7464</text:p>
              </table:table-cell>
              <table:table-cell office:value-type="float" office:value="1174.22463659812">
                <text:p>1174.22463659812</text:p>
              </table:table-cell>
              <table:table-cell office:value-type="float" office:value="1178.36530585391">
                <text:p>1178.36530585391</text:p>
              </table:table-cell>
              <table:table-cell office:value-type="float" office:value="1169.39771363551">
                <text:p>1169.39771363551</text:p>
              </table:table-cell>
              <table:table-cell office:value-type="float" office:value="1139.85367883516">
                <text:p>1139.85367883516</text:p>
              </table:table-cell>
              <table:table-cell office:value-type="float" office:value="1168.9606651817">
                <text:p>1168.9606651817</text:p>
              </table:table-cell>
              <table:table-cell office:value-type="float" office:value="1177.82045669294">
                <text:p>1177.82045669294</text:p>
              </table:table-cell>
              <table:table-cell office:value-type="float" office:value="1168.75510387934">
                <text:p>1168.755103879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465">
                <text:p>7465</text:p>
              </table:table-cell>
              <table:table-cell office:value-type="float" office:value="1174.23498652349">
                <text:p>1174.23498652349</text:p>
              </table:table-cell>
              <table:table-cell office:value-type="float" office:value="1178.36634116081">
                <text:p>1178.36634116081</text:p>
              </table:table-cell>
              <table:table-cell office:value-type="float" office:value="1169.40004380575">
                <text:p>1169.40004380575</text:p>
              </table:table-cell>
              <table:table-cell office:value-type="float" office:value="1139.90941863302">
                <text:p>1139.90941863302</text:p>
              </table:table-cell>
              <table:table-cell office:value-type="float" office:value="1168.9615727324">
                <text:p>1168.9615727324</text:p>
              </table:table-cell>
              <table:table-cell office:value-type="float" office:value="1177.81918873276">
                <text:p>1177.81918873276</text:p>
              </table:table-cell>
              <table:table-cell office:value-type="float" office:value="1168.76026587617">
                <text:p>1168.760265876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466">
                <text:p>7466</text:p>
              </table:table-cell>
              <table:table-cell office:value-type="float" office:value="1174.23926081899">
                <text:p>1174.23926081899</text:p>
              </table:table-cell>
              <table:table-cell office:value-type="float" office:value="1178.36833339223">
                <text:p>1178.36833339223</text:p>
              </table:table-cell>
              <table:table-cell office:value-type="float" office:value="1169.4011438552">
                <text:p>1169.4011438552</text:p>
              </table:table-cell>
              <table:table-cell office:value-type="float" office:value="1139.92485328056">
                <text:p>1139.92485328056</text:p>
              </table:table-cell>
              <table:table-cell office:value-type="float" office:value="1168.96311792296">
                <text:p>1168.96311792296</text:p>
              </table:table-cell>
              <table:table-cell office:value-type="float" office:value="1177.81966703483">
                <text:p>1177.81966703483</text:p>
              </table:table-cell>
              <table:table-cell office:value-type="float" office:value="1168.76393825282">
                <text:p>1168.763938252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467">
                <text:p>7467</text:p>
              </table:table-cell>
              <table:table-cell office:value-type="float" office:value="1174.2479330875">
                <text:p>1174.2479330875</text:p>
              </table:table-cell>
              <table:table-cell office:value-type="float" office:value="1178.36978513818">
                <text:p>1178.36978513818</text:p>
              </table:table-cell>
              <table:table-cell office:value-type="float" office:value="1169.4031730939">
                <text:p>1169.4031730939</text:p>
              </table:table-cell>
              <table:table-cell office:value-type="float" office:value="1139.96925672181">
                <text:p>1139.96925672181</text:p>
              </table:table-cell>
              <table:table-cell office:value-type="float" office:value="1168.96436028627">
                <text:p>1168.96436028627</text:p>
              </table:table-cell>
              <table:table-cell office:value-type="float" office:value="1177.81873563502">
                <text:p>1177.81873563502</text:p>
              </table:table-cell>
              <table:table-cell office:value-type="float" office:value="1168.76846554122">
                <text:p>1168.768465541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468">
                <text:p>7468</text:p>
              </table:table-cell>
              <table:table-cell office:value-type="float" office:value="1174.25258824894">
                <text:p>1174.25258824894</text:p>
              </table:table-cell>
              <table:table-cell office:value-type="float" office:value="1178.37169535873">
                <text:p>1178.37169535873</text:p>
              </table:table-cell>
              <table:table-cell office:value-type="float" office:value="1169.40433386899">
                <text:p>1169.40433386899</text:p>
              </table:table-cell>
              <table:table-cell office:value-type="float" office:value="1139.98794036915">
                <text:p>1139.98794036915</text:p>
              </table:table-cell>
              <table:table-cell office:value-type="float" office:value="1168.9657958262">
                <text:p>1168.9657958262</text:p>
              </table:table-cell>
              <table:table-cell office:value-type="float" office:value="1177.818978214">
                <text:p>1177.818978214</text:p>
              </table:table-cell>
              <table:table-cell office:value-type="float" office:value="1168.77198351929">
                <text:p>1168.771983519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469">
                <text:p>7469</text:p>
              </table:table-cell>
              <table:table-cell office:value-type="float" office:value="1174.26008987259">
                <text:p>1174.26008987259</text:p>
              </table:table-cell>
              <table:table-cell office:value-type="float" office:value="1178.37338628869">
                <text:p>1178.37338628869</text:p>
              </table:table-cell>
              <table:table-cell office:value-type="float" office:value="1169.40611608029">
                <text:p>1169.40611608029</text:p>
              </table:table-cell>
              <table:table-cell office:value-type="float" office:value="1140.0247166216">
                <text:p>1140.0247166216</text:p>
              </table:table-cell>
              <table:table-cell office:value-type="float" office:value="1168.96718154655">
                <text:p>1168.96718154655</text:p>
              </table:table-cell>
              <table:table-cell office:value-type="float" office:value="1177.81829167818">
                <text:p>1177.81829167818</text:p>
              </table:table-cell>
              <table:table-cell office:value-type="float" office:value="1168.77608154941">
                <text:p>1168.776081549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470">
                <text:p>7470</text:p>
              </table:table-cell>
              <table:table-cell office:value-type="float" office:value="1174.2648745228">
                <text:p>1174.2648745228</text:p>
              </table:table-cell>
              <table:table-cell office:value-type="float" office:value="1178.37529274448">
                <text:p>1178.37529274448</text:p>
              </table:table-cell>
              <table:table-cell office:value-type="float" office:value="1169.40728817741">
                <text:p>1169.40728817741</text:p>
              </table:table-cell>
              <table:table-cell office:value-type="float" office:value="1140.04479066227">
                <text:p>1140.04479066227</text:p>
              </table:table-cell>
              <table:table-cell office:value-type="float" office:value="1168.96856867391">
                <text:p>1168.96856867391</text:p>
              </table:table-cell>
              <table:table-cell office:value-type="float" office:value="1177.81838747666">
                <text:p>1177.81838747666</text:p>
              </table:table-cell>
              <table:table-cell office:value-type="float" office:value="1168.77946587992">
                <text:p>1168.779465879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471">
                <text:p>7471</text:p>
              </table:table-cell>
              <table:table-cell office:value-type="float" office:value="1174.34134768234">
                <text:p>1174.34134768234</text:p>
              </table:table-cell>
              <table:table-cell office:value-type="float" office:value="1178.35595908234">
                <text:p>1178.35595908234</text:p>
              </table:table-cell>
              <table:table-cell office:value-type="float" office:value="1169.4194874216">
                <text:p>1169.4194874216</text:p>
              </table:table-cell>
              <table:table-cell office:value-type="float" office:value="1140.49069877319">
                <text:p>1140.49069877319</text:p>
              </table:table-cell>
              <table:table-cell office:value-type="float" office:value="1168.94960789423">
                <text:p>1168.94960789423</text:p>
              </table:table-cell>
              <table:table-cell office:value-type="float" office:value="1177.80267367461">
                <text:p>1177.80267367461</text:p>
              </table:table-cell>
              <table:table-cell office:value-type="float" office:value="1168.79908717028">
                <text:p>1168.799087170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472">
                <text:p>7472</text:p>
              </table:table-cell>
              <table:table-cell office:value-type="float" office:value="1174.34157294047">
                <text:p>1174.34157294047</text:p>
              </table:table-cell>
              <table:table-cell office:value-type="float" office:value="1178.35910550623">
                <text:p>1178.35910550623</text:p>
              </table:table-cell>
              <table:table-cell office:value-type="float" office:value="1169.41985640572">
                <text:p>1169.41985640572</text:p>
              </table:table-cell>
              <table:table-cell office:value-type="float" office:value="1140.48132712342">
                <text:p>1140.48132712342</text:p>
              </table:table-cell>
              <table:table-cell office:value-type="float" office:value="1168.95200159178">
                <text:p>1168.95200159178</text:p>
              </table:table-cell>
              <table:table-cell office:value-type="float" office:value="1177.80395621588">
                <text:p>1177.80395621588</text:p>
              </table:table-cell>
              <table:table-cell office:value-type="float" office:value="1168.80152259418">
                <text:p>1168.801522594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473">
                <text:p>7473</text:p>
              </table:table-cell>
              <table:table-cell office:value-type="float" office:value="1174.35467477419">
                <text:p>1174.35467477419</text:p>
              </table:table-cell>
              <table:table-cell office:value-type="float" office:value="1178.35921163177">
                <text:p>1178.35921163177</text:p>
              </table:table-cell>
              <table:table-cell office:value-type="float" office:value="1169.42259365651">
                <text:p>1169.42259365651</text:p>
              </table:table-cell>
              <table:table-cell office:value-type="float" office:value="1140.55343390879">
                <text:p>1140.55343390879</text:p>
              </table:table-cell>
              <table:table-cell office:value-type="float" office:value="1168.95202405672">
                <text:p>1168.95202405672</text:p>
              </table:table-cell>
              <table:table-cell office:value-type="float" office:value="1177.80128517603">
                <text:p>1177.80128517603</text:p>
              </table:table-cell>
              <table:table-cell office:value-type="float" office:value="1168.80626245968">
                <text:p>1168.806262459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474">
                <text:p>7474</text:p>
              </table:table-cell>
              <table:table-cell office:value-type="float" office:value="1174.35769993465">
                <text:p>1174.35769993465</text:p>
              </table:table-cell>
              <table:table-cell office:value-type="float" office:value="1178.36147557129">
                <text:p>1178.36147557129</text:p>
              </table:table-cell>
              <table:table-cell office:value-type="float" office:value="1169.42337171256">
                <text:p>1169.42337171256</text:p>
              </table:table-cell>
              <table:table-cell office:value-type="float" office:value="1140.56161209629">
                <text:p>1140.56161209629</text:p>
              </table:table-cell>
              <table:table-cell office:value-type="float" office:value="1168.95357239813">
                <text:p>1168.95357239813</text:p>
              </table:table-cell>
              <table:table-cell office:value-type="float" office:value="1177.80175498632">
                <text:p>1177.80175498632</text:p>
              </table:table-cell>
              <table:table-cell office:value-type="float" office:value="1168.80922830374">
                <text:p>1168.809228303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475">
                <text:p>7475</text:p>
              </table:table-cell>
              <table:table-cell office:value-type="float" office:value="1174.36789454769">
                <text:p>1174.36789454769</text:p>
              </table:table-cell>
              <table:table-cell office:value-type="float" office:value="1178.36239572391">
                <text:p>1178.36239572391</text:p>
              </table:table-cell>
              <table:table-cell office:value-type="float" office:value="1169.42564245732">
                <text:p>1169.42564245732</text:p>
              </table:table-cell>
              <table:table-cell office:value-type="float" office:value="1140.6152968976">
                <text:p>1140.6152968976</text:p>
              </table:table-cell>
              <table:table-cell office:value-type="float" office:value="1168.9543309434">
                <text:p>1168.9543309434</text:p>
              </table:table-cell>
              <table:table-cell office:value-type="float" office:value="1177.79969852663">
                <text:p>1177.79969852663</text:p>
              </table:table-cell>
              <table:table-cell office:value-type="float" office:value="1168.81318470662">
                <text:p>1168.813184706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476">
                <text:p>7476</text:p>
              </table:table-cell>
              <table:table-cell office:value-type="float" office:value="1174.37191818688">
                <text:p>1174.37191818688</text:p>
              </table:table-cell>
              <table:table-cell office:value-type="float" office:value="1178.36437937506">
                <text:p>1178.36437937506</text:p>
              </table:table-cell>
              <table:table-cell office:value-type="float" office:value="1169.42659816293">
                <text:p>1169.42659816293</text:p>
              </table:table-cell>
              <table:table-cell office:value-type="float" office:value="1140.63034018372">
                <text:p>1140.63034018372</text:p>
              </table:table-cell>
              <table:table-cell office:value-type="float" office:value="1168.95563080009">
                <text:p>1168.95563080009</text:p>
              </table:table-cell>
              <table:table-cell office:value-type="float" office:value="1177.79973549613">
                <text:p>1177.79973549613</text:p>
              </table:table-cell>
              <table:table-cell office:value-type="float" office:value="1168.81614720758">
                <text:p>1168.8161472075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77">
                <text:p>7477</text:p>
              </table:table-cell>
              <table:table-cell office:value-type="float" office:value="1174.38042545757">
                <text:p>1174.38042545757</text:p>
              </table:table-cell>
              <table:table-cell office:value-type="float" office:value="1178.36570883719">
                <text:p>1178.36570883719</text:p>
              </table:table-cell>
              <table:table-cell office:value-type="float" office:value="1169.4285539568">
                <text:p>1169.4285539568</text:p>
              </table:table-cell>
              <table:table-cell office:value-type="float" office:value="1140.67317561994">
                <text:p>1140.67317561994</text:p>
              </table:table-cell>
              <table:table-cell office:value-type="float" office:value="1168.95670995105">
                <text:p>1168.95670995105</text:p>
              </table:table-cell>
              <table:table-cell office:value-type="float" office:value="1177.79809248697">
                <text:p>1177.79809248697</text:p>
              </table:table-cell>
              <table:table-cell office:value-type="float" office:value="1168.81973215106">
                <text:p>1168.819732151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478">
                <text:p>7478</text:p>
              </table:table-cell>
              <table:table-cell office:value-type="float" office:value="1174.38485218688">
                <text:p>1174.38485218688</text:p>
              </table:table-cell>
              <table:table-cell office:value-type="float" office:value="1178.36760375049">
                <text:p>1178.36760375049</text:p>
              </table:table-cell>
              <table:table-cell office:value-type="float" office:value="1169.42959434825">
                <text:p>1169.42959434825</text:p>
              </table:table-cell>
              <table:table-cell office:value-type="float" office:value="1140.69132128145">
                <text:p>1140.69132128145</text:p>
              </table:table-cell>
              <table:table-cell office:value-type="float" office:value="1168.95793215264">
                <text:p>1168.95793215264</text:p>
              </table:table-cell>
              <table:table-cell office:value-type="float" office:value="1177.79786248736">
                <text:p>1177.79786248736</text:p>
              </table:table-cell>
              <table:table-cell office:value-type="float" office:value="1168.82273664638">
                <text:p>1168.822736646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479">
                <text:p>7479</text:p>
              </table:table-cell>
              <table:table-cell office:value-type="float" office:value="1174.3922087885">
                <text:p>1174.3922087885</text:p>
              </table:table-cell>
              <table:table-cell office:value-type="float" office:value="1178.36916814097">
                <text:p>1178.36916814097</text:p>
              </table:table-cell>
              <table:table-cell office:value-type="float" office:value="1169.43131885792">
                <text:p>1169.43131885792</text:p>
              </table:table-cell>
              <table:table-cell office:value-type="float" office:value="1140.72694261926">
                <text:p>1140.72694261926</text:p>
              </table:table-cell>
              <table:table-cell office:value-type="float" office:value="1168.95915195547">
                <text:p>1168.95915195547</text:p>
              </table:table-cell>
              <table:table-cell office:value-type="float" office:value="1177.79653189741">
                <text:p>1177.79653189741</text:p>
              </table:table-cell>
              <table:table-cell office:value-type="float" office:value="1168.8261505869">
                <text:p>1168.82615058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480">
                <text:p>7480</text:p>
              </table:table-cell>
              <table:table-cell office:value-type="float" office:value="1174.39678810839">
                <text:p>1174.39678810839</text:p>
              </table:table-cell>
              <table:table-cell office:value-type="float" office:value="1178.37104633471">
                <text:p>1178.37104633471</text:p>
              </table:table-cell>
              <table:table-cell office:value-type="float" office:value="1169.43238416081">
                <text:p>1169.43238416081</text:p>
              </table:table-cell>
              <table:table-cell office:value-type="float" office:value="1140.74634747624">
                <text:p>1140.74634747624</text:p>
              </table:table-cell>
              <table:table-cell office:value-type="float" office:value="1168.96035327719">
                <text:p>1168.96035327719</text:p>
              </table:table-cell>
              <table:table-cell office:value-type="float" office:value="1177.79614256528">
                <text:p>1177.79614256528</text:p>
              </table:table-cell>
              <table:table-cell office:value-type="float" office:value="1168.82913946453">
                <text:p>1168.829139464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481">
                <text:p>7481</text:p>
              </table:table-cell>
              <table:table-cell office:value-type="float" office:value="1174.47078948844">
                <text:p>1174.47078948844</text:p>
              </table:table-cell>
              <table:table-cell office:value-type="float" office:value="1178.35441008593">
                <text:p>1178.35441008593</text:p>
              </table:table-cell>
              <table:table-cell office:value-type="float" office:value="1169.44320458143">
                <text:p>1169.44320458143</text:p>
              </table:table-cell>
              <table:table-cell office:value-type="float" office:value="1141.17823191997">
                <text:p>1141.17823191997</text:p>
              </table:table-cell>
              <table:table-cell office:value-type="float" office:value="1168.94342367471">
                <text:p>1168.94342367471</text:p>
              </table:table-cell>
              <table:table-cell office:value-type="float" office:value="1177.77665088364">
                <text:p>1177.77665088364</text:p>
              </table:table-cell>
              <table:table-cell office:value-type="float" office:value="1168.85095584851">
                <text:p>1168.850955848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482">
                <text:p>7482</text:p>
              </table:table-cell>
              <table:table-cell office:value-type="float" office:value="1174.47083411862">
                <text:p>1174.47083411862</text:p>
              </table:table-cell>
              <table:table-cell office:value-type="float" office:value="1178.35743129452">
                <text:p>1178.35743129452</text:p>
              </table:table-cell>
              <table:table-cell office:value-type="float" office:value="1169.4434484509">
                <text:p>1169.4434484509</text:p>
              </table:table-cell>
              <table:table-cell office:value-type="float" office:value="1141.16923733953">
                <text:p>1141.16923733953</text:p>
              </table:table-cell>
              <table:table-cell office:value-type="float" office:value="1168.94557281805">
                <text:p>1168.94557281805</text:p>
              </table:table-cell>
              <table:table-cell office:value-type="float" office:value="1177.77770041639">
                <text:p>1177.77770041639</text:p>
              </table:table-cell>
              <table:table-cell office:value-type="float" office:value="1168.85336013678">
                <text:p>1168.8533601367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483">
                <text:p>7483</text:p>
              </table:table-cell>
              <table:table-cell office:value-type="float" office:value="1174.4838207327">
                <text:p>1174.4838207327</text:p>
              </table:table-cell>
              <table:table-cell office:value-type="float" office:value="1178.35744771151">
                <text:p>1178.35744771151</text:p>
              </table:table-cell>
              <table:table-cell office:value-type="float" office:value="1169.44623026845">
                <text:p>1169.44623026845</text:p>
              </table:table-cell>
              <table:table-cell office:value-type="float" office:value="1141.23886401488">
                <text:p>1141.23886401488</text:p>
              </table:table-cell>
              <table:table-cell office:value-type="float" office:value="1168.94552739351">
                <text:p>1168.94552739351</text:p>
              </table:table-cell>
              <table:table-cell office:value-type="float" office:value="1177.77408030056">
                <text:p>1177.77408030056</text:p>
              </table:table-cell>
              <table:table-cell office:value-type="float" office:value="1168.85735377555">
                <text:p>1168.857353775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484">
                <text:p>7484</text:p>
              </table:table-cell>
              <table:table-cell office:value-type="float" office:value="1174.48666964644">
                <text:p>1174.48666964644</text:p>
              </table:table-cell>
              <table:table-cell office:value-type="float" office:value="1178.35964960389">
                <text:p>1178.35964960389</text:p>
              </table:table-cell>
              <table:table-cell office:value-type="float" office:value="1169.44690999763">
                <text:p>1169.44690999763</text:p>
              </table:table-cell>
              <table:table-cell office:value-type="float" office:value="1141.24683217372">
                <text:p>1141.24683217372</text:p>
              </table:table-cell>
              <table:table-cell office:value-type="float" office:value="1168.94690821877">
                <text:p>1168.94690821877</text:p>
              </table:table-cell>
              <table:table-cell office:value-type="float" office:value="1177.77414937901">
                <text:p>1177.77414937901</text:p>
              </table:table-cell>
              <table:table-cell office:value-type="float" office:value="1168.86029190491">
                <text:p>1168.860291904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485">
                <text:p>7485</text:p>
              </table:table-cell>
              <table:table-cell office:value-type="float" office:value="1174.49678359658">
                <text:p>1174.49678359658</text:p>
              </table:table-cell>
              <table:table-cell office:value-type="float" office:value="1178.36045374896">
                <text:p>1178.36045374896</text:p>
              </table:table-cell>
              <table:table-cell office:value-type="float" office:value="1169.44923771104">
                <text:p>1169.44923771104</text:p>
              </table:table-cell>
              <table:table-cell office:value-type="float" office:value="1141.29871017368">
                <text:p>1141.29871017368</text:p>
              </table:table-cell>
              <table:table-cell office:value-type="float" office:value="1168.94755881535">
                <text:p>1168.94755881535</text:p>
              </table:table-cell>
              <table:table-cell office:value-type="float" office:value="1177.7712895359">
                <text:p>1177.7712895359</text:p>
              </table:table-cell>
              <table:table-cell office:value-type="float" office:value="1168.86368536398">
                <text:p>1168.863685363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86">
                <text:p>7486</text:p>
              </table:table-cell>
              <table:table-cell office:value-type="float" office:value="1174.50064602432">
                <text:p>1174.50064602432</text:p>
              </table:table-cell>
              <table:table-cell office:value-type="float" office:value="1178.36237625739">
                <text:p>1178.36237625739</text:p>
              </table:table-cell>
              <table:table-cell office:value-type="float" office:value="1169.45013678363">
                <text:p>1169.45013678363</text:p>
              </table:table-cell>
              <table:table-cell office:value-type="float" office:value="1141.31345440103">
                <text:p>1141.31345440103</text:p>
              </table:table-cell>
              <table:table-cell office:value-type="float" office:value="1168.94878292872">
                <text:p>1168.94878292872</text:p>
              </table:table-cell>
              <table:table-cell office:value-type="float" office:value="1177.77086263249">
                <text:p>1177.77086263249</text:p>
              </table:table-cell>
              <table:table-cell office:value-type="float" office:value="1168.86663825896">
                <text:p>1168.866638258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487">
                <text:p>7487</text:p>
              </table:table-cell>
              <table:table-cell office:value-type="float" office:value="1174.50905785744">
                <text:p>1174.50905785744</text:p>
              </table:table-cell>
              <table:table-cell office:value-type="float" office:value="1178.36358714221">
                <text:p>1178.36358714221</text:p>
              </table:table-cell>
              <table:table-cell office:value-type="float" office:value="1169.4521317685">
                <text:p>1169.4521317685</text:p>
              </table:table-cell>
              <table:table-cell office:value-type="float" office:value="1141.35464093654">
                <text:p>1141.35464093654</text:p>
              </table:table-cell>
              <table:table-cell office:value-type="float" office:value="1168.94985655544">
                <text:p>1168.94985655544</text:p>
              </table:table-cell>
              <table:table-cell office:value-type="float" office:value="1177.76850463879">
                <text:p>1177.76850463879</text:p>
              </table:table-cell>
              <table:table-cell office:value-type="float" office:value="1168.86977859058">
                <text:p>1168.869778590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488">
                <text:p>7488</text:p>
              </table:table-cell>
              <table:table-cell office:value-type="float" office:value="1174.51334847235">
                <text:p>1174.51334847235</text:p>
              </table:table-cell>
              <table:table-cell office:value-type="float" office:value="1178.36541277894">
                <text:p>1178.36541277894</text:p>
              </table:table-cell>
              <table:table-cell office:value-type="float" office:value="1169.45312139842">
                <text:p>1169.45312139842</text:p>
              </table:table-cell>
              <table:table-cell office:value-type="float" office:value="1141.37242700264">
                <text:p>1141.37242700264</text:p>
              </table:table-cell>
              <table:table-cell office:value-type="float" office:value="1168.95118295559">
                <text:p>1168.95118295559</text:p>
              </table:table-cell>
              <table:table-cell office:value-type="float" office:value="1177.76778752458">
                <text:p>1177.76778752458</text:p>
              </table:table-cell>
              <table:table-cell office:value-type="float" office:value="1168.87266378575">
                <text:p>1168.872663785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489">
                <text:p>7489</text:p>
              </table:table-cell>
              <table:table-cell office:value-type="float" office:value="1174.52058349998">
                <text:p>1174.52058349998</text:p>
              </table:table-cell>
              <table:table-cell office:value-type="float" office:value="1178.36686661507">
                <text:p>1178.36686661507</text:p>
              </table:table-cell>
              <table:table-cell office:value-type="float" office:value="1169.45487281037">
                <text:p>1169.45487281037</text:p>
              </table:table-cell>
              <table:table-cell office:value-type="float" office:value="1141.40676468569">
                <text:p>1141.40676468569</text:p>
              </table:table-cell>
              <table:table-cell office:value-type="float" office:value="1168.95249666736">
                <text:p>1168.95249666736</text:p>
              </table:table-cell>
              <table:table-cell office:value-type="float" office:value="1177.76580634028">
                <text:p>1177.76580634028</text:p>
              </table:table-cell>
              <table:table-cell office:value-type="float" office:value="1168.87565342582">
                <text:p>1168.8756534258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490">
                <text:p>7490</text:p>
              </table:table-cell>
              <table:table-cell office:value-type="float" office:value="1174.5250151913">
                <text:p>1174.5250151913</text:p>
              </table:table-cell>
              <table:table-cell office:value-type="float" office:value="1178.36867092465">
                <text:p>1178.36867092465</text:p>
              </table:table-cell>
              <table:table-cell office:value-type="float" office:value="1169.45591313026">
                <text:p>1169.45591313026</text:p>
              </table:table-cell>
              <table:table-cell office:value-type="float" office:value="1141.42562622642">
                <text:p>1141.42562622642</text:p>
              </table:table-cell>
              <table:table-cell office:value-type="float" office:value="1168.95381081677">
                <text:p>1168.95381081677</text:p>
              </table:table-cell>
              <table:table-cell office:value-type="float" office:value="1177.76492357715">
                <text:p>1177.76492357715</text:p>
              </table:table-cell>
              <table:table-cell office:value-type="float" office:value="1168.87845025564">
                <text:p>1168.878450255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491">
                <text:p>7491</text:p>
              </table:table-cell>
              <table:table-cell office:value-type="float" office:value="1174.60111868922">
                <text:p>1174.60111868922</text:p>
              </table:table-cell>
              <table:table-cell office:value-type="float" office:value="1178.34957737131">
                <text:p>1178.34957737131</text:p>
              </table:table-cell>
              <table:table-cell office:value-type="float" office:value="1169.46989178919">
                <text:p>1169.46989178919</text:p>
              </table:table-cell>
              <table:table-cell office:value-type="float" office:value="1141.84316817436">
                <text:p>1141.84316817436</text:p>
              </table:table-cell>
              <table:table-cell office:value-type="float" office:value="1168.93685501881">
                <text:p>1168.93685501881</text:p>
              </table:table-cell>
              <table:table-cell office:value-type="float" office:value="1177.74128337989">
                <text:p>1177.74128337989</text:p>
              </table:table-cell>
              <table:table-cell office:value-type="float" office:value="1168.88945406336">
                <text:p>1168.889454063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492">
                <text:p>7492</text:p>
              </table:table-cell>
              <table:table-cell office:value-type="float" office:value="1174.60099248944">
                <text:p>1174.60099248944</text:p>
              </table:table-cell>
              <table:table-cell office:value-type="float" office:value="1178.35256421365">
                <text:p>1178.35256421365</text:p>
              </table:table-cell>
              <table:table-cell office:value-type="float" office:value="1169.47001571376">
                <text:p>1169.47001571376</text:p>
              </table:table-cell>
              <table:table-cell office:value-type="float" office:value="1141.83458287361">
                <text:p>1141.83458287361</text:p>
              </table:table-cell>
              <table:table-cell office:value-type="float" office:value="1168.93905555685">
                <text:p>1168.93905555685</text:p>
              </table:table-cell>
              <table:table-cell office:value-type="float" office:value="1177.74203639237">
                <text:p>1177.74203639237</text:p>
              </table:table-cell>
              <table:table-cell office:value-type="float" office:value="1168.89205170201">
                <text:p>1168.892051702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493">
                <text:p>7493</text:p>
              </table:table-cell>
              <table:table-cell office:value-type="float" office:value="1174.61382821337">
                <text:p>1174.61382821337</text:p>
              </table:table-cell>
              <table:table-cell office:value-type="float" office:value="1178.35245907863">
                <text:p>1178.35245907863</text:p>
              </table:table-cell>
              <table:table-cell office:value-type="float" office:value="1169.47299086133">
                <text:p>1169.47299086133</text:p>
              </table:table-cell>
              <table:table-cell office:value-type="float" office:value="1141.901892184">
                <text:p>1141.901892184</text:p>
              </table:table-cell>
              <table:table-cell office:value-type="float" office:value="1168.93910764146">
                <text:p>1168.93910764146</text:p>
              </table:table-cell>
              <table:table-cell office:value-type="float" office:value="1177.73747846034">
                <text:p>1177.73747846034</text:p>
              </table:table-cell>
              <table:table-cell office:value-type="float" office:value="1168.89497245907">
                <text:p>1168.894972459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494">
                <text:p>7494</text:p>
              </table:table-cell>
              <table:table-cell office:value-type="float" office:value="1174.61651239874">
                <text:p>1174.61651239874</text:p>
              </table:table-cell>
              <table:table-cell office:value-type="float" office:value="1178.35457371967">
                <text:p>1178.35457371967</text:p>
              </table:table-cell>
              <table:table-cell office:value-type="float" office:value="1169.47362311936">
                <text:p>1169.47362311936</text:p>
              </table:table-cell>
              <table:table-cell office:value-type="float" office:value="1141.90968784483">
                <text:p>1141.90968784483</text:p>
              </table:table-cell>
              <table:table-cell office:value-type="float" office:value="1168.94060875464">
                <text:p>1168.94060875464</text:p>
              </table:table-cell>
              <table:table-cell office:value-type="float" office:value="1177.73710601419">
                <text:p>1177.73710601419</text:p>
              </table:table-cell>
              <table:table-cell office:value-type="float" office:value="1168.89775393363">
                <text:p>1168.897753933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495">
                <text:p>7495</text:p>
              </table:table-cell>
              <table:table-cell office:value-type="float" office:value="1174.62644111977">
                <text:p>1174.62644111977</text:p>
              </table:table-cell>
              <table:table-cell office:value-type="float" office:value="1178.35525433984">
                <text:p>1178.35525433984</text:p>
              </table:table-cell>
              <table:table-cell office:value-type="float" office:value="1169.47609815032">
                <text:p>1169.47609815032</text:p>
              </table:table-cell>
              <table:table-cell office:value-type="float" office:value="1141.95976367116">
                <text:p>1141.95976367116</text:p>
              </table:table-cell>
              <table:table-cell office:value-type="float" office:value="1168.94132892645">
                <text:p>1168.94132892645</text:p>
              </table:table-cell>
              <table:table-cell office:value-type="float" office:value="1177.73348517973">
                <text:p>1177.73348517973</text:p>
              </table:table-cell>
              <table:table-cell office:value-type="float" office:value="1168.9002604659">
                <text:p>1168.900260465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496">
                <text:p>7496</text:p>
              </table:table-cell>
              <table:table-cell office:value-type="float" office:value="1174.63011820404">
                <text:p>1174.63011820404</text:p>
              </table:table-cell>
              <table:table-cell office:value-type="float" office:value="1178.35708368908">
                <text:p>1178.35708368908</text:p>
              </table:table-cell>
              <table:table-cell office:value-type="float" office:value="1169.47696775807">
                <text:p>1169.47696775807</text:p>
              </table:table-cell>
              <table:table-cell office:value-type="float" office:value="1141.97408804894">
                <text:p>1141.97408804894</text:p>
              </table:table-cell>
              <table:table-cell office:value-type="float" office:value="1168.94266072132">
                <text:p>1168.94266072132</text:p>
              </table:table-cell>
              <table:table-cell office:value-type="float" office:value="1177.73257853134">
                <text:p>1177.73257853134</text:p>
              </table:table-cell>
              <table:table-cell office:value-type="float" office:value="1168.90290696438">
                <text:p>1168.902906964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497">
                <text:p>7497</text:p>
              </table:table-cell>
              <table:table-cell office:value-type="float" office:value="1174.63835050343">
                <text:p>1174.63835050343</text:p>
              </table:table-cell>
              <table:table-cell office:value-type="float" office:value="1178.35816620778">
                <text:p>1178.35816620778</text:p>
              </table:table-cell>
              <table:table-cell office:value-type="float" office:value="1169.47911612784">
                <text:p>1169.47911612784</text:p>
              </table:table-cell>
              <table:table-cell office:value-type="float" office:value="1142.01415567322">
                <text:p>1142.01415567322</text:p>
              </table:table-cell>
              <table:table-cell office:value-type="float" office:value="1168.94369908719">
                <text:p>1168.94369908719</text:p>
              </table:table-cell>
              <table:table-cell office:value-type="float" office:value="1177.7295750307">
                <text:p>1177.7295750307</text:p>
              </table:table-cell>
              <table:table-cell office:value-type="float" office:value="1168.90527845992">
                <text:p>1168.9052784599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498">
                <text:p>7498</text:p>
              </table:table-cell>
              <table:table-cell office:value-type="float" office:value="1174.64245248098">
                <text:p>1174.64245248098</text:p>
              </table:table-cell>
              <table:table-cell office:value-type="float" office:value="1178.35989428665">
                <text:p>1178.35989428665</text:p>
              </table:table-cell>
              <table:table-cell office:value-type="float" office:value="1169.48012457334">
                <text:p>1169.48012457334</text:p>
              </table:table-cell>
              <table:table-cell office:value-type="float" office:value="1142.03143089694">
                <text:p>1142.03143089694</text:p>
              </table:table-cell>
              <table:table-cell office:value-type="float" office:value="1168.94500276565">
                <text:p>1168.94500276565</text:p>
              </table:table-cell>
              <table:table-cell office:value-type="float" office:value="1177.72837936804">
                <text:p>1177.72837936804</text:p>
              </table:table-cell>
              <table:table-cell office:value-type="float" office:value="1168.90783734321">
                <text:p>1168.907837343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499">
                <text:p>7499</text:p>
              </table:table-cell>
              <table:table-cell office:value-type="float" office:value="1174.64950520167">
                <text:p>1174.64950520167</text:p>
              </table:table-cell>
              <table:table-cell office:value-type="float" office:value="1178.36121474617">
                <text:p>1178.36121474617</text:p>
              </table:table-cell>
              <table:table-cell office:value-type="float" office:value="1169.48201930711">
                <text:p>1169.48201930711</text:p>
              </table:table-cell>
              <table:table-cell office:value-type="float" office:value="1142.06474125652">
                <text:p>1142.06474125652</text:p>
              </table:table-cell>
              <table:table-cell office:value-type="float" office:value="1168.94620427327">
                <text:p>1168.94620427327</text:p>
              </table:table-cell>
              <table:table-cell office:value-type="float" office:value="1177.72582834734">
                <text:p>1177.72582834734</text:p>
              </table:table-cell>
              <table:table-cell office:value-type="float" office:value="1168.91022603344">
                <text:p>1168.9102260334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500">
                <text:p>7500</text:p>
              </table:table-cell>
              <table:table-cell office:value-type="float" office:value="1174.65377240825">
                <text:p>1174.65377240825</text:p>
              </table:table-cell>
              <table:table-cell office:value-type="float" office:value="1178.3629114862">
                <text:p>1178.3629114862</text:p>
              </table:table-cell>
              <table:table-cell office:value-type="float" office:value="1169.48310407353">
                <text:p>1169.48310407353</text:p>
              </table:table-cell>
              <table:table-cell office:value-type="float" office:value="1142.08340820157">
                <text:p>1142.08340820157</text:p>
              </table:table-cell>
              <table:table-cell office:value-type="float" office:value="1168.94751622593">
                <text:p>1168.94751622593</text:p>
              </table:table-cell>
              <table:table-cell office:value-type="float" office:value="1177.7244750184">
                <text:p>1177.7244750184</text:p>
              </table:table-cell>
              <table:table-cell office:value-type="float" office:value="1168.91268314465">
                <text:p>1168.9126831446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501">
                <text:p>7501</text:p>
              </table:table-cell>
              <table:table-cell office:value-type="float" office:value="1174.72669699037">
                <text:p>1174.72669699037</text:p>
              </table:table-cell>
              <table:table-cell office:value-type="float" office:value="1178.34716364333">
                <text:p>1178.34716364333</text:p>
              </table:table-cell>
              <table:table-cell office:value-type="float" office:value="1169.49581281356">
                <text:p>1169.49581281356</text:p>
              </table:table-cell>
              <table:table-cell office:value-type="float" office:value="1142.48969074408">
                <text:p>1142.48969074408</text:p>
              </table:table-cell>
              <table:table-cell office:value-type="float" office:value="1168.93241149971">
                <text:p>1168.93241149971</text:p>
              </table:table-cell>
              <table:table-cell office:value-type="float" office:value="1177.6954286556">
                <text:p>1177.6954286556</text:p>
              </table:table-cell>
              <table:table-cell office:value-type="float" office:value="1168.92340193529">
                <text:p>1168.923401935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502">
                <text:p>7502</text:p>
              </table:table-cell>
              <table:table-cell office:value-type="float" office:value="1174.72645314967">
                <text:p>1174.72645314967</text:p>
              </table:table-cell>
              <table:table-cell office:value-type="float" office:value="1178.34995878628">
                <text:p>1178.34995878628</text:p>
              </table:table-cell>
              <table:table-cell office:value-type="float" office:value="1169.49589497204">
                <text:p>1169.49589497204</text:p>
              </table:table-cell>
              <table:table-cell office:value-type="float" office:value="1142.48183268451">
                <text:p>1142.48183268451</text:p>
              </table:table-cell>
              <table:table-cell office:value-type="float" office:value="1168.93468066827">
                <text:p>1168.93468066827</text:p>
              </table:table-cell>
              <table:table-cell office:value-type="float" office:value="1177.69598635873">
                <text:p>1177.69598635873</text:p>
              </table:table-cell>
              <table:table-cell office:value-type="float" office:value="1168.92592034241">
                <text:p>1168.925920342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503">
                <text:p>7503</text:p>
              </table:table-cell>
              <table:table-cell office:value-type="float" office:value="1174.73904300189">
                <text:p>1174.73904300189</text:p>
              </table:table-cell>
              <table:table-cell office:value-type="float" office:value="1178.34977755735">
                <text:p>1178.34977755735</text:p>
              </table:table-cell>
              <table:table-cell office:value-type="float" office:value="1169.49914552656">
                <text:p>1169.49914552656</text:p>
              </table:table-cell>
              <table:table-cell office:value-type="float" office:value="1142.54723286103">
                <text:p>1142.54723286103</text:p>
              </table:table-cell>
              <table:table-cell office:value-type="float" office:value="1168.93471097757">
                <text:p>1168.93471097757</text:p>
              </table:table-cell>
              <table:table-cell office:value-type="float" office:value="1177.69056602513">
                <text:p>1177.69056602513</text:p>
              </table:table-cell>
              <table:table-cell office:value-type="float" office:value="1168.92772565959">
                <text:p>1168.927725659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504">
                <text:p>7504</text:p>
              </table:table-cell>
              <table:table-cell office:value-type="float" office:value="1174.74155787313">
                <text:p>1174.74155787313</text:p>
              </table:table-cell>
              <table:table-cell office:value-type="float" office:value="1178.35176669385">
                <text:p>1178.35176669385</text:p>
              </table:table-cell>
              <table:table-cell office:value-type="float" office:value="1169.49976266845">
                <text:p>1169.49976266845</text:p>
              </table:table-cell>
              <table:table-cell office:value-type="float" office:value="1142.55525745399">
                <text:p>1142.55525745399</text:p>
              </table:table-cell>
              <table:table-cell office:value-type="float" office:value="1168.93633937808">
                <text:p>1168.93633937808</text:p>
              </table:table-cell>
              <table:table-cell office:value-type="float" office:value="1177.68980116744">
                <text:p>1177.68980116744</text:p>
              </table:table-cell>
              <table:table-cell office:value-type="float" office:value="1168.930237855">
                <text:p>1168.9302378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505">
                <text:p>7505</text:p>
              </table:table-cell>
              <table:table-cell office:value-type="float" office:value="1174.7512709121">
                <text:p>1174.7512709121</text:p>
              </table:table-cell>
              <table:table-cell office:value-type="float" office:value="1178.35233633738">
                <text:p>1178.35233633738</text:p>
              </table:table-cell>
              <table:table-cell office:value-type="float" office:value="1169.50248544929">
                <text:p>1169.50248544929</text:p>
              </table:table-cell>
              <table:table-cell office:value-type="float" office:value="1142.60419804856">
                <text:p>1142.60419804856</text:p>
              </table:table-cell>
              <table:table-cell office:value-type="float" office:value="1168.93701474678">
                <text:p>1168.93701474678</text:p>
              </table:table-cell>
              <table:table-cell office:value-type="float" office:value="1177.68551973778">
                <text:p>1177.68551973778</text:p>
              </table:table-cell>
              <table:table-cell office:value-type="float" office:value="1168.93183581818">
                <text:p>1168.931835818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506">
                <text:p>7506</text:p>
              </table:table-cell>
              <table:table-cell office:value-type="float" office:value="1174.75478051885">
                <text:p>1174.75478051885</text:p>
              </table:table-cell>
              <table:table-cell office:value-type="float" office:value="1178.35404177129">
                <text:p>1178.35404177129</text:p>
              </table:table-cell>
              <table:table-cell office:value-type="float" office:value="1169.5033741342">
                <text:p>1169.5033741342</text:p>
              </table:table-cell>
              <table:table-cell office:value-type="float" office:value="1142.61850528533">
                <text:p>1142.61850528533</text:p>
              </table:table-cell>
              <table:table-cell office:value-type="float" office:value="1168.93846692226">
                <text:p>1168.93846692226</text:p>
              </table:table-cell>
              <table:table-cell office:value-type="float" office:value="1177.68417461113">
                <text:p>1177.68417461113</text:p>
              </table:table-cell>
              <table:table-cell office:value-type="float" office:value="1168.93412451008">
                <text:p>1168.9341245100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507">
                <text:p>7507</text:p>
              </table:table-cell>
              <table:table-cell office:value-type="float" office:value="1174.76278810085">
                <text:p>1174.76278810085</text:p>
              </table:table-cell>
              <table:table-cell office:value-type="float" office:value="1178.35501154752">
                <text:p>1178.35501154752</text:p>
              </table:table-cell>
              <table:table-cell office:value-type="float" office:value="1169.5057321025">
                <text:p>1169.5057321025</text:p>
              </table:table-cell>
              <table:table-cell office:value-type="float" office:value="1142.65779038959">
                <text:p>1142.65779038959</text:p>
              </table:table-cell>
              <table:table-cell office:value-type="float" office:value="1168.93946251376">
                <text:p>1168.93946251376</text:p>
              </table:table-cell>
              <table:table-cell office:value-type="float" office:value="1177.68061162865">
                <text:p>1177.68061162865</text:p>
              </table:table-cell>
              <table:table-cell office:value-type="float" office:value="1168.93566572331">
                <text:p>1168.9356657233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508">
                <text:p>7508</text:p>
              </table:table-cell>
              <table:table-cell office:value-type="float" office:value="1174.7667008477">
                <text:p>1174.7667008477</text:p>
              </table:table-cell>
              <table:table-cell office:value-type="float" office:value="1178.3566073547">
                <text:p>1178.3566073547</text:p>
              </table:table-cell>
              <table:table-cell office:value-type="float" office:value="1169.50677300053">
                <text:p>1169.50677300053</text:p>
              </table:table-cell>
              <table:table-cell office:value-type="float" office:value="1142.6749956913">
                <text:p>1142.6749956913</text:p>
              </table:table-cell>
              <table:table-cell office:value-type="float" office:value="1168.94086972105">
                <text:p>1168.94086972105</text:p>
              </table:table-cell>
              <table:table-cell office:value-type="float" office:value="1177.67897235305">
                <text:p>1177.67897235305</text:p>
              </table:table-cell>
              <table:table-cell office:value-type="float" office:value="1168.93767939195">
                <text:p>1168.937679391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509">
                <text:p>7509</text:p>
              </table:table-cell>
              <table:table-cell office:value-type="float" office:value="1174.77353368984">
                <text:p>1174.77353368984</text:p>
              </table:table-cell>
              <table:table-cell office:value-type="float" office:value="1178.35781372585">
                <text:p>1178.35781372585</text:p>
              </table:table-cell>
              <table:table-cell office:value-type="float" office:value="1169.50884966213">
                <text:p>1169.50884966213</text:p>
              </table:table-cell>
              <table:table-cell office:value-type="float" office:value="1142.70780376162">
                <text:p>1142.70780376162</text:p>
              </table:table-cell>
              <table:table-cell office:value-type="float" office:value="1168.94205191704">
                <text:p>1168.94205191704</text:p>
              </table:table-cell>
              <table:table-cell office:value-type="float" office:value="1177.67592340821">
                <text:p>1177.67592340821</text:p>
              </table:table-cell>
              <table:table-cell office:value-type="float" office:value="1168.93925837008">
                <text:p>1168.9392583700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510">
                <text:p>7510</text:p>
              </table:table-cell>
              <table:table-cell office:value-type="float" office:value="1174.77759526335">
                <text:p>1174.77759526335</text:p>
              </table:table-cell>
              <table:table-cell office:value-type="float" office:value="1178.3593773373">
                <text:p>1178.3593773373</text:p>
              </table:table-cell>
              <table:table-cell office:value-type="float" office:value="1169.50998089306">
                <text:p>1169.50998089306</text:p>
              </table:table-cell>
              <table:table-cell office:value-type="float" office:value="1142.72636207044">
                <text:p>1142.72636207044</text:p>
              </table:table-cell>
              <table:table-cell office:value-type="float" office:value="1168.94345938507">
                <text:p>1168.94345938507</text:p>
              </table:table-cell>
              <table:table-cell office:value-type="float" office:value="1177.67414087112">
                <text:p>1177.67414087112</text:p>
              </table:table-cell>
              <table:table-cell office:value-type="float" office:value="1168.94115507232">
                <text:p>1168.941155072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511">
                <text:p>7511</text:p>
              </table:table-cell>
              <table:table-cell office:value-type="float" office:value="1174.85152486031">
                <text:p>1174.85152486031</text:p>
              </table:table-cell>
              <table:table-cell office:value-type="float" office:value="1178.34069084891">
                <text:p>1178.34069084891</text:p>
              </table:table-cell>
              <table:table-cell office:value-type="float" office:value="1169.5270692748">
                <text:p>1169.5270692748</text:p>
              </table:table-cell>
              <table:table-cell office:value-type="float" office:value="1143.11761868213">
                <text:p>1143.11761868213</text:p>
              </table:table-cell>
              <table:table-cell office:value-type="float" office:value="1168.92693167343">
                <text:p>1168.92693167343</text:p>
              </table:table-cell>
              <table:table-cell office:value-type="float" office:value="1177.64073516529">
                <text:p>1177.64073516529</text:p>
              </table:table-cell>
              <table:table-cell office:value-type="float" office:value="1168.9399099701">
                <text:p>1168.93990997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512">
                <text:p>7512</text:p>
              </table:table-cell>
              <table:table-cell office:value-type="float" office:value="1174.8511681182">
                <text:p>1174.8511681182</text:p>
              </table:table-cell>
              <table:table-cell office:value-type="float" office:value="1178.34341049535">
                <text:p>1178.34341049535</text:p>
              </table:table-cell>
              <table:table-cell office:value-type="float" office:value="1169.52703149458">
                <text:p>1169.52703149458</text:p>
              </table:table-cell>
              <table:table-cell office:value-type="float" office:value="1143.11062253808">
                <text:p>1143.11062253808</text:p>
              </table:table-cell>
              <table:table-cell office:value-type="float" office:value="1168.92937054088">
                <text:p>1168.92937054088</text:p>
              </table:table-cell>
              <table:table-cell office:value-type="float" office:value="1177.6410452293">
                <text:p>1177.6410452293</text:p>
              </table:table-cell>
              <table:table-cell office:value-type="float" office:value="1168.94240867874">
                <text:p>1168.942408678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513">
                <text:p>7513</text:p>
              </table:table-cell>
              <table:table-cell office:value-type="float" office:value="1174.86337785041">
                <text:p>1174.86337785041</text:p>
              </table:table-cell>
              <table:table-cell office:value-type="float" office:value="1178.34303353014">
                <text:p>1178.34303353014</text:p>
              </table:table-cell>
              <table:table-cell office:value-type="float" office:value="1169.53071850381">
                <text:p>1169.53071850381</text:p>
              </table:table-cell>
              <table:table-cell office:value-type="float" office:value="1143.17442487287">
                <text:p>1143.17442487287</text:p>
              </table:table-cell>
              <table:table-cell office:value-type="float" office:value="1168.9293124972">
                <text:p>1168.9293124972</text:p>
              </table:table-cell>
              <table:table-cell office:value-type="float" office:value="1177.63492733295">
                <text:p>1177.63492733295</text:p>
              </table:table-cell>
              <table:table-cell office:value-type="float" office:value="1168.94290236694">
                <text:p>1168.942902366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514">
                <text:p>7514</text:p>
              </table:table-cell>
              <table:table-cell office:value-type="float" office:value="1174.86575094162">
                <text:p>1174.86575094162</text:p>
              </table:table-cell>
              <table:table-cell office:value-type="float" office:value="1178.34493004107">
                <text:p>1178.34493004107</text:p>
              </table:table-cell>
              <table:table-cell office:value-type="float" office:value="1169.53132616231">
                <text:p>1169.53132616231</text:p>
              </table:table-cell>
              <table:table-cell office:value-type="float" office:value="1143.18278061174">
                <text:p>1143.18278061174</text:p>
              </table:table-cell>
              <table:table-cell office:value-type="float" office:value="1168.93107325758">
                <text:p>1168.93107325758</text:p>
              </table:table-cell>
              <table:table-cell office:value-type="float" office:value="1177.63377190866">
                <text:p>1177.63377190866</text:p>
              </table:table-cell>
              <table:table-cell office:value-type="float" office:value="1168.94505011747">
                <text:p>1168.9450501174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515">
                <text:p>7515</text:p>
              </table:table-cell>
              <table:table-cell office:value-type="float" office:value="1174.87509220088">
                <text:p>1174.87509220088</text:p>
              </table:table-cell>
              <table:table-cell office:value-type="float" office:value="1178.34530658374">
                <text:p>1178.34530658374</text:p>
              </table:table-cell>
              <table:table-cell office:value-type="float" office:value="1169.53438488317">
                <text:p>1169.53438488317</text:p>
              </table:table-cell>
              <table:table-cell office:value-type="float" office:value="1143.23057196082">
                <text:p>1143.23057196082</text:p>
              </table:table-cell>
              <table:table-cell office:value-type="float" office:value="1168.93167203043">
                <text:p>1168.93167203043</text:p>
              </table:table-cell>
              <table:table-cell office:value-type="float" office:value="1177.62898520076">
                <text:p>1177.62898520076</text:p>
              </table:table-cell>
              <table:table-cell office:value-type="float" office:value="1168.94565576029">
                <text:p>1168.945655760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516">
                <text:p>7516</text:p>
              </table:table-cell>
              <table:table-cell office:value-type="float" office:value="1174.87846190489">
                <text:p>1174.87846190489</text:p>
              </table:table-cell>
              <table:table-cell office:value-type="float" office:value="1178.34693213">
                <text:p>1178.34693213</text:p>
              </table:table-cell>
              <table:table-cell office:value-type="float" office:value="1169.53530297573">
                <text:p>1169.53530297573</text:p>
              </table:table-cell>
              <table:table-cell office:value-type="float" office:value="1143.24510815719">
                <text:p>1143.24510815719</text:p>
              </table:table-cell>
              <table:table-cell office:value-type="float" office:value="1168.93323036275">
                <text:p>1168.93323036275</text:p>
              </table:table-cell>
              <table:table-cell office:value-type="float" office:value="1177.62723698532">
                <text:p>1177.62723698532</text:p>
              </table:table-cell>
              <table:table-cell office:value-type="float" office:value="1168.94747833675">
                <text:p>1168.947478336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517">
                <text:p>7517</text:p>
              </table:table-cell>
              <table:table-cell office:value-type="float" office:value="1174.88609909556">
                <text:p>1174.88609909556</text:p>
              </table:table-cell>
              <table:table-cell office:value-type="float" office:value="1178.34770638987">
                <text:p>1178.34770638987</text:p>
              </table:table-cell>
              <table:table-cell office:value-type="float" office:value="1169.53792144314">
                <text:p>1169.53792144314</text:p>
              </table:table-cell>
              <table:table-cell office:value-type="float" office:value="1143.28351861549">
                <text:p>1143.28351861549</text:p>
              </table:table-cell>
              <table:table-cell office:value-type="float" office:value="1168.93416239087">
                <text:p>1168.93416239087</text:p>
              </table:table-cell>
              <table:table-cell office:value-type="float" office:value="1177.62326854489">
                <text:p>1177.62326854489</text:p>
              </table:table-cell>
              <table:table-cell office:value-type="float" office:value="1168.9482349981">
                <text:p>1168.94823499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518">
                <text:p>7518</text:p>
              </table:table-cell>
              <table:table-cell office:value-type="float" office:value="1174.88987141472">
                <text:p>1174.88987141472</text:p>
              </table:table-cell>
              <table:table-cell office:value-type="float" office:value="1178.34922610372">
                <text:p>1178.34922610372</text:p>
              </table:table-cell>
              <table:table-cell office:value-type="float" office:value="1169.53901151349">
                <text:p>1169.53901151349</text:p>
              </table:table-cell>
              <table:table-cell office:value-type="float" office:value="1143.30092940934">
                <text:p>1143.30092940934</text:p>
              </table:table-cell>
              <table:table-cell office:value-type="float" office:value="1168.93565250493">
                <text:p>1168.93565250493</text:p>
              </table:table-cell>
              <table:table-cell office:value-type="float" office:value="1177.62124371114">
                <text:p>1177.62124371114</text:p>
              </table:table-cell>
              <table:table-cell office:value-type="float" office:value="1168.94979534858">
                <text:p>1168.949795348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519">
                <text:p>7519</text:p>
              </table:table-cell>
              <table:table-cell office:value-type="float" office:value="1174.89631791696">
                <text:p>1174.89631791696</text:p>
              </table:table-cell>
              <table:table-cell office:value-type="float" office:value="1178.35024748325">
                <text:p>1178.35024748325</text:p>
              </table:table-cell>
              <table:table-cell office:value-type="float" office:value="1169.54127882765">
                <text:p>1169.54127882765</text:p>
              </table:table-cell>
              <table:table-cell office:value-type="float" office:value="1143.3330699304">
                <text:p>1143.3330699304</text:p>
              </table:table-cell>
              <table:table-cell office:value-type="float" office:value="1168.9367860921">
                <text:p>1168.9367860921</text:p>
              </table:table-cell>
              <table:table-cell office:value-type="float" office:value="1177.61784339805">
                <text:p>1177.61784339805</text:p>
              </table:table-cell>
              <table:table-cell office:value-type="float" office:value="1168.9506955227">
                <text:p>1168.950695522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520">
                <text:p>7520</text:p>
              </table:table-cell>
              <table:table-cell office:value-type="float" office:value="1174.9002062501">
                <text:p>1174.9002062501</text:p>
              </table:table-cell>
              <table:table-cell office:value-type="float" office:value="1178.35174658604">
                <text:p>1178.35174658604</text:p>
              </table:table-cell>
              <table:table-cell office:value-type="float" office:value="1169.54244657218">
                <text:p>1169.54244657218</text:p>
              </table:table-cell>
              <table:table-cell office:value-type="float" office:value="1143.35179848932">
                <text:p>1143.35179848932</text:p>
              </table:table-cell>
              <table:table-cell office:value-type="float" office:value="1168.93825694628">
                <text:p>1168.93825694628</text:p>
              </table:table-cell>
              <table:table-cell office:value-type="float" office:value="1177.61569700484">
                <text:p>1177.61569700484</text:p>
              </table:table-cell>
              <table:table-cell office:value-type="float" office:value="1168.95213637719">
                <text:p>1168.952136377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521">
                <text:p>7521</text:p>
              </table:table-cell>
              <table:table-cell office:value-type="float" office:value="1174.97068662067">
                <text:p>1174.97068662067</text:p>
              </table:table-cell>
              <table:table-cell office:value-type="float" office:value="1178.33603285259">
                <text:p>1178.33603285259</text:p>
              </table:table-cell>
              <table:table-cell office:value-type="float" office:value="1169.55919456472">
                <text:p>1169.55919456472</text:p>
              </table:table-cell>
              <table:table-cell office:value-type="float" office:value="1143.73640672278">
                <text:p>1143.73640672278</text:p>
              </table:table-cell>
              <table:table-cell office:value-type="float" office:value="1168.92283139832">
                <text:p>1168.92283139832</text:p>
              </table:table-cell>
              <table:table-cell office:value-type="float" office:value="1177.57748817768">
                <text:p>1177.57748817768</text:p>
              </table:table-cell>
              <table:table-cell office:value-type="float" office:value="1168.94873950863">
                <text:p>1168.948739508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522">
                <text:p>7522</text:p>
              </table:table-cell>
              <table:table-cell office:value-type="float" office:value="1174.97014833127">
                <text:p>1174.97014833127</text:p>
              </table:table-cell>
              <table:table-cell office:value-type="float" office:value="1178.33862205103">
                <text:p>1178.33862205103</text:p>
              </table:table-cell>
              <table:table-cell office:value-type="float" office:value="1169.55904091187">
                <text:p>1169.55904091187</text:p>
              </table:table-cell>
              <table:table-cell office:value-type="float" office:value="1143.73019575475">
                <text:p>1143.73019575475</text:p>
              </table:table-cell>
              <table:table-cell office:value-type="float" office:value="1168.92537232117">
                <text:p>1168.92537232117</text:p>
              </table:table-cell>
              <table:table-cell office:value-type="float" office:value="1177.57764889629">
                <text:p>1177.57764889629</text:p>
              </table:table-cell>
              <table:table-cell office:value-type="float" office:value="1168.95110892955">
                <text:p>1168.951108929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523">
                <text:p>7523</text:p>
              </table:table-cell>
              <table:table-cell office:value-type="float" office:value="1174.98187529362">
                <text:p>1174.98187529362</text:p>
              </table:table-cell>
              <table:table-cell office:value-type="float" office:value="1178.3381305872">
                <text:p>1178.3381305872</text:p>
              </table:table-cell>
              <table:table-cell office:value-type="float" office:value="1169.56303094413">
                <text:p>1169.56303094413</text:p>
              </table:table-cell>
              <table:table-cell office:value-type="float" office:value="1143.79261493816">
                <text:p>1143.79261493816</text:p>
              </table:table-cell>
              <table:table-cell office:value-type="float" office:value="1168.92515262763">
                <text:p>1168.92515262763</text:p>
              </table:table-cell>
              <table:table-cell office:value-type="float" office:value="1177.57104469082">
                <text:p>1177.57104469082</text:p>
              </table:table-cell>
              <table:table-cell office:value-type="float" office:value="1168.95061739854">
                <text:p>1168.950617398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524">
                <text:p>7524</text:p>
              </table:table-cell>
              <table:table-cell office:value-type="float" office:value="1174.98398427528">
                <text:p>1174.98398427528</text:p>
              </table:table-cell>
              <table:table-cell office:value-type="float" office:value="1178.33992214679">
                <text:p>1178.33992214679</text:p>
              </table:table-cell>
              <table:table-cell office:value-type="float" office:value="1169.56357044645">
                <text:p>1169.56357044645</text:p>
              </table:table-cell>
              <table:table-cell office:value-type="float" office:value="1143.80136023678">
                <text:p>1143.80136023678</text:p>
              </table:table-cell>
              <table:table-cell office:value-type="float" office:value="1168.92700568312">
                <text:p>1168.92700568312</text:p>
              </table:table-cell>
              <table:table-cell office:value-type="float" office:value="1177.56960574301">
                <text:p>1177.56960574301</text:p>
              </table:table-cell>
              <table:table-cell office:value-type="float" office:value="1168.95257949449">
                <text:p>1168.952579494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525">
                <text:p>7525</text:p>
              </table:table-cell>
              <table:table-cell office:value-type="float" office:value="1174.99289708925">
                <text:p>1174.99289708925</text:p>
              </table:table-cell>
              <table:table-cell office:value-type="float" office:value="1178.34010437432">
                <text:p>1178.34010437432</text:p>
              </table:table-cell>
              <table:table-cell office:value-type="float" office:value="1169.56683273017">
                <text:p>1169.56683273017</text:p>
              </table:table-cell>
              <table:table-cell office:value-type="float" office:value="1143.84835543659">
                <text:p>1143.84835543659</text:p>
              </table:table-cell>
              <table:table-cell office:value-type="float" office:value="1168.92747051982">
                <text:p>1168.92747051982</text:p>
              </table:table-cell>
              <table:table-cell office:value-type="float" office:value="1177.56450655731">
                <text:p>1177.56450655731</text:p>
              </table:table-cell>
              <table:table-cell office:value-type="float" office:value="1168.95260013064">
                <text:p>1168.952600130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526">
                <text:p>7526</text:p>
              </table:table-cell>
              <table:table-cell office:value-type="float" office:value="1174.9959472302">
                <text:p>1174.9959472302</text:p>
              </table:table-cell>
              <table:table-cell office:value-type="float" office:value="1178.34160394387">
                <text:p>1178.34160394387</text:p>
              </table:table-cell>
              <table:table-cell office:value-type="float" office:value="1169.56768536379">
                <text:p>1169.56768536379</text:p>
              </table:table-cell>
              <table:table-cell office:value-type="float" office:value="1143.86305638938">
                <text:p>1143.86305638938</text:p>
              </table:table-cell>
              <table:table-cell office:value-type="float" office:value="1168.92909523548">
                <text:p>1168.92909523548</text:p>
              </table:table-cell>
              <table:table-cell office:value-type="float" office:value="1177.56246366674">
                <text:p>1177.56246366674</text:p>
              </table:table-cell>
              <table:table-cell office:value-type="float" office:value="1168.95424699074">
                <text:p>1168.9542469907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527">
                <text:p>7527</text:p>
              </table:table-cell>
              <table:table-cell office:value-type="float" office:value="1175.00318284148">
                <text:p>1175.00318284148</text:p>
              </table:table-cell>
              <table:table-cell office:value-type="float" office:value="1178.34218743369">
                <text:p>1178.34218743369</text:p>
              </table:table-cell>
              <table:table-cell office:value-type="float" office:value="1169.57042390265">
                <text:p>1169.57042390265</text:p>
              </table:table-cell>
              <table:table-cell office:value-type="float" office:value="1143.90101971067">
                <text:p>1143.90101971067</text:p>
              </table:table-cell>
              <table:table-cell office:value-type="float" office:value="1168.9299356106">
                <text:p>1168.9299356106</text:p>
              </table:table-cell>
              <table:table-cell office:value-type="float" office:value="1177.55826205592">
                <text:p>1177.55826205592</text:p>
              </table:table-cell>
              <table:table-cell office:value-type="float" office:value="1168.95462569556">
                <text:p>1168.954625695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528">
                <text:p>7528</text:p>
              </table:table-cell>
              <table:table-cell office:value-type="float" office:value="1175.0066189275">
                <text:p>1175.0066189275</text:p>
              </table:table-cell>
              <table:table-cell office:value-type="float" office:value="1178.34359738082">
                <text:p>1178.34359738082</text:p>
              </table:table-cell>
              <table:table-cell office:value-type="float" office:value="1169.57145445972">
                <text:p>1169.57145445972</text:p>
              </table:table-cell>
              <table:table-cell office:value-type="float" office:value="1143.91851007206">
                <text:p>1143.91851007206</text:p>
              </table:table-cell>
              <table:table-cell office:value-type="float" office:value="1168.93147896559">
                <text:p>1168.93147896559</text:p>
              </table:table-cell>
              <table:table-cell office:value-type="float" office:value="1177.55596547151">
                <text:p>1177.55596547151</text:p>
              </table:table-cell>
              <table:table-cell office:value-type="float" office:value="1168.9560130896">
                <text:p>1168.956013089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529">
                <text:p>7529</text:p>
              </table:table-cell>
              <table:table-cell office:value-type="float" office:value="1175.01267597261">
                <text:p>1175.01267597261</text:p>
              </table:table-cell>
              <table:table-cell office:value-type="float" office:value="1178.34443542162">
                <text:p>1178.34443542162</text:p>
              </table:table-cell>
              <table:table-cell office:value-type="float" office:value="1169.57379805308">
                <text:p>1169.57379805308</text:p>
              </table:table-cell>
              <table:table-cell office:value-type="float" office:value="1143.95047469025">
                <text:p>1143.95047469025</text:p>
              </table:table-cell>
              <table:table-cell office:value-type="float" office:value="1168.93254757474">
                <text:p>1168.93254757474</text:p>
              </table:table-cell>
              <table:table-cell office:value-type="float" office:value="1177.55237552045">
                <text:p>1177.55237552045</text:p>
              </table:table-cell>
              <table:table-cell office:value-type="float" office:value="1168.95660989079">
                <text:p>1168.956609890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530">
                <text:p>7530</text:p>
              </table:table-cell>
              <table:table-cell office:value-type="float" office:value="1175.0162441105">
                <text:p>1175.0162441105</text:p>
              </table:table-cell>
              <table:table-cell office:value-type="float" office:value="1178.34582307079">
                <text:p>1178.34582307079</text:p>
              </table:table-cell>
              <table:table-cell office:value-type="float" office:value="1169.574912917">
                <text:p>1169.574912917</text:p>
              </table:table-cell>
              <table:table-cell office:value-type="float" office:value="1143.96922631934">
                <text:p>1143.96922631934</text:p>
              </table:table-cell>
              <table:table-cell office:value-type="float" office:value="1168.93405819247">
                <text:p>1168.93405819247</text:p>
              </table:table-cell>
              <table:table-cell office:value-type="float" office:value="1177.54999066924">
                <text:p>1177.54999066924</text:p>
              </table:table-cell>
              <table:table-cell office:value-type="float" office:value="1168.95777324445">
                <text:p>1168.957773244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531">
                <text:p>7531</text:p>
              </table:table-cell>
              <table:table-cell office:value-type="float" office:value="1175.08716616108">
                <text:p>1175.08716616108</text:p>
              </table:table-cell>
              <table:table-cell office:value-type="float" office:value="1178.32734074119">
                <text:p>1178.32734074119</text:p>
              </table:table-cell>
              <table:table-cell office:value-type="float" office:value="1169.5966052455">
                <text:p>1169.5966052455</text:p>
              </table:table-cell>
              <table:table-cell office:value-type="float" office:value="1144.34014575643">
                <text:p>1144.34014575643</text:p>
              </table:table-cell>
              <table:table-cell office:value-type="float" office:value="1168.9162631954">
                <text:p>1168.9162631954</text:p>
              </table:table-cell>
              <table:table-cell office:value-type="float" office:value="1177.50992662152">
                <text:p>1177.50992662152</text:p>
              </table:table-cell>
              <table:table-cell office:value-type="float" office:value="1168.94288408196">
                <text:p>1168.9428840819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532">
                <text:p>7532</text:p>
              </table:table-cell>
              <table:table-cell office:value-type="float" office:value="1175.08633278821">
                <text:p>1175.08633278821</text:p>
              </table:table-cell>
              <table:table-cell office:value-type="float" office:value="1178.32981914192">
                <text:p>1178.32981914192</text:p>
              </table:table-cell>
              <table:table-cell office:value-type="float" office:value="1169.59618150273">
                <text:p>1169.59618150273</text:p>
              </table:table-cell>
              <table:table-cell office:value-type="float" office:value="1144.33463274162">
                <text:p>1144.33463274162</text:p>
              </table:table-cell>
              <table:table-cell office:value-type="float" office:value="1168.91892735132">
                <text:p>1168.91892735132</text:p>
              </table:table-cell>
              <table:table-cell office:value-type="float" office:value="1177.50994378017">
                <text:p>1177.50994378017</text:p>
              </table:table-cell>
              <table:table-cell office:value-type="float" office:value="1168.94531360321">
                <text:p>1168.945313603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533">
                <text:p>7533</text:p>
              </table:table-cell>
              <table:table-cell office:value-type="float" office:value="1175.09769341743">
                <text:p>1175.09769341743</text:p>
              </table:table-cell>
              <table:table-cell office:value-type="float" office:value="1178.32913197221">
                <text:p>1178.32913197221</text:p>
              </table:table-cell>
              <table:table-cell office:value-type="float" office:value="1169.6004835644">
                <text:p>1169.6004835644</text:p>
              </table:table-cell>
              <table:table-cell office:value-type="float" office:value="1144.39609020034">
                <text:p>1144.39609020034</text:p>
              </table:table-cell>
              <table:table-cell office:value-type="float" office:value="1168.91857047458">
                <text:p>1168.91857047458</text:p>
              </table:table-cell>
              <table:table-cell office:value-type="float" office:value="1177.50319960184">
                <text:p>1177.50319960184</text:p>
              </table:table-cell>
              <table:table-cell office:value-type="float" office:value="1168.94388793964">
                <text:p>1168.943887939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534">
                <text:p>7534</text:p>
              </table:table-cell>
              <table:table-cell office:value-type="float" office:value="1175.09948317346">
                <text:p>1175.09948317346</text:p>
              </table:table-cell>
              <table:table-cell office:value-type="float" office:value="1178.33080077966">
                <text:p>1178.33080077966</text:p>
              </table:table-cell>
              <table:table-cell office:value-type="float" office:value="1169.60087857726">
                <text:p>1169.60087857726</text:p>
              </table:table-cell>
              <table:table-cell office:value-type="float" office:value="1144.40508329415">
                <text:p>1144.40508329415</text:p>
              </table:table-cell>
              <table:table-cell office:value-type="float" office:value="1168.92047789261">
                <text:p>1168.92047789261</text:p>
              </table:table-cell>
              <table:table-cell office:value-type="float" office:value="1177.5016112508">
                <text:p>1177.5016112508</text:p>
              </table:table-cell>
              <table:table-cell office:value-type="float" office:value="1168.94550610801">
                <text:p>1168.9455061080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535">
                <text:p>7535</text:p>
              </table:table-cell>
              <table:table-cell office:value-type="float" office:value="1175.10809287191">
                <text:p>1175.10809287191</text:p>
              </table:table-cell>
              <table:table-cell office:value-type="float" office:value="1178.33086174881">
                <text:p>1178.33086174881</text:p>
              </table:table-cell>
              <table:table-cell office:value-type="float" office:value="1169.60430133859">
                <text:p>1169.60430133859</text:p>
              </table:table-cell>
              <table:table-cell office:value-type="float" office:value="1144.45153338163">
                <text:p>1144.45153338163</text:p>
              </table:table-cell>
              <table:table-cell office:value-type="float" office:value="1168.92084219804">
                <text:p>1168.92084219804</text:p>
              </table:table-cell>
              <table:table-cell office:value-type="float" office:value="1177.49650323701">
                <text:p>1177.49650323701</text:p>
              </table:table-cell>
              <table:table-cell office:value-type="float" office:value="1168.94477223446">
                <text:p>1168.9447722344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536">
                <text:p>7536</text:p>
              </table:table-cell>
              <table:table-cell office:value-type="float" office:value="1175.11084389854">
                <text:p>1175.11084389854</text:p>
              </table:table-cell>
              <table:table-cell office:value-type="float" office:value="1178.33225656263">
                <text:p>1178.33225656263</text:p>
              </table:table-cell>
              <table:table-cell office:value-type="float" office:value="1169.60505137743">
                <text:p>1169.60505137743</text:p>
              </table:table-cell>
              <table:table-cell office:value-type="float" office:value="1144.46638337396">
                <text:p>1144.46638337396</text:p>
              </table:table-cell>
              <table:table-cell office:value-type="float" office:value="1168.92247514822">
                <text:p>1168.92247514822</text:p>
              </table:table-cell>
              <table:table-cell office:value-type="float" office:value="1177.49435488772">
                <text:p>1177.49435488772</text:p>
              </table:table-cell>
              <table:table-cell office:value-type="float" office:value="1168.9459427658">
                <text:p>1168.945942765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537">
                <text:p>7537</text:p>
              </table:table-cell>
              <table:table-cell office:value-type="float" office:value="1175.1178318894">
                <text:p>1175.1178318894</text:p>
              </table:table-cell>
              <table:table-cell office:value-type="float" office:value="1178.33271619475">
                <text:p>1178.33271619475</text:p>
              </table:table-cell>
              <table:table-cell office:value-type="float" office:value="1169.60788043303">
                <text:p>1169.60788043303</text:p>
              </table:table-cell>
              <table:table-cell office:value-type="float" office:value="1144.50405300737">
                <text:p>1144.50405300737</text:p>
              </table:table-cell>
              <table:table-cell office:value-type="float" office:value="1168.92321636672">
                <text:p>1168.92321636672</text:p>
              </table:table-cell>
              <table:table-cell office:value-type="float" office:value="1177.49020651949">
                <text:p>1177.49020651949</text:p>
              </table:table-cell>
              <table:table-cell office:value-type="float" office:value="1168.94569824608">
                <text:p>1168.945698246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538">
                <text:p>7538</text:p>
              </table:table-cell>
              <table:table-cell office:value-type="float" office:value="1175.12099972509">
                <text:p>1175.12099972509</text:p>
              </table:table-cell>
              <table:table-cell office:value-type="float" office:value="1178.33399611194">
                <text:p>1178.33399611194</text:p>
              </table:table-cell>
              <table:table-cell office:value-type="float" office:value="1169.60879970843">
                <text:p>1169.60879970843</text:p>
              </table:table-cell>
              <table:table-cell office:value-type="float" office:value="1144.52150190127">
                <text:p>1144.52150190127</text:p>
              </table:table-cell>
              <table:table-cell office:value-type="float" office:value="1168.92472728241">
                <text:p>1168.92472728241</text:p>
              </table:table-cell>
              <table:table-cell office:value-type="float" office:value="1177.48784935044">
                <text:p>1177.48784935044</text:p>
              </table:table-cell>
              <table:table-cell office:value-type="float" office:value="1168.94665858905">
                <text:p>1168.946658589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539">
                <text:p>7539</text:p>
              </table:table-cell>
              <table:table-cell office:value-type="float" office:value="1175.12687068621">
                <text:p>1175.12687068621</text:p>
              </table:table-cell>
              <table:table-cell office:value-type="float" office:value="1178.33469559444">
                <text:p>1178.33469559444</text:p>
              </table:table-cell>
              <table:table-cell office:value-type="float" office:value="1169.61115603563">
                <text:p>1169.61115603563</text:p>
              </table:table-cell>
              <table:table-cell office:value-type="float" office:value="1144.55333698656">
                <text:p>1144.55333698656</text:p>
              </table:table-cell>
              <table:table-cell office:value-type="float" office:value="1168.92571255828">
                <text:p>1168.92571255828</text:p>
              </table:table-cell>
              <table:table-cell office:value-type="float" office:value="1177.48433500586">
                <text:p>1177.48433500586</text:p>
              </table:table-cell>
              <table:table-cell office:value-type="float" office:value="1168.94677467219">
                <text:p>1168.946774672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540">
                <text:p>7540</text:p>
              </table:table-cell>
              <table:table-cell office:value-type="float" office:value="1175.1301952717">
                <text:p>1175.1301952717</text:p>
              </table:table-cell>
              <table:table-cell office:value-type="float" office:value="1178.33592391018">
                <text:p>1178.33592391018</text:p>
              </table:table-cell>
              <table:table-cell office:value-type="float" office:value="1169.61214515114">
                <text:p>1169.61214515114</text:p>
              </table:table-cell>
              <table:table-cell office:value-type="float" office:value="1144.57206775152">
                <text:p>1144.57206775152</text:p>
              </table:table-cell>
              <table:table-cell office:value-type="float" office:value="1168.92717295826">
                <text:p>1168.92717295826</text:p>
              </table:table-cell>
              <table:table-cell office:value-type="float" office:value="1177.48192305068">
                <text:p>1177.48192305068</text:p>
              </table:table-cell>
              <table:table-cell office:value-type="float" office:value="1168.94762799444">
                <text:p>1168.947627994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541">
                <text:p>7541</text:p>
              </table:table-cell>
              <table:table-cell office:value-type="float" office:value="1175.19829592936">
                <text:p>1175.19829592936</text:p>
              </table:table-cell>
              <table:table-cell office:value-type="float" office:value="1178.319152674">
                <text:p>1178.319152674</text:p>
              </table:table-cell>
              <table:table-cell office:value-type="float" office:value="1169.6331727434">
                <text:p>1169.6331727434</text:p>
              </table:table-cell>
              <table:table-cell office:value-type="float" office:value="1144.93904899183">
                <text:p>1144.93904899183</text:p>
              </table:table-cell>
              <table:table-cell office:value-type="float" office:value="1168.9104418303">
                <text:p>1168.9104418303</text:p>
              </table:table-cell>
              <table:table-cell office:value-type="float" office:value="1177.44023790564">
                <text:p>1177.44023790564</text:p>
              </table:table-cell>
              <table:table-cell office:value-type="float" office:value="1168.93105470403">
                <text:p>1168.931054704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542">
                <text:p>7542</text:p>
              </table:table-cell>
              <table:table-cell office:value-type="float" office:value="1175.1973806034">
                <text:p>1175.1973806034</text:p>
              </table:table-cell>
              <table:table-cell office:value-type="float" office:value="1178.32147021423">
                <text:p>1178.32147021423</text:p>
              </table:table-cell>
              <table:table-cell office:value-type="float" office:value="1169.63255295198">
                <text:p>1169.63255295198</text:p>
              </table:table-cell>
              <table:table-cell office:value-type="float" office:value="1144.93401876089">
                <text:p>1144.93401876089</text:p>
              </table:table-cell>
              <table:table-cell office:value-type="float" office:value="1168.91307407977">
                <text:p>1168.91307407977</text:p>
              </table:table-cell>
              <table:table-cell office:value-type="float" office:value="1177.44026379718">
                <text:p>1177.44026379718</text:p>
              </table:table-cell>
              <table:table-cell office:value-type="float" office:value="1168.93342901538">
                <text:p>1168.9334290153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543">
                <text:p>7543</text:p>
              </table:table-cell>
              <table:table-cell office:value-type="float" office:value="1175.20845978653">
                <text:p>1175.20845978653</text:p>
              </table:table-cell>
              <table:table-cell office:value-type="float" office:value="1178.32065249316">
                <text:p>1178.32065249316</text:p>
              </table:table-cell>
              <table:table-cell office:value-type="float" office:value="1169.63687597206">
                <text:p>1169.63687597206</text:p>
              </table:table-cell>
              <table:table-cell office:value-type="float" office:value="1144.99464487518">
                <text:p>1144.99464487518</text:p>
              </table:table-cell>
              <table:table-cell office:value-type="float" office:value="1168.91256243736">
                <text:p>1168.91256243736</text:p>
              </table:table-cell>
              <table:table-cell office:value-type="float" office:value="1177.43369809581">
                <text:p>1177.43369809581</text:p>
              </table:table-cell>
              <table:table-cell office:value-type="float" office:value="1168.93131002611">
                <text:p>1168.931310026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544">
                <text:p>7544</text:p>
              </table:table-cell>
              <table:table-cell office:value-type="float" office:value="1175.2101558061">
                <text:p>1175.2101558061</text:p>
              </table:table-cell>
              <table:table-cell office:value-type="float" office:value="1178.32216816419">
                <text:p>1178.32216816419</text:p>
              </table:table-cell>
              <table:table-cell office:value-type="float" office:value="1169.63711345898">
                <text:p>1169.63711345898</text:p>
              </table:table-cell>
              <table:table-cell office:value-type="float" office:value="1145.00372732133">
                <text:p>1145.00372732133</text:p>
              </table:table-cell>
              <table:table-cell office:value-type="float" office:value="1168.91442453208">
                <text:p>1168.91442453208</text:p>
              </table:table-cell>
              <table:table-cell office:value-type="float" office:value="1177.43208798151">
                <text:p>1177.43208798151</text:p>
              </table:table-cell>
              <table:table-cell office:value-type="float" office:value="1168.93263895507">
                <text:p>1168.932638955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545">
                <text:p>7545</text:p>
              </table:table-cell>
              <table:table-cell office:value-type="float" office:value="1175.2185611255">
                <text:p>1175.2185611255</text:p>
              </table:table-cell>
              <table:table-cell office:value-type="float" office:value="1178.32206003726">
                <text:p>1178.32206003726</text:p>
              </table:table-cell>
              <table:table-cell office:value-type="float" office:value="1169.64049164441">
                <text:p>1169.64049164441</text:p>
              </table:table-cell>
              <table:table-cell office:value-type="float" office:value="1145.04961644624">
                <text:p>1145.04961644624</text:p>
              </table:table-cell>
              <table:table-cell office:value-type="float" office:value="1168.91466771625">
                <text:p>1168.91466771625</text:p>
              </table:table-cell>
              <table:table-cell office:value-type="float" office:value="1177.42721595579">
                <text:p>1177.42721595579</text:p>
              </table:table-cell>
              <table:table-cell office:value-type="float" office:value="1168.93141018572">
                <text:p>1168.931410185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546">
                <text:p>7546</text:p>
              </table:table-cell>
              <table:table-cell office:value-type="float" office:value="1175.22123414081">
                <text:p>1175.22123414081</text:p>
              </table:table-cell>
              <table:table-cell office:value-type="float" office:value="1178.32328076081">
                <text:p>1178.32328076081</text:p>
              </table:table-cell>
              <table:table-cell office:value-type="float" office:value="1169.64108909615">
                <text:p>1169.64108909615</text:p>
              </table:table-cell>
              <table:table-cell office:value-type="float" office:value="1145.06444622689">
                <text:p>1145.06444622689</text:p>
              </table:table-cell>
              <table:table-cell office:value-type="float" office:value="1168.91625047381">
                <text:p>1168.91625047381</text:p>
              </table:table-cell>
              <table:table-cell office:value-type="float" office:value="1177.42507476391">
                <text:p>1177.42507476391</text:p>
              </table:table-cell>
              <table:table-cell office:value-type="float" office:value="1168.93223741283">
                <text:p>1168.9322374128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547">
                <text:p>7547</text:p>
              </table:table-cell>
              <table:table-cell office:value-type="float" office:value="1175.22805297761">
                <text:p>1175.22805297761</text:p>
              </table:table-cell>
              <table:table-cell office:value-type="float" office:value="1178.32353982847">
                <text:p>1178.32353982847</text:p>
              </table:table-cell>
              <table:table-cell office:value-type="float" office:value="1169.64381778414">
                <text:p>1169.64381778414</text:p>
              </table:table-cell>
              <table:table-cell office:value-type="float" office:value="1145.10171507835">
                <text:p>1145.10171507835</text:p>
              </table:table-cell>
              <table:table-cell office:value-type="float" office:value="1168.91690673186">
                <text:p>1168.91690673186</text:p>
              </table:table-cell>
              <table:table-cell office:value-type="float" office:value="1177.42117035403">
                <text:p>1177.42117035403</text:p>
              </table:table-cell>
              <table:table-cell office:value-type="float" office:value="1168.93156741889">
                <text:p>1168.9315674188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548">
                <text:p>7548</text:p>
              </table:table-cell>
              <table:table-cell office:value-type="float" office:value="1175.23115971874">
                <text:p>1175.23115971874</text:p>
              </table:table-cell>
              <table:table-cell office:value-type="float" office:value="1178.32463694643">
                <text:p>1178.32463694643</text:p>
              </table:table-cell>
              <table:table-cell office:value-type="float" office:value="1169.64457999038">
                <text:p>1169.64457999038</text:p>
              </table:table-cell>
              <table:table-cell office:value-type="float" office:value="1145.11917001136">
                <text:p>1145.11917001136</text:p>
              </table:table-cell>
              <table:table-cell office:value-type="float" office:value="1168.91836646016">
                <text:p>1168.91836646016</text:p>
              </table:table-cell>
              <table:table-cell office:value-type="float" office:value="1177.41885977693">
                <text:p>1177.41885977693</text:p>
              </table:table-cell>
              <table:table-cell office:value-type="float" office:value="1168.93214764732">
                <text:p>1168.9321476473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549">
                <text:p>7549</text:p>
              </table:table-cell>
              <table:table-cell office:value-type="float" office:value="1175.23688430449">
                <text:p>1175.23688430449</text:p>
              </table:table-cell>
              <table:table-cell office:value-type="float" office:value="1178.32512433151">
                <text:p>1178.32512433151</text:p>
              </table:table-cell>
              <table:table-cell office:value-type="float" office:value="1169.64680574178">
                <text:p>1169.64680574178</text:p>
              </table:table-cell>
              <table:table-cell office:value-type="float" office:value="1145.15054661967">
                <text:p>1145.15054661967</text:p>
              </table:table-cell>
              <table:table-cell office:value-type="float" office:value="1168.91928365985">
                <text:p>1168.91928365985</text:p>
              </table:table-cell>
              <table:table-cell office:value-type="float" office:value="1177.41557850182">
                <text:p>1177.41557850182</text:p>
              </table:table-cell>
              <table:table-cell office:value-type="float" office:value="1168.93186450605">
                <text:p>1168.931864506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550">
                <text:p>7550</text:p>
              </table:table-cell>
              <table:table-cell office:value-type="float" office:value="1175.24016016988">
                <text:p>1175.24016016988</text:p>
              </table:table-cell>
              <table:table-cell office:value-type="float" office:value="1178.32615591325">
                <text:p>1178.32615591325</text:p>
              </table:table-cell>
              <table:table-cell office:value-type="float" office:value="1169.64761714983">
                <text:p>1169.64761714983</text:p>
              </table:table-cell>
              <table:table-cell office:value-type="float" office:value="1145.16916558477">
                <text:p>1145.16916558477</text:p>
              </table:table-cell>
              <table:table-cell office:value-type="float" office:value="1168.92068642056">
                <text:p>1168.92068642056</text:p>
              </table:table-cell>
              <table:table-cell office:value-type="float" office:value="1177.41324817588">
                <text:p>1177.41324817588</text:p>
              </table:table-cell>
              <table:table-cell office:value-type="float" office:value="1168.93234010988">
                <text:p>1168.932340109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551">
                <text:p>7551</text:p>
              </table:table-cell>
              <table:table-cell office:value-type="float" office:value="1175.30814610244">
                <text:p>1175.30814610244</text:p>
              </table:table-cell>
              <table:table-cell office:value-type="float" office:value="1178.30846049978">
                <text:p>1178.30846049978</text:p>
              </table:table-cell>
              <table:table-cell office:value-type="float" office:value="1169.67172246128">
                <text:p>1169.67172246128</text:p>
              </table:table-cell>
              <table:table-cell office:value-type="float" office:value="1145.52317469437">
                <text:p>1145.52317469437</text:p>
              </table:table-cell>
              <table:table-cell office:value-type="float" office:value="1168.90152570518">
                <text:p>1168.90152570518</text:p>
              </table:table-cell>
              <table:table-cell office:value-type="float" office:value="1177.37287932629">
                <text:p>1177.37287932629</text:p>
              </table:table-cell>
              <table:table-cell office:value-type="float" office:value="1168.90627237007">
                <text:p>1168.906272370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552">
                <text:p>7552</text:p>
              </table:table-cell>
              <table:table-cell office:value-type="float" office:value="1175.30726953025">
                <text:p>1175.30726953025</text:p>
              </table:table-cell>
              <table:table-cell office:value-type="float" office:value="1178.31055674281">
                <text:p>1178.31055674281</text:p>
              </table:table-cell>
              <table:table-cell office:value-type="float" office:value="1169.67088655444">
                <text:p>1169.67088655444</text:p>
              </table:table-cell>
              <table:table-cell office:value-type="float" office:value="1145.51871356422">
                <text:p>1145.51871356422</text:p>
              </table:table-cell>
              <table:table-cell office:value-type="float" office:value="1168.90413921825">
                <text:p>1168.90413921825</text:p>
              </table:table-cell>
              <table:table-cell office:value-type="float" office:value="1177.37288019549">
                <text:p>1177.37288019549</text:p>
              </table:table-cell>
              <table:table-cell office:value-type="float" office:value="1168.90850801938">
                <text:p>1168.9085080193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553">
                <text:p>7553</text:p>
              </table:table-cell>
              <table:table-cell office:value-type="float" office:value="1175.31816645071">
                <text:p>1175.31816645071</text:p>
              </table:table-cell>
              <table:table-cell office:value-type="float" office:value="1178.30950809865">
                <text:p>1178.30950809865</text:p>
              </table:table-cell>
              <table:table-cell office:value-type="float" office:value="1169.67510906917">
                <text:p>1169.67510906917</text:p>
              </table:table-cell>
              <table:table-cell office:value-type="float" office:value="1145.57805394787">
                <text:p>1145.57805394787</text:p>
              </table:table-cell>
              <table:table-cell office:value-type="float" office:value="1168.90348347834">
                <text:p>1168.90348347834</text:p>
              </table:table-cell>
              <table:table-cell office:value-type="float" office:value="1177.36671171422">
                <text:p>1177.36671171422</text:p>
              </table:table-cell>
              <table:table-cell office:value-type="float" office:value="1168.90564112253">
                <text:p>1168.905641122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554">
                <text:p>7554</text:p>
              </table:table-cell>
              <table:table-cell office:value-type="float" office:value="1175.31987577141">
                <text:p>1175.31987577141</text:p>
              </table:table-cell>
              <table:table-cell office:value-type="float" office:value="1178.31080712814">
                <text:p>1178.31080712814</text:p>
              </table:table-cell>
              <table:table-cell office:value-type="float" office:value="1169.67517197863">
                <text:p>1169.67517197863</text:p>
              </table:table-cell>
              <table:table-cell office:value-type="float" office:value="1145.5873037328">
                <text:p>1145.5873037328</text:p>
              </table:table-cell>
              <table:table-cell office:value-type="float" office:value="1168.9052608882">
                <text:p>1168.9052608882</text:p>
              </table:table-cell>
              <table:table-cell office:value-type="float" office:value="1177.36513250749">
                <text:p>1177.36513250749</text:p>
              </table:table-cell>
              <table:table-cell office:value-type="float" office:value="1168.90661030575">
                <text:p>1168.906610305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555">
                <text:p>7555</text:p>
              </table:table-cell>
              <table:table-cell office:value-type="float" office:value="1175.32814223006">
                <text:p>1175.32814223006</text:p>
              </table:table-cell>
              <table:table-cell office:value-type="float" office:value="1178.31046560869">
                <text:p>1178.31046560869</text:p>
              </table:table-cell>
              <table:table-cell office:value-type="float" office:value="1169.67839364108">
                <text:p>1169.67839364108</text:p>
              </table:table-cell>
              <table:table-cell office:value-type="float" office:value="1145.63231506993">
                <text:p>1145.63231506993</text:p>
              </table:table-cell>
              <table:table-cell office:value-type="float" office:value="1168.90538101387">
                <text:p>1168.90538101387</text:p>
              </table:table-cell>
              <table:table-cell office:value-type="float" office:value="1177.36060149253">
                <text:p>1177.36060149253</text:p>
              </table:table-cell>
              <table:table-cell office:value-type="float" office:value="1168.90482745195">
                <text:p>1168.904827451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556">
                <text:p>7556</text:p>
              </table:table-cell>
              <table:table-cell office:value-type="float" office:value="1175.33081679259">
                <text:p>1175.33081679259</text:p>
              </table:table-cell>
              <table:table-cell office:value-type="float" office:value="1178.31147831582">
                <text:p>1178.31147831582</text:p>
              </table:table-cell>
              <table:table-cell office:value-type="float" office:value="1169.6787815492">
                <text:p>1169.6787815492</text:p>
              </table:table-cell>
              <table:table-cell office:value-type="float" office:value="1145.6471141312">
                <text:p>1145.6471141312</text:p>
              </table:table-cell>
              <table:table-cell office:value-type="float" office:value="1168.90684316596">
                <text:p>1168.90684316596</text:p>
              </table:table-cell>
              <table:table-cell office:value-type="float" office:value="1177.35852087351">
                <text:p>1177.35852087351</text:p>
              </table:table-cell>
              <table:table-cell office:value-type="float" office:value="1168.90524534477">
                <text:p>1168.9052453447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557">
                <text:p>7557</text:p>
              </table:table-cell>
              <table:table-cell office:value-type="float" office:value="1175.33753700584">
                <text:p>1175.33753700584</text:p>
              </table:table-cell>
              <table:table-cell office:value-type="float" office:value="1178.31150793118">
                <text:p>1178.31150793118</text:p>
              </table:table-cell>
              <table:table-cell office:value-type="float" office:value="1169.68128969489">
                <text:p>1169.68128969489</text:p>
              </table:table-cell>
              <table:table-cell office:value-type="float" office:value="1145.68363240008">
                <text:p>1145.68363240008</text:p>
              </table:table-cell>
              <table:table-cell office:value-type="float" office:value="1168.90737574872">
                <text:p>1168.90737574872</text:p>
              </table:table-cell>
              <table:table-cell office:value-type="float" office:value="1177.35490575556">
                <text:p>1177.35490575556</text:p>
              </table:table-cell>
              <table:table-cell office:value-type="float" office:value="1168.90407024738">
                <text:p>1168.9040702473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558">
                <text:p>7558</text:p>
              </table:table-cell>
              <table:table-cell office:value-type="float" office:value="1175.34065664078">
                <text:p>1175.34065664078</text:p>
              </table:table-cell>
              <table:table-cell office:value-type="float" office:value="1178.31239719418">
                <text:p>1178.31239719418</text:p>
              </table:table-cell>
              <table:table-cell office:value-type="float" office:value="1169.68183549155">
                <text:p>1169.68183549155</text:p>
              </table:table-cell>
              <table:table-cell office:value-type="float" office:value="1145.70101287955">
                <text:p>1145.70101287955</text:p>
              </table:table-cell>
              <table:table-cell office:value-type="float" office:value="1168.90869081096">
                <text:p>1168.90869081096</text:p>
              </table:table-cell>
              <table:table-cell office:value-type="float" office:value="1177.3526763762">
                <text:p>1177.3526763762</text:p>
              </table:table-cell>
              <table:table-cell office:value-type="float" office:value="1168.90422530959">
                <text:p>1168.9042253095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559">
                <text:p>7559</text:p>
              </table:table-cell>
              <table:table-cell office:value-type="float" office:value="1175.34631283802">
                <text:p>1175.34631283802</text:p>
              </table:table-cell>
              <table:table-cell office:value-type="float" office:value="1178.31265461991">
                <text:p>1178.31265461991</text:p>
              </table:table-cell>
              <table:table-cell office:value-type="float" office:value="1169.68382129725">
                <text:p>1169.68382129725</text:p>
              </table:table-cell>
              <table:table-cell office:value-type="float" office:value="1145.73181679157">
                <text:p>1145.73181679157</text:p>
              </table:table-cell>
              <table:table-cell office:value-type="float" office:value="1168.9094704021">
                <text:p>1168.9094704021</text:p>
              </table:table-cell>
              <table:table-cell office:value-type="float" office:value="1177.34963687106">
                <text:p>1177.34963687106</text:p>
              </table:table-cell>
              <table:table-cell office:value-type="float" office:value="1168.90344156619">
                <text:p>1168.903441566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560">
                <text:p>7560</text:p>
              </table:table-cell>
              <table:table-cell office:value-type="float" office:value="1175.34961807693">
                <text:p>1175.34961807693</text:p>
              </table:table-cell>
              <table:table-cell office:value-type="float" office:value="1178.3134992033">
                <text:p>1178.3134992033</text:p>
              </table:table-cell>
              <table:table-cell office:value-type="float" office:value="1169.68441557609">
                <text:p>1169.68441557609</text:p>
              </table:table-cell>
              <table:table-cell office:value-type="float" office:value="1145.75029658197">
                <text:p>1145.75029658197</text:p>
              </table:table-cell>
              <table:table-cell office:value-type="float" office:value="1168.91071049456">
                <text:p>1168.91071049456</text:p>
              </table:table-cell>
              <table:table-cell office:value-type="float" office:value="1177.34740775477">
                <text:p>1177.34740775477</text:p>
              </table:table-cell>
              <table:table-cell office:value-type="float" office:value="1168.90348305389">
                <text:p>1168.9034830538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561">
                <text:p>7561</text:p>
              </table:table-cell>
              <table:table-cell office:value-type="float" office:value="1175.41561292088">
                <text:p>1175.41561292088</text:p>
              </table:table-cell>
              <table:table-cell office:value-type="float" office:value="1178.29616233843">
                <text:p>1178.29616233843</text:p>
              </table:table-cell>
              <table:table-cell office:value-type="float" office:value="1169.70605053002">
                <text:p>1169.70605053002</text:p>
              </table:table-cell>
              <table:table-cell office:value-type="float" office:value="1146.1008502893">
                <text:p>1146.1008502893</text:p>
              </table:table-cell>
              <table:table-cell office:value-type="float" office:value="1168.89287745248">
                <text:p>1168.89287745248</text:p>
              </table:table-cell>
              <table:table-cell office:value-type="float" office:value="1177.30828726816">
                <text:p>1177.30828726816</text:p>
              </table:table-cell>
              <table:table-cell office:value-type="float" office:value="1168.8769758645">
                <text:p>1168.87697586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562">
                <text:p>7562</text:p>
              </table:table-cell>
              <table:table-cell office:value-type="float" office:value="1175.41482025495">
                <text:p>1175.41482025495</text:p>
              </table:table-cell>
              <table:table-cell office:value-type="float" office:value="1178.29799305038">
                <text:p>1178.29799305038</text:p>
              </table:table-cell>
              <table:table-cell office:value-type="float" office:value="1169.70502627876">
                <text:p>1169.70502627876</text:p>
              </table:table-cell>
              <table:table-cell office:value-type="float" office:value="1146.0965821529">
                <text:p>1146.0965821529</text:p>
              </table:table-cell>
              <table:table-cell office:value-type="float" office:value="1168.89531281085">
                <text:p>1168.89531281085</text:p>
              </table:table-cell>
              <table:table-cell office:value-type="float" office:value="1177.30830765689">
                <text:p>1177.30830765689</text:p>
              </table:table-cell>
              <table:table-cell office:value-type="float" office:value="1168.8788999772">
                <text:p>1168.87889997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563">
                <text:p>7563</text:p>
              </table:table-cell>
              <table:table-cell office:value-type="float" office:value="1175.42560875646">
                <text:p>1175.42560875646</text:p>
              </table:table-cell>
              <table:table-cell office:value-type="float" office:value="1178.2967453198">
                <text:p>1178.2967453198</text:p>
              </table:table-cell>
              <table:table-cell office:value-type="float" office:value="1169.70885742136">
                <text:p>1169.70885742136</text:p>
              </table:table-cell>
              <table:table-cell office:value-type="float" office:value="1146.15473168498">
                <text:p>1146.15473168498</text:p>
              </table:table-cell>
              <table:table-cell office:value-type="float" office:value="1168.89450090718">
                <text:p>1168.89450090718</text:p>
              </table:table-cell>
              <table:table-cell office:value-type="float" office:value="1177.30254423993">
                <text:p>1177.30254423993</text:p>
              </table:table-cell>
              <table:table-cell office:value-type="float" office:value="1168.87533316427">
                <text:p>1168.875333164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64">
                <text:p>7564</text:p>
              </table:table-cell>
              <table:table-cell office:value-type="float" office:value="1175.42733577759">
                <text:p>1175.42733577759</text:p>
              </table:table-cell>
              <table:table-cell office:value-type="float" office:value="1178.29775855634">
                <text:p>1178.29775855634</text:p>
              </table:table-cell>
              <table:table-cell office:value-type="float" office:value="1169.70868889053">
                <text:p>1169.70868889053</text:p>
              </table:table-cell>
              <table:table-cell office:value-type="float" office:value="1146.16379062044">
                <text:p>1146.16379062044</text:p>
              </table:table-cell>
              <table:table-cell office:value-type="float" office:value="1168.89608078099">
                <text:p>1168.89608078099</text:p>
              </table:table-cell>
              <table:table-cell office:value-type="float" office:value="1177.30105241001">
                <text:p>1177.30105241001</text:p>
              </table:table-cell>
              <table:table-cell office:value-type="float" office:value="1168.87593377648">
                <text:p>1168.875933776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65">
                <text:p>7565</text:p>
              </table:table-cell>
              <table:table-cell office:value-type="float" office:value="1175.4355518425">
                <text:p>1175.4355518425</text:p>
              </table:table-cell>
              <table:table-cell office:value-type="float" office:value="1178.29717309715">
                <text:p>1178.29717309715</text:p>
              </table:table-cell>
              <table:table-cell office:value-type="float" office:value="1169.71152050344">
                <text:p>1169.71152050344</text:p>
              </table:table-cell>
              <table:table-cell office:value-type="float" office:value="1146.20789064683">
                <text:p>1146.20789064683</text:p>
              </table:table-cell>
              <table:table-cell office:value-type="float" office:value="1168.89604776744">
                <text:p>1168.89604776744</text:p>
              </table:table-cell>
              <table:table-cell office:value-type="float" office:value="1177.29685585595">
                <text:p>1177.29685585595</text:p>
              </table:table-cell>
              <table:table-cell office:value-type="float" office:value="1168.87349425656">
                <text:p>1168.8734942565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66">
                <text:p>7566</text:p>
              </table:table-cell>
              <table:table-cell office:value-type="float" office:value="1175.43822995359">
                <text:p>1175.43822995359</text:p>
              </table:table-cell>
              <table:table-cell office:value-type="float" office:value="1178.29791811575">
                <text:p>1178.29791811575</text:p>
              </table:table-cell>
              <table:table-cell office:value-type="float" office:value="1169.71168789137">
                <text:p>1169.71168789137</text:p>
              </table:table-cell>
              <table:table-cell office:value-type="float" office:value="1146.22231140151">
                <text:p>1146.22231140151</text:p>
              </table:table-cell>
              <table:table-cell office:value-type="float" office:value="1168.89729905028">
                <text:p>1168.89729905028</text:p>
              </table:table-cell>
              <table:table-cell office:value-type="float" office:value="1177.29489896997">
                <text:p>1177.29489896997</text:p>
              </table:table-cell>
              <table:table-cell office:value-type="float" office:value="1168.87355932409">
                <text:p>1168.873559324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67">
                <text:p>7567</text:p>
              </table:table-cell>
              <table:table-cell office:value-type="float" office:value="1175.4449077028">
                <text:p>1175.4449077028</text:p>
              </table:table-cell>
              <table:table-cell office:value-type="float" office:value="1178.29768060024">
                <text:p>1178.29768060024</text:p>
              </table:table-cell>
              <table:table-cell office:value-type="float" office:value="1169.71385826776">
                <text:p>1169.71385826776</text:p>
              </table:table-cell>
              <table:table-cell office:value-type="float" office:value="1146.2580471264">
                <text:p>1146.2580471264</text:p>
              </table:table-cell>
              <table:table-cell office:value-type="float" office:value="1168.89769147182">
                <text:p>1168.89769147182</text:p>
              </table:table-cell>
              <table:table-cell office:value-type="float" office:value="1177.29155901815">
                <text:p>1177.29155901815</text:p>
              </table:table-cell>
              <table:table-cell office:value-type="float" office:value="1168.87176902332">
                <text:p>1168.871769023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68">
                <text:p>7568</text:p>
              </table:table-cell>
              <table:table-cell office:value-type="float" office:value="1175.44799749873">
                <text:p>1175.44799749873</text:p>
              </table:table-cell>
              <table:table-cell office:value-type="float" office:value="1178.29828827424">
                <text:p>1178.29828827424</text:p>
              </table:table-cell>
              <table:table-cell office:value-type="float" office:value="1169.71415988843">
                <text:p>1169.71415988843</text:p>
              </table:table-cell>
              <table:table-cell office:value-type="float" office:value="1146.274910886">
                <text:p>1146.274910886</text:p>
              </table:table-cell>
              <table:table-cell office:value-type="float" office:value="1168.89879108146">
                <text:p>1168.89879108146</text:p>
              </table:table-cell>
              <table:table-cell office:value-type="float" office:value="1177.28947801">
                <text:p>1177.28947801</text:p>
              </table:table-cell>
              <table:table-cell office:value-type="float" office:value="1168.87160862743">
                <text:p>1168.8716086274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69">
                <text:p>7569</text:p>
              </table:table-cell>
              <table:table-cell office:value-type="float" office:value="1175.45359606452">
                <text:p>1175.45359606452</text:p>
              </table:table-cell>
              <table:table-cell office:value-type="float" office:value="1178.29826854108">
                <text:p>1178.29826854108</text:p>
              </table:table-cell>
              <table:table-cell office:value-type="float" office:value="1169.71583066069">
                <text:p>1169.71583066069</text:p>
              </table:table-cell>
              <table:table-cell office:value-type="float" office:value="1146.30506226719">
                <text:p>1146.30506226719</text:p>
              </table:table-cell>
              <table:table-cell office:value-type="float" office:value="1168.8994389586">
                <text:p>1168.8994389586</text:p>
              </table:table-cell>
              <table:table-cell office:value-type="float" office:value="1177.28667231896">
                <text:p>1177.28667231896</text:p>
              </table:table-cell>
              <table:table-cell office:value-type="float" office:value="1168.87026295281">
                <text:p>1168.8702629528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570">
                <text:p>7570</text:p>
              </table:table-cell>
              <table:table-cell office:value-type="float" office:value="1175.45683266588">
                <text:p>1175.45683266588</text:p>
              </table:table-cell>
              <table:table-cell office:value-type="float" office:value="1178.29885048117">
                <text:p>1178.29885048117</text:p>
              </table:table-cell>
              <table:table-cell office:value-type="float" office:value="1169.71617814984">
                <text:p>1169.71617814984</text:p>
              </table:table-cell>
              <table:table-cell office:value-type="float" office:value="1146.32302881401">
                <text:p>1146.32302881401</text:p>
              </table:table-cell>
              <table:table-cell office:value-type="float" office:value="1168.90046555464">
                <text:p>1168.90046555464</text:p>
              </table:table-cell>
              <table:table-cell office:value-type="float" office:value="1177.28460054621">
                <text:p>1177.28460054621</text:p>
              </table:table-cell>
              <table:table-cell office:value-type="float" office:value="1168.87004545909">
                <text:p>1168.870045459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571">
                <text:p>7571</text:p>
              </table:table-cell>
              <table:table-cell office:value-type="float" office:value="1175.52196276938">
                <text:p>1175.52196276938</text:p>
              </table:table-cell>
              <table:table-cell office:value-type="float" office:value="1178.28173063384">
                <text:p>1178.28173063384</text:p>
              </table:table-cell>
              <table:table-cell office:value-type="float" office:value="1169.73793494096">
                <text:p>1169.73793494096</text:p>
              </table:table-cell>
              <table:table-cell office:value-type="float" office:value="1146.66063937966">
                <text:p>1146.66063937966</text:p>
              </table:table-cell>
              <table:table-cell office:value-type="float" office:value="1168.88058891033">
                <text:p>1168.88058891033</text:p>
              </table:table-cell>
              <table:table-cell office:value-type="float" office:value="1177.24742009162">
                <text:p>1177.24742009162</text:p>
              </table:table-cell>
              <table:table-cell office:value-type="float" office:value="1168.83582806394">
                <text:p>1168.8358280639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572">
                <text:p>7572</text:p>
              </table:table-cell>
              <table:table-cell office:value-type="float" office:value="1175.52116718131">
                <text:p>1175.52116718131</text:p>
              </table:table-cell>
              <table:table-cell office:value-type="float" office:value="1178.28331625668">
                <text:p>1178.28331625668</text:p>
              </table:table-cell>
              <table:table-cell office:value-type="float" office:value="1169.73676903016">
                <text:p>1169.73676903016</text:p>
              </table:table-cell>
              <table:table-cell office:value-type="float" office:value="1146.65646082258">
                <text:p>1146.65646082258</text:p>
              </table:table-cell>
              <table:table-cell office:value-type="float" office:value="1168.88283316548">
                <text:p>1168.88283316548</text:p>
              </table:table-cell>
              <table:table-cell office:value-type="float" office:value="1177.24745714755">
                <text:p>1177.24745714755</text:p>
              </table:table-cell>
              <table:table-cell office:value-type="float" office:value="1168.83780248906">
                <text:p>1168.8378024890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573">
                <text:p>7573</text:p>
              </table:table-cell>
              <table:table-cell office:value-type="float" office:value="1175.53173316675">
                <text:p>1175.53173316675</text:p>
              </table:table-cell>
              <table:table-cell office:value-type="float" office:value="1178.28190099791">
                <text:p>1178.28190099791</text:p>
              </table:table-cell>
              <table:table-cell office:value-type="float" office:value="1169.7401599263">
                <text:p>1169.7401599263</text:p>
              </table:table-cell>
              <table:table-cell office:value-type="float" office:value="1146.71330699128">
                <text:p>1146.71330699128</text:p>
              </table:table-cell>
              <table:table-cell office:value-type="float" office:value="1168.88186303669">
                <text:p>1168.88186303669</text:p>
              </table:table-cell>
              <table:table-cell office:value-type="float" office:value="1177.24206252957">
                <text:p>1177.24206252957</text:p>
              </table:table-cell>
              <table:table-cell office:value-type="float" office:value="1168.83349169413">
                <text:p>1168.833491694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574">
                <text:p>7574</text:p>
              </table:table-cell>
              <table:table-cell office:value-type="float" office:value="1175.53340944171">
                <text:p>1175.53340944171</text:p>
              </table:table-cell>
              <table:table-cell office:value-type="float" office:value="1178.28273499197">
                <text:p>1178.28273499197</text:p>
              </table:table-cell>
              <table:table-cell office:value-type="float" office:value="1169.73979306784">
                <text:p>1169.73979306784</text:p>
              </table:table-cell>
              <table:table-cell office:value-type="float" office:value="1146.72230689896">
                <text:p>1146.72230689896</text:p>
              </table:table-cell>
              <table:table-cell office:value-type="float" office:value="1168.88324021615">
                <text:p>1168.88324021615</text:p>
              </table:table-cell>
              <table:table-cell office:value-type="float" office:value="1177.24065842046">
                <text:p>1177.24065842046</text:p>
              </table:table-cell>
              <table:table-cell office:value-type="float" office:value="1168.8340530352">
                <text:p>1168.834053035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575">
                <text:p>7575</text:p>
              </table:table-cell>
              <table:table-cell office:value-type="float" office:value="1175.54143707607">
                <text:p>1175.54143707607</text:p>
              </table:table-cell>
              <table:table-cell office:value-type="float" office:value="1178.28196613395">
                <text:p>1178.28196613395</text:p>
              </table:table-cell>
              <table:table-cell office:value-type="float" office:value="1169.74223388077">
                <text:p>1169.74223388077</text:p>
              </table:table-cell>
              <table:table-cell office:value-type="float" office:value="1146.76552472717">
                <text:p>1146.76552472717</text:p>
              </table:table-cell>
              <table:table-cell office:value-type="float" office:value="1168.88308596748">
                <text:p>1168.88308596748</text:p>
              </table:table-cell>
              <table:table-cell office:value-type="float" office:value="1177.23671383183">
                <text:p>1177.23671383183</text:p>
              </table:table-cell>
              <table:table-cell office:value-type="float" office:value="1168.83100742622">
                <text:p>1168.8310074262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576">
                <text:p>7576</text:p>
              </table:table-cell>
              <table:table-cell office:value-type="float" office:value="1175.54399428744">
                <text:p>1175.54399428744</text:p>
              </table:table-cell>
              <table:table-cell office:value-type="float" office:value="1178.28254170963">
                <text:p>1178.28254170963</text:p>
              </table:table-cell>
              <table:table-cell office:value-type="float" office:value="1169.74218465405">
                <text:p>1169.74218465405</text:p>
              </table:table-cell>
              <table:table-cell office:value-type="float" office:value="1146.77978279107">
                <text:p>1146.77978279107</text:p>
              </table:table-cell>
              <table:table-cell office:value-type="float" office:value="1168.88413002548">
                <text:p>1168.88413002548</text:p>
              </table:table-cell>
              <table:table-cell office:value-type="float" office:value="1177.23486281395">
                <text:p>1177.23486281395</text:p>
              </table:table-cell>
              <table:table-cell office:value-type="float" office:value="1168.83090752534">
                <text:p>1168.830907525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577">
                <text:p>7577</text:p>
              </table:table-cell>
              <table:table-cell office:value-type="float" office:value="1175.55045270582">
                <text:p>1175.55045270582</text:p>
              </table:table-cell>
              <table:table-cell office:value-type="float" office:value="1178.28211138831">
                <text:p>1178.28211138831</text:p>
              </table:table-cell>
              <table:table-cell office:value-type="float" office:value="1169.74400684466">
                <text:p>1169.74400684466</text:p>
              </table:table-cell>
              <table:table-cell office:value-type="float" office:value="1146.81489267211">
                <text:p>1146.81489267211</text:p>
              </table:table-cell>
              <table:table-cell office:value-type="float" office:value="1168.88439988786">
                <text:p>1168.88439988786</text:p>
              </table:table-cell>
              <table:table-cell office:value-type="float" office:value="1177.23169451737">
                <text:p>1177.23169451737</text:p>
              </table:table-cell>
              <table:table-cell office:value-type="float" office:value="1168.8284171825">
                <text:p>1168.828417182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578">
                <text:p>7578</text:p>
              </table:table-cell>
              <table:table-cell office:value-type="float" office:value="1175.55337526892">
                <text:p>1175.55337526892</text:p>
              </table:table-cell>
              <table:table-cell office:value-type="float" office:value="1178.28256137406">
                <text:p>1178.28256137406</text:p>
              </table:table-cell>
              <table:table-cell office:value-type="float" office:value="1169.74409168955">
                <text:p>1169.74409168955</text:p>
              </table:table-cell>
              <table:table-cell office:value-type="float" office:value="1146.83156968912">
                <text:p>1146.83156968912</text:p>
              </table:table-cell>
              <table:table-cell office:value-type="float" office:value="1168.88528995193">
                <text:p>1168.88528995193</text:p>
              </table:table-cell>
              <table:table-cell office:value-type="float" office:value="1177.2297099302">
                <text:p>1177.2297099302</text:p>
              </table:table-cell>
              <table:table-cell office:value-type="float" office:value="1168.82793370822">
                <text:p>1168.827933708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579">
                <text:p>7579</text:p>
              </table:table-cell>
              <table:table-cell office:value-type="float" office:value="1175.55877129461">
                <text:p>1175.55877129461</text:p>
              </table:table-cell>
              <table:table-cell office:value-type="float" office:value="1178.28232936383">
                <text:p>1178.28232936383</text:p>
              </table:table-cell>
              <table:table-cell office:value-type="float" office:value="1169.74545093245">
                <text:p>1169.74545093245</text:p>
              </table:table-cell>
              <table:table-cell office:value-type="float" office:value="1146.86120816298">
                <text:p>1146.86120816298</text:p>
              </table:table-cell>
              <table:table-cell office:value-type="float" office:value="1168.88580088413">
                <text:p>1168.88580088413</text:p>
              </table:table-cell>
              <table:table-cell office:value-type="float" office:value="1177.22701509893">
                <text:p>1177.22701509893</text:p>
              </table:table-cell>
              <table:table-cell office:value-type="float" office:value="1168.82581432673">
                <text:p>1168.8258143267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580">
                <text:p>7580</text:p>
              </table:table-cell>
              <table:table-cell office:value-type="float" office:value="1175.56185340533">
                <text:p>1175.56185340533</text:p>
              </table:table-cell>
              <table:table-cell office:value-type="float" office:value="1178.28271253738">
                <text:p>1178.28271253738</text:p>
              </table:table-cell>
              <table:table-cell office:value-type="float" office:value="1169.74559326517">
                <text:p>1169.74559326517</text:p>
              </table:table-cell>
              <table:table-cell office:value-type="float" office:value="1146.87895173963">
                <text:p>1146.87895173963</text:p>
              </table:table-cell>
              <table:table-cell office:value-type="float" office:value="1168.88661847924">
                <text:p>1168.88661847924</text:p>
              </table:table-cell>
              <table:table-cell office:value-type="float" office:value="1177.2250185273">
                <text:p>1177.2250185273</text:p>
              </table:table-cell>
              <table:table-cell office:value-type="float" office:value="1168.82513323634">
                <text:p>1168.825133236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581">
                <text:p>7581</text:p>
              </table:table-cell>
              <table:table-cell office:value-type="float" office:value="1175.6253696986">
                <text:p>1175.6253696986</text:p>
              </table:table-cell>
              <table:table-cell office:value-type="float" office:value="1178.26610379839">
                <text:p>1178.26610379839</text:p>
              </table:table-cell>
              <table:table-cell office:value-type="float" office:value="1169.76433552311">
                <text:p>1169.76433552311</text:p>
              </table:table-cell>
              <table:table-cell office:value-type="float" office:value="1147.21424214986">
                <text:p>1147.21424214986</text:p>
              </table:table-cell>
              <table:table-cell office:value-type="float" office:value="1168.86882322526">
                <text:p>1168.86882322526</text:p>
              </table:table-cell>
              <table:table-cell office:value-type="float" office:value="1177.18990879195">
                <text:p>1177.18990879195</text:p>
              </table:table-cell>
              <table:table-cell office:value-type="float" office:value="1168.78954067902">
                <text:p>1168.7895406790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582">
                <text:p>7582</text:p>
              </table:table-cell>
              <table:table-cell office:value-type="float" office:value="1175.62451145858">
                <text:p>1175.62451145858</text:p>
              </table:table-cell>
              <table:table-cell office:value-type="float" office:value="1178.26744840707">
                <text:p>1178.26744840707</text:p>
              </table:table-cell>
              <table:table-cell office:value-type="float" office:value="1169.76305840699">
                <text:p>1169.76305840699</text:p>
              </table:table-cell>
              <table:table-cell office:value-type="float" office:value="1147.21018523485">
                <text:p>1147.21018523485</text:p>
              </table:table-cell>
              <table:table-cell office:value-type="float" office:value="1168.87084712731">
                <text:p>1168.87084712731</text:p>
              </table:table-cell>
              <table:table-cell office:value-type="float" office:value="1177.18990208749">
                <text:p>1177.18990208749</text:p>
              </table:table-cell>
              <table:table-cell office:value-type="float" office:value="1168.79116971749">
                <text:p>1168.791169717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583">
                <text:p>7583</text:p>
              </table:table-cell>
              <table:table-cell office:value-type="float" office:value="1175.63476450871">
                <text:p>1175.63476450871</text:p>
              </table:table-cell>
              <table:table-cell office:value-type="float" office:value="1178.26582071969">
                <text:p>1178.26582071969</text:p>
              </table:table-cell>
              <table:table-cell office:value-type="float" office:value="1169.7660566011">
                <text:p>1169.7660566011</text:p>
              </table:table-cell>
              <table:table-cell office:value-type="float" office:value="1147.26598449567">
                <text:p>1147.26598449567</text:p>
              </table:table-cell>
              <table:table-cell office:value-type="float" office:value="1168.86977248021">
                <text:p>1168.86977248021</text:p>
              </table:table-cell>
              <table:table-cell office:value-type="float" office:value="1177.18472378407">
                <text:p>1177.18472378407</text:p>
              </table:table-cell>
              <table:table-cell office:value-type="float" office:value="1168.78563068779">
                <text:p>1168.785630687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584">
                <text:p>7584</text:p>
              </table:table-cell>
              <table:table-cell office:value-type="float" office:value="1175.63635978865">
                <text:p>1175.63635978865</text:p>
              </table:table-cell>
              <table:table-cell office:value-type="float" office:value="1178.26643391287">
                <text:p>1178.26643391287</text:p>
              </table:table-cell>
              <table:table-cell office:value-type="float" office:value="1169.76554257378">
                <text:p>1169.76554257378</text:p>
              </table:table-cell>
              <table:table-cell office:value-type="float" office:value="1147.27482222216">
                <text:p>1147.27482222216</text:p>
              </table:table-cell>
              <table:table-cell office:value-type="float" office:value="1168.8709575095">
                <text:p>1168.8709575095</text:p>
              </table:table-cell>
              <table:table-cell office:value-type="float" office:value="1177.18335506778">
                <text:p>1177.18335506778</text:p>
              </table:table-cell>
              <table:table-cell office:value-type="float" office:value="1168.78562362851">
                <text:p>1168.7856236285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585">
                <text:p>7585</text:p>
              </table:table-cell>
              <table:table-cell office:value-type="float" office:value="1175.6441009296">
                <text:p>1175.6441009296</text:p>
              </table:table-cell>
              <table:table-cell office:value-type="float" office:value="1178.26541987199">
                <text:p>1178.26541987199</text:p>
              </table:table-cell>
              <table:table-cell office:value-type="float" office:value="1169.76770595234">
                <text:p>1169.76770595234</text:p>
              </table:table-cell>
              <table:table-cell office:value-type="float" office:value="1147.31718276373">
                <text:p>1147.31718276373</text:p>
              </table:table-cell>
              <table:table-cell office:value-type="float" office:value="1168.87064015333">
                <text:p>1168.87064015333</text:p>
              </table:table-cell>
              <table:table-cell office:value-type="float" office:value="1177.17954001863">
                <text:p>1177.17954001863</text:p>
              </table:table-cell>
              <table:table-cell office:value-type="float" office:value="1168.78144115581">
                <text:p>1168.781441155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586">
                <text:p>7586</text:p>
              </table:table-cell>
              <table:table-cell office:value-type="float" office:value="1175.64662745978">
                <text:p>1175.64662745978</text:p>
              </table:table-cell>
              <table:table-cell office:value-type="float" office:value="1178.26576870793">
                <text:p>1178.26576870793</text:p>
              </table:table-cell>
              <table:table-cell office:value-type="float" office:value="1169.76751661152">
                <text:p>1169.76751661152</text:p>
              </table:table-cell>
              <table:table-cell office:value-type="float" office:value="1147.33111920007">
                <text:p>1147.33111920007</text:p>
              </table:table-cell>
              <table:table-cell office:value-type="float" office:value="1168.87149942476">
                <text:p>1168.87149942476</text:p>
              </table:table-cell>
              <table:table-cell office:value-type="float" office:value="1177.17774372724">
                <text:p>1177.17774372724</text:p>
              </table:table-cell>
              <table:table-cell office:value-type="float" office:value="1168.78074871304">
                <text:p>1168.780748713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587">
                <text:p>7587</text:p>
              </table:table-cell>
              <table:table-cell office:value-type="float" office:value="1175.65287171304">
                <text:p>1175.65287171304</text:p>
              </table:table-cell>
              <table:table-cell office:value-type="float" office:value="1178.26505753939">
                <text:p>1178.26505753939</text:p>
              </table:table-cell>
              <table:table-cell office:value-type="float" office:value="1169.76913949995">
                <text:p>1169.76913949995</text:p>
              </table:table-cell>
              <table:table-cell office:value-type="float" office:value="1147.3655514441">
                <text:p>1147.3655514441</text:p>
              </table:table-cell>
              <table:table-cell office:value-type="float" office:value="1168.87158083244">
                <text:p>1168.87158083244</text:p>
              </table:table-cell>
              <table:table-cell office:value-type="float" office:value="1177.174654037">
                <text:p>1177.174654037</text:p>
              </table:table-cell>
              <table:table-cell office:value-type="float" office:value="1168.77733827465">
                <text:p>1168.7773382746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588">
                <text:p>7588</text:p>
              </table:table-cell>
              <table:table-cell office:value-type="float" office:value="1175.65580798575">
                <text:p>1175.65580798575</text:p>
              </table:table-cell>
              <table:table-cell office:value-type="float" office:value="1178.26527985367">
                <text:p>1178.26527985367</text:p>
              </table:table-cell>
              <table:table-cell office:value-type="float" office:value="1169.76910320898">
                <text:p>1169.76910320898</text:p>
              </table:table-cell>
              <table:table-cell office:value-type="float" office:value="1147.38183365113">
                <text:p>1147.38183365113</text:p>
              </table:table-cell>
              <table:table-cell office:value-type="float" office:value="1168.87228552492">
                <text:p>1168.87228552492</text:p>
              </table:table-cell>
              <table:table-cell office:value-type="float" office:value="1177.17272071053">
                <text:p>1177.17272071053</text:p>
              </table:table-cell>
              <table:table-cell office:value-type="float" office:value="1168.77630762508">
                <text:p>1168.7763076250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589">
                <text:p>7589</text:p>
              </table:table-cell>
              <table:table-cell office:value-type="float" office:value="1175.66101863966">
                <text:p>1175.66101863966</text:p>
              </table:table-cell>
              <table:table-cell office:value-type="float" office:value="1178.26477196669">
                <text:p>1178.26477196669</text:p>
              </table:table-cell>
              <table:table-cell office:value-type="float" office:value="1169.77031279617">
                <text:p>1169.77031279617</text:p>
              </table:table-cell>
              <table:table-cell office:value-type="float" office:value="1147.41093290356">
                <text:p>1147.41093290356</text:p>
              </table:table-cell>
              <table:table-cell office:value-type="float" office:value="1168.87259638052">
                <text:p>1168.87259638052</text:p>
              </table:table-cell>
              <table:table-cell office:value-type="float" office:value="1177.17006622767">
                <text:p>1177.17006622767</text:p>
              </table:table-cell>
              <table:table-cell office:value-type="float" office:value="1168.77342282884">
                <text:p>1168.7734228288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590">
                <text:p>7590</text:p>
              </table:table-cell>
              <table:table-cell office:value-type="float" office:value="1175.6640988276">
                <text:p>1175.6640988276</text:p>
              </table:table-cell>
              <table:table-cell office:value-type="float" office:value="1178.26490804649">
                <text:p>1178.26490804649</text:p>
              </table:table-cell>
              <table:table-cell office:value-type="float" office:value="1169.77032879891">
                <text:p>1169.77032879891</text:p>
              </table:table-cell>
              <table:table-cell office:value-type="float" office:value="1147.42824681855">
                <text:p>1147.42824681855</text:p>
              </table:table-cell>
              <table:table-cell office:value-type="float" office:value="1168.87322692042">
                <text:p>1168.87322692042</text:p>
              </table:table-cell>
              <table:table-cell office:value-type="float" office:value="1177.16810787791">
                <text:p>1177.16810787791</text:p>
              </table:table-cell>
              <table:table-cell office:value-type="float" office:value="1168.77215820894">
                <text:p>1168.7721582089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591">
                <text:p>7591</text:p>
              </table:table-cell>
              <table:table-cell office:value-type="float" office:value="1175.72570332602">
                <text:p>1175.72570332602</text:p>
              </table:table-cell>
              <table:table-cell office:value-type="float" office:value="1178.24843568911">
                <text:p>1178.24843568911</text:p>
              </table:table-cell>
              <table:table-cell office:value-type="float" office:value="1169.78922530244">
                <text:p>1169.78922530244</text:p>
              </table:table-cell>
              <table:table-cell office:value-type="float" office:value="1147.75121122432">
                <text:p>1147.75121122432</text:p>
              </table:table-cell>
              <table:table-cell office:value-type="float" office:value="1168.8538507971">
                <text:p>1168.8538507971</text:p>
              </table:table-cell>
              <table:table-cell office:value-type="float" office:value="1177.13348712657">
                <text:p>1177.13348712657</text:p>
              </table:table-cell>
              <table:table-cell office:value-type="float" office:value="1168.72772387057">
                <text:p>1168.7277238705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592">
                <text:p>7592</text:p>
              </table:table-cell>
              <table:table-cell office:value-type="float" office:value="1175.72491798322">
                <text:p>1175.72491798322</text:p>
              </table:table-cell>
              <table:table-cell office:value-type="float" office:value="1178.24949186567">
                <text:p>1178.24949186567</text:p>
              </table:table-cell>
              <table:table-cell office:value-type="float" office:value="1169.78790413243">
                <text:p>1169.78790413243</text:p>
              </table:table-cell>
              <table:table-cell office:value-type="float" office:value="1147.74729389989">
                <text:p>1147.74729389989</text:p>
              </table:table-cell>
              <table:table-cell office:value-type="float" office:value="1168.85564762729">
                <text:p>1168.85564762729</text:p>
              </table:table-cell>
              <table:table-cell office:value-type="float" office:value="1177.13343942837">
                <text:p>1177.13343942837</text:p>
              </table:table-cell>
              <table:table-cell office:value-type="float" office:value="1168.72914738578">
                <text:p>1168.7291473857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593">
                <text:p>7593</text:p>
              </table:table-cell>
              <table:table-cell office:value-type="float" office:value="1175.73483443982">
                <text:p>1175.73483443982</text:p>
              </table:table-cell>
              <table:table-cell office:value-type="float" office:value="1178.2476329955">
                <text:p>1178.2476329955</text:p>
              </table:table-cell>
              <table:table-cell office:value-type="float" office:value="1169.79095442944">
                <text:p>1169.79095442944</text:p>
              </table:table-cell>
              <table:table-cell office:value-type="float" office:value="1147.80200453407">
                <text:p>1147.80200453407</text:p>
              </table:table-cell>
              <table:table-cell office:value-type="float" office:value="1168.85438070122">
                <text:p>1168.85438070122</text:p>
              </table:table-cell>
              <table:table-cell office:value-type="float" office:value="1177.12839284289">
                <text:p>1177.12839284289</text:p>
              </table:table-cell>
              <table:table-cell office:value-type="float" office:value="1168.72220514664">
                <text:p>1168.7222051466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594">
                <text:p>7594</text:p>
              </table:table-cell>
              <table:table-cell office:value-type="float" office:value="1175.73643107364">
                <text:p>1175.73643107364</text:p>
              </table:table-cell>
              <table:table-cell office:value-type="float" office:value="1178.247974478">
                <text:p>1178.247974478</text:p>
              </table:table-cell>
              <table:table-cell office:value-type="float" office:value="1169.79046134585">
                <text:p>1169.79046134585</text:p>
              </table:table-cell>
              <table:table-cell office:value-type="float" office:value="1147.81060362219">
                <text:p>1147.81060362219</text:p>
              </table:table-cell>
              <table:table-cell office:value-type="float" office:value="1168.85535013173">
                <text:p>1168.85535013173</text:p>
              </table:table-cell>
              <table:table-cell office:value-type="float" office:value="1177.12703001629">
                <text:p>1177.12703001629</text:p>
              </table:table-cell>
              <table:table-cell office:value-type="float" office:value="1168.72173172615">
                <text:p>1168.721731726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595">
                <text:p>7595</text:p>
              </table:table-cell>
              <table:table-cell office:value-type="float" office:value="1175.74386335586">
                <text:p>1175.74386335586</text:p>
              </table:table-cell>
              <table:table-cell office:value-type="float" office:value="1178.24671535027">
                <text:p>1178.24671535027</text:p>
              </table:table-cell>
              <table:table-cell office:value-type="float" office:value="1169.79271312497">
                <text:p>1169.79271312497</text:p>
              </table:table-cell>
              <table:table-cell office:value-type="float" office:value="1147.85223211427">
                <text:p>1147.85223211427</text:p>
              </table:table-cell>
              <table:table-cell office:value-type="float" office:value="1168.85483110087">
                <text:p>1168.85483110087</text:p>
              </table:table-cell>
              <table:table-cell office:value-type="float" office:value="1177.12328745472">
                <text:p>1177.12328745472</text:p>
              </table:table-cell>
              <table:table-cell office:value-type="float" office:value="1168.71633971324">
                <text:p>1168.716339713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596">
                <text:p>7596</text:p>
              </table:table-cell>
              <table:table-cell office:value-type="float" office:value="1175.74634767203">
                <text:p>1175.74634767203</text:p>
              </table:table-cell>
              <table:table-cell office:value-type="float" office:value="1178.24680388193">
                <text:p>1178.24680388193</text:p>
              </table:table-cell>
              <table:table-cell office:value-type="float" office:value="1169.79259584495">
                <text:p>1169.79259584495</text:p>
              </table:table-cell>
              <table:table-cell office:value-type="float" office:value="1147.86583975293">
                <text:p>1147.86583975293</text:p>
              </table:table-cell>
              <table:table-cell office:value-type="float" office:value="1168.85547305733">
                <text:p>1168.85547305733</text:p>
              </table:table-cell>
              <table:table-cell office:value-type="float" office:value="1177.12152004252">
                <text:p>1177.12152004252</text:p>
              </table:table-cell>
              <table:table-cell office:value-type="float" office:value="1168.71505216047">
                <text:p>1168.7150521604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597">
                <text:p>7597</text:p>
              </table:table-cell>
              <table:table-cell office:value-type="float" office:value="1175.75228615671">
                <text:p>1175.75228615671</text:p>
              </table:table-cell>
              <table:table-cell office:value-type="float" office:value="1178.24585434817">
                <text:p>1178.24585434817</text:p>
              </table:table-cell>
              <table:table-cell office:value-type="float" office:value="1169.79434159131">
                <text:p>1169.79434159131</text:p>
              </table:table-cell>
              <table:table-cell office:value-type="float" office:value="1147.89969832373">
                <text:p>1147.89969832373</text:p>
              </table:table-cell>
              <table:table-cell office:value-type="float" office:value="1168.85533575204">
                <text:p>1168.85533575204</text:p>
              </table:table-cell>
              <table:table-cell office:value-type="float" office:value="1177.11848166928">
                <text:p>1177.11848166928</text:p>
              </table:table-cell>
              <table:table-cell office:value-type="float" office:value="1168.71052693661">
                <text:p>1168.7105269366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598">
                <text:p>7598</text:p>
              </table:table-cell>
              <table:table-cell office:value-type="float" office:value="1175.7551368726">
                <text:p>1175.7551368726</text:p>
              </table:table-cell>
              <table:table-cell office:value-type="float" office:value="1178.24581036623">
                <text:p>1178.24581036623</text:p>
              </table:table-cell>
              <table:table-cell office:value-type="float" office:value="1169.79445139847">
                <text:p>1169.79445139847</text:p>
              </table:table-cell>
              <table:table-cell office:value-type="float" office:value="1147.91561364899">
                <text:p>1147.91561364899</text:p>
              </table:table-cell>
              <table:table-cell office:value-type="float" office:value="1168.85581819119">
                <text:p>1168.85581819119</text:p>
              </table:table-cell>
              <table:table-cell office:value-type="float" office:value="1177.11659141172">
                <text:p>1177.11659141172</text:p>
              </table:table-cell>
              <table:table-cell office:value-type="float" office:value="1168.70884591513">
                <text:p>1168.7088459151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599">
                <text:p>7599</text:p>
              </table:table-cell>
              <table:table-cell office:value-type="float" office:value="1175.76003557656">
                <text:p>1175.76003557656</text:p>
              </table:table-cell>
              <table:table-cell office:value-type="float" office:value="1178.24503707072">
                <text:p>1178.24503707072</text:p>
              </table:table-cell>
              <table:table-cell office:value-type="float" office:value="1169.79584185648">
                <text:p>1169.79584185648</text:p>
              </table:table-cell>
              <table:table-cell office:value-type="float" office:value="1147.94424418309">
                <text:p>1147.94424418309</text:p>
              </table:table-cell>
              <table:table-cell office:value-type="float" office:value="1168.8558951886">
                <text:p>1168.8558951886</text:p>
              </table:table-cell>
              <table:table-cell office:value-type="float" office:value="1177.11398410064">
                <text:p>1177.11398410064</text:p>
              </table:table-cell>
              <table:table-cell office:value-type="float" office:value="1168.70497480489">
                <text:p>1168.7049748048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600">
                <text:p>7600</text:p>
              </table:table-cell>
              <table:table-cell office:value-type="float" office:value="1175.76299805539">
                <text:p>1175.76299805539</text:p>
              </table:table-cell>
              <table:table-cell office:value-type="float" office:value="1178.24490206204">
                <text:p>1178.24490206204</text:p>
              </table:table-cell>
              <table:table-cell office:value-type="float" office:value="1169.79609448951">
                <text:p>1169.79609448951</text:p>
              </table:table-cell>
              <table:table-cell office:value-type="float" office:value="1147.9611784133">
                <text:p>1147.9611784133</text:p>
              </table:table-cell>
              <table:table-cell office:value-type="float" office:value="1168.85629486639">
                <text:p>1168.85629486639</text:p>
              </table:table-cell>
              <table:table-cell office:value-type="float" office:value="1177.11206923724">
                <text:p>1177.11206923724</text:p>
              </table:table-cell>
              <table:table-cell office:value-type="float" office:value="1168.70307891978">
                <text:p>1168.703078919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601">
                <text:p>7601</text:p>
              </table:table-cell>
              <table:table-cell office:value-type="float" office:value="1175.82312073107">
                <text:p>1175.82312073107</text:p>
              </table:table-cell>
              <table:table-cell office:value-type="float" office:value="1178.22827990026">
                <text:p>1178.22827990026</text:p>
              </table:table-cell>
              <table:table-cell office:value-type="float" office:value="1169.81657772922">
                <text:p>1169.81657772922</text:p>
              </table:table-cell>
              <table:table-cell office:value-type="float" office:value="1148.28410014761">
                <text:p>1148.28410014761</text:p>
              </table:table-cell>
              <table:table-cell office:value-type="float" office:value="1168.83944444665">
                <text:p>1168.83944444665</text:p>
              </table:table-cell>
              <table:table-cell office:value-type="float" office:value="1177.08102462806">
                <text:p>1177.08102462806</text:p>
              </table:table-cell>
              <table:table-cell office:value-type="float" office:value="1168.65568031462">
                <text:p>1168.6556803146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602">
                <text:p>7602</text:p>
              </table:table-cell>
              <table:table-cell office:value-type="float" office:value="1175.82226619873">
                <text:p>1175.82226619873</text:p>
              </table:table-cell>
              <table:table-cell office:value-type="float" office:value="1178.22909316968">
                <text:p>1178.22909316968</text:p>
              </table:table-cell>
              <table:table-cell office:value-type="float" office:value="1169.81540197157">
                <text:p>1169.81540197157</text:p>
              </table:table-cell>
              <table:table-cell office:value-type="float" office:value="1148.28011377449">
                <text:p>1148.28011377449</text:p>
              </table:table-cell>
              <table:table-cell office:value-type="float" office:value="1168.84093848454">
                <text:p>1168.84093848454</text:p>
              </table:table-cell>
              <table:table-cell office:value-type="float" office:value="1177.08089331078">
                <text:p>1177.08089331078</text:p>
              </table:table-cell>
              <table:table-cell office:value-type="float" office:value="1168.65697632681">
                <text:p>1168.6569763268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603">
                <text:p>7603</text:p>
              </table:table-cell>
              <table:table-cell office:value-type="float" office:value="1175.83172720675">
                <text:p>1175.83172720675</text:p>
              </table:table-cell>
              <table:table-cell office:value-type="float" office:value="1178.22695280204">
                <text:p>1178.22695280204</text:p>
              </table:table-cell>
              <table:table-cell office:value-type="float" office:value="1169.81887990768">
                <text:p>1169.81887990768</text:p>
              </table:table-cell>
              <table:table-cell office:value-type="float" office:value="1148.33400027081">
                <text:p>1148.33400027081</text:p>
              </table:table-cell>
              <table:table-cell office:value-type="float" office:value="1168.83950071727">
                <text:p>1168.83950071727</text:p>
              </table:table-cell>
              <table:table-cell office:value-type="float" office:value="1177.07602832868">
                <text:p>1177.07602832868</text:p>
              </table:table-cell>
              <table:table-cell office:value-type="float" office:value="1168.64879751218">
                <text:p>1168.6487975121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604">
                <text:p>7604</text:p>
              </table:table-cell>
              <table:table-cell office:value-type="float" office:value="1175.83317075741">
                <text:p>1175.83317075741</text:p>
              </table:table-cell>
              <table:table-cell office:value-type="float" office:value="1178.22708381304">
                <text:p>1178.22708381304</text:p>
              </table:table-cell>
              <table:table-cell office:value-type="float" office:value="1169.81863531968">
                <text:p>1169.81863531968</text:p>
              </table:table-cell>
              <table:table-cell office:value-type="float" office:value="1148.34244642666">
                <text:p>1148.34244642666</text:p>
              </table:table-cell>
              <table:table-cell office:value-type="float" office:value="1168.84019825719">
                <text:p>1168.84019825719</text:p>
              </table:table-cell>
              <table:table-cell office:value-type="float" office:value="1177.07468425279">
                <text:p>1177.07468425279</text:p>
              </table:table-cell>
              <table:table-cell office:value-type="float" office:value="1168.64806266119">
                <text:p>1168.648062661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605">
                <text:p>7605</text:p>
              </table:table-cell>
              <table:table-cell office:value-type="float" office:value="1175.84020564145">
                <text:p>1175.84020564145</text:p>
              </table:table-cell>
              <table:table-cell office:value-type="float" office:value="1178.22551918417">
                <text:p>1178.22551918417</text:p>
              </table:table-cell>
              <table:table-cell office:value-type="float" office:value="1169.82135134747">
                <text:p>1169.82135134747</text:p>
              </table:table-cell>
              <table:table-cell office:value-type="float" office:value="1148.38344142568">
                <text:p>1148.38344142568</text:p>
              </table:table-cell>
              <table:table-cell office:value-type="float" office:value="1168.83945743857">
                <text:p>1168.83945743857</text:p>
              </table:table-cell>
              <table:table-cell office:value-type="float" office:value="1177.07102892376">
                <text:p>1177.07102892376</text:p>
              </table:table-cell>
              <table:table-cell office:value-type="float" office:value="1168.64162038014">
                <text:p>1168.641620380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606">
                <text:p>7606</text:p>
              </table:table-cell>
              <table:table-cell office:value-type="float" office:value="1175.84250899494">
                <text:p>1175.84250899494</text:p>
              </table:table-cell>
              <table:table-cell office:value-type="float" office:value="1178.22537393192">
                <text:p>1178.22537393192</text:p>
              </table:table-cell>
              <table:table-cell office:value-type="float" office:value="1169.8215694672">
                <text:p>1169.8215694672</text:p>
              </table:table-cell>
              <table:table-cell office:value-type="float" office:value="1148.3968329344">
                <text:p>1148.3968329344</text:p>
              </table:table-cell>
              <table:table-cell office:value-type="float" office:value="1168.83983135897">
                <text:p>1168.83983135897</text:p>
              </table:table-cell>
              <table:table-cell office:value-type="float" office:value="1177.0692872682">
                <text:p>1177.0692872682</text:p>
              </table:table-cell>
              <table:table-cell office:value-type="float" office:value="1168.64002979097">
                <text:p>1168.6400297909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607">
                <text:p>7607</text:p>
              </table:table-cell>
              <table:table-cell office:value-type="float" office:value="1175.84808692194">
                <text:p>1175.84808692194</text:p>
              </table:table-cell>
              <table:table-cell office:value-type="float" office:value="1178.22410279857">
                <text:p>1178.22410279857</text:p>
              </table:table-cell>
              <table:table-cell office:value-type="float" office:value="1169.82383367607">
                <text:p>1169.82383367607</text:p>
              </table:table-cell>
              <table:table-cell office:value-type="float" office:value="1148.43018986907">
                <text:p>1148.43018986907</text:p>
              </table:table-cell>
              <table:table-cell office:value-type="float" office:value="1168.83945354536">
                <text:p>1168.83945354536</text:p>
              </table:table-cell>
              <table:table-cell office:value-type="float" office:value="1177.06628471092">
                <text:p>1177.06628471092</text:p>
              </table:table-cell>
              <table:table-cell office:value-type="float" office:value="1168.63471605449">
                <text:p>1168.6347160544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608">
                <text:p>7608</text:p>
              </table:table-cell>
              <table:table-cell office:value-type="float" office:value="1175.85073490457">
                <text:p>1175.85073490457</text:p>
              </table:table-cell>
              <table:table-cell office:value-type="float" office:value="1178.22381311402">
                <text:p>1178.22381311402</text:p>
              </table:table-cell>
              <table:table-cell office:value-type="float" office:value="1169.824345797">
                <text:p>1169.824345797</text:p>
              </table:table-cell>
              <table:table-cell office:value-type="float" office:value="1148.44582351184">
                <text:p>1148.44582351184</text:p>
              </table:table-cell>
              <table:table-cell office:value-type="float" office:value="1168.83966974859">
                <text:p>1168.83966974859</text:p>
              </table:table-cell>
              <table:table-cell office:value-type="float" office:value="1177.06440471802">
                <text:p>1177.06440471802</text:p>
              </table:table-cell>
              <table:table-cell office:value-type="float" office:value="1168.63286224339">
                <text:p>1168.6328622433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609">
                <text:p>7609</text:p>
              </table:table-cell>
              <table:table-cell office:value-type="float" office:value="1175.85530892103">
                <text:p>1175.85530892103</text:p>
              </table:table-cell>
              <table:table-cell office:value-type="float" office:value="1178.2227334466">
                <text:p>1178.2227334466</text:p>
              </table:table-cell>
              <table:table-cell office:value-type="float" office:value="1169.82627682508">
                <text:p>1169.82627682508</text:p>
              </table:table-cell>
              <table:table-cell office:value-type="float" office:value="1148.47401488669">
                <text:p>1148.47401488669</text:p>
              </table:table-cell>
              <table:table-cell office:value-type="float" office:value="1168.8394940734">
                <text:p>1168.8394940734</text:p>
              </table:table-cell>
              <table:table-cell office:value-type="float" office:value="1177.06180494842">
                <text:p>1177.06180494842</text:p>
              </table:table-cell>
              <table:table-cell office:value-type="float" office:value="1168.62869789985">
                <text:p>1168.6286978998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610">
                <text:p>7610</text:p>
              </table:table-cell>
              <table:table-cell office:value-type="float" office:value="1175.85804445737">
                <text:p>1175.85804445737</text:p>
              </table:table-cell>
              <table:table-cell office:value-type="float" office:value="1178.22234878126">
                <text:p>1178.22234878126</text:p>
              </table:table-cell>
              <table:table-cell office:value-type="float" office:value="1169.8270037475">
                <text:p>1169.8270037475</text:p>
              </table:table-cell>
              <table:table-cell office:value-type="float" office:value="1148.49064409066">
                <text:p>1148.49064409066</text:p>
              </table:table-cell>
              <table:table-cell office:value-type="float" office:value="1168.83962949935">
                <text:p>1168.83962949935</text:p>
              </table:table-cell>
              <table:table-cell office:value-type="float" office:value="1177.05989595232">
                <text:p>1177.05989595232</text:p>
              </table:table-cell>
              <table:table-cell office:value-type="float" office:value="1168.62705019583">
                <text:p>1168.6270501958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611">
                <text:p>7611</text:p>
              </table:table-cell>
              <table:table-cell office:value-type="float" office:value="1175.91566232975">
                <text:p>1175.91566232975</text:p>
              </table:table-cell>
              <table:table-cell office:value-type="float" office:value="1178.20478089519">
                <text:p>1178.20478089519</text:p>
              </table:table-cell>
              <table:table-cell office:value-type="float" office:value="1169.8490002368">
                <text:p>1169.8490002368</text:p>
              </table:table-cell>
              <table:table-cell office:value-type="float" office:value="1148.80275748794">
                <text:p>1148.80275748794</text:p>
              </table:table-cell>
              <table:table-cell office:value-type="float" office:value="1168.82144521707">
                <text:p>1168.82144521707</text:p>
              </table:table-cell>
              <table:table-cell office:value-type="float" office:value="1177.02769983798">
                <text:p>1177.02769983798</text:p>
              </table:table-cell>
              <table:table-cell office:value-type="float" office:value="1168.57260915191">
                <text:p>1168.5726091519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612">
                <text:p>7612</text:p>
              </table:table-cell>
              <table:table-cell office:value-type="float" office:value="1175.91471869047">
                <text:p>1175.91471869047</text:p>
              </table:table-cell>
              <table:table-cell office:value-type="float" office:value="1178.20538750341">
                <text:p>1178.20538750341</text:p>
              </table:table-cell>
              <table:table-cell office:value-type="float" office:value="1169.84819536649">
                <text:p>1169.84819536649</text:p>
              </table:table-cell>
              <table:table-cell office:value-type="float" office:value="1148.79887293195">
                <text:p>1148.79887293195</text:p>
              </table:table-cell>
              <table:table-cell office:value-type="float" office:value="1168.82265959139">
                <text:p>1168.82265959139</text:p>
              </table:table-cell>
              <table:table-cell office:value-type="float" office:value="1177.02753772399">
                <text:p>1177.02753772399</text:p>
              </table:table-cell>
              <table:table-cell office:value-type="float" office:value="1168.57433496922">
                <text:p>1168.574334969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613">
                <text:p>7613</text:p>
              </table:table-cell>
              <table:table-cell office:value-type="float" office:value="1175.92372146663">
                <text:p>1175.92372146663</text:p>
              </table:table-cell>
              <table:table-cell office:value-type="float" office:value="1178.20280782647">
                <text:p>1178.20280782647</text:p>
              </table:table-cell>
              <table:table-cell office:value-type="float" office:value="1169.85259731355">
                <text:p>1169.85259731355</text:p>
              </table:table-cell>
              <table:table-cell office:value-type="float" office:value="1148.85183770607">
                <text:p>1148.85183770607</text:p>
              </table:table-cell>
              <table:table-cell office:value-type="float" office:value="1168.82099567636">
                <text:p>1168.82099567636</text:p>
              </table:table-cell>
              <table:table-cell office:value-type="float" office:value="1177.02281042476">
                <text:p>1177.02281042476</text:p>
              </table:table-cell>
              <table:table-cell office:value-type="float" office:value="1168.56551935251">
                <text:p>1168.5655193525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614">
                <text:p>7614</text:p>
              </table:table-cell>
              <table:table-cell office:value-type="float" office:value="1175.92500508026">
                <text:p>1175.92500508026</text:p>
              </table:table-cell>
              <table:table-cell office:value-type="float" office:value="1178.20265462542">
                <text:p>1178.20265462542</text:p>
              </table:table-cell>
              <table:table-cell office:value-type="float" office:value="1169.85284994751">
                <text:p>1169.85284994751</text:p>
              </table:table-cell>
              <table:table-cell office:value-type="float" office:value="1148.86007686093">
                <text:p>1148.86007686093</text:p>
              </table:table-cell>
              <table:table-cell office:value-type="float" office:value="1168.82142001789">
                <text:p>1168.82142001789</text:p>
              </table:table-cell>
              <table:table-cell office:value-type="float" office:value="1177.02148249229">
                <text:p>1177.02148249229</text:p>
              </table:table-cell>
              <table:table-cell office:value-type="float" office:value="1168.56498033374">
                <text:p>1168.5649803337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615">
                <text:p>7615</text:p>
              </table:table-cell>
              <table:table-cell office:value-type="float" office:value="1175.93163375106">
                <text:p>1175.93163375106</text:p>
              </table:table-cell>
              <table:table-cell office:value-type="float" office:value="1178.2006231123">
                <text:p>1178.2006231123</text:p>
              </table:table-cell>
              <table:table-cell office:value-type="float" office:value="1169.85644344169">
                <text:p>1169.85644344169</text:p>
              </table:table-cell>
              <table:table-cell office:value-type="float" office:value="1148.90035800834">
                <text:p>1148.90035800834</text:p>
              </table:table-cell>
              <table:table-cell office:value-type="float" office:value="1168.82042915243">
                <text:p>1168.82042915243</text:p>
              </table:table-cell>
              <table:table-cell office:value-type="float" office:value="1177.01793767419">
                <text:p>1177.01793767419</text:p>
              </table:table-cell>
              <table:table-cell office:value-type="float" office:value="1168.55794473302">
                <text:p>1168.5579447330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616">
                <text:p>7616</text:p>
              </table:table-cell>
              <table:table-cell office:value-type="float" office:value="1175.93373989248">
                <text:p>1175.93373989248</text:p>
              </table:table-cell>
              <table:table-cell office:value-type="float" office:value="1178.20019704583">
                <text:p>1178.20019704583</text:p>
              </table:table-cell>
              <table:table-cell office:value-type="float" office:value="1169.85727131649">
                <text:p>1169.85727131649</text:p>
              </table:table-cell>
              <table:table-cell office:value-type="float" office:value="1148.91343882085">
                <text:p>1148.91343882085</text:p>
              </table:table-cell>
              <table:table-cell office:value-type="float" office:value="1168.82053660485">
                <text:p>1168.82053660485</text:p>
              </table:table-cell>
              <table:table-cell office:value-type="float" office:value="1177.01624106911">
                <text:p>1177.01624106911</text:p>
              </table:table-cell>
              <table:table-cell office:value-type="float" office:value="1168.55629018746">
                <text:p>1168.5562901874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617">
                <text:p>7617</text:p>
              </table:table-cell>
              <table:table-cell office:value-type="float" office:value="1175.93893791522">
                <text:p>1175.93893791522</text:p>
              </table:table-cell>
              <table:table-cell office:value-type="float" office:value="1178.19849919699">
                <text:p>1178.19849919699</text:p>
              </table:table-cell>
              <table:table-cell office:value-type="float" office:value="1169.86039096017">
                <text:p>1169.86039096017</text:p>
              </table:table-cell>
              <table:table-cell office:value-type="float" office:value="1148.94619609576">
                <text:p>1148.94619609576</text:p>
              </table:table-cell>
              <table:table-cell office:value-type="float" office:value="1168.8199001763">
                <text:p>1168.8199001763</text:p>
              </table:table-cell>
              <table:table-cell office:value-type="float" office:value="1177.01333209857">
                <text:p>1177.01333209857</text:p>
              </table:table-cell>
              <table:table-cell office:value-type="float" office:value="1168.55035865493">
                <text:p>1168.5503586549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618">
                <text:p>7618</text:p>
              </table:table-cell>
              <table:table-cell office:value-type="float" office:value="1175.94136267816">
                <text:p>1175.94136267816</text:p>
              </table:table-cell>
              <table:table-cell office:value-type="float" office:value="1178.19791330589">
                <text:p>1178.19791330589</text:p>
              </table:table-cell>
              <table:table-cell office:value-type="float" office:value="1169.86160215067">
                <text:p>1169.86160215067</text:p>
              </table:table-cell>
              <table:table-cell office:value-type="float" office:value="1148.9614813752">
                <text:p>1148.9614813752</text:p>
              </table:table-cell>
              <table:table-cell office:value-type="float" office:value="1168.8198588024">
                <text:p>1168.8198588024</text:p>
              </table:table-cell>
              <table:table-cell office:value-type="float" office:value="1177.01151811139">
                <text:p>1177.01151811139</text:p>
              </table:table-cell>
              <table:table-cell office:value-type="float" office:value="1168.54841322311">
                <text:p>1168.548413223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619">
                <text:p>7619</text:p>
              </table:table-cell>
              <table:table-cell office:value-type="float" office:value="1175.94557123172">
                <text:p>1175.94557123172</text:p>
              </table:table-cell>
              <table:table-cell office:value-type="float" office:value="1178.19642348784">
                <text:p>1178.19642348784</text:p>
              </table:table-cell>
              <table:table-cell office:value-type="float" office:value="1169.86441296341">
                <text:p>1169.86441296341</text:p>
              </table:table-cell>
              <table:table-cell office:value-type="float" office:value="1148.98906072866">
                <text:p>1148.98906072866</text:p>
              </table:table-cell>
              <table:table-cell office:value-type="float" office:value="1168.81942441571">
                <text:p>1168.81942441571</text:p>
              </table:table-cell>
              <table:table-cell office:value-type="float" office:value="1177.00900876862">
                <text:p>1177.00900876862</text:p>
              </table:table-cell>
              <table:table-cell office:value-type="float" office:value="1168.54399878778">
                <text:p>1168.5439987877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620">
                <text:p>7620</text:p>
              </table:table-cell>
              <table:table-cell office:value-type="float" office:value="1175.94805787718">
                <text:p>1175.94805787718</text:p>
              </table:table-cell>
              <table:table-cell office:value-type="float" office:value="1178.19573222891">
                <text:p>1178.19573222891</text:p>
              </table:table-cell>
              <table:table-cell office:value-type="float" office:value="1169.86590625227">
                <text:p>1169.86590625227</text:p>
              </table:table-cell>
              <table:table-cell office:value-type="float" office:value="1149.00529966845">
                <text:p>1149.00529966845</text:p>
              </table:table-cell>
              <table:table-cell office:value-type="float" office:value="1168.81930855801">
                <text:p>1168.81930855801</text:p>
              </table:table-cell>
              <table:table-cell office:value-type="float" office:value="1177.00717903841">
                <text:p>1177.00717903841</text:p>
              </table:table-cell>
              <table:table-cell office:value-type="float" office:value="1168.5426030923">
                <text:p>1168.54260309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621">
                <text:p>7621</text:p>
              </table:table-cell>
              <table:table-cell office:value-type="float" office:value="1176.00448424417">
                <text:p>1176.00448424417</text:p>
              </table:table-cell>
              <table:table-cell office:value-type="float" office:value="1178.17650628486">
                <text:p>1178.17650628486</text:p>
              </table:table-cell>
              <table:table-cell office:value-type="float" office:value="1169.89437131287">
                <text:p>1169.89437131287</text:p>
              </table:table-cell>
              <table:table-cell office:value-type="float" office:value="1149.31966744276">
                <text:p>1149.31966744276</text:p>
              </table:table-cell>
              <table:table-cell office:value-type="float" office:value="1168.80327053049">
                <text:p>1168.80327053049</text:p>
              </table:table-cell>
              <table:table-cell office:value-type="float" office:value="1176.98081606604">
                <text:p>1176.98081606604</text:p>
              </table:table-cell>
              <table:table-cell office:value-type="float" office:value="1168.48762911974">
                <text:p>1168.4876291197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622">
                <text:p>7622</text:p>
              </table:table-cell>
              <table:table-cell office:value-type="float" office:value="1176.00334571054">
                <text:p>1176.00334571054</text:p>
              </table:table-cell>
              <table:table-cell office:value-type="float" office:value="1178.17695070424">
                <text:p>1178.17695070424</text:p>
              </table:table-cell>
              <table:table-cell office:value-type="float" office:value="1169.89409557158">
                <text:p>1169.89409557158</text:p>
              </table:table-cell>
              <table:table-cell office:value-type="float" office:value="1149.31556791255">
                <text:p>1149.31556791255</text:p>
              </table:table-cell>
              <table:table-cell office:value-type="float" office:value="1168.80420352733">
                <text:p>1168.80420352733</text:p>
              </table:table-cell>
              <table:table-cell office:value-type="float" office:value="1176.98057917077">
                <text:p>1176.98057917077</text:p>
              </table:table-cell>
              <table:table-cell office:value-type="float" office:value="1168.4906203017">
                <text:p>1168.49062030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623">
                <text:p>7623</text:p>
              </table:table-cell>
              <table:table-cell office:value-type="float" office:value="1176.01182895481">
                <text:p>1176.01182895481</text:p>
              </table:table-cell>
              <table:table-cell office:value-type="float" office:value="1178.17380102183">
                <text:p>1178.17380102183</text:p>
              </table:table-cell>
              <table:table-cell office:value-type="float" office:value="1169.8998612765">
                <text:p>1169.8998612765</text:p>
              </table:table-cell>
              <table:table-cell office:value-type="float" office:value="1149.36778724879">
                <text:p>1149.36778724879</text:p>
              </table:table-cell>
              <table:table-cell office:value-type="float" office:value="1168.80230152729">
                <text:p>1168.80230152729</text:p>
              </table:table-cell>
              <table:table-cell office:value-type="float" office:value="1176.97617233003">
                <text:p>1176.97617233003</text:p>
              </table:table-cell>
              <table:table-cell office:value-type="float" office:value="1168.48261110012">
                <text:p>1168.482611100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624">
                <text:p>7624</text:p>
              </table:table-cell>
              <table:table-cell office:value-type="float" office:value="1176.0128708469">
                <text:p>1176.0128708469</text:p>
              </table:table-cell>
              <table:table-cell office:value-type="float" office:value="1178.17345714727">
                <text:p>1178.17345714727</text:p>
              </table:table-cell>
              <table:table-cell office:value-type="float" office:value="1169.90092715111">
                <text:p>1169.90092715111</text:p>
              </table:table-cell>
              <table:table-cell office:value-type="float" office:value="1149.37578982609">
                <text:p>1149.37578982609</text:p>
              </table:table-cell>
              <table:table-cell office:value-type="float" office:value="1168.80248616843">
                <text:p>1168.80248616843</text:p>
              </table:table-cell>
              <table:table-cell office:value-type="float" office:value="1176.97491474274">
                <text:p>1176.97491474274</text:p>
              </table:table-cell>
              <table:table-cell office:value-type="float" office:value="1168.48358525443">
                <text:p>1168.4835852544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625">
                <text:p>7625</text:p>
              </table:table-cell>
              <table:table-cell office:value-type="float" office:value="1176.01901015077">
                <text:p>1176.01901015077</text:p>
              </table:table-cell>
              <table:table-cell office:value-type="float" office:value="1178.17095893114">
                <text:p>1178.17095893114</text:p>
              </table:table-cell>
              <table:table-cell office:value-type="float" office:value="1169.90577374501">
                <text:p>1169.90577374501</text:p>
              </table:table-cell>
              <table:table-cell office:value-type="float" office:value="1149.41543730445">
                <text:p>1149.41543730445</text:p>
              </table:table-cell>
              <table:table-cell office:value-type="float" office:value="1168.80123407698">
                <text:p>1168.80123407698</text:p>
              </table:table-cell>
              <table:table-cell office:value-type="float" office:value="1176.97159199798">
                <text:p>1176.97159199798</text:p>
              </table:table-cell>
              <table:table-cell office:value-type="float" office:value="1168.47785343229">
                <text:p>1168.4778534322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626">
                <text:p>7626</text:p>
              </table:table-cell>
              <table:table-cell office:value-type="float" office:value="1176.02082903551">
                <text:p>1176.02082903551</text:p>
              </table:table-cell>
              <table:table-cell office:value-type="float" office:value="1178.17034937237">
                <text:p>1178.17034937237</text:p>
              </table:table-cell>
              <table:table-cell office:value-type="float" office:value="1169.90748419645">
                <text:p>1169.90748419645</text:p>
              </table:table-cell>
              <table:table-cell office:value-type="float" office:value="1149.42821664543">
                <text:p>1149.42821664543</text:p>
              </table:table-cell>
              <table:table-cell office:value-type="float" office:value="1168.80110769291">
                <text:p>1168.80110769291</text:p>
              </table:table-cell>
              <table:table-cell office:value-type="float" office:value="1176.97002091054">
                <text:p>1176.97002091054</text:p>
              </table:table-cell>
              <table:table-cell office:value-type="float" office:value="1168.47777566715">
                <text:p>1168.477775667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627">
                <text:p>7627</text:p>
              </table:table-cell>
              <table:table-cell office:value-type="float" office:value="1176.02556369218">
                <text:p>1176.02556369218</text:p>
              </table:table-cell>
              <table:table-cell office:value-type="float" office:value="1178.16821272101">
                <text:p>1178.16821272101</text:p>
              </table:table-cell>
              <table:table-cell office:value-type="float" office:value="1169.91183490389">
                <text:p>1169.91183490389</text:p>
              </table:table-cell>
              <table:table-cell office:value-type="float" office:value="1149.46042092041">
                <text:p>1149.46042092041</text:p>
              </table:table-cell>
              <table:table-cell office:value-type="float" office:value="1168.8002049441">
                <text:p>1168.8002049441</text:p>
              </table:table-cell>
              <table:table-cell office:value-type="float" office:value="1176.96729946982">
                <text:p>1176.96729946982</text:p>
              </table:table-cell>
              <table:table-cell office:value-type="float" office:value="1168.47341689659">
                <text:p>1168.4734168965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628">
                <text:p>7628</text:p>
              </table:table-cell>
              <table:table-cell office:value-type="float" office:value="1176.02767274486">
                <text:p>1176.02767274486</text:p>
              </table:table-cell>
              <table:table-cell office:value-type="float" office:value="1178.16742075059">
                <text:p>1178.16742075059</text:p>
              </table:table-cell>
              <table:table-cell office:value-type="float" office:value="1169.91399367761">
                <text:p>1169.91399367761</text:p>
              </table:table-cell>
              <table:table-cell office:value-type="float" office:value="1149.47548688768">
                <text:p>1149.47548688768</text:p>
              </table:table-cell>
              <table:table-cell office:value-type="float" office:value="1168.79993062738">
                <text:p>1168.79993062738</text:p>
              </table:table-cell>
              <table:table-cell office:value-type="float" office:value="1176.96562851074">
                <text:p>1176.96562851074</text:p>
              </table:table-cell>
              <table:table-cell office:value-type="float" office:value="1168.47298812202">
                <text:p>1168.4729881220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629">
                <text:p>7629</text:p>
              </table:table-cell>
              <table:table-cell office:value-type="float" office:value="1176.03143326438">
                <text:p>1176.03143326438</text:p>
              </table:table-cell>
              <table:table-cell office:value-type="float" office:value="1178.16550214927">
                <text:p>1178.16550214927</text:p>
              </table:table-cell>
              <table:table-cell office:value-type="float" office:value="1169.91802408843">
                <text:p>1169.91802408843</text:p>
              </table:table-cell>
              <table:table-cell office:value-type="float" office:value="1149.50261246491">
                <text:p>1149.50261246491</text:p>
              </table:table-cell>
              <table:table-cell office:value-type="float" office:value="1168.79923423272">
                <text:p>1168.79923423272</text:p>
              </table:table-cell>
              <table:table-cell office:value-type="float" office:value="1176.96329272026">
                <text:p>1176.96329272026</text:p>
              </table:table-cell>
              <table:table-cell office:value-type="float" office:value="1168.46972839409">
                <text:p>1168.4697283940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630">
                <text:p>7630</text:p>
              </table:table-cell>
              <table:table-cell office:value-type="float" office:value="1176.03357578975">
                <text:p>1176.03357578975</text:p>
              </table:table-cell>
              <table:table-cell office:value-type="float" office:value="1178.16458452137">
                <text:p>1178.16458452137</text:p>
              </table:table-cell>
              <table:table-cell office:value-type="float" office:value="1169.92049422553">
                <text:p>1169.92049422553</text:p>
              </table:table-cell>
              <table:table-cell office:value-type="float" office:value="1149.5186717291">
                <text:p>1149.5186717291</text:p>
              </table:table-cell>
              <table:table-cell office:value-type="float" office:value="1168.79888609835">
                <text:p>1168.79888609835</text:p>
              </table:table-cell>
              <table:table-cell office:value-type="float" office:value="1176.96162376843">
                <text:p>1176.96162376843</text:p>
              </table:table-cell>
              <table:table-cell office:value-type="float" office:value="1168.46905494827">
                <text:p>1168.4690549482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631">
                <text:p>7631</text:p>
              </table:table-cell>
              <table:table-cell office:value-type="float" office:value="1176.08764884569">
                <text:p>1176.08764884569</text:p>
              </table:table-cell>
              <table:table-cell office:value-type="float" office:value="1178.14324455367">
                <text:p>1178.14324455367</text:p>
              </table:table-cell>
              <table:table-cell office:value-type="float" office:value="1169.95260548312">
                <text:p>1169.95260548312</text:p>
              </table:table-cell>
              <table:table-cell office:value-type="float" office:value="1149.82358998672">
                <text:p>1149.82358998672</text:p>
              </table:table-cell>
              <table:table-cell office:value-type="float" office:value="1168.7809018526">
                <text:p>1168.7809018526</text:p>
              </table:table-cell>
              <table:table-cell office:value-type="float" office:value="1176.93275696364">
                <text:p>1176.93275696364</text:p>
              </table:table-cell>
              <table:table-cell office:value-type="float" office:value="1168.41085209448">
                <text:p>1168.4108520944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632">
                <text:p>7632</text:p>
              </table:table-cell>
              <table:table-cell office:value-type="float" office:value="1176.08625344295">
                <text:p>1176.08625344295</text:p>
              </table:table-cell>
              <table:table-cell office:value-type="float" office:value="1178.14358904533">
                <text:p>1178.14358904533</text:p>
              </table:table-cell>
              <table:table-cell office:value-type="float" office:value="1169.95313803444">
                <text:p>1169.95313803444</text:p>
              </table:table-cell>
              <table:table-cell office:value-type="float" office:value="1149.81964212507">
                <text:p>1149.81964212507</text:p>
              </table:table-cell>
              <table:table-cell office:value-type="float" office:value="1168.7816325249">
                <text:p>1168.7816325249</text:p>
              </table:table-cell>
              <table:table-cell office:value-type="float" office:value="1176.93264992238">
                <text:p>1176.93264992238</text:p>
              </table:table-cell>
              <table:table-cell office:value-type="float" office:value="1168.41397251281">
                <text:p>1168.4139725128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633">
                <text:p>7633</text:p>
              </table:table-cell>
              <table:table-cell office:value-type="float" office:value="1176.09416326239">
                <text:p>1176.09416326239</text:p>
              </table:table-cell>
              <table:table-cell office:value-type="float" office:value="1178.13978693917">
                <text:p>1178.13978693917</text:p>
              </table:table-cell>
              <table:table-cell office:value-type="float" office:value="1169.96045120278">
                <text:p>1169.96045120278</text:p>
              </table:table-cell>
              <table:table-cell office:value-type="float" office:value="1149.87088934894">
                <text:p>1149.87088934894</text:p>
              </table:table-cell>
              <table:table-cell office:value-type="float" office:value="1168.77945442226">
                <text:p>1168.77945442226</text:p>
              </table:table-cell>
              <table:table-cell office:value-type="float" office:value="1176.92850672159">
                <text:p>1176.92850672159</text:p>
              </table:table-cell>
              <table:table-cell office:value-type="float" office:value="1168.40602384181">
                <text:p>1168.4060238418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634">
                <text:p>7634</text:p>
              </table:table-cell>
              <table:table-cell office:value-type="float" office:value="1176.09487715334">
                <text:p>1176.09487715334</text:p>
              </table:table-cell>
              <table:table-cell office:value-type="float" office:value="1178.13923783708">
                <text:p>1178.13923783708</text:p>
              </table:table-cell>
              <table:table-cell office:value-type="float" office:value="1169.96249059338">
                <text:p>1169.96249059338</text:p>
              </table:table-cell>
              <table:table-cell office:value-type="float" office:value="1149.87881702982">
                <text:p>1149.87881702982</text:p>
              </table:table-cell>
              <table:table-cell office:value-type="float" office:value="1168.77943097548">
                <text:p>1168.77943097548</text:p>
              </table:table-cell>
              <table:table-cell office:value-type="float" office:value="1176.9274001959">
                <text:p>1176.9274001959</text:p>
              </table:table-cell>
              <table:table-cell office:value-type="float" office:value="1168.40686405683">
                <text:p>1168.4068640568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635">
                <text:p>7635</text:p>
              </table:table-cell>
              <table:table-cell office:value-type="float" office:value="1176.10048375194">
                <text:p>1176.10048375194</text:p>
              </table:table-cell>
              <table:table-cell office:value-type="float" office:value="1178.13613279565">
                <text:p>1178.13613279565</text:p>
              </table:table-cell>
              <table:table-cell office:value-type="float" office:value="1169.9687043977">
                <text:p>1169.9687043977</text:p>
              </table:table-cell>
              <table:table-cell office:value-type="float" office:value="1149.91762893521">
                <text:p>1149.91762893521</text:p>
              </table:table-cell>
              <table:table-cell office:value-type="float" office:value="1168.77792794355">
                <text:p>1168.77792794355</text:p>
              </table:table-cell>
              <table:table-cell office:value-type="float" office:value="1176.92433362994">
                <text:p>1176.92433362994</text:p>
              </table:table-cell>
              <table:table-cell office:value-type="float" office:value="1168.40133556418">
                <text:p>1168.4013355641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636">
                <text:p>7636</text:p>
              </table:table-cell>
              <table:table-cell office:value-type="float" office:value="1176.10195412047">
                <text:p>1176.10195412047</text:p>
              </table:table-cell>
              <table:table-cell office:value-type="float" office:value="1178.13523083433">
                <text:p>1178.13523083433</text:p>
              </table:table-cell>
              <table:table-cell office:value-type="float" office:value="1169.97148699845">
                <text:p>1169.97148699845</text:p>
              </table:table-cell>
              <table:table-cell office:value-type="float" office:value="1149.93024085442">
                <text:p>1149.93024085442</text:p>
              </table:table-cell>
              <table:table-cell office:value-type="float" office:value="1168.77760302339">
                <text:p>1168.77760302339</text:p>
              </table:table-cell>
              <table:table-cell office:value-type="float" office:value="1176.92292821889">
                <text:p>1176.92292821889</text:p>
              </table:table-cell>
              <table:table-cell office:value-type="float" office:value="1168.40132537729">
                <text:p>1168.4013253772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637">
                <text:p>7637</text:p>
              </table:table-cell>
              <table:table-cell office:value-type="float" office:value="1176.10617570752">
                <text:p>1176.10617570752</text:p>
              </table:table-cell>
              <table:table-cell office:value-type="float" office:value="1178.13254401802">
                <text:p>1178.13254401802</text:p>
              </table:table-cell>
              <table:table-cell office:value-type="float" office:value="1169.9770655016">
                <text:p>1169.9770655016</text:p>
              </table:table-cell>
              <table:table-cell office:value-type="float" office:value="1149.96167890141">
                <text:p>1149.96167890141</text:p>
              </table:table-cell>
              <table:table-cell office:value-type="float" office:value="1168.77646469029">
                <text:p>1168.77646469029</text:p>
              </table:table-cell>
              <table:table-cell office:value-type="float" office:value="1176.92044867798">
                <text:p>1176.92044867798</text:p>
              </table:table-cell>
              <table:table-cell office:value-type="float" office:value="1168.39728388975">
                <text:p>1168.397283889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638">
                <text:p>7638</text:p>
              </table:table-cell>
              <table:table-cell office:value-type="float" office:value="1176.10790944574">
                <text:p>1176.10790944574</text:p>
              </table:table-cell>
              <table:table-cell office:value-type="float" office:value="1178.13142896255">
                <text:p>1178.13142896255</text:p>
              </table:table-cell>
              <table:table-cell office:value-type="float" office:value="1169.98029357554">
                <text:p>1169.98029357554</text:p>
              </table:table-cell>
              <table:table-cell office:value-type="float" office:value="1149.97645015409">
                <text:p>1149.97645015409</text:p>
              </table:table-cell>
              <table:table-cell office:value-type="float" office:value="1168.77600148896">
                <text:p>1168.77600148896</text:p>
              </table:table-cell>
              <table:table-cell office:value-type="float" office:value="1176.91896177016">
                <text:p>1176.91896177016</text:p>
              </table:table-cell>
              <table:table-cell office:value-type="float" office:value="1168.39688601977">
                <text:p>1168.3968860197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639">
                <text:p>7639</text:p>
              </table:table-cell>
              <table:table-cell office:value-type="float" office:value="1176.11116941295">
                <text:p>1176.11116941295</text:p>
              </table:table-cell>
              <table:table-cell office:value-type="float" office:value="1178.12905818811">
                <text:p>1178.12905818811</text:p>
              </table:table-cell>
              <table:table-cell office:value-type="float" office:value="1169.98538592413">
                <text:p>1169.98538592413</text:p>
              </table:table-cell>
              <table:table-cell office:value-type="float" office:value="1150.0028868899">
                <text:p>1150.0028868899</text:p>
              </table:table-cell>
              <table:table-cell office:value-type="float" office:value="1168.77508625122">
                <text:p>1168.77508625122</text:p>
              </table:table-cell>
              <table:table-cell office:value-type="float" office:value="1176.9168745109">
                <text:p>1176.9168745109</text:p>
              </table:table-cell>
              <table:table-cell office:value-type="float" office:value="1168.39391460608">
                <text:p>1168.3939146060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640">
                <text:p>7640</text:p>
              </table:table-cell>
              <table:table-cell office:value-type="float" office:value="1176.11292555918">
                <text:p>1176.11292555918</text:p>
              </table:table-cell>
              <table:table-cell office:value-type="float" office:value="1178.12775974323">
                <text:p>1178.12775974323</text:p>
              </table:table-cell>
              <table:table-cell office:value-type="float" office:value="1169.98893613253">
                <text:p>1169.98893613253</text:p>
              </table:table-cell>
              <table:table-cell office:value-type="float" office:value="1150.01860284035">
                <text:p>1150.01860284035</text:p>
              </table:table-cell>
              <table:table-cell office:value-type="float" office:value="1168.77455823155">
                <text:p>1168.77455823155</text:p>
              </table:table-cell>
              <table:table-cell office:value-type="float" office:value="1176.91538982283">
                <text:p>1176.91538982283</text:p>
              </table:table-cell>
              <table:table-cell office:value-type="float" office:value="1168.39376241233">
                <text:p>1168.393762412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641">
                <text:p>7641</text:p>
              </table:table-cell>
              <table:table-cell office:value-type="float" office:value="1176.16653710836">
                <text:p>1176.16653710836</text:p>
              </table:table-cell>
              <table:table-cell office:value-type="float" office:value="1178.10408586862">
                <text:p>1178.10408586862</text:p>
              </table:table-cell>
              <table:table-cell office:value-type="float" office:value="1170.02799389028">
                <text:p>1170.02799389028</text:p>
              </table:table-cell>
              <table:table-cell office:value-type="float" office:value="1150.32732171847">
                <text:p>1150.32732171847</text:p>
              </table:table-cell>
              <table:table-cell office:value-type="float" office:value="1168.75807466685">
                <text:p>1168.75807466685</text:p>
              </table:table-cell>
              <table:table-cell office:value-type="float" office:value="1176.89415508017">
                <text:p>1176.89415508017</text:p>
              </table:table-cell>
              <table:table-cell office:value-type="float" office:value="1168.33916277645">
                <text:p>1168.339162776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642">
                <text:p>7642</text:p>
              </table:table-cell>
              <table:table-cell office:value-type="float" office:value="1176.16479421901">
                <text:p>1176.16479421901</text:p>
              </table:table-cell>
              <table:table-cell office:value-type="float" office:value="1178.10422974117">
                <text:p>1178.10422974117</text:p>
              </table:table-cell>
              <table:table-cell office:value-type="float" office:value="1170.02934067331">
                <text:p>1170.02934067331</text:p>
              </table:table-cell>
              <table:table-cell office:value-type="float" office:value="1150.32303051653">
                <text:p>1150.32303051653</text:p>
              </table:table-cell>
              <table:table-cell office:value-type="float" office:value="1168.75864739568">
                <text:p>1168.75864739568</text:p>
              </table:table-cell>
              <table:table-cell office:value-type="float" office:value="1176.89400670537">
                <text:p>1176.89400670537</text:p>
              </table:table-cell>
              <table:table-cell office:value-type="float" office:value="1168.34296117717">
                <text:p>1168.342961177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643">
                <text:p>7643</text:p>
              </table:table-cell>
              <table:table-cell office:value-type="float" office:value="1176.17216641075">
                <text:p>1176.17216641075</text:p>
              </table:table-cell>
              <table:table-cell office:value-type="float" office:value="1178.09972549763">
                <text:p>1178.09972549763</text:p>
              </table:table-cell>
              <table:table-cell office:value-type="float" office:value="1170.03780261975">
                <text:p>1170.03780261975</text:p>
              </table:table-cell>
              <table:table-cell office:value-type="float" office:value="1150.37352718522">
                <text:p>1150.37352718522</text:p>
              </table:table-cell>
              <table:table-cell office:value-type="float" office:value="1168.75623333993">
                <text:p>1168.75623333993</text:p>
              </table:table-cell>
              <table:table-cell office:value-type="float" office:value="1176.89047505249">
                <text:p>1176.89047505249</text:p>
              </table:table-cell>
              <table:table-cell office:value-type="float" office:value="1168.33639322946">
                <text:p>1168.3363932294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644">
                <text:p>7644</text:p>
              </table:table-cell>
              <table:table-cell office:value-type="float" office:value="1176.17254737352">
                <text:p>1176.17254737352</text:p>
              </table:table-cell>
              <table:table-cell office:value-type="float" office:value="1178.09889290158">
                <text:p>1178.09889290158</text:p>
              </table:table-cell>
              <table:table-cell office:value-type="float" office:value="1170.04079346082">
                <text:p>1170.04079346082</text:p>
              </table:table-cell>
              <table:table-cell office:value-type="float" office:value="1150.38110904894">
                <text:p>1150.38110904894</text:p>
              </table:table-cell>
              <table:table-cell office:value-type="float" office:value="1168.75606426615">
                <text:p>1168.75606426615</text:p>
              </table:table-cell>
              <table:table-cell office:value-type="float" office:value="1176.8895167269">
                <text:p>1176.8895167269</text:p>
              </table:table-cell>
              <table:table-cell office:value-type="float" office:value="1168.33837992904">
                <text:p>1168.338379929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645">
                <text:p>7645</text:p>
              </table:table-cell>
              <table:table-cell office:value-type="float" office:value="1176.17765454536">
                <text:p>1176.17765454536</text:p>
              </table:table-cell>
              <table:table-cell office:value-type="float" office:value="1178.09519835748">
                <text:p>1178.09519835748</text:p>
              </table:table-cell>
              <table:table-cell office:value-type="float" office:value="1170.04792075149">
                <text:p>1170.04792075149</text:p>
              </table:table-cell>
              <table:table-cell office:value-type="float" office:value="1150.41925617884">
                <text:p>1150.41925617884</text:p>
              </table:table-cell>
              <table:table-cell office:value-type="float" office:value="1168.75432677017">
                <text:p>1168.75432677017</text:p>
              </table:table-cell>
              <table:table-cell office:value-type="float" office:value="1176.88692417644">
                <text:p>1176.88692417644</text:p>
              </table:table-cell>
              <table:table-cell office:value-type="float" office:value="1168.33445601896">
                <text:p>1168.3344560189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646">
                <text:p>7646</text:p>
              </table:table-cell>
              <table:table-cell office:value-type="float" office:value="1176.17879587244">
                <text:p>1176.17879587244</text:p>
              </table:table-cell>
              <table:table-cell office:value-type="float" office:value="1178.09393277427">
                <text:p>1178.09393277427</text:p>
              </table:table-cell>
              <table:table-cell office:value-type="float" office:value="1170.05162979551">
                <text:p>1170.05162979551</text:p>
              </table:table-cell>
              <table:table-cell office:value-type="float" office:value="1150.43149706791">
                <text:p>1150.43149706791</text:p>
              </table:table-cell>
              <table:table-cell office:value-type="float" office:value="1168.75385258165">
                <text:p>1168.75385258165</text:p>
              </table:table-cell>
              <table:table-cell office:value-type="float" office:value="1176.8857210501">
                <text:p>1176.8857210501</text:p>
              </table:table-cell>
              <table:table-cell office:value-type="float" office:value="1168.33610116497">
                <text:p>1168.336101164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647">
                <text:p>7647</text:p>
              </table:table-cell>
              <table:table-cell office:value-type="float" office:value="1176.18256062214">
                <text:p>1176.18256062214</text:p>
              </table:table-cell>
              <table:table-cell office:value-type="float" office:value="1178.09071424415">
                <text:p>1178.09071424415</text:p>
              </table:table-cell>
              <table:table-cell office:value-type="float" office:value="1170.05798015722">
                <text:p>1170.05798015722</text:p>
              </table:table-cell>
              <table:table-cell office:value-type="float" office:value="1150.46236118611">
                <text:p>1150.46236118611</text:p>
              </table:table-cell>
              <table:table-cell office:value-type="float" office:value="1168.75249629711">
                <text:p>1168.75249629711</text:p>
              </table:table-cell>
              <table:table-cell office:value-type="float" office:value="1176.88366346683">
                <text:p>1176.88366346683</text:p>
              </table:table-cell>
              <table:table-cell office:value-type="float" office:value="1168.33443002322">
                <text:p>1168.3344300232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648">
                <text:p>7648</text:p>
              </table:table-cell>
              <table:table-cell office:value-type="float" office:value="1176.18397148533">
                <text:p>1176.18397148533</text:p>
              </table:table-cell>
              <table:table-cell office:value-type="float" office:value="1178.08920091964">
                <text:p>1178.08920091964</text:p>
              </table:table-cell>
              <table:table-cell office:value-type="float" office:value="1170.06206008922">
                <text:p>1170.06206008922</text:p>
              </table:table-cell>
              <table:table-cell office:value-type="float" office:value="1150.47670713885">
                <text:p>1150.47670713885</text:p>
              </table:table-cell>
              <table:table-cell office:value-type="float" office:value="1168.75188321013">
                <text:p>1168.75188321013</text:p>
              </table:table-cell>
              <table:table-cell office:value-type="float" office:value="1176.88241351476">
                <text:p>1176.88241351476</text:p>
              </table:table-cell>
              <table:table-cell office:value-type="float" office:value="1168.33654003938">
                <text:p>1168.3365400393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649">
                <text:p>7649</text:p>
              </table:table-cell>
              <table:table-cell office:value-type="float" office:value="1176.18682042503">
                <text:p>1176.18682042503</text:p>
              </table:table-cell>
              <table:table-cell office:value-type="float" office:value="1178.08631721009">
                <text:p>1178.08631721009</text:p>
              </table:table-cell>
              <table:table-cell office:value-type="float" office:value="1170.06788752984">
                <text:p>1170.06788752984</text:p>
              </table:table-cell>
              <table:table-cell office:value-type="float" office:value="1150.50266744019">
                <text:p>1150.50266744019</text:p>
              </table:table-cell>
              <table:table-cell office:value-type="float" office:value="1168.75076920147">
                <text:p>1168.75076920147</text:p>
              </table:table-cell>
              <table:table-cell office:value-type="float" office:value="1176.88070369839">
                <text:p>1176.88070369839</text:p>
              </table:table-cell>
              <table:table-cell office:value-type="float" office:value="1168.33643640612">
                <text:p>1168.336436406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650">
                <text:p>7650</text:p>
              </table:table-cell>
              <table:table-cell office:value-type="float" office:value="1176.18825586381">
                <text:p>1176.18825586381</text:p>
              </table:table-cell>
              <table:table-cell office:value-type="float" office:value="1178.08465622671">
                <text:p>1178.08465622671</text:p>
              </table:table-cell>
              <table:table-cell office:value-type="float" office:value="1170.0721616464">
                <text:p>1170.0721616464</text:p>
              </table:table-cell>
              <table:table-cell office:value-type="float" office:value="1150.51791275637">
                <text:p>1150.51791275637</text:p>
              </table:table-cell>
              <table:table-cell office:value-type="float" office:value="1168.75009934878">
                <text:p>1168.75009934878</text:p>
              </table:table-cell>
              <table:table-cell office:value-type="float" office:value="1176.87948422535">
                <text:p>1176.87948422535</text:p>
              </table:table-cell>
              <table:table-cell office:value-type="float" office:value="1168.33908282027">
                <text:p>1168.3390828202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651">
                <text:p>7651</text:p>
              </table:table-cell>
              <table:table-cell office:value-type="float" office:value="1176.24053319109">
                <text:p>1176.24053319109</text:p>
              </table:table-cell>
              <table:table-cell office:value-type="float" office:value="1178.05785241602">
                <text:p>1178.05785241602</text:p>
              </table:table-cell>
              <table:table-cell office:value-type="float" office:value="1170.11198668285">
                <text:p>1170.11198668285</text:p>
              </table:table-cell>
              <table:table-cell office:value-type="float" office:value="1150.81722466295">
                <text:p>1150.81722466295</text:p>
              </table:table-cell>
              <table:table-cell office:value-type="float" office:value="1168.73102949747">
                <text:p>1168.73102949747</text:p>
              </table:table-cell>
              <table:table-cell office:value-type="float" office:value="1176.85548985384">
                <text:p>1176.85548985384</text:p>
              </table:table-cell>
              <table:table-cell office:value-type="float" office:value="1168.29011447696">
                <text:p>1168.2901144769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652">
                <text:p>7652</text:p>
              </table:table-cell>
              <table:table-cell office:value-type="float" office:value="1176.23854519135">
                <text:p>1176.23854519135</text:p>
              </table:table-cell>
              <table:table-cell office:value-type="float" office:value="1178.05780566834">
                <text:p>1178.05780566834</text:p>
              </table:table-cell>
              <table:table-cell office:value-type="float" office:value="1170.11394286326">
                <text:p>1170.11394286326</text:p>
              </table:table-cell>
              <table:table-cell office:value-type="float" office:value="1150.81281198337">
                <text:p>1150.81281198337</text:p>
              </table:table-cell>
              <table:table-cell office:value-type="float" office:value="1168.73152555797">
                <text:p>1168.73152555797</text:p>
              </table:table-cell>
              <table:table-cell office:value-type="float" office:value="1176.85556436087">
                <text:p>1176.85556436087</text:p>
              </table:table-cell>
              <table:table-cell office:value-type="float" office:value="1168.29640032132">
                <text:p>1168.296400321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653">
                <text:p>7653</text:p>
              </table:table-cell>
              <table:table-cell office:value-type="float" office:value="1176.24549598277">
                <text:p>1176.24549598277</text:p>
              </table:table-cell>
              <table:table-cell office:value-type="float" office:value="1178.05260091223">
                <text:p>1178.05260091223</text:p>
              </table:table-cell>
              <table:table-cell office:value-type="float" office:value="1170.1230413612">
                <text:p>1170.1230413612</text:p>
              </table:table-cell>
              <table:table-cell office:value-type="float" office:value="1150.86265576969">
                <text:p>1150.86265576969</text:p>
              </table:table-cell>
              <table:table-cell office:value-type="float" office:value="1168.72886172695">
                <text:p>1168.72886172695</text:p>
              </table:table-cell>
              <table:table-cell office:value-type="float" office:value="1176.85248688172">
                <text:p>1176.85248688172</text:p>
              </table:table-cell>
              <table:table-cell office:value-type="float" office:value="1168.29324722716">
                <text:p>1168.293247227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654">
                <text:p>7654</text:p>
              </table:table-cell>
              <table:table-cell office:value-type="float" office:value="1176.24560847884">
                <text:p>1176.24560847884</text:p>
              </table:table-cell>
              <table:table-cell office:value-type="float" office:value="1178.05147557019">
                <text:p>1178.05147557019</text:p>
              </table:table-cell>
              <table:table-cell office:value-type="float" office:value="1170.12657053967">
                <text:p>1170.12657053967</text:p>
              </table:table-cell>
              <table:table-cell office:value-type="float" office:value="1150.86969972045">
                <text:p>1150.86969972045</text:p>
              </table:table-cell>
              <table:table-cell office:value-type="float" office:value="1168.72858197761">
                <text:p>1168.72858197761</text:p>
              </table:table-cell>
              <table:table-cell office:value-type="float" office:value="1176.85176883952">
                <text:p>1176.85176883952</text:p>
              </table:table-cell>
              <table:table-cell office:value-type="float" office:value="1168.29766745677">
                <text:p>1168.2976674567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655">
                <text:p>7655</text:p>
              </table:table-cell>
              <table:table-cell office:value-type="float" office:value="1176.25031670539">
                <text:p>1176.25031670539</text:p>
              </table:table-cell>
              <table:table-cell office:value-type="float" office:value="1178.04721952036">
                <text:p>1178.04721952036</text:p>
              </table:table-cell>
              <table:table-cell office:value-type="float" office:value="1170.13419954648">
                <text:p>1170.13419954648</text:p>
              </table:table-cell>
              <table:table-cell office:value-type="float" office:value="1150.90750026568">
                <text:p>1150.90750026568</text:p>
              </table:table-cell>
              <table:table-cell office:value-type="float" office:value="1168.72664163078">
                <text:p>1168.72664163078</text:p>
              </table:table-cell>
              <table:table-cell office:value-type="float" office:value="1176.84961050032">
                <text:p>1176.84961050032</text:p>
              </table:table-cell>
              <table:table-cell office:value-type="float" office:value="1168.29673889724">
                <text:p>1168.2967388972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656">
                <text:p>7656</text:p>
              </table:table-cell>
              <table:table-cell office:value-type="float" office:value="1176.25117680326">
                <text:p>1176.25117680326</text:p>
              </table:table-cell>
              <table:table-cell office:value-type="float" office:value="1178.04563977891">
                <text:p>1178.04563977891</text:p>
              </table:table-cell>
              <table:table-cell office:value-type="float" office:value="1170.13835777464">
                <text:p>1170.13835777464</text:p>
              </table:table-cell>
              <table:table-cell office:value-type="float" office:value="1150.91913588621">
                <text:p>1150.91913588621</text:p>
              </table:table-cell>
              <table:table-cell office:value-type="float" office:value="1168.7260579722">
                <text:p>1168.7260579722</text:p>
              </table:table-cell>
              <table:table-cell office:value-type="float" office:value="1176.84868685238">
                <text:p>1176.84868685238</text:p>
              </table:table-cell>
              <table:table-cell office:value-type="float" office:value="1168.30055594642">
                <text:p>1168.3005559464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657">
                <text:p>7657</text:p>
              </table:table-cell>
              <table:table-cell office:value-type="float" office:value="1176.25455889086">
                <text:p>1176.25455889086</text:p>
              </table:table-cell>
              <table:table-cell office:value-type="float" office:value="1178.04192751741">
                <text:p>1178.04192751741</text:p>
              </table:table-cell>
              <table:table-cell office:value-type="float" office:value="1170.1451155744">
                <text:p>1170.1451155744</text:p>
              </table:table-cell>
              <table:table-cell office:value-type="float" office:value="1150.94975160253">
                <text:p>1150.94975160253</text:p>
              </table:table-cell>
              <table:table-cell office:value-type="float" office:value="1168.72452743004">
                <text:p>1168.72452743004</text:p>
              </table:table-cell>
              <table:table-cell office:value-type="float" office:value="1176.84703384011">
                <text:p>1176.84703384011</text:p>
              </table:table-cell>
              <table:table-cell office:value-type="float" office:value="1168.30103852789">
                <text:p>1168.3010385278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658">
                <text:p>7658</text:p>
              </table:table-cell>
              <table:table-cell office:value-type="float" office:value="1176.25567389191">
                <text:p>1176.25567389191</text:p>
              </table:table-cell>
              <table:table-cell office:value-type="float" office:value="1178.04007801343">
                <text:p>1178.04007801343</text:p>
              </table:table-cell>
              <table:table-cell office:value-type="float" office:value="1170.14956145943">
                <text:p>1170.14956145943</text:p>
              </table:table-cell>
              <table:table-cell office:value-type="float" office:value="1150.96346487206">
                <text:p>1150.96346487206</text:p>
              </table:table-cell>
              <table:table-cell office:value-type="float" office:value="1168.723809416">
                <text:p>1168.723809416</text:p>
              </table:table-cell>
              <table:table-cell office:value-type="float" office:value="1176.84607403371">
                <text:p>1176.84607403371</text:p>
              </table:table-cell>
              <table:table-cell office:value-type="float" office:value="1168.3046777886">
                <text:p>1168.304677788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659">
                <text:p>7659</text:p>
              </table:table-cell>
              <table:table-cell office:value-type="float" office:value="1176.25815748529">
                <text:p>1176.25815748529</text:p>
              </table:table-cell>
              <table:table-cell office:value-type="float" office:value="1178.0367924654">
                <text:p>1178.0367924654</text:p>
              </table:table-cell>
              <table:table-cell office:value-type="float" office:value="1170.15571295172">
                <text:p>1170.15571295172</text:p>
              </table:table-cell>
              <table:table-cell office:value-type="float" office:value="1150.98923900692">
                <text:p>1150.98923900692</text:p>
              </table:table-cell>
              <table:table-cell office:value-type="float" office:value="1168.72254275757">
                <text:p>1168.72254275757</text:p>
              </table:table-cell>
              <table:table-cell office:value-type="float" office:value="1176.84474057934">
                <text:p>1176.84474057934</text:p>
              </table:table-cell>
              <table:table-cell office:value-type="float" office:value="1168.30623105389">
                <text:p>1168.3062310538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660">
                <text:p>7660</text:p>
              </table:table-cell>
              <table:table-cell office:value-type="float" office:value="1176.25928996213">
                <text:p>1176.25928996213</text:p>
              </table:table-cell>
              <table:table-cell office:value-type="float" office:value="1178.03480741571">
                <text:p>1178.03480741571</text:p>
              </table:table-cell>
              <table:table-cell office:value-type="float" office:value="1170.16028246634">
                <text:p>1170.16028246634</text:p>
              </table:table-cell>
              <table:table-cell office:value-type="float" office:value="1151.00382876339">
                <text:p>1151.00382876339</text:p>
              </table:table-cell>
              <table:table-cell office:value-type="float" office:value="1168.72177429302">
                <text:p>1168.72177429302</text:p>
              </table:table-cell>
              <table:table-cell office:value-type="float" office:value="1176.84381848964">
                <text:p>1176.84381848964</text:p>
              </table:table-cell>
              <table:table-cell office:value-type="float" office:value="1168.30987176511">
                <text:p>1168.309871765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661">
                <text:p>7661</text:p>
              </table:table-cell>
              <table:table-cell office:value-type="float" office:value="1176.31190536876">
                <text:p>1176.31190536876</text:p>
              </table:table-cell>
              <table:table-cell office:value-type="float" office:value="1178.00722979961">
                <text:p>1178.00722979961</text:p>
              </table:table-cell>
              <table:table-cell office:value-type="float" office:value="1170.20272092916">
                <text:p>1170.20272092916</text:p>
              </table:table-cell>
              <table:table-cell office:value-type="float" office:value="1151.30729397868">
                <text:p>1151.30729397868</text:p>
              </table:table-cell>
              <table:table-cell office:value-type="float" office:value="1168.70443892073">
                <text:p>1168.70443892073</text:p>
              </table:table-cell>
              <table:table-cell office:value-type="float" office:value="1176.82694743615">
                <text:p>1176.82694743615</text:p>
              </table:table-cell>
              <table:table-cell office:value-type="float" office:value="1168.26970336669">
                <text:p>1168.2697033666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662">
                <text:p>7662</text:p>
              </table:table-cell>
              <table:table-cell office:value-type="float" office:value="1176.30960960546">
                <text:p>1176.30960960546</text:p>
              </table:table-cell>
              <table:table-cell office:value-type="float" office:value="1178.00695117412">
                <text:p>1178.00695117412</text:p>
              </table:table-cell>
              <table:table-cell office:value-type="float" office:value="1170.20485713593">
                <text:p>1170.20485713593</text:p>
              </table:table-cell>
              <table:table-cell office:value-type="float" office:value="1151.30226751876">
                <text:p>1151.30226751876</text:p>
              </table:table-cell>
              <table:table-cell office:value-type="float" office:value="1168.70484411453">
                <text:p>1168.70484411453</text:p>
              </table:table-cell>
              <table:table-cell office:value-type="float" office:value="1176.8271510301">
                <text:p>1176.8271510301</text:p>
              </table:table-cell>
              <table:table-cell office:value-type="float" office:value="1168.27620100361">
                <text:p>1168.2762010036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663">
                <text:p>7663</text:p>
              </table:table-cell>
              <table:table-cell office:value-type="float" office:value="1176.31620820131">
                <text:p>1176.31620820131</text:p>
              </table:table-cell>
              <table:table-cell office:value-type="float" office:value="1178.00125624499">
                <text:p>1178.00125624499</text:p>
              </table:table-cell>
              <table:table-cell office:value-type="float" office:value="1170.21407661334">
                <text:p>1170.21407661334</text:p>
              </table:table-cell>
              <table:table-cell office:value-type="float" office:value="1151.35165804628">
                <text:p>1151.35165804628</text:p>
              </table:table-cell>
              <table:table-cell office:value-type="float" office:value="1168.70204292071">
                <text:p>1168.70204292071</text:p>
              </table:table-cell>
              <table:table-cell office:value-type="float" office:value="1176.82471563459">
                <text:p>1176.82471563459</text:p>
              </table:table-cell>
              <table:table-cell office:value-type="float" office:value="1168.27483398888">
                <text:p>1168.2748339888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664">
                <text:p>7664</text:p>
              </table:table-cell>
              <table:table-cell office:value-type="float" office:value="1176.31604286992">
                <text:p>1176.31604286992</text:p>
              </table:table-cell>
              <table:table-cell office:value-type="float" office:value="1177.99985797523">
                <text:p>1177.99985797523</text:p>
              </table:table-cell>
              <table:table-cell office:value-type="float" office:value="1170.21772919872">
                <text:p>1170.21772919872</text:p>
              </table:table-cell>
              <table:table-cell office:value-type="float" office:value="1151.35828836643">
                <text:p>1151.35828836643</text:p>
              </table:table-cell>
              <table:table-cell office:value-type="float" office:value="1168.70169504571">
                <text:p>1168.70169504571</text:p>
              </table:table-cell>
              <table:table-cell office:value-type="float" office:value="1176.82427827753">
                <text:p>1176.82427827753</text:p>
              </table:table-cell>
              <table:table-cell office:value-type="float" office:value="1168.27967613342">
                <text:p>1168.2796761334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665">
                <text:p>7665</text:p>
              </table:table-cell>
              <table:table-cell office:value-type="float" office:value="1176.32040862931">
                <text:p>1176.32040862931</text:p>
              </table:table-cell>
              <table:table-cell office:value-type="float" office:value="1177.99521754668">
                <text:p>1177.99521754668</text:p>
              </table:table-cell>
              <table:table-cell office:value-type="float" office:value="1170.22539360421">
                <text:p>1170.22539360421</text:p>
              </table:table-cell>
              <table:table-cell office:value-type="float" office:value="1151.39556015439">
                <text:p>1151.39556015439</text:p>
              </table:table-cell>
              <table:table-cell office:value-type="float" office:value="1168.69962188881">
                <text:p>1168.69962188881</text:p>
              </table:table-cell>
              <table:table-cell office:value-type="float" office:value="1176.82263444258">
                <text:p>1176.82263444258</text:p>
              </table:table-cell>
              <table:table-cell office:value-type="float" office:value="1168.28015472522">
                <text:p>1168.2801547252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666">
                <text:p>7666</text:p>
              </table:table-cell>
              <table:table-cell office:value-type="float" office:value="1176.32100238366">
                <text:p>1176.32100238366</text:p>
              </table:table-cell>
              <table:table-cell office:value-type="float" office:value="1177.9933602067">
                <text:p>1177.9933602067</text:p>
              </table:table-cell>
              <table:table-cell office:value-type="float" office:value="1170.22958893208">
                <text:p>1170.22958893208</text:p>
              </table:table-cell>
              <table:table-cell office:value-type="float" office:value="1151.40672104485">
                <text:p>1151.40672104485</text:p>
              </table:table-cell>
              <table:table-cell office:value-type="float" office:value="1168.69897109733">
                <text:p>1168.69897109733</text:p>
              </table:table-cell>
              <table:table-cell office:value-type="float" office:value="1176.82202096645">
                <text:p>1176.82202096645</text:p>
              </table:table-cell>
              <table:table-cell office:value-type="float" office:value="1168.28440814596">
                <text:p>1168.2844081459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667">
                <text:p>7667</text:p>
              </table:table-cell>
              <table:table-cell office:value-type="float" office:value="1176.32406797656">
                <text:p>1176.32406797656</text:p>
              </table:table-cell>
              <table:table-cell office:value-type="float" office:value="1177.9893719992">
                <text:p>1177.9893719992</text:p>
              </table:table-cell>
              <table:table-cell office:value-type="float" office:value="1170.23631557111">
                <text:p>1170.23631557111</text:p>
              </table:table-cell>
              <table:table-cell office:value-type="float" office:value="1151.43685717978">
                <text:p>1151.43685717978</text:p>
              </table:table-cell>
              <table:table-cell office:value-type="float" office:value="1168.69732170793">
                <text:p>1168.69732170793</text:p>
              </table:table-cell>
              <table:table-cell office:value-type="float" office:value="1176.82081950152">
                <text:p>1176.82081950152</text:p>
              </table:table-cell>
              <table:table-cell office:value-type="float" office:value="1168.2859586555">
                <text:p>1168.28595865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668">
                <text:p>7668</text:p>
              </table:table-cell>
              <table:table-cell office:value-type="float" office:value="1176.32492722771">
                <text:p>1176.32492722771</text:p>
              </table:table-cell>
              <table:table-cell office:value-type="float" office:value="1177.98728583919">
                <text:p>1177.98728583919</text:p>
              </table:table-cell>
              <table:table-cell office:value-type="float" office:value="1170.24072068871">
                <text:p>1170.24072068871</text:p>
              </table:table-cell>
              <table:table-cell office:value-type="float" office:value="1151.4500727766">
                <text:p>1151.4500727766</text:p>
              </table:table-cell>
              <table:table-cell office:value-type="float" office:value="1168.6965401635">
                <text:p>1168.6965401635</text:p>
              </table:table-cell>
              <table:table-cell office:value-type="float" office:value="1176.82018615521">
                <text:p>1176.82018615521</text:p>
              </table:table-cell>
              <table:table-cell office:value-type="float" office:value="1168.29003530812">
                <text:p>1168.290035308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669">
                <text:p>7669</text:p>
              </table:table-cell>
              <table:table-cell office:value-type="float" office:value="1176.32712193072">
                <text:p>1176.32712193072</text:p>
              </table:table-cell>
              <table:table-cell office:value-type="float" office:value="1177.98377131067">
                <text:p>1177.98377131067</text:p>
              </table:table-cell>
              <table:table-cell office:value-type="float" office:value="1170.24677703383">
                <text:p>1170.24677703383</text:p>
              </table:table-cell>
              <table:table-cell office:value-type="float" office:value="1151.47534139322">
                <text:p>1151.47534139322</text:p>
              </table:table-cell>
              <table:table-cell office:value-type="float" office:value="1168.69516735055">
                <text:p>1168.69516735055</text:p>
              </table:table-cell>
              <table:table-cell office:value-type="float" office:value="1176.81925779611">
                <text:p>1176.81925779611</text:p>
              </table:table-cell>
              <table:table-cell office:value-type="float" office:value="1168.29237885893">
                <text:p>1168.2923788589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670">
                <text:p>7670</text:p>
              </table:table-cell>
              <table:table-cell office:value-type="float" office:value="1176.3280066497">
                <text:p>1176.3280066497</text:p>
              </table:table-cell>
              <table:table-cell office:value-type="float" office:value="1177.9815688581">
                <text:p>1177.9815688581</text:p>
              </table:table-cell>
              <table:table-cell office:value-type="float" office:value="1170.25123666415">
                <text:p>1170.25123666415</text:p>
              </table:table-cell>
              <table:table-cell office:value-type="float" office:value="1151.48946320065">
                <text:p>1151.48946320065</text:p>
              </table:table-cell>
              <table:table-cell office:value-type="float" office:value="1168.69433779958">
                <text:p>1168.69433779958</text:p>
              </table:table-cell>
              <table:table-cell office:value-type="float" office:value="1176.81865329001">
                <text:p>1176.81865329001</text:p>
              </table:table-cell>
              <table:table-cell office:value-type="float" office:value="1168.29646349941">
                <text:p>1168.2964634994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671">
                <text:p>7671</text:p>
              </table:table-cell>
              <table:table-cell office:value-type="float" office:value="1176.38038601214">
                <text:p>1176.38038601214</text:p>
              </table:table-cell>
              <table:table-cell office:value-type="float" office:value="1177.94988131563">
                <text:p>1177.94988131563</text:p>
              </table:table-cell>
              <table:table-cell office:value-type="float" office:value="1170.29100309169">
                <text:p>1170.29100309169</text:p>
              </table:table-cell>
              <table:table-cell office:value-type="float" office:value="1151.78294085986">
                <text:p>1151.78294085986</text:p>
              </table:table-cell>
              <table:table-cell office:value-type="float" office:value="1168.67368891719">
                <text:p>1168.67368891719</text:p>
              </table:table-cell>
              <table:table-cell office:value-type="float" office:value="1176.79919538067">
                <text:p>1176.79919538067</text:p>
              </table:table-cell>
              <table:table-cell office:value-type="float" office:value="1168.26789287903">
                <text:p>1168.2678928790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672">
                <text:p>7672</text:p>
              </table:table-cell>
              <table:table-cell office:value-type="float" office:value="1176.37785863561">
                <text:p>1176.37785863561</text:p>
              </table:table-cell>
              <table:table-cell office:value-type="float" office:value="1177.94955941624">
                <text:p>1177.94955941624</text:p>
              </table:table-cell>
              <table:table-cell office:value-type="float" office:value="1170.29299685115">
                <text:p>1170.29299685115</text:p>
              </table:table-cell>
              <table:table-cell office:value-type="float" office:value="1151.77768522769">
                <text:p>1151.77768522769</text:p>
              </table:table-cell>
              <table:table-cell office:value-type="float" office:value="1168.67413562745">
                <text:p>1168.67413562745</text:p>
              </table:table-cell>
              <table:table-cell office:value-type="float" office:value="1176.79960883309">
                <text:p>1176.79960883309</text:p>
              </table:table-cell>
              <table:table-cell office:value-type="float" office:value="1168.27404456352">
                <text:p>1168.274044563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673">
                <text:p>7673</text:p>
              </table:table-cell>
              <table:table-cell office:value-type="float" office:value="1176.38422176547">
                <text:p>1176.38422176547</text:p>
              </table:table-cell>
              <table:table-cell office:value-type="float" office:value="1177.94360904489">
                <text:p>1177.94360904489</text:p>
              </table:table-cell>
              <table:table-cell office:value-type="float" office:value="1170.30195537251">
                <text:p>1170.30195537251</text:p>
              </table:table-cell>
              <table:table-cell office:value-type="float" office:value="1151.82608410094">
                <text:p>1151.82608410094</text:p>
              </table:table-cell>
              <table:table-cell office:value-type="float" office:value="1168.67111287695">
                <text:p>1168.67111287695</text:p>
              </table:table-cell>
              <table:table-cell office:value-type="float" office:value="1176.79760332911">
                <text:p>1176.79760332911</text:p>
              </table:table-cell>
              <table:table-cell office:value-type="float" office:value="1168.27427204564">
                <text:p>1168.2742720456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674">
                <text:p>7674</text:p>
              </table:table-cell>
              <table:table-cell office:value-type="float" office:value="1176.38386290096">
                <text:p>1176.38386290096</text:p>
              </table:table-cell>
              <table:table-cell office:value-type="float" office:value="1177.94203647068">
                <text:p>1177.94203647068</text:p>
              </table:table-cell>
              <table:table-cell office:value-type="float" office:value="1170.30539121226">
                <text:p>1170.30539121226</text:p>
              </table:table-cell>
              <table:table-cell office:value-type="float" office:value="1151.83224675871">
                <text:p>1151.83224675871</text:p>
              </table:table-cell>
              <table:table-cell office:value-type="float" office:value="1168.67074460496">
                <text:p>1168.67074460496</text:p>
              </table:table-cell>
              <table:table-cell office:value-type="float" office:value="1176.79735668833">
                <text:p>1176.79735668833</text:p>
              </table:table-cell>
              <table:table-cell office:value-type="float" office:value="1168.27935098498">
                <text:p>1168.2793509849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675">
                <text:p>7675</text:p>
              </table:table-cell>
              <table:table-cell office:value-type="float" office:value="1176.38795233033">
                <text:p>1176.38795233033</text:p>
              </table:table-cell>
              <table:table-cell office:value-type="float" office:value="1177.93732284976">
                <text:p>1177.93732284976</text:p>
              </table:table-cell>
              <table:table-cell office:value-type="float" office:value="1170.31269029766">
                <text:p>1170.31269029766</text:p>
              </table:table-cell>
              <table:table-cell office:value-type="float" office:value="1151.86863271206">
                <text:p>1151.86863271206</text:p>
              </table:table-cell>
              <table:table-cell office:value-type="float" office:value="1168.66850587833">
                <text:p>1168.66850587833</text:p>
              </table:table-cell>
              <table:table-cell office:value-type="float" office:value="1176.79608564302">
                <text:p>1176.79608564302</text:p>
              </table:table-cell>
              <table:table-cell office:value-type="float" office:value="1168.28072313264">
                <text:p>1168.2807231326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676">
                <text:p>7676</text:p>
              </table:table-cell>
              <table:table-cell office:value-type="float" office:value="1176.38835218034">
                <text:p>1176.38835218034</text:p>
              </table:table-cell>
              <table:table-cell office:value-type="float" office:value="1177.93534251844">
                <text:p>1177.93534251844</text:p>
              </table:table-cell>
              <table:table-cell office:value-type="float" office:value="1170.31657784548">
                <text:p>1170.31657784548</text:p>
              </table:table-cell>
              <table:table-cell office:value-type="float" office:value="1151.87928371971">
                <text:p>1151.87928371971</text:p>
              </table:table-cell>
              <table:table-cell office:value-type="float" office:value="1168.66782010072">
                <text:p>1168.66782010072</text:p>
              </table:table-cell>
              <table:table-cell office:value-type="float" office:value="1176.79566157641">
                <text:p>1176.79566157641</text:p>
              </table:table-cell>
              <table:table-cell office:value-type="float" office:value="1168.28546281014">
                <text:p>1168.2854628101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677">
                <text:p>7677</text:p>
              </table:table-cell>
              <table:table-cell office:value-type="float" office:value="1176.39120333775">
                <text:p>1176.39120333775</text:p>
              </table:table-cell>
              <table:table-cell office:value-type="float" office:value="1177.93126467104">
                <text:p>1177.93126467104</text:p>
              </table:table-cell>
              <table:table-cell office:value-type="float" office:value="1170.32297236306">
                <text:p>1170.32297236306</text:p>
              </table:table-cell>
              <table:table-cell office:value-type="float" office:value="1151.90857339188">
                <text:p>1151.90857339188</text:p>
              </table:table-cell>
              <table:table-cell office:value-type="float" office:value="1168.66604961643">
                <text:p>1168.66604961643</text:p>
              </table:table-cell>
              <table:table-cell office:value-type="float" office:value="1176.79477502269">
                <text:p>1176.79477502269</text:p>
              </table:table-cell>
              <table:table-cell office:value-type="float" office:value="1168.28799865077">
                <text:p>1168.2879986507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678">
                <text:p>7678</text:p>
              </table:table-cell>
              <table:table-cell office:value-type="float" office:value="1176.39181378453">
                <text:p>1176.39181378453</text:p>
              </table:table-cell>
              <table:table-cell office:value-type="float" office:value="1177.92915610457">
                <text:p>1177.92915610457</text:p>
              </table:table-cell>
              <table:table-cell office:value-type="float" office:value="1170.3269303948">
                <text:p>1170.3269303948</text:p>
              </table:table-cell>
              <table:table-cell office:value-type="float" office:value="1151.92129258004">
                <text:p>1151.92129258004</text:p>
              </table:table-cell>
              <table:table-cell office:value-type="float" office:value="1168.66522536059">
                <text:p>1168.66522536059</text:p>
              </table:table-cell>
              <table:table-cell office:value-type="float" office:value="1176.79436044224">
                <text:p>1176.79436044224</text:p>
              </table:table-cell>
              <table:table-cell office:value-type="float" office:value="1168.29225225438">
                <text:p>1168.2922522543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679">
                <text:p>7679</text:p>
              </table:table-cell>
              <table:table-cell office:value-type="float" office:value="1176.39380973771">
                <text:p>1176.39380973771</text:p>
              </table:table-cell>
              <table:table-cell office:value-type="float" office:value="1177.92563401938">
                <text:p>1177.92563401938</text:p>
              </table:table-cell>
              <table:table-cell office:value-type="float" office:value="1170.33255942203">
                <text:p>1170.33255942203</text:p>
              </table:table-cell>
              <table:table-cell office:value-type="float" office:value="1151.94574465435">
                <text:p>1151.94574465435</text:p>
              </table:table-cell>
              <table:table-cell office:value-type="float" office:value="1168.66375154433">
                <text:p>1168.66375154433</text:p>
              </table:table-cell>
              <table:table-cell office:value-type="float" office:value="1176.79370495397">
                <text:p>1176.79370495397</text:p>
              </table:table-cell>
              <table:table-cell office:value-type="float" office:value="1168.29553938167">
                <text:p>1168.2955393816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680">
                <text:p>7680</text:p>
              </table:table-cell>
              <table:table-cell office:value-type="float" office:value="1176.3944623623">
                <text:p>1176.3944623623</text:p>
              </table:table-cell>
              <table:table-cell office:value-type="float" office:value="1177.92345734904">
                <text:p>1177.92345734904</text:p>
              </table:table-cell>
              <table:table-cell office:value-type="float" office:value="1170.33651869343">
                <text:p>1170.33651869343</text:p>
              </table:table-cell>
              <table:table-cell office:value-type="float" office:value="1151.95928727117">
                <text:p>1151.95928727117</text:p>
              </table:table-cell>
              <table:table-cell office:value-type="float" office:value="1168.66287709314">
                <text:p>1168.66287709314</text:p>
              </table:table-cell>
              <table:table-cell office:value-type="float" office:value="1176.79333605036">
                <text:p>1176.79333605036</text:p>
              </table:table-cell>
              <table:table-cell office:value-type="float" office:value="1168.29975311752">
                <text:p>1168.2997531175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681">
                <text:p>7681</text:p>
              </table:table-cell>
              <table:table-cell office:value-type="float" office:value="1176.44758190806">
                <text:p>1176.44758190806</text:p>
              </table:table-cell>
              <table:table-cell office:value-type="float" office:value="1177.89460139629">
                <text:p>1177.89460139629</text:p>
              </table:table-cell>
              <table:table-cell office:value-type="float" office:value="1170.37830509668">
                <text:p>1170.37830509668</text:p>
              </table:table-cell>
              <table:table-cell office:value-type="float" office:value="1152.25579023468">
                <text:p>1152.25579023468</text:p>
              </table:table-cell>
              <table:table-cell office:value-type="float" office:value="1168.64369376603">
                <text:p>1168.64369376603</text:p>
              </table:table-cell>
              <table:table-cell office:value-type="float" office:value="1176.78096150077">
                <text:p>1176.78096150077</text:p>
              </table:table-cell>
              <table:table-cell office:value-type="float" office:value="1168.28139834853">
                <text:p>1168.2813983485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682">
                <text:p>7682</text:p>
              </table:table-cell>
              <table:table-cell office:value-type="float" office:value="1176.44484017923">
                <text:p>1176.44484017923</text:p>
              </table:table-cell>
              <table:table-cell office:value-type="float" office:value="1177.89419236761">
                <text:p>1177.89419236761</text:p>
              </table:table-cell>
              <table:table-cell office:value-type="float" office:value="1170.37974299405">
                <text:p>1170.37974299405</text:p>
              </table:table-cell>
              <table:table-cell office:value-type="float" office:value="1152.25017036473">
                <text:p>1152.25017036473</text:p>
              </table:table-cell>
              <table:table-cell office:value-type="float" office:value="1168.64412484504">
                <text:p>1168.64412484504</text:p>
              </table:table-cell>
              <table:table-cell office:value-type="float" office:value="1176.78143831864">
                <text:p>1176.78143831864</text:p>
              </table:table-cell>
              <table:table-cell office:value-type="float" office:value="1168.28734619026">
                <text:p>1168.2873461902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683">
                <text:p>7683</text:p>
              </table:table-cell>
              <table:table-cell office:value-type="float" office:value="1176.45100719113">
                <text:p>1176.45100719113</text:p>
              </table:table-cell>
              <table:table-cell office:value-type="float" office:value="1177.88843325056">
                <text:p>1177.88843325056</text:p>
              </table:table-cell>
              <table:table-cell office:value-type="float" office:value="1170.38813593517">
                <text:p>1170.38813593517</text:p>
              </table:table-cell>
              <table:table-cell office:value-type="float" office:value="1152.2976496855">
                <text:p>1152.2976496855</text:p>
              </table:table-cell>
              <table:table-cell office:value-type="float" office:value="1168.64098801338">
                <text:p>1168.64098801338</text:p>
              </table:table-cell>
              <table:table-cell office:value-type="float" office:value="1176.7799724286">
                <text:p>1176.7799724286</text:p>
              </table:table-cell>
              <table:table-cell office:value-type="float" office:value="1168.28915638054">
                <text:p>1168.2891563805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684">
                <text:p>7684</text:p>
              </table:table-cell>
              <table:table-cell office:value-type="float" office:value="1176.45046868373">
                <text:p>1176.45046868373</text:p>
              </table:table-cell>
              <table:table-cell office:value-type="float" office:value="1177.88693672283">
                <text:p>1177.88693672283</text:p>
              </table:table-cell>
              <table:table-cell office:value-type="float" office:value="1170.39093921988">
                <text:p>1170.39093921988</text:p>
              </table:table-cell>
              <table:table-cell office:value-type="float" office:value="1152.30342081037">
                <text:p>1152.30342081037</text:p>
              </table:table-cell>
              <table:table-cell office:value-type="float" office:value="1168.64060222274">
                <text:p>1168.64060222274</text:p>
              </table:table-cell>
              <table:table-cell office:value-type="float" office:value="1176.779945307">
                <text:p>1176.779945307</text:p>
              </table:table-cell>
              <table:table-cell office:value-type="float" office:value="1168.2943471759">
                <text:p>1168.294347175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685">
                <text:p>7685</text:p>
              </table:table-cell>
              <table:table-cell office:value-type="float" office:value="1176.45445588535">
                <text:p>1176.45445588535</text:p>
              </table:table-cell>
              <table:table-cell office:value-type="float" office:value="1177.88231818039">
                <text:p>1177.88231818039</text:p>
              </table:table-cell>
              <table:table-cell office:value-type="float" office:value="1170.3977274743">
                <text:p>1170.3977274743</text:p>
              </table:table-cell>
              <table:table-cell office:value-type="float" office:value="1152.33905654307">
                <text:p>1152.33905654307</text:p>
              </table:table-cell>
              <table:table-cell office:value-type="float" office:value="1168.63828062391">
                <text:p>1168.63828062391</text:p>
              </table:table-cell>
              <table:table-cell office:value-type="float" office:value="1176.77910048943">
                <text:p>1176.77910048943</text:p>
              </table:table-cell>
              <table:table-cell office:value-type="float" office:value="1168.29737717909">
                <text:p>1168.2973771790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686">
                <text:p>7686</text:p>
              </table:table-cell>
              <table:table-cell office:value-type="float" office:value="1176.45464180482">
                <text:p>1176.45464180482</text:p>
              </table:table-cell>
              <table:table-cell office:value-type="float" office:value="1177.88048554437">
                <text:p>1177.88048554437</text:p>
              </table:table-cell>
              <table:table-cell office:value-type="float" office:value="1170.40090417983">
                <text:p>1170.40090417983</text:p>
              </table:table-cell>
              <table:table-cell office:value-type="float" office:value="1152.34925323714">
                <text:p>1152.34925323714</text:p>
              </table:table-cell>
              <table:table-cell office:value-type="float" office:value="1168.6375703389">
                <text:p>1168.6375703389</text:p>
              </table:table-cell>
              <table:table-cell office:value-type="float" office:value="1176.77895430113">
                <text:p>1176.77895430113</text:p>
              </table:table-cell>
              <table:table-cell office:value-type="float" office:value="1168.30188875832">
                <text:p>1168.3018887583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687">
                <text:p>7687</text:p>
              </table:table-cell>
              <table:table-cell office:value-type="float" office:value="1176.45735651988">
                <text:p>1176.45735651988</text:p>
              </table:table-cell>
              <table:table-cell office:value-type="float" office:value="1177.87668706095">
                <text:p>1177.87668706095</text:p>
              </table:table-cell>
              <table:table-cell office:value-type="float" office:value="1170.40659266226">
                <text:p>1170.40659266226</text:p>
              </table:table-cell>
              <table:table-cell office:value-type="float" office:value="1152.37804610128">
                <text:p>1152.37804610128</text:p>
              </table:table-cell>
              <table:table-cell office:value-type="float" office:value="1168.63571479493">
                <text:p>1168.63571479493</text:p>
              </table:table-cell>
              <table:table-cell office:value-type="float" office:value="1176.77840925714">
                <text:p>1176.77840925714</text:p>
              </table:table-cell>
              <table:table-cell office:value-type="float" office:value="1168.30554412405">
                <text:p>1168.3055441240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688">
                <text:p>7688</text:p>
              </table:table-cell>
              <table:table-cell office:value-type="float" office:value="1176.45786562531">
                <text:p>1176.45786562531</text:p>
              </table:table-cell>
              <table:table-cell office:value-type="float" office:value="1177.87462216617">
                <text:p>1177.87462216617</text:p>
              </table:table-cell>
              <table:table-cell office:value-type="float" office:value="1170.40995668164">
                <text:p>1170.40995668164</text:p>
              </table:table-cell>
              <table:table-cell office:value-type="float" office:value="1152.3904511288">
                <text:p>1152.3904511288</text:p>
              </table:table-cell>
              <table:table-cell office:value-type="float" office:value="1168.63488462112">
                <text:p>1168.63488462112</text:p>
              </table:table-cell>
              <table:table-cell office:value-type="float" office:value="1176.77825840779">
                <text:p>1176.77825840779</text:p>
              </table:table-cell>
              <table:table-cell office:value-type="float" office:value="1168.3103212715">
                <text:p>1168.31032127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689">
                <text:p>7689</text:p>
              </table:table-cell>
              <table:table-cell office:value-type="float" office:value="1176.45967683403">
                <text:p>1176.45967683403</text:p>
              </table:table-cell>
              <table:table-cell office:value-type="float" office:value="1177.87145902301">
                <text:p>1177.87145902301</text:p>
              </table:table-cell>
              <table:table-cell office:value-type="float" office:value="1170.41478037502">
                <text:p>1170.41478037502</text:p>
              </table:table-cell>
              <table:table-cell office:value-type="float" office:value="1152.41459128052">
                <text:p>1152.41459128052</text:p>
              </table:table-cell>
              <table:table-cell office:value-type="float" office:value="1168.63333804404">
                <text:p>1168.63333804404</text:p>
              </table:table-cell>
              <table:table-cell office:value-type="float" office:value="1176.77788949883">
                <text:p>1176.77788949883</text:p>
              </table:table-cell>
              <table:table-cell office:value-type="float" office:value="1168.31412388405">
                <text:p>1168.3141238840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690">
                <text:p>7690</text:p>
              </table:table-cell>
              <table:table-cell office:value-type="float" office:value="1176.46022778594">
                <text:p>1176.46022778594</text:p>
              </table:table-cell>
              <table:table-cell office:value-type="float" office:value="1177.86940113849">
                <text:p>1177.86940113849</text:p>
              </table:table-cell>
              <table:table-cell office:value-type="float" office:value="1170.41806741989">
                <text:p>1170.41806741989</text:p>
              </table:table-cell>
              <table:table-cell office:value-type="float" office:value="1152.42791506176">
                <text:p>1152.42791506176</text:p>
              </table:table-cell>
              <table:table-cell office:value-type="float" office:value="1168.63245608381">
                <text:p>1168.63245608381</text:p>
              </table:table-cell>
              <table:table-cell office:value-type="float" office:value="1176.77771424399">
                <text:p>1176.77771424399</text:p>
              </table:table-cell>
              <table:table-cell office:value-type="float" office:value="1168.31935631085">
                <text:p>1168.3193563108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691">
                <text:p>7691</text:p>
              </table:table-cell>
              <table:table-cell office:value-type="float" office:value="1176.51396377799">
                <text:p>1176.51396377799</text:p>
              </table:table-cell>
              <table:table-cell office:value-type="float" office:value="1177.83649076818">
                <text:p>1177.83649076818</text:p>
              </table:table-cell>
              <table:table-cell office:value-type="float" office:value="1170.45773689919">
                <text:p>1170.45773689919</text:p>
              </table:table-cell>
              <table:table-cell office:value-type="float" office:value="1152.71618304828">
                <text:p>1152.71618304828</text:p>
              </table:table-cell>
              <table:table-cell office:value-type="float" office:value="1168.61082525342">
                <text:p>1168.61082525342</text:p>
              </table:table-cell>
              <table:table-cell office:value-type="float" office:value="1176.76294497958">
                <text:p>1176.76294497958</text:p>
              </table:table-cell>
              <table:table-cell office:value-type="float" office:value="1168.31628504101">
                <text:p>1168.316285041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692">
                <text:p>7692</text:p>
              </table:table-cell>
              <table:table-cell office:value-type="float" office:value="1176.51100749195">
                <text:p>1176.51100749195</text:p>
              </table:table-cell>
              <table:table-cell office:value-type="float" office:value="1177.83641974987">
                <text:p>1177.83641974987</text:p>
              </table:table-cell>
              <table:table-cell office:value-type="float" office:value="1170.45828464204">
                <text:p>1170.45828464204</text:p>
              </table:table-cell>
              <table:table-cell office:value-type="float" office:value="1152.71062052091">
                <text:p>1152.71062052091</text:p>
              </table:table-cell>
              <table:table-cell office:value-type="float" office:value="1168.61126764209">
                <text:p>1168.61126764209</text:p>
              </table:table-cell>
              <table:table-cell office:value-type="float" office:value="1176.76349653235">
                <text:p>1176.76349653235</text:p>
              </table:table-cell>
              <table:table-cell office:value-type="float" office:value="1168.32250114691">
                <text:p>1168.3225011469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693">
                <text:p>7693</text:p>
              </table:table-cell>
              <table:table-cell office:value-type="float" office:value="1176.51718848426">
                <text:p>1176.51718848426</text:p>
              </table:table-cell>
              <table:table-cell office:value-type="float" office:value="1177.83100946894">
                <text:p>1177.83100946894</text:p>
              </table:table-cell>
              <table:table-cell office:value-type="float" office:value="1170.46597560984">
                <text:p>1170.46597560984</text:p>
              </table:table-cell>
              <table:table-cell office:value-type="float" office:value="1152.75775015669">
                <text:p>1152.75775015669</text:p>
              </table:table-cell>
              <table:table-cell office:value-type="float" office:value="1168.60805920495">
                <text:p>1168.60805920495</text:p>
              </table:table-cell>
              <table:table-cell office:value-type="float" office:value="1176.76230710667">
                <text:p>1176.76230710667</text:p>
              </table:table-cell>
              <table:table-cell office:value-type="float" office:value="1168.32796116391">
                <text:p>1168.3279611639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694">
                <text:p>7694</text:p>
              </table:table-cell>
              <table:table-cell office:value-type="float" office:value="1176.51648923421">
                <text:p>1176.51648923421</text:p>
              </table:table-cell>
              <table:table-cell office:value-type="float" office:value="1177.82977501876">
                <text:p>1177.82977501876</text:p>
              </table:table-cell>
              <table:table-cell office:value-type="float" office:value="1170.46790508318">
                <text:p>1170.46790508318</text:p>
              </table:table-cell>
              <table:table-cell office:value-type="float" office:value="1152.76350563896">
                <text:p>1152.76350563896</text:p>
              </table:table-cell>
              <table:table-cell office:value-type="float" office:value="1168.60766722926">
                <text:p>1168.60766722926</text:p>
              </table:table-cell>
              <table:table-cell office:value-type="float" office:value="1176.76235549435">
                <text:p>1176.76235549435</text:p>
              </table:table-cell>
              <table:table-cell office:value-type="float" office:value="1168.33418730987">
                <text:p>1168.3341873098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695">
                <text:p>7695</text:p>
              </table:table-cell>
              <table:table-cell office:value-type="float" office:value="1176.52041642081">
                <text:p>1176.52041642081</text:p>
              </table:table-cell>
              <table:table-cell office:value-type="float" office:value="1177.8256730783">
                <text:p>1177.8256730783</text:p>
              </table:table-cell>
              <table:table-cell office:value-type="float" office:value="1170.47383106479">
                <text:p>1170.47383106479</text:p>
              </table:table-cell>
              <table:table-cell office:value-type="float" office:value="1152.79896788019">
                <text:p>1152.79896788019</text:p>
              </table:table-cell>
              <table:table-cell office:value-type="float" office:value="1168.6053106416">
                <text:p>1168.6053106416</text:p>
              </table:table-cell>
              <table:table-cell office:value-type="float" office:value="1176.76168779241">
                <text:p>1176.76168779241</text:p>
              </table:table-cell>
              <table:table-cell office:value-type="float" office:value="1168.33979159033">
                <text:p>1168.3397915903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696">
                <text:p>7696</text:p>
              </table:table-cell>
              <table:table-cell office:value-type="float" office:value="1176.52051608154">
                <text:p>1176.52051608154</text:p>
              </table:table-cell>
              <table:table-cell office:value-type="float" office:value="1177.82407107241">
                <text:p>1177.82407107241</text:p>
              </table:table-cell>
              <table:table-cell office:value-type="float" office:value="1170.476187308">
                <text:p>1170.476187308</text:p>
              </table:table-cell>
              <table:table-cell office:value-type="float" office:value="1152.80917647863">
                <text:p>1152.80917647863</text:p>
              </table:table-cell>
              <table:table-cell office:value-type="float" office:value="1168.60462643909">
                <text:p>1168.60462643909</text:p>
              </table:table-cell>
              <table:table-cell office:value-type="float" office:value="1176.76159913316">
                <text:p>1176.76159913316</text:p>
              </table:table-cell>
              <table:table-cell office:value-type="float" office:value="1168.34508261646">
                <text:p>1168.3450826164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697">
                <text:p>7697</text:p>
              </table:table-cell>
              <table:table-cell office:value-type="float" office:value="1176.52317030844">
                <text:p>1176.52317030844</text:p>
              </table:table-cell>
              <table:table-cell office:value-type="float" office:value="1177.82074838996">
                <text:p>1177.82074838996</text:p>
              </table:table-cell>
              <table:table-cell office:value-type="float" office:value="1170.48096449132">
                <text:p>1170.48096449132</text:p>
              </table:table-cell>
              <table:table-cell office:value-type="float" office:value="1152.83776177836">
                <text:p>1152.83776177836</text:p>
              </table:table-cell>
              <table:table-cell office:value-type="float" office:value="1168.60278235278">
                <text:p>1168.60278235278</text:p>
              </table:table-cell>
              <table:table-cell office:value-type="float" office:value="1176.76115975072">
                <text:p>1176.76115975072</text:p>
              </table:table-cell>
              <table:table-cell office:value-type="float" office:value="1168.35002021915">
                <text:p>1168.3500202191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698">
                <text:p>7698</text:p>
              </table:table-cell>
              <table:table-cell office:value-type="float" office:value="1176.52356541908">
                <text:p>1176.52356541908</text:p>
              </table:table-cell>
              <table:table-cell office:value-type="float" office:value="1177.81900885388">
                <text:p>1177.81900885388</text:p>
              </table:table-cell>
              <table:table-cell office:value-type="float" office:value="1170.4834075948">
                <text:p>1170.4834075948</text:p>
              </table:table-cell>
              <table:table-cell office:value-type="float" office:value="1152.85000165597">
                <text:p>1152.85000165597</text:p>
              </table:table-cell>
              <table:table-cell office:value-type="float" office:value="1168.60200193466">
                <text:p>1168.60200193466</text:p>
              </table:table-cell>
              <table:table-cell office:value-type="float" office:value="1176.76102011628">
                <text:p>1176.76102011628</text:p>
              </table:table-cell>
              <table:table-cell office:value-type="float" office:value="1168.35451185021">
                <text:p>1168.3545118502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699">
                <text:p>7699</text:p>
              </table:table-cell>
              <table:table-cell office:value-type="float" office:value="1176.52538910437">
                <text:p>1176.52538910437</text:p>
              </table:table-cell>
              <table:table-cell office:value-type="float" office:value="1177.81624088604">
                <text:p>1177.81624088604</text:p>
              </table:table-cell>
              <table:table-cell office:value-type="float" office:value="1170.48733904221">
                <text:p>1170.48733904221</text:p>
              </table:table-cell>
              <table:table-cell office:value-type="float" office:value="1152.87392202183">
                <text:p>1152.87392202183</text:p>
              </table:table-cell>
              <table:table-cell office:value-type="float" office:value="1168.60051594076">
                <text:p>1168.60051594076</text:p>
              </table:table-cell>
              <table:table-cell office:value-type="float" office:value="1176.76068825885">
                <text:p>1176.76068825885</text:p>
              </table:table-cell>
              <table:table-cell office:value-type="float" office:value="1168.35897515357">
                <text:p>1168.358975153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700">
                <text:p>7700</text:p>
              </table:table-cell>
              <table:table-cell office:value-type="float" office:value="1176.52584362168">
                <text:p>1176.52584362168</text:p>
              </table:table-cell>
              <table:table-cell office:value-type="float" office:value="1177.8145148726">
                <text:p>1177.8145148726</text:p>
              </table:table-cell>
              <table:table-cell office:value-type="float" office:value="1170.48970014069">
                <text:p>1170.48970014069</text:p>
              </table:table-cell>
              <table:table-cell office:value-type="float" office:value="1152.8870845616">
                <text:p>1152.8870845616</text:p>
              </table:table-cell>
              <table:table-cell office:value-type="float" office:value="1168.59971417449">
                <text:p>1168.59971417449</text:p>
              </table:table-cell>
              <table:table-cell office:value-type="float" office:value="1176.76053205959">
                <text:p>1176.76053205959</text:p>
              </table:table-cell>
              <table:table-cell office:value-type="float" office:value="1168.36297769366">
                <text:p>1168.3629776936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701">
                <text:p>7701</text:p>
              </table:table-cell>
              <table:table-cell office:value-type="float" office:value="1176.58052421475">
                <text:p>1176.58052421475</text:p>
              </table:table-cell>
              <table:table-cell office:value-type="float" office:value="1177.78847216029">
                <text:p>1177.78847216029</text:p>
              </table:table-cell>
              <table:table-cell office:value-type="float" office:value="1170.53267967446">
                <text:p>1170.53267967446</text:p>
              </table:table-cell>
              <table:table-cell office:value-type="float" office:value="1153.180574325">
                <text:p>1153.180574325</text:p>
              </table:table-cell>
              <table:table-cell office:value-type="float" office:value="1168.58012417826">
                <text:p>1168.58012417826</text:p>
              </table:table-cell>
              <table:table-cell office:value-type="float" office:value="1176.75289719107">
                <text:p>1176.75289719107</text:p>
              </table:table-cell>
              <table:table-cell office:value-type="float" office:value="1168.36886216927">
                <text:p>1168.3688621692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702">
                <text:p>7702</text:p>
              </table:table-cell>
              <table:table-cell office:value-type="float" office:value="1176.57751131928">
                <text:p>1176.57751131928</text:p>
              </table:table-cell>
              <table:table-cell office:value-type="float" office:value="1177.78849434463">
                <text:p>1177.78849434463</text:p>
              </table:table-cell>
              <table:table-cell office:value-type="float" office:value="1170.53226099292">
                <text:p>1170.53226099292</text:p>
              </table:table-cell>
              <table:table-cell office:value-type="float" office:value="1153.17470370459">
                <text:p>1153.17470370459</text:p>
              </table:table-cell>
              <table:table-cell office:value-type="float" office:value="1168.58063396348">
                <text:p>1168.58063396348</text:p>
              </table:table-cell>
              <table:table-cell office:value-type="float" office:value="1176.75322331713">
                <text:p>1176.75322331713</text:p>
              </table:table-cell>
              <table:table-cell office:value-type="float" office:value="1168.37216748326">
                <text:p>1168.3721674832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703">
                <text:p>7703</text:p>
              </table:table-cell>
              <table:table-cell office:value-type="float" office:value="1176.58373687633">
                <text:p>1176.58373687633</text:p>
              </table:table-cell>
              <table:table-cell office:value-type="float" office:value="1177.78389530051">
                <text:p>1177.78389530051</text:p>
              </table:table-cell>
              <table:table-cell office:value-type="float" office:value="1170.53905361819">
                <text:p>1170.53905361819</text:p>
              </table:table-cell>
              <table:table-cell office:value-type="float" office:value="1153.22168328673">
                <text:p>1153.22168328673</text:p>
              </table:table-cell>
              <table:table-cell office:value-type="float" office:value="1168.57745950494">
                <text:p>1168.57745950494</text:p>
              </table:table-cell>
              <table:table-cell office:value-type="float" office:value="1176.75225438602">
                <text:p>1176.75225438602</text:p>
              </table:table-cell>
              <table:table-cell office:value-type="float" office:value="1168.37686675724">
                <text:p>1168.3768667572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704">
                <text:p>7704</text:p>
              </table:table-cell>
              <table:table-cell office:value-type="float" office:value="1176.58302509409">
                <text:p>1176.58302509409</text:p>
              </table:table-cell>
              <table:table-cell office:value-type="float" office:value="1177.78293652699">
                <text:p>1177.78293652699</text:p>
              </table:table-cell>
              <table:table-cell office:value-type="float" office:value="1170.54011946168">
                <text:p>1170.54011946168</text:p>
              </table:table-cell>
              <table:table-cell office:value-type="float" office:value="1153.22722006537">
                <text:p>1153.22722006537</text:p>
              </table:table-cell>
              <table:table-cell office:value-type="float" office:value="1168.57712310605">
                <text:p>1168.57712310605</text:p>
              </table:table-cell>
              <table:table-cell office:value-type="float" office:value="1176.75219754224">
                <text:p>1176.75219754224</text:p>
              </table:table-cell>
              <table:table-cell office:value-type="float" office:value="1168.38013800604">
                <text:p>1168.380138006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705">
                <text:p>7705</text:p>
              </table:table-cell>
              <table:table-cell office:value-type="float" office:value="1176.58699193329">
                <text:p>1176.58699193329</text:p>
              </table:table-cell>
              <table:table-cell office:value-type="float" office:value="1177.77956548086">
                <text:p>1177.77956548086</text:p>
              </table:table-cell>
              <table:table-cell office:value-type="float" office:value="1170.54504460059">
                <text:p>1170.54504460059</text:p>
              </table:table-cell>
              <table:table-cell office:value-type="float" office:value="1153.26249729023">
                <text:p>1153.26249729023</text:p>
              </table:table-cell>
              <table:table-cell office:value-type="float" office:value="1168.57475134873">
                <text:p>1168.57475134873</text:p>
              </table:table-cell>
              <table:table-cell office:value-type="float" office:value="1176.75157269729">
                <text:p>1176.75157269729</text:p>
              </table:table-cell>
              <table:table-cell office:value-type="float" office:value="1168.38452282457">
                <text:p>1168.3845228245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706">
                <text:p>7706</text:p>
              </table:table-cell>
              <table:table-cell office:value-type="float" office:value="1176.58709545389">
                <text:p>1176.58709545389</text:p>
              </table:table-cell>
              <table:table-cell office:value-type="float" office:value="1177.77830640559">
                <text:p>1177.77830640559</text:p>
              </table:table-cell>
              <table:table-cell office:value-type="float" office:value="1170.54654623158">
                <text:p>1170.54654623158</text:p>
              </table:table-cell>
              <table:table-cell office:value-type="float" office:value="1153.27254020559">
                <text:p>1153.27254020559</text:p>
              </table:table-cell>
              <table:table-cell office:value-type="float" office:value="1168.57408362421">
                <text:p>1168.57408362421</text:p>
              </table:table-cell>
              <table:table-cell office:value-type="float" office:value="1176.7513870664">
                <text:p>1176.7513870664</text:p>
              </table:table-cell>
              <table:table-cell office:value-type="float" office:value="1168.38772791612">
                <text:p>1168.387727916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707">
                <text:p>7707</text:p>
              </table:table-cell>
              <table:table-cell office:value-type="float" office:value="1176.58979365255">
                <text:p>1176.58979365255</text:p>
              </table:table-cell>
              <table:table-cell office:value-type="float" office:value="1177.77570276153">
                <text:p>1177.77570276153</text:p>
              </table:table-cell>
              <table:table-cell office:value-type="float" office:value="1170.55030451449">
                <text:p>1170.55030451449</text:p>
              </table:table-cell>
              <table:table-cell office:value-type="float" office:value="1153.30095850808">
                <text:p>1153.30095850808</text:p>
              </table:table-cell>
              <table:table-cell office:value-type="float" office:value="1168.57219110557">
                <text:p>1168.57219110557</text:p>
              </table:table-cell>
              <table:table-cell office:value-type="float" office:value="1176.75091560464">
                <text:p>1176.75091560464</text:p>
              </table:table-cell>
              <table:table-cell office:value-type="float" office:value="1168.39179704661">
                <text:p>1168.3917970466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708">
                <text:p>7708</text:p>
              </table:table-cell>
              <table:table-cell office:value-type="float" office:value="1176.59020056659">
                <text:p>1176.59020056659</text:p>
              </table:table-cell>
              <table:table-cell office:value-type="float" office:value="1177.77439585243">
                <text:p>1177.77439585243</text:p>
              </table:table-cell>
              <table:table-cell office:value-type="float" office:value="1170.55188241041">
                <text:p>1170.55188241041</text:p>
              </table:table-cell>
              <table:table-cell office:value-type="float" office:value="1153.31306866528">
                <text:p>1153.31306866528</text:p>
              </table:table-cell>
              <table:table-cell office:value-type="float" office:value="1168.57138674484">
                <text:p>1168.57138674484</text:p>
              </table:table-cell>
              <table:table-cell office:value-type="float" office:value="1176.75068541425">
                <text:p>1176.75068541425</text:p>
              </table:table-cell>
              <table:table-cell office:value-type="float" office:value="1168.39485944101">
                <text:p>1168.3948594410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709">
                <text:p>7709</text:p>
              </table:table-cell>
              <table:table-cell office:value-type="float" office:value="1176.59209173932">
                <text:p>1176.59209173932</text:p>
              </table:table-cell>
              <table:table-cell office:value-type="float" office:value="1177.77229693372">
                <text:p>1177.77229693372</text:p>
              </table:table-cell>
              <table:table-cell office:value-type="float" office:value="1170.55480621892">
                <text:p>1170.55480621892</text:p>
              </table:table-cell>
              <table:table-cell office:value-type="float" office:value="1153.33688551842">
                <text:p>1153.33688551842</text:p>
              </table:table-cell>
              <table:table-cell office:value-type="float" office:value="1168.56983088796">
                <text:p>1168.56983088796</text:p>
              </table:table-cell>
              <table:table-cell office:value-type="float" office:value="1176.75030097493">
                <text:p>1176.75030097493</text:p>
              </table:table-cell>
              <table:table-cell office:value-type="float" office:value="1168.39883378877">
                <text:p>1168.3988337887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710">
                <text:p>7710</text:p>
              </table:table-cell>
              <table:table-cell office:value-type="float" office:value="1176.59258836908">
                <text:p>1176.59258836908</text:p>
              </table:table-cell>
              <table:table-cell office:value-type="float" office:value="1177.77101007249">
                <text:p>1177.77101007249</text:p>
              </table:table-cell>
              <table:table-cell office:value-type="float" office:value="1170.5563420517">
                <text:p>1170.5563420517</text:p>
              </table:table-cell>
              <table:table-cell office:value-type="float" office:value="1153.34991211883">
                <text:p>1153.34991211883</text:p>
              </table:table-cell>
              <table:table-cell office:value-type="float" office:value="1168.56900027792">
                <text:p>1168.56900027792</text:p>
              </table:table-cell>
              <table:table-cell office:value-type="float" office:value="1176.75006458687">
                <text:p>1176.75006458687</text:p>
              </table:table-cell>
              <table:table-cell office:value-type="float" office:value="1168.40187974158">
                <text:p>1168.4018797415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711">
                <text:p>7711</text:p>
              </table:table-cell>
              <table:table-cell office:value-type="float" office:value="1176.64817467219">
                <text:p>1176.64817467219</text:p>
              </table:table-cell>
              <table:table-cell office:value-type="float" office:value="1177.74296347796">
                <text:p>1177.74296347796</text:p>
              </table:table-cell>
              <table:table-cell office:value-type="float" office:value="1170.59510245776">
                <text:p>1170.59510245776</text:p>
              </table:table-cell>
              <table:table-cell office:value-type="float" office:value="1153.63793521484">
                <text:p>1153.63793521484</text:p>
              </table:table-cell>
              <table:table-cell office:value-type="float" office:value="1168.54700826624">
                <text:p>1168.54700826624</text:p>
              </table:table-cell>
              <table:table-cell office:value-type="float" office:value="1176.73871577278">
                <text:p>1176.73871577278</text:p>
              </table:table-cell>
              <table:table-cell office:value-type="float" office:value="1168.42412111173">
                <text:p>1168.4241211117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712">
                <text:p>7712</text:p>
              </table:table-cell>
              <table:table-cell office:value-type="float" office:value="1176.64518202029">
                <text:p>1176.64518202029</text:p>
              </table:table-cell>
              <table:table-cell office:value-type="float" office:value="1177.74331456613">
                <text:p>1177.74331456613</text:p>
              </table:table-cell>
              <table:table-cell office:value-type="float" office:value="1170.59403517102">
                <text:p>1170.59403517102</text:p>
              </table:table-cell>
              <table:table-cell office:value-type="float" office:value="1153.63216574419">
                <text:p>1153.63216574419</text:p>
              </table:table-cell>
              <table:table-cell office:value-type="float" office:value="1168.54755033168">
                <text:p>1168.54755033168</text:p>
              </table:table-cell>
              <table:table-cell office:value-type="float" office:value="1176.73894686506">
                <text:p>1176.73894686506</text:p>
              </table:table-cell>
              <table:table-cell office:value-type="float" office:value="1168.42571370587">
                <text:p>1168.4257137058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713">
                <text:p>7713</text:p>
              </table:table-cell>
              <table:table-cell office:value-type="float" office:value="1176.65148465069">
                <text:p>1176.65148465069</text:p>
              </table:table-cell>
              <table:table-cell office:value-type="float" office:value="1177.73963475029">
                <text:p>1177.73963475029</text:p>
              </table:table-cell>
              <table:table-cell office:value-type="float" office:value="1170.59956593099">
                <text:p>1170.59956593099</text:p>
              </table:table-cell>
              <table:table-cell office:value-type="float" office:value="1153.67889843663">
                <text:p>1153.67889843663</text:p>
              </table:table-cell>
              <table:table-cell office:value-type="float" office:value="1168.54428801919">
                <text:p>1168.54428801919</text:p>
              </table:table-cell>
              <table:table-cell office:value-type="float" office:value="1176.73788265134">
                <text:p>1176.73788265134</text:p>
              </table:table-cell>
              <table:table-cell office:value-type="float" office:value="1168.43115399432">
                <text:p>1168.4311539943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714">
                <text:p>7714</text:p>
              </table:table-cell>
              <table:table-cell office:value-type="float" office:value="1176.65081481728">
                <text:p>1176.65081481728</text:p>
              </table:table-cell>
              <table:table-cell office:value-type="float" office:value="1177.73906614328">
                <text:p>1177.73906614328</text:p>
              </table:table-cell>
              <table:table-cell office:value-type="float" office:value="1170.59991689468">
                <text:p>1170.59991689468</text:p>
              </table:table-cell>
              <table:table-cell office:value-type="float" office:value="1153.68429721645">
                <text:p>1153.68429721645</text:p>
              </table:table-cell>
              <table:table-cell office:value-type="float" office:value="1168.54398239179">
                <text:p>1168.54398239179</text:p>
              </table:table-cell>
              <table:table-cell office:value-type="float" office:value="1176.73773180495">
                <text:p>1176.73773180495</text:p>
              </table:table-cell>
              <table:table-cell office:value-type="float" office:value="1168.43361947873">
                <text:p>1168.4336194787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715">
                <text:p>7715</text:p>
              </table:table-cell>
              <table:table-cell office:value-type="float" office:value="1176.65479493872">
                <text:p>1176.65479493872</text:p>
              </table:table-cell>
              <table:table-cell office:value-type="float" office:value="1177.73663937637">
                <text:p>1177.73663937637</text:p>
              </table:table-cell>
              <table:table-cell office:value-type="float" office:value="1170.6036035692">
                <text:p>1170.6036035692</text:p>
              </table:table-cell>
              <table:table-cell office:value-type="float" office:value="1153.71945033598">
                <text:p>1153.71945033598</text:p>
              </table:table-cell>
              <table:table-cell office:value-type="float" office:value="1168.54155137679">
                <text:p>1168.54155137679</text:p>
              </table:table-cell>
              <table:table-cell office:value-type="float" office:value="1176.73700176628">
                <text:p>1176.73700176628</text:p>
              </table:table-cell>
              <table:table-cell office:value-type="float" office:value="1168.43802737557">
                <text:p>1168.4380273755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716">
                <text:p>7716</text:p>
              </table:table-cell>
              <table:table-cell office:value-type="float" office:value="1176.65496357634">
                <text:p>1176.65496357634</text:p>
              </table:table-cell>
              <table:table-cell office:value-type="float" office:value="1177.73585417207">
                <text:p>1177.73585417207</text:p>
              </table:table-cell>
              <table:table-cell office:value-type="float" office:value="1170.60439123378">
                <text:p>1170.60439123378</text:p>
              </table:table-cell>
              <table:table-cell office:value-type="float" office:value="1153.72931202575">
                <text:p>1153.72931202575</text:p>
              </table:table-cell>
              <table:table-cell office:value-type="float" office:value="1168.54092437802">
                <text:p>1168.54092437802</text:p>
              </table:table-cell>
              <table:table-cell office:value-type="float" office:value="1176.73675041513">
                <text:p>1176.73675041513</text:p>
              </table:table-cell>
              <table:table-cell office:value-type="float" office:value="1168.44143404637">
                <text:p>1168.4414340463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717">
                <text:p>7717</text:p>
              </table:table-cell>
              <table:table-cell office:value-type="float" office:value="1176.65767298618">
                <text:p>1176.65767298618</text:p>
              </table:table-cell>
              <table:table-cell office:value-type="float" office:value="1177.7341450108">
                <text:p>1177.7341450108</text:p>
              </table:table-cell>
              <table:table-cell office:value-type="float" office:value="1170.60701422847">
                <text:p>1170.60701422847</text:p>
              </table:table-cell>
              <table:table-cell office:value-type="float" office:value="1153.75758573333">
                <text:p>1153.75758573333</text:p>
              </table:table-cell>
              <table:table-cell office:value-type="float" office:value="1168.53899096745">
                <text:p>1168.53899096745</text:p>
              </table:table-cell>
              <table:table-cell office:value-type="float" office:value="1176.73617135645">
                <text:p>1176.73617135645</text:p>
              </table:table-cell>
              <table:table-cell office:value-type="float" office:value="1168.44530601544">
                <text:p>1168.4453060154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718">
                <text:p>7718</text:p>
              </table:table-cell>
              <table:table-cell office:value-type="float" office:value="1176.65814666727">
                <text:p>1176.65814666727</text:p>
              </table:table-cell>
              <table:table-cell office:value-type="float" office:value="1177.73333871389">
                <text:p>1177.73333871389</text:p>
              </table:table-cell>
              <table:table-cell office:value-type="float" office:value="1170.60789494489">
                <text:p>1170.60789494489</text:p>
              </table:table-cell>
              <table:table-cell office:value-type="float" office:value="1153.76936203397">
                <text:p>1153.76936203397</text:p>
              </table:table-cell>
              <table:table-cell office:value-type="float" office:value="1168.53823331683">
                <text:p>1168.53823331683</text:p>
              </table:table-cell>
              <table:table-cell office:value-type="float" office:value="1176.73586160188">
                <text:p>1176.73586160188</text:p>
              </table:table-cell>
              <table:table-cell office:value-type="float" office:value="1168.44897528478">
                <text:p>1168.4489752847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719">
                <text:p>7719</text:p>
              </table:table-cell>
              <table:table-cell office:value-type="float" office:value="1176.6600346408">
                <text:p>1176.6600346408</text:p>
              </table:table-cell>
              <table:table-cell office:value-type="float" office:value="1177.73211028738">
                <text:p>1177.73211028738</text:p>
              </table:table-cell>
              <table:table-cell office:value-type="float" office:value="1170.60979141129">
                <text:p>1170.60979141129</text:p>
              </table:table-cell>
              <table:table-cell office:value-type="float" office:value="1153.7929174146">
                <text:p>1153.7929174146</text:p>
              </table:table-cell>
              <table:table-cell office:value-type="float" office:value="1168.53664868418">
                <text:p>1168.53664868418</text:p>
              </table:table-cell>
              <table:table-cell office:value-type="float" office:value="1176.73532613198">
                <text:p>1176.73532613198</text:p>
              </table:table-cell>
              <table:table-cell office:value-type="float" office:value="1168.45196596259">
                <text:p>1168.4519659625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720">
                <text:p>7720</text:p>
              </table:table-cell>
              <table:table-cell office:value-type="float" office:value="1176.66057989942">
                <text:p>1176.66057989942</text:p>
              </table:table-cell>
              <table:table-cell office:value-type="float" office:value="1177.73137259529">
                <text:p>1177.73137259529</text:p>
              </table:table-cell>
              <table:table-cell office:value-type="float" office:value="1170.6106061442">
                <text:p>1170.6106061442</text:p>
              </table:table-cell>
              <table:table-cell office:value-type="float" office:value="1153.80561098663">
                <text:p>1153.80561098663</text:p>
              </table:table-cell>
              <table:table-cell office:value-type="float" office:value="1168.53583874542">
                <text:p>1168.53583874542</text:p>
              </table:table-cell>
              <table:table-cell office:value-type="float" office:value="1176.73496324581">
                <text:p>1176.73496324581</text:p>
              </table:table-cell>
              <table:table-cell office:value-type="float" office:value="1168.45526120883">
                <text:p>1168.4552612088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721">
                <text:p>7721</text:p>
              </table:table-cell>
              <table:table-cell office:value-type="float" office:value="1176.71623465327">
                <text:p>1176.71623465327</text:p>
              </table:table-cell>
              <table:table-cell office:value-type="float" office:value="1177.71142588865">
                <text:p>1177.71142588865</text:p>
              </table:table-cell>
              <table:table-cell office:value-type="float" office:value="1170.6471926877">
                <text:p>1170.6471926877</text:p>
              </table:table-cell>
              <table:table-cell office:value-type="float" office:value="1154.09956217149">
                <text:p>1154.09956217149</text:p>
              </table:table-cell>
              <table:table-cell office:value-type="float" office:value="1168.51590372565">
                <text:p>1168.51590372565</text:p>
              </table:table-cell>
              <table:table-cell office:value-type="float" office:value="1176.72873003137">
                <text:p>1176.72873003137</text:p>
              </table:table-cell>
              <table:table-cell office:value-type="float" office:value="1168.48523810712">
                <text:p>1168.4852381071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722">
                <text:p>7722</text:p>
              </table:table-cell>
              <table:table-cell office:value-type="float" office:value="1176.71332151965">
                <text:p>1176.71332151965</text:p>
              </table:table-cell>
              <table:table-cell office:value-type="float" office:value="1177.71209622979">
                <text:p>1177.71209622979</text:p>
              </table:table-cell>
              <table:table-cell office:value-type="float" office:value="1170.64578132483">
                <text:p>1170.64578132483</text:p>
              </table:table-cell>
              <table:table-cell office:value-type="float" office:value="1154.09326770889">
                <text:p>1154.09326770889</text:p>
              </table:table-cell>
              <table:table-cell office:value-type="float" office:value="1168.51647711966">
                <text:p>1168.51647711966</text:p>
              </table:table-cell>
              <table:table-cell office:value-type="float" office:value="1176.7287779996">
                <text:p>1176.7287779996</text:p>
              </table:table-cell>
              <table:table-cell office:value-type="float" office:value="1168.48597621942">
                <text:p>1168.4859762194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723">
                <text:p>7723</text:p>
              </table:table-cell>
              <table:table-cell office:value-type="float" office:value="1176.71960584323">
                <text:p>1176.71960584323</text:p>
              </table:table-cell>
              <table:table-cell office:value-type="float" office:value="1177.70948923091">
                <text:p>1177.70948923091</text:p>
              </table:table-cell>
              <table:table-cell office:value-type="float" office:value="1170.64984140665">
                <text:p>1170.64984140665</text:p>
              </table:table-cell>
              <table:table-cell office:value-type="float" office:value="1154.13994289453">
                <text:p>1154.13994289453</text:p>
              </table:table-cell>
              <table:table-cell office:value-type="float" office:value="1168.51315830371">
                <text:p>1168.51315830371</text:p>
              </table:table-cell>
              <table:table-cell office:value-type="float" office:value="1176.72758989348">
                <text:p>1176.72758989348</text:p>
              </table:table-cell>
              <table:table-cell office:value-type="float" office:value="1168.49107954506">
                <text:p>1168.4910795450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724">
                <text:p>7724</text:p>
              </table:table-cell>
              <table:table-cell office:value-type="float" office:value="1176.71901522322">
                <text:p>1176.71901522322</text:p>
              </table:table-cell>
              <table:table-cell office:value-type="float" office:value="1177.70940538339">
                <text:p>1177.70940538339</text:p>
              </table:table-cell>
              <table:table-cell office:value-type="float" office:value="1170.64971263441">
                <text:p>1170.64971263441</text:p>
              </table:table-cell>
              <table:table-cell office:value-type="float" office:value="1154.14494374056">
                <text:p>1154.14494374056</text:p>
              </table:table-cell>
              <table:table-cell office:value-type="float" office:value="1168.51290860492">
                <text:p>1168.51290860492</text:p>
              </table:table-cell>
              <table:table-cell office:value-type="float" office:value="1176.72731645791">
                <text:p>1176.72731645791</text:p>
              </table:table-cell>
              <table:table-cell office:value-type="float" office:value="1168.49282666459">
                <text:p>1168.4928266645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725">
                <text:p>7725</text:p>
              </table:table-cell>
              <table:table-cell office:value-type="float" office:value="1176.72302280863">
                <text:p>1176.72302280863</text:p>
              </table:table-cell>
              <table:table-cell office:value-type="float" office:value="1177.7078201003">
                <text:p>1177.7078201003</text:p>
              </table:table-cell>
              <table:table-cell office:value-type="float" office:value="1170.65215476507">
                <text:p>1170.65215476507</text:p>
              </table:table-cell>
              <table:table-cell office:value-type="float" office:value="1154.17994967696">
                <text:p>1154.17994967696</text:p>
              </table:table-cell>
              <table:table-cell office:value-type="float" office:value="1168.51042387527">
                <text:p>1168.51042387527</text:p>
              </table:table-cell>
              <table:table-cell office:value-type="float" office:value="1176.72637821668">
                <text:p>1176.72637821668</text:p>
              </table:table-cell>
              <table:table-cell office:value-type="float" office:value="1168.49628350726">
                <text:p>1168.4962835072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726">
                <text:p>7726</text:p>
              </table:table-cell>
              <table:table-cell office:value-type="float" office:value="1176.72323626829">
                <text:p>1176.72323626829</text:p>
              </table:table-cell>
              <table:table-cell office:value-type="float" office:value="1177.70753823967">
                <text:p>1177.70753823967</text:p>
              </table:table-cell>
              <table:table-cell office:value-type="float" office:value="1170.65234169708">
                <text:p>1170.65234169708</text:p>
              </table:table-cell>
              <table:table-cell office:value-type="float" office:value="1154.18937016783">
                <text:p>1154.18937016783</text:p>
              </table:table-cell>
              <table:table-cell office:value-type="float" office:value="1168.50984537155">
                <text:p>1168.50984537155</text:p>
              </table:table-cell>
              <table:table-cell office:value-type="float" office:value="1176.72598656846">
                <text:p>1176.72598656846</text:p>
              </table:table-cell>
              <table:table-cell office:value-type="float" office:value="1168.49826788604">
                <text:p>1168.4982678860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727">
                <text:p>7727</text:p>
              </table:table-cell>
              <table:table-cell office:value-type="float" office:value="1176.72598454973">
                <text:p>1176.72598454973</text:p>
              </table:table-cell>
              <table:table-cell office:value-type="float" office:value="1177.70656512034">
                <text:p>1177.70656512034</text:p>
              </table:table-cell>
              <table:table-cell office:value-type="float" office:value="1170.65384634199">
                <text:p>1170.65384634199</text:p>
              </table:table-cell>
              <table:table-cell office:value-type="float" office:value="1154.21752896791">
                <text:p>1154.21752896791</text:p>
              </table:table-cell>
              <table:table-cell office:value-type="float" office:value="1168.50786359497">
                <text:p>1168.50786359497</text:p>
              </table:table-cell>
              <table:table-cell office:value-type="float" office:value="1176.72517098089">
                <text:p>1176.72517098089</text:p>
              </table:table-cell>
              <table:table-cell office:value-type="float" office:value="1168.50060167405">
                <text:p>1168.5006016740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728">
                <text:p>7728</text:p>
              </table:table-cell>
              <table:table-cell office:value-type="float" office:value="1176.72649776182">
                <text:p>1176.72649776182</text:p>
              </table:table-cell>
              <table:table-cell office:value-type="float" office:value="1177.70628315024">
                <text:p>1177.70628315024</text:p>
              </table:table-cell>
              <table:table-cell office:value-type="float" office:value="1170.65405634657">
                <text:p>1170.65405634657</text:p>
              </table:table-cell>
              <table:table-cell office:value-type="float" office:value="1154.22895734296">
                <text:p>1154.22895734296</text:p>
              </table:table-cell>
              <table:table-cell office:value-type="float" office:value="1168.50713576063">
                <text:p>1168.50713576063</text:p>
              </table:table-cell>
              <table:table-cell office:value-type="float" office:value="1176.72471813355">
                <text:p>1176.72471813355</text:p>
              </table:table-cell>
              <table:table-cell office:value-type="float" office:value="1168.50255382317">
                <text:p>1168.5025538231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729">
                <text:p>7729</text:p>
              </table:table-cell>
              <table:table-cell office:value-type="float" office:value="1176.72844001625">
                <text:p>1176.72844001625</text:p>
              </table:table-cell>
              <table:table-cell office:value-type="float" office:value="1177.70572915739">
                <text:p>1177.70572915739</text:p>
              </table:table-cell>
              <table:table-cell office:value-type="float" office:value="1170.65493744366">
                <text:p>1170.65493744366</text:p>
              </table:table-cell>
              <table:table-cell office:value-type="float" office:value="1154.25252445855">
                <text:p>1154.25252445855</text:p>
              </table:table-cell>
              <table:table-cell office:value-type="float" office:value="1168.50550097869">
                <text:p>1168.50550097869</text:p>
              </table:table-cell>
              <table:table-cell office:value-type="float" office:value="1176.7239438285">
                <text:p>1176.7239438285</text:p>
              </table:table-cell>
              <table:table-cell office:value-type="float" office:value="1168.50411007144">
                <text:p>1168.5041100714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730">
                <text:p>7730</text:p>
              </table:table-cell>
              <table:table-cell office:value-type="float" office:value="1176.72903256786">
                <text:p>1176.72903256786</text:p>
              </table:table-cell>
              <table:table-cell office:value-type="float" office:value="1177.70550072969">
                <text:p>1177.70550072969</text:p>
              </table:table-cell>
              <table:table-cell office:value-type="float" office:value="1170.65506038524">
                <text:p>1170.65506038524</text:p>
              </table:table-cell>
              <table:table-cell office:value-type="float" office:value="1154.26485486426">
                <text:p>1154.26485486426</text:p>
              </table:table-cell>
              <table:table-cell office:value-type="float" office:value="1168.50471417805">
                <text:p>1168.50471417805</text:p>
              </table:table-cell>
              <table:table-cell office:value-type="float" office:value="1176.72341890429">
                <text:p>1176.72341890429</text:p>
              </table:table-cell>
              <table:table-cell office:value-type="float" office:value="1168.50596465235">
                <text:p>1168.5059646523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731">
                <text:p>7731</text:p>
              </table:table-cell>
              <table:table-cell office:value-type="float" office:value="1176.7848463005">
                <text:p>1176.7848463005</text:p>
              </table:table-cell>
              <table:table-cell office:value-type="float" office:value="1177.68150305869">
                <text:p>1177.68150305869</text:p>
              </table:table-cell>
              <table:table-cell office:value-type="float" office:value="1170.6810400285">
                <text:p>1170.6810400285</text:p>
              </table:table-cell>
              <table:table-cell office:value-type="float" office:value="1154.55385944225">
                <text:p>1154.55385944225</text:p>
              </table:table-cell>
              <table:table-cell office:value-type="float" office:value="1168.48181507032">
                <text:p>1168.48181507032</text:p>
              </table:table-cell>
              <table:table-cell office:value-type="float" office:value="1176.71224758184">
                <text:p>1176.71224758184</text:p>
              </table:table-cell>
              <table:table-cell office:value-type="float" office:value="1168.54993441188">
                <text:p>1168.5499344118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732">
                <text:p>7732</text:p>
              </table:table-cell>
              <table:table-cell office:value-type="float" office:value="1176.78201755195">
                <text:p>1176.78201755195</text:p>
              </table:table-cell>
              <table:table-cell office:value-type="float" office:value="1177.68265954176">
                <text:p>1177.68265954176</text:p>
              </table:table-cell>
              <table:table-cell office:value-type="float" office:value="1170.67951098686">
                <text:p>1170.67951098686</text:p>
              </table:table-cell>
              <table:table-cell office:value-type="float" office:value="1154.54733775846">
                <text:p>1154.54733775846</text:p>
              </table:table-cell>
              <table:table-cell office:value-type="float" office:value="1168.48248196893">
                <text:p>1168.48248196893</text:p>
              </table:table-cell>
              <table:table-cell office:value-type="float" office:value="1176.71216441824">
                <text:p>1176.71216441824</text:p>
              </table:table-cell>
              <table:table-cell office:value-type="float" office:value="1168.54858182764">
                <text:p>1168.5485818276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733">
                <text:p>7733</text:p>
              </table:table-cell>
              <table:table-cell office:value-type="float" office:value="1176.78832807306">
                <text:p>1176.78832807306</text:p>
              </table:table-cell>
              <table:table-cell office:value-type="float" office:value="1177.68064141217">
                <text:p>1177.68064141217</text:p>
              </table:table-cell>
              <table:table-cell office:value-type="float" office:value="1170.68182725808">
                <text:p>1170.68182725808</text:p>
              </table:table-cell>
              <table:table-cell office:value-type="float" office:value="1154.59379869419">
                <text:p>1154.59379869419</text:p>
              </table:table-cell>
              <table:table-cell office:value-type="float" office:value="1168.4789904705">
                <text:p>1168.4789904705</text:p>
              </table:table-cell>
              <table:table-cell office:value-type="float" office:value="1176.71057585327">
                <text:p>1176.71057585327</text:p>
              </table:table-cell>
              <table:table-cell office:value-type="float" office:value="1168.55373756534">
                <text:p>1168.5537375653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734">
                <text:p>7734</text:p>
              </table:table-cell>
              <table:table-cell office:value-type="float" office:value="1176.78781002776">
                <text:p>1176.78781002776</text:p>
              </table:table-cell>
              <table:table-cell office:value-type="float" office:value="1177.68097091904">
                <text:p>1177.68097091904</text:p>
              </table:table-cell>
              <table:table-cell office:value-type="float" office:value="1170.68126103367">
                <text:p>1170.68126103367</text:p>
              </table:table-cell>
              <table:table-cell office:value-type="float" office:value="1154.59867351527">
                <text:p>1154.59867351527</text:p>
              </table:table-cell>
              <table:table-cell office:value-type="float" office:value="1168.47877592706">
                <text:p>1168.47877592706</text:p>
              </table:table-cell>
              <table:table-cell office:value-type="float" office:value="1176.7100784335">
                <text:p>1176.7100784335</text:p>
              </table:table-cell>
              <table:table-cell office:value-type="float" office:value="1168.55406055822">
                <text:p>1168.5540605582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735">
                <text:p>7735</text:p>
              </table:table-cell>
              <table:table-cell office:value-type="float" office:value="1176.79186082927">
                <text:p>1176.79186082927</text:p>
              </table:table-cell>
              <table:table-cell office:value-type="float" office:value="1177.67992398549">
                <text:p>1177.67992398549</text:p>
              </table:table-cell>
              <table:table-cell office:value-type="float" office:value="1170.6823110085">
                <text:p>1170.6823110085</text:p>
              </table:table-cell>
              <table:table-cell office:value-type="float" office:value="1154.63343479054">
                <text:p>1154.63343479054</text:p>
              </table:table-cell>
              <table:table-cell office:value-type="float" office:value="1168.47616486028">
                <text:p>1168.47616486028</text:p>
              </table:table-cell>
              <table:table-cell office:value-type="float" office:value="1176.70874016585">
                <text:p>1176.70874016585</text:p>
              </table:table-cell>
              <table:table-cell office:value-type="float" office:value="1168.55725677898">
                <text:p>1168.5572567789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736">
                <text:p>7736</text:p>
              </table:table-cell>
              <table:table-cell office:value-type="float" office:value="1176.79213427313">
                <text:p>1176.79213427313</text:p>
              </table:table-cell>
              <table:table-cell office:value-type="float" office:value="1177.6800347058">
                <text:p>1177.6800347058</text:p>
              </table:table-cell>
              <table:table-cell office:value-type="float" office:value="1170.68195640883">
                <text:p>1170.68195640883</text:p>
              </table:table-cell>
              <table:table-cell office:value-type="float" office:value="1154.64288194878">
                <text:p>1154.64288194878</text:p>
              </table:table-cell>
              <table:table-cell office:value-type="float" office:value="1168.47559842968">
                <text:p>1168.47559842968</text:p>
              </table:table-cell>
              <table:table-cell office:value-type="float" office:value="1176.70807703182">
                <text:p>1176.70807703182</text:p>
              </table:table-cell>
              <table:table-cell office:value-type="float" office:value="1168.55818577031">
                <text:p>1168.5581857703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737">
                <text:p>7737</text:p>
              </table:table-cell>
              <table:table-cell office:value-type="float" office:value="1176.79495283465">
                <text:p>1176.79495283465</text:p>
              </table:table-cell>
              <table:table-cell office:value-type="float" office:value="1177.67952408629">
                <text:p>1177.67952408629</text:p>
              </table:table-cell>
              <table:table-cell office:value-type="float" office:value="1170.68234418321">
                <text:p>1170.68234418321</text:p>
              </table:table-cell>
              <table:table-cell office:value-type="float" office:value="1154.67087104264">
                <text:p>1154.67087104264</text:p>
              </table:table-cell>
              <table:table-cell office:value-type="float" office:value="1168.47352078811">
                <text:p>1168.47352078811</text:p>
              </table:table-cell>
              <table:table-cell office:value-type="float" office:value="1176.70684425957">
                <text:p>1176.70684425957</text:p>
              </table:table-cell>
              <table:table-cell office:value-type="float" office:value="1168.56036326394">
                <text:p>1168.5603632639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738">
                <text:p>7738</text:p>
              </table:table-cell>
              <table:table-cell office:value-type="float" office:value="1176.79551610421">
                <text:p>1176.79551610421</text:p>
              </table:table-cell>
              <table:table-cell office:value-type="float" office:value="1177.6796169471">
                <text:p>1177.6796169471</text:p>
              </table:table-cell>
              <table:table-cell office:value-type="float" office:value="1170.68195148708">
                <text:p>1170.68195148708</text:p>
              </table:table-cell>
              <table:table-cell office:value-type="float" office:value="1154.6823514">
                <text:p>1154.6823514</text:p>
              </table:table-cell>
              <table:table-cell office:value-type="float" office:value="1168.4727955928">
                <text:p>1168.4727955928</text:p>
              </table:table-cell>
              <table:table-cell office:value-type="float" office:value="1176.70607136516">
                <text:p>1176.70607136516</text:p>
              </table:table-cell>
              <table:table-cell office:value-type="float" office:value="1168.56139234444">
                <text:p>1168.5613923444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739">
                <text:p>7739</text:p>
              </table:table-cell>
              <table:table-cell office:value-type="float" office:value="1176.79755706916">
                <text:p>1176.79755706916</text:p>
              </table:table-cell>
              <table:table-cell office:value-type="float" office:value="1177.67944872653">
                <text:p>1177.67944872653</text:p>
              </table:table-cell>
              <table:table-cell office:value-type="float" office:value="1170.68188672609">
                <text:p>1170.68188672609</text:p>
              </table:table-cell>
              <table:table-cell office:value-type="float" office:value="1154.70569439141">
                <text:p>1154.70569439141</text:p>
              </table:table-cell>
              <table:table-cell office:value-type="float" office:value="1168.47108719689">
                <text:p>1168.47108719689</text:p>
              </table:table-cell>
              <table:table-cell office:value-type="float" office:value="1176.70487450685">
                <text:p>1176.70487450685</text:p>
              </table:table-cell>
              <table:table-cell office:value-type="float" office:value="1168.56272890227">
                <text:p>1168.5627289022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740">
                <text:p>7740</text:p>
              </table:table-cell>
              <table:table-cell office:value-type="float" office:value="1176.79819664815">
                <text:p>1176.79819664815</text:p>
              </table:table-cell>
              <table:table-cell office:value-type="float" office:value="1177.67959776901">
                <text:p>1177.67959776901</text:p>
              </table:table-cell>
              <table:table-cell office:value-type="float" office:value="1170.68139106709">
                <text:p>1170.68139106709</text:p>
              </table:table-cell>
              <table:table-cell office:value-type="float" office:value="1154.71807169736">
                <text:p>1154.71807169736</text:p>
              </table:table-cell>
              <table:table-cell office:value-type="float" office:value="1168.47028808233">
                <text:p>1168.47028808233</text:p>
              </table:table-cell>
              <table:table-cell office:value-type="float" office:value="1176.70401855421">
                <text:p>1176.70401855421</text:p>
              </table:table-cell>
              <table:table-cell office:value-type="float" office:value="1168.56349229504">
                <text:p>1168.5634922950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741">
                <text:p>7741</text:p>
              </table:table-cell>
              <table:table-cell office:value-type="float" office:value="1176.85299868784">
                <text:p>1176.85299868784</text:p>
              </table:table-cell>
              <table:table-cell office:value-type="float" office:value="1177.66064065452">
                <text:p>1177.66064065452</text:p>
              </table:table-cell>
              <table:table-cell office:value-type="float" office:value="1170.70180862843">
                <text:p>1170.70180862843</text:p>
              </table:table-cell>
              <table:table-cell office:value-type="float" office:value="1155.00966717018">
                <text:p>1155.00966717018</text:p>
              </table:table-cell>
              <table:table-cell office:value-type="float" office:value="1168.44854465932">
                <text:p>1168.44854465932</text:p>
              </table:table-cell>
              <table:table-cell office:value-type="float" office:value="1176.69668281174">
                <text:p>1176.69668281174</text:p>
              </table:table-cell>
              <table:table-cell office:value-type="float" office:value="1168.6141237307">
                <text:p>1168.614123730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742">
                <text:p>7742</text:p>
              </table:table-cell>
              <table:table-cell office:value-type="float" office:value="1176.85032218067">
                <text:p>1176.85032218067</text:p>
              </table:table-cell>
              <table:table-cell office:value-type="float" office:value="1177.66214284408">
                <text:p>1177.66214284408</text:p>
              </table:table-cell>
              <table:table-cell office:value-type="float" office:value="1170.70022284229">
                <text:p>1170.70022284229</text:p>
              </table:table-cell>
              <table:table-cell office:value-type="float" office:value="1155.00341729629">
                <text:p>1155.00341729629</text:p>
              </table:table-cell>
              <table:table-cell office:value-type="float" office:value="1168.44927559188">
                <text:p>1168.44927559188</text:p>
              </table:table-cell>
              <table:table-cell office:value-type="float" office:value="1176.69627338607">
                <text:p>1176.69627338607</text:p>
              </table:table-cell>
              <table:table-cell office:value-type="float" office:value="1168.61079176608">
                <text:p>1168.6107917660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743">
                <text:p>7743</text:p>
              </table:table-cell>
              <table:table-cell office:value-type="float" office:value="1176.85661619602">
                <text:p>1176.85661619602</text:p>
              </table:table-cell>
              <table:table-cell office:value-type="float" office:value="1177.66041435406">
                <text:p>1177.66041435406</text:p>
              </table:table-cell>
              <table:table-cell office:value-type="float" office:value="1170.70084997644">
                <text:p>1170.70084997644</text:p>
              </table:table-cell>
              <table:table-cell office:value-type="float" office:value="1155.0493075187">
                <text:p>1155.0493075187</text:p>
              </table:table-cell>
              <table:table-cell office:value-type="float" office:value="1168.44561225836">
                <text:p>1168.44561225836</text:p>
              </table:table-cell>
              <table:table-cell office:value-type="float" office:value="1176.69426755647">
                <text:p>1176.69426755647</text:p>
              </table:table-cell>
              <table:table-cell office:value-type="float" office:value="1168.61671027965">
                <text:p>1168.6167102796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744">
                <text:p>7744</text:p>
              </table:table-cell>
              <table:table-cell office:value-type="float" office:value="1176.8562134152">
                <text:p>1176.8562134152</text:p>
              </table:table-cell>
              <table:table-cell office:value-type="float" office:value="1177.66111645147">
                <text:p>1177.66111645147</text:p>
              </table:table-cell>
              <table:table-cell office:value-type="float" office:value="1170.69991485408">
                <text:p>1170.69991485408</text:p>
              </table:table-cell>
              <table:table-cell office:value-type="float" office:value="1155.05428837824">
                <text:p>1155.05428837824</text:p>
              </table:table-cell>
              <table:table-cell office:value-type="float" office:value="1168.44542686018">
                <text:p>1168.44542686018</text:p>
              </table:table-cell>
              <table:table-cell office:value-type="float" office:value="1176.69348895899">
                <text:p>1176.69348895899</text:p>
              </table:table-cell>
              <table:table-cell office:value-type="float" office:value="1168.61523559741">
                <text:p>1168.6152355974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745">
                <text:p>7745</text:p>
              </table:table-cell>
              <table:table-cell office:value-type="float" office:value="1176.86030942738">
                <text:p>1176.86030942738</text:p>
              </table:table-cell>
              <table:table-cell office:value-type="float" office:value="1177.66031409728">
                <text:p>1177.66031409728</text:p>
              </table:table-cell>
              <table:table-cell office:value-type="float" office:value="1170.6996077077">
                <text:p>1170.6996077077</text:p>
              </table:table-cell>
              <table:table-cell office:value-type="float" office:value="1155.0885171766">
                <text:p>1155.0885171766</text:p>
              </table:table-cell>
              <table:table-cell office:value-type="float" office:value="1168.44267416585">
                <text:p>1168.44267416585</text:p>
              </table:table-cell>
              <table:table-cell office:value-type="float" office:value="1176.69173229732">
                <text:p>1176.69173229732</text:p>
              </table:table-cell>
              <table:table-cell office:value-type="float" office:value="1168.6186320255">
                <text:p>1168.61863202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746">
                <text:p>7746</text:p>
              </table:table-cell>
              <table:table-cell office:value-type="float" office:value="1176.86069687269">
                <text:p>1176.86069687269</text:p>
              </table:table-cell>
              <table:table-cell office:value-type="float" office:value="1177.66076894835">
                <text:p>1177.66076894835</text:p>
              </table:table-cell>
              <table:table-cell office:value-type="float" office:value="1170.69872758763">
                <text:p>1170.69872758763</text:p>
              </table:table-cell>
              <table:table-cell office:value-type="float" office:value="1155.09782573974">
                <text:p>1155.09782573974</text:p>
              </table:table-cell>
              <table:table-cell office:value-type="float" office:value="1168.44210693656">
                <text:p>1168.44210693656</text:p>
              </table:table-cell>
              <table:table-cell office:value-type="float" office:value="1176.69078619996">
                <text:p>1176.69078619996</text:p>
              </table:table-cell>
              <table:table-cell office:value-type="float" office:value="1168.61767016792">
                <text:p>1168.6176701679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747">
                <text:p>7747</text:p>
              </table:table-cell>
              <table:table-cell office:value-type="float" office:value="1176.86359067316">
                <text:p>1176.86359067316</text:p>
              </table:table-cell>
              <table:table-cell office:value-type="float" office:value="1177.66048923351">
                <text:p>1177.66048923351</text:p>
              </table:table-cell>
              <table:table-cell office:value-type="float" office:value="1170.69793339958">
                <text:p>1170.69793339958</text:p>
              </table:table-cell>
              <table:table-cell office:value-type="float" office:value="1155.12523976609">
                <text:p>1155.12523976609</text:p>
              </table:table-cell>
              <table:table-cell office:value-type="float" office:value="1168.43991040632">
                <text:p>1168.43991040632</text:p>
              </table:table-cell>
              <table:table-cell office:value-type="float" office:value="1176.68915087688">
                <text:p>1176.68915087688</text:p>
              </table:table-cell>
              <table:table-cell office:value-type="float" office:value="1168.61949083275">
                <text:p>1168.619490832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748">
                <text:p>7748</text:p>
              </table:table-cell>
              <table:table-cell office:value-type="float" office:value="1176.86427710101">
                <text:p>1176.86427710101</text:p>
              </table:table-cell>
              <table:table-cell office:value-type="float" office:value="1177.66088332345">
                <text:p>1177.66088332345</text:p>
              </table:table-cell>
              <table:table-cell office:value-type="float" office:value="1170.69696059409">
                <text:p>1170.69696059409</text:p>
              </table:table-cell>
              <table:table-cell office:value-type="float" office:value="1155.13655721373">
                <text:p>1155.13655721373</text:p>
              </table:table-cell>
              <table:table-cell office:value-type="float" office:value="1168.43916002807">
                <text:p>1168.43916002807</text:p>
              </table:table-cell>
              <table:table-cell office:value-type="float" office:value="1176.68809621714">
                <text:p>1176.68809621714</text:p>
              </table:table-cell>
              <table:table-cell office:value-type="float" office:value="1168.61864629492">
                <text:p>1168.6186462949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749">
                <text:p>7749</text:p>
              </table:table-cell>
              <table:table-cell office:value-type="float" office:value="1176.86641630792">
                <text:p>1176.86641630792</text:p>
              </table:table-cell>
              <table:table-cell office:value-type="float" office:value="1177.66093760388">
                <text:p>1177.66093760388</text:p>
              </table:table-cell>
              <table:table-cell office:value-type="float" office:value="1170.69587715113">
                <text:p>1170.69587715113</text:p>
              </table:table-cell>
              <table:table-cell office:value-type="float" office:value="1155.15925630508">
                <text:p>1155.15925630508</text:p>
              </table:table-cell>
              <table:table-cell office:value-type="float" office:value="1168.43735154664">
                <text:p>1168.43735154664</text:p>
              </table:table-cell>
              <table:table-cell office:value-type="float" office:value="1176.6865281042">
                <text:p>1176.6865281042</text:p>
              </table:table-cell>
              <table:table-cell office:value-type="float" office:value="1168.61934787491">
                <text:p>1168.6193478749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750">
                <text:p>7750</text:p>
              </table:table-cell>
              <table:table-cell office:value-type="float" office:value="1176.86719670559">
                <text:p>1176.86719670559</text:p>
              </table:table-cell>
              <table:table-cell office:value-type="float" office:value="1177.66135906969">
                <text:p>1177.66135906969</text:p>
              </table:table-cell>
              <table:table-cell office:value-type="float" office:value="1170.69473478244">
                <text:p>1170.69473478244</text:p>
              </table:table-cell>
              <table:table-cell office:value-type="float" office:value="1155.17128674248">
                <text:p>1155.17128674248</text:p>
              </table:table-cell>
              <table:table-cell office:value-type="float" office:value="1168.43651946679">
                <text:p>1168.43651946679</text:p>
              </table:table-cell>
              <table:table-cell office:value-type="float" office:value="1176.68537432982">
                <text:p>1176.68537432982</text:p>
              </table:table-cell>
              <table:table-cell office:value-type="float" office:value="1168.61839872974">
                <text:p>1168.6183987297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751">
                <text:p>7751</text:p>
              </table:table-cell>
              <table:table-cell office:value-type="float" office:value="1176.92135979569">
                <text:p>1176.92135979569</text:p>
              </table:table-cell>
              <table:table-cell office:value-type="float" office:value="1177.63481018741">
                <text:p>1177.63481018741</text:p>
              </table:table-cell>
              <table:table-cell office:value-type="float" office:value="1170.70121418231">
                <text:p>1170.70121418231</text:p>
              </table:table-cell>
              <table:table-cell office:value-type="float" office:value="1155.45235821138">
                <text:p>1155.45235821138</text:p>
              </table:table-cell>
              <table:table-cell office:value-type="float" office:value="1168.41177652332">
                <text:p>1168.41177652332</text:p>
              </table:table-cell>
              <table:table-cell office:value-type="float" office:value="1176.6726388809">
                <text:p>1176.6726388809</text:p>
              </table:table-cell>
              <table:table-cell office:value-type="float" office:value="1168.67996847977">
                <text:p>1168.6799684797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752">
                <text:p>7752</text:p>
              </table:table-cell>
              <table:table-cell office:value-type="float" office:value="1176.91888443273">
                <text:p>1176.91888443273</text:p>
              </table:table-cell>
              <table:table-cell office:value-type="float" office:value="1177.63677930829">
                <text:p>1177.63677930829</text:p>
              </table:table-cell>
              <table:table-cell office:value-type="float" office:value="1170.69971063056">
                <text:p>1170.69971063056</text:p>
              </table:table-cell>
              <table:table-cell office:value-type="float" office:value="1155.44616151021">
                <text:p>1155.44616151021</text:p>
              </table:table-cell>
              <table:table-cell office:value-type="float" office:value="1168.41251853315">
                <text:p>1168.41251853315</text:p>
              </table:table-cell>
              <table:table-cell office:value-type="float" office:value="1176.672042659">
                <text:p>1176.672042659</text:p>
              </table:table-cell>
              <table:table-cell office:value-type="float" office:value="1168.67461151425">
                <text:p>1168.6746115142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753">
                <text:p>7753</text:p>
              </table:table-cell>
              <table:table-cell office:value-type="float" office:value="1176.92523179867">
                <text:p>1176.92523179867</text:p>
              </table:table-cell>
              <table:table-cell office:value-type="float" office:value="1177.63502226747">
                <text:p>1177.63502226747</text:p>
              </table:table-cell>
              <table:table-cell office:value-type="float" office:value="1170.69829238507">
                <text:p>1170.69829238507</text:p>
              </table:table-cell>
              <table:table-cell office:value-type="float" office:value="1155.49058645711">
                <text:p>1155.49058645711</text:p>
              </table:table-cell>
              <table:table-cell office:value-type="float" office:value="1168.40867192038">
                <text:p>1168.40867192038</text:p>
              </table:table-cell>
              <table:table-cell office:value-type="float" office:value="1176.66957152231">
                <text:p>1176.66957152231</text:p>
              </table:table-cell>
              <table:table-cell office:value-type="float" office:value="1168.68037561355">
                <text:p>1168.6803756135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754">
                <text:p>7754</text:p>
              </table:table-cell>
              <table:table-cell office:value-type="float" office:value="1176.92498755003">
                <text:p>1176.92498755003</text:p>
              </table:table-cell>
              <table:table-cell office:value-type="float" office:value="1177.63599767648">
                <text:p>1177.63599767648</text:p>
              </table:table-cell>
              <table:table-cell office:value-type="float" office:value="1170.69691651814">
                <text:p>1170.69691651814</text:p>
              </table:table-cell>
              <table:table-cell office:value-type="float" office:value="1155.49520960546">
                <text:p>1155.49520960546</text:p>
              </table:table-cell>
              <table:table-cell office:value-type="float" office:value="1168.40844970217">
                <text:p>1168.40844970217</text:p>
              </table:table-cell>
              <table:table-cell office:value-type="float" office:value="1176.66853920812">
                <text:p>1176.66853920812</text:p>
              </table:table-cell>
              <table:table-cell office:value-type="float" office:value="1168.67750052759">
                <text:p>1168.6775005275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755">
                <text:p>7755</text:p>
              </table:table-cell>
              <table:table-cell office:value-type="float" office:value="1176.92918616729">
                <text:p>1176.92918616729</text:p>
              </table:table-cell>
              <table:table-cell office:value-type="float" office:value="1177.63529927595">
                <text:p>1177.63529927595</text:p>
              </table:table-cell>
              <table:table-cell office:value-type="float" office:value="1170.69500425023">
                <text:p>1170.69500425023</text:p>
              </table:table-cell>
              <table:table-cell office:value-type="float" office:value="1155.52819499901">
                <text:p>1155.52819499901</text:p>
              </table:table-cell>
              <table:table-cell office:value-type="float" office:value="1168.4055686744">
                <text:p>1168.4055686744</text:p>
              </table:table-cell>
              <table:table-cell office:value-type="float" office:value="1176.66638009765">
                <text:p>1176.66638009765</text:p>
              </table:table-cell>
              <table:table-cell office:value-type="float" office:value="1168.68047776107">
                <text:p>1168.6804777610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756">
                <text:p>7756</text:p>
              </table:table-cell>
              <table:table-cell office:value-type="float" office:value="1176.92971312374">
                <text:p>1176.92971312374</text:p>
              </table:table-cell>
              <table:table-cell office:value-type="float" office:value="1177.63598942115">
                <text:p>1177.63598942115</text:p>
              </table:table-cell>
              <table:table-cell office:value-type="float" office:value="1170.69345668324">
                <text:p>1170.69345668324</text:p>
              </table:table-cell>
              <table:table-cell office:value-type="float" office:value="1155.53696039408">
                <text:p>1155.53696039408</text:p>
              </table:table-cell>
              <table:table-cell office:value-type="float" office:value="1168.40495475222">
                <text:p>1168.40495475222</text:p>
              </table:table-cell>
              <table:table-cell office:value-type="float" office:value="1176.66517139223">
                <text:p>1176.66517139223</text:p>
              </table:table-cell>
              <table:table-cell office:value-type="float" office:value="1168.67849086373">
                <text:p>1168.6784908637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757">
                <text:p>7757</text:p>
              </table:table-cell>
              <table:table-cell office:value-type="float" office:value="1176.93275342104">
                <text:p>1176.93275342104</text:p>
              </table:table-cell>
              <table:table-cell office:value-type="float" office:value="1177.63585793173">
                <text:p>1177.63585793173</text:p>
              </table:table-cell>
              <table:table-cell office:value-type="float" office:value="1170.69128759093">
                <text:p>1170.69128759093</text:p>
              </table:table-cell>
              <table:table-cell office:value-type="float" office:value="1155.56311700513">
                <text:p>1155.56311700513</text:p>
              </table:table-cell>
              <table:table-cell office:value-type="float" office:value="1168.40265737166">
                <text:p>1168.40265737166</text:p>
              </table:table-cell>
              <table:table-cell office:value-type="float" office:value="1176.66316008002">
                <text:p>1176.66316008002</text:p>
              </table:table-cell>
              <table:table-cell office:value-type="float" office:value="1168.67979850166">
                <text:p>1168.6797985016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758">
                <text:p>7758</text:p>
              </table:table-cell>
              <table:table-cell office:value-type="float" office:value="1176.93358567505">
                <text:p>1176.93358567505</text:p>
              </table:table-cell>
              <table:table-cell office:value-type="float" office:value="1177.63646297073">
                <text:p>1177.63646297073</text:p>
              </table:table-cell>
              <table:table-cell office:value-type="float" office:value="1170.68952469977">
                <text:p>1170.68952469977</text:p>
              </table:table-cell>
              <table:table-cell office:value-type="float" office:value="1155.57376485825">
                <text:p>1155.57376485825</text:p>
              </table:table-cell>
              <table:table-cell office:value-type="float" office:value="1168.40185314666">
                <text:p>1168.40185314666</text:p>
              </table:table-cell>
              <table:table-cell office:value-type="float" office:value="1176.66184242902">
                <text:p>1176.66184242902</text:p>
              </table:table-cell>
              <table:table-cell office:value-type="float" office:value="1168.67807126056">
                <text:p>1168.6780712605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759">
                <text:p>7759</text:p>
              </table:table-cell>
              <table:table-cell office:value-type="float" office:value="1176.93589611112">
                <text:p>1176.93589611112</text:p>
              </table:table-cell>
              <table:table-cell office:value-type="float" office:value="1177.63669675761">
                <text:p>1177.63669675761</text:p>
              </table:table-cell>
              <table:table-cell office:value-type="float" office:value="1170.6871943318">
                <text:p>1170.6871943318</text:p>
              </table:table-cell>
              <table:table-cell office:value-type="float" office:value="1155.59551718336">
                <text:p>1155.59551718336</text:p>
              </table:table-cell>
              <table:table-cell office:value-type="float" office:value="1168.39996249051">
                <text:p>1168.39996249051</text:p>
              </table:table-cell>
              <table:table-cell office:value-type="float" office:value="1176.65992380182">
                <text:p>1176.65992380182</text:p>
              </table:table-cell>
              <table:table-cell office:value-type="float" office:value="1168.67815752384">
                <text:p>1168.6781575238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760">
                <text:p>7760</text:p>
              </table:table-cell>
              <table:table-cell office:value-type="float" office:value="1176.93683813124">
                <text:p>1176.93683813124</text:p>
              </table:table-cell>
              <table:table-cell office:value-type="float" office:value="1177.63731545786">
                <text:p>1177.63731545786</text:p>
              </table:table-cell>
              <table:table-cell office:value-type="float" office:value="1170.68522022831">
                <text:p>1170.68522022831</text:p>
              </table:table-cell>
              <table:table-cell office:value-type="float" office:value="1155.60692916391">
                <text:p>1155.60692916391</text:p>
              </table:table-cell>
              <table:table-cell office:value-type="float" office:value="1168.39907229085">
                <text:p>1168.39907229085</text:p>
              </table:table-cell>
              <table:table-cell office:value-type="float" office:value="1176.65851643351">
                <text:p>1176.65851643351</text:p>
              </table:table-cell>
              <table:table-cell office:value-type="float" office:value="1168.67634164476">
                <text:p>1168.6763416447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761">
                <text:p>7761</text:p>
              </table:table-cell>
              <table:table-cell office:value-type="float" office:value="1176.98990184817">
                <text:p>1176.98990184817</text:p>
              </table:table-cell>
              <table:table-cell office:value-type="float" office:value="1177.61464388952">
                <text:p>1177.61464388952</text:p>
              </table:table-cell>
              <table:table-cell office:value-type="float" office:value="1170.68369532199">
                <text:p>1170.68369532199</text:p>
              </table:table-cell>
              <table:table-cell office:value-type="float" office:value="1155.88048003127">
                <text:p>1155.88048003127</text:p>
              </table:table-cell>
              <table:table-cell office:value-type="float" office:value="1168.37549153301">
                <text:p>1168.37549153301</text:p>
              </table:table-cell>
              <table:table-cell office:value-type="float" office:value="1176.6502518705">
                <text:p>1176.6502518705</text:p>
              </table:table-cell>
              <table:table-cell office:value-type="float" office:value="1168.74088297732">
                <text:p>1168.7408829773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762">
                <text:p>7762</text:p>
              </table:table-cell>
              <table:table-cell office:value-type="float" office:value="1176.9876766909">
                <text:p>1176.9876766909</text:p>
              </table:table-cell>
              <table:table-cell office:value-type="float" office:value="1177.61686490529">
                <text:p>1177.61686490529</text:p>
              </table:table-cell>
              <table:table-cell office:value-type="float" office:value="1170.68189994132">
                <text:p>1170.68189994132</text:p>
              </table:table-cell>
              <table:table-cell office:value-type="float" office:value="1155.87434928784">
                <text:p>1155.87434928784</text:p>
              </table:table-cell>
              <table:table-cell office:value-type="float" office:value="1168.37624209691">
                <text:p>1168.37624209691</text:p>
              </table:table-cell>
              <table:table-cell office:value-type="float" office:value="1176.64935546097">
                <text:p>1176.64935546097</text:p>
              </table:table-cell>
              <table:table-cell office:value-type="float" office:value="1168.73431010721">
                <text:p>1168.7343101072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763">
                <text:p>7763</text:p>
              </table:table-cell>
              <table:table-cell office:value-type="float" office:value="1176.99413041559">
                <text:p>1176.99413041559</text:p>
              </table:table-cell>
              <table:table-cell office:value-type="float" office:value="1177.61520255617">
                <text:p>1177.61520255617</text:p>
              </table:table-cell>
              <table:table-cell office:value-type="float" office:value="1170.67839523481">
                <text:p>1170.67839523481</text:p>
              </table:table-cell>
              <table:table-cell office:value-type="float" office:value="1155.91669562112">
                <text:p>1155.91669562112</text:p>
              </table:table-cell>
              <table:table-cell office:value-type="float" office:value="1168.37223827817">
                <text:p>1168.37223827817</text:p>
              </table:table-cell>
              <table:table-cell office:value-type="float" office:value="1176.64662244903">
                <text:p>1176.64662244903</text:p>
              </table:table-cell>
              <table:table-cell office:value-type="float" office:value="1168.73975871231">
                <text:p>1168.7397587123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764">
                <text:p>7764</text:p>
              </table:table-cell>
              <table:table-cell office:value-type="float" office:value="1176.99409075715">
                <text:p>1176.99409075715</text:p>
              </table:table-cell>
              <table:table-cell office:value-type="float" office:value="1177.61643901408">
                <text:p>1177.61643901408</text:p>
              </table:table-cell>
              <table:table-cell office:value-type="float" office:value="1170.67627741868">
                <text:p>1170.67627741868</text:p>
              </table:table-cell>
              <table:table-cell office:value-type="float" office:value="1155.92093413014">
                <text:p>1155.92093413014</text:p>
              </table:table-cell>
              <table:table-cell office:value-type="float" office:value="1168.37198940915">
                <text:p>1168.37198940915</text:p>
              </table:table-cell>
              <table:table-cell office:value-type="float" office:value="1176.64540051264">
                <text:p>1176.64540051264</text:p>
              </table:table-cell>
              <table:table-cell office:value-type="float" office:value="1168.73587799264">
                <text:p>1168.7358779926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765">
                <text:p>7765</text:p>
              </table:table-cell>
              <table:table-cell office:value-type="float" office:value="1176.99846539144">
                <text:p>1176.99846539144</text:p>
              </table:table-cell>
              <table:table-cell office:value-type="float" office:value="1177.61586135782">
                <text:p>1177.61586135782</text:p>
              </table:table-cell>
              <table:table-cell office:value-type="float" office:value="1170.67264312816">
                <text:p>1170.67264312816</text:p>
              </table:table-cell>
              <table:table-cell office:value-type="float" office:value="1155.95225538035">
                <text:p>1155.95225538035</text:p>
              </table:table-cell>
              <table:table-cell office:value-type="float" office:value="1168.36897626887">
                <text:p>1168.36897626887</text:p>
              </table:table-cell>
              <table:table-cell office:value-type="float" office:value="1176.64298064424">
                <text:p>1176.64298064424</text:p>
              </table:table-cell>
              <table:table-cell office:value-type="float" office:value="1168.73821544258">
                <text:p>1168.7382154425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766">
                <text:p>7766</text:p>
              </table:table-cell>
              <table:table-cell office:value-type="float" office:value="1176.99919069066">
                <text:p>1176.99919069066</text:p>
              </table:table-cell>
              <table:table-cell office:value-type="float" office:value="1177.61674612432">
                <text:p>1177.61674612432</text:p>
              </table:table-cell>
              <table:table-cell office:value-type="float" office:value="1170.67017266588">
                <text:p>1170.67017266588</text:p>
              </table:table-cell>
              <table:table-cell office:value-type="float" office:value="1155.96041795904">
                <text:p>1155.96041795904</text:p>
              </table:table-cell>
              <table:table-cell office:value-type="float" office:value="1168.36831049315">
                <text:p>1168.36831049315</text:p>
              </table:table-cell>
              <table:table-cell office:value-type="float" office:value="1176.64158452585">
                <text:p>1176.64158452585</text:p>
              </table:table-cell>
              <table:table-cell office:value-type="float" office:value="1168.73524517708">
                <text:p>1168.7352451770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767">
                <text:p>7767</text:p>
              </table:table-cell>
              <table:table-cell office:value-type="float" office:value="1177.00243897262">
                <text:p>1177.00243897262</text:p>
              </table:table-cell>
              <table:table-cell office:value-type="float" office:value="1177.61674263736">
                <text:p>1177.61674263736</text:p>
              </table:table-cell>
              <table:table-cell office:value-type="float" office:value="1170.66649608742">
                <text:p>1170.66649608742</text:p>
              </table:table-cell>
              <table:table-cell office:value-type="float" office:value="1155.9851843613">
                <text:p>1155.9851843613</text:p>
              </table:table-cell>
              <table:table-cell office:value-type="float" office:value="1168.36590254607">
                <text:p>1168.36590254607</text:p>
              </table:table-cell>
              <table:table-cell office:value-type="float" office:value="1176.63932256392">
                <text:p>1176.63932256392</text:p>
              </table:table-cell>
              <table:table-cell office:value-type="float" office:value="1168.73569718162">
                <text:p>1168.7356971816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768">
                <text:p>7768</text:p>
              </table:table-cell>
              <table:table-cell office:value-type="float" office:value="1177.00346985677">
                <text:p>1177.00346985677</text:p>
              </table:table-cell>
              <table:table-cell office:value-type="float" office:value="1177.61753950418">
                <text:p>1177.61753950418</text:p>
              </table:table-cell>
              <table:table-cell office:value-type="float" office:value="1170.6637174868">
                <text:p>1170.6637174868</text:p>
              </table:table-cell>
              <table:table-cell office:value-type="float" office:value="1155.99509511918">
                <text:p>1155.99509511918</text:p>
              </table:table-cell>
              <table:table-cell office:value-type="float" office:value="1168.36503869923">
                <text:p>1168.36503869923</text:p>
              </table:table-cell>
              <table:table-cell office:value-type="float" office:value="1176.637821861">
                <text:p>1176.637821861</text:p>
              </table:table-cell>
              <table:table-cell office:value-type="float" office:value="1168.73298512074">
                <text:p>1168.7329851207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769">
                <text:p>7769</text:p>
              </table:table-cell>
              <table:table-cell office:value-type="float" office:value="1177.00601059291">
                <text:p>1177.00601059291</text:p>
              </table:table-cell>
              <table:table-cell office:value-type="float" office:value="1177.61792179379">
                <text:p>1177.61792179379</text:p>
              </table:table-cell>
              <table:table-cell office:value-type="float" office:value="1170.66001322742">
                <text:p>1170.66001322742</text:p>
              </table:table-cell>
              <table:table-cell office:value-type="float" office:value="1156.01544318694">
                <text:p>1156.01544318694</text:p>
              </table:table-cell>
              <table:table-cell office:value-type="float" office:value="1168.36305711575">
                <text:p>1168.36305711575</text:p>
              </table:table-cell>
              <table:table-cell office:value-type="float" office:value="1176.63567560766">
                <text:p>1176.63567560766</text:p>
              </table:table-cell>
              <table:table-cell office:value-type="float" office:value="1168.73216687265">
                <text:p>1168.7321668726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770">
                <text:p>7770</text:p>
              </table:table-cell>
              <table:table-cell office:value-type="float" office:value="1177.00716041984">
                <text:p>1177.00716041984</text:p>
              </table:table-cell>
              <table:table-cell office:value-type="float" office:value="1177.61873964621">
                <text:p>1177.61873964621</text:p>
              </table:table-cell>
              <table:table-cell office:value-type="float" office:value="1170.65697487058">
                <text:p>1170.65697487058</text:p>
              </table:table-cell>
              <table:table-cell office:value-type="float" office:value="1156.02603435453">
                <text:p>1156.02603435453</text:p>
              </table:table-cell>
              <table:table-cell office:value-type="float" office:value="1168.36210179611">
                <text:p>1168.36210179611</text:p>
              </table:table-cell>
              <table:table-cell office:value-type="float" office:value="1176.63409082704">
                <text:p>1176.63409082704</text:p>
              </table:table-cell>
              <table:table-cell office:value-type="float" office:value="1168.72942202972">
                <text:p>1168.7294220297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771">
                <text:p>7771</text:p>
              </table:table-cell>
              <table:table-cell office:value-type="float" office:value="1177.06043167574">
                <text:p>1177.06043167574</text:p>
              </table:table-cell>
              <table:table-cell office:value-type="float" office:value="1177.58888527292">
                <text:p>1177.58888527292</text:p>
              </table:table-cell>
              <table:table-cell office:value-type="float" office:value="1170.64175617195">
                <text:p>1170.64175617195</text:p>
              </table:table-cell>
              <table:table-cell office:value-type="float" office:value="1156.28085118854">
                <text:p>1156.28085118854</text:p>
              </table:table-cell>
              <table:table-cell office:value-type="float" office:value="1168.33518438307">
                <text:p>1168.33518438307</text:p>
              </table:table-cell>
              <table:table-cell office:value-type="float" office:value="1176.62124928745">
                <text:p>1176.62124928745</text:p>
              </table:table-cell>
              <table:table-cell office:value-type="float" office:value="1168.80174454691">
                <text:p>1168.8017445469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772">
                <text:p>7772</text:p>
              </table:table-cell>
              <table:table-cell office:value-type="float" office:value="1177.05843464533">
                <text:p>1177.05843464533</text:p>
              </table:table-cell>
              <table:table-cell office:value-type="float" office:value="1177.59143933942">
                <text:p>1177.59143933942</text:p>
              </table:table-cell>
              <table:table-cell office:value-type="float" office:value="1170.63943036678">
                <text:p>1170.63943036678</text:p>
              </table:table-cell>
              <table:table-cell office:value-type="float" office:value="1156.2748171538">
                <text:p>1156.2748171538</text:p>
              </table:table-cell>
              <table:table-cell office:value-type="float" office:value="1168.33592616469">
                <text:p>1168.33592616469</text:p>
              </table:table-cell>
              <table:table-cell office:value-type="float" office:value="1176.62023675541">
                <text:p>1176.62023675541</text:p>
              </table:table-cell>
              <table:table-cell office:value-type="float" office:value="1168.79396977702">
                <text:p>1168.7939697770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773">
                <text:p>7773</text:p>
              </table:table-cell>
              <table:table-cell office:value-type="float" office:value="1177.06513080845">
                <text:p>1177.06513080845</text:p>
              </table:table-cell>
              <table:table-cell office:value-type="float" office:value="1177.58967641031">
                <text:p>1177.58967641031</text:p>
              </table:table-cell>
              <table:table-cell office:value-type="float" office:value="1170.63390509955">
                <text:p>1170.63390509955</text:p>
              </table:table-cell>
              <table:table-cell office:value-type="float" office:value="1156.31469023377">
                <text:p>1156.31469023377</text:p>
              </table:table-cell>
              <table:table-cell office:value-type="float" office:value="1168.33175604332">
                <text:p>1168.33175604332</text:p>
              </table:table-cell>
              <table:table-cell office:value-type="float" office:value="1176.61724372197">
                <text:p>1176.61724372197</text:p>
              </table:table-cell>
              <table:table-cell office:value-type="float" office:value="1168.79897851913">
                <text:p>1168.7989785191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774">
                <text:p>7774</text:p>
              </table:table-cell>
              <table:table-cell office:value-type="float" office:value="1177.06530540101">
                <text:p>1177.06530540101</text:p>
              </table:table-cell>
              <table:table-cell office:value-type="float" office:value="1177.59106577326">
                <text:p>1177.59106577326</text:p>
              </table:table-cell>
              <table:table-cell office:value-type="float" office:value="1170.6308214737">
                <text:p>1170.6308214737</text:p>
              </table:table-cell>
              <table:table-cell office:value-type="float" office:value="1156.31841728864">
                <text:p>1156.31841728864</text:p>
              </table:table-cell>
              <table:table-cell office:value-type="float" office:value="1168.33144945839">
                <text:p>1168.33144945839</text:p>
              </table:table-cell>
              <table:table-cell office:value-type="float" office:value="1176.61582175094">
                <text:p>1176.61582175094</text:p>
              </table:table-cell>
              <table:table-cell office:value-type="float" office:value="1168.79421266326">
                <text:p>1168.7942126632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775">
                <text:p>7775</text:p>
              </table:table-cell>
              <table:table-cell office:value-type="float" office:value="1177.06994911567">
                <text:p>1177.06994911567</text:p>
              </table:table-cell>
              <table:table-cell office:value-type="float" office:value="1177.59045662766">
                <text:p>1177.59045662766</text:p>
              </table:table-cell>
              <table:table-cell office:value-type="float" office:value="1170.6255935343">
                <text:p>1170.6255935343</text:p>
              </table:table-cell>
              <table:table-cell office:value-type="float" office:value="1156.34786642677">
                <text:p>1156.34786642677</text:p>
              </table:table-cell>
              <table:table-cell office:value-type="float" office:value="1168.32834695382">
                <text:p>1168.32834695382</text:p>
              </table:table-cell>
              <table:table-cell office:value-type="float" office:value="1176.61315504815">
                <text:p>1176.61315504815</text:p>
              </table:table-cell>
              <table:table-cell office:value-type="float" office:value="1168.79590933031">
                <text:p>1168.7959093303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776">
                <text:p>7776</text:p>
              </table:table-cell>
              <table:table-cell office:value-type="float" office:value="1177.07089477017">
                <text:p>1177.07089477017</text:p>
              </table:table-cell>
              <table:table-cell office:value-type="float" office:value="1177.59146815699">
                <text:p>1177.59146815699</text:p>
              </table:table-cell>
              <table:table-cell office:value-type="float" office:value="1170.6220515459">
                <text:p>1170.6220515459</text:p>
              </table:table-cell>
              <table:table-cell office:value-type="float" office:value="1156.35531924197">
                <text:p>1156.35531924197</text:p>
              </table:table-cell>
              <table:table-cell office:value-type="float" office:value="1168.32761683313">
                <text:p>1168.32761683313</text:p>
              </table:table-cell>
              <table:table-cell office:value-type="float" office:value="1176.61155875218">
                <text:p>1176.61155875218</text:p>
              </table:table-cell>
              <table:table-cell office:value-type="float" office:value="1168.79215826802">
                <text:p>1168.7921582680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777">
                <text:p>7777</text:p>
              </table:table-cell>
              <table:table-cell office:value-type="float" office:value="1177.07442425724">
                <text:p>1177.07442425724</text:p>
              </table:table-cell>
              <table:table-cell office:value-type="float" office:value="1177.59148159951">
                <text:p>1177.59148159951</text:p>
              </table:table-cell>
              <table:table-cell office:value-type="float" office:value="1170.61697508995">
                <text:p>1170.61697508995</text:p>
              </table:table-cell>
              <table:table-cell office:value-type="float" office:value="1156.37859370435">
                <text:p>1156.37859370435</text:p>
              </table:table-cell>
              <table:table-cell office:value-type="float" office:value="1168.32514086834">
                <text:p>1168.32514086834</text:p>
              </table:table-cell>
              <table:table-cell office:value-type="float" office:value="1176.60906465047">
                <text:p>1176.60906465047</text:p>
              </table:table-cell>
              <table:table-cell office:value-type="float" office:value="1168.79191922968">
                <text:p>1168.7919192296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778">
                <text:p>7778</text:p>
              </table:table-cell>
              <table:table-cell office:value-type="float" office:value="1177.07568975512">
                <text:p>1177.07568975512</text:p>
              </table:table-cell>
              <table:table-cell office:value-type="float" office:value="1177.59235604117">
                <text:p>1177.59235604117</text:p>
              </table:table-cell>
              <table:table-cell office:value-type="float" office:value="1170.61310877151">
                <text:p>1170.61310877151</text:p>
              </table:table-cell>
              <table:table-cell office:value-type="float" office:value="1156.38768229785">
                <text:p>1156.38768229785</text:p>
              </table:table-cell>
              <table:table-cell office:value-type="float" office:value="1168.32421012534">
                <text:p>1168.32421012534</text:p>
              </table:table-cell>
              <table:table-cell office:value-type="float" office:value="1176.60735921173">
                <text:p>1176.60735921173</text:p>
              </table:table-cell>
              <table:table-cell office:value-type="float" office:value="1168.78844883714">
                <text:p>1168.788448837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779">
                <text:p>7779</text:p>
              </table:table-cell>
              <table:table-cell office:value-type="float" office:value="1177.07851988722">
                <text:p>1177.07851988722</text:p>
              </table:table-cell>
              <table:table-cell office:value-type="float" office:value="1177.59275039663">
                <text:p>1177.59275039663</text:p>
              </table:table-cell>
              <table:table-cell office:value-type="float" office:value="1170.60811561314">
                <text:p>1170.60811561314</text:p>
              </table:table-cell>
              <table:table-cell office:value-type="float" office:value="1156.40675749235">
                <text:p>1156.40675749235</text:p>
              </table:table-cell>
              <table:table-cell office:value-type="float" office:value="1168.32216778203">
                <text:p>1168.32216778203</text:p>
              </table:table-cell>
              <table:table-cell office:value-type="float" office:value="1176.6049767138">
                <text:p>1176.6049767138</text:p>
              </table:table-cell>
              <table:table-cell office:value-type="float" office:value="1168.7868804064">
                <text:p>1168.786880406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780">
                <text:p>7780</text:p>
              </table:table-cell>
              <table:table-cell office:value-type="float" office:value="1177.07991785103">
                <text:p>1177.07991785103</text:p>
              </table:table-cell>
              <table:table-cell office:value-type="float" office:value="1177.59360816706">
                <text:p>1177.59360816706</text:p>
              </table:table-cell>
              <table:table-cell office:value-type="float" office:value="1170.60400534352">
                <text:p>1170.60400534352</text:p>
              </table:table-cell>
              <table:table-cell office:value-type="float" office:value="1156.4164903741">
                <text:p>1156.4164903741</text:p>
              </table:table-cell>
              <table:table-cell office:value-type="float" office:value="1168.32115055545">
                <text:p>1168.32115055545</text:p>
              </table:table-cell>
              <table:table-cell office:value-type="float" office:value="1176.60318316853">
                <text:p>1176.60318316853</text:p>
              </table:table-cell>
              <table:table-cell office:value-type="float" office:value="1168.78336069935">
                <text:p>1168.7833606993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781">
                <text:p>7781</text:p>
              </table:table-cell>
              <table:table-cell office:value-type="float" office:value="1177.13258643985">
                <text:p>1177.13258643985</text:p>
              </table:table-cell>
              <table:table-cell office:value-type="float" office:value="1177.5686708598">
                <text:p>1177.5686708598</text:p>
              </table:table-cell>
              <table:table-cell office:value-type="float" office:value="1170.58542429529">
                <text:p>1170.58542429529</text:p>
              </table:table-cell>
              <table:table-cell office:value-type="float" office:value="1156.66150779584">
                <text:p>1156.66150779584</text:p>
              </table:table-cell>
              <table:table-cell office:value-type="float" office:value="1168.29622778043">
                <text:p>1168.29622778043</text:p>
              </table:table-cell>
              <table:table-cell office:value-type="float" office:value="1176.59530043583">
                <text:p>1176.59530043583</text:p>
              </table:table-cell>
              <table:table-cell office:value-type="float" office:value="1168.85596776704">
                <text:p>1168.855967767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782">
                <text:p>7782</text:p>
              </table:table-cell>
              <table:table-cell office:value-type="float" office:value="1177.13086522438">
                <text:p>1177.13086522438</text:p>
              </table:table-cell>
              <table:table-cell office:value-type="float" office:value="1177.57123286642">
                <text:p>1177.57123286642</text:p>
              </table:table-cell>
              <table:table-cell office:value-type="float" office:value="1170.58224390706">
                <text:p>1170.58224390706</text:p>
              </table:table-cell>
              <table:table-cell office:value-type="float" office:value="1156.65532755749">
                <text:p>1156.65532755749</text:p>
              </table:table-cell>
              <table:table-cell office:value-type="float" office:value="1168.29689064747">
                <text:p>1168.29689064747</text:p>
              </table:table-cell>
              <table:table-cell office:value-type="float" office:value="1176.59403944284">
                <text:p>1176.59403944284</text:p>
              </table:table-cell>
              <table:table-cell office:value-type="float" office:value="1168.84721695953">
                <text:p>1168.8472169595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783">
                <text:p>7783</text:p>
              </table:table-cell>
              <table:table-cell office:value-type="float" office:value="1177.1378182983">
                <text:p>1177.1378182983</text:p>
              </table:table-cell>
              <table:table-cell office:value-type="float" office:value="1177.56951211342">
                <text:p>1177.56951211342</text:p>
              </table:table-cell>
              <table:table-cell office:value-type="float" office:value="1170.57528222969">
                <text:p>1170.57528222969</text:p>
              </table:table-cell>
              <table:table-cell office:value-type="float" office:value="1156.6928981118">
                <text:p>1156.6928981118</text:p>
              </table:table-cell>
              <table:table-cell office:value-type="float" office:value="1168.29272217464">
                <text:p>1168.29272217464</text:p>
              </table:table-cell>
              <table:table-cell office:value-type="float" office:value="1176.59090553938">
                <text:p>1176.59090553938</text:p>
              </table:table-cell>
              <table:table-cell office:value-type="float" office:value="1168.85158144962">
                <text:p>1168.8515814496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784">
                <text:p>7784</text:p>
              </table:table-cell>
              <table:table-cell office:value-type="float" office:value="1177.1382361007">
                <text:p>1177.1382361007</text:p>
              </table:table-cell>
              <table:table-cell office:value-type="float" office:value="1177.57095253201">
                <text:p>1177.57095253201</text:p>
              </table:table-cell>
              <table:table-cell office:value-type="float" office:value="1170.57124729012">
                <text:p>1170.57124729012</text:p>
              </table:table-cell>
              <table:table-cell office:value-type="float" office:value="1156.69601482969">
                <text:p>1156.69601482969</text:p>
              </table:table-cell>
              <table:table-cell office:value-type="float" office:value="1168.29234096708">
                <text:p>1168.29234096708</text:p>
              </table:table-cell>
              <table:table-cell office:value-type="float" office:value="1176.58929851936">
                <text:p>1176.58929851936</text:p>
              </table:table-cell>
              <table:table-cell office:value-type="float" office:value="1168.84592236172">
                <text:p>1168.8459223617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785">
                <text:p>7785</text:p>
              </table:table-cell>
              <table:table-cell office:value-type="float" office:value="1177.14316948427">
                <text:p>1177.14316948427</text:p>
              </table:table-cell>
              <table:table-cell office:value-type="float" office:value="1177.57038357843">
                <text:p>1177.57038357843</text:p>
              </table:table-cell>
              <table:table-cell office:value-type="float" office:value="1170.56479180568">
                <text:p>1170.56479180568</text:p>
              </table:table-cell>
              <table:table-cell office:value-type="float" office:value="1156.72360863547">
                <text:p>1156.72360863547</text:p>
              </table:table-cell>
              <table:table-cell office:value-type="float" office:value="1168.28921953227">
                <text:p>1168.28921953227</text:p>
              </table:table-cell>
              <table:table-cell office:value-type="float" office:value="1176.58642455004">
                <text:p>1176.58642455004</text:p>
              </table:table-cell>
              <table:table-cell office:value-type="float" office:value="1168.84679941347">
                <text:p>1168.8467994134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786">
                <text:p>7786</text:p>
              </table:table-cell>
              <table:table-cell office:value-type="float" office:value="1177.14435401747">
                <text:p>1177.14435401747</text:p>
              </table:table-cell>
              <table:table-cell office:value-type="float" office:value="1177.57144206222">
                <text:p>1177.57144206222</text:p>
              </table:table-cell>
              <table:table-cell office:value-type="float" office:value="1170.56030377612">
                <text:p>1170.56030377612</text:p>
              </table:table-cell>
              <table:table-cell office:value-type="float" office:value="1156.73027057445">
                <text:p>1156.73027057445</text:p>
              </table:table-cell>
              <table:table-cell office:value-type="float" office:value="1168.28841720554">
                <text:p>1168.28841720554</text:p>
              </table:table-cell>
              <table:table-cell office:value-type="float" office:value="1176.58463050403">
                <text:p>1176.58463050403</text:p>
              </table:table-cell>
              <table:table-cell office:value-type="float" office:value="1168.84214606988">
                <text:p>1168.8421460698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787">
                <text:p>7787</text:p>
              </table:table-cell>
              <table:table-cell office:value-type="float" office:value="1177.14817862009">
                <text:p>1177.14817862009</text:p>
              </table:table-cell>
              <table:table-cell office:value-type="float" office:value="1177.57150373083">
                <text:p>1177.57150373083</text:p>
              </table:table-cell>
              <table:table-cell office:value-type="float" office:value="1170.55413129816">
                <text:p>1170.55413129816</text:p>
              </table:table-cell>
              <table:table-cell office:value-type="float" office:value="1156.75196729954">
                <text:p>1156.75196729954</text:p>
              </table:table-cell>
              <table:table-cell office:value-type="float" office:value="1168.28592620476">
                <text:p>1168.28592620476</text:p>
              </table:table-cell>
              <table:table-cell office:value-type="float" office:value="1176.5819124071">
                <text:p>1176.5819124071</text:p>
              </table:table-cell>
              <table:table-cell office:value-type="float" office:value="1168.84097066824">
                <text:p>1168.840970668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788">
                <text:p>7788</text:p>
              </table:table-cell>
              <table:table-cell office:value-type="float" office:value="1177.14968665481">
                <text:p>1177.14968665481</text:p>
              </table:table-cell>
              <table:table-cell office:value-type="float" office:value="1177.57243256214">
                <text:p>1177.57243256214</text:p>
              </table:table-cell>
              <table:table-cell office:value-type="float" office:value="1170.54936475405">
                <text:p>1170.54936475405</text:p>
              </table:table-cell>
              <table:table-cell office:value-type="float" office:value="1156.76018736104">
                <text:p>1156.76018736104</text:p>
              </table:table-cell>
              <table:table-cell office:value-type="float" office:value="1168.28493271972">
                <text:p>1168.28493271972</text:p>
              </table:table-cell>
              <table:table-cell office:value-type="float" office:value="1176.57999678787">
                <text:p>1176.57999678787</text:p>
              </table:table-cell>
              <table:table-cell office:value-type="float" office:value="1168.83658685538">
                <text:p>1168.8365868553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789">
                <text:p>7789</text:p>
              </table:table-cell>
              <table:table-cell office:value-type="float" office:value="1177.1528029959">
                <text:p>1177.1528029959</text:p>
              </table:table-cell>
              <table:table-cell office:value-type="float" office:value="1177.57287267822">
                <text:p>1177.57287267822</text:p>
              </table:table-cell>
              <table:table-cell office:value-type="float" office:value="1170.54335527092">
                <text:p>1170.54335527092</text:p>
              </table:table-cell>
              <table:table-cell office:value-type="float" office:value="1156.77787389915">
                <text:p>1156.77787389915</text:p>
              </table:table-cell>
              <table:table-cell office:value-type="float" office:value="1168.28287346521">
                <text:p>1168.28287346521</text:p>
              </table:table-cell>
              <table:table-cell office:value-type="float" office:value="1176.57738604937">
                <text:p>1176.57738604937</text:p>
              </table:table-cell>
              <table:table-cell office:value-type="float" office:value="1168.83401607219">
                <text:p>1168.8340160721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790">
                <text:p>7790</text:p>
              </table:table-cell>
              <table:table-cell office:value-type="float" office:value="1177.15444795176">
                <text:p>1177.15444795176</text:p>
              </table:table-cell>
              <table:table-cell office:value-type="float" office:value="1177.57378108025">
                <text:p>1177.57378108025</text:p>
              </table:table-cell>
              <table:table-cell office:value-type="float" office:value="1170.5383949895">
                <text:p>1170.5383949895</text:p>
              </table:table-cell>
              <table:table-cell office:value-type="float" office:value="1156.78671355567">
                <text:p>1156.78671355567</text:p>
              </table:table-cell>
              <table:table-cell office:value-type="float" office:value="1168.2818003706">
                <text:p>1168.2818003706</text:p>
              </table:table-cell>
              <table:table-cell office:value-type="float" office:value="1176.57537100695">
                <text:p>1176.57537100695</text:p>
              </table:table-cell>
              <table:table-cell office:value-type="float" office:value="1168.82960288211">
                <text:p>1168.8296028821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791">
                <text:p>7791</text:p>
              </table:table-cell>
              <table:table-cell office:value-type="float" office:value="1177.20777001433">
                <text:p>1177.20777001433</text:p>
              </table:table-cell>
              <table:table-cell office:value-type="float" office:value="1177.54348715577">
                <text:p>1177.54348715577</text:p>
              </table:table-cell>
              <table:table-cell office:value-type="float" office:value="1170.51364245216">
                <text:p>1170.51364245216</text:p>
              </table:table-cell>
              <table:table-cell office:value-type="float" office:value="1157.01653109785">
                <text:p>1157.01653109785</text:p>
              </table:table-cell>
              <table:table-cell office:value-type="float" office:value="1168.25523081349">
                <text:p>1168.25523081349</text:p>
              </table:table-cell>
              <table:table-cell office:value-type="float" office:value="1176.56215386146">
                <text:p>1176.56215386146</text:p>
              </table:table-cell>
              <table:table-cell office:value-type="float" office:value="1168.90727563603">
                <text:p>1168.9072756360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792">
                <text:p>7792</text:p>
              </table:table-cell>
              <table:table-cell office:value-type="float" office:value="1177.20627610084">
                <text:p>1177.20627610084</text:p>
              </table:table-cell>
              <table:table-cell office:value-type="float" office:value="1177.54616589229">
                <text:p>1177.54616589229</text:p>
              </table:table-cell>
              <table:table-cell office:value-type="float" office:value="1170.50977508168">
                <text:p>1170.50977508168</text:p>
              </table:table-cell>
              <table:table-cell office:value-type="float" office:value="1157.01021174093">
                <text:p>1157.01021174093</text:p>
              </table:table-cell>
              <table:table-cell office:value-type="float" office:value="1168.25578443303">
                <text:p>1168.25578443303</text:p>
              </table:table-cell>
              <table:table-cell office:value-type="float" office:value="1176.56072826335">
                <text:p>1176.56072826335</text:p>
              </table:table-cell>
              <table:table-cell office:value-type="float" office:value="1168.89750140552">
                <text:p>1168.8975014055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793">
                <text:p>7793</text:p>
              </table:table-cell>
              <table:table-cell office:value-type="float" office:value="1177.21354099455">
                <text:p>1177.21354099455</text:p>
              </table:table-cell>
              <table:table-cell office:value-type="float" office:value="1177.54450015599">
                <text:p>1177.54450015599</text:p>
              </table:table-cell>
              <table:table-cell office:value-type="float" office:value="1170.50190198056">
                <text:p>1170.50190198056</text:p>
              </table:table-cell>
              <table:table-cell office:value-type="float" office:value="1157.04560010281">
                <text:p>1157.04560010281</text:p>
              </table:table-cell>
              <table:table-cell office:value-type="float" office:value="1168.25168926712">
                <text:p>1168.25168926712</text:p>
              </table:table-cell>
              <table:table-cell office:value-type="float" office:value="1176.55712052656">
                <text:p>1176.55712052656</text:p>
              </table:table-cell>
              <table:table-cell office:value-type="float" office:value="1168.90115379111">
                <text:p>1168.9011537911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794">
                <text:p>7794</text:p>
              </table:table-cell>
              <table:table-cell office:value-type="float" office:value="1177.21417926453">
                <text:p>1177.21417926453</text:p>
              </table:table-cell>
              <table:table-cell office:value-type="float" office:value="1177.54598309146">
                <text:p>1177.54598309146</text:p>
              </table:table-cell>
              <table:table-cell office:value-type="float" office:value="1170.4971660993">
                <text:p>1170.4971660993</text:p>
              </table:table-cell>
              <table:table-cell office:value-type="float" office:value="1157.04806925758">
                <text:p>1157.04806925758</text:p>
              </table:table-cell>
              <table:table-cell office:value-type="float" office:value="1168.25121359217">
                <text:p>1168.25121359217</text:p>
              </table:table-cell>
              <table:table-cell office:value-type="float" office:value="1176.55524734417">
                <text:p>1176.55524734417</text:p>
              </table:table-cell>
              <table:table-cell office:value-type="float" office:value="1168.89466945527">
                <text:p>1168.8946694552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795">
                <text:p>7795</text:p>
              </table:table-cell>
              <table:table-cell office:value-type="float" office:value="1177.21938622188">
                <text:p>1177.21938622188</text:p>
              </table:table-cell>
              <table:table-cell office:value-type="float" office:value="1177.54547709715">
                <text:p>1177.54547709715</text:p>
              </table:table-cell>
              <table:table-cell office:value-type="float" office:value="1170.48996299205">
                <text:p>1170.48996299205</text:p>
              </table:table-cell>
              <table:table-cell office:value-type="float" office:value="1157.07399716552">
                <text:p>1157.07399716552</text:p>
              </table:table-cell>
              <table:table-cell office:value-type="float" office:value="1168.24816906623">
                <text:p>1168.24816906623</text:p>
              </table:table-cell>
              <table:table-cell office:value-type="float" office:value="1176.55200119545">
                <text:p>1176.55200119545</text:p>
              </table:table-cell>
              <table:table-cell office:value-type="float" office:value="1168.89475964266">
                <text:p>1168.8947596426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796">
                <text:p>7796</text:p>
              </table:table-cell>
              <table:table-cell office:value-type="float" office:value="1177.22079468184">
                <text:p>1177.22079468184</text:p>
              </table:table-cell>
              <table:table-cell office:value-type="float" office:value="1177.54657143141">
                <text:p>1177.54657143141</text:p>
              </table:table-cell>
              <table:table-cell office:value-type="float" office:value="1170.48485328522">
                <text:p>1170.48485328522</text:p>
              </table:table-cell>
              <table:table-cell office:value-type="float" office:value="1157.07987423327">
                <text:p>1157.07987423327</text:p>
              </table:table-cell>
              <table:table-cell office:value-type="float" office:value="1168.24730355832">
                <text:p>1168.24730355832</text:p>
              </table:table-cell>
              <table:table-cell office:value-type="float" office:value="1176.54991050269">
                <text:p>1176.54991050269</text:p>
              </table:table-cell>
              <table:table-cell office:value-type="float" office:value="1168.88935302392">
                <text:p>1168.8893530239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797">
                <text:p>7797</text:p>
              </table:table-cell>
              <table:table-cell office:value-type="float" office:value="1177.22489334697">
                <text:p>1177.22489334697</text:p>
              </table:table-cell>
              <table:table-cell office:value-type="float" office:value="1177.54669299138">
                <text:p>1177.54669299138</text:p>
              </table:table-cell>
              <table:table-cell office:value-type="float" office:value="1170.4780187457">
                <text:p>1170.4780187457</text:p>
              </table:table-cell>
              <table:table-cell office:value-type="float" office:value="1157.10014540876">
                <text:p>1157.10014540876</text:p>
              </table:table-cell>
              <table:table-cell office:value-type="float" office:value="1168.24487132723">
                <text:p>1168.24487132723</text:p>
              </table:table-cell>
              <table:table-cell office:value-type="float" office:value="1176.54682656023">
                <text:p>1176.54682656023</text:p>
              </table:table-cell>
              <table:table-cell office:value-type="float" office:value="1168.88741967719">
                <text:p>1168.8874196771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798">
                <text:p>7798</text:p>
              </table:table-cell>
              <table:table-cell office:value-type="float" office:value="1177.22664231956">
                <text:p>1177.22664231956</text:p>
              </table:table-cell>
              <table:table-cell office:value-type="float" office:value="1177.54764998741">
                <text:p>1177.54764998741</text:p>
              </table:table-cell>
              <table:table-cell office:value-type="float" office:value="1170.47270359121">
                <text:p>1170.47270359121</text:p>
              </table:table-cell>
              <table:table-cell office:value-type="float" office:value="1157.10751290229">
                <text:p>1157.10751290229</text:p>
              </table:table-cell>
              <table:table-cell office:value-type="float" office:value="1168.24383267795">
                <text:p>1168.24383267795</text:p>
              </table:table-cell>
              <table:table-cell office:value-type="float" office:value="1176.54458707465">
                <text:p>1176.54458707465</text:p>
              </table:table-cell>
              <table:table-cell office:value-type="float" office:value="1168.88232804715">
                <text:p>1168.8823280471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799">
                <text:p>7799</text:p>
              </table:table-cell>
              <table:table-cell office:value-type="float" office:value="1177.23004642867">
                <text:p>1177.23004642867</text:p>
              </table:table-cell>
              <table:table-cell office:value-type="float" office:value="1177.54815134379">
                <text:p>1177.54815134379</text:p>
              </table:table-cell>
              <table:table-cell office:value-type="float" office:value="1170.46611708588">
                <text:p>1170.46611708588</text:p>
              </table:table-cell>
              <table:table-cell office:value-type="float" office:value="1157.12392401263">
                <text:p>1157.12392401263</text:p>
              </table:table-cell>
              <table:table-cell office:value-type="float" office:value="1168.24181834929">
                <text:p>1168.24181834929</text:p>
              </table:table-cell>
              <table:table-cell office:value-type="float" office:value="1176.54160476446">
                <text:p>1176.54160476446</text:p>
              </table:table-cell>
              <table:table-cell office:value-type="float" office:value="1168.87908865228">
                <text:p>1168.8790886522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800">
                <text:p>7800</text:p>
              </table:table-cell>
              <table:table-cell office:value-type="float" office:value="1177.23194927618">
                <text:p>1177.23194927618</text:p>
              </table:table-cell>
              <table:table-cell office:value-type="float" office:value="1177.54909062536">
                <text:p>1177.54909062536</text:p>
              </table:table-cell>
              <table:table-cell office:value-type="float" office:value="1170.46068570857">
                <text:p>1170.46068570857</text:p>
              </table:table-cell>
              <table:table-cell office:value-type="float" office:value="1157.13187902458">
                <text:p>1157.13187902458</text:p>
              </table:table-cell>
              <table:table-cell office:value-type="float" office:value="1168.24070843342">
                <text:p>1168.24070843342</text:p>
              </table:table-cell>
              <table:table-cell office:value-type="float" office:value="1176.53925386503">
                <text:p>1176.53925386503</text:p>
              </table:table-cell>
              <table:table-cell office:value-type="float" office:value="1168.87399837381">
                <text:p>1168.8739983738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801">
                <text:p>7801</text:p>
              </table:table-cell>
              <table:table-cell office:value-type="float" office:value="1177.28491639164">
                <text:p>1177.28491639164</text:p>
              </table:table-cell>
              <table:table-cell office:value-type="float" office:value="1177.52513850241">
                <text:p>1177.52513850241</text:p>
              </table:table-cell>
              <table:table-cell office:value-type="float" office:value="1170.43934717441">
                <text:p>1170.43934717441</text:p>
              </table:table-cell>
              <table:table-cell office:value-type="float" office:value="1157.35781809388">
                <text:p>1157.35781809388</text:p>
              </table:table-cell>
              <table:table-cell office:value-type="float" office:value="1168.21799780821">
                <text:p>1168.21799780821</text:p>
              </table:table-cell>
              <table:table-cell office:value-type="float" office:value="1176.52940681381">
                <text:p>1176.52940681381</text:p>
              </table:table-cell>
              <table:table-cell office:value-type="float" office:value="1168.94925986476">
                <text:p>1168.949259864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